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6cm"/>
    </style:style>
    <style:style style:name="co2" style:family="table-column">
      <style:table-column-properties fo:break-before="auto" style:column-width="2.976cm"/>
    </style:style>
    <style:style style:name="co3" style:family="table-column">
      <style:table-column-properties fo:break-before="auto" style:column-width="2.42cm"/>
    </style:style>
    <style:style style:name="co4" style:family="table-column">
      <style:table-column-properties fo:break-before="auto" style:column-width="6.251cm"/>
    </style:style>
    <style:style style:name="co5" style:family="table-column">
      <style:table-column-properties fo:break-before="auto" style:column-width="1.482cm"/>
    </style:style>
    <style:style style:name="co6" style:family="table-column">
      <style:table-column-properties fo:break-before="auto" style:column-width="1.935cm"/>
    </style:style>
    <style:style style:name="co7" style:family="table-column">
      <style:table-column-properties fo:break-before="auto" style:column-width="1.603cm"/>
    </style:style>
    <style:style style:name="co8" style:family="table-column">
      <style:table-column-properties fo:break-before="auto" style:column-width="2.676cm"/>
    </style:style>
    <style:style style:name="co9" style:family="table-column">
      <style:table-column-properties fo:break-before="auto" style:column-width="0.877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2.955cm"/>
    </style:style>
    <style:style style:name="co12" style:family="table-column">
      <style:table-column-properties fo:break-before="auto" style:column-width="2.826cm"/>
    </style:style>
    <style:style style:name="co13" style:family="table-column">
      <style:table-column-properties fo:break-before="auto" style:column-width="2.729cm"/>
    </style:style>
    <style:style style:name="co14" style:family="table-column">
      <style:table-column-properties fo:break-before="auto" style:column-width="2.473cm"/>
    </style:style>
    <style:style style:name="co15" style:family="table-column">
      <style:table-column-properties fo:break-before="auto" style:column-width="1.64cm"/>
    </style:style>
    <style:style style:name="co16" style:family="table-column">
      <style:table-column-properties fo:break-before="auto" style:column-width="2.312cm"/>
    </style:style>
    <style:style style:name="co17" style:family="table-column">
      <style:table-column-properties fo:break-before="auto" style:column-width="2.602cm"/>
    </style:style>
    <style:style style:name="co18" style:family="table-column">
      <style:table-column-properties fo:break-before="auto" style:column-width="2.633cm"/>
    </style:style>
    <style:style style:name="co19" style:family="table-column">
      <style:table-column-properties fo:break-before="auto" style:column-width="5.357cm"/>
    </style:style>
    <style:style style:name="co20" style:family="table-column">
      <style:table-column-properties fo:break-before="auto" style:column-width="3.979cm"/>
    </style:style>
    <style:style style:name="co21" style:family="table-column">
      <style:table-column-properties fo:break-before="auto" style:column-width="3.819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boolean-style style:name="N99">
      <number:boolean/>
    </number:boolean-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c9211e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9" style:family="table-cell" style:parent-style-name="Default">
      <style:table-cell-properties fo:wrap-option="wrap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/>
    <style:style style:name="ce14" style:family="table-cell" style:parent-style-name="Default"/>
    <style:style style:name="ce7" style:family="table-cell" style:parent-style-name="Default">
      <style:map style:condition="cell-content()!=0" style:apply-style-name="Error" style:base-cell-address="Eclaté.I5"/>
    </style:style>
    <style:style style:name="ce19" style:family="table-cell" style:parent-style-name="Default" style:data-style-name="N99">
      <style:map style:condition="cell-content()!=1" style:apply-style-name="Error" style:base-cell-address="Eclaté.M5"/>
    </style:style>
    <style:style style:name="ce16" style:family="table-cell" style:parent-style-name="Default" style:data-style-name="N0"/>
    <style:style style:name="ce21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 style:data-style-name="N108"/>
    <style:style style:name="ce23" style:family="table-cell" style:parent-style-name="Default" style:data-style-name="N108">
      <style:text-properties fo:font-weight="bold" style:font-weight-asian="bold" style:font-weight-complex="bold"/>
    </style:style>
    <style:style style:name="ce31" style:family="table-cell" style:parent-style-name="Default" style:data-style-name="N4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Eclaté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4"/>
        <table:table-column table:style-name="co9" table:default-cell-style-name="Default"/>
        <table:table-column table:style-name="co10" table:number-columns-repeated="5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number-columns-repeated="8" table:default-cell-style-name="Default"/>
        <table:table-row table:style-name="ro1">
          <table:table-cell table:style-name="ce3" office:value-type="string" calcext:value-type="string" table:number-columns-spanned="12" table:number-rows-spanned="1">
            <text:p>!!! ATTENTION : DÉTALONNAGE SANS PRISE EN COMPTE DES BAGUETTES DE SEUIL !!!</text:p>
          </table:table-cell>
          <table:covered-table-cell table:number-columns-repeated="6"/>
          <table:covered-table-cell table:style-name="ce13"/>
          <table:covered-table-cell table:number-columns-repeated="4"/>
          <table:table-cell table:number-columns-repeated="25"/>
        </table:table-row>
        <table:table-row table:style-name="ro2">
          <table:table-cell office:value-type="string" calcext:value-type="string">
            <text:p>Porte de la pièce ?</text:p>
          </table:table-cell>
          <table:table-cell table:style-name="ce10" office:value-type="string" calcext:value-type="string" table:number-columns-spanned="3" table:number-rows-spanned="1">
            <text:p>Pièce de la porte</text:p>
          </table:table-cell>
          <table:covered-table-cell table:style-name="ce10"/>
          <table:covered-table-cell/>
          <table:table-cell office:value-type="string" calcext:value-type="string">
            <text:p>Nombre</text:p>
          </table:table-cell>
          <table:table-cell table:style-name="ce2" office:value-type="string" calcext:value-type="string" table:number-columns-spanned="2" table:number-rows-spanned="1">
            <text:p>Section (mm)</text:p>
          </table:table-cell>
          <table:covered-table-cell/>
          <table:table-cell office:value-type="string" calcext:value-type="string">
            <text:p>Longueur (mm)</text:p>
          </table:table-cell>
          <table:table-cell office:value-type="string" calcext:value-type="string">
            <text:p>Verif côte</text:p>
          </table:table-cell>
          <table:table-cell office:value-type="string" calcext:value-type="string">
            <text:p>Surface (m²)</text:p>
          </table:table-cell>
          <table:table-cell office:value-type="string" calcext:value-type="string">
            <text:p>Volume (m³)</text:p>
          </table:table-cell>
          <table:table-cell office:value-type="string" calcext:value-type="string">
            <text:p>Plot</text:p>
          </table:table-cell>
          <table:table-cell table:number-columns-repeated="25"/>
        </table:table-row>
        <table:table-row table:style-name="ro2">
          <table:table-cell/>
          <table:table-cell table:style-name="ce10" table:number-columns-repeated="2"/>
          <table:table-cell table:number-columns-repeated="2"/>
          <table:table-cell office:value-type="string" calcext:value-type="string">
            <text:p>Epaisseur</text:p>
          </table:table-cell>
          <table:table-cell office:value-type="string" calcext:value-type="string">
            <text:p>Largeur</text:p>
          </table:table-cell>
          <table:table-cell table:number-columns-repeated="6"/>
          <table:table-cell office:value-type="string" calcext:value-type="string">
            <text:p>Plot Hêtre 45</text:p>
          </table:table-cell>
          <table:table-cell table:number-columns-repeated="7"/>
          <table:table-cell office:value-type="string" calcext:value-type="string">
            <text:p>Plot Hêtre 27</text:p>
          </table:table-cell>
          <table:table-cell table:number-columns-repeated="7"/>
          <table:table-cell office:value-type="string" calcext:value-type="string">
            <text:p>Plot Hêtre 20</text:p>
          </table:table-cell>
          <table:table-cell table:number-columns-repeated="7"/>
        </table:table-row>
        <table:table-row table:style-name="ro2">
          <table:table-cell table:style-name="ce4" office:value-type="string" calcext:value-type="string">
            <text:p>WC</text:p>
          </table:table-cell>
          <table:table-cell office:value-type="string" calcext:value-type="string">
            <text:p>Dormant</text:p>
          </table:table-cell>
          <table:table-cell table:number-columns-repeated="10"/>
          <table:table-cell office:value-type="string" calcext:value-type="string">
            <text:p>Vérif plot</text:p>
          </table:table-cell>
          <table:table-cell office:value-type="string" calcext:value-type="string">
            <text:p>&gt;2000</text:p>
          </table:table-cell>
          <table:table-cell office:value-type="string" calcext:value-type="string">
            <text:p>Largeur cumulé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Largeur cumulé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Largeur cumulé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argeur cumulée</text:p>
          </table:table-cell>
          <table:table-cell office:value-type="string" calcext:value-type="string">
            <text:p>&gt;2000</text:p>
          </table:table-cell>
          <table:table-cell office:value-type="string" calcext:value-type="string">
            <text:p>Largeur cumulé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Largeur cumulé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Largeur cumulé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argeur cumulée</text:p>
          </table:table-cell>
          <table:table-cell office:value-type="string" calcext:value-type="string">
            <text:p>&gt;2000</text:p>
          </table:table-cell>
          <table:table-cell office:value-type="string" calcext:value-type="string">
            <text:p>Largeur cumulé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Largeur cumulé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Largeur cumulé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argeur cumulée</text:p>
          </table:table-cell>
        </table:table-row>
        <table:table-row table:style-name="ro2">
          <table:table-cell table:style-name="ce1" office:value-type="string" calcext:value-type="string" table:number-columns-spanned="1" table:number-rows-spanned="2">
            <text:p>côtes de l’existant (mm) : 893 x 2078</text:p>
          </table:table-cell>
          <table:table-cell/>
          <table:table-cell office:value-type="string" calcext:value-type="string">
            <text:p>Cadre</text:p>
          </table:table-cell>
          <table:table-cell table:style-name="ce11"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3" calcext:value-type="float">
            <text:p>2073</text:p>
          </table:table-cell>
          <table:table-cell table:style-name="ce7"/>
          <table:table-cell table:formula="of:=[.E5]*([.G5]/1000)*([.H5]/1000)" office:value-type="float" office:value="0.43533" calcext:value-type="float">
            <text:p>0,43533</text:p>
          </table:table-cell>
          <table:table-cell table:formula="of:=[.J5]*[.F5]/1000" office:value-type="float" office:value="0.0130599" calcext:value-type="float">
            <text:p>0,0130599</text:p>
          </table:table-cell>
          <table:table-cell office:value-type="string" calcext:value-type="string">
            <text:p>Hêtre 45</text:p>
          </table:table-cell>
          <table:table-cell table:style-name="ce19" table:formula="of:=IF(OR(AND([.F5]&lt;35;[.F5]&gt;22;[.L5]=&quot;Hêtre 45&quot;);AND([.F5]&lt;=22;[.F5]&gt;14;[.L5]=&quot;Hêtre 27&quot;);AND([.F5]&lt;=14;[.L5]=&quot;Hêtre 20&quot;));TRUE())" office:value-type="boolean" office:boolean-value="true" calcext:value-type="boolean">
            <text:p>VRAI</text:p>
          </table:table-cell>
          <table:table-cell table:formula="of:=IF(AND([.H5]&gt;[.P$4];[.L5]=&quot;Hêtre 45&quot;);[.J5];0)" office:value-type="float" office:value="0.43533" calcext:value-type="float">
            <text:p>0,43533</text:p>
          </table:table-cell>
          <table:table-cell table:formula="of:=IF(AND([.$H5]&gt;[.P$4];[.$L5]=&quot;Hêtre 45&quot;);[.$G5]*[.E5];0)" office:value-type="float" office:value="210" calcext:value-type="float">
            <text:p>210</text:p>
          </table:table-cell>
          <table:table-cell table:style-name="ce16" table:formula="of:=IF(AND([.H5]&lt;[.P$4];[.H5]&gt;=[.R$4];[.L5]=&quot;Hêtre 45&quot;;[.F5]&gt;19);[.J5];0)" office:value-type="float" office:value="0" calcext:value-type="float">
            <text:p>0</text:p>
          </table:table-cell>
          <table:table-cell table:formula="of:=IF(AND([.$H5]&gt;=[.R$4];[.$H5]&lt;[.P$4];[.$L5]=&quot;Hêtre 45&quot;);[.$G5]*[.$E5];0)" office:value-type="float" office:value="0" calcext:value-type="float">
            <text:p>0</text:p>
          </table:table-cell>
          <table:table-cell table:style-name="ce16" table:formula="of:=IF(AND([.H5]&lt;[.R$4];[.H5]&gt;=[.T$4];[.L5]=&quot;Hêtre 45&quot;;[.F5]&gt;19);[.J5];0)" office:value-type="float" office:value="0" calcext:value-type="float">
            <text:p>0</text:p>
          </table:table-cell>
          <table:table-cell table:formula="of:=IF(AND([.$H5]&gt;=[.T$4];[.$H5]&lt;[.R$4];[.$L5]=&quot;Hêtre 45&quot;);[.$G5]*[.$E5];0)" office:value-type="float" office:value="0" calcext:value-type="float">
            <text:p>0</text:p>
          </table:table-cell>
          <table:table-cell table:style-name="ce16" table:formula="of:=IF(AND([.H5]&lt;[.T$4];[.L5]=&quot;Hêtre 45&quot;;[.F5]&gt;19);[.J5];0)" office:value-type="float" office:value="0" calcext:value-type="float">
            <text:p>0</text:p>
          </table:table-cell>
          <table:table-cell table:formula="of:=IF(AND([.$H5]&lt;[.T$4];[.$L5]=&quot;Hêtre 45&quot;);[.$G5]*[.$E5];0)" office:value-type="float" office:value="0" calcext:value-type="float">
            <text:p>0</text:p>
          </table:table-cell>
          <table:table-cell table:formula="of:=IF(AND([.H5]&gt;[.X$4];[.L5]=&quot;Hêtre 27&quot;);[.$J5];0)" office:value-type="float" office:value="0" calcext:value-type="float">
            <text:p>0</text:p>
          </table:table-cell>
          <table:table-cell table:formula="of:=IF(AND([.$H5]&gt;[.X$4];[.$L5]=&quot;Hêtre 27&quot;);[.$G5]*[.$E5];0)" office:value-type="float" office:value="0" calcext:value-type="float">
            <text:p>0</text:p>
          </table:table-cell>
          <table:table-cell table:style-name="ce16" table:formula="of:=IF(AND([.H5]&lt;[.X$4];[.H5]&gt;=[.Z$4];[.L5]=&quot;Hêtre 27&quot;);[.$J5];0)" office:value-type="float" office:value="0" calcext:value-type="float">
            <text:p>0</text:p>
          </table:table-cell>
          <table:table-cell table:formula="of:=IF(AND([.$H5]&gt;=[.Z$4];[.$H5]&lt;[.X$4];[.$L5]=&quot;Hêtre 27&quot;);[.$G5]*[.$E5];0)" office:value-type="float" office:value="0" calcext:value-type="float">
            <text:p>0</text:p>
          </table:table-cell>
          <table:table-cell table:style-name="ce16" table:formula="of:=IF(AND([.H5]&lt;[.Z$4];[.H5]&gt;=[.AB$4];[.L5]=&quot;Hêtre 27&quot;;);[.$J5];0)" office:value-type="float" office:value="0" calcext:value-type="float">
            <text:p>0</text:p>
          </table:table-cell>
          <table:table-cell table:formula="of:=IF(AND([.$H5]&gt;=[.AB$4];[.$H5]&lt;[.Z$4];[.$L5]=&quot;Hêtre 27&quot;);[.$G5]*[.E5];0)" office:value-type="float" office:value="0" calcext:value-type="float">
            <text:p>0</text:p>
          </table:table-cell>
          <table:table-cell table:style-name="ce16" table:formula="of:=IF(AND([.H5]&lt;[.AB$4];[.L5]=&quot;Hêtre 27&quot;);[.$J5];0)" office:value-type="float" office:value="0" calcext:value-type="float">
            <text:p>0</text:p>
          </table:table-cell>
          <table:table-cell table:formula="of:=IF(AND([.$H5]&lt;[.AB$4];[.$L5]=&quot;Hêtre 27&quot;);[.$G5]*[.$E5];0)" office:value-type="float" office:value="0" calcext:value-type="float">
            <text:p>0</text:p>
          </table:table-cell>
          <table:table-cell table:formula="of:=IF(AND([.H5]&gt;[.AF$4];[.L5]=&quot;Hêtre 20&quot;);[.$J5];0)" office:value-type="float" office:value="0" calcext:value-type="float">
            <text:p>0</text:p>
          </table:table-cell>
          <table:table-cell table:formula="of:=IF(AND([.$H5]&gt;[.AF$4];[.$L5]=&quot;Hêtre 20&quot;);[.$G5]*[.$E5];0)" office:value-type="float" office:value="0" calcext:value-type="float">
            <text:p>0</text:p>
          </table:table-cell>
          <table:table-cell table:style-name="ce16" table:formula="of:=IF(AND([.H5]&lt;[.AF$4];[.H5]&gt;=[.AH$4];[.L5]=&quot;Hêtre 20&quot;);[.$J5];0)" office:value-type="float" office:value="0" calcext:value-type="float">
            <text:p>0</text:p>
          </table:table-cell>
          <table:table-cell table:formula="of:=IF(AND([.$H5]&gt;=[.AH$4];[.$H5]&lt;[.AF$4];[.$L5]=&quot;Hêtre 20&quot;);[.$G5]*[.$E5];0)" office:value-type="float" office:value="0" calcext:value-type="float">
            <text:p>0</text:p>
          </table:table-cell>
          <table:table-cell table:style-name="ce16" table:formula="of:=IF(AND([.H5]&lt;[.AH$4];[.H5]&gt;=[.AJ$4];[.L5]=&quot;Hêtre 20&quot;;);[.$J5];0)" office:value-type="float" office:value="0" calcext:value-type="float">
            <text:p>0</text:p>
          </table:table-cell>
          <table:table-cell table:formula="of:=IF(AND([.$H5]&gt;=[.AJ$4];[.$H5]&lt;[.AH$4];[.$L5]=&quot;Hêtre 20&quot;);[.$G5]*[.$E5];0)" office:value-type="float" office:value="0" calcext:value-type="float">
            <text:p>0</text:p>
          </table:table-cell>
          <table:table-cell table:style-name="ce16" table:formula="of:=IF(AND([.H5]&lt;[.AJ$4];[.L5]=&quot;Hêtre 20&quot;);[.$J5];0)" office:value-type="float" office:value="0" calcext:value-type="float">
            <text:p>0</text:p>
          </table:table-cell>
          <table:table-cell table:formula="of:=IF(AND([.$H5]&lt;[.AJ$4];[.$L5]=&quot;Hêtre 20&quot;);[.$G5]*[.$E5];0)" office:value-type="float" office:value="0" calcext:value-type="float">
            <text:p>0</text:p>
          </table:table-cell>
        </table:table-row>
        <table:table-row table:style-name="ro2">
          <table:covered-table-cell/>
          <table:table-cell table:number-columns-repeated="2"/>
          <table:table-cell office:value-type="string" calcext:value-type="string">
            <text:p>Traverse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823" calcext:value-type="float">
            <text:p>823</text:p>
          </table:table-cell>
          <table:table-cell table:style-name="ce7"/>
          <table:table-cell table:formula="of:=[.E6]*([.G6]/1000)*([.H6]/1000)" office:value-type="float" office:value="0.086415" calcext:value-type="float">
            <text:p>0,086415</text:p>
          </table:table-cell>
          <table:table-cell table:formula="of:=[.J6]*[.F6]/1000" office:value-type="float" office:value="0.00259245" calcext:value-type="float">
            <text:p>0,00259245</text:p>
          </table:table-cell>
          <table:table-cell office:value-type="string" calcext:value-type="string">
            <text:p>Hêtre 45</text:p>
          </table:table-cell>
          <table:table-cell table:style-name="ce19" table:formula="of:=IF(OR(AND([.F6]&lt;35;[.F6]&gt;22;[.L6]=&quot;Hêtre 45&quot;);AND([.F6]&lt;=22;[.F6]&gt;14;[.L6]=&quot;Hêtre 27&quot;);AND([.F6]&lt;=14;[.L6]=&quot;Hêtre 20&quot;));TRUE())" office:value-type="boolean" office:boolean-value="true" calcext:value-type="boolean">
            <text:p>VRAI</text:p>
          </table:table-cell>
          <table:table-cell table:formula="of:=IF(AND([.H6]&gt;[.P$4];[.L6]=&quot;Hêtre 45&quot;);[.J6];0)" office:value-type="float" office:value="0" calcext:value-type="float">
            <text:p>0</text:p>
          </table:table-cell>
          <table:table-cell table:formula="of:=IF(AND([.$H6]&gt;[.P$4];[.$L6]=&quot;Hêtre 45&quot;);[.$G6]*[.E6];0)" office:value-type="float" office:value="0" calcext:value-type="float">
            <text:p>0</text:p>
          </table:table-cell>
          <table:table-cell table:style-name="ce16" table:formula="of:=IF(AND([.H6]&lt;[.P$4];[.H6]&gt;=[.R$4];[.L6]=&quot;Hêtre 45&quot;;[.F6]&gt;19);[.J6];0)" office:value-type="float" office:value="0" calcext:value-type="float">
            <text:p>0</text:p>
          </table:table-cell>
          <table:table-cell table:formula="of:=IF(AND([.$H6]&gt;=[.R$4];[.$H6]&lt;[.P$4];[.$L6]=&quot;Hêtre 45&quot;);[.$G6]*[.$E6];0)" office:value-type="float" office:value="0" calcext:value-type="float">
            <text:p>0</text:p>
          </table:table-cell>
          <table:table-cell table:style-name="ce16" table:formula="of:=IF(AND([.H6]&lt;[.R$4];[.H6]&gt;=[.T$4];[.L6]=&quot;Hêtre 45&quot;;[.F6]&gt;19);[.J6];0)" office:value-type="float" office:value="0" calcext:value-type="float">
            <text:p>0</text:p>
          </table:table-cell>
          <table:table-cell table:formula="of:=IF(AND([.$H6]&gt;=[.T$4];[.$H6]&lt;[.R$4];[.$L6]=&quot;Hêtre 45&quot;);[.$G6]*[.$E6];0)" office:value-type="float" office:value="0" calcext:value-type="float">
            <text:p>0</text:p>
          </table:table-cell>
          <table:table-cell table:style-name="ce16" table:formula="of:=IF(AND([.H6]&lt;[.T$4];[.L6]=&quot;Hêtre 45&quot;;[.F6]&gt;19);[.J6];0)" office:value-type="float" office:value="0.086415" calcext:value-type="float">
            <text:p>0,086415</text:p>
          </table:table-cell>
          <table:table-cell table:formula="of:=IF(AND([.$H6]&lt;[.T$4];[.$L6]=&quot;Hêtre 45&quot;);[.$G6]*[.$E6];0)" office:value-type="float" office:value="105" calcext:value-type="float">
            <text:p>105</text:p>
          </table:table-cell>
          <table:table-cell table:formula="of:=IF(AND([.H6]&gt;[.X$4];[.L6]=&quot;Hêtre 27&quot;);[.$J6];0)" office:value-type="float" office:value="0" calcext:value-type="float">
            <text:p>0</text:p>
          </table:table-cell>
          <table:table-cell table:formula="of:=IF(AND([.$H6]&gt;[.X$4];[.$L6]=&quot;Hêtre 27&quot;);[.$G6]*[.$E6];0)" office:value-type="float" office:value="0" calcext:value-type="float">
            <text:p>0</text:p>
          </table:table-cell>
          <table:table-cell table:style-name="ce16" table:formula="of:=IF(AND([.H6]&lt;[.X$4];[.H6]&gt;=[.Z$4];[.L6]=&quot;Hêtre 27&quot;);[.$J6];0)" office:value-type="float" office:value="0" calcext:value-type="float">
            <text:p>0</text:p>
          </table:table-cell>
          <table:table-cell table:formula="of:=IF(AND([.$H6]&gt;=[.Z$4];[.$H6]&lt;[.X$4];[.$L6]=&quot;Hêtre 27&quot;);[.$G6]*[.$E6];0)" office:value-type="float" office:value="0" calcext:value-type="float">
            <text:p>0</text:p>
          </table:table-cell>
          <table:table-cell table:style-name="ce16" table:formula="of:=IF(AND([.H6]&lt;[.Z$4];[.H6]&gt;=[.AB$4];[.L6]=&quot;Hêtre 27&quot;;);[.$J6];0)" office:value-type="float" office:value="0" calcext:value-type="float">
            <text:p>0</text:p>
          </table:table-cell>
          <table:table-cell table:formula="of:=IF(AND([.$H6]&gt;=[.AB$4];[.$H6]&lt;[.Z$4];[.$L6]=&quot;Hêtre 27&quot;);[.$G6]*[.E6];0)" office:value-type="float" office:value="0" calcext:value-type="float">
            <text:p>0</text:p>
          </table:table-cell>
          <table:table-cell table:style-name="ce16" table:formula="of:=IF(AND([.H6]&lt;[.AB$4];[.L6]=&quot;Hêtre 27&quot;);[.$J6];0)" office:value-type="float" office:value="0" calcext:value-type="float">
            <text:p>0</text:p>
          </table:table-cell>
          <table:table-cell table:formula="of:=IF(AND([.$H6]&lt;[.AB$4];[.$L6]=&quot;Hêtre 27&quot;);[.$G6]*[.$E6];0)" office:value-type="float" office:value="0" calcext:value-type="float">
            <text:p>0</text:p>
          </table:table-cell>
          <table:table-cell table:formula="of:=IF(AND([.H6]&gt;[.AF$4];[.L6]=&quot;Hêtre 20&quot;);[.$J6];0)" office:value-type="float" office:value="0" calcext:value-type="float">
            <text:p>0</text:p>
          </table:table-cell>
          <table:table-cell table:formula="of:=IF(AND([.$H6]&gt;[.AF$4];[.$L6]=&quot;Hêtre 20&quot;);[.$G6]*[.$E6];0)" office:value-type="float" office:value="0" calcext:value-type="float">
            <text:p>0</text:p>
          </table:table-cell>
          <table:table-cell table:style-name="ce16" table:formula="of:=IF(AND([.H6]&lt;[.AF$4];[.H6]&gt;=[.AH$4];[.L6]=&quot;Hêtre 20&quot;);[.$J6];0)" office:value-type="float" office:value="0" calcext:value-type="float">
            <text:p>0</text:p>
          </table:table-cell>
          <table:table-cell table:formula="of:=IF(AND([.$H6]&gt;=[.AH$4];[.$H6]&lt;[.AF$4];[.$L6]=&quot;Hêtre 20&quot;);[.$G6]*[.$E6];0)" office:value-type="float" office:value="0" calcext:value-type="float">
            <text:p>0</text:p>
          </table:table-cell>
          <table:table-cell table:style-name="ce16" table:formula="of:=IF(AND([.H6]&lt;[.AH$4];[.H6]&gt;=[.AJ$4];[.L6]=&quot;Hêtre 20&quot;;);[.$J6];0)" office:value-type="float" office:value="0" calcext:value-type="float">
            <text:p>0</text:p>
          </table:table-cell>
          <table:table-cell table:formula="of:=IF(AND([.$H6]&gt;=[.AJ$4];[.$H6]&lt;[.AH$4];[.$L6]=&quot;Hêtre 20&quot;);[.$G6]*[.$E6];0)" office:value-type="float" office:value="0" calcext:value-type="float">
            <text:p>0</text:p>
          </table:table-cell>
          <table:table-cell table:style-name="ce16" table:formula="of:=IF(AND([.H6]&lt;[.AJ$4];[.L6]=&quot;Hêtre 20&quot;);[.$J6];0)" office:value-type="float" office:value="0" calcext:value-type="float">
            <text:p>0</text:p>
          </table:table-cell>
          <table:table-cell table:formula="of:=IF(AND([.$H6]&lt;[.AJ$4];[.$L6]=&quot;Hêtre 20&quot;);[.$G6]*[.$E6];0)"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 table:number-columns-spanned="1" table:number-rows-spanned="2">
            <text:p>surface de l’existant (m²)</text:p>
          </table:table-cell>
          <table:table-cell table:number-columns-repeated="2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3" calcext:value-type="float">
            <text:p>2023</text:p>
          </table:table-cell>
          <table:table-cell table:style-name="ce7" table:formula="of:=[.H5]-50-[.H7]" office:value-type="float" office:value="0" calcext:value-type="float">
            <text:p>0</text:p>
          </table:table-cell>
          <table:table-cell table:formula="of:=[.E7]*([.G7]/1000)*([.H7]/1000)" office:value-type="float" office:value="0.32368" calcext:value-type="float">
            <text:p>0,32368</text:p>
          </table:table-cell>
          <table:table-cell table:formula="of:=[.J7]*[.F7]/1000" office:value-type="float" office:value="0.0064736" calcext:value-type="float">
            <text:p>0,0064736</text:p>
          </table:table-cell>
          <table:table-cell office:value-type="string" calcext:value-type="string">
            <text:p>Hêtre 27</text:p>
          </table:table-cell>
          <table:table-cell table:style-name="ce19" table:formula="of:=IF(OR(AND([.F7]&lt;35;[.F7]&gt;22;[.L7]=&quot;Hêtre 45&quot;);AND([.F7]&lt;=22;[.F7]&gt;14;[.L7]=&quot;Hêtre 27&quot;);AND([.F7]&lt;=14;[.L7]=&quot;Hêtre 20&quot;));TRUE())" office:value-type="boolean" office:boolean-value="true" calcext:value-type="boolean">
            <text:p>VRAI</text:p>
          </table:table-cell>
          <table:table-cell table:formula="of:=IF(AND([.H7]&gt;[.P$4];[.L7]=&quot;Hêtre 45&quot;);[.J7];0)" office:value-type="float" office:value="0" calcext:value-type="float">
            <text:p>0</text:p>
          </table:table-cell>
          <table:table-cell table:formula="of:=IF(AND([.$H7]&gt;[.P$4];[.$L7]=&quot;Hêtre 45&quot;);[.$G7]*[.E7];0)" office:value-type="float" office:value="0" calcext:value-type="float">
            <text:p>0</text:p>
          </table:table-cell>
          <table:table-cell table:style-name="ce16" table:formula="of:=IF(AND([.H7]&lt;[.P$4];[.H7]&gt;=[.R$4];[.L7]=&quot;Hêtre 45&quot;;[.F7]&gt;19);[.J7];0)" office:value-type="float" office:value="0" calcext:value-type="float">
            <text:p>0</text:p>
          </table:table-cell>
          <table:table-cell table:formula="of:=IF(AND([.$H7]&gt;=[.R$4];[.$H7]&lt;[.P$4];[.$L7]=&quot;Hêtre 45&quot;);[.$G7]*[.$E7];0)" office:value-type="float" office:value="0" calcext:value-type="float">
            <text:p>0</text:p>
          </table:table-cell>
          <table:table-cell table:style-name="ce16" table:formula="of:=IF(AND([.H7]&lt;[.R$4];[.H7]&gt;=[.T$4];[.L7]=&quot;Hêtre 45&quot;;[.F7]&gt;19);[.J7];0)" office:value-type="float" office:value="0" calcext:value-type="float">
            <text:p>0</text:p>
          </table:table-cell>
          <table:table-cell table:formula="of:=IF(AND([.$H7]&gt;=[.T$4];[.$H7]&lt;[.R$4];[.$L7]=&quot;Hêtre 45&quot;);[.$G7]*[.$E7];0)" office:value-type="float" office:value="0" calcext:value-type="float">
            <text:p>0</text:p>
          </table:table-cell>
          <table:table-cell table:style-name="ce16" table:formula="of:=IF(AND([.H7]&lt;[.T$4];[.L7]=&quot;Hêtre 45&quot;;[.F7]&gt;19);[.J7];0)" office:value-type="float" office:value="0" calcext:value-type="float">
            <text:p>0</text:p>
          </table:table-cell>
          <table:table-cell table:formula="of:=IF(AND([.$H7]&lt;[.T$4];[.$L7]=&quot;Hêtre 45&quot;);[.$G7]*[.$E7];0)" office:value-type="float" office:value="0" calcext:value-type="float">
            <text:p>0</text:p>
          </table:table-cell>
          <table:table-cell table:formula="of:=IF(AND([.H7]&gt;[.X$4];[.L7]=&quot;Hêtre 27&quot;);[.$J7];0)" office:value-type="float" office:value="0.32368" calcext:value-type="float">
            <text:p>0,32368</text:p>
          </table:table-cell>
          <table:table-cell table:formula="of:=IF(AND([.$H7]&gt;[.X$4];[.$L7]=&quot;Hêtre 27&quot;);[.$G7]*[.$E7];0)" office:value-type="float" office:value="160" calcext:value-type="float">
            <text:p>160</text:p>
          </table:table-cell>
          <table:table-cell table:style-name="ce16" table:formula="of:=IF(AND([.H7]&lt;[.X$4];[.H7]&gt;=[.Z$4];[.L7]=&quot;Hêtre 27&quot;);[.$J7];0)" office:value-type="float" office:value="0" calcext:value-type="float">
            <text:p>0</text:p>
          </table:table-cell>
          <table:table-cell table:formula="of:=IF(AND([.$H7]&gt;=[.Z$4];[.$H7]&lt;[.X$4];[.$L7]=&quot;Hêtre 27&quot;);[.$G7]*[.$E7];0)" office:value-type="float" office:value="0" calcext:value-type="float">
            <text:p>0</text:p>
          </table:table-cell>
          <table:table-cell table:style-name="ce16" table:formula="of:=IF(AND([.H7]&lt;[.Z$4];[.H7]&gt;=[.AB$4];[.L7]=&quot;Hêtre 27&quot;;);[.$J7];0)" office:value-type="float" office:value="0" calcext:value-type="float">
            <text:p>0</text:p>
          </table:table-cell>
          <table:table-cell table:formula="of:=IF(AND([.$H7]&gt;=[.AB$4];[.$H7]&lt;[.Z$4];[.$L7]=&quot;Hêtre 27&quot;);[.$G7]*[.E7];0)" office:value-type="float" office:value="0" calcext:value-type="float">
            <text:p>0</text:p>
          </table:table-cell>
          <table:table-cell table:style-name="ce16" table:formula="of:=IF(AND([.H7]&lt;[.AB$4];[.L7]=&quot;Hêtre 27&quot;);[.$J7];0)" office:value-type="float" office:value="0" calcext:value-type="float">
            <text:p>0</text:p>
          </table:table-cell>
          <table:table-cell table:formula="of:=IF(AND([.$H7]&lt;[.AB$4];[.$L7]=&quot;Hêtre 27&quot;);[.$G7]*[.$E7];0)" office:value-type="float" office:value="0" calcext:value-type="float">
            <text:p>0</text:p>
          </table:table-cell>
          <table:table-cell table:formula="of:=IF(AND([.H7]&gt;[.AF$4];[.L7]=&quot;Hêtre 20&quot;);[.$J7];0)" office:value-type="float" office:value="0" calcext:value-type="float">
            <text:p>0</text:p>
          </table:table-cell>
          <table:table-cell table:formula="of:=IF(AND([.$H7]&gt;[.AF$4];[.$L7]=&quot;Hêtre 20&quot;);[.$G7]*[.$E7];0)" office:value-type="float" office:value="0" calcext:value-type="float">
            <text:p>0</text:p>
          </table:table-cell>
          <table:table-cell table:style-name="ce16" table:formula="of:=IF(AND([.H7]&lt;[.AF$4];[.H7]&gt;=[.AH$4];[.L7]=&quot;Hêtre 20&quot;);[.$J7];0)" office:value-type="float" office:value="0" calcext:value-type="float">
            <text:p>0</text:p>
          </table:table-cell>
          <table:table-cell table:formula="of:=IF(AND([.$H7]&gt;=[.AH$4];[.$H7]&lt;[.AF$4];[.$L7]=&quot;Hêtre 20&quot;);[.$G7]*[.$E7];0)" office:value-type="float" office:value="0" calcext:value-type="float">
            <text:p>0</text:p>
          </table:table-cell>
          <table:table-cell table:style-name="ce16" table:formula="of:=IF(AND([.H7]&lt;[.AH$4];[.H7]&gt;=[.AJ$4];[.L7]=&quot;Hêtre 20&quot;;);[.$J7];0)" office:value-type="float" office:value="0" calcext:value-type="float">
            <text:p>0</text:p>
          </table:table-cell>
          <table:table-cell table:formula="of:=IF(AND([.$H7]&gt;=[.AJ$4];[.$H7]&lt;[.AH$4];[.$L7]=&quot;Hêtre 20&quot;);[.$G7]*[.$E7];0)" office:value-type="float" office:value="0" calcext:value-type="float">
            <text:p>0</text:p>
          </table:table-cell>
          <table:table-cell table:style-name="ce16" table:formula="of:=IF(AND([.H7]&lt;[.AJ$4];[.L7]=&quot;Hêtre 20&quot;);[.$J7];0)" office:value-type="float" office:value="0" calcext:value-type="float">
            <text:p>0</text:p>
          </table:table-cell>
          <table:table-cell table:formula="of:=IF(AND([.$H7]&lt;[.AJ$4];[.$L7]=&quot;Hêtre 20&quot;);[.$G7]*[.$E7];0)" office:value-type="float" office:value="0" calcext:value-type="float">
            <text:p>0</text:p>
          </table:table-cell>
        </table:table-row>
        <table:table-row table:style-name="ro2">
          <table:covered-table-cell/>
          <table:table-cell table:number-columns-repeated="2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823" calcext:value-type="float">
            <text:p>823</text:p>
          </table:table-cell>
          <table:table-cell table:style-name="ce7" table:formula="of:=[.H6]-[.H8]" office:value-type="float" office:value="0" calcext:value-type="float">
            <text:p>0</text:p>
          </table:table-cell>
          <table:table-cell table:formula="of:=[.E8]*([.G8]/1000)*([.H8]/1000)" office:value-type="float" office:value="0.06584" calcext:value-type="float">
            <text:p>0,06584</text:p>
          </table:table-cell>
          <table:table-cell table:formula="of:=[.J8]*[.F8]/1000" office:value-type="float" office:value="0.0013168" calcext:value-type="float">
            <text:p>0,0013168</text:p>
          </table:table-cell>
          <table:table-cell office:value-type="string" calcext:value-type="string">
            <text:p>Hêtre 27</text:p>
          </table:table-cell>
          <table:table-cell table:style-name="ce19" table:formula="of:=IF(OR(AND([.F8]&lt;35;[.F8]&gt;22;[.L8]=&quot;Hêtre 45&quot;);AND([.F8]&lt;=22;[.F8]&gt;14;[.L8]=&quot;Hêtre 27&quot;);AND([.F8]&lt;=14;[.L8]=&quot;Hêtre 20&quot;));TRUE())" office:value-type="boolean" office:boolean-value="true" calcext:value-type="boolean">
            <text:p>VRAI</text:p>
          </table:table-cell>
          <table:table-cell table:formula="of:=IF(AND([.H8]&gt;[.P$4];[.L8]=&quot;Hêtre 45&quot;);[.J8];0)" office:value-type="float" office:value="0" calcext:value-type="float">
            <text:p>0</text:p>
          </table:table-cell>
          <table:table-cell table:formula="of:=IF(AND([.$H8]&gt;[.P$4];[.$L8]=&quot;Hêtre 45&quot;);[.$G8]*[.E8];0)" office:value-type="float" office:value="0" calcext:value-type="float">
            <text:p>0</text:p>
          </table:table-cell>
          <table:table-cell table:style-name="ce16" table:formula="of:=IF(AND([.H8]&lt;[.P$4];[.H8]&gt;=[.R$4];[.L8]=&quot;Hêtre 45&quot;;[.F8]&gt;19);[.J8];0)" office:value-type="float" office:value="0" calcext:value-type="float">
            <text:p>0</text:p>
          </table:table-cell>
          <table:table-cell table:formula="of:=IF(AND([.$H8]&gt;=[.R$4];[.$H8]&lt;[.P$4];[.$L8]=&quot;Hêtre 45&quot;);[.$G8]*[.$E8];0)" office:value-type="float" office:value="0" calcext:value-type="float">
            <text:p>0</text:p>
          </table:table-cell>
          <table:table-cell table:style-name="ce16" table:formula="of:=IF(AND([.H8]&lt;[.R$4];[.H8]&gt;=[.T$4];[.L8]=&quot;Hêtre 45&quot;;[.F8]&gt;19);[.J8];0)" office:value-type="float" office:value="0" calcext:value-type="float">
            <text:p>0</text:p>
          </table:table-cell>
          <table:table-cell table:formula="of:=IF(AND([.$H8]&gt;=[.T$4];[.$H8]&lt;[.R$4];[.$L8]=&quot;Hêtre 45&quot;);[.$G8]*[.$E8];0)" office:value-type="float" office:value="0" calcext:value-type="float">
            <text:p>0</text:p>
          </table:table-cell>
          <table:table-cell table:style-name="ce16" table:formula="of:=IF(AND([.H8]&lt;[.T$4];[.L8]=&quot;Hêtre 45&quot;;[.F8]&gt;19);[.J8];0)" office:value-type="float" office:value="0" calcext:value-type="float">
            <text:p>0</text:p>
          </table:table-cell>
          <table:table-cell table:formula="of:=IF(AND([.$H8]&lt;[.T$4];[.$L8]=&quot;Hêtre 45&quot;);[.$G8]*[.$E8];0)" office:value-type="float" office:value="0" calcext:value-type="float">
            <text:p>0</text:p>
          </table:table-cell>
          <table:table-cell table:formula="of:=IF(AND([.H8]&gt;[.X$4];[.L8]=&quot;Hêtre 27&quot;);[.$J8];0)" office:value-type="float" office:value="0" calcext:value-type="float">
            <text:p>0</text:p>
          </table:table-cell>
          <table:table-cell table:formula="of:=IF(AND([.$H8]&gt;[.X$4];[.$L8]=&quot;Hêtre 27&quot;);[.$G8]*[.$E8];0)" office:value-type="float" office:value="0" calcext:value-type="float">
            <text:p>0</text:p>
          </table:table-cell>
          <table:table-cell table:style-name="ce16" table:formula="of:=IF(AND([.H8]&lt;[.X$4];[.H8]&gt;=[.Z$4];[.L8]=&quot;Hêtre 27&quot;);[.$J8];0)" office:value-type="float" office:value="0" calcext:value-type="float">
            <text:p>0</text:p>
          </table:table-cell>
          <table:table-cell table:formula="of:=IF(AND([.$H8]&gt;=[.Z$4];[.$H8]&lt;[.X$4];[.$L8]=&quot;Hêtre 27&quot;);[.$G8]*[.$E8];0)" office:value-type="float" office:value="0" calcext:value-type="float">
            <text:p>0</text:p>
          </table:table-cell>
          <table:table-cell table:style-name="ce16" table:formula="of:=IF(AND([.H8]&lt;[.Z$4];[.H8]&gt;=[.AB$4];[.L8]=&quot;Hêtre 27&quot;;);[.$J8];0)" office:value-type="float" office:value="0" calcext:value-type="float">
            <text:p>0</text:p>
          </table:table-cell>
          <table:table-cell table:formula="of:=IF(AND([.$H8]&gt;=[.AB$4];[.$H8]&lt;[.Z$4];[.$L8]=&quot;Hêtre 27&quot;);[.$G8]*[.E8];0)" office:value-type="float" office:value="0" calcext:value-type="float">
            <text:p>0</text:p>
          </table:table-cell>
          <table:table-cell table:style-name="ce16" table:formula="of:=IF(AND([.H8]&lt;[.AB$4];[.L8]=&quot;Hêtre 27&quot;);[.$J8];0)" office:value-type="float" office:value="0.06584" calcext:value-type="float">
            <text:p>0,06584</text:p>
          </table:table-cell>
          <table:table-cell table:formula="of:=IF(AND([.$H8]&lt;[.AB$4];[.$L8]=&quot;Hêtre 27&quot;);[.$G8]*[.$E8];0)" office:value-type="float" office:value="80" calcext:value-type="float">
            <text:p>80</text:p>
          </table:table-cell>
          <table:table-cell table:formula="of:=IF(AND([.H8]&gt;[.AF$4];[.L8]=&quot;Hêtre 20&quot;);[.$J8];0)" office:value-type="float" office:value="0" calcext:value-type="float">
            <text:p>0</text:p>
          </table:table-cell>
          <table:table-cell table:formula="of:=IF(AND([.$H8]&gt;[.AF$4];[.$L8]=&quot;Hêtre 20&quot;);[.$G8]*[.$E8];0)" office:value-type="float" office:value="0" calcext:value-type="float">
            <text:p>0</text:p>
          </table:table-cell>
          <table:table-cell table:style-name="ce16" table:formula="of:=IF(AND([.H8]&lt;[.AF$4];[.H8]&gt;=[.AH$4];[.L8]=&quot;Hêtre 20&quot;);[.$J8];0)" office:value-type="float" office:value="0" calcext:value-type="float">
            <text:p>0</text:p>
          </table:table-cell>
          <table:table-cell table:formula="of:=IF(AND([.$H8]&gt;=[.AH$4];[.$H8]&lt;[.AF$4];[.$L8]=&quot;Hêtre 20&quot;);[.$G8]*[.$E8];0)" office:value-type="float" office:value="0" calcext:value-type="float">
            <text:p>0</text:p>
          </table:table-cell>
          <table:table-cell table:style-name="ce16" table:formula="of:=IF(AND([.H8]&lt;[.AH$4];[.H8]&gt;=[.AJ$4];[.L8]=&quot;Hêtre 20&quot;;);[.$J8];0)" office:value-type="float" office:value="0" calcext:value-type="float">
            <text:p>0</text:p>
          </table:table-cell>
          <table:table-cell table:formula="of:=IF(AND([.$H8]&gt;=[.AJ$4];[.$H8]&lt;[.AH$4];[.$L8]=&quot;Hêtre 20&quot;);[.$G8]*[.$E8];0)" office:value-type="float" office:value="0" calcext:value-type="float">
            <text:p>0</text:p>
          </table:table-cell>
          <table:table-cell table:style-name="ce16" table:formula="of:=IF(AND([.H8]&lt;[.AJ$4];[.L8]=&quot;Hêtre 20&quot;);[.$J8];0)" office:value-type="float" office:value="0" calcext:value-type="float">
            <text:p>0</text:p>
          </table:table-cell>
          <table:table-cell table:formula="of:=IF(AND([.$H8]&lt;[.AJ$4];[.$L8]=&quot;Hêtre 20&quot;);[.$G8]*[.$E8];0)" office:value-type="float" office:value="0" calcext:value-type="float">
            <text:p>0</text:p>
          </table:table-cell>
        </table:table-row>
        <table:table-row table:style-name="ro2">
          <table:table-cell table:formula="of:=2078/1000*893/1000" office:value-type="float" office:value="1.855654" calcext:value-type="float">
            <text:p>1,855654</text:p>
          </table:table-cell>
          <table:table-cell table:number-columns-repeated="2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3" calcext:value-type="float">
            <text:p>2043</text:p>
          </table:table-cell>
          <table:table-cell table:style-name="ce7" table:formula="of:=[.H5]-30-[.H9]" office:value-type="float" office:value="0" calcext:value-type="float">
            <text:p>0</text:p>
          </table:table-cell>
          <table:table-cell table:formula="of:=[.E9]*([.G9]/1000)*([.H9]/1000)" office:value-type="float" office:value="0.26559" calcext:value-type="float">
            <text:p>0,26559</text:p>
          </table:table-cell>
          <table:table-cell table:formula="of:=[.J9]*[.F9]/1000" office:value-type="float" office:value="0.00132795" calcext:value-type="float">
            <text:p>0,00132795</text:p>
          </table:table-cell>
          <table:table-cell office:value-type="string" calcext:value-type="string">
            <text:p>Hêtre 20</text:p>
          </table:table-cell>
          <table:table-cell table:style-name="ce19" table:formula="of:=IF(OR(AND([.F9]&lt;35;[.F9]&gt;22;[.L9]=&quot;Hêtre 45&quot;);AND([.F9]&lt;=22;[.F9]&gt;14;[.L9]=&quot;Hêtre 27&quot;);AND([.F9]&lt;=14;[.L9]=&quot;Hêtre 20&quot;));TRUE())" office:value-type="boolean" office:boolean-value="true" calcext:value-type="boolean">
            <text:p>VRAI</text:p>
          </table:table-cell>
          <table:table-cell table:formula="of:=IF(AND([.H9]&gt;[.P$4];[.L9]=&quot;Hêtre 45&quot;);[.J9];0)" office:value-type="float" office:value="0" calcext:value-type="float">
            <text:p>0</text:p>
          </table:table-cell>
          <table:table-cell table:formula="of:=IF(AND([.$H9]&gt;[.P$4];[.$L9]=&quot;Hêtre 45&quot;);[.$G9]*[.E9];0)" office:value-type="float" office:value="0" calcext:value-type="float">
            <text:p>0</text:p>
          </table:table-cell>
          <table:table-cell table:style-name="ce16" table:formula="of:=IF(AND([.H9]&lt;[.P$4];[.H9]&gt;=[.R$4];[.L9]=&quot;Hêtre 45&quot;;[.F9]&gt;19);[.J9];0)" office:value-type="float" office:value="0" calcext:value-type="float">
            <text:p>0</text:p>
          </table:table-cell>
          <table:table-cell table:formula="of:=IF(AND([.$H9]&gt;=[.R$4];[.$H9]&lt;[.P$4];[.$L9]=&quot;Hêtre 45&quot;);[.$G9]*[.$E9];0)" office:value-type="float" office:value="0" calcext:value-type="float">
            <text:p>0</text:p>
          </table:table-cell>
          <table:table-cell table:style-name="ce16" table:formula="of:=IF(AND([.H9]&lt;[.R$4];[.H9]&gt;=[.T$4];[.L9]=&quot;Hêtre 45&quot;;[.F9]&gt;19);[.J9];0)" office:value-type="float" office:value="0" calcext:value-type="float">
            <text:p>0</text:p>
          </table:table-cell>
          <table:table-cell table:formula="of:=IF(AND([.$H9]&gt;=[.T$4];[.$H9]&lt;[.R$4];[.$L9]=&quot;Hêtre 45&quot;);[.$G9]*[.$E9];0)" office:value-type="float" office:value="0" calcext:value-type="float">
            <text:p>0</text:p>
          </table:table-cell>
          <table:table-cell table:style-name="ce16" table:formula="of:=IF(AND([.H9]&lt;[.T$4];[.L9]=&quot;Hêtre 45&quot;;[.F9]&gt;19);[.J9];0)" office:value-type="float" office:value="0" calcext:value-type="float">
            <text:p>0</text:p>
          </table:table-cell>
          <table:table-cell table:formula="of:=IF(AND([.$H9]&lt;[.T$4];[.$L9]=&quot;Hêtre 45&quot;);[.$G9]*[.$E9];0)" office:value-type="float" office:value="0" calcext:value-type="float">
            <text:p>0</text:p>
          </table:table-cell>
          <table:table-cell table:formula="of:=IF(AND([.H9]&gt;[.X$4];[.L9]=&quot;Hêtre 27&quot;);[.$J9];0)" office:value-type="float" office:value="0" calcext:value-type="float">
            <text:p>0</text:p>
          </table:table-cell>
          <table:table-cell table:formula="of:=IF(AND([.$H9]&gt;[.X$4];[.$L9]=&quot;Hêtre 27&quot;);[.$G9]*[.$E9];0)" office:value-type="float" office:value="0" calcext:value-type="float">
            <text:p>0</text:p>
          </table:table-cell>
          <table:table-cell table:style-name="ce16" table:formula="of:=IF(AND([.H9]&lt;[.X$4];[.H9]&gt;=[.Z$4];[.L9]=&quot;Hêtre 27&quot;);[.$J9];0)" office:value-type="float" office:value="0" calcext:value-type="float">
            <text:p>0</text:p>
          </table:table-cell>
          <table:table-cell table:formula="of:=IF(AND([.$H9]&gt;=[.Z$4];[.$H9]&lt;[.X$4];[.$L9]=&quot;Hêtre 27&quot;);[.$G9]*[.$E9];0)" office:value-type="float" office:value="0" calcext:value-type="float">
            <text:p>0</text:p>
          </table:table-cell>
          <table:table-cell table:style-name="ce16" table:formula="of:=IF(AND([.H9]&lt;[.Z$4];[.H9]&gt;=[.AB$4];[.L9]=&quot;Hêtre 27&quot;;);[.$J9];0)" office:value-type="float" office:value="0" calcext:value-type="float">
            <text:p>0</text:p>
          </table:table-cell>
          <table:table-cell table:formula="of:=IF(AND([.$H9]&gt;=[.AB$4];[.$H9]&lt;[.Z$4];[.$L9]=&quot;Hêtre 27&quot;);[.$G9]*[.E9];0)" office:value-type="float" office:value="0" calcext:value-type="float">
            <text:p>0</text:p>
          </table:table-cell>
          <table:table-cell table:style-name="ce16" table:formula="of:=IF(AND([.H9]&lt;[.AB$4];[.L9]=&quot;Hêtre 27&quot;);[.$J9];0)" office:value-type="float" office:value="0" calcext:value-type="float">
            <text:p>0</text:p>
          </table:table-cell>
          <table:table-cell table:formula="of:=IF(AND([.$H9]&lt;[.AB$4];[.$L9]=&quot;Hêtre 27&quot;);[.$G9]*[.$E9];0)" office:value-type="float" office:value="0" calcext:value-type="float">
            <text:p>0</text:p>
          </table:table-cell>
          <table:table-cell table:formula="of:=IF(AND([.H9]&gt;[.AF$4];[.L9]=&quot;Hêtre 20&quot;);[.$J9];0)" office:value-type="float" office:value="0.26559" calcext:value-type="float">
            <text:p>0,26559</text:p>
          </table:table-cell>
          <table:table-cell table:formula="of:=IF(AND([.$H9]&gt;[.AF$4];[.$L9]=&quot;Hêtre 20&quot;);[.$G9]*[.$E9];0)" office:value-type="float" office:value="130" calcext:value-type="float">
            <text:p>130</text:p>
          </table:table-cell>
          <table:table-cell table:style-name="ce16" table:formula="of:=IF(AND([.H9]&lt;[.AF$4];[.H9]&gt;=[.AH$4];[.L9]=&quot;Hêtre 20&quot;);[.$J9];0)" office:value-type="float" office:value="0" calcext:value-type="float">
            <text:p>0</text:p>
          </table:table-cell>
          <table:table-cell table:formula="of:=IF(AND([.$H9]&gt;=[.AH$4];[.$H9]&lt;[.AF$4];[.$L9]=&quot;Hêtre 20&quot;);[.$G9]*[.$E9];0)" office:value-type="float" office:value="0" calcext:value-type="float">
            <text:p>0</text:p>
          </table:table-cell>
          <table:table-cell table:style-name="ce16" table:formula="of:=IF(AND([.H9]&lt;[.AH$4];[.H9]&gt;=[.AJ$4];[.L9]=&quot;Hêtre 20&quot;;);[.$J9];0)" office:value-type="float" office:value="0" calcext:value-type="float">
            <text:p>0</text:p>
          </table:table-cell>
          <table:table-cell table:formula="of:=IF(AND([.$H9]&gt;=[.AJ$4];[.$H9]&lt;[.AH$4];[.$L9]=&quot;Hêtre 20&quot;);[.$G9]*[.$E9];0)" office:value-type="float" office:value="0" calcext:value-type="float">
            <text:p>0</text:p>
          </table:table-cell>
          <table:table-cell table:style-name="ce16" table:formula="of:=IF(AND([.H9]&lt;[.AJ$4];[.L9]=&quot;Hêtre 20&quot;);[.$J9];0)" office:value-type="float" office:value="0" calcext:value-type="float">
            <text:p>0</text:p>
          </table:table-cell>
          <table:table-cell table:formula="of:=IF(AND([.$H9]&lt;[.AJ$4];[.$L9]=&quot;Hêtre 20&quot;);[.$G9]*[.$E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953" calcext:value-type="float">
            <text:p>953</text:p>
          </table:table-cell>
          <table:table-cell table:style-name="ce7" table:formula="of:=[.H6]+70+2*30-[.H10]" office:value-type="float" office:value="0" calcext:value-type="float">
            <text:p>0</text:p>
          </table:table-cell>
          <table:table-cell table:formula="of:=[.E10]*([.G10]/1000)*([.H10]/1000)" office:value-type="float" office:value="0.061945" calcext:value-type="float">
            <text:p>0,061945</text:p>
          </table:table-cell>
          <table:table-cell table:formula="of:=[.J10]*[.F10]/1000" office:value-type="float" office:value="0.000309725" calcext:value-type="float">
            <text:p>0,000309725</text:p>
          </table:table-cell>
          <table:table-cell office:value-type="string" calcext:value-type="string">
            <text:p>Hêtre 20</text:p>
          </table:table-cell>
          <table:table-cell table:style-name="ce19" table:formula="of:=IF(OR(AND([.F10]&lt;35;[.F10]&gt;22;[.L10]=&quot;Hêtre 45&quot;);AND([.F10]&lt;=22;[.F10]&gt;14;[.L10]=&quot;Hêtre 27&quot;);AND([.F10]&lt;=14;[.L10]=&quot;Hêtre 20&quot;));TRUE())" office:value-type="boolean" office:boolean-value="true" calcext:value-type="boolean">
            <text:p>VRAI</text:p>
          </table:table-cell>
          <table:table-cell table:formula="of:=IF(AND([.H10]&gt;[.P$4];[.L10]=&quot;Hêtre 45&quot;);[.J10];0)" office:value-type="float" office:value="0" calcext:value-type="float">
            <text:p>0</text:p>
          </table:table-cell>
          <table:table-cell table:formula="of:=IF(AND([.$H10]&gt;[.P$4];[.$L10]=&quot;Hêtre 45&quot;);[.$G10]*[.E10];0)" office:value-type="float" office:value="0" calcext:value-type="float">
            <text:p>0</text:p>
          </table:table-cell>
          <table:table-cell table:style-name="ce16" table:formula="of:=IF(AND([.H10]&lt;[.P$4];[.H10]&gt;=[.R$4];[.L10]=&quot;Hêtre 45&quot;;[.F10]&gt;19);[.J10];0)" office:value-type="float" office:value="0" calcext:value-type="float">
            <text:p>0</text:p>
          </table:table-cell>
          <table:table-cell table:formula="of:=IF(AND([.$H10]&gt;=[.R$4];[.$H10]&lt;[.P$4];[.$L10]=&quot;Hêtre 45&quot;);[.$G10]*[.$E10];0)" office:value-type="float" office:value="0" calcext:value-type="float">
            <text:p>0</text:p>
          </table:table-cell>
          <table:table-cell table:style-name="ce16" table:formula="of:=IF(AND([.H10]&lt;[.R$4];[.H10]&gt;=[.T$4];[.L10]=&quot;Hêtre 45&quot;;[.F10]&gt;19);[.J10];0)" office:value-type="float" office:value="0" calcext:value-type="float">
            <text:p>0</text:p>
          </table:table-cell>
          <table:table-cell table:formula="of:=IF(AND([.$H10]&gt;=[.T$4];[.$H10]&lt;[.R$4];[.$L10]=&quot;Hêtre 45&quot;);[.$G10]*[.$E10];0)" office:value-type="float" office:value="0" calcext:value-type="float">
            <text:p>0</text:p>
          </table:table-cell>
          <table:table-cell table:style-name="ce16" table:formula="of:=IF(AND([.H10]&lt;[.T$4];[.L10]=&quot;Hêtre 45&quot;;[.F10]&gt;19);[.J10];0)" office:value-type="float" office:value="0" calcext:value-type="float">
            <text:p>0</text:p>
          </table:table-cell>
          <table:table-cell table:formula="of:=IF(AND([.$H10]&lt;[.T$4];[.$L10]=&quot;Hêtre 45&quot;);[.$G10]*[.$E10];0)" office:value-type="float" office:value="0" calcext:value-type="float">
            <text:p>0</text:p>
          </table:table-cell>
          <table:table-cell table:formula="of:=IF(AND([.H10]&gt;[.X$4];[.L10]=&quot;Hêtre 27&quot;);[.$J10];0)" office:value-type="float" office:value="0" calcext:value-type="float">
            <text:p>0</text:p>
          </table:table-cell>
          <table:table-cell table:formula="of:=IF(AND([.$H10]&gt;[.X$4];[.$L10]=&quot;Hêtre 27&quot;);[.$G10]*[.$E10];0)" office:value-type="float" office:value="0" calcext:value-type="float">
            <text:p>0</text:p>
          </table:table-cell>
          <table:table-cell table:style-name="ce16" table:formula="of:=IF(AND([.H10]&lt;[.X$4];[.H10]&gt;=[.Z$4];[.L10]=&quot;Hêtre 27&quot;);[.$J10];0)" office:value-type="float" office:value="0" calcext:value-type="float">
            <text:p>0</text:p>
          </table:table-cell>
          <table:table-cell table:formula="of:=IF(AND([.$H10]&gt;=[.Z$4];[.$H10]&lt;[.X$4];[.$L10]=&quot;Hêtre 27&quot;);[.$G10]*[.$E10];0)" office:value-type="float" office:value="0" calcext:value-type="float">
            <text:p>0</text:p>
          </table:table-cell>
          <table:table-cell table:style-name="ce16" table:formula="of:=IF(AND([.H10]&lt;[.Z$4];[.H10]&gt;=[.AB$4];[.L10]=&quot;Hêtre 27&quot;;);[.$J10];0)" office:value-type="float" office:value="0" calcext:value-type="float">
            <text:p>0</text:p>
          </table:table-cell>
          <table:table-cell table:formula="of:=IF(AND([.$H10]&gt;=[.AB$4];[.$H10]&lt;[.Z$4];[.$L10]=&quot;Hêtre 27&quot;);[.$G10]*[.E10];0)" office:value-type="float" office:value="0" calcext:value-type="float">
            <text:p>0</text:p>
          </table:table-cell>
          <table:table-cell table:style-name="ce16" table:formula="of:=IF(AND([.H10]&lt;[.AB$4];[.L10]=&quot;Hêtre 27&quot;);[.$J10];0)" office:value-type="float" office:value="0" calcext:value-type="float">
            <text:p>0</text:p>
          </table:table-cell>
          <table:table-cell table:formula="of:=IF(AND([.$H10]&lt;[.AB$4];[.$L10]=&quot;Hêtre 27&quot;);[.$G10]*[.$E10];0)" office:value-type="float" office:value="0" calcext:value-type="float">
            <text:p>0</text:p>
          </table:table-cell>
          <table:table-cell table:formula="of:=IF(AND([.H10]&gt;[.AF$4];[.L10]=&quot;Hêtre 20&quot;);[.$J10];0)" office:value-type="float" office:value="0" calcext:value-type="float">
            <text:p>0</text:p>
          </table:table-cell>
          <table:table-cell table:formula="of:=IF(AND([.$H10]&gt;[.AF$4];[.$L10]=&quot;Hêtre 20&quot;);[.$G10]*[.$E10];0)" office:value-type="float" office:value="0" calcext:value-type="float">
            <text:p>0</text:p>
          </table:table-cell>
          <table:table-cell table:style-name="ce16" table:formula="of:=IF(AND([.H10]&lt;[.AF$4];[.H10]&gt;=[.AH$4];[.L10]=&quot;Hêtre 20&quot;);[.$J10];0)" office:value-type="float" office:value="0" calcext:value-type="float">
            <text:p>0</text:p>
          </table:table-cell>
          <table:table-cell table:formula="of:=IF(AND([.$H10]&gt;=[.AH$4];[.$H10]&lt;[.AF$4];[.$L10]=&quot;Hêtre 20&quot;);[.$G10]*[.$E10];0)" office:value-type="float" office:value="0" calcext:value-type="float">
            <text:p>0</text:p>
          </table:table-cell>
          <table:table-cell table:style-name="ce16" table:formula="of:=IF(AND([.H10]&lt;[.AH$4];[.H10]&gt;=[.AJ$4];[.L10]=&quot;Hêtre 20&quot;;);[.$J10];0)" office:value-type="float" office:value="0" calcext:value-type="float">
            <text:p>0</text:p>
          </table:table-cell>
          <table:table-cell table:formula="of:=IF(AND([.$H10]&gt;=[.AJ$4];[.$H10]&lt;[.AH$4];[.$L10]=&quot;Hêtre 20&quot;);[.$G10]*[.$E10];0)" office:value-type="float" office:value="0" calcext:value-type="float">
            <text:p>0</text:p>
          </table:table-cell>
          <table:table-cell table:style-name="ce16" table:formula="of:=IF(AND([.H10]&lt;[.AJ$4];[.L10]=&quot;Hêtre 20&quot;);[.$J10];0)" office:value-type="float" office:value="0.061945" calcext:value-type="float">
            <text:p>0,061945</text:p>
          </table:table-cell>
          <table:table-cell table:formula="of:=IF(AND([.$H10]&lt;[.AJ$4];[.$L10]=&quot;Hêtre 20&quot;);[.$G10]*[.$E10];0)" office:value-type="float" office:value="65" calcext:value-type="float">
            <text:p>65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3" calcext:value-type="float">
            <text:p>2023</text:p>
          </table:table-cell>
          <table:table-cell table:style-name="ce7" table:formula="of:=[.H5]-50-[.H11]" office:value-type="float" office:value="0" calcext:value-type="float">
            <text:p>0</text:p>
          </table:table-cell>
          <table:table-cell table:formula="of:=[.E11]*([.G11]/1000)*([.H11]/1000)" office:value-type="float" office:value="0.34391" calcext:value-type="float">
            <text:p>0,34391</text:p>
          </table:table-cell>
          <table:table-cell table:formula="of:=[.J11]*[.F11]/1000" office:value-type="float" office:value="0.00171955" calcext:value-type="float">
            <text:p>0,00171955</text:p>
          </table:table-cell>
          <table:table-cell office:value-type="string" calcext:value-type="string">
            <text:p>Hêtre 20</text:p>
          </table:table-cell>
          <table:table-cell table:style-name="ce19" table:formula="of:=IF(OR(AND([.F11]&lt;35;[.F11]&gt;22;[.L11]=&quot;Hêtre 45&quot;);AND([.F11]&lt;=22;[.F11]&gt;14;[.L11]=&quot;Hêtre 27&quot;);AND([.F11]&lt;=14;[.L11]=&quot;Hêtre 20&quot;));TRUE())" office:value-type="boolean" office:boolean-value="true" calcext:value-type="boolean">
            <text:p>VRAI</text:p>
          </table:table-cell>
          <table:table-cell table:formula="of:=IF(AND([.H11]&gt;[.P$4];[.L11]=&quot;Hêtre 45&quot;);[.J11];0)" office:value-type="float" office:value="0" calcext:value-type="float">
            <text:p>0</text:p>
          </table:table-cell>
          <table:table-cell table:formula="of:=IF(AND([.$H11]&gt;[.P$4];[.$L11]=&quot;Hêtre 45&quot;);[.$G11]*[.E11];0)" office:value-type="float" office:value="0" calcext:value-type="float">
            <text:p>0</text:p>
          </table:table-cell>
          <table:table-cell table:style-name="ce16" table:formula="of:=IF(AND([.H11]&lt;[.P$4];[.H11]&gt;=[.R$4];[.L11]=&quot;Hêtre 45&quot;;[.F11]&gt;19);[.J11];0)" office:value-type="float" office:value="0" calcext:value-type="float">
            <text:p>0</text:p>
          </table:table-cell>
          <table:table-cell table:formula="of:=IF(AND([.$H11]&gt;=[.R$4];[.$H11]&lt;[.P$4];[.$L11]=&quot;Hêtre 45&quot;);[.$G11]*[.$E11];0)" office:value-type="float" office:value="0" calcext:value-type="float">
            <text:p>0</text:p>
          </table:table-cell>
          <table:table-cell table:style-name="ce16" table:formula="of:=IF(AND([.H11]&lt;[.R$4];[.H11]&gt;=[.T$4];[.L11]=&quot;Hêtre 45&quot;;[.F11]&gt;19);[.J11];0)" office:value-type="float" office:value="0" calcext:value-type="float">
            <text:p>0</text:p>
          </table:table-cell>
          <table:table-cell table:formula="of:=IF(AND([.$H11]&gt;=[.T$4];[.$H11]&lt;[.R$4];[.$L11]=&quot;Hêtre 45&quot;);[.$G11]*[.$E11];0)" office:value-type="float" office:value="0" calcext:value-type="float">
            <text:p>0</text:p>
          </table:table-cell>
          <table:table-cell table:style-name="ce16" table:formula="of:=IF(AND([.H11]&lt;[.T$4];[.L11]=&quot;Hêtre 45&quot;;[.F11]&gt;19);[.J11];0)" office:value-type="float" office:value="0" calcext:value-type="float">
            <text:p>0</text:p>
          </table:table-cell>
          <table:table-cell table:formula="of:=IF(AND([.$H11]&lt;[.T$4];[.$L11]=&quot;Hêtre 45&quot;);[.$G11]*[.$E11];0)" office:value-type="float" office:value="0" calcext:value-type="float">
            <text:p>0</text:p>
          </table:table-cell>
          <table:table-cell table:formula="of:=IF(AND([.H11]&gt;[.X$4];[.L11]=&quot;Hêtre 27&quot;);[.$J11];0)" office:value-type="float" office:value="0" calcext:value-type="float">
            <text:p>0</text:p>
          </table:table-cell>
          <table:table-cell table:formula="of:=IF(AND([.$H11]&gt;[.X$4];[.$L11]=&quot;Hêtre 27&quot;);[.$G11]*[.$E11];0)" office:value-type="float" office:value="0" calcext:value-type="float">
            <text:p>0</text:p>
          </table:table-cell>
          <table:table-cell table:style-name="ce16" table:formula="of:=IF(AND([.H11]&lt;[.X$4];[.H11]&gt;=[.Z$4];[.L11]=&quot;Hêtre 27&quot;);[.$J11];0)" office:value-type="float" office:value="0" calcext:value-type="float">
            <text:p>0</text:p>
          </table:table-cell>
          <table:table-cell table:formula="of:=IF(AND([.$H11]&gt;=[.Z$4];[.$H11]&lt;[.X$4];[.$L11]=&quot;Hêtre 27&quot;);[.$G11]*[.$E11];0)" office:value-type="float" office:value="0" calcext:value-type="float">
            <text:p>0</text:p>
          </table:table-cell>
          <table:table-cell table:style-name="ce16" table:formula="of:=IF(AND([.H11]&lt;[.Z$4];[.H11]&gt;=[.AB$4];[.L11]=&quot;Hêtre 27&quot;;);[.$J11];0)" office:value-type="float" office:value="0" calcext:value-type="float">
            <text:p>0</text:p>
          </table:table-cell>
          <table:table-cell table:formula="of:=IF(AND([.$H11]&gt;=[.AB$4];[.$H11]&lt;[.Z$4];[.$L11]=&quot;Hêtre 27&quot;);[.$G11]*[.E11];0)" office:value-type="float" office:value="0" calcext:value-type="float">
            <text:p>0</text:p>
          </table:table-cell>
          <table:table-cell table:style-name="ce16" table:formula="of:=IF(AND([.H11]&lt;[.AB$4];[.L11]=&quot;Hêtre 27&quot;);[.$J11];0)" office:value-type="float" office:value="0" calcext:value-type="float">
            <text:p>0</text:p>
          </table:table-cell>
          <table:table-cell table:formula="of:=IF(AND([.$H11]&lt;[.AB$4];[.$L11]=&quot;Hêtre 27&quot;);[.$G11]*[.$E11];0)" office:value-type="float" office:value="0" calcext:value-type="float">
            <text:p>0</text:p>
          </table:table-cell>
          <table:table-cell table:formula="of:=IF(AND([.H11]&gt;[.AF$4];[.L11]=&quot;Hêtre 20&quot;);[.$J11];0)" office:value-type="float" office:value="0.34391" calcext:value-type="float">
            <text:p>0,34391</text:p>
          </table:table-cell>
          <table:table-cell table:formula="of:=IF(AND([.$H11]&gt;[.AF$4];[.$L11]=&quot;Hêtre 20&quot;);[.$G11]*[.$E11];0)" office:value-type="float" office:value="170" calcext:value-type="float">
            <text:p>170</text:p>
          </table:table-cell>
          <table:table-cell table:style-name="ce16" table:formula="of:=IF(AND([.H11]&lt;[.AF$4];[.H11]&gt;=[.AH$4];[.L11]=&quot;Hêtre 20&quot;);[.$J11];0)" office:value-type="float" office:value="0" calcext:value-type="float">
            <text:p>0</text:p>
          </table:table-cell>
          <table:table-cell table:formula="of:=IF(AND([.$H11]&gt;=[.AH$4];[.$H11]&lt;[.AF$4];[.$L11]=&quot;Hêtre 20&quot;);[.$G11]*[.$E11];0)" office:value-type="float" office:value="0" calcext:value-type="float">
            <text:p>0</text:p>
          </table:table-cell>
          <table:table-cell table:style-name="ce16" table:formula="of:=IF(AND([.H11]&lt;[.AH$4];[.H11]&gt;=[.AJ$4];[.L11]=&quot;Hêtre 20&quot;;);[.$J11];0)" office:value-type="float" office:value="0" calcext:value-type="float">
            <text:p>0</text:p>
          </table:table-cell>
          <table:table-cell table:formula="of:=IF(AND([.$H11]&gt;=[.AJ$4];[.$H11]&lt;[.AH$4];[.$L11]=&quot;Hêtre 20&quot;);[.$G11]*[.$E11];0)" office:value-type="float" office:value="0" calcext:value-type="float">
            <text:p>0</text:p>
          </table:table-cell>
          <table:table-cell table:style-name="ce16" table:formula="of:=IF(AND([.H11]&lt;[.AJ$4];[.L11]=&quot;Hêtre 20&quot;);[.$J11];0)" office:value-type="float" office:value="0" calcext:value-type="float">
            <text:p>0</text:p>
          </table:table-cell>
          <table:table-cell table:formula="of:=IF(AND([.$H11]&lt;[.AJ$4];[.$L11]=&quot;Hêtre 20&quot;);[.$G11]*[.$E1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953" calcext:value-type="float">
            <text:p>953</text:p>
          </table:table-cell>
          <table:table-cell table:style-name="ce7" table:formula="of:=[.H6]+70+2*30-[.H12]" office:value-type="float" office:value="0" calcext:value-type="float">
            <text:p>0</text:p>
          </table:table-cell>
          <table:table-cell table:formula="of:=[.E12]*([.G12]/1000)*([.H12]/1000)" office:value-type="float" office:value="0.081005" calcext:value-type="float">
            <text:p>0,081005</text:p>
          </table:table-cell>
          <table:table-cell table:formula="of:=[.J12]*[.F12]/1000" office:value-type="float" office:value="0.000405025" calcext:value-type="float">
            <text:p>0,000405025</text:p>
          </table:table-cell>
          <table:table-cell office:value-type="string" calcext:value-type="string">
            <text:p>Hêtre 20</text:p>
          </table:table-cell>
          <table:table-cell table:style-name="ce19" table:formula="of:=IF(OR(AND([.F12]&lt;35;[.F12]&gt;22;[.L12]=&quot;Hêtre 45&quot;);AND([.F12]&lt;=22;[.F12]&gt;14;[.L12]=&quot;Hêtre 27&quot;);AND([.F12]&lt;=14;[.L12]=&quot;Hêtre 20&quot;));TRUE())" office:value-type="boolean" office:boolean-value="true" calcext:value-type="boolean">
            <text:p>VRAI</text:p>
          </table:table-cell>
          <table:table-cell table:formula="of:=IF(AND([.H12]&gt;[.P$4];[.L12]=&quot;Hêtre 45&quot;);[.J12];0)" office:value-type="float" office:value="0" calcext:value-type="float">
            <text:p>0</text:p>
          </table:table-cell>
          <table:table-cell table:formula="of:=IF(AND([.$H12]&gt;[.P$4];[.$L12]=&quot;Hêtre 45&quot;);[.$G12]*[.E12];0)" office:value-type="float" office:value="0" calcext:value-type="float">
            <text:p>0</text:p>
          </table:table-cell>
          <table:table-cell table:style-name="ce16" table:formula="of:=IF(AND([.H12]&lt;[.P$4];[.H12]&gt;=[.R$4];[.L12]=&quot;Hêtre 45&quot;;[.F12]&gt;19);[.J12];0)" office:value-type="float" office:value="0" calcext:value-type="float">
            <text:p>0</text:p>
          </table:table-cell>
          <table:table-cell table:formula="of:=IF(AND([.$H12]&gt;=[.R$4];[.$H12]&lt;[.P$4];[.$L12]=&quot;Hêtre 45&quot;);[.$G12]*[.$E12];0)" office:value-type="float" office:value="0" calcext:value-type="float">
            <text:p>0</text:p>
          </table:table-cell>
          <table:table-cell table:style-name="ce16" table:formula="of:=IF(AND([.H12]&lt;[.R$4];[.H12]&gt;=[.T$4];[.L12]=&quot;Hêtre 45&quot;;[.F12]&gt;19);[.J12];0)" office:value-type="float" office:value="0" calcext:value-type="float">
            <text:p>0</text:p>
          </table:table-cell>
          <table:table-cell table:formula="of:=IF(AND([.$H12]&gt;=[.T$4];[.$H12]&lt;[.R$4];[.$L12]=&quot;Hêtre 45&quot;);[.$G12]*[.$E12];0)" office:value-type="float" office:value="0" calcext:value-type="float">
            <text:p>0</text:p>
          </table:table-cell>
          <table:table-cell table:style-name="ce16" table:formula="of:=IF(AND([.H12]&lt;[.T$4];[.L12]=&quot;Hêtre 45&quot;;[.F12]&gt;19);[.J12];0)" office:value-type="float" office:value="0" calcext:value-type="float">
            <text:p>0</text:p>
          </table:table-cell>
          <table:table-cell table:formula="of:=IF(AND([.$H12]&lt;[.T$4];[.$L12]=&quot;Hêtre 45&quot;);[.$G12]*[.$E12];0)" office:value-type="float" office:value="0" calcext:value-type="float">
            <text:p>0</text:p>
          </table:table-cell>
          <table:table-cell table:formula="of:=IF(AND([.H12]&gt;[.X$4];[.L12]=&quot;Hêtre 27&quot;);[.$J12];0)" office:value-type="float" office:value="0" calcext:value-type="float">
            <text:p>0</text:p>
          </table:table-cell>
          <table:table-cell table:formula="of:=IF(AND([.$H12]&gt;[.X$4];[.$L12]=&quot;Hêtre 27&quot;);[.$G12]*[.$E12];0)" office:value-type="float" office:value="0" calcext:value-type="float">
            <text:p>0</text:p>
          </table:table-cell>
          <table:table-cell table:style-name="ce16" table:formula="of:=IF(AND([.H12]&lt;[.X$4];[.H12]&gt;=[.Z$4];[.L12]=&quot;Hêtre 27&quot;);[.$J12];0)" office:value-type="float" office:value="0" calcext:value-type="float">
            <text:p>0</text:p>
          </table:table-cell>
          <table:table-cell table:formula="of:=IF(AND([.$H12]&gt;=[.Z$4];[.$H12]&lt;[.X$4];[.$L12]=&quot;Hêtre 27&quot;);[.$G12]*[.$E12];0)" office:value-type="float" office:value="0" calcext:value-type="float">
            <text:p>0</text:p>
          </table:table-cell>
          <table:table-cell table:style-name="ce16" table:formula="of:=IF(AND([.H12]&lt;[.Z$4];[.H12]&gt;=[.AB$4];[.L12]=&quot;Hêtre 27&quot;;);[.$J12];0)" office:value-type="float" office:value="0" calcext:value-type="float">
            <text:p>0</text:p>
          </table:table-cell>
          <table:table-cell table:formula="of:=IF(AND([.$H12]&gt;=[.AB$4];[.$H12]&lt;[.Z$4];[.$L12]=&quot;Hêtre 27&quot;);[.$G12]*[.E12];0)" office:value-type="float" office:value="0" calcext:value-type="float">
            <text:p>0</text:p>
          </table:table-cell>
          <table:table-cell table:style-name="ce16" table:formula="of:=IF(AND([.H12]&lt;[.AB$4];[.L12]=&quot;Hêtre 27&quot;);[.$J12];0)" office:value-type="float" office:value="0" calcext:value-type="float">
            <text:p>0</text:p>
          </table:table-cell>
          <table:table-cell table:formula="of:=IF(AND([.$H12]&lt;[.AB$4];[.$L12]=&quot;Hêtre 27&quot;);[.$G12]*[.$E12];0)" office:value-type="float" office:value="0" calcext:value-type="float">
            <text:p>0</text:p>
          </table:table-cell>
          <table:table-cell table:formula="of:=IF(AND([.H12]&gt;[.AF$4];[.L12]=&quot;Hêtre 20&quot;);[.$J12];0)" office:value-type="float" office:value="0" calcext:value-type="float">
            <text:p>0</text:p>
          </table:table-cell>
          <table:table-cell table:formula="of:=IF(AND([.$H12]&gt;[.AF$4];[.$L12]=&quot;Hêtre 20&quot;);[.$G12]*[.$E12];0)" office:value-type="float" office:value="0" calcext:value-type="float">
            <text:p>0</text:p>
          </table:table-cell>
          <table:table-cell table:style-name="ce16" table:formula="of:=IF(AND([.H12]&lt;[.AF$4];[.H12]&gt;=[.AH$4];[.L12]=&quot;Hêtre 20&quot;);[.$J12];0)" office:value-type="float" office:value="0" calcext:value-type="float">
            <text:p>0</text:p>
          </table:table-cell>
          <table:table-cell table:formula="of:=IF(AND([.$H12]&gt;=[.AH$4];[.$H12]&lt;[.AF$4];[.$L12]=&quot;Hêtre 20&quot;);[.$G12]*[.$E12];0)" office:value-type="float" office:value="0" calcext:value-type="float">
            <text:p>0</text:p>
          </table:table-cell>
          <table:table-cell table:style-name="ce16" table:formula="of:=IF(AND([.H12]&lt;[.AH$4];[.H12]&gt;=[.AJ$4];[.L12]=&quot;Hêtre 20&quot;;);[.$J12];0)" office:value-type="float" office:value="0" calcext:value-type="float">
            <text:p>0</text:p>
          </table:table-cell>
          <table:table-cell table:formula="of:=IF(AND([.$H12]&gt;=[.AJ$4];[.$H12]&lt;[.AH$4];[.$L12]=&quot;Hêtre 20&quot;);[.$G12]*[.$E12];0)" office:value-type="float" office:value="0" calcext:value-type="float">
            <text:p>0</text:p>
          </table:table-cell>
          <table:table-cell table:style-name="ce16" table:formula="of:=IF(AND([.H12]&lt;[.AJ$4];[.L12]=&quot;Hêtre 20&quot;);[.$J12];0)" office:value-type="float" office:value="0.081005" calcext:value-type="float">
            <text:p>0,081005</text:p>
          </table:table-cell>
          <table:table-cell table:formula="of:=IF(AND([.$H12]&lt;[.AJ$4];[.$L12]=&quot;Hêtre 20&quot;);[.$G12]*[.$E12];0)" office:value-type="float" office:value="85" calcext:value-type="float">
            <text:p>85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7"/>
          <table:table-cell table:formula="of:=[.E13]*([.G13]/1000)*([.H13]/1000)" office:value-type="float" office:value="0" calcext:value-type="float">
            <text:p>0</text:p>
          </table:table-cell>
          <table:table-cell table:formula="of:=[.J13]*[.F13]/1000" office:value-type="float" office:value="0" calcext:value-type="float">
            <text:p>0</text:p>
          </table:table-cell>
          <table:table-cell/>
          <table:table-cell table:style-name="ce19" table:formula="of:=IF(OR(AND([.F13]&lt;35;[.F13]&gt;22;[.L13]=&quot;Hêtre 45&quot;);AND([.F13]&lt;=22;[.F13]&gt;14;[.L13]=&quot;Hêtre 27&quot;);AND([.F13]&lt;=14;[.L13]=&quot;Hêtre 20&quot;));TRUE())" office:value-type="boolean" office:boolean-value="false" calcext:value-type="boolean">
            <text:p>FAUX</text:p>
          </table:table-cell>
          <table:table-cell table:formula="of:=IF(AND([.H13]&gt;[.P$4];[.L13]=&quot;Hêtre 45&quot;);[.J13];0)" office:value-type="float" office:value="0" calcext:value-type="float">
            <text:p>0</text:p>
          </table:table-cell>
          <table:table-cell table:formula="of:=IF(AND([.$H13]&gt;[.P$4];[.$L13]=&quot;Hêtre 45&quot;);[.$G13]*[.E13];0)" office:value-type="float" office:value="0" calcext:value-type="float">
            <text:p>0</text:p>
          </table:table-cell>
          <table:table-cell table:style-name="ce16" table:formula="of:=IF(AND([.H13]&lt;[.P$4];[.H13]&gt;=[.R$4];[.L13]=&quot;Hêtre 45&quot;;[.F13]&gt;19);[.J13];0)" office:value-type="float" office:value="0" calcext:value-type="float">
            <text:p>0</text:p>
          </table:table-cell>
          <table:table-cell table:formula="of:=IF(AND([.$H13]&gt;=[.R$4];[.$H13]&lt;[.P$4];[.$L13]=&quot;Hêtre 45&quot;);[.$G13]*[.$E13];0)" office:value-type="float" office:value="0" calcext:value-type="float">
            <text:p>0</text:p>
          </table:table-cell>
          <table:table-cell table:style-name="ce16" table:formula="of:=IF(AND([.H13]&lt;[.R$4];[.H13]&gt;=[.T$4];[.L13]=&quot;Hêtre 45&quot;;[.F13]&gt;19);[.J13];0)" office:value-type="float" office:value="0" calcext:value-type="float">
            <text:p>0</text:p>
          </table:table-cell>
          <table:table-cell table:formula="of:=IF(AND([.$H13]&gt;=[.T$4];[.$H13]&lt;[.R$4];[.$L13]=&quot;Hêtre 45&quot;);[.$G13]*[.$E13];0)" office:value-type="float" office:value="0" calcext:value-type="float">
            <text:p>0</text:p>
          </table:table-cell>
          <table:table-cell table:style-name="ce16" table:formula="of:=IF(AND([.H13]&lt;[.T$4];[.L13]=&quot;Hêtre 45&quot;;[.F13]&gt;19);[.J13];0)" office:value-type="float" office:value="0" calcext:value-type="float">
            <text:p>0</text:p>
          </table:table-cell>
          <table:table-cell table:formula="of:=IF(AND([.$H13]&lt;[.T$4];[.$L13]=&quot;Hêtre 45&quot;);[.$G13]*[.$E13];0)" office:value-type="float" office:value="0" calcext:value-type="float">
            <text:p>0</text:p>
          </table:table-cell>
          <table:table-cell table:formula="of:=IF(AND([.H13]&gt;[.X$4];[.L13]=&quot;Hêtre 27&quot;);[.$J13];0)" office:value-type="float" office:value="0" calcext:value-type="float">
            <text:p>0</text:p>
          </table:table-cell>
          <table:table-cell table:formula="of:=IF(AND([.$H13]&gt;[.X$4];[.$L13]=&quot;Hêtre 27&quot;);[.$G13]*[.$E13];0)" office:value-type="float" office:value="0" calcext:value-type="float">
            <text:p>0</text:p>
          </table:table-cell>
          <table:table-cell table:style-name="ce16" table:formula="of:=IF(AND([.H13]&lt;[.X$4];[.H13]&gt;=[.Z$4];[.L13]=&quot;Hêtre 27&quot;);[.$J13];0)" office:value-type="float" office:value="0" calcext:value-type="float">
            <text:p>0</text:p>
          </table:table-cell>
          <table:table-cell table:formula="of:=IF(AND([.$H13]&gt;=[.Z$4];[.$H13]&lt;[.X$4];[.$L13]=&quot;Hêtre 27&quot;);[.$G13]*[.$E13];0)" office:value-type="float" office:value="0" calcext:value-type="float">
            <text:p>0</text:p>
          </table:table-cell>
          <table:table-cell table:style-name="ce16" table:formula="of:=IF(AND([.H13]&lt;[.Z$4];[.H13]&gt;=[.AB$4];[.L13]=&quot;Hêtre 27&quot;;);[.$J13];0)" office:value-type="float" office:value="0" calcext:value-type="float">
            <text:p>0</text:p>
          </table:table-cell>
          <table:table-cell table:formula="of:=IF(AND([.$H13]&gt;=[.AB$4];[.$H13]&lt;[.Z$4];[.$L13]=&quot;Hêtre 27&quot;);[.$G13]*[.E13];0)" office:value-type="float" office:value="0" calcext:value-type="float">
            <text:p>0</text:p>
          </table:table-cell>
          <table:table-cell table:style-name="ce16" table:formula="of:=IF(AND([.H13]&lt;[.AB$4];[.L13]=&quot;Hêtre 27&quot;);[.$J13];0)" office:value-type="float" office:value="0" calcext:value-type="float">
            <text:p>0</text:p>
          </table:table-cell>
          <table:table-cell table:formula="of:=IF(AND([.$H13]&lt;[.AB$4];[.$L13]=&quot;Hêtre 27&quot;);[.$G13]*[.$E13];0)" office:value-type="float" office:value="0" calcext:value-type="float">
            <text:p>0</text:p>
          </table:table-cell>
          <table:table-cell table:formula="of:=IF(AND([.H13]&gt;[.AF$4];[.L13]=&quot;Hêtre 20&quot;);[.$J13];0)" office:value-type="float" office:value="0" calcext:value-type="float">
            <text:p>0</text:p>
          </table:table-cell>
          <table:table-cell table:formula="of:=IF(AND([.$H13]&gt;[.AF$4];[.$L13]=&quot;Hêtre 20&quot;);[.$G13]*[.$E13];0)" office:value-type="float" office:value="0" calcext:value-type="float">
            <text:p>0</text:p>
          </table:table-cell>
          <table:table-cell table:style-name="ce16" table:formula="of:=IF(AND([.H13]&lt;[.AF$4];[.H13]&gt;=[.AH$4];[.L13]=&quot;Hêtre 20&quot;);[.$J13];0)" office:value-type="float" office:value="0" calcext:value-type="float">
            <text:p>0</text:p>
          </table:table-cell>
          <table:table-cell table:formula="of:=IF(AND([.$H13]&gt;=[.AH$4];[.$H13]&lt;[.AF$4];[.$L13]=&quot;Hêtre 20&quot;);[.$G13]*[.$E13];0)" office:value-type="float" office:value="0" calcext:value-type="float">
            <text:p>0</text:p>
          </table:table-cell>
          <table:table-cell table:style-name="ce16" table:formula="of:=IF(AND([.H13]&lt;[.AH$4];[.H13]&gt;=[.AJ$4];[.L13]=&quot;Hêtre 20&quot;;);[.$J13];0)" office:value-type="float" office:value="0" calcext:value-type="float">
            <text:p>0</text:p>
          </table:table-cell>
          <table:table-cell table:formula="of:=IF(AND([.$H13]&gt;=[.AJ$4];[.$H13]&lt;[.AH$4];[.$L13]=&quot;Hêtre 20&quot;);[.$G13]*[.$E13];0)" office:value-type="float" office:value="0" calcext:value-type="float">
            <text:p>0</text:p>
          </table:table-cell>
          <table:table-cell table:style-name="ce16" table:formula="of:=IF(AND([.H13]&lt;[.AJ$4];[.L13]=&quot;Hêtre 20&quot;);[.$J13];0)" office:value-type="float" office:value="0" calcext:value-type="float">
            <text:p>0</text:p>
          </table:table-cell>
          <table:table-cell table:formula="of:=IF(AND([.$H13]&lt;[.AJ$4];[.$L13]=&quot;Hêtre 20&quot;);[.$G13]*[.$E13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table:style-name="ce11"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6" calcext:value-type="float">
            <text:p>2026</text:p>
          </table:table-cell>
          <table:table-cell table:style-name="ce7"/>
          <table:table-cell table:formula="of:=[.E14]*([.G14]/1000)*([.H14]/1000)" office:value-type="float" office:value="0.4052" calcext:value-type="float">
            <text:p>0,4052</text:p>
          </table:table-cell>
          <table:table-cell table:formula="of:=[.J14]*[.F14]/1000" office:value-type="float" office:value="0.012156" calcext:value-type="float">
            <text:p>0,012156</text:p>
          </table:table-cell>
          <table:table-cell office:value-type="string" calcext:value-type="string">
            <text:p>Hêtre 45</text:p>
          </table:table-cell>
          <table:table-cell table:style-name="ce19" table:formula="of:=IF(OR(AND([.F14]&lt;35;[.F14]&gt;22;[.L14]=&quot;Hêtre 45&quot;);AND([.F14]&lt;=22;[.F14]&gt;14;[.L14]=&quot;Hêtre 27&quot;);AND([.F14]&lt;=14;[.L14]=&quot;Hêtre 20&quot;));TRUE())" office:value-type="boolean" office:boolean-value="true" calcext:value-type="boolean">
            <text:p>VRAI</text:p>
          </table:table-cell>
          <table:table-cell table:formula="of:=IF(AND([.H14]&gt;[.P$4];[.L14]=&quot;Hêtre 45&quot;);[.J14];0)" office:value-type="float" office:value="0.4052" calcext:value-type="float">
            <text:p>0,4052</text:p>
          </table:table-cell>
          <table:table-cell table:formula="of:=IF(AND([.$H14]&gt;[.P$4];[.$L14]=&quot;Hêtre 45&quot;);[.$G14]*[.E14];0)" office:value-type="float" office:value="200" calcext:value-type="float">
            <text:p>200</text:p>
          </table:table-cell>
          <table:table-cell table:style-name="ce16" table:formula="of:=IF(AND([.H14]&lt;[.P$4];[.H14]&gt;=[.R$4];[.L14]=&quot;Hêtre 45&quot;;[.F14]&gt;19);[.J14];0)" office:value-type="float" office:value="0" calcext:value-type="float">
            <text:p>0</text:p>
          </table:table-cell>
          <table:table-cell table:formula="of:=IF(AND([.$H14]&gt;=[.R$4];[.$H14]&lt;[.P$4];[.$L14]=&quot;Hêtre 45&quot;);[.$G14]*[.$E14];0)" office:value-type="float" office:value="0" calcext:value-type="float">
            <text:p>0</text:p>
          </table:table-cell>
          <table:table-cell table:style-name="ce16" table:formula="of:=IF(AND([.H14]&lt;[.R$4];[.H14]&gt;=[.T$4];[.L14]=&quot;Hêtre 45&quot;;[.F14]&gt;19);[.J14];0)" office:value-type="float" office:value="0" calcext:value-type="float">
            <text:p>0</text:p>
          </table:table-cell>
          <table:table-cell table:formula="of:=IF(AND([.$H14]&gt;=[.T$4];[.$H14]&lt;[.R$4];[.$L14]=&quot;Hêtre 45&quot;);[.$G14]*[.$E14];0)" office:value-type="float" office:value="0" calcext:value-type="float">
            <text:p>0</text:p>
          </table:table-cell>
          <table:table-cell table:style-name="ce16" table:formula="of:=IF(AND([.H14]&lt;[.T$4];[.L14]=&quot;Hêtre 45&quot;;[.F14]&gt;19);[.J14];0)" office:value-type="float" office:value="0" calcext:value-type="float">
            <text:p>0</text:p>
          </table:table-cell>
          <table:table-cell table:formula="of:=IF(AND([.$H14]&lt;[.T$4];[.$L14]=&quot;Hêtre 45&quot;);[.$G14]*[.$E14];0)" office:value-type="float" office:value="0" calcext:value-type="float">
            <text:p>0</text:p>
          </table:table-cell>
          <table:table-cell table:formula="of:=IF(AND([.H14]&gt;[.X$4];[.L14]=&quot;Hêtre 27&quot;);[.$J14];0)" office:value-type="float" office:value="0" calcext:value-type="float">
            <text:p>0</text:p>
          </table:table-cell>
          <table:table-cell table:formula="of:=IF(AND([.$H14]&gt;[.X$4];[.$L14]=&quot;Hêtre 27&quot;);[.$G14]*[.$E14];0)" office:value-type="float" office:value="0" calcext:value-type="float">
            <text:p>0</text:p>
          </table:table-cell>
          <table:table-cell table:style-name="ce16" table:formula="of:=IF(AND([.H14]&lt;[.X$4];[.H14]&gt;=[.Z$4];[.L14]=&quot;Hêtre 27&quot;);[.$J14];0)" office:value-type="float" office:value="0" calcext:value-type="float">
            <text:p>0</text:p>
          </table:table-cell>
          <table:table-cell table:formula="of:=IF(AND([.$H14]&gt;=[.Z$4];[.$H14]&lt;[.X$4];[.$L14]=&quot;Hêtre 27&quot;);[.$G14]*[.$E14];0)" office:value-type="float" office:value="0" calcext:value-type="float">
            <text:p>0</text:p>
          </table:table-cell>
          <table:table-cell table:style-name="ce16" table:formula="of:=IF(AND([.H14]&lt;[.Z$4];[.H14]&gt;=[.AB$4];[.L14]=&quot;Hêtre 27&quot;;);[.$J14];0)" office:value-type="float" office:value="0" calcext:value-type="float">
            <text:p>0</text:p>
          </table:table-cell>
          <table:table-cell table:formula="of:=IF(AND([.$H14]&gt;=[.AB$4];[.$H14]&lt;[.Z$4];[.$L14]=&quot;Hêtre 27&quot;);[.$G14]*[.E14];0)" office:value-type="float" office:value="0" calcext:value-type="float">
            <text:p>0</text:p>
          </table:table-cell>
          <table:table-cell table:style-name="ce16" table:formula="of:=IF(AND([.H14]&lt;[.AB$4];[.L14]=&quot;Hêtre 27&quot;);[.$J14];0)" office:value-type="float" office:value="0" calcext:value-type="float">
            <text:p>0</text:p>
          </table:table-cell>
          <table:table-cell table:formula="of:=IF(AND([.$H14]&lt;[.AB$4];[.$L14]=&quot;Hêtre 27&quot;);[.$G14]*[.$E14];0)" office:value-type="float" office:value="0" calcext:value-type="float">
            <text:p>0</text:p>
          </table:table-cell>
          <table:table-cell table:formula="of:=IF(AND([.H14]&gt;[.AF$4];[.L14]=&quot;Hêtre 20&quot;);[.$J14];0)" office:value-type="float" office:value="0" calcext:value-type="float">
            <text:p>0</text:p>
          </table:table-cell>
          <table:table-cell table:formula="of:=IF(AND([.$H14]&gt;[.AF$4];[.$L14]=&quot;Hêtre 20&quot;);[.$G14]*[.$E14];0)" office:value-type="float" office:value="0" calcext:value-type="float">
            <text:p>0</text:p>
          </table:table-cell>
          <table:table-cell table:style-name="ce16" table:formula="of:=IF(AND([.H14]&lt;[.AF$4];[.H14]&gt;=[.AH$4];[.L14]=&quot;Hêtre 20&quot;);[.$J14];0)" office:value-type="float" office:value="0" calcext:value-type="float">
            <text:p>0</text:p>
          </table:table-cell>
          <table:table-cell table:formula="of:=IF(AND([.$H14]&gt;=[.AH$4];[.$H14]&lt;[.AF$4];[.$L14]=&quot;Hêtre 20&quot;);[.$G14]*[.$E14];0)" office:value-type="float" office:value="0" calcext:value-type="float">
            <text:p>0</text:p>
          </table:table-cell>
          <table:table-cell table:style-name="ce16" table:formula="of:=IF(AND([.H14]&lt;[.AH$4];[.H14]&gt;=[.AJ$4];[.L14]=&quot;Hêtre 20&quot;;);[.$J14];0)" office:value-type="float" office:value="0" calcext:value-type="float">
            <text:p>0</text:p>
          </table:table-cell>
          <table:table-cell table:formula="of:=IF(AND([.$H14]&gt;=[.AJ$4];[.$H14]&lt;[.AH$4];[.$L14]=&quot;Hêtre 20&quot;);[.$G14]*[.$E14];0)" office:value-type="float" office:value="0" calcext:value-type="float">
            <text:p>0</text:p>
          </table:table-cell>
          <table:table-cell table:style-name="ce16" table:formula="of:=IF(AND([.H14]&lt;[.AJ$4];[.L14]=&quot;Hêtre 20&quot;);[.$J14];0)" office:value-type="float" office:value="0" calcext:value-type="float">
            <text:p>0</text:p>
          </table:table-cell>
          <table:table-cell table:formula="of:=IF(AND([.$H14]&lt;[.AJ$4];[.$L14]=&quot;Hêtre 20&quot;);[.$G14]*[.$E14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11"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819" calcext:value-type="float">
            <text:p>819</text:p>
          </table:table-cell>
          <table:table-cell table:style-name="ce7"/>
          <table:table-cell table:formula="of:=[.E15]*([.G15]/1000)*([.H15]/1000)" office:value-type="float" office:value="0.094185" calcext:value-type="float">
            <text:p>0,094185</text:p>
          </table:table-cell>
          <table:table-cell table:formula="of:=[.J15]*[.F15]/1000" office:value-type="float" office:value="0.00282555" calcext:value-type="float">
            <text:p>0,00282555</text:p>
          </table:table-cell>
          <table:table-cell office:value-type="string" calcext:value-type="string">
            <text:p>Hêtre 45</text:p>
          </table:table-cell>
          <table:table-cell table:style-name="ce19" table:formula="of:=IF(OR(AND([.F15]&lt;35;[.F15]&gt;22;[.L15]=&quot;Hêtre 45&quot;);AND([.F15]&lt;=22;[.F15]&gt;14;[.L15]=&quot;Hêtre 27&quot;);AND([.F15]&lt;=14;[.L15]=&quot;Hêtre 20&quot;));TRUE())" office:value-type="boolean" office:boolean-value="true" calcext:value-type="boolean">
            <text:p>VRAI</text:p>
          </table:table-cell>
          <table:table-cell table:formula="of:=IF(AND([.H15]&gt;[.P$4];[.L15]=&quot;Hêtre 45&quot;);[.J15];0)" office:value-type="float" office:value="0" calcext:value-type="float">
            <text:p>0</text:p>
          </table:table-cell>
          <table:table-cell table:formula="of:=IF(AND([.$H15]&gt;[.P$4];[.$L15]=&quot;Hêtre 45&quot;);[.$G15]*[.E15];0)" office:value-type="float" office:value="0" calcext:value-type="float">
            <text:p>0</text:p>
          </table:table-cell>
          <table:table-cell table:style-name="ce16" table:formula="of:=IF(AND([.H15]&lt;[.P$4];[.H15]&gt;=[.R$4];[.L15]=&quot;Hêtre 45&quot;;[.F15]&gt;19);[.J15];0)" office:value-type="float" office:value="0" calcext:value-type="float">
            <text:p>0</text:p>
          </table:table-cell>
          <table:table-cell table:formula="of:=IF(AND([.$H15]&gt;=[.R$4];[.$H15]&lt;[.P$4];[.$L15]=&quot;Hêtre 45&quot;);[.$G15]*[.$E15];0)" office:value-type="float" office:value="0" calcext:value-type="float">
            <text:p>0</text:p>
          </table:table-cell>
          <table:table-cell table:style-name="ce16" table:formula="of:=IF(AND([.H15]&lt;[.R$4];[.H15]&gt;=[.T$4];[.L15]=&quot;Hêtre 45&quot;;[.F15]&gt;19);[.J15];0)" office:value-type="float" office:value="0" calcext:value-type="float">
            <text:p>0</text:p>
          </table:table-cell>
          <table:table-cell table:formula="of:=IF(AND([.$H15]&gt;=[.T$4];[.$H15]&lt;[.R$4];[.$L15]=&quot;Hêtre 45&quot;);[.$G15]*[.$E15];0)" office:value-type="float" office:value="0" calcext:value-type="float">
            <text:p>0</text:p>
          </table:table-cell>
          <table:table-cell table:style-name="ce16" table:formula="of:=IF(AND([.H15]&lt;[.T$4];[.L15]=&quot;Hêtre 45&quot;;[.F15]&gt;19);[.J15];0)" office:value-type="float" office:value="0.094185" calcext:value-type="float">
            <text:p>0,094185</text:p>
          </table:table-cell>
          <table:table-cell table:formula="of:=IF(AND([.$H15]&lt;[.T$4];[.$L15]=&quot;Hêtre 45&quot;);[.$G15]*[.$E15];0)" office:value-type="float" office:value="115" calcext:value-type="float">
            <text:p>115</text:p>
          </table:table-cell>
          <table:table-cell table:formula="of:=IF(AND([.H15]&gt;[.X$4];[.L15]=&quot;Hêtre 27&quot;);[.$J15];0)" office:value-type="float" office:value="0" calcext:value-type="float">
            <text:p>0</text:p>
          </table:table-cell>
          <table:table-cell table:formula="of:=IF(AND([.$H15]&gt;[.X$4];[.$L15]=&quot;Hêtre 27&quot;);[.$G15]*[.$E15];0)" office:value-type="float" office:value="0" calcext:value-type="float">
            <text:p>0</text:p>
          </table:table-cell>
          <table:table-cell table:style-name="ce16" table:formula="of:=IF(AND([.H15]&lt;[.X$4];[.H15]&gt;=[.Z$4];[.L15]=&quot;Hêtre 27&quot;);[.$J15];0)" office:value-type="float" office:value="0" calcext:value-type="float">
            <text:p>0</text:p>
          </table:table-cell>
          <table:table-cell table:formula="of:=IF(AND([.$H15]&gt;=[.Z$4];[.$H15]&lt;[.X$4];[.$L15]=&quot;Hêtre 27&quot;);[.$G15]*[.$E15];0)" office:value-type="float" office:value="0" calcext:value-type="float">
            <text:p>0</text:p>
          </table:table-cell>
          <table:table-cell table:style-name="ce16" table:formula="of:=IF(AND([.H15]&lt;[.Z$4];[.H15]&gt;=[.AB$4];[.L15]=&quot;Hêtre 27&quot;;);[.$J15];0)" office:value-type="float" office:value="0" calcext:value-type="float">
            <text:p>0</text:p>
          </table:table-cell>
          <table:table-cell table:formula="of:=IF(AND([.$H15]&gt;=[.AB$4];[.$H15]&lt;[.Z$4];[.$L15]=&quot;Hêtre 27&quot;);[.$G15]*[.E15];0)" office:value-type="float" office:value="0" calcext:value-type="float">
            <text:p>0</text:p>
          </table:table-cell>
          <table:table-cell table:style-name="ce16" table:formula="of:=IF(AND([.H15]&lt;[.AB$4];[.L15]=&quot;Hêtre 27&quot;);[.$J15];0)" office:value-type="float" office:value="0" calcext:value-type="float">
            <text:p>0</text:p>
          </table:table-cell>
          <table:table-cell table:formula="of:=IF(AND([.$H15]&lt;[.AB$4];[.$L15]=&quot;Hêtre 27&quot;);[.$G15]*[.$E15];0)" office:value-type="float" office:value="0" calcext:value-type="float">
            <text:p>0</text:p>
          </table:table-cell>
          <table:table-cell table:formula="of:=IF(AND([.H15]&gt;[.AF$4];[.L15]=&quot;Hêtre 20&quot;);[.$J15];0)" office:value-type="float" office:value="0" calcext:value-type="float">
            <text:p>0</text:p>
          </table:table-cell>
          <table:table-cell table:formula="of:=IF(AND([.$H15]&gt;[.AF$4];[.$L15]=&quot;Hêtre 20&quot;);[.$G15]*[.$E15];0)" office:value-type="float" office:value="0" calcext:value-type="float">
            <text:p>0</text:p>
          </table:table-cell>
          <table:table-cell table:style-name="ce16" table:formula="of:=IF(AND([.H15]&lt;[.AF$4];[.H15]&gt;=[.AH$4];[.L15]=&quot;Hêtre 20&quot;);[.$J15];0)" office:value-type="float" office:value="0" calcext:value-type="float">
            <text:p>0</text:p>
          </table:table-cell>
          <table:table-cell table:formula="of:=IF(AND([.$H15]&gt;=[.AH$4];[.$H15]&lt;[.AF$4];[.$L15]=&quot;Hêtre 20&quot;);[.$G15]*[.$E15];0)" office:value-type="float" office:value="0" calcext:value-type="float">
            <text:p>0</text:p>
          </table:table-cell>
          <table:table-cell table:style-name="ce16" table:formula="of:=IF(AND([.H15]&lt;[.AH$4];[.H15]&gt;=[.AJ$4];[.L15]=&quot;Hêtre 20&quot;;);[.$J15];0)" office:value-type="float" office:value="0" calcext:value-type="float">
            <text:p>0</text:p>
          </table:table-cell>
          <table:table-cell table:formula="of:=IF(AND([.$H15]&gt;=[.AJ$4];[.$H15]&lt;[.AH$4];[.$L15]=&quot;Hêtre 20&quot;);[.$G15]*[.$E15];0)" office:value-type="float" office:value="0" calcext:value-type="float">
            <text:p>0</text:p>
          </table:table-cell>
          <table:table-cell table:style-name="ce16" table:formula="of:=IF(AND([.H15]&lt;[.AJ$4];[.L15]=&quot;Hêtre 20&quot;);[.$J15];0)" office:value-type="float" office:value="0" calcext:value-type="float">
            <text:p>0</text:p>
          </table:table-cell>
          <table:table-cell table:formula="of:=IF(AND([.$H15]&lt;[.AJ$4];[.$L15]=&quot;Hêtre 20&quot;);[.$G15]*[.$E1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11"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819" calcext:value-type="float">
            <text:p>819</text:p>
          </table:table-cell>
          <table:table-cell table:style-name="ce7"/>
          <table:table-cell table:formula="of:=[.E16]*([.G16]/1000)*([.H16]/1000)" office:value-type="float" office:value="0.094185" calcext:value-type="float">
            <text:p>0,094185</text:p>
          </table:table-cell>
          <table:table-cell table:formula="of:=[.J16]*[.F16]/1000" office:value-type="float" office:value="0.00282555" calcext:value-type="float">
            <text:p>0,00282555</text:p>
          </table:table-cell>
          <table:table-cell office:value-type="string" calcext:value-type="string">
            <text:p>Hêtre 45</text:p>
          </table:table-cell>
          <table:table-cell table:style-name="ce19" table:formula="of:=IF(OR(AND([.F16]&lt;35;[.F16]&gt;22;[.L16]=&quot;Hêtre 45&quot;);AND([.F16]&lt;=22;[.F16]&gt;14;[.L16]=&quot;Hêtre 27&quot;);AND([.F16]&lt;=14;[.L16]=&quot;Hêtre 20&quot;));TRUE())" office:value-type="boolean" office:boolean-value="true" calcext:value-type="boolean">
            <text:p>VRAI</text:p>
          </table:table-cell>
          <table:table-cell table:formula="of:=IF(AND([.H16]&gt;[.P$4];[.L16]=&quot;Hêtre 45&quot;);[.J16];0)" office:value-type="float" office:value="0" calcext:value-type="float">
            <text:p>0</text:p>
          </table:table-cell>
          <table:table-cell table:formula="of:=IF(AND([.$H16]&gt;[.P$4];[.$L16]=&quot;Hêtre 45&quot;);[.$G16]*[.E16];0)" office:value-type="float" office:value="0" calcext:value-type="float">
            <text:p>0</text:p>
          </table:table-cell>
          <table:table-cell table:style-name="ce16" table:formula="of:=IF(AND([.H16]&lt;[.P$4];[.H16]&gt;=[.R$4];[.L16]=&quot;Hêtre 45&quot;;[.F16]&gt;19);[.J16];0)" office:value-type="float" office:value="0" calcext:value-type="float">
            <text:p>0</text:p>
          </table:table-cell>
          <table:table-cell table:formula="of:=IF(AND([.$H16]&gt;=[.R$4];[.$H16]&lt;[.P$4];[.$L16]=&quot;Hêtre 45&quot;);[.$G16]*[.$E16];0)" office:value-type="float" office:value="0" calcext:value-type="float">
            <text:p>0</text:p>
          </table:table-cell>
          <table:table-cell table:style-name="ce16" table:formula="of:=IF(AND([.H16]&lt;[.R$4];[.H16]&gt;=[.T$4];[.L16]=&quot;Hêtre 45&quot;;[.F16]&gt;19);[.J16];0)" office:value-type="float" office:value="0" calcext:value-type="float">
            <text:p>0</text:p>
          </table:table-cell>
          <table:table-cell table:formula="of:=IF(AND([.$H16]&gt;=[.T$4];[.$H16]&lt;[.R$4];[.$L16]=&quot;Hêtre 45&quot;);[.$G16]*[.$E16];0)" office:value-type="float" office:value="0" calcext:value-type="float">
            <text:p>0</text:p>
          </table:table-cell>
          <table:table-cell table:style-name="ce16" table:formula="of:=IF(AND([.H16]&lt;[.T$4];[.L16]=&quot;Hêtre 45&quot;;[.F16]&gt;19);[.J16];0)" office:value-type="float" office:value="0.094185" calcext:value-type="float">
            <text:p>0,094185</text:p>
          </table:table-cell>
          <table:table-cell table:formula="of:=IF(AND([.$H16]&lt;[.T$4];[.$L16]=&quot;Hêtre 45&quot;);[.$G16]*[.$E16];0)" office:value-type="float" office:value="115" calcext:value-type="float">
            <text:p>115</text:p>
          </table:table-cell>
          <table:table-cell table:formula="of:=IF(AND([.H16]&gt;[.X$4];[.L16]=&quot;Hêtre 27&quot;);[.$J16];0)" office:value-type="float" office:value="0" calcext:value-type="float">
            <text:p>0</text:p>
          </table:table-cell>
          <table:table-cell table:formula="of:=IF(AND([.$H16]&gt;[.X$4];[.$L16]=&quot;Hêtre 27&quot;);[.$G16]*[.$E16];0)" office:value-type="float" office:value="0" calcext:value-type="float">
            <text:p>0</text:p>
          </table:table-cell>
          <table:table-cell table:style-name="ce16" table:formula="of:=IF(AND([.H16]&lt;[.X$4];[.H16]&gt;=[.Z$4];[.L16]=&quot;Hêtre 27&quot;);[.$J16];0)" office:value-type="float" office:value="0" calcext:value-type="float">
            <text:p>0</text:p>
          </table:table-cell>
          <table:table-cell table:formula="of:=IF(AND([.$H16]&gt;=[.Z$4];[.$H16]&lt;[.X$4];[.$L16]=&quot;Hêtre 27&quot;);[.$G16]*[.$E16];0)" office:value-type="float" office:value="0" calcext:value-type="float">
            <text:p>0</text:p>
          </table:table-cell>
          <table:table-cell table:style-name="ce16" table:formula="of:=IF(AND([.H16]&lt;[.Z$4];[.H16]&gt;=[.AB$4];[.L16]=&quot;Hêtre 27&quot;;);[.$J16];0)" office:value-type="float" office:value="0" calcext:value-type="float">
            <text:p>0</text:p>
          </table:table-cell>
          <table:table-cell table:formula="of:=IF(AND([.$H16]&gt;=[.AB$4];[.$H16]&lt;[.Z$4];[.$L16]=&quot;Hêtre 27&quot;);[.$G16]*[.E16];0)" office:value-type="float" office:value="0" calcext:value-type="float">
            <text:p>0</text:p>
          </table:table-cell>
          <table:table-cell table:style-name="ce16" table:formula="of:=IF(AND([.H16]&lt;[.AB$4];[.L16]=&quot;Hêtre 27&quot;);[.$J16];0)" office:value-type="float" office:value="0" calcext:value-type="float">
            <text:p>0</text:p>
          </table:table-cell>
          <table:table-cell table:formula="of:=IF(AND([.$H16]&lt;[.AB$4];[.$L16]=&quot;Hêtre 27&quot;);[.$G16]*[.$E16];0)" office:value-type="float" office:value="0" calcext:value-type="float">
            <text:p>0</text:p>
          </table:table-cell>
          <table:table-cell table:formula="of:=IF(AND([.H16]&gt;[.AF$4];[.L16]=&quot;Hêtre 20&quot;);[.$J16];0)" office:value-type="float" office:value="0" calcext:value-type="float">
            <text:p>0</text:p>
          </table:table-cell>
          <table:table-cell table:formula="of:=IF(AND([.$H16]&gt;[.AF$4];[.$L16]=&quot;Hêtre 20&quot;);[.$G16]*[.$E16];0)" office:value-type="float" office:value="0" calcext:value-type="float">
            <text:p>0</text:p>
          </table:table-cell>
          <table:table-cell table:style-name="ce16" table:formula="of:=IF(AND([.H16]&lt;[.AF$4];[.H16]&gt;=[.AH$4];[.L16]=&quot;Hêtre 20&quot;);[.$J16];0)" office:value-type="float" office:value="0" calcext:value-type="float">
            <text:p>0</text:p>
          </table:table-cell>
          <table:table-cell table:formula="of:=IF(AND([.$H16]&gt;=[.AH$4];[.$H16]&lt;[.AF$4];[.$L16]=&quot;Hêtre 20&quot;);[.$G16]*[.$E16];0)" office:value-type="float" office:value="0" calcext:value-type="float">
            <text:p>0</text:p>
          </table:table-cell>
          <table:table-cell table:style-name="ce16" table:formula="of:=IF(AND([.H16]&lt;[.AH$4];[.H16]&gt;=[.AJ$4];[.L16]=&quot;Hêtre 20&quot;;);[.$J16];0)" office:value-type="float" office:value="0" calcext:value-type="float">
            <text:p>0</text:p>
          </table:table-cell>
          <table:table-cell table:formula="of:=IF(AND([.$H16]&gt;=[.AJ$4];[.$H16]&lt;[.AH$4];[.$L16]=&quot;Hêtre 20&quot;);[.$G16]*[.$E16];0)" office:value-type="float" office:value="0" calcext:value-type="float">
            <text:p>0</text:p>
          </table:table-cell>
          <table:table-cell table:style-name="ce16" table:formula="of:=IF(AND([.H16]&lt;[.AJ$4];[.L16]=&quot;Hêtre 20&quot;);[.$J16];0)" office:value-type="float" office:value="0" calcext:value-type="float">
            <text:p>0</text:p>
          </table:table-cell>
          <table:table-cell table:formula="of:=IF(AND([.$H16]&lt;[.AJ$4];[.$L16]=&quot;Hêtre 20&quot;);[.$G16]*[.$E1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11" office:value-type="string" calcext:value-type="string">
            <text:p>Traverse central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819" calcext:value-type="float">
            <text:p>819</text:p>
          </table:table-cell>
          <table:table-cell table:style-name="ce7"/>
          <table:table-cell table:formula="of:=[.E17]*([.G17]/1000)*([.H17]/1000)" office:value-type="float" office:value="0.0819" calcext:value-type="float">
            <text:p>0,0819</text:p>
          </table:table-cell>
          <table:table-cell table:formula="of:=[.J17]*[.F17]/1000" office:value-type="float" office:value="0.002457" calcext:value-type="float">
            <text:p>0,002457</text:p>
          </table:table-cell>
          <table:table-cell office:value-type="string" calcext:value-type="string">
            <text:p>Hêtre 45</text:p>
          </table:table-cell>
          <table:table-cell table:style-name="ce19" table:formula="of:=IF(OR(AND([.F17]&lt;35;[.F17]&gt;22;[.L17]=&quot;Hêtre 45&quot;);AND([.F17]&lt;=22;[.F17]&gt;14;[.L17]=&quot;Hêtre 27&quot;);AND([.F17]&lt;=14;[.L17]=&quot;Hêtre 20&quot;));TRUE())" office:value-type="boolean" office:boolean-value="true" calcext:value-type="boolean">
            <text:p>VRAI</text:p>
          </table:table-cell>
          <table:table-cell table:formula="of:=IF(AND([.H17]&gt;[.P$4];[.L17]=&quot;Hêtre 45&quot;);[.J17];0)" office:value-type="float" office:value="0" calcext:value-type="float">
            <text:p>0</text:p>
          </table:table-cell>
          <table:table-cell table:formula="of:=IF(AND([.$H17]&gt;[.P$4];[.$L17]=&quot;Hêtre 45&quot;);[.$G17]*[.E17];0)" office:value-type="float" office:value="0" calcext:value-type="float">
            <text:p>0</text:p>
          </table:table-cell>
          <table:table-cell table:style-name="ce16" table:formula="of:=IF(AND([.H17]&lt;[.P$4];[.H17]&gt;=[.R$4];[.L17]=&quot;Hêtre 45&quot;;[.F17]&gt;19);[.J17];0)" office:value-type="float" office:value="0" calcext:value-type="float">
            <text:p>0</text:p>
          </table:table-cell>
          <table:table-cell table:formula="of:=IF(AND([.$H17]&gt;=[.R$4];[.$H17]&lt;[.P$4];[.$L17]=&quot;Hêtre 45&quot;);[.$G17]*[.$E17];0)" office:value-type="float" office:value="0" calcext:value-type="float">
            <text:p>0</text:p>
          </table:table-cell>
          <table:table-cell table:style-name="ce16" table:formula="of:=IF(AND([.H17]&lt;[.R$4];[.H17]&gt;=[.T$4];[.L17]=&quot;Hêtre 45&quot;;[.F17]&gt;19);[.J17];0)" office:value-type="float" office:value="0" calcext:value-type="float">
            <text:p>0</text:p>
          </table:table-cell>
          <table:table-cell table:formula="of:=IF(AND([.$H17]&gt;=[.T$4];[.$H17]&lt;[.R$4];[.$L17]=&quot;Hêtre 45&quot;);[.$G17]*[.$E17];0)" office:value-type="float" office:value="0" calcext:value-type="float">
            <text:p>0</text:p>
          </table:table-cell>
          <table:table-cell table:style-name="ce16" table:formula="of:=IF(AND([.H17]&lt;[.T$4];[.L17]=&quot;Hêtre 45&quot;;[.F17]&gt;19);[.J17];0)" office:value-type="float" office:value="0.0819" calcext:value-type="float">
            <text:p>0,0819</text:p>
          </table:table-cell>
          <table:table-cell table:formula="of:=IF(AND([.$H17]&lt;[.T$4];[.$L17]=&quot;Hêtre 45&quot;);[.$G17]*[.$E17];0)" office:value-type="float" office:value="100" calcext:value-type="float">
            <text:p>100</text:p>
          </table:table-cell>
          <table:table-cell table:formula="of:=IF(AND([.H17]&gt;[.X$4];[.L17]=&quot;Hêtre 27&quot;);[.$J17];0)" office:value-type="float" office:value="0" calcext:value-type="float">
            <text:p>0</text:p>
          </table:table-cell>
          <table:table-cell table:formula="of:=IF(AND([.$H17]&gt;[.X$4];[.$L17]=&quot;Hêtre 27&quot;);[.$G17]*[.$E17];0)" office:value-type="float" office:value="0" calcext:value-type="float">
            <text:p>0</text:p>
          </table:table-cell>
          <table:table-cell table:style-name="ce16" table:formula="of:=IF(AND([.H17]&lt;[.X$4];[.H17]&gt;=[.Z$4];[.L17]=&quot;Hêtre 27&quot;);[.$J17];0)" office:value-type="float" office:value="0" calcext:value-type="float">
            <text:p>0</text:p>
          </table:table-cell>
          <table:table-cell table:formula="of:=IF(AND([.$H17]&gt;=[.Z$4];[.$H17]&lt;[.X$4];[.$L17]=&quot;Hêtre 27&quot;);[.$G17]*[.$E17];0)" office:value-type="float" office:value="0" calcext:value-type="float">
            <text:p>0</text:p>
          </table:table-cell>
          <table:table-cell table:style-name="ce16" table:formula="of:=IF(AND([.H17]&lt;[.Z$4];[.H17]&gt;=[.AB$4];[.L17]=&quot;Hêtre 27&quot;;);[.$J17];0)" office:value-type="float" office:value="0" calcext:value-type="float">
            <text:p>0</text:p>
          </table:table-cell>
          <table:table-cell table:formula="of:=IF(AND([.$H17]&gt;=[.AB$4];[.$H17]&lt;[.Z$4];[.$L17]=&quot;Hêtre 27&quot;);[.$G17]*[.E17];0)" office:value-type="float" office:value="0" calcext:value-type="float">
            <text:p>0</text:p>
          </table:table-cell>
          <table:table-cell table:style-name="ce16" table:formula="of:=IF(AND([.H17]&lt;[.AB$4];[.L17]=&quot;Hêtre 27&quot;);[.$J17];0)" office:value-type="float" office:value="0" calcext:value-type="float">
            <text:p>0</text:p>
          </table:table-cell>
          <table:table-cell table:formula="of:=IF(AND([.$H17]&lt;[.AB$4];[.$L17]=&quot;Hêtre 27&quot;);[.$G17]*[.$E17];0)" office:value-type="float" office:value="0" calcext:value-type="float">
            <text:p>0</text:p>
          </table:table-cell>
          <table:table-cell table:formula="of:=IF(AND([.H17]&gt;[.AF$4];[.L17]=&quot;Hêtre 20&quot;);[.$J17];0)" office:value-type="float" office:value="0" calcext:value-type="float">
            <text:p>0</text:p>
          </table:table-cell>
          <table:table-cell table:formula="of:=IF(AND([.$H17]&gt;[.AF$4];[.$L17]=&quot;Hêtre 20&quot;);[.$G17]*[.$E17];0)" office:value-type="float" office:value="0" calcext:value-type="float">
            <text:p>0</text:p>
          </table:table-cell>
          <table:table-cell table:style-name="ce16" table:formula="of:=IF(AND([.H17]&lt;[.AF$4];[.H17]&gt;=[.AH$4];[.L17]=&quot;Hêtre 20&quot;);[.$J17];0)" office:value-type="float" office:value="0" calcext:value-type="float">
            <text:p>0</text:p>
          </table:table-cell>
          <table:table-cell table:formula="of:=IF(AND([.$H17]&gt;=[.AH$4];[.$H17]&lt;[.AF$4];[.$L17]=&quot;Hêtre 20&quot;);[.$G17]*[.$E17];0)" office:value-type="float" office:value="0" calcext:value-type="float">
            <text:p>0</text:p>
          </table:table-cell>
          <table:table-cell table:style-name="ce16" table:formula="of:=IF(AND([.H17]&lt;[.AH$4];[.H17]&gt;=[.AJ$4];[.L17]=&quot;Hêtre 20&quot;;);[.$J17];0)" office:value-type="float" office:value="0" calcext:value-type="float">
            <text:p>0</text:p>
          </table:table-cell>
          <table:table-cell table:formula="of:=IF(AND([.$H17]&gt;=[.AJ$4];[.$H17]&lt;[.AH$4];[.$L17]=&quot;Hêtre 20&quot;);[.$G17]*[.$E17];0)" office:value-type="float" office:value="0" calcext:value-type="float">
            <text:p>0</text:p>
          </table:table-cell>
          <table:table-cell table:style-name="ce16" table:formula="of:=IF(AND([.H17]&lt;[.AJ$4];[.L17]=&quot;Hêtre 20&quot;);[.$J17];0)" office:value-type="float" office:value="0" calcext:value-type="float">
            <text:p>0</text:p>
          </table:table-cell>
          <table:table-cell table:formula="of:=IF(AND([.$H17]&lt;[.AJ$4];[.$L17]=&quot;Hêtre 20&quot;);[.$G17]*[.$E1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49" calcext:value-type="float">
            <text:p>649</text:p>
          </table:table-cell>
          <table:table-cell table:style-name="ce7"/>
          <table:table-cell table:formula="of:=[.E18]*([.G18]/1000)*([.H18]/1000)" office:value-type="float" office:value="0.02596" calcext:value-type="float">
            <text:p>0,02596</text:p>
          </table:table-cell>
          <table:table-cell table:formula="of:=[.J18]*[.F18]/1000" office:value-type="float" office:value="0.0003894" calcext:value-type="float">
            <text:p>0,0003894</text:p>
          </table:table-cell>
          <table:table-cell office:value-type="string" calcext:value-type="string">
            <text:p>Hêtre 27</text:p>
          </table:table-cell>
          <table:table-cell table:style-name="ce19" table:formula="of:=IF(OR(AND([.F18]&lt;35;[.F18]&gt;22;[.L18]=&quot;Hêtre 45&quot;);AND([.F18]&lt;=22;[.F18]&gt;14;[.L18]=&quot;Hêtre 27&quot;);AND([.F18]&lt;=14;[.L18]=&quot;Hêtre 20&quot;));TRUE())" office:value-type="boolean" office:boolean-value="true" calcext:value-type="boolean">
            <text:p>VRAI</text:p>
          </table:table-cell>
          <table:table-cell table:formula="of:=IF(AND([.H18]&gt;[.P$4];[.L18]=&quot;Hêtre 45&quot;);[.J18];0)" office:value-type="float" office:value="0" calcext:value-type="float">
            <text:p>0</text:p>
          </table:table-cell>
          <table:table-cell table:formula="of:=IF(AND([.$H18]&gt;[.P$4];[.$L18]=&quot;Hêtre 45&quot;);[.$G18]*[.E18];0)" office:value-type="float" office:value="0" calcext:value-type="float">
            <text:p>0</text:p>
          </table:table-cell>
          <table:table-cell table:style-name="ce16" table:formula="of:=IF(AND([.H18]&lt;[.P$4];[.H18]&gt;=[.R$4];[.L18]=&quot;Hêtre 45&quot;;[.F18]&gt;19);[.J18];0)" office:value-type="float" office:value="0" calcext:value-type="float">
            <text:p>0</text:p>
          </table:table-cell>
          <table:table-cell table:formula="of:=IF(AND([.$H18]&gt;=[.R$4];[.$H18]&lt;[.P$4];[.$L18]=&quot;Hêtre 45&quot;);[.$G18]*[.$E18];0)" office:value-type="float" office:value="0" calcext:value-type="float">
            <text:p>0</text:p>
          </table:table-cell>
          <table:table-cell table:style-name="ce16" table:formula="of:=IF(AND([.H18]&lt;[.R$4];[.H18]&gt;=[.T$4];[.L18]=&quot;Hêtre 45&quot;;[.F18]&gt;19);[.J18];0)" office:value-type="float" office:value="0" calcext:value-type="float">
            <text:p>0</text:p>
          </table:table-cell>
          <table:table-cell table:formula="of:=IF(AND([.$H18]&gt;=[.T$4];[.$H18]&lt;[.R$4];[.$L18]=&quot;Hêtre 45&quot;);[.$G18]*[.$E18];0)" office:value-type="float" office:value="0" calcext:value-type="float">
            <text:p>0</text:p>
          </table:table-cell>
          <table:table-cell table:style-name="ce16" table:formula="of:=IF(AND([.H18]&lt;[.T$4];[.L18]=&quot;Hêtre 45&quot;;[.F18]&gt;19);[.J18];0)" office:value-type="float" office:value="0" calcext:value-type="float">
            <text:p>0</text:p>
          </table:table-cell>
          <table:table-cell table:formula="of:=IF(AND([.$H18]&lt;[.T$4];[.$L18]=&quot;Hêtre 45&quot;);[.$G18]*[.$E18];0)" office:value-type="float" office:value="0" calcext:value-type="float">
            <text:p>0</text:p>
          </table:table-cell>
          <table:table-cell table:formula="of:=IF(AND([.H18]&gt;[.X$4];[.L18]=&quot;Hêtre 27&quot;);[.$J18];0)" office:value-type="float" office:value="0" calcext:value-type="float">
            <text:p>0</text:p>
          </table:table-cell>
          <table:table-cell table:formula="of:=IF(AND([.$H18]&gt;[.X$4];[.$L18]=&quot;Hêtre 27&quot;);[.$G18]*[.$E18];0)" office:value-type="float" office:value="0" calcext:value-type="float">
            <text:p>0</text:p>
          </table:table-cell>
          <table:table-cell table:style-name="ce16" table:formula="of:=IF(AND([.H18]&lt;[.X$4];[.H18]&gt;=[.Z$4];[.L18]=&quot;Hêtre 27&quot;);[.$J18];0)" office:value-type="float" office:value="0" calcext:value-type="float">
            <text:p>0</text:p>
          </table:table-cell>
          <table:table-cell table:formula="of:=IF(AND([.$H18]&gt;=[.Z$4];[.$H18]&lt;[.X$4];[.$L18]=&quot;Hêtre 27&quot;);[.$G18]*[.$E18];0)" office:value-type="float" office:value="0" calcext:value-type="float">
            <text:p>0</text:p>
          </table:table-cell>
          <table:table-cell table:style-name="ce16" table:formula="of:=IF(AND([.H18]&lt;[.Z$4];[.H18]&gt;=[.AB$4];[.L18]=&quot;Hêtre 27&quot;;);[.$J18];0)" office:value-type="float" office:value="0" calcext:value-type="float">
            <text:p>0</text:p>
          </table:table-cell>
          <table:table-cell table:formula="of:=IF(AND([.$H18]&gt;=[.AB$4];[.$H18]&lt;[.Z$4];[.$L18]=&quot;Hêtre 27&quot;);[.$G18]*[.E18];0)" office:value-type="float" office:value="0" calcext:value-type="float">
            <text:p>0</text:p>
          </table:table-cell>
          <table:table-cell table:style-name="ce16" table:formula="of:=IF(AND([.H18]&lt;[.AB$4];[.L18]=&quot;Hêtre 27&quot;);[.$J18];0)" office:value-type="float" office:value="0.02596" calcext:value-type="float">
            <text:p>0,02596</text:p>
          </table:table-cell>
          <table:table-cell table:formula="of:=IF(AND([.$H18]&lt;[.AB$4];[.$L18]=&quot;Hêtre 27&quot;);[.$G18]*[.$E18];0)" office:value-type="float" office:value="40" calcext:value-type="float">
            <text:p>40</text:p>
          </table:table-cell>
          <table:table-cell table:formula="of:=IF(AND([.H18]&gt;[.AF$4];[.L18]=&quot;Hêtre 20&quot;);[.$J18];0)" office:value-type="float" office:value="0" calcext:value-type="float">
            <text:p>0</text:p>
          </table:table-cell>
          <table:table-cell table:formula="of:=IF(AND([.$H18]&gt;[.AF$4];[.$L18]=&quot;Hêtre 20&quot;);[.$G18]*[.$E18];0)" office:value-type="float" office:value="0" calcext:value-type="float">
            <text:p>0</text:p>
          </table:table-cell>
          <table:table-cell table:style-name="ce16" table:formula="of:=IF(AND([.H18]&lt;[.AF$4];[.H18]&gt;=[.AH$4];[.L18]=&quot;Hêtre 20&quot;);[.$J18];0)" office:value-type="float" office:value="0" calcext:value-type="float">
            <text:p>0</text:p>
          </table:table-cell>
          <table:table-cell table:formula="of:=IF(AND([.$H18]&gt;=[.AH$4];[.$H18]&lt;[.AF$4];[.$L18]=&quot;Hêtre 20&quot;);[.$G18]*[.$E18];0)" office:value-type="float" office:value="0" calcext:value-type="float">
            <text:p>0</text:p>
          </table:table-cell>
          <table:table-cell table:style-name="ce16" table:formula="of:=IF(AND([.H18]&lt;[.AH$4];[.H18]&gt;=[.AJ$4];[.L18]=&quot;Hêtre 20&quot;;);[.$J18];0)" office:value-type="float" office:value="0" calcext:value-type="float">
            <text:p>0</text:p>
          </table:table-cell>
          <table:table-cell table:formula="of:=IF(AND([.$H18]&gt;=[.AJ$4];[.$H18]&lt;[.AH$4];[.$L18]=&quot;Hêtre 20&quot;);[.$G18]*[.$E18];0)" office:value-type="float" office:value="0" calcext:value-type="float">
            <text:p>0</text:p>
          </table:table-cell>
          <table:table-cell table:style-name="ce16" table:formula="of:=IF(AND([.H18]&lt;[.AJ$4];[.L18]=&quot;Hêtre 20&quot;);[.$J18];0)" office:value-type="float" office:value="0" calcext:value-type="float">
            <text:p>0</text:p>
          </table:table-cell>
          <table:table-cell table:formula="of:=IF(AND([.$H18]&lt;[.AJ$4];[.$L18]=&quot;Hêtre 20&quot;);[.$G18]*[.$E1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1" calcext:value-type="float">
            <text:p>1101</text:p>
          </table:table-cell>
          <table:table-cell table:style-name="ce7"/>
          <table:table-cell table:formula="of:=[.E19]*([.G19]/1000)*([.H19]/1000)" office:value-type="float" office:value="0.04404" calcext:value-type="float">
            <text:p>0,04404</text:p>
          </table:table-cell>
          <table:table-cell table:formula="of:=[.J19]*[.F19]/1000" office:value-type="float" office:value="0.0006606" calcext:value-type="float">
            <text:p>0,0006606</text:p>
          </table:table-cell>
          <table:table-cell office:value-type="string" calcext:value-type="string">
            <text:p>Hêtre 27</text:p>
          </table:table-cell>
          <table:table-cell table:style-name="ce19" table:formula="of:=IF(OR(AND([.F19]&lt;35;[.F19]&gt;22;[.L19]=&quot;Hêtre 45&quot;);AND([.F19]&lt;=22;[.F19]&gt;14;[.L19]=&quot;Hêtre 27&quot;);AND([.F19]&lt;=14;[.L19]=&quot;Hêtre 20&quot;));TRUE())" office:value-type="boolean" office:boolean-value="true" calcext:value-type="boolean">
            <text:p>VRAI</text:p>
          </table:table-cell>
          <table:table-cell table:formula="of:=IF(AND([.H19]&gt;[.P$4];[.L19]=&quot;Hêtre 45&quot;);[.J19];0)" office:value-type="float" office:value="0" calcext:value-type="float">
            <text:p>0</text:p>
          </table:table-cell>
          <table:table-cell table:formula="of:=IF(AND([.$H19]&gt;[.P$4];[.$L19]=&quot;Hêtre 45&quot;);[.$G19]*[.E19];0)" office:value-type="float" office:value="0" calcext:value-type="float">
            <text:p>0</text:p>
          </table:table-cell>
          <table:table-cell table:style-name="ce16" table:formula="of:=IF(AND([.H19]&lt;[.P$4];[.H19]&gt;=[.R$4];[.L19]=&quot;Hêtre 45&quot;;[.F19]&gt;19);[.J19];0)" office:value-type="float" office:value="0" calcext:value-type="float">
            <text:p>0</text:p>
          </table:table-cell>
          <table:table-cell table:formula="of:=IF(AND([.$H19]&gt;=[.R$4];[.$H19]&lt;[.P$4];[.$L19]=&quot;Hêtre 45&quot;);[.$G19]*[.$E19];0)" office:value-type="float" office:value="0" calcext:value-type="float">
            <text:p>0</text:p>
          </table:table-cell>
          <table:table-cell table:style-name="ce16" table:formula="of:=IF(AND([.H19]&lt;[.R$4];[.H19]&gt;=[.T$4];[.L19]=&quot;Hêtre 45&quot;;[.F19]&gt;19);[.J19];0)" office:value-type="float" office:value="0" calcext:value-type="float">
            <text:p>0</text:p>
          </table:table-cell>
          <table:table-cell table:formula="of:=IF(AND([.$H19]&gt;=[.T$4];[.$H19]&lt;[.R$4];[.$L19]=&quot;Hêtre 45&quot;);[.$G19]*[.$E19];0)" office:value-type="float" office:value="0" calcext:value-type="float">
            <text:p>0</text:p>
          </table:table-cell>
          <table:table-cell table:style-name="ce16" table:formula="of:=IF(AND([.H19]&lt;[.T$4];[.L19]=&quot;Hêtre 45&quot;;[.F19]&gt;19);[.J19];0)" office:value-type="float" office:value="0" calcext:value-type="float">
            <text:p>0</text:p>
          </table:table-cell>
          <table:table-cell table:formula="of:=IF(AND([.$H19]&lt;[.T$4];[.$L19]=&quot;Hêtre 45&quot;);[.$G19]*[.$E19];0)" office:value-type="float" office:value="0" calcext:value-type="float">
            <text:p>0</text:p>
          </table:table-cell>
          <table:table-cell table:formula="of:=IF(AND([.H19]&gt;[.X$4];[.L19]=&quot;Hêtre 27&quot;);[.$J19];0)" office:value-type="float" office:value="0" calcext:value-type="float">
            <text:p>0</text:p>
          </table:table-cell>
          <table:table-cell table:formula="of:=IF(AND([.$H19]&gt;[.X$4];[.$L19]=&quot;Hêtre 27&quot;);[.$G19]*[.$E19];0)" office:value-type="float" office:value="0" calcext:value-type="float">
            <text:p>0</text:p>
          </table:table-cell>
          <table:table-cell table:style-name="ce16" table:formula="of:=IF(AND([.H19]&lt;[.X$4];[.H19]&gt;=[.Z$4];[.L19]=&quot;Hêtre 27&quot;);[.$J19];0)" office:value-type="float" office:value="0" calcext:value-type="float">
            <text:p>0</text:p>
          </table:table-cell>
          <table:table-cell table:formula="of:=IF(AND([.$H19]&gt;=[.Z$4];[.$H19]&lt;[.X$4];[.$L19]=&quot;Hêtre 27&quot;);[.$G19]*[.$E19];0)" office:value-type="float" office:value="0" calcext:value-type="float">
            <text:p>0</text:p>
          </table:table-cell>
          <table:table-cell table:style-name="ce16" table:formula="of:=IF(AND([.H19]&lt;[.Z$4];[.H19]&gt;=[.AB$4];[.L19]=&quot;Hêtre 27&quot;;);[.$J19];0)" office:value-type="float" office:value="0" calcext:value-type="float">
            <text:p>0</text:p>
          </table:table-cell>
          <table:table-cell table:formula="of:=IF(AND([.$H19]&gt;=[.AB$4];[.$H19]&lt;[.Z$4];[.$L19]=&quot;Hêtre 27&quot;);[.$G19]*[.E19];0)" office:value-type="float" office:value="40" calcext:value-type="float">
            <text:p>40</text:p>
          </table:table-cell>
          <table:table-cell table:style-name="ce16" table:formula="of:=IF(AND([.H19]&lt;[.AB$4];[.L19]=&quot;Hêtre 27&quot;);[.$J19];0)" office:value-type="float" office:value="0" calcext:value-type="float">
            <text:p>0</text:p>
          </table:table-cell>
          <table:table-cell table:formula="of:=IF(AND([.$H19]&lt;[.AB$4];[.$L19]=&quot;Hêtre 27&quot;);[.$G19]*[.$E19];0)" office:value-type="float" office:value="0" calcext:value-type="float">
            <text:p>0</text:p>
          </table:table-cell>
          <table:table-cell table:formula="of:=IF(AND([.H19]&gt;[.AF$4];[.L19]=&quot;Hêtre 20&quot;);[.$J19];0)" office:value-type="float" office:value="0" calcext:value-type="float">
            <text:p>0</text:p>
          </table:table-cell>
          <table:table-cell table:formula="of:=IF(AND([.$H19]&gt;[.AF$4];[.$L19]=&quot;Hêtre 20&quot;);[.$G19]*[.$E19];0)" office:value-type="float" office:value="0" calcext:value-type="float">
            <text:p>0</text:p>
          </table:table-cell>
          <table:table-cell table:style-name="ce16" table:formula="of:=IF(AND([.H19]&lt;[.AF$4];[.H19]&gt;=[.AH$4];[.L19]=&quot;Hêtre 20&quot;);[.$J19];0)" office:value-type="float" office:value="0" calcext:value-type="float">
            <text:p>0</text:p>
          </table:table-cell>
          <table:table-cell table:formula="of:=IF(AND([.$H19]&gt;=[.AH$4];[.$H19]&lt;[.AF$4];[.$L19]=&quot;Hêtre 20&quot;);[.$G19]*[.$E19];0)" office:value-type="float" office:value="0" calcext:value-type="float">
            <text:p>0</text:p>
          </table:table-cell>
          <table:table-cell table:style-name="ce16" table:formula="of:=IF(AND([.H19]&lt;[.AH$4];[.H19]&gt;=[.AJ$4];[.L19]=&quot;Hêtre 20&quot;;);[.$J19];0)" office:value-type="float" office:value="0" calcext:value-type="float">
            <text:p>0</text:p>
          </table:table-cell>
          <table:table-cell table:formula="of:=IF(AND([.$H19]&gt;=[.AJ$4];[.$H19]&lt;[.AH$4];[.$L19]=&quot;Hêtre 20&quot;);[.$G19]*[.$E19];0)" office:value-type="float" office:value="0" calcext:value-type="float">
            <text:p>0</text:p>
          </table:table-cell>
          <table:table-cell table:style-name="ce16" table:formula="of:=IF(AND([.H19]&lt;[.AJ$4];[.L19]=&quot;Hêtre 20&quot;);[.$J19];0)" office:value-type="float" office:value="0" calcext:value-type="float">
            <text:p>0</text:p>
          </table:table-cell>
          <table:table-cell table:formula="of:=IF(AND([.$H19]&lt;[.AJ$4];[.$L19]=&quot;Hêtre 20&quot;);[.$G19]*[.$E1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49" calcext:value-type="float">
            <text:p>649</text:p>
          </table:table-cell>
          <table:table-cell table:style-name="ce7"/>
          <table:table-cell table:formula="of:=[.E20]*([.G20]/1000)*([.H20]/1000)" office:value-type="float" office:value="0.02596" calcext:value-type="float">
            <text:p>0,02596</text:p>
          </table:table-cell>
          <table:table-cell table:formula="of:=[.J20]*[.F20]/1000" office:value-type="float" office:value="0.0003894" calcext:value-type="float">
            <text:p>0,0003894</text:p>
          </table:table-cell>
          <table:table-cell office:value-type="string" calcext:value-type="string">
            <text:p>Hêtre 27</text:p>
          </table:table-cell>
          <table:table-cell table:style-name="ce19" table:formula="of:=IF(OR(AND([.F20]&lt;35;[.F20]&gt;22;[.L20]=&quot;Hêtre 45&quot;);AND([.F20]&lt;=22;[.F20]&gt;14;[.L20]=&quot;Hêtre 27&quot;);AND([.F20]&lt;=14;[.L20]=&quot;Hêtre 20&quot;));TRUE())" office:value-type="boolean" office:boolean-value="true" calcext:value-type="boolean">
            <text:p>VRAI</text:p>
          </table:table-cell>
          <table:table-cell table:formula="of:=IF(AND([.H20]&gt;[.P$4];[.L20]=&quot;Hêtre 45&quot;);[.J20];0)" office:value-type="float" office:value="0" calcext:value-type="float">
            <text:p>0</text:p>
          </table:table-cell>
          <table:table-cell table:formula="of:=IF(AND([.$H20]&gt;[.P$4];[.$L20]=&quot;Hêtre 45&quot;);[.$G20]*[.E20];0)" office:value-type="float" office:value="0" calcext:value-type="float">
            <text:p>0</text:p>
          </table:table-cell>
          <table:table-cell table:style-name="ce16" table:formula="of:=IF(AND([.H20]&lt;[.P$4];[.H20]&gt;=[.R$4];[.L20]=&quot;Hêtre 45&quot;;[.F20]&gt;19);[.J20];0)" office:value-type="float" office:value="0" calcext:value-type="float">
            <text:p>0</text:p>
          </table:table-cell>
          <table:table-cell table:formula="of:=IF(AND([.$H20]&gt;=[.R$4];[.$H20]&lt;[.P$4];[.$L20]=&quot;Hêtre 45&quot;);[.$G20]*[.$E20];0)" office:value-type="float" office:value="0" calcext:value-type="float">
            <text:p>0</text:p>
          </table:table-cell>
          <table:table-cell table:style-name="ce16" table:formula="of:=IF(AND([.H20]&lt;[.R$4];[.H20]&gt;=[.T$4];[.L20]=&quot;Hêtre 45&quot;;[.F20]&gt;19);[.J20];0)" office:value-type="float" office:value="0" calcext:value-type="float">
            <text:p>0</text:p>
          </table:table-cell>
          <table:table-cell table:formula="of:=IF(AND([.$H20]&gt;=[.T$4];[.$H20]&lt;[.R$4];[.$L20]=&quot;Hêtre 45&quot;);[.$G20]*[.$E20];0)" office:value-type="float" office:value="0" calcext:value-type="float">
            <text:p>0</text:p>
          </table:table-cell>
          <table:table-cell table:style-name="ce16" table:formula="of:=IF(AND([.H20]&lt;[.T$4];[.L20]=&quot;Hêtre 45&quot;;[.F20]&gt;19);[.J20];0)" office:value-type="float" office:value="0" calcext:value-type="float">
            <text:p>0</text:p>
          </table:table-cell>
          <table:table-cell table:formula="of:=IF(AND([.$H20]&lt;[.T$4];[.$L20]=&quot;Hêtre 45&quot;);[.$G20]*[.$E20];0)" office:value-type="float" office:value="0" calcext:value-type="float">
            <text:p>0</text:p>
          </table:table-cell>
          <table:table-cell table:formula="of:=IF(AND([.H20]&gt;[.X$4];[.L20]=&quot;Hêtre 27&quot;);[.$J20];0)" office:value-type="float" office:value="0" calcext:value-type="float">
            <text:p>0</text:p>
          </table:table-cell>
          <table:table-cell table:formula="of:=IF(AND([.$H20]&gt;[.X$4];[.$L20]=&quot;Hêtre 27&quot;);[.$G20]*[.$E20];0)" office:value-type="float" office:value="0" calcext:value-type="float">
            <text:p>0</text:p>
          </table:table-cell>
          <table:table-cell table:style-name="ce16" table:formula="of:=IF(AND([.H20]&lt;[.X$4];[.H20]&gt;=[.Z$4];[.L20]=&quot;Hêtre 27&quot;);[.$J20];0)" office:value-type="float" office:value="0" calcext:value-type="float">
            <text:p>0</text:p>
          </table:table-cell>
          <table:table-cell table:formula="of:=IF(AND([.$H20]&gt;=[.Z$4];[.$H20]&lt;[.X$4];[.$L20]=&quot;Hêtre 27&quot;);[.$G20]*[.$E20];0)" office:value-type="float" office:value="0" calcext:value-type="float">
            <text:p>0</text:p>
          </table:table-cell>
          <table:table-cell table:style-name="ce16" table:formula="of:=IF(AND([.H20]&lt;[.Z$4];[.H20]&gt;=[.AB$4];[.L20]=&quot;Hêtre 27&quot;;);[.$J20];0)" office:value-type="float" office:value="0" calcext:value-type="float">
            <text:p>0</text:p>
          </table:table-cell>
          <table:table-cell table:formula="of:=IF(AND([.$H20]&gt;=[.AB$4];[.$H20]&lt;[.Z$4];[.$L20]=&quot;Hêtre 27&quot;);[.$G20]*[.E20];0)" office:value-type="float" office:value="0" calcext:value-type="float">
            <text:p>0</text:p>
          </table:table-cell>
          <table:table-cell table:style-name="ce16" table:formula="of:=IF(AND([.H20]&lt;[.AB$4];[.L20]=&quot;Hêtre 27&quot;);[.$J20];0)" office:value-type="float" office:value="0.02596" calcext:value-type="float">
            <text:p>0,02596</text:p>
          </table:table-cell>
          <table:table-cell table:formula="of:=IF(AND([.$H20]&lt;[.AB$4];[.$L20]=&quot;Hêtre 27&quot;);[.$G20]*[.$E20];0)" office:value-type="float" office:value="40" calcext:value-type="float">
            <text:p>40</text:p>
          </table:table-cell>
          <table:table-cell table:formula="of:=IF(AND([.H20]&gt;[.AF$4];[.L20]=&quot;Hêtre 20&quot;);[.$J20];0)" office:value-type="float" office:value="0" calcext:value-type="float">
            <text:p>0</text:p>
          </table:table-cell>
          <table:table-cell table:formula="of:=IF(AND([.$H20]&gt;[.AF$4];[.$L20]=&quot;Hêtre 20&quot;);[.$G20]*[.$E20];0)" office:value-type="float" office:value="0" calcext:value-type="float">
            <text:p>0</text:p>
          </table:table-cell>
          <table:table-cell table:style-name="ce16" table:formula="of:=IF(AND([.H20]&lt;[.AF$4];[.H20]&gt;=[.AH$4];[.L20]=&quot;Hêtre 20&quot;);[.$J20];0)" office:value-type="float" office:value="0" calcext:value-type="float">
            <text:p>0</text:p>
          </table:table-cell>
          <table:table-cell table:formula="of:=IF(AND([.$H20]&gt;=[.AH$4];[.$H20]&lt;[.AF$4];[.$L20]=&quot;Hêtre 20&quot;);[.$G20]*[.$E20];0)" office:value-type="float" office:value="0" calcext:value-type="float">
            <text:p>0</text:p>
          </table:table-cell>
          <table:table-cell table:style-name="ce16" table:formula="of:=IF(AND([.H20]&lt;[.AH$4];[.H20]&gt;=[.AJ$4];[.L20]=&quot;Hêtre 20&quot;;);[.$J20];0)" office:value-type="float" office:value="0" calcext:value-type="float">
            <text:p>0</text:p>
          </table:table-cell>
          <table:table-cell table:formula="of:=IF(AND([.$H20]&gt;=[.AJ$4];[.$H20]&lt;[.AH$4];[.$L20]=&quot;Hêtre 20&quot;);[.$G20]*[.$E20];0)" office:value-type="float" office:value="0" calcext:value-type="float">
            <text:p>0</text:p>
          </table:table-cell>
          <table:table-cell table:style-name="ce16" table:formula="of:=IF(AND([.H20]&lt;[.AJ$4];[.L20]=&quot;Hêtre 20&quot;);[.$J20];0)" office:value-type="float" office:value="0" calcext:value-type="float">
            <text:p>0</text:p>
          </table:table-cell>
          <table:table-cell table:formula="of:=IF(AND([.$H20]&lt;[.AJ$4];[.$L20]=&quot;Hêtre 20&quot;);[.$G20]*[.$E2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55" calcext:value-type="float">
            <text:p>655</text:p>
          </table:table-cell>
          <table:table-cell table:style-name="ce7"/>
          <table:table-cell table:formula="of:=[.E21]*([.G21]/1000)*([.H21]/1000)" office:value-type="float" office:value="0.0262" calcext:value-type="float">
            <text:p>0,0262</text:p>
          </table:table-cell>
          <table:table-cell table:formula="of:=[.J21]*[.F21]/1000" office:value-type="float" office:value="0.000393" calcext:value-type="float">
            <text:p>0,000393</text:p>
          </table:table-cell>
          <table:table-cell office:value-type="string" calcext:value-type="string">
            <text:p>Hêtre 27</text:p>
          </table:table-cell>
          <table:table-cell table:style-name="ce19" table:formula="of:=IF(OR(AND([.F21]&lt;35;[.F21]&gt;22;[.L21]=&quot;Hêtre 45&quot;);AND([.F21]&lt;=22;[.F21]&gt;14;[.L21]=&quot;Hêtre 27&quot;);AND([.F21]&lt;=14;[.L21]=&quot;Hêtre 20&quot;));TRUE())" office:value-type="boolean" office:boolean-value="true" calcext:value-type="boolean">
            <text:p>VRAI</text:p>
          </table:table-cell>
          <table:table-cell table:formula="of:=IF(AND([.H21]&gt;[.P$4];[.L21]=&quot;Hêtre 45&quot;);[.J21];0)" office:value-type="float" office:value="0" calcext:value-type="float">
            <text:p>0</text:p>
          </table:table-cell>
          <table:table-cell table:formula="of:=IF(AND([.$H21]&gt;[.P$4];[.$L21]=&quot;Hêtre 45&quot;);[.$G21]*[.E21];0)" office:value-type="float" office:value="0" calcext:value-type="float">
            <text:p>0</text:p>
          </table:table-cell>
          <table:table-cell table:style-name="ce16" table:formula="of:=IF(AND([.H21]&lt;[.P$4];[.H21]&gt;=[.R$4];[.L21]=&quot;Hêtre 45&quot;;[.F21]&gt;19);[.J21];0)" office:value-type="float" office:value="0" calcext:value-type="float">
            <text:p>0</text:p>
          </table:table-cell>
          <table:table-cell table:formula="of:=IF(AND([.$H21]&gt;=[.R$4];[.$H21]&lt;[.P$4];[.$L21]=&quot;Hêtre 45&quot;);[.$G21]*[.$E21];0)" office:value-type="float" office:value="0" calcext:value-type="float">
            <text:p>0</text:p>
          </table:table-cell>
          <table:table-cell table:style-name="ce16" table:formula="of:=IF(AND([.H21]&lt;[.R$4];[.H21]&gt;=[.T$4];[.L21]=&quot;Hêtre 45&quot;;[.F21]&gt;19);[.J21];0)" office:value-type="float" office:value="0" calcext:value-type="float">
            <text:p>0</text:p>
          </table:table-cell>
          <table:table-cell table:formula="of:=IF(AND([.$H21]&gt;=[.T$4];[.$H21]&lt;[.R$4];[.$L21]=&quot;Hêtre 45&quot;);[.$G21]*[.$E21];0)" office:value-type="float" office:value="0" calcext:value-type="float">
            <text:p>0</text:p>
          </table:table-cell>
          <table:table-cell table:style-name="ce16" table:formula="of:=IF(AND([.H21]&lt;[.T$4];[.L21]=&quot;Hêtre 45&quot;;[.F21]&gt;19);[.J21];0)" office:value-type="float" office:value="0" calcext:value-type="float">
            <text:p>0</text:p>
          </table:table-cell>
          <table:table-cell table:formula="of:=IF(AND([.$H21]&lt;[.T$4];[.$L21]=&quot;Hêtre 45&quot;);[.$G21]*[.$E21];0)" office:value-type="float" office:value="0" calcext:value-type="float">
            <text:p>0</text:p>
          </table:table-cell>
          <table:table-cell table:formula="of:=IF(AND([.H21]&gt;[.X$4];[.L21]=&quot;Hêtre 27&quot;);[.$J21];0)" office:value-type="float" office:value="0" calcext:value-type="float">
            <text:p>0</text:p>
          </table:table-cell>
          <table:table-cell table:formula="of:=IF(AND([.$H21]&gt;[.X$4];[.$L21]=&quot;Hêtre 27&quot;);[.$G21]*[.$E21];0)" office:value-type="float" office:value="0" calcext:value-type="float">
            <text:p>0</text:p>
          </table:table-cell>
          <table:table-cell table:style-name="ce16" table:formula="of:=IF(AND([.H21]&lt;[.X$4];[.H21]&gt;=[.Z$4];[.L21]=&quot;Hêtre 27&quot;);[.$J21];0)" office:value-type="float" office:value="0" calcext:value-type="float">
            <text:p>0</text:p>
          </table:table-cell>
          <table:table-cell table:formula="of:=IF(AND([.$H21]&gt;=[.Z$4];[.$H21]&lt;[.X$4];[.$L21]=&quot;Hêtre 27&quot;);[.$G21]*[.$E21];0)" office:value-type="float" office:value="0" calcext:value-type="float">
            <text:p>0</text:p>
          </table:table-cell>
          <table:table-cell table:style-name="ce16" table:formula="of:=IF(AND([.H21]&lt;[.Z$4];[.H21]&gt;=[.AB$4];[.L21]=&quot;Hêtre 27&quot;;);[.$J21];0)" office:value-type="float" office:value="0" calcext:value-type="float">
            <text:p>0</text:p>
          </table:table-cell>
          <table:table-cell table:formula="of:=IF(AND([.$H21]&gt;=[.AB$4];[.$H21]&lt;[.Z$4];[.$L21]=&quot;Hêtre 27&quot;);[.$G21]*[.E21];0)" office:value-type="float" office:value="0" calcext:value-type="float">
            <text:p>0</text:p>
          </table:table-cell>
          <table:table-cell table:style-name="ce16" table:formula="of:=IF(AND([.H21]&lt;[.AB$4];[.L21]=&quot;Hêtre 27&quot;);[.$J21];0)" office:value-type="float" office:value="0.0262" calcext:value-type="float">
            <text:p>0,0262</text:p>
          </table:table-cell>
          <table:table-cell table:formula="of:=IF(AND([.$H21]&lt;[.AB$4];[.$L21]=&quot;Hêtre 27&quot;);[.$G21]*[.$E21];0)" office:value-type="float" office:value="40" calcext:value-type="float">
            <text:p>40</text:p>
          </table:table-cell>
          <table:table-cell table:formula="of:=IF(AND([.H21]&gt;[.AF$4];[.L21]=&quot;Hêtre 20&quot;);[.$J21];0)" office:value-type="float" office:value="0" calcext:value-type="float">
            <text:p>0</text:p>
          </table:table-cell>
          <table:table-cell table:formula="of:=IF(AND([.$H21]&gt;[.AF$4];[.$L21]=&quot;Hêtre 20&quot;);[.$G21]*[.$E21];0)" office:value-type="float" office:value="0" calcext:value-type="float">
            <text:p>0</text:p>
          </table:table-cell>
          <table:table-cell table:style-name="ce16" table:formula="of:=IF(AND([.H21]&lt;[.AF$4];[.H21]&gt;=[.AH$4];[.L21]=&quot;Hêtre 20&quot;);[.$J21];0)" office:value-type="float" office:value="0" calcext:value-type="float">
            <text:p>0</text:p>
          </table:table-cell>
          <table:table-cell table:formula="of:=IF(AND([.$H21]&gt;=[.AH$4];[.$H21]&lt;[.AF$4];[.$L21]=&quot;Hêtre 20&quot;);[.$G21]*[.$E21];0)" office:value-type="float" office:value="0" calcext:value-type="float">
            <text:p>0</text:p>
          </table:table-cell>
          <table:table-cell table:style-name="ce16" table:formula="of:=IF(AND([.H21]&lt;[.AH$4];[.H21]&gt;=[.AJ$4];[.L21]=&quot;Hêtre 20&quot;;);[.$J21];0)" office:value-type="float" office:value="0" calcext:value-type="float">
            <text:p>0</text:p>
          </table:table-cell>
          <table:table-cell table:formula="of:=IF(AND([.$H21]&gt;=[.AJ$4];[.$H21]&lt;[.AH$4];[.$L21]=&quot;Hêtre 20&quot;);[.$G21]*[.$E21];0)" office:value-type="float" office:value="0" calcext:value-type="float">
            <text:p>0</text:p>
          </table:table-cell>
          <table:table-cell table:style-name="ce16" table:formula="of:=IF(AND([.H21]&lt;[.AJ$4];[.L21]=&quot;Hêtre 20&quot;);[.$J21];0)" office:value-type="float" office:value="0" calcext:value-type="float">
            <text:p>0</text:p>
          </table:table-cell>
          <table:table-cell table:formula="of:=IF(AND([.$H21]&lt;[.AJ$4];[.$L21]=&quot;Hêtre 20&quot;);[.$G21]*[.$E21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5"/>
          <table:table-cell table:style-name="ce7"/>
          <table:table-cell table:number-columns-repeated="3"/>
          <table:table-cell table:style-name="ce19" table:formula="of:=IF(OR(AND([.F22]&lt;35;[.F22]&gt;22;[.L22]=&quot;Hêtre 45&quot;);AND([.F22]&lt;=22;[.F22]&gt;14;[.L22]=&quot;Hêtre 27&quot;);AND([.F22]&lt;=14;[.L22]=&quot;Hêtre 20&quot;));TRUE())" office:value-type="boolean" office:boolean-value="false" calcext:value-type="boolean">
            <text:p>FAUX</text:p>
          </table:table-cell>
          <table:table-cell table:formula="of:=IF(AND([.H22]&gt;[.P$4];[.L22]=&quot;Hêtre 45&quot;);[.J22];0)" office:value-type="float" office:value="0" calcext:value-type="float">
            <text:p>0</text:p>
          </table:table-cell>
          <table:table-cell table:formula="of:=IF(AND([.$H22]&gt;[.P$4];[.$L22]=&quot;Hêtre 45&quot;);[.$G22]*[.E22];0)" office:value-type="float" office:value="0" calcext:value-type="float">
            <text:p>0</text:p>
          </table:table-cell>
          <table:table-cell table:style-name="ce16" table:formula="of:=IF(AND([.H22]&lt;[.P$4];[.H22]&gt;=[.R$4];[.L22]=&quot;Hêtre 45&quot;;[.F22]&gt;19);[.J22];0)" office:value-type="float" office:value="0" calcext:value-type="float">
            <text:p>0</text:p>
          </table:table-cell>
          <table:table-cell table:formula="of:=IF(AND([.$H22]&gt;=[.R$4];[.$H22]&lt;[.P$4];[.$L22]=&quot;Hêtre 45&quot;);[.$G22]*[.$E22];0)" office:value-type="float" office:value="0" calcext:value-type="float">
            <text:p>0</text:p>
          </table:table-cell>
          <table:table-cell table:style-name="ce16" table:formula="of:=IF(AND([.H22]&lt;[.R$4];[.H22]&gt;=[.T$4];[.L22]=&quot;Hêtre 45&quot;;[.F22]&gt;19);[.J22];0)" office:value-type="float" office:value="0" calcext:value-type="float">
            <text:p>0</text:p>
          </table:table-cell>
          <table:table-cell table:formula="of:=IF(AND([.$H22]&gt;=[.T$4];[.$H22]&lt;[.R$4];[.$L22]=&quot;Hêtre 45&quot;);[.$G22]*[.$E22];0)" office:value-type="float" office:value="0" calcext:value-type="float">
            <text:p>0</text:p>
          </table:table-cell>
          <table:table-cell table:style-name="ce16" table:formula="of:=IF(AND([.H22]&lt;[.T$4];[.L22]=&quot;Hêtre 45&quot;;[.F22]&gt;19);[.J22];0)" office:value-type="float" office:value="0" calcext:value-type="float">
            <text:p>0</text:p>
          </table:table-cell>
          <table:table-cell table:formula="of:=IF(AND([.$H22]&lt;[.T$4];[.$L22]=&quot;Hêtre 45&quot;);[.$G22]*[.$E22];0)" office:value-type="float" office:value="0" calcext:value-type="float">
            <text:p>0</text:p>
          </table:table-cell>
          <table:table-cell table:formula="of:=IF(AND([.H22]&gt;[.X$4];[.L22]=&quot;Hêtre 27&quot;);[.$J22];0)" office:value-type="float" office:value="0" calcext:value-type="float">
            <text:p>0</text:p>
          </table:table-cell>
          <table:table-cell table:formula="of:=IF(AND([.$H22]&gt;[.X$4];[.$L22]=&quot;Hêtre 27&quot;);[.$G22]*[.$E22];0)" office:value-type="float" office:value="0" calcext:value-type="float">
            <text:p>0</text:p>
          </table:table-cell>
          <table:table-cell table:style-name="ce16" table:formula="of:=IF(AND([.H22]&lt;[.X$4];[.H22]&gt;=[.Z$4];[.L22]=&quot;Hêtre 27&quot;);[.$J22];0)" office:value-type="float" office:value="0" calcext:value-type="float">
            <text:p>0</text:p>
          </table:table-cell>
          <table:table-cell table:formula="of:=IF(AND([.$H22]&gt;=[.Z$4];[.$H22]&lt;[.X$4];[.$L22]=&quot;Hêtre 27&quot;);[.$G22]*[.$E22];0)" office:value-type="float" office:value="0" calcext:value-type="float">
            <text:p>0</text:p>
          </table:table-cell>
          <table:table-cell table:style-name="ce16" table:formula="of:=IF(AND([.H22]&lt;[.Z$4];[.H22]&gt;=[.AB$4];[.L22]=&quot;Hêtre 27&quot;;);[.$J22];0)" office:value-type="float" office:value="0" calcext:value-type="float">
            <text:p>0</text:p>
          </table:table-cell>
          <table:table-cell table:formula="of:=IF(AND([.$H22]&gt;=[.AB$4];[.$H22]&lt;[.Z$4];[.$L22]=&quot;Hêtre 27&quot;);[.$G22]*[.E22];0)" office:value-type="float" office:value="0" calcext:value-type="float">
            <text:p>0</text:p>
          </table:table-cell>
          <table:table-cell table:style-name="ce16" table:formula="of:=IF(AND([.H22]&lt;[.AB$4];[.L22]=&quot;Hêtre 27&quot;);[.$J22];0)" office:value-type="float" office:value="0" calcext:value-type="float">
            <text:p>0</text:p>
          </table:table-cell>
          <table:table-cell table:formula="of:=IF(AND([.$H22]&lt;[.AB$4];[.$L22]=&quot;Hêtre 27&quot;);[.$G22]*[.$E22];0)" office:value-type="float" office:value="0" calcext:value-type="float">
            <text:p>0</text:p>
          </table:table-cell>
          <table:table-cell table:formula="of:=IF(AND([.H22]&gt;[.AF$4];[.L22]=&quot;Hêtre 20&quot;);[.$J22];0)" office:value-type="float" office:value="0" calcext:value-type="float">
            <text:p>0</text:p>
          </table:table-cell>
          <table:table-cell table:formula="of:=IF(AND([.$H22]&gt;[.AF$4];[.$L22]=&quot;Hêtre 20&quot;);[.$G22]*[.$E22];0)" office:value-type="float" office:value="0" calcext:value-type="float">
            <text:p>0</text:p>
          </table:table-cell>
          <table:table-cell table:style-name="ce16" table:formula="of:=IF(AND([.H22]&lt;[.AF$4];[.H22]&gt;=[.AH$4];[.L22]=&quot;Hêtre 20&quot;);[.$J22];0)" office:value-type="float" office:value="0" calcext:value-type="float">
            <text:p>0</text:p>
          </table:table-cell>
          <table:table-cell table:formula="of:=IF(AND([.$H22]&gt;=[.AH$4];[.$H22]&lt;[.AF$4];[.$L22]=&quot;Hêtre 20&quot;);[.$G22]*[.$E22];0)" office:value-type="float" office:value="0" calcext:value-type="float">
            <text:p>0</text:p>
          </table:table-cell>
          <table:table-cell table:style-name="ce16" table:formula="of:=IF(AND([.H22]&lt;[.AH$4];[.H22]&gt;=[.AJ$4];[.L22]=&quot;Hêtre 20&quot;;);[.$J22];0)" office:value-type="float" office:value="0" calcext:value-type="float">
            <text:p>0</text:p>
          </table:table-cell>
          <table:table-cell table:formula="of:=IF(AND([.$H22]&gt;=[.AJ$4];[.$H22]&lt;[.AH$4];[.$L22]=&quot;Hêtre 20&quot;);[.$G22]*[.$E22];0)" office:value-type="float" office:value="0" calcext:value-type="float">
            <text:p>0</text:p>
          </table:table-cell>
          <table:table-cell table:style-name="ce16" table:formula="of:=IF(AND([.H22]&lt;[.AJ$4];[.L22]=&quot;Hêtre 20&quot;);[.$J22];0)" office:value-type="float" office:value="0" calcext:value-type="float">
            <text:p>0</text:p>
          </table:table-cell>
          <table:table-cell table:formula="of:=IF(AND([.$H22]&lt;[.AJ$4];[.$L22]=&quot;Hêtre 20&quot;);[.$G22]*[.$E2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45" calcext:value-type="float">
            <text:p>645</text:p>
          </table:table-cell>
          <table:table-cell office:value-type="float" office:value="1097" calcext:value-type="float">
            <text:p>1097</text:p>
          </table:table-cell>
          <table:table-cell table:style-name="ce7"/>
          <table:table-cell table:formula="of:=[.E23]*([.G23]/1000)*([.H23]/1000)" office:value-type="float" office:value="0.707565" calcext:value-type="float">
            <text:p>0,707565</text:p>
          </table:table-cell>
          <table:table-cell table:formula="of:=[.J23]*[.F23]/1000" office:value-type="float" office:value="0.002122695" calcext:value-type="float">
            <text:p>0,002122695</text:p>
          </table:table-cell>
          <table:table-cell office:value-type="string" calcext:value-type="string">
            <text:p>Tôle</text:p>
          </table:table-cell>
          <table:table-cell table:style-name="ce19" table:formula="of:=IF(OR(AND([.F23]&lt;35;[.F23]&gt;22;[.L23]=&quot;Hêtre 45&quot;);AND([.F23]&lt;=22;[.F23]&gt;14;[.L23]=&quot;Hêtre 27&quot;);AND([.F23]&lt;=14;[.L23]=&quot;Hêtre 20&quot;));TRUE())" office:value-type="boolean" office:boolean-value="false" calcext:value-type="boolean">
            <text:p>FAUX</text:p>
          </table:table-cell>
          <table:table-cell table:formula="of:=IF(AND([.H23]&gt;[.P$4];[.L23]=&quot;Hêtre 45&quot;);[.J23];0)" office:value-type="float" office:value="0" calcext:value-type="float">
            <text:p>0</text:p>
          </table:table-cell>
          <table:table-cell table:formula="of:=IF(AND([.$H23]&gt;[.P$4];[.$L23]=&quot;Hêtre 45&quot;);[.$G23]*[.E23];0)" office:value-type="float" office:value="0" calcext:value-type="float">
            <text:p>0</text:p>
          </table:table-cell>
          <table:table-cell table:style-name="ce16" table:formula="of:=IF(AND([.H23]&lt;[.P$4];[.H23]&gt;=[.R$4];[.L23]=&quot;Hêtre 45&quot;;[.F23]&gt;19);[.J23];0)" office:value-type="float" office:value="0" calcext:value-type="float">
            <text:p>0</text:p>
          </table:table-cell>
          <table:table-cell table:formula="of:=IF(AND([.$H23]&gt;=[.R$4];[.$H23]&lt;[.P$4];[.$L23]=&quot;Hêtre 45&quot;);[.$G23]*[.$E23];0)" office:value-type="float" office:value="0" calcext:value-type="float">
            <text:p>0</text:p>
          </table:table-cell>
          <table:table-cell table:style-name="ce16" table:formula="of:=IF(AND([.H23]&lt;[.R$4];[.H23]&gt;=[.T$4];[.L23]=&quot;Hêtre 45&quot;;[.F23]&gt;19);[.J23];0)" office:value-type="float" office:value="0" calcext:value-type="float">
            <text:p>0</text:p>
          </table:table-cell>
          <table:table-cell table:formula="of:=IF(AND([.$H23]&gt;=[.T$4];[.$H23]&lt;[.R$4];[.$L23]=&quot;Hêtre 45&quot;);[.$G23]*[.$E23];0)" office:value-type="float" office:value="0" calcext:value-type="float">
            <text:p>0</text:p>
          </table:table-cell>
          <table:table-cell table:style-name="ce16" table:formula="of:=IF(AND([.H23]&lt;[.T$4];[.L23]=&quot;Hêtre 45&quot;;[.F23]&gt;19);[.J23];0)" office:value-type="float" office:value="0" calcext:value-type="float">
            <text:p>0</text:p>
          </table:table-cell>
          <table:table-cell table:formula="of:=IF(AND([.$H23]&lt;[.T$4];[.$L23]=&quot;Hêtre 45&quot;);[.$G23]*[.$E23];0)" office:value-type="float" office:value="0" calcext:value-type="float">
            <text:p>0</text:p>
          </table:table-cell>
          <table:table-cell table:formula="of:=IF(AND([.H23]&gt;[.X$4];[.L23]=&quot;Hêtre 27&quot;);[.$J23];0)" office:value-type="float" office:value="0" calcext:value-type="float">
            <text:p>0</text:p>
          </table:table-cell>
          <table:table-cell table:formula="of:=IF(AND([.$H23]&gt;[.X$4];[.$L23]=&quot;Hêtre 27&quot;);[.$G23]*[.$E23];0)" office:value-type="float" office:value="0" calcext:value-type="float">
            <text:p>0</text:p>
          </table:table-cell>
          <table:table-cell table:style-name="ce16" table:formula="of:=IF(AND([.H23]&lt;[.X$4];[.H23]&gt;=[.Z$4];[.L23]=&quot;Hêtre 27&quot;);[.$J23];0)" office:value-type="float" office:value="0" calcext:value-type="float">
            <text:p>0</text:p>
          </table:table-cell>
          <table:table-cell table:formula="of:=IF(AND([.$H23]&gt;=[.Z$4];[.$H23]&lt;[.X$4];[.$L23]=&quot;Hêtre 27&quot;);[.$G23]*[.$E23];0)" office:value-type="float" office:value="0" calcext:value-type="float">
            <text:p>0</text:p>
          </table:table-cell>
          <table:table-cell table:style-name="ce16" table:formula="of:=IF(AND([.H23]&lt;[.Z$4];[.H23]&gt;=[.AB$4];[.L23]=&quot;Hêtre 27&quot;;);[.$J23];0)" office:value-type="float" office:value="0" calcext:value-type="float">
            <text:p>0</text:p>
          </table:table-cell>
          <table:table-cell table:formula="of:=IF(AND([.$H23]&gt;=[.AB$4];[.$H23]&lt;[.Z$4];[.$L23]=&quot;Hêtre 27&quot;);[.$G23]*[.E23];0)" office:value-type="float" office:value="0" calcext:value-type="float">
            <text:p>0</text:p>
          </table:table-cell>
          <table:table-cell table:style-name="ce16" table:formula="of:=IF(AND([.H23]&lt;[.AB$4];[.L23]=&quot;Hêtre 27&quot;);[.$J23];0)" office:value-type="float" office:value="0" calcext:value-type="float">
            <text:p>0</text:p>
          </table:table-cell>
          <table:table-cell table:formula="of:=IF(AND([.$H23]&lt;[.AB$4];[.$L23]=&quot;Hêtre 27&quot;);[.$G23]*[.$E23];0)" office:value-type="float" office:value="0" calcext:value-type="float">
            <text:p>0</text:p>
          </table:table-cell>
          <table:table-cell table:formula="of:=IF(AND([.H23]&gt;[.AF$4];[.L23]=&quot;Hêtre 20&quot;);[.$J23];0)" office:value-type="float" office:value="0" calcext:value-type="float">
            <text:p>0</text:p>
          </table:table-cell>
          <table:table-cell table:formula="of:=IF(AND([.$H23]&gt;[.AF$4];[.$L23]=&quot;Hêtre 20&quot;);[.$G23]*[.$E23];0)" office:value-type="float" office:value="0" calcext:value-type="float">
            <text:p>0</text:p>
          </table:table-cell>
          <table:table-cell table:style-name="ce16" table:formula="of:=IF(AND([.H23]&lt;[.AF$4];[.H23]&gt;=[.AH$4];[.L23]=&quot;Hêtre 20&quot;);[.$J23];0)" office:value-type="float" office:value="0" calcext:value-type="float">
            <text:p>0</text:p>
          </table:table-cell>
          <table:table-cell table:formula="of:=IF(AND([.$H23]&gt;=[.AH$4];[.$H23]&lt;[.AF$4];[.$L23]=&quot;Hêtre 20&quot;);[.$G23]*[.$E23];0)" office:value-type="float" office:value="0" calcext:value-type="float">
            <text:p>0</text:p>
          </table:table-cell>
          <table:table-cell table:style-name="ce16" table:formula="of:=IF(AND([.H23]&lt;[.AH$4];[.H23]&gt;=[.AJ$4];[.L23]=&quot;Hêtre 20&quot;;);[.$J23];0)" office:value-type="float" office:value="0" calcext:value-type="float">
            <text:p>0</text:p>
          </table:table-cell>
          <table:table-cell table:formula="of:=IF(AND([.$H23]&gt;=[.AJ$4];[.$H23]&lt;[.AH$4];[.$L23]=&quot;Hêtre 20&quot;);[.$G23]*[.$E23];0)" office:value-type="float" office:value="0" calcext:value-type="float">
            <text:p>0</text:p>
          </table:table-cell>
          <table:table-cell table:style-name="ce16" table:formula="of:=IF(AND([.H23]&lt;[.AJ$4];[.L23]=&quot;Hêtre 20&quot;);[.$J23];0)" office:value-type="float" office:value="0" calcext:value-type="float">
            <text:p>0</text:p>
          </table:table-cell>
          <table:table-cell table:formula="of:=IF(AND([.$H23]&lt;[.AJ$4];[.$L23]=&quot;Hêtre 20&quot;);[.$G23]*[.$E2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45" calcext:value-type="float">
            <text:p>645</text:p>
          </table:table-cell>
          <table:table-cell office:value-type="float" office:value="651" calcext:value-type="float">
            <text:p>651</text:p>
          </table:table-cell>
          <table:table-cell table:style-name="ce7"/>
          <table:table-cell table:formula="of:=[.E24]*([.G24]/1000)*([.H24]/1000)" office:value-type="float" office:value="0.419895" calcext:value-type="float">
            <text:p>0,419895</text:p>
          </table:table-cell>
          <table:table-cell table:formula="of:=[.J24]*[.F24]/1000" office:value-type="float" office:value="0.001259685" calcext:value-type="float">
            <text:p>0,001259685</text:p>
          </table:table-cell>
          <table:table-cell office:value-type="string" calcext:value-type="string">
            <text:p>Tôle</text:p>
          </table:table-cell>
          <table:table-cell table:style-name="ce19" table:formula="of:=IF(OR(AND([.F24]&lt;35;[.F24]&gt;22;[.L24]=&quot;Hêtre 45&quot;);AND([.F24]&lt;=22;[.F24]&gt;14;[.L24]=&quot;Hêtre 27&quot;);AND([.F24]&lt;=14;[.L24]=&quot;Hêtre 20&quot;));TRUE())" office:value-type="boolean" office:boolean-value="false" calcext:value-type="boolean">
            <text:p>FAUX</text:p>
          </table:table-cell>
          <table:table-cell table:formula="of:=IF(AND([.H24]&gt;[.P$4];[.L24]=&quot;Hêtre 45&quot;);[.J24];0)" office:value-type="float" office:value="0" calcext:value-type="float">
            <text:p>0</text:p>
          </table:table-cell>
          <table:table-cell table:formula="of:=IF(AND([.$H24]&gt;[.P$4];[.$L24]=&quot;Hêtre 45&quot;);[.$G24]*[.E24];0)" office:value-type="float" office:value="0" calcext:value-type="float">
            <text:p>0</text:p>
          </table:table-cell>
          <table:table-cell table:style-name="ce16" table:formula="of:=IF(AND([.H24]&lt;[.P$4];[.H24]&gt;=[.R$4];[.L24]=&quot;Hêtre 45&quot;;[.F24]&gt;19);[.J24];0)" office:value-type="float" office:value="0" calcext:value-type="float">
            <text:p>0</text:p>
          </table:table-cell>
          <table:table-cell table:formula="of:=IF(AND([.$H24]&gt;=[.R$4];[.$H24]&lt;[.P$4];[.$L24]=&quot;Hêtre 45&quot;);[.$G24]*[.$E24];0)" office:value-type="float" office:value="0" calcext:value-type="float">
            <text:p>0</text:p>
          </table:table-cell>
          <table:table-cell table:style-name="ce16" table:formula="of:=IF(AND([.H24]&lt;[.R$4];[.H24]&gt;=[.T$4];[.L24]=&quot;Hêtre 45&quot;;[.F24]&gt;19);[.J24];0)" office:value-type="float" office:value="0" calcext:value-type="float">
            <text:p>0</text:p>
          </table:table-cell>
          <table:table-cell table:formula="of:=IF(AND([.$H24]&gt;=[.T$4];[.$H24]&lt;[.R$4];[.$L24]=&quot;Hêtre 45&quot;);[.$G24]*[.$E24];0)" office:value-type="float" office:value="0" calcext:value-type="float">
            <text:p>0</text:p>
          </table:table-cell>
          <table:table-cell table:style-name="ce16" table:formula="of:=IF(AND([.H24]&lt;[.T$4];[.L24]=&quot;Hêtre 45&quot;;[.F24]&gt;19);[.J24];0)" office:value-type="float" office:value="0" calcext:value-type="float">
            <text:p>0</text:p>
          </table:table-cell>
          <table:table-cell table:formula="of:=IF(AND([.$H24]&lt;[.T$4];[.$L24]=&quot;Hêtre 45&quot;);[.$G24]*[.$E24];0)" office:value-type="float" office:value="0" calcext:value-type="float">
            <text:p>0</text:p>
          </table:table-cell>
          <table:table-cell table:formula="of:=IF(AND([.H24]&gt;[.X$4];[.L24]=&quot;Hêtre 27&quot;);[.$J24];0)" office:value-type="float" office:value="0" calcext:value-type="float">
            <text:p>0</text:p>
          </table:table-cell>
          <table:table-cell table:formula="of:=IF(AND([.$H24]&gt;[.X$4];[.$L24]=&quot;Hêtre 27&quot;);[.$G24]*[.$E24];0)" office:value-type="float" office:value="0" calcext:value-type="float">
            <text:p>0</text:p>
          </table:table-cell>
          <table:table-cell table:style-name="ce16" table:formula="of:=IF(AND([.H24]&lt;[.X$4];[.H24]&gt;=[.Z$4];[.L24]=&quot;Hêtre 27&quot;);[.$J24];0)" office:value-type="float" office:value="0" calcext:value-type="float">
            <text:p>0</text:p>
          </table:table-cell>
          <table:table-cell table:formula="of:=IF(AND([.$H24]&gt;=[.Z$4];[.$H24]&lt;[.X$4];[.$L24]=&quot;Hêtre 27&quot;);[.$G24]*[.$E24];0)" office:value-type="float" office:value="0" calcext:value-type="float">
            <text:p>0</text:p>
          </table:table-cell>
          <table:table-cell table:style-name="ce16" table:formula="of:=IF(AND([.H24]&lt;[.Z$4];[.H24]&gt;=[.AB$4];[.L24]=&quot;Hêtre 27&quot;;);[.$J24];0)" office:value-type="float" office:value="0" calcext:value-type="float">
            <text:p>0</text:p>
          </table:table-cell>
          <table:table-cell table:formula="of:=IF(AND([.$H24]&gt;=[.AB$4];[.$H24]&lt;[.Z$4];[.$L24]=&quot;Hêtre 27&quot;);[.$G24]*[.E24];0)" office:value-type="float" office:value="0" calcext:value-type="float">
            <text:p>0</text:p>
          </table:table-cell>
          <table:table-cell table:style-name="ce16" table:formula="of:=IF(AND([.H24]&lt;[.AB$4];[.L24]=&quot;Hêtre 27&quot;);[.$J24];0)" office:value-type="float" office:value="0" calcext:value-type="float">
            <text:p>0</text:p>
          </table:table-cell>
          <table:table-cell table:formula="of:=IF(AND([.$H24]&lt;[.AB$4];[.$L24]=&quot;Hêtre 27&quot;);[.$G24]*[.$E24];0)" office:value-type="float" office:value="0" calcext:value-type="float">
            <text:p>0</text:p>
          </table:table-cell>
          <table:table-cell table:formula="of:=IF(AND([.H24]&gt;[.AF$4];[.L24]=&quot;Hêtre 20&quot;);[.$J24];0)" office:value-type="float" office:value="0" calcext:value-type="float">
            <text:p>0</text:p>
          </table:table-cell>
          <table:table-cell table:formula="of:=IF(AND([.$H24]&gt;[.AF$4];[.$L24]=&quot;Hêtre 20&quot;);[.$G24]*[.$E24];0)" office:value-type="float" office:value="0" calcext:value-type="float">
            <text:p>0</text:p>
          </table:table-cell>
          <table:table-cell table:style-name="ce16" table:formula="of:=IF(AND([.H24]&lt;[.AF$4];[.H24]&gt;=[.AH$4];[.L24]=&quot;Hêtre 20&quot;);[.$J24];0)" office:value-type="float" office:value="0" calcext:value-type="float">
            <text:p>0</text:p>
          </table:table-cell>
          <table:table-cell table:formula="of:=IF(AND([.$H24]&gt;=[.AH$4];[.$H24]&lt;[.AF$4];[.$L24]=&quot;Hêtre 20&quot;);[.$G24]*[.$E24];0)" office:value-type="float" office:value="0" calcext:value-type="float">
            <text:p>0</text:p>
          </table:table-cell>
          <table:table-cell table:style-name="ce16" table:formula="of:=IF(AND([.H24]&lt;[.AH$4];[.H24]&gt;=[.AJ$4];[.L24]=&quot;Hêtre 20&quot;;);[.$J24];0)" office:value-type="float" office:value="0" calcext:value-type="float">
            <text:p>0</text:p>
          </table:table-cell>
          <table:table-cell table:formula="of:=IF(AND([.$H24]&gt;=[.AJ$4];[.$H24]&lt;[.AH$4];[.$L24]=&quot;Hêtre 20&quot;);[.$G24]*[.$E24];0)" office:value-type="float" office:value="0" calcext:value-type="float">
            <text:p>0</text:p>
          </table:table-cell>
          <table:table-cell table:style-name="ce16" table:formula="of:=IF(AND([.H24]&lt;[.AJ$4];[.L24]=&quot;Hêtre 20&quot;);[.$J24];0)" office:value-type="float" office:value="0" calcext:value-type="float">
            <text:p>0</text:p>
          </table:table-cell>
          <table:table-cell table:formula="of:=IF(AND([.$H24]&lt;[.AJ$4];[.$L24]=&quot;Hêtre 20&quot;);[.$G24]*[.$E24];0)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table:style-name="ce7"/>
          <table:table-cell table:number-columns-repeated="3"/>
          <table:table-cell table:style-name="ce19" table:formula="of:=IF(OR(AND([.F25]&lt;35;[.F25]&gt;22;[.L25]=&quot;Hêtre 45&quot;);AND([.F25]&lt;=22;[.F25]&gt;14;[.L25]=&quot;Hêtre 27&quot;);AND([.F25]&lt;=14;[.L25]=&quot;Hêtre 20&quot;));TRUE())" office:value-type="boolean" office:boolean-value="false" calcext:value-type="boolean">
            <text:p>FAUX</text:p>
          </table:table-cell>
          <table:table-cell table:formula="of:=IF(AND([.H25]&gt;[.P$4];[.L25]=&quot;Hêtre 45&quot;);[.J25];0)" office:value-type="float" office:value="0" calcext:value-type="float">
            <text:p>0</text:p>
          </table:table-cell>
          <table:table-cell table:formula="of:=IF(AND([.$H25]&gt;[.P$4];[.$L25]=&quot;Hêtre 45&quot;);[.$G25]*[.E25];0)" office:value-type="float" office:value="0" calcext:value-type="float">
            <text:p>0</text:p>
          </table:table-cell>
          <table:table-cell table:style-name="ce16" table:formula="of:=IF(AND([.H25]&lt;[.P$4];[.H25]&gt;=[.R$4];[.L25]=&quot;Hêtre 45&quot;;[.F25]&gt;19);[.J25];0)" office:value-type="float" office:value="0" calcext:value-type="float">
            <text:p>0</text:p>
          </table:table-cell>
          <table:table-cell table:formula="of:=IF(AND([.$H25]&gt;=[.R$4];[.$H25]&lt;[.P$4];[.$L25]=&quot;Hêtre 45&quot;);[.$G25]*[.$E25];0)" office:value-type="float" office:value="0" calcext:value-type="float">
            <text:p>0</text:p>
          </table:table-cell>
          <table:table-cell table:style-name="ce16" table:formula="of:=IF(AND([.H25]&lt;[.R$4];[.H25]&gt;=[.T$4];[.L25]=&quot;Hêtre 45&quot;;[.F25]&gt;19);[.J25];0)" office:value-type="float" office:value="0" calcext:value-type="float">
            <text:p>0</text:p>
          </table:table-cell>
          <table:table-cell table:formula="of:=IF(AND([.$H25]&gt;=[.T$4];[.$H25]&lt;[.R$4];[.$L25]=&quot;Hêtre 45&quot;);[.$G25]*[.$E25];0)" office:value-type="float" office:value="0" calcext:value-type="float">
            <text:p>0</text:p>
          </table:table-cell>
          <table:table-cell table:style-name="ce16" table:formula="of:=IF(AND([.H25]&lt;[.T$4];[.L25]=&quot;Hêtre 45&quot;;[.F25]&gt;19);[.J25];0)" office:value-type="float" office:value="0" calcext:value-type="float">
            <text:p>0</text:p>
          </table:table-cell>
          <table:table-cell table:formula="of:=IF(AND([.$H25]&lt;[.T$4];[.$L25]=&quot;Hêtre 45&quot;);[.$G25]*[.$E25];0)" office:value-type="float" office:value="0" calcext:value-type="float">
            <text:p>0</text:p>
          </table:table-cell>
          <table:table-cell table:formula="of:=IF(AND([.H25]&gt;[.X$4];[.L25]=&quot;Hêtre 27&quot;);[.$J25];0)" office:value-type="float" office:value="0" calcext:value-type="float">
            <text:p>0</text:p>
          </table:table-cell>
          <table:table-cell table:formula="of:=IF(AND([.$H25]&gt;[.X$4];[.$L25]=&quot;Hêtre 27&quot;);[.$G25]*[.$E25];0)" office:value-type="float" office:value="0" calcext:value-type="float">
            <text:p>0</text:p>
          </table:table-cell>
          <table:table-cell table:style-name="ce16" table:formula="of:=IF(AND([.H25]&lt;[.X$4];[.H25]&gt;=[.Z$4];[.L25]=&quot;Hêtre 27&quot;);[.$J25];0)" office:value-type="float" office:value="0" calcext:value-type="float">
            <text:p>0</text:p>
          </table:table-cell>
          <table:table-cell table:formula="of:=IF(AND([.$H25]&gt;=[.Z$4];[.$H25]&lt;[.X$4];[.$L25]=&quot;Hêtre 27&quot;);[.$G25]*[.$E25];0)" office:value-type="float" office:value="0" calcext:value-type="float">
            <text:p>0</text:p>
          </table:table-cell>
          <table:table-cell table:style-name="ce16" table:formula="of:=IF(AND([.H25]&lt;[.Z$4];[.H25]&gt;=[.AB$4];[.L25]=&quot;Hêtre 27&quot;;);[.$J25];0)" office:value-type="float" office:value="0" calcext:value-type="float">
            <text:p>0</text:p>
          </table:table-cell>
          <table:table-cell table:formula="of:=IF(AND([.$H25]&gt;=[.AB$4];[.$H25]&lt;[.Z$4];[.$L25]=&quot;Hêtre 27&quot;);[.$G25]*[.E25];0)" office:value-type="float" office:value="0" calcext:value-type="float">
            <text:p>0</text:p>
          </table:table-cell>
          <table:table-cell table:style-name="ce16" table:formula="of:=IF(AND([.H25]&lt;[.AB$4];[.L25]=&quot;Hêtre 27&quot;);[.$J25];0)" office:value-type="float" office:value="0" calcext:value-type="float">
            <text:p>0</text:p>
          </table:table-cell>
          <table:table-cell table:formula="of:=IF(AND([.$H25]&lt;[.AB$4];[.$L25]=&quot;Hêtre 27&quot;);[.$G25]*[.$E25];0)" office:value-type="float" office:value="0" calcext:value-type="float">
            <text:p>0</text:p>
          </table:table-cell>
          <table:table-cell table:formula="of:=IF(AND([.H25]&gt;[.AF$4];[.L25]=&quot;Hêtre 20&quot;);[.$J25];0)" office:value-type="float" office:value="0" calcext:value-type="float">
            <text:p>0</text:p>
          </table:table-cell>
          <table:table-cell table:formula="of:=IF(AND([.$H25]&gt;[.AF$4];[.$L25]=&quot;Hêtre 20&quot;);[.$G25]*[.$E25];0)" office:value-type="float" office:value="0" calcext:value-type="float">
            <text:p>0</text:p>
          </table:table-cell>
          <table:table-cell table:style-name="ce16" table:formula="of:=IF(AND([.H25]&lt;[.AF$4];[.H25]&gt;=[.AH$4];[.L25]=&quot;Hêtre 20&quot;);[.$J25];0)" office:value-type="float" office:value="0" calcext:value-type="float">
            <text:p>0</text:p>
          </table:table-cell>
          <table:table-cell table:formula="of:=IF(AND([.$H25]&gt;=[.AH$4];[.$H25]&lt;[.AF$4];[.$L25]=&quot;Hêtre 20&quot;);[.$G25]*[.$E25];0)" office:value-type="float" office:value="0" calcext:value-type="float">
            <text:p>0</text:p>
          </table:table-cell>
          <table:table-cell table:style-name="ce16" table:formula="of:=IF(AND([.H25]&lt;[.AH$4];[.H25]&gt;=[.AJ$4];[.L25]=&quot;Hêtre 20&quot;;);[.$J25];0)" office:value-type="float" office:value="0" calcext:value-type="float">
            <text:p>0</text:p>
          </table:table-cell>
          <table:table-cell table:formula="of:=IF(AND([.$H25]&gt;=[.AJ$4];[.$H25]&lt;[.AH$4];[.$L25]=&quot;Hêtre 20&quot;);[.$G25]*[.$E25];0)" office:value-type="float" office:value="0" calcext:value-type="float">
            <text:p>0</text:p>
          </table:table-cell>
          <table:table-cell table:style-name="ce16" table:formula="of:=IF(AND([.H25]&lt;[.AJ$4];[.L25]=&quot;Hêtre 20&quot;);[.$J25];0)" office:value-type="float" office:value="0" calcext:value-type="float">
            <text:p>0</text:p>
          </table:table-cell>
          <table:table-cell table:formula="of:=IF(AND([.$H25]&lt;[.AJ$4];[.$L25]=&quot;Hêtre 20&quot;);[.$G25]*[.$E25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dB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26]&lt;35;[.F26]&gt;22;[.L26]=&quot;Hêtre 45&quot;);AND([.F26]&lt;=22;[.F26]&gt;14;[.L26]=&quot;Hêtre 27&quot;);AND([.F26]&lt;=14;[.L26]=&quot;Hêtre 20&quot;));TRUE())" office:value-type="boolean" office:boolean-value="false" calcext:value-type="boolean">
            <text:p>FAUX</text:p>
          </table:table-cell>
          <table:table-cell table:formula="of:=IF(AND([.H26]&gt;[.P$4];[.L26]=&quot;Hêtre 45&quot;);[.J26];0)" office:value-type="float" office:value="0" calcext:value-type="float">
            <text:p>0</text:p>
          </table:table-cell>
          <table:table-cell table:formula="of:=IF(AND([.$H26]&gt;[.P$4];[.$L26]=&quot;Hêtre 45&quot;);[.$G26]*[.E26];0)" office:value-type="float" office:value="0" calcext:value-type="float">
            <text:p>0</text:p>
          </table:table-cell>
          <table:table-cell table:style-name="ce16" table:formula="of:=IF(AND([.H26]&lt;[.P$4];[.H26]&gt;=[.R$4];[.L26]=&quot;Hêtre 45&quot;;[.F26]&gt;19);[.J26];0)" office:value-type="float" office:value="0" calcext:value-type="float">
            <text:p>0</text:p>
          </table:table-cell>
          <table:table-cell table:formula="of:=IF(AND([.$H26]&gt;=[.R$4];[.$H26]&lt;[.P$4];[.$L26]=&quot;Hêtre 45&quot;);[.$G26]*[.$E26];0)" office:value-type="float" office:value="0" calcext:value-type="float">
            <text:p>0</text:p>
          </table:table-cell>
          <table:table-cell table:style-name="ce16" table:formula="of:=IF(AND([.H26]&lt;[.R$4];[.H26]&gt;=[.T$4];[.L26]=&quot;Hêtre 45&quot;;[.F26]&gt;19);[.J26];0)" office:value-type="float" office:value="0" calcext:value-type="float">
            <text:p>0</text:p>
          </table:table-cell>
          <table:table-cell table:formula="of:=IF(AND([.$H26]&gt;=[.T$4];[.$H26]&lt;[.R$4];[.$L26]=&quot;Hêtre 45&quot;);[.$G26]*[.$E26];0)" office:value-type="float" office:value="0" calcext:value-type="float">
            <text:p>0</text:p>
          </table:table-cell>
          <table:table-cell table:style-name="ce16" table:formula="of:=IF(AND([.H26]&lt;[.T$4];[.L26]=&quot;Hêtre 45&quot;;[.F26]&gt;19);[.J26];0)" office:value-type="float" office:value="0" calcext:value-type="float">
            <text:p>0</text:p>
          </table:table-cell>
          <table:table-cell table:formula="of:=IF(AND([.$H26]&lt;[.T$4];[.$L26]=&quot;Hêtre 45&quot;);[.$G26]*[.$E26];0)" office:value-type="float" office:value="0" calcext:value-type="float">
            <text:p>0</text:p>
          </table:table-cell>
          <table:table-cell table:formula="of:=IF(AND([.H26]&gt;[.X$4];[.L26]=&quot;Hêtre 27&quot;);[.$J26];0)" office:value-type="float" office:value="0" calcext:value-type="float">
            <text:p>0</text:p>
          </table:table-cell>
          <table:table-cell table:formula="of:=IF(AND([.$H26]&gt;[.X$4];[.$L26]=&quot;Hêtre 27&quot;);[.$G26]*[.$E26];0)" office:value-type="float" office:value="0" calcext:value-type="float">
            <text:p>0</text:p>
          </table:table-cell>
          <table:table-cell table:style-name="ce16" table:formula="of:=IF(AND([.H26]&lt;[.X$4];[.H26]&gt;=[.Z$4];[.L26]=&quot;Hêtre 27&quot;);[.$J26];0)" office:value-type="float" office:value="0" calcext:value-type="float">
            <text:p>0</text:p>
          </table:table-cell>
          <table:table-cell table:formula="of:=IF(AND([.$H26]&gt;=[.Z$4];[.$H26]&lt;[.X$4];[.$L26]=&quot;Hêtre 27&quot;);[.$G26]*[.$E26];0)" office:value-type="float" office:value="0" calcext:value-type="float">
            <text:p>0</text:p>
          </table:table-cell>
          <table:table-cell table:style-name="ce16" table:formula="of:=IF(AND([.H26]&lt;[.Z$4];[.H26]&gt;=[.AB$4];[.L26]=&quot;Hêtre 27&quot;;);[.$J26];0)" office:value-type="float" office:value="0" calcext:value-type="float">
            <text:p>0</text:p>
          </table:table-cell>
          <table:table-cell table:formula="of:=IF(AND([.$H26]&gt;=[.AB$4];[.$H26]&lt;[.Z$4];[.$L26]=&quot;Hêtre 27&quot;);[.$G26]*[.E26];0)" office:value-type="float" office:value="0" calcext:value-type="float">
            <text:p>0</text:p>
          </table:table-cell>
          <table:table-cell table:style-name="ce16" table:formula="of:=IF(AND([.H26]&lt;[.AB$4];[.L26]=&quot;Hêtre 27&quot;);[.$J26];0)" office:value-type="float" office:value="0" calcext:value-type="float">
            <text:p>0</text:p>
          </table:table-cell>
          <table:table-cell table:formula="of:=IF(AND([.$H26]&lt;[.AB$4];[.$L26]=&quot;Hêtre 27&quot;);[.$G26]*[.$E26];0)" office:value-type="float" office:value="0" calcext:value-type="float">
            <text:p>0</text:p>
          </table:table-cell>
          <table:table-cell table:formula="of:=IF(AND([.H26]&gt;[.AF$4];[.L26]=&quot;Hêtre 20&quot;);[.$J26];0)" office:value-type="float" office:value="0" calcext:value-type="float">
            <text:p>0</text:p>
          </table:table-cell>
          <table:table-cell table:formula="of:=IF(AND([.$H26]&gt;[.AF$4];[.$L26]=&quot;Hêtre 20&quot;);[.$G26]*[.$E26];0)" office:value-type="float" office:value="0" calcext:value-type="float">
            <text:p>0</text:p>
          </table:table-cell>
          <table:table-cell table:style-name="ce16" table:formula="of:=IF(AND([.H26]&lt;[.AF$4];[.H26]&gt;=[.AH$4];[.L26]=&quot;Hêtre 20&quot;);[.$J26];0)" office:value-type="float" office:value="0" calcext:value-type="float">
            <text:p>0</text:p>
          </table:table-cell>
          <table:table-cell table:formula="of:=IF(AND([.$H26]&gt;=[.AH$4];[.$H26]&lt;[.AF$4];[.$L26]=&quot;Hêtre 20&quot;);[.$G26]*[.$E26];0)" office:value-type="float" office:value="0" calcext:value-type="float">
            <text:p>0</text:p>
          </table:table-cell>
          <table:table-cell table:style-name="ce16" table:formula="of:=IF(AND([.H26]&lt;[.AH$4];[.H26]&gt;=[.AJ$4];[.L26]=&quot;Hêtre 20&quot;;);[.$J26];0)" office:value-type="float" office:value="0" calcext:value-type="float">
            <text:p>0</text:p>
          </table:table-cell>
          <table:table-cell table:formula="of:=IF(AND([.$H26]&gt;=[.AJ$4];[.$H26]&lt;[.AH$4];[.$L26]=&quot;Hêtre 20&quot;);[.$G26]*[.$E26];0)" office:value-type="float" office:value="0" calcext:value-type="float">
            <text:p>0</text:p>
          </table:table-cell>
          <table:table-cell table:style-name="ce16" table:formula="of:=IF(AND([.H26]&lt;[.AJ$4];[.L26]=&quot;Hêtre 20&quot;);[.$J26];0)" office:value-type="float" office:value="0" calcext:value-type="float">
            <text:p>0</text:p>
          </table:table-cell>
          <table:table-cell table:formula="of:=IF(AND([.$H26]&lt;[.AJ$4];[.$L26]=&quot;Hêtre 20&quot;);[.$G26]*[.$E26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6" calcext:value-type="float">
            <text:p>2076</text:p>
          </table:table-cell>
          <table:table-cell table:style-name="ce7"/>
          <table:table-cell table:formula="of:=[.E27]*([.G27]/1000)*([.H27]/1000)" office:value-type="float" office:value="0.43596" calcext:value-type="float">
            <text:p>0,43596</text:p>
          </table:table-cell>
          <table:table-cell table:formula="of:=[.J27]*[.F27]/1000" office:value-type="float" office:value="0.0130788" calcext:value-type="float">
            <text:p>0,0130788</text:p>
          </table:table-cell>
          <table:table-cell office:value-type="string" calcext:value-type="string">
            <text:p>Hêtre 45</text:p>
          </table:table-cell>
          <table:table-cell table:style-name="ce19" table:formula="of:=IF(OR(AND([.F27]&lt;35;[.F27]&gt;22;[.L27]=&quot;Hêtre 45&quot;);AND([.F27]&lt;=22;[.F27]&gt;14;[.L27]=&quot;Hêtre 27&quot;);AND([.F27]&lt;=14;[.L27]=&quot;Hêtre 20&quot;));TRUE())" office:value-type="boolean" office:boolean-value="true" calcext:value-type="boolean">
            <text:p>VRAI</text:p>
          </table:table-cell>
          <table:table-cell table:formula="of:=IF(AND([.H27]&gt;[.P$4];[.L27]=&quot;Hêtre 45&quot;);[.J27];0)" office:value-type="float" office:value="0.43596" calcext:value-type="float">
            <text:p>0,43596</text:p>
          </table:table-cell>
          <table:table-cell table:formula="of:=IF(AND([.$H27]&gt;[.P$4];[.$L27]=&quot;Hêtre 45&quot;);[.$G27]*[.E27];0)" office:value-type="float" office:value="210" calcext:value-type="float">
            <text:p>210</text:p>
          </table:table-cell>
          <table:table-cell table:style-name="ce16" table:formula="of:=IF(AND([.H27]&lt;[.P$4];[.H27]&gt;=[.R$4];[.L27]=&quot;Hêtre 45&quot;;[.F27]&gt;19);[.J27];0)" office:value-type="float" office:value="0" calcext:value-type="float">
            <text:p>0</text:p>
          </table:table-cell>
          <table:table-cell table:formula="of:=IF(AND([.$H27]&gt;=[.R$4];[.$H27]&lt;[.P$4];[.$L27]=&quot;Hêtre 45&quot;);[.$G27]*[.$E27];0)" office:value-type="float" office:value="0" calcext:value-type="float">
            <text:p>0</text:p>
          </table:table-cell>
          <table:table-cell table:style-name="ce16" table:formula="of:=IF(AND([.H27]&lt;[.R$4];[.H27]&gt;=[.T$4];[.L27]=&quot;Hêtre 45&quot;;[.F27]&gt;19);[.J27];0)" office:value-type="float" office:value="0" calcext:value-type="float">
            <text:p>0</text:p>
          </table:table-cell>
          <table:table-cell table:formula="of:=IF(AND([.$H27]&gt;=[.T$4];[.$H27]&lt;[.R$4];[.$L27]=&quot;Hêtre 45&quot;);[.$G27]*[.$E27];0)" office:value-type="float" office:value="0" calcext:value-type="float">
            <text:p>0</text:p>
          </table:table-cell>
          <table:table-cell table:style-name="ce16" table:formula="of:=IF(AND([.H27]&lt;[.T$4];[.L27]=&quot;Hêtre 45&quot;;[.F27]&gt;19);[.J27];0)" office:value-type="float" office:value="0" calcext:value-type="float">
            <text:p>0</text:p>
          </table:table-cell>
          <table:table-cell table:formula="of:=IF(AND([.$H27]&lt;[.T$4];[.$L27]=&quot;Hêtre 45&quot;);[.$G27]*[.$E27];0)" office:value-type="float" office:value="0" calcext:value-type="float">
            <text:p>0</text:p>
          </table:table-cell>
          <table:table-cell table:formula="of:=IF(AND([.H27]&gt;[.X$4];[.L27]=&quot;Hêtre 27&quot;);[.$J27];0)" office:value-type="float" office:value="0" calcext:value-type="float">
            <text:p>0</text:p>
          </table:table-cell>
          <table:table-cell table:formula="of:=IF(AND([.$H27]&gt;[.X$4];[.$L27]=&quot;Hêtre 27&quot;);[.$G27]*[.$E27];0)" office:value-type="float" office:value="0" calcext:value-type="float">
            <text:p>0</text:p>
          </table:table-cell>
          <table:table-cell table:style-name="ce16" table:formula="of:=IF(AND([.H27]&lt;[.X$4];[.H27]&gt;=[.Z$4];[.L27]=&quot;Hêtre 27&quot;);[.$J27];0)" office:value-type="float" office:value="0" calcext:value-type="float">
            <text:p>0</text:p>
          </table:table-cell>
          <table:table-cell table:formula="of:=IF(AND([.$H27]&gt;=[.Z$4];[.$H27]&lt;[.X$4];[.$L27]=&quot;Hêtre 27&quot;);[.$G27]*[.$E27];0)" office:value-type="float" office:value="0" calcext:value-type="float">
            <text:p>0</text:p>
          </table:table-cell>
          <table:table-cell table:style-name="ce16" table:formula="of:=IF(AND([.H27]&lt;[.Z$4];[.H27]&gt;=[.AB$4];[.L27]=&quot;Hêtre 27&quot;;);[.$J27];0)" office:value-type="float" office:value="0" calcext:value-type="float">
            <text:p>0</text:p>
          </table:table-cell>
          <table:table-cell table:formula="of:=IF(AND([.$H27]&gt;=[.AB$4];[.$H27]&lt;[.Z$4];[.$L27]=&quot;Hêtre 27&quot;);[.$G27]*[.E27];0)" office:value-type="float" office:value="0" calcext:value-type="float">
            <text:p>0</text:p>
          </table:table-cell>
          <table:table-cell table:style-name="ce16" table:formula="of:=IF(AND([.H27]&lt;[.AB$4];[.L27]=&quot;Hêtre 27&quot;);[.$J27];0)" office:value-type="float" office:value="0" calcext:value-type="float">
            <text:p>0</text:p>
          </table:table-cell>
          <table:table-cell table:formula="of:=IF(AND([.$H27]&lt;[.AB$4];[.$L27]=&quot;Hêtre 27&quot;);[.$G27]*[.$E27];0)" office:value-type="float" office:value="0" calcext:value-type="float">
            <text:p>0</text:p>
          </table:table-cell>
          <table:table-cell table:formula="of:=IF(AND([.H27]&gt;[.AF$4];[.L27]=&quot;Hêtre 20&quot;);[.$J27];0)" office:value-type="float" office:value="0" calcext:value-type="float">
            <text:p>0</text:p>
          </table:table-cell>
          <table:table-cell table:formula="of:=IF(AND([.$H27]&gt;[.AF$4];[.$L27]=&quot;Hêtre 20&quot;);[.$G27]*[.$E27];0)" office:value-type="float" office:value="0" calcext:value-type="float">
            <text:p>0</text:p>
          </table:table-cell>
          <table:table-cell table:style-name="ce16" table:formula="of:=IF(AND([.H27]&lt;[.AF$4];[.H27]&gt;=[.AH$4];[.L27]=&quot;Hêtre 20&quot;);[.$J27];0)" office:value-type="float" office:value="0" calcext:value-type="float">
            <text:p>0</text:p>
          </table:table-cell>
          <table:table-cell table:formula="of:=IF(AND([.$H27]&gt;=[.AH$4];[.$H27]&lt;[.AF$4];[.$L27]=&quot;Hêtre 20&quot;);[.$G27]*[.$E27];0)" office:value-type="float" office:value="0" calcext:value-type="float">
            <text:p>0</text:p>
          </table:table-cell>
          <table:table-cell table:style-name="ce16" table:formula="of:=IF(AND([.H27]&lt;[.AH$4];[.H27]&gt;=[.AJ$4];[.L27]=&quot;Hêtre 20&quot;;);[.$J27];0)" office:value-type="float" office:value="0" calcext:value-type="float">
            <text:p>0</text:p>
          </table:table-cell>
          <table:table-cell table:formula="of:=IF(AND([.$H27]&gt;=[.AJ$4];[.$H27]&lt;[.AH$4];[.$L27]=&quot;Hêtre 20&quot;);[.$G27]*[.$E27];0)" office:value-type="float" office:value="0" calcext:value-type="float">
            <text:p>0</text:p>
          </table:table-cell>
          <table:table-cell table:style-name="ce16" table:formula="of:=IF(AND([.H27]&lt;[.AJ$4];[.L27]=&quot;Hêtre 20&quot;);[.$J27];0)" office:value-type="float" office:value="0" calcext:value-type="float">
            <text:p>0</text:p>
          </table:table-cell>
          <table:table-cell table:formula="of:=IF(AND([.$H27]&lt;[.AJ$4];[.$L27]=&quot;Hêtre 20&quot;);[.$G27]*[.$E2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1" calcext:value-type="float">
            <text:p>981</text:p>
          </table:table-cell>
          <table:table-cell table:style-name="ce7"/>
          <table:table-cell table:formula="of:=[.E28]*([.G28]/1000)*([.H28]/1000)" office:value-type="float" office:value="0.103005" calcext:value-type="float">
            <text:p>0,103005</text:p>
          </table:table-cell>
          <table:table-cell table:formula="of:=[.J28]*[.F28]/1000" office:value-type="float" office:value="0.00309015" calcext:value-type="float">
            <text:p>0,00309015</text:p>
          </table:table-cell>
          <table:table-cell office:value-type="string" calcext:value-type="string">
            <text:p>Hêtre 45</text:p>
          </table:table-cell>
          <table:table-cell table:style-name="ce19" table:formula="of:=IF(OR(AND([.F28]&lt;35;[.F28]&gt;22;[.L28]=&quot;Hêtre 45&quot;);AND([.F28]&lt;=22;[.F28]&gt;14;[.L28]=&quot;Hêtre 27&quot;);AND([.F28]&lt;=14;[.L28]=&quot;Hêtre 20&quot;));TRUE())" office:value-type="boolean" office:boolean-value="true" calcext:value-type="boolean">
            <text:p>VRAI</text:p>
          </table:table-cell>
          <table:table-cell table:formula="of:=IF(AND([.H28]&gt;[.P$4];[.L28]=&quot;Hêtre 45&quot;);[.J28];0)" office:value-type="float" office:value="0" calcext:value-type="float">
            <text:p>0</text:p>
          </table:table-cell>
          <table:table-cell table:formula="of:=IF(AND([.$H28]&gt;[.P$4];[.$L28]=&quot;Hêtre 45&quot;);[.$G28]*[.E28];0)" office:value-type="float" office:value="0" calcext:value-type="float">
            <text:p>0</text:p>
          </table:table-cell>
          <table:table-cell table:style-name="ce16" table:formula="of:=IF(AND([.H28]&lt;[.P$4];[.H28]&gt;=[.R$4];[.L28]=&quot;Hêtre 45&quot;;[.F28]&gt;19);[.J28];0)" office:value-type="float" office:value="0" calcext:value-type="float">
            <text:p>0</text:p>
          </table:table-cell>
          <table:table-cell table:formula="of:=IF(AND([.$H28]&gt;=[.R$4];[.$H28]&lt;[.P$4];[.$L28]=&quot;Hêtre 45&quot;);[.$G28]*[.$E28];0)" office:value-type="float" office:value="0" calcext:value-type="float">
            <text:p>0</text:p>
          </table:table-cell>
          <table:table-cell table:style-name="ce16" table:formula="of:=IF(AND([.H28]&lt;[.R$4];[.H28]&gt;=[.T$4];[.L28]=&quot;Hêtre 45&quot;;[.F28]&gt;19);[.J28];0)" office:value-type="float" office:value="0" calcext:value-type="float">
            <text:p>0</text:p>
          </table:table-cell>
          <table:table-cell table:formula="of:=IF(AND([.$H28]&gt;=[.T$4];[.$H28]&lt;[.R$4];[.$L28]=&quot;Hêtre 45&quot;);[.$G28]*[.$E28];0)" office:value-type="float" office:value="0" calcext:value-type="float">
            <text:p>0</text:p>
          </table:table-cell>
          <table:table-cell table:style-name="ce16" table:formula="of:=IF(AND([.H28]&lt;[.T$4];[.L28]=&quot;Hêtre 45&quot;;[.F28]&gt;19);[.J28];0)" office:value-type="float" office:value="0.103005" calcext:value-type="float">
            <text:p>0,103005</text:p>
          </table:table-cell>
          <table:table-cell table:formula="of:=IF(AND([.$H28]&lt;[.T$4];[.$L28]=&quot;Hêtre 45&quot;);[.$G28]*[.$E28];0)" office:value-type="float" office:value="105" calcext:value-type="float">
            <text:p>105</text:p>
          </table:table-cell>
          <table:table-cell table:formula="of:=IF(AND([.H28]&gt;[.X$4];[.L28]=&quot;Hêtre 27&quot;);[.$J28];0)" office:value-type="float" office:value="0" calcext:value-type="float">
            <text:p>0</text:p>
          </table:table-cell>
          <table:table-cell table:formula="of:=IF(AND([.$H28]&gt;[.X$4];[.$L28]=&quot;Hêtre 27&quot;);[.$G28]*[.$E28];0)" office:value-type="float" office:value="0" calcext:value-type="float">
            <text:p>0</text:p>
          </table:table-cell>
          <table:table-cell table:style-name="ce16" table:formula="of:=IF(AND([.H28]&lt;[.X$4];[.H28]&gt;=[.Z$4];[.L28]=&quot;Hêtre 27&quot;);[.$J28];0)" office:value-type="float" office:value="0" calcext:value-type="float">
            <text:p>0</text:p>
          </table:table-cell>
          <table:table-cell table:formula="of:=IF(AND([.$H28]&gt;=[.Z$4];[.$H28]&lt;[.X$4];[.$L28]=&quot;Hêtre 27&quot;);[.$G28]*[.$E28];0)" office:value-type="float" office:value="0" calcext:value-type="float">
            <text:p>0</text:p>
          </table:table-cell>
          <table:table-cell table:style-name="ce16" table:formula="of:=IF(AND([.H28]&lt;[.Z$4];[.H28]&gt;=[.AB$4];[.L28]=&quot;Hêtre 27&quot;;);[.$J28];0)" office:value-type="float" office:value="0" calcext:value-type="float">
            <text:p>0</text:p>
          </table:table-cell>
          <table:table-cell table:formula="of:=IF(AND([.$H28]&gt;=[.AB$4];[.$H28]&lt;[.Z$4];[.$L28]=&quot;Hêtre 27&quot;);[.$G28]*[.E28];0)" office:value-type="float" office:value="0" calcext:value-type="float">
            <text:p>0</text:p>
          </table:table-cell>
          <table:table-cell table:style-name="ce16" table:formula="of:=IF(AND([.H28]&lt;[.AB$4];[.L28]=&quot;Hêtre 27&quot;);[.$J28];0)" office:value-type="float" office:value="0" calcext:value-type="float">
            <text:p>0</text:p>
          </table:table-cell>
          <table:table-cell table:formula="of:=IF(AND([.$H28]&lt;[.AB$4];[.$L28]=&quot;Hêtre 27&quot;);[.$G28]*[.$E28];0)" office:value-type="float" office:value="0" calcext:value-type="float">
            <text:p>0</text:p>
          </table:table-cell>
          <table:table-cell table:formula="of:=IF(AND([.H28]&gt;[.AF$4];[.L28]=&quot;Hêtre 20&quot;);[.$J28];0)" office:value-type="float" office:value="0" calcext:value-type="float">
            <text:p>0</text:p>
          </table:table-cell>
          <table:table-cell table:formula="of:=IF(AND([.$H28]&gt;[.AF$4];[.$L28]=&quot;Hêtre 20&quot;);[.$G28]*[.$E28];0)" office:value-type="float" office:value="0" calcext:value-type="float">
            <text:p>0</text:p>
          </table:table-cell>
          <table:table-cell table:style-name="ce16" table:formula="of:=IF(AND([.H28]&lt;[.AF$4];[.H28]&gt;=[.AH$4];[.L28]=&quot;Hêtre 20&quot;);[.$J28];0)" office:value-type="float" office:value="0" calcext:value-type="float">
            <text:p>0</text:p>
          </table:table-cell>
          <table:table-cell table:formula="of:=IF(AND([.$H28]&gt;=[.AH$4];[.$H28]&lt;[.AF$4];[.$L28]=&quot;Hêtre 20&quot;);[.$G28]*[.$E28];0)" office:value-type="float" office:value="0" calcext:value-type="float">
            <text:p>0</text:p>
          </table:table-cell>
          <table:table-cell table:style-name="ce16" table:formula="of:=IF(AND([.H28]&lt;[.AH$4];[.H28]&gt;=[.AJ$4];[.L28]=&quot;Hêtre 20&quot;;);[.$J28];0)" office:value-type="float" office:value="0" calcext:value-type="float">
            <text:p>0</text:p>
          </table:table-cell>
          <table:table-cell table:formula="of:=IF(AND([.$H28]&gt;=[.AJ$4];[.$H28]&lt;[.AH$4];[.$L28]=&quot;Hêtre 20&quot;);[.$G28]*[.$E28];0)" office:value-type="float" office:value="0" calcext:value-type="float">
            <text:p>0</text:p>
          </table:table-cell>
          <table:table-cell table:style-name="ce16" table:formula="of:=IF(AND([.H28]&lt;[.AJ$4];[.L28]=&quot;Hêtre 20&quot;);[.$J28];0)" office:value-type="float" office:value="0" calcext:value-type="float">
            <text:p>0</text:p>
          </table:table-cell>
          <table:table-cell table:formula="of:=IF(AND([.$H28]&lt;[.AJ$4];[.$L28]=&quot;Hêtre 20&quot;);[.$G28]*[.$E2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6" calcext:value-type="float">
            <text:p>2026</text:p>
          </table:table-cell>
          <table:table-cell table:style-name="ce7" table:formula="of:=[.H27]-50-[.H29]" office:value-type="float" office:value="0" calcext:value-type="float">
            <text:p>0</text:p>
          </table:table-cell>
          <table:table-cell table:formula="of:=[.E29]*([.G29]/1000)*([.H29]/1000)" office:value-type="float" office:value="0.32416" calcext:value-type="float">
            <text:p>0,32416</text:p>
          </table:table-cell>
          <table:table-cell table:formula="of:=[.J29]*[.F29]/1000" office:value-type="float" office:value="0.0064832" calcext:value-type="float">
            <text:p>0,0064832</text:p>
          </table:table-cell>
          <table:table-cell office:value-type="string" calcext:value-type="string">
            <text:p>Hêtre 27</text:p>
          </table:table-cell>
          <table:table-cell table:style-name="ce19" table:formula="of:=IF(OR(AND([.F29]&lt;35;[.F29]&gt;22;[.L29]=&quot;Hêtre 45&quot;);AND([.F29]&lt;=22;[.F29]&gt;14;[.L29]=&quot;Hêtre 27&quot;);AND([.F29]&lt;=14;[.L29]=&quot;Hêtre 20&quot;));TRUE())" office:value-type="boolean" office:boolean-value="true" calcext:value-type="boolean">
            <text:p>VRAI</text:p>
          </table:table-cell>
          <table:table-cell table:formula="of:=IF(AND([.H29]&gt;[.P$4];[.L29]=&quot;Hêtre 45&quot;);[.J29];0)" office:value-type="float" office:value="0" calcext:value-type="float">
            <text:p>0</text:p>
          </table:table-cell>
          <table:table-cell table:formula="of:=IF(AND([.$H29]&gt;[.P$4];[.$L29]=&quot;Hêtre 45&quot;);[.$G29]*[.E29];0)" office:value-type="float" office:value="0" calcext:value-type="float">
            <text:p>0</text:p>
          </table:table-cell>
          <table:table-cell table:style-name="ce16" table:formula="of:=IF(AND([.H29]&lt;[.P$4];[.H29]&gt;=[.R$4];[.L29]=&quot;Hêtre 45&quot;;[.F29]&gt;19);[.J29];0)" office:value-type="float" office:value="0" calcext:value-type="float">
            <text:p>0</text:p>
          </table:table-cell>
          <table:table-cell table:formula="of:=IF(AND([.$H29]&gt;=[.R$4];[.$H29]&lt;[.P$4];[.$L29]=&quot;Hêtre 45&quot;);[.$G29]*[.$E29];0)" office:value-type="float" office:value="0" calcext:value-type="float">
            <text:p>0</text:p>
          </table:table-cell>
          <table:table-cell table:style-name="ce16" table:formula="of:=IF(AND([.H29]&lt;[.R$4];[.H29]&gt;=[.T$4];[.L29]=&quot;Hêtre 45&quot;;[.F29]&gt;19);[.J29];0)" office:value-type="float" office:value="0" calcext:value-type="float">
            <text:p>0</text:p>
          </table:table-cell>
          <table:table-cell table:formula="of:=IF(AND([.$H29]&gt;=[.T$4];[.$H29]&lt;[.R$4];[.$L29]=&quot;Hêtre 45&quot;);[.$G29]*[.$E29];0)" office:value-type="float" office:value="0" calcext:value-type="float">
            <text:p>0</text:p>
          </table:table-cell>
          <table:table-cell table:style-name="ce16" table:formula="of:=IF(AND([.H29]&lt;[.T$4];[.L29]=&quot;Hêtre 45&quot;;[.F29]&gt;19);[.J29];0)" office:value-type="float" office:value="0" calcext:value-type="float">
            <text:p>0</text:p>
          </table:table-cell>
          <table:table-cell table:formula="of:=IF(AND([.$H29]&lt;[.T$4];[.$L29]=&quot;Hêtre 45&quot;);[.$G29]*[.$E29];0)" office:value-type="float" office:value="0" calcext:value-type="float">
            <text:p>0</text:p>
          </table:table-cell>
          <table:table-cell table:formula="of:=IF(AND([.H29]&gt;[.X$4];[.L29]=&quot;Hêtre 27&quot;);[.$J29];0)" office:value-type="float" office:value="0.32416" calcext:value-type="float">
            <text:p>0,32416</text:p>
          </table:table-cell>
          <table:table-cell table:formula="of:=IF(AND([.$H29]&gt;[.X$4];[.$L29]=&quot;Hêtre 27&quot;);[.$G29]*[.$E29];0)" office:value-type="float" office:value="160" calcext:value-type="float">
            <text:p>160</text:p>
          </table:table-cell>
          <table:table-cell table:style-name="ce16" table:formula="of:=IF(AND([.H29]&lt;[.X$4];[.H29]&gt;=[.Z$4];[.L29]=&quot;Hêtre 27&quot;);[.$J29];0)" office:value-type="float" office:value="0" calcext:value-type="float">
            <text:p>0</text:p>
          </table:table-cell>
          <table:table-cell table:formula="of:=IF(AND([.$H29]&gt;=[.Z$4];[.$H29]&lt;[.X$4];[.$L29]=&quot;Hêtre 27&quot;);[.$G29]*[.$E29];0)" office:value-type="float" office:value="0" calcext:value-type="float">
            <text:p>0</text:p>
          </table:table-cell>
          <table:table-cell table:style-name="ce16" table:formula="of:=IF(AND([.H29]&lt;[.Z$4];[.H29]&gt;=[.AB$4];[.L29]=&quot;Hêtre 27&quot;;);[.$J29];0)" office:value-type="float" office:value="0" calcext:value-type="float">
            <text:p>0</text:p>
          </table:table-cell>
          <table:table-cell table:formula="of:=IF(AND([.$H29]&gt;=[.AB$4];[.$H29]&lt;[.Z$4];[.$L29]=&quot;Hêtre 27&quot;);[.$G29]*[.E29];0)" office:value-type="float" office:value="0" calcext:value-type="float">
            <text:p>0</text:p>
          </table:table-cell>
          <table:table-cell table:style-name="ce16" table:formula="of:=IF(AND([.H29]&lt;[.AB$4];[.L29]=&quot;Hêtre 27&quot;);[.$J29];0)" office:value-type="float" office:value="0" calcext:value-type="float">
            <text:p>0</text:p>
          </table:table-cell>
          <table:table-cell table:formula="of:=IF(AND([.$H29]&lt;[.AB$4];[.$L29]=&quot;Hêtre 27&quot;);[.$G29]*[.$E29];0)" office:value-type="float" office:value="0" calcext:value-type="float">
            <text:p>0</text:p>
          </table:table-cell>
          <table:table-cell table:formula="of:=IF(AND([.H29]&gt;[.AF$4];[.L29]=&quot;Hêtre 20&quot;);[.$J29];0)" office:value-type="float" office:value="0" calcext:value-type="float">
            <text:p>0</text:p>
          </table:table-cell>
          <table:table-cell table:formula="of:=IF(AND([.$H29]&gt;[.AF$4];[.$L29]=&quot;Hêtre 20&quot;);[.$G29]*[.$E29];0)" office:value-type="float" office:value="0" calcext:value-type="float">
            <text:p>0</text:p>
          </table:table-cell>
          <table:table-cell table:style-name="ce16" table:formula="of:=IF(AND([.H29]&lt;[.AF$4];[.H29]&gt;=[.AH$4];[.L29]=&quot;Hêtre 20&quot;);[.$J29];0)" office:value-type="float" office:value="0" calcext:value-type="float">
            <text:p>0</text:p>
          </table:table-cell>
          <table:table-cell table:formula="of:=IF(AND([.$H29]&gt;=[.AH$4];[.$H29]&lt;[.AF$4];[.$L29]=&quot;Hêtre 20&quot;);[.$G29]*[.$E29];0)" office:value-type="float" office:value="0" calcext:value-type="float">
            <text:p>0</text:p>
          </table:table-cell>
          <table:table-cell table:style-name="ce16" table:formula="of:=IF(AND([.H29]&lt;[.AH$4];[.H29]&gt;=[.AJ$4];[.L29]=&quot;Hêtre 20&quot;;);[.$J29];0)" office:value-type="float" office:value="0" calcext:value-type="float">
            <text:p>0</text:p>
          </table:table-cell>
          <table:table-cell table:formula="of:=IF(AND([.$H29]&gt;=[.AJ$4];[.$H29]&lt;[.AH$4];[.$L29]=&quot;Hêtre 20&quot;);[.$G29]*[.$E29];0)" office:value-type="float" office:value="0" calcext:value-type="float">
            <text:p>0</text:p>
          </table:table-cell>
          <table:table-cell table:style-name="ce16" table:formula="of:=IF(AND([.H29]&lt;[.AJ$4];[.L29]=&quot;Hêtre 20&quot;);[.$J29];0)" office:value-type="float" office:value="0" calcext:value-type="float">
            <text:p>0</text:p>
          </table:table-cell>
          <table:table-cell table:formula="of:=IF(AND([.$H29]&lt;[.AJ$4];[.$L29]=&quot;Hêtre 20&quot;);[.$G29]*[.$E2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1" calcext:value-type="float">
            <text:p>921</text:p>
          </table:table-cell>
          <table:table-cell table:style-name="ce7" table:formula="of:=[.H28]-2*30-[.H30]" office:value-type="float" office:value="0" calcext:value-type="float">
            <text:p>0</text:p>
          </table:table-cell>
          <table:table-cell table:formula="of:=[.E30]*([.G30]/1000)*([.H30]/1000)" office:value-type="float" office:value="0.07368" calcext:value-type="float">
            <text:p>0,07368</text:p>
          </table:table-cell>
          <table:table-cell table:formula="of:=[.J30]*[.F30]/1000" office:value-type="float" office:value="0.0014736" calcext:value-type="float">
            <text:p>0,0014736</text:p>
          </table:table-cell>
          <table:table-cell office:value-type="string" calcext:value-type="string">
            <text:p>Hêtre 27</text:p>
          </table:table-cell>
          <table:table-cell table:style-name="ce19" table:formula="of:=IF(OR(AND([.F30]&lt;35;[.F30]&gt;22;[.L30]=&quot;Hêtre 45&quot;);AND([.F30]&lt;=22;[.F30]&gt;14;[.L30]=&quot;Hêtre 27&quot;);AND([.F30]&lt;=14;[.L30]=&quot;Hêtre 20&quot;));TRUE())" office:value-type="boolean" office:boolean-value="true" calcext:value-type="boolean">
            <text:p>VRAI</text:p>
          </table:table-cell>
          <table:table-cell table:formula="of:=IF(AND([.H30]&gt;[.P$4];[.L30]=&quot;Hêtre 45&quot;);[.J30];0)" office:value-type="float" office:value="0" calcext:value-type="float">
            <text:p>0</text:p>
          </table:table-cell>
          <table:table-cell table:formula="of:=IF(AND([.$H30]&gt;[.P$4];[.$L30]=&quot;Hêtre 45&quot;);[.$G30]*[.E30];0)" office:value-type="float" office:value="0" calcext:value-type="float">
            <text:p>0</text:p>
          </table:table-cell>
          <table:table-cell table:style-name="ce16" table:formula="of:=IF(AND([.H30]&lt;[.P$4];[.H30]&gt;=[.R$4];[.L30]=&quot;Hêtre 45&quot;;[.F30]&gt;19);[.J30];0)" office:value-type="float" office:value="0" calcext:value-type="float">
            <text:p>0</text:p>
          </table:table-cell>
          <table:table-cell table:formula="of:=IF(AND([.$H30]&gt;=[.R$4];[.$H30]&lt;[.P$4];[.$L30]=&quot;Hêtre 45&quot;);[.$G30]*[.$E30];0)" office:value-type="float" office:value="0" calcext:value-type="float">
            <text:p>0</text:p>
          </table:table-cell>
          <table:table-cell table:style-name="ce16" table:formula="of:=IF(AND([.H30]&lt;[.R$4];[.H30]&gt;=[.T$4];[.L30]=&quot;Hêtre 45&quot;;[.F30]&gt;19);[.J30];0)" office:value-type="float" office:value="0" calcext:value-type="float">
            <text:p>0</text:p>
          </table:table-cell>
          <table:table-cell table:formula="of:=IF(AND([.$H30]&gt;=[.T$4];[.$H30]&lt;[.R$4];[.$L30]=&quot;Hêtre 45&quot;);[.$G30]*[.$E30];0)" office:value-type="float" office:value="0" calcext:value-type="float">
            <text:p>0</text:p>
          </table:table-cell>
          <table:table-cell table:style-name="ce16" table:formula="of:=IF(AND([.H30]&lt;[.T$4];[.L30]=&quot;Hêtre 45&quot;;[.F30]&gt;19);[.J30];0)" office:value-type="float" office:value="0" calcext:value-type="float">
            <text:p>0</text:p>
          </table:table-cell>
          <table:table-cell table:formula="of:=IF(AND([.$H30]&lt;[.T$4];[.$L30]=&quot;Hêtre 45&quot;);[.$G30]*[.$E30];0)" office:value-type="float" office:value="0" calcext:value-type="float">
            <text:p>0</text:p>
          </table:table-cell>
          <table:table-cell table:formula="of:=IF(AND([.H30]&gt;[.X$4];[.L30]=&quot;Hêtre 27&quot;);[.$J30];0)" office:value-type="float" office:value="0" calcext:value-type="float">
            <text:p>0</text:p>
          </table:table-cell>
          <table:table-cell table:formula="of:=IF(AND([.$H30]&gt;[.X$4];[.$L30]=&quot;Hêtre 27&quot;);[.$G30]*[.$E30];0)" office:value-type="float" office:value="0" calcext:value-type="float">
            <text:p>0</text:p>
          </table:table-cell>
          <table:table-cell table:style-name="ce16" table:formula="of:=IF(AND([.H30]&lt;[.X$4];[.H30]&gt;=[.Z$4];[.L30]=&quot;Hêtre 27&quot;);[.$J30];0)" office:value-type="float" office:value="0" calcext:value-type="float">
            <text:p>0</text:p>
          </table:table-cell>
          <table:table-cell table:formula="of:=IF(AND([.$H30]&gt;=[.Z$4];[.$H30]&lt;[.X$4];[.$L30]=&quot;Hêtre 27&quot;);[.$G30]*[.$E30];0)" office:value-type="float" office:value="0" calcext:value-type="float">
            <text:p>0</text:p>
          </table:table-cell>
          <table:table-cell table:style-name="ce16" table:formula="of:=IF(AND([.H30]&lt;[.Z$4];[.H30]&gt;=[.AB$4];[.L30]=&quot;Hêtre 27&quot;;);[.$J30];0)" office:value-type="float" office:value="0" calcext:value-type="float">
            <text:p>0</text:p>
          </table:table-cell>
          <table:table-cell table:formula="of:=IF(AND([.$H30]&gt;=[.AB$4];[.$H30]&lt;[.Z$4];[.$L30]=&quot;Hêtre 27&quot;);[.$G30]*[.E30];0)" office:value-type="float" office:value="0" calcext:value-type="float">
            <text:p>0</text:p>
          </table:table-cell>
          <table:table-cell table:style-name="ce16" table:formula="of:=IF(AND([.H30]&lt;[.AB$4];[.L30]=&quot;Hêtre 27&quot;);[.$J30];0)" office:value-type="float" office:value="0.07368" calcext:value-type="float">
            <text:p>0,07368</text:p>
          </table:table-cell>
          <table:table-cell table:formula="of:=IF(AND([.$H30]&lt;[.AB$4];[.$L30]=&quot;Hêtre 27&quot;);[.$G30]*[.$E30];0)" office:value-type="float" office:value="80" calcext:value-type="float">
            <text:p>80</text:p>
          </table:table-cell>
          <table:table-cell table:formula="of:=IF(AND([.H30]&gt;[.AF$4];[.L30]=&quot;Hêtre 20&quot;);[.$J30];0)" office:value-type="float" office:value="0" calcext:value-type="float">
            <text:p>0</text:p>
          </table:table-cell>
          <table:table-cell table:formula="of:=IF(AND([.$H30]&gt;[.AF$4];[.$L30]=&quot;Hêtre 20&quot;);[.$G30]*[.$E30];0)" office:value-type="float" office:value="0" calcext:value-type="float">
            <text:p>0</text:p>
          </table:table-cell>
          <table:table-cell table:style-name="ce16" table:formula="of:=IF(AND([.H30]&lt;[.AF$4];[.H30]&gt;=[.AH$4];[.L30]=&quot;Hêtre 20&quot;);[.$J30];0)" office:value-type="float" office:value="0" calcext:value-type="float">
            <text:p>0</text:p>
          </table:table-cell>
          <table:table-cell table:formula="of:=IF(AND([.$H30]&gt;=[.AH$4];[.$H30]&lt;[.AF$4];[.$L30]=&quot;Hêtre 20&quot;);[.$G30]*[.$E30];0)" office:value-type="float" office:value="0" calcext:value-type="float">
            <text:p>0</text:p>
          </table:table-cell>
          <table:table-cell table:style-name="ce16" table:formula="of:=IF(AND([.H30]&lt;[.AH$4];[.H30]&gt;=[.AJ$4];[.L30]=&quot;Hêtre 20&quot;;);[.$J30];0)" office:value-type="float" office:value="0" calcext:value-type="float">
            <text:p>0</text:p>
          </table:table-cell>
          <table:table-cell table:formula="of:=IF(AND([.$H30]&gt;=[.AJ$4];[.$H30]&lt;[.AH$4];[.$L30]=&quot;Hêtre 20&quot;);[.$G30]*[.$E30];0)" office:value-type="float" office:value="0" calcext:value-type="float">
            <text:p>0</text:p>
          </table:table-cell>
          <table:table-cell table:style-name="ce16" table:formula="of:=IF(AND([.H30]&lt;[.AJ$4];[.L30]=&quot;Hêtre 20&quot;);[.$J30];0)" office:value-type="float" office:value="0" calcext:value-type="float">
            <text:p>0</text:p>
          </table:table-cell>
          <table:table-cell table:formula="of:=IF(AND([.$H30]&lt;[.AJ$4];[.$L30]=&quot;Hêtre 20&quot;);[.$G30]*[.$E3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6" calcext:value-type="float">
            <text:p>2046</text:p>
          </table:table-cell>
          <table:table-cell table:style-name="ce7" table:formula="of:=[.H27]-30-[.H31]" office:value-type="float" office:value="0" calcext:value-type="float">
            <text:p>0</text:p>
          </table:table-cell>
          <table:table-cell table:formula="of:=[.E31]*([.G31]/1000)*([.H31]/1000)" office:value-type="float" office:value="0.26598" calcext:value-type="float">
            <text:p>0,26598</text:p>
          </table:table-cell>
          <table:table-cell table:formula="of:=[.J31]*[.F31]/1000" office:value-type="float" office:value="0.0013299" calcext:value-type="float">
            <text:p>0,0013299</text:p>
          </table:table-cell>
          <table:table-cell office:value-type="string" calcext:value-type="string">
            <text:p>Hêtre 20</text:p>
          </table:table-cell>
          <table:table-cell table:style-name="ce19" table:formula="of:=IF(OR(AND([.F31]&lt;35;[.F31]&gt;22;[.L31]=&quot;Hêtre 45&quot;);AND([.F31]&lt;=22;[.F31]&gt;14;[.L31]=&quot;Hêtre 27&quot;);AND([.F31]&lt;=14;[.L31]=&quot;Hêtre 20&quot;));TRUE())" office:value-type="boolean" office:boolean-value="true" calcext:value-type="boolean">
            <text:p>VRAI</text:p>
          </table:table-cell>
          <table:table-cell table:formula="of:=IF(AND([.H31]&gt;[.P$4];[.L31]=&quot;Hêtre 45&quot;);[.J31];0)" office:value-type="float" office:value="0" calcext:value-type="float">
            <text:p>0</text:p>
          </table:table-cell>
          <table:table-cell table:formula="of:=IF(AND([.$H31]&gt;[.P$4];[.$L31]=&quot;Hêtre 45&quot;);[.$G31]*[.E31];0)" office:value-type="float" office:value="0" calcext:value-type="float">
            <text:p>0</text:p>
          </table:table-cell>
          <table:table-cell table:style-name="ce16" table:formula="of:=IF(AND([.H31]&lt;[.P$4];[.H31]&gt;=[.R$4];[.L31]=&quot;Hêtre 45&quot;;[.F31]&gt;19);[.J31];0)" office:value-type="float" office:value="0" calcext:value-type="float">
            <text:p>0</text:p>
          </table:table-cell>
          <table:table-cell table:formula="of:=IF(AND([.$H31]&gt;=[.R$4];[.$H31]&lt;[.P$4];[.$L31]=&quot;Hêtre 45&quot;);[.$G31]*[.$E31];0)" office:value-type="float" office:value="0" calcext:value-type="float">
            <text:p>0</text:p>
          </table:table-cell>
          <table:table-cell table:style-name="ce16" table:formula="of:=IF(AND([.H31]&lt;[.R$4];[.H31]&gt;=[.T$4];[.L31]=&quot;Hêtre 45&quot;;[.F31]&gt;19);[.J31];0)" office:value-type="float" office:value="0" calcext:value-type="float">
            <text:p>0</text:p>
          </table:table-cell>
          <table:table-cell table:formula="of:=IF(AND([.$H31]&gt;=[.T$4];[.$H31]&lt;[.R$4];[.$L31]=&quot;Hêtre 45&quot;);[.$G31]*[.$E31];0)" office:value-type="float" office:value="0" calcext:value-type="float">
            <text:p>0</text:p>
          </table:table-cell>
          <table:table-cell table:style-name="ce16" table:formula="of:=IF(AND([.H31]&lt;[.T$4];[.L31]=&quot;Hêtre 45&quot;;[.F31]&gt;19);[.J31];0)" office:value-type="float" office:value="0" calcext:value-type="float">
            <text:p>0</text:p>
          </table:table-cell>
          <table:table-cell table:formula="of:=IF(AND([.$H31]&lt;[.T$4];[.$L31]=&quot;Hêtre 45&quot;);[.$G31]*[.$E31];0)" office:value-type="float" office:value="0" calcext:value-type="float">
            <text:p>0</text:p>
          </table:table-cell>
          <table:table-cell table:formula="of:=IF(AND([.H31]&gt;[.X$4];[.L31]=&quot;Hêtre 27&quot;);[.$J31];0)" office:value-type="float" office:value="0" calcext:value-type="float">
            <text:p>0</text:p>
          </table:table-cell>
          <table:table-cell table:formula="of:=IF(AND([.$H31]&gt;[.X$4];[.$L31]=&quot;Hêtre 27&quot;);[.$G31]*[.$E31];0)" office:value-type="float" office:value="0" calcext:value-type="float">
            <text:p>0</text:p>
          </table:table-cell>
          <table:table-cell table:style-name="ce16" table:formula="of:=IF(AND([.H31]&lt;[.X$4];[.H31]&gt;=[.Z$4];[.L31]=&quot;Hêtre 27&quot;);[.$J31];0)" office:value-type="float" office:value="0" calcext:value-type="float">
            <text:p>0</text:p>
          </table:table-cell>
          <table:table-cell table:formula="of:=IF(AND([.$H31]&gt;=[.Z$4];[.$H31]&lt;[.X$4];[.$L31]=&quot;Hêtre 27&quot;);[.$G31]*[.$E31];0)" office:value-type="float" office:value="0" calcext:value-type="float">
            <text:p>0</text:p>
          </table:table-cell>
          <table:table-cell table:style-name="ce16" table:formula="of:=IF(AND([.H31]&lt;[.Z$4];[.H31]&gt;=[.AB$4];[.L31]=&quot;Hêtre 27&quot;;);[.$J31];0)" office:value-type="float" office:value="0" calcext:value-type="float">
            <text:p>0</text:p>
          </table:table-cell>
          <table:table-cell table:formula="of:=IF(AND([.$H31]&gt;=[.AB$4];[.$H31]&lt;[.Z$4];[.$L31]=&quot;Hêtre 27&quot;);[.$G31]*[.E31];0)" office:value-type="float" office:value="0" calcext:value-type="float">
            <text:p>0</text:p>
          </table:table-cell>
          <table:table-cell table:style-name="ce16" table:formula="of:=IF(AND([.H31]&lt;[.AB$4];[.L31]=&quot;Hêtre 27&quot;);[.$J31];0)" office:value-type="float" office:value="0" calcext:value-type="float">
            <text:p>0</text:p>
          </table:table-cell>
          <table:table-cell table:formula="of:=IF(AND([.$H31]&lt;[.AB$4];[.$L31]=&quot;Hêtre 27&quot;);[.$G31]*[.$E31];0)" office:value-type="float" office:value="0" calcext:value-type="float">
            <text:p>0</text:p>
          </table:table-cell>
          <table:table-cell table:formula="of:=IF(AND([.H31]&gt;[.AF$4];[.L31]=&quot;Hêtre 20&quot;);[.$J31];0)" office:value-type="float" office:value="0.26598" calcext:value-type="float">
            <text:p>0,26598</text:p>
          </table:table-cell>
          <table:table-cell table:formula="of:=IF(AND([.$H31]&gt;[.AF$4];[.$L31]=&quot;Hêtre 20&quot;);[.$G31]*[.$E31];0)" office:value-type="float" office:value="130" calcext:value-type="float">
            <text:p>130</text:p>
          </table:table-cell>
          <table:table-cell table:style-name="ce16" table:formula="of:=IF(AND([.H31]&lt;[.AF$4];[.H31]&gt;=[.AH$4];[.L31]=&quot;Hêtre 20&quot;);[.$J31];0)" office:value-type="float" office:value="0" calcext:value-type="float">
            <text:p>0</text:p>
          </table:table-cell>
          <table:table-cell table:formula="of:=IF(AND([.$H31]&gt;=[.AH$4];[.$H31]&lt;[.AF$4];[.$L31]=&quot;Hêtre 20&quot;);[.$G31]*[.$E31];0)" office:value-type="float" office:value="0" calcext:value-type="float">
            <text:p>0</text:p>
          </table:table-cell>
          <table:table-cell table:style-name="ce16" table:formula="of:=IF(AND([.H31]&lt;[.AH$4];[.H31]&gt;=[.AJ$4];[.L31]=&quot;Hêtre 20&quot;;);[.$J31];0)" office:value-type="float" office:value="0" calcext:value-type="float">
            <text:p>0</text:p>
          </table:table-cell>
          <table:table-cell table:formula="of:=IF(AND([.$H31]&gt;=[.AJ$4];[.$H31]&lt;[.AH$4];[.$L31]=&quot;Hêtre 20&quot;);[.$G31]*[.$E31];0)" office:value-type="float" office:value="0" calcext:value-type="float">
            <text:p>0</text:p>
          </table:table-cell>
          <table:table-cell table:style-name="ce16" table:formula="of:=IF(AND([.H31]&lt;[.AJ$4];[.L31]=&quot;Hêtre 20&quot;);[.$J31];0)" office:value-type="float" office:value="0" calcext:value-type="float">
            <text:p>0</text:p>
          </table:table-cell>
          <table:table-cell table:formula="of:=IF(AND([.$H31]&lt;[.AJ$4];[.$L31]=&quot;Hêtre 20&quot;);[.$G31]*[.$E3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51" calcext:value-type="float">
            <text:p>1051</text:p>
          </table:table-cell>
          <table:table-cell table:style-name="ce7" table:formula="of:=[.H28]+70-[.H32]" office:value-type="float" office:value="0" calcext:value-type="float">
            <text:p>0</text:p>
          </table:table-cell>
          <table:table-cell table:formula="of:=[.E32]*([.G32]/1000)*([.H32]/1000)" office:value-type="float" office:value="0.068315" calcext:value-type="float">
            <text:p>0,068315</text:p>
          </table:table-cell>
          <table:table-cell table:formula="of:=[.J32]*[.F32]/1000" office:value-type="float" office:value="0.000341575" calcext:value-type="float">
            <text:p>0,000341575</text:p>
          </table:table-cell>
          <table:table-cell office:value-type="string" calcext:value-type="string">
            <text:p>Hêtre 20</text:p>
          </table:table-cell>
          <table:table-cell table:style-name="ce19" table:formula="of:=IF(OR(AND([.F32]&lt;35;[.F32]&gt;22;[.L32]=&quot;Hêtre 45&quot;);AND([.F32]&lt;=22;[.F32]&gt;14;[.L32]=&quot;Hêtre 27&quot;);AND([.F32]&lt;=14;[.L32]=&quot;Hêtre 20&quot;));TRUE())" office:value-type="boolean" office:boolean-value="true" calcext:value-type="boolean">
            <text:p>VRAI</text:p>
          </table:table-cell>
          <table:table-cell table:formula="of:=IF(AND([.H32]&gt;[.P$4];[.L32]=&quot;Hêtre 45&quot;);[.J32];0)" office:value-type="float" office:value="0" calcext:value-type="float">
            <text:p>0</text:p>
          </table:table-cell>
          <table:table-cell table:formula="of:=IF(AND([.$H32]&gt;[.P$4];[.$L32]=&quot;Hêtre 45&quot;);[.$G32]*[.E32];0)" office:value-type="float" office:value="0" calcext:value-type="float">
            <text:p>0</text:p>
          </table:table-cell>
          <table:table-cell table:style-name="ce16" table:formula="of:=IF(AND([.H32]&lt;[.P$4];[.H32]&gt;=[.R$4];[.L32]=&quot;Hêtre 45&quot;;[.F32]&gt;19);[.J32];0)" office:value-type="float" office:value="0" calcext:value-type="float">
            <text:p>0</text:p>
          </table:table-cell>
          <table:table-cell table:formula="of:=IF(AND([.$H32]&gt;=[.R$4];[.$H32]&lt;[.P$4];[.$L32]=&quot;Hêtre 45&quot;);[.$G32]*[.$E32];0)" office:value-type="float" office:value="0" calcext:value-type="float">
            <text:p>0</text:p>
          </table:table-cell>
          <table:table-cell table:style-name="ce16" table:formula="of:=IF(AND([.H32]&lt;[.R$4];[.H32]&gt;=[.T$4];[.L32]=&quot;Hêtre 45&quot;;[.F32]&gt;19);[.J32];0)" office:value-type="float" office:value="0" calcext:value-type="float">
            <text:p>0</text:p>
          </table:table-cell>
          <table:table-cell table:formula="of:=IF(AND([.$H32]&gt;=[.T$4];[.$H32]&lt;[.R$4];[.$L32]=&quot;Hêtre 45&quot;);[.$G32]*[.$E32];0)" office:value-type="float" office:value="0" calcext:value-type="float">
            <text:p>0</text:p>
          </table:table-cell>
          <table:table-cell table:style-name="ce16" table:formula="of:=IF(AND([.H32]&lt;[.T$4];[.L32]=&quot;Hêtre 45&quot;;[.F32]&gt;19);[.J32];0)" office:value-type="float" office:value="0" calcext:value-type="float">
            <text:p>0</text:p>
          </table:table-cell>
          <table:table-cell table:formula="of:=IF(AND([.$H32]&lt;[.T$4];[.$L32]=&quot;Hêtre 45&quot;);[.$G32]*[.$E32];0)" office:value-type="float" office:value="0" calcext:value-type="float">
            <text:p>0</text:p>
          </table:table-cell>
          <table:table-cell table:formula="of:=IF(AND([.H32]&gt;[.X$4];[.L32]=&quot;Hêtre 27&quot;);[.$J32];0)" office:value-type="float" office:value="0" calcext:value-type="float">
            <text:p>0</text:p>
          </table:table-cell>
          <table:table-cell table:formula="of:=IF(AND([.$H32]&gt;[.X$4];[.$L32]=&quot;Hêtre 27&quot;);[.$G32]*[.$E32];0)" office:value-type="float" office:value="0" calcext:value-type="float">
            <text:p>0</text:p>
          </table:table-cell>
          <table:table-cell table:style-name="ce16" table:formula="of:=IF(AND([.H32]&lt;[.X$4];[.H32]&gt;=[.Z$4];[.L32]=&quot;Hêtre 27&quot;);[.$J32];0)" office:value-type="float" office:value="0" calcext:value-type="float">
            <text:p>0</text:p>
          </table:table-cell>
          <table:table-cell table:formula="of:=IF(AND([.$H32]&gt;=[.Z$4];[.$H32]&lt;[.X$4];[.$L32]=&quot;Hêtre 27&quot;);[.$G32]*[.$E32];0)" office:value-type="float" office:value="0" calcext:value-type="float">
            <text:p>0</text:p>
          </table:table-cell>
          <table:table-cell table:style-name="ce16" table:formula="of:=IF(AND([.H32]&lt;[.Z$4];[.H32]&gt;=[.AB$4];[.L32]=&quot;Hêtre 27&quot;;);[.$J32];0)" office:value-type="float" office:value="0" calcext:value-type="float">
            <text:p>0</text:p>
          </table:table-cell>
          <table:table-cell table:formula="of:=IF(AND([.$H32]&gt;=[.AB$4];[.$H32]&lt;[.Z$4];[.$L32]=&quot;Hêtre 27&quot;);[.$G32]*[.E32];0)" office:value-type="float" office:value="0" calcext:value-type="float">
            <text:p>0</text:p>
          </table:table-cell>
          <table:table-cell table:style-name="ce16" table:formula="of:=IF(AND([.H32]&lt;[.AB$4];[.L32]=&quot;Hêtre 27&quot;);[.$J32];0)" office:value-type="float" office:value="0" calcext:value-type="float">
            <text:p>0</text:p>
          </table:table-cell>
          <table:table-cell table:formula="of:=IF(AND([.$H32]&lt;[.AB$4];[.$L32]=&quot;Hêtre 27&quot;);[.$G32]*[.$E32];0)" office:value-type="float" office:value="0" calcext:value-type="float">
            <text:p>0</text:p>
          </table:table-cell>
          <table:table-cell table:formula="of:=IF(AND([.H32]&gt;[.AF$4];[.L32]=&quot;Hêtre 20&quot;);[.$J32];0)" office:value-type="float" office:value="0" calcext:value-type="float">
            <text:p>0</text:p>
          </table:table-cell>
          <table:table-cell table:formula="of:=IF(AND([.$H32]&gt;[.AF$4];[.$L32]=&quot;Hêtre 20&quot;);[.$G32]*[.$E32];0)" office:value-type="float" office:value="0" calcext:value-type="float">
            <text:p>0</text:p>
          </table:table-cell>
          <table:table-cell table:style-name="ce16" table:formula="of:=IF(AND([.H32]&lt;[.AF$4];[.H32]&gt;=[.AH$4];[.L32]=&quot;Hêtre 20&quot;);[.$J32];0)" office:value-type="float" office:value="0" calcext:value-type="float">
            <text:p>0</text:p>
          </table:table-cell>
          <table:table-cell table:formula="of:=IF(AND([.$H32]&gt;=[.AH$4];[.$H32]&lt;[.AF$4];[.$L32]=&quot;Hêtre 20&quot;);[.$G32]*[.$E32];0)" office:value-type="float" office:value="0" calcext:value-type="float">
            <text:p>0</text:p>
          </table:table-cell>
          <table:table-cell table:style-name="ce16" table:formula="of:=IF(AND([.H32]&lt;[.AH$4];[.H32]&gt;=[.AJ$4];[.L32]=&quot;Hêtre 20&quot;;);[.$J32];0)" office:value-type="float" office:value="0" calcext:value-type="float">
            <text:p>0</text:p>
          </table:table-cell>
          <table:table-cell table:formula="of:=IF(AND([.$H32]&gt;=[.AJ$4];[.$H32]&lt;[.AH$4];[.$L32]=&quot;Hêtre 20&quot;);[.$G32]*[.$E32];0)" office:value-type="float" office:value="65" calcext:value-type="float">
            <text:p>65</text:p>
          </table:table-cell>
          <table:table-cell table:style-name="ce16" table:formula="of:=IF(AND([.H32]&lt;[.AJ$4];[.L32]=&quot;Hêtre 20&quot;);[.$J32];0)" office:value-type="float" office:value="0" calcext:value-type="float">
            <text:p>0</text:p>
          </table:table-cell>
          <table:table-cell table:formula="of:=IF(AND([.$H32]&lt;[.AJ$4];[.$L32]=&quot;Hêtre 20&quot;);[.$G32]*[.$E3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6" calcext:value-type="float">
            <text:p>2026</text:p>
          </table:table-cell>
          <table:table-cell table:style-name="ce7" table:formula="of:=[.H27]-50-[.H33]" office:value-type="float" office:value="0" calcext:value-type="float">
            <text:p>0</text:p>
          </table:table-cell>
          <table:table-cell table:formula="of:=[.E33]*([.G33]/1000)*([.H33]/1000)" office:value-type="float" office:value="0.34442" calcext:value-type="float">
            <text:p>0,34442</text:p>
          </table:table-cell>
          <table:table-cell table:formula="of:=[.J33]*[.F33]/1000" office:value-type="float" office:value="0.0017221" calcext:value-type="float">
            <text:p>0,0017221</text:p>
          </table:table-cell>
          <table:table-cell office:value-type="string" calcext:value-type="string">
            <text:p>Hêtre 20</text:p>
          </table:table-cell>
          <table:table-cell table:style-name="ce19" table:formula="of:=IF(OR(AND([.F33]&lt;35;[.F33]&gt;22;[.L33]=&quot;Hêtre 45&quot;);AND([.F33]&lt;=22;[.F33]&gt;14;[.L33]=&quot;Hêtre 27&quot;);AND([.F33]&lt;=14;[.L33]=&quot;Hêtre 20&quot;));TRUE())" office:value-type="boolean" office:boolean-value="true" calcext:value-type="boolean">
            <text:p>VRAI</text:p>
          </table:table-cell>
          <table:table-cell table:formula="of:=IF(AND([.H33]&gt;[.P$4];[.L33]=&quot;Hêtre 45&quot;);[.J33];0)" office:value-type="float" office:value="0" calcext:value-type="float">
            <text:p>0</text:p>
          </table:table-cell>
          <table:table-cell table:formula="of:=IF(AND([.$H33]&gt;[.P$4];[.$L33]=&quot;Hêtre 45&quot;);[.$G33]*[.E33];0)" office:value-type="float" office:value="0" calcext:value-type="float">
            <text:p>0</text:p>
          </table:table-cell>
          <table:table-cell table:style-name="ce16" table:formula="of:=IF(AND([.H33]&lt;[.P$4];[.H33]&gt;=[.R$4];[.L33]=&quot;Hêtre 45&quot;;[.F33]&gt;19);[.J33];0)" office:value-type="float" office:value="0" calcext:value-type="float">
            <text:p>0</text:p>
          </table:table-cell>
          <table:table-cell table:formula="of:=IF(AND([.$H33]&gt;=[.R$4];[.$H33]&lt;[.P$4];[.$L33]=&quot;Hêtre 45&quot;);[.$G33]*[.$E33];0)" office:value-type="float" office:value="0" calcext:value-type="float">
            <text:p>0</text:p>
          </table:table-cell>
          <table:table-cell table:style-name="ce16" table:formula="of:=IF(AND([.H33]&lt;[.R$4];[.H33]&gt;=[.T$4];[.L33]=&quot;Hêtre 45&quot;;[.F33]&gt;19);[.J33];0)" office:value-type="float" office:value="0" calcext:value-type="float">
            <text:p>0</text:p>
          </table:table-cell>
          <table:table-cell table:formula="of:=IF(AND([.$H33]&gt;=[.T$4];[.$H33]&lt;[.R$4];[.$L33]=&quot;Hêtre 45&quot;);[.$G33]*[.$E33];0)" office:value-type="float" office:value="0" calcext:value-type="float">
            <text:p>0</text:p>
          </table:table-cell>
          <table:table-cell table:style-name="ce16" table:formula="of:=IF(AND([.H33]&lt;[.T$4];[.L33]=&quot;Hêtre 45&quot;;[.F33]&gt;19);[.J33];0)" office:value-type="float" office:value="0" calcext:value-type="float">
            <text:p>0</text:p>
          </table:table-cell>
          <table:table-cell table:formula="of:=IF(AND([.$H33]&lt;[.T$4];[.$L33]=&quot;Hêtre 45&quot;);[.$G33]*[.$E33];0)" office:value-type="float" office:value="0" calcext:value-type="float">
            <text:p>0</text:p>
          </table:table-cell>
          <table:table-cell table:formula="of:=IF(AND([.H33]&gt;[.X$4];[.L33]=&quot;Hêtre 27&quot;);[.$J33];0)" office:value-type="float" office:value="0" calcext:value-type="float">
            <text:p>0</text:p>
          </table:table-cell>
          <table:table-cell table:formula="of:=IF(AND([.$H33]&gt;[.X$4];[.$L33]=&quot;Hêtre 27&quot;);[.$G33]*[.$E33];0)" office:value-type="float" office:value="0" calcext:value-type="float">
            <text:p>0</text:p>
          </table:table-cell>
          <table:table-cell table:style-name="ce16" table:formula="of:=IF(AND([.H33]&lt;[.X$4];[.H33]&gt;=[.Z$4];[.L33]=&quot;Hêtre 27&quot;);[.$J33];0)" office:value-type="float" office:value="0" calcext:value-type="float">
            <text:p>0</text:p>
          </table:table-cell>
          <table:table-cell table:formula="of:=IF(AND([.$H33]&gt;=[.Z$4];[.$H33]&lt;[.X$4];[.$L33]=&quot;Hêtre 27&quot;);[.$G33]*[.$E33];0)" office:value-type="float" office:value="0" calcext:value-type="float">
            <text:p>0</text:p>
          </table:table-cell>
          <table:table-cell table:style-name="ce16" table:formula="of:=IF(AND([.H33]&lt;[.Z$4];[.H33]&gt;=[.AB$4];[.L33]=&quot;Hêtre 27&quot;;);[.$J33];0)" office:value-type="float" office:value="0" calcext:value-type="float">
            <text:p>0</text:p>
          </table:table-cell>
          <table:table-cell table:formula="of:=IF(AND([.$H33]&gt;=[.AB$4];[.$H33]&lt;[.Z$4];[.$L33]=&quot;Hêtre 27&quot;);[.$G33]*[.E33];0)" office:value-type="float" office:value="0" calcext:value-type="float">
            <text:p>0</text:p>
          </table:table-cell>
          <table:table-cell table:style-name="ce16" table:formula="of:=IF(AND([.H33]&lt;[.AB$4];[.L33]=&quot;Hêtre 27&quot;);[.$J33];0)" office:value-type="float" office:value="0" calcext:value-type="float">
            <text:p>0</text:p>
          </table:table-cell>
          <table:table-cell table:formula="of:=IF(AND([.$H33]&lt;[.AB$4];[.$L33]=&quot;Hêtre 27&quot;);[.$G33]*[.$E33];0)" office:value-type="float" office:value="0" calcext:value-type="float">
            <text:p>0</text:p>
          </table:table-cell>
          <table:table-cell table:formula="of:=IF(AND([.H33]&gt;[.AF$4];[.L33]=&quot;Hêtre 20&quot;);[.$J33];0)" office:value-type="float" office:value="0.34442" calcext:value-type="float">
            <text:p>0,34442</text:p>
          </table:table-cell>
          <table:table-cell table:formula="of:=IF(AND([.$H33]&gt;[.AF$4];[.$L33]=&quot;Hêtre 20&quot;);[.$G33]*[.$E33];0)" office:value-type="float" office:value="170" calcext:value-type="float">
            <text:p>170</text:p>
          </table:table-cell>
          <table:table-cell table:style-name="ce16" table:formula="of:=IF(AND([.H33]&lt;[.AF$4];[.H33]&gt;=[.AH$4];[.L33]=&quot;Hêtre 20&quot;);[.$J33];0)" office:value-type="float" office:value="0" calcext:value-type="float">
            <text:p>0</text:p>
          </table:table-cell>
          <table:table-cell table:formula="of:=IF(AND([.$H33]&gt;=[.AH$4];[.$H33]&lt;[.AF$4];[.$L33]=&quot;Hêtre 20&quot;);[.$G33]*[.$E33];0)" office:value-type="float" office:value="0" calcext:value-type="float">
            <text:p>0</text:p>
          </table:table-cell>
          <table:table-cell table:style-name="ce16" table:formula="of:=IF(AND([.H33]&lt;[.AH$4];[.H33]&gt;=[.AJ$4];[.L33]=&quot;Hêtre 20&quot;;);[.$J33];0)" office:value-type="float" office:value="0" calcext:value-type="float">
            <text:p>0</text:p>
          </table:table-cell>
          <table:table-cell table:formula="of:=IF(AND([.$H33]&gt;=[.AJ$4];[.$H33]&lt;[.AH$4];[.$L33]=&quot;Hêtre 20&quot;);[.$G33]*[.$E33];0)" office:value-type="float" office:value="0" calcext:value-type="float">
            <text:p>0</text:p>
          </table:table-cell>
          <table:table-cell table:style-name="ce16" table:formula="of:=IF(AND([.H33]&lt;[.AJ$4];[.L33]=&quot;Hêtre 20&quot;);[.$J33];0)" office:value-type="float" office:value="0" calcext:value-type="float">
            <text:p>0</text:p>
          </table:table-cell>
          <table:table-cell table:formula="of:=IF(AND([.$H33]&lt;[.AJ$4];[.$L33]=&quot;Hêtre 20&quot;);[.$G33]*[.$E3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51" calcext:value-type="float">
            <text:p>1051</text:p>
          </table:table-cell>
          <table:table-cell table:style-name="ce7" table:formula="of:=[.H28]+70-[.H34]" office:value-type="float" office:value="0" calcext:value-type="float">
            <text:p>0</text:p>
          </table:table-cell>
          <table:table-cell table:formula="of:=[.E34]*([.G34]/1000)*([.H34]/1000)" office:value-type="float" office:value="0.089335" calcext:value-type="float">
            <text:p>0,089335</text:p>
          </table:table-cell>
          <table:table-cell table:formula="of:=[.J34]*[.F34]/1000" office:value-type="float" office:value="0.000446675" calcext:value-type="float">
            <text:p>0,000446675</text:p>
          </table:table-cell>
          <table:table-cell office:value-type="string" calcext:value-type="string">
            <text:p>Hêtre 20</text:p>
          </table:table-cell>
          <table:table-cell table:style-name="ce19" table:formula="of:=IF(OR(AND([.F34]&lt;35;[.F34]&gt;22;[.L34]=&quot;Hêtre 45&quot;);AND([.F34]&lt;=22;[.F34]&gt;14;[.L34]=&quot;Hêtre 27&quot;);AND([.F34]&lt;=14;[.L34]=&quot;Hêtre 20&quot;));TRUE())" office:value-type="boolean" office:boolean-value="true" calcext:value-type="boolean">
            <text:p>VRAI</text:p>
          </table:table-cell>
          <table:table-cell table:formula="of:=IF(AND([.H34]&gt;[.P$4];[.L34]=&quot;Hêtre 45&quot;);[.J34];0)" office:value-type="float" office:value="0" calcext:value-type="float">
            <text:p>0</text:p>
          </table:table-cell>
          <table:table-cell table:formula="of:=IF(AND([.$H34]&gt;[.P$4];[.$L34]=&quot;Hêtre 45&quot;);[.$G34]*[.E34];0)" office:value-type="float" office:value="0" calcext:value-type="float">
            <text:p>0</text:p>
          </table:table-cell>
          <table:table-cell table:style-name="ce16" table:formula="of:=IF(AND([.H34]&lt;[.P$4];[.H34]&gt;=[.R$4];[.L34]=&quot;Hêtre 45&quot;;[.F34]&gt;19);[.J34];0)" office:value-type="float" office:value="0" calcext:value-type="float">
            <text:p>0</text:p>
          </table:table-cell>
          <table:table-cell table:formula="of:=IF(AND([.$H34]&gt;=[.R$4];[.$H34]&lt;[.P$4];[.$L34]=&quot;Hêtre 45&quot;);[.$G34]*[.$E34];0)" office:value-type="float" office:value="0" calcext:value-type="float">
            <text:p>0</text:p>
          </table:table-cell>
          <table:table-cell table:style-name="ce16" table:formula="of:=IF(AND([.H34]&lt;[.R$4];[.H34]&gt;=[.T$4];[.L34]=&quot;Hêtre 45&quot;;[.F34]&gt;19);[.J34];0)" office:value-type="float" office:value="0" calcext:value-type="float">
            <text:p>0</text:p>
          </table:table-cell>
          <table:table-cell table:formula="of:=IF(AND([.$H34]&gt;=[.T$4];[.$H34]&lt;[.R$4];[.$L34]=&quot;Hêtre 45&quot;);[.$G34]*[.$E34];0)" office:value-type="float" office:value="0" calcext:value-type="float">
            <text:p>0</text:p>
          </table:table-cell>
          <table:table-cell table:style-name="ce16" table:formula="of:=IF(AND([.H34]&lt;[.T$4];[.L34]=&quot;Hêtre 45&quot;;[.F34]&gt;19);[.J34];0)" office:value-type="float" office:value="0" calcext:value-type="float">
            <text:p>0</text:p>
          </table:table-cell>
          <table:table-cell table:formula="of:=IF(AND([.$H34]&lt;[.T$4];[.$L34]=&quot;Hêtre 45&quot;);[.$G34]*[.$E34];0)" office:value-type="float" office:value="0" calcext:value-type="float">
            <text:p>0</text:p>
          </table:table-cell>
          <table:table-cell table:formula="of:=IF(AND([.H34]&gt;[.X$4];[.L34]=&quot;Hêtre 27&quot;);[.$J34];0)" office:value-type="float" office:value="0" calcext:value-type="float">
            <text:p>0</text:p>
          </table:table-cell>
          <table:table-cell table:formula="of:=IF(AND([.$H34]&gt;[.X$4];[.$L34]=&quot;Hêtre 27&quot;);[.$G34]*[.$E34];0)" office:value-type="float" office:value="0" calcext:value-type="float">
            <text:p>0</text:p>
          </table:table-cell>
          <table:table-cell table:style-name="ce16" table:formula="of:=IF(AND([.H34]&lt;[.X$4];[.H34]&gt;=[.Z$4];[.L34]=&quot;Hêtre 27&quot;);[.$J34];0)" office:value-type="float" office:value="0" calcext:value-type="float">
            <text:p>0</text:p>
          </table:table-cell>
          <table:table-cell table:formula="of:=IF(AND([.$H34]&gt;=[.Z$4];[.$H34]&lt;[.X$4];[.$L34]=&quot;Hêtre 27&quot;);[.$G34]*[.$E34];0)" office:value-type="float" office:value="0" calcext:value-type="float">
            <text:p>0</text:p>
          </table:table-cell>
          <table:table-cell table:style-name="ce16" table:formula="of:=IF(AND([.H34]&lt;[.Z$4];[.H34]&gt;=[.AB$4];[.L34]=&quot;Hêtre 27&quot;;);[.$J34];0)" office:value-type="float" office:value="0" calcext:value-type="float">
            <text:p>0</text:p>
          </table:table-cell>
          <table:table-cell table:formula="of:=IF(AND([.$H34]&gt;=[.AB$4];[.$H34]&lt;[.Z$4];[.$L34]=&quot;Hêtre 27&quot;);[.$G34]*[.E34];0)" office:value-type="float" office:value="0" calcext:value-type="float">
            <text:p>0</text:p>
          </table:table-cell>
          <table:table-cell table:style-name="ce16" table:formula="of:=IF(AND([.H34]&lt;[.AB$4];[.L34]=&quot;Hêtre 27&quot;);[.$J34];0)" office:value-type="float" office:value="0" calcext:value-type="float">
            <text:p>0</text:p>
          </table:table-cell>
          <table:table-cell table:formula="of:=IF(AND([.$H34]&lt;[.AB$4];[.$L34]=&quot;Hêtre 27&quot;);[.$G34]*[.$E34];0)" office:value-type="float" office:value="0" calcext:value-type="float">
            <text:p>0</text:p>
          </table:table-cell>
          <table:table-cell table:formula="of:=IF(AND([.H34]&gt;[.AF$4];[.L34]=&quot;Hêtre 20&quot;);[.$J34];0)" office:value-type="float" office:value="0" calcext:value-type="float">
            <text:p>0</text:p>
          </table:table-cell>
          <table:table-cell table:formula="of:=IF(AND([.$H34]&gt;[.AF$4];[.$L34]=&quot;Hêtre 20&quot;);[.$G34]*[.$E34];0)" office:value-type="float" office:value="0" calcext:value-type="float">
            <text:p>0</text:p>
          </table:table-cell>
          <table:table-cell table:style-name="ce16" table:formula="of:=IF(AND([.H34]&lt;[.AF$4];[.H34]&gt;=[.AH$4];[.L34]=&quot;Hêtre 20&quot;);[.$J34];0)" office:value-type="float" office:value="0" calcext:value-type="float">
            <text:p>0</text:p>
          </table:table-cell>
          <table:table-cell table:formula="of:=IF(AND([.$H34]&gt;=[.AH$4];[.$H34]&lt;[.AF$4];[.$L34]=&quot;Hêtre 20&quot;);[.$G34]*[.$E34];0)" office:value-type="float" office:value="0" calcext:value-type="float">
            <text:p>0</text:p>
          </table:table-cell>
          <table:table-cell table:style-name="ce16" table:formula="of:=IF(AND([.H34]&lt;[.AH$4];[.H34]&gt;=[.AJ$4];[.L34]=&quot;Hêtre 20&quot;;);[.$J34];0)" office:value-type="float" office:value="0" calcext:value-type="float">
            <text:p>0</text:p>
          </table:table-cell>
          <table:table-cell table:formula="of:=IF(AND([.$H34]&gt;=[.AJ$4];[.$H34]&lt;[.AH$4];[.$L34]=&quot;Hêtre 20&quot;);[.$G34]*[.$E34];0)" office:value-type="float" office:value="85" calcext:value-type="float">
            <text:p>85</text:p>
          </table:table-cell>
          <table:table-cell table:style-name="ce16" table:formula="of:=IF(AND([.H34]&lt;[.AJ$4];[.L34]=&quot;Hêtre 20&quot;);[.$J34];0)" office:value-type="float" office:value="0" calcext:value-type="float">
            <text:p>0</text:p>
          </table:table-cell>
          <table:table-cell table:formula="of:=IF(AND([.$H34]&lt;[.AJ$4];[.$L34]=&quot;Hêtre 20&quot;);[.$G34]*[.$E34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35]&lt;35;[.F35]&gt;22;[.L35]=&quot;Hêtre 45&quot;);AND([.F35]&lt;=22;[.F35]&gt;14;[.L35]=&quot;Hêtre 27&quot;);AND([.F35]&lt;=14;[.L35]=&quot;Hêtre 20&quot;));TRUE())" office:value-type="boolean" office:boolean-value="false" calcext:value-type="boolean">
            <text:p>FAUX</text:p>
          </table:table-cell>
          <table:table-cell table:formula="of:=IF(AND([.H35]&gt;[.P$4];[.L35]=&quot;Hêtre 45&quot;);[.J35];0)" office:value-type="float" office:value="0" calcext:value-type="float">
            <text:p>0</text:p>
          </table:table-cell>
          <table:table-cell table:formula="of:=IF(AND([.$H35]&gt;[.P$4];[.$L35]=&quot;Hêtre 45&quot;);[.$G35]*[.E35];0)" office:value-type="float" office:value="0" calcext:value-type="float">
            <text:p>0</text:p>
          </table:table-cell>
          <table:table-cell table:style-name="ce16" table:formula="of:=IF(AND([.H35]&lt;[.P$4];[.H35]&gt;=[.R$4];[.L35]=&quot;Hêtre 45&quot;;[.F35]&gt;19);[.J35];0)" office:value-type="float" office:value="0" calcext:value-type="float">
            <text:p>0</text:p>
          </table:table-cell>
          <table:table-cell table:formula="of:=IF(AND([.$H35]&gt;=[.R$4];[.$H35]&lt;[.P$4];[.$L35]=&quot;Hêtre 45&quot;);[.$G35]*[.$E35];0)" office:value-type="float" office:value="0" calcext:value-type="float">
            <text:p>0</text:p>
          </table:table-cell>
          <table:table-cell table:style-name="ce16" table:formula="of:=IF(AND([.H35]&lt;[.R$4];[.H35]&gt;=[.T$4];[.L35]=&quot;Hêtre 45&quot;;[.F35]&gt;19);[.J35];0)" office:value-type="float" office:value="0" calcext:value-type="float">
            <text:p>0</text:p>
          </table:table-cell>
          <table:table-cell table:formula="of:=IF(AND([.$H35]&gt;=[.T$4];[.$H35]&lt;[.R$4];[.$L35]=&quot;Hêtre 45&quot;);[.$G35]*[.$E35];0)" office:value-type="float" office:value="0" calcext:value-type="float">
            <text:p>0</text:p>
          </table:table-cell>
          <table:table-cell table:style-name="ce16" table:formula="of:=IF(AND([.H35]&lt;[.T$4];[.L35]=&quot;Hêtre 45&quot;;[.F35]&gt;19);[.J35];0)" office:value-type="float" office:value="0" calcext:value-type="float">
            <text:p>0</text:p>
          </table:table-cell>
          <table:table-cell table:formula="of:=IF(AND([.$H35]&lt;[.T$4];[.$L35]=&quot;Hêtre 45&quot;);[.$G35]*[.$E35];0)" office:value-type="float" office:value="0" calcext:value-type="float">
            <text:p>0</text:p>
          </table:table-cell>
          <table:table-cell table:formula="of:=IF(AND([.H35]&gt;[.X$4];[.L35]=&quot;Hêtre 27&quot;);[.$J35];0)" office:value-type="float" office:value="0" calcext:value-type="float">
            <text:p>0</text:p>
          </table:table-cell>
          <table:table-cell table:formula="of:=IF(AND([.$H35]&gt;[.X$4];[.$L35]=&quot;Hêtre 27&quot;);[.$G35]*[.$E35];0)" office:value-type="float" office:value="0" calcext:value-type="float">
            <text:p>0</text:p>
          </table:table-cell>
          <table:table-cell table:style-name="ce16" table:formula="of:=IF(AND([.H35]&lt;[.X$4];[.H35]&gt;=[.Z$4];[.L35]=&quot;Hêtre 27&quot;);[.$J35];0)" office:value-type="float" office:value="0" calcext:value-type="float">
            <text:p>0</text:p>
          </table:table-cell>
          <table:table-cell table:formula="of:=IF(AND([.$H35]&gt;=[.Z$4];[.$H35]&lt;[.X$4];[.$L35]=&quot;Hêtre 27&quot;);[.$G35]*[.$E35];0)" office:value-type="float" office:value="0" calcext:value-type="float">
            <text:p>0</text:p>
          </table:table-cell>
          <table:table-cell table:style-name="ce16" table:formula="of:=IF(AND([.H35]&lt;[.Z$4];[.H35]&gt;=[.AB$4];[.L35]=&quot;Hêtre 27&quot;;);[.$J35];0)" office:value-type="float" office:value="0" calcext:value-type="float">
            <text:p>0</text:p>
          </table:table-cell>
          <table:table-cell table:formula="of:=IF(AND([.$H35]&gt;=[.AB$4];[.$H35]&lt;[.Z$4];[.$L35]=&quot;Hêtre 27&quot;);[.$G35]*[.E35];0)" office:value-type="float" office:value="0" calcext:value-type="float">
            <text:p>0</text:p>
          </table:table-cell>
          <table:table-cell table:style-name="ce16" table:formula="of:=IF(AND([.H35]&lt;[.AB$4];[.L35]=&quot;Hêtre 27&quot;);[.$J35];0)" office:value-type="float" office:value="0" calcext:value-type="float">
            <text:p>0</text:p>
          </table:table-cell>
          <table:table-cell table:formula="of:=IF(AND([.$H35]&lt;[.AB$4];[.$L35]=&quot;Hêtre 27&quot;);[.$G35]*[.$E35];0)" office:value-type="float" office:value="0" calcext:value-type="float">
            <text:p>0</text:p>
          </table:table-cell>
          <table:table-cell table:formula="of:=IF(AND([.H35]&gt;[.AF$4];[.L35]=&quot;Hêtre 20&quot;);[.$J35];0)" office:value-type="float" office:value="0" calcext:value-type="float">
            <text:p>0</text:p>
          </table:table-cell>
          <table:table-cell table:formula="of:=IF(AND([.$H35]&gt;[.AF$4];[.$L35]=&quot;Hêtre 20&quot;);[.$G35]*[.$E35];0)" office:value-type="float" office:value="0" calcext:value-type="float">
            <text:p>0</text:p>
          </table:table-cell>
          <table:table-cell table:style-name="ce16" table:formula="of:=IF(AND([.H35]&lt;[.AF$4];[.H35]&gt;=[.AH$4];[.L35]=&quot;Hêtre 20&quot;);[.$J35];0)" office:value-type="float" office:value="0" calcext:value-type="float">
            <text:p>0</text:p>
          </table:table-cell>
          <table:table-cell table:formula="of:=IF(AND([.$H35]&gt;=[.AH$4];[.$H35]&lt;[.AF$4];[.$L35]=&quot;Hêtre 20&quot;);[.$G35]*[.$E35];0)" office:value-type="float" office:value="0" calcext:value-type="float">
            <text:p>0</text:p>
          </table:table-cell>
          <table:table-cell table:style-name="ce16" table:formula="of:=IF(AND([.H35]&lt;[.AH$4];[.H35]&gt;=[.AJ$4];[.L35]=&quot;Hêtre 20&quot;;);[.$J35];0)" office:value-type="float" office:value="0" calcext:value-type="float">
            <text:p>0</text:p>
          </table:table-cell>
          <table:table-cell table:formula="of:=IF(AND([.$H35]&gt;=[.AJ$4];[.$H35]&lt;[.AH$4];[.$L35]=&quot;Hêtre 20&quot;);[.$G35]*[.$E35];0)" office:value-type="float" office:value="0" calcext:value-type="float">
            <text:p>0</text:p>
          </table:table-cell>
          <table:table-cell table:style-name="ce16" table:formula="of:=IF(AND([.H35]&lt;[.AJ$4];[.L35]=&quot;Hêtre 20&quot;);[.$J35];0)" office:value-type="float" office:value="0" calcext:value-type="float">
            <text:p>0</text:p>
          </table:table-cell>
          <table:table-cell table:formula="of:=IF(AND([.$H35]&lt;[.AJ$4];[.$L35]=&quot;Hêtre 20&quot;);[.$G35]*[.$E35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9" calcext:value-type="float">
            <text:p>2029</text:p>
          </table:table-cell>
          <table:table-cell table:style-name="ce7" table:formula="of:=[.H27]-5-30-2-10-[.H36]" office:value-type="float" office:value="0" calcext:value-type="float">
            <text:p>0</text:p>
          </table:table-cell>
          <table:table-cell table:formula="of:=[.E36]*([.G36]/1000)*([.H36]/1000)" office:value-type="float" office:value="0.4058" calcext:value-type="float">
            <text:p>0,4058</text:p>
          </table:table-cell>
          <table:table-cell table:formula="of:=[.J36]*[.F36]/1000" office:value-type="float" office:value="0.012174" calcext:value-type="float">
            <text:p>0,012174</text:p>
          </table:table-cell>
          <table:table-cell office:value-type="string" calcext:value-type="string">
            <text:p>Hêtre 45</text:p>
          </table:table-cell>
          <table:table-cell table:style-name="ce19" table:formula="of:=IF(OR(AND([.F36]&lt;35;[.F36]&gt;22;[.L36]=&quot;Hêtre 45&quot;);AND([.F36]&lt;=22;[.F36]&gt;14;[.L36]=&quot;Hêtre 27&quot;);AND([.F36]&lt;=14;[.L36]=&quot;Hêtre 20&quot;));TRUE())" office:value-type="boolean" office:boolean-value="true" calcext:value-type="boolean">
            <text:p>VRAI</text:p>
          </table:table-cell>
          <table:table-cell table:formula="of:=IF(AND([.H36]&gt;[.P$4];[.L36]=&quot;Hêtre 45&quot;);[.J36];0)" office:value-type="float" office:value="0.4058" calcext:value-type="float">
            <text:p>0,4058</text:p>
          </table:table-cell>
          <table:table-cell table:formula="of:=IF(AND([.$H36]&gt;[.P$4];[.$L36]=&quot;Hêtre 45&quot;);[.$G36]*[.E36];0)" office:value-type="float" office:value="200" calcext:value-type="float">
            <text:p>200</text:p>
          </table:table-cell>
          <table:table-cell table:style-name="ce16" table:formula="of:=IF(AND([.H36]&lt;[.P$4];[.H36]&gt;=[.R$4];[.L36]=&quot;Hêtre 45&quot;;[.F36]&gt;19);[.J36];0)" office:value-type="float" office:value="0" calcext:value-type="float">
            <text:p>0</text:p>
          </table:table-cell>
          <table:table-cell table:formula="of:=IF(AND([.$H36]&gt;=[.R$4];[.$H36]&lt;[.P$4];[.$L36]=&quot;Hêtre 45&quot;);[.$G36]*[.$E36];0)" office:value-type="float" office:value="0" calcext:value-type="float">
            <text:p>0</text:p>
          </table:table-cell>
          <table:table-cell table:style-name="ce16" table:formula="of:=IF(AND([.H36]&lt;[.R$4];[.H36]&gt;=[.T$4];[.L36]=&quot;Hêtre 45&quot;;[.F36]&gt;19);[.J36];0)" office:value-type="float" office:value="0" calcext:value-type="float">
            <text:p>0</text:p>
          </table:table-cell>
          <table:table-cell table:formula="of:=IF(AND([.$H36]&gt;=[.T$4];[.$H36]&lt;[.R$4];[.$L36]=&quot;Hêtre 45&quot;);[.$G36]*[.$E36];0)" office:value-type="float" office:value="0" calcext:value-type="float">
            <text:p>0</text:p>
          </table:table-cell>
          <table:table-cell table:style-name="ce16" table:formula="of:=IF(AND([.H36]&lt;[.T$4];[.L36]=&quot;Hêtre 45&quot;;[.F36]&gt;19);[.J36];0)" office:value-type="float" office:value="0" calcext:value-type="float">
            <text:p>0</text:p>
          </table:table-cell>
          <table:table-cell table:formula="of:=IF(AND([.$H36]&lt;[.T$4];[.$L36]=&quot;Hêtre 45&quot;);[.$G36]*[.$E36];0)" office:value-type="float" office:value="0" calcext:value-type="float">
            <text:p>0</text:p>
          </table:table-cell>
          <table:table-cell table:formula="of:=IF(AND([.H36]&gt;[.X$4];[.L36]=&quot;Hêtre 27&quot;);[.$J36];0)" office:value-type="float" office:value="0" calcext:value-type="float">
            <text:p>0</text:p>
          </table:table-cell>
          <table:table-cell table:formula="of:=IF(AND([.$H36]&gt;[.X$4];[.$L36]=&quot;Hêtre 27&quot;);[.$G36]*[.$E36];0)" office:value-type="float" office:value="0" calcext:value-type="float">
            <text:p>0</text:p>
          </table:table-cell>
          <table:table-cell table:style-name="ce16" table:formula="of:=IF(AND([.H36]&lt;[.X$4];[.H36]&gt;=[.Z$4];[.L36]=&quot;Hêtre 27&quot;);[.$J36];0)" office:value-type="float" office:value="0" calcext:value-type="float">
            <text:p>0</text:p>
          </table:table-cell>
          <table:table-cell table:formula="of:=IF(AND([.$H36]&gt;=[.Z$4];[.$H36]&lt;[.X$4];[.$L36]=&quot;Hêtre 27&quot;);[.$G36]*[.$E36];0)" office:value-type="float" office:value="0" calcext:value-type="float">
            <text:p>0</text:p>
          </table:table-cell>
          <table:table-cell table:style-name="ce16" table:formula="of:=IF(AND([.H36]&lt;[.Z$4];[.H36]&gt;=[.AB$4];[.L36]=&quot;Hêtre 27&quot;;);[.$J36];0)" office:value-type="float" office:value="0" calcext:value-type="float">
            <text:p>0</text:p>
          </table:table-cell>
          <table:table-cell table:formula="of:=IF(AND([.$H36]&gt;=[.AB$4];[.$H36]&lt;[.Z$4];[.$L36]=&quot;Hêtre 27&quot;);[.$G36]*[.E36];0)" office:value-type="float" office:value="0" calcext:value-type="float">
            <text:p>0</text:p>
          </table:table-cell>
          <table:table-cell table:style-name="ce16" table:formula="of:=IF(AND([.H36]&lt;[.AB$4];[.L36]=&quot;Hêtre 27&quot;);[.$J36];0)" office:value-type="float" office:value="0" calcext:value-type="float">
            <text:p>0</text:p>
          </table:table-cell>
          <table:table-cell table:formula="of:=IF(AND([.$H36]&lt;[.AB$4];[.$L36]=&quot;Hêtre 27&quot;);[.$G36]*[.$E36];0)" office:value-type="float" office:value="0" calcext:value-type="float">
            <text:p>0</text:p>
          </table:table-cell>
          <table:table-cell table:formula="of:=IF(AND([.H36]&gt;[.AF$4];[.L36]=&quot;Hêtre 20&quot;);[.$J36];0)" office:value-type="float" office:value="0" calcext:value-type="float">
            <text:p>0</text:p>
          </table:table-cell>
          <table:table-cell table:formula="of:=IF(AND([.$H36]&gt;[.AF$4];[.$L36]=&quot;Hêtre 20&quot;);[.$G36]*[.$E36];0)" office:value-type="float" office:value="0" calcext:value-type="float">
            <text:p>0</text:p>
          </table:table-cell>
          <table:table-cell table:style-name="ce16" table:formula="of:=IF(AND([.H36]&lt;[.AF$4];[.H36]&gt;=[.AH$4];[.L36]=&quot;Hêtre 20&quot;);[.$J36];0)" office:value-type="float" office:value="0" calcext:value-type="float">
            <text:p>0</text:p>
          </table:table-cell>
          <table:table-cell table:formula="of:=IF(AND([.$H36]&gt;=[.AH$4];[.$H36]&lt;[.AF$4];[.$L36]=&quot;Hêtre 20&quot;);[.$G36]*[.$E36];0)" office:value-type="float" office:value="0" calcext:value-type="float">
            <text:p>0</text:p>
          </table:table-cell>
          <table:table-cell table:style-name="ce16" table:formula="of:=IF(AND([.H36]&lt;[.AH$4];[.H36]&gt;=[.AJ$4];[.L36]=&quot;Hêtre 20&quot;;);[.$J36];0)" office:value-type="float" office:value="0" calcext:value-type="float">
            <text:p>0</text:p>
          </table:table-cell>
          <table:table-cell table:formula="of:=IF(AND([.$H36]&gt;=[.AJ$4];[.$H36]&lt;[.AH$4];[.$L36]=&quot;Hêtre 20&quot;);[.$G36]*[.$E36];0)" office:value-type="float" office:value="0" calcext:value-type="float">
            <text:p>0</text:p>
          </table:table-cell>
          <table:table-cell table:style-name="ce16" table:formula="of:=IF(AND([.H36]&lt;[.AJ$4];[.L36]=&quot;Hêtre 20&quot;);[.$J36];0)" office:value-type="float" office:value="0" calcext:value-type="float">
            <text:p>0</text:p>
          </table:table-cell>
          <table:table-cell table:formula="of:=IF(AND([.$H36]&lt;[.AJ$4];[.$L36]=&quot;Hêtre 20&quot;);[.$G36]*[.$E3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7" calcext:value-type="float">
            <text:p>917</text:p>
          </table:table-cell>
          <table:table-cell table:style-name="ce7" table:formula="of:=[.H28]-2*30-2*2-[.H37]" office:value-type="float" office:value="0" calcext:value-type="float">
            <text:p>0</text:p>
          </table:table-cell>
          <table:table-cell table:formula="of:=[.E37]*([.G37]/1000)*([.H37]/1000)" office:value-type="float" office:value="0.105455" calcext:value-type="float">
            <text:p>0,105455</text:p>
          </table:table-cell>
          <table:table-cell table:formula="of:=[.J37]*[.F37]/1000" office:value-type="float" office:value="0.00316365" calcext:value-type="float">
            <text:p>0,00316365</text:p>
          </table:table-cell>
          <table:table-cell office:value-type="string" calcext:value-type="string">
            <text:p>Hêtre 45</text:p>
          </table:table-cell>
          <table:table-cell table:style-name="ce19" table:formula="of:=IF(OR(AND([.F37]&lt;35;[.F37]&gt;22;[.L37]=&quot;Hêtre 45&quot;);AND([.F37]&lt;=22;[.F37]&gt;14;[.L37]=&quot;Hêtre 27&quot;);AND([.F37]&lt;=14;[.L37]=&quot;Hêtre 20&quot;));TRUE())" office:value-type="boolean" office:boolean-value="true" calcext:value-type="boolean">
            <text:p>VRAI</text:p>
          </table:table-cell>
          <table:table-cell table:formula="of:=IF(AND([.H37]&gt;[.P$4];[.L37]=&quot;Hêtre 45&quot;);[.J37];0)" office:value-type="float" office:value="0" calcext:value-type="float">
            <text:p>0</text:p>
          </table:table-cell>
          <table:table-cell table:formula="of:=IF(AND([.$H37]&gt;[.P$4];[.$L37]=&quot;Hêtre 45&quot;);[.$G37]*[.E37];0)" office:value-type="float" office:value="0" calcext:value-type="float">
            <text:p>0</text:p>
          </table:table-cell>
          <table:table-cell table:style-name="ce16" table:formula="of:=IF(AND([.H37]&lt;[.P$4];[.H37]&gt;=[.R$4];[.L37]=&quot;Hêtre 45&quot;;[.F37]&gt;19);[.J37];0)" office:value-type="float" office:value="0" calcext:value-type="float">
            <text:p>0</text:p>
          </table:table-cell>
          <table:table-cell table:formula="of:=IF(AND([.$H37]&gt;=[.R$4];[.$H37]&lt;[.P$4];[.$L37]=&quot;Hêtre 45&quot;);[.$G37]*[.$E37];0)" office:value-type="float" office:value="0" calcext:value-type="float">
            <text:p>0</text:p>
          </table:table-cell>
          <table:table-cell table:style-name="ce16" table:formula="of:=IF(AND([.H37]&lt;[.R$4];[.H37]&gt;=[.T$4];[.L37]=&quot;Hêtre 45&quot;;[.F37]&gt;19);[.J37];0)" office:value-type="float" office:value="0" calcext:value-type="float">
            <text:p>0</text:p>
          </table:table-cell>
          <table:table-cell table:formula="of:=IF(AND([.$H37]&gt;=[.T$4];[.$H37]&lt;[.R$4];[.$L37]=&quot;Hêtre 45&quot;);[.$G37]*[.$E37];0)" office:value-type="float" office:value="0" calcext:value-type="float">
            <text:p>0</text:p>
          </table:table-cell>
          <table:table-cell table:style-name="ce16" table:formula="of:=IF(AND([.H37]&lt;[.T$4];[.L37]=&quot;Hêtre 45&quot;;[.F37]&gt;19);[.J37];0)" office:value-type="float" office:value="0.105455" calcext:value-type="float">
            <text:p>0,105455</text:p>
          </table:table-cell>
          <table:table-cell table:formula="of:=IF(AND([.$H37]&lt;[.T$4];[.$L37]=&quot;Hêtre 45&quot;);[.$G37]*[.$E37];0)" office:value-type="float" office:value="115" calcext:value-type="float">
            <text:p>115</text:p>
          </table:table-cell>
          <table:table-cell table:formula="of:=IF(AND([.H37]&gt;[.X$4];[.L37]=&quot;Hêtre 27&quot;);[.$J37];0)" office:value-type="float" office:value="0" calcext:value-type="float">
            <text:p>0</text:p>
          </table:table-cell>
          <table:table-cell table:formula="of:=IF(AND([.$H37]&gt;[.X$4];[.$L37]=&quot;Hêtre 27&quot;);[.$G37]*[.$E37];0)" office:value-type="float" office:value="0" calcext:value-type="float">
            <text:p>0</text:p>
          </table:table-cell>
          <table:table-cell table:style-name="ce16" table:formula="of:=IF(AND([.H37]&lt;[.X$4];[.H37]&gt;=[.Z$4];[.L37]=&quot;Hêtre 27&quot;);[.$J37];0)" office:value-type="float" office:value="0" calcext:value-type="float">
            <text:p>0</text:p>
          </table:table-cell>
          <table:table-cell table:formula="of:=IF(AND([.$H37]&gt;=[.Z$4];[.$H37]&lt;[.X$4];[.$L37]=&quot;Hêtre 27&quot;);[.$G37]*[.$E37];0)" office:value-type="float" office:value="0" calcext:value-type="float">
            <text:p>0</text:p>
          </table:table-cell>
          <table:table-cell table:style-name="ce16" table:formula="of:=IF(AND([.H37]&lt;[.Z$4];[.H37]&gt;=[.AB$4];[.L37]=&quot;Hêtre 27&quot;;);[.$J37];0)" office:value-type="float" office:value="0" calcext:value-type="float">
            <text:p>0</text:p>
          </table:table-cell>
          <table:table-cell table:formula="of:=IF(AND([.$H37]&gt;=[.AB$4];[.$H37]&lt;[.Z$4];[.$L37]=&quot;Hêtre 27&quot;);[.$G37]*[.E37];0)" office:value-type="float" office:value="0" calcext:value-type="float">
            <text:p>0</text:p>
          </table:table-cell>
          <table:table-cell table:style-name="ce16" table:formula="of:=IF(AND([.H37]&lt;[.AB$4];[.L37]=&quot;Hêtre 27&quot;);[.$J37];0)" office:value-type="float" office:value="0" calcext:value-type="float">
            <text:p>0</text:p>
          </table:table-cell>
          <table:table-cell table:formula="of:=IF(AND([.$H37]&lt;[.AB$4];[.$L37]=&quot;Hêtre 27&quot;);[.$G37]*[.$E37];0)" office:value-type="float" office:value="0" calcext:value-type="float">
            <text:p>0</text:p>
          </table:table-cell>
          <table:table-cell table:formula="of:=IF(AND([.H37]&gt;[.AF$4];[.L37]=&quot;Hêtre 20&quot;);[.$J37];0)" office:value-type="float" office:value="0" calcext:value-type="float">
            <text:p>0</text:p>
          </table:table-cell>
          <table:table-cell table:formula="of:=IF(AND([.$H37]&gt;[.AF$4];[.$L37]=&quot;Hêtre 20&quot;);[.$G37]*[.$E37];0)" office:value-type="float" office:value="0" calcext:value-type="float">
            <text:p>0</text:p>
          </table:table-cell>
          <table:table-cell table:style-name="ce16" table:formula="of:=IF(AND([.H37]&lt;[.AF$4];[.H37]&gt;=[.AH$4];[.L37]=&quot;Hêtre 20&quot;);[.$J37];0)" office:value-type="float" office:value="0" calcext:value-type="float">
            <text:p>0</text:p>
          </table:table-cell>
          <table:table-cell table:formula="of:=IF(AND([.$H37]&gt;=[.AH$4];[.$H37]&lt;[.AF$4];[.$L37]=&quot;Hêtre 20&quot;);[.$G37]*[.$E37];0)" office:value-type="float" office:value="0" calcext:value-type="float">
            <text:p>0</text:p>
          </table:table-cell>
          <table:table-cell table:style-name="ce16" table:formula="of:=IF(AND([.H37]&lt;[.AH$4];[.H37]&gt;=[.AJ$4];[.L37]=&quot;Hêtre 20&quot;;);[.$J37];0)" office:value-type="float" office:value="0" calcext:value-type="float">
            <text:p>0</text:p>
          </table:table-cell>
          <table:table-cell table:formula="of:=IF(AND([.$H37]&gt;=[.AJ$4];[.$H37]&lt;[.AH$4];[.$L37]=&quot;Hêtre 20&quot;);[.$G37]*[.$E37];0)" office:value-type="float" office:value="0" calcext:value-type="float">
            <text:p>0</text:p>
          </table:table-cell>
          <table:table-cell table:style-name="ce16" table:formula="of:=IF(AND([.H37]&lt;[.AJ$4];[.L37]=&quot;Hêtre 20&quot;);[.$J37];0)" office:value-type="float" office:value="0" calcext:value-type="float">
            <text:p>0</text:p>
          </table:table-cell>
          <table:table-cell table:formula="of:=IF(AND([.$H37]&lt;[.AJ$4];[.$L37]=&quot;Hêtre 20&quot;);[.$G37]*[.$E3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7" calcext:value-type="float">
            <text:p>917</text:p>
          </table:table-cell>
          <table:table-cell table:style-name="ce7" table:formula="of:=[.H28]-2*30-2*2-[.H38]" office:value-type="float" office:value="0" calcext:value-type="float">
            <text:p>0</text:p>
          </table:table-cell>
          <table:table-cell table:formula="of:=[.E38]*([.G38]/1000)*([.H38]/1000)" office:value-type="float" office:value="0.105455" calcext:value-type="float">
            <text:p>0,105455</text:p>
          </table:table-cell>
          <table:table-cell table:formula="of:=[.J38]*[.F38]/1000" office:value-type="float" office:value="0.00316365" calcext:value-type="float">
            <text:p>0,00316365</text:p>
          </table:table-cell>
          <table:table-cell office:value-type="string" calcext:value-type="string">
            <text:p>Hêtre 45</text:p>
          </table:table-cell>
          <table:table-cell table:style-name="ce19" table:formula="of:=IF(OR(AND([.F38]&lt;35;[.F38]&gt;22;[.L38]=&quot;Hêtre 45&quot;);AND([.F38]&lt;=22;[.F38]&gt;14;[.L38]=&quot;Hêtre 27&quot;);AND([.F38]&lt;=14;[.L38]=&quot;Hêtre 20&quot;));TRUE())" office:value-type="boolean" office:boolean-value="true" calcext:value-type="boolean">
            <text:p>VRAI</text:p>
          </table:table-cell>
          <table:table-cell table:formula="of:=IF(AND([.H38]&gt;[.P$4];[.L38]=&quot;Hêtre 45&quot;);[.J38];0)" office:value-type="float" office:value="0" calcext:value-type="float">
            <text:p>0</text:p>
          </table:table-cell>
          <table:table-cell table:formula="of:=IF(AND([.$H38]&gt;[.P$4];[.$L38]=&quot;Hêtre 45&quot;);[.$G38]*[.E38];0)" office:value-type="float" office:value="0" calcext:value-type="float">
            <text:p>0</text:p>
          </table:table-cell>
          <table:table-cell table:style-name="ce16" table:formula="of:=IF(AND([.H38]&lt;[.P$4];[.H38]&gt;=[.R$4];[.L38]=&quot;Hêtre 45&quot;;[.F38]&gt;19);[.J38];0)" office:value-type="float" office:value="0" calcext:value-type="float">
            <text:p>0</text:p>
          </table:table-cell>
          <table:table-cell table:formula="of:=IF(AND([.$H38]&gt;=[.R$4];[.$H38]&lt;[.P$4];[.$L38]=&quot;Hêtre 45&quot;);[.$G38]*[.$E38];0)" office:value-type="float" office:value="0" calcext:value-type="float">
            <text:p>0</text:p>
          </table:table-cell>
          <table:table-cell table:style-name="ce16" table:formula="of:=IF(AND([.H38]&lt;[.R$4];[.H38]&gt;=[.T$4];[.L38]=&quot;Hêtre 45&quot;;[.F38]&gt;19);[.J38];0)" office:value-type="float" office:value="0" calcext:value-type="float">
            <text:p>0</text:p>
          </table:table-cell>
          <table:table-cell table:formula="of:=IF(AND([.$H38]&gt;=[.T$4];[.$H38]&lt;[.R$4];[.$L38]=&quot;Hêtre 45&quot;);[.$G38]*[.$E38];0)" office:value-type="float" office:value="0" calcext:value-type="float">
            <text:p>0</text:p>
          </table:table-cell>
          <table:table-cell table:style-name="ce16" table:formula="of:=IF(AND([.H38]&lt;[.T$4];[.L38]=&quot;Hêtre 45&quot;;[.F38]&gt;19);[.J38];0)" office:value-type="float" office:value="0.105455" calcext:value-type="float">
            <text:p>0,105455</text:p>
          </table:table-cell>
          <table:table-cell table:formula="of:=IF(AND([.$H38]&lt;[.T$4];[.$L38]=&quot;Hêtre 45&quot;);[.$G38]*[.$E38];0)" office:value-type="float" office:value="115" calcext:value-type="float">
            <text:p>115</text:p>
          </table:table-cell>
          <table:table-cell table:formula="of:=IF(AND([.H38]&gt;[.X$4];[.L38]=&quot;Hêtre 27&quot;);[.$J38];0)" office:value-type="float" office:value="0" calcext:value-type="float">
            <text:p>0</text:p>
          </table:table-cell>
          <table:table-cell table:formula="of:=IF(AND([.$H38]&gt;[.X$4];[.$L38]=&quot;Hêtre 27&quot;);[.$G38]*[.$E38];0)" office:value-type="float" office:value="0" calcext:value-type="float">
            <text:p>0</text:p>
          </table:table-cell>
          <table:table-cell table:style-name="ce16" table:formula="of:=IF(AND([.H38]&lt;[.X$4];[.H38]&gt;=[.Z$4];[.L38]=&quot;Hêtre 27&quot;);[.$J38];0)" office:value-type="float" office:value="0" calcext:value-type="float">
            <text:p>0</text:p>
          </table:table-cell>
          <table:table-cell table:formula="of:=IF(AND([.$H38]&gt;=[.Z$4];[.$H38]&lt;[.X$4];[.$L38]=&quot;Hêtre 27&quot;);[.$G38]*[.$E38];0)" office:value-type="float" office:value="0" calcext:value-type="float">
            <text:p>0</text:p>
          </table:table-cell>
          <table:table-cell table:style-name="ce16" table:formula="of:=IF(AND([.H38]&lt;[.Z$4];[.H38]&gt;=[.AB$4];[.L38]=&quot;Hêtre 27&quot;;);[.$J38];0)" office:value-type="float" office:value="0" calcext:value-type="float">
            <text:p>0</text:p>
          </table:table-cell>
          <table:table-cell table:formula="of:=IF(AND([.$H38]&gt;=[.AB$4];[.$H38]&lt;[.Z$4];[.$L38]=&quot;Hêtre 27&quot;);[.$G38]*[.E38];0)" office:value-type="float" office:value="0" calcext:value-type="float">
            <text:p>0</text:p>
          </table:table-cell>
          <table:table-cell table:style-name="ce16" table:formula="of:=IF(AND([.H38]&lt;[.AB$4];[.L38]=&quot;Hêtre 27&quot;);[.$J38];0)" office:value-type="float" office:value="0" calcext:value-type="float">
            <text:p>0</text:p>
          </table:table-cell>
          <table:table-cell table:formula="of:=IF(AND([.$H38]&lt;[.AB$4];[.$L38]=&quot;Hêtre 27&quot;);[.$G38]*[.$E38];0)" office:value-type="float" office:value="0" calcext:value-type="float">
            <text:p>0</text:p>
          </table:table-cell>
          <table:table-cell table:formula="of:=IF(AND([.H38]&gt;[.AF$4];[.L38]=&quot;Hêtre 20&quot;);[.$J38];0)" office:value-type="float" office:value="0" calcext:value-type="float">
            <text:p>0</text:p>
          </table:table-cell>
          <table:table-cell table:formula="of:=IF(AND([.$H38]&gt;[.AF$4];[.$L38]=&quot;Hêtre 20&quot;);[.$G38]*[.$E38];0)" office:value-type="float" office:value="0" calcext:value-type="float">
            <text:p>0</text:p>
          </table:table-cell>
          <table:table-cell table:style-name="ce16" table:formula="of:=IF(AND([.H38]&lt;[.AF$4];[.H38]&gt;=[.AH$4];[.L38]=&quot;Hêtre 20&quot;);[.$J38];0)" office:value-type="float" office:value="0" calcext:value-type="float">
            <text:p>0</text:p>
          </table:table-cell>
          <table:table-cell table:formula="of:=IF(AND([.$H38]&gt;=[.AH$4];[.$H38]&lt;[.AF$4];[.$L38]=&quot;Hêtre 20&quot;);[.$G38]*[.$E38];0)" office:value-type="float" office:value="0" calcext:value-type="float">
            <text:p>0</text:p>
          </table:table-cell>
          <table:table-cell table:style-name="ce16" table:formula="of:=IF(AND([.H38]&lt;[.AH$4];[.H38]&gt;=[.AJ$4];[.L38]=&quot;Hêtre 20&quot;;);[.$J38];0)" office:value-type="float" office:value="0" calcext:value-type="float">
            <text:p>0</text:p>
          </table:table-cell>
          <table:table-cell table:formula="of:=IF(AND([.$H38]&gt;=[.AJ$4];[.$H38]&lt;[.AH$4];[.$L38]=&quot;Hêtre 20&quot;);[.$G38]*[.$E38];0)" office:value-type="float" office:value="0" calcext:value-type="float">
            <text:p>0</text:p>
          </table:table-cell>
          <table:table-cell table:style-name="ce16" table:formula="of:=IF(AND([.H38]&lt;[.AJ$4];[.L38]=&quot;Hêtre 20&quot;);[.$J38];0)" office:value-type="float" office:value="0" calcext:value-type="float">
            <text:p>0</text:p>
          </table:table-cell>
          <table:table-cell table:formula="of:=IF(AND([.$H38]&lt;[.AJ$4];[.$L38]=&quot;Hêtre 20&quot;);[.$G38]*[.$E3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central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917" calcext:value-type="float">
            <text:p>917</text:p>
          </table:table-cell>
          <table:table-cell table:style-name="ce7" table:formula="of:=[.H28]-2*30-2*2-[.H39]" office:value-type="float" office:value="0" calcext:value-type="float">
            <text:p>0</text:p>
          </table:table-cell>
          <table:table-cell table:formula="of:=[.E39]*([.G39]/1000)*([.H39]/1000)" office:value-type="float" office:value="0.0917" calcext:value-type="float">
            <text:p>0,0917</text:p>
          </table:table-cell>
          <table:table-cell table:formula="of:=[.J39]*[.F39]/1000" office:value-type="float" office:value="0.002751" calcext:value-type="float">
            <text:p>0,002751</text:p>
          </table:table-cell>
          <table:table-cell office:value-type="string" calcext:value-type="string">
            <text:p>Hêtre 45</text:p>
          </table:table-cell>
          <table:table-cell table:style-name="ce19" table:formula="of:=IF(OR(AND([.F39]&lt;35;[.F39]&gt;22;[.L39]=&quot;Hêtre 45&quot;);AND([.F39]&lt;=22;[.F39]&gt;14;[.L39]=&quot;Hêtre 27&quot;);AND([.F39]&lt;=14;[.L39]=&quot;Hêtre 20&quot;));TRUE())" office:value-type="boolean" office:boolean-value="true" calcext:value-type="boolean">
            <text:p>VRAI</text:p>
          </table:table-cell>
          <table:table-cell table:formula="of:=IF(AND([.H39]&gt;[.P$4];[.L39]=&quot;Hêtre 45&quot;);[.J39];0)" office:value-type="float" office:value="0" calcext:value-type="float">
            <text:p>0</text:p>
          </table:table-cell>
          <table:table-cell table:formula="of:=IF(AND([.$H39]&gt;[.P$4];[.$L39]=&quot;Hêtre 45&quot;);[.$G39]*[.E39];0)" office:value-type="float" office:value="0" calcext:value-type="float">
            <text:p>0</text:p>
          </table:table-cell>
          <table:table-cell table:style-name="ce16" table:formula="of:=IF(AND([.H39]&lt;[.P$4];[.H39]&gt;=[.R$4];[.L39]=&quot;Hêtre 45&quot;;[.F39]&gt;19);[.J39];0)" office:value-type="float" office:value="0" calcext:value-type="float">
            <text:p>0</text:p>
          </table:table-cell>
          <table:table-cell table:formula="of:=IF(AND([.$H39]&gt;=[.R$4];[.$H39]&lt;[.P$4];[.$L39]=&quot;Hêtre 45&quot;);[.$G39]*[.$E39];0)" office:value-type="float" office:value="0" calcext:value-type="float">
            <text:p>0</text:p>
          </table:table-cell>
          <table:table-cell table:style-name="ce16" table:formula="of:=IF(AND([.H39]&lt;[.R$4];[.H39]&gt;=[.T$4];[.L39]=&quot;Hêtre 45&quot;;[.F39]&gt;19);[.J39];0)" office:value-type="float" office:value="0" calcext:value-type="float">
            <text:p>0</text:p>
          </table:table-cell>
          <table:table-cell table:formula="of:=IF(AND([.$H39]&gt;=[.T$4];[.$H39]&lt;[.R$4];[.$L39]=&quot;Hêtre 45&quot;);[.$G39]*[.$E39];0)" office:value-type="float" office:value="0" calcext:value-type="float">
            <text:p>0</text:p>
          </table:table-cell>
          <table:table-cell table:style-name="ce16" table:formula="of:=IF(AND([.H39]&lt;[.T$4];[.L39]=&quot;Hêtre 45&quot;;[.F39]&gt;19);[.J39];0)" office:value-type="float" office:value="0.0917" calcext:value-type="float">
            <text:p>0,0917</text:p>
          </table:table-cell>
          <table:table-cell table:formula="of:=IF(AND([.$H39]&lt;[.T$4];[.$L39]=&quot;Hêtre 45&quot;);[.$G39]*[.$E39];0)" office:value-type="float" office:value="100" calcext:value-type="float">
            <text:p>100</text:p>
          </table:table-cell>
          <table:table-cell table:formula="of:=IF(AND([.H39]&gt;[.X$4];[.L39]=&quot;Hêtre 27&quot;);[.$J39];0)" office:value-type="float" office:value="0" calcext:value-type="float">
            <text:p>0</text:p>
          </table:table-cell>
          <table:table-cell table:formula="of:=IF(AND([.$H39]&gt;[.X$4];[.$L39]=&quot;Hêtre 27&quot;);[.$G39]*[.$E39];0)" office:value-type="float" office:value="0" calcext:value-type="float">
            <text:p>0</text:p>
          </table:table-cell>
          <table:table-cell table:style-name="ce16" table:formula="of:=IF(AND([.H39]&lt;[.X$4];[.H39]&gt;=[.Z$4];[.L39]=&quot;Hêtre 27&quot;);[.$J39];0)" office:value-type="float" office:value="0" calcext:value-type="float">
            <text:p>0</text:p>
          </table:table-cell>
          <table:table-cell table:formula="of:=IF(AND([.$H39]&gt;=[.Z$4];[.$H39]&lt;[.X$4];[.$L39]=&quot;Hêtre 27&quot;);[.$G39]*[.$E39];0)" office:value-type="float" office:value="0" calcext:value-type="float">
            <text:p>0</text:p>
          </table:table-cell>
          <table:table-cell table:style-name="ce16" table:formula="of:=IF(AND([.H39]&lt;[.Z$4];[.H39]&gt;=[.AB$4];[.L39]=&quot;Hêtre 27&quot;;);[.$J39];0)" office:value-type="float" office:value="0" calcext:value-type="float">
            <text:p>0</text:p>
          </table:table-cell>
          <table:table-cell table:formula="of:=IF(AND([.$H39]&gt;=[.AB$4];[.$H39]&lt;[.Z$4];[.$L39]=&quot;Hêtre 27&quot;);[.$G39]*[.E39];0)" office:value-type="float" office:value="0" calcext:value-type="float">
            <text:p>0</text:p>
          </table:table-cell>
          <table:table-cell table:style-name="ce16" table:formula="of:=IF(AND([.H39]&lt;[.AB$4];[.L39]=&quot;Hêtre 27&quot;);[.$J39];0)" office:value-type="float" office:value="0" calcext:value-type="float">
            <text:p>0</text:p>
          </table:table-cell>
          <table:table-cell table:formula="of:=IF(AND([.$H39]&lt;[.AB$4];[.$L39]=&quot;Hêtre 27&quot;);[.$G39]*[.$E39];0)" office:value-type="float" office:value="0" calcext:value-type="float">
            <text:p>0</text:p>
          </table:table-cell>
          <table:table-cell table:formula="of:=IF(AND([.H39]&gt;[.AF$4];[.L39]=&quot;Hêtre 20&quot;);[.$J39];0)" office:value-type="float" office:value="0" calcext:value-type="float">
            <text:p>0</text:p>
          </table:table-cell>
          <table:table-cell table:formula="of:=IF(AND([.$H39]&gt;[.AF$4];[.$L39]=&quot;Hêtre 20&quot;);[.$G39]*[.$E39];0)" office:value-type="float" office:value="0" calcext:value-type="float">
            <text:p>0</text:p>
          </table:table-cell>
          <table:table-cell table:style-name="ce16" table:formula="of:=IF(AND([.H39]&lt;[.AF$4];[.H39]&gt;=[.AH$4];[.L39]=&quot;Hêtre 20&quot;);[.$J39];0)" office:value-type="float" office:value="0" calcext:value-type="float">
            <text:p>0</text:p>
          </table:table-cell>
          <table:table-cell table:formula="of:=IF(AND([.$H39]&gt;=[.AH$4];[.$H39]&lt;[.AF$4];[.$L39]=&quot;Hêtre 20&quot;);[.$G39]*[.$E39];0)" office:value-type="float" office:value="0" calcext:value-type="float">
            <text:p>0</text:p>
          </table:table-cell>
          <table:table-cell table:style-name="ce16" table:formula="of:=IF(AND([.H39]&lt;[.AH$4];[.H39]&gt;=[.AJ$4];[.L39]=&quot;Hêtre 20&quot;;);[.$J39];0)" office:value-type="float" office:value="0" calcext:value-type="float">
            <text:p>0</text:p>
          </table:table-cell>
          <table:table-cell table:formula="of:=IF(AND([.$H39]&gt;=[.AJ$4];[.$H39]&lt;[.AH$4];[.$L39]=&quot;Hêtre 20&quot;);[.$G39]*[.$E39];0)" office:value-type="float" office:value="0" calcext:value-type="float">
            <text:p>0</text:p>
          </table:table-cell>
          <table:table-cell table:style-name="ce16" table:formula="of:=IF(AND([.H39]&lt;[.AJ$4];[.L39]=&quot;Hêtre 20&quot;);[.$J39];0)" office:value-type="float" office:value="0" calcext:value-type="float">
            <text:p>0</text:p>
          </table:table-cell>
          <table:table-cell table:formula="of:=IF(AND([.$H39]&lt;[.AJ$4];[.$L39]=&quot;Hêtre 20&quot;);[.$G39]*[.$E3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7" calcext:value-type="float">
            <text:p>747</text:p>
          </table:table-cell>
          <table:table-cell table:style-name="ce7" table:formula="of:=[.H28]-2*30-2*2-2*100+2*15-[.H40]" office:value-type="float" office:value="0" calcext:value-type="float">
            <text:p>0</text:p>
          </table:table-cell>
          <table:table-cell table:formula="of:=[.E40]*([.G40]/1000)*([.H40]/1000)" office:value-type="float" office:value="0.02988" calcext:value-type="float">
            <text:p>0,02988</text:p>
          </table:table-cell>
          <table:table-cell table:formula="of:=[.J40]*[.F40]/1000" office:value-type="float" office:value="0.0004482" calcext:value-type="float">
            <text:p>0,0004482</text:p>
          </table:table-cell>
          <table:table-cell office:value-type="string" calcext:value-type="string">
            <text:p>Hêtre 27</text:p>
          </table:table-cell>
          <table:table-cell table:style-name="ce19" table:formula="of:=IF(OR(AND([.F40]&lt;35;[.F40]&gt;22;[.L40]=&quot;Hêtre 45&quot;);AND([.F40]&lt;=22;[.F40]&gt;14;[.L40]=&quot;Hêtre 27&quot;);AND([.F40]&lt;=14;[.L40]=&quot;Hêtre 20&quot;));TRUE())" office:value-type="boolean" office:boolean-value="true" calcext:value-type="boolean">
            <text:p>VRAI</text:p>
          </table:table-cell>
          <table:table-cell table:formula="of:=IF(AND([.H40]&gt;[.P$4];[.L40]=&quot;Hêtre 45&quot;);[.J40];0)" office:value-type="float" office:value="0" calcext:value-type="float">
            <text:p>0</text:p>
          </table:table-cell>
          <table:table-cell table:formula="of:=IF(AND([.$H40]&gt;[.P$4];[.$L40]=&quot;Hêtre 45&quot;);[.$G40]*[.E40];0)" office:value-type="float" office:value="0" calcext:value-type="float">
            <text:p>0</text:p>
          </table:table-cell>
          <table:table-cell table:style-name="ce16" table:formula="of:=IF(AND([.H40]&lt;[.P$4];[.H40]&gt;=[.R$4];[.L40]=&quot;Hêtre 45&quot;;[.F40]&gt;19);[.J40];0)" office:value-type="float" office:value="0" calcext:value-type="float">
            <text:p>0</text:p>
          </table:table-cell>
          <table:table-cell table:formula="of:=IF(AND([.$H40]&gt;=[.R$4];[.$H40]&lt;[.P$4];[.$L40]=&quot;Hêtre 45&quot;);[.$G40]*[.$E40];0)" office:value-type="float" office:value="0" calcext:value-type="float">
            <text:p>0</text:p>
          </table:table-cell>
          <table:table-cell table:style-name="ce16" table:formula="of:=IF(AND([.H40]&lt;[.R$4];[.H40]&gt;=[.T$4];[.L40]=&quot;Hêtre 45&quot;;[.F40]&gt;19);[.J40];0)" office:value-type="float" office:value="0" calcext:value-type="float">
            <text:p>0</text:p>
          </table:table-cell>
          <table:table-cell table:formula="of:=IF(AND([.$H40]&gt;=[.T$4];[.$H40]&lt;[.R$4];[.$L40]=&quot;Hêtre 45&quot;);[.$G40]*[.$E40];0)" office:value-type="float" office:value="0" calcext:value-type="float">
            <text:p>0</text:p>
          </table:table-cell>
          <table:table-cell table:style-name="ce16" table:formula="of:=IF(AND([.H40]&lt;[.T$4];[.L40]=&quot;Hêtre 45&quot;;[.F40]&gt;19);[.J40];0)" office:value-type="float" office:value="0" calcext:value-type="float">
            <text:p>0</text:p>
          </table:table-cell>
          <table:table-cell table:formula="of:=IF(AND([.$H40]&lt;[.T$4];[.$L40]=&quot;Hêtre 45&quot;);[.$G40]*[.$E40];0)" office:value-type="float" office:value="0" calcext:value-type="float">
            <text:p>0</text:p>
          </table:table-cell>
          <table:table-cell table:formula="of:=IF(AND([.H40]&gt;[.X$4];[.L40]=&quot;Hêtre 27&quot;);[.$J40];0)" office:value-type="float" office:value="0" calcext:value-type="float">
            <text:p>0</text:p>
          </table:table-cell>
          <table:table-cell table:formula="of:=IF(AND([.$H40]&gt;[.X$4];[.$L40]=&quot;Hêtre 27&quot;);[.$G40]*[.$E40];0)" office:value-type="float" office:value="0" calcext:value-type="float">
            <text:p>0</text:p>
          </table:table-cell>
          <table:table-cell table:style-name="ce16" table:formula="of:=IF(AND([.H40]&lt;[.X$4];[.H40]&gt;=[.Z$4];[.L40]=&quot;Hêtre 27&quot;);[.$J40];0)" office:value-type="float" office:value="0" calcext:value-type="float">
            <text:p>0</text:p>
          </table:table-cell>
          <table:table-cell table:formula="of:=IF(AND([.$H40]&gt;=[.Z$4];[.$H40]&lt;[.X$4];[.$L40]=&quot;Hêtre 27&quot;);[.$G40]*[.$E40];0)" office:value-type="float" office:value="0" calcext:value-type="float">
            <text:p>0</text:p>
          </table:table-cell>
          <table:table-cell table:style-name="ce16" table:formula="of:=IF(AND([.H40]&lt;[.Z$4];[.H40]&gt;=[.AB$4];[.L40]=&quot;Hêtre 27&quot;;);[.$J40];0)" office:value-type="float" office:value="0" calcext:value-type="float">
            <text:p>0</text:p>
          </table:table-cell>
          <table:table-cell table:formula="of:=IF(AND([.$H40]&gt;=[.AB$4];[.$H40]&lt;[.Z$4];[.$L40]=&quot;Hêtre 27&quot;);[.$G40]*[.E40];0)" office:value-type="float" office:value="0" calcext:value-type="float">
            <text:p>0</text:p>
          </table:table-cell>
          <table:table-cell table:style-name="ce16" table:formula="of:=IF(AND([.H40]&lt;[.AB$4];[.L40]=&quot;Hêtre 27&quot;);[.$J40];0)" office:value-type="float" office:value="0.02988" calcext:value-type="float">
            <text:p>0,02988</text:p>
          </table:table-cell>
          <table:table-cell table:formula="of:=IF(AND([.$H40]&lt;[.AB$4];[.$L40]=&quot;Hêtre 27&quot;);[.$G40]*[.$E40];0)" office:value-type="float" office:value="40" calcext:value-type="float">
            <text:p>40</text:p>
          </table:table-cell>
          <table:table-cell table:formula="of:=IF(AND([.H40]&gt;[.AF$4];[.L40]=&quot;Hêtre 20&quot;);[.$J40];0)" office:value-type="float" office:value="0" calcext:value-type="float">
            <text:p>0</text:p>
          </table:table-cell>
          <table:table-cell table:formula="of:=IF(AND([.$H40]&gt;[.AF$4];[.$L40]=&quot;Hêtre 20&quot;);[.$G40]*[.$E40];0)" office:value-type="float" office:value="0" calcext:value-type="float">
            <text:p>0</text:p>
          </table:table-cell>
          <table:table-cell table:style-name="ce16" table:formula="of:=IF(AND([.H40]&lt;[.AF$4];[.H40]&gt;=[.AH$4];[.L40]=&quot;Hêtre 20&quot;);[.$J40];0)" office:value-type="float" office:value="0" calcext:value-type="float">
            <text:p>0</text:p>
          </table:table-cell>
          <table:table-cell table:formula="of:=IF(AND([.$H40]&gt;=[.AH$4];[.$H40]&lt;[.AF$4];[.$L40]=&quot;Hêtre 20&quot;);[.$G40]*[.$E40];0)" office:value-type="float" office:value="0" calcext:value-type="float">
            <text:p>0</text:p>
          </table:table-cell>
          <table:table-cell table:style-name="ce16" table:formula="of:=IF(AND([.H40]&lt;[.AH$4];[.H40]&gt;=[.AJ$4];[.L40]=&quot;Hêtre 20&quot;;);[.$J40];0)" office:value-type="float" office:value="0" calcext:value-type="float">
            <text:p>0</text:p>
          </table:table-cell>
          <table:table-cell table:formula="of:=IF(AND([.$H40]&gt;=[.AJ$4];[.$H40]&lt;[.AH$4];[.$L40]=&quot;Hêtre 20&quot;);[.$G40]*[.$E40];0)" office:value-type="float" office:value="0" calcext:value-type="float">
            <text:p>0</text:p>
          </table:table-cell>
          <table:table-cell table:style-name="ce16" table:formula="of:=IF(AND([.H40]&lt;[.AJ$4];[.L40]=&quot;Hêtre 20&quot;);[.$J40];0)" office:value-type="float" office:value="0" calcext:value-type="float">
            <text:p>0</text:p>
          </table:table-cell>
          <table:table-cell table:formula="of:=IF(AND([.$H40]&lt;[.AJ$4];[.$L40]=&quot;Hêtre 20&quot;);[.$G40]*[.$E4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4" calcext:value-type="float">
            <text:p>1104</text:p>
          </table:table-cell>
          <table:table-cell table:style-name="ce7"/>
          <table:table-cell table:formula="of:=[.E41]*([.G41]/1000)*([.H41]/1000)" office:value-type="float" office:value="0.04416" calcext:value-type="float">
            <text:p>0,04416</text:p>
          </table:table-cell>
          <table:table-cell table:formula="of:=[.J41]*[.F41]/1000" office:value-type="float" office:value="0.0006624" calcext:value-type="float">
            <text:p>0,0006624</text:p>
          </table:table-cell>
          <table:table-cell office:value-type="string" calcext:value-type="string">
            <text:p>Hêtre 27</text:p>
          </table:table-cell>
          <table:table-cell table:style-name="ce19" table:formula="of:=IF(OR(AND([.F41]&lt;35;[.F41]&gt;22;[.L41]=&quot;Hêtre 45&quot;);AND([.F41]&lt;=22;[.F41]&gt;14;[.L41]=&quot;Hêtre 27&quot;);AND([.F41]&lt;=14;[.L41]=&quot;Hêtre 20&quot;));TRUE())" office:value-type="boolean" office:boolean-value="true" calcext:value-type="boolean">
            <text:p>VRAI</text:p>
          </table:table-cell>
          <table:table-cell table:formula="of:=IF(AND([.H41]&gt;[.P$4];[.L41]=&quot;Hêtre 45&quot;);[.J41];0)" office:value-type="float" office:value="0" calcext:value-type="float">
            <text:p>0</text:p>
          </table:table-cell>
          <table:table-cell table:formula="of:=IF(AND([.$H41]&gt;[.P$4];[.$L41]=&quot;Hêtre 45&quot;);[.$G41]*[.E41];0)" office:value-type="float" office:value="0" calcext:value-type="float">
            <text:p>0</text:p>
          </table:table-cell>
          <table:table-cell table:style-name="ce16" table:formula="of:=IF(AND([.H41]&lt;[.P$4];[.H41]&gt;=[.R$4];[.L41]=&quot;Hêtre 45&quot;;[.F41]&gt;19);[.J41];0)" office:value-type="float" office:value="0" calcext:value-type="float">
            <text:p>0</text:p>
          </table:table-cell>
          <table:table-cell table:formula="of:=IF(AND([.$H41]&gt;=[.R$4];[.$H41]&lt;[.P$4];[.$L41]=&quot;Hêtre 45&quot;);[.$G41]*[.$E41];0)" office:value-type="float" office:value="0" calcext:value-type="float">
            <text:p>0</text:p>
          </table:table-cell>
          <table:table-cell table:style-name="ce16" table:formula="of:=IF(AND([.H41]&lt;[.R$4];[.H41]&gt;=[.T$4];[.L41]=&quot;Hêtre 45&quot;;[.F41]&gt;19);[.J41];0)" office:value-type="float" office:value="0" calcext:value-type="float">
            <text:p>0</text:p>
          </table:table-cell>
          <table:table-cell table:formula="of:=IF(AND([.$H41]&gt;=[.T$4];[.$H41]&lt;[.R$4];[.$L41]=&quot;Hêtre 45&quot;);[.$G41]*[.$E41];0)" office:value-type="float" office:value="0" calcext:value-type="float">
            <text:p>0</text:p>
          </table:table-cell>
          <table:table-cell table:style-name="ce16" table:formula="of:=IF(AND([.H41]&lt;[.T$4];[.L41]=&quot;Hêtre 45&quot;;[.F41]&gt;19);[.J41];0)" office:value-type="float" office:value="0" calcext:value-type="float">
            <text:p>0</text:p>
          </table:table-cell>
          <table:table-cell table:formula="of:=IF(AND([.$H41]&lt;[.T$4];[.$L41]=&quot;Hêtre 45&quot;);[.$G41]*[.$E41];0)" office:value-type="float" office:value="0" calcext:value-type="float">
            <text:p>0</text:p>
          </table:table-cell>
          <table:table-cell table:formula="of:=IF(AND([.H41]&gt;[.X$4];[.L41]=&quot;Hêtre 27&quot;);[.$J41];0)" office:value-type="float" office:value="0" calcext:value-type="float">
            <text:p>0</text:p>
          </table:table-cell>
          <table:table-cell table:formula="of:=IF(AND([.$H41]&gt;[.X$4];[.$L41]=&quot;Hêtre 27&quot;);[.$G41]*[.$E41];0)" office:value-type="float" office:value="0" calcext:value-type="float">
            <text:p>0</text:p>
          </table:table-cell>
          <table:table-cell table:style-name="ce16" table:formula="of:=IF(AND([.H41]&lt;[.X$4];[.H41]&gt;=[.Z$4];[.L41]=&quot;Hêtre 27&quot;);[.$J41];0)" office:value-type="float" office:value="0" calcext:value-type="float">
            <text:p>0</text:p>
          </table:table-cell>
          <table:table-cell table:formula="of:=IF(AND([.$H41]&gt;=[.Z$4];[.$H41]&lt;[.X$4];[.$L41]=&quot;Hêtre 27&quot;);[.$G41]*[.$E41];0)" office:value-type="float" office:value="0" calcext:value-type="float">
            <text:p>0</text:p>
          </table:table-cell>
          <table:table-cell table:style-name="ce16" table:formula="of:=IF(AND([.H41]&lt;[.Z$4];[.H41]&gt;=[.AB$4];[.L41]=&quot;Hêtre 27&quot;;);[.$J41];0)" office:value-type="float" office:value="0" calcext:value-type="float">
            <text:p>0</text:p>
          </table:table-cell>
          <table:table-cell table:formula="of:=IF(AND([.$H41]&gt;=[.AB$4];[.$H41]&lt;[.Z$4];[.$L41]=&quot;Hêtre 27&quot;);[.$G41]*[.E41];0)" office:value-type="float" office:value="40" calcext:value-type="float">
            <text:p>40</text:p>
          </table:table-cell>
          <table:table-cell table:style-name="ce16" table:formula="of:=IF(AND([.H41]&lt;[.AB$4];[.L41]=&quot;Hêtre 27&quot;);[.$J41];0)" office:value-type="float" office:value="0" calcext:value-type="float">
            <text:p>0</text:p>
          </table:table-cell>
          <table:table-cell table:formula="of:=IF(AND([.$H41]&lt;[.AB$4];[.$L41]=&quot;Hêtre 27&quot;);[.$G41]*[.$E41];0)" office:value-type="float" office:value="0" calcext:value-type="float">
            <text:p>0</text:p>
          </table:table-cell>
          <table:table-cell table:formula="of:=IF(AND([.H41]&gt;[.AF$4];[.L41]=&quot;Hêtre 20&quot;);[.$J41];0)" office:value-type="float" office:value="0" calcext:value-type="float">
            <text:p>0</text:p>
          </table:table-cell>
          <table:table-cell table:formula="of:=IF(AND([.$H41]&gt;[.AF$4];[.$L41]=&quot;Hêtre 20&quot;);[.$G41]*[.$E41];0)" office:value-type="float" office:value="0" calcext:value-type="float">
            <text:p>0</text:p>
          </table:table-cell>
          <table:table-cell table:style-name="ce16" table:formula="of:=IF(AND([.H41]&lt;[.AF$4];[.H41]&gt;=[.AH$4];[.L41]=&quot;Hêtre 20&quot;);[.$J41];0)" office:value-type="float" office:value="0" calcext:value-type="float">
            <text:p>0</text:p>
          </table:table-cell>
          <table:table-cell table:formula="of:=IF(AND([.$H41]&gt;=[.AH$4];[.$H41]&lt;[.AF$4];[.$L41]=&quot;Hêtre 20&quot;);[.$G41]*[.$E41];0)" office:value-type="float" office:value="0" calcext:value-type="float">
            <text:p>0</text:p>
          </table:table-cell>
          <table:table-cell table:style-name="ce16" table:formula="of:=IF(AND([.H41]&lt;[.AH$4];[.H41]&gt;=[.AJ$4];[.L41]=&quot;Hêtre 20&quot;;);[.$J41];0)" office:value-type="float" office:value="0" calcext:value-type="float">
            <text:p>0</text:p>
          </table:table-cell>
          <table:table-cell table:formula="of:=IF(AND([.$H41]&gt;=[.AJ$4];[.$H41]&lt;[.AH$4];[.$L41]=&quot;Hêtre 20&quot;);[.$G41]*[.$E41];0)" office:value-type="float" office:value="0" calcext:value-type="float">
            <text:p>0</text:p>
          </table:table-cell>
          <table:table-cell table:style-name="ce16" table:formula="of:=IF(AND([.H41]&lt;[.AJ$4];[.L41]=&quot;Hêtre 20&quot;);[.$J41];0)" office:value-type="float" office:value="0" calcext:value-type="float">
            <text:p>0</text:p>
          </table:table-cell>
          <table:table-cell table:formula="of:=IF(AND([.$H41]&lt;[.AJ$4];[.$L41]=&quot;Hêtre 20&quot;);[.$G41]*[.$E4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7" calcext:value-type="float">
            <text:p>747</text:p>
          </table:table-cell>
          <table:table-cell table:style-name="ce7" table:formula="of:=[.H28]-2*30-2*2-2*100+2*15-[.H42]" office:value-type="float" office:value="0" calcext:value-type="float">
            <text:p>0</text:p>
          </table:table-cell>
          <table:table-cell table:formula="of:=[.E42]*([.G42]/1000)*([.H42]/1000)" office:value-type="float" office:value="0.02988" calcext:value-type="float">
            <text:p>0,02988</text:p>
          </table:table-cell>
          <table:table-cell table:formula="of:=[.J42]*[.F42]/1000" office:value-type="float" office:value="0.0004482" calcext:value-type="float">
            <text:p>0,0004482</text:p>
          </table:table-cell>
          <table:table-cell office:value-type="string" calcext:value-type="string">
            <text:p>Hêtre 27</text:p>
          </table:table-cell>
          <table:table-cell table:style-name="ce19" table:formula="of:=IF(OR(AND([.F42]&lt;35;[.F42]&gt;22;[.L42]=&quot;Hêtre 45&quot;);AND([.F42]&lt;=22;[.F42]&gt;14;[.L42]=&quot;Hêtre 27&quot;);AND([.F42]&lt;=14;[.L42]=&quot;Hêtre 20&quot;));TRUE())" office:value-type="boolean" office:boolean-value="true" calcext:value-type="boolean">
            <text:p>VRAI</text:p>
          </table:table-cell>
          <table:table-cell table:formula="of:=IF(AND([.H42]&gt;[.P$4];[.L42]=&quot;Hêtre 45&quot;);[.J42];0)" office:value-type="float" office:value="0" calcext:value-type="float">
            <text:p>0</text:p>
          </table:table-cell>
          <table:table-cell table:formula="of:=IF(AND([.$H42]&gt;[.P$4];[.$L42]=&quot;Hêtre 45&quot;);[.$G42]*[.E42];0)" office:value-type="float" office:value="0" calcext:value-type="float">
            <text:p>0</text:p>
          </table:table-cell>
          <table:table-cell table:style-name="ce16" table:formula="of:=IF(AND([.H42]&lt;[.P$4];[.H42]&gt;=[.R$4];[.L42]=&quot;Hêtre 45&quot;;[.F42]&gt;19);[.J42];0)" office:value-type="float" office:value="0" calcext:value-type="float">
            <text:p>0</text:p>
          </table:table-cell>
          <table:table-cell table:formula="of:=IF(AND([.$H42]&gt;=[.R$4];[.$H42]&lt;[.P$4];[.$L42]=&quot;Hêtre 45&quot;);[.$G42]*[.$E42];0)" office:value-type="float" office:value="0" calcext:value-type="float">
            <text:p>0</text:p>
          </table:table-cell>
          <table:table-cell table:style-name="ce16" table:formula="of:=IF(AND([.H42]&lt;[.R$4];[.H42]&gt;=[.T$4];[.L42]=&quot;Hêtre 45&quot;;[.F42]&gt;19);[.J42];0)" office:value-type="float" office:value="0" calcext:value-type="float">
            <text:p>0</text:p>
          </table:table-cell>
          <table:table-cell table:formula="of:=IF(AND([.$H42]&gt;=[.T$4];[.$H42]&lt;[.R$4];[.$L42]=&quot;Hêtre 45&quot;);[.$G42]*[.$E42];0)" office:value-type="float" office:value="0" calcext:value-type="float">
            <text:p>0</text:p>
          </table:table-cell>
          <table:table-cell table:style-name="ce16" table:formula="of:=IF(AND([.H42]&lt;[.T$4];[.L42]=&quot;Hêtre 45&quot;;[.F42]&gt;19);[.J42];0)" office:value-type="float" office:value="0" calcext:value-type="float">
            <text:p>0</text:p>
          </table:table-cell>
          <table:table-cell table:formula="of:=IF(AND([.$H42]&lt;[.T$4];[.$L42]=&quot;Hêtre 45&quot;);[.$G42]*[.$E42];0)" office:value-type="float" office:value="0" calcext:value-type="float">
            <text:p>0</text:p>
          </table:table-cell>
          <table:table-cell table:formula="of:=IF(AND([.H42]&gt;[.X$4];[.L42]=&quot;Hêtre 27&quot;);[.$J42];0)" office:value-type="float" office:value="0" calcext:value-type="float">
            <text:p>0</text:p>
          </table:table-cell>
          <table:table-cell table:formula="of:=IF(AND([.$H42]&gt;[.X$4];[.$L42]=&quot;Hêtre 27&quot;);[.$G42]*[.$E42];0)" office:value-type="float" office:value="0" calcext:value-type="float">
            <text:p>0</text:p>
          </table:table-cell>
          <table:table-cell table:style-name="ce16" table:formula="of:=IF(AND([.H42]&lt;[.X$4];[.H42]&gt;=[.Z$4];[.L42]=&quot;Hêtre 27&quot;);[.$J42];0)" office:value-type="float" office:value="0" calcext:value-type="float">
            <text:p>0</text:p>
          </table:table-cell>
          <table:table-cell table:formula="of:=IF(AND([.$H42]&gt;=[.Z$4];[.$H42]&lt;[.X$4];[.$L42]=&quot;Hêtre 27&quot;);[.$G42]*[.$E42];0)" office:value-type="float" office:value="0" calcext:value-type="float">
            <text:p>0</text:p>
          </table:table-cell>
          <table:table-cell table:style-name="ce16" table:formula="of:=IF(AND([.H42]&lt;[.Z$4];[.H42]&gt;=[.AB$4];[.L42]=&quot;Hêtre 27&quot;;);[.$J42];0)" office:value-type="float" office:value="0" calcext:value-type="float">
            <text:p>0</text:p>
          </table:table-cell>
          <table:table-cell table:formula="of:=IF(AND([.$H42]&gt;=[.AB$4];[.$H42]&lt;[.Z$4];[.$L42]=&quot;Hêtre 27&quot;);[.$G42]*[.E42];0)" office:value-type="float" office:value="0" calcext:value-type="float">
            <text:p>0</text:p>
          </table:table-cell>
          <table:table-cell table:style-name="ce16" table:formula="of:=IF(AND([.H42]&lt;[.AB$4];[.L42]=&quot;Hêtre 27&quot;);[.$J42];0)" office:value-type="float" office:value="0.02988" calcext:value-type="float">
            <text:p>0,02988</text:p>
          </table:table-cell>
          <table:table-cell table:formula="of:=IF(AND([.$H42]&lt;[.AB$4];[.$L42]=&quot;Hêtre 27&quot;);[.$G42]*[.$E42];0)" office:value-type="float" office:value="40" calcext:value-type="float">
            <text:p>40</text:p>
          </table:table-cell>
          <table:table-cell table:formula="of:=IF(AND([.H42]&gt;[.AF$4];[.L42]=&quot;Hêtre 20&quot;);[.$J42];0)" office:value-type="float" office:value="0" calcext:value-type="float">
            <text:p>0</text:p>
          </table:table-cell>
          <table:table-cell table:formula="of:=IF(AND([.$H42]&gt;[.AF$4];[.$L42]=&quot;Hêtre 20&quot;);[.$G42]*[.$E42];0)" office:value-type="float" office:value="0" calcext:value-type="float">
            <text:p>0</text:p>
          </table:table-cell>
          <table:table-cell table:style-name="ce16" table:formula="of:=IF(AND([.H42]&lt;[.AF$4];[.H42]&gt;=[.AH$4];[.L42]=&quot;Hêtre 20&quot;);[.$J42];0)" office:value-type="float" office:value="0" calcext:value-type="float">
            <text:p>0</text:p>
          </table:table-cell>
          <table:table-cell table:formula="of:=IF(AND([.$H42]&gt;=[.AH$4];[.$H42]&lt;[.AF$4];[.$L42]=&quot;Hêtre 20&quot;);[.$G42]*[.$E42];0)" office:value-type="float" office:value="0" calcext:value-type="float">
            <text:p>0</text:p>
          </table:table-cell>
          <table:table-cell table:style-name="ce16" table:formula="of:=IF(AND([.H42]&lt;[.AH$4];[.H42]&gt;=[.AJ$4];[.L42]=&quot;Hêtre 20&quot;;);[.$J42];0)" office:value-type="float" office:value="0" calcext:value-type="float">
            <text:p>0</text:p>
          </table:table-cell>
          <table:table-cell table:formula="of:=IF(AND([.$H42]&gt;=[.AJ$4];[.$H42]&lt;[.AH$4];[.$L42]=&quot;Hêtre 20&quot;);[.$G42]*[.$E42];0)" office:value-type="float" office:value="0" calcext:value-type="float">
            <text:p>0</text:p>
          </table:table-cell>
          <table:table-cell table:style-name="ce16" table:formula="of:=IF(AND([.H42]&lt;[.AJ$4];[.L42]=&quot;Hêtre 20&quot;);[.$J42];0)" office:value-type="float" office:value="0" calcext:value-type="float">
            <text:p>0</text:p>
          </table:table-cell>
          <table:table-cell table:formula="of:=IF(AND([.$H42]&lt;[.AJ$4];[.$L42]=&quot;Hêtre 20&quot;);[.$G42]*[.$E4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55" calcext:value-type="float">
            <text:p>655</text:p>
          </table:table-cell>
          <table:table-cell table:style-name="ce7"/>
          <table:table-cell table:formula="of:=[.E43]*([.G43]/1000)*([.H43]/1000)" office:value-type="float" office:value="0.0262" calcext:value-type="float">
            <text:p>0,0262</text:p>
          </table:table-cell>
          <table:table-cell table:formula="of:=[.J43]*[.F43]/1000" office:value-type="float" office:value="0.000393" calcext:value-type="float">
            <text:p>0,000393</text:p>
          </table:table-cell>
          <table:table-cell office:value-type="string" calcext:value-type="string">
            <text:p>Hêtre 27</text:p>
          </table:table-cell>
          <table:table-cell table:style-name="ce19" table:formula="of:=IF(OR(AND([.F43]&lt;35;[.F43]&gt;22;[.L43]=&quot;Hêtre 45&quot;);AND([.F43]&lt;=22;[.F43]&gt;14;[.L43]=&quot;Hêtre 27&quot;);AND([.F43]&lt;=14;[.L43]=&quot;Hêtre 20&quot;));TRUE())" office:value-type="boolean" office:boolean-value="true" calcext:value-type="boolean">
            <text:p>VRAI</text:p>
          </table:table-cell>
          <table:table-cell table:formula="of:=IF(AND([.H43]&gt;[.P$4];[.L43]=&quot;Hêtre 45&quot;);[.J43];0)" office:value-type="float" office:value="0" calcext:value-type="float">
            <text:p>0</text:p>
          </table:table-cell>
          <table:table-cell table:formula="of:=IF(AND([.$H43]&gt;[.P$4];[.$L43]=&quot;Hêtre 45&quot;);[.$G43]*[.E43];0)" office:value-type="float" office:value="0" calcext:value-type="float">
            <text:p>0</text:p>
          </table:table-cell>
          <table:table-cell table:style-name="ce16" table:formula="of:=IF(AND([.H43]&lt;[.P$4];[.H43]&gt;=[.R$4];[.L43]=&quot;Hêtre 45&quot;;[.F43]&gt;19);[.J43];0)" office:value-type="float" office:value="0" calcext:value-type="float">
            <text:p>0</text:p>
          </table:table-cell>
          <table:table-cell table:formula="of:=IF(AND([.$H43]&gt;=[.R$4];[.$H43]&lt;[.P$4];[.$L43]=&quot;Hêtre 45&quot;);[.$G43]*[.$E43];0)" office:value-type="float" office:value="0" calcext:value-type="float">
            <text:p>0</text:p>
          </table:table-cell>
          <table:table-cell table:style-name="ce16" table:formula="of:=IF(AND([.H43]&lt;[.R$4];[.H43]&gt;=[.T$4];[.L43]=&quot;Hêtre 45&quot;;[.F43]&gt;19);[.J43];0)" office:value-type="float" office:value="0" calcext:value-type="float">
            <text:p>0</text:p>
          </table:table-cell>
          <table:table-cell table:formula="of:=IF(AND([.$H43]&gt;=[.T$4];[.$H43]&lt;[.R$4];[.$L43]=&quot;Hêtre 45&quot;);[.$G43]*[.$E43];0)" office:value-type="float" office:value="0" calcext:value-type="float">
            <text:p>0</text:p>
          </table:table-cell>
          <table:table-cell table:style-name="ce16" table:formula="of:=IF(AND([.H43]&lt;[.T$4];[.L43]=&quot;Hêtre 45&quot;;[.F43]&gt;19);[.J43];0)" office:value-type="float" office:value="0" calcext:value-type="float">
            <text:p>0</text:p>
          </table:table-cell>
          <table:table-cell table:formula="of:=IF(AND([.$H43]&lt;[.T$4];[.$L43]=&quot;Hêtre 45&quot;);[.$G43]*[.$E43];0)" office:value-type="float" office:value="0" calcext:value-type="float">
            <text:p>0</text:p>
          </table:table-cell>
          <table:table-cell table:formula="of:=IF(AND([.H43]&gt;[.X$4];[.L43]=&quot;Hêtre 27&quot;);[.$J43];0)" office:value-type="float" office:value="0" calcext:value-type="float">
            <text:p>0</text:p>
          </table:table-cell>
          <table:table-cell table:formula="of:=IF(AND([.$H43]&gt;[.X$4];[.$L43]=&quot;Hêtre 27&quot;);[.$G43]*[.$E43];0)" office:value-type="float" office:value="0" calcext:value-type="float">
            <text:p>0</text:p>
          </table:table-cell>
          <table:table-cell table:style-name="ce16" table:formula="of:=IF(AND([.H43]&lt;[.X$4];[.H43]&gt;=[.Z$4];[.L43]=&quot;Hêtre 27&quot;);[.$J43];0)" office:value-type="float" office:value="0" calcext:value-type="float">
            <text:p>0</text:p>
          </table:table-cell>
          <table:table-cell table:formula="of:=IF(AND([.$H43]&gt;=[.Z$4];[.$H43]&lt;[.X$4];[.$L43]=&quot;Hêtre 27&quot;);[.$G43]*[.$E43];0)" office:value-type="float" office:value="0" calcext:value-type="float">
            <text:p>0</text:p>
          </table:table-cell>
          <table:table-cell table:style-name="ce16" table:formula="of:=IF(AND([.H43]&lt;[.Z$4];[.H43]&gt;=[.AB$4];[.L43]=&quot;Hêtre 27&quot;;);[.$J43];0)" office:value-type="float" office:value="0" calcext:value-type="float">
            <text:p>0</text:p>
          </table:table-cell>
          <table:table-cell table:formula="of:=IF(AND([.$H43]&gt;=[.AB$4];[.$H43]&lt;[.Z$4];[.$L43]=&quot;Hêtre 27&quot;);[.$G43]*[.E43];0)" office:value-type="float" office:value="0" calcext:value-type="float">
            <text:p>0</text:p>
          </table:table-cell>
          <table:table-cell table:style-name="ce16" table:formula="of:=IF(AND([.H43]&lt;[.AB$4];[.L43]=&quot;Hêtre 27&quot;);[.$J43];0)" office:value-type="float" office:value="0.0262" calcext:value-type="float">
            <text:p>0,0262</text:p>
          </table:table-cell>
          <table:table-cell table:formula="of:=IF(AND([.$H43]&lt;[.AB$4];[.$L43]=&quot;Hêtre 27&quot;);[.$G43]*[.$E43];0)" office:value-type="float" office:value="40" calcext:value-type="float">
            <text:p>40</text:p>
          </table:table-cell>
          <table:table-cell table:formula="of:=IF(AND([.H43]&gt;[.AF$4];[.L43]=&quot;Hêtre 20&quot;);[.$J43];0)" office:value-type="float" office:value="0" calcext:value-type="float">
            <text:p>0</text:p>
          </table:table-cell>
          <table:table-cell table:formula="of:=IF(AND([.$H43]&gt;[.AF$4];[.$L43]=&quot;Hêtre 20&quot;);[.$G43]*[.$E43];0)" office:value-type="float" office:value="0" calcext:value-type="float">
            <text:p>0</text:p>
          </table:table-cell>
          <table:table-cell table:style-name="ce16" table:formula="of:=IF(AND([.H43]&lt;[.AF$4];[.H43]&gt;=[.AH$4];[.L43]=&quot;Hêtre 20&quot;);[.$J43];0)" office:value-type="float" office:value="0" calcext:value-type="float">
            <text:p>0</text:p>
          </table:table-cell>
          <table:table-cell table:formula="of:=IF(AND([.$H43]&gt;=[.AH$4];[.$H43]&lt;[.AF$4];[.$L43]=&quot;Hêtre 20&quot;);[.$G43]*[.$E43];0)" office:value-type="float" office:value="0" calcext:value-type="float">
            <text:p>0</text:p>
          </table:table-cell>
          <table:table-cell table:style-name="ce16" table:formula="of:=IF(AND([.H43]&lt;[.AH$4];[.H43]&gt;=[.AJ$4];[.L43]=&quot;Hêtre 20&quot;;);[.$J43];0)" office:value-type="float" office:value="0" calcext:value-type="float">
            <text:p>0</text:p>
          </table:table-cell>
          <table:table-cell table:formula="of:=IF(AND([.$H43]&gt;=[.AJ$4];[.$H43]&lt;[.AH$4];[.$L43]=&quot;Hêtre 20&quot;);[.$G43]*[.$E43];0)" office:value-type="float" office:value="0" calcext:value-type="float">
            <text:p>0</text:p>
          </table:table-cell>
          <table:table-cell table:style-name="ce16" table:formula="of:=IF(AND([.H43]&lt;[.AJ$4];[.L43]=&quot;Hêtre 20&quot;);[.$J43];0)" office:value-type="float" office:value="0" calcext:value-type="float">
            <text:p>0</text:p>
          </table:table-cell>
          <table:table-cell table:formula="of:=IF(AND([.$H43]&lt;[.AJ$4];[.$L43]=&quot;Hêtre 20&quot;);[.$G43]*[.$E43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5"/>
          <table:table-cell table:style-name="ce7"/>
          <table:table-cell table:number-columns-repeated="3"/>
          <table:table-cell table:style-name="ce19" table:formula="of:=IF(OR(AND([.F44]&lt;35;[.F44]&gt;22;[.L44]=&quot;Hêtre 45&quot;);AND([.F44]&lt;=22;[.F44]&gt;14;[.L44]=&quot;Hêtre 27&quot;);AND([.F44]&lt;=14;[.L44]=&quot;Hêtre 20&quot;));TRUE())" office:value-type="boolean" office:boolean-value="false" calcext:value-type="boolean">
            <text:p>FAUX</text:p>
          </table:table-cell>
          <table:table-cell table:formula="of:=IF(AND([.H44]&gt;[.P$4];[.L44]=&quot;Hêtre 45&quot;);[.J44];0)" office:value-type="float" office:value="0" calcext:value-type="float">
            <text:p>0</text:p>
          </table:table-cell>
          <table:table-cell table:formula="of:=IF(AND([.$H44]&gt;[.P$4];[.$L44]=&quot;Hêtre 45&quot;);[.$G44]*[.E44];0)" office:value-type="float" office:value="0" calcext:value-type="float">
            <text:p>0</text:p>
          </table:table-cell>
          <table:table-cell table:style-name="ce16" table:formula="of:=IF(AND([.H44]&lt;[.P$4];[.H44]&gt;=[.R$4];[.L44]=&quot;Hêtre 45&quot;;[.F44]&gt;19);[.J44];0)" office:value-type="float" office:value="0" calcext:value-type="float">
            <text:p>0</text:p>
          </table:table-cell>
          <table:table-cell table:formula="of:=IF(AND([.$H44]&gt;=[.R$4];[.$H44]&lt;[.P$4];[.$L44]=&quot;Hêtre 45&quot;);[.$G44]*[.$E44];0)" office:value-type="float" office:value="0" calcext:value-type="float">
            <text:p>0</text:p>
          </table:table-cell>
          <table:table-cell table:style-name="ce16" table:formula="of:=IF(AND([.H44]&lt;[.R$4];[.H44]&gt;=[.T$4];[.L44]=&quot;Hêtre 45&quot;;[.F44]&gt;19);[.J44];0)" office:value-type="float" office:value="0" calcext:value-type="float">
            <text:p>0</text:p>
          </table:table-cell>
          <table:table-cell table:formula="of:=IF(AND([.$H44]&gt;=[.T$4];[.$H44]&lt;[.R$4];[.$L44]=&quot;Hêtre 45&quot;);[.$G44]*[.$E44];0)" office:value-type="float" office:value="0" calcext:value-type="float">
            <text:p>0</text:p>
          </table:table-cell>
          <table:table-cell table:style-name="ce16" table:formula="of:=IF(AND([.H44]&lt;[.T$4];[.L44]=&quot;Hêtre 45&quot;;[.F44]&gt;19);[.J44];0)" office:value-type="float" office:value="0" calcext:value-type="float">
            <text:p>0</text:p>
          </table:table-cell>
          <table:table-cell table:formula="of:=IF(AND([.$H44]&lt;[.T$4];[.$L44]=&quot;Hêtre 45&quot;);[.$G44]*[.$E44];0)" office:value-type="float" office:value="0" calcext:value-type="float">
            <text:p>0</text:p>
          </table:table-cell>
          <table:table-cell table:formula="of:=IF(AND([.H44]&gt;[.X$4];[.L44]=&quot;Hêtre 27&quot;);[.$J44];0)" office:value-type="float" office:value="0" calcext:value-type="float">
            <text:p>0</text:p>
          </table:table-cell>
          <table:table-cell table:formula="of:=IF(AND([.$H44]&gt;[.X$4];[.$L44]=&quot;Hêtre 27&quot;);[.$G44]*[.$E44];0)" office:value-type="float" office:value="0" calcext:value-type="float">
            <text:p>0</text:p>
          </table:table-cell>
          <table:table-cell table:style-name="ce16" table:formula="of:=IF(AND([.H44]&lt;[.X$4];[.H44]&gt;=[.Z$4];[.L44]=&quot;Hêtre 27&quot;);[.$J44];0)" office:value-type="float" office:value="0" calcext:value-type="float">
            <text:p>0</text:p>
          </table:table-cell>
          <table:table-cell table:formula="of:=IF(AND([.$H44]&gt;=[.Z$4];[.$H44]&lt;[.X$4];[.$L44]=&quot;Hêtre 27&quot;);[.$G44]*[.$E44];0)" office:value-type="float" office:value="0" calcext:value-type="float">
            <text:p>0</text:p>
          </table:table-cell>
          <table:table-cell table:style-name="ce16" table:formula="of:=IF(AND([.H44]&lt;[.Z$4];[.H44]&gt;=[.AB$4];[.L44]=&quot;Hêtre 27&quot;;);[.$J44];0)" office:value-type="float" office:value="0" calcext:value-type="float">
            <text:p>0</text:p>
          </table:table-cell>
          <table:table-cell table:formula="of:=IF(AND([.$H44]&gt;=[.AB$4];[.$H44]&lt;[.Z$4];[.$L44]=&quot;Hêtre 27&quot;);[.$G44]*[.E44];0)" office:value-type="float" office:value="0" calcext:value-type="float">
            <text:p>0</text:p>
          </table:table-cell>
          <table:table-cell table:style-name="ce16" table:formula="of:=IF(AND([.H44]&lt;[.AB$4];[.L44]=&quot;Hêtre 27&quot;);[.$J44];0)" office:value-type="float" office:value="0" calcext:value-type="float">
            <text:p>0</text:p>
          </table:table-cell>
          <table:table-cell table:formula="of:=IF(AND([.$H44]&lt;[.AB$4];[.$L44]=&quot;Hêtre 27&quot;);[.$G44]*[.$E44];0)" office:value-type="float" office:value="0" calcext:value-type="float">
            <text:p>0</text:p>
          </table:table-cell>
          <table:table-cell table:formula="of:=IF(AND([.H44]&gt;[.AF$4];[.L44]=&quot;Hêtre 20&quot;);[.$J44];0)" office:value-type="float" office:value="0" calcext:value-type="float">
            <text:p>0</text:p>
          </table:table-cell>
          <table:table-cell table:formula="of:=IF(AND([.$H44]&gt;[.AF$4];[.$L44]=&quot;Hêtre 20&quot;);[.$G44]*[.$E44];0)" office:value-type="float" office:value="0" calcext:value-type="float">
            <text:p>0</text:p>
          </table:table-cell>
          <table:table-cell table:style-name="ce16" table:formula="of:=IF(AND([.H44]&lt;[.AF$4];[.H44]&gt;=[.AH$4];[.L44]=&quot;Hêtre 20&quot;);[.$J44];0)" office:value-type="float" office:value="0" calcext:value-type="float">
            <text:p>0</text:p>
          </table:table-cell>
          <table:table-cell table:formula="of:=IF(AND([.$H44]&gt;=[.AH$4];[.$H44]&lt;[.AF$4];[.$L44]=&quot;Hêtre 20&quot;);[.$G44]*[.$E44];0)" office:value-type="float" office:value="0" calcext:value-type="float">
            <text:p>0</text:p>
          </table:table-cell>
          <table:table-cell table:style-name="ce16" table:formula="of:=IF(AND([.H44]&lt;[.AH$4];[.H44]&gt;=[.AJ$4];[.L44]=&quot;Hêtre 20&quot;;);[.$J44];0)" office:value-type="float" office:value="0" calcext:value-type="float">
            <text:p>0</text:p>
          </table:table-cell>
          <table:table-cell table:formula="of:=IF(AND([.$H44]&gt;=[.AJ$4];[.$H44]&lt;[.AH$4];[.$L44]=&quot;Hêtre 20&quot;);[.$G44]*[.$E44];0)" office:value-type="float" office:value="0" calcext:value-type="float">
            <text:p>0</text:p>
          </table:table-cell>
          <table:table-cell table:style-name="ce16" table:formula="of:=IF(AND([.H44]&lt;[.AJ$4];[.L44]=&quot;Hêtre 20&quot;);[.$J44];0)" office:value-type="float" office:value="0" calcext:value-type="float">
            <text:p>0</text:p>
          </table:table-cell>
          <table:table-cell table:formula="of:=IF(AND([.$H44]&lt;[.AJ$4];[.$L44]=&quot;Hêtre 20&quot;);[.$G44]*[.$E4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43" calcext:value-type="float">
            <text:p>743</text:p>
          </table:table-cell>
          <table:table-cell office:value-type="float" office:value="1100" calcext:value-type="float">
            <text:p>1100</text:p>
          </table:table-cell>
          <table:table-cell table:style-name="ce7"/>
          <table:table-cell table:formula="of:=[.E45]*([.G45]/1000)*([.H45]/1000)" office:value-type="float" office:value="0.8173" calcext:value-type="float">
            <text:p>0,8173</text:p>
          </table:table-cell>
          <table:table-cell table:formula="of:=[.J45]*[.F45]/1000" office:value-type="float" office:value="0.0024519" calcext:value-type="float">
            <text:p>0,0024519</text:p>
          </table:table-cell>
          <table:table-cell office:value-type="string" calcext:value-type="string">
            <text:p>Tôle</text:p>
          </table:table-cell>
          <table:table-cell table:style-name="ce19" table:formula="of:=IF(OR(AND([.F45]&lt;35;[.F45]&gt;22;[.L45]=&quot;Hêtre 45&quot;);AND([.F45]&lt;=22;[.F45]&gt;14;[.L45]=&quot;Hêtre 27&quot;);AND([.F45]&lt;=14;[.L45]=&quot;Hêtre 20&quot;));TRUE())" office:value-type="boolean" office:boolean-value="false" calcext:value-type="boolean">
            <text:p>FAUX</text:p>
          </table:table-cell>
          <table:table-cell table:formula="of:=IF(AND([.H45]&gt;[.P$4];[.L45]=&quot;Hêtre 45&quot;);[.J45];0)" office:value-type="float" office:value="0" calcext:value-type="float">
            <text:p>0</text:p>
          </table:table-cell>
          <table:table-cell table:formula="of:=IF(AND([.$H45]&gt;[.P$4];[.$L45]=&quot;Hêtre 45&quot;);[.$G45]*[.E45];0)" office:value-type="float" office:value="0" calcext:value-type="float">
            <text:p>0</text:p>
          </table:table-cell>
          <table:table-cell table:style-name="ce16" table:formula="of:=IF(AND([.H45]&lt;[.P$4];[.H45]&gt;=[.R$4];[.L45]=&quot;Hêtre 45&quot;;[.F45]&gt;19);[.J45];0)" office:value-type="float" office:value="0" calcext:value-type="float">
            <text:p>0</text:p>
          </table:table-cell>
          <table:table-cell table:formula="of:=IF(AND([.$H45]&gt;=[.R$4];[.$H45]&lt;[.P$4];[.$L45]=&quot;Hêtre 45&quot;);[.$G45]*[.$E45];0)" office:value-type="float" office:value="0" calcext:value-type="float">
            <text:p>0</text:p>
          </table:table-cell>
          <table:table-cell table:style-name="ce16" table:formula="of:=IF(AND([.H45]&lt;[.R$4];[.H45]&gt;=[.T$4];[.L45]=&quot;Hêtre 45&quot;;[.F45]&gt;19);[.J45];0)" office:value-type="float" office:value="0" calcext:value-type="float">
            <text:p>0</text:p>
          </table:table-cell>
          <table:table-cell table:formula="of:=IF(AND([.$H45]&gt;=[.T$4];[.$H45]&lt;[.R$4];[.$L45]=&quot;Hêtre 45&quot;);[.$G45]*[.$E45];0)" office:value-type="float" office:value="0" calcext:value-type="float">
            <text:p>0</text:p>
          </table:table-cell>
          <table:table-cell table:style-name="ce16" table:formula="of:=IF(AND([.H45]&lt;[.T$4];[.L45]=&quot;Hêtre 45&quot;;[.F45]&gt;19);[.J45];0)" office:value-type="float" office:value="0" calcext:value-type="float">
            <text:p>0</text:p>
          </table:table-cell>
          <table:table-cell table:formula="of:=IF(AND([.$H45]&lt;[.T$4];[.$L45]=&quot;Hêtre 45&quot;);[.$G45]*[.$E45];0)" office:value-type="float" office:value="0" calcext:value-type="float">
            <text:p>0</text:p>
          </table:table-cell>
          <table:table-cell table:formula="of:=IF(AND([.H45]&gt;[.X$4];[.L45]=&quot;Hêtre 27&quot;);[.$J45];0)" office:value-type="float" office:value="0" calcext:value-type="float">
            <text:p>0</text:p>
          </table:table-cell>
          <table:table-cell table:formula="of:=IF(AND([.$H45]&gt;[.X$4];[.$L45]=&quot;Hêtre 27&quot;);[.$G45]*[.$E45];0)" office:value-type="float" office:value="0" calcext:value-type="float">
            <text:p>0</text:p>
          </table:table-cell>
          <table:table-cell table:style-name="ce16" table:formula="of:=IF(AND([.H45]&lt;[.X$4];[.H45]&gt;=[.Z$4];[.L45]=&quot;Hêtre 27&quot;);[.$J45];0)" office:value-type="float" office:value="0" calcext:value-type="float">
            <text:p>0</text:p>
          </table:table-cell>
          <table:table-cell table:formula="of:=IF(AND([.$H45]&gt;=[.Z$4];[.$H45]&lt;[.X$4];[.$L45]=&quot;Hêtre 27&quot;);[.$G45]*[.$E45];0)" office:value-type="float" office:value="0" calcext:value-type="float">
            <text:p>0</text:p>
          </table:table-cell>
          <table:table-cell table:style-name="ce16" table:formula="of:=IF(AND([.H45]&lt;[.Z$4];[.H45]&gt;=[.AB$4];[.L45]=&quot;Hêtre 27&quot;;);[.$J45];0)" office:value-type="float" office:value="0" calcext:value-type="float">
            <text:p>0</text:p>
          </table:table-cell>
          <table:table-cell table:formula="of:=IF(AND([.$H45]&gt;=[.AB$4];[.$H45]&lt;[.Z$4];[.$L45]=&quot;Hêtre 27&quot;);[.$G45]*[.E45];0)" office:value-type="float" office:value="0" calcext:value-type="float">
            <text:p>0</text:p>
          </table:table-cell>
          <table:table-cell table:style-name="ce16" table:formula="of:=IF(AND([.H45]&lt;[.AB$4];[.L45]=&quot;Hêtre 27&quot;);[.$J45];0)" office:value-type="float" office:value="0" calcext:value-type="float">
            <text:p>0</text:p>
          </table:table-cell>
          <table:table-cell table:formula="of:=IF(AND([.$H45]&lt;[.AB$4];[.$L45]=&quot;Hêtre 27&quot;);[.$G45]*[.$E45];0)" office:value-type="float" office:value="0" calcext:value-type="float">
            <text:p>0</text:p>
          </table:table-cell>
          <table:table-cell table:formula="of:=IF(AND([.H45]&gt;[.AF$4];[.L45]=&quot;Hêtre 20&quot;);[.$J45];0)" office:value-type="float" office:value="0" calcext:value-type="float">
            <text:p>0</text:p>
          </table:table-cell>
          <table:table-cell table:formula="of:=IF(AND([.$H45]&gt;[.AF$4];[.$L45]=&quot;Hêtre 20&quot;);[.$G45]*[.$E45];0)" office:value-type="float" office:value="0" calcext:value-type="float">
            <text:p>0</text:p>
          </table:table-cell>
          <table:table-cell table:style-name="ce16" table:formula="of:=IF(AND([.H45]&lt;[.AF$4];[.H45]&gt;=[.AH$4];[.L45]=&quot;Hêtre 20&quot;);[.$J45];0)" office:value-type="float" office:value="0" calcext:value-type="float">
            <text:p>0</text:p>
          </table:table-cell>
          <table:table-cell table:formula="of:=IF(AND([.$H45]&gt;=[.AH$4];[.$H45]&lt;[.AF$4];[.$L45]=&quot;Hêtre 20&quot;);[.$G45]*[.$E45];0)" office:value-type="float" office:value="0" calcext:value-type="float">
            <text:p>0</text:p>
          </table:table-cell>
          <table:table-cell table:style-name="ce16" table:formula="of:=IF(AND([.H45]&lt;[.AH$4];[.H45]&gt;=[.AJ$4];[.L45]=&quot;Hêtre 20&quot;;);[.$J45];0)" office:value-type="float" office:value="0" calcext:value-type="float">
            <text:p>0</text:p>
          </table:table-cell>
          <table:table-cell table:formula="of:=IF(AND([.$H45]&gt;=[.AJ$4];[.$H45]&lt;[.AH$4];[.$L45]=&quot;Hêtre 20&quot;);[.$G45]*[.$E45];0)" office:value-type="float" office:value="0" calcext:value-type="float">
            <text:p>0</text:p>
          </table:table-cell>
          <table:table-cell table:style-name="ce16" table:formula="of:=IF(AND([.H45]&lt;[.AJ$4];[.L45]=&quot;Hêtre 20&quot;);[.$J45];0)" office:value-type="float" office:value="0" calcext:value-type="float">
            <text:p>0</text:p>
          </table:table-cell>
          <table:table-cell table:formula="of:=IF(AND([.$H45]&lt;[.AJ$4];[.$L45]=&quot;Hêtre 20&quot;);[.$G45]*[.$E4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43" calcext:value-type="float">
            <text:p>743</text:p>
          </table:table-cell>
          <table:table-cell office:value-type="float" office:value="651" calcext:value-type="float">
            <text:p>651</text:p>
          </table:table-cell>
          <table:table-cell table:style-name="ce7"/>
          <table:table-cell table:formula="of:=[.E46]*([.G46]/1000)*([.H46]/1000)" office:value-type="float" office:value="0.483693" calcext:value-type="float">
            <text:p>0,483693</text:p>
          </table:table-cell>
          <table:table-cell table:formula="of:=[.J46]*[.F46]/1000" office:value-type="float" office:value="0.001451079" calcext:value-type="float">
            <text:p>0,001451079</text:p>
          </table:table-cell>
          <table:table-cell office:value-type="string" calcext:value-type="string">
            <text:p>Tôle</text:p>
          </table:table-cell>
          <table:table-cell table:style-name="ce19" table:formula="of:=IF(OR(AND([.F46]&lt;35;[.F46]&gt;22;[.L46]=&quot;Hêtre 45&quot;);AND([.F46]&lt;=22;[.F46]&gt;14;[.L46]=&quot;Hêtre 27&quot;);AND([.F46]&lt;=14;[.L46]=&quot;Hêtre 20&quot;));TRUE())" office:value-type="boolean" office:boolean-value="false" calcext:value-type="boolean">
            <text:p>FAUX</text:p>
          </table:table-cell>
          <table:table-cell table:formula="of:=IF(AND([.H46]&gt;[.P$4];[.L46]=&quot;Hêtre 45&quot;);[.J46];0)" office:value-type="float" office:value="0" calcext:value-type="float">
            <text:p>0</text:p>
          </table:table-cell>
          <table:table-cell table:formula="of:=IF(AND([.$H46]&gt;[.P$4];[.$L46]=&quot;Hêtre 45&quot;);[.$G46]*[.E46];0)" office:value-type="float" office:value="0" calcext:value-type="float">
            <text:p>0</text:p>
          </table:table-cell>
          <table:table-cell table:style-name="ce16" table:formula="of:=IF(AND([.H46]&lt;[.P$4];[.H46]&gt;=[.R$4];[.L46]=&quot;Hêtre 45&quot;;[.F46]&gt;19);[.J46];0)" office:value-type="float" office:value="0" calcext:value-type="float">
            <text:p>0</text:p>
          </table:table-cell>
          <table:table-cell table:formula="of:=IF(AND([.$H46]&gt;=[.R$4];[.$H46]&lt;[.P$4];[.$L46]=&quot;Hêtre 45&quot;);[.$G46]*[.$E46];0)" office:value-type="float" office:value="0" calcext:value-type="float">
            <text:p>0</text:p>
          </table:table-cell>
          <table:table-cell table:style-name="ce16" table:formula="of:=IF(AND([.H46]&lt;[.R$4];[.H46]&gt;=[.T$4];[.L46]=&quot;Hêtre 45&quot;;[.F46]&gt;19);[.J46];0)" office:value-type="float" office:value="0" calcext:value-type="float">
            <text:p>0</text:p>
          </table:table-cell>
          <table:table-cell table:formula="of:=IF(AND([.$H46]&gt;=[.T$4];[.$H46]&lt;[.R$4];[.$L46]=&quot;Hêtre 45&quot;);[.$G46]*[.$E46];0)" office:value-type="float" office:value="0" calcext:value-type="float">
            <text:p>0</text:p>
          </table:table-cell>
          <table:table-cell table:style-name="ce16" table:formula="of:=IF(AND([.H46]&lt;[.T$4];[.L46]=&quot;Hêtre 45&quot;;[.F46]&gt;19);[.J46];0)" office:value-type="float" office:value="0" calcext:value-type="float">
            <text:p>0</text:p>
          </table:table-cell>
          <table:table-cell table:formula="of:=IF(AND([.$H46]&lt;[.T$4];[.$L46]=&quot;Hêtre 45&quot;);[.$G46]*[.$E46];0)" office:value-type="float" office:value="0" calcext:value-type="float">
            <text:p>0</text:p>
          </table:table-cell>
          <table:table-cell table:formula="of:=IF(AND([.H46]&gt;[.X$4];[.L46]=&quot;Hêtre 27&quot;);[.$J46];0)" office:value-type="float" office:value="0" calcext:value-type="float">
            <text:p>0</text:p>
          </table:table-cell>
          <table:table-cell table:formula="of:=IF(AND([.$H46]&gt;[.X$4];[.$L46]=&quot;Hêtre 27&quot;);[.$G46]*[.$E46];0)" office:value-type="float" office:value="0" calcext:value-type="float">
            <text:p>0</text:p>
          </table:table-cell>
          <table:table-cell table:style-name="ce16" table:formula="of:=IF(AND([.H46]&lt;[.X$4];[.H46]&gt;=[.Z$4];[.L46]=&quot;Hêtre 27&quot;);[.$J46];0)" office:value-type="float" office:value="0" calcext:value-type="float">
            <text:p>0</text:p>
          </table:table-cell>
          <table:table-cell table:formula="of:=IF(AND([.$H46]&gt;=[.Z$4];[.$H46]&lt;[.X$4];[.$L46]=&quot;Hêtre 27&quot;);[.$G46]*[.$E46];0)" office:value-type="float" office:value="0" calcext:value-type="float">
            <text:p>0</text:p>
          </table:table-cell>
          <table:table-cell table:style-name="ce16" table:formula="of:=IF(AND([.H46]&lt;[.Z$4];[.H46]&gt;=[.AB$4];[.L46]=&quot;Hêtre 27&quot;;);[.$J46];0)" office:value-type="float" office:value="0" calcext:value-type="float">
            <text:p>0</text:p>
          </table:table-cell>
          <table:table-cell table:formula="of:=IF(AND([.$H46]&gt;=[.AB$4];[.$H46]&lt;[.Z$4];[.$L46]=&quot;Hêtre 27&quot;);[.$G46]*[.E46];0)" office:value-type="float" office:value="0" calcext:value-type="float">
            <text:p>0</text:p>
          </table:table-cell>
          <table:table-cell table:style-name="ce16" table:formula="of:=IF(AND([.H46]&lt;[.AB$4];[.L46]=&quot;Hêtre 27&quot;);[.$J46];0)" office:value-type="float" office:value="0" calcext:value-type="float">
            <text:p>0</text:p>
          </table:table-cell>
          <table:table-cell table:formula="of:=IF(AND([.$H46]&lt;[.AB$4];[.$L46]=&quot;Hêtre 27&quot;);[.$G46]*[.$E46];0)" office:value-type="float" office:value="0" calcext:value-type="float">
            <text:p>0</text:p>
          </table:table-cell>
          <table:table-cell table:formula="of:=IF(AND([.H46]&gt;[.AF$4];[.L46]=&quot;Hêtre 20&quot;);[.$J46];0)" office:value-type="float" office:value="0" calcext:value-type="float">
            <text:p>0</text:p>
          </table:table-cell>
          <table:table-cell table:formula="of:=IF(AND([.$H46]&gt;[.AF$4];[.$L46]=&quot;Hêtre 20&quot;);[.$G46]*[.$E46];0)" office:value-type="float" office:value="0" calcext:value-type="float">
            <text:p>0</text:p>
          </table:table-cell>
          <table:table-cell table:style-name="ce16" table:formula="of:=IF(AND([.H46]&lt;[.AF$4];[.H46]&gt;=[.AH$4];[.L46]=&quot;Hêtre 20&quot;);[.$J46];0)" office:value-type="float" office:value="0" calcext:value-type="float">
            <text:p>0</text:p>
          </table:table-cell>
          <table:table-cell table:formula="of:=IF(AND([.$H46]&gt;=[.AH$4];[.$H46]&lt;[.AF$4];[.$L46]=&quot;Hêtre 20&quot;);[.$G46]*[.$E46];0)" office:value-type="float" office:value="0" calcext:value-type="float">
            <text:p>0</text:p>
          </table:table-cell>
          <table:table-cell table:style-name="ce16" table:formula="of:=IF(AND([.H46]&lt;[.AH$4];[.H46]&gt;=[.AJ$4];[.L46]=&quot;Hêtre 20&quot;;);[.$J46];0)" office:value-type="float" office:value="0" calcext:value-type="float">
            <text:p>0</text:p>
          </table:table-cell>
          <table:table-cell table:formula="of:=IF(AND([.$H46]&gt;=[.AJ$4];[.$H46]&lt;[.AH$4];[.$L46]=&quot;Hêtre 20&quot;);[.$G46]*[.$E46];0)" office:value-type="float" office:value="0" calcext:value-type="float">
            <text:p>0</text:p>
          </table:table-cell>
          <table:table-cell table:style-name="ce16" table:formula="of:=IF(AND([.H46]&lt;[.AJ$4];[.L46]=&quot;Hêtre 20&quot;);[.$J46];0)" office:value-type="float" office:value="0" calcext:value-type="float">
            <text:p>0</text:p>
          </table:table-cell>
          <table:table-cell table:formula="of:=IF(AND([.$H46]&lt;[.AJ$4];[.$L46]=&quot;Hêtre 20&quot;);[.$G46]*[.$E46];0)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table:style-name="ce7"/>
          <table:table-cell table:number-columns-repeated="3"/>
          <table:table-cell table:style-name="ce19" table:formula="of:=IF(OR(AND([.F47]&lt;35;[.F47]&gt;22;[.L47]=&quot;Hêtre 45&quot;);AND([.F47]&lt;=22;[.F47]&gt;14;[.L47]=&quot;Hêtre 27&quot;);AND([.F47]&lt;=14;[.L47]=&quot;Hêtre 20&quot;));TRUE())" office:value-type="boolean" office:boolean-value="false" calcext:value-type="boolean">
            <text:p>FAUX</text:p>
          </table:table-cell>
          <table:table-cell table:formula="of:=IF(AND([.H47]&gt;[.P$4];[.L47]=&quot;Hêtre 45&quot;);[.J47];0)" office:value-type="float" office:value="0" calcext:value-type="float">
            <text:p>0</text:p>
          </table:table-cell>
          <table:table-cell table:formula="of:=IF(AND([.$H47]&gt;[.P$4];[.$L47]=&quot;Hêtre 45&quot;);[.$G47]*[.E47];0)" office:value-type="float" office:value="0" calcext:value-type="float">
            <text:p>0</text:p>
          </table:table-cell>
          <table:table-cell table:style-name="ce16" table:formula="of:=IF(AND([.H47]&lt;[.P$4];[.H47]&gt;=[.R$4];[.L47]=&quot;Hêtre 45&quot;;[.F47]&gt;19);[.J47];0)" office:value-type="float" office:value="0" calcext:value-type="float">
            <text:p>0</text:p>
          </table:table-cell>
          <table:table-cell table:formula="of:=IF(AND([.$H47]&gt;=[.R$4];[.$H47]&lt;[.P$4];[.$L47]=&quot;Hêtre 45&quot;);[.$G47]*[.$E47];0)" office:value-type="float" office:value="0" calcext:value-type="float">
            <text:p>0</text:p>
          </table:table-cell>
          <table:table-cell table:style-name="ce16" table:formula="of:=IF(AND([.H47]&lt;[.R$4];[.H47]&gt;=[.T$4];[.L47]=&quot;Hêtre 45&quot;;[.F47]&gt;19);[.J47];0)" office:value-type="float" office:value="0" calcext:value-type="float">
            <text:p>0</text:p>
          </table:table-cell>
          <table:table-cell table:formula="of:=IF(AND([.$H47]&gt;=[.T$4];[.$H47]&lt;[.R$4];[.$L47]=&quot;Hêtre 45&quot;);[.$G47]*[.$E47];0)" office:value-type="float" office:value="0" calcext:value-type="float">
            <text:p>0</text:p>
          </table:table-cell>
          <table:table-cell table:style-name="ce16" table:formula="of:=IF(AND([.H47]&lt;[.T$4];[.L47]=&quot;Hêtre 45&quot;;[.F47]&gt;19);[.J47];0)" office:value-type="float" office:value="0" calcext:value-type="float">
            <text:p>0</text:p>
          </table:table-cell>
          <table:table-cell table:formula="of:=IF(AND([.$H47]&lt;[.T$4];[.$L47]=&quot;Hêtre 45&quot;);[.$G47]*[.$E47];0)" office:value-type="float" office:value="0" calcext:value-type="float">
            <text:p>0</text:p>
          </table:table-cell>
          <table:table-cell table:formula="of:=IF(AND([.H47]&gt;[.X$4];[.L47]=&quot;Hêtre 27&quot;);[.$J47];0)" office:value-type="float" office:value="0" calcext:value-type="float">
            <text:p>0</text:p>
          </table:table-cell>
          <table:table-cell table:formula="of:=IF(AND([.$H47]&gt;[.X$4];[.$L47]=&quot;Hêtre 27&quot;);[.$G47]*[.$E47];0)" office:value-type="float" office:value="0" calcext:value-type="float">
            <text:p>0</text:p>
          </table:table-cell>
          <table:table-cell table:style-name="ce16" table:formula="of:=IF(AND([.H47]&lt;[.X$4];[.H47]&gt;=[.Z$4];[.L47]=&quot;Hêtre 27&quot;);[.$J47];0)" office:value-type="float" office:value="0" calcext:value-type="float">
            <text:p>0</text:p>
          </table:table-cell>
          <table:table-cell table:formula="of:=IF(AND([.$H47]&gt;=[.Z$4];[.$H47]&lt;[.X$4];[.$L47]=&quot;Hêtre 27&quot;);[.$G47]*[.$E47];0)" office:value-type="float" office:value="0" calcext:value-type="float">
            <text:p>0</text:p>
          </table:table-cell>
          <table:table-cell table:style-name="ce16" table:formula="of:=IF(AND([.H47]&lt;[.Z$4];[.H47]&gt;=[.AB$4];[.L47]=&quot;Hêtre 27&quot;;);[.$J47];0)" office:value-type="float" office:value="0" calcext:value-type="float">
            <text:p>0</text:p>
          </table:table-cell>
          <table:table-cell table:formula="of:=IF(AND([.$H47]&gt;=[.AB$4];[.$H47]&lt;[.Z$4];[.$L47]=&quot;Hêtre 27&quot;);[.$G47]*[.E47];0)" office:value-type="float" office:value="0" calcext:value-type="float">
            <text:p>0</text:p>
          </table:table-cell>
          <table:table-cell table:style-name="ce16" table:formula="of:=IF(AND([.H47]&lt;[.AB$4];[.L47]=&quot;Hêtre 27&quot;);[.$J47];0)" office:value-type="float" office:value="0" calcext:value-type="float">
            <text:p>0</text:p>
          </table:table-cell>
          <table:table-cell table:formula="of:=IF(AND([.$H47]&lt;[.AB$4];[.$L47]=&quot;Hêtre 27&quot;);[.$G47]*[.$E47];0)" office:value-type="float" office:value="0" calcext:value-type="float">
            <text:p>0</text:p>
          </table:table-cell>
          <table:table-cell table:formula="of:=IF(AND([.H47]&gt;[.AF$4];[.L47]=&quot;Hêtre 20&quot;);[.$J47];0)" office:value-type="float" office:value="0" calcext:value-type="float">
            <text:p>0</text:p>
          </table:table-cell>
          <table:table-cell table:formula="of:=IF(AND([.$H47]&gt;[.AF$4];[.$L47]=&quot;Hêtre 20&quot;);[.$G47]*[.$E47];0)" office:value-type="float" office:value="0" calcext:value-type="float">
            <text:p>0</text:p>
          </table:table-cell>
          <table:table-cell table:style-name="ce16" table:formula="of:=IF(AND([.H47]&lt;[.AF$4];[.H47]&gt;=[.AH$4];[.L47]=&quot;Hêtre 20&quot;);[.$J47];0)" office:value-type="float" office:value="0" calcext:value-type="float">
            <text:p>0</text:p>
          </table:table-cell>
          <table:table-cell table:formula="of:=IF(AND([.$H47]&gt;=[.AH$4];[.$H47]&lt;[.AF$4];[.$L47]=&quot;Hêtre 20&quot;);[.$G47]*[.$E47];0)" office:value-type="float" office:value="0" calcext:value-type="float">
            <text:p>0</text:p>
          </table:table-cell>
          <table:table-cell table:style-name="ce16" table:formula="of:=IF(AND([.H47]&lt;[.AH$4];[.H47]&gt;=[.AJ$4];[.L47]=&quot;Hêtre 20&quot;;);[.$J47];0)" office:value-type="float" office:value="0" calcext:value-type="float">
            <text:p>0</text:p>
          </table:table-cell>
          <table:table-cell table:formula="of:=IF(AND([.$H47]&gt;=[.AJ$4];[.$H47]&lt;[.AH$4];[.$L47]=&quot;Hêtre 20&quot;);[.$G47]*[.$E47];0)" office:value-type="float" office:value="0" calcext:value-type="float">
            <text:p>0</text:p>
          </table:table-cell>
          <table:table-cell table:style-name="ce16" table:formula="of:=IF(AND([.H47]&lt;[.AJ$4];[.L47]=&quot;Hêtre 20&quot;);[.$J47];0)" office:value-type="float" office:value="0" calcext:value-type="float">
            <text:p>0</text:p>
          </table:table-cell>
          <table:table-cell table:formula="of:=IF(AND([.$H47]&lt;[.AJ$4];[.$L47]=&quot;Hêtre 20&quot;);[.$G47]*[.$E47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ureau Prisc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48]&lt;35;[.F48]&gt;22;[.L48]=&quot;Hêtre 45&quot;);AND([.F48]&lt;=22;[.F48]&gt;14;[.L48]=&quot;Hêtre 27&quot;);AND([.F48]&lt;=14;[.L48]=&quot;Hêtre 20&quot;));TRUE())" office:value-type="boolean" office:boolean-value="false" calcext:value-type="boolean">
            <text:p>FAUX</text:p>
          </table:table-cell>
          <table:table-cell table:formula="of:=IF(AND([.H48]&gt;[.P$4];[.L48]=&quot;Hêtre 45&quot;);[.J48];0)" office:value-type="float" office:value="0" calcext:value-type="float">
            <text:p>0</text:p>
          </table:table-cell>
          <table:table-cell table:formula="of:=IF(AND([.$H48]&gt;[.P$4];[.$L48]=&quot;Hêtre 45&quot;);[.$G48]*[.E48];0)" office:value-type="float" office:value="0" calcext:value-type="float">
            <text:p>0</text:p>
          </table:table-cell>
          <table:table-cell table:style-name="ce16" table:formula="of:=IF(AND([.H48]&lt;[.P$4];[.H48]&gt;=[.R$4];[.L48]=&quot;Hêtre 45&quot;;[.F48]&gt;19);[.J48];0)" office:value-type="float" office:value="0" calcext:value-type="float">
            <text:p>0</text:p>
          </table:table-cell>
          <table:table-cell table:formula="of:=IF(AND([.$H48]&gt;=[.R$4];[.$H48]&lt;[.P$4];[.$L48]=&quot;Hêtre 45&quot;);[.$G48]*[.$E48];0)" office:value-type="float" office:value="0" calcext:value-type="float">
            <text:p>0</text:p>
          </table:table-cell>
          <table:table-cell table:style-name="ce16" table:formula="of:=IF(AND([.H48]&lt;[.R$4];[.H48]&gt;=[.T$4];[.L48]=&quot;Hêtre 45&quot;;[.F48]&gt;19);[.J48];0)" office:value-type="float" office:value="0" calcext:value-type="float">
            <text:p>0</text:p>
          </table:table-cell>
          <table:table-cell table:formula="of:=IF(AND([.$H48]&gt;=[.T$4];[.$H48]&lt;[.R$4];[.$L48]=&quot;Hêtre 45&quot;);[.$G48]*[.$E48];0)" office:value-type="float" office:value="0" calcext:value-type="float">
            <text:p>0</text:p>
          </table:table-cell>
          <table:table-cell table:style-name="ce16" table:formula="of:=IF(AND([.H48]&lt;[.T$4];[.L48]=&quot;Hêtre 45&quot;;[.F48]&gt;19);[.J48];0)" office:value-type="float" office:value="0" calcext:value-type="float">
            <text:p>0</text:p>
          </table:table-cell>
          <table:table-cell table:formula="of:=IF(AND([.$H48]&lt;[.T$4];[.$L48]=&quot;Hêtre 45&quot;);[.$G48]*[.$E48];0)" office:value-type="float" office:value="0" calcext:value-type="float">
            <text:p>0</text:p>
          </table:table-cell>
          <table:table-cell table:formula="of:=IF(AND([.H48]&gt;[.X$4];[.L48]=&quot;Hêtre 27&quot;);[.$J48];0)" office:value-type="float" office:value="0" calcext:value-type="float">
            <text:p>0</text:p>
          </table:table-cell>
          <table:table-cell table:formula="of:=IF(AND([.$H48]&gt;[.X$4];[.$L48]=&quot;Hêtre 27&quot;);[.$G48]*[.$E48];0)" office:value-type="float" office:value="0" calcext:value-type="float">
            <text:p>0</text:p>
          </table:table-cell>
          <table:table-cell table:style-name="ce16" table:formula="of:=IF(AND([.H48]&lt;[.X$4];[.H48]&gt;=[.Z$4];[.L48]=&quot;Hêtre 27&quot;);[.$J48];0)" office:value-type="float" office:value="0" calcext:value-type="float">
            <text:p>0</text:p>
          </table:table-cell>
          <table:table-cell table:formula="of:=IF(AND([.$H48]&gt;=[.Z$4];[.$H48]&lt;[.X$4];[.$L48]=&quot;Hêtre 27&quot;);[.$G48]*[.$E48];0)" office:value-type="float" office:value="0" calcext:value-type="float">
            <text:p>0</text:p>
          </table:table-cell>
          <table:table-cell table:style-name="ce16" table:formula="of:=IF(AND([.H48]&lt;[.Z$4];[.H48]&gt;=[.AB$4];[.L48]=&quot;Hêtre 27&quot;;);[.$J48];0)" office:value-type="float" office:value="0" calcext:value-type="float">
            <text:p>0</text:p>
          </table:table-cell>
          <table:table-cell table:formula="of:=IF(AND([.$H48]&gt;=[.AB$4];[.$H48]&lt;[.Z$4];[.$L48]=&quot;Hêtre 27&quot;);[.$G48]*[.E48];0)" office:value-type="float" office:value="0" calcext:value-type="float">
            <text:p>0</text:p>
          </table:table-cell>
          <table:table-cell table:style-name="ce16" table:formula="of:=IF(AND([.H48]&lt;[.AB$4];[.L48]=&quot;Hêtre 27&quot;);[.$J48];0)" office:value-type="float" office:value="0" calcext:value-type="float">
            <text:p>0</text:p>
          </table:table-cell>
          <table:table-cell table:formula="of:=IF(AND([.$H48]&lt;[.AB$4];[.$L48]=&quot;Hêtre 27&quot;);[.$G48]*[.$E48];0)" office:value-type="float" office:value="0" calcext:value-type="float">
            <text:p>0</text:p>
          </table:table-cell>
          <table:table-cell table:formula="of:=IF(AND([.H48]&gt;[.AF$4];[.L48]=&quot;Hêtre 20&quot;);[.$J48];0)" office:value-type="float" office:value="0" calcext:value-type="float">
            <text:p>0</text:p>
          </table:table-cell>
          <table:table-cell table:formula="of:=IF(AND([.$H48]&gt;[.AF$4];[.$L48]=&quot;Hêtre 20&quot;);[.$G48]*[.$E48];0)" office:value-type="float" office:value="0" calcext:value-type="float">
            <text:p>0</text:p>
          </table:table-cell>
          <table:table-cell table:style-name="ce16" table:formula="of:=IF(AND([.H48]&lt;[.AF$4];[.H48]&gt;=[.AH$4];[.L48]=&quot;Hêtre 20&quot;);[.$J48];0)" office:value-type="float" office:value="0" calcext:value-type="float">
            <text:p>0</text:p>
          </table:table-cell>
          <table:table-cell table:formula="of:=IF(AND([.$H48]&gt;=[.AH$4];[.$H48]&lt;[.AF$4];[.$L48]=&quot;Hêtre 20&quot;);[.$G48]*[.$E48];0)" office:value-type="float" office:value="0" calcext:value-type="float">
            <text:p>0</text:p>
          </table:table-cell>
          <table:table-cell table:style-name="ce16" table:formula="of:=IF(AND([.H48]&lt;[.AH$4];[.H48]&gt;=[.AJ$4];[.L48]=&quot;Hêtre 20&quot;;);[.$J48];0)" office:value-type="float" office:value="0" calcext:value-type="float">
            <text:p>0</text:p>
          </table:table-cell>
          <table:table-cell table:formula="of:=IF(AND([.$H48]&gt;=[.AJ$4];[.$H48]&lt;[.AH$4];[.$L48]=&quot;Hêtre 20&quot;);[.$G48]*[.$E48];0)" office:value-type="float" office:value="0" calcext:value-type="float">
            <text:p>0</text:p>
          </table:table-cell>
          <table:table-cell table:style-name="ce16" table:formula="of:=IF(AND([.H48]&lt;[.AJ$4];[.L48]=&quot;Hêtre 20&quot;);[.$J48];0)" office:value-type="float" office:value="0" calcext:value-type="float">
            <text:p>0</text:p>
          </table:table-cell>
          <table:table-cell table:formula="of:=IF(AND([.$H48]&lt;[.AJ$4];[.$L48]=&quot;Hêtre 20&quot;);[.$G48]*[.$E48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5" calcext:value-type="float">
            <text:p>2075</text:p>
          </table:table-cell>
          <table:table-cell table:style-name="ce7"/>
          <table:table-cell table:formula="of:=[.E49]*([.G49]/1000)*([.H49]/1000)" office:value-type="float" office:value="0.43575" calcext:value-type="float">
            <text:p>0,43575</text:p>
          </table:table-cell>
          <table:table-cell table:formula="of:=[.J49]*[.F49]/1000" office:value-type="float" office:value="0.0130725" calcext:value-type="float">
            <text:p>0,0130725</text:p>
          </table:table-cell>
          <table:table-cell office:value-type="string" calcext:value-type="string">
            <text:p>Hêtre 45</text:p>
          </table:table-cell>
          <table:table-cell table:style-name="ce19" table:formula="of:=IF(OR(AND([.F49]&lt;35;[.F49]&gt;22;[.L49]=&quot;Hêtre 45&quot;);AND([.F49]&lt;=22;[.F49]&gt;14;[.L49]=&quot;Hêtre 27&quot;);AND([.F49]&lt;=14;[.L49]=&quot;Hêtre 20&quot;));TRUE())" office:value-type="boolean" office:boolean-value="true" calcext:value-type="boolean">
            <text:p>VRAI</text:p>
          </table:table-cell>
          <table:table-cell table:formula="of:=IF(AND([.H49]&gt;[.P$4];[.L49]=&quot;Hêtre 45&quot;);[.J49];0)" office:value-type="float" office:value="0.43575" calcext:value-type="float">
            <text:p>0,43575</text:p>
          </table:table-cell>
          <table:table-cell table:formula="of:=IF(AND([.$H49]&gt;[.P$4];[.$L49]=&quot;Hêtre 45&quot;);[.$G49]*[.E49];0)" office:value-type="float" office:value="210" calcext:value-type="float">
            <text:p>210</text:p>
          </table:table-cell>
          <table:table-cell table:style-name="ce16" table:formula="of:=IF(AND([.H49]&lt;[.P$4];[.H49]&gt;=[.R$4];[.L49]=&quot;Hêtre 45&quot;;[.F49]&gt;19);[.J49];0)" office:value-type="float" office:value="0" calcext:value-type="float">
            <text:p>0</text:p>
          </table:table-cell>
          <table:table-cell table:formula="of:=IF(AND([.$H49]&gt;=[.R$4];[.$H49]&lt;[.P$4];[.$L49]=&quot;Hêtre 45&quot;);[.$G49]*[.$E49];0)" office:value-type="float" office:value="0" calcext:value-type="float">
            <text:p>0</text:p>
          </table:table-cell>
          <table:table-cell table:style-name="ce16" table:formula="of:=IF(AND([.H49]&lt;[.R$4];[.H49]&gt;=[.T$4];[.L49]=&quot;Hêtre 45&quot;;[.F49]&gt;19);[.J49];0)" office:value-type="float" office:value="0" calcext:value-type="float">
            <text:p>0</text:p>
          </table:table-cell>
          <table:table-cell table:formula="of:=IF(AND([.$H49]&gt;=[.T$4];[.$H49]&lt;[.R$4];[.$L49]=&quot;Hêtre 45&quot;);[.$G49]*[.$E49];0)" office:value-type="float" office:value="0" calcext:value-type="float">
            <text:p>0</text:p>
          </table:table-cell>
          <table:table-cell table:style-name="ce16" table:formula="of:=IF(AND([.H49]&lt;[.T$4];[.L49]=&quot;Hêtre 45&quot;;[.F49]&gt;19);[.J49];0)" office:value-type="float" office:value="0" calcext:value-type="float">
            <text:p>0</text:p>
          </table:table-cell>
          <table:table-cell table:formula="of:=IF(AND([.$H49]&lt;[.T$4];[.$L49]=&quot;Hêtre 45&quot;);[.$G49]*[.$E49];0)" office:value-type="float" office:value="0" calcext:value-type="float">
            <text:p>0</text:p>
          </table:table-cell>
          <table:table-cell table:formula="of:=IF(AND([.H49]&gt;[.X$4];[.L49]=&quot;Hêtre 27&quot;);[.$J49];0)" office:value-type="float" office:value="0" calcext:value-type="float">
            <text:p>0</text:p>
          </table:table-cell>
          <table:table-cell table:formula="of:=IF(AND([.$H49]&gt;[.X$4];[.$L49]=&quot;Hêtre 27&quot;);[.$G49]*[.$E49];0)" office:value-type="float" office:value="0" calcext:value-type="float">
            <text:p>0</text:p>
          </table:table-cell>
          <table:table-cell table:style-name="ce16" table:formula="of:=IF(AND([.H49]&lt;[.X$4];[.H49]&gt;=[.Z$4];[.L49]=&quot;Hêtre 27&quot;);[.$J49];0)" office:value-type="float" office:value="0" calcext:value-type="float">
            <text:p>0</text:p>
          </table:table-cell>
          <table:table-cell table:formula="of:=IF(AND([.$H49]&gt;=[.Z$4];[.$H49]&lt;[.X$4];[.$L49]=&quot;Hêtre 27&quot;);[.$G49]*[.$E49];0)" office:value-type="float" office:value="0" calcext:value-type="float">
            <text:p>0</text:p>
          </table:table-cell>
          <table:table-cell table:style-name="ce16" table:formula="of:=IF(AND([.H49]&lt;[.Z$4];[.H49]&gt;=[.AB$4];[.L49]=&quot;Hêtre 27&quot;;);[.$J49];0)" office:value-type="float" office:value="0" calcext:value-type="float">
            <text:p>0</text:p>
          </table:table-cell>
          <table:table-cell table:formula="of:=IF(AND([.$H49]&gt;=[.AB$4];[.$H49]&lt;[.Z$4];[.$L49]=&quot;Hêtre 27&quot;);[.$G49]*[.E49];0)" office:value-type="float" office:value="0" calcext:value-type="float">
            <text:p>0</text:p>
          </table:table-cell>
          <table:table-cell table:style-name="ce16" table:formula="of:=IF(AND([.H49]&lt;[.AB$4];[.L49]=&quot;Hêtre 27&quot;);[.$J49];0)" office:value-type="float" office:value="0" calcext:value-type="float">
            <text:p>0</text:p>
          </table:table-cell>
          <table:table-cell table:formula="of:=IF(AND([.$H49]&lt;[.AB$4];[.$L49]=&quot;Hêtre 27&quot;);[.$G49]*[.$E49];0)" office:value-type="float" office:value="0" calcext:value-type="float">
            <text:p>0</text:p>
          </table:table-cell>
          <table:table-cell table:formula="of:=IF(AND([.H49]&gt;[.AF$4];[.L49]=&quot;Hêtre 20&quot;);[.$J49];0)" office:value-type="float" office:value="0" calcext:value-type="float">
            <text:p>0</text:p>
          </table:table-cell>
          <table:table-cell table:formula="of:=IF(AND([.$H49]&gt;[.AF$4];[.$L49]=&quot;Hêtre 20&quot;);[.$G49]*[.$E49];0)" office:value-type="float" office:value="0" calcext:value-type="float">
            <text:p>0</text:p>
          </table:table-cell>
          <table:table-cell table:style-name="ce16" table:formula="of:=IF(AND([.H49]&lt;[.AF$4];[.H49]&gt;=[.AH$4];[.L49]=&quot;Hêtre 20&quot;);[.$J49];0)" office:value-type="float" office:value="0" calcext:value-type="float">
            <text:p>0</text:p>
          </table:table-cell>
          <table:table-cell table:formula="of:=IF(AND([.$H49]&gt;=[.AH$4];[.$H49]&lt;[.AF$4];[.$L49]=&quot;Hêtre 20&quot;);[.$G49]*[.$E49];0)" office:value-type="float" office:value="0" calcext:value-type="float">
            <text:p>0</text:p>
          </table:table-cell>
          <table:table-cell table:style-name="ce16" table:formula="of:=IF(AND([.H49]&lt;[.AH$4];[.H49]&gt;=[.AJ$4];[.L49]=&quot;Hêtre 20&quot;;);[.$J49];0)" office:value-type="float" office:value="0" calcext:value-type="float">
            <text:p>0</text:p>
          </table:table-cell>
          <table:table-cell table:formula="of:=IF(AND([.$H49]&gt;=[.AJ$4];[.$H49]&lt;[.AH$4];[.$L49]=&quot;Hêtre 20&quot;);[.$G49]*[.$E49];0)" office:value-type="float" office:value="0" calcext:value-type="float">
            <text:p>0</text:p>
          </table:table-cell>
          <table:table-cell table:style-name="ce16" table:formula="of:=IF(AND([.H49]&lt;[.AJ$4];[.L49]=&quot;Hêtre 20&quot;);[.$J49];0)" office:value-type="float" office:value="0" calcext:value-type="float">
            <text:p>0</text:p>
          </table:table-cell>
          <table:table-cell table:formula="of:=IF(AND([.$H49]&lt;[.AJ$4];[.$L49]=&quot;Hêtre 20&quot;);[.$G49]*[.$E4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77" calcext:value-type="float">
            <text:p>977</text:p>
          </table:table-cell>
          <table:table-cell table:style-name="ce7"/>
          <table:table-cell table:formula="of:=[.E50]*([.G50]/1000)*([.H50]/1000)" office:value-type="float" office:value="0.102585" calcext:value-type="float">
            <text:p>0,102585</text:p>
          </table:table-cell>
          <table:table-cell table:formula="of:=[.J50]*[.F50]/1000" office:value-type="float" office:value="0.00307755" calcext:value-type="float">
            <text:p>0,00307755</text:p>
          </table:table-cell>
          <table:table-cell office:value-type="string" calcext:value-type="string">
            <text:p>Hêtre 45</text:p>
          </table:table-cell>
          <table:table-cell table:style-name="ce19" table:formula="of:=IF(OR(AND([.F50]&lt;35;[.F50]&gt;22;[.L50]=&quot;Hêtre 45&quot;);AND([.F50]&lt;=22;[.F50]&gt;14;[.L50]=&quot;Hêtre 27&quot;);AND([.F50]&lt;=14;[.L50]=&quot;Hêtre 20&quot;));TRUE())" office:value-type="boolean" office:boolean-value="true" calcext:value-type="boolean">
            <text:p>VRAI</text:p>
          </table:table-cell>
          <table:table-cell table:formula="of:=IF(AND([.H50]&gt;[.P$4];[.L50]=&quot;Hêtre 45&quot;);[.J50];0)" office:value-type="float" office:value="0" calcext:value-type="float">
            <text:p>0</text:p>
          </table:table-cell>
          <table:table-cell table:formula="of:=IF(AND([.$H50]&gt;[.P$4];[.$L50]=&quot;Hêtre 45&quot;);[.$G50]*[.E50];0)" office:value-type="float" office:value="0" calcext:value-type="float">
            <text:p>0</text:p>
          </table:table-cell>
          <table:table-cell table:style-name="ce16" table:formula="of:=IF(AND([.H50]&lt;[.P$4];[.H50]&gt;=[.R$4];[.L50]=&quot;Hêtre 45&quot;;[.F50]&gt;19);[.J50];0)" office:value-type="float" office:value="0" calcext:value-type="float">
            <text:p>0</text:p>
          </table:table-cell>
          <table:table-cell table:formula="of:=IF(AND([.$H50]&gt;=[.R$4];[.$H50]&lt;[.P$4];[.$L50]=&quot;Hêtre 45&quot;);[.$G50]*[.$E50];0)" office:value-type="float" office:value="0" calcext:value-type="float">
            <text:p>0</text:p>
          </table:table-cell>
          <table:table-cell table:style-name="ce16" table:formula="of:=IF(AND([.H50]&lt;[.R$4];[.H50]&gt;=[.T$4];[.L50]=&quot;Hêtre 45&quot;;[.F50]&gt;19);[.J50];0)" office:value-type="float" office:value="0" calcext:value-type="float">
            <text:p>0</text:p>
          </table:table-cell>
          <table:table-cell table:formula="of:=IF(AND([.$H50]&gt;=[.T$4];[.$H50]&lt;[.R$4];[.$L50]=&quot;Hêtre 45&quot;);[.$G50]*[.$E50];0)" office:value-type="float" office:value="0" calcext:value-type="float">
            <text:p>0</text:p>
          </table:table-cell>
          <table:table-cell table:style-name="ce16" table:formula="of:=IF(AND([.H50]&lt;[.T$4];[.L50]=&quot;Hêtre 45&quot;;[.F50]&gt;19);[.J50];0)" office:value-type="float" office:value="0.102585" calcext:value-type="float">
            <text:p>0,102585</text:p>
          </table:table-cell>
          <table:table-cell table:formula="of:=IF(AND([.$H50]&lt;[.T$4];[.$L50]=&quot;Hêtre 45&quot;);[.$G50]*[.$E50];0)" office:value-type="float" office:value="105" calcext:value-type="float">
            <text:p>105</text:p>
          </table:table-cell>
          <table:table-cell table:formula="of:=IF(AND([.H50]&gt;[.X$4];[.L50]=&quot;Hêtre 27&quot;);[.$J50];0)" office:value-type="float" office:value="0" calcext:value-type="float">
            <text:p>0</text:p>
          </table:table-cell>
          <table:table-cell table:formula="of:=IF(AND([.$H50]&gt;[.X$4];[.$L50]=&quot;Hêtre 27&quot;);[.$G50]*[.$E50];0)" office:value-type="float" office:value="0" calcext:value-type="float">
            <text:p>0</text:p>
          </table:table-cell>
          <table:table-cell table:style-name="ce16" table:formula="of:=IF(AND([.H50]&lt;[.X$4];[.H50]&gt;=[.Z$4];[.L50]=&quot;Hêtre 27&quot;);[.$J50];0)" office:value-type="float" office:value="0" calcext:value-type="float">
            <text:p>0</text:p>
          </table:table-cell>
          <table:table-cell table:formula="of:=IF(AND([.$H50]&gt;=[.Z$4];[.$H50]&lt;[.X$4];[.$L50]=&quot;Hêtre 27&quot;);[.$G50]*[.$E50];0)" office:value-type="float" office:value="0" calcext:value-type="float">
            <text:p>0</text:p>
          </table:table-cell>
          <table:table-cell table:style-name="ce16" table:formula="of:=IF(AND([.H50]&lt;[.Z$4];[.H50]&gt;=[.AB$4];[.L50]=&quot;Hêtre 27&quot;;);[.$J50];0)" office:value-type="float" office:value="0" calcext:value-type="float">
            <text:p>0</text:p>
          </table:table-cell>
          <table:table-cell table:formula="of:=IF(AND([.$H50]&gt;=[.AB$4];[.$H50]&lt;[.Z$4];[.$L50]=&quot;Hêtre 27&quot;);[.$G50]*[.E50];0)" office:value-type="float" office:value="0" calcext:value-type="float">
            <text:p>0</text:p>
          </table:table-cell>
          <table:table-cell table:style-name="ce16" table:formula="of:=IF(AND([.H50]&lt;[.AB$4];[.L50]=&quot;Hêtre 27&quot;);[.$J50];0)" office:value-type="float" office:value="0" calcext:value-type="float">
            <text:p>0</text:p>
          </table:table-cell>
          <table:table-cell table:formula="of:=IF(AND([.$H50]&lt;[.AB$4];[.$L50]=&quot;Hêtre 27&quot;);[.$G50]*[.$E50];0)" office:value-type="float" office:value="0" calcext:value-type="float">
            <text:p>0</text:p>
          </table:table-cell>
          <table:table-cell table:formula="of:=IF(AND([.H50]&gt;[.AF$4];[.L50]=&quot;Hêtre 20&quot;);[.$J50];0)" office:value-type="float" office:value="0" calcext:value-type="float">
            <text:p>0</text:p>
          </table:table-cell>
          <table:table-cell table:formula="of:=IF(AND([.$H50]&gt;[.AF$4];[.$L50]=&quot;Hêtre 20&quot;);[.$G50]*[.$E50];0)" office:value-type="float" office:value="0" calcext:value-type="float">
            <text:p>0</text:p>
          </table:table-cell>
          <table:table-cell table:style-name="ce16" table:formula="of:=IF(AND([.H50]&lt;[.AF$4];[.H50]&gt;=[.AH$4];[.L50]=&quot;Hêtre 20&quot;);[.$J50];0)" office:value-type="float" office:value="0" calcext:value-type="float">
            <text:p>0</text:p>
          </table:table-cell>
          <table:table-cell table:formula="of:=IF(AND([.$H50]&gt;=[.AH$4];[.$H50]&lt;[.AF$4];[.$L50]=&quot;Hêtre 20&quot;);[.$G50]*[.$E50];0)" office:value-type="float" office:value="0" calcext:value-type="float">
            <text:p>0</text:p>
          </table:table-cell>
          <table:table-cell table:style-name="ce16" table:formula="of:=IF(AND([.H50]&lt;[.AH$4];[.H50]&gt;=[.AJ$4];[.L50]=&quot;Hêtre 20&quot;;);[.$J50];0)" office:value-type="float" office:value="0" calcext:value-type="float">
            <text:p>0</text:p>
          </table:table-cell>
          <table:table-cell table:formula="of:=IF(AND([.$H50]&gt;=[.AJ$4];[.$H50]&lt;[.AH$4];[.$L50]=&quot;Hêtre 20&quot;);[.$G50]*[.$E50];0)" office:value-type="float" office:value="0" calcext:value-type="float">
            <text:p>0</text:p>
          </table:table-cell>
          <table:table-cell table:style-name="ce16" table:formula="of:=IF(AND([.H50]&lt;[.AJ$4];[.L50]=&quot;Hêtre 20&quot;);[.$J50];0)" office:value-type="float" office:value="0" calcext:value-type="float">
            <text:p>0</text:p>
          </table:table-cell>
          <table:table-cell table:formula="of:=IF(AND([.$H50]&lt;[.AJ$4];[.$L50]=&quot;Hêtre 20&quot;);[.$G50]*[.$E5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5" calcext:value-type="float">
            <text:p>2025</text:p>
          </table:table-cell>
          <table:table-cell table:style-name="ce7" table:formula="of:=[.H49]-50-[.H51]" office:value-type="float" office:value="0" calcext:value-type="float">
            <text:p>0</text:p>
          </table:table-cell>
          <table:table-cell table:formula="of:=[.E51]*([.G51]/1000)*([.H51]/1000)" office:value-type="float" office:value="0.324" calcext:value-type="float">
            <text:p>0,324</text:p>
          </table:table-cell>
          <table:table-cell table:formula="of:=[.J51]*[.F51]/1000" office:value-type="float" office:value="0.00648" calcext:value-type="float">
            <text:p>0,00648</text:p>
          </table:table-cell>
          <table:table-cell office:value-type="string" calcext:value-type="string">
            <text:p>Hêtre 27</text:p>
          </table:table-cell>
          <table:table-cell table:style-name="ce19" table:formula="of:=IF(OR(AND([.F51]&lt;35;[.F51]&gt;22;[.L51]=&quot;Hêtre 45&quot;);AND([.F51]&lt;=22;[.F51]&gt;14;[.L51]=&quot;Hêtre 27&quot;);AND([.F51]&lt;=14;[.L51]=&quot;Hêtre 20&quot;));TRUE())" office:value-type="boolean" office:boolean-value="true" calcext:value-type="boolean">
            <text:p>VRAI</text:p>
          </table:table-cell>
          <table:table-cell table:formula="of:=IF(AND([.H51]&gt;[.P$4];[.L51]=&quot;Hêtre 45&quot;);[.J51];0)" office:value-type="float" office:value="0" calcext:value-type="float">
            <text:p>0</text:p>
          </table:table-cell>
          <table:table-cell table:formula="of:=IF(AND([.$H51]&gt;[.P$4];[.$L51]=&quot;Hêtre 45&quot;);[.$G51]*[.E51];0)" office:value-type="float" office:value="0" calcext:value-type="float">
            <text:p>0</text:p>
          </table:table-cell>
          <table:table-cell table:style-name="ce16" table:formula="of:=IF(AND([.H51]&lt;[.P$4];[.H51]&gt;=[.R$4];[.L51]=&quot;Hêtre 45&quot;;[.F51]&gt;19);[.J51];0)" office:value-type="float" office:value="0" calcext:value-type="float">
            <text:p>0</text:p>
          </table:table-cell>
          <table:table-cell table:formula="of:=IF(AND([.$H51]&gt;=[.R$4];[.$H51]&lt;[.P$4];[.$L51]=&quot;Hêtre 45&quot;);[.$G51]*[.$E51];0)" office:value-type="float" office:value="0" calcext:value-type="float">
            <text:p>0</text:p>
          </table:table-cell>
          <table:table-cell table:style-name="ce16" table:formula="of:=IF(AND([.H51]&lt;[.R$4];[.H51]&gt;=[.T$4];[.L51]=&quot;Hêtre 45&quot;;[.F51]&gt;19);[.J51];0)" office:value-type="float" office:value="0" calcext:value-type="float">
            <text:p>0</text:p>
          </table:table-cell>
          <table:table-cell table:formula="of:=IF(AND([.$H51]&gt;=[.T$4];[.$H51]&lt;[.R$4];[.$L51]=&quot;Hêtre 45&quot;);[.$G51]*[.$E51];0)" office:value-type="float" office:value="0" calcext:value-type="float">
            <text:p>0</text:p>
          </table:table-cell>
          <table:table-cell table:style-name="ce16" table:formula="of:=IF(AND([.H51]&lt;[.T$4];[.L51]=&quot;Hêtre 45&quot;;[.F51]&gt;19);[.J51];0)" office:value-type="float" office:value="0" calcext:value-type="float">
            <text:p>0</text:p>
          </table:table-cell>
          <table:table-cell table:formula="of:=IF(AND([.$H51]&lt;[.T$4];[.$L51]=&quot;Hêtre 45&quot;);[.$G51]*[.$E51];0)" office:value-type="float" office:value="0" calcext:value-type="float">
            <text:p>0</text:p>
          </table:table-cell>
          <table:table-cell table:formula="of:=IF(AND([.H51]&gt;[.X$4];[.L51]=&quot;Hêtre 27&quot;);[.$J51];0)" office:value-type="float" office:value="0.324" calcext:value-type="float">
            <text:p>0,324</text:p>
          </table:table-cell>
          <table:table-cell table:formula="of:=IF(AND([.$H51]&gt;[.X$4];[.$L51]=&quot;Hêtre 27&quot;);[.$G51]*[.$E51];0)" office:value-type="float" office:value="160" calcext:value-type="float">
            <text:p>160</text:p>
          </table:table-cell>
          <table:table-cell table:style-name="ce16" table:formula="of:=IF(AND([.H51]&lt;[.X$4];[.H51]&gt;=[.Z$4];[.L51]=&quot;Hêtre 27&quot;);[.$J51];0)" office:value-type="float" office:value="0" calcext:value-type="float">
            <text:p>0</text:p>
          </table:table-cell>
          <table:table-cell table:formula="of:=IF(AND([.$H51]&gt;=[.Z$4];[.$H51]&lt;[.X$4];[.$L51]=&quot;Hêtre 27&quot;);[.$G51]*[.$E51];0)" office:value-type="float" office:value="0" calcext:value-type="float">
            <text:p>0</text:p>
          </table:table-cell>
          <table:table-cell table:style-name="ce16" table:formula="of:=IF(AND([.H51]&lt;[.Z$4];[.H51]&gt;=[.AB$4];[.L51]=&quot;Hêtre 27&quot;;);[.$J51];0)" office:value-type="float" office:value="0" calcext:value-type="float">
            <text:p>0</text:p>
          </table:table-cell>
          <table:table-cell table:formula="of:=IF(AND([.$H51]&gt;=[.AB$4];[.$H51]&lt;[.Z$4];[.$L51]=&quot;Hêtre 27&quot;);[.$G51]*[.E51];0)" office:value-type="float" office:value="0" calcext:value-type="float">
            <text:p>0</text:p>
          </table:table-cell>
          <table:table-cell table:style-name="ce16" table:formula="of:=IF(AND([.H51]&lt;[.AB$4];[.L51]=&quot;Hêtre 27&quot;);[.$J51];0)" office:value-type="float" office:value="0" calcext:value-type="float">
            <text:p>0</text:p>
          </table:table-cell>
          <table:table-cell table:formula="of:=IF(AND([.$H51]&lt;[.AB$4];[.$L51]=&quot;Hêtre 27&quot;);[.$G51]*[.$E51];0)" office:value-type="float" office:value="0" calcext:value-type="float">
            <text:p>0</text:p>
          </table:table-cell>
          <table:table-cell table:formula="of:=IF(AND([.H51]&gt;[.AF$4];[.L51]=&quot;Hêtre 20&quot;);[.$J51];0)" office:value-type="float" office:value="0" calcext:value-type="float">
            <text:p>0</text:p>
          </table:table-cell>
          <table:table-cell table:formula="of:=IF(AND([.$H51]&gt;[.AF$4];[.$L51]=&quot;Hêtre 20&quot;);[.$G51]*[.$E51];0)" office:value-type="float" office:value="0" calcext:value-type="float">
            <text:p>0</text:p>
          </table:table-cell>
          <table:table-cell table:style-name="ce16" table:formula="of:=IF(AND([.H51]&lt;[.AF$4];[.H51]&gt;=[.AH$4];[.L51]=&quot;Hêtre 20&quot;);[.$J51];0)" office:value-type="float" office:value="0" calcext:value-type="float">
            <text:p>0</text:p>
          </table:table-cell>
          <table:table-cell table:formula="of:=IF(AND([.$H51]&gt;=[.AH$4];[.$H51]&lt;[.AF$4];[.$L51]=&quot;Hêtre 20&quot;);[.$G51]*[.$E51];0)" office:value-type="float" office:value="0" calcext:value-type="float">
            <text:p>0</text:p>
          </table:table-cell>
          <table:table-cell table:style-name="ce16" table:formula="of:=IF(AND([.H51]&lt;[.AH$4];[.H51]&gt;=[.AJ$4];[.L51]=&quot;Hêtre 20&quot;;);[.$J51];0)" office:value-type="float" office:value="0" calcext:value-type="float">
            <text:p>0</text:p>
          </table:table-cell>
          <table:table-cell table:formula="of:=IF(AND([.$H51]&gt;=[.AJ$4];[.$H51]&lt;[.AH$4];[.$L51]=&quot;Hêtre 20&quot;);[.$G51]*[.$E51];0)" office:value-type="float" office:value="0" calcext:value-type="float">
            <text:p>0</text:p>
          </table:table-cell>
          <table:table-cell table:style-name="ce16" table:formula="of:=IF(AND([.H51]&lt;[.AJ$4];[.L51]=&quot;Hêtre 20&quot;);[.$J51];0)" office:value-type="float" office:value="0" calcext:value-type="float">
            <text:p>0</text:p>
          </table:table-cell>
          <table:table-cell table:formula="of:=IF(AND([.$H51]&lt;[.AJ$4];[.$L51]=&quot;Hêtre 20&quot;);[.$G51]*[.$E5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17" calcext:value-type="float">
            <text:p>917</text:p>
          </table:table-cell>
          <table:table-cell table:style-name="ce7" table:formula="of:=[.H50]-2*30-[.H52]" office:value-type="float" office:value="0" calcext:value-type="float">
            <text:p>0</text:p>
          </table:table-cell>
          <table:table-cell table:formula="of:=[.E52]*([.G52]/1000)*([.H52]/1000)" office:value-type="float" office:value="0.07336" calcext:value-type="float">
            <text:p>0,07336</text:p>
          </table:table-cell>
          <table:table-cell table:formula="of:=[.J52]*[.F52]/1000" office:value-type="float" office:value="0.0014672" calcext:value-type="float">
            <text:p>0,0014672</text:p>
          </table:table-cell>
          <table:table-cell office:value-type="string" calcext:value-type="string">
            <text:p>Hêtre 27</text:p>
          </table:table-cell>
          <table:table-cell table:style-name="ce19" table:formula="of:=IF(OR(AND([.F52]&lt;35;[.F52]&gt;22;[.L52]=&quot;Hêtre 45&quot;);AND([.F52]&lt;=22;[.F52]&gt;14;[.L52]=&quot;Hêtre 27&quot;);AND([.F52]&lt;=14;[.L52]=&quot;Hêtre 20&quot;));TRUE())" office:value-type="boolean" office:boolean-value="true" calcext:value-type="boolean">
            <text:p>VRAI</text:p>
          </table:table-cell>
          <table:table-cell table:formula="of:=IF(AND([.H52]&gt;[.P$4];[.L52]=&quot;Hêtre 45&quot;);[.J52];0)" office:value-type="float" office:value="0" calcext:value-type="float">
            <text:p>0</text:p>
          </table:table-cell>
          <table:table-cell table:formula="of:=IF(AND([.$H52]&gt;[.P$4];[.$L52]=&quot;Hêtre 45&quot;);[.$G52]*[.E52];0)" office:value-type="float" office:value="0" calcext:value-type="float">
            <text:p>0</text:p>
          </table:table-cell>
          <table:table-cell table:style-name="ce16" table:formula="of:=IF(AND([.H52]&lt;[.P$4];[.H52]&gt;=[.R$4];[.L52]=&quot;Hêtre 45&quot;;[.F52]&gt;19);[.J52];0)" office:value-type="float" office:value="0" calcext:value-type="float">
            <text:p>0</text:p>
          </table:table-cell>
          <table:table-cell table:formula="of:=IF(AND([.$H52]&gt;=[.R$4];[.$H52]&lt;[.P$4];[.$L52]=&quot;Hêtre 45&quot;);[.$G52]*[.$E52];0)" office:value-type="float" office:value="0" calcext:value-type="float">
            <text:p>0</text:p>
          </table:table-cell>
          <table:table-cell table:style-name="ce16" table:formula="of:=IF(AND([.H52]&lt;[.R$4];[.H52]&gt;=[.T$4];[.L52]=&quot;Hêtre 45&quot;;[.F52]&gt;19);[.J52];0)" office:value-type="float" office:value="0" calcext:value-type="float">
            <text:p>0</text:p>
          </table:table-cell>
          <table:table-cell table:formula="of:=IF(AND([.$H52]&gt;=[.T$4];[.$H52]&lt;[.R$4];[.$L52]=&quot;Hêtre 45&quot;);[.$G52]*[.$E52];0)" office:value-type="float" office:value="0" calcext:value-type="float">
            <text:p>0</text:p>
          </table:table-cell>
          <table:table-cell table:style-name="ce16" table:formula="of:=IF(AND([.H52]&lt;[.T$4];[.L52]=&quot;Hêtre 45&quot;;[.F52]&gt;19);[.J52];0)" office:value-type="float" office:value="0" calcext:value-type="float">
            <text:p>0</text:p>
          </table:table-cell>
          <table:table-cell table:formula="of:=IF(AND([.$H52]&lt;[.T$4];[.$L52]=&quot;Hêtre 45&quot;);[.$G52]*[.$E52];0)" office:value-type="float" office:value="0" calcext:value-type="float">
            <text:p>0</text:p>
          </table:table-cell>
          <table:table-cell table:formula="of:=IF(AND([.H52]&gt;[.X$4];[.L52]=&quot;Hêtre 27&quot;);[.$J52];0)" office:value-type="float" office:value="0" calcext:value-type="float">
            <text:p>0</text:p>
          </table:table-cell>
          <table:table-cell table:formula="of:=IF(AND([.$H52]&gt;[.X$4];[.$L52]=&quot;Hêtre 27&quot;);[.$G52]*[.$E52];0)" office:value-type="float" office:value="0" calcext:value-type="float">
            <text:p>0</text:p>
          </table:table-cell>
          <table:table-cell table:style-name="ce16" table:formula="of:=IF(AND([.H52]&lt;[.X$4];[.H52]&gt;=[.Z$4];[.L52]=&quot;Hêtre 27&quot;);[.$J52];0)" office:value-type="float" office:value="0" calcext:value-type="float">
            <text:p>0</text:p>
          </table:table-cell>
          <table:table-cell table:formula="of:=IF(AND([.$H52]&gt;=[.Z$4];[.$H52]&lt;[.X$4];[.$L52]=&quot;Hêtre 27&quot;);[.$G52]*[.$E52];0)" office:value-type="float" office:value="0" calcext:value-type="float">
            <text:p>0</text:p>
          </table:table-cell>
          <table:table-cell table:style-name="ce16" table:formula="of:=IF(AND([.H52]&lt;[.Z$4];[.H52]&gt;=[.AB$4];[.L52]=&quot;Hêtre 27&quot;;);[.$J52];0)" office:value-type="float" office:value="0" calcext:value-type="float">
            <text:p>0</text:p>
          </table:table-cell>
          <table:table-cell table:formula="of:=IF(AND([.$H52]&gt;=[.AB$4];[.$H52]&lt;[.Z$4];[.$L52]=&quot;Hêtre 27&quot;);[.$G52]*[.E52];0)" office:value-type="float" office:value="0" calcext:value-type="float">
            <text:p>0</text:p>
          </table:table-cell>
          <table:table-cell table:style-name="ce16" table:formula="of:=IF(AND([.H52]&lt;[.AB$4];[.L52]=&quot;Hêtre 27&quot;);[.$J52];0)" office:value-type="float" office:value="0.07336" calcext:value-type="float">
            <text:p>0,07336</text:p>
          </table:table-cell>
          <table:table-cell table:formula="of:=IF(AND([.$H52]&lt;[.AB$4];[.$L52]=&quot;Hêtre 27&quot;);[.$G52]*[.$E52];0)" office:value-type="float" office:value="80" calcext:value-type="float">
            <text:p>80</text:p>
          </table:table-cell>
          <table:table-cell table:formula="of:=IF(AND([.H52]&gt;[.AF$4];[.L52]=&quot;Hêtre 20&quot;);[.$J52];0)" office:value-type="float" office:value="0" calcext:value-type="float">
            <text:p>0</text:p>
          </table:table-cell>
          <table:table-cell table:formula="of:=IF(AND([.$H52]&gt;[.AF$4];[.$L52]=&quot;Hêtre 20&quot;);[.$G52]*[.$E52];0)" office:value-type="float" office:value="0" calcext:value-type="float">
            <text:p>0</text:p>
          </table:table-cell>
          <table:table-cell table:style-name="ce16" table:formula="of:=IF(AND([.H52]&lt;[.AF$4];[.H52]&gt;=[.AH$4];[.L52]=&quot;Hêtre 20&quot;);[.$J52];0)" office:value-type="float" office:value="0" calcext:value-type="float">
            <text:p>0</text:p>
          </table:table-cell>
          <table:table-cell table:formula="of:=IF(AND([.$H52]&gt;=[.AH$4];[.$H52]&lt;[.AF$4];[.$L52]=&quot;Hêtre 20&quot;);[.$G52]*[.$E52];0)" office:value-type="float" office:value="0" calcext:value-type="float">
            <text:p>0</text:p>
          </table:table-cell>
          <table:table-cell table:style-name="ce16" table:formula="of:=IF(AND([.H52]&lt;[.AH$4];[.H52]&gt;=[.AJ$4];[.L52]=&quot;Hêtre 20&quot;;);[.$J52];0)" office:value-type="float" office:value="0" calcext:value-type="float">
            <text:p>0</text:p>
          </table:table-cell>
          <table:table-cell table:formula="of:=IF(AND([.$H52]&gt;=[.AJ$4];[.$H52]&lt;[.AH$4];[.$L52]=&quot;Hêtre 20&quot;);[.$G52]*[.$E52];0)" office:value-type="float" office:value="0" calcext:value-type="float">
            <text:p>0</text:p>
          </table:table-cell>
          <table:table-cell table:style-name="ce16" table:formula="of:=IF(AND([.H52]&lt;[.AJ$4];[.L52]=&quot;Hêtre 20&quot;);[.$J52];0)" office:value-type="float" office:value="0" calcext:value-type="float">
            <text:p>0</text:p>
          </table:table-cell>
          <table:table-cell table:formula="of:=IF(AND([.$H52]&lt;[.AJ$4];[.$L52]=&quot;Hêtre 20&quot;);[.$G52]*[.$E5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5" calcext:value-type="float">
            <text:p>2045</text:p>
          </table:table-cell>
          <table:table-cell table:style-name="ce7" table:formula="of:=[.H49]-30-[.H53]" office:value-type="float" office:value="0" calcext:value-type="float">
            <text:p>0</text:p>
          </table:table-cell>
          <table:table-cell table:formula="of:=[.E53]*([.G53]/1000)*([.H53]/1000)" office:value-type="float" office:value="0.26585" calcext:value-type="float">
            <text:p>0,26585</text:p>
          </table:table-cell>
          <table:table-cell table:formula="of:=[.J53]*[.F53]/1000" office:value-type="float" office:value="0.00132925" calcext:value-type="float">
            <text:p>0,00132925</text:p>
          </table:table-cell>
          <table:table-cell office:value-type="string" calcext:value-type="string">
            <text:p>Hêtre 20</text:p>
          </table:table-cell>
          <table:table-cell table:style-name="ce19" table:formula="of:=IF(OR(AND([.F53]&lt;35;[.F53]&gt;22;[.L53]=&quot;Hêtre 45&quot;);AND([.F53]&lt;=22;[.F53]&gt;14;[.L53]=&quot;Hêtre 27&quot;);AND([.F53]&lt;=14;[.L53]=&quot;Hêtre 20&quot;));TRUE())" office:value-type="boolean" office:boolean-value="true" calcext:value-type="boolean">
            <text:p>VRAI</text:p>
          </table:table-cell>
          <table:table-cell table:formula="of:=IF(AND([.H53]&gt;[.P$4];[.L53]=&quot;Hêtre 45&quot;);[.J53];0)" office:value-type="float" office:value="0" calcext:value-type="float">
            <text:p>0</text:p>
          </table:table-cell>
          <table:table-cell table:formula="of:=IF(AND([.$H53]&gt;[.P$4];[.$L53]=&quot;Hêtre 45&quot;);[.$G53]*[.E53];0)" office:value-type="float" office:value="0" calcext:value-type="float">
            <text:p>0</text:p>
          </table:table-cell>
          <table:table-cell table:style-name="ce16" table:formula="of:=IF(AND([.H53]&lt;[.P$4];[.H53]&gt;=[.R$4];[.L53]=&quot;Hêtre 45&quot;;[.F53]&gt;19);[.J53];0)" office:value-type="float" office:value="0" calcext:value-type="float">
            <text:p>0</text:p>
          </table:table-cell>
          <table:table-cell table:formula="of:=IF(AND([.$H53]&gt;=[.R$4];[.$H53]&lt;[.P$4];[.$L53]=&quot;Hêtre 45&quot;);[.$G53]*[.$E53];0)" office:value-type="float" office:value="0" calcext:value-type="float">
            <text:p>0</text:p>
          </table:table-cell>
          <table:table-cell table:style-name="ce16" table:formula="of:=IF(AND([.H53]&lt;[.R$4];[.H53]&gt;=[.T$4];[.L53]=&quot;Hêtre 45&quot;;[.F53]&gt;19);[.J53];0)" office:value-type="float" office:value="0" calcext:value-type="float">
            <text:p>0</text:p>
          </table:table-cell>
          <table:table-cell table:formula="of:=IF(AND([.$H53]&gt;=[.T$4];[.$H53]&lt;[.R$4];[.$L53]=&quot;Hêtre 45&quot;);[.$G53]*[.$E53];0)" office:value-type="float" office:value="0" calcext:value-type="float">
            <text:p>0</text:p>
          </table:table-cell>
          <table:table-cell table:style-name="ce16" table:formula="of:=IF(AND([.H53]&lt;[.T$4];[.L53]=&quot;Hêtre 45&quot;;[.F53]&gt;19);[.J53];0)" office:value-type="float" office:value="0" calcext:value-type="float">
            <text:p>0</text:p>
          </table:table-cell>
          <table:table-cell table:formula="of:=IF(AND([.$H53]&lt;[.T$4];[.$L53]=&quot;Hêtre 45&quot;);[.$G53]*[.$E53];0)" office:value-type="float" office:value="0" calcext:value-type="float">
            <text:p>0</text:p>
          </table:table-cell>
          <table:table-cell table:formula="of:=IF(AND([.H53]&gt;[.X$4];[.L53]=&quot;Hêtre 27&quot;);[.$J53];0)" office:value-type="float" office:value="0" calcext:value-type="float">
            <text:p>0</text:p>
          </table:table-cell>
          <table:table-cell table:formula="of:=IF(AND([.$H53]&gt;[.X$4];[.$L53]=&quot;Hêtre 27&quot;);[.$G53]*[.$E53];0)" office:value-type="float" office:value="0" calcext:value-type="float">
            <text:p>0</text:p>
          </table:table-cell>
          <table:table-cell table:style-name="ce16" table:formula="of:=IF(AND([.H53]&lt;[.X$4];[.H53]&gt;=[.Z$4];[.L53]=&quot;Hêtre 27&quot;);[.$J53];0)" office:value-type="float" office:value="0" calcext:value-type="float">
            <text:p>0</text:p>
          </table:table-cell>
          <table:table-cell table:formula="of:=IF(AND([.$H53]&gt;=[.Z$4];[.$H53]&lt;[.X$4];[.$L53]=&quot;Hêtre 27&quot;);[.$G53]*[.$E53];0)" office:value-type="float" office:value="0" calcext:value-type="float">
            <text:p>0</text:p>
          </table:table-cell>
          <table:table-cell table:style-name="ce16" table:formula="of:=IF(AND([.H53]&lt;[.Z$4];[.H53]&gt;=[.AB$4];[.L53]=&quot;Hêtre 27&quot;;);[.$J53];0)" office:value-type="float" office:value="0" calcext:value-type="float">
            <text:p>0</text:p>
          </table:table-cell>
          <table:table-cell table:formula="of:=IF(AND([.$H53]&gt;=[.AB$4];[.$H53]&lt;[.Z$4];[.$L53]=&quot;Hêtre 27&quot;);[.$G53]*[.E53];0)" office:value-type="float" office:value="0" calcext:value-type="float">
            <text:p>0</text:p>
          </table:table-cell>
          <table:table-cell table:style-name="ce16" table:formula="of:=IF(AND([.H53]&lt;[.AB$4];[.L53]=&quot;Hêtre 27&quot;);[.$J53];0)" office:value-type="float" office:value="0" calcext:value-type="float">
            <text:p>0</text:p>
          </table:table-cell>
          <table:table-cell table:formula="of:=IF(AND([.$H53]&lt;[.AB$4];[.$L53]=&quot;Hêtre 27&quot;);[.$G53]*[.$E53];0)" office:value-type="float" office:value="0" calcext:value-type="float">
            <text:p>0</text:p>
          </table:table-cell>
          <table:table-cell table:formula="of:=IF(AND([.H53]&gt;[.AF$4];[.L53]=&quot;Hêtre 20&quot;);[.$J53];0)" office:value-type="float" office:value="0.26585" calcext:value-type="float">
            <text:p>0,26585</text:p>
          </table:table-cell>
          <table:table-cell table:formula="of:=IF(AND([.$H53]&gt;[.AF$4];[.$L53]=&quot;Hêtre 20&quot;);[.$G53]*[.$E53];0)" office:value-type="float" office:value="130" calcext:value-type="float">
            <text:p>130</text:p>
          </table:table-cell>
          <table:table-cell table:style-name="ce16" table:formula="of:=IF(AND([.H53]&lt;[.AF$4];[.H53]&gt;=[.AH$4];[.L53]=&quot;Hêtre 20&quot;);[.$J53];0)" office:value-type="float" office:value="0" calcext:value-type="float">
            <text:p>0</text:p>
          </table:table-cell>
          <table:table-cell table:formula="of:=IF(AND([.$H53]&gt;=[.AH$4];[.$H53]&lt;[.AF$4];[.$L53]=&quot;Hêtre 20&quot;);[.$G53]*[.$E53];0)" office:value-type="float" office:value="0" calcext:value-type="float">
            <text:p>0</text:p>
          </table:table-cell>
          <table:table-cell table:style-name="ce16" table:formula="of:=IF(AND([.H53]&lt;[.AH$4];[.H53]&gt;=[.AJ$4];[.L53]=&quot;Hêtre 20&quot;;);[.$J53];0)" office:value-type="float" office:value="0" calcext:value-type="float">
            <text:p>0</text:p>
          </table:table-cell>
          <table:table-cell table:formula="of:=IF(AND([.$H53]&gt;=[.AJ$4];[.$H53]&lt;[.AH$4];[.$L53]=&quot;Hêtre 20&quot;);[.$G53]*[.$E53];0)" office:value-type="float" office:value="0" calcext:value-type="float">
            <text:p>0</text:p>
          </table:table-cell>
          <table:table-cell table:style-name="ce16" table:formula="of:=IF(AND([.H53]&lt;[.AJ$4];[.L53]=&quot;Hêtre 20&quot;);[.$J53];0)" office:value-type="float" office:value="0" calcext:value-type="float">
            <text:p>0</text:p>
          </table:table-cell>
          <table:table-cell table:formula="of:=IF(AND([.$H53]&lt;[.AJ$4];[.$L53]=&quot;Hêtre 20&quot;);[.$G53]*[.$E5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47" calcext:value-type="float">
            <text:p>1047</text:p>
          </table:table-cell>
          <table:table-cell table:style-name="ce7" table:formula="of:=[.H50]+70-[.H54]" office:value-type="float" office:value="0" calcext:value-type="float">
            <text:p>0</text:p>
          </table:table-cell>
          <table:table-cell table:formula="of:=[.E54]*([.G54]/1000)*([.H54]/1000)" office:value-type="float" office:value="0.068055" calcext:value-type="float">
            <text:p>0,068055</text:p>
          </table:table-cell>
          <table:table-cell table:formula="of:=[.J54]*[.F54]/1000" office:value-type="float" office:value="0.000340275" calcext:value-type="float">
            <text:p>0,000340275</text:p>
          </table:table-cell>
          <table:table-cell office:value-type="string" calcext:value-type="string">
            <text:p>Hêtre 20</text:p>
          </table:table-cell>
          <table:table-cell table:style-name="ce19" table:formula="of:=IF(OR(AND([.F54]&lt;35;[.F54]&gt;22;[.L54]=&quot;Hêtre 45&quot;);AND([.F54]&lt;=22;[.F54]&gt;14;[.L54]=&quot;Hêtre 27&quot;);AND([.F54]&lt;=14;[.L54]=&quot;Hêtre 20&quot;));TRUE())" office:value-type="boolean" office:boolean-value="true" calcext:value-type="boolean">
            <text:p>VRAI</text:p>
          </table:table-cell>
          <table:table-cell table:formula="of:=IF(AND([.H54]&gt;[.P$4];[.L54]=&quot;Hêtre 45&quot;);[.J54];0)" office:value-type="float" office:value="0" calcext:value-type="float">
            <text:p>0</text:p>
          </table:table-cell>
          <table:table-cell table:formula="of:=IF(AND([.$H54]&gt;[.P$4];[.$L54]=&quot;Hêtre 45&quot;);[.$G54]*[.E54];0)" office:value-type="float" office:value="0" calcext:value-type="float">
            <text:p>0</text:p>
          </table:table-cell>
          <table:table-cell table:style-name="ce16" table:formula="of:=IF(AND([.H54]&lt;[.P$4];[.H54]&gt;=[.R$4];[.L54]=&quot;Hêtre 45&quot;;[.F54]&gt;19);[.J54];0)" office:value-type="float" office:value="0" calcext:value-type="float">
            <text:p>0</text:p>
          </table:table-cell>
          <table:table-cell table:formula="of:=IF(AND([.$H54]&gt;=[.R$4];[.$H54]&lt;[.P$4];[.$L54]=&quot;Hêtre 45&quot;);[.$G54]*[.$E54];0)" office:value-type="float" office:value="0" calcext:value-type="float">
            <text:p>0</text:p>
          </table:table-cell>
          <table:table-cell table:style-name="ce16" table:formula="of:=IF(AND([.H54]&lt;[.R$4];[.H54]&gt;=[.T$4];[.L54]=&quot;Hêtre 45&quot;;[.F54]&gt;19);[.J54];0)" office:value-type="float" office:value="0" calcext:value-type="float">
            <text:p>0</text:p>
          </table:table-cell>
          <table:table-cell table:formula="of:=IF(AND([.$H54]&gt;=[.T$4];[.$H54]&lt;[.R$4];[.$L54]=&quot;Hêtre 45&quot;);[.$G54]*[.$E54];0)" office:value-type="float" office:value="0" calcext:value-type="float">
            <text:p>0</text:p>
          </table:table-cell>
          <table:table-cell table:style-name="ce16" table:formula="of:=IF(AND([.H54]&lt;[.T$4];[.L54]=&quot;Hêtre 45&quot;;[.F54]&gt;19);[.J54];0)" office:value-type="float" office:value="0" calcext:value-type="float">
            <text:p>0</text:p>
          </table:table-cell>
          <table:table-cell table:formula="of:=IF(AND([.$H54]&lt;[.T$4];[.$L54]=&quot;Hêtre 45&quot;);[.$G54]*[.$E54];0)" office:value-type="float" office:value="0" calcext:value-type="float">
            <text:p>0</text:p>
          </table:table-cell>
          <table:table-cell table:formula="of:=IF(AND([.H54]&gt;[.X$4];[.L54]=&quot;Hêtre 27&quot;);[.$J54];0)" office:value-type="float" office:value="0" calcext:value-type="float">
            <text:p>0</text:p>
          </table:table-cell>
          <table:table-cell table:formula="of:=IF(AND([.$H54]&gt;[.X$4];[.$L54]=&quot;Hêtre 27&quot;);[.$G54]*[.$E54];0)" office:value-type="float" office:value="0" calcext:value-type="float">
            <text:p>0</text:p>
          </table:table-cell>
          <table:table-cell table:style-name="ce16" table:formula="of:=IF(AND([.H54]&lt;[.X$4];[.H54]&gt;=[.Z$4];[.L54]=&quot;Hêtre 27&quot;);[.$J54];0)" office:value-type="float" office:value="0" calcext:value-type="float">
            <text:p>0</text:p>
          </table:table-cell>
          <table:table-cell table:formula="of:=IF(AND([.$H54]&gt;=[.Z$4];[.$H54]&lt;[.X$4];[.$L54]=&quot;Hêtre 27&quot;);[.$G54]*[.$E54];0)" office:value-type="float" office:value="0" calcext:value-type="float">
            <text:p>0</text:p>
          </table:table-cell>
          <table:table-cell table:style-name="ce16" table:formula="of:=IF(AND([.H54]&lt;[.Z$4];[.H54]&gt;=[.AB$4];[.L54]=&quot;Hêtre 27&quot;;);[.$J54];0)" office:value-type="float" office:value="0" calcext:value-type="float">
            <text:p>0</text:p>
          </table:table-cell>
          <table:table-cell table:formula="of:=IF(AND([.$H54]&gt;=[.AB$4];[.$H54]&lt;[.Z$4];[.$L54]=&quot;Hêtre 27&quot;);[.$G54]*[.E54];0)" office:value-type="float" office:value="0" calcext:value-type="float">
            <text:p>0</text:p>
          </table:table-cell>
          <table:table-cell table:style-name="ce16" table:formula="of:=IF(AND([.H54]&lt;[.AB$4];[.L54]=&quot;Hêtre 27&quot;);[.$J54];0)" office:value-type="float" office:value="0" calcext:value-type="float">
            <text:p>0</text:p>
          </table:table-cell>
          <table:table-cell table:formula="of:=IF(AND([.$H54]&lt;[.AB$4];[.$L54]=&quot;Hêtre 27&quot;);[.$G54]*[.$E54];0)" office:value-type="float" office:value="0" calcext:value-type="float">
            <text:p>0</text:p>
          </table:table-cell>
          <table:table-cell table:formula="of:=IF(AND([.H54]&gt;[.AF$4];[.L54]=&quot;Hêtre 20&quot;);[.$J54];0)" office:value-type="float" office:value="0" calcext:value-type="float">
            <text:p>0</text:p>
          </table:table-cell>
          <table:table-cell table:formula="of:=IF(AND([.$H54]&gt;[.AF$4];[.$L54]=&quot;Hêtre 20&quot;);[.$G54]*[.$E54];0)" office:value-type="float" office:value="0" calcext:value-type="float">
            <text:p>0</text:p>
          </table:table-cell>
          <table:table-cell table:style-name="ce16" table:formula="of:=IF(AND([.H54]&lt;[.AF$4];[.H54]&gt;=[.AH$4];[.L54]=&quot;Hêtre 20&quot;);[.$J54];0)" office:value-type="float" office:value="0" calcext:value-type="float">
            <text:p>0</text:p>
          </table:table-cell>
          <table:table-cell table:formula="of:=IF(AND([.$H54]&gt;=[.AH$4];[.$H54]&lt;[.AF$4];[.$L54]=&quot;Hêtre 20&quot;);[.$G54]*[.$E54];0)" office:value-type="float" office:value="0" calcext:value-type="float">
            <text:p>0</text:p>
          </table:table-cell>
          <table:table-cell table:style-name="ce16" table:formula="of:=IF(AND([.H54]&lt;[.AH$4];[.H54]&gt;=[.AJ$4];[.L54]=&quot;Hêtre 20&quot;;);[.$J54];0)" office:value-type="float" office:value="0" calcext:value-type="float">
            <text:p>0</text:p>
          </table:table-cell>
          <table:table-cell table:formula="of:=IF(AND([.$H54]&gt;=[.AJ$4];[.$H54]&lt;[.AH$4];[.$L54]=&quot;Hêtre 20&quot;);[.$G54]*[.$E54];0)" office:value-type="float" office:value="65" calcext:value-type="float">
            <text:p>65</text:p>
          </table:table-cell>
          <table:table-cell table:style-name="ce16" table:formula="of:=IF(AND([.H54]&lt;[.AJ$4];[.L54]=&quot;Hêtre 20&quot;);[.$J54];0)" office:value-type="float" office:value="0" calcext:value-type="float">
            <text:p>0</text:p>
          </table:table-cell>
          <table:table-cell table:formula="of:=IF(AND([.$H54]&lt;[.AJ$4];[.$L54]=&quot;Hêtre 20&quot;);[.$G54]*[.$E5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5" calcext:value-type="float">
            <text:p>2025</text:p>
          </table:table-cell>
          <table:table-cell table:style-name="ce7" table:formula="of:=[.H49]-50-[.H55]" office:value-type="float" office:value="0" calcext:value-type="float">
            <text:p>0</text:p>
          </table:table-cell>
          <table:table-cell table:formula="of:=[.E55]*([.G55]/1000)*([.H55]/1000)" office:value-type="float" office:value="0.34425" calcext:value-type="float">
            <text:p>0,34425</text:p>
          </table:table-cell>
          <table:table-cell table:formula="of:=[.J55]*[.F55]/1000" office:value-type="float" office:value="0.00172125" calcext:value-type="float">
            <text:p>0,00172125</text:p>
          </table:table-cell>
          <table:table-cell office:value-type="string" calcext:value-type="string">
            <text:p>Hêtre 20</text:p>
          </table:table-cell>
          <table:table-cell table:style-name="ce19" table:formula="of:=IF(OR(AND([.F55]&lt;35;[.F55]&gt;22;[.L55]=&quot;Hêtre 45&quot;);AND([.F55]&lt;=22;[.F55]&gt;14;[.L55]=&quot;Hêtre 27&quot;);AND([.F55]&lt;=14;[.L55]=&quot;Hêtre 20&quot;));TRUE())" office:value-type="boolean" office:boolean-value="true" calcext:value-type="boolean">
            <text:p>VRAI</text:p>
          </table:table-cell>
          <table:table-cell table:formula="of:=IF(AND([.H55]&gt;[.P$4];[.L55]=&quot;Hêtre 45&quot;);[.J55];0)" office:value-type="float" office:value="0" calcext:value-type="float">
            <text:p>0</text:p>
          </table:table-cell>
          <table:table-cell table:formula="of:=IF(AND([.$H55]&gt;[.P$4];[.$L55]=&quot;Hêtre 45&quot;);[.$G55]*[.E55];0)" office:value-type="float" office:value="0" calcext:value-type="float">
            <text:p>0</text:p>
          </table:table-cell>
          <table:table-cell table:style-name="ce16" table:formula="of:=IF(AND([.H55]&lt;[.P$4];[.H55]&gt;=[.R$4];[.L55]=&quot;Hêtre 45&quot;;[.F55]&gt;19);[.J55];0)" office:value-type="float" office:value="0" calcext:value-type="float">
            <text:p>0</text:p>
          </table:table-cell>
          <table:table-cell table:formula="of:=IF(AND([.$H55]&gt;=[.R$4];[.$H55]&lt;[.P$4];[.$L55]=&quot;Hêtre 45&quot;);[.$G55]*[.$E55];0)" office:value-type="float" office:value="0" calcext:value-type="float">
            <text:p>0</text:p>
          </table:table-cell>
          <table:table-cell table:style-name="ce16" table:formula="of:=IF(AND([.H55]&lt;[.R$4];[.H55]&gt;=[.T$4];[.L55]=&quot;Hêtre 45&quot;;[.F55]&gt;19);[.J55];0)" office:value-type="float" office:value="0" calcext:value-type="float">
            <text:p>0</text:p>
          </table:table-cell>
          <table:table-cell table:formula="of:=IF(AND([.$H55]&gt;=[.T$4];[.$H55]&lt;[.R$4];[.$L55]=&quot;Hêtre 45&quot;);[.$G55]*[.$E55];0)" office:value-type="float" office:value="0" calcext:value-type="float">
            <text:p>0</text:p>
          </table:table-cell>
          <table:table-cell table:style-name="ce16" table:formula="of:=IF(AND([.H55]&lt;[.T$4];[.L55]=&quot;Hêtre 45&quot;;[.F55]&gt;19);[.J55];0)" office:value-type="float" office:value="0" calcext:value-type="float">
            <text:p>0</text:p>
          </table:table-cell>
          <table:table-cell table:formula="of:=IF(AND([.$H55]&lt;[.T$4];[.$L55]=&quot;Hêtre 45&quot;);[.$G55]*[.$E55];0)" office:value-type="float" office:value="0" calcext:value-type="float">
            <text:p>0</text:p>
          </table:table-cell>
          <table:table-cell table:formula="of:=IF(AND([.H55]&gt;[.X$4];[.L55]=&quot;Hêtre 27&quot;);[.$J55];0)" office:value-type="float" office:value="0" calcext:value-type="float">
            <text:p>0</text:p>
          </table:table-cell>
          <table:table-cell table:formula="of:=IF(AND([.$H55]&gt;[.X$4];[.$L55]=&quot;Hêtre 27&quot;);[.$G55]*[.$E55];0)" office:value-type="float" office:value="0" calcext:value-type="float">
            <text:p>0</text:p>
          </table:table-cell>
          <table:table-cell table:style-name="ce16" table:formula="of:=IF(AND([.H55]&lt;[.X$4];[.H55]&gt;=[.Z$4];[.L55]=&quot;Hêtre 27&quot;);[.$J55];0)" office:value-type="float" office:value="0" calcext:value-type="float">
            <text:p>0</text:p>
          </table:table-cell>
          <table:table-cell table:formula="of:=IF(AND([.$H55]&gt;=[.Z$4];[.$H55]&lt;[.X$4];[.$L55]=&quot;Hêtre 27&quot;);[.$G55]*[.$E55];0)" office:value-type="float" office:value="0" calcext:value-type="float">
            <text:p>0</text:p>
          </table:table-cell>
          <table:table-cell table:style-name="ce16" table:formula="of:=IF(AND([.H55]&lt;[.Z$4];[.H55]&gt;=[.AB$4];[.L55]=&quot;Hêtre 27&quot;;);[.$J55];0)" office:value-type="float" office:value="0" calcext:value-type="float">
            <text:p>0</text:p>
          </table:table-cell>
          <table:table-cell table:formula="of:=IF(AND([.$H55]&gt;=[.AB$4];[.$H55]&lt;[.Z$4];[.$L55]=&quot;Hêtre 27&quot;);[.$G55]*[.E55];0)" office:value-type="float" office:value="0" calcext:value-type="float">
            <text:p>0</text:p>
          </table:table-cell>
          <table:table-cell table:style-name="ce16" table:formula="of:=IF(AND([.H55]&lt;[.AB$4];[.L55]=&quot;Hêtre 27&quot;);[.$J55];0)" office:value-type="float" office:value="0" calcext:value-type="float">
            <text:p>0</text:p>
          </table:table-cell>
          <table:table-cell table:formula="of:=IF(AND([.$H55]&lt;[.AB$4];[.$L55]=&quot;Hêtre 27&quot;);[.$G55]*[.$E55];0)" office:value-type="float" office:value="0" calcext:value-type="float">
            <text:p>0</text:p>
          </table:table-cell>
          <table:table-cell table:formula="of:=IF(AND([.H55]&gt;[.AF$4];[.L55]=&quot;Hêtre 20&quot;);[.$J55];0)" office:value-type="float" office:value="0.34425" calcext:value-type="float">
            <text:p>0,34425</text:p>
          </table:table-cell>
          <table:table-cell table:formula="of:=IF(AND([.$H55]&gt;[.AF$4];[.$L55]=&quot;Hêtre 20&quot;);[.$G55]*[.$E55];0)" office:value-type="float" office:value="170" calcext:value-type="float">
            <text:p>170</text:p>
          </table:table-cell>
          <table:table-cell table:style-name="ce16" table:formula="of:=IF(AND([.H55]&lt;[.AF$4];[.H55]&gt;=[.AH$4];[.L55]=&quot;Hêtre 20&quot;);[.$J55];0)" office:value-type="float" office:value="0" calcext:value-type="float">
            <text:p>0</text:p>
          </table:table-cell>
          <table:table-cell table:formula="of:=IF(AND([.$H55]&gt;=[.AH$4];[.$H55]&lt;[.AF$4];[.$L55]=&quot;Hêtre 20&quot;);[.$G55]*[.$E55];0)" office:value-type="float" office:value="0" calcext:value-type="float">
            <text:p>0</text:p>
          </table:table-cell>
          <table:table-cell table:style-name="ce16" table:formula="of:=IF(AND([.H55]&lt;[.AH$4];[.H55]&gt;=[.AJ$4];[.L55]=&quot;Hêtre 20&quot;;);[.$J55];0)" office:value-type="float" office:value="0" calcext:value-type="float">
            <text:p>0</text:p>
          </table:table-cell>
          <table:table-cell table:formula="of:=IF(AND([.$H55]&gt;=[.AJ$4];[.$H55]&lt;[.AH$4];[.$L55]=&quot;Hêtre 20&quot;);[.$G55]*[.$E55];0)" office:value-type="float" office:value="0" calcext:value-type="float">
            <text:p>0</text:p>
          </table:table-cell>
          <table:table-cell table:style-name="ce16" table:formula="of:=IF(AND([.H55]&lt;[.AJ$4];[.L55]=&quot;Hêtre 20&quot;);[.$J55];0)" office:value-type="float" office:value="0" calcext:value-type="float">
            <text:p>0</text:p>
          </table:table-cell>
          <table:table-cell table:formula="of:=IF(AND([.$H55]&lt;[.AJ$4];[.$L55]=&quot;Hêtre 20&quot;);[.$G55]*[.$E5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47" calcext:value-type="float">
            <text:p>1047</text:p>
          </table:table-cell>
          <table:table-cell table:style-name="ce7" table:formula="of:=[.H50]+70-[.H56]" office:value-type="float" office:value="0" calcext:value-type="float">
            <text:p>0</text:p>
          </table:table-cell>
          <table:table-cell table:formula="of:=[.E56]*([.G56]/1000)*([.H56]/1000)" office:value-type="float" office:value="0.088995" calcext:value-type="float">
            <text:p>0,088995</text:p>
          </table:table-cell>
          <table:table-cell table:formula="of:=[.J56]*[.F56]/1000" office:value-type="float" office:value="0.000444975" calcext:value-type="float">
            <text:p>0,000444975</text:p>
          </table:table-cell>
          <table:table-cell office:value-type="string" calcext:value-type="string">
            <text:p>Hêtre 20</text:p>
          </table:table-cell>
          <table:table-cell table:style-name="ce19" table:formula="of:=IF(OR(AND([.F56]&lt;35;[.F56]&gt;22;[.L56]=&quot;Hêtre 45&quot;);AND([.F56]&lt;=22;[.F56]&gt;14;[.L56]=&quot;Hêtre 27&quot;);AND([.F56]&lt;=14;[.L56]=&quot;Hêtre 20&quot;));TRUE())" office:value-type="boolean" office:boolean-value="true" calcext:value-type="boolean">
            <text:p>VRAI</text:p>
          </table:table-cell>
          <table:table-cell table:formula="of:=IF(AND([.H56]&gt;[.P$4];[.L56]=&quot;Hêtre 45&quot;);[.J56];0)" office:value-type="float" office:value="0" calcext:value-type="float">
            <text:p>0</text:p>
          </table:table-cell>
          <table:table-cell table:formula="of:=IF(AND([.$H56]&gt;[.P$4];[.$L56]=&quot;Hêtre 45&quot;);[.$G56]*[.E56];0)" office:value-type="float" office:value="0" calcext:value-type="float">
            <text:p>0</text:p>
          </table:table-cell>
          <table:table-cell table:style-name="ce16" table:formula="of:=IF(AND([.H56]&lt;[.P$4];[.H56]&gt;=[.R$4];[.L56]=&quot;Hêtre 45&quot;;[.F56]&gt;19);[.J56];0)" office:value-type="float" office:value="0" calcext:value-type="float">
            <text:p>0</text:p>
          </table:table-cell>
          <table:table-cell table:formula="of:=IF(AND([.$H56]&gt;=[.R$4];[.$H56]&lt;[.P$4];[.$L56]=&quot;Hêtre 45&quot;);[.$G56]*[.$E56];0)" office:value-type="float" office:value="0" calcext:value-type="float">
            <text:p>0</text:p>
          </table:table-cell>
          <table:table-cell table:style-name="ce16" table:formula="of:=IF(AND([.H56]&lt;[.R$4];[.H56]&gt;=[.T$4];[.L56]=&quot;Hêtre 45&quot;;[.F56]&gt;19);[.J56];0)" office:value-type="float" office:value="0" calcext:value-type="float">
            <text:p>0</text:p>
          </table:table-cell>
          <table:table-cell table:formula="of:=IF(AND([.$H56]&gt;=[.T$4];[.$H56]&lt;[.R$4];[.$L56]=&quot;Hêtre 45&quot;);[.$G56]*[.$E56];0)" office:value-type="float" office:value="0" calcext:value-type="float">
            <text:p>0</text:p>
          </table:table-cell>
          <table:table-cell table:style-name="ce16" table:formula="of:=IF(AND([.H56]&lt;[.T$4];[.L56]=&quot;Hêtre 45&quot;;[.F56]&gt;19);[.J56];0)" office:value-type="float" office:value="0" calcext:value-type="float">
            <text:p>0</text:p>
          </table:table-cell>
          <table:table-cell table:formula="of:=IF(AND([.$H56]&lt;[.T$4];[.$L56]=&quot;Hêtre 45&quot;);[.$G56]*[.$E56];0)" office:value-type="float" office:value="0" calcext:value-type="float">
            <text:p>0</text:p>
          </table:table-cell>
          <table:table-cell table:formula="of:=IF(AND([.H56]&gt;[.X$4];[.L56]=&quot;Hêtre 27&quot;);[.$J56];0)" office:value-type="float" office:value="0" calcext:value-type="float">
            <text:p>0</text:p>
          </table:table-cell>
          <table:table-cell table:formula="of:=IF(AND([.$H56]&gt;[.X$4];[.$L56]=&quot;Hêtre 27&quot;);[.$G56]*[.$E56];0)" office:value-type="float" office:value="0" calcext:value-type="float">
            <text:p>0</text:p>
          </table:table-cell>
          <table:table-cell table:style-name="ce16" table:formula="of:=IF(AND([.H56]&lt;[.X$4];[.H56]&gt;=[.Z$4];[.L56]=&quot;Hêtre 27&quot;);[.$J56];0)" office:value-type="float" office:value="0" calcext:value-type="float">
            <text:p>0</text:p>
          </table:table-cell>
          <table:table-cell table:formula="of:=IF(AND([.$H56]&gt;=[.Z$4];[.$H56]&lt;[.X$4];[.$L56]=&quot;Hêtre 27&quot;);[.$G56]*[.$E56];0)" office:value-type="float" office:value="0" calcext:value-type="float">
            <text:p>0</text:p>
          </table:table-cell>
          <table:table-cell table:style-name="ce16" table:formula="of:=IF(AND([.H56]&lt;[.Z$4];[.H56]&gt;=[.AB$4];[.L56]=&quot;Hêtre 27&quot;;);[.$J56];0)" office:value-type="float" office:value="0" calcext:value-type="float">
            <text:p>0</text:p>
          </table:table-cell>
          <table:table-cell table:formula="of:=IF(AND([.$H56]&gt;=[.AB$4];[.$H56]&lt;[.Z$4];[.$L56]=&quot;Hêtre 27&quot;);[.$G56]*[.E56];0)" office:value-type="float" office:value="0" calcext:value-type="float">
            <text:p>0</text:p>
          </table:table-cell>
          <table:table-cell table:style-name="ce16" table:formula="of:=IF(AND([.H56]&lt;[.AB$4];[.L56]=&quot;Hêtre 27&quot;);[.$J56];0)" office:value-type="float" office:value="0" calcext:value-type="float">
            <text:p>0</text:p>
          </table:table-cell>
          <table:table-cell table:formula="of:=IF(AND([.$H56]&lt;[.AB$4];[.$L56]=&quot;Hêtre 27&quot;);[.$G56]*[.$E56];0)" office:value-type="float" office:value="0" calcext:value-type="float">
            <text:p>0</text:p>
          </table:table-cell>
          <table:table-cell table:formula="of:=IF(AND([.H56]&gt;[.AF$4];[.L56]=&quot;Hêtre 20&quot;);[.$J56];0)" office:value-type="float" office:value="0" calcext:value-type="float">
            <text:p>0</text:p>
          </table:table-cell>
          <table:table-cell table:formula="of:=IF(AND([.$H56]&gt;[.AF$4];[.$L56]=&quot;Hêtre 20&quot;);[.$G56]*[.$E56];0)" office:value-type="float" office:value="0" calcext:value-type="float">
            <text:p>0</text:p>
          </table:table-cell>
          <table:table-cell table:style-name="ce16" table:formula="of:=IF(AND([.H56]&lt;[.AF$4];[.H56]&gt;=[.AH$4];[.L56]=&quot;Hêtre 20&quot;);[.$J56];0)" office:value-type="float" office:value="0" calcext:value-type="float">
            <text:p>0</text:p>
          </table:table-cell>
          <table:table-cell table:formula="of:=IF(AND([.$H56]&gt;=[.AH$4];[.$H56]&lt;[.AF$4];[.$L56]=&quot;Hêtre 20&quot;);[.$G56]*[.$E56];0)" office:value-type="float" office:value="0" calcext:value-type="float">
            <text:p>0</text:p>
          </table:table-cell>
          <table:table-cell table:style-name="ce16" table:formula="of:=IF(AND([.H56]&lt;[.AH$4];[.H56]&gt;=[.AJ$4];[.L56]=&quot;Hêtre 20&quot;;);[.$J56];0)" office:value-type="float" office:value="0" calcext:value-type="float">
            <text:p>0</text:p>
          </table:table-cell>
          <table:table-cell table:formula="of:=IF(AND([.$H56]&gt;=[.AJ$4];[.$H56]&lt;[.AH$4];[.$L56]=&quot;Hêtre 20&quot;);[.$G56]*[.$E56];0)" office:value-type="float" office:value="85" calcext:value-type="float">
            <text:p>85</text:p>
          </table:table-cell>
          <table:table-cell table:style-name="ce16" table:formula="of:=IF(AND([.H56]&lt;[.AJ$4];[.L56]=&quot;Hêtre 20&quot;);[.$J56];0)" office:value-type="float" office:value="0" calcext:value-type="float">
            <text:p>0</text:p>
          </table:table-cell>
          <table:table-cell table:formula="of:=IF(AND([.$H56]&lt;[.AJ$4];[.$L56]=&quot;Hêtre 20&quot;);[.$G56]*[.$E56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57]&lt;35;[.F57]&gt;22;[.L57]=&quot;Hêtre 45&quot;);AND([.F57]&lt;=22;[.F57]&gt;14;[.L57]=&quot;Hêtre 27&quot;);AND([.F57]&lt;=14;[.L57]=&quot;Hêtre 20&quot;));TRUE())" office:value-type="boolean" office:boolean-value="false" calcext:value-type="boolean">
            <text:p>FAUX</text:p>
          </table:table-cell>
          <table:table-cell table:formula="of:=IF(AND([.H57]&gt;[.P$4];[.L57]=&quot;Hêtre 45&quot;);[.J57];0)" office:value-type="float" office:value="0" calcext:value-type="float">
            <text:p>0</text:p>
          </table:table-cell>
          <table:table-cell table:formula="of:=IF(AND([.$H57]&gt;[.P$4];[.$L57]=&quot;Hêtre 45&quot;);[.$G57]*[.E57];0)" office:value-type="float" office:value="0" calcext:value-type="float">
            <text:p>0</text:p>
          </table:table-cell>
          <table:table-cell table:style-name="ce16" table:formula="of:=IF(AND([.H57]&lt;[.P$4];[.H57]&gt;=[.R$4];[.L57]=&quot;Hêtre 45&quot;;[.F57]&gt;19);[.J57];0)" office:value-type="float" office:value="0" calcext:value-type="float">
            <text:p>0</text:p>
          </table:table-cell>
          <table:table-cell table:formula="of:=IF(AND([.$H57]&gt;=[.R$4];[.$H57]&lt;[.P$4];[.$L57]=&quot;Hêtre 45&quot;);[.$G57]*[.$E57];0)" office:value-type="float" office:value="0" calcext:value-type="float">
            <text:p>0</text:p>
          </table:table-cell>
          <table:table-cell table:style-name="ce16" table:formula="of:=IF(AND([.H57]&lt;[.R$4];[.H57]&gt;=[.T$4];[.L57]=&quot;Hêtre 45&quot;;[.F57]&gt;19);[.J57];0)" office:value-type="float" office:value="0" calcext:value-type="float">
            <text:p>0</text:p>
          </table:table-cell>
          <table:table-cell table:formula="of:=IF(AND([.$H57]&gt;=[.T$4];[.$H57]&lt;[.R$4];[.$L57]=&quot;Hêtre 45&quot;);[.$G57]*[.$E57];0)" office:value-type="float" office:value="0" calcext:value-type="float">
            <text:p>0</text:p>
          </table:table-cell>
          <table:table-cell table:style-name="ce16" table:formula="of:=IF(AND([.H57]&lt;[.T$4];[.L57]=&quot;Hêtre 45&quot;;[.F57]&gt;19);[.J57];0)" office:value-type="float" office:value="0" calcext:value-type="float">
            <text:p>0</text:p>
          </table:table-cell>
          <table:table-cell table:formula="of:=IF(AND([.$H57]&lt;[.T$4];[.$L57]=&quot;Hêtre 45&quot;);[.$G57]*[.$E57];0)" office:value-type="float" office:value="0" calcext:value-type="float">
            <text:p>0</text:p>
          </table:table-cell>
          <table:table-cell table:formula="of:=IF(AND([.H57]&gt;[.X$4];[.L57]=&quot;Hêtre 27&quot;);[.$J57];0)" office:value-type="float" office:value="0" calcext:value-type="float">
            <text:p>0</text:p>
          </table:table-cell>
          <table:table-cell table:formula="of:=IF(AND([.$H57]&gt;[.X$4];[.$L57]=&quot;Hêtre 27&quot;);[.$G57]*[.$E57];0)" office:value-type="float" office:value="0" calcext:value-type="float">
            <text:p>0</text:p>
          </table:table-cell>
          <table:table-cell table:style-name="ce16" table:formula="of:=IF(AND([.H57]&lt;[.X$4];[.H57]&gt;=[.Z$4];[.L57]=&quot;Hêtre 27&quot;);[.$J57];0)" office:value-type="float" office:value="0" calcext:value-type="float">
            <text:p>0</text:p>
          </table:table-cell>
          <table:table-cell table:formula="of:=IF(AND([.$H57]&gt;=[.Z$4];[.$H57]&lt;[.X$4];[.$L57]=&quot;Hêtre 27&quot;);[.$G57]*[.$E57];0)" office:value-type="float" office:value="0" calcext:value-type="float">
            <text:p>0</text:p>
          </table:table-cell>
          <table:table-cell table:style-name="ce16" table:formula="of:=IF(AND([.H57]&lt;[.Z$4];[.H57]&gt;=[.AB$4];[.L57]=&quot;Hêtre 27&quot;;);[.$J57];0)" office:value-type="float" office:value="0" calcext:value-type="float">
            <text:p>0</text:p>
          </table:table-cell>
          <table:table-cell table:formula="of:=IF(AND([.$H57]&gt;=[.AB$4];[.$H57]&lt;[.Z$4];[.$L57]=&quot;Hêtre 27&quot;);[.$G57]*[.E57];0)" office:value-type="float" office:value="0" calcext:value-type="float">
            <text:p>0</text:p>
          </table:table-cell>
          <table:table-cell table:style-name="ce16" table:formula="of:=IF(AND([.H57]&lt;[.AB$4];[.L57]=&quot;Hêtre 27&quot;);[.$J57];0)" office:value-type="float" office:value="0" calcext:value-type="float">
            <text:p>0</text:p>
          </table:table-cell>
          <table:table-cell table:formula="of:=IF(AND([.$H57]&lt;[.AB$4];[.$L57]=&quot;Hêtre 27&quot;);[.$G57]*[.$E57];0)" office:value-type="float" office:value="0" calcext:value-type="float">
            <text:p>0</text:p>
          </table:table-cell>
          <table:table-cell table:formula="of:=IF(AND([.H57]&gt;[.AF$4];[.L57]=&quot;Hêtre 20&quot;);[.$J57];0)" office:value-type="float" office:value="0" calcext:value-type="float">
            <text:p>0</text:p>
          </table:table-cell>
          <table:table-cell table:formula="of:=IF(AND([.$H57]&gt;[.AF$4];[.$L57]=&quot;Hêtre 20&quot;);[.$G57]*[.$E57];0)" office:value-type="float" office:value="0" calcext:value-type="float">
            <text:p>0</text:p>
          </table:table-cell>
          <table:table-cell table:style-name="ce16" table:formula="of:=IF(AND([.H57]&lt;[.AF$4];[.H57]&gt;=[.AH$4];[.L57]=&quot;Hêtre 20&quot;);[.$J57];0)" office:value-type="float" office:value="0" calcext:value-type="float">
            <text:p>0</text:p>
          </table:table-cell>
          <table:table-cell table:formula="of:=IF(AND([.$H57]&gt;=[.AH$4];[.$H57]&lt;[.AF$4];[.$L57]=&quot;Hêtre 20&quot;);[.$G57]*[.$E57];0)" office:value-type="float" office:value="0" calcext:value-type="float">
            <text:p>0</text:p>
          </table:table-cell>
          <table:table-cell table:style-name="ce16" table:formula="of:=IF(AND([.H57]&lt;[.AH$4];[.H57]&gt;=[.AJ$4];[.L57]=&quot;Hêtre 20&quot;;);[.$J57];0)" office:value-type="float" office:value="0" calcext:value-type="float">
            <text:p>0</text:p>
          </table:table-cell>
          <table:table-cell table:formula="of:=IF(AND([.$H57]&gt;=[.AJ$4];[.$H57]&lt;[.AH$4];[.$L57]=&quot;Hêtre 20&quot;);[.$G57]*[.$E57];0)" office:value-type="float" office:value="0" calcext:value-type="float">
            <text:p>0</text:p>
          </table:table-cell>
          <table:table-cell table:style-name="ce16" table:formula="of:=IF(AND([.H57]&lt;[.AJ$4];[.L57]=&quot;Hêtre 20&quot;);[.$J57];0)" office:value-type="float" office:value="0" calcext:value-type="float">
            <text:p>0</text:p>
          </table:table-cell>
          <table:table-cell table:formula="of:=IF(AND([.$H57]&lt;[.AJ$4];[.$L57]=&quot;Hêtre 20&quot;);[.$G57]*[.$E57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8" calcext:value-type="float">
            <text:p>2028</text:p>
          </table:table-cell>
          <table:table-cell table:style-name="ce7" table:formula="of:=[.H49]-5-30-2-10-[.H58]" office:value-type="float" office:value="0" calcext:value-type="float">
            <text:p>0</text:p>
          </table:table-cell>
          <table:table-cell table:formula="of:=[.E58]*([.G58]/1000)*([.H58]/1000)" office:value-type="float" office:value="0.4056" calcext:value-type="float">
            <text:p>0,4056</text:p>
          </table:table-cell>
          <table:table-cell table:formula="of:=[.J58]*[.F58]/1000" office:value-type="float" office:value="0.012168" calcext:value-type="float">
            <text:p>0,012168</text:p>
          </table:table-cell>
          <table:table-cell office:value-type="string" calcext:value-type="string">
            <text:p>Hêtre 45</text:p>
          </table:table-cell>
          <table:table-cell table:style-name="ce19" table:formula="of:=IF(OR(AND([.F58]&lt;35;[.F58]&gt;22;[.L58]=&quot;Hêtre 45&quot;);AND([.F58]&lt;=22;[.F58]&gt;14;[.L58]=&quot;Hêtre 27&quot;);AND([.F58]&lt;=14;[.L58]=&quot;Hêtre 20&quot;));TRUE())" office:value-type="boolean" office:boolean-value="true" calcext:value-type="boolean">
            <text:p>VRAI</text:p>
          </table:table-cell>
          <table:table-cell table:formula="of:=IF(AND([.H58]&gt;[.P$4];[.L58]=&quot;Hêtre 45&quot;);[.J58];0)" office:value-type="float" office:value="0.4056" calcext:value-type="float">
            <text:p>0,4056</text:p>
          </table:table-cell>
          <table:table-cell table:formula="of:=IF(AND([.$H58]&gt;[.P$4];[.$L58]=&quot;Hêtre 45&quot;);[.$G58]*[.E58];0)" office:value-type="float" office:value="200" calcext:value-type="float">
            <text:p>200</text:p>
          </table:table-cell>
          <table:table-cell table:style-name="ce16" table:formula="of:=IF(AND([.H58]&lt;[.P$4];[.H58]&gt;=[.R$4];[.L58]=&quot;Hêtre 45&quot;;[.F58]&gt;19);[.J58];0)" office:value-type="float" office:value="0" calcext:value-type="float">
            <text:p>0</text:p>
          </table:table-cell>
          <table:table-cell table:formula="of:=IF(AND([.$H58]&gt;=[.R$4];[.$H58]&lt;[.P$4];[.$L58]=&quot;Hêtre 45&quot;);[.$G58]*[.$E58];0)" office:value-type="float" office:value="0" calcext:value-type="float">
            <text:p>0</text:p>
          </table:table-cell>
          <table:table-cell table:style-name="ce16" table:formula="of:=IF(AND([.H58]&lt;[.R$4];[.H58]&gt;=[.T$4];[.L58]=&quot;Hêtre 45&quot;;[.F58]&gt;19);[.J58];0)" office:value-type="float" office:value="0" calcext:value-type="float">
            <text:p>0</text:p>
          </table:table-cell>
          <table:table-cell table:formula="of:=IF(AND([.$H58]&gt;=[.T$4];[.$H58]&lt;[.R$4];[.$L58]=&quot;Hêtre 45&quot;);[.$G58]*[.$E58];0)" office:value-type="float" office:value="0" calcext:value-type="float">
            <text:p>0</text:p>
          </table:table-cell>
          <table:table-cell table:style-name="ce16" table:formula="of:=IF(AND([.H58]&lt;[.T$4];[.L58]=&quot;Hêtre 45&quot;;[.F58]&gt;19);[.J58];0)" office:value-type="float" office:value="0" calcext:value-type="float">
            <text:p>0</text:p>
          </table:table-cell>
          <table:table-cell table:formula="of:=IF(AND([.$H58]&lt;[.T$4];[.$L58]=&quot;Hêtre 45&quot;);[.$G58]*[.$E58];0)" office:value-type="float" office:value="0" calcext:value-type="float">
            <text:p>0</text:p>
          </table:table-cell>
          <table:table-cell table:formula="of:=IF(AND([.H58]&gt;[.X$4];[.L58]=&quot;Hêtre 27&quot;);[.$J58];0)" office:value-type="float" office:value="0" calcext:value-type="float">
            <text:p>0</text:p>
          </table:table-cell>
          <table:table-cell table:formula="of:=IF(AND([.$H58]&gt;[.X$4];[.$L58]=&quot;Hêtre 27&quot;);[.$G58]*[.$E58];0)" office:value-type="float" office:value="0" calcext:value-type="float">
            <text:p>0</text:p>
          </table:table-cell>
          <table:table-cell table:style-name="ce16" table:formula="of:=IF(AND([.H58]&lt;[.X$4];[.H58]&gt;=[.Z$4];[.L58]=&quot;Hêtre 27&quot;);[.$J58];0)" office:value-type="float" office:value="0" calcext:value-type="float">
            <text:p>0</text:p>
          </table:table-cell>
          <table:table-cell table:formula="of:=IF(AND([.$H58]&gt;=[.Z$4];[.$H58]&lt;[.X$4];[.$L58]=&quot;Hêtre 27&quot;);[.$G58]*[.$E58];0)" office:value-type="float" office:value="0" calcext:value-type="float">
            <text:p>0</text:p>
          </table:table-cell>
          <table:table-cell table:style-name="ce16" table:formula="of:=IF(AND([.H58]&lt;[.Z$4];[.H58]&gt;=[.AB$4];[.L58]=&quot;Hêtre 27&quot;;);[.$J58];0)" office:value-type="float" office:value="0" calcext:value-type="float">
            <text:p>0</text:p>
          </table:table-cell>
          <table:table-cell table:formula="of:=IF(AND([.$H58]&gt;=[.AB$4];[.$H58]&lt;[.Z$4];[.$L58]=&quot;Hêtre 27&quot;);[.$G58]*[.E58];0)" office:value-type="float" office:value="0" calcext:value-type="float">
            <text:p>0</text:p>
          </table:table-cell>
          <table:table-cell table:style-name="ce16" table:formula="of:=IF(AND([.H58]&lt;[.AB$4];[.L58]=&quot;Hêtre 27&quot;);[.$J58];0)" office:value-type="float" office:value="0" calcext:value-type="float">
            <text:p>0</text:p>
          </table:table-cell>
          <table:table-cell table:formula="of:=IF(AND([.$H58]&lt;[.AB$4];[.$L58]=&quot;Hêtre 27&quot;);[.$G58]*[.$E58];0)" office:value-type="float" office:value="0" calcext:value-type="float">
            <text:p>0</text:p>
          </table:table-cell>
          <table:table-cell table:formula="of:=IF(AND([.H58]&gt;[.AF$4];[.L58]=&quot;Hêtre 20&quot;);[.$J58];0)" office:value-type="float" office:value="0" calcext:value-type="float">
            <text:p>0</text:p>
          </table:table-cell>
          <table:table-cell table:formula="of:=IF(AND([.$H58]&gt;[.AF$4];[.$L58]=&quot;Hêtre 20&quot;);[.$G58]*[.$E58];0)" office:value-type="float" office:value="0" calcext:value-type="float">
            <text:p>0</text:p>
          </table:table-cell>
          <table:table-cell table:style-name="ce16" table:formula="of:=IF(AND([.H58]&lt;[.AF$4];[.H58]&gt;=[.AH$4];[.L58]=&quot;Hêtre 20&quot;);[.$J58];0)" office:value-type="float" office:value="0" calcext:value-type="float">
            <text:p>0</text:p>
          </table:table-cell>
          <table:table-cell table:formula="of:=IF(AND([.$H58]&gt;=[.AH$4];[.$H58]&lt;[.AF$4];[.$L58]=&quot;Hêtre 20&quot;);[.$G58]*[.$E58];0)" office:value-type="float" office:value="0" calcext:value-type="float">
            <text:p>0</text:p>
          </table:table-cell>
          <table:table-cell table:style-name="ce16" table:formula="of:=IF(AND([.H58]&lt;[.AH$4];[.H58]&gt;=[.AJ$4];[.L58]=&quot;Hêtre 20&quot;;);[.$J58];0)" office:value-type="float" office:value="0" calcext:value-type="float">
            <text:p>0</text:p>
          </table:table-cell>
          <table:table-cell table:formula="of:=IF(AND([.$H58]&gt;=[.AJ$4];[.$H58]&lt;[.AH$4];[.$L58]=&quot;Hêtre 20&quot;);[.$G58]*[.$E58];0)" office:value-type="float" office:value="0" calcext:value-type="float">
            <text:p>0</text:p>
          </table:table-cell>
          <table:table-cell table:style-name="ce16" table:formula="of:=IF(AND([.H58]&lt;[.AJ$4];[.L58]=&quot;Hêtre 20&quot;);[.$J58];0)" office:value-type="float" office:value="0" calcext:value-type="float">
            <text:p>0</text:p>
          </table:table-cell>
          <table:table-cell table:formula="of:=IF(AND([.$H58]&lt;[.AJ$4];[.$L58]=&quot;Hêtre 20&quot;);[.$G58]*[.$E5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3" calcext:value-type="float">
            <text:p>913</text:p>
          </table:table-cell>
          <table:table-cell table:style-name="ce7" table:formula="of:=[.H50]-2*30-2*2-[.H59]" office:value-type="float" office:value="0" calcext:value-type="float">
            <text:p>0</text:p>
          </table:table-cell>
          <table:table-cell table:formula="of:=[.E59]*([.G59]/1000)*([.H59]/1000)" office:value-type="float" office:value="0.104995" calcext:value-type="float">
            <text:p>0,104995</text:p>
          </table:table-cell>
          <table:table-cell table:formula="of:=[.J59]*[.F59]/1000" office:value-type="float" office:value="0.00314985" calcext:value-type="float">
            <text:p>0,00314985</text:p>
          </table:table-cell>
          <table:table-cell office:value-type="string" calcext:value-type="string">
            <text:p>Hêtre 45</text:p>
          </table:table-cell>
          <table:table-cell table:style-name="ce19" table:formula="of:=IF(OR(AND([.F59]&lt;35;[.F59]&gt;22;[.L59]=&quot;Hêtre 45&quot;);AND([.F59]&lt;=22;[.F59]&gt;14;[.L59]=&quot;Hêtre 27&quot;);AND([.F59]&lt;=14;[.L59]=&quot;Hêtre 20&quot;));TRUE())" office:value-type="boolean" office:boolean-value="true" calcext:value-type="boolean">
            <text:p>VRAI</text:p>
          </table:table-cell>
          <table:table-cell table:formula="of:=IF(AND([.H59]&gt;[.P$4];[.L59]=&quot;Hêtre 45&quot;);[.J59];0)" office:value-type="float" office:value="0" calcext:value-type="float">
            <text:p>0</text:p>
          </table:table-cell>
          <table:table-cell table:formula="of:=IF(AND([.$H59]&gt;[.P$4];[.$L59]=&quot;Hêtre 45&quot;);[.$G59]*[.E59];0)" office:value-type="float" office:value="0" calcext:value-type="float">
            <text:p>0</text:p>
          </table:table-cell>
          <table:table-cell table:style-name="ce16" table:formula="of:=IF(AND([.H59]&lt;[.P$4];[.H59]&gt;=[.R$4];[.L59]=&quot;Hêtre 45&quot;;[.F59]&gt;19);[.J59];0)" office:value-type="float" office:value="0" calcext:value-type="float">
            <text:p>0</text:p>
          </table:table-cell>
          <table:table-cell table:formula="of:=IF(AND([.$H59]&gt;=[.R$4];[.$H59]&lt;[.P$4];[.$L59]=&quot;Hêtre 45&quot;);[.$G59]*[.$E59];0)" office:value-type="float" office:value="0" calcext:value-type="float">
            <text:p>0</text:p>
          </table:table-cell>
          <table:table-cell table:style-name="ce16" table:formula="of:=IF(AND([.H59]&lt;[.R$4];[.H59]&gt;=[.T$4];[.L59]=&quot;Hêtre 45&quot;;[.F59]&gt;19);[.J59];0)" office:value-type="float" office:value="0" calcext:value-type="float">
            <text:p>0</text:p>
          </table:table-cell>
          <table:table-cell table:formula="of:=IF(AND([.$H59]&gt;=[.T$4];[.$H59]&lt;[.R$4];[.$L59]=&quot;Hêtre 45&quot;);[.$G59]*[.$E59];0)" office:value-type="float" office:value="0" calcext:value-type="float">
            <text:p>0</text:p>
          </table:table-cell>
          <table:table-cell table:style-name="ce16" table:formula="of:=IF(AND([.H59]&lt;[.T$4];[.L59]=&quot;Hêtre 45&quot;;[.F59]&gt;19);[.J59];0)" office:value-type="float" office:value="0.104995" calcext:value-type="float">
            <text:p>0,104995</text:p>
          </table:table-cell>
          <table:table-cell table:formula="of:=IF(AND([.$H59]&lt;[.T$4];[.$L59]=&quot;Hêtre 45&quot;);[.$G59]*[.$E59];0)" office:value-type="float" office:value="115" calcext:value-type="float">
            <text:p>115</text:p>
          </table:table-cell>
          <table:table-cell table:formula="of:=IF(AND([.H59]&gt;[.X$4];[.L59]=&quot;Hêtre 27&quot;);[.$J59];0)" office:value-type="float" office:value="0" calcext:value-type="float">
            <text:p>0</text:p>
          </table:table-cell>
          <table:table-cell table:formula="of:=IF(AND([.$H59]&gt;[.X$4];[.$L59]=&quot;Hêtre 27&quot;);[.$G59]*[.$E59];0)" office:value-type="float" office:value="0" calcext:value-type="float">
            <text:p>0</text:p>
          </table:table-cell>
          <table:table-cell table:style-name="ce16" table:formula="of:=IF(AND([.H59]&lt;[.X$4];[.H59]&gt;=[.Z$4];[.L59]=&quot;Hêtre 27&quot;);[.$J59];0)" office:value-type="float" office:value="0" calcext:value-type="float">
            <text:p>0</text:p>
          </table:table-cell>
          <table:table-cell table:formula="of:=IF(AND([.$H59]&gt;=[.Z$4];[.$H59]&lt;[.X$4];[.$L59]=&quot;Hêtre 27&quot;);[.$G59]*[.$E59];0)" office:value-type="float" office:value="0" calcext:value-type="float">
            <text:p>0</text:p>
          </table:table-cell>
          <table:table-cell table:style-name="ce16" table:formula="of:=IF(AND([.H59]&lt;[.Z$4];[.H59]&gt;=[.AB$4];[.L59]=&quot;Hêtre 27&quot;;);[.$J59];0)" office:value-type="float" office:value="0" calcext:value-type="float">
            <text:p>0</text:p>
          </table:table-cell>
          <table:table-cell table:formula="of:=IF(AND([.$H59]&gt;=[.AB$4];[.$H59]&lt;[.Z$4];[.$L59]=&quot;Hêtre 27&quot;);[.$G59]*[.E59];0)" office:value-type="float" office:value="0" calcext:value-type="float">
            <text:p>0</text:p>
          </table:table-cell>
          <table:table-cell table:style-name="ce16" table:formula="of:=IF(AND([.H59]&lt;[.AB$4];[.L59]=&quot;Hêtre 27&quot;);[.$J59];0)" office:value-type="float" office:value="0" calcext:value-type="float">
            <text:p>0</text:p>
          </table:table-cell>
          <table:table-cell table:formula="of:=IF(AND([.$H59]&lt;[.AB$4];[.$L59]=&quot;Hêtre 27&quot;);[.$G59]*[.$E59];0)" office:value-type="float" office:value="0" calcext:value-type="float">
            <text:p>0</text:p>
          </table:table-cell>
          <table:table-cell table:formula="of:=IF(AND([.H59]&gt;[.AF$4];[.L59]=&quot;Hêtre 20&quot;);[.$J59];0)" office:value-type="float" office:value="0" calcext:value-type="float">
            <text:p>0</text:p>
          </table:table-cell>
          <table:table-cell table:formula="of:=IF(AND([.$H59]&gt;[.AF$4];[.$L59]=&quot;Hêtre 20&quot;);[.$G59]*[.$E59];0)" office:value-type="float" office:value="0" calcext:value-type="float">
            <text:p>0</text:p>
          </table:table-cell>
          <table:table-cell table:style-name="ce16" table:formula="of:=IF(AND([.H59]&lt;[.AF$4];[.H59]&gt;=[.AH$4];[.L59]=&quot;Hêtre 20&quot;);[.$J59];0)" office:value-type="float" office:value="0" calcext:value-type="float">
            <text:p>0</text:p>
          </table:table-cell>
          <table:table-cell table:formula="of:=IF(AND([.$H59]&gt;=[.AH$4];[.$H59]&lt;[.AF$4];[.$L59]=&quot;Hêtre 20&quot;);[.$G59]*[.$E59];0)" office:value-type="float" office:value="0" calcext:value-type="float">
            <text:p>0</text:p>
          </table:table-cell>
          <table:table-cell table:style-name="ce16" table:formula="of:=IF(AND([.H59]&lt;[.AH$4];[.H59]&gt;=[.AJ$4];[.L59]=&quot;Hêtre 20&quot;;);[.$J59];0)" office:value-type="float" office:value="0" calcext:value-type="float">
            <text:p>0</text:p>
          </table:table-cell>
          <table:table-cell table:formula="of:=IF(AND([.$H59]&gt;=[.AJ$4];[.$H59]&lt;[.AH$4];[.$L59]=&quot;Hêtre 20&quot;);[.$G59]*[.$E59];0)" office:value-type="float" office:value="0" calcext:value-type="float">
            <text:p>0</text:p>
          </table:table-cell>
          <table:table-cell table:style-name="ce16" table:formula="of:=IF(AND([.H59]&lt;[.AJ$4];[.L59]=&quot;Hêtre 20&quot;);[.$J59];0)" office:value-type="float" office:value="0" calcext:value-type="float">
            <text:p>0</text:p>
          </table:table-cell>
          <table:table-cell table:formula="of:=IF(AND([.$H59]&lt;[.AJ$4];[.$L59]=&quot;Hêtre 20&quot;);[.$G59]*[.$E5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3" calcext:value-type="float">
            <text:p>913</text:p>
          </table:table-cell>
          <table:table-cell table:style-name="ce7" table:formula="of:=[.H50]-2*30-2*2-[.H60]" office:value-type="float" office:value="0" calcext:value-type="float">
            <text:p>0</text:p>
          </table:table-cell>
          <table:table-cell table:formula="of:=[.E60]*([.G60]/1000)*([.H60]/1000)" office:value-type="float" office:value="0.104995" calcext:value-type="float">
            <text:p>0,104995</text:p>
          </table:table-cell>
          <table:table-cell table:formula="of:=[.J60]*[.F60]/1000" office:value-type="float" office:value="0.00314985" calcext:value-type="float">
            <text:p>0,00314985</text:p>
          </table:table-cell>
          <table:table-cell office:value-type="string" calcext:value-type="string">
            <text:p>Hêtre 45</text:p>
          </table:table-cell>
          <table:table-cell table:style-name="ce19" table:formula="of:=IF(OR(AND([.F60]&lt;35;[.F60]&gt;22;[.L60]=&quot;Hêtre 45&quot;);AND([.F60]&lt;=22;[.F60]&gt;14;[.L60]=&quot;Hêtre 27&quot;);AND([.F60]&lt;=14;[.L60]=&quot;Hêtre 20&quot;));TRUE())" office:value-type="boolean" office:boolean-value="true" calcext:value-type="boolean">
            <text:p>VRAI</text:p>
          </table:table-cell>
          <table:table-cell table:formula="of:=IF(AND([.H60]&gt;[.P$4];[.L60]=&quot;Hêtre 45&quot;);[.J60];0)" office:value-type="float" office:value="0" calcext:value-type="float">
            <text:p>0</text:p>
          </table:table-cell>
          <table:table-cell table:formula="of:=IF(AND([.$H60]&gt;[.P$4];[.$L60]=&quot;Hêtre 45&quot;);[.$G60]*[.E60];0)" office:value-type="float" office:value="0" calcext:value-type="float">
            <text:p>0</text:p>
          </table:table-cell>
          <table:table-cell table:style-name="ce16" table:formula="of:=IF(AND([.H60]&lt;[.P$4];[.H60]&gt;=[.R$4];[.L60]=&quot;Hêtre 45&quot;;[.F60]&gt;19);[.J60];0)" office:value-type="float" office:value="0" calcext:value-type="float">
            <text:p>0</text:p>
          </table:table-cell>
          <table:table-cell table:formula="of:=IF(AND([.$H60]&gt;=[.R$4];[.$H60]&lt;[.P$4];[.$L60]=&quot;Hêtre 45&quot;);[.$G60]*[.$E60];0)" office:value-type="float" office:value="0" calcext:value-type="float">
            <text:p>0</text:p>
          </table:table-cell>
          <table:table-cell table:style-name="ce16" table:formula="of:=IF(AND([.H60]&lt;[.R$4];[.H60]&gt;=[.T$4];[.L60]=&quot;Hêtre 45&quot;;[.F60]&gt;19);[.J60];0)" office:value-type="float" office:value="0" calcext:value-type="float">
            <text:p>0</text:p>
          </table:table-cell>
          <table:table-cell table:formula="of:=IF(AND([.$H60]&gt;=[.T$4];[.$H60]&lt;[.R$4];[.$L60]=&quot;Hêtre 45&quot;);[.$G60]*[.$E60];0)" office:value-type="float" office:value="0" calcext:value-type="float">
            <text:p>0</text:p>
          </table:table-cell>
          <table:table-cell table:style-name="ce16" table:formula="of:=IF(AND([.H60]&lt;[.T$4];[.L60]=&quot;Hêtre 45&quot;;[.F60]&gt;19);[.J60];0)" office:value-type="float" office:value="0.104995" calcext:value-type="float">
            <text:p>0,104995</text:p>
          </table:table-cell>
          <table:table-cell table:formula="of:=IF(AND([.$H60]&lt;[.T$4];[.$L60]=&quot;Hêtre 45&quot;);[.$G60]*[.$E60];0)" office:value-type="float" office:value="115" calcext:value-type="float">
            <text:p>115</text:p>
          </table:table-cell>
          <table:table-cell table:formula="of:=IF(AND([.H60]&gt;[.X$4];[.L60]=&quot;Hêtre 27&quot;);[.$J60];0)" office:value-type="float" office:value="0" calcext:value-type="float">
            <text:p>0</text:p>
          </table:table-cell>
          <table:table-cell table:formula="of:=IF(AND([.$H60]&gt;[.X$4];[.$L60]=&quot;Hêtre 27&quot;);[.$G60]*[.$E60];0)" office:value-type="float" office:value="0" calcext:value-type="float">
            <text:p>0</text:p>
          </table:table-cell>
          <table:table-cell table:style-name="ce16" table:formula="of:=IF(AND([.H60]&lt;[.X$4];[.H60]&gt;=[.Z$4];[.L60]=&quot;Hêtre 27&quot;);[.$J60];0)" office:value-type="float" office:value="0" calcext:value-type="float">
            <text:p>0</text:p>
          </table:table-cell>
          <table:table-cell table:formula="of:=IF(AND([.$H60]&gt;=[.Z$4];[.$H60]&lt;[.X$4];[.$L60]=&quot;Hêtre 27&quot;);[.$G60]*[.$E60];0)" office:value-type="float" office:value="0" calcext:value-type="float">
            <text:p>0</text:p>
          </table:table-cell>
          <table:table-cell table:style-name="ce16" table:formula="of:=IF(AND([.H60]&lt;[.Z$4];[.H60]&gt;=[.AB$4];[.L60]=&quot;Hêtre 27&quot;;);[.$J60];0)" office:value-type="float" office:value="0" calcext:value-type="float">
            <text:p>0</text:p>
          </table:table-cell>
          <table:table-cell table:formula="of:=IF(AND([.$H60]&gt;=[.AB$4];[.$H60]&lt;[.Z$4];[.$L60]=&quot;Hêtre 27&quot;);[.$G60]*[.E60];0)" office:value-type="float" office:value="0" calcext:value-type="float">
            <text:p>0</text:p>
          </table:table-cell>
          <table:table-cell table:style-name="ce16" table:formula="of:=IF(AND([.H60]&lt;[.AB$4];[.L60]=&quot;Hêtre 27&quot;);[.$J60];0)" office:value-type="float" office:value="0" calcext:value-type="float">
            <text:p>0</text:p>
          </table:table-cell>
          <table:table-cell table:formula="of:=IF(AND([.$H60]&lt;[.AB$4];[.$L60]=&quot;Hêtre 27&quot;);[.$G60]*[.$E60];0)" office:value-type="float" office:value="0" calcext:value-type="float">
            <text:p>0</text:p>
          </table:table-cell>
          <table:table-cell table:formula="of:=IF(AND([.H60]&gt;[.AF$4];[.L60]=&quot;Hêtre 20&quot;);[.$J60];0)" office:value-type="float" office:value="0" calcext:value-type="float">
            <text:p>0</text:p>
          </table:table-cell>
          <table:table-cell table:formula="of:=IF(AND([.$H60]&gt;[.AF$4];[.$L60]=&quot;Hêtre 20&quot;);[.$G60]*[.$E60];0)" office:value-type="float" office:value="0" calcext:value-type="float">
            <text:p>0</text:p>
          </table:table-cell>
          <table:table-cell table:style-name="ce16" table:formula="of:=IF(AND([.H60]&lt;[.AF$4];[.H60]&gt;=[.AH$4];[.L60]=&quot;Hêtre 20&quot;);[.$J60];0)" office:value-type="float" office:value="0" calcext:value-type="float">
            <text:p>0</text:p>
          </table:table-cell>
          <table:table-cell table:formula="of:=IF(AND([.$H60]&gt;=[.AH$4];[.$H60]&lt;[.AF$4];[.$L60]=&quot;Hêtre 20&quot;);[.$G60]*[.$E60];0)" office:value-type="float" office:value="0" calcext:value-type="float">
            <text:p>0</text:p>
          </table:table-cell>
          <table:table-cell table:style-name="ce16" table:formula="of:=IF(AND([.H60]&lt;[.AH$4];[.H60]&gt;=[.AJ$4];[.L60]=&quot;Hêtre 20&quot;;);[.$J60];0)" office:value-type="float" office:value="0" calcext:value-type="float">
            <text:p>0</text:p>
          </table:table-cell>
          <table:table-cell table:formula="of:=IF(AND([.$H60]&gt;=[.AJ$4];[.$H60]&lt;[.AH$4];[.$L60]=&quot;Hêtre 20&quot;);[.$G60]*[.$E60];0)" office:value-type="float" office:value="0" calcext:value-type="float">
            <text:p>0</text:p>
          </table:table-cell>
          <table:table-cell table:style-name="ce16" table:formula="of:=IF(AND([.H60]&lt;[.AJ$4];[.L60]=&quot;Hêtre 20&quot;);[.$J60];0)" office:value-type="float" office:value="0" calcext:value-type="float">
            <text:p>0</text:p>
          </table:table-cell>
          <table:table-cell table:formula="of:=IF(AND([.$H60]&lt;[.AJ$4];[.$L60]=&quot;Hêtre 20&quot;);[.$G60]*[.$E60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centrale obliqu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079" calcext:value-type="float">
            <text:p>1079</text:p>
          </table:table-cell>
          <table:table-cell table:style-name="ce7" table:formula="of:=[.H50]-2*30-2*2-[.H61]" office:value-type="float" office:value="-166" calcext:value-type="float">
            <text:p>-166</text:p>
          </table:table-cell>
          <table:table-cell table:formula="of:=[.E61]*([.G61]/1000)*([.H61]/1000)" office:value-type="float" office:value="0.1079" calcext:value-type="float">
            <text:p>0,1079</text:p>
          </table:table-cell>
          <table:table-cell table:formula="of:=[.J61]*[.F61]/1000" office:value-type="float" office:value="0.003237" calcext:value-type="float">
            <text:p>0,003237</text:p>
          </table:table-cell>
          <table:table-cell office:value-type="string" calcext:value-type="string">
            <text:p>Hêtre 45</text:p>
          </table:table-cell>
          <table:table-cell table:style-name="ce19" table:formula="of:=IF(OR(AND([.F61]&lt;35;[.F61]&gt;22;[.L61]=&quot;Hêtre 45&quot;);AND([.F61]&lt;=22;[.F61]&gt;14;[.L61]=&quot;Hêtre 27&quot;);AND([.F61]&lt;=14;[.L61]=&quot;Hêtre 20&quot;));TRUE())" office:value-type="boolean" office:boolean-value="true" calcext:value-type="boolean">
            <text:p>VRAI</text:p>
          </table:table-cell>
          <table:table-cell table:formula="of:=IF(AND([.H61]&gt;[.P$4];[.L61]=&quot;Hêtre 45&quot;);[.J61];0)" office:value-type="float" office:value="0" calcext:value-type="float">
            <text:p>0</text:p>
          </table:table-cell>
          <table:table-cell table:formula="of:=IF(AND([.$H61]&gt;[.P$4];[.$L61]=&quot;Hêtre 45&quot;);[.$G61]*[.E61];0)" office:value-type="float" office:value="0" calcext:value-type="float">
            <text:p>0</text:p>
          </table:table-cell>
          <table:table-cell table:style-name="ce16" table:formula="of:=IF(AND([.H61]&lt;[.P$4];[.H61]&gt;=[.R$4];[.L61]=&quot;Hêtre 45&quot;;[.F61]&gt;19);[.J61];0)" office:value-type="float" office:value="0" calcext:value-type="float">
            <text:p>0</text:p>
          </table:table-cell>
          <table:table-cell table:formula="of:=IF(AND([.$H61]&gt;=[.R$4];[.$H61]&lt;[.P$4];[.$L61]=&quot;Hêtre 45&quot;);[.$G61]*[.$E61];0)" office:value-type="float" office:value="0" calcext:value-type="float">
            <text:p>0</text:p>
          </table:table-cell>
          <table:table-cell table:style-name="ce16" table:formula="of:=IF(AND([.H61]&lt;[.R$4];[.H61]&gt;=[.T$4];[.L61]=&quot;Hêtre 45&quot;;[.F61]&gt;19);[.J61];0)" office:value-type="float" office:value="0.1079" calcext:value-type="float">
            <text:p>0,1079</text:p>
          </table:table-cell>
          <table:table-cell table:formula="of:=IF(AND([.$H61]&gt;=[.T$4];[.$H61]&lt;[.R$4];[.$L61]=&quot;Hêtre 45&quot;);[.$G61]*[.$E61];0)" office:value-type="float" office:value="100" calcext:value-type="float">
            <text:p>100</text:p>
          </table:table-cell>
          <table:table-cell table:style-name="ce16" table:formula="of:=IF(AND([.H61]&lt;[.T$4];[.L61]=&quot;Hêtre 45&quot;;[.F61]&gt;19);[.J61];0)" office:value-type="float" office:value="0" calcext:value-type="float">
            <text:p>0</text:p>
          </table:table-cell>
          <table:table-cell table:formula="of:=IF(AND([.$H61]&lt;[.T$4];[.$L61]=&quot;Hêtre 45&quot;);[.$G61]*[.$E61];0)" office:value-type="float" office:value="0" calcext:value-type="float">
            <text:p>0</text:p>
          </table:table-cell>
          <table:table-cell table:formula="of:=IF(AND([.H61]&gt;[.X$4];[.L61]=&quot;Hêtre 27&quot;);[.$J61];0)" office:value-type="float" office:value="0" calcext:value-type="float">
            <text:p>0</text:p>
          </table:table-cell>
          <table:table-cell table:formula="of:=IF(AND([.$H61]&gt;[.X$4];[.$L61]=&quot;Hêtre 27&quot;);[.$G61]*[.$E61];0)" office:value-type="float" office:value="0" calcext:value-type="float">
            <text:p>0</text:p>
          </table:table-cell>
          <table:table-cell table:style-name="ce16" table:formula="of:=IF(AND([.H61]&lt;[.X$4];[.H61]&gt;=[.Z$4];[.L61]=&quot;Hêtre 27&quot;);[.$J61];0)" office:value-type="float" office:value="0" calcext:value-type="float">
            <text:p>0</text:p>
          </table:table-cell>
          <table:table-cell table:formula="of:=IF(AND([.$H61]&gt;=[.Z$4];[.$H61]&lt;[.X$4];[.$L61]=&quot;Hêtre 27&quot;);[.$G61]*[.$E61];0)" office:value-type="float" office:value="0" calcext:value-type="float">
            <text:p>0</text:p>
          </table:table-cell>
          <table:table-cell table:style-name="ce16" table:formula="of:=IF(AND([.H61]&lt;[.Z$4];[.H61]&gt;=[.AB$4];[.L61]=&quot;Hêtre 27&quot;;);[.$J61];0)" office:value-type="float" office:value="0" calcext:value-type="float">
            <text:p>0</text:p>
          </table:table-cell>
          <table:table-cell table:formula="of:=IF(AND([.$H61]&gt;=[.AB$4];[.$H61]&lt;[.Z$4];[.$L61]=&quot;Hêtre 27&quot;);[.$G61]*[.E61];0)" office:value-type="float" office:value="0" calcext:value-type="float">
            <text:p>0</text:p>
          </table:table-cell>
          <table:table-cell table:style-name="ce16" table:formula="of:=IF(AND([.H61]&lt;[.AB$4];[.L61]=&quot;Hêtre 27&quot;);[.$J61];0)" office:value-type="float" office:value="0" calcext:value-type="float">
            <text:p>0</text:p>
          </table:table-cell>
          <table:table-cell table:formula="of:=IF(AND([.$H61]&lt;[.AB$4];[.$L61]=&quot;Hêtre 27&quot;);[.$G61]*[.$E61];0)" office:value-type="float" office:value="0" calcext:value-type="float">
            <text:p>0</text:p>
          </table:table-cell>
          <table:table-cell table:formula="of:=IF(AND([.H61]&gt;[.AF$4];[.L61]=&quot;Hêtre 20&quot;);[.$J61];0)" office:value-type="float" office:value="0" calcext:value-type="float">
            <text:p>0</text:p>
          </table:table-cell>
          <table:table-cell table:formula="of:=IF(AND([.$H61]&gt;[.AF$4];[.$L61]=&quot;Hêtre 20&quot;);[.$G61]*[.$E61];0)" office:value-type="float" office:value="0" calcext:value-type="float">
            <text:p>0</text:p>
          </table:table-cell>
          <table:table-cell table:style-name="ce16" table:formula="of:=IF(AND([.H61]&lt;[.AF$4];[.H61]&gt;=[.AH$4];[.L61]=&quot;Hêtre 20&quot;);[.$J61];0)" office:value-type="float" office:value="0" calcext:value-type="float">
            <text:p>0</text:p>
          </table:table-cell>
          <table:table-cell table:formula="of:=IF(AND([.$H61]&gt;=[.AH$4];[.$H61]&lt;[.AF$4];[.$L61]=&quot;Hêtre 20&quot;);[.$G61]*[.$E61];0)" office:value-type="float" office:value="0" calcext:value-type="float">
            <text:p>0</text:p>
          </table:table-cell>
          <table:table-cell table:style-name="ce16" table:formula="of:=IF(AND([.H61]&lt;[.AH$4];[.H61]&gt;=[.AJ$4];[.L61]=&quot;Hêtre 20&quot;;);[.$J61];0)" office:value-type="float" office:value="0" calcext:value-type="float">
            <text:p>0</text:p>
          </table:table-cell>
          <table:table-cell table:formula="of:=IF(AND([.$H61]&gt;=[.AJ$4];[.$H61]&lt;[.AH$4];[.$L61]=&quot;Hêtre 20&quot;);[.$G61]*[.$E61];0)" office:value-type="float" office:value="0" calcext:value-type="float">
            <text:p>0</text:p>
          </table:table-cell>
          <table:table-cell table:style-name="ce16" table:formula="of:=IF(AND([.H61]&lt;[.AJ$4];[.L61]=&quot;Hêtre 20&quot;);[.$J61];0)" office:value-type="float" office:value="0" calcext:value-type="float">
            <text:p>0</text:p>
          </table:table-cell>
          <table:table-cell table:formula="of:=IF(AND([.$H61]&lt;[.AJ$4];[.$L61]=&quot;Hêtre 20&quot;);[.$G61]*[.$E6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3" calcext:value-type="float">
            <text:p>743</text:p>
          </table:table-cell>
          <table:table-cell table:style-name="ce7" table:formula="of:=[.H50]-2*30-2*2-2*100+2*15-[.H62]" office:value-type="float" office:value="0" calcext:value-type="float">
            <text:p>0</text:p>
          </table:table-cell>
          <table:table-cell table:formula="of:=[.E62]*([.G62]/1000)*([.H62]/1000)" office:value-type="float" office:value="0.01486" calcext:value-type="float">
            <text:p>0,01486</text:p>
          </table:table-cell>
          <table:table-cell table:formula="of:=[.J62]*[.F62]/1000" office:value-type="float" office:value="0.0002229" calcext:value-type="float">
            <text:p>0,0002229</text:p>
          </table:table-cell>
          <table:table-cell office:value-type="string" calcext:value-type="string">
            <text:p>Hêtre 27</text:p>
          </table:table-cell>
          <table:table-cell table:style-name="ce19" table:formula="of:=IF(OR(AND([.F62]&lt;35;[.F62]&gt;22;[.L62]=&quot;Hêtre 45&quot;);AND([.F62]&lt;=22;[.F62]&gt;14;[.L62]=&quot;Hêtre 27&quot;);AND([.F62]&lt;=14;[.L62]=&quot;Hêtre 20&quot;));TRUE())" office:value-type="boolean" office:boolean-value="true" calcext:value-type="boolean">
            <text:p>VRAI</text:p>
          </table:table-cell>
          <table:table-cell table:formula="of:=IF(AND([.H62]&gt;[.P$4];[.L62]=&quot;Hêtre 45&quot;);[.J62];0)" office:value-type="float" office:value="0" calcext:value-type="float">
            <text:p>0</text:p>
          </table:table-cell>
          <table:table-cell table:formula="of:=IF(AND([.$H62]&gt;[.P$4];[.$L62]=&quot;Hêtre 45&quot;);[.$G62]*[.E62];0)" office:value-type="float" office:value="0" calcext:value-type="float">
            <text:p>0</text:p>
          </table:table-cell>
          <table:table-cell table:style-name="ce16" table:formula="of:=IF(AND([.H62]&lt;[.P$4];[.H62]&gt;=[.R$4];[.L62]=&quot;Hêtre 45&quot;;[.F62]&gt;19);[.J62];0)" office:value-type="float" office:value="0" calcext:value-type="float">
            <text:p>0</text:p>
          </table:table-cell>
          <table:table-cell table:formula="of:=IF(AND([.$H62]&gt;=[.R$4];[.$H62]&lt;[.P$4];[.$L62]=&quot;Hêtre 45&quot;);[.$G62]*[.$E62];0)" office:value-type="float" office:value="0" calcext:value-type="float">
            <text:p>0</text:p>
          </table:table-cell>
          <table:table-cell table:style-name="ce16" table:formula="of:=IF(AND([.H62]&lt;[.R$4];[.H62]&gt;=[.T$4];[.L62]=&quot;Hêtre 45&quot;;[.F62]&gt;19);[.J62];0)" office:value-type="float" office:value="0" calcext:value-type="float">
            <text:p>0</text:p>
          </table:table-cell>
          <table:table-cell table:formula="of:=IF(AND([.$H62]&gt;=[.T$4];[.$H62]&lt;[.R$4];[.$L62]=&quot;Hêtre 45&quot;);[.$G62]*[.$E62];0)" office:value-type="float" office:value="0" calcext:value-type="float">
            <text:p>0</text:p>
          </table:table-cell>
          <table:table-cell table:style-name="ce16" table:formula="of:=IF(AND([.H62]&lt;[.T$4];[.L62]=&quot;Hêtre 45&quot;;[.F62]&gt;19);[.J62];0)" office:value-type="float" office:value="0" calcext:value-type="float">
            <text:p>0</text:p>
          </table:table-cell>
          <table:table-cell table:formula="of:=IF(AND([.$H62]&lt;[.T$4];[.$L62]=&quot;Hêtre 45&quot;);[.$G62]*[.$E62];0)" office:value-type="float" office:value="0" calcext:value-type="float">
            <text:p>0</text:p>
          </table:table-cell>
          <table:table-cell table:formula="of:=IF(AND([.H62]&gt;[.X$4];[.L62]=&quot;Hêtre 27&quot;);[.$J62];0)" office:value-type="float" office:value="0" calcext:value-type="float">
            <text:p>0</text:p>
          </table:table-cell>
          <table:table-cell table:formula="of:=IF(AND([.$H62]&gt;[.X$4];[.$L62]=&quot;Hêtre 27&quot;);[.$G62]*[.$E62];0)" office:value-type="float" office:value="0" calcext:value-type="float">
            <text:p>0</text:p>
          </table:table-cell>
          <table:table-cell table:style-name="ce16" table:formula="of:=IF(AND([.H62]&lt;[.X$4];[.H62]&gt;=[.Z$4];[.L62]=&quot;Hêtre 27&quot;);[.$J62];0)" office:value-type="float" office:value="0" calcext:value-type="float">
            <text:p>0</text:p>
          </table:table-cell>
          <table:table-cell table:formula="of:=IF(AND([.$H62]&gt;=[.Z$4];[.$H62]&lt;[.X$4];[.$L62]=&quot;Hêtre 27&quot;);[.$G62]*[.$E62];0)" office:value-type="float" office:value="0" calcext:value-type="float">
            <text:p>0</text:p>
          </table:table-cell>
          <table:table-cell table:style-name="ce16" table:formula="of:=IF(AND([.H62]&lt;[.Z$4];[.H62]&gt;=[.AB$4];[.L62]=&quot;Hêtre 27&quot;;);[.$J62];0)" office:value-type="float" office:value="0" calcext:value-type="float">
            <text:p>0</text:p>
          </table:table-cell>
          <table:table-cell table:formula="of:=IF(AND([.$H62]&gt;=[.AB$4];[.$H62]&lt;[.Z$4];[.$L62]=&quot;Hêtre 27&quot;);[.$G62]*[.E62];0)" office:value-type="float" office:value="0" calcext:value-type="float">
            <text:p>0</text:p>
          </table:table-cell>
          <table:table-cell table:style-name="ce16" table:formula="of:=IF(AND([.H62]&lt;[.AB$4];[.L62]=&quot;Hêtre 27&quot;);[.$J62];0)" office:value-type="float" office:value="0.01486" calcext:value-type="float">
            <text:p>0,01486</text:p>
          </table:table-cell>
          <table:table-cell table:formula="of:=IF(AND([.$H62]&lt;[.AB$4];[.$L62]=&quot;Hêtre 27&quot;);[.$G62]*[.$E62];0)" office:value-type="float" office:value="20" calcext:value-type="float">
            <text:p>20</text:p>
          </table:table-cell>
          <table:table-cell table:formula="of:=IF(AND([.H62]&gt;[.AF$4];[.L62]=&quot;Hêtre 20&quot;);[.$J62];0)" office:value-type="float" office:value="0" calcext:value-type="float">
            <text:p>0</text:p>
          </table:table-cell>
          <table:table-cell table:formula="of:=IF(AND([.$H62]&gt;[.AF$4];[.$L62]=&quot;Hêtre 20&quot;);[.$G62]*[.$E62];0)" office:value-type="float" office:value="0" calcext:value-type="float">
            <text:p>0</text:p>
          </table:table-cell>
          <table:table-cell table:style-name="ce16" table:formula="of:=IF(AND([.H62]&lt;[.AF$4];[.H62]&gt;=[.AH$4];[.L62]=&quot;Hêtre 20&quot;);[.$J62];0)" office:value-type="float" office:value="0" calcext:value-type="float">
            <text:p>0</text:p>
          </table:table-cell>
          <table:table-cell table:formula="of:=IF(AND([.$H62]&gt;=[.AH$4];[.$H62]&lt;[.AF$4];[.$L62]=&quot;Hêtre 20&quot;);[.$G62]*[.$E62];0)" office:value-type="float" office:value="0" calcext:value-type="float">
            <text:p>0</text:p>
          </table:table-cell>
          <table:table-cell table:style-name="ce16" table:formula="of:=IF(AND([.H62]&lt;[.AH$4];[.H62]&gt;=[.AJ$4];[.L62]=&quot;Hêtre 20&quot;;);[.$J62];0)" office:value-type="float" office:value="0" calcext:value-type="float">
            <text:p>0</text:p>
          </table:table-cell>
          <table:table-cell table:formula="of:=IF(AND([.$H62]&gt;=[.AJ$4];[.$H62]&lt;[.AH$4];[.$L62]=&quot;Hêtre 20&quot;);[.$G62]*[.$E62];0)" office:value-type="float" office:value="0" calcext:value-type="float">
            <text:p>0</text:p>
          </table:table-cell>
          <table:table-cell table:style-name="ce16" table:formula="of:=IF(AND([.H62]&lt;[.AJ$4];[.L62]=&quot;Hêtre 20&quot;);[.$J62];0)" office:value-type="float" office:value="0" calcext:value-type="float">
            <text:p>0</text:p>
          </table:table-cell>
          <table:table-cell table:formula="of:=IF(AND([.$H62]&lt;[.AJ$4];[.$L62]=&quot;Hêtre 20&quot;);[.$G62]*[.$E6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39" calcext:value-type="float">
            <text:p>639</text:p>
          </table:table-cell>
          <table:table-cell table:style-name="ce7"/>
          <table:table-cell table:formula="of:=[.E63]*([.G63]/1000)*([.H63]/1000)" office:value-type="float" office:value="0.01278" calcext:value-type="float">
            <text:p>0,01278</text:p>
          </table:table-cell>
          <table:table-cell table:formula="of:=[.J63]*[.F63]/1000" office:value-type="float" office:value="0.0001917" calcext:value-type="float">
            <text:p>0,0001917</text:p>
          </table:table-cell>
          <table:table-cell office:value-type="string" calcext:value-type="string">
            <text:p>Hêtre 27</text:p>
          </table:table-cell>
          <table:table-cell table:style-name="ce19" table:formula="of:=IF(OR(AND([.F63]&lt;35;[.F63]&gt;22;[.L63]=&quot;Hêtre 45&quot;);AND([.F63]&lt;=22;[.F63]&gt;14;[.L63]=&quot;Hêtre 27&quot;);AND([.F63]&lt;=14;[.L63]=&quot;Hêtre 20&quot;));TRUE())" office:value-type="boolean" office:boolean-value="true" calcext:value-type="boolean">
            <text:p>VRAI</text:p>
          </table:table-cell>
          <table:table-cell table:formula="of:=IF(AND([.H63]&gt;[.P$4];[.L63]=&quot;Hêtre 45&quot;);[.J63];0)" office:value-type="float" office:value="0" calcext:value-type="float">
            <text:p>0</text:p>
          </table:table-cell>
          <table:table-cell table:formula="of:=IF(AND([.$H63]&gt;[.P$4];[.$L63]=&quot;Hêtre 45&quot;);[.$G63]*[.E63];0)" office:value-type="float" office:value="0" calcext:value-type="float">
            <text:p>0</text:p>
          </table:table-cell>
          <table:table-cell table:style-name="ce16" table:formula="of:=IF(AND([.H63]&lt;[.P$4];[.H63]&gt;=[.R$4];[.L63]=&quot;Hêtre 45&quot;;[.F63]&gt;19);[.J63];0)" office:value-type="float" office:value="0" calcext:value-type="float">
            <text:p>0</text:p>
          </table:table-cell>
          <table:table-cell table:formula="of:=IF(AND([.$H63]&gt;=[.R$4];[.$H63]&lt;[.P$4];[.$L63]=&quot;Hêtre 45&quot;);[.$G63]*[.$E63];0)" office:value-type="float" office:value="0" calcext:value-type="float">
            <text:p>0</text:p>
          </table:table-cell>
          <table:table-cell table:style-name="ce16" table:formula="of:=IF(AND([.H63]&lt;[.R$4];[.H63]&gt;=[.T$4];[.L63]=&quot;Hêtre 45&quot;;[.F63]&gt;19);[.J63];0)" office:value-type="float" office:value="0" calcext:value-type="float">
            <text:p>0</text:p>
          </table:table-cell>
          <table:table-cell table:formula="of:=IF(AND([.$H63]&gt;=[.T$4];[.$H63]&lt;[.R$4];[.$L63]=&quot;Hêtre 45&quot;);[.$G63]*[.$E63];0)" office:value-type="float" office:value="0" calcext:value-type="float">
            <text:p>0</text:p>
          </table:table-cell>
          <table:table-cell table:style-name="ce16" table:formula="of:=IF(AND([.H63]&lt;[.T$4];[.L63]=&quot;Hêtre 45&quot;;[.F63]&gt;19);[.J63];0)" office:value-type="float" office:value="0" calcext:value-type="float">
            <text:p>0</text:p>
          </table:table-cell>
          <table:table-cell table:formula="of:=IF(AND([.$H63]&lt;[.T$4];[.$L63]=&quot;Hêtre 45&quot;);[.$G63]*[.$E63];0)" office:value-type="float" office:value="0" calcext:value-type="float">
            <text:p>0</text:p>
          </table:table-cell>
          <table:table-cell table:formula="of:=IF(AND([.H63]&gt;[.X$4];[.L63]=&quot;Hêtre 27&quot;);[.$J63];0)" office:value-type="float" office:value="0" calcext:value-type="float">
            <text:p>0</text:p>
          </table:table-cell>
          <table:table-cell table:formula="of:=IF(AND([.$H63]&gt;[.X$4];[.$L63]=&quot;Hêtre 27&quot;);[.$G63]*[.$E63];0)" office:value-type="float" office:value="0" calcext:value-type="float">
            <text:p>0</text:p>
          </table:table-cell>
          <table:table-cell table:style-name="ce16" table:formula="of:=IF(AND([.H63]&lt;[.X$4];[.H63]&gt;=[.Z$4];[.L63]=&quot;Hêtre 27&quot;);[.$J63];0)" office:value-type="float" office:value="0" calcext:value-type="float">
            <text:p>0</text:p>
          </table:table-cell>
          <table:table-cell table:formula="of:=IF(AND([.$H63]&gt;=[.Z$4];[.$H63]&lt;[.X$4];[.$L63]=&quot;Hêtre 27&quot;);[.$G63]*[.$E63];0)" office:value-type="float" office:value="0" calcext:value-type="float">
            <text:p>0</text:p>
          </table:table-cell>
          <table:table-cell table:style-name="ce16" table:formula="of:=IF(AND([.H63]&lt;[.Z$4];[.H63]&gt;=[.AB$4];[.L63]=&quot;Hêtre 27&quot;;);[.$J63];0)" office:value-type="float" office:value="0" calcext:value-type="float">
            <text:p>0</text:p>
          </table:table-cell>
          <table:table-cell table:formula="of:=IF(AND([.$H63]&gt;=[.AB$4];[.$H63]&lt;[.Z$4];[.$L63]=&quot;Hêtre 27&quot;);[.$G63]*[.E63];0)" office:value-type="float" office:value="0" calcext:value-type="float">
            <text:p>0</text:p>
          </table:table-cell>
          <table:table-cell table:style-name="ce16" table:formula="of:=IF(AND([.H63]&lt;[.AB$4];[.L63]=&quot;Hêtre 27&quot;);[.$J63];0)" office:value-type="float" office:value="0.01278" calcext:value-type="float">
            <text:p>0,01278</text:p>
          </table:table-cell>
          <table:table-cell table:formula="of:=IF(AND([.$H63]&lt;[.AB$4];[.$L63]=&quot;Hêtre 27&quot;);[.$G63]*[.$E63];0)" office:value-type="float" office:value="20" calcext:value-type="float">
            <text:p>20</text:p>
          </table:table-cell>
          <table:table-cell table:formula="of:=IF(AND([.H63]&gt;[.AF$4];[.L63]=&quot;Hêtre 20&quot;);[.$J63];0)" office:value-type="float" office:value="0" calcext:value-type="float">
            <text:p>0</text:p>
          </table:table-cell>
          <table:table-cell table:formula="of:=IF(AND([.$H63]&gt;[.AF$4];[.$L63]=&quot;Hêtre 20&quot;);[.$G63]*[.$E63];0)" office:value-type="float" office:value="0" calcext:value-type="float">
            <text:p>0</text:p>
          </table:table-cell>
          <table:table-cell table:style-name="ce16" table:formula="of:=IF(AND([.H63]&lt;[.AF$4];[.H63]&gt;=[.AH$4];[.L63]=&quot;Hêtre 20&quot;);[.$J63];0)" office:value-type="float" office:value="0" calcext:value-type="float">
            <text:p>0</text:p>
          </table:table-cell>
          <table:table-cell table:formula="of:=IF(AND([.$H63]&gt;=[.AH$4];[.$H63]&lt;[.AF$4];[.$L63]=&quot;Hêtre 20&quot;);[.$G63]*[.$E63];0)" office:value-type="float" office:value="0" calcext:value-type="float">
            <text:p>0</text:p>
          </table:table-cell>
          <table:table-cell table:style-name="ce16" table:formula="of:=IF(AND([.H63]&lt;[.AH$4];[.H63]&gt;=[.AJ$4];[.L63]=&quot;Hêtre 20&quot;;);[.$J63];0)" office:value-type="float" office:value="0" calcext:value-type="float">
            <text:p>0</text:p>
          </table:table-cell>
          <table:table-cell table:formula="of:=IF(AND([.$H63]&gt;=[.AJ$4];[.$H63]&lt;[.AH$4];[.$L63]=&quot;Hêtre 20&quot;);[.$G63]*[.$E63];0)" office:value-type="float" office:value="0" calcext:value-type="float">
            <text:p>0</text:p>
          </table:table-cell>
          <table:table-cell table:style-name="ce16" table:formula="of:=IF(AND([.H63]&lt;[.AJ$4];[.L63]=&quot;Hêtre 20&quot;);[.$J63];0)" office:value-type="float" office:value="0" calcext:value-type="float">
            <text:p>0</text:p>
          </table:table-cell>
          <table:table-cell table:formula="of:=IF(AND([.$H63]&lt;[.AJ$4];[.$L63]=&quot;Hêtre 20&quot;);[.$G63]*[.$E6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6" calcext:value-type="float">
            <text:p>1106</text:p>
          </table:table-cell>
          <table:table-cell table:style-name="ce7"/>
          <table:table-cell table:formula="of:=[.E64]*([.G64]/1000)*([.H64]/1000)" office:value-type="float" office:value="0.02212" calcext:value-type="float">
            <text:p>0,02212</text:p>
          </table:table-cell>
          <table:table-cell table:formula="of:=[.J64]*[.F64]/1000" office:value-type="float" office:value="0.0003318" calcext:value-type="float">
            <text:p>0,0003318</text:p>
          </table:table-cell>
          <table:table-cell office:value-type="string" calcext:value-type="string">
            <text:p>Hêtre 27</text:p>
          </table:table-cell>
          <table:table-cell table:style-name="ce19" table:formula="of:=IF(OR(AND([.F64]&lt;35;[.F64]&gt;22;[.L64]=&quot;Hêtre 45&quot;);AND([.F64]&lt;=22;[.F64]&gt;14;[.L64]=&quot;Hêtre 27&quot;);AND([.F64]&lt;=14;[.L64]=&quot;Hêtre 20&quot;));TRUE())" office:value-type="boolean" office:boolean-value="true" calcext:value-type="boolean">
            <text:p>VRAI</text:p>
          </table:table-cell>
          <table:table-cell table:formula="of:=IF(AND([.H64]&gt;[.P$4];[.L64]=&quot;Hêtre 45&quot;);[.J64];0)" office:value-type="float" office:value="0" calcext:value-type="float">
            <text:p>0</text:p>
          </table:table-cell>
          <table:table-cell table:formula="of:=IF(AND([.$H64]&gt;[.P$4];[.$L64]=&quot;Hêtre 45&quot;);[.$G64]*[.E64];0)" office:value-type="float" office:value="0" calcext:value-type="float">
            <text:p>0</text:p>
          </table:table-cell>
          <table:table-cell table:style-name="ce16" table:formula="of:=IF(AND([.H64]&lt;[.P$4];[.H64]&gt;=[.R$4];[.L64]=&quot;Hêtre 45&quot;;[.F64]&gt;19);[.J64];0)" office:value-type="float" office:value="0" calcext:value-type="float">
            <text:p>0</text:p>
          </table:table-cell>
          <table:table-cell table:formula="of:=IF(AND([.$H64]&gt;=[.R$4];[.$H64]&lt;[.P$4];[.$L64]=&quot;Hêtre 45&quot;);[.$G64]*[.$E64];0)" office:value-type="float" office:value="0" calcext:value-type="float">
            <text:p>0</text:p>
          </table:table-cell>
          <table:table-cell table:style-name="ce16" table:formula="of:=IF(AND([.H64]&lt;[.R$4];[.H64]&gt;=[.T$4];[.L64]=&quot;Hêtre 45&quot;;[.F64]&gt;19);[.J64];0)" office:value-type="float" office:value="0" calcext:value-type="float">
            <text:p>0</text:p>
          </table:table-cell>
          <table:table-cell table:formula="of:=IF(AND([.$H64]&gt;=[.T$4];[.$H64]&lt;[.R$4];[.$L64]=&quot;Hêtre 45&quot;);[.$G64]*[.$E64];0)" office:value-type="float" office:value="0" calcext:value-type="float">
            <text:p>0</text:p>
          </table:table-cell>
          <table:table-cell table:style-name="ce16" table:formula="of:=IF(AND([.H64]&lt;[.T$4];[.L64]=&quot;Hêtre 45&quot;;[.F64]&gt;19);[.J64];0)" office:value-type="float" office:value="0" calcext:value-type="float">
            <text:p>0</text:p>
          </table:table-cell>
          <table:table-cell table:formula="of:=IF(AND([.$H64]&lt;[.T$4];[.$L64]=&quot;Hêtre 45&quot;);[.$G64]*[.$E64];0)" office:value-type="float" office:value="0" calcext:value-type="float">
            <text:p>0</text:p>
          </table:table-cell>
          <table:table-cell table:formula="of:=IF(AND([.H64]&gt;[.X$4];[.L64]=&quot;Hêtre 27&quot;);[.$J64];0)" office:value-type="float" office:value="0" calcext:value-type="float">
            <text:p>0</text:p>
          </table:table-cell>
          <table:table-cell table:formula="of:=IF(AND([.$H64]&gt;[.X$4];[.$L64]=&quot;Hêtre 27&quot;);[.$G64]*[.$E64];0)" office:value-type="float" office:value="0" calcext:value-type="float">
            <text:p>0</text:p>
          </table:table-cell>
          <table:table-cell table:style-name="ce16" table:formula="of:=IF(AND([.H64]&lt;[.X$4];[.H64]&gt;=[.Z$4];[.L64]=&quot;Hêtre 27&quot;);[.$J64];0)" office:value-type="float" office:value="0" calcext:value-type="float">
            <text:p>0</text:p>
          </table:table-cell>
          <table:table-cell table:formula="of:=IF(AND([.$H64]&gt;=[.Z$4];[.$H64]&lt;[.X$4];[.$L64]=&quot;Hêtre 27&quot;);[.$G64]*[.$E64];0)" office:value-type="float" office:value="0" calcext:value-type="float">
            <text:p>0</text:p>
          </table:table-cell>
          <table:table-cell table:style-name="ce16" table:formula="of:=IF(AND([.H64]&lt;[.Z$4];[.H64]&gt;=[.AB$4];[.L64]=&quot;Hêtre 27&quot;;);[.$J64];0)" office:value-type="float" office:value="0" calcext:value-type="float">
            <text:p>0</text:p>
          </table:table-cell>
          <table:table-cell table:formula="of:=IF(AND([.$H64]&gt;=[.AB$4];[.$H64]&lt;[.Z$4];[.$L64]=&quot;Hêtre 27&quot;);[.$G64]*[.E64];0)" office:value-type="float" office:value="20" calcext:value-type="float">
            <text:p>20</text:p>
          </table:table-cell>
          <table:table-cell table:style-name="ce16" table:formula="of:=IF(AND([.H64]&lt;[.AB$4];[.L64]=&quot;Hêtre 27&quot;);[.$J64];0)" office:value-type="float" office:value="0" calcext:value-type="float">
            <text:p>0</text:p>
          </table:table-cell>
          <table:table-cell table:formula="of:=IF(AND([.$H64]&lt;[.AB$4];[.$L64]=&quot;Hêtre 27&quot;);[.$G64]*[.$E64];0)" office:value-type="float" office:value="0" calcext:value-type="float">
            <text:p>0</text:p>
          </table:table-cell>
          <table:table-cell table:formula="of:=IF(AND([.H64]&gt;[.AF$4];[.L64]=&quot;Hêtre 20&quot;);[.$J64];0)" office:value-type="float" office:value="0" calcext:value-type="float">
            <text:p>0</text:p>
          </table:table-cell>
          <table:table-cell table:formula="of:=IF(AND([.$H64]&gt;[.AF$4];[.$L64]=&quot;Hêtre 20&quot;);[.$G64]*[.$E64];0)" office:value-type="float" office:value="0" calcext:value-type="float">
            <text:p>0</text:p>
          </table:table-cell>
          <table:table-cell table:style-name="ce16" table:formula="of:=IF(AND([.H64]&lt;[.AF$4];[.H64]&gt;=[.AH$4];[.L64]=&quot;Hêtre 20&quot;);[.$J64];0)" office:value-type="float" office:value="0" calcext:value-type="float">
            <text:p>0</text:p>
          </table:table-cell>
          <table:table-cell table:formula="of:=IF(AND([.$H64]&gt;=[.AH$4];[.$H64]&lt;[.AF$4];[.$L64]=&quot;Hêtre 20&quot;);[.$G64]*[.$E64];0)" office:value-type="float" office:value="0" calcext:value-type="float">
            <text:p>0</text:p>
          </table:table-cell>
          <table:table-cell table:style-name="ce16" table:formula="of:=IF(AND([.H64]&lt;[.AH$4];[.H64]&gt;=[.AJ$4];[.L64]=&quot;Hêtre 20&quot;;);[.$J64];0)" office:value-type="float" office:value="0" calcext:value-type="float">
            <text:p>0</text:p>
          </table:table-cell>
          <table:table-cell table:formula="of:=IF(AND([.$H64]&gt;=[.AJ$4];[.$H64]&lt;[.AH$4];[.$L64]=&quot;Hêtre 20&quot;);[.$G64]*[.$E64];0)" office:value-type="float" office:value="0" calcext:value-type="float">
            <text:p>0</text:p>
          </table:table-cell>
          <table:table-cell table:style-name="ce16" table:formula="of:=IF(AND([.H64]&lt;[.AJ$4];[.L64]=&quot;Hêtre 20&quot;);[.$J64];0)" office:value-type="float" office:value="0" calcext:value-type="float">
            <text:p>0</text:p>
          </table:table-cell>
          <table:table-cell table:formula="of:=IF(AND([.$H64]&lt;[.AJ$4];[.$L64]=&quot;Hêtre 20&quot;);[.$G64]*[.$E6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oblique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78" calcext:value-type="float">
            <text:p>878</text:p>
          </table:table-cell>
          <table:table-cell table:style-name="ce7"/>
          <table:table-cell table:formula="of:=[.E65]*([.G65]/1000)*([.H65]/1000)" office:value-type="float" office:value="0.01756" calcext:value-type="float">
            <text:p>0,01756</text:p>
          </table:table-cell>
          <table:table-cell table:formula="of:=[.J65]*[.F65]/1000" office:value-type="float" office:value="0.0002634" calcext:value-type="float">
            <text:p>0,0002634</text:p>
          </table:table-cell>
          <table:table-cell office:value-type="string" calcext:value-type="string">
            <text:p>Hêtre 27</text:p>
          </table:table-cell>
          <table:table-cell table:style-name="ce19" table:formula="of:=IF(OR(AND([.F65]&lt;35;[.F65]&gt;22;[.L65]=&quot;Hêtre 45&quot;);AND([.F65]&lt;=22;[.F65]&gt;14;[.L65]=&quot;Hêtre 27&quot;);AND([.F65]&lt;=14;[.L65]=&quot;Hêtre 20&quot;));TRUE())" office:value-type="boolean" office:boolean-value="true" calcext:value-type="boolean">
            <text:p>VRAI</text:p>
          </table:table-cell>
          <table:table-cell table:formula="of:=IF(AND([.H65]&gt;[.P$4];[.L65]=&quot;Hêtre 45&quot;);[.J65];0)" office:value-type="float" office:value="0" calcext:value-type="float">
            <text:p>0</text:p>
          </table:table-cell>
          <table:table-cell table:formula="of:=IF(AND([.$H65]&gt;[.P$4];[.$L65]=&quot;Hêtre 45&quot;);[.$G65]*[.E65];0)" office:value-type="float" office:value="0" calcext:value-type="float">
            <text:p>0</text:p>
          </table:table-cell>
          <table:table-cell table:style-name="ce16" table:formula="of:=IF(AND([.H65]&lt;[.P$4];[.H65]&gt;=[.R$4];[.L65]=&quot;Hêtre 45&quot;;[.F65]&gt;19);[.J65];0)" office:value-type="float" office:value="0" calcext:value-type="float">
            <text:p>0</text:p>
          </table:table-cell>
          <table:table-cell table:formula="of:=IF(AND([.$H65]&gt;=[.R$4];[.$H65]&lt;[.P$4];[.$L65]=&quot;Hêtre 45&quot;);[.$G65]*[.$E65];0)" office:value-type="float" office:value="0" calcext:value-type="float">
            <text:p>0</text:p>
          </table:table-cell>
          <table:table-cell table:style-name="ce16" table:formula="of:=IF(AND([.H65]&lt;[.R$4];[.H65]&gt;=[.T$4];[.L65]=&quot;Hêtre 45&quot;;[.F65]&gt;19);[.J65];0)" office:value-type="float" office:value="0" calcext:value-type="float">
            <text:p>0</text:p>
          </table:table-cell>
          <table:table-cell table:formula="of:=IF(AND([.$H65]&gt;=[.T$4];[.$H65]&lt;[.R$4];[.$L65]=&quot;Hêtre 45&quot;);[.$G65]*[.$E65];0)" office:value-type="float" office:value="0" calcext:value-type="float">
            <text:p>0</text:p>
          </table:table-cell>
          <table:table-cell table:style-name="ce16" table:formula="of:=IF(AND([.H65]&lt;[.T$4];[.L65]=&quot;Hêtre 45&quot;;[.F65]&gt;19);[.J65];0)" office:value-type="float" office:value="0" calcext:value-type="float">
            <text:p>0</text:p>
          </table:table-cell>
          <table:table-cell table:formula="of:=IF(AND([.$H65]&lt;[.T$4];[.$L65]=&quot;Hêtre 45&quot;);[.$G65]*[.$E65];0)" office:value-type="float" office:value="0" calcext:value-type="float">
            <text:p>0</text:p>
          </table:table-cell>
          <table:table-cell table:formula="of:=IF(AND([.H65]&gt;[.X$4];[.L65]=&quot;Hêtre 27&quot;);[.$J65];0)" office:value-type="float" office:value="0" calcext:value-type="float">
            <text:p>0</text:p>
          </table:table-cell>
          <table:table-cell table:formula="of:=IF(AND([.$H65]&gt;[.X$4];[.$L65]=&quot;Hêtre 27&quot;);[.$G65]*[.$E65];0)" office:value-type="float" office:value="0" calcext:value-type="float">
            <text:p>0</text:p>
          </table:table-cell>
          <table:table-cell table:style-name="ce16" table:formula="of:=IF(AND([.H65]&lt;[.X$4];[.H65]&gt;=[.Z$4];[.L65]=&quot;Hêtre 27&quot;);[.$J65];0)" office:value-type="float" office:value="0" calcext:value-type="float">
            <text:p>0</text:p>
          </table:table-cell>
          <table:table-cell table:formula="of:=IF(AND([.$H65]&gt;=[.Z$4];[.$H65]&lt;[.X$4];[.$L65]=&quot;Hêtre 27&quot;);[.$G65]*[.$E65];0)" office:value-type="float" office:value="0" calcext:value-type="float">
            <text:p>0</text:p>
          </table:table-cell>
          <table:table-cell table:style-name="ce16" table:formula="of:=IF(AND([.H65]&lt;[.Z$4];[.H65]&gt;=[.AB$4];[.L65]=&quot;Hêtre 27&quot;;);[.$J65];0)" office:value-type="float" office:value="0" calcext:value-type="float">
            <text:p>0</text:p>
          </table:table-cell>
          <table:table-cell table:formula="of:=IF(AND([.$H65]&gt;=[.AB$4];[.$H65]&lt;[.Z$4];[.$L65]=&quot;Hêtre 27&quot;);[.$G65]*[.E65];0)" office:value-type="float" office:value="0" calcext:value-type="float">
            <text:p>0</text:p>
          </table:table-cell>
          <table:table-cell table:style-name="ce16" table:formula="of:=IF(AND([.H65]&lt;[.AB$4];[.L65]=&quot;Hêtre 27&quot;);[.$J65];0)" office:value-type="float" office:value="0.01756" calcext:value-type="float">
            <text:p>0,01756</text:p>
          </table:table-cell>
          <table:table-cell table:formula="of:=IF(AND([.$H65]&lt;[.AB$4];[.$L65]=&quot;Hêtre 27&quot;);[.$G65]*[.$E65];0)" office:value-type="float" office:value="20" calcext:value-type="float">
            <text:p>20</text:p>
          </table:table-cell>
          <table:table-cell table:formula="of:=IF(AND([.H65]&gt;[.AF$4];[.L65]=&quot;Hêtre 20&quot;);[.$J65];0)" office:value-type="float" office:value="0" calcext:value-type="float">
            <text:p>0</text:p>
          </table:table-cell>
          <table:table-cell table:formula="of:=IF(AND([.$H65]&gt;[.AF$4];[.$L65]=&quot;Hêtre 20&quot;);[.$G65]*[.$E65];0)" office:value-type="float" office:value="0" calcext:value-type="float">
            <text:p>0</text:p>
          </table:table-cell>
          <table:table-cell table:style-name="ce16" table:formula="of:=IF(AND([.H65]&lt;[.AF$4];[.H65]&gt;=[.AH$4];[.L65]=&quot;Hêtre 20&quot;);[.$J65];0)" office:value-type="float" office:value="0" calcext:value-type="float">
            <text:p>0</text:p>
          </table:table-cell>
          <table:table-cell table:formula="of:=IF(AND([.$H65]&gt;=[.AH$4];[.$H65]&lt;[.AF$4];[.$L65]=&quot;Hêtre 20&quot;);[.$G65]*[.$E65];0)" office:value-type="float" office:value="0" calcext:value-type="float">
            <text:p>0</text:p>
          </table:table-cell>
          <table:table-cell table:style-name="ce16" table:formula="of:=IF(AND([.H65]&lt;[.AH$4];[.H65]&gt;=[.AJ$4];[.L65]=&quot;Hêtre 20&quot;;);[.$J65];0)" office:value-type="float" office:value="0" calcext:value-type="float">
            <text:p>0</text:p>
          </table:table-cell>
          <table:table-cell table:formula="of:=IF(AND([.$H65]&gt;=[.AJ$4];[.$H65]&lt;[.AH$4];[.$L65]=&quot;Hêtre 20&quot;);[.$G65]*[.$E65];0)" office:value-type="float" office:value="0" calcext:value-type="float">
            <text:p>0</text:p>
          </table:table-cell>
          <table:table-cell table:style-name="ce16" table:formula="of:=IF(AND([.H65]&lt;[.AJ$4];[.L65]=&quot;Hêtre 20&quot;);[.$J65];0)" office:value-type="float" office:value="0" calcext:value-type="float">
            <text:p>0</text:p>
          </table:table-cell>
          <table:table-cell table:formula="of:=IF(AND([.$H65]&lt;[.AJ$4];[.$L65]=&quot;Hêtre 20&quot;);[.$G65]*[.$E6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3" calcext:value-type="float">
            <text:p>743</text:p>
          </table:table-cell>
          <table:table-cell table:style-name="ce7" table:formula="of:=[.H50]-2*30-2*2-2*100+2*15-[.H66]" office:value-type="float" office:value="0" calcext:value-type="float">
            <text:p>0</text:p>
          </table:table-cell>
          <table:table-cell table:formula="of:=[.E66]*([.G66]/1000)*([.H66]/1000)" office:value-type="float" office:value="0.01486" calcext:value-type="float">
            <text:p>0,01486</text:p>
          </table:table-cell>
          <table:table-cell table:formula="of:=[.J66]*[.F66]/1000" office:value-type="float" office:value="0.0002229" calcext:value-type="float">
            <text:p>0,0002229</text:p>
          </table:table-cell>
          <table:table-cell office:value-type="string" calcext:value-type="string">
            <text:p>Hêtre 27</text:p>
          </table:table-cell>
          <table:table-cell table:style-name="ce19" table:formula="of:=IF(OR(AND([.F66]&lt;35;[.F66]&gt;22;[.L66]=&quot;Hêtre 45&quot;);AND([.F66]&lt;=22;[.F66]&gt;14;[.L66]=&quot;Hêtre 27&quot;);AND([.F66]&lt;=14;[.L66]=&quot;Hêtre 20&quot;));TRUE())" office:value-type="boolean" office:boolean-value="true" calcext:value-type="boolean">
            <text:p>VRAI</text:p>
          </table:table-cell>
          <table:table-cell table:formula="of:=IF(AND([.H66]&gt;[.P$4];[.L66]=&quot;Hêtre 45&quot;);[.J66];0)" office:value-type="float" office:value="0" calcext:value-type="float">
            <text:p>0</text:p>
          </table:table-cell>
          <table:table-cell table:formula="of:=IF(AND([.$H66]&gt;[.P$4];[.$L66]=&quot;Hêtre 45&quot;);[.$G66]*[.E66];0)" office:value-type="float" office:value="0" calcext:value-type="float">
            <text:p>0</text:p>
          </table:table-cell>
          <table:table-cell table:style-name="ce16" table:formula="of:=IF(AND([.H66]&lt;[.P$4];[.H66]&gt;=[.R$4];[.L66]=&quot;Hêtre 45&quot;;[.F66]&gt;19);[.J66];0)" office:value-type="float" office:value="0" calcext:value-type="float">
            <text:p>0</text:p>
          </table:table-cell>
          <table:table-cell table:formula="of:=IF(AND([.$H66]&gt;=[.R$4];[.$H66]&lt;[.P$4];[.$L66]=&quot;Hêtre 45&quot;);[.$G66]*[.$E66];0)" office:value-type="float" office:value="0" calcext:value-type="float">
            <text:p>0</text:p>
          </table:table-cell>
          <table:table-cell table:style-name="ce16" table:formula="of:=IF(AND([.H66]&lt;[.R$4];[.H66]&gt;=[.T$4];[.L66]=&quot;Hêtre 45&quot;;[.F66]&gt;19);[.J66];0)" office:value-type="float" office:value="0" calcext:value-type="float">
            <text:p>0</text:p>
          </table:table-cell>
          <table:table-cell table:formula="of:=IF(AND([.$H66]&gt;=[.T$4];[.$H66]&lt;[.R$4];[.$L66]=&quot;Hêtre 45&quot;);[.$G66]*[.$E66];0)" office:value-type="float" office:value="0" calcext:value-type="float">
            <text:p>0</text:p>
          </table:table-cell>
          <table:table-cell table:style-name="ce16" table:formula="of:=IF(AND([.H66]&lt;[.T$4];[.L66]=&quot;Hêtre 45&quot;;[.F66]&gt;19);[.J66];0)" office:value-type="float" office:value="0" calcext:value-type="float">
            <text:p>0</text:p>
          </table:table-cell>
          <table:table-cell table:formula="of:=IF(AND([.$H66]&lt;[.T$4];[.$L66]=&quot;Hêtre 45&quot;);[.$G66]*[.$E66];0)" office:value-type="float" office:value="0" calcext:value-type="float">
            <text:p>0</text:p>
          </table:table-cell>
          <table:table-cell table:formula="of:=IF(AND([.H66]&gt;[.X$4];[.L66]=&quot;Hêtre 27&quot;);[.$J66];0)" office:value-type="float" office:value="0" calcext:value-type="float">
            <text:p>0</text:p>
          </table:table-cell>
          <table:table-cell table:formula="of:=IF(AND([.$H66]&gt;[.X$4];[.$L66]=&quot;Hêtre 27&quot;);[.$G66]*[.$E66];0)" office:value-type="float" office:value="0" calcext:value-type="float">
            <text:p>0</text:p>
          </table:table-cell>
          <table:table-cell table:style-name="ce16" table:formula="of:=IF(AND([.H66]&lt;[.X$4];[.H66]&gt;=[.Z$4];[.L66]=&quot;Hêtre 27&quot;);[.$J66];0)" office:value-type="float" office:value="0" calcext:value-type="float">
            <text:p>0</text:p>
          </table:table-cell>
          <table:table-cell table:formula="of:=IF(AND([.$H66]&gt;=[.Z$4];[.$H66]&lt;[.X$4];[.$L66]=&quot;Hêtre 27&quot;);[.$G66]*[.$E66];0)" office:value-type="float" office:value="0" calcext:value-type="float">
            <text:p>0</text:p>
          </table:table-cell>
          <table:table-cell table:style-name="ce16" table:formula="of:=IF(AND([.H66]&lt;[.Z$4];[.H66]&gt;=[.AB$4];[.L66]=&quot;Hêtre 27&quot;;);[.$J66];0)" office:value-type="float" office:value="0" calcext:value-type="float">
            <text:p>0</text:p>
          </table:table-cell>
          <table:table-cell table:formula="of:=IF(AND([.$H66]&gt;=[.AB$4];[.$H66]&lt;[.Z$4];[.$L66]=&quot;Hêtre 27&quot;);[.$G66]*[.E66];0)" office:value-type="float" office:value="0" calcext:value-type="float">
            <text:p>0</text:p>
          </table:table-cell>
          <table:table-cell table:style-name="ce16" table:formula="of:=IF(AND([.H66]&lt;[.AB$4];[.L66]=&quot;Hêtre 27&quot;);[.$J66];0)" office:value-type="float" office:value="0.01486" calcext:value-type="float">
            <text:p>0,01486</text:p>
          </table:table-cell>
          <table:table-cell table:formula="of:=IF(AND([.$H66]&lt;[.AB$4];[.$L66]=&quot;Hêtre 27&quot;);[.$G66]*[.$E66];0)" office:value-type="float" office:value="20" calcext:value-type="float">
            <text:p>20</text:p>
          </table:table-cell>
          <table:table-cell table:formula="of:=IF(AND([.H66]&gt;[.AF$4];[.L66]=&quot;Hêtre 20&quot;);[.$J66];0)" office:value-type="float" office:value="0" calcext:value-type="float">
            <text:p>0</text:p>
          </table:table-cell>
          <table:table-cell table:formula="of:=IF(AND([.$H66]&gt;[.AF$4];[.$L66]=&quot;Hêtre 20&quot;);[.$G66]*[.$E66];0)" office:value-type="float" office:value="0" calcext:value-type="float">
            <text:p>0</text:p>
          </table:table-cell>
          <table:table-cell table:style-name="ce16" table:formula="of:=IF(AND([.H66]&lt;[.AF$4];[.H66]&gt;=[.AH$4];[.L66]=&quot;Hêtre 20&quot;);[.$J66];0)" office:value-type="float" office:value="0" calcext:value-type="float">
            <text:p>0</text:p>
          </table:table-cell>
          <table:table-cell table:formula="of:=IF(AND([.$H66]&gt;=[.AH$4];[.$H66]&lt;[.AF$4];[.$L66]=&quot;Hêtre 20&quot;);[.$G66]*[.$E66];0)" office:value-type="float" office:value="0" calcext:value-type="float">
            <text:p>0</text:p>
          </table:table-cell>
          <table:table-cell table:style-name="ce16" table:formula="of:=IF(AND([.H66]&lt;[.AH$4];[.H66]&gt;=[.AJ$4];[.L66]=&quot;Hêtre 20&quot;;);[.$J66];0)" office:value-type="float" office:value="0" calcext:value-type="float">
            <text:p>0</text:p>
          </table:table-cell>
          <table:table-cell table:formula="of:=IF(AND([.$H66]&gt;=[.AJ$4];[.$H66]&lt;[.AH$4];[.$L66]=&quot;Hêtre 20&quot;);[.$G66]*[.$E66];0)" office:value-type="float" office:value="0" calcext:value-type="float">
            <text:p>0</text:p>
          </table:table-cell>
          <table:table-cell table:style-name="ce16" table:formula="of:=IF(AND([.H66]&lt;[.AJ$4];[.L66]=&quot;Hêtre 20&quot;);[.$J66];0)" office:value-type="float" office:value="0" calcext:value-type="float">
            <text:p>0</text:p>
          </table:table-cell>
          <table:table-cell table:formula="of:=IF(AND([.$H66]&lt;[.AJ$4];[.$L66]=&quot;Hêtre 20&quot;);[.$G66]*[.$E6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6" calcext:value-type="float">
            <text:p>1106</text:p>
          </table:table-cell>
          <table:table-cell table:style-name="ce7"/>
          <table:table-cell table:formula="of:=[.E67]*([.G67]/1000)*([.H67]/1000)" office:value-type="float" office:value="0.02212" calcext:value-type="float">
            <text:p>0,02212</text:p>
          </table:table-cell>
          <table:table-cell table:formula="of:=[.J67]*[.F67]/1000" office:value-type="float" office:value="0.0003318" calcext:value-type="float">
            <text:p>0,0003318</text:p>
          </table:table-cell>
          <table:table-cell office:value-type="string" calcext:value-type="string">
            <text:p>Hêtre 27</text:p>
          </table:table-cell>
          <table:table-cell table:style-name="ce19" table:formula="of:=IF(OR(AND([.F67]&lt;35;[.F67]&gt;22;[.L67]=&quot;Hêtre 45&quot;);AND([.F67]&lt;=22;[.F67]&gt;14;[.L67]=&quot;Hêtre 27&quot;);AND([.F67]&lt;=14;[.L67]=&quot;Hêtre 20&quot;));TRUE())" office:value-type="boolean" office:boolean-value="true" calcext:value-type="boolean">
            <text:p>VRAI</text:p>
          </table:table-cell>
          <table:table-cell table:formula="of:=IF(AND([.H67]&gt;[.P$4];[.L67]=&quot;Hêtre 45&quot;);[.J67];0)" office:value-type="float" office:value="0" calcext:value-type="float">
            <text:p>0</text:p>
          </table:table-cell>
          <table:table-cell table:formula="of:=IF(AND([.$H67]&gt;[.P$4];[.$L67]=&quot;Hêtre 45&quot;);[.$G67]*[.E67];0)" office:value-type="float" office:value="0" calcext:value-type="float">
            <text:p>0</text:p>
          </table:table-cell>
          <table:table-cell table:style-name="ce16" table:formula="of:=IF(AND([.H67]&lt;[.P$4];[.H67]&gt;=[.R$4];[.L67]=&quot;Hêtre 45&quot;;[.F67]&gt;19);[.J67];0)" office:value-type="float" office:value="0" calcext:value-type="float">
            <text:p>0</text:p>
          </table:table-cell>
          <table:table-cell table:formula="of:=IF(AND([.$H67]&gt;=[.R$4];[.$H67]&lt;[.P$4];[.$L67]=&quot;Hêtre 45&quot;);[.$G67]*[.$E67];0)" office:value-type="float" office:value="0" calcext:value-type="float">
            <text:p>0</text:p>
          </table:table-cell>
          <table:table-cell table:style-name="ce16" table:formula="of:=IF(AND([.H67]&lt;[.R$4];[.H67]&gt;=[.T$4];[.L67]=&quot;Hêtre 45&quot;;[.F67]&gt;19);[.J67];0)" office:value-type="float" office:value="0" calcext:value-type="float">
            <text:p>0</text:p>
          </table:table-cell>
          <table:table-cell table:formula="of:=IF(AND([.$H67]&gt;=[.T$4];[.$H67]&lt;[.R$4];[.$L67]=&quot;Hêtre 45&quot;);[.$G67]*[.$E67];0)" office:value-type="float" office:value="0" calcext:value-type="float">
            <text:p>0</text:p>
          </table:table-cell>
          <table:table-cell table:style-name="ce16" table:formula="of:=IF(AND([.H67]&lt;[.T$4];[.L67]=&quot;Hêtre 45&quot;;[.F67]&gt;19);[.J67];0)" office:value-type="float" office:value="0" calcext:value-type="float">
            <text:p>0</text:p>
          </table:table-cell>
          <table:table-cell table:formula="of:=IF(AND([.$H67]&lt;[.T$4];[.$L67]=&quot;Hêtre 45&quot;);[.$G67]*[.$E67];0)" office:value-type="float" office:value="0" calcext:value-type="float">
            <text:p>0</text:p>
          </table:table-cell>
          <table:table-cell table:formula="of:=IF(AND([.H67]&gt;[.X$4];[.L67]=&quot;Hêtre 27&quot;);[.$J67];0)" office:value-type="float" office:value="0" calcext:value-type="float">
            <text:p>0</text:p>
          </table:table-cell>
          <table:table-cell table:formula="of:=IF(AND([.$H67]&gt;[.X$4];[.$L67]=&quot;Hêtre 27&quot;);[.$G67]*[.$E67];0)" office:value-type="float" office:value="0" calcext:value-type="float">
            <text:p>0</text:p>
          </table:table-cell>
          <table:table-cell table:style-name="ce16" table:formula="of:=IF(AND([.H67]&lt;[.X$4];[.H67]&gt;=[.Z$4];[.L67]=&quot;Hêtre 27&quot;);[.$J67];0)" office:value-type="float" office:value="0" calcext:value-type="float">
            <text:p>0</text:p>
          </table:table-cell>
          <table:table-cell table:formula="of:=IF(AND([.$H67]&gt;=[.Z$4];[.$H67]&lt;[.X$4];[.$L67]=&quot;Hêtre 27&quot;);[.$G67]*[.$E67];0)" office:value-type="float" office:value="0" calcext:value-type="float">
            <text:p>0</text:p>
          </table:table-cell>
          <table:table-cell table:style-name="ce16" table:formula="of:=IF(AND([.H67]&lt;[.Z$4];[.H67]&gt;=[.AB$4];[.L67]=&quot;Hêtre 27&quot;;);[.$J67];0)" office:value-type="float" office:value="0" calcext:value-type="float">
            <text:p>0</text:p>
          </table:table-cell>
          <table:table-cell table:formula="of:=IF(AND([.$H67]&gt;=[.AB$4];[.$H67]&lt;[.Z$4];[.$L67]=&quot;Hêtre 27&quot;);[.$G67]*[.E67];0)" office:value-type="float" office:value="20" calcext:value-type="float">
            <text:p>20</text:p>
          </table:table-cell>
          <table:table-cell table:style-name="ce16" table:formula="of:=IF(AND([.H67]&lt;[.AB$4];[.L67]=&quot;Hêtre 27&quot;);[.$J67];0)" office:value-type="float" office:value="0" calcext:value-type="float">
            <text:p>0</text:p>
          </table:table-cell>
          <table:table-cell table:formula="of:=IF(AND([.$H67]&lt;[.AB$4];[.$L67]=&quot;Hêtre 27&quot;);[.$G67]*[.$E67];0)" office:value-type="float" office:value="0" calcext:value-type="float">
            <text:p>0</text:p>
          </table:table-cell>
          <table:table-cell table:formula="of:=IF(AND([.H67]&gt;[.AF$4];[.L67]=&quot;Hêtre 20&quot;);[.$J67];0)" office:value-type="float" office:value="0" calcext:value-type="float">
            <text:p>0</text:p>
          </table:table-cell>
          <table:table-cell table:formula="of:=IF(AND([.$H67]&gt;[.AF$4];[.$L67]=&quot;Hêtre 20&quot;);[.$G67]*[.$E67];0)" office:value-type="float" office:value="0" calcext:value-type="float">
            <text:p>0</text:p>
          </table:table-cell>
          <table:table-cell table:style-name="ce16" table:formula="of:=IF(AND([.H67]&lt;[.AF$4];[.H67]&gt;=[.AH$4];[.L67]=&quot;Hêtre 20&quot;);[.$J67];0)" office:value-type="float" office:value="0" calcext:value-type="float">
            <text:p>0</text:p>
          </table:table-cell>
          <table:table-cell table:formula="of:=IF(AND([.$H67]&gt;=[.AH$4];[.$H67]&lt;[.AF$4];[.$L67]=&quot;Hêtre 20&quot;);[.$G67]*[.$E67];0)" office:value-type="float" office:value="0" calcext:value-type="float">
            <text:p>0</text:p>
          </table:table-cell>
          <table:table-cell table:style-name="ce16" table:formula="of:=IF(AND([.H67]&lt;[.AH$4];[.H67]&gt;=[.AJ$4];[.L67]=&quot;Hêtre 20&quot;;);[.$J67];0)" office:value-type="float" office:value="0" calcext:value-type="float">
            <text:p>0</text:p>
          </table:table-cell>
          <table:table-cell table:formula="of:=IF(AND([.$H67]&gt;=[.AJ$4];[.$H67]&lt;[.AH$4];[.$L67]=&quot;Hêtre 20&quot;);[.$G67]*[.$E67];0)" office:value-type="float" office:value="0" calcext:value-type="float">
            <text:p>0</text:p>
          </table:table-cell>
          <table:table-cell table:style-name="ce16" table:formula="of:=IF(AND([.H67]&lt;[.AJ$4];[.L67]=&quot;Hêtre 20&quot;);[.$J67];0)" office:value-type="float" office:value="0" calcext:value-type="float">
            <text:p>0</text:p>
          </table:table-cell>
          <table:table-cell table:formula="of:=IF(AND([.$H67]&lt;[.AJ$4];[.$L67]=&quot;Hêtre 20&quot;);[.$G67]*[.$E6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39" calcext:value-type="float">
            <text:p>639</text:p>
          </table:table-cell>
          <table:table-cell table:style-name="ce7"/>
          <table:table-cell table:formula="of:=[.E68]*([.G68]/1000)*([.H68]/1000)" office:value-type="float" office:value="0.01278" calcext:value-type="float">
            <text:p>0,01278</text:p>
          </table:table-cell>
          <table:table-cell table:formula="of:=[.J68]*[.F68]/1000" office:value-type="float" office:value="0.0001917" calcext:value-type="float">
            <text:p>0,0001917</text:p>
          </table:table-cell>
          <table:table-cell office:value-type="string" calcext:value-type="string">
            <text:p>Hêtre 27</text:p>
          </table:table-cell>
          <table:table-cell table:style-name="ce19" table:formula="of:=IF(OR(AND([.F68]&lt;35;[.F68]&gt;22;[.L68]=&quot;Hêtre 45&quot;);AND([.F68]&lt;=22;[.F68]&gt;14;[.L68]=&quot;Hêtre 27&quot;);AND([.F68]&lt;=14;[.L68]=&quot;Hêtre 20&quot;));TRUE())" office:value-type="boolean" office:boolean-value="true" calcext:value-type="boolean">
            <text:p>VRAI</text:p>
          </table:table-cell>
          <table:table-cell table:formula="of:=IF(AND([.H68]&gt;[.P$4];[.L68]=&quot;Hêtre 45&quot;);[.J68];0)" office:value-type="float" office:value="0" calcext:value-type="float">
            <text:p>0</text:p>
          </table:table-cell>
          <table:table-cell table:formula="of:=IF(AND([.$H68]&gt;[.P$4];[.$L68]=&quot;Hêtre 45&quot;);[.$G68]*[.E68];0)" office:value-type="float" office:value="0" calcext:value-type="float">
            <text:p>0</text:p>
          </table:table-cell>
          <table:table-cell table:style-name="ce16" table:formula="of:=IF(AND([.H68]&lt;[.P$4];[.H68]&gt;=[.R$4];[.L68]=&quot;Hêtre 45&quot;;[.F68]&gt;19);[.J68];0)" office:value-type="float" office:value="0" calcext:value-type="float">
            <text:p>0</text:p>
          </table:table-cell>
          <table:table-cell table:formula="of:=IF(AND([.$H68]&gt;=[.R$4];[.$H68]&lt;[.P$4];[.$L68]=&quot;Hêtre 45&quot;);[.$G68]*[.$E68];0)" office:value-type="float" office:value="0" calcext:value-type="float">
            <text:p>0</text:p>
          </table:table-cell>
          <table:table-cell table:style-name="ce16" table:formula="of:=IF(AND([.H68]&lt;[.R$4];[.H68]&gt;=[.T$4];[.L68]=&quot;Hêtre 45&quot;;[.F68]&gt;19);[.J68];0)" office:value-type="float" office:value="0" calcext:value-type="float">
            <text:p>0</text:p>
          </table:table-cell>
          <table:table-cell table:formula="of:=IF(AND([.$H68]&gt;=[.T$4];[.$H68]&lt;[.R$4];[.$L68]=&quot;Hêtre 45&quot;);[.$G68]*[.$E68];0)" office:value-type="float" office:value="0" calcext:value-type="float">
            <text:p>0</text:p>
          </table:table-cell>
          <table:table-cell table:style-name="ce16" table:formula="of:=IF(AND([.H68]&lt;[.T$4];[.L68]=&quot;Hêtre 45&quot;;[.F68]&gt;19);[.J68];0)" office:value-type="float" office:value="0" calcext:value-type="float">
            <text:p>0</text:p>
          </table:table-cell>
          <table:table-cell table:formula="of:=IF(AND([.$H68]&lt;[.T$4];[.$L68]=&quot;Hêtre 45&quot;);[.$G68]*[.$E68];0)" office:value-type="float" office:value="0" calcext:value-type="float">
            <text:p>0</text:p>
          </table:table-cell>
          <table:table-cell table:formula="of:=IF(AND([.H68]&gt;[.X$4];[.L68]=&quot;Hêtre 27&quot;);[.$J68];0)" office:value-type="float" office:value="0" calcext:value-type="float">
            <text:p>0</text:p>
          </table:table-cell>
          <table:table-cell table:formula="of:=IF(AND([.$H68]&gt;[.X$4];[.$L68]=&quot;Hêtre 27&quot;);[.$G68]*[.$E68];0)" office:value-type="float" office:value="0" calcext:value-type="float">
            <text:p>0</text:p>
          </table:table-cell>
          <table:table-cell table:style-name="ce16" table:formula="of:=IF(AND([.H68]&lt;[.X$4];[.H68]&gt;=[.Z$4];[.L68]=&quot;Hêtre 27&quot;);[.$J68];0)" office:value-type="float" office:value="0" calcext:value-type="float">
            <text:p>0</text:p>
          </table:table-cell>
          <table:table-cell table:formula="of:=IF(AND([.$H68]&gt;=[.Z$4];[.$H68]&lt;[.X$4];[.$L68]=&quot;Hêtre 27&quot;);[.$G68]*[.$E68];0)" office:value-type="float" office:value="0" calcext:value-type="float">
            <text:p>0</text:p>
          </table:table-cell>
          <table:table-cell table:style-name="ce16" table:formula="of:=IF(AND([.H68]&lt;[.Z$4];[.H68]&gt;=[.AB$4];[.L68]=&quot;Hêtre 27&quot;;);[.$J68];0)" office:value-type="float" office:value="0" calcext:value-type="float">
            <text:p>0</text:p>
          </table:table-cell>
          <table:table-cell table:formula="of:=IF(AND([.$H68]&gt;=[.AB$4];[.$H68]&lt;[.Z$4];[.$L68]=&quot;Hêtre 27&quot;);[.$G68]*[.E68];0)" office:value-type="float" office:value="0" calcext:value-type="float">
            <text:p>0</text:p>
          </table:table-cell>
          <table:table-cell table:style-name="ce16" table:formula="of:=IF(AND([.H68]&lt;[.AB$4];[.L68]=&quot;Hêtre 27&quot;);[.$J68];0)" office:value-type="float" office:value="0.01278" calcext:value-type="float">
            <text:p>0,01278</text:p>
          </table:table-cell>
          <table:table-cell table:formula="of:=IF(AND([.$H68]&lt;[.AB$4];[.$L68]=&quot;Hêtre 27&quot;);[.$G68]*[.$E68];0)" office:value-type="float" office:value="20" calcext:value-type="float">
            <text:p>20</text:p>
          </table:table-cell>
          <table:table-cell table:formula="of:=IF(AND([.H68]&gt;[.AF$4];[.L68]=&quot;Hêtre 20&quot;);[.$J68];0)" office:value-type="float" office:value="0" calcext:value-type="float">
            <text:p>0</text:p>
          </table:table-cell>
          <table:table-cell table:formula="of:=IF(AND([.$H68]&gt;[.AF$4];[.$L68]=&quot;Hêtre 20&quot;);[.$G68]*[.$E68];0)" office:value-type="float" office:value="0" calcext:value-type="float">
            <text:p>0</text:p>
          </table:table-cell>
          <table:table-cell table:style-name="ce16" table:formula="of:=IF(AND([.H68]&lt;[.AF$4];[.H68]&gt;=[.AH$4];[.L68]=&quot;Hêtre 20&quot;);[.$J68];0)" office:value-type="float" office:value="0" calcext:value-type="float">
            <text:p>0</text:p>
          </table:table-cell>
          <table:table-cell table:formula="of:=IF(AND([.$H68]&gt;=[.AH$4];[.$H68]&lt;[.AF$4];[.$L68]=&quot;Hêtre 20&quot;);[.$G68]*[.$E68];0)" office:value-type="float" office:value="0" calcext:value-type="float">
            <text:p>0</text:p>
          </table:table-cell>
          <table:table-cell table:style-name="ce16" table:formula="of:=IF(AND([.H68]&lt;[.AH$4];[.H68]&gt;=[.AJ$4];[.L68]=&quot;Hêtre 20&quot;;);[.$J68];0)" office:value-type="float" office:value="0" calcext:value-type="float">
            <text:p>0</text:p>
          </table:table-cell>
          <table:table-cell table:formula="of:=IF(AND([.$H68]&gt;=[.AJ$4];[.$H68]&lt;[.AH$4];[.$L68]=&quot;Hêtre 20&quot;);[.$G68]*[.$E68];0)" office:value-type="float" office:value="0" calcext:value-type="float">
            <text:p>0</text:p>
          </table:table-cell>
          <table:table-cell table:style-name="ce16" table:formula="of:=IF(AND([.H68]&lt;[.AJ$4];[.L68]=&quot;Hêtre 20&quot;);[.$J68];0)" office:value-type="float" office:value="0" calcext:value-type="float">
            <text:p>0</text:p>
          </table:table-cell>
          <table:table-cell table:formula="of:=IF(AND([.$H68]&lt;[.AJ$4];[.$L68]=&quot;Hêtre 20&quot;);[.$G68]*[.$E6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oblique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78" calcext:value-type="float">
            <text:p>878</text:p>
          </table:table-cell>
          <table:table-cell table:style-name="ce7"/>
          <table:table-cell table:formula="of:=[.E69]*([.G69]/1000)*([.H69]/1000)" office:value-type="float" office:value="0.01756" calcext:value-type="float">
            <text:p>0,01756</text:p>
          </table:table-cell>
          <table:table-cell table:formula="of:=[.J69]*[.F69]/1000" office:value-type="float" office:value="0.0002634" calcext:value-type="float">
            <text:p>0,0002634</text:p>
          </table:table-cell>
          <table:table-cell office:value-type="string" calcext:value-type="string">
            <text:p>Hêtre 27</text:p>
          </table:table-cell>
          <table:table-cell table:style-name="ce19" table:formula="of:=IF(OR(AND([.F69]&lt;35;[.F69]&gt;22;[.L69]=&quot;Hêtre 45&quot;);AND([.F69]&lt;=22;[.F69]&gt;14;[.L69]=&quot;Hêtre 27&quot;);AND([.F69]&lt;=14;[.L69]=&quot;Hêtre 20&quot;));TRUE())" office:value-type="boolean" office:boolean-value="true" calcext:value-type="boolean">
            <text:p>VRAI</text:p>
          </table:table-cell>
          <table:table-cell table:formula="of:=IF(AND([.H69]&gt;[.P$4];[.L69]=&quot;Hêtre 45&quot;);[.J69];0)" office:value-type="float" office:value="0" calcext:value-type="float">
            <text:p>0</text:p>
          </table:table-cell>
          <table:table-cell table:formula="of:=IF(AND([.$H69]&gt;[.P$4];[.$L69]=&quot;Hêtre 45&quot;);[.$G69]*[.E69];0)" office:value-type="float" office:value="0" calcext:value-type="float">
            <text:p>0</text:p>
          </table:table-cell>
          <table:table-cell table:style-name="ce16" table:formula="of:=IF(AND([.H69]&lt;[.P$4];[.H69]&gt;=[.R$4];[.L69]=&quot;Hêtre 45&quot;;[.F69]&gt;19);[.J69];0)" office:value-type="float" office:value="0" calcext:value-type="float">
            <text:p>0</text:p>
          </table:table-cell>
          <table:table-cell table:formula="of:=IF(AND([.$H69]&gt;=[.R$4];[.$H69]&lt;[.P$4];[.$L69]=&quot;Hêtre 45&quot;);[.$G69]*[.$E69];0)" office:value-type="float" office:value="0" calcext:value-type="float">
            <text:p>0</text:p>
          </table:table-cell>
          <table:table-cell table:style-name="ce16" table:formula="of:=IF(AND([.H69]&lt;[.R$4];[.H69]&gt;=[.T$4];[.L69]=&quot;Hêtre 45&quot;;[.F69]&gt;19);[.J69];0)" office:value-type="float" office:value="0" calcext:value-type="float">
            <text:p>0</text:p>
          </table:table-cell>
          <table:table-cell table:formula="of:=IF(AND([.$H69]&gt;=[.T$4];[.$H69]&lt;[.R$4];[.$L69]=&quot;Hêtre 45&quot;);[.$G69]*[.$E69];0)" office:value-type="float" office:value="0" calcext:value-type="float">
            <text:p>0</text:p>
          </table:table-cell>
          <table:table-cell table:style-name="ce16" table:formula="of:=IF(AND([.H69]&lt;[.T$4];[.L69]=&quot;Hêtre 45&quot;;[.F69]&gt;19);[.J69];0)" office:value-type="float" office:value="0" calcext:value-type="float">
            <text:p>0</text:p>
          </table:table-cell>
          <table:table-cell table:formula="of:=IF(AND([.$H69]&lt;[.T$4];[.$L69]=&quot;Hêtre 45&quot;);[.$G69]*[.$E69];0)" office:value-type="float" office:value="0" calcext:value-type="float">
            <text:p>0</text:p>
          </table:table-cell>
          <table:table-cell table:formula="of:=IF(AND([.H69]&gt;[.X$4];[.L69]=&quot;Hêtre 27&quot;);[.$J69];0)" office:value-type="float" office:value="0" calcext:value-type="float">
            <text:p>0</text:p>
          </table:table-cell>
          <table:table-cell table:formula="of:=IF(AND([.$H69]&gt;[.X$4];[.$L69]=&quot;Hêtre 27&quot;);[.$G69]*[.$E69];0)" office:value-type="float" office:value="0" calcext:value-type="float">
            <text:p>0</text:p>
          </table:table-cell>
          <table:table-cell table:style-name="ce16" table:formula="of:=IF(AND([.H69]&lt;[.X$4];[.H69]&gt;=[.Z$4];[.L69]=&quot;Hêtre 27&quot;);[.$J69];0)" office:value-type="float" office:value="0" calcext:value-type="float">
            <text:p>0</text:p>
          </table:table-cell>
          <table:table-cell table:formula="of:=IF(AND([.$H69]&gt;=[.Z$4];[.$H69]&lt;[.X$4];[.$L69]=&quot;Hêtre 27&quot;);[.$G69]*[.$E69];0)" office:value-type="float" office:value="0" calcext:value-type="float">
            <text:p>0</text:p>
          </table:table-cell>
          <table:table-cell table:style-name="ce16" table:formula="of:=IF(AND([.H69]&lt;[.Z$4];[.H69]&gt;=[.AB$4];[.L69]=&quot;Hêtre 27&quot;;);[.$J69];0)" office:value-type="float" office:value="0" calcext:value-type="float">
            <text:p>0</text:p>
          </table:table-cell>
          <table:table-cell table:formula="of:=IF(AND([.$H69]&gt;=[.AB$4];[.$H69]&lt;[.Z$4];[.$L69]=&quot;Hêtre 27&quot;);[.$G69]*[.E69];0)" office:value-type="float" office:value="0" calcext:value-type="float">
            <text:p>0</text:p>
          </table:table-cell>
          <table:table-cell table:style-name="ce16" table:formula="of:=IF(AND([.H69]&lt;[.AB$4];[.L69]=&quot;Hêtre 27&quot;);[.$J69];0)" office:value-type="float" office:value="0.01756" calcext:value-type="float">
            <text:p>0,01756</text:p>
          </table:table-cell>
          <table:table-cell table:formula="of:=IF(AND([.$H69]&lt;[.AB$4];[.$L69]=&quot;Hêtre 27&quot;);[.$G69]*[.$E69];0)" office:value-type="float" office:value="20" calcext:value-type="float">
            <text:p>20</text:p>
          </table:table-cell>
          <table:table-cell table:formula="of:=IF(AND([.H69]&gt;[.AF$4];[.L69]=&quot;Hêtre 20&quot;);[.$J69];0)" office:value-type="float" office:value="0" calcext:value-type="float">
            <text:p>0</text:p>
          </table:table-cell>
          <table:table-cell table:formula="of:=IF(AND([.$H69]&gt;[.AF$4];[.$L69]=&quot;Hêtre 20&quot;);[.$G69]*[.$E69];0)" office:value-type="float" office:value="0" calcext:value-type="float">
            <text:p>0</text:p>
          </table:table-cell>
          <table:table-cell table:style-name="ce16" table:formula="of:=IF(AND([.H69]&lt;[.AF$4];[.H69]&gt;=[.AH$4];[.L69]=&quot;Hêtre 20&quot;);[.$J69];0)" office:value-type="float" office:value="0" calcext:value-type="float">
            <text:p>0</text:p>
          </table:table-cell>
          <table:table-cell table:formula="of:=IF(AND([.$H69]&gt;=[.AH$4];[.$H69]&lt;[.AF$4];[.$L69]=&quot;Hêtre 20&quot;);[.$G69]*[.$E69];0)" office:value-type="float" office:value="0" calcext:value-type="float">
            <text:p>0</text:p>
          </table:table-cell>
          <table:table-cell table:style-name="ce16" table:formula="of:=IF(AND([.H69]&lt;[.AH$4];[.H69]&gt;=[.AJ$4];[.L69]=&quot;Hêtre 20&quot;;);[.$J69];0)" office:value-type="float" office:value="0" calcext:value-type="float">
            <text:p>0</text:p>
          </table:table-cell>
          <table:table-cell table:formula="of:=IF(AND([.$H69]&gt;=[.AJ$4];[.$H69]&lt;[.AH$4];[.$L69]=&quot;Hêtre 20&quot;);[.$G69]*[.$E69];0)" office:value-type="float" office:value="0" calcext:value-type="float">
            <text:p>0</text:p>
          </table:table-cell>
          <table:table-cell table:style-name="ce16" table:formula="of:=IF(AND([.H69]&lt;[.AJ$4];[.L69]=&quot;Hêtre 20&quot;);[.$J69];0)" office:value-type="float" office:value="0" calcext:value-type="float">
            <text:p>0</text:p>
          </table:table-cell>
          <table:table-cell table:formula="of:=IF(AND([.$H69]&lt;[.AJ$4];[.$L69]=&quot;Hêtre 20&quot;);[.$G69]*[.$E69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19" table:formula="of:=IF(OR(AND([.F70]&lt;35;[.F70]&gt;22;[.L70]=&quot;Hêtre 45&quot;);AND([.F70]&lt;=22;[.F70]&gt;14;[.L70]=&quot;Hêtre 27&quot;);AND([.F70]&lt;=14;[.L70]=&quot;Hêtre 20&quot;));TRUE())" office:value-type="boolean" office:boolean-value="false" calcext:value-type="boolean">
            <text:p>FAUX</text:p>
          </table:table-cell>
          <table:table-cell table:formula="of:=IF(AND([.H70]&gt;[.P$4];[.L70]=&quot;Hêtre 45&quot;);[.J70];0)" office:value-type="float" office:value="0" calcext:value-type="float">
            <text:p>0</text:p>
          </table:table-cell>
          <table:table-cell table:formula="of:=IF(AND([.$H70]&gt;[.P$4];[.$L70]=&quot;Hêtre 45&quot;);[.$G70]*[.E70];0)" office:value-type="float" office:value="0" calcext:value-type="float">
            <text:p>0</text:p>
          </table:table-cell>
          <table:table-cell table:style-name="ce16" table:formula="of:=IF(AND([.H70]&lt;[.P$4];[.H70]&gt;=[.R$4];[.L70]=&quot;Hêtre 45&quot;;[.F70]&gt;19);[.J70];0)" office:value-type="float" office:value="0" calcext:value-type="float">
            <text:p>0</text:p>
          </table:table-cell>
          <table:table-cell table:formula="of:=IF(AND([.$H70]&gt;=[.R$4];[.$H70]&lt;[.P$4];[.$L70]=&quot;Hêtre 45&quot;);[.$G70]*[.$E70];0)" office:value-type="float" office:value="0" calcext:value-type="float">
            <text:p>0</text:p>
          </table:table-cell>
          <table:table-cell table:style-name="ce16" table:formula="of:=IF(AND([.H70]&lt;[.R$4];[.H70]&gt;=[.T$4];[.L70]=&quot;Hêtre 45&quot;;[.F70]&gt;19);[.J70];0)" office:value-type="float" office:value="0" calcext:value-type="float">
            <text:p>0</text:p>
          </table:table-cell>
          <table:table-cell table:formula="of:=IF(AND([.$H70]&gt;=[.T$4];[.$H70]&lt;[.R$4];[.$L70]=&quot;Hêtre 45&quot;);[.$G70]*[.$E70];0)" office:value-type="float" office:value="0" calcext:value-type="float">
            <text:p>0</text:p>
          </table:table-cell>
          <table:table-cell table:style-name="ce16" table:formula="of:=IF(AND([.H70]&lt;[.T$4];[.L70]=&quot;Hêtre 45&quot;;[.F70]&gt;19);[.J70];0)" office:value-type="float" office:value="0" calcext:value-type="float">
            <text:p>0</text:p>
          </table:table-cell>
          <table:table-cell table:formula="of:=IF(AND([.$H70]&lt;[.T$4];[.$L70]=&quot;Hêtre 45&quot;);[.$G70]*[.$E70];0)" office:value-type="float" office:value="0" calcext:value-type="float">
            <text:p>0</text:p>
          </table:table-cell>
          <table:table-cell table:formula="of:=IF(AND([.H70]&gt;[.X$4];[.L70]=&quot;Hêtre 27&quot;);[.$J70];0)" office:value-type="float" office:value="0" calcext:value-type="float">
            <text:p>0</text:p>
          </table:table-cell>
          <table:table-cell table:formula="of:=IF(AND([.$H70]&gt;[.X$4];[.$L70]=&quot;Hêtre 27&quot;);[.$G70]*[.$E70];0)" office:value-type="float" office:value="0" calcext:value-type="float">
            <text:p>0</text:p>
          </table:table-cell>
          <table:table-cell table:style-name="ce16" table:formula="of:=IF(AND([.H70]&lt;[.X$4];[.H70]&gt;=[.Z$4];[.L70]=&quot;Hêtre 27&quot;);[.$J70];0)" office:value-type="float" office:value="0" calcext:value-type="float">
            <text:p>0</text:p>
          </table:table-cell>
          <table:table-cell table:formula="of:=IF(AND([.$H70]&gt;=[.Z$4];[.$H70]&lt;[.X$4];[.$L70]=&quot;Hêtre 27&quot;);[.$G70]*[.$E70];0)" office:value-type="float" office:value="0" calcext:value-type="float">
            <text:p>0</text:p>
          </table:table-cell>
          <table:table-cell table:style-name="ce16" table:formula="of:=IF(AND([.H70]&lt;[.Z$4];[.H70]&gt;=[.AB$4];[.L70]=&quot;Hêtre 27&quot;;);[.$J70];0)" office:value-type="float" office:value="0" calcext:value-type="float">
            <text:p>0</text:p>
          </table:table-cell>
          <table:table-cell table:formula="of:=IF(AND([.$H70]&gt;=[.AB$4];[.$H70]&lt;[.Z$4];[.$L70]=&quot;Hêtre 27&quot;);[.$G70]*[.E70];0)" office:value-type="float" office:value="0" calcext:value-type="float">
            <text:p>0</text:p>
          </table:table-cell>
          <table:table-cell table:style-name="ce16" table:formula="of:=IF(AND([.H70]&lt;[.AB$4];[.L70]=&quot;Hêtre 27&quot;);[.$J70];0)" office:value-type="float" office:value="0" calcext:value-type="float">
            <text:p>0</text:p>
          </table:table-cell>
          <table:table-cell table:formula="of:=IF(AND([.$H70]&lt;[.AB$4];[.$L70]=&quot;Hêtre 27&quot;);[.$G70]*[.$E70];0)" office:value-type="float" office:value="0" calcext:value-type="float">
            <text:p>0</text:p>
          </table:table-cell>
          <table:table-cell table:formula="of:=IF(AND([.H70]&gt;[.AF$4];[.L70]=&quot;Hêtre 20&quot;);[.$J70];0)" office:value-type="float" office:value="0" calcext:value-type="float">
            <text:p>0</text:p>
          </table:table-cell>
          <table:table-cell table:formula="of:=IF(AND([.$H70]&gt;[.AF$4];[.$L70]=&quot;Hêtre 20&quot;);[.$G70]*[.$E70];0)" office:value-type="float" office:value="0" calcext:value-type="float">
            <text:p>0</text:p>
          </table:table-cell>
          <table:table-cell table:style-name="ce16" table:formula="of:=IF(AND([.H70]&lt;[.AF$4];[.H70]&gt;=[.AH$4];[.L70]=&quot;Hêtre 20&quot;);[.$J70];0)" office:value-type="float" office:value="0" calcext:value-type="float">
            <text:p>0</text:p>
          </table:table-cell>
          <table:table-cell table:formula="of:=IF(AND([.$H70]&gt;=[.AH$4];[.$H70]&lt;[.AF$4];[.$L70]=&quot;Hêtre 20&quot;);[.$G70]*[.$E70];0)" office:value-type="float" office:value="0" calcext:value-type="float">
            <text:p>0</text:p>
          </table:table-cell>
          <table:table-cell table:style-name="ce16" table:formula="of:=IF(AND([.H70]&lt;[.AH$4];[.H70]&gt;=[.AJ$4];[.L70]=&quot;Hêtre 20&quot;;);[.$J70];0)" office:value-type="float" office:value="0" calcext:value-type="float">
            <text:p>0</text:p>
          </table:table-cell>
          <table:table-cell table:formula="of:=IF(AND([.$H70]&gt;=[.AJ$4];[.$H70]&lt;[.AH$4];[.$L70]=&quot;Hêtre 20&quot;);[.$G70]*[.$E70];0)" office:value-type="float" office:value="0" calcext:value-type="float">
            <text:p>0</text:p>
          </table:table-cell>
          <table:table-cell table:style-name="ce16" table:formula="of:=IF(AND([.H70]&lt;[.AJ$4];[.L70]=&quot;Hêtre 20&quot;);[.$J70];0)" office:value-type="float" office:value="0" calcext:value-type="float">
            <text:p>0</text:p>
          </table:table-cell>
          <table:table-cell table:formula="of:=IF(AND([.$H70]&lt;[.AJ$4];[.$L70]=&quot;Hêtre 20&quot;);[.$G70]*[.$E7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Latte Bois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float" office:value="739" calcext:value-type="float">
            <text:p>739</text:p>
          </table:table-cell>
          <table:table-cell table:style-name="ce7" table:formula="of:=[.H50]-2*30-2*2-2*100+2*15-2*2-[.H71]" office:value-type="float" office:value="0" calcext:value-type="float">
            <text:p>0</text:p>
          </table:table-cell>
          <table:table-cell table:formula="of:=[.E71]*([.G71]/1000)*([.H71]/1000)" office:value-type="float" office:value="0.82768" calcext:value-type="float">
            <text:p>0,82768</text:p>
          </table:table-cell>
          <table:table-cell table:formula="of:=[.J71]*[.F71]/1000" office:value-type="float" office:value="0.0082768" calcext:value-type="float">
            <text:p>0,0082768</text:p>
          </table:table-cell>
          <table:table-cell office:value-type="string" calcext:value-type="string">
            <text:p>Chêne</text:p>
          </table:table-cell>
          <table:table-cell table:style-name="ce19" table:formula="of:=IF(OR(AND([.F71]&lt;35;[.F71]&gt;22;[.L71]=&quot;Hêtre 45&quot;);AND([.F71]&lt;=22;[.F71]&gt;14;[.L71]=&quot;Hêtre 27&quot;);AND([.F71]&lt;=14;[.L71]=&quot;Hêtre 20&quot;));TRUE())" office:value-type="boolean" office:boolean-value="false" calcext:value-type="boolean">
            <text:p>FAUX</text:p>
          </table:table-cell>
          <table:table-cell table:formula="of:=IF(AND([.H71]&gt;[.P$4];[.L71]=&quot;Hêtre 45&quot;);[.J71];0)" office:value-type="float" office:value="0" calcext:value-type="float">
            <text:p>0</text:p>
          </table:table-cell>
          <table:table-cell table:formula="of:=IF(AND([.$H71]&gt;[.P$4];[.$L71]=&quot;Hêtre 45&quot;);[.$G71]*[.E71];0)" office:value-type="float" office:value="0" calcext:value-type="float">
            <text:p>0</text:p>
          </table:table-cell>
          <table:table-cell table:style-name="ce16" table:formula="of:=IF(AND([.H71]&lt;[.P$4];[.H71]&gt;=[.R$4];[.L71]=&quot;Hêtre 45&quot;;[.F71]&gt;19);[.J71];0)" office:value-type="float" office:value="0" calcext:value-type="float">
            <text:p>0</text:p>
          </table:table-cell>
          <table:table-cell table:formula="of:=IF(AND([.$H71]&gt;=[.R$4];[.$H71]&lt;[.P$4];[.$L71]=&quot;Hêtre 45&quot;);[.$G71]*[.$E71];0)" office:value-type="float" office:value="0" calcext:value-type="float">
            <text:p>0</text:p>
          </table:table-cell>
          <table:table-cell table:style-name="ce16" table:formula="of:=IF(AND([.H71]&lt;[.R$4];[.H71]&gt;=[.T$4];[.L71]=&quot;Hêtre 45&quot;;[.F71]&gt;19);[.J71];0)" office:value-type="float" office:value="0" calcext:value-type="float">
            <text:p>0</text:p>
          </table:table-cell>
          <table:table-cell table:formula="of:=IF(AND([.$H71]&gt;=[.T$4];[.$H71]&lt;[.R$4];[.$L71]=&quot;Hêtre 45&quot;);[.$G71]*[.$E71];0)" office:value-type="float" office:value="0" calcext:value-type="float">
            <text:p>0</text:p>
          </table:table-cell>
          <table:table-cell table:style-name="ce16" table:formula="of:=IF(AND([.H71]&lt;[.T$4];[.L71]=&quot;Hêtre 45&quot;;[.F71]&gt;19);[.J71];0)" office:value-type="float" office:value="0" calcext:value-type="float">
            <text:p>0</text:p>
          </table:table-cell>
          <table:table-cell table:formula="of:=IF(AND([.$H71]&lt;[.T$4];[.$L71]=&quot;Hêtre 45&quot;);[.$G71]*[.$E71];0)" office:value-type="float" office:value="0" calcext:value-type="float">
            <text:p>0</text:p>
          </table:table-cell>
          <table:table-cell table:formula="of:=IF(AND([.H71]&gt;[.X$4];[.L71]=&quot;Hêtre 27&quot;);[.$J71];0)" office:value-type="float" office:value="0" calcext:value-type="float">
            <text:p>0</text:p>
          </table:table-cell>
          <table:table-cell table:formula="of:=IF(AND([.$H71]&gt;[.X$4];[.$L71]=&quot;Hêtre 27&quot;);[.$G71]*[.$E71];0)" office:value-type="float" office:value="0" calcext:value-type="float">
            <text:p>0</text:p>
          </table:table-cell>
          <table:table-cell table:style-name="ce16" table:formula="of:=IF(AND([.H71]&lt;[.X$4];[.H71]&gt;=[.Z$4];[.L71]=&quot;Hêtre 27&quot;);[.$J71];0)" office:value-type="float" office:value="0" calcext:value-type="float">
            <text:p>0</text:p>
          </table:table-cell>
          <table:table-cell table:formula="of:=IF(AND([.$H71]&gt;=[.Z$4];[.$H71]&lt;[.X$4];[.$L71]=&quot;Hêtre 27&quot;);[.$G71]*[.$E71];0)" office:value-type="float" office:value="0" calcext:value-type="float">
            <text:p>0</text:p>
          </table:table-cell>
          <table:table-cell table:style-name="ce16" table:formula="of:=IF(AND([.H71]&lt;[.Z$4];[.H71]&gt;=[.AB$4];[.L71]=&quot;Hêtre 27&quot;;);[.$J71];0)" office:value-type="float" office:value="0" calcext:value-type="float">
            <text:p>0</text:p>
          </table:table-cell>
          <table:table-cell table:formula="of:=IF(AND([.$H71]&gt;=[.AB$4];[.$H71]&lt;[.Z$4];[.$L71]=&quot;Hêtre 27&quot;);[.$G71]*[.E71];0)" office:value-type="float" office:value="0" calcext:value-type="float">
            <text:p>0</text:p>
          </table:table-cell>
          <table:table-cell table:style-name="ce16" table:formula="of:=IF(AND([.H71]&lt;[.AB$4];[.L71]=&quot;Hêtre 27&quot;);[.$J71];0)" office:value-type="float" office:value="0" calcext:value-type="float">
            <text:p>0</text:p>
          </table:table-cell>
          <table:table-cell table:formula="of:=IF(AND([.$H71]&lt;[.AB$4];[.$L71]=&quot;Hêtre 27&quot;);[.$G71]*[.$E71];0)" office:value-type="float" office:value="0" calcext:value-type="float">
            <text:p>0</text:p>
          </table:table-cell>
          <table:table-cell table:formula="of:=IF(AND([.H71]&gt;[.AF$4];[.L71]=&quot;Hêtre 20&quot;);[.$J71];0)" office:value-type="float" office:value="0" calcext:value-type="float">
            <text:p>0</text:p>
          </table:table-cell>
          <table:table-cell table:formula="of:=IF(AND([.$H71]&gt;[.AF$4];[.$L71]=&quot;Hêtre 20&quot;);[.$G71]*[.$E71];0)" office:value-type="float" office:value="0" calcext:value-type="float">
            <text:p>0</text:p>
          </table:table-cell>
          <table:table-cell table:style-name="ce16" table:formula="of:=IF(AND([.H71]&lt;[.AF$4];[.H71]&gt;=[.AH$4];[.L71]=&quot;Hêtre 20&quot;);[.$J71];0)" office:value-type="float" office:value="0" calcext:value-type="float">
            <text:p>0</text:p>
          </table:table-cell>
          <table:table-cell table:formula="of:=IF(AND([.$H71]&gt;=[.AH$4];[.$H71]&lt;[.AF$4];[.$L71]=&quot;Hêtre 20&quot;);[.$G71]*[.$E71];0)" office:value-type="float" office:value="0" calcext:value-type="float">
            <text:p>0</text:p>
          </table:table-cell>
          <table:table-cell table:style-name="ce16" table:formula="of:=IF(AND([.H71]&lt;[.AH$4];[.H71]&gt;=[.AJ$4];[.L71]=&quot;Hêtre 20&quot;;);[.$J71];0)" office:value-type="float" office:value="0" calcext:value-type="float">
            <text:p>0</text:p>
          </table:table-cell>
          <table:table-cell table:formula="of:=IF(AND([.$H71]&gt;=[.AJ$4];[.$H71]&lt;[.AH$4];[.$L71]=&quot;Hêtre 20&quot;);[.$G71]*[.$E71];0)" office:value-type="float" office:value="0" calcext:value-type="float">
            <text:p>0</text:p>
          </table:table-cell>
          <table:table-cell table:style-name="ce16" table:formula="of:=IF(AND([.H71]&lt;[.AJ$4];[.L71]=&quot;Hêtre 20&quot;);[.$J71];0)" office:value-type="float" office:value="0" calcext:value-type="float">
            <text:p>0</text:p>
          </table:table-cell>
          <table:table-cell table:formula="of:=IF(AND([.$H71]&lt;[.AJ$4];[.$L71]=&quot;Hêtre 20&quot;);[.$G71]*[.$E7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39" calcext:value-type="float">
            <text:p>739</text:p>
          </table:table-cell>
          <table:table-cell office:value-type="float" office:value="1127" calcext:value-type="float">
            <text:p>1127</text:p>
          </table:table-cell>
          <table:table-cell/>
          <table:table-cell table:formula="of:=[.E72]*([.G72]/1000)*([.H72]/1000)" office:value-type="float" office:value="0.832853" calcext:value-type="float">
            <text:p>0,832853</text:p>
          </table:table-cell>
          <table:table-cell table:formula="of:=[.J72]*[.F72]/1000" office:value-type="float" office:value="0.002498559" calcext:value-type="float">
            <text:p>0,002498559</text:p>
          </table:table-cell>
          <table:table-cell office:value-type="string" calcext:value-type="string">
            <text:p>Tôle</text:p>
          </table:table-cell>
          <table:table-cell table:style-name="ce19" table:formula="of:=IF(OR(AND([.F72]&lt;35;[.F72]&gt;22;[.L72]=&quot;Hêtre 45&quot;);AND([.F72]&lt;=22;[.F72]&gt;14;[.L72]=&quot;Hêtre 27&quot;);AND([.F72]&lt;=14;[.L72]=&quot;Hêtre 20&quot;));TRUE())" office:value-type="boolean" office:boolean-value="false" calcext:value-type="boolean">
            <text:p>FAUX</text:p>
          </table:table-cell>
          <table:table-cell table:formula="of:=IF(AND([.H72]&gt;[.P$4];[.L72]=&quot;Hêtre 45&quot;);[.J72];0)" office:value-type="float" office:value="0" calcext:value-type="float">
            <text:p>0</text:p>
          </table:table-cell>
          <table:table-cell table:formula="of:=IF(AND([.$H72]&gt;[.P$4];[.$L72]=&quot;Hêtre 45&quot;);[.$G72]*[.E72];0)" office:value-type="float" office:value="0" calcext:value-type="float">
            <text:p>0</text:p>
          </table:table-cell>
          <table:table-cell table:style-name="ce16" table:formula="of:=IF(AND([.H72]&lt;[.P$4];[.H72]&gt;=[.R$4];[.L72]=&quot;Hêtre 45&quot;;[.F72]&gt;19);[.J72];0)" office:value-type="float" office:value="0" calcext:value-type="float">
            <text:p>0</text:p>
          </table:table-cell>
          <table:table-cell table:formula="of:=IF(AND([.$H72]&gt;=[.R$4];[.$H72]&lt;[.P$4];[.$L72]=&quot;Hêtre 45&quot;);[.$G72]*[.$E72];0)" office:value-type="float" office:value="0" calcext:value-type="float">
            <text:p>0</text:p>
          </table:table-cell>
          <table:table-cell table:style-name="ce16" table:formula="of:=IF(AND([.H72]&lt;[.R$4];[.H72]&gt;=[.T$4];[.L72]=&quot;Hêtre 45&quot;;[.F72]&gt;19);[.J72];0)" office:value-type="float" office:value="0" calcext:value-type="float">
            <text:p>0</text:p>
          </table:table-cell>
          <table:table-cell table:formula="of:=IF(AND([.$H72]&gt;=[.T$4];[.$H72]&lt;[.R$4];[.$L72]=&quot;Hêtre 45&quot;);[.$G72]*[.$E72];0)" office:value-type="float" office:value="0" calcext:value-type="float">
            <text:p>0</text:p>
          </table:table-cell>
          <table:table-cell table:style-name="ce16" table:formula="of:=IF(AND([.H72]&lt;[.T$4];[.L72]=&quot;Hêtre 45&quot;;[.F72]&gt;19);[.J72];0)" office:value-type="float" office:value="0" calcext:value-type="float">
            <text:p>0</text:p>
          </table:table-cell>
          <table:table-cell table:formula="of:=IF(AND([.$H72]&lt;[.T$4];[.$L72]=&quot;Hêtre 45&quot;);[.$G72]*[.$E72];0)" office:value-type="float" office:value="0" calcext:value-type="float">
            <text:p>0</text:p>
          </table:table-cell>
          <table:table-cell table:formula="of:=IF(AND([.H72]&gt;[.X$4];[.L72]=&quot;Hêtre 27&quot;);[.$J72];0)" office:value-type="float" office:value="0" calcext:value-type="float">
            <text:p>0</text:p>
          </table:table-cell>
          <table:table-cell table:formula="of:=IF(AND([.$H72]&gt;[.X$4];[.$L72]=&quot;Hêtre 27&quot;);[.$G72]*[.$E72];0)" office:value-type="float" office:value="0" calcext:value-type="float">
            <text:p>0</text:p>
          </table:table-cell>
          <table:table-cell table:style-name="ce16" table:formula="of:=IF(AND([.H72]&lt;[.X$4];[.H72]&gt;=[.Z$4];[.L72]=&quot;Hêtre 27&quot;);[.$J72];0)" office:value-type="float" office:value="0" calcext:value-type="float">
            <text:p>0</text:p>
          </table:table-cell>
          <table:table-cell table:formula="of:=IF(AND([.$H72]&gt;=[.Z$4];[.$H72]&lt;[.X$4];[.$L72]=&quot;Hêtre 27&quot;);[.$G72]*[.$E72];0)" office:value-type="float" office:value="0" calcext:value-type="float">
            <text:p>0</text:p>
          </table:table-cell>
          <table:table-cell table:style-name="ce16" table:formula="of:=IF(AND([.H72]&lt;[.Z$4];[.H72]&gt;=[.AB$4];[.L72]=&quot;Hêtre 27&quot;;);[.$J72];0)" office:value-type="float" office:value="0" calcext:value-type="float">
            <text:p>0</text:p>
          </table:table-cell>
          <table:table-cell table:formula="of:=IF(AND([.$H72]&gt;=[.AB$4];[.$H72]&lt;[.Z$4];[.$L72]=&quot;Hêtre 27&quot;);[.$G72]*[.E72];0)" office:value-type="float" office:value="0" calcext:value-type="float">
            <text:p>0</text:p>
          </table:table-cell>
          <table:table-cell table:style-name="ce16" table:formula="of:=IF(AND([.H72]&lt;[.AB$4];[.L72]=&quot;Hêtre 27&quot;);[.$J72];0)" office:value-type="float" office:value="0" calcext:value-type="float">
            <text:p>0</text:p>
          </table:table-cell>
          <table:table-cell table:formula="of:=IF(AND([.$H72]&lt;[.AB$4];[.$L72]=&quot;Hêtre 27&quot;);[.$G72]*[.$E72];0)" office:value-type="float" office:value="0" calcext:value-type="float">
            <text:p>0</text:p>
          </table:table-cell>
          <table:table-cell table:formula="of:=IF(AND([.H72]&gt;[.AF$4];[.L72]=&quot;Hêtre 20&quot;);[.$J72];0)" office:value-type="float" office:value="0" calcext:value-type="float">
            <text:p>0</text:p>
          </table:table-cell>
          <table:table-cell table:formula="of:=IF(AND([.$H72]&gt;[.AF$4];[.$L72]=&quot;Hêtre 20&quot;);[.$G72]*[.$E72];0)" office:value-type="float" office:value="0" calcext:value-type="float">
            <text:p>0</text:p>
          </table:table-cell>
          <table:table-cell table:style-name="ce16" table:formula="of:=IF(AND([.H72]&lt;[.AF$4];[.H72]&gt;=[.AH$4];[.L72]=&quot;Hêtre 20&quot;);[.$J72];0)" office:value-type="float" office:value="0" calcext:value-type="float">
            <text:p>0</text:p>
          </table:table-cell>
          <table:table-cell table:formula="of:=IF(AND([.$H72]&gt;=[.AH$4];[.$H72]&lt;[.AF$4];[.$L72]=&quot;Hêtre 20&quot;);[.$G72]*[.$E72];0)" office:value-type="float" office:value="0" calcext:value-type="float">
            <text:p>0</text:p>
          </table:table-cell>
          <table:table-cell table:style-name="ce16" table:formula="of:=IF(AND([.H72]&lt;[.AH$4];[.H72]&gt;=[.AJ$4];[.L72]=&quot;Hêtre 20&quot;;);[.$J72];0)" office:value-type="float" office:value="0" calcext:value-type="float">
            <text:p>0</text:p>
          </table:table-cell>
          <table:table-cell table:formula="of:=IF(AND([.$H72]&gt;=[.AJ$4];[.$H72]&lt;[.AH$4];[.$L72]=&quot;Hêtre 20&quot;);[.$G72]*[.$E72];0)" office:value-type="float" office:value="0" calcext:value-type="float">
            <text:p>0</text:p>
          </table:table-cell>
          <table:table-cell table:style-name="ce16" table:formula="of:=IF(AND([.H72]&lt;[.AJ$4];[.L72]=&quot;Hêtre 20&quot;);[.$J72];0)" office:value-type="float" office:value="0" calcext:value-type="float">
            <text:p>0</text:p>
          </table:table-cell>
          <table:table-cell table:formula="of:=IF(AND([.$H72]&lt;[.AJ$4];[.$L72]=&quot;Hêtre 20&quot;);[.$G72]*[.$E72];0)" office:value-type="float" office:value="0" calcext:value-type="float">
            <text:p>0</text:p>
          </table:table-cell>
        </table:table-row>
        <table:table-row table:style-name="ro2">
          <table:table-cell table:number-columns-repeated="12"/>
          <table:table-cell table:style-name="ce19" table:formula="of:=IF(OR(AND([.F73]&lt;35;[.F73]&gt;22;[.L73]=&quot;Hêtre 45&quot;);AND([.F73]&lt;=22;[.F73]&gt;14;[.L73]=&quot;Hêtre 27&quot;);AND([.F73]&lt;=14;[.L73]=&quot;Hêtre 20&quot;));TRUE())" office:value-type="boolean" office:boolean-value="false" calcext:value-type="boolean">
            <text:p>FAUX</text:p>
          </table:table-cell>
          <table:table-cell table:formula="of:=IF(AND([.H73]&gt;[.P$4];[.L73]=&quot;Hêtre 45&quot;);[.J73];0)" office:value-type="float" office:value="0" calcext:value-type="float">
            <text:p>0</text:p>
          </table:table-cell>
          <table:table-cell table:formula="of:=IF(AND([.$H73]&gt;[.P$4];[.$L73]=&quot;Hêtre 45&quot;);[.$G73]*[.E73];0)" office:value-type="float" office:value="0" calcext:value-type="float">
            <text:p>0</text:p>
          </table:table-cell>
          <table:table-cell table:style-name="ce16" table:formula="of:=IF(AND([.H73]&lt;[.P$4];[.H73]&gt;=[.R$4];[.L73]=&quot;Hêtre 45&quot;;[.F73]&gt;19);[.J73];0)" office:value-type="float" office:value="0" calcext:value-type="float">
            <text:p>0</text:p>
          </table:table-cell>
          <table:table-cell table:formula="of:=IF(AND([.$H73]&gt;=[.R$4];[.$H73]&lt;[.P$4];[.$L73]=&quot;Hêtre 45&quot;);[.$G73]*[.$E73];0)" office:value-type="float" office:value="0" calcext:value-type="float">
            <text:p>0</text:p>
          </table:table-cell>
          <table:table-cell table:style-name="ce16" table:formula="of:=IF(AND([.H73]&lt;[.R$4];[.H73]&gt;=[.T$4];[.L73]=&quot;Hêtre 45&quot;;[.F73]&gt;19);[.J73];0)" office:value-type="float" office:value="0" calcext:value-type="float">
            <text:p>0</text:p>
          </table:table-cell>
          <table:table-cell table:formula="of:=IF(AND([.$H73]&gt;=[.T$4];[.$H73]&lt;[.R$4];[.$L73]=&quot;Hêtre 45&quot;);[.$G73]*[.$E73];0)" office:value-type="float" office:value="0" calcext:value-type="float">
            <text:p>0</text:p>
          </table:table-cell>
          <table:table-cell table:style-name="ce16" table:formula="of:=IF(AND([.H73]&lt;[.T$4];[.L73]=&quot;Hêtre 45&quot;;[.F73]&gt;19);[.J73];0)" office:value-type="float" office:value="0" calcext:value-type="float">
            <text:p>0</text:p>
          </table:table-cell>
          <table:table-cell table:formula="of:=IF(AND([.$H73]&lt;[.T$4];[.$L73]=&quot;Hêtre 45&quot;);[.$G73]*[.$E73];0)" office:value-type="float" office:value="0" calcext:value-type="float">
            <text:p>0</text:p>
          </table:table-cell>
          <table:table-cell table:formula="of:=IF(AND([.H73]&gt;[.X$4];[.L73]=&quot;Hêtre 27&quot;);[.$J73];0)" office:value-type="float" office:value="0" calcext:value-type="float">
            <text:p>0</text:p>
          </table:table-cell>
          <table:table-cell table:formula="of:=IF(AND([.$H73]&gt;[.X$4];[.$L73]=&quot;Hêtre 27&quot;);[.$G73]*[.$E73];0)" office:value-type="float" office:value="0" calcext:value-type="float">
            <text:p>0</text:p>
          </table:table-cell>
          <table:table-cell table:style-name="ce16" table:formula="of:=IF(AND([.H73]&lt;[.X$4];[.H73]&gt;=[.Z$4];[.L73]=&quot;Hêtre 27&quot;);[.$J73];0)" office:value-type="float" office:value="0" calcext:value-type="float">
            <text:p>0</text:p>
          </table:table-cell>
          <table:table-cell table:formula="of:=IF(AND([.$H73]&gt;=[.Z$4];[.$H73]&lt;[.X$4];[.$L73]=&quot;Hêtre 27&quot;);[.$G73]*[.$E73];0)" office:value-type="float" office:value="0" calcext:value-type="float">
            <text:p>0</text:p>
          </table:table-cell>
          <table:table-cell table:style-name="ce16" table:formula="of:=IF(AND([.H73]&lt;[.Z$4];[.H73]&gt;=[.AB$4];[.L73]=&quot;Hêtre 27&quot;;);[.$J73];0)" office:value-type="float" office:value="0" calcext:value-type="float">
            <text:p>0</text:p>
          </table:table-cell>
          <table:table-cell table:formula="of:=IF(AND([.$H73]&gt;=[.AB$4];[.$H73]&lt;[.Z$4];[.$L73]=&quot;Hêtre 27&quot;);[.$G73]*[.E73];0)" office:value-type="float" office:value="0" calcext:value-type="float">
            <text:p>0</text:p>
          </table:table-cell>
          <table:table-cell table:style-name="ce16" table:formula="of:=IF(AND([.H73]&lt;[.AB$4];[.L73]=&quot;Hêtre 27&quot;);[.$J73];0)" office:value-type="float" office:value="0" calcext:value-type="float">
            <text:p>0</text:p>
          </table:table-cell>
          <table:table-cell table:formula="of:=IF(AND([.$H73]&lt;[.AB$4];[.$L73]=&quot;Hêtre 27&quot;);[.$G73]*[.$E73];0)" office:value-type="float" office:value="0" calcext:value-type="float">
            <text:p>0</text:p>
          </table:table-cell>
          <table:table-cell table:formula="of:=IF(AND([.H73]&gt;[.AF$4];[.L73]=&quot;Hêtre 20&quot;);[.$J73];0)" office:value-type="float" office:value="0" calcext:value-type="float">
            <text:p>0</text:p>
          </table:table-cell>
          <table:table-cell table:formula="of:=IF(AND([.$H73]&gt;[.AF$4];[.$L73]=&quot;Hêtre 20&quot;);[.$G73]*[.$E73];0)" office:value-type="float" office:value="0" calcext:value-type="float">
            <text:p>0</text:p>
          </table:table-cell>
          <table:table-cell table:style-name="ce16" table:formula="of:=IF(AND([.H73]&lt;[.AF$4];[.H73]&gt;=[.AH$4];[.L73]=&quot;Hêtre 20&quot;);[.$J73];0)" office:value-type="float" office:value="0" calcext:value-type="float">
            <text:p>0</text:p>
          </table:table-cell>
          <table:table-cell table:formula="of:=IF(AND([.$H73]&gt;=[.AH$4];[.$H73]&lt;[.AF$4];[.$L73]=&quot;Hêtre 20&quot;);[.$G73]*[.$E73];0)" office:value-type="float" office:value="0" calcext:value-type="float">
            <text:p>0</text:p>
          </table:table-cell>
          <table:table-cell table:style-name="ce16" table:formula="of:=IF(AND([.H73]&lt;[.AH$4];[.H73]&gt;=[.AJ$4];[.L73]=&quot;Hêtre 20&quot;;);[.$J73];0)" office:value-type="float" office:value="0" calcext:value-type="float">
            <text:p>0</text:p>
          </table:table-cell>
          <table:table-cell table:formula="of:=IF(AND([.$H73]&gt;=[.AJ$4];[.$H73]&lt;[.AH$4];[.$L73]=&quot;Hêtre 20&quot;);[.$G73]*[.$E73];0)" office:value-type="float" office:value="0" calcext:value-type="float">
            <text:p>0</text:p>
          </table:table-cell>
          <table:table-cell table:style-name="ce16" table:formula="of:=IF(AND([.H73]&lt;[.AJ$4];[.L73]=&quot;Hêtre 20&quot;);[.$J73];0)" office:value-type="float" office:value="0" calcext:value-type="float">
            <text:p>0</text:p>
          </table:table-cell>
          <table:table-cell table:formula="of:=IF(AND([.$H73]&lt;[.AJ$4];[.$L73]=&quot;Hêtre 20&quot;);[.$G73]*[.$E73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uanderie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74]&lt;35;[.F74]&gt;22;[.L74]=&quot;Hêtre 45&quot;);AND([.F74]&lt;=22;[.F74]&gt;14;[.L74]=&quot;Hêtre 27&quot;);AND([.F74]&lt;=14;[.L74]=&quot;Hêtre 20&quot;));TRUE())" office:value-type="boolean" office:boolean-value="false" calcext:value-type="boolean">
            <text:p>FAUX</text:p>
          </table:table-cell>
          <table:table-cell table:formula="of:=IF(AND([.H74]&gt;[.P$4];[.L74]=&quot;Hêtre 45&quot;);[.J74];0)" office:value-type="float" office:value="0" calcext:value-type="float">
            <text:p>0</text:p>
          </table:table-cell>
          <table:table-cell table:formula="of:=IF(AND([.$H74]&gt;[.P$4];[.$L74]=&quot;Hêtre 45&quot;);[.$G74]*[.E74];0)" office:value-type="float" office:value="0" calcext:value-type="float">
            <text:p>0</text:p>
          </table:table-cell>
          <table:table-cell table:style-name="ce16" table:formula="of:=IF(AND([.H74]&lt;[.P$4];[.H74]&gt;=[.R$4];[.L74]=&quot;Hêtre 45&quot;;[.F74]&gt;19);[.J74];0)" office:value-type="float" office:value="0" calcext:value-type="float">
            <text:p>0</text:p>
          </table:table-cell>
          <table:table-cell table:formula="of:=IF(AND([.$H74]&gt;=[.R$4];[.$H74]&lt;[.P$4];[.$L74]=&quot;Hêtre 45&quot;);[.$G74]*[.$E74];0)" office:value-type="float" office:value="0" calcext:value-type="float">
            <text:p>0</text:p>
          </table:table-cell>
          <table:table-cell table:style-name="ce16" table:formula="of:=IF(AND([.H74]&lt;[.R$4];[.H74]&gt;=[.T$4];[.L74]=&quot;Hêtre 45&quot;;[.F74]&gt;19);[.J74];0)" office:value-type="float" office:value="0" calcext:value-type="float">
            <text:p>0</text:p>
          </table:table-cell>
          <table:table-cell table:formula="of:=IF(AND([.$H74]&gt;=[.T$4];[.$H74]&lt;[.R$4];[.$L74]=&quot;Hêtre 45&quot;);[.$G74]*[.$E74];0)" office:value-type="float" office:value="0" calcext:value-type="float">
            <text:p>0</text:p>
          </table:table-cell>
          <table:table-cell table:style-name="ce16" table:formula="of:=IF(AND([.H74]&lt;[.T$4];[.L74]=&quot;Hêtre 45&quot;;[.F74]&gt;19);[.J74];0)" office:value-type="float" office:value="0" calcext:value-type="float">
            <text:p>0</text:p>
          </table:table-cell>
          <table:table-cell table:formula="of:=IF(AND([.$H74]&lt;[.T$4];[.$L74]=&quot;Hêtre 45&quot;);[.$G74]*[.$E74];0)" office:value-type="float" office:value="0" calcext:value-type="float">
            <text:p>0</text:p>
          </table:table-cell>
          <table:table-cell table:formula="of:=IF(AND([.H74]&gt;[.X$4];[.L74]=&quot;Hêtre 27&quot;);[.$J74];0)" office:value-type="float" office:value="0" calcext:value-type="float">
            <text:p>0</text:p>
          </table:table-cell>
          <table:table-cell table:formula="of:=IF(AND([.$H74]&gt;[.X$4];[.$L74]=&quot;Hêtre 27&quot;);[.$G74]*[.$E74];0)" office:value-type="float" office:value="0" calcext:value-type="float">
            <text:p>0</text:p>
          </table:table-cell>
          <table:table-cell table:style-name="ce16" table:formula="of:=IF(AND([.H74]&lt;[.X$4];[.H74]&gt;=[.Z$4];[.L74]=&quot;Hêtre 27&quot;);[.$J74];0)" office:value-type="float" office:value="0" calcext:value-type="float">
            <text:p>0</text:p>
          </table:table-cell>
          <table:table-cell table:formula="of:=IF(AND([.$H74]&gt;=[.Z$4];[.$H74]&lt;[.X$4];[.$L74]=&quot;Hêtre 27&quot;);[.$G74]*[.$E74];0)" office:value-type="float" office:value="0" calcext:value-type="float">
            <text:p>0</text:p>
          </table:table-cell>
          <table:table-cell table:style-name="ce16" table:formula="of:=IF(AND([.H74]&lt;[.Z$4];[.H74]&gt;=[.AB$4];[.L74]=&quot;Hêtre 27&quot;;);[.$J74];0)" office:value-type="float" office:value="0" calcext:value-type="float">
            <text:p>0</text:p>
          </table:table-cell>
          <table:table-cell table:formula="of:=IF(AND([.$H74]&gt;=[.AB$4];[.$H74]&lt;[.Z$4];[.$L74]=&quot;Hêtre 27&quot;);[.$G74]*[.E74];0)" office:value-type="float" office:value="0" calcext:value-type="float">
            <text:p>0</text:p>
          </table:table-cell>
          <table:table-cell table:style-name="ce16" table:formula="of:=IF(AND([.H74]&lt;[.AB$4];[.L74]=&quot;Hêtre 27&quot;);[.$J74];0)" office:value-type="float" office:value="0" calcext:value-type="float">
            <text:p>0</text:p>
          </table:table-cell>
          <table:table-cell table:formula="of:=IF(AND([.$H74]&lt;[.AB$4];[.$L74]=&quot;Hêtre 27&quot;);[.$G74]*[.$E74];0)" office:value-type="float" office:value="0" calcext:value-type="float">
            <text:p>0</text:p>
          </table:table-cell>
          <table:table-cell table:formula="of:=IF(AND([.H74]&gt;[.AF$4];[.L74]=&quot;Hêtre 20&quot;);[.$J74];0)" office:value-type="float" office:value="0" calcext:value-type="float">
            <text:p>0</text:p>
          </table:table-cell>
          <table:table-cell table:formula="of:=IF(AND([.$H74]&gt;[.AF$4];[.$L74]=&quot;Hêtre 20&quot;);[.$G74]*[.$E74];0)" office:value-type="float" office:value="0" calcext:value-type="float">
            <text:p>0</text:p>
          </table:table-cell>
          <table:table-cell table:style-name="ce16" table:formula="of:=IF(AND([.H74]&lt;[.AF$4];[.H74]&gt;=[.AH$4];[.L74]=&quot;Hêtre 20&quot;);[.$J74];0)" office:value-type="float" office:value="0" calcext:value-type="float">
            <text:p>0</text:p>
          </table:table-cell>
          <table:table-cell table:formula="of:=IF(AND([.$H74]&gt;=[.AH$4];[.$H74]&lt;[.AF$4];[.$L74]=&quot;Hêtre 20&quot;);[.$G74]*[.$E74];0)" office:value-type="float" office:value="0" calcext:value-type="float">
            <text:p>0</text:p>
          </table:table-cell>
          <table:table-cell table:style-name="ce16" table:formula="of:=IF(AND([.H74]&lt;[.AH$4];[.H74]&gt;=[.AJ$4];[.L74]=&quot;Hêtre 20&quot;;);[.$J74];0)" office:value-type="float" office:value="0" calcext:value-type="float">
            <text:p>0</text:p>
          </table:table-cell>
          <table:table-cell table:formula="of:=IF(AND([.$H74]&gt;=[.AJ$4];[.$H74]&lt;[.AH$4];[.$L74]=&quot;Hêtre 20&quot;);[.$G74]*[.$E74];0)" office:value-type="float" office:value="0" calcext:value-type="float">
            <text:p>0</text:p>
          </table:table-cell>
          <table:table-cell table:style-name="ce16" table:formula="of:=IF(AND([.H74]&lt;[.AJ$4];[.L74]=&quot;Hêtre 20&quot;);[.$J74];0)" office:value-type="float" office:value="0" calcext:value-type="float">
            <text:p>0</text:p>
          </table:table-cell>
          <table:table-cell table:formula="of:=IF(AND([.$H74]&lt;[.AJ$4];[.$L74]=&quot;Hêtre 20&quot;);[.$G74]*[.$E74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82" calcext:value-type="float">
            <text:p>2082</text:p>
          </table:table-cell>
          <table:table-cell table:style-name="ce7"/>
          <table:table-cell table:formula="of:=[.E75]*([.G75]/1000)*([.H75]/1000)" office:value-type="float" office:value="0.43722" calcext:value-type="float">
            <text:p>0,43722</text:p>
          </table:table-cell>
          <table:table-cell table:formula="of:=[.J75]*[.F75]/1000" office:value-type="float" office:value="0.0131166" calcext:value-type="float">
            <text:p>0,0131166</text:p>
          </table:table-cell>
          <table:table-cell office:value-type="string" calcext:value-type="string">
            <text:p>Hêtre 45</text:p>
          </table:table-cell>
          <table:table-cell table:style-name="ce19" table:formula="of:=IF(OR(AND([.F75]&lt;35;[.F75]&gt;22;[.L75]=&quot;Hêtre 45&quot;);AND([.F75]&lt;=22;[.F75]&gt;14;[.L75]=&quot;Hêtre 27&quot;);AND([.F75]&lt;=14;[.L75]=&quot;Hêtre 20&quot;));TRUE())" office:value-type="boolean" office:boolean-value="true" calcext:value-type="boolean">
            <text:p>VRAI</text:p>
          </table:table-cell>
          <table:table-cell table:formula="of:=IF(AND([.H75]&gt;[.P$4];[.L75]=&quot;Hêtre 45&quot;);[.J75];0)" office:value-type="float" office:value="0.43722" calcext:value-type="float">
            <text:p>0,43722</text:p>
          </table:table-cell>
          <table:table-cell table:formula="of:=IF(AND([.$H75]&gt;[.P$4];[.$L75]=&quot;Hêtre 45&quot;);[.$G75]*[.E75];0)" office:value-type="float" office:value="210" calcext:value-type="float">
            <text:p>210</text:p>
          </table:table-cell>
          <table:table-cell table:style-name="ce16" table:formula="of:=IF(AND([.H75]&lt;[.P$4];[.H75]&gt;=[.R$4];[.L75]=&quot;Hêtre 45&quot;;[.F75]&gt;19);[.J75];0)" office:value-type="float" office:value="0" calcext:value-type="float">
            <text:p>0</text:p>
          </table:table-cell>
          <table:table-cell table:formula="of:=IF(AND([.$H75]&gt;=[.R$4];[.$H75]&lt;[.P$4];[.$L75]=&quot;Hêtre 45&quot;);[.$G75]*[.$E75];0)" office:value-type="float" office:value="0" calcext:value-type="float">
            <text:p>0</text:p>
          </table:table-cell>
          <table:table-cell table:style-name="ce16" table:formula="of:=IF(AND([.H75]&lt;[.R$4];[.H75]&gt;=[.T$4];[.L75]=&quot;Hêtre 45&quot;;[.F75]&gt;19);[.J75];0)" office:value-type="float" office:value="0" calcext:value-type="float">
            <text:p>0</text:p>
          </table:table-cell>
          <table:table-cell table:formula="of:=IF(AND([.$H75]&gt;=[.T$4];[.$H75]&lt;[.R$4];[.$L75]=&quot;Hêtre 45&quot;);[.$G75]*[.$E75];0)" office:value-type="float" office:value="0" calcext:value-type="float">
            <text:p>0</text:p>
          </table:table-cell>
          <table:table-cell table:style-name="ce16" table:formula="of:=IF(AND([.H75]&lt;[.T$4];[.L75]=&quot;Hêtre 45&quot;;[.F75]&gt;19);[.J75];0)" office:value-type="float" office:value="0" calcext:value-type="float">
            <text:p>0</text:p>
          </table:table-cell>
          <table:table-cell table:formula="of:=IF(AND([.$H75]&lt;[.T$4];[.$L75]=&quot;Hêtre 45&quot;);[.$G75]*[.$E75];0)" office:value-type="float" office:value="0" calcext:value-type="float">
            <text:p>0</text:p>
          </table:table-cell>
          <table:table-cell table:formula="of:=IF(AND([.H75]&gt;[.X$4];[.L75]=&quot;Hêtre 27&quot;);[.$J75];0)" office:value-type="float" office:value="0" calcext:value-type="float">
            <text:p>0</text:p>
          </table:table-cell>
          <table:table-cell table:formula="of:=IF(AND([.$H75]&gt;[.X$4];[.$L75]=&quot;Hêtre 27&quot;);[.$G75]*[.$E75];0)" office:value-type="float" office:value="0" calcext:value-type="float">
            <text:p>0</text:p>
          </table:table-cell>
          <table:table-cell table:style-name="ce16" table:formula="of:=IF(AND([.H75]&lt;[.X$4];[.H75]&gt;=[.Z$4];[.L75]=&quot;Hêtre 27&quot;);[.$J75];0)" office:value-type="float" office:value="0" calcext:value-type="float">
            <text:p>0</text:p>
          </table:table-cell>
          <table:table-cell table:formula="of:=IF(AND([.$H75]&gt;=[.Z$4];[.$H75]&lt;[.X$4];[.$L75]=&quot;Hêtre 27&quot;);[.$G75]*[.$E75];0)" office:value-type="float" office:value="0" calcext:value-type="float">
            <text:p>0</text:p>
          </table:table-cell>
          <table:table-cell table:style-name="ce16" table:formula="of:=IF(AND([.H75]&lt;[.Z$4];[.H75]&gt;=[.AB$4];[.L75]=&quot;Hêtre 27&quot;;);[.$J75];0)" office:value-type="float" office:value="0" calcext:value-type="float">
            <text:p>0</text:p>
          </table:table-cell>
          <table:table-cell table:formula="of:=IF(AND([.$H75]&gt;=[.AB$4];[.$H75]&lt;[.Z$4];[.$L75]=&quot;Hêtre 27&quot;);[.$G75]*[.E75];0)" office:value-type="float" office:value="0" calcext:value-type="float">
            <text:p>0</text:p>
          </table:table-cell>
          <table:table-cell table:style-name="ce16" table:formula="of:=IF(AND([.H75]&lt;[.AB$4];[.L75]=&quot;Hêtre 27&quot;);[.$J75];0)" office:value-type="float" office:value="0" calcext:value-type="float">
            <text:p>0</text:p>
          </table:table-cell>
          <table:table-cell table:formula="of:=IF(AND([.$H75]&lt;[.AB$4];[.$L75]=&quot;Hêtre 27&quot;);[.$G75]*[.$E75];0)" office:value-type="float" office:value="0" calcext:value-type="float">
            <text:p>0</text:p>
          </table:table-cell>
          <table:table-cell table:formula="of:=IF(AND([.H75]&gt;[.AF$4];[.L75]=&quot;Hêtre 20&quot;);[.$J75];0)" office:value-type="float" office:value="0" calcext:value-type="float">
            <text:p>0</text:p>
          </table:table-cell>
          <table:table-cell table:formula="of:=IF(AND([.$H75]&gt;[.AF$4];[.$L75]=&quot;Hêtre 20&quot;);[.$G75]*[.$E75];0)" office:value-type="float" office:value="0" calcext:value-type="float">
            <text:p>0</text:p>
          </table:table-cell>
          <table:table-cell table:style-name="ce16" table:formula="of:=IF(AND([.H75]&lt;[.AF$4];[.H75]&gt;=[.AH$4];[.L75]=&quot;Hêtre 20&quot;);[.$J75];0)" office:value-type="float" office:value="0" calcext:value-type="float">
            <text:p>0</text:p>
          </table:table-cell>
          <table:table-cell table:formula="of:=IF(AND([.$H75]&gt;=[.AH$4];[.$H75]&lt;[.AF$4];[.$L75]=&quot;Hêtre 20&quot;);[.$G75]*[.$E75];0)" office:value-type="float" office:value="0" calcext:value-type="float">
            <text:p>0</text:p>
          </table:table-cell>
          <table:table-cell table:style-name="ce16" table:formula="of:=IF(AND([.H75]&lt;[.AH$4];[.H75]&gt;=[.AJ$4];[.L75]=&quot;Hêtre 20&quot;;);[.$J75];0)" office:value-type="float" office:value="0" calcext:value-type="float">
            <text:p>0</text:p>
          </table:table-cell>
          <table:table-cell table:formula="of:=IF(AND([.$H75]&gt;=[.AJ$4];[.$H75]&lt;[.AH$4];[.$L75]=&quot;Hêtre 20&quot;);[.$G75]*[.$E75];0)" office:value-type="float" office:value="0" calcext:value-type="float">
            <text:p>0</text:p>
          </table:table-cell>
          <table:table-cell table:style-name="ce16" table:formula="of:=IF(AND([.H75]&lt;[.AJ$4];[.L75]=&quot;Hêtre 20&quot;);[.$J75];0)" office:value-type="float" office:value="0" calcext:value-type="float">
            <text:p>0</text:p>
          </table:table-cell>
          <table:table-cell table:formula="of:=IF(AND([.$H75]&lt;[.AJ$4];[.$L75]=&quot;Hêtre 20&quot;);[.$G75]*[.$E7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76" calcext:value-type="float">
            <text:p>976</text:p>
          </table:table-cell>
          <table:table-cell table:style-name="ce7"/>
          <table:table-cell table:formula="of:=[.E76]*([.G76]/1000)*([.H76]/1000)" office:value-type="float" office:value="0.10248" calcext:value-type="float">
            <text:p>0,10248</text:p>
          </table:table-cell>
          <table:table-cell table:formula="of:=[.J76]*[.F76]/1000" office:value-type="float" office:value="0.0030744" calcext:value-type="float">
            <text:p>0,0030744</text:p>
          </table:table-cell>
          <table:table-cell office:value-type="string" calcext:value-type="string">
            <text:p>Hêtre 45</text:p>
          </table:table-cell>
          <table:table-cell table:style-name="ce19" table:formula="of:=IF(OR(AND([.F76]&lt;35;[.F76]&gt;22;[.L76]=&quot;Hêtre 45&quot;);AND([.F76]&lt;=22;[.F76]&gt;14;[.L76]=&quot;Hêtre 27&quot;);AND([.F76]&lt;=14;[.L76]=&quot;Hêtre 20&quot;));TRUE())" office:value-type="boolean" office:boolean-value="true" calcext:value-type="boolean">
            <text:p>VRAI</text:p>
          </table:table-cell>
          <table:table-cell table:formula="of:=IF(AND([.H76]&gt;[.P$4];[.L76]=&quot;Hêtre 45&quot;);[.J76];0)" office:value-type="float" office:value="0" calcext:value-type="float">
            <text:p>0</text:p>
          </table:table-cell>
          <table:table-cell table:formula="of:=IF(AND([.$H76]&gt;[.P$4];[.$L76]=&quot;Hêtre 45&quot;);[.$G76]*[.E76];0)" office:value-type="float" office:value="0" calcext:value-type="float">
            <text:p>0</text:p>
          </table:table-cell>
          <table:table-cell table:style-name="ce16" table:formula="of:=IF(AND([.H76]&lt;[.P$4];[.H76]&gt;=[.R$4];[.L76]=&quot;Hêtre 45&quot;;[.F76]&gt;19);[.J76];0)" office:value-type="float" office:value="0" calcext:value-type="float">
            <text:p>0</text:p>
          </table:table-cell>
          <table:table-cell table:formula="of:=IF(AND([.$H76]&gt;=[.R$4];[.$H76]&lt;[.P$4];[.$L76]=&quot;Hêtre 45&quot;);[.$G76]*[.$E76];0)" office:value-type="float" office:value="0" calcext:value-type="float">
            <text:p>0</text:p>
          </table:table-cell>
          <table:table-cell table:style-name="ce16" table:formula="of:=IF(AND([.H76]&lt;[.R$4];[.H76]&gt;=[.T$4];[.L76]=&quot;Hêtre 45&quot;;[.F76]&gt;19);[.J76];0)" office:value-type="float" office:value="0" calcext:value-type="float">
            <text:p>0</text:p>
          </table:table-cell>
          <table:table-cell table:formula="of:=IF(AND([.$H76]&gt;=[.T$4];[.$H76]&lt;[.R$4];[.$L76]=&quot;Hêtre 45&quot;);[.$G76]*[.$E76];0)" office:value-type="float" office:value="0" calcext:value-type="float">
            <text:p>0</text:p>
          </table:table-cell>
          <table:table-cell table:style-name="ce16" table:formula="of:=IF(AND([.H76]&lt;[.T$4];[.L76]=&quot;Hêtre 45&quot;;[.F76]&gt;19);[.J76];0)" office:value-type="float" office:value="0.10248" calcext:value-type="float">
            <text:p>0,10248</text:p>
          </table:table-cell>
          <table:table-cell table:formula="of:=IF(AND([.$H76]&lt;[.T$4];[.$L76]=&quot;Hêtre 45&quot;);[.$G76]*[.$E76];0)" office:value-type="float" office:value="105" calcext:value-type="float">
            <text:p>105</text:p>
          </table:table-cell>
          <table:table-cell table:formula="of:=IF(AND([.H76]&gt;[.X$4];[.L76]=&quot;Hêtre 27&quot;);[.$J76];0)" office:value-type="float" office:value="0" calcext:value-type="float">
            <text:p>0</text:p>
          </table:table-cell>
          <table:table-cell table:formula="of:=IF(AND([.$H76]&gt;[.X$4];[.$L76]=&quot;Hêtre 27&quot;);[.$G76]*[.$E76];0)" office:value-type="float" office:value="0" calcext:value-type="float">
            <text:p>0</text:p>
          </table:table-cell>
          <table:table-cell table:style-name="ce16" table:formula="of:=IF(AND([.H76]&lt;[.X$4];[.H76]&gt;=[.Z$4];[.L76]=&quot;Hêtre 27&quot;);[.$J76];0)" office:value-type="float" office:value="0" calcext:value-type="float">
            <text:p>0</text:p>
          </table:table-cell>
          <table:table-cell table:formula="of:=IF(AND([.$H76]&gt;=[.Z$4];[.$H76]&lt;[.X$4];[.$L76]=&quot;Hêtre 27&quot;);[.$G76]*[.$E76];0)" office:value-type="float" office:value="0" calcext:value-type="float">
            <text:p>0</text:p>
          </table:table-cell>
          <table:table-cell table:style-name="ce16" table:formula="of:=IF(AND([.H76]&lt;[.Z$4];[.H76]&gt;=[.AB$4];[.L76]=&quot;Hêtre 27&quot;;);[.$J76];0)" office:value-type="float" office:value="0" calcext:value-type="float">
            <text:p>0</text:p>
          </table:table-cell>
          <table:table-cell table:formula="of:=IF(AND([.$H76]&gt;=[.AB$4];[.$H76]&lt;[.Z$4];[.$L76]=&quot;Hêtre 27&quot;);[.$G76]*[.E76];0)" office:value-type="float" office:value="0" calcext:value-type="float">
            <text:p>0</text:p>
          </table:table-cell>
          <table:table-cell table:style-name="ce16" table:formula="of:=IF(AND([.H76]&lt;[.AB$4];[.L76]=&quot;Hêtre 27&quot;);[.$J76];0)" office:value-type="float" office:value="0" calcext:value-type="float">
            <text:p>0</text:p>
          </table:table-cell>
          <table:table-cell table:formula="of:=IF(AND([.$H76]&lt;[.AB$4];[.$L76]=&quot;Hêtre 27&quot;);[.$G76]*[.$E76];0)" office:value-type="float" office:value="0" calcext:value-type="float">
            <text:p>0</text:p>
          </table:table-cell>
          <table:table-cell table:formula="of:=IF(AND([.H76]&gt;[.AF$4];[.L76]=&quot;Hêtre 20&quot;);[.$J76];0)" office:value-type="float" office:value="0" calcext:value-type="float">
            <text:p>0</text:p>
          </table:table-cell>
          <table:table-cell table:formula="of:=IF(AND([.$H76]&gt;[.AF$4];[.$L76]=&quot;Hêtre 20&quot;);[.$G76]*[.$E76];0)" office:value-type="float" office:value="0" calcext:value-type="float">
            <text:p>0</text:p>
          </table:table-cell>
          <table:table-cell table:style-name="ce16" table:formula="of:=IF(AND([.H76]&lt;[.AF$4];[.H76]&gt;=[.AH$4];[.L76]=&quot;Hêtre 20&quot;);[.$J76];0)" office:value-type="float" office:value="0" calcext:value-type="float">
            <text:p>0</text:p>
          </table:table-cell>
          <table:table-cell table:formula="of:=IF(AND([.$H76]&gt;=[.AH$4];[.$H76]&lt;[.AF$4];[.$L76]=&quot;Hêtre 20&quot;);[.$G76]*[.$E76];0)" office:value-type="float" office:value="0" calcext:value-type="float">
            <text:p>0</text:p>
          </table:table-cell>
          <table:table-cell table:style-name="ce16" table:formula="of:=IF(AND([.H76]&lt;[.AH$4];[.H76]&gt;=[.AJ$4];[.L76]=&quot;Hêtre 20&quot;;);[.$J76];0)" office:value-type="float" office:value="0" calcext:value-type="float">
            <text:p>0</text:p>
          </table:table-cell>
          <table:table-cell table:formula="of:=IF(AND([.$H76]&gt;=[.AJ$4];[.$H76]&lt;[.AH$4];[.$L76]=&quot;Hêtre 20&quot;);[.$G76]*[.$E76];0)" office:value-type="float" office:value="0" calcext:value-type="float">
            <text:p>0</text:p>
          </table:table-cell>
          <table:table-cell table:style-name="ce16" table:formula="of:=IF(AND([.H76]&lt;[.AJ$4];[.L76]=&quot;Hêtre 20&quot;);[.$J76];0)" office:value-type="float" office:value="0" calcext:value-type="float">
            <text:p>0</text:p>
          </table:table-cell>
          <table:table-cell table:formula="of:=IF(AND([.$H76]&lt;[.AJ$4];[.$L76]=&quot;Hêtre 20&quot;);[.$G76]*[.$E7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32" calcext:value-type="float">
            <text:p>2032</text:p>
          </table:table-cell>
          <table:table-cell table:style-name="ce7" table:formula="of:=[.H75]-50-[.H77]" office:value-type="float" office:value="0" calcext:value-type="float">
            <text:p>0</text:p>
          </table:table-cell>
          <table:table-cell table:formula="of:=[.E77]*([.G77]/1000)*([.H77]/1000)" office:value-type="float" office:value="0.32512" calcext:value-type="float">
            <text:p>0,32512</text:p>
          </table:table-cell>
          <table:table-cell table:formula="of:=[.J77]*[.F77]/1000" office:value-type="float" office:value="0.0065024" calcext:value-type="float">
            <text:p>0,0065024</text:p>
          </table:table-cell>
          <table:table-cell office:value-type="string" calcext:value-type="string">
            <text:p>Hêtre 27</text:p>
          </table:table-cell>
          <table:table-cell table:style-name="ce19" table:formula="of:=IF(OR(AND([.F77]&lt;35;[.F77]&gt;22;[.L77]=&quot;Hêtre 45&quot;);AND([.F77]&lt;=22;[.F77]&gt;14;[.L77]=&quot;Hêtre 27&quot;);AND([.F77]&lt;=14;[.L77]=&quot;Hêtre 20&quot;));TRUE())" office:value-type="boolean" office:boolean-value="true" calcext:value-type="boolean">
            <text:p>VRAI</text:p>
          </table:table-cell>
          <table:table-cell table:formula="of:=IF(AND([.H77]&gt;[.P$4];[.L77]=&quot;Hêtre 45&quot;);[.J77];0)" office:value-type="float" office:value="0" calcext:value-type="float">
            <text:p>0</text:p>
          </table:table-cell>
          <table:table-cell table:formula="of:=IF(AND([.$H77]&gt;[.P$4];[.$L77]=&quot;Hêtre 45&quot;);[.$G77]*[.E77];0)" office:value-type="float" office:value="0" calcext:value-type="float">
            <text:p>0</text:p>
          </table:table-cell>
          <table:table-cell table:style-name="ce16" table:formula="of:=IF(AND([.H77]&lt;[.P$4];[.H77]&gt;=[.R$4];[.L77]=&quot;Hêtre 45&quot;;[.F77]&gt;19);[.J77];0)" office:value-type="float" office:value="0" calcext:value-type="float">
            <text:p>0</text:p>
          </table:table-cell>
          <table:table-cell table:formula="of:=IF(AND([.$H77]&gt;=[.R$4];[.$H77]&lt;[.P$4];[.$L77]=&quot;Hêtre 45&quot;);[.$G77]*[.$E77];0)" office:value-type="float" office:value="0" calcext:value-type="float">
            <text:p>0</text:p>
          </table:table-cell>
          <table:table-cell table:style-name="ce16" table:formula="of:=IF(AND([.H77]&lt;[.R$4];[.H77]&gt;=[.T$4];[.L77]=&quot;Hêtre 45&quot;;[.F77]&gt;19);[.J77];0)" office:value-type="float" office:value="0" calcext:value-type="float">
            <text:p>0</text:p>
          </table:table-cell>
          <table:table-cell table:formula="of:=IF(AND([.$H77]&gt;=[.T$4];[.$H77]&lt;[.R$4];[.$L77]=&quot;Hêtre 45&quot;);[.$G77]*[.$E77];0)" office:value-type="float" office:value="0" calcext:value-type="float">
            <text:p>0</text:p>
          </table:table-cell>
          <table:table-cell table:style-name="ce16" table:formula="of:=IF(AND([.H77]&lt;[.T$4];[.L77]=&quot;Hêtre 45&quot;;[.F77]&gt;19);[.J77];0)" office:value-type="float" office:value="0" calcext:value-type="float">
            <text:p>0</text:p>
          </table:table-cell>
          <table:table-cell table:formula="of:=IF(AND([.$H77]&lt;[.T$4];[.$L77]=&quot;Hêtre 45&quot;);[.$G77]*[.$E77];0)" office:value-type="float" office:value="0" calcext:value-type="float">
            <text:p>0</text:p>
          </table:table-cell>
          <table:table-cell table:formula="of:=IF(AND([.H77]&gt;[.X$4];[.L77]=&quot;Hêtre 27&quot;);[.$J77];0)" office:value-type="float" office:value="0.32512" calcext:value-type="float">
            <text:p>0,32512</text:p>
          </table:table-cell>
          <table:table-cell table:formula="of:=IF(AND([.$H77]&gt;[.X$4];[.$L77]=&quot;Hêtre 27&quot;);[.$G77]*[.$E77];0)" office:value-type="float" office:value="160" calcext:value-type="float">
            <text:p>160</text:p>
          </table:table-cell>
          <table:table-cell table:style-name="ce16" table:formula="of:=IF(AND([.H77]&lt;[.X$4];[.H77]&gt;=[.Z$4];[.L77]=&quot;Hêtre 27&quot;);[.$J77];0)" office:value-type="float" office:value="0" calcext:value-type="float">
            <text:p>0</text:p>
          </table:table-cell>
          <table:table-cell table:formula="of:=IF(AND([.$H77]&gt;=[.Z$4];[.$H77]&lt;[.X$4];[.$L77]=&quot;Hêtre 27&quot;);[.$G77]*[.$E77];0)" office:value-type="float" office:value="0" calcext:value-type="float">
            <text:p>0</text:p>
          </table:table-cell>
          <table:table-cell table:style-name="ce16" table:formula="of:=IF(AND([.H77]&lt;[.Z$4];[.H77]&gt;=[.AB$4];[.L77]=&quot;Hêtre 27&quot;;);[.$J77];0)" office:value-type="float" office:value="0" calcext:value-type="float">
            <text:p>0</text:p>
          </table:table-cell>
          <table:table-cell table:formula="of:=IF(AND([.$H77]&gt;=[.AB$4];[.$H77]&lt;[.Z$4];[.$L77]=&quot;Hêtre 27&quot;);[.$G77]*[.E77];0)" office:value-type="float" office:value="0" calcext:value-type="float">
            <text:p>0</text:p>
          </table:table-cell>
          <table:table-cell table:style-name="ce16" table:formula="of:=IF(AND([.H77]&lt;[.AB$4];[.L77]=&quot;Hêtre 27&quot;);[.$J77];0)" office:value-type="float" office:value="0" calcext:value-type="float">
            <text:p>0</text:p>
          </table:table-cell>
          <table:table-cell table:formula="of:=IF(AND([.$H77]&lt;[.AB$4];[.$L77]=&quot;Hêtre 27&quot;);[.$G77]*[.$E77];0)" office:value-type="float" office:value="0" calcext:value-type="float">
            <text:p>0</text:p>
          </table:table-cell>
          <table:table-cell table:formula="of:=IF(AND([.H77]&gt;[.AF$4];[.L77]=&quot;Hêtre 20&quot;);[.$J77];0)" office:value-type="float" office:value="0" calcext:value-type="float">
            <text:p>0</text:p>
          </table:table-cell>
          <table:table-cell table:formula="of:=IF(AND([.$H77]&gt;[.AF$4];[.$L77]=&quot;Hêtre 20&quot;);[.$G77]*[.$E77];0)" office:value-type="float" office:value="0" calcext:value-type="float">
            <text:p>0</text:p>
          </table:table-cell>
          <table:table-cell table:style-name="ce16" table:formula="of:=IF(AND([.H77]&lt;[.AF$4];[.H77]&gt;=[.AH$4];[.L77]=&quot;Hêtre 20&quot;);[.$J77];0)" office:value-type="float" office:value="0" calcext:value-type="float">
            <text:p>0</text:p>
          </table:table-cell>
          <table:table-cell table:formula="of:=IF(AND([.$H77]&gt;=[.AH$4];[.$H77]&lt;[.AF$4];[.$L77]=&quot;Hêtre 20&quot;);[.$G77]*[.$E77];0)" office:value-type="float" office:value="0" calcext:value-type="float">
            <text:p>0</text:p>
          </table:table-cell>
          <table:table-cell table:style-name="ce16" table:formula="of:=IF(AND([.H77]&lt;[.AH$4];[.H77]&gt;=[.AJ$4];[.L77]=&quot;Hêtre 20&quot;;);[.$J77];0)" office:value-type="float" office:value="0" calcext:value-type="float">
            <text:p>0</text:p>
          </table:table-cell>
          <table:table-cell table:formula="of:=IF(AND([.$H77]&gt;=[.AJ$4];[.$H77]&lt;[.AH$4];[.$L77]=&quot;Hêtre 20&quot;);[.$G77]*[.$E77];0)" office:value-type="float" office:value="0" calcext:value-type="float">
            <text:p>0</text:p>
          </table:table-cell>
          <table:table-cell table:style-name="ce16" table:formula="of:=IF(AND([.H77]&lt;[.AJ$4];[.L77]=&quot;Hêtre 20&quot;);[.$J77];0)" office:value-type="float" office:value="0" calcext:value-type="float">
            <text:p>0</text:p>
          </table:table-cell>
          <table:table-cell table:formula="of:=IF(AND([.$H77]&lt;[.AJ$4];[.$L77]=&quot;Hêtre 20&quot;);[.$G77]*[.$E7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16" calcext:value-type="float">
            <text:p>916</text:p>
          </table:table-cell>
          <table:table-cell table:style-name="ce7" table:formula="of:=[.H76]-2*30-[.H78]" office:value-type="float" office:value="0" calcext:value-type="float">
            <text:p>0</text:p>
          </table:table-cell>
          <table:table-cell table:formula="of:=[.E78]*([.G78]/1000)*([.H78]/1000)" office:value-type="float" office:value="0.07328" calcext:value-type="float">
            <text:p>0,07328</text:p>
          </table:table-cell>
          <table:table-cell table:formula="of:=[.J78]*[.F78]/1000" office:value-type="float" office:value="0.0014656" calcext:value-type="float">
            <text:p>0,0014656</text:p>
          </table:table-cell>
          <table:table-cell office:value-type="string" calcext:value-type="string">
            <text:p>Hêtre 27</text:p>
          </table:table-cell>
          <table:table-cell table:style-name="ce19" table:formula="of:=IF(OR(AND([.F78]&lt;35;[.F78]&gt;22;[.L78]=&quot;Hêtre 45&quot;);AND([.F78]&lt;=22;[.F78]&gt;14;[.L78]=&quot;Hêtre 27&quot;);AND([.F78]&lt;=14;[.L78]=&quot;Hêtre 20&quot;));TRUE())" office:value-type="boolean" office:boolean-value="true" calcext:value-type="boolean">
            <text:p>VRAI</text:p>
          </table:table-cell>
          <table:table-cell table:formula="of:=IF(AND([.H78]&gt;[.P$4];[.L78]=&quot;Hêtre 45&quot;);[.J78];0)" office:value-type="float" office:value="0" calcext:value-type="float">
            <text:p>0</text:p>
          </table:table-cell>
          <table:table-cell table:formula="of:=IF(AND([.$H78]&gt;[.P$4];[.$L78]=&quot;Hêtre 45&quot;);[.$G78]*[.E78];0)" office:value-type="float" office:value="0" calcext:value-type="float">
            <text:p>0</text:p>
          </table:table-cell>
          <table:table-cell table:style-name="ce16" table:formula="of:=IF(AND([.H78]&lt;[.P$4];[.H78]&gt;=[.R$4];[.L78]=&quot;Hêtre 45&quot;;[.F78]&gt;19);[.J78];0)" office:value-type="float" office:value="0" calcext:value-type="float">
            <text:p>0</text:p>
          </table:table-cell>
          <table:table-cell table:formula="of:=IF(AND([.$H78]&gt;=[.R$4];[.$H78]&lt;[.P$4];[.$L78]=&quot;Hêtre 45&quot;);[.$G78]*[.$E78];0)" office:value-type="float" office:value="0" calcext:value-type="float">
            <text:p>0</text:p>
          </table:table-cell>
          <table:table-cell table:style-name="ce16" table:formula="of:=IF(AND([.H78]&lt;[.R$4];[.H78]&gt;=[.T$4];[.L78]=&quot;Hêtre 45&quot;;[.F78]&gt;19);[.J78];0)" office:value-type="float" office:value="0" calcext:value-type="float">
            <text:p>0</text:p>
          </table:table-cell>
          <table:table-cell table:formula="of:=IF(AND([.$H78]&gt;=[.T$4];[.$H78]&lt;[.R$4];[.$L78]=&quot;Hêtre 45&quot;);[.$G78]*[.$E78];0)" office:value-type="float" office:value="0" calcext:value-type="float">
            <text:p>0</text:p>
          </table:table-cell>
          <table:table-cell table:style-name="ce16" table:formula="of:=IF(AND([.H78]&lt;[.T$4];[.L78]=&quot;Hêtre 45&quot;;[.F78]&gt;19);[.J78];0)" office:value-type="float" office:value="0" calcext:value-type="float">
            <text:p>0</text:p>
          </table:table-cell>
          <table:table-cell table:formula="of:=IF(AND([.$H78]&lt;[.T$4];[.$L78]=&quot;Hêtre 45&quot;);[.$G78]*[.$E78];0)" office:value-type="float" office:value="0" calcext:value-type="float">
            <text:p>0</text:p>
          </table:table-cell>
          <table:table-cell table:formula="of:=IF(AND([.H78]&gt;[.X$4];[.L78]=&quot;Hêtre 27&quot;);[.$J78];0)" office:value-type="float" office:value="0" calcext:value-type="float">
            <text:p>0</text:p>
          </table:table-cell>
          <table:table-cell table:formula="of:=IF(AND([.$H78]&gt;[.X$4];[.$L78]=&quot;Hêtre 27&quot;);[.$G78]*[.$E78];0)" office:value-type="float" office:value="0" calcext:value-type="float">
            <text:p>0</text:p>
          </table:table-cell>
          <table:table-cell table:style-name="ce16" table:formula="of:=IF(AND([.H78]&lt;[.X$4];[.H78]&gt;=[.Z$4];[.L78]=&quot;Hêtre 27&quot;);[.$J78];0)" office:value-type="float" office:value="0" calcext:value-type="float">
            <text:p>0</text:p>
          </table:table-cell>
          <table:table-cell table:formula="of:=IF(AND([.$H78]&gt;=[.Z$4];[.$H78]&lt;[.X$4];[.$L78]=&quot;Hêtre 27&quot;);[.$G78]*[.$E78];0)" office:value-type="float" office:value="0" calcext:value-type="float">
            <text:p>0</text:p>
          </table:table-cell>
          <table:table-cell table:style-name="ce16" table:formula="of:=IF(AND([.H78]&lt;[.Z$4];[.H78]&gt;=[.AB$4];[.L78]=&quot;Hêtre 27&quot;;);[.$J78];0)" office:value-type="float" office:value="0" calcext:value-type="float">
            <text:p>0</text:p>
          </table:table-cell>
          <table:table-cell table:formula="of:=IF(AND([.$H78]&gt;=[.AB$4];[.$H78]&lt;[.Z$4];[.$L78]=&quot;Hêtre 27&quot;);[.$G78]*[.E78];0)" office:value-type="float" office:value="0" calcext:value-type="float">
            <text:p>0</text:p>
          </table:table-cell>
          <table:table-cell table:style-name="ce16" table:formula="of:=IF(AND([.H78]&lt;[.AB$4];[.L78]=&quot;Hêtre 27&quot;);[.$J78];0)" office:value-type="float" office:value="0.07328" calcext:value-type="float">
            <text:p>0,07328</text:p>
          </table:table-cell>
          <table:table-cell table:formula="of:=IF(AND([.$H78]&lt;[.AB$4];[.$L78]=&quot;Hêtre 27&quot;);[.$G78]*[.$E78];0)" office:value-type="float" office:value="80" calcext:value-type="float">
            <text:p>80</text:p>
          </table:table-cell>
          <table:table-cell table:formula="of:=IF(AND([.H78]&gt;[.AF$4];[.L78]=&quot;Hêtre 20&quot;);[.$J78];0)" office:value-type="float" office:value="0" calcext:value-type="float">
            <text:p>0</text:p>
          </table:table-cell>
          <table:table-cell table:formula="of:=IF(AND([.$H78]&gt;[.AF$4];[.$L78]=&quot;Hêtre 20&quot;);[.$G78]*[.$E78];0)" office:value-type="float" office:value="0" calcext:value-type="float">
            <text:p>0</text:p>
          </table:table-cell>
          <table:table-cell table:style-name="ce16" table:formula="of:=IF(AND([.H78]&lt;[.AF$4];[.H78]&gt;=[.AH$4];[.L78]=&quot;Hêtre 20&quot;);[.$J78];0)" office:value-type="float" office:value="0" calcext:value-type="float">
            <text:p>0</text:p>
          </table:table-cell>
          <table:table-cell table:formula="of:=IF(AND([.$H78]&gt;=[.AH$4];[.$H78]&lt;[.AF$4];[.$L78]=&quot;Hêtre 20&quot;);[.$G78]*[.$E78];0)" office:value-type="float" office:value="0" calcext:value-type="float">
            <text:p>0</text:p>
          </table:table-cell>
          <table:table-cell table:style-name="ce16" table:formula="of:=IF(AND([.H78]&lt;[.AH$4];[.H78]&gt;=[.AJ$4];[.L78]=&quot;Hêtre 20&quot;;);[.$J78];0)" office:value-type="float" office:value="0" calcext:value-type="float">
            <text:p>0</text:p>
          </table:table-cell>
          <table:table-cell table:formula="of:=IF(AND([.$H78]&gt;=[.AJ$4];[.$H78]&lt;[.AH$4];[.$L78]=&quot;Hêtre 20&quot;);[.$G78]*[.$E78];0)" office:value-type="float" office:value="0" calcext:value-type="float">
            <text:p>0</text:p>
          </table:table-cell>
          <table:table-cell table:style-name="ce16" table:formula="of:=IF(AND([.H78]&lt;[.AJ$4];[.L78]=&quot;Hêtre 20&quot;);[.$J78];0)" office:value-type="float" office:value="0" calcext:value-type="float">
            <text:p>0</text:p>
          </table:table-cell>
          <table:table-cell table:formula="of:=IF(AND([.$H78]&lt;[.AJ$4];[.$L78]=&quot;Hêtre 20&quot;);[.$G78]*[.$E7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52" calcext:value-type="float">
            <text:p>2052</text:p>
          </table:table-cell>
          <table:table-cell table:style-name="ce7" table:formula="of:=[.H75]-30-[.H79]" office:value-type="float" office:value="0" calcext:value-type="float">
            <text:p>0</text:p>
          </table:table-cell>
          <table:table-cell table:formula="of:=[.E79]*([.G79]/1000)*([.H79]/1000)" office:value-type="float" office:value="0.26676" calcext:value-type="float">
            <text:p>0,26676</text:p>
          </table:table-cell>
          <table:table-cell table:formula="of:=[.J79]*[.F79]/1000" office:value-type="float" office:value="0.0013338" calcext:value-type="float">
            <text:p>0,0013338</text:p>
          </table:table-cell>
          <table:table-cell office:value-type="string" calcext:value-type="string">
            <text:p>Hêtre 20</text:p>
          </table:table-cell>
          <table:table-cell table:style-name="ce19" table:formula="of:=IF(OR(AND([.F79]&lt;35;[.F79]&gt;22;[.L79]=&quot;Hêtre 45&quot;);AND([.F79]&lt;=22;[.F79]&gt;14;[.L79]=&quot;Hêtre 27&quot;);AND([.F79]&lt;=14;[.L79]=&quot;Hêtre 20&quot;));TRUE())" office:value-type="boolean" office:boolean-value="true" calcext:value-type="boolean">
            <text:p>VRAI</text:p>
          </table:table-cell>
          <table:table-cell table:formula="of:=IF(AND([.H79]&gt;[.P$4];[.L79]=&quot;Hêtre 45&quot;);[.J79];0)" office:value-type="float" office:value="0" calcext:value-type="float">
            <text:p>0</text:p>
          </table:table-cell>
          <table:table-cell table:formula="of:=IF(AND([.$H79]&gt;[.P$4];[.$L79]=&quot;Hêtre 45&quot;);[.$G79]*[.E79];0)" office:value-type="float" office:value="0" calcext:value-type="float">
            <text:p>0</text:p>
          </table:table-cell>
          <table:table-cell table:style-name="ce16" table:formula="of:=IF(AND([.H79]&lt;[.P$4];[.H79]&gt;=[.R$4];[.L79]=&quot;Hêtre 45&quot;;[.F79]&gt;19);[.J79];0)" office:value-type="float" office:value="0" calcext:value-type="float">
            <text:p>0</text:p>
          </table:table-cell>
          <table:table-cell table:formula="of:=IF(AND([.$H79]&gt;=[.R$4];[.$H79]&lt;[.P$4];[.$L79]=&quot;Hêtre 45&quot;);[.$G79]*[.$E79];0)" office:value-type="float" office:value="0" calcext:value-type="float">
            <text:p>0</text:p>
          </table:table-cell>
          <table:table-cell table:style-name="ce16" table:formula="of:=IF(AND([.H79]&lt;[.R$4];[.H79]&gt;=[.T$4];[.L79]=&quot;Hêtre 45&quot;;[.F79]&gt;19);[.J79];0)" office:value-type="float" office:value="0" calcext:value-type="float">
            <text:p>0</text:p>
          </table:table-cell>
          <table:table-cell table:formula="of:=IF(AND([.$H79]&gt;=[.T$4];[.$H79]&lt;[.R$4];[.$L79]=&quot;Hêtre 45&quot;);[.$G79]*[.$E79];0)" office:value-type="float" office:value="0" calcext:value-type="float">
            <text:p>0</text:p>
          </table:table-cell>
          <table:table-cell table:style-name="ce16" table:formula="of:=IF(AND([.H79]&lt;[.T$4];[.L79]=&quot;Hêtre 45&quot;;[.F79]&gt;19);[.J79];0)" office:value-type="float" office:value="0" calcext:value-type="float">
            <text:p>0</text:p>
          </table:table-cell>
          <table:table-cell table:formula="of:=IF(AND([.$H79]&lt;[.T$4];[.$L79]=&quot;Hêtre 45&quot;);[.$G79]*[.$E79];0)" office:value-type="float" office:value="0" calcext:value-type="float">
            <text:p>0</text:p>
          </table:table-cell>
          <table:table-cell table:formula="of:=IF(AND([.H79]&gt;[.X$4];[.L79]=&quot;Hêtre 27&quot;);[.$J79];0)" office:value-type="float" office:value="0" calcext:value-type="float">
            <text:p>0</text:p>
          </table:table-cell>
          <table:table-cell table:formula="of:=IF(AND([.$H79]&gt;[.X$4];[.$L79]=&quot;Hêtre 27&quot;);[.$G79]*[.$E79];0)" office:value-type="float" office:value="0" calcext:value-type="float">
            <text:p>0</text:p>
          </table:table-cell>
          <table:table-cell table:style-name="ce16" table:formula="of:=IF(AND([.H79]&lt;[.X$4];[.H79]&gt;=[.Z$4];[.L79]=&quot;Hêtre 27&quot;);[.$J79];0)" office:value-type="float" office:value="0" calcext:value-type="float">
            <text:p>0</text:p>
          </table:table-cell>
          <table:table-cell table:formula="of:=IF(AND([.$H79]&gt;=[.Z$4];[.$H79]&lt;[.X$4];[.$L79]=&quot;Hêtre 27&quot;);[.$G79]*[.$E79];0)" office:value-type="float" office:value="0" calcext:value-type="float">
            <text:p>0</text:p>
          </table:table-cell>
          <table:table-cell table:style-name="ce16" table:formula="of:=IF(AND([.H79]&lt;[.Z$4];[.H79]&gt;=[.AB$4];[.L79]=&quot;Hêtre 27&quot;;);[.$J79];0)" office:value-type="float" office:value="0" calcext:value-type="float">
            <text:p>0</text:p>
          </table:table-cell>
          <table:table-cell table:formula="of:=IF(AND([.$H79]&gt;=[.AB$4];[.$H79]&lt;[.Z$4];[.$L79]=&quot;Hêtre 27&quot;);[.$G79]*[.E79];0)" office:value-type="float" office:value="0" calcext:value-type="float">
            <text:p>0</text:p>
          </table:table-cell>
          <table:table-cell table:style-name="ce16" table:formula="of:=IF(AND([.H79]&lt;[.AB$4];[.L79]=&quot;Hêtre 27&quot;);[.$J79];0)" office:value-type="float" office:value="0" calcext:value-type="float">
            <text:p>0</text:p>
          </table:table-cell>
          <table:table-cell table:formula="of:=IF(AND([.$H79]&lt;[.AB$4];[.$L79]=&quot;Hêtre 27&quot;);[.$G79]*[.$E79];0)" office:value-type="float" office:value="0" calcext:value-type="float">
            <text:p>0</text:p>
          </table:table-cell>
          <table:table-cell table:formula="of:=IF(AND([.H79]&gt;[.AF$4];[.L79]=&quot;Hêtre 20&quot;);[.$J79];0)" office:value-type="float" office:value="0.26676" calcext:value-type="float">
            <text:p>0,26676</text:p>
          </table:table-cell>
          <table:table-cell table:formula="of:=IF(AND([.$H79]&gt;[.AF$4];[.$L79]=&quot;Hêtre 20&quot;);[.$G79]*[.$E79];0)" office:value-type="float" office:value="130" calcext:value-type="float">
            <text:p>130</text:p>
          </table:table-cell>
          <table:table-cell table:style-name="ce16" table:formula="of:=IF(AND([.H79]&lt;[.AF$4];[.H79]&gt;=[.AH$4];[.L79]=&quot;Hêtre 20&quot;);[.$J79];0)" office:value-type="float" office:value="0" calcext:value-type="float">
            <text:p>0</text:p>
          </table:table-cell>
          <table:table-cell table:formula="of:=IF(AND([.$H79]&gt;=[.AH$4];[.$H79]&lt;[.AF$4];[.$L79]=&quot;Hêtre 20&quot;);[.$G79]*[.$E79];0)" office:value-type="float" office:value="0" calcext:value-type="float">
            <text:p>0</text:p>
          </table:table-cell>
          <table:table-cell table:style-name="ce16" table:formula="of:=IF(AND([.H79]&lt;[.AH$4];[.H79]&gt;=[.AJ$4];[.L79]=&quot;Hêtre 20&quot;;);[.$J79];0)" office:value-type="float" office:value="0" calcext:value-type="float">
            <text:p>0</text:p>
          </table:table-cell>
          <table:table-cell table:formula="of:=IF(AND([.$H79]&gt;=[.AJ$4];[.$H79]&lt;[.AH$4];[.$L79]=&quot;Hêtre 20&quot;);[.$G79]*[.$E79];0)" office:value-type="float" office:value="0" calcext:value-type="float">
            <text:p>0</text:p>
          </table:table-cell>
          <table:table-cell table:style-name="ce16" table:formula="of:=IF(AND([.H79]&lt;[.AJ$4];[.L79]=&quot;Hêtre 20&quot;);[.$J79];0)" office:value-type="float" office:value="0" calcext:value-type="float">
            <text:p>0</text:p>
          </table:table-cell>
          <table:table-cell table:formula="of:=IF(AND([.$H79]&lt;[.AJ$4];[.$L79]=&quot;Hêtre 20&quot;);[.$G79]*[.$E7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46" calcext:value-type="float">
            <text:p>1046</text:p>
          </table:table-cell>
          <table:table-cell table:style-name="ce7" table:formula="of:=[.H76]+70-[.H80]" office:value-type="float" office:value="0" calcext:value-type="float">
            <text:p>0</text:p>
          </table:table-cell>
          <table:table-cell table:formula="of:=[.E80]*([.G80]/1000)*([.H80]/1000)" office:value-type="float" office:value="0.06799" calcext:value-type="float">
            <text:p>0,06799</text:p>
          </table:table-cell>
          <table:table-cell table:formula="of:=[.J80]*[.F80]/1000" office:value-type="float" office:value="0.00033995" calcext:value-type="float">
            <text:p>0,00033995</text:p>
          </table:table-cell>
          <table:table-cell office:value-type="string" calcext:value-type="string">
            <text:p>Hêtre 20</text:p>
          </table:table-cell>
          <table:table-cell table:style-name="ce19" table:formula="of:=IF(OR(AND([.F80]&lt;35;[.F80]&gt;22;[.L80]=&quot;Hêtre 45&quot;);AND([.F80]&lt;=22;[.F80]&gt;14;[.L80]=&quot;Hêtre 27&quot;);AND([.F80]&lt;=14;[.L80]=&quot;Hêtre 20&quot;));TRUE())" office:value-type="boolean" office:boolean-value="true" calcext:value-type="boolean">
            <text:p>VRAI</text:p>
          </table:table-cell>
          <table:table-cell table:formula="of:=IF(AND([.H80]&gt;[.P$4];[.L80]=&quot;Hêtre 45&quot;);[.J80];0)" office:value-type="float" office:value="0" calcext:value-type="float">
            <text:p>0</text:p>
          </table:table-cell>
          <table:table-cell table:formula="of:=IF(AND([.$H80]&gt;[.P$4];[.$L80]=&quot;Hêtre 45&quot;);[.$G80]*[.E80];0)" office:value-type="float" office:value="0" calcext:value-type="float">
            <text:p>0</text:p>
          </table:table-cell>
          <table:table-cell table:style-name="ce16" table:formula="of:=IF(AND([.H80]&lt;[.P$4];[.H80]&gt;=[.R$4];[.L80]=&quot;Hêtre 45&quot;;[.F80]&gt;19);[.J80];0)" office:value-type="float" office:value="0" calcext:value-type="float">
            <text:p>0</text:p>
          </table:table-cell>
          <table:table-cell table:formula="of:=IF(AND([.$H80]&gt;=[.R$4];[.$H80]&lt;[.P$4];[.$L80]=&quot;Hêtre 45&quot;);[.$G80]*[.$E80];0)" office:value-type="float" office:value="0" calcext:value-type="float">
            <text:p>0</text:p>
          </table:table-cell>
          <table:table-cell table:style-name="ce16" table:formula="of:=IF(AND([.H80]&lt;[.R$4];[.H80]&gt;=[.T$4];[.L80]=&quot;Hêtre 45&quot;;[.F80]&gt;19);[.J80];0)" office:value-type="float" office:value="0" calcext:value-type="float">
            <text:p>0</text:p>
          </table:table-cell>
          <table:table-cell table:formula="of:=IF(AND([.$H80]&gt;=[.T$4];[.$H80]&lt;[.R$4];[.$L80]=&quot;Hêtre 45&quot;);[.$G80]*[.$E80];0)" office:value-type="float" office:value="0" calcext:value-type="float">
            <text:p>0</text:p>
          </table:table-cell>
          <table:table-cell table:style-name="ce16" table:formula="of:=IF(AND([.H80]&lt;[.T$4];[.L80]=&quot;Hêtre 45&quot;;[.F80]&gt;19);[.J80];0)" office:value-type="float" office:value="0" calcext:value-type="float">
            <text:p>0</text:p>
          </table:table-cell>
          <table:table-cell table:formula="of:=IF(AND([.$H80]&lt;[.T$4];[.$L80]=&quot;Hêtre 45&quot;);[.$G80]*[.$E80];0)" office:value-type="float" office:value="0" calcext:value-type="float">
            <text:p>0</text:p>
          </table:table-cell>
          <table:table-cell table:formula="of:=IF(AND([.H80]&gt;[.X$4];[.L80]=&quot;Hêtre 27&quot;);[.$J80];0)" office:value-type="float" office:value="0" calcext:value-type="float">
            <text:p>0</text:p>
          </table:table-cell>
          <table:table-cell table:formula="of:=IF(AND([.$H80]&gt;[.X$4];[.$L80]=&quot;Hêtre 27&quot;);[.$G80]*[.$E80];0)" office:value-type="float" office:value="0" calcext:value-type="float">
            <text:p>0</text:p>
          </table:table-cell>
          <table:table-cell table:style-name="ce16" table:formula="of:=IF(AND([.H80]&lt;[.X$4];[.H80]&gt;=[.Z$4];[.L80]=&quot;Hêtre 27&quot;);[.$J80];0)" office:value-type="float" office:value="0" calcext:value-type="float">
            <text:p>0</text:p>
          </table:table-cell>
          <table:table-cell table:formula="of:=IF(AND([.$H80]&gt;=[.Z$4];[.$H80]&lt;[.X$4];[.$L80]=&quot;Hêtre 27&quot;);[.$G80]*[.$E80];0)" office:value-type="float" office:value="0" calcext:value-type="float">
            <text:p>0</text:p>
          </table:table-cell>
          <table:table-cell table:style-name="ce16" table:formula="of:=IF(AND([.H80]&lt;[.Z$4];[.H80]&gt;=[.AB$4];[.L80]=&quot;Hêtre 27&quot;;);[.$J80];0)" office:value-type="float" office:value="0" calcext:value-type="float">
            <text:p>0</text:p>
          </table:table-cell>
          <table:table-cell table:formula="of:=IF(AND([.$H80]&gt;=[.AB$4];[.$H80]&lt;[.Z$4];[.$L80]=&quot;Hêtre 27&quot;);[.$G80]*[.E80];0)" office:value-type="float" office:value="0" calcext:value-type="float">
            <text:p>0</text:p>
          </table:table-cell>
          <table:table-cell table:style-name="ce16" table:formula="of:=IF(AND([.H80]&lt;[.AB$4];[.L80]=&quot;Hêtre 27&quot;);[.$J80];0)" office:value-type="float" office:value="0" calcext:value-type="float">
            <text:p>0</text:p>
          </table:table-cell>
          <table:table-cell table:formula="of:=IF(AND([.$H80]&lt;[.AB$4];[.$L80]=&quot;Hêtre 27&quot;);[.$G80]*[.$E80];0)" office:value-type="float" office:value="0" calcext:value-type="float">
            <text:p>0</text:p>
          </table:table-cell>
          <table:table-cell table:formula="of:=IF(AND([.H80]&gt;[.AF$4];[.L80]=&quot;Hêtre 20&quot;);[.$J80];0)" office:value-type="float" office:value="0" calcext:value-type="float">
            <text:p>0</text:p>
          </table:table-cell>
          <table:table-cell table:formula="of:=IF(AND([.$H80]&gt;[.AF$4];[.$L80]=&quot;Hêtre 20&quot;);[.$G80]*[.$E80];0)" office:value-type="float" office:value="0" calcext:value-type="float">
            <text:p>0</text:p>
          </table:table-cell>
          <table:table-cell table:style-name="ce16" table:formula="of:=IF(AND([.H80]&lt;[.AF$4];[.H80]&gt;=[.AH$4];[.L80]=&quot;Hêtre 20&quot;);[.$J80];0)" office:value-type="float" office:value="0" calcext:value-type="float">
            <text:p>0</text:p>
          </table:table-cell>
          <table:table-cell table:formula="of:=IF(AND([.$H80]&gt;=[.AH$4];[.$H80]&lt;[.AF$4];[.$L80]=&quot;Hêtre 20&quot;);[.$G80]*[.$E80];0)" office:value-type="float" office:value="0" calcext:value-type="float">
            <text:p>0</text:p>
          </table:table-cell>
          <table:table-cell table:style-name="ce16" table:formula="of:=IF(AND([.H80]&lt;[.AH$4];[.H80]&gt;=[.AJ$4];[.L80]=&quot;Hêtre 20&quot;;);[.$J80];0)" office:value-type="float" office:value="0" calcext:value-type="float">
            <text:p>0</text:p>
          </table:table-cell>
          <table:table-cell table:formula="of:=IF(AND([.$H80]&gt;=[.AJ$4];[.$H80]&lt;[.AH$4];[.$L80]=&quot;Hêtre 20&quot;);[.$G80]*[.$E80];0)" office:value-type="float" office:value="65" calcext:value-type="float">
            <text:p>65</text:p>
          </table:table-cell>
          <table:table-cell table:style-name="ce16" table:formula="of:=IF(AND([.H80]&lt;[.AJ$4];[.L80]=&quot;Hêtre 20&quot;);[.$J80];0)" office:value-type="float" office:value="0" calcext:value-type="float">
            <text:p>0</text:p>
          </table:table-cell>
          <table:table-cell table:formula="of:=IF(AND([.$H80]&lt;[.AJ$4];[.$L80]=&quot;Hêtre 20&quot;);[.$G80]*[.$E8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32" calcext:value-type="float">
            <text:p>2032</text:p>
          </table:table-cell>
          <table:table-cell table:style-name="ce7" table:formula="of:=[.H75]-50-[.H81]" office:value-type="float" office:value="0" calcext:value-type="float">
            <text:p>0</text:p>
          </table:table-cell>
          <table:table-cell table:formula="of:=[.E81]*([.G81]/1000)*([.H81]/1000)" office:value-type="float" office:value="0.34544" calcext:value-type="float">
            <text:p>0,34544</text:p>
          </table:table-cell>
          <table:table-cell table:formula="of:=[.J81]*[.F81]/1000" office:value-type="float" office:value="0.0017272" calcext:value-type="float">
            <text:p>0,0017272</text:p>
          </table:table-cell>
          <table:table-cell office:value-type="string" calcext:value-type="string">
            <text:p>Hêtre 20</text:p>
          </table:table-cell>
          <table:table-cell table:style-name="ce19" table:formula="of:=IF(OR(AND([.F81]&lt;35;[.F81]&gt;22;[.L81]=&quot;Hêtre 45&quot;);AND([.F81]&lt;=22;[.F81]&gt;14;[.L81]=&quot;Hêtre 27&quot;);AND([.F81]&lt;=14;[.L81]=&quot;Hêtre 20&quot;));TRUE())" office:value-type="boolean" office:boolean-value="true" calcext:value-type="boolean">
            <text:p>VRAI</text:p>
          </table:table-cell>
          <table:table-cell table:formula="of:=IF(AND([.H81]&gt;[.P$4];[.L81]=&quot;Hêtre 45&quot;);[.J81];0)" office:value-type="float" office:value="0" calcext:value-type="float">
            <text:p>0</text:p>
          </table:table-cell>
          <table:table-cell table:formula="of:=IF(AND([.$H81]&gt;[.P$4];[.$L81]=&quot;Hêtre 45&quot;);[.$G81]*[.E81];0)" office:value-type="float" office:value="0" calcext:value-type="float">
            <text:p>0</text:p>
          </table:table-cell>
          <table:table-cell table:style-name="ce16" table:formula="of:=IF(AND([.H81]&lt;[.P$4];[.H81]&gt;=[.R$4];[.L81]=&quot;Hêtre 45&quot;;[.F81]&gt;19);[.J81];0)" office:value-type="float" office:value="0" calcext:value-type="float">
            <text:p>0</text:p>
          </table:table-cell>
          <table:table-cell table:formula="of:=IF(AND([.$H81]&gt;=[.R$4];[.$H81]&lt;[.P$4];[.$L81]=&quot;Hêtre 45&quot;);[.$G81]*[.$E81];0)" office:value-type="float" office:value="0" calcext:value-type="float">
            <text:p>0</text:p>
          </table:table-cell>
          <table:table-cell table:style-name="ce16" table:formula="of:=IF(AND([.H81]&lt;[.R$4];[.H81]&gt;=[.T$4];[.L81]=&quot;Hêtre 45&quot;;[.F81]&gt;19);[.J81];0)" office:value-type="float" office:value="0" calcext:value-type="float">
            <text:p>0</text:p>
          </table:table-cell>
          <table:table-cell table:formula="of:=IF(AND([.$H81]&gt;=[.T$4];[.$H81]&lt;[.R$4];[.$L81]=&quot;Hêtre 45&quot;);[.$G81]*[.$E81];0)" office:value-type="float" office:value="0" calcext:value-type="float">
            <text:p>0</text:p>
          </table:table-cell>
          <table:table-cell table:style-name="ce16" table:formula="of:=IF(AND([.H81]&lt;[.T$4];[.L81]=&quot;Hêtre 45&quot;;[.F81]&gt;19);[.J81];0)" office:value-type="float" office:value="0" calcext:value-type="float">
            <text:p>0</text:p>
          </table:table-cell>
          <table:table-cell table:formula="of:=IF(AND([.$H81]&lt;[.T$4];[.$L81]=&quot;Hêtre 45&quot;);[.$G81]*[.$E81];0)" office:value-type="float" office:value="0" calcext:value-type="float">
            <text:p>0</text:p>
          </table:table-cell>
          <table:table-cell table:formula="of:=IF(AND([.H81]&gt;[.X$4];[.L81]=&quot;Hêtre 27&quot;);[.$J81];0)" office:value-type="float" office:value="0" calcext:value-type="float">
            <text:p>0</text:p>
          </table:table-cell>
          <table:table-cell table:formula="of:=IF(AND([.$H81]&gt;[.X$4];[.$L81]=&quot;Hêtre 27&quot;);[.$G81]*[.$E81];0)" office:value-type="float" office:value="0" calcext:value-type="float">
            <text:p>0</text:p>
          </table:table-cell>
          <table:table-cell table:style-name="ce16" table:formula="of:=IF(AND([.H81]&lt;[.X$4];[.H81]&gt;=[.Z$4];[.L81]=&quot;Hêtre 27&quot;);[.$J81];0)" office:value-type="float" office:value="0" calcext:value-type="float">
            <text:p>0</text:p>
          </table:table-cell>
          <table:table-cell table:formula="of:=IF(AND([.$H81]&gt;=[.Z$4];[.$H81]&lt;[.X$4];[.$L81]=&quot;Hêtre 27&quot;);[.$G81]*[.$E81];0)" office:value-type="float" office:value="0" calcext:value-type="float">
            <text:p>0</text:p>
          </table:table-cell>
          <table:table-cell table:style-name="ce16" table:formula="of:=IF(AND([.H81]&lt;[.Z$4];[.H81]&gt;=[.AB$4];[.L81]=&quot;Hêtre 27&quot;;);[.$J81];0)" office:value-type="float" office:value="0" calcext:value-type="float">
            <text:p>0</text:p>
          </table:table-cell>
          <table:table-cell table:formula="of:=IF(AND([.$H81]&gt;=[.AB$4];[.$H81]&lt;[.Z$4];[.$L81]=&quot;Hêtre 27&quot;);[.$G81]*[.E81];0)" office:value-type="float" office:value="0" calcext:value-type="float">
            <text:p>0</text:p>
          </table:table-cell>
          <table:table-cell table:style-name="ce16" table:formula="of:=IF(AND([.H81]&lt;[.AB$4];[.L81]=&quot;Hêtre 27&quot;);[.$J81];0)" office:value-type="float" office:value="0" calcext:value-type="float">
            <text:p>0</text:p>
          </table:table-cell>
          <table:table-cell table:formula="of:=IF(AND([.$H81]&lt;[.AB$4];[.$L81]=&quot;Hêtre 27&quot;);[.$G81]*[.$E81];0)" office:value-type="float" office:value="0" calcext:value-type="float">
            <text:p>0</text:p>
          </table:table-cell>
          <table:table-cell table:formula="of:=IF(AND([.H81]&gt;[.AF$4];[.L81]=&quot;Hêtre 20&quot;);[.$J81];0)" office:value-type="float" office:value="0.34544" calcext:value-type="float">
            <text:p>0,34544</text:p>
          </table:table-cell>
          <table:table-cell table:formula="of:=IF(AND([.$H81]&gt;[.AF$4];[.$L81]=&quot;Hêtre 20&quot;);[.$G81]*[.$E81];0)" office:value-type="float" office:value="170" calcext:value-type="float">
            <text:p>170</text:p>
          </table:table-cell>
          <table:table-cell table:style-name="ce16" table:formula="of:=IF(AND([.H81]&lt;[.AF$4];[.H81]&gt;=[.AH$4];[.L81]=&quot;Hêtre 20&quot;);[.$J81];0)" office:value-type="float" office:value="0" calcext:value-type="float">
            <text:p>0</text:p>
          </table:table-cell>
          <table:table-cell table:formula="of:=IF(AND([.$H81]&gt;=[.AH$4];[.$H81]&lt;[.AF$4];[.$L81]=&quot;Hêtre 20&quot;);[.$G81]*[.$E81];0)" office:value-type="float" office:value="0" calcext:value-type="float">
            <text:p>0</text:p>
          </table:table-cell>
          <table:table-cell table:style-name="ce16" table:formula="of:=IF(AND([.H81]&lt;[.AH$4];[.H81]&gt;=[.AJ$4];[.L81]=&quot;Hêtre 20&quot;;);[.$J81];0)" office:value-type="float" office:value="0" calcext:value-type="float">
            <text:p>0</text:p>
          </table:table-cell>
          <table:table-cell table:formula="of:=IF(AND([.$H81]&gt;=[.AJ$4];[.$H81]&lt;[.AH$4];[.$L81]=&quot;Hêtre 20&quot;);[.$G81]*[.$E81];0)" office:value-type="float" office:value="0" calcext:value-type="float">
            <text:p>0</text:p>
          </table:table-cell>
          <table:table-cell table:style-name="ce16" table:formula="of:=IF(AND([.H81]&lt;[.AJ$4];[.L81]=&quot;Hêtre 20&quot;);[.$J81];0)" office:value-type="float" office:value="0" calcext:value-type="float">
            <text:p>0</text:p>
          </table:table-cell>
          <table:table-cell table:formula="of:=IF(AND([.$H81]&lt;[.AJ$4];[.$L81]=&quot;Hêtre 20&quot;);[.$G81]*[.$E8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46" calcext:value-type="float">
            <text:p>1046</text:p>
          </table:table-cell>
          <table:table-cell table:style-name="ce7" table:formula="of:=[.H76]+70-[.H82]" office:value-type="float" office:value="0" calcext:value-type="float">
            <text:p>0</text:p>
          </table:table-cell>
          <table:table-cell table:formula="of:=[.E82]*([.G82]/1000)*([.H82]/1000)" office:value-type="float" office:value="0.08891" calcext:value-type="float">
            <text:p>0,08891</text:p>
          </table:table-cell>
          <table:table-cell table:formula="of:=[.J82]*[.F82]/1000" office:value-type="float" office:value="0.00044455" calcext:value-type="float">
            <text:p>0,00044455</text:p>
          </table:table-cell>
          <table:table-cell office:value-type="string" calcext:value-type="string">
            <text:p>Hêtre 20</text:p>
          </table:table-cell>
          <table:table-cell table:style-name="ce19" table:formula="of:=IF(OR(AND([.F82]&lt;35;[.F82]&gt;22;[.L82]=&quot;Hêtre 45&quot;);AND([.F82]&lt;=22;[.F82]&gt;14;[.L82]=&quot;Hêtre 27&quot;);AND([.F82]&lt;=14;[.L82]=&quot;Hêtre 20&quot;));TRUE())" office:value-type="boolean" office:boolean-value="true" calcext:value-type="boolean">
            <text:p>VRAI</text:p>
          </table:table-cell>
          <table:table-cell table:formula="of:=IF(AND([.H82]&gt;[.P$4];[.L82]=&quot;Hêtre 45&quot;);[.J82];0)" office:value-type="float" office:value="0" calcext:value-type="float">
            <text:p>0</text:p>
          </table:table-cell>
          <table:table-cell table:formula="of:=IF(AND([.$H82]&gt;[.P$4];[.$L82]=&quot;Hêtre 45&quot;);[.$G82]*[.E82];0)" office:value-type="float" office:value="0" calcext:value-type="float">
            <text:p>0</text:p>
          </table:table-cell>
          <table:table-cell table:style-name="ce16" table:formula="of:=IF(AND([.H82]&lt;[.P$4];[.H82]&gt;=[.R$4];[.L82]=&quot;Hêtre 45&quot;;[.F82]&gt;19);[.J82];0)" office:value-type="float" office:value="0" calcext:value-type="float">
            <text:p>0</text:p>
          </table:table-cell>
          <table:table-cell table:formula="of:=IF(AND([.$H82]&gt;=[.R$4];[.$H82]&lt;[.P$4];[.$L82]=&quot;Hêtre 45&quot;);[.$G82]*[.$E82];0)" office:value-type="float" office:value="0" calcext:value-type="float">
            <text:p>0</text:p>
          </table:table-cell>
          <table:table-cell table:style-name="ce16" table:formula="of:=IF(AND([.H82]&lt;[.R$4];[.H82]&gt;=[.T$4];[.L82]=&quot;Hêtre 45&quot;;[.F82]&gt;19);[.J82];0)" office:value-type="float" office:value="0" calcext:value-type="float">
            <text:p>0</text:p>
          </table:table-cell>
          <table:table-cell table:formula="of:=IF(AND([.$H82]&gt;=[.T$4];[.$H82]&lt;[.R$4];[.$L82]=&quot;Hêtre 45&quot;);[.$G82]*[.$E82];0)" office:value-type="float" office:value="0" calcext:value-type="float">
            <text:p>0</text:p>
          </table:table-cell>
          <table:table-cell table:style-name="ce16" table:formula="of:=IF(AND([.H82]&lt;[.T$4];[.L82]=&quot;Hêtre 45&quot;;[.F82]&gt;19);[.J82];0)" office:value-type="float" office:value="0" calcext:value-type="float">
            <text:p>0</text:p>
          </table:table-cell>
          <table:table-cell table:formula="of:=IF(AND([.$H82]&lt;[.T$4];[.$L82]=&quot;Hêtre 45&quot;);[.$G82]*[.$E82];0)" office:value-type="float" office:value="0" calcext:value-type="float">
            <text:p>0</text:p>
          </table:table-cell>
          <table:table-cell table:formula="of:=IF(AND([.H82]&gt;[.X$4];[.L82]=&quot;Hêtre 27&quot;);[.$J82];0)" office:value-type="float" office:value="0" calcext:value-type="float">
            <text:p>0</text:p>
          </table:table-cell>
          <table:table-cell table:formula="of:=IF(AND([.$H82]&gt;[.X$4];[.$L82]=&quot;Hêtre 27&quot;);[.$G82]*[.$E82];0)" office:value-type="float" office:value="0" calcext:value-type="float">
            <text:p>0</text:p>
          </table:table-cell>
          <table:table-cell table:style-name="ce16" table:formula="of:=IF(AND([.H82]&lt;[.X$4];[.H82]&gt;=[.Z$4];[.L82]=&quot;Hêtre 27&quot;);[.$J82];0)" office:value-type="float" office:value="0" calcext:value-type="float">
            <text:p>0</text:p>
          </table:table-cell>
          <table:table-cell table:formula="of:=IF(AND([.$H82]&gt;=[.Z$4];[.$H82]&lt;[.X$4];[.$L82]=&quot;Hêtre 27&quot;);[.$G82]*[.$E82];0)" office:value-type="float" office:value="0" calcext:value-type="float">
            <text:p>0</text:p>
          </table:table-cell>
          <table:table-cell table:style-name="ce16" table:formula="of:=IF(AND([.H82]&lt;[.Z$4];[.H82]&gt;=[.AB$4];[.L82]=&quot;Hêtre 27&quot;;);[.$J82];0)" office:value-type="float" office:value="0" calcext:value-type="float">
            <text:p>0</text:p>
          </table:table-cell>
          <table:table-cell table:formula="of:=IF(AND([.$H82]&gt;=[.AB$4];[.$H82]&lt;[.Z$4];[.$L82]=&quot;Hêtre 27&quot;);[.$G82]*[.E82];0)" office:value-type="float" office:value="0" calcext:value-type="float">
            <text:p>0</text:p>
          </table:table-cell>
          <table:table-cell table:style-name="ce16" table:formula="of:=IF(AND([.H82]&lt;[.AB$4];[.L82]=&quot;Hêtre 27&quot;);[.$J82];0)" office:value-type="float" office:value="0" calcext:value-type="float">
            <text:p>0</text:p>
          </table:table-cell>
          <table:table-cell table:formula="of:=IF(AND([.$H82]&lt;[.AB$4];[.$L82]=&quot;Hêtre 27&quot;);[.$G82]*[.$E82];0)" office:value-type="float" office:value="0" calcext:value-type="float">
            <text:p>0</text:p>
          </table:table-cell>
          <table:table-cell table:formula="of:=IF(AND([.H82]&gt;[.AF$4];[.L82]=&quot;Hêtre 20&quot;);[.$J82];0)" office:value-type="float" office:value="0" calcext:value-type="float">
            <text:p>0</text:p>
          </table:table-cell>
          <table:table-cell table:formula="of:=IF(AND([.$H82]&gt;[.AF$4];[.$L82]=&quot;Hêtre 20&quot;);[.$G82]*[.$E82];0)" office:value-type="float" office:value="0" calcext:value-type="float">
            <text:p>0</text:p>
          </table:table-cell>
          <table:table-cell table:style-name="ce16" table:formula="of:=IF(AND([.H82]&lt;[.AF$4];[.H82]&gt;=[.AH$4];[.L82]=&quot;Hêtre 20&quot;);[.$J82];0)" office:value-type="float" office:value="0" calcext:value-type="float">
            <text:p>0</text:p>
          </table:table-cell>
          <table:table-cell table:formula="of:=IF(AND([.$H82]&gt;=[.AH$4];[.$H82]&lt;[.AF$4];[.$L82]=&quot;Hêtre 20&quot;);[.$G82]*[.$E82];0)" office:value-type="float" office:value="0" calcext:value-type="float">
            <text:p>0</text:p>
          </table:table-cell>
          <table:table-cell table:style-name="ce16" table:formula="of:=IF(AND([.H82]&lt;[.AH$4];[.H82]&gt;=[.AJ$4];[.L82]=&quot;Hêtre 20&quot;;);[.$J82];0)" office:value-type="float" office:value="0" calcext:value-type="float">
            <text:p>0</text:p>
          </table:table-cell>
          <table:table-cell table:formula="of:=IF(AND([.$H82]&gt;=[.AJ$4];[.$H82]&lt;[.AH$4];[.$L82]=&quot;Hêtre 20&quot;);[.$G82]*[.$E82];0)" office:value-type="float" office:value="85" calcext:value-type="float">
            <text:p>85</text:p>
          </table:table-cell>
          <table:table-cell table:style-name="ce16" table:formula="of:=IF(AND([.H82]&lt;[.AJ$4];[.L82]=&quot;Hêtre 20&quot;);[.$J82];0)" office:value-type="float" office:value="0" calcext:value-type="float">
            <text:p>0</text:p>
          </table:table-cell>
          <table:table-cell table:formula="of:=IF(AND([.$H82]&lt;[.AJ$4];[.$L82]=&quot;Hêtre 20&quot;);[.$G82]*[.$E82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83]&lt;35;[.F83]&gt;22;[.L83]=&quot;Hêtre 45&quot;);AND([.F83]&lt;=22;[.F83]&gt;14;[.L83]=&quot;Hêtre 27&quot;);AND([.F83]&lt;=14;[.L83]=&quot;Hêtre 20&quot;));TRUE())" office:value-type="boolean" office:boolean-value="false" calcext:value-type="boolean">
            <text:p>FAUX</text:p>
          </table:table-cell>
          <table:table-cell table:formula="of:=IF(AND([.H83]&gt;[.P$4];[.L83]=&quot;Hêtre 45&quot;);[.J83];0)" office:value-type="float" office:value="0" calcext:value-type="float">
            <text:p>0</text:p>
          </table:table-cell>
          <table:table-cell table:formula="of:=IF(AND([.$H83]&gt;[.P$4];[.$L83]=&quot;Hêtre 45&quot;);[.$G83]*[.E83];0)" office:value-type="float" office:value="0" calcext:value-type="float">
            <text:p>0</text:p>
          </table:table-cell>
          <table:table-cell table:style-name="ce16" table:formula="of:=IF(AND([.H83]&lt;[.P$4];[.H83]&gt;=[.R$4];[.L83]=&quot;Hêtre 45&quot;;[.F83]&gt;19);[.J83];0)" office:value-type="float" office:value="0" calcext:value-type="float">
            <text:p>0</text:p>
          </table:table-cell>
          <table:table-cell table:formula="of:=IF(AND([.$H83]&gt;=[.R$4];[.$H83]&lt;[.P$4];[.$L83]=&quot;Hêtre 45&quot;);[.$G83]*[.$E83];0)" office:value-type="float" office:value="0" calcext:value-type="float">
            <text:p>0</text:p>
          </table:table-cell>
          <table:table-cell table:style-name="ce16" table:formula="of:=IF(AND([.H83]&lt;[.R$4];[.H83]&gt;=[.T$4];[.L83]=&quot;Hêtre 45&quot;;[.F83]&gt;19);[.J83];0)" office:value-type="float" office:value="0" calcext:value-type="float">
            <text:p>0</text:p>
          </table:table-cell>
          <table:table-cell table:formula="of:=IF(AND([.$H83]&gt;=[.T$4];[.$H83]&lt;[.R$4];[.$L83]=&quot;Hêtre 45&quot;);[.$G83]*[.$E83];0)" office:value-type="float" office:value="0" calcext:value-type="float">
            <text:p>0</text:p>
          </table:table-cell>
          <table:table-cell table:style-name="ce16" table:formula="of:=IF(AND([.H83]&lt;[.T$4];[.L83]=&quot;Hêtre 45&quot;;[.F83]&gt;19);[.J83];0)" office:value-type="float" office:value="0" calcext:value-type="float">
            <text:p>0</text:p>
          </table:table-cell>
          <table:table-cell table:formula="of:=IF(AND([.$H83]&lt;[.T$4];[.$L83]=&quot;Hêtre 45&quot;);[.$G83]*[.$E83];0)" office:value-type="float" office:value="0" calcext:value-type="float">
            <text:p>0</text:p>
          </table:table-cell>
          <table:table-cell table:formula="of:=IF(AND([.H83]&gt;[.X$4];[.L83]=&quot;Hêtre 27&quot;);[.$J83];0)" office:value-type="float" office:value="0" calcext:value-type="float">
            <text:p>0</text:p>
          </table:table-cell>
          <table:table-cell table:formula="of:=IF(AND([.$H83]&gt;[.X$4];[.$L83]=&quot;Hêtre 27&quot;);[.$G83]*[.$E83];0)" office:value-type="float" office:value="0" calcext:value-type="float">
            <text:p>0</text:p>
          </table:table-cell>
          <table:table-cell table:style-name="ce16" table:formula="of:=IF(AND([.H83]&lt;[.X$4];[.H83]&gt;=[.Z$4];[.L83]=&quot;Hêtre 27&quot;);[.$J83];0)" office:value-type="float" office:value="0" calcext:value-type="float">
            <text:p>0</text:p>
          </table:table-cell>
          <table:table-cell table:formula="of:=IF(AND([.$H83]&gt;=[.Z$4];[.$H83]&lt;[.X$4];[.$L83]=&quot;Hêtre 27&quot;);[.$G83]*[.$E83];0)" office:value-type="float" office:value="0" calcext:value-type="float">
            <text:p>0</text:p>
          </table:table-cell>
          <table:table-cell table:style-name="ce16" table:formula="of:=IF(AND([.H83]&lt;[.Z$4];[.H83]&gt;=[.AB$4];[.L83]=&quot;Hêtre 27&quot;;);[.$J83];0)" office:value-type="float" office:value="0" calcext:value-type="float">
            <text:p>0</text:p>
          </table:table-cell>
          <table:table-cell table:formula="of:=IF(AND([.$H83]&gt;=[.AB$4];[.$H83]&lt;[.Z$4];[.$L83]=&quot;Hêtre 27&quot;);[.$G83]*[.E83];0)" office:value-type="float" office:value="0" calcext:value-type="float">
            <text:p>0</text:p>
          </table:table-cell>
          <table:table-cell table:style-name="ce16" table:formula="of:=IF(AND([.H83]&lt;[.AB$4];[.L83]=&quot;Hêtre 27&quot;);[.$J83];0)" office:value-type="float" office:value="0" calcext:value-type="float">
            <text:p>0</text:p>
          </table:table-cell>
          <table:table-cell table:formula="of:=IF(AND([.$H83]&lt;[.AB$4];[.$L83]=&quot;Hêtre 27&quot;);[.$G83]*[.$E83];0)" office:value-type="float" office:value="0" calcext:value-type="float">
            <text:p>0</text:p>
          </table:table-cell>
          <table:table-cell table:formula="of:=IF(AND([.H83]&gt;[.AF$4];[.L83]=&quot;Hêtre 20&quot;);[.$J83];0)" office:value-type="float" office:value="0" calcext:value-type="float">
            <text:p>0</text:p>
          </table:table-cell>
          <table:table-cell table:formula="of:=IF(AND([.$H83]&gt;[.AF$4];[.$L83]=&quot;Hêtre 20&quot;);[.$G83]*[.$E83];0)" office:value-type="float" office:value="0" calcext:value-type="float">
            <text:p>0</text:p>
          </table:table-cell>
          <table:table-cell table:style-name="ce16" table:formula="of:=IF(AND([.H83]&lt;[.AF$4];[.H83]&gt;=[.AH$4];[.L83]=&quot;Hêtre 20&quot;);[.$J83];0)" office:value-type="float" office:value="0" calcext:value-type="float">
            <text:p>0</text:p>
          </table:table-cell>
          <table:table-cell table:formula="of:=IF(AND([.$H83]&gt;=[.AH$4];[.$H83]&lt;[.AF$4];[.$L83]=&quot;Hêtre 20&quot;);[.$G83]*[.$E83];0)" office:value-type="float" office:value="0" calcext:value-type="float">
            <text:p>0</text:p>
          </table:table-cell>
          <table:table-cell table:style-name="ce16" table:formula="of:=IF(AND([.H83]&lt;[.AH$4];[.H83]&gt;=[.AJ$4];[.L83]=&quot;Hêtre 20&quot;;);[.$J83];0)" office:value-type="float" office:value="0" calcext:value-type="float">
            <text:p>0</text:p>
          </table:table-cell>
          <table:table-cell table:formula="of:=IF(AND([.$H83]&gt;=[.AJ$4];[.$H83]&lt;[.AH$4];[.$L83]=&quot;Hêtre 20&quot;);[.$G83]*[.$E83];0)" office:value-type="float" office:value="0" calcext:value-type="float">
            <text:p>0</text:p>
          </table:table-cell>
          <table:table-cell table:style-name="ce16" table:formula="of:=IF(AND([.H83]&lt;[.AJ$4];[.L83]=&quot;Hêtre 20&quot;);[.$J83];0)" office:value-type="float" office:value="0" calcext:value-type="float">
            <text:p>0</text:p>
          </table:table-cell>
          <table:table-cell table:formula="of:=IF(AND([.$H83]&lt;[.AJ$4];[.$L83]=&quot;Hêtre 20&quot;);[.$G83]*[.$E83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40" calcext:value-type="float">
            <text:p>2040</text:p>
          </table:table-cell>
          <table:table-cell table:style-name="ce7" table:formula="of:=[.H75]-30-2-10-[.H84]" office:value-type="float" office:value="0" calcext:value-type="float">
            <text:p>0</text:p>
          </table:table-cell>
          <table:table-cell table:formula="of:=[.E84]*([.G84]/1000)*([.H84]/1000)" office:value-type="float" office:value="0.408" calcext:value-type="float">
            <text:p>0,408</text:p>
          </table:table-cell>
          <table:table-cell table:formula="of:=[.J84]*[.F84]/1000" office:value-type="float" office:value="0.01224" calcext:value-type="float">
            <text:p>0,01224</text:p>
          </table:table-cell>
          <table:table-cell office:value-type="string" calcext:value-type="string">
            <text:p>Hêtre 45</text:p>
          </table:table-cell>
          <table:table-cell table:style-name="ce19" table:formula="of:=IF(OR(AND([.F84]&lt;35;[.F84]&gt;22;[.L84]=&quot;Hêtre 45&quot;);AND([.F84]&lt;=22;[.F84]&gt;14;[.L84]=&quot;Hêtre 27&quot;);AND([.F84]&lt;=14;[.L84]=&quot;Hêtre 20&quot;));TRUE())" office:value-type="boolean" office:boolean-value="true" calcext:value-type="boolean">
            <text:p>VRAI</text:p>
          </table:table-cell>
          <table:table-cell table:formula="of:=IF(AND([.H84]&gt;[.P$4];[.L84]=&quot;Hêtre 45&quot;);[.J84];0)" office:value-type="float" office:value="0.408" calcext:value-type="float">
            <text:p>0,408</text:p>
          </table:table-cell>
          <table:table-cell table:formula="of:=IF(AND([.$H84]&gt;[.P$4];[.$L84]=&quot;Hêtre 45&quot;);[.$G84]*[.E84];0)" office:value-type="float" office:value="200" calcext:value-type="float">
            <text:p>200</text:p>
          </table:table-cell>
          <table:table-cell table:style-name="ce16" table:formula="of:=IF(AND([.H84]&lt;[.P$4];[.H84]&gt;=[.R$4];[.L84]=&quot;Hêtre 45&quot;;[.F84]&gt;19);[.J84];0)" office:value-type="float" office:value="0" calcext:value-type="float">
            <text:p>0</text:p>
          </table:table-cell>
          <table:table-cell table:formula="of:=IF(AND([.$H84]&gt;=[.R$4];[.$H84]&lt;[.P$4];[.$L84]=&quot;Hêtre 45&quot;);[.$G84]*[.$E84];0)" office:value-type="float" office:value="0" calcext:value-type="float">
            <text:p>0</text:p>
          </table:table-cell>
          <table:table-cell table:style-name="ce16" table:formula="of:=IF(AND([.H84]&lt;[.R$4];[.H84]&gt;=[.T$4];[.L84]=&quot;Hêtre 45&quot;;[.F84]&gt;19);[.J84];0)" office:value-type="float" office:value="0" calcext:value-type="float">
            <text:p>0</text:p>
          </table:table-cell>
          <table:table-cell table:formula="of:=IF(AND([.$H84]&gt;=[.T$4];[.$H84]&lt;[.R$4];[.$L84]=&quot;Hêtre 45&quot;);[.$G84]*[.$E84];0)" office:value-type="float" office:value="0" calcext:value-type="float">
            <text:p>0</text:p>
          </table:table-cell>
          <table:table-cell table:style-name="ce16" table:formula="of:=IF(AND([.H84]&lt;[.T$4];[.L84]=&quot;Hêtre 45&quot;;[.F84]&gt;19);[.J84];0)" office:value-type="float" office:value="0" calcext:value-type="float">
            <text:p>0</text:p>
          </table:table-cell>
          <table:table-cell table:formula="of:=IF(AND([.$H84]&lt;[.T$4];[.$L84]=&quot;Hêtre 45&quot;);[.$G84]*[.$E84];0)" office:value-type="float" office:value="0" calcext:value-type="float">
            <text:p>0</text:p>
          </table:table-cell>
          <table:table-cell table:formula="of:=IF(AND([.H84]&gt;[.X$4];[.L84]=&quot;Hêtre 27&quot;);[.$J84];0)" office:value-type="float" office:value="0" calcext:value-type="float">
            <text:p>0</text:p>
          </table:table-cell>
          <table:table-cell table:formula="of:=IF(AND([.$H84]&gt;[.X$4];[.$L84]=&quot;Hêtre 27&quot;);[.$G84]*[.$E84];0)" office:value-type="float" office:value="0" calcext:value-type="float">
            <text:p>0</text:p>
          </table:table-cell>
          <table:table-cell table:style-name="ce16" table:formula="of:=IF(AND([.H84]&lt;[.X$4];[.H84]&gt;=[.Z$4];[.L84]=&quot;Hêtre 27&quot;);[.$J84];0)" office:value-type="float" office:value="0" calcext:value-type="float">
            <text:p>0</text:p>
          </table:table-cell>
          <table:table-cell table:formula="of:=IF(AND([.$H84]&gt;=[.Z$4];[.$H84]&lt;[.X$4];[.$L84]=&quot;Hêtre 27&quot;);[.$G84]*[.$E84];0)" office:value-type="float" office:value="0" calcext:value-type="float">
            <text:p>0</text:p>
          </table:table-cell>
          <table:table-cell table:style-name="ce16" table:formula="of:=IF(AND([.H84]&lt;[.Z$4];[.H84]&gt;=[.AB$4];[.L84]=&quot;Hêtre 27&quot;;);[.$J84];0)" office:value-type="float" office:value="0" calcext:value-type="float">
            <text:p>0</text:p>
          </table:table-cell>
          <table:table-cell table:formula="of:=IF(AND([.$H84]&gt;=[.AB$4];[.$H84]&lt;[.Z$4];[.$L84]=&quot;Hêtre 27&quot;);[.$G84]*[.E84];0)" office:value-type="float" office:value="0" calcext:value-type="float">
            <text:p>0</text:p>
          </table:table-cell>
          <table:table-cell table:style-name="ce16" table:formula="of:=IF(AND([.H84]&lt;[.AB$4];[.L84]=&quot;Hêtre 27&quot;);[.$J84];0)" office:value-type="float" office:value="0" calcext:value-type="float">
            <text:p>0</text:p>
          </table:table-cell>
          <table:table-cell table:formula="of:=IF(AND([.$H84]&lt;[.AB$4];[.$L84]=&quot;Hêtre 27&quot;);[.$G84]*[.$E84];0)" office:value-type="float" office:value="0" calcext:value-type="float">
            <text:p>0</text:p>
          </table:table-cell>
          <table:table-cell table:formula="of:=IF(AND([.H84]&gt;[.AF$4];[.L84]=&quot;Hêtre 20&quot;);[.$J84];0)" office:value-type="float" office:value="0" calcext:value-type="float">
            <text:p>0</text:p>
          </table:table-cell>
          <table:table-cell table:formula="of:=IF(AND([.$H84]&gt;[.AF$4];[.$L84]=&quot;Hêtre 20&quot;);[.$G84]*[.$E84];0)" office:value-type="float" office:value="0" calcext:value-type="float">
            <text:p>0</text:p>
          </table:table-cell>
          <table:table-cell table:style-name="ce16" table:formula="of:=IF(AND([.H84]&lt;[.AF$4];[.H84]&gt;=[.AH$4];[.L84]=&quot;Hêtre 20&quot;);[.$J84];0)" office:value-type="float" office:value="0" calcext:value-type="float">
            <text:p>0</text:p>
          </table:table-cell>
          <table:table-cell table:formula="of:=IF(AND([.$H84]&gt;=[.AH$4];[.$H84]&lt;[.AF$4];[.$L84]=&quot;Hêtre 20&quot;);[.$G84]*[.$E84];0)" office:value-type="float" office:value="0" calcext:value-type="float">
            <text:p>0</text:p>
          </table:table-cell>
          <table:table-cell table:style-name="ce16" table:formula="of:=IF(AND([.H84]&lt;[.AH$4];[.H84]&gt;=[.AJ$4];[.L84]=&quot;Hêtre 20&quot;;);[.$J84];0)" office:value-type="float" office:value="0" calcext:value-type="float">
            <text:p>0</text:p>
          </table:table-cell>
          <table:table-cell table:formula="of:=IF(AND([.$H84]&gt;=[.AJ$4];[.$H84]&lt;[.AH$4];[.$L84]=&quot;Hêtre 20&quot;);[.$G84]*[.$E84];0)" office:value-type="float" office:value="0" calcext:value-type="float">
            <text:p>0</text:p>
          </table:table-cell>
          <table:table-cell table:style-name="ce16" table:formula="of:=IF(AND([.H84]&lt;[.AJ$4];[.L84]=&quot;Hêtre 20&quot;);[.$J84];0)" office:value-type="float" office:value="0" calcext:value-type="float">
            <text:p>0</text:p>
          </table:table-cell>
          <table:table-cell table:formula="of:=IF(AND([.$H84]&lt;[.AJ$4];[.$L84]=&quot;Hêtre 20&quot;);[.$G84]*[.$E84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5" calcext:value-type="float">
            <text:p>95</text:p>
          </table:table-cell>
          <table:table-cell office:value-type="float" office:value="912" calcext:value-type="float">
            <text:p>912</text:p>
          </table:table-cell>
          <table:table-cell table:style-name="ce7" table:formula="of:=[.H76]-2*30-2*2-[.H85]" office:value-type="float" office:value="0" calcext:value-type="float">
            <text:p>0</text:p>
          </table:table-cell>
          <table:table-cell table:formula="of:=[.E85]*([.G85]/1000)*([.H85]/1000)" office:value-type="float" office:value="0.08664" calcext:value-type="float">
            <text:p>0,08664</text:p>
          </table:table-cell>
          <table:table-cell table:formula="of:=[.J85]*[.F85]/1000" office:value-type="float" office:value="0.0025992" calcext:value-type="float">
            <text:p>0,0025992</text:p>
          </table:table-cell>
          <table:table-cell office:value-type="string" calcext:value-type="string">
            <text:p>Hêtre 45</text:p>
          </table:table-cell>
          <table:table-cell table:style-name="ce19" table:formula="of:=IF(OR(AND([.F85]&lt;35;[.F85]&gt;22;[.L85]=&quot;Hêtre 45&quot;);AND([.F85]&lt;=22;[.F85]&gt;14;[.L85]=&quot;Hêtre 27&quot;);AND([.F85]&lt;=14;[.L85]=&quot;Hêtre 20&quot;));TRUE())" office:value-type="boolean" office:boolean-value="true" calcext:value-type="boolean">
            <text:p>VRAI</text:p>
          </table:table-cell>
          <table:table-cell table:formula="of:=IF(AND([.H85]&gt;[.P$4];[.L85]=&quot;Hêtre 45&quot;);[.J85];0)" office:value-type="float" office:value="0" calcext:value-type="float">
            <text:p>0</text:p>
          </table:table-cell>
          <table:table-cell table:formula="of:=IF(AND([.$H85]&gt;[.P$4];[.$L85]=&quot;Hêtre 45&quot;);[.$G85]*[.E85];0)" office:value-type="float" office:value="0" calcext:value-type="float">
            <text:p>0</text:p>
          </table:table-cell>
          <table:table-cell table:style-name="ce16" table:formula="of:=IF(AND([.H85]&lt;[.P$4];[.H85]&gt;=[.R$4];[.L85]=&quot;Hêtre 45&quot;;[.F85]&gt;19);[.J85];0)" office:value-type="float" office:value="0" calcext:value-type="float">
            <text:p>0</text:p>
          </table:table-cell>
          <table:table-cell table:formula="of:=IF(AND([.$H85]&gt;=[.R$4];[.$H85]&lt;[.P$4];[.$L85]=&quot;Hêtre 45&quot;);[.$G85]*[.$E85];0)" office:value-type="float" office:value="0" calcext:value-type="float">
            <text:p>0</text:p>
          </table:table-cell>
          <table:table-cell table:style-name="ce16" table:formula="of:=IF(AND([.H85]&lt;[.R$4];[.H85]&gt;=[.T$4];[.L85]=&quot;Hêtre 45&quot;;[.F85]&gt;19);[.J85];0)" office:value-type="float" office:value="0" calcext:value-type="float">
            <text:p>0</text:p>
          </table:table-cell>
          <table:table-cell table:formula="of:=IF(AND([.$H85]&gt;=[.T$4];[.$H85]&lt;[.R$4];[.$L85]=&quot;Hêtre 45&quot;);[.$G85]*[.$E85];0)" office:value-type="float" office:value="0" calcext:value-type="float">
            <text:p>0</text:p>
          </table:table-cell>
          <table:table-cell table:style-name="ce16" table:formula="of:=IF(AND([.H85]&lt;[.T$4];[.L85]=&quot;Hêtre 45&quot;;[.F85]&gt;19);[.J85];0)" office:value-type="float" office:value="0.08664" calcext:value-type="float">
            <text:p>0,08664</text:p>
          </table:table-cell>
          <table:table-cell table:formula="of:=IF(AND([.$H85]&lt;[.T$4];[.$L85]=&quot;Hêtre 45&quot;);[.$G85]*[.$E85];0)" office:value-type="float" office:value="95" calcext:value-type="float">
            <text:p>95</text:p>
          </table:table-cell>
          <table:table-cell table:formula="of:=IF(AND([.H85]&gt;[.X$4];[.L85]=&quot;Hêtre 27&quot;);[.$J85];0)" office:value-type="float" office:value="0" calcext:value-type="float">
            <text:p>0</text:p>
          </table:table-cell>
          <table:table-cell table:formula="of:=IF(AND([.$H85]&gt;[.X$4];[.$L85]=&quot;Hêtre 27&quot;);[.$G85]*[.$E85];0)" office:value-type="float" office:value="0" calcext:value-type="float">
            <text:p>0</text:p>
          </table:table-cell>
          <table:table-cell table:style-name="ce16" table:formula="of:=IF(AND([.H85]&lt;[.X$4];[.H85]&gt;=[.Z$4];[.L85]=&quot;Hêtre 27&quot;);[.$J85];0)" office:value-type="float" office:value="0" calcext:value-type="float">
            <text:p>0</text:p>
          </table:table-cell>
          <table:table-cell table:formula="of:=IF(AND([.$H85]&gt;=[.Z$4];[.$H85]&lt;[.X$4];[.$L85]=&quot;Hêtre 27&quot;);[.$G85]*[.$E85];0)" office:value-type="float" office:value="0" calcext:value-type="float">
            <text:p>0</text:p>
          </table:table-cell>
          <table:table-cell table:style-name="ce16" table:formula="of:=IF(AND([.H85]&lt;[.Z$4];[.H85]&gt;=[.AB$4];[.L85]=&quot;Hêtre 27&quot;;);[.$J85];0)" office:value-type="float" office:value="0" calcext:value-type="float">
            <text:p>0</text:p>
          </table:table-cell>
          <table:table-cell table:formula="of:=IF(AND([.$H85]&gt;=[.AB$4];[.$H85]&lt;[.Z$4];[.$L85]=&quot;Hêtre 27&quot;);[.$G85]*[.E85];0)" office:value-type="float" office:value="0" calcext:value-type="float">
            <text:p>0</text:p>
          </table:table-cell>
          <table:table-cell table:style-name="ce16" table:formula="of:=IF(AND([.H85]&lt;[.AB$4];[.L85]=&quot;Hêtre 27&quot;);[.$J85];0)" office:value-type="float" office:value="0" calcext:value-type="float">
            <text:p>0</text:p>
          </table:table-cell>
          <table:table-cell table:formula="of:=IF(AND([.$H85]&lt;[.AB$4];[.$L85]=&quot;Hêtre 27&quot;);[.$G85]*[.$E85];0)" office:value-type="float" office:value="0" calcext:value-type="float">
            <text:p>0</text:p>
          </table:table-cell>
          <table:table-cell table:formula="of:=IF(AND([.H85]&gt;[.AF$4];[.L85]=&quot;Hêtre 20&quot;);[.$J85];0)" office:value-type="float" office:value="0" calcext:value-type="float">
            <text:p>0</text:p>
          </table:table-cell>
          <table:table-cell table:formula="of:=IF(AND([.$H85]&gt;[.AF$4];[.$L85]=&quot;Hêtre 20&quot;);[.$G85]*[.$E85];0)" office:value-type="float" office:value="0" calcext:value-type="float">
            <text:p>0</text:p>
          </table:table-cell>
          <table:table-cell table:style-name="ce16" table:formula="of:=IF(AND([.H85]&lt;[.AF$4];[.H85]&gt;=[.AH$4];[.L85]=&quot;Hêtre 20&quot;);[.$J85];0)" office:value-type="float" office:value="0" calcext:value-type="float">
            <text:p>0</text:p>
          </table:table-cell>
          <table:table-cell table:formula="of:=IF(AND([.$H85]&gt;=[.AH$4];[.$H85]&lt;[.AF$4];[.$L85]=&quot;Hêtre 20&quot;);[.$G85]*[.$E85];0)" office:value-type="float" office:value="0" calcext:value-type="float">
            <text:p>0</text:p>
          </table:table-cell>
          <table:table-cell table:style-name="ce16" table:formula="of:=IF(AND([.H85]&lt;[.AH$4];[.H85]&gt;=[.AJ$4];[.L85]=&quot;Hêtre 20&quot;;);[.$J85];0)" office:value-type="float" office:value="0" calcext:value-type="float">
            <text:p>0</text:p>
          </table:table-cell>
          <table:table-cell table:formula="of:=IF(AND([.$H85]&gt;=[.AJ$4];[.$H85]&lt;[.AH$4];[.$L85]=&quot;Hêtre 20&quot;);[.$G85]*[.$E85];0)" office:value-type="float" office:value="0" calcext:value-type="float">
            <text:p>0</text:p>
          </table:table-cell>
          <table:table-cell table:style-name="ce16" table:formula="of:=IF(AND([.H85]&lt;[.AJ$4];[.L85]=&quot;Hêtre 20&quot;);[.$J85];0)" office:value-type="float" office:value="0" calcext:value-type="float">
            <text:p>0</text:p>
          </table:table-cell>
          <table:table-cell table:formula="of:=IF(AND([.$H85]&lt;[.AJ$4];[.$L85]=&quot;Hêtre 20&quot;);[.$G85]*[.$E8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912" calcext:value-type="float">
            <text:p>912</text:p>
          </table:table-cell>
          <table:table-cell table:style-name="ce7" table:formula="of:=[.H76]-2*30-2*2-[.H86]" office:value-type="float" office:value="0" calcext:value-type="float">
            <text:p>0</text:p>
          </table:table-cell>
          <table:table-cell table:formula="of:=[.E86]*([.G86]/1000)*([.H86]/1000)" office:value-type="float" office:value="0.0912" calcext:value-type="float">
            <text:p>0,0912</text:p>
          </table:table-cell>
          <table:table-cell table:formula="of:=[.J86]*[.F86]/1000" office:value-type="float" office:value="0.002736" calcext:value-type="float">
            <text:p>0,002736</text:p>
          </table:table-cell>
          <table:table-cell office:value-type="string" calcext:value-type="string">
            <text:p>Hêtre 45</text:p>
          </table:table-cell>
          <table:table-cell table:style-name="ce19" table:formula="of:=IF(OR(AND([.F86]&lt;35;[.F86]&gt;22;[.L86]=&quot;Hêtre 45&quot;);AND([.F86]&lt;=22;[.F86]&gt;14;[.L86]=&quot;Hêtre 27&quot;);AND([.F86]&lt;=14;[.L86]=&quot;Hêtre 20&quot;));TRUE())" office:value-type="boolean" office:boolean-value="true" calcext:value-type="boolean">
            <text:p>VRAI</text:p>
          </table:table-cell>
          <table:table-cell table:formula="of:=IF(AND([.H86]&gt;[.P$4];[.L86]=&quot;Hêtre 45&quot;);[.J86];0)" office:value-type="float" office:value="0" calcext:value-type="float">
            <text:p>0</text:p>
          </table:table-cell>
          <table:table-cell table:formula="of:=IF(AND([.$H86]&gt;[.P$4];[.$L86]=&quot;Hêtre 45&quot;);[.$G86]*[.E86];0)" office:value-type="float" office:value="0" calcext:value-type="float">
            <text:p>0</text:p>
          </table:table-cell>
          <table:table-cell table:style-name="ce16" table:formula="of:=IF(AND([.H86]&lt;[.P$4];[.H86]&gt;=[.R$4];[.L86]=&quot;Hêtre 45&quot;;[.F86]&gt;19);[.J86];0)" office:value-type="float" office:value="0" calcext:value-type="float">
            <text:p>0</text:p>
          </table:table-cell>
          <table:table-cell table:formula="of:=IF(AND([.$H86]&gt;=[.R$4];[.$H86]&lt;[.P$4];[.$L86]=&quot;Hêtre 45&quot;);[.$G86]*[.$E86];0)" office:value-type="float" office:value="0" calcext:value-type="float">
            <text:p>0</text:p>
          </table:table-cell>
          <table:table-cell table:style-name="ce16" table:formula="of:=IF(AND([.H86]&lt;[.R$4];[.H86]&gt;=[.T$4];[.L86]=&quot;Hêtre 45&quot;;[.F86]&gt;19);[.J86];0)" office:value-type="float" office:value="0" calcext:value-type="float">
            <text:p>0</text:p>
          </table:table-cell>
          <table:table-cell table:formula="of:=IF(AND([.$H86]&gt;=[.T$4];[.$H86]&lt;[.R$4];[.$L86]=&quot;Hêtre 45&quot;);[.$G86]*[.$E86];0)" office:value-type="float" office:value="0" calcext:value-type="float">
            <text:p>0</text:p>
          </table:table-cell>
          <table:table-cell table:style-name="ce16" table:formula="of:=IF(AND([.H86]&lt;[.T$4];[.L86]=&quot;Hêtre 45&quot;;[.F86]&gt;19);[.J86];0)" office:value-type="float" office:value="0.0912" calcext:value-type="float">
            <text:p>0,0912</text:p>
          </table:table-cell>
          <table:table-cell table:formula="of:=IF(AND([.$H86]&lt;[.T$4];[.$L86]=&quot;Hêtre 45&quot;);[.$G86]*[.$E86];0)" office:value-type="float" office:value="100" calcext:value-type="float">
            <text:p>100</text:p>
          </table:table-cell>
          <table:table-cell table:formula="of:=IF(AND([.H86]&gt;[.X$4];[.L86]=&quot;Hêtre 27&quot;);[.$J86];0)" office:value-type="float" office:value="0" calcext:value-type="float">
            <text:p>0</text:p>
          </table:table-cell>
          <table:table-cell table:formula="of:=IF(AND([.$H86]&gt;[.X$4];[.$L86]=&quot;Hêtre 27&quot;);[.$G86]*[.$E86];0)" office:value-type="float" office:value="0" calcext:value-type="float">
            <text:p>0</text:p>
          </table:table-cell>
          <table:table-cell table:style-name="ce16" table:formula="of:=IF(AND([.H86]&lt;[.X$4];[.H86]&gt;=[.Z$4];[.L86]=&quot;Hêtre 27&quot;);[.$J86];0)" office:value-type="float" office:value="0" calcext:value-type="float">
            <text:p>0</text:p>
          </table:table-cell>
          <table:table-cell table:formula="of:=IF(AND([.$H86]&gt;=[.Z$4];[.$H86]&lt;[.X$4];[.$L86]=&quot;Hêtre 27&quot;);[.$G86]*[.$E86];0)" office:value-type="float" office:value="0" calcext:value-type="float">
            <text:p>0</text:p>
          </table:table-cell>
          <table:table-cell table:style-name="ce16" table:formula="of:=IF(AND([.H86]&lt;[.Z$4];[.H86]&gt;=[.AB$4];[.L86]=&quot;Hêtre 27&quot;;);[.$J86];0)" office:value-type="float" office:value="0" calcext:value-type="float">
            <text:p>0</text:p>
          </table:table-cell>
          <table:table-cell table:formula="of:=IF(AND([.$H86]&gt;=[.AB$4];[.$H86]&lt;[.Z$4];[.$L86]=&quot;Hêtre 27&quot;);[.$G86]*[.E86];0)" office:value-type="float" office:value="0" calcext:value-type="float">
            <text:p>0</text:p>
          </table:table-cell>
          <table:table-cell table:style-name="ce16" table:formula="of:=IF(AND([.H86]&lt;[.AB$4];[.L86]=&quot;Hêtre 27&quot;);[.$J86];0)" office:value-type="float" office:value="0" calcext:value-type="float">
            <text:p>0</text:p>
          </table:table-cell>
          <table:table-cell table:formula="of:=IF(AND([.$H86]&lt;[.AB$4];[.$L86]=&quot;Hêtre 27&quot;);[.$G86]*[.$E86];0)" office:value-type="float" office:value="0" calcext:value-type="float">
            <text:p>0</text:p>
          </table:table-cell>
          <table:table-cell table:formula="of:=IF(AND([.H86]&gt;[.AF$4];[.L86]=&quot;Hêtre 20&quot;);[.$J86];0)" office:value-type="float" office:value="0" calcext:value-type="float">
            <text:p>0</text:p>
          </table:table-cell>
          <table:table-cell table:formula="of:=IF(AND([.$H86]&gt;[.AF$4];[.$L86]=&quot;Hêtre 20&quot;);[.$G86]*[.$E86];0)" office:value-type="float" office:value="0" calcext:value-type="float">
            <text:p>0</text:p>
          </table:table-cell>
          <table:table-cell table:style-name="ce16" table:formula="of:=IF(AND([.H86]&lt;[.AF$4];[.H86]&gt;=[.AH$4];[.L86]=&quot;Hêtre 20&quot;);[.$J86];0)" office:value-type="float" office:value="0" calcext:value-type="float">
            <text:p>0</text:p>
          </table:table-cell>
          <table:table-cell table:formula="of:=IF(AND([.$H86]&gt;=[.AH$4];[.$H86]&lt;[.AF$4];[.$L86]=&quot;Hêtre 20&quot;);[.$G86]*[.$E86];0)" office:value-type="float" office:value="0" calcext:value-type="float">
            <text:p>0</text:p>
          </table:table-cell>
          <table:table-cell table:style-name="ce16" table:formula="of:=IF(AND([.H86]&lt;[.AH$4];[.H86]&gt;=[.AJ$4];[.L86]=&quot;Hêtre 20&quot;;);[.$J86];0)" office:value-type="float" office:value="0" calcext:value-type="float">
            <text:p>0</text:p>
          </table:table-cell>
          <table:table-cell table:formula="of:=IF(AND([.$H86]&gt;=[.AJ$4];[.$H86]&lt;[.AH$4];[.$L86]=&quot;Hêtre 20&quot;);[.$G86]*[.$E86];0)" office:value-type="float" office:value="0" calcext:value-type="float">
            <text:p>0</text:p>
          </table:table-cell>
          <table:table-cell table:style-name="ce16" table:formula="of:=IF(AND([.H86]&lt;[.AJ$4];[.L86]=&quot;Hêtre 20&quot;);[.$J86];0)" office:value-type="float" office:value="0" calcext:value-type="float">
            <text:p>0</text:p>
          </table:table-cell>
          <table:table-cell table:formula="of:=IF(AND([.$H86]&lt;[.AJ$4];[.$L86]=&quot;Hêtre 20&quot;);[.$G86]*[.$E8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centrale obliqu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912" calcext:value-type="float">
            <text:p>912</text:p>
          </table:table-cell>
          <table:table-cell table:style-name="ce7" table:formula="of:=[.H76]-2*30-2*2-[.H87]" office:value-type="float" office:value="0" calcext:value-type="float">
            <text:p>0</text:p>
          </table:table-cell>
          <table:table-cell table:formula="of:=[.E87]*([.G87]/1000)*([.H87]/1000)" office:value-type="float" office:value="0.08208" calcext:value-type="float">
            <text:p>0,08208</text:p>
          </table:table-cell>
          <table:table-cell table:formula="of:=[.J87]*[.F87]/1000" office:value-type="float" office:value="0.0024624" calcext:value-type="float">
            <text:p>0,0024624</text:p>
          </table:table-cell>
          <table:table-cell office:value-type="string" calcext:value-type="string">
            <text:p>Hêtre 45</text:p>
          </table:table-cell>
          <table:table-cell table:style-name="ce19" table:formula="of:=IF(OR(AND([.F87]&lt;35;[.F87]&gt;22;[.L87]=&quot;Hêtre 45&quot;);AND([.F87]&lt;=22;[.F87]&gt;14;[.L87]=&quot;Hêtre 27&quot;);AND([.F87]&lt;=14;[.L87]=&quot;Hêtre 20&quot;));TRUE())" office:value-type="boolean" office:boolean-value="true" calcext:value-type="boolean">
            <text:p>VRAI</text:p>
          </table:table-cell>
          <table:table-cell table:formula="of:=IF(AND([.H87]&gt;[.P$4];[.L87]=&quot;Hêtre 45&quot;);[.J87];0)" office:value-type="float" office:value="0" calcext:value-type="float">
            <text:p>0</text:p>
          </table:table-cell>
          <table:table-cell table:formula="of:=IF(AND([.$H87]&gt;[.P$4];[.$L87]=&quot;Hêtre 45&quot;);[.$G87]*[.E87];0)" office:value-type="float" office:value="0" calcext:value-type="float">
            <text:p>0</text:p>
          </table:table-cell>
          <table:table-cell table:style-name="ce16" table:formula="of:=IF(AND([.H87]&lt;[.P$4];[.H87]&gt;=[.R$4];[.L87]=&quot;Hêtre 45&quot;;[.F87]&gt;19);[.J87];0)" office:value-type="float" office:value="0" calcext:value-type="float">
            <text:p>0</text:p>
          </table:table-cell>
          <table:table-cell table:formula="of:=IF(AND([.$H87]&gt;=[.R$4];[.$H87]&lt;[.P$4];[.$L87]=&quot;Hêtre 45&quot;);[.$G87]*[.$E87];0)" office:value-type="float" office:value="0" calcext:value-type="float">
            <text:p>0</text:p>
          </table:table-cell>
          <table:table-cell table:style-name="ce16" table:formula="of:=IF(AND([.H87]&lt;[.R$4];[.H87]&gt;=[.T$4];[.L87]=&quot;Hêtre 45&quot;;[.F87]&gt;19);[.J87];0)" office:value-type="float" office:value="0" calcext:value-type="float">
            <text:p>0</text:p>
          </table:table-cell>
          <table:table-cell table:formula="of:=IF(AND([.$H87]&gt;=[.T$4];[.$H87]&lt;[.R$4];[.$L87]=&quot;Hêtre 45&quot;);[.$G87]*[.$E87];0)" office:value-type="float" office:value="0" calcext:value-type="float">
            <text:p>0</text:p>
          </table:table-cell>
          <table:table-cell table:style-name="ce16" table:formula="of:=IF(AND([.H87]&lt;[.T$4];[.L87]=&quot;Hêtre 45&quot;;[.F87]&gt;19);[.J87];0)" office:value-type="float" office:value="0.08208" calcext:value-type="float">
            <text:p>0,08208</text:p>
          </table:table-cell>
          <table:table-cell table:formula="of:=IF(AND([.$H87]&lt;[.T$4];[.$L87]=&quot;Hêtre 45&quot;);[.$G87]*[.$E87];0)" office:value-type="float" office:value="90" calcext:value-type="float">
            <text:p>90</text:p>
          </table:table-cell>
          <table:table-cell table:formula="of:=IF(AND([.H87]&gt;[.X$4];[.L87]=&quot;Hêtre 27&quot;);[.$J87];0)" office:value-type="float" office:value="0" calcext:value-type="float">
            <text:p>0</text:p>
          </table:table-cell>
          <table:table-cell table:formula="of:=IF(AND([.$H87]&gt;[.X$4];[.$L87]=&quot;Hêtre 27&quot;);[.$G87]*[.$E87];0)" office:value-type="float" office:value="0" calcext:value-type="float">
            <text:p>0</text:p>
          </table:table-cell>
          <table:table-cell table:style-name="ce16" table:formula="of:=IF(AND([.H87]&lt;[.X$4];[.H87]&gt;=[.Z$4];[.L87]=&quot;Hêtre 27&quot;);[.$J87];0)" office:value-type="float" office:value="0" calcext:value-type="float">
            <text:p>0</text:p>
          </table:table-cell>
          <table:table-cell table:formula="of:=IF(AND([.$H87]&gt;=[.Z$4];[.$H87]&lt;[.X$4];[.$L87]=&quot;Hêtre 27&quot;);[.$G87]*[.$E87];0)" office:value-type="float" office:value="0" calcext:value-type="float">
            <text:p>0</text:p>
          </table:table-cell>
          <table:table-cell table:style-name="ce16" table:formula="of:=IF(AND([.H87]&lt;[.Z$4];[.H87]&gt;=[.AB$4];[.L87]=&quot;Hêtre 27&quot;;);[.$J87];0)" office:value-type="float" office:value="0" calcext:value-type="float">
            <text:p>0</text:p>
          </table:table-cell>
          <table:table-cell table:formula="of:=IF(AND([.$H87]&gt;=[.AB$4];[.$H87]&lt;[.Z$4];[.$L87]=&quot;Hêtre 27&quot;);[.$G87]*[.E87];0)" office:value-type="float" office:value="0" calcext:value-type="float">
            <text:p>0</text:p>
          </table:table-cell>
          <table:table-cell table:style-name="ce16" table:formula="of:=IF(AND([.H87]&lt;[.AB$4];[.L87]=&quot;Hêtre 27&quot;);[.$J87];0)" office:value-type="float" office:value="0" calcext:value-type="float">
            <text:p>0</text:p>
          </table:table-cell>
          <table:table-cell table:formula="of:=IF(AND([.$H87]&lt;[.AB$4];[.$L87]=&quot;Hêtre 27&quot;);[.$G87]*[.$E87];0)" office:value-type="float" office:value="0" calcext:value-type="float">
            <text:p>0</text:p>
          </table:table-cell>
          <table:table-cell table:formula="of:=IF(AND([.H87]&gt;[.AF$4];[.L87]=&quot;Hêtre 20&quot;);[.$J87];0)" office:value-type="float" office:value="0" calcext:value-type="float">
            <text:p>0</text:p>
          </table:table-cell>
          <table:table-cell table:formula="of:=IF(AND([.$H87]&gt;[.AF$4];[.$L87]=&quot;Hêtre 20&quot;);[.$G87]*[.$E87];0)" office:value-type="float" office:value="0" calcext:value-type="float">
            <text:p>0</text:p>
          </table:table-cell>
          <table:table-cell table:style-name="ce16" table:formula="of:=IF(AND([.H87]&lt;[.AF$4];[.H87]&gt;=[.AH$4];[.L87]=&quot;Hêtre 20&quot;);[.$J87];0)" office:value-type="float" office:value="0" calcext:value-type="float">
            <text:p>0</text:p>
          </table:table-cell>
          <table:table-cell table:formula="of:=IF(AND([.$H87]&gt;=[.AH$4];[.$H87]&lt;[.AF$4];[.$L87]=&quot;Hêtre 20&quot;);[.$G87]*[.$E87];0)" office:value-type="float" office:value="0" calcext:value-type="float">
            <text:p>0</text:p>
          </table:table-cell>
          <table:table-cell table:style-name="ce16" table:formula="of:=IF(AND([.H87]&lt;[.AH$4];[.H87]&gt;=[.AJ$4];[.L87]=&quot;Hêtre 20&quot;;);[.$J87];0)" office:value-type="float" office:value="0" calcext:value-type="float">
            <text:p>0</text:p>
          </table:table-cell>
          <table:table-cell table:formula="of:=IF(AND([.$H87]&gt;=[.AJ$4];[.$H87]&lt;[.AH$4];[.$L87]=&quot;Hêtre 20&quot;);[.$G87]*[.$E87];0)" office:value-type="float" office:value="0" calcext:value-type="float">
            <text:p>0</text:p>
          </table:table-cell>
          <table:table-cell table:style-name="ce16" table:formula="of:=IF(AND([.H87]&lt;[.AJ$4];[.L87]=&quot;Hêtre 20&quot;);[.$J87];0)" office:value-type="float" office:value="0" calcext:value-type="float">
            <text:p>0</text:p>
          </table:table-cell>
          <table:table-cell table:formula="of:=IF(AND([.$H87]&lt;[.AJ$4];[.$L87]=&quot;Hêtre 20&quot;);[.$G87]*[.$E8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2" calcext:value-type="float">
            <text:p>742</text:p>
          </table:table-cell>
          <table:table-cell table:style-name="ce7" table:formula="of:=[.H76]-2*30-2*2-2*100+2*15-[.H88]" office:value-type="float" office:value="0" calcext:value-type="float">
            <text:p>0</text:p>
          </table:table-cell>
          <table:table-cell table:formula="of:=[.E88]*([.G88]/1000)*([.H88]/1000)" office:value-type="float" office:value="0.01484" calcext:value-type="float">
            <text:p>0,01484</text:p>
          </table:table-cell>
          <table:table-cell table:formula="of:=[.J88]*[.F88]/1000" office:value-type="float" office:value="0.0002226" calcext:value-type="float">
            <text:p>0,0002226</text:p>
          </table:table-cell>
          <table:table-cell office:value-type="string" calcext:value-type="string">
            <text:p>Hêtre 27</text:p>
          </table:table-cell>
          <table:table-cell table:style-name="ce19" table:formula="of:=IF(OR(AND([.F88]&lt;35;[.F88]&gt;22;[.L88]=&quot;Hêtre 45&quot;);AND([.F88]&lt;=22;[.F88]&gt;14;[.L88]=&quot;Hêtre 27&quot;);AND([.F88]&lt;=14;[.L88]=&quot;Hêtre 20&quot;));TRUE())" office:value-type="boolean" office:boolean-value="true" calcext:value-type="boolean">
            <text:p>VRAI</text:p>
          </table:table-cell>
          <table:table-cell table:formula="of:=IF(AND([.H88]&gt;[.P$4];[.L88]=&quot;Hêtre 45&quot;);[.J88];0)" office:value-type="float" office:value="0" calcext:value-type="float">
            <text:p>0</text:p>
          </table:table-cell>
          <table:table-cell table:formula="of:=IF(AND([.$H88]&gt;[.P$4];[.$L88]=&quot;Hêtre 45&quot;);[.$G88]*[.E88];0)" office:value-type="float" office:value="0" calcext:value-type="float">
            <text:p>0</text:p>
          </table:table-cell>
          <table:table-cell table:style-name="ce16" table:formula="of:=IF(AND([.H88]&lt;[.P$4];[.H88]&gt;=[.R$4];[.L88]=&quot;Hêtre 45&quot;;[.F88]&gt;19);[.J88];0)" office:value-type="float" office:value="0" calcext:value-type="float">
            <text:p>0</text:p>
          </table:table-cell>
          <table:table-cell table:formula="of:=IF(AND([.$H88]&gt;=[.R$4];[.$H88]&lt;[.P$4];[.$L88]=&quot;Hêtre 45&quot;);[.$G88]*[.$E88];0)" office:value-type="float" office:value="0" calcext:value-type="float">
            <text:p>0</text:p>
          </table:table-cell>
          <table:table-cell table:style-name="ce16" table:formula="of:=IF(AND([.H88]&lt;[.R$4];[.H88]&gt;=[.T$4];[.L88]=&quot;Hêtre 45&quot;;[.F88]&gt;19);[.J88];0)" office:value-type="float" office:value="0" calcext:value-type="float">
            <text:p>0</text:p>
          </table:table-cell>
          <table:table-cell table:formula="of:=IF(AND([.$H88]&gt;=[.T$4];[.$H88]&lt;[.R$4];[.$L88]=&quot;Hêtre 45&quot;);[.$G88]*[.$E88];0)" office:value-type="float" office:value="0" calcext:value-type="float">
            <text:p>0</text:p>
          </table:table-cell>
          <table:table-cell table:style-name="ce16" table:formula="of:=IF(AND([.H88]&lt;[.T$4];[.L88]=&quot;Hêtre 45&quot;;[.F88]&gt;19);[.J88];0)" office:value-type="float" office:value="0" calcext:value-type="float">
            <text:p>0</text:p>
          </table:table-cell>
          <table:table-cell table:formula="of:=IF(AND([.$H88]&lt;[.T$4];[.$L88]=&quot;Hêtre 45&quot;);[.$G88]*[.$E88];0)" office:value-type="float" office:value="0" calcext:value-type="float">
            <text:p>0</text:p>
          </table:table-cell>
          <table:table-cell table:formula="of:=IF(AND([.H88]&gt;[.X$4];[.L88]=&quot;Hêtre 27&quot;);[.$J88];0)" office:value-type="float" office:value="0" calcext:value-type="float">
            <text:p>0</text:p>
          </table:table-cell>
          <table:table-cell table:formula="of:=IF(AND([.$H88]&gt;[.X$4];[.$L88]=&quot;Hêtre 27&quot;);[.$G88]*[.$E88];0)" office:value-type="float" office:value="0" calcext:value-type="float">
            <text:p>0</text:p>
          </table:table-cell>
          <table:table-cell table:style-name="ce16" table:formula="of:=IF(AND([.H88]&lt;[.X$4];[.H88]&gt;=[.Z$4];[.L88]=&quot;Hêtre 27&quot;);[.$J88];0)" office:value-type="float" office:value="0" calcext:value-type="float">
            <text:p>0</text:p>
          </table:table-cell>
          <table:table-cell table:formula="of:=IF(AND([.$H88]&gt;=[.Z$4];[.$H88]&lt;[.X$4];[.$L88]=&quot;Hêtre 27&quot;);[.$G88]*[.$E88];0)" office:value-type="float" office:value="0" calcext:value-type="float">
            <text:p>0</text:p>
          </table:table-cell>
          <table:table-cell table:style-name="ce16" table:formula="of:=IF(AND([.H88]&lt;[.Z$4];[.H88]&gt;=[.AB$4];[.L88]=&quot;Hêtre 27&quot;;);[.$J88];0)" office:value-type="float" office:value="0" calcext:value-type="float">
            <text:p>0</text:p>
          </table:table-cell>
          <table:table-cell table:formula="of:=IF(AND([.$H88]&gt;=[.AB$4];[.$H88]&lt;[.Z$4];[.$L88]=&quot;Hêtre 27&quot;);[.$G88]*[.E88];0)" office:value-type="float" office:value="0" calcext:value-type="float">
            <text:p>0</text:p>
          </table:table-cell>
          <table:table-cell table:style-name="ce16" table:formula="of:=IF(AND([.H88]&lt;[.AB$4];[.L88]=&quot;Hêtre 27&quot;);[.$J88];0)" office:value-type="float" office:value="0.01484" calcext:value-type="float">
            <text:p>0,01484</text:p>
          </table:table-cell>
          <table:table-cell table:formula="of:=IF(AND([.$H88]&lt;[.AB$4];[.$L88]=&quot;Hêtre 27&quot;);[.$G88]*[.$E88];0)" office:value-type="float" office:value="20" calcext:value-type="float">
            <text:p>20</text:p>
          </table:table-cell>
          <table:table-cell table:formula="of:=IF(AND([.H88]&gt;[.AF$4];[.L88]=&quot;Hêtre 20&quot;);[.$J88];0)" office:value-type="float" office:value="0" calcext:value-type="float">
            <text:p>0</text:p>
          </table:table-cell>
          <table:table-cell table:formula="of:=IF(AND([.$H88]&gt;[.AF$4];[.$L88]=&quot;Hêtre 20&quot;);[.$G88]*[.$E88];0)" office:value-type="float" office:value="0" calcext:value-type="float">
            <text:p>0</text:p>
          </table:table-cell>
          <table:table-cell table:style-name="ce16" table:formula="of:=IF(AND([.H88]&lt;[.AF$4];[.H88]&gt;=[.AH$4];[.L88]=&quot;Hêtre 20&quot;);[.$J88];0)" office:value-type="float" office:value="0" calcext:value-type="float">
            <text:p>0</text:p>
          </table:table-cell>
          <table:table-cell table:formula="of:=IF(AND([.$H88]&gt;=[.AH$4];[.$H88]&lt;[.AF$4];[.$L88]=&quot;Hêtre 20&quot;);[.$G88]*[.$E88];0)" office:value-type="float" office:value="0" calcext:value-type="float">
            <text:p>0</text:p>
          </table:table-cell>
          <table:table-cell table:style-name="ce16" table:formula="of:=IF(AND([.H88]&lt;[.AH$4];[.H88]&gt;=[.AJ$4];[.L88]=&quot;Hêtre 20&quot;;);[.$J88];0)" office:value-type="float" office:value="0" calcext:value-type="float">
            <text:p>0</text:p>
          </table:table-cell>
          <table:table-cell table:formula="of:=IF(AND([.$H88]&gt;=[.AJ$4];[.$H88]&lt;[.AH$4];[.$L88]=&quot;Hêtre 20&quot;);[.$G88]*[.$E88];0)" office:value-type="float" office:value="0" calcext:value-type="float">
            <text:p>0</text:p>
          </table:table-cell>
          <table:table-cell table:style-name="ce16" table:formula="of:=IF(AND([.H88]&lt;[.AJ$4];[.L88]=&quot;Hêtre 20&quot;);[.$J88];0)" office:value-type="float" office:value="0" calcext:value-type="float">
            <text:p>0</text:p>
          </table:table-cell>
          <table:table-cell table:formula="of:=IF(AND([.$H88]&lt;[.AJ$4];[.$L88]=&quot;Hêtre 20&quot;);[.$G88]*[.$E8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Nord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39" calcext:value-type="float">
            <text:p>1139</text:p>
          </table:table-cell>
          <table:table-cell table:style-name="ce7"/>
          <table:table-cell table:formula="of:=[.E89]*([.G89]/1000)*([.H89]/1000)" office:value-type="float" office:value="0.02278" calcext:value-type="float">
            <text:p>0,02278</text:p>
          </table:table-cell>
          <table:table-cell table:formula="of:=[.J89]*[.F89]/1000" office:value-type="float" office:value="0.0003417" calcext:value-type="float">
            <text:p>0,0003417</text:p>
          </table:table-cell>
          <table:table-cell office:value-type="string" calcext:value-type="string">
            <text:p>Hêtre 27</text:p>
          </table:table-cell>
          <table:table-cell table:style-name="ce19" table:formula="of:=IF(OR(AND([.F89]&lt;35;[.F89]&gt;22;[.L89]=&quot;Hêtre 45&quot;);AND([.F89]&lt;=22;[.F89]&gt;14;[.L89]=&quot;Hêtre 27&quot;);AND([.F89]&lt;=14;[.L89]=&quot;Hêtre 20&quot;));TRUE())" office:value-type="boolean" office:boolean-value="true" calcext:value-type="boolean">
            <text:p>VRAI</text:p>
          </table:table-cell>
          <table:table-cell table:formula="of:=IF(AND([.H89]&gt;[.P$4];[.L89]=&quot;Hêtre 45&quot;);[.J89];0)" office:value-type="float" office:value="0" calcext:value-type="float">
            <text:p>0</text:p>
          </table:table-cell>
          <table:table-cell table:formula="of:=IF(AND([.$H89]&gt;[.P$4];[.$L89]=&quot;Hêtre 45&quot;);[.$G89]*[.E89];0)" office:value-type="float" office:value="0" calcext:value-type="float">
            <text:p>0</text:p>
          </table:table-cell>
          <table:table-cell table:style-name="ce16" table:formula="of:=IF(AND([.H89]&lt;[.P$4];[.H89]&gt;=[.R$4];[.L89]=&quot;Hêtre 45&quot;;[.F89]&gt;19);[.J89];0)" office:value-type="float" office:value="0" calcext:value-type="float">
            <text:p>0</text:p>
          </table:table-cell>
          <table:table-cell table:formula="of:=IF(AND([.$H89]&gt;=[.R$4];[.$H89]&lt;[.P$4];[.$L89]=&quot;Hêtre 45&quot;);[.$G89]*[.$E89];0)" office:value-type="float" office:value="0" calcext:value-type="float">
            <text:p>0</text:p>
          </table:table-cell>
          <table:table-cell table:style-name="ce16" table:formula="of:=IF(AND([.H89]&lt;[.R$4];[.H89]&gt;=[.T$4];[.L89]=&quot;Hêtre 45&quot;;[.F89]&gt;19);[.J89];0)" office:value-type="float" office:value="0" calcext:value-type="float">
            <text:p>0</text:p>
          </table:table-cell>
          <table:table-cell table:formula="of:=IF(AND([.$H89]&gt;=[.T$4];[.$H89]&lt;[.R$4];[.$L89]=&quot;Hêtre 45&quot;);[.$G89]*[.$E89];0)" office:value-type="float" office:value="0" calcext:value-type="float">
            <text:p>0</text:p>
          </table:table-cell>
          <table:table-cell table:style-name="ce16" table:formula="of:=IF(AND([.H89]&lt;[.T$4];[.L89]=&quot;Hêtre 45&quot;;[.F89]&gt;19);[.J89];0)" office:value-type="float" office:value="0" calcext:value-type="float">
            <text:p>0</text:p>
          </table:table-cell>
          <table:table-cell table:formula="of:=IF(AND([.$H89]&lt;[.T$4];[.$L89]=&quot;Hêtre 45&quot;);[.$G89]*[.$E89];0)" office:value-type="float" office:value="0" calcext:value-type="float">
            <text:p>0</text:p>
          </table:table-cell>
          <table:table-cell table:formula="of:=IF(AND([.H89]&gt;[.X$4];[.L89]=&quot;Hêtre 27&quot;);[.$J89];0)" office:value-type="float" office:value="0" calcext:value-type="float">
            <text:p>0</text:p>
          </table:table-cell>
          <table:table-cell table:formula="of:=IF(AND([.$H89]&gt;[.X$4];[.$L89]=&quot;Hêtre 27&quot;);[.$G89]*[.$E89];0)" office:value-type="float" office:value="0" calcext:value-type="float">
            <text:p>0</text:p>
          </table:table-cell>
          <table:table-cell table:style-name="ce16" table:formula="of:=IF(AND([.H89]&lt;[.X$4];[.H89]&gt;=[.Z$4];[.L89]=&quot;Hêtre 27&quot;);[.$J89];0)" office:value-type="float" office:value="0" calcext:value-type="float">
            <text:p>0</text:p>
          </table:table-cell>
          <table:table-cell table:formula="of:=IF(AND([.$H89]&gt;=[.Z$4];[.$H89]&lt;[.X$4];[.$L89]=&quot;Hêtre 27&quot;);[.$G89]*[.$E89];0)" office:value-type="float" office:value="0" calcext:value-type="float">
            <text:p>0</text:p>
          </table:table-cell>
          <table:table-cell table:style-name="ce16" table:formula="of:=IF(AND([.H89]&lt;[.Z$4];[.H89]&gt;=[.AB$4];[.L89]=&quot;Hêtre 27&quot;;);[.$J89];0)" office:value-type="float" office:value="0" calcext:value-type="float">
            <text:p>0</text:p>
          </table:table-cell>
          <table:table-cell table:formula="of:=IF(AND([.$H89]&gt;=[.AB$4];[.$H89]&lt;[.Z$4];[.$L89]=&quot;Hêtre 27&quot;);[.$G89]*[.E89];0)" office:value-type="float" office:value="20" calcext:value-type="float">
            <text:p>20</text:p>
          </table:table-cell>
          <table:table-cell table:style-name="ce16" table:formula="of:=IF(AND([.H89]&lt;[.AB$4];[.L89]=&quot;Hêtre 27&quot;);[.$J89];0)" office:value-type="float" office:value="0" calcext:value-type="float">
            <text:p>0</text:p>
          </table:table-cell>
          <table:table-cell table:formula="of:=IF(AND([.$H89]&lt;[.AB$4];[.$L89]=&quot;Hêtre 27&quot;);[.$G89]*[.$E89];0)" office:value-type="float" office:value="0" calcext:value-type="float">
            <text:p>0</text:p>
          </table:table-cell>
          <table:table-cell table:formula="of:=IF(AND([.H89]&gt;[.AF$4];[.L89]=&quot;Hêtre 20&quot;);[.$J89];0)" office:value-type="float" office:value="0" calcext:value-type="float">
            <text:p>0</text:p>
          </table:table-cell>
          <table:table-cell table:formula="of:=IF(AND([.$H89]&gt;[.AF$4];[.$L89]=&quot;Hêtre 20&quot;);[.$G89]*[.$E89];0)" office:value-type="float" office:value="0" calcext:value-type="float">
            <text:p>0</text:p>
          </table:table-cell>
          <table:table-cell table:style-name="ce16" table:formula="of:=IF(AND([.H89]&lt;[.AF$4];[.H89]&gt;=[.AH$4];[.L89]=&quot;Hêtre 20&quot;);[.$J89];0)" office:value-type="float" office:value="0" calcext:value-type="float">
            <text:p>0</text:p>
          </table:table-cell>
          <table:table-cell table:formula="of:=IF(AND([.$H89]&gt;=[.AH$4];[.$H89]&lt;[.AF$4];[.$L89]=&quot;Hêtre 20&quot;);[.$G89]*[.$E89];0)" office:value-type="float" office:value="0" calcext:value-type="float">
            <text:p>0</text:p>
          </table:table-cell>
          <table:table-cell table:style-name="ce16" table:formula="of:=IF(AND([.H89]&lt;[.AH$4];[.H89]&gt;=[.AJ$4];[.L89]=&quot;Hêtre 20&quot;;);[.$J89];0)" office:value-type="float" office:value="0" calcext:value-type="float">
            <text:p>0</text:p>
          </table:table-cell>
          <table:table-cell table:formula="of:=IF(AND([.$H89]&gt;=[.AJ$4];[.$H89]&lt;[.AH$4];[.$L89]=&quot;Hêtre 20&quot;);[.$G89]*[.$E89];0)" office:value-type="float" office:value="0" calcext:value-type="float">
            <text:p>0</text:p>
          </table:table-cell>
          <table:table-cell table:style-name="ce16" table:formula="of:=IF(AND([.H89]&lt;[.AJ$4];[.L89]=&quot;Hêtre 20&quot;);[.$J89];0)" office:value-type="float" office:value="0" calcext:value-type="float">
            <text:p>0</text:p>
          </table:table-cell>
          <table:table-cell table:formula="of:=IF(AND([.$H89]&lt;[.AJ$4];[.$L89]=&quot;Hêtre 20&quot;);[.$G89]*[.$E8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Sud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73" calcext:value-type="float">
            <text:p>673</text:p>
          </table:table-cell>
          <table:table-cell table:style-name="ce7"/>
          <table:table-cell table:formula="of:=[.E90]*([.G90]/1000)*([.H90]/1000)" office:value-type="float" office:value="0.01346" calcext:value-type="float">
            <text:p>0,01346</text:p>
          </table:table-cell>
          <table:table-cell table:formula="of:=[.J90]*[.F90]/1000" office:value-type="float" office:value="0.0002019" calcext:value-type="float">
            <text:p>0,0002019</text:p>
          </table:table-cell>
          <table:table-cell office:value-type="string" calcext:value-type="string">
            <text:p>Hêtre 27</text:p>
          </table:table-cell>
          <table:table-cell table:style-name="ce19" table:formula="of:=IF(OR(AND([.F90]&lt;35;[.F90]&gt;22;[.L90]=&quot;Hêtre 45&quot;);AND([.F90]&lt;=22;[.F90]&gt;14;[.L90]=&quot;Hêtre 27&quot;);AND([.F90]&lt;=14;[.L90]=&quot;Hêtre 20&quot;));TRUE())" office:value-type="boolean" office:boolean-value="true" calcext:value-type="boolean">
            <text:p>VRAI</text:p>
          </table:table-cell>
          <table:table-cell table:formula="of:=IF(AND([.H90]&gt;[.P$4];[.L90]=&quot;Hêtre 45&quot;);[.J90];0)" office:value-type="float" office:value="0" calcext:value-type="float">
            <text:p>0</text:p>
          </table:table-cell>
          <table:table-cell table:formula="of:=IF(AND([.$H90]&gt;[.P$4];[.$L90]=&quot;Hêtre 45&quot;);[.$G90]*[.E90];0)" office:value-type="float" office:value="0" calcext:value-type="float">
            <text:p>0</text:p>
          </table:table-cell>
          <table:table-cell table:style-name="ce16" table:formula="of:=IF(AND([.H90]&lt;[.P$4];[.H90]&gt;=[.R$4];[.L90]=&quot;Hêtre 45&quot;;[.F90]&gt;19);[.J90];0)" office:value-type="float" office:value="0" calcext:value-type="float">
            <text:p>0</text:p>
          </table:table-cell>
          <table:table-cell table:formula="of:=IF(AND([.$H90]&gt;=[.R$4];[.$H90]&lt;[.P$4];[.$L90]=&quot;Hêtre 45&quot;);[.$G90]*[.$E90];0)" office:value-type="float" office:value="0" calcext:value-type="float">
            <text:p>0</text:p>
          </table:table-cell>
          <table:table-cell table:style-name="ce16" table:formula="of:=IF(AND([.H90]&lt;[.R$4];[.H90]&gt;=[.T$4];[.L90]=&quot;Hêtre 45&quot;;[.F90]&gt;19);[.J90];0)" office:value-type="float" office:value="0" calcext:value-type="float">
            <text:p>0</text:p>
          </table:table-cell>
          <table:table-cell table:formula="of:=IF(AND([.$H90]&gt;=[.T$4];[.$H90]&lt;[.R$4];[.$L90]=&quot;Hêtre 45&quot;);[.$G90]*[.$E90];0)" office:value-type="float" office:value="0" calcext:value-type="float">
            <text:p>0</text:p>
          </table:table-cell>
          <table:table-cell table:style-name="ce16" table:formula="of:=IF(AND([.H90]&lt;[.T$4];[.L90]=&quot;Hêtre 45&quot;;[.F90]&gt;19);[.J90];0)" office:value-type="float" office:value="0" calcext:value-type="float">
            <text:p>0</text:p>
          </table:table-cell>
          <table:table-cell table:formula="of:=IF(AND([.$H90]&lt;[.T$4];[.$L90]=&quot;Hêtre 45&quot;);[.$G90]*[.$E90];0)" office:value-type="float" office:value="0" calcext:value-type="float">
            <text:p>0</text:p>
          </table:table-cell>
          <table:table-cell table:formula="of:=IF(AND([.H90]&gt;[.X$4];[.L90]=&quot;Hêtre 27&quot;);[.$J90];0)" office:value-type="float" office:value="0" calcext:value-type="float">
            <text:p>0</text:p>
          </table:table-cell>
          <table:table-cell table:formula="of:=IF(AND([.$H90]&gt;[.X$4];[.$L90]=&quot;Hêtre 27&quot;);[.$G90]*[.$E90];0)" office:value-type="float" office:value="0" calcext:value-type="float">
            <text:p>0</text:p>
          </table:table-cell>
          <table:table-cell table:style-name="ce16" table:formula="of:=IF(AND([.H90]&lt;[.X$4];[.H90]&gt;=[.Z$4];[.L90]=&quot;Hêtre 27&quot;);[.$J90];0)" office:value-type="float" office:value="0" calcext:value-type="float">
            <text:p>0</text:p>
          </table:table-cell>
          <table:table-cell table:formula="of:=IF(AND([.$H90]&gt;=[.Z$4];[.$H90]&lt;[.X$4];[.$L90]=&quot;Hêtre 27&quot;);[.$G90]*[.$E90];0)" office:value-type="float" office:value="0" calcext:value-type="float">
            <text:p>0</text:p>
          </table:table-cell>
          <table:table-cell table:style-name="ce16" table:formula="of:=IF(AND([.H90]&lt;[.Z$4];[.H90]&gt;=[.AB$4];[.L90]=&quot;Hêtre 27&quot;;);[.$J90];0)" office:value-type="float" office:value="0" calcext:value-type="float">
            <text:p>0</text:p>
          </table:table-cell>
          <table:table-cell table:formula="of:=IF(AND([.$H90]&gt;=[.AB$4];[.$H90]&lt;[.Z$4];[.$L90]=&quot;Hêtre 27&quot;);[.$G90]*[.E90];0)" office:value-type="float" office:value="0" calcext:value-type="float">
            <text:p>0</text:p>
          </table:table-cell>
          <table:table-cell table:style-name="ce16" table:formula="of:=IF(AND([.H90]&lt;[.AB$4];[.L90]=&quot;Hêtre 27&quot;);[.$J90];0)" office:value-type="float" office:value="0.01346" calcext:value-type="float">
            <text:p>0,01346</text:p>
          </table:table-cell>
          <table:table-cell table:formula="of:=IF(AND([.$H90]&lt;[.AB$4];[.$L90]=&quot;Hêtre 27&quot;);[.$G90]*[.$E90];0)" office:value-type="float" office:value="20" calcext:value-type="float">
            <text:p>20</text:p>
          </table:table-cell>
          <table:table-cell table:formula="of:=IF(AND([.H90]&gt;[.AF$4];[.L90]=&quot;Hêtre 20&quot;);[.$J90];0)" office:value-type="float" office:value="0" calcext:value-type="float">
            <text:p>0</text:p>
          </table:table-cell>
          <table:table-cell table:formula="of:=IF(AND([.$H90]&gt;[.AF$4];[.$L90]=&quot;Hêtre 20&quot;);[.$G90]*[.$E90];0)" office:value-type="float" office:value="0" calcext:value-type="float">
            <text:p>0</text:p>
          </table:table-cell>
          <table:table-cell table:style-name="ce16" table:formula="of:=IF(AND([.H90]&lt;[.AF$4];[.H90]&gt;=[.AH$4];[.L90]=&quot;Hêtre 20&quot;);[.$J90];0)" office:value-type="float" office:value="0" calcext:value-type="float">
            <text:p>0</text:p>
          </table:table-cell>
          <table:table-cell table:formula="of:=IF(AND([.$H90]&gt;=[.AH$4];[.$H90]&lt;[.AF$4];[.$L90]=&quot;Hêtre 20&quot;);[.$G90]*[.$E90];0)" office:value-type="float" office:value="0" calcext:value-type="float">
            <text:p>0</text:p>
          </table:table-cell>
          <table:table-cell table:style-name="ce16" table:formula="of:=IF(AND([.H90]&lt;[.AH$4];[.H90]&gt;=[.AJ$4];[.L90]=&quot;Hêtre 20&quot;;);[.$J90];0)" office:value-type="float" office:value="0" calcext:value-type="float">
            <text:p>0</text:p>
          </table:table-cell>
          <table:table-cell table:formula="of:=IF(AND([.$H90]&gt;=[.AJ$4];[.$H90]&lt;[.AH$4];[.$L90]=&quot;Hêtre 20&quot;);[.$G90]*[.$E90];0)" office:value-type="float" office:value="0" calcext:value-type="float">
            <text:p>0</text:p>
          </table:table-cell>
          <table:table-cell table:style-name="ce16" table:formula="of:=IF(AND([.H90]&lt;[.AJ$4];[.L90]=&quot;Hêtre 20&quot;);[.$J90];0)" office:value-type="float" office:value="0" calcext:value-type="float">
            <text:p>0</text:p>
          </table:table-cell>
          <table:table-cell table:formula="of:=IF(AND([.$H90]&lt;[.AJ$4];[.$L90]=&quot;Hêtre 20&quot;);[.$G90]*[.$E9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oblique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77" calcext:value-type="float">
            <text:p>877</text:p>
          </table:table-cell>
          <table:table-cell table:style-name="ce7"/>
          <table:table-cell table:formula="of:=[.E91]*([.G91]/1000)*([.H91]/1000)" office:value-type="float" office:value="0.01754" calcext:value-type="float">
            <text:p>0,01754</text:p>
          </table:table-cell>
          <table:table-cell table:formula="of:=[.J91]*[.F91]/1000" office:value-type="float" office:value="0.0002631" calcext:value-type="float">
            <text:p>0,0002631</text:p>
          </table:table-cell>
          <table:table-cell office:value-type="string" calcext:value-type="string">
            <text:p>Hêtre 27</text:p>
          </table:table-cell>
          <table:table-cell table:style-name="ce19" table:formula="of:=IF(OR(AND([.F91]&lt;35;[.F91]&gt;22;[.L91]=&quot;Hêtre 45&quot;);AND([.F91]&lt;=22;[.F91]&gt;14;[.L91]=&quot;Hêtre 27&quot;);AND([.F91]&lt;=14;[.L91]=&quot;Hêtre 20&quot;));TRUE())" office:value-type="boolean" office:boolean-value="true" calcext:value-type="boolean">
            <text:p>VRAI</text:p>
          </table:table-cell>
          <table:table-cell table:formula="of:=IF(AND([.H91]&gt;[.P$4];[.L91]=&quot;Hêtre 45&quot;);[.J91];0)" office:value-type="float" office:value="0" calcext:value-type="float">
            <text:p>0</text:p>
          </table:table-cell>
          <table:table-cell table:formula="of:=IF(AND([.$H91]&gt;[.P$4];[.$L91]=&quot;Hêtre 45&quot;);[.$G91]*[.E91];0)" office:value-type="float" office:value="0" calcext:value-type="float">
            <text:p>0</text:p>
          </table:table-cell>
          <table:table-cell table:style-name="ce16" table:formula="of:=IF(AND([.H91]&lt;[.P$4];[.H91]&gt;=[.R$4];[.L91]=&quot;Hêtre 45&quot;;[.F91]&gt;19);[.J91];0)" office:value-type="float" office:value="0" calcext:value-type="float">
            <text:p>0</text:p>
          </table:table-cell>
          <table:table-cell table:formula="of:=IF(AND([.$H91]&gt;=[.R$4];[.$H91]&lt;[.P$4];[.$L91]=&quot;Hêtre 45&quot;);[.$G91]*[.$E91];0)" office:value-type="float" office:value="0" calcext:value-type="float">
            <text:p>0</text:p>
          </table:table-cell>
          <table:table-cell table:style-name="ce16" table:formula="of:=IF(AND([.H91]&lt;[.R$4];[.H91]&gt;=[.T$4];[.L91]=&quot;Hêtre 45&quot;;[.F91]&gt;19);[.J91];0)" office:value-type="float" office:value="0" calcext:value-type="float">
            <text:p>0</text:p>
          </table:table-cell>
          <table:table-cell table:formula="of:=IF(AND([.$H91]&gt;=[.T$4];[.$H91]&lt;[.R$4];[.$L91]=&quot;Hêtre 45&quot;);[.$G91]*[.$E91];0)" office:value-type="float" office:value="0" calcext:value-type="float">
            <text:p>0</text:p>
          </table:table-cell>
          <table:table-cell table:style-name="ce16" table:formula="of:=IF(AND([.H91]&lt;[.T$4];[.L91]=&quot;Hêtre 45&quot;;[.F91]&gt;19);[.J91];0)" office:value-type="float" office:value="0" calcext:value-type="float">
            <text:p>0</text:p>
          </table:table-cell>
          <table:table-cell table:formula="of:=IF(AND([.$H91]&lt;[.T$4];[.$L91]=&quot;Hêtre 45&quot;);[.$G91]*[.$E91];0)" office:value-type="float" office:value="0" calcext:value-type="float">
            <text:p>0</text:p>
          </table:table-cell>
          <table:table-cell table:formula="of:=IF(AND([.H91]&gt;[.X$4];[.L91]=&quot;Hêtre 27&quot;);[.$J91];0)" office:value-type="float" office:value="0" calcext:value-type="float">
            <text:p>0</text:p>
          </table:table-cell>
          <table:table-cell table:formula="of:=IF(AND([.$H91]&gt;[.X$4];[.$L91]=&quot;Hêtre 27&quot;);[.$G91]*[.$E91];0)" office:value-type="float" office:value="0" calcext:value-type="float">
            <text:p>0</text:p>
          </table:table-cell>
          <table:table-cell table:style-name="ce16" table:formula="of:=IF(AND([.H91]&lt;[.X$4];[.H91]&gt;=[.Z$4];[.L91]=&quot;Hêtre 27&quot;);[.$J91];0)" office:value-type="float" office:value="0" calcext:value-type="float">
            <text:p>0</text:p>
          </table:table-cell>
          <table:table-cell table:formula="of:=IF(AND([.$H91]&gt;=[.Z$4];[.$H91]&lt;[.X$4];[.$L91]=&quot;Hêtre 27&quot;);[.$G91]*[.$E91];0)" office:value-type="float" office:value="0" calcext:value-type="float">
            <text:p>0</text:p>
          </table:table-cell>
          <table:table-cell table:style-name="ce16" table:formula="of:=IF(AND([.H91]&lt;[.Z$4];[.H91]&gt;=[.AB$4];[.L91]=&quot;Hêtre 27&quot;;);[.$J91];0)" office:value-type="float" office:value="0" calcext:value-type="float">
            <text:p>0</text:p>
          </table:table-cell>
          <table:table-cell table:formula="of:=IF(AND([.$H91]&gt;=[.AB$4];[.$H91]&lt;[.Z$4];[.$L91]=&quot;Hêtre 27&quot;);[.$G91]*[.E91];0)" office:value-type="float" office:value="0" calcext:value-type="float">
            <text:p>0</text:p>
          </table:table-cell>
          <table:table-cell table:style-name="ce16" table:formula="of:=IF(AND([.H91]&lt;[.AB$4];[.L91]=&quot;Hêtre 27&quot;);[.$J91];0)" office:value-type="float" office:value="0.01754" calcext:value-type="float">
            <text:p>0,01754</text:p>
          </table:table-cell>
          <table:table-cell table:formula="of:=IF(AND([.$H91]&lt;[.AB$4];[.$L91]=&quot;Hêtre 27&quot;);[.$G91]*[.$E91];0)" office:value-type="float" office:value="20" calcext:value-type="float">
            <text:p>20</text:p>
          </table:table-cell>
          <table:table-cell table:formula="of:=IF(AND([.H91]&gt;[.AF$4];[.L91]=&quot;Hêtre 20&quot;);[.$J91];0)" office:value-type="float" office:value="0" calcext:value-type="float">
            <text:p>0</text:p>
          </table:table-cell>
          <table:table-cell table:formula="of:=IF(AND([.$H91]&gt;[.AF$4];[.$L91]=&quot;Hêtre 20&quot;);[.$G91]*[.$E91];0)" office:value-type="float" office:value="0" calcext:value-type="float">
            <text:p>0</text:p>
          </table:table-cell>
          <table:table-cell table:style-name="ce16" table:formula="of:=IF(AND([.H91]&lt;[.AF$4];[.H91]&gt;=[.AH$4];[.L91]=&quot;Hêtre 20&quot;);[.$J91];0)" office:value-type="float" office:value="0" calcext:value-type="float">
            <text:p>0</text:p>
          </table:table-cell>
          <table:table-cell table:formula="of:=IF(AND([.$H91]&gt;=[.AH$4];[.$H91]&lt;[.AF$4];[.$L91]=&quot;Hêtre 20&quot;);[.$G91]*[.$E91];0)" office:value-type="float" office:value="0" calcext:value-type="float">
            <text:p>0</text:p>
          </table:table-cell>
          <table:table-cell table:style-name="ce16" table:formula="of:=IF(AND([.H91]&lt;[.AH$4];[.H91]&gt;=[.AJ$4];[.L91]=&quot;Hêtre 20&quot;;);[.$J91];0)" office:value-type="float" office:value="0" calcext:value-type="float">
            <text:p>0</text:p>
          </table:table-cell>
          <table:table-cell table:formula="of:=IF(AND([.$H91]&gt;=[.AJ$4];[.$H91]&lt;[.AH$4];[.$L91]=&quot;Hêtre 20&quot;);[.$G91]*[.$E91];0)" office:value-type="float" office:value="0" calcext:value-type="float">
            <text:p>0</text:p>
          </table:table-cell>
          <table:table-cell table:style-name="ce16" table:formula="of:=IF(AND([.H91]&lt;[.AJ$4];[.L91]=&quot;Hêtre 20&quot;);[.$J91];0)" office:value-type="float" office:value="0" calcext:value-type="float">
            <text:p>0</text:p>
          </table:table-cell>
          <table:table-cell table:formula="of:=IF(AND([.$H91]&lt;[.AJ$4];[.$L91]=&quot;Hêtre 20&quot;);[.$G91]*[.$E9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2" calcext:value-type="float">
            <text:p>742</text:p>
          </table:table-cell>
          <table:table-cell table:style-name="ce7" table:formula="of:=[.H76]-2*30-2*2-2*100+2*15-[.H92]" office:value-type="float" office:value="0" calcext:value-type="float">
            <text:p>0</text:p>
          </table:table-cell>
          <table:table-cell table:formula="of:=[.E92]*([.G92]/1000)*([.H92]/1000)" office:value-type="float" office:value="0.01484" calcext:value-type="float">
            <text:p>0,01484</text:p>
          </table:table-cell>
          <table:table-cell table:formula="of:=[.J92]*[.F92]/1000" office:value-type="float" office:value="0.0002226" calcext:value-type="float">
            <text:p>0,0002226</text:p>
          </table:table-cell>
          <table:table-cell office:value-type="string" calcext:value-type="string">
            <text:p>Hêtre 27</text:p>
          </table:table-cell>
          <table:table-cell table:style-name="ce19" table:formula="of:=IF(OR(AND([.F92]&lt;35;[.F92]&gt;22;[.L92]=&quot;Hêtre 45&quot;);AND([.F92]&lt;=22;[.F92]&gt;14;[.L92]=&quot;Hêtre 27&quot;);AND([.F92]&lt;=14;[.L92]=&quot;Hêtre 20&quot;));TRUE())" office:value-type="boolean" office:boolean-value="true" calcext:value-type="boolean">
            <text:p>VRAI</text:p>
          </table:table-cell>
          <table:table-cell table:formula="of:=IF(AND([.H92]&gt;[.P$4];[.L92]=&quot;Hêtre 45&quot;);[.J92];0)" office:value-type="float" office:value="0" calcext:value-type="float">
            <text:p>0</text:p>
          </table:table-cell>
          <table:table-cell table:formula="of:=IF(AND([.$H92]&gt;[.P$4];[.$L92]=&quot;Hêtre 45&quot;);[.$G92]*[.E92];0)" office:value-type="float" office:value="0" calcext:value-type="float">
            <text:p>0</text:p>
          </table:table-cell>
          <table:table-cell table:style-name="ce16" table:formula="of:=IF(AND([.H92]&lt;[.P$4];[.H92]&gt;=[.R$4];[.L92]=&quot;Hêtre 45&quot;;[.F92]&gt;19);[.J92];0)" office:value-type="float" office:value="0" calcext:value-type="float">
            <text:p>0</text:p>
          </table:table-cell>
          <table:table-cell table:formula="of:=IF(AND([.$H92]&gt;=[.R$4];[.$H92]&lt;[.P$4];[.$L92]=&quot;Hêtre 45&quot;);[.$G92]*[.$E92];0)" office:value-type="float" office:value="0" calcext:value-type="float">
            <text:p>0</text:p>
          </table:table-cell>
          <table:table-cell table:style-name="ce16" table:formula="of:=IF(AND([.H92]&lt;[.R$4];[.H92]&gt;=[.T$4];[.L92]=&quot;Hêtre 45&quot;;[.F92]&gt;19);[.J92];0)" office:value-type="float" office:value="0" calcext:value-type="float">
            <text:p>0</text:p>
          </table:table-cell>
          <table:table-cell table:formula="of:=IF(AND([.$H92]&gt;=[.T$4];[.$H92]&lt;[.R$4];[.$L92]=&quot;Hêtre 45&quot;);[.$G92]*[.$E92];0)" office:value-type="float" office:value="0" calcext:value-type="float">
            <text:p>0</text:p>
          </table:table-cell>
          <table:table-cell table:style-name="ce16" table:formula="of:=IF(AND([.H92]&lt;[.T$4];[.L92]=&quot;Hêtre 45&quot;;[.F92]&gt;19);[.J92];0)" office:value-type="float" office:value="0" calcext:value-type="float">
            <text:p>0</text:p>
          </table:table-cell>
          <table:table-cell table:formula="of:=IF(AND([.$H92]&lt;[.T$4];[.$L92]=&quot;Hêtre 45&quot;);[.$G92]*[.$E92];0)" office:value-type="float" office:value="0" calcext:value-type="float">
            <text:p>0</text:p>
          </table:table-cell>
          <table:table-cell table:formula="of:=IF(AND([.H92]&gt;[.X$4];[.L92]=&quot;Hêtre 27&quot;);[.$J92];0)" office:value-type="float" office:value="0" calcext:value-type="float">
            <text:p>0</text:p>
          </table:table-cell>
          <table:table-cell table:formula="of:=IF(AND([.$H92]&gt;[.X$4];[.$L92]=&quot;Hêtre 27&quot;);[.$G92]*[.$E92];0)" office:value-type="float" office:value="0" calcext:value-type="float">
            <text:p>0</text:p>
          </table:table-cell>
          <table:table-cell table:style-name="ce16" table:formula="of:=IF(AND([.H92]&lt;[.X$4];[.H92]&gt;=[.Z$4];[.L92]=&quot;Hêtre 27&quot;);[.$J92];0)" office:value-type="float" office:value="0" calcext:value-type="float">
            <text:p>0</text:p>
          </table:table-cell>
          <table:table-cell table:formula="of:=IF(AND([.$H92]&gt;=[.Z$4];[.$H92]&lt;[.X$4];[.$L92]=&quot;Hêtre 27&quot;);[.$G92]*[.$E92];0)" office:value-type="float" office:value="0" calcext:value-type="float">
            <text:p>0</text:p>
          </table:table-cell>
          <table:table-cell table:style-name="ce16" table:formula="of:=IF(AND([.H92]&lt;[.Z$4];[.H92]&gt;=[.AB$4];[.L92]=&quot;Hêtre 27&quot;;);[.$J92];0)" office:value-type="float" office:value="0" calcext:value-type="float">
            <text:p>0</text:p>
          </table:table-cell>
          <table:table-cell table:formula="of:=IF(AND([.$H92]&gt;=[.AB$4];[.$H92]&lt;[.Z$4];[.$L92]=&quot;Hêtre 27&quot;);[.$G92]*[.E92];0)" office:value-type="float" office:value="0" calcext:value-type="float">
            <text:p>0</text:p>
          </table:table-cell>
          <table:table-cell table:style-name="ce16" table:formula="of:=IF(AND([.H92]&lt;[.AB$4];[.L92]=&quot;Hêtre 27&quot;);[.$J92];0)" office:value-type="float" office:value="0.01484" calcext:value-type="float">
            <text:p>0,01484</text:p>
          </table:table-cell>
          <table:table-cell table:formula="of:=IF(AND([.$H92]&lt;[.AB$4];[.$L92]=&quot;Hêtre 27&quot;);[.$G92]*[.$E92];0)" office:value-type="float" office:value="20" calcext:value-type="float">
            <text:p>20</text:p>
          </table:table-cell>
          <table:table-cell table:formula="of:=IF(AND([.H92]&gt;[.AF$4];[.L92]=&quot;Hêtre 20&quot;);[.$J92];0)" office:value-type="float" office:value="0" calcext:value-type="float">
            <text:p>0</text:p>
          </table:table-cell>
          <table:table-cell table:formula="of:=IF(AND([.$H92]&gt;[.AF$4];[.$L92]=&quot;Hêtre 20&quot;);[.$G92]*[.$E92];0)" office:value-type="float" office:value="0" calcext:value-type="float">
            <text:p>0</text:p>
          </table:table-cell>
          <table:table-cell table:style-name="ce16" table:formula="of:=IF(AND([.H92]&lt;[.AF$4];[.H92]&gt;=[.AH$4];[.L92]=&quot;Hêtre 20&quot;);[.$J92];0)" office:value-type="float" office:value="0" calcext:value-type="float">
            <text:p>0</text:p>
          </table:table-cell>
          <table:table-cell table:formula="of:=IF(AND([.$H92]&gt;=[.AH$4];[.$H92]&lt;[.AF$4];[.$L92]=&quot;Hêtre 20&quot;);[.$G92]*[.$E92];0)" office:value-type="float" office:value="0" calcext:value-type="float">
            <text:p>0</text:p>
          </table:table-cell>
          <table:table-cell table:style-name="ce16" table:formula="of:=IF(AND([.H92]&lt;[.AH$4];[.H92]&gt;=[.AJ$4];[.L92]=&quot;Hêtre 20&quot;;);[.$J92];0)" office:value-type="float" office:value="0" calcext:value-type="float">
            <text:p>0</text:p>
          </table:table-cell>
          <table:table-cell table:formula="of:=IF(AND([.$H92]&gt;=[.AJ$4];[.$H92]&lt;[.AH$4];[.$L92]=&quot;Hêtre 20&quot;);[.$G92]*[.$E92];0)" office:value-type="float" office:value="0" calcext:value-type="float">
            <text:p>0</text:p>
          </table:table-cell>
          <table:table-cell table:style-name="ce16" table:formula="of:=IF(AND([.H92]&lt;[.AJ$4];[.L92]=&quot;Hêtre 20&quot;);[.$J92];0)" office:value-type="float" office:value="0" calcext:value-type="float">
            <text:p>0</text:p>
          </table:table-cell>
          <table:table-cell table:formula="of:=IF(AND([.$H92]&lt;[.AJ$4];[.$L92]=&quot;Hêtre 20&quot;);[.$G92]*[.$E9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Nord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66" calcext:value-type="float">
            <text:p>666</text:p>
          </table:table-cell>
          <table:table-cell table:style-name="ce7"/>
          <table:table-cell table:formula="of:=[.E93]*([.G93]/1000)*([.H95]/1000)" office:value-type="float" office:value="0.01754" calcext:value-type="float">
            <text:p>0,01754</text:p>
          </table:table-cell>
          <table:table-cell table:formula="of:=[.J93]*[.F93]/1000" office:value-type="float" office:value="0.0002631" calcext:value-type="float">
            <text:p>0,0002631</text:p>
          </table:table-cell>
          <table:table-cell office:value-type="string" calcext:value-type="string">
            <text:p>Hêtre 27</text:p>
          </table:table-cell>
          <table:table-cell table:style-name="ce19" table:formula="of:=IF(OR(AND([.F93]&lt;35;[.F93]&gt;22;[.L93]=&quot;Hêtre 45&quot;);AND([.F93]&lt;=22;[.F93]&gt;14;[.L93]=&quot;Hêtre 27&quot;);AND([.F93]&lt;=14;[.L93]=&quot;Hêtre 20&quot;));TRUE())" office:value-type="boolean" office:boolean-value="true" calcext:value-type="boolean">
            <text:p>VRAI</text:p>
          </table:table-cell>
          <table:table-cell table:formula="of:=IF(AND([.H93]&gt;[.P$4];[.L93]=&quot;Hêtre 45&quot;);[.J93];0)" office:value-type="float" office:value="0" calcext:value-type="float">
            <text:p>0</text:p>
          </table:table-cell>
          <table:table-cell table:formula="of:=IF(AND([.$H93]&gt;[.P$4];[.$L93]=&quot;Hêtre 45&quot;);[.$G93]*[.E93];0)" office:value-type="float" office:value="0" calcext:value-type="float">
            <text:p>0</text:p>
          </table:table-cell>
          <table:table-cell table:style-name="ce16" table:formula="of:=IF(AND([.H93]&lt;[.P$4];[.H93]&gt;=[.R$4];[.L93]=&quot;Hêtre 45&quot;;[.F93]&gt;19);[.J93];0)" office:value-type="float" office:value="0" calcext:value-type="float">
            <text:p>0</text:p>
          </table:table-cell>
          <table:table-cell table:formula="of:=IF(AND([.$H93]&gt;=[.R$4];[.$H93]&lt;[.P$4];[.$L93]=&quot;Hêtre 45&quot;);[.$G93]*[.$E93];0)" office:value-type="float" office:value="0" calcext:value-type="float">
            <text:p>0</text:p>
          </table:table-cell>
          <table:table-cell table:style-name="ce16" table:formula="of:=IF(AND([.H93]&lt;[.R$4];[.H93]&gt;=[.T$4];[.L93]=&quot;Hêtre 45&quot;;[.F93]&gt;19);[.J93];0)" office:value-type="float" office:value="0" calcext:value-type="float">
            <text:p>0</text:p>
          </table:table-cell>
          <table:table-cell table:formula="of:=IF(AND([.$H93]&gt;=[.T$4];[.$H93]&lt;[.R$4];[.$L93]=&quot;Hêtre 45&quot;);[.$G93]*[.$E93];0)" office:value-type="float" office:value="0" calcext:value-type="float">
            <text:p>0</text:p>
          </table:table-cell>
          <table:table-cell table:style-name="ce16" table:formula="of:=IF(AND([.H93]&lt;[.T$4];[.L93]=&quot;Hêtre 45&quot;;[.F93]&gt;19);[.J93];0)" office:value-type="float" office:value="0" calcext:value-type="float">
            <text:p>0</text:p>
          </table:table-cell>
          <table:table-cell table:formula="of:=IF(AND([.$H93]&lt;[.T$4];[.$L93]=&quot;Hêtre 45&quot;);[.$G93]*[.$E93];0)" office:value-type="float" office:value="0" calcext:value-type="float">
            <text:p>0</text:p>
          </table:table-cell>
          <table:table-cell table:formula="of:=IF(AND([.H93]&gt;[.X$4];[.L93]=&quot;Hêtre 27&quot;);[.$J93];0)" office:value-type="float" office:value="0" calcext:value-type="float">
            <text:p>0</text:p>
          </table:table-cell>
          <table:table-cell table:formula="of:=IF(AND([.$H93]&gt;[.X$4];[.$L93]=&quot;Hêtre 27&quot;);[.$G93]*[.$E93];0)" office:value-type="float" office:value="0" calcext:value-type="float">
            <text:p>0</text:p>
          </table:table-cell>
          <table:table-cell table:style-name="ce16" table:formula="of:=IF(AND([.H93]&lt;[.X$4];[.H93]&gt;=[.Z$4];[.L93]=&quot;Hêtre 27&quot;);[.$J93];0)" office:value-type="float" office:value="0" calcext:value-type="float">
            <text:p>0</text:p>
          </table:table-cell>
          <table:table-cell table:formula="of:=IF(AND([.$H93]&gt;=[.Z$4];[.$H93]&lt;[.X$4];[.$L93]=&quot;Hêtre 27&quot;);[.$G93]*[.$E93];0)" office:value-type="float" office:value="0" calcext:value-type="float">
            <text:p>0</text:p>
          </table:table-cell>
          <table:table-cell table:style-name="ce16" table:formula="of:=IF(AND([.H93]&lt;[.Z$4];[.H93]&gt;=[.AB$4];[.L93]=&quot;Hêtre 27&quot;;);[.$J93];0)" office:value-type="float" office:value="0" calcext:value-type="float">
            <text:p>0</text:p>
          </table:table-cell>
          <table:table-cell table:formula="of:=IF(AND([.$H93]&gt;=[.AB$4];[.$H93]&lt;[.Z$4];[.$L93]=&quot;Hêtre 27&quot;);[.$G93]*[.E93];0)" office:value-type="float" office:value="0" calcext:value-type="float">
            <text:p>0</text:p>
          </table:table-cell>
          <table:table-cell table:style-name="ce16" table:formula="of:=IF(AND([.H93]&lt;[.AB$4];[.L93]=&quot;Hêtre 27&quot;);[.$J93];0)" office:value-type="float" office:value="0.01754" calcext:value-type="float">
            <text:p>0,01754</text:p>
          </table:table-cell>
          <table:table-cell table:formula="of:=IF(AND([.$H93]&lt;[.AB$4];[.$L93]=&quot;Hêtre 27&quot;);[.$G93]*[.$E93];0)" office:value-type="float" office:value="20" calcext:value-type="float">
            <text:p>20</text:p>
          </table:table-cell>
          <table:table-cell table:formula="of:=IF(AND([.H93]&gt;[.AF$4];[.L93]=&quot;Hêtre 20&quot;);[.$J93];0)" office:value-type="float" office:value="0" calcext:value-type="float">
            <text:p>0</text:p>
          </table:table-cell>
          <table:table-cell table:formula="of:=IF(AND([.$H93]&gt;[.AF$4];[.$L93]=&quot;Hêtre 20&quot;);[.$G93]*[.$E93];0)" office:value-type="float" office:value="0" calcext:value-type="float">
            <text:p>0</text:p>
          </table:table-cell>
          <table:table-cell table:style-name="ce16" table:formula="of:=IF(AND([.H93]&lt;[.AF$4];[.H93]&gt;=[.AH$4];[.L93]=&quot;Hêtre 20&quot;);[.$J93];0)" office:value-type="float" office:value="0" calcext:value-type="float">
            <text:p>0</text:p>
          </table:table-cell>
          <table:table-cell table:formula="of:=IF(AND([.$H93]&gt;=[.AH$4];[.$H93]&lt;[.AF$4];[.$L93]=&quot;Hêtre 20&quot;);[.$G93]*[.$E93];0)" office:value-type="float" office:value="0" calcext:value-type="float">
            <text:p>0</text:p>
          </table:table-cell>
          <table:table-cell table:style-name="ce16" table:formula="of:=IF(AND([.H93]&lt;[.AH$4];[.H93]&gt;=[.AJ$4];[.L93]=&quot;Hêtre 20&quot;;);[.$J93];0)" office:value-type="float" office:value="0" calcext:value-type="float">
            <text:p>0</text:p>
          </table:table-cell>
          <table:table-cell table:formula="of:=IF(AND([.$H93]&gt;=[.AJ$4];[.$H93]&lt;[.AH$4];[.$L93]=&quot;Hêtre 20&quot;);[.$G93]*[.$E93];0)" office:value-type="float" office:value="0" calcext:value-type="float">
            <text:p>0</text:p>
          </table:table-cell>
          <table:table-cell table:style-name="ce16" table:formula="of:=IF(AND([.H93]&lt;[.AJ$4];[.L93]=&quot;Hêtre 20&quot;);[.$J93];0)" office:value-type="float" office:value="0" calcext:value-type="float">
            <text:p>0</text:p>
          </table:table-cell>
          <table:table-cell table:formula="of:=IF(AND([.$H93]&lt;[.AJ$4];[.$L93]=&quot;Hêtre 20&quot;);[.$G93]*[.$E9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Sud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32" calcext:value-type="float">
            <text:p>1132</text:p>
          </table:table-cell>
          <table:table-cell table:style-name="ce7"/>
          <table:table-cell table:formula="of:=[.E94]*([.G94]/1000)*([.H94]/1000)" office:value-type="float" office:value="0.02264" calcext:value-type="float">
            <text:p>0,02264</text:p>
          </table:table-cell>
          <table:table-cell table:formula="of:=[.J94]*[.F94]/1000" office:value-type="float" office:value="0.0003396" calcext:value-type="float">
            <text:p>0,0003396</text:p>
          </table:table-cell>
          <table:table-cell office:value-type="string" calcext:value-type="string">
            <text:p>Hêtre 27</text:p>
          </table:table-cell>
          <table:table-cell table:style-name="ce19" table:formula="of:=IF(OR(AND([.F94]&lt;35;[.F94]&gt;22;[.L94]=&quot;Hêtre 45&quot;);AND([.F94]&lt;=22;[.F94]&gt;14;[.L94]=&quot;Hêtre 27&quot;);AND([.F94]&lt;=14;[.L94]=&quot;Hêtre 20&quot;));TRUE())" office:value-type="boolean" office:boolean-value="true" calcext:value-type="boolean">
            <text:p>VRAI</text:p>
          </table:table-cell>
          <table:table-cell table:formula="of:=IF(AND([.H94]&gt;[.P$4];[.L94]=&quot;Hêtre 45&quot;);[.J94];0)" office:value-type="float" office:value="0" calcext:value-type="float">
            <text:p>0</text:p>
          </table:table-cell>
          <table:table-cell table:formula="of:=IF(AND([.$H94]&gt;[.P$4];[.$L94]=&quot;Hêtre 45&quot;);[.$G94]*[.E94];0)" office:value-type="float" office:value="0" calcext:value-type="float">
            <text:p>0</text:p>
          </table:table-cell>
          <table:table-cell table:style-name="ce16" table:formula="of:=IF(AND([.H94]&lt;[.P$4];[.H94]&gt;=[.R$4];[.L94]=&quot;Hêtre 45&quot;;[.F94]&gt;19);[.J94];0)" office:value-type="float" office:value="0" calcext:value-type="float">
            <text:p>0</text:p>
          </table:table-cell>
          <table:table-cell table:formula="of:=IF(AND([.$H94]&gt;=[.R$4];[.$H94]&lt;[.P$4];[.$L94]=&quot;Hêtre 45&quot;);[.$G94]*[.$E94];0)" office:value-type="float" office:value="0" calcext:value-type="float">
            <text:p>0</text:p>
          </table:table-cell>
          <table:table-cell table:style-name="ce16" table:formula="of:=IF(AND([.H94]&lt;[.R$4];[.H94]&gt;=[.T$4];[.L94]=&quot;Hêtre 45&quot;;[.F94]&gt;19);[.J94];0)" office:value-type="float" office:value="0" calcext:value-type="float">
            <text:p>0</text:p>
          </table:table-cell>
          <table:table-cell table:formula="of:=IF(AND([.$H94]&gt;=[.T$4];[.$H94]&lt;[.R$4];[.$L94]=&quot;Hêtre 45&quot;);[.$G94]*[.$E94];0)" office:value-type="float" office:value="0" calcext:value-type="float">
            <text:p>0</text:p>
          </table:table-cell>
          <table:table-cell table:style-name="ce16" table:formula="of:=IF(AND([.H94]&lt;[.T$4];[.L94]=&quot;Hêtre 45&quot;;[.F94]&gt;19);[.J94];0)" office:value-type="float" office:value="0" calcext:value-type="float">
            <text:p>0</text:p>
          </table:table-cell>
          <table:table-cell table:formula="of:=IF(AND([.$H94]&lt;[.T$4];[.$L94]=&quot;Hêtre 45&quot;);[.$G94]*[.$E94];0)" office:value-type="float" office:value="0" calcext:value-type="float">
            <text:p>0</text:p>
          </table:table-cell>
          <table:table-cell table:formula="of:=IF(AND([.H94]&gt;[.X$4];[.L94]=&quot;Hêtre 27&quot;);[.$J94];0)" office:value-type="float" office:value="0" calcext:value-type="float">
            <text:p>0</text:p>
          </table:table-cell>
          <table:table-cell table:formula="of:=IF(AND([.$H94]&gt;[.X$4];[.$L94]=&quot;Hêtre 27&quot;);[.$G94]*[.$E94];0)" office:value-type="float" office:value="0" calcext:value-type="float">
            <text:p>0</text:p>
          </table:table-cell>
          <table:table-cell table:style-name="ce16" table:formula="of:=IF(AND([.H94]&lt;[.X$4];[.H94]&gt;=[.Z$4];[.L94]=&quot;Hêtre 27&quot;);[.$J94];0)" office:value-type="float" office:value="0" calcext:value-type="float">
            <text:p>0</text:p>
          </table:table-cell>
          <table:table-cell table:formula="of:=IF(AND([.$H94]&gt;=[.Z$4];[.$H94]&lt;[.X$4];[.$L94]=&quot;Hêtre 27&quot;);[.$G94]*[.$E94];0)" office:value-type="float" office:value="0" calcext:value-type="float">
            <text:p>0</text:p>
          </table:table-cell>
          <table:table-cell table:style-name="ce16" table:formula="of:=IF(AND([.H94]&lt;[.Z$4];[.H94]&gt;=[.AB$4];[.L94]=&quot;Hêtre 27&quot;;);[.$J94];0)" office:value-type="float" office:value="0" calcext:value-type="float">
            <text:p>0</text:p>
          </table:table-cell>
          <table:table-cell table:formula="of:=IF(AND([.$H94]&gt;=[.AB$4];[.$H94]&lt;[.Z$4];[.$L94]=&quot;Hêtre 27&quot;);[.$G94]*[.E94];0)" office:value-type="float" office:value="20" calcext:value-type="float">
            <text:p>20</text:p>
          </table:table-cell>
          <table:table-cell table:style-name="ce16" table:formula="of:=IF(AND([.H94]&lt;[.AB$4];[.L94]=&quot;Hêtre 27&quot;);[.$J94];0)" office:value-type="float" office:value="0" calcext:value-type="float">
            <text:p>0</text:p>
          </table:table-cell>
          <table:table-cell table:formula="of:=IF(AND([.$H94]&lt;[.AB$4];[.$L94]=&quot;Hêtre 27&quot;);[.$G94]*[.$E94];0)" office:value-type="float" office:value="0" calcext:value-type="float">
            <text:p>0</text:p>
          </table:table-cell>
          <table:table-cell table:formula="of:=IF(AND([.H94]&gt;[.AF$4];[.L94]=&quot;Hêtre 20&quot;);[.$J94];0)" office:value-type="float" office:value="0" calcext:value-type="float">
            <text:p>0</text:p>
          </table:table-cell>
          <table:table-cell table:formula="of:=IF(AND([.$H94]&gt;[.AF$4];[.$L94]=&quot;Hêtre 20&quot;);[.$G94]*[.$E94];0)" office:value-type="float" office:value="0" calcext:value-type="float">
            <text:p>0</text:p>
          </table:table-cell>
          <table:table-cell table:style-name="ce16" table:formula="of:=IF(AND([.H94]&lt;[.AF$4];[.H94]&gt;=[.AH$4];[.L94]=&quot;Hêtre 20&quot;);[.$J94];0)" office:value-type="float" office:value="0" calcext:value-type="float">
            <text:p>0</text:p>
          </table:table-cell>
          <table:table-cell table:formula="of:=IF(AND([.$H94]&gt;=[.AH$4];[.$H94]&lt;[.AF$4];[.$L94]=&quot;Hêtre 20&quot;);[.$G94]*[.$E94];0)" office:value-type="float" office:value="0" calcext:value-type="float">
            <text:p>0</text:p>
          </table:table-cell>
          <table:table-cell table:style-name="ce16" table:formula="of:=IF(AND([.H94]&lt;[.AH$4];[.H94]&gt;=[.AJ$4];[.L94]=&quot;Hêtre 20&quot;;);[.$J94];0)" office:value-type="float" office:value="0" calcext:value-type="float">
            <text:p>0</text:p>
          </table:table-cell>
          <table:table-cell table:formula="of:=IF(AND([.$H94]&gt;=[.AJ$4];[.$H94]&lt;[.AH$4];[.$L94]=&quot;Hêtre 20&quot;);[.$G94]*[.$E94];0)" office:value-type="float" office:value="0" calcext:value-type="float">
            <text:p>0</text:p>
          </table:table-cell>
          <table:table-cell table:style-name="ce16" table:formula="of:=IF(AND([.H94]&lt;[.AJ$4];[.L94]=&quot;Hêtre 20&quot;);[.$J94];0)" office:value-type="float" office:value="0" calcext:value-type="float">
            <text:p>0</text:p>
          </table:table-cell>
          <table:table-cell table:formula="of:=IF(AND([.$H94]&lt;[.AJ$4];[.$L94]=&quot;Hêtre 20&quot;);[.$G94]*[.$E9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oblique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77" calcext:value-type="float">
            <text:p>877</text:p>
          </table:table-cell>
          <table:table-cell table:style-name="ce7"/>
          <table:table-cell table:formula="of:=[.E95]*([.G95]/1000)*([.H95]/1000)" office:value-type="float" office:value="0.01754" calcext:value-type="float">
            <text:p>0,01754</text:p>
          </table:table-cell>
          <table:table-cell table:formula="of:=[.J95]*[.F95]/1000" office:value-type="float" office:value="0.0002631" calcext:value-type="float">
            <text:p>0,0002631</text:p>
          </table:table-cell>
          <table:table-cell office:value-type="string" calcext:value-type="string">
            <text:p>Hêtre 27</text:p>
          </table:table-cell>
          <table:table-cell table:style-name="ce19" table:formula="of:=IF(OR(AND([.F95]&lt;35;[.F95]&gt;22;[.L95]=&quot;Hêtre 45&quot;);AND([.F95]&lt;=22;[.F95]&gt;14;[.L95]=&quot;Hêtre 27&quot;);AND([.F95]&lt;=14;[.L95]=&quot;Hêtre 20&quot;));TRUE())" office:value-type="boolean" office:boolean-value="true" calcext:value-type="boolean">
            <text:p>VRAI</text:p>
          </table:table-cell>
          <table:table-cell table:formula="of:=IF(AND([.H95]&gt;[.P$4];[.L95]=&quot;Hêtre 45&quot;);[.J95];0)" office:value-type="float" office:value="0" calcext:value-type="float">
            <text:p>0</text:p>
          </table:table-cell>
          <table:table-cell table:formula="of:=IF(AND([.$H95]&gt;[.P$4];[.$L95]=&quot;Hêtre 45&quot;);[.$G95]*[.E95];0)" office:value-type="float" office:value="0" calcext:value-type="float">
            <text:p>0</text:p>
          </table:table-cell>
          <table:table-cell table:style-name="ce16" table:formula="of:=IF(AND([.H95]&lt;[.P$4];[.H95]&gt;=[.R$4];[.L95]=&quot;Hêtre 45&quot;;[.F95]&gt;19);[.J95];0)" office:value-type="float" office:value="0" calcext:value-type="float">
            <text:p>0</text:p>
          </table:table-cell>
          <table:table-cell table:formula="of:=IF(AND([.$H95]&gt;=[.R$4];[.$H95]&lt;[.P$4];[.$L95]=&quot;Hêtre 45&quot;);[.$G95]*[.$E95];0)" office:value-type="float" office:value="0" calcext:value-type="float">
            <text:p>0</text:p>
          </table:table-cell>
          <table:table-cell table:style-name="ce16" table:formula="of:=IF(AND([.H95]&lt;[.R$4];[.H95]&gt;=[.T$4];[.L95]=&quot;Hêtre 45&quot;;[.F95]&gt;19);[.J95];0)" office:value-type="float" office:value="0" calcext:value-type="float">
            <text:p>0</text:p>
          </table:table-cell>
          <table:table-cell table:formula="of:=IF(AND([.$H95]&gt;=[.T$4];[.$H95]&lt;[.R$4];[.$L95]=&quot;Hêtre 45&quot;);[.$G95]*[.$E95];0)" office:value-type="float" office:value="0" calcext:value-type="float">
            <text:p>0</text:p>
          </table:table-cell>
          <table:table-cell table:style-name="ce16" table:formula="of:=IF(AND([.H95]&lt;[.T$4];[.L95]=&quot;Hêtre 45&quot;;[.F95]&gt;19);[.J95];0)" office:value-type="float" office:value="0" calcext:value-type="float">
            <text:p>0</text:p>
          </table:table-cell>
          <table:table-cell table:formula="of:=IF(AND([.$H95]&lt;[.T$4];[.$L95]=&quot;Hêtre 45&quot;);[.$G95]*[.$E95];0)" office:value-type="float" office:value="0" calcext:value-type="float">
            <text:p>0</text:p>
          </table:table-cell>
          <table:table-cell table:formula="of:=IF(AND([.H95]&gt;[.X$4];[.L95]=&quot;Hêtre 27&quot;);[.$J95];0)" office:value-type="float" office:value="0" calcext:value-type="float">
            <text:p>0</text:p>
          </table:table-cell>
          <table:table-cell table:formula="of:=IF(AND([.$H95]&gt;[.X$4];[.$L95]=&quot;Hêtre 27&quot;);[.$G95]*[.$E95];0)" office:value-type="float" office:value="0" calcext:value-type="float">
            <text:p>0</text:p>
          </table:table-cell>
          <table:table-cell table:style-name="ce16" table:formula="of:=IF(AND([.H95]&lt;[.X$4];[.H95]&gt;=[.Z$4];[.L95]=&quot;Hêtre 27&quot;);[.$J95];0)" office:value-type="float" office:value="0" calcext:value-type="float">
            <text:p>0</text:p>
          </table:table-cell>
          <table:table-cell table:formula="of:=IF(AND([.$H95]&gt;=[.Z$4];[.$H95]&lt;[.X$4];[.$L95]=&quot;Hêtre 27&quot;);[.$G95]*[.$E95];0)" office:value-type="float" office:value="0" calcext:value-type="float">
            <text:p>0</text:p>
          </table:table-cell>
          <table:table-cell table:style-name="ce16" table:formula="of:=IF(AND([.H95]&lt;[.Z$4];[.H95]&gt;=[.AB$4];[.L95]=&quot;Hêtre 27&quot;;);[.$J95];0)" office:value-type="float" office:value="0" calcext:value-type="float">
            <text:p>0</text:p>
          </table:table-cell>
          <table:table-cell table:formula="of:=IF(AND([.$H95]&gt;=[.AB$4];[.$H95]&lt;[.Z$4];[.$L95]=&quot;Hêtre 27&quot;);[.$G95]*[.E95];0)" office:value-type="float" office:value="0" calcext:value-type="float">
            <text:p>0</text:p>
          </table:table-cell>
          <table:table-cell table:style-name="ce16" table:formula="of:=IF(AND([.H95]&lt;[.AB$4];[.L95]=&quot;Hêtre 27&quot;);[.$J95];0)" office:value-type="float" office:value="0.01754" calcext:value-type="float">
            <text:p>0,01754</text:p>
          </table:table-cell>
          <table:table-cell table:formula="of:=IF(AND([.$H95]&lt;[.AB$4];[.$L95]=&quot;Hêtre 27&quot;);[.$G95]*[.$E95];0)" office:value-type="float" office:value="20" calcext:value-type="float">
            <text:p>20</text:p>
          </table:table-cell>
          <table:table-cell table:formula="of:=IF(AND([.H95]&gt;[.AF$4];[.L95]=&quot;Hêtre 20&quot;);[.$J95];0)" office:value-type="float" office:value="0" calcext:value-type="float">
            <text:p>0</text:p>
          </table:table-cell>
          <table:table-cell table:formula="of:=IF(AND([.$H95]&gt;[.AF$4];[.$L95]=&quot;Hêtre 20&quot;);[.$G95]*[.$E95];0)" office:value-type="float" office:value="0" calcext:value-type="float">
            <text:p>0</text:p>
          </table:table-cell>
          <table:table-cell table:style-name="ce16" table:formula="of:=IF(AND([.H95]&lt;[.AF$4];[.H95]&gt;=[.AH$4];[.L95]=&quot;Hêtre 20&quot;);[.$J95];0)" office:value-type="float" office:value="0" calcext:value-type="float">
            <text:p>0</text:p>
          </table:table-cell>
          <table:table-cell table:formula="of:=IF(AND([.$H95]&gt;=[.AH$4];[.$H95]&lt;[.AF$4];[.$L95]=&quot;Hêtre 20&quot;);[.$G95]*[.$E95];0)" office:value-type="float" office:value="0" calcext:value-type="float">
            <text:p>0</text:p>
          </table:table-cell>
          <table:table-cell table:style-name="ce16" table:formula="of:=IF(AND([.H95]&lt;[.AH$4];[.H95]&gt;=[.AJ$4];[.L95]=&quot;Hêtre 20&quot;;);[.$J95];0)" office:value-type="float" office:value="0" calcext:value-type="float">
            <text:p>0</text:p>
          </table:table-cell>
          <table:table-cell table:formula="of:=IF(AND([.$H95]&gt;=[.AJ$4];[.$H95]&lt;[.AH$4];[.$L95]=&quot;Hêtre 20&quot;);[.$G95]*[.$E95];0)" office:value-type="float" office:value="0" calcext:value-type="float">
            <text:p>0</text:p>
          </table:table-cell>
          <table:table-cell table:style-name="ce16" table:formula="of:=IF(AND([.H95]&lt;[.AJ$4];[.L95]=&quot;Hêtre 20&quot;);[.$J95];0)" office:value-type="float" office:value="0" calcext:value-type="float">
            <text:p>0</text:p>
          </table:table-cell>
          <table:table-cell table:formula="of:=IF(AND([.$H95]&lt;[.AJ$4];[.$L95]=&quot;Hêtre 20&quot;);[.$G95]*[.$E95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19" table:formula="of:=IF(OR(AND([.F96]&lt;35;[.F96]&gt;22;[.L96]=&quot;Hêtre 45&quot;);AND([.F96]&lt;=22;[.F96]&gt;14;[.L96]=&quot;Hêtre 27&quot;);AND([.F96]&lt;=14;[.L96]=&quot;Hêtre 20&quot;));TRUE())" office:value-type="boolean" office:boolean-value="false" calcext:value-type="boolean">
            <text:p>FAUX</text:p>
          </table:table-cell>
          <table:table-cell table:formula="of:=IF(AND([.H96]&gt;[.P$4];[.L96]=&quot;Hêtre 45&quot;);[.J96];0)" office:value-type="float" office:value="0" calcext:value-type="float">
            <text:p>0</text:p>
          </table:table-cell>
          <table:table-cell table:formula="of:=IF(AND([.$H96]&gt;[.P$4];[.$L96]=&quot;Hêtre 45&quot;);[.$G96]*[.E96];0)" office:value-type="float" office:value="0" calcext:value-type="float">
            <text:p>0</text:p>
          </table:table-cell>
          <table:table-cell table:style-name="ce16" table:formula="of:=IF(AND([.H96]&lt;[.P$4];[.H96]&gt;=[.R$4];[.L96]=&quot;Hêtre 45&quot;;[.F96]&gt;19);[.J96];0)" office:value-type="float" office:value="0" calcext:value-type="float">
            <text:p>0</text:p>
          </table:table-cell>
          <table:table-cell table:formula="of:=IF(AND([.$H96]&gt;=[.R$4];[.$H96]&lt;[.P$4];[.$L96]=&quot;Hêtre 45&quot;);[.$G96]*[.$E96];0)" office:value-type="float" office:value="0" calcext:value-type="float">
            <text:p>0</text:p>
          </table:table-cell>
          <table:table-cell table:style-name="ce16" table:formula="of:=IF(AND([.H96]&lt;[.R$4];[.H96]&gt;=[.T$4];[.L96]=&quot;Hêtre 45&quot;;[.F96]&gt;19);[.J96];0)" office:value-type="float" office:value="0" calcext:value-type="float">
            <text:p>0</text:p>
          </table:table-cell>
          <table:table-cell table:formula="of:=IF(AND([.$H96]&gt;=[.T$4];[.$H96]&lt;[.R$4];[.$L96]=&quot;Hêtre 45&quot;);[.$G96]*[.$E96];0)" office:value-type="float" office:value="0" calcext:value-type="float">
            <text:p>0</text:p>
          </table:table-cell>
          <table:table-cell table:style-name="ce16" table:formula="of:=IF(AND([.H96]&lt;[.T$4];[.L96]=&quot;Hêtre 45&quot;;[.F96]&gt;19);[.J96];0)" office:value-type="float" office:value="0" calcext:value-type="float">
            <text:p>0</text:p>
          </table:table-cell>
          <table:table-cell table:formula="of:=IF(AND([.$H96]&lt;[.T$4];[.$L96]=&quot;Hêtre 45&quot;);[.$G96]*[.$E96];0)" office:value-type="float" office:value="0" calcext:value-type="float">
            <text:p>0</text:p>
          </table:table-cell>
          <table:table-cell table:formula="of:=IF(AND([.H96]&gt;[.X$4];[.L96]=&quot;Hêtre 27&quot;);[.$J96];0)" office:value-type="float" office:value="0" calcext:value-type="float">
            <text:p>0</text:p>
          </table:table-cell>
          <table:table-cell table:formula="of:=IF(AND([.$H96]&gt;[.X$4];[.$L96]=&quot;Hêtre 27&quot;);[.$G96]*[.$E96];0)" office:value-type="float" office:value="0" calcext:value-type="float">
            <text:p>0</text:p>
          </table:table-cell>
          <table:table-cell table:style-name="ce16" table:formula="of:=IF(AND([.H96]&lt;[.X$4];[.H96]&gt;=[.Z$4];[.L96]=&quot;Hêtre 27&quot;);[.$J96];0)" office:value-type="float" office:value="0" calcext:value-type="float">
            <text:p>0</text:p>
          </table:table-cell>
          <table:table-cell table:formula="of:=IF(AND([.$H96]&gt;=[.Z$4];[.$H96]&lt;[.X$4];[.$L96]=&quot;Hêtre 27&quot;);[.$G96]*[.$E96];0)" office:value-type="float" office:value="0" calcext:value-type="float">
            <text:p>0</text:p>
          </table:table-cell>
          <table:table-cell table:style-name="ce16" table:formula="of:=IF(AND([.H96]&lt;[.Z$4];[.H96]&gt;=[.AB$4];[.L96]=&quot;Hêtre 27&quot;;);[.$J96];0)" office:value-type="float" office:value="0" calcext:value-type="float">
            <text:p>0</text:p>
          </table:table-cell>
          <table:table-cell table:formula="of:=IF(AND([.$H96]&gt;=[.AB$4];[.$H96]&lt;[.Z$4];[.$L96]=&quot;Hêtre 27&quot;);[.$G96]*[.E96];0)" office:value-type="float" office:value="0" calcext:value-type="float">
            <text:p>0</text:p>
          </table:table-cell>
          <table:table-cell table:style-name="ce16" table:formula="of:=IF(AND([.H96]&lt;[.AB$4];[.L96]=&quot;Hêtre 27&quot;);[.$J96];0)" office:value-type="float" office:value="0" calcext:value-type="float">
            <text:p>0</text:p>
          </table:table-cell>
          <table:table-cell table:formula="of:=IF(AND([.$H96]&lt;[.AB$4];[.$L96]=&quot;Hêtre 27&quot;);[.$G96]*[.$E96];0)" office:value-type="float" office:value="0" calcext:value-type="float">
            <text:p>0</text:p>
          </table:table-cell>
          <table:table-cell table:formula="of:=IF(AND([.H96]&gt;[.AF$4];[.L96]=&quot;Hêtre 20&quot;);[.$J96];0)" office:value-type="float" office:value="0" calcext:value-type="float">
            <text:p>0</text:p>
          </table:table-cell>
          <table:table-cell table:formula="of:=IF(AND([.$H96]&gt;[.AF$4];[.$L96]=&quot;Hêtre 20&quot;);[.$G96]*[.$E96];0)" office:value-type="float" office:value="0" calcext:value-type="float">
            <text:p>0</text:p>
          </table:table-cell>
          <table:table-cell table:style-name="ce16" table:formula="of:=IF(AND([.H96]&lt;[.AF$4];[.H96]&gt;=[.AH$4];[.L96]=&quot;Hêtre 20&quot;);[.$J96];0)" office:value-type="float" office:value="0" calcext:value-type="float">
            <text:p>0</text:p>
          </table:table-cell>
          <table:table-cell table:formula="of:=IF(AND([.$H96]&gt;=[.AH$4];[.$H96]&lt;[.AF$4];[.$L96]=&quot;Hêtre 20&quot;);[.$G96]*[.$E96];0)" office:value-type="float" office:value="0" calcext:value-type="float">
            <text:p>0</text:p>
          </table:table-cell>
          <table:table-cell table:style-name="ce16" table:formula="of:=IF(AND([.H96]&lt;[.AH$4];[.H96]&gt;=[.AJ$4];[.L96]=&quot;Hêtre 20&quot;;);[.$J96];0)" office:value-type="float" office:value="0" calcext:value-type="float">
            <text:p>0</text:p>
          </table:table-cell>
          <table:table-cell table:formula="of:=IF(AND([.$H96]&gt;=[.AJ$4];[.$H96]&lt;[.AH$4];[.$L96]=&quot;Hêtre 20&quot;);[.$G96]*[.$E96];0)" office:value-type="float" office:value="0" calcext:value-type="float">
            <text:p>0</text:p>
          </table:table-cell>
          <table:table-cell table:style-name="ce16" table:formula="of:=IF(AND([.H96]&lt;[.AJ$4];[.L96]=&quot;Hêtre 20&quot;);[.$J96];0)" office:value-type="float" office:value="0" calcext:value-type="float">
            <text:p>0</text:p>
          </table:table-cell>
          <table:table-cell table:formula="of:=IF(AND([.$H96]&lt;[.AJ$4];[.$L96]=&quot;Hêtre 20&quot;);[.$G96]*[.$E9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38" calcext:value-type="float">
            <text:p>738</text:p>
          </table:table-cell>
          <table:table-cell office:value-type="float" office:value="1126" calcext:value-type="float">
            <text:p>1126</text:p>
          </table:table-cell>
          <table:table-cell table:style-name="ce7"/>
          <table:table-cell table:formula="of:=[.E97]*([.G97]/1000)*([.H97]/1000)" office:value-type="float" office:value="0.830988" calcext:value-type="float">
            <text:p>0,830988</text:p>
          </table:table-cell>
          <table:table-cell table:formula="of:=[.J97]*[.F97]/1000" office:value-type="float" office:value="0.002492964" calcext:value-type="float">
            <text:p>0,002492964</text:p>
          </table:table-cell>
          <table:table-cell office:value-type="string" calcext:value-type="string">
            <text:p>Tôle</text:p>
          </table:table-cell>
          <table:table-cell table:style-name="ce19" table:formula="of:=IF(OR(AND([.F97]&lt;35;[.F97]&gt;22;[.L97]=&quot;Hêtre 45&quot;);AND([.F97]&lt;=22;[.F97]&gt;14;[.L97]=&quot;Hêtre 27&quot;);AND([.F97]&lt;=14;[.L97]=&quot;Hêtre 20&quot;));TRUE())" office:value-type="boolean" office:boolean-value="false" calcext:value-type="boolean">
            <text:p>FAUX</text:p>
          </table:table-cell>
          <table:table-cell table:formula="of:=IF(AND([.H97]&gt;[.P$4];[.L97]=&quot;Hêtre 45&quot;);[.J97];0)" office:value-type="float" office:value="0" calcext:value-type="float">
            <text:p>0</text:p>
          </table:table-cell>
          <table:table-cell table:formula="of:=IF(AND([.$H97]&gt;[.P$4];[.$L97]=&quot;Hêtre 45&quot;);[.$G97]*[.E97];0)" office:value-type="float" office:value="0" calcext:value-type="float">
            <text:p>0</text:p>
          </table:table-cell>
          <table:table-cell table:style-name="ce16" table:formula="of:=IF(AND([.H97]&lt;[.P$4];[.H97]&gt;=[.R$4];[.L97]=&quot;Hêtre 45&quot;;[.F97]&gt;19);[.J97];0)" office:value-type="float" office:value="0" calcext:value-type="float">
            <text:p>0</text:p>
          </table:table-cell>
          <table:table-cell table:formula="of:=IF(AND([.$H97]&gt;=[.R$4];[.$H97]&lt;[.P$4];[.$L97]=&quot;Hêtre 45&quot;);[.$G97]*[.$E97];0)" office:value-type="float" office:value="0" calcext:value-type="float">
            <text:p>0</text:p>
          </table:table-cell>
          <table:table-cell table:style-name="ce16" table:formula="of:=IF(AND([.H97]&lt;[.R$4];[.H97]&gt;=[.T$4];[.L97]=&quot;Hêtre 45&quot;;[.F97]&gt;19);[.J97];0)" office:value-type="float" office:value="0" calcext:value-type="float">
            <text:p>0</text:p>
          </table:table-cell>
          <table:table-cell table:formula="of:=IF(AND([.$H97]&gt;=[.T$4];[.$H97]&lt;[.R$4];[.$L97]=&quot;Hêtre 45&quot;);[.$G97]*[.$E97];0)" office:value-type="float" office:value="0" calcext:value-type="float">
            <text:p>0</text:p>
          </table:table-cell>
          <table:table-cell table:style-name="ce16" table:formula="of:=IF(AND([.H97]&lt;[.T$4];[.L97]=&quot;Hêtre 45&quot;;[.F97]&gt;19);[.J97];0)" office:value-type="float" office:value="0" calcext:value-type="float">
            <text:p>0</text:p>
          </table:table-cell>
          <table:table-cell table:formula="of:=IF(AND([.$H97]&lt;[.T$4];[.$L97]=&quot;Hêtre 45&quot;);[.$G97]*[.$E97];0)" office:value-type="float" office:value="0" calcext:value-type="float">
            <text:p>0</text:p>
          </table:table-cell>
          <table:table-cell table:formula="of:=IF(AND([.H97]&gt;[.X$4];[.L97]=&quot;Hêtre 27&quot;);[.$J97];0)" office:value-type="float" office:value="0" calcext:value-type="float">
            <text:p>0</text:p>
          </table:table-cell>
          <table:table-cell table:formula="of:=IF(AND([.$H97]&gt;[.X$4];[.$L97]=&quot;Hêtre 27&quot;);[.$G97]*[.$E97];0)" office:value-type="float" office:value="0" calcext:value-type="float">
            <text:p>0</text:p>
          </table:table-cell>
          <table:table-cell table:style-name="ce16" table:formula="of:=IF(AND([.H97]&lt;[.X$4];[.H97]&gt;=[.Z$4];[.L97]=&quot;Hêtre 27&quot;);[.$J97];0)" office:value-type="float" office:value="0" calcext:value-type="float">
            <text:p>0</text:p>
          </table:table-cell>
          <table:table-cell table:formula="of:=IF(AND([.$H97]&gt;=[.Z$4];[.$H97]&lt;[.X$4];[.$L97]=&quot;Hêtre 27&quot;);[.$G97]*[.$E97];0)" office:value-type="float" office:value="0" calcext:value-type="float">
            <text:p>0</text:p>
          </table:table-cell>
          <table:table-cell table:style-name="ce16" table:formula="of:=IF(AND([.H97]&lt;[.Z$4];[.H97]&gt;=[.AB$4];[.L97]=&quot;Hêtre 27&quot;;);[.$J97];0)" office:value-type="float" office:value="0" calcext:value-type="float">
            <text:p>0</text:p>
          </table:table-cell>
          <table:table-cell table:formula="of:=IF(AND([.$H97]&gt;=[.AB$4];[.$H97]&lt;[.Z$4];[.$L97]=&quot;Hêtre 27&quot;);[.$G97]*[.E97];0)" office:value-type="float" office:value="0" calcext:value-type="float">
            <text:p>0</text:p>
          </table:table-cell>
          <table:table-cell table:style-name="ce16" table:formula="of:=IF(AND([.H97]&lt;[.AB$4];[.L97]=&quot;Hêtre 27&quot;);[.$J97];0)" office:value-type="float" office:value="0" calcext:value-type="float">
            <text:p>0</text:p>
          </table:table-cell>
          <table:table-cell table:formula="of:=IF(AND([.$H97]&lt;[.AB$4];[.$L97]=&quot;Hêtre 27&quot;);[.$G97]*[.$E97];0)" office:value-type="float" office:value="0" calcext:value-type="float">
            <text:p>0</text:p>
          </table:table-cell>
          <table:table-cell table:formula="of:=IF(AND([.H97]&gt;[.AF$4];[.L97]=&quot;Hêtre 20&quot;);[.$J97];0)" office:value-type="float" office:value="0" calcext:value-type="float">
            <text:p>0</text:p>
          </table:table-cell>
          <table:table-cell table:formula="of:=IF(AND([.$H97]&gt;[.AF$4];[.$L97]=&quot;Hêtre 20&quot;);[.$G97]*[.$E97];0)" office:value-type="float" office:value="0" calcext:value-type="float">
            <text:p>0</text:p>
          </table:table-cell>
          <table:table-cell table:style-name="ce16" table:formula="of:=IF(AND([.H97]&lt;[.AF$4];[.H97]&gt;=[.AH$4];[.L97]=&quot;Hêtre 20&quot;);[.$J97];0)" office:value-type="float" office:value="0" calcext:value-type="float">
            <text:p>0</text:p>
          </table:table-cell>
          <table:table-cell table:formula="of:=IF(AND([.$H97]&gt;=[.AH$4];[.$H97]&lt;[.AF$4];[.$L97]=&quot;Hêtre 20&quot;);[.$G97]*[.$E97];0)" office:value-type="float" office:value="0" calcext:value-type="float">
            <text:p>0</text:p>
          </table:table-cell>
          <table:table-cell table:style-name="ce16" table:formula="of:=IF(AND([.H97]&lt;[.AH$4];[.H97]&gt;=[.AJ$4];[.L97]=&quot;Hêtre 20&quot;;);[.$J97];0)" office:value-type="float" office:value="0" calcext:value-type="float">
            <text:p>0</text:p>
          </table:table-cell>
          <table:table-cell table:formula="of:=IF(AND([.$H97]&gt;=[.AJ$4];[.$H97]&lt;[.AH$4];[.$L97]=&quot;Hêtre 20&quot;);[.$G97]*[.$E97];0)" office:value-type="float" office:value="0" calcext:value-type="float">
            <text:p>0</text:p>
          </table:table-cell>
          <table:table-cell table:style-name="ce16" table:formula="of:=IF(AND([.H97]&lt;[.AJ$4];[.L97]=&quot;Hêtre 20&quot;);[.$J97];0)" office:value-type="float" office:value="0" calcext:value-type="float">
            <text:p>0</text:p>
          </table:table-cell>
          <table:table-cell table:formula="of:=IF(AND([.$H97]&lt;[.AJ$4];[.$L97]=&quot;Hêtre 20&quot;);[.$G97]*[.$E9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38" calcext:value-type="float">
            <text:p>738</text:p>
          </table:table-cell>
          <table:table-cell office:value-type="float" office:value="1127" calcext:value-type="float">
            <text:p>1127</text:p>
          </table:table-cell>
          <table:table-cell/>
          <table:table-cell table:formula="of:=[.E98]*([.G98]/1000)*([.H98]/1000)" office:value-type="float" office:value="0.831726" calcext:value-type="float">
            <text:p>0,831726</text:p>
          </table:table-cell>
          <table:table-cell table:formula="of:=[.J98]*[.F98]/1000" office:value-type="float" office:value="0.002495178" calcext:value-type="float">
            <text:p>0,002495178</text:p>
          </table:table-cell>
          <table:table-cell office:value-type="string" calcext:value-type="string">
            <text:p>Tôle</text:p>
          </table:table-cell>
          <table:table-cell table:style-name="ce19" table:formula="of:=IF(OR(AND([.F98]&lt;35;[.F98]&gt;22;[.L98]=&quot;Hêtre 45&quot;);AND([.F98]&lt;=22;[.F98]&gt;14;[.L98]=&quot;Hêtre 27&quot;);AND([.F98]&lt;=14;[.L98]=&quot;Hêtre 20&quot;));TRUE())" office:value-type="boolean" office:boolean-value="false" calcext:value-type="boolean">
            <text:p>FAUX</text:p>
          </table:table-cell>
          <table:table-cell table:formula="of:=IF(AND([.H98]&gt;[.P$4];[.L98]=&quot;Hêtre 45&quot;);[.J98];0)" office:value-type="float" office:value="0" calcext:value-type="float">
            <text:p>0</text:p>
          </table:table-cell>
          <table:table-cell table:formula="of:=IF(AND([.$H98]&gt;[.P$4];[.$L98]=&quot;Hêtre 45&quot;);[.$G98]*[.E98];0)" office:value-type="float" office:value="0" calcext:value-type="float">
            <text:p>0</text:p>
          </table:table-cell>
          <table:table-cell table:style-name="ce16" table:formula="of:=IF(AND([.H98]&lt;[.P$4];[.H98]&gt;=[.R$4];[.L98]=&quot;Hêtre 45&quot;;[.F98]&gt;19);[.J98];0)" office:value-type="float" office:value="0" calcext:value-type="float">
            <text:p>0</text:p>
          </table:table-cell>
          <table:table-cell table:formula="of:=IF(AND([.$H98]&gt;=[.R$4];[.$H98]&lt;[.P$4];[.$L98]=&quot;Hêtre 45&quot;);[.$G98]*[.$E98];0)" office:value-type="float" office:value="0" calcext:value-type="float">
            <text:p>0</text:p>
          </table:table-cell>
          <table:table-cell table:style-name="ce16" table:formula="of:=IF(AND([.H98]&lt;[.R$4];[.H98]&gt;=[.T$4];[.L98]=&quot;Hêtre 45&quot;;[.F98]&gt;19);[.J98];0)" office:value-type="float" office:value="0" calcext:value-type="float">
            <text:p>0</text:p>
          </table:table-cell>
          <table:table-cell table:formula="of:=IF(AND([.$H98]&gt;=[.T$4];[.$H98]&lt;[.R$4];[.$L98]=&quot;Hêtre 45&quot;);[.$G98]*[.$E98];0)" office:value-type="float" office:value="0" calcext:value-type="float">
            <text:p>0</text:p>
          </table:table-cell>
          <table:table-cell table:style-name="ce16" table:formula="of:=IF(AND([.H98]&lt;[.T$4];[.L98]=&quot;Hêtre 45&quot;;[.F98]&gt;19);[.J98];0)" office:value-type="float" office:value="0" calcext:value-type="float">
            <text:p>0</text:p>
          </table:table-cell>
          <table:table-cell table:formula="of:=IF(AND([.$H98]&lt;[.T$4];[.$L98]=&quot;Hêtre 45&quot;);[.$G98]*[.$E98];0)" office:value-type="float" office:value="0" calcext:value-type="float">
            <text:p>0</text:p>
          </table:table-cell>
          <table:table-cell table:formula="of:=IF(AND([.H98]&gt;[.X$4];[.L98]=&quot;Hêtre 27&quot;);[.$J98];0)" office:value-type="float" office:value="0" calcext:value-type="float">
            <text:p>0</text:p>
          </table:table-cell>
          <table:table-cell table:formula="of:=IF(AND([.$H98]&gt;[.X$4];[.$L98]=&quot;Hêtre 27&quot;);[.$G98]*[.$E98];0)" office:value-type="float" office:value="0" calcext:value-type="float">
            <text:p>0</text:p>
          </table:table-cell>
          <table:table-cell table:style-name="ce16" table:formula="of:=IF(AND([.H98]&lt;[.X$4];[.H98]&gt;=[.Z$4];[.L98]=&quot;Hêtre 27&quot;);[.$J98];0)" office:value-type="float" office:value="0" calcext:value-type="float">
            <text:p>0</text:p>
          </table:table-cell>
          <table:table-cell table:formula="of:=IF(AND([.$H98]&gt;=[.Z$4];[.$H98]&lt;[.X$4];[.$L98]=&quot;Hêtre 27&quot;);[.$G98]*[.$E98];0)" office:value-type="float" office:value="0" calcext:value-type="float">
            <text:p>0</text:p>
          </table:table-cell>
          <table:table-cell table:style-name="ce16" table:formula="of:=IF(AND([.H98]&lt;[.Z$4];[.H98]&gt;=[.AB$4];[.L98]=&quot;Hêtre 27&quot;;);[.$J98];0)" office:value-type="float" office:value="0" calcext:value-type="float">
            <text:p>0</text:p>
          </table:table-cell>
          <table:table-cell table:formula="of:=IF(AND([.$H98]&gt;=[.AB$4];[.$H98]&lt;[.Z$4];[.$L98]=&quot;Hêtre 27&quot;);[.$G98]*[.E98];0)" office:value-type="float" office:value="0" calcext:value-type="float">
            <text:p>0</text:p>
          </table:table-cell>
          <table:table-cell table:style-name="ce16" table:formula="of:=IF(AND([.H98]&lt;[.AB$4];[.L98]=&quot;Hêtre 27&quot;);[.$J98];0)" office:value-type="float" office:value="0" calcext:value-type="float">
            <text:p>0</text:p>
          </table:table-cell>
          <table:table-cell table:formula="of:=IF(AND([.$H98]&lt;[.AB$4];[.$L98]=&quot;Hêtre 27&quot;);[.$G98]*[.$E98];0)" office:value-type="float" office:value="0" calcext:value-type="float">
            <text:p>0</text:p>
          </table:table-cell>
          <table:table-cell table:formula="of:=IF(AND([.H98]&gt;[.AF$4];[.L98]=&quot;Hêtre 20&quot;);[.$J98];0)" office:value-type="float" office:value="0" calcext:value-type="float">
            <text:p>0</text:p>
          </table:table-cell>
          <table:table-cell table:formula="of:=IF(AND([.$H98]&gt;[.AF$4];[.$L98]=&quot;Hêtre 20&quot;);[.$G98]*[.$E98];0)" office:value-type="float" office:value="0" calcext:value-type="float">
            <text:p>0</text:p>
          </table:table-cell>
          <table:table-cell table:style-name="ce16" table:formula="of:=IF(AND([.H98]&lt;[.AF$4];[.H98]&gt;=[.AH$4];[.L98]=&quot;Hêtre 20&quot;);[.$J98];0)" office:value-type="float" office:value="0" calcext:value-type="float">
            <text:p>0</text:p>
          </table:table-cell>
          <table:table-cell table:formula="of:=IF(AND([.$H98]&gt;=[.AH$4];[.$H98]&lt;[.AF$4];[.$L98]=&quot;Hêtre 20&quot;);[.$G98]*[.$E98];0)" office:value-type="float" office:value="0" calcext:value-type="float">
            <text:p>0</text:p>
          </table:table-cell>
          <table:table-cell table:style-name="ce16" table:formula="of:=IF(AND([.H98]&lt;[.AH$4];[.H98]&gt;=[.AJ$4];[.L98]=&quot;Hêtre 20&quot;;);[.$J98];0)" office:value-type="float" office:value="0" calcext:value-type="float">
            <text:p>0</text:p>
          </table:table-cell>
          <table:table-cell table:formula="of:=IF(AND([.$H98]&gt;=[.AJ$4];[.$H98]&lt;[.AH$4];[.$L98]=&quot;Hêtre 20&quot;);[.$G98]*[.$E98];0)" office:value-type="float" office:value="0" calcext:value-type="float">
            <text:p>0</text:p>
          </table:table-cell>
          <table:table-cell table:style-name="ce16" table:formula="of:=IF(AND([.H98]&lt;[.AJ$4];[.L98]=&quot;Hêtre 20&quot;);[.$J98];0)" office:value-type="float" office:value="0" calcext:value-type="float">
            <text:p>0</text:p>
          </table:table-cell>
          <table:table-cell table:formula="of:=IF(AND([.$H98]&lt;[.AJ$4];[.$L98]=&quot;Hêtre 20&quot;);[.$G98]*[.$E98];0)" office:value-type="float" office:value="0" calcext:value-type="float">
            <text:p>0</text:p>
          </table:table-cell>
        </table:table-row>
        <table:table-row table:style-name="ro2">
          <table:table-cell table:number-columns-repeated="12"/>
          <table:table-cell table:style-name="ce19" table:formula="of:=IF(OR(AND([.F99]&lt;35;[.F99]&gt;22;[.L99]=&quot;Hêtre 45&quot;);AND([.F99]&lt;=22;[.F99]&gt;14;[.L99]=&quot;Hêtre 27&quot;);AND([.F99]&lt;=14;[.L99]=&quot;Hêtre 20&quot;));TRUE())" office:value-type="boolean" office:boolean-value="false" calcext:value-type="boolean">
            <text:p>FAUX</text:p>
          </table:table-cell>
          <table:table-cell table:formula="of:=IF(AND([.H99]&gt;[.P$4];[.L99]=&quot;Hêtre 45&quot;);[.J99];0)" office:value-type="float" office:value="0" calcext:value-type="float">
            <text:p>0</text:p>
          </table:table-cell>
          <table:table-cell table:formula="of:=IF(AND([.$H99]&gt;[.P$4];[.$L99]=&quot;Hêtre 45&quot;);[.$G99]*[.E99];0)" office:value-type="float" office:value="0" calcext:value-type="float">
            <text:p>0</text:p>
          </table:table-cell>
          <table:table-cell table:style-name="ce16" table:formula="of:=IF(AND([.H99]&lt;[.P$4];[.H99]&gt;=[.R$4];[.L99]=&quot;Hêtre 45&quot;;[.F99]&gt;19);[.J99];0)" office:value-type="float" office:value="0" calcext:value-type="float">
            <text:p>0</text:p>
          </table:table-cell>
          <table:table-cell table:formula="of:=IF(AND([.$H99]&gt;=[.R$4];[.$H99]&lt;[.P$4];[.$L99]=&quot;Hêtre 45&quot;);[.$G99]*[.$E99];0)" office:value-type="float" office:value="0" calcext:value-type="float">
            <text:p>0</text:p>
          </table:table-cell>
          <table:table-cell table:style-name="ce16" table:formula="of:=IF(AND([.H99]&lt;[.R$4];[.H99]&gt;=[.T$4];[.L99]=&quot;Hêtre 45&quot;;[.F99]&gt;19);[.J99];0)" office:value-type="float" office:value="0" calcext:value-type="float">
            <text:p>0</text:p>
          </table:table-cell>
          <table:table-cell table:formula="of:=IF(AND([.$H99]&gt;=[.T$4];[.$H99]&lt;[.R$4];[.$L99]=&quot;Hêtre 45&quot;);[.$G99]*[.$E99];0)" office:value-type="float" office:value="0" calcext:value-type="float">
            <text:p>0</text:p>
          </table:table-cell>
          <table:table-cell table:style-name="ce16" table:formula="of:=IF(AND([.H99]&lt;[.T$4];[.L99]=&quot;Hêtre 45&quot;;[.F99]&gt;19);[.J99];0)" office:value-type="float" office:value="0" calcext:value-type="float">
            <text:p>0</text:p>
          </table:table-cell>
          <table:table-cell table:formula="of:=IF(AND([.$H99]&lt;[.T$4];[.$L99]=&quot;Hêtre 45&quot;);[.$G99]*[.$E99];0)" office:value-type="float" office:value="0" calcext:value-type="float">
            <text:p>0</text:p>
          </table:table-cell>
          <table:table-cell table:formula="of:=IF(AND([.H99]&gt;[.X$4];[.L99]=&quot;Hêtre 27&quot;);[.$J99];0)" office:value-type="float" office:value="0" calcext:value-type="float">
            <text:p>0</text:p>
          </table:table-cell>
          <table:table-cell table:formula="of:=IF(AND([.$H99]&gt;[.X$4];[.$L99]=&quot;Hêtre 27&quot;);[.$G99]*[.$E99];0)" office:value-type="float" office:value="0" calcext:value-type="float">
            <text:p>0</text:p>
          </table:table-cell>
          <table:table-cell table:style-name="ce16" table:formula="of:=IF(AND([.H99]&lt;[.X$4];[.H99]&gt;=[.Z$4];[.L99]=&quot;Hêtre 27&quot;);[.$J99];0)" office:value-type="float" office:value="0" calcext:value-type="float">
            <text:p>0</text:p>
          </table:table-cell>
          <table:table-cell table:formula="of:=IF(AND([.$H99]&gt;=[.Z$4];[.$H99]&lt;[.X$4];[.$L99]=&quot;Hêtre 27&quot;);[.$G99]*[.$E99];0)" office:value-type="float" office:value="0" calcext:value-type="float">
            <text:p>0</text:p>
          </table:table-cell>
          <table:table-cell table:style-name="ce16" table:formula="of:=IF(AND([.H99]&lt;[.Z$4];[.H99]&gt;=[.AB$4];[.L99]=&quot;Hêtre 27&quot;;);[.$J99];0)" office:value-type="float" office:value="0" calcext:value-type="float">
            <text:p>0</text:p>
          </table:table-cell>
          <table:table-cell table:formula="of:=IF(AND([.$H99]&gt;=[.AB$4];[.$H99]&lt;[.Z$4];[.$L99]=&quot;Hêtre 27&quot;);[.$G99]*[.E99];0)" office:value-type="float" office:value="0" calcext:value-type="float">
            <text:p>0</text:p>
          </table:table-cell>
          <table:table-cell table:style-name="ce16" table:formula="of:=IF(AND([.H99]&lt;[.AB$4];[.L99]=&quot;Hêtre 27&quot;);[.$J99];0)" office:value-type="float" office:value="0" calcext:value-type="float">
            <text:p>0</text:p>
          </table:table-cell>
          <table:table-cell table:formula="of:=IF(AND([.$H99]&lt;[.AB$4];[.$L99]=&quot;Hêtre 27&quot;);[.$G99]*[.$E99];0)" office:value-type="float" office:value="0" calcext:value-type="float">
            <text:p>0</text:p>
          </table:table-cell>
          <table:table-cell table:formula="of:=IF(AND([.H99]&gt;[.AF$4];[.L99]=&quot;Hêtre 20&quot;);[.$J99];0)" office:value-type="float" office:value="0" calcext:value-type="float">
            <text:p>0</text:p>
          </table:table-cell>
          <table:table-cell table:formula="of:=IF(AND([.$H99]&gt;[.AF$4];[.$L99]=&quot;Hêtre 20&quot;);[.$G99]*[.$E99];0)" office:value-type="float" office:value="0" calcext:value-type="float">
            <text:p>0</text:p>
          </table:table-cell>
          <table:table-cell table:style-name="ce16" table:formula="of:=IF(AND([.H99]&lt;[.AF$4];[.H99]&gt;=[.AH$4];[.L99]=&quot;Hêtre 20&quot;);[.$J99];0)" office:value-type="float" office:value="0" calcext:value-type="float">
            <text:p>0</text:p>
          </table:table-cell>
          <table:table-cell table:formula="of:=IF(AND([.$H99]&gt;=[.AH$4];[.$H99]&lt;[.AF$4];[.$L99]=&quot;Hêtre 20&quot;);[.$G99]*[.$E99];0)" office:value-type="float" office:value="0" calcext:value-type="float">
            <text:p>0</text:p>
          </table:table-cell>
          <table:table-cell table:style-name="ce16" table:formula="of:=IF(AND([.H99]&lt;[.AH$4];[.H99]&gt;=[.AJ$4];[.L99]=&quot;Hêtre 20&quot;;);[.$J99];0)" office:value-type="float" office:value="0" calcext:value-type="float">
            <text:p>0</text:p>
          </table:table-cell>
          <table:table-cell table:formula="of:=IF(AND([.$H99]&gt;=[.AJ$4];[.$H99]&lt;[.AH$4];[.$L99]=&quot;Hêtre 20&quot;);[.$G99]*[.$E99];0)" office:value-type="float" office:value="0" calcext:value-type="float">
            <text:p>0</text:p>
          </table:table-cell>
          <table:table-cell table:style-name="ce16" table:formula="of:=IF(AND([.H99]&lt;[.AJ$4];[.L99]=&quot;Hêtre 20&quot;);[.$J99];0)" office:value-type="float" office:value="0" calcext:value-type="float">
            <text:p>0</text:p>
          </table:table-cell>
          <table:table-cell table:formula="of:=IF(AND([.$H99]&lt;[.AJ$4];[.$L99]=&quot;Hêtre 20&quot;);[.$G99]*[.$E99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hambre P&amp;O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100]&lt;35;[.F100]&gt;22;[.L100]=&quot;Hêtre 45&quot;);AND([.F100]&lt;=22;[.F100]&gt;14;[.L100]=&quot;Hêtre 27&quot;);AND([.F100]&lt;=14;[.L100]=&quot;Hêtre 20&quot;));TRUE())" office:value-type="boolean" office:boolean-value="false" calcext:value-type="boolean">
            <text:p>FAUX</text:p>
          </table:table-cell>
          <table:table-cell table:formula="of:=IF(AND([.H100]&gt;[.P$4];[.L100]=&quot;Hêtre 45&quot;);[.J100];0)" office:value-type="float" office:value="0" calcext:value-type="float">
            <text:p>0</text:p>
          </table:table-cell>
          <table:table-cell table:formula="of:=IF(AND([.$H100]&gt;[.P$4];[.$L100]=&quot;Hêtre 45&quot;);[.$G100]*[.E100];0)" office:value-type="float" office:value="0" calcext:value-type="float">
            <text:p>0</text:p>
          </table:table-cell>
          <table:table-cell table:style-name="ce16" table:formula="of:=IF(AND([.H100]&lt;[.P$4];[.H100]&gt;=[.R$4];[.L100]=&quot;Hêtre 45&quot;;[.F100]&gt;19);[.J100];0)" office:value-type="float" office:value="0" calcext:value-type="float">
            <text:p>0</text:p>
          </table:table-cell>
          <table:table-cell table:formula="of:=IF(AND([.$H100]&gt;=[.R$4];[.$H100]&lt;[.P$4];[.$L100]=&quot;Hêtre 45&quot;);[.$G100]*[.$E100];0)" office:value-type="float" office:value="0" calcext:value-type="float">
            <text:p>0</text:p>
          </table:table-cell>
          <table:table-cell table:style-name="ce16" table:formula="of:=IF(AND([.H100]&lt;[.R$4];[.H100]&gt;=[.T$4];[.L100]=&quot;Hêtre 45&quot;;[.F100]&gt;19);[.J100];0)" office:value-type="float" office:value="0" calcext:value-type="float">
            <text:p>0</text:p>
          </table:table-cell>
          <table:table-cell table:formula="of:=IF(AND([.$H100]&gt;=[.T$4];[.$H100]&lt;[.R$4];[.$L100]=&quot;Hêtre 45&quot;);[.$G100]*[.$E100];0)" office:value-type="float" office:value="0" calcext:value-type="float">
            <text:p>0</text:p>
          </table:table-cell>
          <table:table-cell table:style-name="ce16" table:formula="of:=IF(AND([.H100]&lt;[.T$4];[.L100]=&quot;Hêtre 45&quot;;[.F100]&gt;19);[.J100];0)" office:value-type="float" office:value="0" calcext:value-type="float">
            <text:p>0</text:p>
          </table:table-cell>
          <table:table-cell table:formula="of:=IF(AND([.$H100]&lt;[.T$4];[.$L100]=&quot;Hêtre 45&quot;);[.$G100]*[.$E100];0)" office:value-type="float" office:value="0" calcext:value-type="float">
            <text:p>0</text:p>
          </table:table-cell>
          <table:table-cell table:formula="of:=IF(AND([.H100]&gt;[.X$4];[.L100]=&quot;Hêtre 27&quot;);[.$J100];0)" office:value-type="float" office:value="0" calcext:value-type="float">
            <text:p>0</text:p>
          </table:table-cell>
          <table:table-cell table:formula="of:=IF(AND([.$H100]&gt;[.X$4];[.$L100]=&quot;Hêtre 27&quot;);[.$G100]*[.$E100];0)" office:value-type="float" office:value="0" calcext:value-type="float">
            <text:p>0</text:p>
          </table:table-cell>
          <table:table-cell table:style-name="ce16" table:formula="of:=IF(AND([.H100]&lt;[.X$4];[.H100]&gt;=[.Z$4];[.L100]=&quot;Hêtre 27&quot;);[.$J100];0)" office:value-type="float" office:value="0" calcext:value-type="float">
            <text:p>0</text:p>
          </table:table-cell>
          <table:table-cell table:formula="of:=IF(AND([.$H100]&gt;=[.Z$4];[.$H100]&lt;[.X$4];[.$L100]=&quot;Hêtre 27&quot;);[.$G100]*[.$E100];0)" office:value-type="float" office:value="0" calcext:value-type="float">
            <text:p>0</text:p>
          </table:table-cell>
          <table:table-cell table:style-name="ce16" table:formula="of:=IF(AND([.H100]&lt;[.Z$4];[.H100]&gt;=[.AB$4];[.L100]=&quot;Hêtre 27&quot;;);[.$J100];0)" office:value-type="float" office:value="0" calcext:value-type="float">
            <text:p>0</text:p>
          </table:table-cell>
          <table:table-cell table:formula="of:=IF(AND([.$H100]&gt;=[.AB$4];[.$H100]&lt;[.Z$4];[.$L100]=&quot;Hêtre 27&quot;);[.$G100]*[.E100];0)" office:value-type="float" office:value="0" calcext:value-type="float">
            <text:p>0</text:p>
          </table:table-cell>
          <table:table-cell table:style-name="ce16" table:formula="of:=IF(AND([.H100]&lt;[.AB$4];[.L100]=&quot;Hêtre 27&quot;);[.$J100];0)" office:value-type="float" office:value="0" calcext:value-type="float">
            <text:p>0</text:p>
          </table:table-cell>
          <table:table-cell table:formula="of:=IF(AND([.$H100]&lt;[.AB$4];[.$L100]=&quot;Hêtre 27&quot;);[.$G100]*[.$E100];0)" office:value-type="float" office:value="0" calcext:value-type="float">
            <text:p>0</text:p>
          </table:table-cell>
          <table:table-cell table:formula="of:=IF(AND([.H100]&gt;[.AF$4];[.L100]=&quot;Hêtre 20&quot;);[.$J100];0)" office:value-type="float" office:value="0" calcext:value-type="float">
            <text:p>0</text:p>
          </table:table-cell>
          <table:table-cell table:formula="of:=IF(AND([.$H100]&gt;[.AF$4];[.$L100]=&quot;Hêtre 20&quot;);[.$G100]*[.$E100];0)" office:value-type="float" office:value="0" calcext:value-type="float">
            <text:p>0</text:p>
          </table:table-cell>
          <table:table-cell table:style-name="ce16" table:formula="of:=IF(AND([.H100]&lt;[.AF$4];[.H100]&gt;=[.AH$4];[.L100]=&quot;Hêtre 20&quot;);[.$J100];0)" office:value-type="float" office:value="0" calcext:value-type="float">
            <text:p>0</text:p>
          </table:table-cell>
          <table:table-cell table:formula="of:=IF(AND([.$H100]&gt;=[.AH$4];[.$H100]&lt;[.AF$4];[.$L100]=&quot;Hêtre 20&quot;);[.$G100]*[.$E100];0)" office:value-type="float" office:value="0" calcext:value-type="float">
            <text:p>0</text:p>
          </table:table-cell>
          <table:table-cell table:style-name="ce16" table:formula="of:=IF(AND([.H100]&lt;[.AH$4];[.H100]&gt;=[.AJ$4];[.L100]=&quot;Hêtre 20&quot;;);[.$J100];0)" office:value-type="float" office:value="0" calcext:value-type="float">
            <text:p>0</text:p>
          </table:table-cell>
          <table:table-cell table:formula="of:=IF(AND([.$H100]&gt;=[.AJ$4];[.$H100]&lt;[.AH$4];[.$L100]=&quot;Hêtre 20&quot;);[.$G100]*[.$E100];0)" office:value-type="float" office:value="0" calcext:value-type="float">
            <text:p>0</text:p>
          </table:table-cell>
          <table:table-cell table:style-name="ce16" table:formula="of:=IF(AND([.H100]&lt;[.AJ$4];[.L100]=&quot;Hêtre 20&quot;);[.$J100];0)" office:value-type="float" office:value="0" calcext:value-type="float">
            <text:p>0</text:p>
          </table:table-cell>
          <table:table-cell table:formula="of:=IF(AND([.$H100]&lt;[.AJ$4];[.$L100]=&quot;Hêtre 20&quot;);[.$G100]*[.$E100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1" calcext:value-type="float">
            <text:p>2071</text:p>
          </table:table-cell>
          <table:table-cell table:style-name="ce7"/>
          <table:table-cell table:formula="of:=[.E101]*([.G101]/1000)*([.H101]/1000)" office:value-type="float" office:value="0.43491" calcext:value-type="float">
            <text:p>0,43491</text:p>
          </table:table-cell>
          <table:table-cell table:formula="of:=[.J101]*[.F101]/1000" office:value-type="float" office:value="0.0130473" calcext:value-type="float">
            <text:p>0,0130473</text:p>
          </table:table-cell>
          <table:table-cell office:value-type="string" calcext:value-type="string">
            <text:p>Hêtre 45</text:p>
          </table:table-cell>
          <table:table-cell table:style-name="ce19" table:formula="of:=IF(OR(AND([.F101]&lt;35;[.F101]&gt;22;[.L101]=&quot;Hêtre 45&quot;);AND([.F101]&lt;=22;[.F101]&gt;14;[.L101]=&quot;Hêtre 27&quot;);AND([.F101]&lt;=14;[.L101]=&quot;Hêtre 20&quot;));TRUE())" office:value-type="boolean" office:boolean-value="true" calcext:value-type="boolean">
            <text:p>VRAI</text:p>
          </table:table-cell>
          <table:table-cell table:formula="of:=IF(AND([.H101]&gt;[.P$4];[.L101]=&quot;Hêtre 45&quot;);[.J101];0)" office:value-type="float" office:value="0.43491" calcext:value-type="float">
            <text:p>0,43491</text:p>
          </table:table-cell>
          <table:table-cell table:formula="of:=IF(AND([.$H101]&gt;[.P$4];[.$L101]=&quot;Hêtre 45&quot;);[.$G101]*[.E101];0)" office:value-type="float" office:value="210" calcext:value-type="float">
            <text:p>210</text:p>
          </table:table-cell>
          <table:table-cell table:style-name="ce16" table:formula="of:=IF(AND([.H101]&lt;[.P$4];[.H101]&gt;=[.R$4];[.L101]=&quot;Hêtre 45&quot;;[.F101]&gt;19);[.J101];0)" office:value-type="float" office:value="0" calcext:value-type="float">
            <text:p>0</text:p>
          </table:table-cell>
          <table:table-cell table:formula="of:=IF(AND([.$H101]&gt;=[.R$4];[.$H101]&lt;[.P$4];[.$L101]=&quot;Hêtre 45&quot;);[.$G101]*[.$E101];0)" office:value-type="float" office:value="0" calcext:value-type="float">
            <text:p>0</text:p>
          </table:table-cell>
          <table:table-cell table:style-name="ce16" table:formula="of:=IF(AND([.H101]&lt;[.R$4];[.H101]&gt;=[.T$4];[.L101]=&quot;Hêtre 45&quot;;[.F101]&gt;19);[.J101];0)" office:value-type="float" office:value="0" calcext:value-type="float">
            <text:p>0</text:p>
          </table:table-cell>
          <table:table-cell table:formula="of:=IF(AND([.$H101]&gt;=[.T$4];[.$H101]&lt;[.R$4];[.$L101]=&quot;Hêtre 45&quot;);[.$G101]*[.$E101];0)" office:value-type="float" office:value="0" calcext:value-type="float">
            <text:p>0</text:p>
          </table:table-cell>
          <table:table-cell table:style-name="ce16" table:formula="of:=IF(AND([.H101]&lt;[.T$4];[.L101]=&quot;Hêtre 45&quot;;[.F101]&gt;19);[.J101];0)" office:value-type="float" office:value="0" calcext:value-type="float">
            <text:p>0</text:p>
          </table:table-cell>
          <table:table-cell table:formula="of:=IF(AND([.$H101]&lt;[.T$4];[.$L101]=&quot;Hêtre 45&quot;);[.$G101]*[.$E101];0)" office:value-type="float" office:value="0" calcext:value-type="float">
            <text:p>0</text:p>
          </table:table-cell>
          <table:table-cell table:formula="of:=IF(AND([.H101]&gt;[.X$4];[.L101]=&quot;Hêtre 27&quot;);[.$J101];0)" office:value-type="float" office:value="0" calcext:value-type="float">
            <text:p>0</text:p>
          </table:table-cell>
          <table:table-cell table:formula="of:=IF(AND([.$H101]&gt;[.X$4];[.$L101]=&quot;Hêtre 27&quot;);[.$G101]*[.$E101];0)" office:value-type="float" office:value="0" calcext:value-type="float">
            <text:p>0</text:p>
          </table:table-cell>
          <table:table-cell table:style-name="ce16" table:formula="of:=IF(AND([.H101]&lt;[.X$4];[.H101]&gt;=[.Z$4];[.L101]=&quot;Hêtre 27&quot;);[.$J101];0)" office:value-type="float" office:value="0" calcext:value-type="float">
            <text:p>0</text:p>
          </table:table-cell>
          <table:table-cell table:formula="of:=IF(AND([.$H101]&gt;=[.Z$4];[.$H101]&lt;[.X$4];[.$L101]=&quot;Hêtre 27&quot;);[.$G101]*[.$E101];0)" office:value-type="float" office:value="0" calcext:value-type="float">
            <text:p>0</text:p>
          </table:table-cell>
          <table:table-cell table:style-name="ce16" table:formula="of:=IF(AND([.H101]&lt;[.Z$4];[.H101]&gt;=[.AB$4];[.L101]=&quot;Hêtre 27&quot;;);[.$J101];0)" office:value-type="float" office:value="0" calcext:value-type="float">
            <text:p>0</text:p>
          </table:table-cell>
          <table:table-cell table:formula="of:=IF(AND([.$H101]&gt;=[.AB$4];[.$H101]&lt;[.Z$4];[.$L101]=&quot;Hêtre 27&quot;);[.$G101]*[.E101];0)" office:value-type="float" office:value="0" calcext:value-type="float">
            <text:p>0</text:p>
          </table:table-cell>
          <table:table-cell table:style-name="ce16" table:formula="of:=IF(AND([.H101]&lt;[.AB$4];[.L101]=&quot;Hêtre 27&quot;);[.$J101];0)" office:value-type="float" office:value="0" calcext:value-type="float">
            <text:p>0</text:p>
          </table:table-cell>
          <table:table-cell table:formula="of:=IF(AND([.$H101]&lt;[.AB$4];[.$L101]=&quot;Hêtre 27&quot;);[.$G101]*[.$E101];0)" office:value-type="float" office:value="0" calcext:value-type="float">
            <text:p>0</text:p>
          </table:table-cell>
          <table:table-cell table:formula="of:=IF(AND([.H101]&gt;[.AF$4];[.L101]=&quot;Hêtre 20&quot;);[.$J101];0)" office:value-type="float" office:value="0" calcext:value-type="float">
            <text:p>0</text:p>
          </table:table-cell>
          <table:table-cell table:formula="of:=IF(AND([.$H101]&gt;[.AF$4];[.$L101]=&quot;Hêtre 20&quot;);[.$G101]*[.$E101];0)" office:value-type="float" office:value="0" calcext:value-type="float">
            <text:p>0</text:p>
          </table:table-cell>
          <table:table-cell table:style-name="ce16" table:formula="of:=IF(AND([.H101]&lt;[.AF$4];[.H101]&gt;=[.AH$4];[.L101]=&quot;Hêtre 20&quot;);[.$J101];0)" office:value-type="float" office:value="0" calcext:value-type="float">
            <text:p>0</text:p>
          </table:table-cell>
          <table:table-cell table:formula="of:=IF(AND([.$H101]&gt;=[.AH$4];[.$H101]&lt;[.AF$4];[.$L101]=&quot;Hêtre 20&quot;);[.$G101]*[.$E101];0)" office:value-type="float" office:value="0" calcext:value-type="float">
            <text:p>0</text:p>
          </table:table-cell>
          <table:table-cell table:style-name="ce16" table:formula="of:=IF(AND([.H101]&lt;[.AH$4];[.H101]&gt;=[.AJ$4];[.L101]=&quot;Hêtre 20&quot;;);[.$J101];0)" office:value-type="float" office:value="0" calcext:value-type="float">
            <text:p>0</text:p>
          </table:table-cell>
          <table:table-cell table:formula="of:=IF(AND([.$H101]&gt;=[.AJ$4];[.$H101]&lt;[.AH$4];[.$L101]=&quot;Hêtre 20&quot;);[.$G101]*[.$E101];0)" office:value-type="float" office:value="0" calcext:value-type="float">
            <text:p>0</text:p>
          </table:table-cell>
          <table:table-cell table:style-name="ce16" table:formula="of:=IF(AND([.H101]&lt;[.AJ$4];[.L101]=&quot;Hêtre 20&quot;);[.$J101];0)" office:value-type="float" office:value="0" calcext:value-type="float">
            <text:p>0</text:p>
          </table:table-cell>
          <table:table-cell table:formula="of:=IF(AND([.$H101]&lt;[.AJ$4];[.$L101]=&quot;Hêtre 20&quot;);[.$G101]*[.$E101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3" calcext:value-type="float">
            <text:p>983</text:p>
          </table:table-cell>
          <table:table-cell table:style-name="ce7"/>
          <table:table-cell table:formula="of:=[.E102]*([.G102]/1000)*([.H102]/1000)" office:value-type="float" office:value="0.103215" calcext:value-type="float">
            <text:p>0,103215</text:p>
          </table:table-cell>
          <table:table-cell table:formula="of:=[.J102]*[.F102]/1000" office:value-type="float" office:value="0.00309645" calcext:value-type="float">
            <text:p>0,00309645</text:p>
          </table:table-cell>
          <table:table-cell office:value-type="string" calcext:value-type="string">
            <text:p>Hêtre 45</text:p>
          </table:table-cell>
          <table:table-cell table:style-name="ce19" table:formula="of:=IF(OR(AND([.F102]&lt;35;[.F102]&gt;22;[.L102]=&quot;Hêtre 45&quot;);AND([.F102]&lt;=22;[.F102]&gt;14;[.L102]=&quot;Hêtre 27&quot;);AND([.F102]&lt;=14;[.L102]=&quot;Hêtre 20&quot;));TRUE())" office:value-type="boolean" office:boolean-value="true" calcext:value-type="boolean">
            <text:p>VRAI</text:p>
          </table:table-cell>
          <table:table-cell table:formula="of:=IF(AND([.H102]&gt;[.P$4];[.L102]=&quot;Hêtre 45&quot;);[.J102];0)" office:value-type="float" office:value="0" calcext:value-type="float">
            <text:p>0</text:p>
          </table:table-cell>
          <table:table-cell table:formula="of:=IF(AND([.$H102]&gt;[.P$4];[.$L102]=&quot;Hêtre 45&quot;);[.$G102]*[.E102];0)" office:value-type="float" office:value="0" calcext:value-type="float">
            <text:p>0</text:p>
          </table:table-cell>
          <table:table-cell table:style-name="ce16" table:formula="of:=IF(AND([.H102]&lt;[.P$4];[.H102]&gt;=[.R$4];[.L102]=&quot;Hêtre 45&quot;;[.F102]&gt;19);[.J102];0)" office:value-type="float" office:value="0" calcext:value-type="float">
            <text:p>0</text:p>
          </table:table-cell>
          <table:table-cell table:formula="of:=IF(AND([.$H102]&gt;=[.R$4];[.$H102]&lt;[.P$4];[.$L102]=&quot;Hêtre 45&quot;);[.$G102]*[.$E102];0)" office:value-type="float" office:value="0" calcext:value-type="float">
            <text:p>0</text:p>
          </table:table-cell>
          <table:table-cell table:style-name="ce16" table:formula="of:=IF(AND([.H102]&lt;[.R$4];[.H102]&gt;=[.T$4];[.L102]=&quot;Hêtre 45&quot;;[.F102]&gt;19);[.J102];0)" office:value-type="float" office:value="0" calcext:value-type="float">
            <text:p>0</text:p>
          </table:table-cell>
          <table:table-cell table:formula="of:=IF(AND([.$H102]&gt;=[.T$4];[.$H102]&lt;[.R$4];[.$L102]=&quot;Hêtre 45&quot;);[.$G102]*[.$E102];0)" office:value-type="float" office:value="0" calcext:value-type="float">
            <text:p>0</text:p>
          </table:table-cell>
          <table:table-cell table:style-name="ce16" table:formula="of:=IF(AND([.H102]&lt;[.T$4];[.L102]=&quot;Hêtre 45&quot;;[.F102]&gt;19);[.J102];0)" office:value-type="float" office:value="0.103215" calcext:value-type="float">
            <text:p>0,103215</text:p>
          </table:table-cell>
          <table:table-cell table:formula="of:=IF(AND([.$H102]&lt;[.T$4];[.$L102]=&quot;Hêtre 45&quot;);[.$G102]*[.$E102];0)" office:value-type="float" office:value="105" calcext:value-type="float">
            <text:p>105</text:p>
          </table:table-cell>
          <table:table-cell table:formula="of:=IF(AND([.H102]&gt;[.X$4];[.L102]=&quot;Hêtre 27&quot;);[.$J102];0)" office:value-type="float" office:value="0" calcext:value-type="float">
            <text:p>0</text:p>
          </table:table-cell>
          <table:table-cell table:formula="of:=IF(AND([.$H102]&gt;[.X$4];[.$L102]=&quot;Hêtre 27&quot;);[.$G102]*[.$E102];0)" office:value-type="float" office:value="0" calcext:value-type="float">
            <text:p>0</text:p>
          </table:table-cell>
          <table:table-cell table:style-name="ce16" table:formula="of:=IF(AND([.H102]&lt;[.X$4];[.H102]&gt;=[.Z$4];[.L102]=&quot;Hêtre 27&quot;);[.$J102];0)" office:value-type="float" office:value="0" calcext:value-type="float">
            <text:p>0</text:p>
          </table:table-cell>
          <table:table-cell table:formula="of:=IF(AND([.$H102]&gt;=[.Z$4];[.$H102]&lt;[.X$4];[.$L102]=&quot;Hêtre 27&quot;);[.$G102]*[.$E102];0)" office:value-type="float" office:value="0" calcext:value-type="float">
            <text:p>0</text:p>
          </table:table-cell>
          <table:table-cell table:style-name="ce16" table:formula="of:=IF(AND([.H102]&lt;[.Z$4];[.H102]&gt;=[.AB$4];[.L102]=&quot;Hêtre 27&quot;;);[.$J102];0)" office:value-type="float" office:value="0" calcext:value-type="float">
            <text:p>0</text:p>
          </table:table-cell>
          <table:table-cell table:formula="of:=IF(AND([.$H102]&gt;=[.AB$4];[.$H102]&lt;[.Z$4];[.$L102]=&quot;Hêtre 27&quot;);[.$G102]*[.E102];0)" office:value-type="float" office:value="0" calcext:value-type="float">
            <text:p>0</text:p>
          </table:table-cell>
          <table:table-cell table:style-name="ce16" table:formula="of:=IF(AND([.H102]&lt;[.AB$4];[.L102]=&quot;Hêtre 27&quot;);[.$J102];0)" office:value-type="float" office:value="0" calcext:value-type="float">
            <text:p>0</text:p>
          </table:table-cell>
          <table:table-cell table:formula="of:=IF(AND([.$H102]&lt;[.AB$4];[.$L102]=&quot;Hêtre 27&quot;);[.$G102]*[.$E102];0)" office:value-type="float" office:value="0" calcext:value-type="float">
            <text:p>0</text:p>
          </table:table-cell>
          <table:table-cell table:formula="of:=IF(AND([.H102]&gt;[.AF$4];[.L102]=&quot;Hêtre 20&quot;);[.$J102];0)" office:value-type="float" office:value="0" calcext:value-type="float">
            <text:p>0</text:p>
          </table:table-cell>
          <table:table-cell table:formula="of:=IF(AND([.$H102]&gt;[.AF$4];[.$L102]=&quot;Hêtre 20&quot;);[.$G102]*[.$E102];0)" office:value-type="float" office:value="0" calcext:value-type="float">
            <text:p>0</text:p>
          </table:table-cell>
          <table:table-cell table:style-name="ce16" table:formula="of:=IF(AND([.H102]&lt;[.AF$4];[.H102]&gt;=[.AH$4];[.L102]=&quot;Hêtre 20&quot;);[.$J102];0)" office:value-type="float" office:value="0" calcext:value-type="float">
            <text:p>0</text:p>
          </table:table-cell>
          <table:table-cell table:formula="of:=IF(AND([.$H102]&gt;=[.AH$4];[.$H102]&lt;[.AF$4];[.$L102]=&quot;Hêtre 20&quot;);[.$G102]*[.$E102];0)" office:value-type="float" office:value="0" calcext:value-type="float">
            <text:p>0</text:p>
          </table:table-cell>
          <table:table-cell table:style-name="ce16" table:formula="of:=IF(AND([.H102]&lt;[.AH$4];[.H102]&gt;=[.AJ$4];[.L102]=&quot;Hêtre 20&quot;;);[.$J102];0)" office:value-type="float" office:value="0" calcext:value-type="float">
            <text:p>0</text:p>
          </table:table-cell>
          <table:table-cell table:formula="of:=IF(AND([.$H102]&gt;=[.AJ$4];[.$H102]&lt;[.AH$4];[.$L102]=&quot;Hêtre 20&quot;);[.$G102]*[.$E102];0)" office:value-type="float" office:value="0" calcext:value-type="float">
            <text:p>0</text:p>
          </table:table-cell>
          <table:table-cell table:style-name="ce16" table:formula="of:=IF(AND([.H102]&lt;[.AJ$4];[.L102]=&quot;Hêtre 20&quot;);[.$J102];0)" office:value-type="float" office:value="0" calcext:value-type="float">
            <text:p>0</text:p>
          </table:table-cell>
          <table:table-cell table:formula="of:=IF(AND([.$H102]&lt;[.AJ$4];[.$L102]=&quot;Hêtre 20&quot;);[.$G102]*[.$E10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1" calcext:value-type="float">
            <text:p>2021</text:p>
          </table:table-cell>
          <table:table-cell table:style-name="ce7" table:formula="of:=[.H101]-50-[.H103]" office:value-type="float" office:value="0" calcext:value-type="float">
            <text:p>0</text:p>
          </table:table-cell>
          <table:table-cell table:formula="of:=[.E103]*([.G103]/1000)*([.H103]/1000)" office:value-type="float" office:value="0.32336" calcext:value-type="float">
            <text:p>0,32336</text:p>
          </table:table-cell>
          <table:table-cell table:formula="of:=[.J103]*[.F103]/1000" office:value-type="float" office:value="0.0064672" calcext:value-type="float">
            <text:p>0,0064672</text:p>
          </table:table-cell>
          <table:table-cell office:value-type="string" calcext:value-type="string">
            <text:p>Hêtre 27</text:p>
          </table:table-cell>
          <table:table-cell table:style-name="ce19" table:formula="of:=IF(OR(AND([.F103]&lt;35;[.F103]&gt;22;[.L103]=&quot;Hêtre 45&quot;);AND([.F103]&lt;=22;[.F103]&gt;14;[.L103]=&quot;Hêtre 27&quot;);AND([.F103]&lt;=14;[.L103]=&quot;Hêtre 20&quot;));TRUE())" office:value-type="boolean" office:boolean-value="true" calcext:value-type="boolean">
            <text:p>VRAI</text:p>
          </table:table-cell>
          <table:table-cell table:formula="of:=IF(AND([.H103]&gt;[.P$4];[.L103]=&quot;Hêtre 45&quot;);[.J103];0)" office:value-type="float" office:value="0" calcext:value-type="float">
            <text:p>0</text:p>
          </table:table-cell>
          <table:table-cell table:formula="of:=IF(AND([.$H103]&gt;[.P$4];[.$L103]=&quot;Hêtre 45&quot;);[.$G103]*[.E103];0)" office:value-type="float" office:value="0" calcext:value-type="float">
            <text:p>0</text:p>
          </table:table-cell>
          <table:table-cell table:style-name="ce16" table:formula="of:=IF(AND([.H103]&lt;[.P$4];[.H103]&gt;=[.R$4];[.L103]=&quot;Hêtre 45&quot;;[.F103]&gt;19);[.J103];0)" office:value-type="float" office:value="0" calcext:value-type="float">
            <text:p>0</text:p>
          </table:table-cell>
          <table:table-cell table:formula="of:=IF(AND([.$H103]&gt;=[.R$4];[.$H103]&lt;[.P$4];[.$L103]=&quot;Hêtre 45&quot;);[.$G103]*[.$E103];0)" office:value-type="float" office:value="0" calcext:value-type="float">
            <text:p>0</text:p>
          </table:table-cell>
          <table:table-cell table:style-name="ce16" table:formula="of:=IF(AND([.H103]&lt;[.R$4];[.H103]&gt;=[.T$4];[.L103]=&quot;Hêtre 45&quot;;[.F103]&gt;19);[.J103];0)" office:value-type="float" office:value="0" calcext:value-type="float">
            <text:p>0</text:p>
          </table:table-cell>
          <table:table-cell table:formula="of:=IF(AND([.$H103]&gt;=[.T$4];[.$H103]&lt;[.R$4];[.$L103]=&quot;Hêtre 45&quot;);[.$G103]*[.$E103];0)" office:value-type="float" office:value="0" calcext:value-type="float">
            <text:p>0</text:p>
          </table:table-cell>
          <table:table-cell table:style-name="ce16" table:formula="of:=IF(AND([.H103]&lt;[.T$4];[.L103]=&quot;Hêtre 45&quot;;[.F103]&gt;19);[.J103];0)" office:value-type="float" office:value="0" calcext:value-type="float">
            <text:p>0</text:p>
          </table:table-cell>
          <table:table-cell table:formula="of:=IF(AND([.$H103]&lt;[.T$4];[.$L103]=&quot;Hêtre 45&quot;);[.$G103]*[.$E103];0)" office:value-type="float" office:value="0" calcext:value-type="float">
            <text:p>0</text:p>
          </table:table-cell>
          <table:table-cell table:formula="of:=IF(AND([.H103]&gt;[.X$4];[.L103]=&quot;Hêtre 27&quot;);[.$J103];0)" office:value-type="float" office:value="0.32336" calcext:value-type="float">
            <text:p>0,32336</text:p>
          </table:table-cell>
          <table:table-cell table:formula="of:=IF(AND([.$H103]&gt;[.X$4];[.$L103]=&quot;Hêtre 27&quot;);[.$G103]*[.$E103];0)" office:value-type="float" office:value="160" calcext:value-type="float">
            <text:p>160</text:p>
          </table:table-cell>
          <table:table-cell table:style-name="ce16" table:formula="of:=IF(AND([.H103]&lt;[.X$4];[.H103]&gt;=[.Z$4];[.L103]=&quot;Hêtre 27&quot;);[.$J103];0)" office:value-type="float" office:value="0" calcext:value-type="float">
            <text:p>0</text:p>
          </table:table-cell>
          <table:table-cell table:formula="of:=IF(AND([.$H103]&gt;=[.Z$4];[.$H103]&lt;[.X$4];[.$L103]=&quot;Hêtre 27&quot;);[.$G103]*[.$E103];0)" office:value-type="float" office:value="0" calcext:value-type="float">
            <text:p>0</text:p>
          </table:table-cell>
          <table:table-cell table:style-name="ce16" table:formula="of:=IF(AND([.H103]&lt;[.Z$4];[.H103]&gt;=[.AB$4];[.L103]=&quot;Hêtre 27&quot;;);[.$J103];0)" office:value-type="float" office:value="0" calcext:value-type="float">
            <text:p>0</text:p>
          </table:table-cell>
          <table:table-cell table:formula="of:=IF(AND([.$H103]&gt;=[.AB$4];[.$H103]&lt;[.Z$4];[.$L103]=&quot;Hêtre 27&quot;);[.$G103]*[.E103];0)" office:value-type="float" office:value="0" calcext:value-type="float">
            <text:p>0</text:p>
          </table:table-cell>
          <table:table-cell table:style-name="ce16" table:formula="of:=IF(AND([.H103]&lt;[.AB$4];[.L103]=&quot;Hêtre 27&quot;);[.$J103];0)" office:value-type="float" office:value="0" calcext:value-type="float">
            <text:p>0</text:p>
          </table:table-cell>
          <table:table-cell table:formula="of:=IF(AND([.$H103]&lt;[.AB$4];[.$L103]=&quot;Hêtre 27&quot;);[.$G103]*[.$E103];0)" office:value-type="float" office:value="0" calcext:value-type="float">
            <text:p>0</text:p>
          </table:table-cell>
          <table:table-cell table:formula="of:=IF(AND([.H103]&gt;[.AF$4];[.L103]=&quot;Hêtre 20&quot;);[.$J103];0)" office:value-type="float" office:value="0" calcext:value-type="float">
            <text:p>0</text:p>
          </table:table-cell>
          <table:table-cell table:formula="of:=IF(AND([.$H103]&gt;[.AF$4];[.$L103]=&quot;Hêtre 20&quot;);[.$G103]*[.$E103];0)" office:value-type="float" office:value="0" calcext:value-type="float">
            <text:p>0</text:p>
          </table:table-cell>
          <table:table-cell table:style-name="ce16" table:formula="of:=IF(AND([.H103]&lt;[.AF$4];[.H103]&gt;=[.AH$4];[.L103]=&quot;Hêtre 20&quot;);[.$J103];0)" office:value-type="float" office:value="0" calcext:value-type="float">
            <text:p>0</text:p>
          </table:table-cell>
          <table:table-cell table:formula="of:=IF(AND([.$H103]&gt;=[.AH$4];[.$H103]&lt;[.AF$4];[.$L103]=&quot;Hêtre 20&quot;);[.$G103]*[.$E103];0)" office:value-type="float" office:value="0" calcext:value-type="float">
            <text:p>0</text:p>
          </table:table-cell>
          <table:table-cell table:style-name="ce16" table:formula="of:=IF(AND([.H103]&lt;[.AH$4];[.H103]&gt;=[.AJ$4];[.L103]=&quot;Hêtre 20&quot;;);[.$J103];0)" office:value-type="float" office:value="0" calcext:value-type="float">
            <text:p>0</text:p>
          </table:table-cell>
          <table:table-cell table:formula="of:=IF(AND([.$H103]&gt;=[.AJ$4];[.$H103]&lt;[.AH$4];[.$L103]=&quot;Hêtre 20&quot;);[.$G103]*[.$E103];0)" office:value-type="float" office:value="0" calcext:value-type="float">
            <text:p>0</text:p>
          </table:table-cell>
          <table:table-cell table:style-name="ce16" table:formula="of:=IF(AND([.H103]&lt;[.AJ$4];[.L103]=&quot;Hêtre 20&quot;);[.$J103];0)" office:value-type="float" office:value="0" calcext:value-type="float">
            <text:p>0</text:p>
          </table:table-cell>
          <table:table-cell table:formula="of:=IF(AND([.$H103]&lt;[.AJ$4];[.$L103]=&quot;Hêtre 20&quot;);[.$G103]*[.$E10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3" calcext:value-type="float">
            <text:p>923</text:p>
          </table:table-cell>
          <table:table-cell table:style-name="ce7" table:formula="of:=[.H102]-2*30-[.H104]" office:value-type="float" office:value="0" calcext:value-type="float">
            <text:p>0</text:p>
          </table:table-cell>
          <table:table-cell table:formula="of:=[.E104]*([.G104]/1000)*([.H104]/1000)" office:value-type="float" office:value="0.07384" calcext:value-type="float">
            <text:p>0,07384</text:p>
          </table:table-cell>
          <table:table-cell table:formula="of:=[.J104]*[.F104]/1000" office:value-type="float" office:value="0.0014768" calcext:value-type="float">
            <text:p>0,0014768</text:p>
          </table:table-cell>
          <table:table-cell office:value-type="string" calcext:value-type="string">
            <text:p>Hêtre 27</text:p>
          </table:table-cell>
          <table:table-cell table:style-name="ce19" table:formula="of:=IF(OR(AND([.F104]&lt;35;[.F104]&gt;22;[.L104]=&quot;Hêtre 45&quot;);AND([.F104]&lt;=22;[.F104]&gt;14;[.L104]=&quot;Hêtre 27&quot;);AND([.F104]&lt;=14;[.L104]=&quot;Hêtre 20&quot;));TRUE())" office:value-type="boolean" office:boolean-value="true" calcext:value-type="boolean">
            <text:p>VRAI</text:p>
          </table:table-cell>
          <table:table-cell table:formula="of:=IF(AND([.H104]&gt;[.P$4];[.L104]=&quot;Hêtre 45&quot;);[.J104];0)" office:value-type="float" office:value="0" calcext:value-type="float">
            <text:p>0</text:p>
          </table:table-cell>
          <table:table-cell table:formula="of:=IF(AND([.$H104]&gt;[.P$4];[.$L104]=&quot;Hêtre 45&quot;);[.$G104]*[.E104];0)" office:value-type="float" office:value="0" calcext:value-type="float">
            <text:p>0</text:p>
          </table:table-cell>
          <table:table-cell table:style-name="ce16" table:formula="of:=IF(AND([.H104]&lt;[.P$4];[.H104]&gt;=[.R$4];[.L104]=&quot;Hêtre 45&quot;;[.F104]&gt;19);[.J104];0)" office:value-type="float" office:value="0" calcext:value-type="float">
            <text:p>0</text:p>
          </table:table-cell>
          <table:table-cell table:formula="of:=IF(AND([.$H104]&gt;=[.R$4];[.$H104]&lt;[.P$4];[.$L104]=&quot;Hêtre 45&quot;);[.$G104]*[.$E104];0)" office:value-type="float" office:value="0" calcext:value-type="float">
            <text:p>0</text:p>
          </table:table-cell>
          <table:table-cell table:style-name="ce16" table:formula="of:=IF(AND([.H104]&lt;[.R$4];[.H104]&gt;=[.T$4];[.L104]=&quot;Hêtre 45&quot;;[.F104]&gt;19);[.J104];0)" office:value-type="float" office:value="0" calcext:value-type="float">
            <text:p>0</text:p>
          </table:table-cell>
          <table:table-cell table:formula="of:=IF(AND([.$H104]&gt;=[.T$4];[.$H104]&lt;[.R$4];[.$L104]=&quot;Hêtre 45&quot;);[.$G104]*[.$E104];0)" office:value-type="float" office:value="0" calcext:value-type="float">
            <text:p>0</text:p>
          </table:table-cell>
          <table:table-cell table:style-name="ce16" table:formula="of:=IF(AND([.H104]&lt;[.T$4];[.L104]=&quot;Hêtre 45&quot;;[.F104]&gt;19);[.J104];0)" office:value-type="float" office:value="0" calcext:value-type="float">
            <text:p>0</text:p>
          </table:table-cell>
          <table:table-cell table:formula="of:=IF(AND([.$H104]&lt;[.T$4];[.$L104]=&quot;Hêtre 45&quot;);[.$G104]*[.$E104];0)" office:value-type="float" office:value="0" calcext:value-type="float">
            <text:p>0</text:p>
          </table:table-cell>
          <table:table-cell table:formula="of:=IF(AND([.H104]&gt;[.X$4];[.L104]=&quot;Hêtre 27&quot;);[.$J104];0)" office:value-type="float" office:value="0" calcext:value-type="float">
            <text:p>0</text:p>
          </table:table-cell>
          <table:table-cell table:formula="of:=IF(AND([.$H104]&gt;[.X$4];[.$L104]=&quot;Hêtre 27&quot;);[.$G104]*[.$E104];0)" office:value-type="float" office:value="0" calcext:value-type="float">
            <text:p>0</text:p>
          </table:table-cell>
          <table:table-cell table:style-name="ce16" table:formula="of:=IF(AND([.H104]&lt;[.X$4];[.H104]&gt;=[.Z$4];[.L104]=&quot;Hêtre 27&quot;);[.$J104];0)" office:value-type="float" office:value="0" calcext:value-type="float">
            <text:p>0</text:p>
          </table:table-cell>
          <table:table-cell table:formula="of:=IF(AND([.$H104]&gt;=[.Z$4];[.$H104]&lt;[.X$4];[.$L104]=&quot;Hêtre 27&quot;);[.$G104]*[.$E104];0)" office:value-type="float" office:value="0" calcext:value-type="float">
            <text:p>0</text:p>
          </table:table-cell>
          <table:table-cell table:style-name="ce16" table:formula="of:=IF(AND([.H104]&lt;[.Z$4];[.H104]&gt;=[.AB$4];[.L104]=&quot;Hêtre 27&quot;;);[.$J104];0)" office:value-type="float" office:value="0" calcext:value-type="float">
            <text:p>0</text:p>
          </table:table-cell>
          <table:table-cell table:formula="of:=IF(AND([.$H104]&gt;=[.AB$4];[.$H104]&lt;[.Z$4];[.$L104]=&quot;Hêtre 27&quot;);[.$G104]*[.E104];0)" office:value-type="float" office:value="0" calcext:value-type="float">
            <text:p>0</text:p>
          </table:table-cell>
          <table:table-cell table:style-name="ce16" table:formula="of:=IF(AND([.H104]&lt;[.AB$4];[.L104]=&quot;Hêtre 27&quot;);[.$J104];0)" office:value-type="float" office:value="0.07384" calcext:value-type="float">
            <text:p>0,07384</text:p>
          </table:table-cell>
          <table:table-cell table:formula="of:=IF(AND([.$H104]&lt;[.AB$4];[.$L104]=&quot;Hêtre 27&quot;);[.$G104]*[.$E104];0)" office:value-type="float" office:value="80" calcext:value-type="float">
            <text:p>80</text:p>
          </table:table-cell>
          <table:table-cell table:formula="of:=IF(AND([.H104]&gt;[.AF$4];[.L104]=&quot;Hêtre 20&quot;);[.$J104];0)" office:value-type="float" office:value="0" calcext:value-type="float">
            <text:p>0</text:p>
          </table:table-cell>
          <table:table-cell table:formula="of:=IF(AND([.$H104]&gt;[.AF$4];[.$L104]=&quot;Hêtre 20&quot;);[.$G104]*[.$E104];0)" office:value-type="float" office:value="0" calcext:value-type="float">
            <text:p>0</text:p>
          </table:table-cell>
          <table:table-cell table:style-name="ce16" table:formula="of:=IF(AND([.H104]&lt;[.AF$4];[.H104]&gt;=[.AH$4];[.L104]=&quot;Hêtre 20&quot;);[.$J104];0)" office:value-type="float" office:value="0" calcext:value-type="float">
            <text:p>0</text:p>
          </table:table-cell>
          <table:table-cell table:formula="of:=IF(AND([.$H104]&gt;=[.AH$4];[.$H104]&lt;[.AF$4];[.$L104]=&quot;Hêtre 20&quot;);[.$G104]*[.$E104];0)" office:value-type="float" office:value="0" calcext:value-type="float">
            <text:p>0</text:p>
          </table:table-cell>
          <table:table-cell table:style-name="ce16" table:formula="of:=IF(AND([.H104]&lt;[.AH$4];[.H104]&gt;=[.AJ$4];[.L104]=&quot;Hêtre 20&quot;;);[.$J104];0)" office:value-type="float" office:value="0" calcext:value-type="float">
            <text:p>0</text:p>
          </table:table-cell>
          <table:table-cell table:formula="of:=IF(AND([.$H104]&gt;=[.AJ$4];[.$H104]&lt;[.AH$4];[.$L104]=&quot;Hêtre 20&quot;);[.$G104]*[.$E104];0)" office:value-type="float" office:value="0" calcext:value-type="float">
            <text:p>0</text:p>
          </table:table-cell>
          <table:table-cell table:style-name="ce16" table:formula="of:=IF(AND([.H104]&lt;[.AJ$4];[.L104]=&quot;Hêtre 20&quot;);[.$J104];0)" office:value-type="float" office:value="0" calcext:value-type="float">
            <text:p>0</text:p>
          </table:table-cell>
          <table:table-cell table:formula="of:=IF(AND([.$H104]&lt;[.AJ$4];[.$L104]=&quot;Hêtre 20&quot;);[.$G104]*[.$E10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1" calcext:value-type="float">
            <text:p>2041</text:p>
          </table:table-cell>
          <table:table-cell table:style-name="ce7" table:formula="of:=[.H101]-30-[.H105]" office:value-type="float" office:value="0" calcext:value-type="float">
            <text:p>0</text:p>
          </table:table-cell>
          <table:table-cell table:formula="of:=[.E105]*([.G105]/1000)*([.H105]/1000)" office:value-type="float" office:value="0.26533" calcext:value-type="float">
            <text:p>0,26533</text:p>
          </table:table-cell>
          <table:table-cell table:formula="of:=[.J105]*[.F105]/1000" office:value-type="float" office:value="0.00132665" calcext:value-type="float">
            <text:p>0,00132665</text:p>
          </table:table-cell>
          <table:table-cell office:value-type="string" calcext:value-type="string">
            <text:p>Hêtre 20</text:p>
          </table:table-cell>
          <table:table-cell table:style-name="ce19" table:formula="of:=IF(OR(AND([.F105]&lt;35;[.F105]&gt;22;[.L105]=&quot;Hêtre 45&quot;);AND([.F105]&lt;=22;[.F105]&gt;14;[.L105]=&quot;Hêtre 27&quot;);AND([.F105]&lt;=14;[.L105]=&quot;Hêtre 20&quot;));TRUE())" office:value-type="boolean" office:boolean-value="true" calcext:value-type="boolean">
            <text:p>VRAI</text:p>
          </table:table-cell>
          <table:table-cell table:formula="of:=IF(AND([.H105]&gt;[.P$4];[.L105]=&quot;Hêtre 45&quot;);[.J105];0)" office:value-type="float" office:value="0" calcext:value-type="float">
            <text:p>0</text:p>
          </table:table-cell>
          <table:table-cell table:formula="of:=IF(AND([.$H105]&gt;[.P$4];[.$L105]=&quot;Hêtre 45&quot;);[.$G105]*[.E105];0)" office:value-type="float" office:value="0" calcext:value-type="float">
            <text:p>0</text:p>
          </table:table-cell>
          <table:table-cell table:style-name="ce16" table:formula="of:=IF(AND([.H105]&lt;[.P$4];[.H105]&gt;=[.R$4];[.L105]=&quot;Hêtre 45&quot;;[.F105]&gt;19);[.J105];0)" office:value-type="float" office:value="0" calcext:value-type="float">
            <text:p>0</text:p>
          </table:table-cell>
          <table:table-cell table:formula="of:=IF(AND([.$H105]&gt;=[.R$4];[.$H105]&lt;[.P$4];[.$L105]=&quot;Hêtre 45&quot;);[.$G105]*[.$E105];0)" office:value-type="float" office:value="0" calcext:value-type="float">
            <text:p>0</text:p>
          </table:table-cell>
          <table:table-cell table:style-name="ce16" table:formula="of:=IF(AND([.H105]&lt;[.R$4];[.H105]&gt;=[.T$4];[.L105]=&quot;Hêtre 45&quot;;[.F105]&gt;19);[.J105];0)" office:value-type="float" office:value="0" calcext:value-type="float">
            <text:p>0</text:p>
          </table:table-cell>
          <table:table-cell table:formula="of:=IF(AND([.$H105]&gt;=[.T$4];[.$H105]&lt;[.R$4];[.$L105]=&quot;Hêtre 45&quot;);[.$G105]*[.$E105];0)" office:value-type="float" office:value="0" calcext:value-type="float">
            <text:p>0</text:p>
          </table:table-cell>
          <table:table-cell table:style-name="ce16" table:formula="of:=IF(AND([.H105]&lt;[.T$4];[.L105]=&quot;Hêtre 45&quot;;[.F105]&gt;19);[.J105];0)" office:value-type="float" office:value="0" calcext:value-type="float">
            <text:p>0</text:p>
          </table:table-cell>
          <table:table-cell table:formula="of:=IF(AND([.$H105]&lt;[.T$4];[.$L105]=&quot;Hêtre 45&quot;);[.$G105]*[.$E105];0)" office:value-type="float" office:value="0" calcext:value-type="float">
            <text:p>0</text:p>
          </table:table-cell>
          <table:table-cell table:formula="of:=IF(AND([.H105]&gt;[.X$4];[.L105]=&quot;Hêtre 27&quot;);[.$J105];0)" office:value-type="float" office:value="0" calcext:value-type="float">
            <text:p>0</text:p>
          </table:table-cell>
          <table:table-cell table:formula="of:=IF(AND([.$H105]&gt;[.X$4];[.$L105]=&quot;Hêtre 27&quot;);[.$G105]*[.$E105];0)" office:value-type="float" office:value="0" calcext:value-type="float">
            <text:p>0</text:p>
          </table:table-cell>
          <table:table-cell table:style-name="ce16" table:formula="of:=IF(AND([.H105]&lt;[.X$4];[.H105]&gt;=[.Z$4];[.L105]=&quot;Hêtre 27&quot;);[.$J105];0)" office:value-type="float" office:value="0" calcext:value-type="float">
            <text:p>0</text:p>
          </table:table-cell>
          <table:table-cell table:formula="of:=IF(AND([.$H105]&gt;=[.Z$4];[.$H105]&lt;[.X$4];[.$L105]=&quot;Hêtre 27&quot;);[.$G105]*[.$E105];0)" office:value-type="float" office:value="0" calcext:value-type="float">
            <text:p>0</text:p>
          </table:table-cell>
          <table:table-cell table:style-name="ce16" table:formula="of:=IF(AND([.H105]&lt;[.Z$4];[.H105]&gt;=[.AB$4];[.L105]=&quot;Hêtre 27&quot;;);[.$J105];0)" office:value-type="float" office:value="0" calcext:value-type="float">
            <text:p>0</text:p>
          </table:table-cell>
          <table:table-cell table:formula="of:=IF(AND([.$H105]&gt;=[.AB$4];[.$H105]&lt;[.Z$4];[.$L105]=&quot;Hêtre 27&quot;);[.$G105]*[.E105];0)" office:value-type="float" office:value="0" calcext:value-type="float">
            <text:p>0</text:p>
          </table:table-cell>
          <table:table-cell table:style-name="ce16" table:formula="of:=IF(AND([.H105]&lt;[.AB$4];[.L105]=&quot;Hêtre 27&quot;);[.$J105];0)" office:value-type="float" office:value="0" calcext:value-type="float">
            <text:p>0</text:p>
          </table:table-cell>
          <table:table-cell table:formula="of:=IF(AND([.$H105]&lt;[.AB$4];[.$L105]=&quot;Hêtre 27&quot;);[.$G105]*[.$E105];0)" office:value-type="float" office:value="0" calcext:value-type="float">
            <text:p>0</text:p>
          </table:table-cell>
          <table:table-cell table:formula="of:=IF(AND([.H105]&gt;[.AF$4];[.L105]=&quot;Hêtre 20&quot;);[.$J105];0)" office:value-type="float" office:value="0.26533" calcext:value-type="float">
            <text:p>0,26533</text:p>
          </table:table-cell>
          <table:table-cell table:formula="of:=IF(AND([.$H105]&gt;[.AF$4];[.$L105]=&quot;Hêtre 20&quot;);[.$G105]*[.$E105];0)" office:value-type="float" office:value="130" calcext:value-type="float">
            <text:p>130</text:p>
          </table:table-cell>
          <table:table-cell table:style-name="ce16" table:formula="of:=IF(AND([.H105]&lt;[.AF$4];[.H105]&gt;=[.AH$4];[.L105]=&quot;Hêtre 20&quot;);[.$J105];0)" office:value-type="float" office:value="0" calcext:value-type="float">
            <text:p>0</text:p>
          </table:table-cell>
          <table:table-cell table:formula="of:=IF(AND([.$H105]&gt;=[.AH$4];[.$H105]&lt;[.AF$4];[.$L105]=&quot;Hêtre 20&quot;);[.$G105]*[.$E105];0)" office:value-type="float" office:value="0" calcext:value-type="float">
            <text:p>0</text:p>
          </table:table-cell>
          <table:table-cell table:style-name="ce16" table:formula="of:=IF(AND([.H105]&lt;[.AH$4];[.H105]&gt;=[.AJ$4];[.L105]=&quot;Hêtre 20&quot;;);[.$J105];0)" office:value-type="float" office:value="0" calcext:value-type="float">
            <text:p>0</text:p>
          </table:table-cell>
          <table:table-cell table:formula="of:=IF(AND([.$H105]&gt;=[.AJ$4];[.$H105]&lt;[.AH$4];[.$L105]=&quot;Hêtre 20&quot;);[.$G105]*[.$E105];0)" office:value-type="float" office:value="0" calcext:value-type="float">
            <text:p>0</text:p>
          </table:table-cell>
          <table:table-cell table:style-name="ce16" table:formula="of:=IF(AND([.H105]&lt;[.AJ$4];[.L105]=&quot;Hêtre 20&quot;);[.$J105];0)" office:value-type="float" office:value="0" calcext:value-type="float">
            <text:p>0</text:p>
          </table:table-cell>
          <table:table-cell table:formula="of:=IF(AND([.$H105]&lt;[.AJ$4];[.$L105]=&quot;Hêtre 20&quot;);[.$G105]*[.$E10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53" calcext:value-type="float">
            <text:p>1053</text:p>
          </table:table-cell>
          <table:table-cell table:style-name="ce7" table:formula="of:=[.H102]+70-[.H106]" office:value-type="float" office:value="0" calcext:value-type="float">
            <text:p>0</text:p>
          </table:table-cell>
          <table:table-cell table:formula="of:=[.E106]*([.G106]/1000)*([.H106]/1000)" office:value-type="float" office:value="0.068445" calcext:value-type="float">
            <text:p>0,068445</text:p>
          </table:table-cell>
          <table:table-cell table:formula="of:=[.J106]*[.F106]/1000" office:value-type="float" office:value="0.000342225" calcext:value-type="float">
            <text:p>0,000342225</text:p>
          </table:table-cell>
          <table:table-cell office:value-type="string" calcext:value-type="string">
            <text:p>Hêtre 20</text:p>
          </table:table-cell>
          <table:table-cell table:style-name="ce19" table:formula="of:=IF(OR(AND([.F106]&lt;35;[.F106]&gt;22;[.L106]=&quot;Hêtre 45&quot;);AND([.F106]&lt;=22;[.F106]&gt;14;[.L106]=&quot;Hêtre 27&quot;);AND([.F106]&lt;=14;[.L106]=&quot;Hêtre 20&quot;));TRUE())" office:value-type="boolean" office:boolean-value="true" calcext:value-type="boolean">
            <text:p>VRAI</text:p>
          </table:table-cell>
          <table:table-cell table:formula="of:=IF(AND([.H106]&gt;[.P$4];[.L106]=&quot;Hêtre 45&quot;);[.J106];0)" office:value-type="float" office:value="0" calcext:value-type="float">
            <text:p>0</text:p>
          </table:table-cell>
          <table:table-cell table:formula="of:=IF(AND([.$H106]&gt;[.P$4];[.$L106]=&quot;Hêtre 45&quot;);[.$G106]*[.E106];0)" office:value-type="float" office:value="0" calcext:value-type="float">
            <text:p>0</text:p>
          </table:table-cell>
          <table:table-cell table:style-name="ce16" table:formula="of:=IF(AND([.H106]&lt;[.P$4];[.H106]&gt;=[.R$4];[.L106]=&quot;Hêtre 45&quot;;[.F106]&gt;19);[.J106];0)" office:value-type="float" office:value="0" calcext:value-type="float">
            <text:p>0</text:p>
          </table:table-cell>
          <table:table-cell table:formula="of:=IF(AND([.$H106]&gt;=[.R$4];[.$H106]&lt;[.P$4];[.$L106]=&quot;Hêtre 45&quot;);[.$G106]*[.$E106];0)" office:value-type="float" office:value="0" calcext:value-type="float">
            <text:p>0</text:p>
          </table:table-cell>
          <table:table-cell table:style-name="ce16" table:formula="of:=IF(AND([.H106]&lt;[.R$4];[.H106]&gt;=[.T$4];[.L106]=&quot;Hêtre 45&quot;;[.F106]&gt;19);[.J106];0)" office:value-type="float" office:value="0" calcext:value-type="float">
            <text:p>0</text:p>
          </table:table-cell>
          <table:table-cell table:formula="of:=IF(AND([.$H106]&gt;=[.T$4];[.$H106]&lt;[.R$4];[.$L106]=&quot;Hêtre 45&quot;);[.$G106]*[.$E106];0)" office:value-type="float" office:value="0" calcext:value-type="float">
            <text:p>0</text:p>
          </table:table-cell>
          <table:table-cell table:style-name="ce16" table:formula="of:=IF(AND([.H106]&lt;[.T$4];[.L106]=&quot;Hêtre 45&quot;;[.F106]&gt;19);[.J106];0)" office:value-type="float" office:value="0" calcext:value-type="float">
            <text:p>0</text:p>
          </table:table-cell>
          <table:table-cell table:formula="of:=IF(AND([.$H106]&lt;[.T$4];[.$L106]=&quot;Hêtre 45&quot;);[.$G106]*[.$E106];0)" office:value-type="float" office:value="0" calcext:value-type="float">
            <text:p>0</text:p>
          </table:table-cell>
          <table:table-cell table:formula="of:=IF(AND([.H106]&gt;[.X$4];[.L106]=&quot;Hêtre 27&quot;);[.$J106];0)" office:value-type="float" office:value="0" calcext:value-type="float">
            <text:p>0</text:p>
          </table:table-cell>
          <table:table-cell table:formula="of:=IF(AND([.$H106]&gt;[.X$4];[.$L106]=&quot;Hêtre 27&quot;);[.$G106]*[.$E106];0)" office:value-type="float" office:value="0" calcext:value-type="float">
            <text:p>0</text:p>
          </table:table-cell>
          <table:table-cell table:style-name="ce16" table:formula="of:=IF(AND([.H106]&lt;[.X$4];[.H106]&gt;=[.Z$4];[.L106]=&quot;Hêtre 27&quot;);[.$J106];0)" office:value-type="float" office:value="0" calcext:value-type="float">
            <text:p>0</text:p>
          </table:table-cell>
          <table:table-cell table:formula="of:=IF(AND([.$H106]&gt;=[.Z$4];[.$H106]&lt;[.X$4];[.$L106]=&quot;Hêtre 27&quot;);[.$G106]*[.$E106];0)" office:value-type="float" office:value="0" calcext:value-type="float">
            <text:p>0</text:p>
          </table:table-cell>
          <table:table-cell table:style-name="ce16" table:formula="of:=IF(AND([.H106]&lt;[.Z$4];[.H106]&gt;=[.AB$4];[.L106]=&quot;Hêtre 27&quot;;);[.$J106];0)" office:value-type="float" office:value="0" calcext:value-type="float">
            <text:p>0</text:p>
          </table:table-cell>
          <table:table-cell table:formula="of:=IF(AND([.$H106]&gt;=[.AB$4];[.$H106]&lt;[.Z$4];[.$L106]=&quot;Hêtre 27&quot;);[.$G106]*[.E106];0)" office:value-type="float" office:value="0" calcext:value-type="float">
            <text:p>0</text:p>
          </table:table-cell>
          <table:table-cell table:style-name="ce16" table:formula="of:=IF(AND([.H106]&lt;[.AB$4];[.L106]=&quot;Hêtre 27&quot;);[.$J106];0)" office:value-type="float" office:value="0" calcext:value-type="float">
            <text:p>0</text:p>
          </table:table-cell>
          <table:table-cell table:formula="of:=IF(AND([.$H106]&lt;[.AB$4];[.$L106]=&quot;Hêtre 27&quot;);[.$G106]*[.$E106];0)" office:value-type="float" office:value="0" calcext:value-type="float">
            <text:p>0</text:p>
          </table:table-cell>
          <table:table-cell table:formula="of:=IF(AND([.H106]&gt;[.AF$4];[.L106]=&quot;Hêtre 20&quot;);[.$J106];0)" office:value-type="float" office:value="0" calcext:value-type="float">
            <text:p>0</text:p>
          </table:table-cell>
          <table:table-cell table:formula="of:=IF(AND([.$H106]&gt;[.AF$4];[.$L106]=&quot;Hêtre 20&quot;);[.$G106]*[.$E106];0)" office:value-type="float" office:value="0" calcext:value-type="float">
            <text:p>0</text:p>
          </table:table-cell>
          <table:table-cell table:style-name="ce16" table:formula="of:=IF(AND([.H106]&lt;[.AF$4];[.H106]&gt;=[.AH$4];[.L106]=&quot;Hêtre 20&quot;);[.$J106];0)" office:value-type="float" office:value="0" calcext:value-type="float">
            <text:p>0</text:p>
          </table:table-cell>
          <table:table-cell table:formula="of:=IF(AND([.$H106]&gt;=[.AH$4];[.$H106]&lt;[.AF$4];[.$L106]=&quot;Hêtre 20&quot;);[.$G106]*[.$E106];0)" office:value-type="float" office:value="0" calcext:value-type="float">
            <text:p>0</text:p>
          </table:table-cell>
          <table:table-cell table:style-name="ce16" table:formula="of:=IF(AND([.H106]&lt;[.AH$4];[.H106]&gt;=[.AJ$4];[.L106]=&quot;Hêtre 20&quot;;);[.$J106];0)" office:value-type="float" office:value="0" calcext:value-type="float">
            <text:p>0</text:p>
          </table:table-cell>
          <table:table-cell table:formula="of:=IF(AND([.$H106]&gt;=[.AJ$4];[.$H106]&lt;[.AH$4];[.$L106]=&quot;Hêtre 20&quot;);[.$G106]*[.$E106];0)" office:value-type="float" office:value="65" calcext:value-type="float">
            <text:p>65</text:p>
          </table:table-cell>
          <table:table-cell table:style-name="ce16" table:formula="of:=IF(AND([.H106]&lt;[.AJ$4];[.L106]=&quot;Hêtre 20&quot;);[.$J106];0)" office:value-type="float" office:value="0" calcext:value-type="float">
            <text:p>0</text:p>
          </table:table-cell>
          <table:table-cell table:formula="of:=IF(AND([.$H106]&lt;[.AJ$4];[.$L106]=&quot;Hêtre 20&quot;);[.$G106]*[.$E10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1" calcext:value-type="float">
            <text:p>2021</text:p>
          </table:table-cell>
          <table:table-cell table:style-name="ce7" table:formula="of:=[.H101]-50-[.H107]" office:value-type="float" office:value="0" calcext:value-type="float">
            <text:p>0</text:p>
          </table:table-cell>
          <table:table-cell table:formula="of:=[.E107]*([.G107]/1000)*([.H107]/1000)" office:value-type="float" office:value="0.34357" calcext:value-type="float">
            <text:p>0,34357</text:p>
          </table:table-cell>
          <table:table-cell table:formula="of:=[.J107]*[.F107]/1000" office:value-type="float" office:value="0.00171785" calcext:value-type="float">
            <text:p>0,00171785</text:p>
          </table:table-cell>
          <table:table-cell office:value-type="string" calcext:value-type="string">
            <text:p>Hêtre 20</text:p>
          </table:table-cell>
          <table:table-cell table:style-name="ce19" table:formula="of:=IF(OR(AND([.F107]&lt;35;[.F107]&gt;22;[.L107]=&quot;Hêtre 45&quot;);AND([.F107]&lt;=22;[.F107]&gt;14;[.L107]=&quot;Hêtre 27&quot;);AND([.F107]&lt;=14;[.L107]=&quot;Hêtre 20&quot;));TRUE())" office:value-type="boolean" office:boolean-value="true" calcext:value-type="boolean">
            <text:p>VRAI</text:p>
          </table:table-cell>
          <table:table-cell table:formula="of:=IF(AND([.H107]&gt;[.P$4];[.L107]=&quot;Hêtre 45&quot;);[.J107];0)" office:value-type="float" office:value="0" calcext:value-type="float">
            <text:p>0</text:p>
          </table:table-cell>
          <table:table-cell table:formula="of:=IF(AND([.$H107]&gt;[.P$4];[.$L107]=&quot;Hêtre 45&quot;);[.$G107]*[.E107];0)" office:value-type="float" office:value="0" calcext:value-type="float">
            <text:p>0</text:p>
          </table:table-cell>
          <table:table-cell table:style-name="ce16" table:formula="of:=IF(AND([.H107]&lt;[.P$4];[.H107]&gt;=[.R$4];[.L107]=&quot;Hêtre 45&quot;;[.F107]&gt;19);[.J107];0)" office:value-type="float" office:value="0" calcext:value-type="float">
            <text:p>0</text:p>
          </table:table-cell>
          <table:table-cell table:formula="of:=IF(AND([.$H107]&gt;=[.R$4];[.$H107]&lt;[.P$4];[.$L107]=&quot;Hêtre 45&quot;);[.$G107]*[.$E107];0)" office:value-type="float" office:value="0" calcext:value-type="float">
            <text:p>0</text:p>
          </table:table-cell>
          <table:table-cell table:style-name="ce16" table:formula="of:=IF(AND([.H107]&lt;[.R$4];[.H107]&gt;=[.T$4];[.L107]=&quot;Hêtre 45&quot;;[.F107]&gt;19);[.J107];0)" office:value-type="float" office:value="0" calcext:value-type="float">
            <text:p>0</text:p>
          </table:table-cell>
          <table:table-cell table:formula="of:=IF(AND([.$H107]&gt;=[.T$4];[.$H107]&lt;[.R$4];[.$L107]=&quot;Hêtre 45&quot;);[.$G107]*[.$E107];0)" office:value-type="float" office:value="0" calcext:value-type="float">
            <text:p>0</text:p>
          </table:table-cell>
          <table:table-cell table:style-name="ce16" table:formula="of:=IF(AND([.H107]&lt;[.T$4];[.L107]=&quot;Hêtre 45&quot;;[.F107]&gt;19);[.J107];0)" office:value-type="float" office:value="0" calcext:value-type="float">
            <text:p>0</text:p>
          </table:table-cell>
          <table:table-cell table:formula="of:=IF(AND([.$H107]&lt;[.T$4];[.$L107]=&quot;Hêtre 45&quot;);[.$G107]*[.$E107];0)" office:value-type="float" office:value="0" calcext:value-type="float">
            <text:p>0</text:p>
          </table:table-cell>
          <table:table-cell table:formula="of:=IF(AND([.H107]&gt;[.X$4];[.L107]=&quot;Hêtre 27&quot;);[.$J107];0)" office:value-type="float" office:value="0" calcext:value-type="float">
            <text:p>0</text:p>
          </table:table-cell>
          <table:table-cell table:formula="of:=IF(AND([.$H107]&gt;[.X$4];[.$L107]=&quot;Hêtre 27&quot;);[.$G107]*[.$E107];0)" office:value-type="float" office:value="0" calcext:value-type="float">
            <text:p>0</text:p>
          </table:table-cell>
          <table:table-cell table:style-name="ce16" table:formula="of:=IF(AND([.H107]&lt;[.X$4];[.H107]&gt;=[.Z$4];[.L107]=&quot;Hêtre 27&quot;);[.$J107];0)" office:value-type="float" office:value="0" calcext:value-type="float">
            <text:p>0</text:p>
          </table:table-cell>
          <table:table-cell table:formula="of:=IF(AND([.$H107]&gt;=[.Z$4];[.$H107]&lt;[.X$4];[.$L107]=&quot;Hêtre 27&quot;);[.$G107]*[.$E107];0)" office:value-type="float" office:value="0" calcext:value-type="float">
            <text:p>0</text:p>
          </table:table-cell>
          <table:table-cell table:style-name="ce16" table:formula="of:=IF(AND([.H107]&lt;[.Z$4];[.H107]&gt;=[.AB$4];[.L107]=&quot;Hêtre 27&quot;;);[.$J107];0)" office:value-type="float" office:value="0" calcext:value-type="float">
            <text:p>0</text:p>
          </table:table-cell>
          <table:table-cell table:formula="of:=IF(AND([.$H107]&gt;=[.AB$4];[.$H107]&lt;[.Z$4];[.$L107]=&quot;Hêtre 27&quot;);[.$G107]*[.E107];0)" office:value-type="float" office:value="0" calcext:value-type="float">
            <text:p>0</text:p>
          </table:table-cell>
          <table:table-cell table:style-name="ce16" table:formula="of:=IF(AND([.H107]&lt;[.AB$4];[.L107]=&quot;Hêtre 27&quot;);[.$J107];0)" office:value-type="float" office:value="0" calcext:value-type="float">
            <text:p>0</text:p>
          </table:table-cell>
          <table:table-cell table:formula="of:=IF(AND([.$H107]&lt;[.AB$4];[.$L107]=&quot;Hêtre 27&quot;);[.$G107]*[.$E107];0)" office:value-type="float" office:value="0" calcext:value-type="float">
            <text:p>0</text:p>
          </table:table-cell>
          <table:table-cell table:formula="of:=IF(AND([.H107]&gt;[.AF$4];[.L107]=&quot;Hêtre 20&quot;);[.$J107];0)" office:value-type="float" office:value="0.34357" calcext:value-type="float">
            <text:p>0,34357</text:p>
          </table:table-cell>
          <table:table-cell table:formula="of:=IF(AND([.$H107]&gt;[.AF$4];[.$L107]=&quot;Hêtre 20&quot;);[.$G107]*[.$E107];0)" office:value-type="float" office:value="170" calcext:value-type="float">
            <text:p>170</text:p>
          </table:table-cell>
          <table:table-cell table:style-name="ce16" table:formula="of:=IF(AND([.H107]&lt;[.AF$4];[.H107]&gt;=[.AH$4];[.L107]=&quot;Hêtre 20&quot;);[.$J107];0)" office:value-type="float" office:value="0" calcext:value-type="float">
            <text:p>0</text:p>
          </table:table-cell>
          <table:table-cell table:formula="of:=IF(AND([.$H107]&gt;=[.AH$4];[.$H107]&lt;[.AF$4];[.$L107]=&quot;Hêtre 20&quot;);[.$G107]*[.$E107];0)" office:value-type="float" office:value="0" calcext:value-type="float">
            <text:p>0</text:p>
          </table:table-cell>
          <table:table-cell table:style-name="ce16" table:formula="of:=IF(AND([.H107]&lt;[.AH$4];[.H107]&gt;=[.AJ$4];[.L107]=&quot;Hêtre 20&quot;;);[.$J107];0)" office:value-type="float" office:value="0" calcext:value-type="float">
            <text:p>0</text:p>
          </table:table-cell>
          <table:table-cell table:formula="of:=IF(AND([.$H107]&gt;=[.AJ$4];[.$H107]&lt;[.AH$4];[.$L107]=&quot;Hêtre 20&quot;);[.$G107]*[.$E107];0)" office:value-type="float" office:value="0" calcext:value-type="float">
            <text:p>0</text:p>
          </table:table-cell>
          <table:table-cell table:style-name="ce16" table:formula="of:=IF(AND([.H107]&lt;[.AJ$4];[.L107]=&quot;Hêtre 20&quot;);[.$J107];0)" office:value-type="float" office:value="0" calcext:value-type="float">
            <text:p>0</text:p>
          </table:table-cell>
          <table:table-cell table:formula="of:=IF(AND([.$H107]&lt;[.AJ$4];[.$L107]=&quot;Hêtre 20&quot;);[.$G107]*[.$E10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53" calcext:value-type="float">
            <text:p>1053</text:p>
          </table:table-cell>
          <table:table-cell table:style-name="ce7" table:formula="of:=[.H102]+70-[.H108]" office:value-type="float" office:value="0" calcext:value-type="float">
            <text:p>0</text:p>
          </table:table-cell>
          <table:table-cell table:formula="of:=[.E108]*([.G108]/1000)*([.H108]/1000)" office:value-type="float" office:value="0.089505" calcext:value-type="float">
            <text:p>0,089505</text:p>
          </table:table-cell>
          <table:table-cell table:formula="of:=[.J108]*[.F108]/1000" office:value-type="float" office:value="0.000447525" calcext:value-type="float">
            <text:p>0,000447525</text:p>
          </table:table-cell>
          <table:table-cell office:value-type="string" calcext:value-type="string">
            <text:p>Hêtre 20</text:p>
          </table:table-cell>
          <table:table-cell table:style-name="ce19" table:formula="of:=IF(OR(AND([.F108]&lt;35;[.F108]&gt;22;[.L108]=&quot;Hêtre 45&quot;);AND([.F108]&lt;=22;[.F108]&gt;14;[.L108]=&quot;Hêtre 27&quot;);AND([.F108]&lt;=14;[.L108]=&quot;Hêtre 20&quot;));TRUE())" office:value-type="boolean" office:boolean-value="true" calcext:value-type="boolean">
            <text:p>VRAI</text:p>
          </table:table-cell>
          <table:table-cell table:formula="of:=IF(AND([.H108]&gt;[.P$4];[.L108]=&quot;Hêtre 45&quot;);[.J108];0)" office:value-type="float" office:value="0" calcext:value-type="float">
            <text:p>0</text:p>
          </table:table-cell>
          <table:table-cell table:formula="of:=IF(AND([.$H108]&gt;[.P$4];[.$L108]=&quot;Hêtre 45&quot;);[.$G108]*[.E108];0)" office:value-type="float" office:value="0" calcext:value-type="float">
            <text:p>0</text:p>
          </table:table-cell>
          <table:table-cell table:style-name="ce16" table:formula="of:=IF(AND([.H108]&lt;[.P$4];[.H108]&gt;=[.R$4];[.L108]=&quot;Hêtre 45&quot;;[.F108]&gt;19);[.J108];0)" office:value-type="float" office:value="0" calcext:value-type="float">
            <text:p>0</text:p>
          </table:table-cell>
          <table:table-cell table:formula="of:=IF(AND([.$H108]&gt;=[.R$4];[.$H108]&lt;[.P$4];[.$L108]=&quot;Hêtre 45&quot;);[.$G108]*[.$E108];0)" office:value-type="float" office:value="0" calcext:value-type="float">
            <text:p>0</text:p>
          </table:table-cell>
          <table:table-cell table:style-name="ce16" table:formula="of:=IF(AND([.H108]&lt;[.R$4];[.H108]&gt;=[.T$4];[.L108]=&quot;Hêtre 45&quot;;[.F108]&gt;19);[.J108];0)" office:value-type="float" office:value="0" calcext:value-type="float">
            <text:p>0</text:p>
          </table:table-cell>
          <table:table-cell table:formula="of:=IF(AND([.$H108]&gt;=[.T$4];[.$H108]&lt;[.R$4];[.$L108]=&quot;Hêtre 45&quot;);[.$G108]*[.$E108];0)" office:value-type="float" office:value="0" calcext:value-type="float">
            <text:p>0</text:p>
          </table:table-cell>
          <table:table-cell table:style-name="ce16" table:formula="of:=IF(AND([.H108]&lt;[.T$4];[.L108]=&quot;Hêtre 45&quot;;[.F108]&gt;19);[.J108];0)" office:value-type="float" office:value="0" calcext:value-type="float">
            <text:p>0</text:p>
          </table:table-cell>
          <table:table-cell table:formula="of:=IF(AND([.$H108]&lt;[.T$4];[.$L108]=&quot;Hêtre 45&quot;);[.$G108]*[.$E108];0)" office:value-type="float" office:value="0" calcext:value-type="float">
            <text:p>0</text:p>
          </table:table-cell>
          <table:table-cell table:formula="of:=IF(AND([.H108]&gt;[.X$4];[.L108]=&quot;Hêtre 27&quot;);[.$J108];0)" office:value-type="float" office:value="0" calcext:value-type="float">
            <text:p>0</text:p>
          </table:table-cell>
          <table:table-cell table:formula="of:=IF(AND([.$H108]&gt;[.X$4];[.$L108]=&quot;Hêtre 27&quot;);[.$G108]*[.$E108];0)" office:value-type="float" office:value="0" calcext:value-type="float">
            <text:p>0</text:p>
          </table:table-cell>
          <table:table-cell table:style-name="ce16" table:formula="of:=IF(AND([.H108]&lt;[.X$4];[.H108]&gt;=[.Z$4];[.L108]=&quot;Hêtre 27&quot;);[.$J108];0)" office:value-type="float" office:value="0" calcext:value-type="float">
            <text:p>0</text:p>
          </table:table-cell>
          <table:table-cell table:formula="of:=IF(AND([.$H108]&gt;=[.Z$4];[.$H108]&lt;[.X$4];[.$L108]=&quot;Hêtre 27&quot;);[.$G108]*[.$E108];0)" office:value-type="float" office:value="0" calcext:value-type="float">
            <text:p>0</text:p>
          </table:table-cell>
          <table:table-cell table:style-name="ce16" table:formula="of:=IF(AND([.H108]&lt;[.Z$4];[.H108]&gt;=[.AB$4];[.L108]=&quot;Hêtre 27&quot;;);[.$J108];0)" office:value-type="float" office:value="0" calcext:value-type="float">
            <text:p>0</text:p>
          </table:table-cell>
          <table:table-cell table:formula="of:=IF(AND([.$H108]&gt;=[.AB$4];[.$H108]&lt;[.Z$4];[.$L108]=&quot;Hêtre 27&quot;);[.$G108]*[.E108];0)" office:value-type="float" office:value="0" calcext:value-type="float">
            <text:p>0</text:p>
          </table:table-cell>
          <table:table-cell table:style-name="ce16" table:formula="of:=IF(AND([.H108]&lt;[.AB$4];[.L108]=&quot;Hêtre 27&quot;);[.$J108];0)" office:value-type="float" office:value="0" calcext:value-type="float">
            <text:p>0</text:p>
          </table:table-cell>
          <table:table-cell table:formula="of:=IF(AND([.$H108]&lt;[.AB$4];[.$L108]=&quot;Hêtre 27&quot;);[.$G108]*[.$E108];0)" office:value-type="float" office:value="0" calcext:value-type="float">
            <text:p>0</text:p>
          </table:table-cell>
          <table:table-cell table:formula="of:=IF(AND([.H108]&gt;[.AF$4];[.L108]=&quot;Hêtre 20&quot;);[.$J108];0)" office:value-type="float" office:value="0" calcext:value-type="float">
            <text:p>0</text:p>
          </table:table-cell>
          <table:table-cell table:formula="of:=IF(AND([.$H108]&gt;[.AF$4];[.$L108]=&quot;Hêtre 20&quot;);[.$G108]*[.$E108];0)" office:value-type="float" office:value="0" calcext:value-type="float">
            <text:p>0</text:p>
          </table:table-cell>
          <table:table-cell table:style-name="ce16" table:formula="of:=IF(AND([.H108]&lt;[.AF$4];[.H108]&gt;=[.AH$4];[.L108]=&quot;Hêtre 20&quot;);[.$J108];0)" office:value-type="float" office:value="0" calcext:value-type="float">
            <text:p>0</text:p>
          </table:table-cell>
          <table:table-cell table:formula="of:=IF(AND([.$H108]&gt;=[.AH$4];[.$H108]&lt;[.AF$4];[.$L108]=&quot;Hêtre 20&quot;);[.$G108]*[.$E108];0)" office:value-type="float" office:value="0" calcext:value-type="float">
            <text:p>0</text:p>
          </table:table-cell>
          <table:table-cell table:style-name="ce16" table:formula="of:=IF(AND([.H108]&lt;[.AH$4];[.H108]&gt;=[.AJ$4];[.L108]=&quot;Hêtre 20&quot;;);[.$J108];0)" office:value-type="float" office:value="0" calcext:value-type="float">
            <text:p>0</text:p>
          </table:table-cell>
          <table:table-cell table:formula="of:=IF(AND([.$H108]&gt;=[.AJ$4];[.$H108]&lt;[.AH$4];[.$L108]=&quot;Hêtre 20&quot;);[.$G108]*[.$E108];0)" office:value-type="float" office:value="85" calcext:value-type="float">
            <text:p>85</text:p>
          </table:table-cell>
          <table:table-cell table:style-name="ce16" table:formula="of:=IF(AND([.H108]&lt;[.AJ$4];[.L108]=&quot;Hêtre 20&quot;);[.$J108];0)" office:value-type="float" office:value="0" calcext:value-type="float">
            <text:p>0</text:p>
          </table:table-cell>
          <table:table-cell table:formula="of:=IF(AND([.$H108]&lt;[.AJ$4];[.$L108]=&quot;Hêtre 20&quot;);[.$G108]*[.$E108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109]&lt;35;[.F109]&gt;22;[.L109]=&quot;Hêtre 45&quot;);AND([.F109]&lt;=22;[.F109]&gt;14;[.L109]=&quot;Hêtre 27&quot;);AND([.F109]&lt;=14;[.L109]=&quot;Hêtre 20&quot;));TRUE())" office:value-type="boolean" office:boolean-value="false" calcext:value-type="boolean">
            <text:p>FAUX</text:p>
          </table:table-cell>
          <table:table-cell table:formula="of:=IF(AND([.H109]&gt;[.P$4];[.L109]=&quot;Hêtre 45&quot;);[.J109];0)" office:value-type="float" office:value="0" calcext:value-type="float">
            <text:p>0</text:p>
          </table:table-cell>
          <table:table-cell table:formula="of:=IF(AND([.$H109]&gt;[.P$4];[.$L109]=&quot;Hêtre 45&quot;);[.$G109]*[.E109];0)" office:value-type="float" office:value="0" calcext:value-type="float">
            <text:p>0</text:p>
          </table:table-cell>
          <table:table-cell table:style-name="ce16" table:formula="of:=IF(AND([.H109]&lt;[.P$4];[.H109]&gt;=[.R$4];[.L109]=&quot;Hêtre 45&quot;;[.F109]&gt;19);[.J109];0)" office:value-type="float" office:value="0" calcext:value-type="float">
            <text:p>0</text:p>
          </table:table-cell>
          <table:table-cell table:formula="of:=IF(AND([.$H109]&gt;=[.R$4];[.$H109]&lt;[.P$4];[.$L109]=&quot;Hêtre 45&quot;);[.$G109]*[.$E109];0)" office:value-type="float" office:value="0" calcext:value-type="float">
            <text:p>0</text:p>
          </table:table-cell>
          <table:table-cell table:style-name="ce16" table:formula="of:=IF(AND([.H109]&lt;[.R$4];[.H109]&gt;=[.T$4];[.L109]=&quot;Hêtre 45&quot;;[.F109]&gt;19);[.J109];0)" office:value-type="float" office:value="0" calcext:value-type="float">
            <text:p>0</text:p>
          </table:table-cell>
          <table:table-cell table:formula="of:=IF(AND([.$H109]&gt;=[.T$4];[.$H109]&lt;[.R$4];[.$L109]=&quot;Hêtre 45&quot;);[.$G109]*[.$E109];0)" office:value-type="float" office:value="0" calcext:value-type="float">
            <text:p>0</text:p>
          </table:table-cell>
          <table:table-cell table:style-name="ce16" table:formula="of:=IF(AND([.H109]&lt;[.T$4];[.L109]=&quot;Hêtre 45&quot;;[.F109]&gt;19);[.J109];0)" office:value-type="float" office:value="0" calcext:value-type="float">
            <text:p>0</text:p>
          </table:table-cell>
          <table:table-cell table:formula="of:=IF(AND([.$H109]&lt;[.T$4];[.$L109]=&quot;Hêtre 45&quot;);[.$G109]*[.$E109];0)" office:value-type="float" office:value="0" calcext:value-type="float">
            <text:p>0</text:p>
          </table:table-cell>
          <table:table-cell table:formula="of:=IF(AND([.H109]&gt;[.X$4];[.L109]=&quot;Hêtre 27&quot;);[.$J109];0)" office:value-type="float" office:value="0" calcext:value-type="float">
            <text:p>0</text:p>
          </table:table-cell>
          <table:table-cell table:formula="of:=IF(AND([.$H109]&gt;[.X$4];[.$L109]=&quot;Hêtre 27&quot;);[.$G109]*[.$E109];0)" office:value-type="float" office:value="0" calcext:value-type="float">
            <text:p>0</text:p>
          </table:table-cell>
          <table:table-cell table:style-name="ce16" table:formula="of:=IF(AND([.H109]&lt;[.X$4];[.H109]&gt;=[.Z$4];[.L109]=&quot;Hêtre 27&quot;);[.$J109];0)" office:value-type="float" office:value="0" calcext:value-type="float">
            <text:p>0</text:p>
          </table:table-cell>
          <table:table-cell table:formula="of:=IF(AND([.$H109]&gt;=[.Z$4];[.$H109]&lt;[.X$4];[.$L109]=&quot;Hêtre 27&quot;);[.$G109]*[.$E109];0)" office:value-type="float" office:value="0" calcext:value-type="float">
            <text:p>0</text:p>
          </table:table-cell>
          <table:table-cell table:style-name="ce16" table:formula="of:=IF(AND([.H109]&lt;[.Z$4];[.H109]&gt;=[.AB$4];[.L109]=&quot;Hêtre 27&quot;;);[.$J109];0)" office:value-type="float" office:value="0" calcext:value-type="float">
            <text:p>0</text:p>
          </table:table-cell>
          <table:table-cell table:formula="of:=IF(AND([.$H109]&gt;=[.AB$4];[.$H109]&lt;[.Z$4];[.$L109]=&quot;Hêtre 27&quot;);[.$G109]*[.E109];0)" office:value-type="float" office:value="0" calcext:value-type="float">
            <text:p>0</text:p>
          </table:table-cell>
          <table:table-cell table:style-name="ce16" table:formula="of:=IF(AND([.H109]&lt;[.AB$4];[.L109]=&quot;Hêtre 27&quot;);[.$J109];0)" office:value-type="float" office:value="0" calcext:value-type="float">
            <text:p>0</text:p>
          </table:table-cell>
          <table:table-cell table:formula="of:=IF(AND([.$H109]&lt;[.AB$4];[.$L109]=&quot;Hêtre 27&quot;);[.$G109]*[.$E109];0)" office:value-type="float" office:value="0" calcext:value-type="float">
            <text:p>0</text:p>
          </table:table-cell>
          <table:table-cell table:formula="of:=IF(AND([.H109]&gt;[.AF$4];[.L109]=&quot;Hêtre 20&quot;);[.$J109];0)" office:value-type="float" office:value="0" calcext:value-type="float">
            <text:p>0</text:p>
          </table:table-cell>
          <table:table-cell table:formula="of:=IF(AND([.$H109]&gt;[.AF$4];[.$L109]=&quot;Hêtre 20&quot;);[.$G109]*[.$E109];0)" office:value-type="float" office:value="0" calcext:value-type="float">
            <text:p>0</text:p>
          </table:table-cell>
          <table:table-cell table:style-name="ce16" table:formula="of:=IF(AND([.H109]&lt;[.AF$4];[.H109]&gt;=[.AH$4];[.L109]=&quot;Hêtre 20&quot;);[.$J109];0)" office:value-type="float" office:value="0" calcext:value-type="float">
            <text:p>0</text:p>
          </table:table-cell>
          <table:table-cell table:formula="of:=IF(AND([.$H109]&gt;=[.AH$4];[.$H109]&lt;[.AF$4];[.$L109]=&quot;Hêtre 20&quot;);[.$G109]*[.$E109];0)" office:value-type="float" office:value="0" calcext:value-type="float">
            <text:p>0</text:p>
          </table:table-cell>
          <table:table-cell table:style-name="ce16" table:formula="of:=IF(AND([.H109]&lt;[.AH$4];[.H109]&gt;=[.AJ$4];[.L109]=&quot;Hêtre 20&quot;;);[.$J109];0)" office:value-type="float" office:value="0" calcext:value-type="float">
            <text:p>0</text:p>
          </table:table-cell>
          <table:table-cell table:formula="of:=IF(AND([.$H109]&gt;=[.AJ$4];[.$H109]&lt;[.AH$4];[.$L109]=&quot;Hêtre 20&quot;);[.$G109]*[.$E109];0)" office:value-type="float" office:value="0" calcext:value-type="float">
            <text:p>0</text:p>
          </table:table-cell>
          <table:table-cell table:style-name="ce16" table:formula="of:=IF(AND([.H109]&lt;[.AJ$4];[.L109]=&quot;Hêtre 20&quot;);[.$J109];0)" office:value-type="float" office:value="0" calcext:value-type="float">
            <text:p>0</text:p>
          </table:table-cell>
          <table:table-cell table:formula="of:=IF(AND([.$H109]&lt;[.AJ$4];[.$L109]=&quot;Hêtre 20&quot;);[.$G109]*[.$E109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4" calcext:value-type="float">
            <text:p>2024</text:p>
          </table:table-cell>
          <table:table-cell table:style-name="ce7" table:formula="of:=[.H101]-5-30-2-10-[.H110]" office:value-type="float" office:value="0" calcext:value-type="float">
            <text:p>0</text:p>
          </table:table-cell>
          <table:table-cell table:formula="of:=[.E110]*([.G110]/1000)*([.H110]/1000)" office:value-type="float" office:value="0.4048" calcext:value-type="float">
            <text:p>0,4048</text:p>
          </table:table-cell>
          <table:table-cell table:formula="of:=[.J110]*[.F110]/1000" office:value-type="float" office:value="0.012144" calcext:value-type="float">
            <text:p>0,012144</text:p>
          </table:table-cell>
          <table:table-cell office:value-type="string" calcext:value-type="string">
            <text:p>Hêtre 45</text:p>
          </table:table-cell>
          <table:table-cell table:style-name="ce19" table:formula="of:=IF(OR(AND([.F110]&lt;35;[.F110]&gt;22;[.L110]=&quot;Hêtre 45&quot;);AND([.F110]&lt;=22;[.F110]&gt;14;[.L110]=&quot;Hêtre 27&quot;);AND([.F110]&lt;=14;[.L110]=&quot;Hêtre 20&quot;));TRUE())" office:value-type="boolean" office:boolean-value="true" calcext:value-type="boolean">
            <text:p>VRAI</text:p>
          </table:table-cell>
          <table:table-cell table:formula="of:=IF(AND([.H110]&gt;[.P$4];[.L110]=&quot;Hêtre 45&quot;);[.J110];0)" office:value-type="float" office:value="0.4048" calcext:value-type="float">
            <text:p>0,4048</text:p>
          </table:table-cell>
          <table:table-cell table:formula="of:=IF(AND([.$H110]&gt;[.P$4];[.$L110]=&quot;Hêtre 45&quot;);[.$G110]*[.E110];0)" office:value-type="float" office:value="200" calcext:value-type="float">
            <text:p>200</text:p>
          </table:table-cell>
          <table:table-cell table:style-name="ce16" table:formula="of:=IF(AND([.H110]&lt;[.P$4];[.H110]&gt;=[.R$4];[.L110]=&quot;Hêtre 45&quot;;[.F110]&gt;19);[.J110];0)" office:value-type="float" office:value="0" calcext:value-type="float">
            <text:p>0</text:p>
          </table:table-cell>
          <table:table-cell table:formula="of:=IF(AND([.$H110]&gt;=[.R$4];[.$H110]&lt;[.P$4];[.$L110]=&quot;Hêtre 45&quot;);[.$G110]*[.$E110];0)" office:value-type="float" office:value="0" calcext:value-type="float">
            <text:p>0</text:p>
          </table:table-cell>
          <table:table-cell table:style-name="ce16" table:formula="of:=IF(AND([.H110]&lt;[.R$4];[.H110]&gt;=[.T$4];[.L110]=&quot;Hêtre 45&quot;;[.F110]&gt;19);[.J110];0)" office:value-type="float" office:value="0" calcext:value-type="float">
            <text:p>0</text:p>
          </table:table-cell>
          <table:table-cell table:formula="of:=IF(AND([.$H110]&gt;=[.T$4];[.$H110]&lt;[.R$4];[.$L110]=&quot;Hêtre 45&quot;);[.$G110]*[.$E110];0)" office:value-type="float" office:value="0" calcext:value-type="float">
            <text:p>0</text:p>
          </table:table-cell>
          <table:table-cell table:style-name="ce16" table:formula="of:=IF(AND([.H110]&lt;[.T$4];[.L110]=&quot;Hêtre 45&quot;;[.F110]&gt;19);[.J110];0)" office:value-type="float" office:value="0" calcext:value-type="float">
            <text:p>0</text:p>
          </table:table-cell>
          <table:table-cell table:formula="of:=IF(AND([.$H110]&lt;[.T$4];[.$L110]=&quot;Hêtre 45&quot;);[.$G110]*[.$E110];0)" office:value-type="float" office:value="0" calcext:value-type="float">
            <text:p>0</text:p>
          </table:table-cell>
          <table:table-cell table:formula="of:=IF(AND([.H110]&gt;[.X$4];[.L110]=&quot;Hêtre 27&quot;);[.$J110];0)" office:value-type="float" office:value="0" calcext:value-type="float">
            <text:p>0</text:p>
          </table:table-cell>
          <table:table-cell table:formula="of:=IF(AND([.$H110]&gt;[.X$4];[.$L110]=&quot;Hêtre 27&quot;);[.$G110]*[.$E110];0)" office:value-type="float" office:value="0" calcext:value-type="float">
            <text:p>0</text:p>
          </table:table-cell>
          <table:table-cell table:style-name="ce16" table:formula="of:=IF(AND([.H110]&lt;[.X$4];[.H110]&gt;=[.Z$4];[.L110]=&quot;Hêtre 27&quot;);[.$J110];0)" office:value-type="float" office:value="0" calcext:value-type="float">
            <text:p>0</text:p>
          </table:table-cell>
          <table:table-cell table:formula="of:=IF(AND([.$H110]&gt;=[.Z$4];[.$H110]&lt;[.X$4];[.$L110]=&quot;Hêtre 27&quot;);[.$G110]*[.$E110];0)" office:value-type="float" office:value="0" calcext:value-type="float">
            <text:p>0</text:p>
          </table:table-cell>
          <table:table-cell table:style-name="ce16" table:formula="of:=IF(AND([.H110]&lt;[.Z$4];[.H110]&gt;=[.AB$4];[.L110]=&quot;Hêtre 27&quot;;);[.$J110];0)" office:value-type="float" office:value="0" calcext:value-type="float">
            <text:p>0</text:p>
          </table:table-cell>
          <table:table-cell table:formula="of:=IF(AND([.$H110]&gt;=[.AB$4];[.$H110]&lt;[.Z$4];[.$L110]=&quot;Hêtre 27&quot;);[.$G110]*[.E110];0)" office:value-type="float" office:value="0" calcext:value-type="float">
            <text:p>0</text:p>
          </table:table-cell>
          <table:table-cell table:style-name="ce16" table:formula="of:=IF(AND([.H110]&lt;[.AB$4];[.L110]=&quot;Hêtre 27&quot;);[.$J110];0)" office:value-type="float" office:value="0" calcext:value-type="float">
            <text:p>0</text:p>
          </table:table-cell>
          <table:table-cell table:formula="of:=IF(AND([.$H110]&lt;[.AB$4];[.$L110]=&quot;Hêtre 27&quot;);[.$G110]*[.$E110];0)" office:value-type="float" office:value="0" calcext:value-type="float">
            <text:p>0</text:p>
          </table:table-cell>
          <table:table-cell table:formula="of:=IF(AND([.H110]&gt;[.AF$4];[.L110]=&quot;Hêtre 20&quot;);[.$J110];0)" office:value-type="float" office:value="0" calcext:value-type="float">
            <text:p>0</text:p>
          </table:table-cell>
          <table:table-cell table:formula="of:=IF(AND([.$H110]&gt;[.AF$4];[.$L110]=&quot;Hêtre 20&quot;);[.$G110]*[.$E110];0)" office:value-type="float" office:value="0" calcext:value-type="float">
            <text:p>0</text:p>
          </table:table-cell>
          <table:table-cell table:style-name="ce16" table:formula="of:=IF(AND([.H110]&lt;[.AF$4];[.H110]&gt;=[.AH$4];[.L110]=&quot;Hêtre 20&quot;);[.$J110];0)" office:value-type="float" office:value="0" calcext:value-type="float">
            <text:p>0</text:p>
          </table:table-cell>
          <table:table-cell table:formula="of:=IF(AND([.$H110]&gt;=[.AH$4];[.$H110]&lt;[.AF$4];[.$L110]=&quot;Hêtre 20&quot;);[.$G110]*[.$E110];0)" office:value-type="float" office:value="0" calcext:value-type="float">
            <text:p>0</text:p>
          </table:table-cell>
          <table:table-cell table:style-name="ce16" table:formula="of:=IF(AND([.H110]&lt;[.AH$4];[.H110]&gt;=[.AJ$4];[.L110]=&quot;Hêtre 20&quot;;);[.$J110];0)" office:value-type="float" office:value="0" calcext:value-type="float">
            <text:p>0</text:p>
          </table:table-cell>
          <table:table-cell table:formula="of:=IF(AND([.$H110]&gt;=[.AJ$4];[.$H110]&lt;[.AH$4];[.$L110]=&quot;Hêtre 20&quot;);[.$G110]*[.$E110];0)" office:value-type="float" office:value="0" calcext:value-type="float">
            <text:p>0</text:p>
          </table:table-cell>
          <table:table-cell table:style-name="ce16" table:formula="of:=IF(AND([.H110]&lt;[.AJ$4];[.L110]=&quot;Hêtre 20&quot;);[.$J110];0)" office:value-type="float" office:value="0" calcext:value-type="float">
            <text:p>0</text:p>
          </table:table-cell>
          <table:table-cell table:formula="of:=IF(AND([.$H110]&lt;[.AJ$4];[.$L110]=&quot;Hêtre 20&quot;);[.$G110]*[.$E110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9" calcext:value-type="float">
            <text:p>919</text:p>
          </table:table-cell>
          <table:table-cell table:style-name="ce7" table:formula="of:=[.H102]-2*30-2*2-[.H111]" office:value-type="float" office:value="0" calcext:value-type="float">
            <text:p>0</text:p>
          </table:table-cell>
          <table:table-cell table:formula="of:=[.E111]*([.G111]/1000)*([.H111]/1000)" office:value-type="float" office:value="0.105685" calcext:value-type="float">
            <text:p>0,105685</text:p>
          </table:table-cell>
          <table:table-cell table:formula="of:=[.J111]*[.F111]/1000" office:value-type="float" office:value="0.00317055" calcext:value-type="float">
            <text:p>0,00317055</text:p>
          </table:table-cell>
          <table:table-cell office:value-type="string" calcext:value-type="string">
            <text:p>Hêtre 45</text:p>
          </table:table-cell>
          <table:table-cell table:style-name="ce19" table:formula="of:=IF(OR(AND([.F111]&lt;35;[.F111]&gt;22;[.L111]=&quot;Hêtre 45&quot;);AND([.F111]&lt;=22;[.F111]&gt;14;[.L111]=&quot;Hêtre 27&quot;);AND([.F111]&lt;=14;[.L111]=&quot;Hêtre 20&quot;));TRUE())" office:value-type="boolean" office:boolean-value="true" calcext:value-type="boolean">
            <text:p>VRAI</text:p>
          </table:table-cell>
          <table:table-cell table:formula="of:=IF(AND([.H111]&gt;[.P$4];[.L111]=&quot;Hêtre 45&quot;);[.J111];0)" office:value-type="float" office:value="0" calcext:value-type="float">
            <text:p>0</text:p>
          </table:table-cell>
          <table:table-cell table:formula="of:=IF(AND([.$H111]&gt;[.P$4];[.$L111]=&quot;Hêtre 45&quot;);[.$G111]*[.E111];0)" office:value-type="float" office:value="0" calcext:value-type="float">
            <text:p>0</text:p>
          </table:table-cell>
          <table:table-cell table:style-name="ce16" table:formula="of:=IF(AND([.H111]&lt;[.P$4];[.H111]&gt;=[.R$4];[.L111]=&quot;Hêtre 45&quot;;[.F111]&gt;19);[.J111];0)" office:value-type="float" office:value="0" calcext:value-type="float">
            <text:p>0</text:p>
          </table:table-cell>
          <table:table-cell table:formula="of:=IF(AND([.$H111]&gt;=[.R$4];[.$H111]&lt;[.P$4];[.$L111]=&quot;Hêtre 45&quot;);[.$G111]*[.$E111];0)" office:value-type="float" office:value="0" calcext:value-type="float">
            <text:p>0</text:p>
          </table:table-cell>
          <table:table-cell table:style-name="ce16" table:formula="of:=IF(AND([.H111]&lt;[.R$4];[.H111]&gt;=[.T$4];[.L111]=&quot;Hêtre 45&quot;;[.F111]&gt;19);[.J111];0)" office:value-type="float" office:value="0" calcext:value-type="float">
            <text:p>0</text:p>
          </table:table-cell>
          <table:table-cell table:formula="of:=IF(AND([.$H111]&gt;=[.T$4];[.$H111]&lt;[.R$4];[.$L111]=&quot;Hêtre 45&quot;);[.$G111]*[.$E111];0)" office:value-type="float" office:value="0" calcext:value-type="float">
            <text:p>0</text:p>
          </table:table-cell>
          <table:table-cell table:style-name="ce16" table:formula="of:=IF(AND([.H111]&lt;[.T$4];[.L111]=&quot;Hêtre 45&quot;;[.F111]&gt;19);[.J111];0)" office:value-type="float" office:value="0.105685" calcext:value-type="float">
            <text:p>0,105685</text:p>
          </table:table-cell>
          <table:table-cell table:formula="of:=IF(AND([.$H111]&lt;[.T$4];[.$L111]=&quot;Hêtre 45&quot;);[.$G111]*[.$E111];0)" office:value-type="float" office:value="115" calcext:value-type="float">
            <text:p>115</text:p>
          </table:table-cell>
          <table:table-cell table:formula="of:=IF(AND([.H111]&gt;[.X$4];[.L111]=&quot;Hêtre 27&quot;);[.$J111];0)" office:value-type="float" office:value="0" calcext:value-type="float">
            <text:p>0</text:p>
          </table:table-cell>
          <table:table-cell table:formula="of:=IF(AND([.$H111]&gt;[.X$4];[.$L111]=&quot;Hêtre 27&quot;);[.$G111]*[.$E111];0)" office:value-type="float" office:value="0" calcext:value-type="float">
            <text:p>0</text:p>
          </table:table-cell>
          <table:table-cell table:style-name="ce16" table:formula="of:=IF(AND([.H111]&lt;[.X$4];[.H111]&gt;=[.Z$4];[.L111]=&quot;Hêtre 27&quot;);[.$J111];0)" office:value-type="float" office:value="0" calcext:value-type="float">
            <text:p>0</text:p>
          </table:table-cell>
          <table:table-cell table:formula="of:=IF(AND([.$H111]&gt;=[.Z$4];[.$H111]&lt;[.X$4];[.$L111]=&quot;Hêtre 27&quot;);[.$G111]*[.$E111];0)" office:value-type="float" office:value="0" calcext:value-type="float">
            <text:p>0</text:p>
          </table:table-cell>
          <table:table-cell table:style-name="ce16" table:formula="of:=IF(AND([.H111]&lt;[.Z$4];[.H111]&gt;=[.AB$4];[.L111]=&quot;Hêtre 27&quot;;);[.$J111];0)" office:value-type="float" office:value="0" calcext:value-type="float">
            <text:p>0</text:p>
          </table:table-cell>
          <table:table-cell table:formula="of:=IF(AND([.$H111]&gt;=[.AB$4];[.$H111]&lt;[.Z$4];[.$L111]=&quot;Hêtre 27&quot;);[.$G111]*[.E111];0)" office:value-type="float" office:value="0" calcext:value-type="float">
            <text:p>0</text:p>
          </table:table-cell>
          <table:table-cell table:style-name="ce16" table:formula="of:=IF(AND([.H111]&lt;[.AB$4];[.L111]=&quot;Hêtre 27&quot;);[.$J111];0)" office:value-type="float" office:value="0" calcext:value-type="float">
            <text:p>0</text:p>
          </table:table-cell>
          <table:table-cell table:formula="of:=IF(AND([.$H111]&lt;[.AB$4];[.$L111]=&quot;Hêtre 27&quot;);[.$G111]*[.$E111];0)" office:value-type="float" office:value="0" calcext:value-type="float">
            <text:p>0</text:p>
          </table:table-cell>
          <table:table-cell table:formula="of:=IF(AND([.H111]&gt;[.AF$4];[.L111]=&quot;Hêtre 20&quot;);[.$J111];0)" office:value-type="float" office:value="0" calcext:value-type="float">
            <text:p>0</text:p>
          </table:table-cell>
          <table:table-cell table:formula="of:=IF(AND([.$H111]&gt;[.AF$4];[.$L111]=&quot;Hêtre 20&quot;);[.$G111]*[.$E111];0)" office:value-type="float" office:value="0" calcext:value-type="float">
            <text:p>0</text:p>
          </table:table-cell>
          <table:table-cell table:style-name="ce16" table:formula="of:=IF(AND([.H111]&lt;[.AF$4];[.H111]&gt;=[.AH$4];[.L111]=&quot;Hêtre 20&quot;);[.$J111];0)" office:value-type="float" office:value="0" calcext:value-type="float">
            <text:p>0</text:p>
          </table:table-cell>
          <table:table-cell table:formula="of:=IF(AND([.$H111]&gt;=[.AH$4];[.$H111]&lt;[.AF$4];[.$L111]=&quot;Hêtre 20&quot;);[.$G111]*[.$E111];0)" office:value-type="float" office:value="0" calcext:value-type="float">
            <text:p>0</text:p>
          </table:table-cell>
          <table:table-cell table:style-name="ce16" table:formula="of:=IF(AND([.H111]&lt;[.AH$4];[.H111]&gt;=[.AJ$4];[.L111]=&quot;Hêtre 20&quot;;);[.$J111];0)" office:value-type="float" office:value="0" calcext:value-type="float">
            <text:p>0</text:p>
          </table:table-cell>
          <table:table-cell table:formula="of:=IF(AND([.$H111]&gt;=[.AJ$4];[.$H111]&lt;[.AH$4];[.$L111]=&quot;Hêtre 20&quot;);[.$G111]*[.$E111];0)" office:value-type="float" office:value="0" calcext:value-type="float">
            <text:p>0</text:p>
          </table:table-cell>
          <table:table-cell table:style-name="ce16" table:formula="of:=IF(AND([.H111]&lt;[.AJ$4];[.L111]=&quot;Hêtre 20&quot;);[.$J111];0)" office:value-type="float" office:value="0" calcext:value-type="float">
            <text:p>0</text:p>
          </table:table-cell>
          <table:table-cell table:formula="of:=IF(AND([.$H111]&lt;[.AJ$4];[.$L111]=&quot;Hêtre 20&quot;);[.$G111]*[.$E111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9" calcext:value-type="float">
            <text:p>919</text:p>
          </table:table-cell>
          <table:table-cell table:style-name="ce7" table:formula="of:=[.H102]-2*30-2*2-[.H112]" office:value-type="float" office:value="0" calcext:value-type="float">
            <text:p>0</text:p>
          </table:table-cell>
          <table:table-cell table:formula="of:=[.E112]*([.G112]/1000)*([.H112]/1000)" office:value-type="float" office:value="0.105685" calcext:value-type="float">
            <text:p>0,105685</text:p>
          </table:table-cell>
          <table:table-cell table:formula="of:=[.J112]*[.F112]/1000" office:value-type="float" office:value="0.00317055" calcext:value-type="float">
            <text:p>0,00317055</text:p>
          </table:table-cell>
          <table:table-cell office:value-type="string" calcext:value-type="string">
            <text:p>Hêtre 45</text:p>
          </table:table-cell>
          <table:table-cell table:style-name="ce19" table:formula="of:=IF(OR(AND([.F112]&lt;35;[.F112]&gt;22;[.L112]=&quot;Hêtre 45&quot;);AND([.F112]&lt;=22;[.F112]&gt;14;[.L112]=&quot;Hêtre 27&quot;);AND([.F112]&lt;=14;[.L112]=&quot;Hêtre 20&quot;));TRUE())" office:value-type="boolean" office:boolean-value="true" calcext:value-type="boolean">
            <text:p>VRAI</text:p>
          </table:table-cell>
          <table:table-cell table:formula="of:=IF(AND([.H112]&gt;[.P$4];[.L112]=&quot;Hêtre 45&quot;);[.J112];0)" office:value-type="float" office:value="0" calcext:value-type="float">
            <text:p>0</text:p>
          </table:table-cell>
          <table:table-cell table:formula="of:=IF(AND([.$H112]&gt;[.P$4];[.$L112]=&quot;Hêtre 45&quot;);[.$G112]*[.E112];0)" office:value-type="float" office:value="0" calcext:value-type="float">
            <text:p>0</text:p>
          </table:table-cell>
          <table:table-cell table:style-name="ce16" table:formula="of:=IF(AND([.H112]&lt;[.P$4];[.H112]&gt;=[.R$4];[.L112]=&quot;Hêtre 45&quot;;[.F112]&gt;19);[.J112];0)" office:value-type="float" office:value="0" calcext:value-type="float">
            <text:p>0</text:p>
          </table:table-cell>
          <table:table-cell table:formula="of:=IF(AND([.$H112]&gt;=[.R$4];[.$H112]&lt;[.P$4];[.$L112]=&quot;Hêtre 45&quot;);[.$G112]*[.$E112];0)" office:value-type="float" office:value="0" calcext:value-type="float">
            <text:p>0</text:p>
          </table:table-cell>
          <table:table-cell table:style-name="ce16" table:formula="of:=IF(AND([.H112]&lt;[.R$4];[.H112]&gt;=[.T$4];[.L112]=&quot;Hêtre 45&quot;;[.F112]&gt;19);[.J112];0)" office:value-type="float" office:value="0" calcext:value-type="float">
            <text:p>0</text:p>
          </table:table-cell>
          <table:table-cell table:formula="of:=IF(AND([.$H112]&gt;=[.T$4];[.$H112]&lt;[.R$4];[.$L112]=&quot;Hêtre 45&quot;);[.$G112]*[.$E112];0)" office:value-type="float" office:value="0" calcext:value-type="float">
            <text:p>0</text:p>
          </table:table-cell>
          <table:table-cell table:style-name="ce16" table:formula="of:=IF(AND([.H112]&lt;[.T$4];[.L112]=&quot;Hêtre 45&quot;;[.F112]&gt;19);[.J112];0)" office:value-type="float" office:value="0.105685" calcext:value-type="float">
            <text:p>0,105685</text:p>
          </table:table-cell>
          <table:table-cell table:formula="of:=IF(AND([.$H112]&lt;[.T$4];[.$L112]=&quot;Hêtre 45&quot;);[.$G112]*[.$E112];0)" office:value-type="float" office:value="115" calcext:value-type="float">
            <text:p>115</text:p>
          </table:table-cell>
          <table:table-cell table:formula="of:=IF(AND([.H112]&gt;[.X$4];[.L112]=&quot;Hêtre 27&quot;);[.$J112];0)" office:value-type="float" office:value="0" calcext:value-type="float">
            <text:p>0</text:p>
          </table:table-cell>
          <table:table-cell table:formula="of:=IF(AND([.$H112]&gt;[.X$4];[.$L112]=&quot;Hêtre 27&quot;);[.$G112]*[.$E112];0)" office:value-type="float" office:value="0" calcext:value-type="float">
            <text:p>0</text:p>
          </table:table-cell>
          <table:table-cell table:style-name="ce16" table:formula="of:=IF(AND([.H112]&lt;[.X$4];[.H112]&gt;=[.Z$4];[.L112]=&quot;Hêtre 27&quot;);[.$J112];0)" office:value-type="float" office:value="0" calcext:value-type="float">
            <text:p>0</text:p>
          </table:table-cell>
          <table:table-cell table:formula="of:=IF(AND([.$H112]&gt;=[.Z$4];[.$H112]&lt;[.X$4];[.$L112]=&quot;Hêtre 27&quot;);[.$G112]*[.$E112];0)" office:value-type="float" office:value="0" calcext:value-type="float">
            <text:p>0</text:p>
          </table:table-cell>
          <table:table-cell table:style-name="ce16" table:formula="of:=IF(AND([.H112]&lt;[.Z$4];[.H112]&gt;=[.AB$4];[.L112]=&quot;Hêtre 27&quot;;);[.$J112];0)" office:value-type="float" office:value="0" calcext:value-type="float">
            <text:p>0</text:p>
          </table:table-cell>
          <table:table-cell table:formula="of:=IF(AND([.$H112]&gt;=[.AB$4];[.$H112]&lt;[.Z$4];[.$L112]=&quot;Hêtre 27&quot;);[.$G112]*[.E112];0)" office:value-type="float" office:value="0" calcext:value-type="float">
            <text:p>0</text:p>
          </table:table-cell>
          <table:table-cell table:style-name="ce16" table:formula="of:=IF(AND([.H112]&lt;[.AB$4];[.L112]=&quot;Hêtre 27&quot;);[.$J112];0)" office:value-type="float" office:value="0" calcext:value-type="float">
            <text:p>0</text:p>
          </table:table-cell>
          <table:table-cell table:formula="of:=IF(AND([.$H112]&lt;[.AB$4];[.$L112]=&quot;Hêtre 27&quot;);[.$G112]*[.$E112];0)" office:value-type="float" office:value="0" calcext:value-type="float">
            <text:p>0</text:p>
          </table:table-cell>
          <table:table-cell table:formula="of:=IF(AND([.H112]&gt;[.AF$4];[.L112]=&quot;Hêtre 20&quot;);[.$J112];0)" office:value-type="float" office:value="0" calcext:value-type="float">
            <text:p>0</text:p>
          </table:table-cell>
          <table:table-cell table:formula="of:=IF(AND([.$H112]&gt;[.AF$4];[.$L112]=&quot;Hêtre 20&quot;);[.$G112]*[.$E112];0)" office:value-type="float" office:value="0" calcext:value-type="float">
            <text:p>0</text:p>
          </table:table-cell>
          <table:table-cell table:style-name="ce16" table:formula="of:=IF(AND([.H112]&lt;[.AF$4];[.H112]&gt;=[.AH$4];[.L112]=&quot;Hêtre 20&quot;);[.$J112];0)" office:value-type="float" office:value="0" calcext:value-type="float">
            <text:p>0</text:p>
          </table:table-cell>
          <table:table-cell table:formula="of:=IF(AND([.$H112]&gt;=[.AH$4];[.$H112]&lt;[.AF$4];[.$L112]=&quot;Hêtre 20&quot;);[.$G112]*[.$E112];0)" office:value-type="float" office:value="0" calcext:value-type="float">
            <text:p>0</text:p>
          </table:table-cell>
          <table:table-cell table:style-name="ce16" table:formula="of:=IF(AND([.H112]&lt;[.AH$4];[.H112]&gt;=[.AJ$4];[.L112]=&quot;Hêtre 20&quot;;);[.$J112];0)" office:value-type="float" office:value="0" calcext:value-type="float">
            <text:p>0</text:p>
          </table:table-cell>
          <table:table-cell table:formula="of:=IF(AND([.$H112]&gt;=[.AJ$4];[.$H112]&lt;[.AH$4];[.$L112]=&quot;Hêtre 20&quot;);[.$G112]*[.$E112];0)" office:value-type="float" office:value="0" calcext:value-type="float">
            <text:p>0</text:p>
          </table:table-cell>
          <table:table-cell table:style-name="ce16" table:formula="of:=IF(AND([.H112]&lt;[.AJ$4];[.L112]=&quot;Hêtre 20&quot;);[.$J112];0)" office:value-type="float" office:value="0" calcext:value-type="float">
            <text:p>0</text:p>
          </table:table-cell>
          <table:table-cell table:formula="of:=IF(AND([.$H112]&lt;[.AJ$4];[.$L112]=&quot;Hêtre 20&quot;);[.$G112]*[.$E112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oblique haut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330" calcext:value-type="float">
            <text:p>1330</text:p>
          </table:table-cell>
          <table:table-cell table:style-name="ce7" table:formula="of:=[.H102]-2*30-2*2-[.H113]" office:value-type="float" office:value="-411" calcext:value-type="float">
            <text:p>-411</text:p>
          </table:table-cell>
          <table:table-cell table:formula="of:=[.E113]*([.G113]/1000)*([.H113]/1000)" office:value-type="float" office:value="0.133" calcext:value-type="float">
            <text:p>0,133</text:p>
          </table:table-cell>
          <table:table-cell table:formula="of:=[.J113]*[.F113]/1000" office:value-type="float" office:value="0.00399" calcext:value-type="float">
            <text:p>0,00399</text:p>
          </table:table-cell>
          <table:table-cell office:value-type="string" calcext:value-type="string">
            <text:p>Hêtre 45</text:p>
          </table:table-cell>
          <table:table-cell table:style-name="ce19" table:formula="of:=IF(OR(AND([.F113]&lt;35;[.F113]&gt;22;[.L113]=&quot;Hêtre 45&quot;);AND([.F113]&lt;=22;[.F113]&gt;14;[.L113]=&quot;Hêtre 27&quot;);AND([.F113]&lt;=14;[.L113]=&quot;Hêtre 20&quot;));TRUE())" office:value-type="boolean" office:boolean-value="true" calcext:value-type="boolean">
            <text:p>VRAI</text:p>
          </table:table-cell>
          <table:table-cell table:formula="of:=IF(AND([.H113]&gt;[.P$4];[.L113]=&quot;Hêtre 45&quot;);[.J113];0)" office:value-type="float" office:value="0" calcext:value-type="float">
            <text:p>0</text:p>
          </table:table-cell>
          <table:table-cell table:formula="of:=IF(AND([.$H113]&gt;[.P$4];[.$L113]=&quot;Hêtre 45&quot;);[.$G113]*[.E113];0)" office:value-type="float" office:value="0" calcext:value-type="float">
            <text:p>0</text:p>
          </table:table-cell>
          <table:table-cell table:style-name="ce16" table:formula="of:=IF(AND([.H113]&lt;[.P$4];[.H113]&gt;=[.R$4];[.L113]=&quot;Hêtre 45&quot;;[.F113]&gt;19);[.J113];0)" office:value-type="float" office:value="0" calcext:value-type="float">
            <text:p>0</text:p>
          </table:table-cell>
          <table:table-cell table:formula="of:=IF(AND([.$H113]&gt;=[.R$4];[.$H113]&lt;[.P$4];[.$L113]=&quot;Hêtre 45&quot;);[.$G113]*[.$E113];0)" office:value-type="float" office:value="0" calcext:value-type="float">
            <text:p>0</text:p>
          </table:table-cell>
          <table:table-cell table:style-name="ce16" table:formula="of:=IF(AND([.H113]&lt;[.R$4];[.H113]&gt;=[.T$4];[.L113]=&quot;Hêtre 45&quot;;[.F113]&gt;19);[.J113];0)" office:value-type="float" office:value="0.133" calcext:value-type="float">
            <text:p>0,133</text:p>
          </table:table-cell>
          <table:table-cell table:formula="of:=IF(AND([.$H113]&gt;=[.T$4];[.$H113]&lt;[.R$4];[.$L113]=&quot;Hêtre 45&quot;);[.$G113]*[.$E113];0)" office:value-type="float" office:value="100" calcext:value-type="float">
            <text:p>100</text:p>
          </table:table-cell>
          <table:table-cell table:style-name="ce16" table:formula="of:=IF(AND([.H113]&lt;[.T$4];[.L113]=&quot;Hêtre 45&quot;;[.F113]&gt;19);[.J113];0)" office:value-type="float" office:value="0" calcext:value-type="float">
            <text:p>0</text:p>
          </table:table-cell>
          <table:table-cell table:formula="of:=IF(AND([.$H113]&lt;[.T$4];[.$L113]=&quot;Hêtre 45&quot;);[.$G113]*[.$E113];0)" office:value-type="float" office:value="0" calcext:value-type="float">
            <text:p>0</text:p>
          </table:table-cell>
          <table:table-cell table:formula="of:=IF(AND([.H113]&gt;[.X$4];[.L113]=&quot;Hêtre 27&quot;);[.$J113];0)" office:value-type="float" office:value="0" calcext:value-type="float">
            <text:p>0</text:p>
          </table:table-cell>
          <table:table-cell table:formula="of:=IF(AND([.$H113]&gt;[.X$4];[.$L113]=&quot;Hêtre 27&quot;);[.$G113]*[.$E113];0)" office:value-type="float" office:value="0" calcext:value-type="float">
            <text:p>0</text:p>
          </table:table-cell>
          <table:table-cell table:style-name="ce16" table:formula="of:=IF(AND([.H113]&lt;[.X$4];[.H113]&gt;=[.Z$4];[.L113]=&quot;Hêtre 27&quot;);[.$J113];0)" office:value-type="float" office:value="0" calcext:value-type="float">
            <text:p>0</text:p>
          </table:table-cell>
          <table:table-cell table:formula="of:=IF(AND([.$H113]&gt;=[.Z$4];[.$H113]&lt;[.X$4];[.$L113]=&quot;Hêtre 27&quot;);[.$G113]*[.$E113];0)" office:value-type="float" office:value="0" calcext:value-type="float">
            <text:p>0</text:p>
          </table:table-cell>
          <table:table-cell table:style-name="ce16" table:formula="of:=IF(AND([.H113]&lt;[.Z$4];[.H113]&gt;=[.AB$4];[.L113]=&quot;Hêtre 27&quot;;);[.$J113];0)" office:value-type="float" office:value="0" calcext:value-type="float">
            <text:p>0</text:p>
          </table:table-cell>
          <table:table-cell table:formula="of:=IF(AND([.$H113]&gt;=[.AB$4];[.$H113]&lt;[.Z$4];[.$L113]=&quot;Hêtre 27&quot;);[.$G113]*[.E113];0)" office:value-type="float" office:value="0" calcext:value-type="float">
            <text:p>0</text:p>
          </table:table-cell>
          <table:table-cell table:style-name="ce16" table:formula="of:=IF(AND([.H113]&lt;[.AB$4];[.L113]=&quot;Hêtre 27&quot;);[.$J113];0)" office:value-type="float" office:value="0" calcext:value-type="float">
            <text:p>0</text:p>
          </table:table-cell>
          <table:table-cell table:formula="of:=IF(AND([.$H113]&lt;[.AB$4];[.$L113]=&quot;Hêtre 27&quot;);[.$G113]*[.$E113];0)" office:value-type="float" office:value="0" calcext:value-type="float">
            <text:p>0</text:p>
          </table:table-cell>
          <table:table-cell table:formula="of:=IF(AND([.H113]&gt;[.AF$4];[.L113]=&quot;Hêtre 20&quot;);[.$J113];0)" office:value-type="float" office:value="0" calcext:value-type="float">
            <text:p>0</text:p>
          </table:table-cell>
          <table:table-cell table:formula="of:=IF(AND([.$H113]&gt;[.AF$4];[.$L113]=&quot;Hêtre 20&quot;);[.$G113]*[.$E113];0)" office:value-type="float" office:value="0" calcext:value-type="float">
            <text:p>0</text:p>
          </table:table-cell>
          <table:table-cell table:style-name="ce16" table:formula="of:=IF(AND([.H113]&lt;[.AF$4];[.H113]&gt;=[.AH$4];[.L113]=&quot;Hêtre 20&quot;);[.$J113];0)" office:value-type="float" office:value="0" calcext:value-type="float">
            <text:p>0</text:p>
          </table:table-cell>
          <table:table-cell table:formula="of:=IF(AND([.$H113]&gt;=[.AH$4];[.$H113]&lt;[.AF$4];[.$L113]=&quot;Hêtre 20&quot;);[.$G113]*[.$E113];0)" office:value-type="float" office:value="0" calcext:value-type="float">
            <text:p>0</text:p>
          </table:table-cell>
          <table:table-cell table:style-name="ce16" table:formula="of:=IF(AND([.H113]&lt;[.AH$4];[.H113]&gt;=[.AJ$4];[.L113]=&quot;Hêtre 20&quot;;);[.$J113];0)" office:value-type="float" office:value="0" calcext:value-type="float">
            <text:p>0</text:p>
          </table:table-cell>
          <table:table-cell table:formula="of:=IF(AND([.$H113]&gt;=[.AJ$4];[.$H113]&lt;[.AH$4];[.$L113]=&quot;Hêtre 20&quot;);[.$G113]*[.$E113];0)" office:value-type="float" office:value="0" calcext:value-type="float">
            <text:p>0</text:p>
          </table:table-cell>
          <table:table-cell table:style-name="ce16" table:formula="of:=IF(AND([.H113]&lt;[.AJ$4];[.L113]=&quot;Hêtre 20&quot;);[.$J113];0)" office:value-type="float" office:value="0" calcext:value-type="float">
            <text:p>0</text:p>
          </table:table-cell>
          <table:table-cell table:formula="of:=IF(AND([.$H113]&lt;[.AJ$4];[.$L113]=&quot;Hêtre 20&quot;);[.$G113]*[.$E113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Traverse oblique bas 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330" calcext:value-type="float">
            <text:p>1330</text:p>
          </table:table-cell>
          <table:table-cell table:style-name="ce7" table:formula="of:=[.H102]-2*30-2*2-[.H114]" office:value-type="float" office:value="-411" calcext:value-type="float">
            <text:p>-411</text:p>
          </table:table-cell>
          <table:table-cell table:formula="of:=[.E114]*([.G114]/1000)*([.H114]/1000)" office:value-type="float" office:value="0.133" calcext:value-type="float">
            <text:p>0,133</text:p>
          </table:table-cell>
          <table:table-cell table:formula="of:=[.J114]*[.F114]/1000" office:value-type="float" office:value="0.00399" calcext:value-type="float">
            <text:p>0,00399</text:p>
          </table:table-cell>
          <table:table-cell office:value-type="string" calcext:value-type="string">
            <text:p>Hêtre 45</text:p>
          </table:table-cell>
          <table:table-cell table:style-name="ce19" table:formula="of:=IF(OR(AND([.F114]&lt;35;[.F114]&gt;22;[.L114]=&quot;Hêtre 45&quot;);AND([.F114]&lt;=22;[.F114]&gt;14;[.L114]=&quot;Hêtre 27&quot;);AND([.F114]&lt;=14;[.L114]=&quot;Hêtre 20&quot;));TRUE())" office:value-type="boolean" office:boolean-value="true" calcext:value-type="boolean">
            <text:p>VRAI</text:p>
          </table:table-cell>
          <table:table-cell table:formula="of:=IF(AND([.H114]&gt;[.P$4];[.L114]=&quot;Hêtre 45&quot;);[.J114];0)" office:value-type="float" office:value="0" calcext:value-type="float">
            <text:p>0</text:p>
          </table:table-cell>
          <table:table-cell table:formula="of:=IF(AND([.$H114]&gt;[.P$4];[.$L114]=&quot;Hêtre 45&quot;);[.$G114]*[.E114];0)" office:value-type="float" office:value="0" calcext:value-type="float">
            <text:p>0</text:p>
          </table:table-cell>
          <table:table-cell table:style-name="ce16" table:formula="of:=IF(AND([.H114]&lt;[.P$4];[.H114]&gt;=[.R$4];[.L114]=&quot;Hêtre 45&quot;;[.F114]&gt;19);[.J114];0)" office:value-type="float" office:value="0" calcext:value-type="float">
            <text:p>0</text:p>
          </table:table-cell>
          <table:table-cell table:formula="of:=IF(AND([.$H114]&gt;=[.R$4];[.$H114]&lt;[.P$4];[.$L114]=&quot;Hêtre 45&quot;);[.$G114]*[.$E114];0)" office:value-type="float" office:value="0" calcext:value-type="float">
            <text:p>0</text:p>
          </table:table-cell>
          <table:table-cell table:style-name="ce16" table:formula="of:=IF(AND([.H114]&lt;[.R$4];[.H114]&gt;=[.T$4];[.L114]=&quot;Hêtre 45&quot;;[.F114]&gt;19);[.J114];0)" office:value-type="float" office:value="0.133" calcext:value-type="float">
            <text:p>0,133</text:p>
          </table:table-cell>
          <table:table-cell table:formula="of:=IF(AND([.$H114]&gt;=[.T$4];[.$H114]&lt;[.R$4];[.$L114]=&quot;Hêtre 45&quot;);[.$G114]*[.$E114];0)" office:value-type="float" office:value="100" calcext:value-type="float">
            <text:p>100</text:p>
          </table:table-cell>
          <table:table-cell table:style-name="ce16" table:formula="of:=IF(AND([.H114]&lt;[.T$4];[.L114]=&quot;Hêtre 45&quot;;[.F114]&gt;19);[.J114];0)" office:value-type="float" office:value="0" calcext:value-type="float">
            <text:p>0</text:p>
          </table:table-cell>
          <table:table-cell table:formula="of:=IF(AND([.$H114]&lt;[.T$4];[.$L114]=&quot;Hêtre 45&quot;);[.$G114]*[.$E114];0)" office:value-type="float" office:value="0" calcext:value-type="float">
            <text:p>0</text:p>
          </table:table-cell>
          <table:table-cell table:formula="of:=IF(AND([.H114]&gt;[.X$4];[.L114]=&quot;Hêtre 27&quot;);[.$J114];0)" office:value-type="float" office:value="0" calcext:value-type="float">
            <text:p>0</text:p>
          </table:table-cell>
          <table:table-cell table:formula="of:=IF(AND([.$H114]&gt;[.X$4];[.$L114]=&quot;Hêtre 27&quot;);[.$G114]*[.$E114];0)" office:value-type="float" office:value="0" calcext:value-type="float">
            <text:p>0</text:p>
          </table:table-cell>
          <table:table-cell table:style-name="ce16" table:formula="of:=IF(AND([.H114]&lt;[.X$4];[.H114]&gt;=[.Z$4];[.L114]=&quot;Hêtre 27&quot;);[.$J114];0)" office:value-type="float" office:value="0" calcext:value-type="float">
            <text:p>0</text:p>
          </table:table-cell>
          <table:table-cell table:formula="of:=IF(AND([.$H114]&gt;=[.Z$4];[.$H114]&lt;[.X$4];[.$L114]=&quot;Hêtre 27&quot;);[.$G114]*[.$E114];0)" office:value-type="float" office:value="0" calcext:value-type="float">
            <text:p>0</text:p>
          </table:table-cell>
          <table:table-cell table:style-name="ce16" table:formula="of:=IF(AND([.H114]&lt;[.Z$4];[.H114]&gt;=[.AB$4];[.L114]=&quot;Hêtre 27&quot;;);[.$J114];0)" office:value-type="float" office:value="0" calcext:value-type="float">
            <text:p>0</text:p>
          </table:table-cell>
          <table:table-cell table:formula="of:=IF(AND([.$H114]&gt;=[.AB$4];[.$H114]&lt;[.Z$4];[.$L114]=&quot;Hêtre 27&quot;);[.$G114]*[.E114];0)" office:value-type="float" office:value="0" calcext:value-type="float">
            <text:p>0</text:p>
          </table:table-cell>
          <table:table-cell table:style-name="ce16" table:formula="of:=IF(AND([.H114]&lt;[.AB$4];[.L114]=&quot;Hêtre 27&quot;);[.$J114];0)" office:value-type="float" office:value="0" calcext:value-type="float">
            <text:p>0</text:p>
          </table:table-cell>
          <table:table-cell table:formula="of:=IF(AND([.$H114]&lt;[.AB$4];[.$L114]=&quot;Hêtre 27&quot;);[.$G114]*[.$E114];0)" office:value-type="float" office:value="0" calcext:value-type="float">
            <text:p>0</text:p>
          </table:table-cell>
          <table:table-cell table:formula="of:=IF(AND([.H114]&gt;[.AF$4];[.L114]=&quot;Hêtre 20&quot;);[.$J114];0)" office:value-type="float" office:value="0" calcext:value-type="float">
            <text:p>0</text:p>
          </table:table-cell>
          <table:table-cell table:formula="of:=IF(AND([.$H114]&gt;[.AF$4];[.$L114]=&quot;Hêtre 20&quot;);[.$G114]*[.$E114];0)" office:value-type="float" office:value="0" calcext:value-type="float">
            <text:p>0</text:p>
          </table:table-cell>
          <table:table-cell table:style-name="ce16" table:formula="of:=IF(AND([.H114]&lt;[.AF$4];[.H114]&gt;=[.AH$4];[.L114]=&quot;Hêtre 20&quot;);[.$J114];0)" office:value-type="float" office:value="0" calcext:value-type="float">
            <text:p>0</text:p>
          </table:table-cell>
          <table:table-cell table:formula="of:=IF(AND([.$H114]&gt;=[.AH$4];[.$H114]&lt;[.AF$4];[.$L114]=&quot;Hêtre 20&quot;);[.$G114]*[.$E114];0)" office:value-type="float" office:value="0" calcext:value-type="float">
            <text:p>0</text:p>
          </table:table-cell>
          <table:table-cell table:style-name="ce16" table:formula="of:=IF(AND([.H114]&lt;[.AH$4];[.H114]&gt;=[.AJ$4];[.L114]=&quot;Hêtre 20&quot;;);[.$J114];0)" office:value-type="float" office:value="0" calcext:value-type="float">
            <text:p>0</text:p>
          </table:table-cell>
          <table:table-cell table:formula="of:=IF(AND([.$H114]&gt;=[.AJ$4];[.$H114]&lt;[.AH$4];[.$L114]=&quot;Hêtre 20&quot;);[.$G114]*[.$E114];0)" office:value-type="float" office:value="0" calcext:value-type="float">
            <text:p>0</text:p>
          </table:table-cell>
          <table:table-cell table:style-name="ce16" table:formula="of:=IF(AND([.H114]&lt;[.AJ$4];[.L114]=&quot;Hêtre 20&quot;);[.$J114];0)" office:value-type="float" office:value="0" calcext:value-type="float">
            <text:p>0</text:p>
          </table:table-cell>
          <table:table-cell table:formula="of:=IF(AND([.$H114]&lt;[.AJ$4];[.$L114]=&quot;Hêtre 20&quot;);[.$G114]*[.$E11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9" calcext:value-type="float">
            <text:p>749</text:p>
          </table:table-cell>
          <table:table-cell table:style-name="ce7" table:formula="of:=[.H102]-2*30-2*2-2*100+2*15-[.H115]" office:value-type="float" office:value="0" calcext:value-type="float">
            <text:p>0</text:p>
          </table:table-cell>
          <table:table-cell table:formula="of:=[.E115]*([.G115]/1000)*([.H115]/1000)" office:value-type="float" office:value="0.01498" calcext:value-type="float">
            <text:p>0,01498</text:p>
          </table:table-cell>
          <table:table-cell table:formula="of:=[.J115]*[.F115]/1000" office:value-type="float" office:value="0.0002247" calcext:value-type="float">
            <text:p>0,0002247</text:p>
          </table:table-cell>
          <table:table-cell office:value-type="string" calcext:value-type="string">
            <text:p>Hêtre 27</text:p>
          </table:table-cell>
          <table:table-cell table:style-name="ce19" table:formula="of:=IF(OR(AND([.F115]&lt;35;[.F115]&gt;22;[.L115]=&quot;Hêtre 45&quot;);AND([.F115]&lt;=22;[.F115]&gt;14;[.L115]=&quot;Hêtre 27&quot;);AND([.F115]&lt;=14;[.L115]=&quot;Hêtre 20&quot;));TRUE())" office:value-type="boolean" office:boolean-value="true" calcext:value-type="boolean">
            <text:p>VRAI</text:p>
          </table:table-cell>
          <table:table-cell table:formula="of:=IF(AND([.H115]&gt;[.P$4];[.L115]=&quot;Hêtre 45&quot;);[.J115];0)" office:value-type="float" office:value="0" calcext:value-type="float">
            <text:p>0</text:p>
          </table:table-cell>
          <table:table-cell table:formula="of:=IF(AND([.$H115]&gt;[.P$4];[.$L115]=&quot;Hêtre 45&quot;);[.$G115]*[.E115];0)" office:value-type="float" office:value="0" calcext:value-type="float">
            <text:p>0</text:p>
          </table:table-cell>
          <table:table-cell table:style-name="ce16" table:formula="of:=IF(AND([.H115]&lt;[.P$4];[.H115]&gt;=[.R$4];[.L115]=&quot;Hêtre 45&quot;;[.F115]&gt;19);[.J115];0)" office:value-type="float" office:value="0" calcext:value-type="float">
            <text:p>0</text:p>
          </table:table-cell>
          <table:table-cell table:formula="of:=IF(AND([.$H115]&gt;=[.R$4];[.$H115]&lt;[.P$4];[.$L115]=&quot;Hêtre 45&quot;);[.$G115]*[.$E115];0)" office:value-type="float" office:value="0" calcext:value-type="float">
            <text:p>0</text:p>
          </table:table-cell>
          <table:table-cell table:style-name="ce16" table:formula="of:=IF(AND([.H115]&lt;[.R$4];[.H115]&gt;=[.T$4];[.L115]=&quot;Hêtre 45&quot;;[.F115]&gt;19);[.J115];0)" office:value-type="float" office:value="0" calcext:value-type="float">
            <text:p>0</text:p>
          </table:table-cell>
          <table:table-cell table:formula="of:=IF(AND([.$H115]&gt;=[.T$4];[.$H115]&lt;[.R$4];[.$L115]=&quot;Hêtre 45&quot;);[.$G115]*[.$E115];0)" office:value-type="float" office:value="0" calcext:value-type="float">
            <text:p>0</text:p>
          </table:table-cell>
          <table:table-cell table:style-name="ce16" table:formula="of:=IF(AND([.H115]&lt;[.T$4];[.L115]=&quot;Hêtre 45&quot;;[.F115]&gt;19);[.J115];0)" office:value-type="float" office:value="0" calcext:value-type="float">
            <text:p>0</text:p>
          </table:table-cell>
          <table:table-cell table:formula="of:=IF(AND([.$H115]&lt;[.T$4];[.$L115]=&quot;Hêtre 45&quot;);[.$G115]*[.$E115];0)" office:value-type="float" office:value="0" calcext:value-type="float">
            <text:p>0</text:p>
          </table:table-cell>
          <table:table-cell table:formula="of:=IF(AND([.H115]&gt;[.X$4];[.L115]=&quot;Hêtre 27&quot;);[.$J115];0)" office:value-type="float" office:value="0" calcext:value-type="float">
            <text:p>0</text:p>
          </table:table-cell>
          <table:table-cell table:formula="of:=IF(AND([.$H115]&gt;[.X$4];[.$L115]=&quot;Hêtre 27&quot;);[.$G115]*[.$E115];0)" office:value-type="float" office:value="0" calcext:value-type="float">
            <text:p>0</text:p>
          </table:table-cell>
          <table:table-cell table:style-name="ce16" table:formula="of:=IF(AND([.H115]&lt;[.X$4];[.H115]&gt;=[.Z$4];[.L115]=&quot;Hêtre 27&quot;);[.$J115];0)" office:value-type="float" office:value="0" calcext:value-type="float">
            <text:p>0</text:p>
          </table:table-cell>
          <table:table-cell table:formula="of:=IF(AND([.$H115]&gt;=[.Z$4];[.$H115]&lt;[.X$4];[.$L115]=&quot;Hêtre 27&quot;);[.$G115]*[.$E115];0)" office:value-type="float" office:value="0" calcext:value-type="float">
            <text:p>0</text:p>
          </table:table-cell>
          <table:table-cell table:style-name="ce16" table:formula="of:=IF(AND([.H115]&lt;[.Z$4];[.H115]&gt;=[.AB$4];[.L115]=&quot;Hêtre 27&quot;;);[.$J115];0)" office:value-type="float" office:value="0" calcext:value-type="float">
            <text:p>0</text:p>
          </table:table-cell>
          <table:table-cell table:formula="of:=IF(AND([.$H115]&gt;=[.AB$4];[.$H115]&lt;[.Z$4];[.$L115]=&quot;Hêtre 27&quot;);[.$G115]*[.E115];0)" office:value-type="float" office:value="0" calcext:value-type="float">
            <text:p>0</text:p>
          </table:table-cell>
          <table:table-cell table:style-name="ce16" table:formula="of:=IF(AND([.H115]&lt;[.AB$4];[.L115]=&quot;Hêtre 27&quot;);[.$J115];0)" office:value-type="float" office:value="0.01498" calcext:value-type="float">
            <text:p>0,01498</text:p>
          </table:table-cell>
          <table:table-cell table:formula="of:=IF(AND([.$H115]&lt;[.AB$4];[.$L115]=&quot;Hêtre 27&quot;);[.$G115]*[.$E115];0)" office:value-type="float" office:value="20" calcext:value-type="float">
            <text:p>20</text:p>
          </table:table-cell>
          <table:table-cell table:formula="of:=IF(AND([.H115]&gt;[.AF$4];[.L115]=&quot;Hêtre 20&quot;);[.$J115];0)" office:value-type="float" office:value="0" calcext:value-type="float">
            <text:p>0</text:p>
          </table:table-cell>
          <table:table-cell table:formula="of:=IF(AND([.$H115]&gt;[.AF$4];[.$L115]=&quot;Hêtre 20&quot;);[.$G115]*[.$E115];0)" office:value-type="float" office:value="0" calcext:value-type="float">
            <text:p>0</text:p>
          </table:table-cell>
          <table:table-cell table:style-name="ce16" table:formula="of:=IF(AND([.H115]&lt;[.AF$4];[.H115]&gt;=[.AH$4];[.L115]=&quot;Hêtre 20&quot;);[.$J115];0)" office:value-type="float" office:value="0" calcext:value-type="float">
            <text:p>0</text:p>
          </table:table-cell>
          <table:table-cell table:formula="of:=IF(AND([.$H115]&gt;=[.AH$4];[.$H115]&lt;[.AF$4];[.$L115]=&quot;Hêtre 20&quot;);[.$G115]*[.$E115];0)" office:value-type="float" office:value="0" calcext:value-type="float">
            <text:p>0</text:p>
          </table:table-cell>
          <table:table-cell table:style-name="ce16" table:formula="of:=IF(AND([.H115]&lt;[.AH$4];[.H115]&gt;=[.AJ$4];[.L115]=&quot;Hêtre 20&quot;;);[.$J115];0)" office:value-type="float" office:value="0" calcext:value-type="float">
            <text:p>0</text:p>
          </table:table-cell>
          <table:table-cell table:formula="of:=IF(AND([.$H115]&gt;=[.AJ$4];[.$H115]&lt;[.AH$4];[.$L115]=&quot;Hêtre 20&quot;);[.$G115]*[.$E115];0)" office:value-type="float" office:value="0" calcext:value-type="float">
            <text:p>0</text:p>
          </table:table-cell>
          <table:table-cell table:style-name="ce16" table:formula="of:=IF(AND([.H115]&lt;[.AJ$4];[.L115]=&quot;Hêtre 20&quot;);[.$J115];0)" office:value-type="float" office:value="0" calcext:value-type="float">
            <text:p>0</text:p>
          </table:table-cell>
          <table:table-cell table:formula="of:=IF(AND([.$H115]&lt;[.AJ$4];[.$L115]=&quot;Hêtre 20&quot;);[.$G115]*[.$E11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05" calcext:value-type="float">
            <text:p>805</text:p>
          </table:table-cell>
          <table:table-cell table:style-name="ce7"/>
          <table:table-cell table:formula="of:=[.E116]*([.G116]/1000)*([.H116]/1000)" office:value-type="float" office:value="0.0161" calcext:value-type="float">
            <text:p>0,0161</text:p>
          </table:table-cell>
          <table:table-cell table:formula="of:=[.J116]*[.F116]/1000" office:value-type="float" office:value="0.0002415" calcext:value-type="float">
            <text:p>0,0002415</text:p>
          </table:table-cell>
          <table:table-cell office:value-type="string" calcext:value-type="string">
            <text:p>Hêtre 27</text:p>
          </table:table-cell>
          <table:table-cell table:style-name="ce19" table:formula="of:=IF(OR(AND([.F116]&lt;35;[.F116]&gt;22;[.L116]=&quot;Hêtre 45&quot;);AND([.F116]&lt;=22;[.F116]&gt;14;[.L116]=&quot;Hêtre 27&quot;);AND([.F116]&lt;=14;[.L116]=&quot;Hêtre 20&quot;));TRUE())" office:value-type="boolean" office:boolean-value="true" calcext:value-type="boolean">
            <text:p>VRAI</text:p>
          </table:table-cell>
          <table:table-cell table:formula="of:=IF(AND([.H116]&gt;[.P$4];[.L116]=&quot;Hêtre 45&quot;);[.J116];0)" office:value-type="float" office:value="0" calcext:value-type="float">
            <text:p>0</text:p>
          </table:table-cell>
          <table:table-cell table:formula="of:=IF(AND([.$H116]&gt;[.P$4];[.$L116]=&quot;Hêtre 45&quot;);[.$G116]*[.E116];0)" office:value-type="float" office:value="0" calcext:value-type="float">
            <text:p>0</text:p>
          </table:table-cell>
          <table:table-cell table:style-name="ce16" table:formula="of:=IF(AND([.H116]&lt;[.P$4];[.H116]&gt;=[.R$4];[.L116]=&quot;Hêtre 45&quot;;[.F116]&gt;19);[.J116];0)" office:value-type="float" office:value="0" calcext:value-type="float">
            <text:p>0</text:p>
          </table:table-cell>
          <table:table-cell table:formula="of:=IF(AND([.$H116]&gt;=[.R$4];[.$H116]&lt;[.P$4];[.$L116]=&quot;Hêtre 45&quot;);[.$G116]*[.$E116];0)" office:value-type="float" office:value="0" calcext:value-type="float">
            <text:p>0</text:p>
          </table:table-cell>
          <table:table-cell table:style-name="ce16" table:formula="of:=IF(AND([.H116]&lt;[.R$4];[.H116]&gt;=[.T$4];[.L116]=&quot;Hêtre 45&quot;;[.F116]&gt;19);[.J116];0)" office:value-type="float" office:value="0" calcext:value-type="float">
            <text:p>0</text:p>
          </table:table-cell>
          <table:table-cell table:formula="of:=IF(AND([.$H116]&gt;=[.T$4];[.$H116]&lt;[.R$4];[.$L116]=&quot;Hêtre 45&quot;);[.$G116]*[.$E116];0)" office:value-type="float" office:value="0" calcext:value-type="float">
            <text:p>0</text:p>
          </table:table-cell>
          <table:table-cell table:style-name="ce16" table:formula="of:=IF(AND([.H116]&lt;[.T$4];[.L116]=&quot;Hêtre 45&quot;;[.F116]&gt;19);[.J116];0)" office:value-type="float" office:value="0" calcext:value-type="float">
            <text:p>0</text:p>
          </table:table-cell>
          <table:table-cell table:formula="of:=IF(AND([.$H116]&lt;[.T$4];[.$L116]=&quot;Hêtre 45&quot;);[.$G116]*[.$E116];0)" office:value-type="float" office:value="0" calcext:value-type="float">
            <text:p>0</text:p>
          </table:table-cell>
          <table:table-cell table:formula="of:=IF(AND([.H116]&gt;[.X$4];[.L116]=&quot;Hêtre 27&quot;);[.$J116];0)" office:value-type="float" office:value="0" calcext:value-type="float">
            <text:p>0</text:p>
          </table:table-cell>
          <table:table-cell table:formula="of:=IF(AND([.$H116]&gt;[.X$4];[.$L116]=&quot;Hêtre 27&quot;);[.$G116]*[.$E116];0)" office:value-type="float" office:value="0" calcext:value-type="float">
            <text:p>0</text:p>
          </table:table-cell>
          <table:table-cell table:style-name="ce16" table:formula="of:=IF(AND([.H116]&lt;[.X$4];[.H116]&gt;=[.Z$4];[.L116]=&quot;Hêtre 27&quot;);[.$J116];0)" office:value-type="float" office:value="0" calcext:value-type="float">
            <text:p>0</text:p>
          </table:table-cell>
          <table:table-cell table:formula="of:=IF(AND([.$H116]&gt;=[.Z$4];[.$H116]&lt;[.X$4];[.$L116]=&quot;Hêtre 27&quot;);[.$G116]*[.$E116];0)" office:value-type="float" office:value="0" calcext:value-type="float">
            <text:p>0</text:p>
          </table:table-cell>
          <table:table-cell table:style-name="ce16" table:formula="of:=IF(AND([.H116]&lt;[.Z$4];[.H116]&gt;=[.AB$4];[.L116]=&quot;Hêtre 27&quot;;);[.$J116];0)" office:value-type="float" office:value="0" calcext:value-type="float">
            <text:p>0</text:p>
          </table:table-cell>
          <table:table-cell table:formula="of:=IF(AND([.$H116]&gt;=[.AB$4];[.$H116]&lt;[.Z$4];[.$L116]=&quot;Hêtre 27&quot;);[.$G116]*[.E116];0)" office:value-type="float" office:value="0" calcext:value-type="float">
            <text:p>0</text:p>
          </table:table-cell>
          <table:table-cell table:style-name="ce16" table:formula="of:=IF(AND([.H116]&lt;[.AB$4];[.L116]=&quot;Hêtre 27&quot;);[.$J116];0)" office:value-type="float" office:value="0.0161" calcext:value-type="float">
            <text:p>0,0161</text:p>
          </table:table-cell>
          <table:table-cell table:formula="of:=IF(AND([.$H116]&lt;[.AB$4];[.$L116]=&quot;Hêtre 27&quot;);[.$G116]*[.$E116];0)" office:value-type="float" office:value="20" calcext:value-type="float">
            <text:p>20</text:p>
          </table:table-cell>
          <table:table-cell table:formula="of:=IF(AND([.H116]&gt;[.AF$4];[.L116]=&quot;Hêtre 20&quot;);[.$J116];0)" office:value-type="float" office:value="0" calcext:value-type="float">
            <text:p>0</text:p>
          </table:table-cell>
          <table:table-cell table:formula="of:=IF(AND([.$H116]&gt;[.AF$4];[.$L116]=&quot;Hêtre 20&quot;);[.$G116]*[.$E116];0)" office:value-type="float" office:value="0" calcext:value-type="float">
            <text:p>0</text:p>
          </table:table-cell>
          <table:table-cell table:style-name="ce16" table:formula="of:=IF(AND([.H116]&lt;[.AF$4];[.H116]&gt;=[.AH$4];[.L116]=&quot;Hêtre 20&quot;);[.$J116];0)" office:value-type="float" office:value="0" calcext:value-type="float">
            <text:p>0</text:p>
          </table:table-cell>
          <table:table-cell table:formula="of:=IF(AND([.$H116]&gt;=[.AH$4];[.$H116]&lt;[.AF$4];[.$L116]=&quot;Hêtre 20&quot;);[.$G116]*[.$E116];0)" office:value-type="float" office:value="0" calcext:value-type="float">
            <text:p>0</text:p>
          </table:table-cell>
          <table:table-cell table:style-name="ce16" table:formula="of:=IF(AND([.H116]&lt;[.AH$4];[.H116]&gt;=[.AJ$4];[.L116]=&quot;Hêtre 20&quot;;);[.$J116];0)" office:value-type="float" office:value="0" calcext:value-type="float">
            <text:p>0</text:p>
          </table:table-cell>
          <table:table-cell table:formula="of:=IF(AND([.$H116]&gt;=[.AJ$4];[.$H116]&lt;[.AH$4];[.$L116]=&quot;Hêtre 20&quot;);[.$G116]*[.$E116];0)" office:value-type="float" office:value="0" calcext:value-type="float">
            <text:p>0</text:p>
          </table:table-cell>
          <table:table-cell table:style-name="ce16" table:formula="of:=IF(AND([.H116]&lt;[.AJ$4];[.L116]=&quot;Hêtre 20&quot;);[.$J116];0)" office:value-type="float" office:value="0" calcext:value-type="float">
            <text:p>0</text:p>
          </table:table-cell>
          <table:table-cell table:formula="of:=IF(AND([.$H116]&lt;[.AJ$4];[.$L116]=&quot;Hêtre 20&quot;);[.$G116]*[.$E11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05" calcext:value-type="float">
            <text:p>805</text:p>
          </table:table-cell>
          <table:table-cell table:style-name="ce7"/>
          <table:table-cell table:formula="of:=[.E117]*([.G117]/1000)*([.H117]/1000)" office:value-type="float" office:value="0.0161" calcext:value-type="float">
            <text:p>0,0161</text:p>
          </table:table-cell>
          <table:table-cell table:formula="of:=[.J117]*[.F117]/1000" office:value-type="float" office:value="0.0002415" calcext:value-type="float">
            <text:p>0,0002415</text:p>
          </table:table-cell>
          <table:table-cell office:value-type="string" calcext:value-type="string">
            <text:p>Hêtre 27</text:p>
          </table:table-cell>
          <table:table-cell table:style-name="ce19" table:formula="of:=IF(OR(AND([.F117]&lt;35;[.F117]&gt;22;[.L117]=&quot;Hêtre 45&quot;);AND([.F117]&lt;=22;[.F117]&gt;14;[.L117]=&quot;Hêtre 27&quot;);AND([.F117]&lt;=14;[.L117]=&quot;Hêtre 20&quot;));TRUE())" office:value-type="boolean" office:boolean-value="true" calcext:value-type="boolean">
            <text:p>VRAI</text:p>
          </table:table-cell>
          <table:table-cell table:formula="of:=IF(AND([.H117]&gt;[.P$4];[.L117]=&quot;Hêtre 45&quot;);[.J117];0)" office:value-type="float" office:value="0" calcext:value-type="float">
            <text:p>0</text:p>
          </table:table-cell>
          <table:table-cell table:formula="of:=IF(AND([.$H117]&gt;[.P$4];[.$L117]=&quot;Hêtre 45&quot;);[.$G117]*[.E117];0)" office:value-type="float" office:value="0" calcext:value-type="float">
            <text:p>0</text:p>
          </table:table-cell>
          <table:table-cell table:style-name="ce16" table:formula="of:=IF(AND([.H117]&lt;[.P$4];[.H117]&gt;=[.R$4];[.L117]=&quot;Hêtre 45&quot;;[.F117]&gt;19);[.J117];0)" office:value-type="float" office:value="0" calcext:value-type="float">
            <text:p>0</text:p>
          </table:table-cell>
          <table:table-cell table:formula="of:=IF(AND([.$H117]&gt;=[.R$4];[.$H117]&lt;[.P$4];[.$L117]=&quot;Hêtre 45&quot;);[.$G117]*[.$E117];0)" office:value-type="float" office:value="0" calcext:value-type="float">
            <text:p>0</text:p>
          </table:table-cell>
          <table:table-cell table:style-name="ce16" table:formula="of:=IF(AND([.H117]&lt;[.R$4];[.H117]&gt;=[.T$4];[.L117]=&quot;Hêtre 45&quot;;[.F117]&gt;19);[.J117];0)" office:value-type="float" office:value="0" calcext:value-type="float">
            <text:p>0</text:p>
          </table:table-cell>
          <table:table-cell table:formula="of:=IF(AND([.$H117]&gt;=[.T$4];[.$H117]&lt;[.R$4];[.$L117]=&quot;Hêtre 45&quot;);[.$G117]*[.$E117];0)" office:value-type="float" office:value="0" calcext:value-type="float">
            <text:p>0</text:p>
          </table:table-cell>
          <table:table-cell table:style-name="ce16" table:formula="of:=IF(AND([.H117]&lt;[.T$4];[.L117]=&quot;Hêtre 45&quot;;[.F117]&gt;19);[.J117];0)" office:value-type="float" office:value="0" calcext:value-type="float">
            <text:p>0</text:p>
          </table:table-cell>
          <table:table-cell table:formula="of:=IF(AND([.$H117]&lt;[.T$4];[.$L117]=&quot;Hêtre 45&quot;);[.$G117]*[.$E117];0)" office:value-type="float" office:value="0" calcext:value-type="float">
            <text:p>0</text:p>
          </table:table-cell>
          <table:table-cell table:formula="of:=IF(AND([.H117]&gt;[.X$4];[.L117]=&quot;Hêtre 27&quot;);[.$J117];0)" office:value-type="float" office:value="0" calcext:value-type="float">
            <text:p>0</text:p>
          </table:table-cell>
          <table:table-cell table:formula="of:=IF(AND([.$H117]&gt;[.X$4];[.$L117]=&quot;Hêtre 27&quot;);[.$G117]*[.$E117];0)" office:value-type="float" office:value="0" calcext:value-type="float">
            <text:p>0</text:p>
          </table:table-cell>
          <table:table-cell table:style-name="ce16" table:formula="of:=IF(AND([.H117]&lt;[.X$4];[.H117]&gt;=[.Z$4];[.L117]=&quot;Hêtre 27&quot;);[.$J117];0)" office:value-type="float" office:value="0" calcext:value-type="float">
            <text:p>0</text:p>
          </table:table-cell>
          <table:table-cell table:formula="of:=IF(AND([.$H117]&gt;=[.Z$4];[.$H117]&lt;[.X$4];[.$L117]=&quot;Hêtre 27&quot;);[.$G117]*[.$E117];0)" office:value-type="float" office:value="0" calcext:value-type="float">
            <text:p>0</text:p>
          </table:table-cell>
          <table:table-cell table:style-name="ce16" table:formula="of:=IF(AND([.H117]&lt;[.Z$4];[.H117]&gt;=[.AB$4];[.L117]=&quot;Hêtre 27&quot;;);[.$J117];0)" office:value-type="float" office:value="0" calcext:value-type="float">
            <text:p>0</text:p>
          </table:table-cell>
          <table:table-cell table:formula="of:=IF(AND([.$H117]&gt;=[.AB$4];[.$H117]&lt;[.Z$4];[.$L117]=&quot;Hêtre 27&quot;);[.$G117]*[.E117];0)" office:value-type="float" office:value="0" calcext:value-type="float">
            <text:p>0</text:p>
          </table:table-cell>
          <table:table-cell table:style-name="ce16" table:formula="of:=IF(AND([.H117]&lt;[.AB$4];[.L117]=&quot;Hêtre 27&quot;);[.$J117];0)" office:value-type="float" office:value="0.0161" calcext:value-type="float">
            <text:p>0,0161</text:p>
          </table:table-cell>
          <table:table-cell table:formula="of:=IF(AND([.$H117]&lt;[.AB$4];[.$L117]=&quot;Hêtre 27&quot;);[.$G117]*[.$E117];0)" office:value-type="float" office:value="20" calcext:value-type="float">
            <text:p>20</text:p>
          </table:table-cell>
          <table:table-cell table:formula="of:=IF(AND([.H117]&gt;[.AF$4];[.L117]=&quot;Hêtre 20&quot;);[.$J117];0)" office:value-type="float" office:value="0" calcext:value-type="float">
            <text:p>0</text:p>
          </table:table-cell>
          <table:table-cell table:formula="of:=IF(AND([.$H117]&gt;[.AF$4];[.$L117]=&quot;Hêtre 20&quot;);[.$G117]*[.$E117];0)" office:value-type="float" office:value="0" calcext:value-type="float">
            <text:p>0</text:p>
          </table:table-cell>
          <table:table-cell table:style-name="ce16" table:formula="of:=IF(AND([.H117]&lt;[.AF$4];[.H117]&gt;=[.AH$4];[.L117]=&quot;Hêtre 20&quot;);[.$J117];0)" office:value-type="float" office:value="0" calcext:value-type="float">
            <text:p>0</text:p>
          </table:table-cell>
          <table:table-cell table:formula="of:=IF(AND([.$H117]&gt;=[.AH$4];[.$H117]&lt;[.AF$4];[.$L117]=&quot;Hêtre 20&quot;);[.$G117]*[.$E117];0)" office:value-type="float" office:value="0" calcext:value-type="float">
            <text:p>0</text:p>
          </table:table-cell>
          <table:table-cell table:style-name="ce16" table:formula="of:=IF(AND([.H117]&lt;[.AH$4];[.H117]&gt;=[.AJ$4];[.L117]=&quot;Hêtre 20&quot;;);[.$J117];0)" office:value-type="float" office:value="0" calcext:value-type="float">
            <text:p>0</text:p>
          </table:table-cell>
          <table:table-cell table:formula="of:=IF(AND([.$H117]&gt;=[.AJ$4];[.$H117]&lt;[.AH$4];[.$L117]=&quot;Hêtre 20&quot;);[.$G117]*[.$E117];0)" office:value-type="float" office:value="0" calcext:value-type="float">
            <text:p>0</text:p>
          </table:table-cell>
          <table:table-cell table:style-name="ce16" table:formula="of:=IF(AND([.H117]&lt;[.AJ$4];[.L117]=&quot;Hêtre 20&quot;);[.$J117];0)" office:value-type="float" office:value="0" calcext:value-type="float">
            <text:p>0</text:p>
          </table:table-cell>
          <table:table-cell table:formula="of:=IF(AND([.$H117]&lt;[.AJ$4];[.$L117]=&quot;Hêtre 20&quot;);[.$G117]*[.$E11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580" calcext:value-type="float">
            <text:p>1580</text:p>
          </table:table-cell>
          <table:table-cell table:style-name="ce7"/>
          <table:table-cell table:formula="of:=[.E118]*([.G118]/1000)*([.H118]/1000)" office:value-type="float" office:value="0.0316" calcext:value-type="float">
            <text:p>0,0316</text:p>
          </table:table-cell>
          <table:table-cell table:formula="of:=[.J118]*[.F118]/1000" office:value-type="float" office:value="0.000474" calcext:value-type="float">
            <text:p>0,000474</text:p>
          </table:table-cell>
          <table:table-cell office:value-type="string" calcext:value-type="string">
            <text:p>Hêtre 27</text:p>
          </table:table-cell>
          <table:table-cell table:style-name="ce19" table:formula="of:=IF(OR(AND([.F118]&lt;35;[.F118]&gt;22;[.L118]=&quot;Hêtre 45&quot;);AND([.F118]&lt;=22;[.F118]&gt;14;[.L118]=&quot;Hêtre 27&quot;);AND([.F118]&lt;=14;[.L118]=&quot;Hêtre 20&quot;));TRUE())" office:value-type="boolean" office:boolean-value="true" calcext:value-type="boolean">
            <text:p>VRAI</text:p>
          </table:table-cell>
          <table:table-cell table:formula="of:=IF(AND([.H118]&gt;[.P$4];[.L118]=&quot;Hêtre 45&quot;);[.J118];0)" office:value-type="float" office:value="0" calcext:value-type="float">
            <text:p>0</text:p>
          </table:table-cell>
          <table:table-cell table:formula="of:=IF(AND([.$H118]&gt;[.P$4];[.$L118]=&quot;Hêtre 45&quot;);[.$G118]*[.E118];0)" office:value-type="float" office:value="0" calcext:value-type="float">
            <text:p>0</text:p>
          </table:table-cell>
          <table:table-cell table:style-name="ce16" table:formula="of:=IF(AND([.H118]&lt;[.P$4];[.H118]&gt;=[.R$4];[.L118]=&quot;Hêtre 45&quot;;[.F118]&gt;19);[.J118];0)" office:value-type="float" office:value="0" calcext:value-type="float">
            <text:p>0</text:p>
          </table:table-cell>
          <table:table-cell table:formula="of:=IF(AND([.$H118]&gt;=[.R$4];[.$H118]&lt;[.P$4];[.$L118]=&quot;Hêtre 45&quot;);[.$G118]*[.$E118];0)" office:value-type="float" office:value="0" calcext:value-type="float">
            <text:p>0</text:p>
          </table:table-cell>
          <table:table-cell table:style-name="ce16" table:formula="of:=IF(AND([.H118]&lt;[.R$4];[.H118]&gt;=[.T$4];[.L118]=&quot;Hêtre 45&quot;;[.F118]&gt;19);[.J118];0)" office:value-type="float" office:value="0" calcext:value-type="float">
            <text:p>0</text:p>
          </table:table-cell>
          <table:table-cell table:formula="of:=IF(AND([.$H118]&gt;=[.T$4];[.$H118]&lt;[.R$4];[.$L118]=&quot;Hêtre 45&quot;);[.$G118]*[.$E118];0)" office:value-type="float" office:value="0" calcext:value-type="float">
            <text:p>0</text:p>
          </table:table-cell>
          <table:table-cell table:style-name="ce16" table:formula="of:=IF(AND([.H118]&lt;[.T$4];[.L118]=&quot;Hêtre 45&quot;;[.F118]&gt;19);[.J118];0)" office:value-type="float" office:value="0" calcext:value-type="float">
            <text:p>0</text:p>
          </table:table-cell>
          <table:table-cell table:formula="of:=IF(AND([.$H118]&lt;[.T$4];[.$L118]=&quot;Hêtre 45&quot;);[.$G118]*[.$E118];0)" office:value-type="float" office:value="0" calcext:value-type="float">
            <text:p>0</text:p>
          </table:table-cell>
          <table:table-cell table:formula="of:=IF(AND([.H118]&gt;[.X$4];[.L118]=&quot;Hêtre 27&quot;);[.$J118];0)" office:value-type="float" office:value="0" calcext:value-type="float">
            <text:p>0</text:p>
          </table:table-cell>
          <table:table-cell table:formula="of:=IF(AND([.$H118]&gt;[.X$4];[.$L118]=&quot;Hêtre 27&quot;);[.$G118]*[.$E118];0)" office:value-type="float" office:value="0" calcext:value-type="float">
            <text:p>0</text:p>
          </table:table-cell>
          <table:table-cell table:style-name="ce16" table:formula="of:=IF(AND([.H118]&lt;[.X$4];[.H118]&gt;=[.Z$4];[.L118]=&quot;Hêtre 27&quot;);[.$J118];0)" office:value-type="float" office:value="0.0316" calcext:value-type="float">
            <text:p>0,0316</text:p>
          </table:table-cell>
          <table:table-cell table:formula="of:=IF(AND([.$H118]&gt;=[.Z$4];[.$H118]&lt;[.X$4];[.$L118]=&quot;Hêtre 27&quot;);[.$G118]*[.$E118];0)" office:value-type="float" office:value="20" calcext:value-type="float">
            <text:p>20</text:p>
          </table:table-cell>
          <table:table-cell table:style-name="ce16" table:formula="of:=IF(AND([.H118]&lt;[.Z$4];[.H118]&gt;=[.AB$4];[.L118]=&quot;Hêtre 27&quot;;);[.$J118];0)" office:value-type="float" office:value="0" calcext:value-type="float">
            <text:p>0</text:p>
          </table:table-cell>
          <table:table-cell table:formula="of:=IF(AND([.$H118]&gt;=[.AB$4];[.$H118]&lt;[.Z$4];[.$L118]=&quot;Hêtre 27&quot;);[.$G118]*[.E118];0)" office:value-type="float" office:value="0" calcext:value-type="float">
            <text:p>0</text:p>
          </table:table-cell>
          <table:table-cell table:style-name="ce16" table:formula="of:=IF(AND([.H118]&lt;[.AB$4];[.L118]=&quot;Hêtre 27&quot;);[.$J118];0)" office:value-type="float" office:value="0" calcext:value-type="float">
            <text:p>0</text:p>
          </table:table-cell>
          <table:table-cell table:formula="of:=IF(AND([.$H118]&lt;[.AB$4];[.$L118]=&quot;Hêtre 27&quot;);[.$G118]*[.$E118];0)" office:value-type="float" office:value="0" calcext:value-type="float">
            <text:p>0</text:p>
          </table:table-cell>
          <table:table-cell table:formula="of:=IF(AND([.H118]&gt;[.AF$4];[.L118]=&quot;Hêtre 20&quot;);[.$J118];0)" office:value-type="float" office:value="0" calcext:value-type="float">
            <text:p>0</text:p>
          </table:table-cell>
          <table:table-cell table:formula="of:=IF(AND([.$H118]&gt;[.AF$4];[.$L118]=&quot;Hêtre 20&quot;);[.$G118]*[.$E118];0)" office:value-type="float" office:value="0" calcext:value-type="float">
            <text:p>0</text:p>
          </table:table-cell>
          <table:table-cell table:style-name="ce16" table:formula="of:=IF(AND([.H118]&lt;[.AF$4];[.H118]&gt;=[.AH$4];[.L118]=&quot;Hêtre 20&quot;);[.$J118];0)" office:value-type="float" office:value="0" calcext:value-type="float">
            <text:p>0</text:p>
          </table:table-cell>
          <table:table-cell table:formula="of:=IF(AND([.$H118]&gt;=[.AH$4];[.$H118]&lt;[.AF$4];[.$L118]=&quot;Hêtre 20&quot;);[.$G118]*[.$E118];0)" office:value-type="float" office:value="0" calcext:value-type="float">
            <text:p>0</text:p>
          </table:table-cell>
          <table:table-cell table:style-name="ce16" table:formula="of:=IF(AND([.H118]&lt;[.AH$4];[.H118]&gt;=[.AJ$4];[.L118]=&quot;Hêtre 20&quot;;);[.$J118];0)" office:value-type="float" office:value="0" calcext:value-type="float">
            <text:p>0</text:p>
          </table:table-cell>
          <table:table-cell table:formula="of:=IF(AND([.$H118]&gt;=[.AJ$4];[.$H118]&lt;[.AH$4];[.$L118]=&quot;Hêtre 20&quot;);[.$G118]*[.$E118];0)" office:value-type="float" office:value="0" calcext:value-type="float">
            <text:p>0</text:p>
          </table:table-cell>
          <table:table-cell table:style-name="ce16" table:formula="of:=IF(AND([.H118]&lt;[.AJ$4];[.L118]=&quot;Hêtre 20&quot;);[.$J118];0)" office:value-type="float" office:value="0" calcext:value-type="float">
            <text:p>0</text:p>
          </table:table-cell>
          <table:table-cell table:formula="of:=IF(AND([.$H118]&lt;[.AJ$4];[.$L118]=&quot;Hêtre 20&quot;);[.$G118]*[.$E11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9" calcext:value-type="float">
            <text:p>749</text:p>
          </table:table-cell>
          <table:table-cell table:style-name="ce7" table:formula="of:=[.H102]-2*30-2*2-2*100+2*15-[.H119]" office:value-type="float" office:value="0" calcext:value-type="float">
            <text:p>0</text:p>
          </table:table-cell>
          <table:table-cell table:formula="of:=[.E119]*([.G119]/1000)*([.H119]/1000)" office:value-type="float" office:value="0.01498" calcext:value-type="float">
            <text:p>0,01498</text:p>
          </table:table-cell>
          <table:table-cell table:formula="of:=[.J119]*[.F119]/1000" office:value-type="float" office:value="0.0002247" calcext:value-type="float">
            <text:p>0,0002247</text:p>
          </table:table-cell>
          <table:table-cell office:value-type="string" calcext:value-type="string">
            <text:p>Hêtre 27</text:p>
          </table:table-cell>
          <table:table-cell table:style-name="ce19" table:formula="of:=IF(OR(AND([.F119]&lt;35;[.F119]&gt;22;[.L119]=&quot;Hêtre 45&quot;);AND([.F119]&lt;=22;[.F119]&gt;14;[.L119]=&quot;Hêtre 27&quot;);AND([.F119]&lt;=14;[.L119]=&quot;Hêtre 20&quot;));TRUE())" office:value-type="boolean" office:boolean-value="true" calcext:value-type="boolean">
            <text:p>VRAI</text:p>
          </table:table-cell>
          <table:table-cell table:formula="of:=IF(AND([.H119]&gt;[.P$4];[.L119]=&quot;Hêtre 45&quot;);[.J119];0)" office:value-type="float" office:value="0" calcext:value-type="float">
            <text:p>0</text:p>
          </table:table-cell>
          <table:table-cell table:formula="of:=IF(AND([.$H119]&gt;[.P$4];[.$L119]=&quot;Hêtre 45&quot;);[.$G119]*[.E119];0)" office:value-type="float" office:value="0" calcext:value-type="float">
            <text:p>0</text:p>
          </table:table-cell>
          <table:table-cell table:style-name="ce16" table:formula="of:=IF(AND([.H119]&lt;[.P$4];[.H119]&gt;=[.R$4];[.L119]=&quot;Hêtre 45&quot;;[.F119]&gt;19);[.J119];0)" office:value-type="float" office:value="0" calcext:value-type="float">
            <text:p>0</text:p>
          </table:table-cell>
          <table:table-cell table:formula="of:=IF(AND([.$H119]&gt;=[.R$4];[.$H119]&lt;[.P$4];[.$L119]=&quot;Hêtre 45&quot;);[.$G119]*[.$E119];0)" office:value-type="float" office:value="0" calcext:value-type="float">
            <text:p>0</text:p>
          </table:table-cell>
          <table:table-cell table:style-name="ce16" table:formula="of:=IF(AND([.H119]&lt;[.R$4];[.H119]&gt;=[.T$4];[.L119]=&quot;Hêtre 45&quot;;[.F119]&gt;19);[.J119];0)" office:value-type="float" office:value="0" calcext:value-type="float">
            <text:p>0</text:p>
          </table:table-cell>
          <table:table-cell table:formula="of:=IF(AND([.$H119]&gt;=[.T$4];[.$H119]&lt;[.R$4];[.$L119]=&quot;Hêtre 45&quot;);[.$G119]*[.$E119];0)" office:value-type="float" office:value="0" calcext:value-type="float">
            <text:p>0</text:p>
          </table:table-cell>
          <table:table-cell table:style-name="ce16" table:formula="of:=IF(AND([.H119]&lt;[.T$4];[.L119]=&quot;Hêtre 45&quot;;[.F119]&gt;19);[.J119];0)" office:value-type="float" office:value="0" calcext:value-type="float">
            <text:p>0</text:p>
          </table:table-cell>
          <table:table-cell table:formula="of:=IF(AND([.$H119]&lt;[.T$4];[.$L119]=&quot;Hêtre 45&quot;);[.$G119]*[.$E119];0)" office:value-type="float" office:value="0" calcext:value-type="float">
            <text:p>0</text:p>
          </table:table-cell>
          <table:table-cell table:formula="of:=IF(AND([.H119]&gt;[.X$4];[.L119]=&quot;Hêtre 27&quot;);[.$J119];0)" office:value-type="float" office:value="0" calcext:value-type="float">
            <text:p>0</text:p>
          </table:table-cell>
          <table:table-cell table:formula="of:=IF(AND([.$H119]&gt;[.X$4];[.$L119]=&quot;Hêtre 27&quot;);[.$G119]*[.$E119];0)" office:value-type="float" office:value="0" calcext:value-type="float">
            <text:p>0</text:p>
          </table:table-cell>
          <table:table-cell table:style-name="ce16" table:formula="of:=IF(AND([.H119]&lt;[.X$4];[.H119]&gt;=[.Z$4];[.L119]=&quot;Hêtre 27&quot;);[.$J119];0)" office:value-type="float" office:value="0" calcext:value-type="float">
            <text:p>0</text:p>
          </table:table-cell>
          <table:table-cell table:formula="of:=IF(AND([.$H119]&gt;=[.Z$4];[.$H119]&lt;[.X$4];[.$L119]=&quot;Hêtre 27&quot;);[.$G119]*[.$E119];0)" office:value-type="float" office:value="0" calcext:value-type="float">
            <text:p>0</text:p>
          </table:table-cell>
          <table:table-cell table:style-name="ce16" table:formula="of:=IF(AND([.H119]&lt;[.Z$4];[.H119]&gt;=[.AB$4];[.L119]=&quot;Hêtre 27&quot;;);[.$J119];0)" office:value-type="float" office:value="0" calcext:value-type="float">
            <text:p>0</text:p>
          </table:table-cell>
          <table:table-cell table:formula="of:=IF(AND([.$H119]&gt;=[.AB$4];[.$H119]&lt;[.Z$4];[.$L119]=&quot;Hêtre 27&quot;);[.$G119]*[.E119];0)" office:value-type="float" office:value="0" calcext:value-type="float">
            <text:p>0</text:p>
          </table:table-cell>
          <table:table-cell table:style-name="ce16" table:formula="of:=IF(AND([.H119]&lt;[.AB$4];[.L119]=&quot;Hêtre 27&quot;);[.$J119];0)" office:value-type="float" office:value="0.01498" calcext:value-type="float">
            <text:p>0,01498</text:p>
          </table:table-cell>
          <table:table-cell table:formula="of:=IF(AND([.$H119]&lt;[.AB$4];[.$L119]=&quot;Hêtre 27&quot;);[.$G119]*[.$E119];0)" office:value-type="float" office:value="20" calcext:value-type="float">
            <text:p>20</text:p>
          </table:table-cell>
          <table:table-cell table:formula="of:=IF(AND([.H119]&gt;[.AF$4];[.L119]=&quot;Hêtre 20&quot;);[.$J119];0)" office:value-type="float" office:value="0" calcext:value-type="float">
            <text:p>0</text:p>
          </table:table-cell>
          <table:table-cell table:formula="of:=IF(AND([.$H119]&gt;[.AF$4];[.$L119]=&quot;Hêtre 20&quot;);[.$G119]*[.$E119];0)" office:value-type="float" office:value="0" calcext:value-type="float">
            <text:p>0</text:p>
          </table:table-cell>
          <table:table-cell table:style-name="ce16" table:formula="of:=IF(AND([.H119]&lt;[.AF$4];[.H119]&gt;=[.AH$4];[.L119]=&quot;Hêtre 20&quot;);[.$J119];0)" office:value-type="float" office:value="0" calcext:value-type="float">
            <text:p>0</text:p>
          </table:table-cell>
          <table:table-cell table:formula="of:=IF(AND([.$H119]&gt;=[.AH$4];[.$H119]&lt;[.AF$4];[.$L119]=&quot;Hêtre 20&quot;);[.$G119]*[.$E119];0)" office:value-type="float" office:value="0" calcext:value-type="float">
            <text:p>0</text:p>
          </table:table-cell>
          <table:table-cell table:style-name="ce16" table:formula="of:=IF(AND([.H119]&lt;[.AH$4];[.H119]&gt;=[.AJ$4];[.L119]=&quot;Hêtre 20&quot;;);[.$J119];0)" office:value-type="float" office:value="0" calcext:value-type="float">
            <text:p>0</text:p>
          </table:table-cell>
          <table:table-cell table:formula="of:=IF(AND([.$H119]&gt;=[.AJ$4];[.$H119]&lt;[.AH$4];[.$L119]=&quot;Hêtre 20&quot;);[.$G119]*[.$E119];0)" office:value-type="float" office:value="0" calcext:value-type="float">
            <text:p>0</text:p>
          </table:table-cell>
          <table:table-cell table:style-name="ce16" table:formula="of:=IF(AND([.H119]&lt;[.AJ$4];[.L119]=&quot;Hêtre 20&quot;);[.$J119];0)" office:value-type="float" office:value="0" calcext:value-type="float">
            <text:p>0</text:p>
          </table:table-cell>
          <table:table-cell table:formula="of:=IF(AND([.$H119]&lt;[.AJ$4];[.$L119]=&quot;Hêtre 20&quot;);[.$G119]*[.$E11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haut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84" calcext:value-type="float">
            <text:p>1084</text:p>
          </table:table-cell>
          <table:table-cell table:style-name="ce7"/>
          <table:table-cell table:formula="of:=[.E120]*([.G120]/1000)*([.H120]/1000)" office:value-type="float" office:value="0.02168" calcext:value-type="float">
            <text:p>0,02168</text:p>
          </table:table-cell>
          <table:table-cell table:formula="of:=[.J120]*[.F120]/1000" office:value-type="float" office:value="0.0003252" calcext:value-type="float">
            <text:p>0,0003252</text:p>
          </table:table-cell>
          <table:table-cell office:value-type="string" calcext:value-type="string">
            <text:p>Hêtre 27</text:p>
          </table:table-cell>
          <table:table-cell table:style-name="ce19" table:formula="of:=IF(OR(AND([.F120]&lt;35;[.F120]&gt;22;[.L120]=&quot;Hêtre 45&quot;);AND([.F120]&lt;=22;[.F120]&gt;14;[.L120]=&quot;Hêtre 27&quot;);AND([.F120]&lt;=14;[.L120]=&quot;Hêtre 20&quot;));TRUE())" office:value-type="boolean" office:boolean-value="true" calcext:value-type="boolean">
            <text:p>VRAI</text:p>
          </table:table-cell>
          <table:table-cell table:formula="of:=IF(AND([.H120]&gt;[.P$4];[.L120]=&quot;Hêtre 45&quot;);[.J120];0)" office:value-type="float" office:value="0" calcext:value-type="float">
            <text:p>0</text:p>
          </table:table-cell>
          <table:table-cell table:formula="of:=IF(AND([.$H120]&gt;[.P$4];[.$L120]=&quot;Hêtre 45&quot;);[.$G120]*[.E120];0)" office:value-type="float" office:value="0" calcext:value-type="float">
            <text:p>0</text:p>
          </table:table-cell>
          <table:table-cell table:style-name="ce16" table:formula="of:=IF(AND([.H120]&lt;[.P$4];[.H120]&gt;=[.R$4];[.L120]=&quot;Hêtre 45&quot;;[.F120]&gt;19);[.J120];0)" office:value-type="float" office:value="0" calcext:value-type="float">
            <text:p>0</text:p>
          </table:table-cell>
          <table:table-cell table:formula="of:=IF(AND([.$H120]&gt;=[.R$4];[.$H120]&lt;[.P$4];[.$L120]=&quot;Hêtre 45&quot;);[.$G120]*[.$E120];0)" office:value-type="float" office:value="0" calcext:value-type="float">
            <text:p>0</text:p>
          </table:table-cell>
          <table:table-cell table:style-name="ce16" table:formula="of:=IF(AND([.H120]&lt;[.R$4];[.H120]&gt;=[.T$4];[.L120]=&quot;Hêtre 45&quot;;[.F120]&gt;19);[.J120];0)" office:value-type="float" office:value="0" calcext:value-type="float">
            <text:p>0</text:p>
          </table:table-cell>
          <table:table-cell table:formula="of:=IF(AND([.$H120]&gt;=[.T$4];[.$H120]&lt;[.R$4];[.$L120]=&quot;Hêtre 45&quot;);[.$G120]*[.$E120];0)" office:value-type="float" office:value="0" calcext:value-type="float">
            <text:p>0</text:p>
          </table:table-cell>
          <table:table-cell table:style-name="ce16" table:formula="of:=IF(AND([.H120]&lt;[.T$4];[.L120]=&quot;Hêtre 45&quot;;[.F120]&gt;19);[.J120];0)" office:value-type="float" office:value="0" calcext:value-type="float">
            <text:p>0</text:p>
          </table:table-cell>
          <table:table-cell table:formula="of:=IF(AND([.$H120]&lt;[.T$4];[.$L120]=&quot;Hêtre 45&quot;);[.$G120]*[.$E120];0)" office:value-type="float" office:value="0" calcext:value-type="float">
            <text:p>0</text:p>
          </table:table-cell>
          <table:table-cell table:formula="of:=IF(AND([.H120]&gt;[.X$4];[.L120]=&quot;Hêtre 27&quot;);[.$J120];0)" office:value-type="float" office:value="0" calcext:value-type="float">
            <text:p>0</text:p>
          </table:table-cell>
          <table:table-cell table:formula="of:=IF(AND([.$H120]&gt;[.X$4];[.$L120]=&quot;Hêtre 27&quot;);[.$G120]*[.$E120];0)" office:value-type="float" office:value="0" calcext:value-type="float">
            <text:p>0</text:p>
          </table:table-cell>
          <table:table-cell table:style-name="ce16" table:formula="of:=IF(AND([.H120]&lt;[.X$4];[.H120]&gt;=[.Z$4];[.L120]=&quot;Hêtre 27&quot;);[.$J120];0)" office:value-type="float" office:value="0" calcext:value-type="float">
            <text:p>0</text:p>
          </table:table-cell>
          <table:table-cell table:formula="of:=IF(AND([.$H120]&gt;=[.Z$4];[.$H120]&lt;[.X$4];[.$L120]=&quot;Hêtre 27&quot;);[.$G120]*[.$E120];0)" office:value-type="float" office:value="0" calcext:value-type="float">
            <text:p>0</text:p>
          </table:table-cell>
          <table:table-cell table:style-name="ce16" table:formula="of:=IF(AND([.H120]&lt;[.Z$4];[.H120]&gt;=[.AB$4];[.L120]=&quot;Hêtre 27&quot;;);[.$J120];0)" office:value-type="float" office:value="0" calcext:value-type="float">
            <text:p>0</text:p>
          </table:table-cell>
          <table:table-cell table:formula="of:=IF(AND([.$H120]&gt;=[.AB$4];[.$H120]&lt;[.Z$4];[.$L120]=&quot;Hêtre 27&quot;);[.$G120]*[.E120];0)" office:value-type="float" office:value="20" calcext:value-type="float">
            <text:p>20</text:p>
          </table:table-cell>
          <table:table-cell table:style-name="ce16" table:formula="of:=IF(AND([.H120]&lt;[.AB$4];[.L120]=&quot;Hêtre 27&quot;);[.$J120];0)" office:value-type="float" office:value="0" calcext:value-type="float">
            <text:p>0</text:p>
          </table:table-cell>
          <table:table-cell table:formula="of:=IF(AND([.$H120]&lt;[.AB$4];[.$L120]=&quot;Hêtre 27&quot;);[.$G120]*[.$E120];0)" office:value-type="float" office:value="0" calcext:value-type="float">
            <text:p>0</text:p>
          </table:table-cell>
          <table:table-cell table:formula="of:=IF(AND([.H120]&gt;[.AF$4];[.L120]=&quot;Hêtre 20&quot;);[.$J120];0)" office:value-type="float" office:value="0" calcext:value-type="float">
            <text:p>0</text:p>
          </table:table-cell>
          <table:table-cell table:formula="of:=IF(AND([.$H120]&gt;[.AF$4];[.$L120]=&quot;Hêtre 20&quot;);[.$G120]*[.$E120];0)" office:value-type="float" office:value="0" calcext:value-type="float">
            <text:p>0</text:p>
          </table:table-cell>
          <table:table-cell table:style-name="ce16" table:formula="of:=IF(AND([.H120]&lt;[.AF$4];[.H120]&gt;=[.AH$4];[.L120]=&quot;Hêtre 20&quot;);[.$J120];0)" office:value-type="float" office:value="0" calcext:value-type="float">
            <text:p>0</text:p>
          </table:table-cell>
          <table:table-cell table:formula="of:=IF(AND([.$H120]&gt;=[.AH$4];[.$H120]&lt;[.AF$4];[.$L120]=&quot;Hêtre 20&quot;);[.$G120]*[.$E120];0)" office:value-type="float" office:value="0" calcext:value-type="float">
            <text:p>0</text:p>
          </table:table-cell>
          <table:table-cell table:style-name="ce16" table:formula="of:=IF(AND([.H120]&lt;[.AH$4];[.H120]&gt;=[.AJ$4];[.L120]=&quot;Hêtre 20&quot;;);[.$J120];0)" office:value-type="float" office:value="0" calcext:value-type="float">
            <text:p>0</text:p>
          </table:table-cell>
          <table:table-cell table:formula="of:=IF(AND([.$H120]&gt;=[.AJ$4];[.$H120]&lt;[.AH$4];[.$L120]=&quot;Hêtre 20&quot;);[.$G120]*[.$E120];0)" office:value-type="float" office:value="0" calcext:value-type="float">
            <text:p>0</text:p>
          </table:table-cell>
          <table:table-cell table:style-name="ce16" table:formula="of:=IF(AND([.H120]&lt;[.AJ$4];[.L120]=&quot;Hêtre 20&quot;);[.$J120];0)" office:value-type="float" office:value="0" calcext:value-type="float">
            <text:p>0</text:p>
          </table:table-cell>
          <table:table-cell table:formula="of:=IF(AND([.$H120]&lt;[.AJ$4];[.$L120]=&quot;Hêtre 20&quot;);[.$G120]*[.$E120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haut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93" calcext:value-type="float">
            <text:p>1093</text:p>
          </table:table-cell>
          <table:table-cell table:style-name="ce7"/>
          <table:table-cell table:formula="of:=[.E121]*([.G121]/1000)*([.H121]/1000)" office:value-type="float" office:value="0.02186" calcext:value-type="float">
            <text:p>0,02186</text:p>
          </table:table-cell>
          <table:table-cell table:formula="of:=[.J121]*[.F121]/1000" office:value-type="float" office:value="0.0003279" calcext:value-type="float">
            <text:p>0,0003279</text:p>
          </table:table-cell>
          <table:table-cell office:value-type="string" calcext:value-type="string">
            <text:p>Hêtre 27</text:p>
          </table:table-cell>
          <table:table-cell table:style-name="ce19" table:formula="of:=IF(OR(AND([.F121]&lt;35;[.F121]&gt;22;[.L121]=&quot;Hêtre 45&quot;);AND([.F121]&lt;=22;[.F121]&gt;14;[.L121]=&quot;Hêtre 27&quot;);AND([.F121]&lt;=14;[.L121]=&quot;Hêtre 20&quot;));TRUE())" office:value-type="boolean" office:boolean-value="true" calcext:value-type="boolean">
            <text:p>VRAI</text:p>
          </table:table-cell>
          <table:table-cell table:formula="of:=IF(AND([.H121]&gt;[.P$4];[.L121]=&quot;Hêtre 45&quot;);[.J121];0)" office:value-type="float" office:value="0" calcext:value-type="float">
            <text:p>0</text:p>
          </table:table-cell>
          <table:table-cell table:formula="of:=IF(AND([.$H121]&gt;[.P$4];[.$L121]=&quot;Hêtre 45&quot;);[.$G121]*[.E121];0)" office:value-type="float" office:value="0" calcext:value-type="float">
            <text:p>0</text:p>
          </table:table-cell>
          <table:table-cell table:style-name="ce16" table:formula="of:=IF(AND([.H121]&lt;[.P$4];[.H121]&gt;=[.R$4];[.L121]=&quot;Hêtre 45&quot;;[.F121]&gt;19);[.J121];0)" office:value-type="float" office:value="0" calcext:value-type="float">
            <text:p>0</text:p>
          </table:table-cell>
          <table:table-cell table:formula="of:=IF(AND([.$H121]&gt;=[.R$4];[.$H121]&lt;[.P$4];[.$L121]=&quot;Hêtre 45&quot;);[.$G121]*[.$E121];0)" office:value-type="float" office:value="0" calcext:value-type="float">
            <text:p>0</text:p>
          </table:table-cell>
          <table:table-cell table:style-name="ce16" table:formula="of:=IF(AND([.H121]&lt;[.R$4];[.H121]&gt;=[.T$4];[.L121]=&quot;Hêtre 45&quot;;[.F121]&gt;19);[.J121];0)" office:value-type="float" office:value="0" calcext:value-type="float">
            <text:p>0</text:p>
          </table:table-cell>
          <table:table-cell table:formula="of:=IF(AND([.$H121]&gt;=[.T$4];[.$H121]&lt;[.R$4];[.$L121]=&quot;Hêtre 45&quot;);[.$G121]*[.$E121];0)" office:value-type="float" office:value="0" calcext:value-type="float">
            <text:p>0</text:p>
          </table:table-cell>
          <table:table-cell table:style-name="ce16" table:formula="of:=IF(AND([.H121]&lt;[.T$4];[.L121]=&quot;Hêtre 45&quot;;[.F121]&gt;19);[.J121];0)" office:value-type="float" office:value="0" calcext:value-type="float">
            <text:p>0</text:p>
          </table:table-cell>
          <table:table-cell table:formula="of:=IF(AND([.$H121]&lt;[.T$4];[.$L121]=&quot;Hêtre 45&quot;);[.$G121]*[.$E121];0)" office:value-type="float" office:value="0" calcext:value-type="float">
            <text:p>0</text:p>
          </table:table-cell>
          <table:table-cell table:formula="of:=IF(AND([.H121]&gt;[.X$4];[.L121]=&quot;Hêtre 27&quot;);[.$J121];0)" office:value-type="float" office:value="0" calcext:value-type="float">
            <text:p>0</text:p>
          </table:table-cell>
          <table:table-cell table:formula="of:=IF(AND([.$H121]&gt;[.X$4];[.$L121]=&quot;Hêtre 27&quot;);[.$G121]*[.$E121];0)" office:value-type="float" office:value="0" calcext:value-type="float">
            <text:p>0</text:p>
          </table:table-cell>
          <table:table-cell table:style-name="ce16" table:formula="of:=IF(AND([.H121]&lt;[.X$4];[.H121]&gt;=[.Z$4];[.L121]=&quot;Hêtre 27&quot;);[.$J121];0)" office:value-type="float" office:value="0" calcext:value-type="float">
            <text:p>0</text:p>
          </table:table-cell>
          <table:table-cell table:formula="of:=IF(AND([.$H121]&gt;=[.Z$4];[.$H121]&lt;[.X$4];[.$L121]=&quot;Hêtre 27&quot;);[.$G121]*[.$E121];0)" office:value-type="float" office:value="0" calcext:value-type="float">
            <text:p>0</text:p>
          </table:table-cell>
          <table:table-cell table:style-name="ce16" table:formula="of:=IF(AND([.H121]&lt;[.Z$4];[.H121]&gt;=[.AB$4];[.L121]=&quot;Hêtre 27&quot;;);[.$J121];0)" office:value-type="float" office:value="0" calcext:value-type="float">
            <text:p>0</text:p>
          </table:table-cell>
          <table:table-cell table:formula="of:=IF(AND([.$H121]&gt;=[.AB$4];[.$H121]&lt;[.Z$4];[.$L121]=&quot;Hêtre 27&quot;);[.$G121]*[.E121];0)" office:value-type="float" office:value="20" calcext:value-type="float">
            <text:p>20</text:p>
          </table:table-cell>
          <table:table-cell table:style-name="ce16" table:formula="of:=IF(AND([.H121]&lt;[.AB$4];[.L121]=&quot;Hêtre 27&quot;);[.$J121];0)" office:value-type="float" office:value="0" calcext:value-type="float">
            <text:p>0</text:p>
          </table:table-cell>
          <table:table-cell table:formula="of:=IF(AND([.$H121]&lt;[.AB$4];[.$L121]=&quot;Hêtre 27&quot;);[.$G121]*[.$E121];0)" office:value-type="float" office:value="0" calcext:value-type="float">
            <text:p>0</text:p>
          </table:table-cell>
          <table:table-cell table:formula="of:=IF(AND([.H121]&gt;[.AF$4];[.L121]=&quot;Hêtre 20&quot;);[.$J121];0)" office:value-type="float" office:value="0" calcext:value-type="float">
            <text:p>0</text:p>
          </table:table-cell>
          <table:table-cell table:formula="of:=IF(AND([.$H121]&gt;[.AF$4];[.$L121]=&quot;Hêtre 20&quot;);[.$G121]*[.$E121];0)" office:value-type="float" office:value="0" calcext:value-type="float">
            <text:p>0</text:p>
          </table:table-cell>
          <table:table-cell table:style-name="ce16" table:formula="of:=IF(AND([.H121]&lt;[.AF$4];[.H121]&gt;=[.AH$4];[.L121]=&quot;Hêtre 20&quot;);[.$J121];0)" office:value-type="float" office:value="0" calcext:value-type="float">
            <text:p>0</text:p>
          </table:table-cell>
          <table:table-cell table:formula="of:=IF(AND([.$H121]&gt;=[.AH$4];[.$H121]&lt;[.AF$4];[.$L121]=&quot;Hêtre 20&quot;);[.$G121]*[.$E121];0)" office:value-type="float" office:value="0" calcext:value-type="float">
            <text:p>0</text:p>
          </table:table-cell>
          <table:table-cell table:style-name="ce16" table:formula="of:=IF(AND([.H121]&lt;[.AH$4];[.H121]&gt;=[.AJ$4];[.L121]=&quot;Hêtre 20&quot;;);[.$J121];0)" office:value-type="float" office:value="0" calcext:value-type="float">
            <text:p>0</text:p>
          </table:table-cell>
          <table:table-cell table:formula="of:=IF(AND([.$H121]&gt;=[.AJ$4];[.$H121]&lt;[.AH$4];[.$L121]=&quot;Hêtre 20&quot;);[.$G121]*[.$E121];0)" office:value-type="float" office:value="0" calcext:value-type="float">
            <text:p>0</text:p>
          </table:table-cell>
          <table:table-cell table:style-name="ce16" table:formula="of:=IF(AND([.H121]&lt;[.AJ$4];[.L121]=&quot;Hêtre 20&quot;);[.$J121];0)" office:value-type="float" office:value="0" calcext:value-type="float">
            <text:p>0</text:p>
          </table:table-cell>
          <table:table-cell table:formula="of:=IF(AND([.$H121]&lt;[.AJ$4];[.$L121]=&quot;Hêtre 20&quot;);[.$G121]*[.$E121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bass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93" calcext:value-type="float">
            <text:p>1093</text:p>
          </table:table-cell>
          <table:table-cell table:style-name="ce7"/>
          <table:table-cell table:formula="of:=[.E122]*([.G122]/1000)*([.H122]/1000)" office:value-type="float" office:value="0.02186" calcext:value-type="float">
            <text:p>0,02186</text:p>
          </table:table-cell>
          <table:table-cell table:formula="of:=[.J122]*[.F122]/1000" office:value-type="float" office:value="0.0003279" calcext:value-type="float">
            <text:p>0,0003279</text:p>
          </table:table-cell>
          <table:table-cell office:value-type="string" calcext:value-type="string">
            <text:p>Hêtre 27</text:p>
          </table:table-cell>
          <table:table-cell table:style-name="ce19" table:formula="of:=IF(OR(AND([.F122]&lt;35;[.F122]&gt;22;[.L122]=&quot;Hêtre 45&quot;);AND([.F122]&lt;=22;[.F122]&gt;14;[.L122]=&quot;Hêtre 27&quot;);AND([.F122]&lt;=14;[.L122]=&quot;Hêtre 20&quot;));TRUE())" office:value-type="boolean" office:boolean-value="true" calcext:value-type="boolean">
            <text:p>VRAI</text:p>
          </table:table-cell>
          <table:table-cell table:formula="of:=IF(AND([.H122]&gt;[.P$4];[.L122]=&quot;Hêtre 45&quot;);[.J122];0)" office:value-type="float" office:value="0" calcext:value-type="float">
            <text:p>0</text:p>
          </table:table-cell>
          <table:table-cell table:formula="of:=IF(AND([.$H122]&gt;[.P$4];[.$L122]=&quot;Hêtre 45&quot;);[.$G122]*[.E122];0)" office:value-type="float" office:value="0" calcext:value-type="float">
            <text:p>0</text:p>
          </table:table-cell>
          <table:table-cell table:style-name="ce16" table:formula="of:=IF(AND([.H122]&lt;[.P$4];[.H122]&gt;=[.R$4];[.L122]=&quot;Hêtre 45&quot;;[.F122]&gt;19);[.J122];0)" office:value-type="float" office:value="0" calcext:value-type="float">
            <text:p>0</text:p>
          </table:table-cell>
          <table:table-cell table:formula="of:=IF(AND([.$H122]&gt;=[.R$4];[.$H122]&lt;[.P$4];[.$L122]=&quot;Hêtre 45&quot;);[.$G122]*[.$E122];0)" office:value-type="float" office:value="0" calcext:value-type="float">
            <text:p>0</text:p>
          </table:table-cell>
          <table:table-cell table:style-name="ce16" table:formula="of:=IF(AND([.H122]&lt;[.R$4];[.H122]&gt;=[.T$4];[.L122]=&quot;Hêtre 45&quot;;[.F122]&gt;19);[.J122];0)" office:value-type="float" office:value="0" calcext:value-type="float">
            <text:p>0</text:p>
          </table:table-cell>
          <table:table-cell table:formula="of:=IF(AND([.$H122]&gt;=[.T$4];[.$H122]&lt;[.R$4];[.$L122]=&quot;Hêtre 45&quot;);[.$G122]*[.$E122];0)" office:value-type="float" office:value="0" calcext:value-type="float">
            <text:p>0</text:p>
          </table:table-cell>
          <table:table-cell table:style-name="ce16" table:formula="of:=IF(AND([.H122]&lt;[.T$4];[.L122]=&quot;Hêtre 45&quot;;[.F122]&gt;19);[.J122];0)" office:value-type="float" office:value="0" calcext:value-type="float">
            <text:p>0</text:p>
          </table:table-cell>
          <table:table-cell table:formula="of:=IF(AND([.$H122]&lt;[.T$4];[.$L122]=&quot;Hêtre 45&quot;);[.$G122]*[.$E122];0)" office:value-type="float" office:value="0" calcext:value-type="float">
            <text:p>0</text:p>
          </table:table-cell>
          <table:table-cell table:formula="of:=IF(AND([.H122]&gt;[.X$4];[.L122]=&quot;Hêtre 27&quot;);[.$J122];0)" office:value-type="float" office:value="0" calcext:value-type="float">
            <text:p>0</text:p>
          </table:table-cell>
          <table:table-cell table:formula="of:=IF(AND([.$H122]&gt;[.X$4];[.$L122]=&quot;Hêtre 27&quot;);[.$G122]*[.$E122];0)" office:value-type="float" office:value="0" calcext:value-type="float">
            <text:p>0</text:p>
          </table:table-cell>
          <table:table-cell table:style-name="ce16" table:formula="of:=IF(AND([.H122]&lt;[.X$4];[.H122]&gt;=[.Z$4];[.L122]=&quot;Hêtre 27&quot;);[.$J122];0)" office:value-type="float" office:value="0" calcext:value-type="float">
            <text:p>0</text:p>
          </table:table-cell>
          <table:table-cell table:formula="of:=IF(AND([.$H122]&gt;=[.Z$4];[.$H122]&lt;[.X$4];[.$L122]=&quot;Hêtre 27&quot;);[.$G122]*[.$E122];0)" office:value-type="float" office:value="0" calcext:value-type="float">
            <text:p>0</text:p>
          </table:table-cell>
          <table:table-cell table:style-name="ce16" table:formula="of:=IF(AND([.H122]&lt;[.Z$4];[.H122]&gt;=[.AB$4];[.L122]=&quot;Hêtre 27&quot;;);[.$J122];0)" office:value-type="float" office:value="0" calcext:value-type="float">
            <text:p>0</text:p>
          </table:table-cell>
          <table:table-cell table:formula="of:=IF(AND([.$H122]&gt;=[.AB$4];[.$H122]&lt;[.Z$4];[.$L122]=&quot;Hêtre 27&quot;);[.$G122]*[.E122];0)" office:value-type="float" office:value="20" calcext:value-type="float">
            <text:p>20</text:p>
          </table:table-cell>
          <table:table-cell table:style-name="ce16" table:formula="of:=IF(AND([.H122]&lt;[.AB$4];[.L122]=&quot;Hêtre 27&quot;);[.$J122];0)" office:value-type="float" office:value="0" calcext:value-type="float">
            <text:p>0</text:p>
          </table:table-cell>
          <table:table-cell table:formula="of:=IF(AND([.$H122]&lt;[.AB$4];[.$L122]=&quot;Hêtre 27&quot;);[.$G122]*[.$E122];0)" office:value-type="float" office:value="0" calcext:value-type="float">
            <text:p>0</text:p>
          </table:table-cell>
          <table:table-cell table:formula="of:=IF(AND([.H122]&gt;[.AF$4];[.L122]=&quot;Hêtre 20&quot;);[.$J122];0)" office:value-type="float" office:value="0" calcext:value-type="float">
            <text:p>0</text:p>
          </table:table-cell>
          <table:table-cell table:formula="of:=IF(AND([.$H122]&gt;[.AF$4];[.$L122]=&quot;Hêtre 20&quot;);[.$G122]*[.$E122];0)" office:value-type="float" office:value="0" calcext:value-type="float">
            <text:p>0</text:p>
          </table:table-cell>
          <table:table-cell table:style-name="ce16" table:formula="of:=IF(AND([.H122]&lt;[.AF$4];[.H122]&gt;=[.AH$4];[.L122]=&quot;Hêtre 20&quot;);[.$J122];0)" office:value-type="float" office:value="0" calcext:value-type="float">
            <text:p>0</text:p>
          </table:table-cell>
          <table:table-cell table:formula="of:=IF(AND([.$H122]&gt;=[.AH$4];[.$H122]&lt;[.AF$4];[.$L122]=&quot;Hêtre 20&quot;);[.$G122]*[.$E122];0)" office:value-type="float" office:value="0" calcext:value-type="float">
            <text:p>0</text:p>
          </table:table-cell>
          <table:table-cell table:style-name="ce16" table:formula="of:=IF(AND([.H122]&lt;[.AH$4];[.H122]&gt;=[.AJ$4];[.L122]=&quot;Hêtre 20&quot;;);[.$J122];0)" office:value-type="float" office:value="0" calcext:value-type="float">
            <text:p>0</text:p>
          </table:table-cell>
          <table:table-cell table:formula="of:=IF(AND([.$H122]&gt;=[.AJ$4];[.$H122]&lt;[.AH$4];[.$L122]=&quot;Hêtre 20&quot;);[.$G122]*[.$E122];0)" office:value-type="float" office:value="0" calcext:value-type="float">
            <text:p>0</text:p>
          </table:table-cell>
          <table:table-cell table:style-name="ce16" table:formula="of:=IF(AND([.H122]&lt;[.AJ$4];[.L122]=&quot;Hêtre 20&quot;);[.$J122];0)" office:value-type="float" office:value="0" calcext:value-type="float">
            <text:p>0</text:p>
          </table:table-cell>
          <table:table-cell table:formula="of:=IF(AND([.$H122]&lt;[.AJ$4];[.$L122]=&quot;Hêtre 20&quot;);[.$G122]*[.$E122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bass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84" calcext:value-type="float">
            <text:p>1084</text:p>
          </table:table-cell>
          <table:table-cell table:style-name="ce7"/>
          <table:table-cell table:formula="of:=[.E123]*([.G123]/1000)*([.H123]/1000)" office:value-type="float" office:value="0.02168" calcext:value-type="float">
            <text:p>0,02168</text:p>
          </table:table-cell>
          <table:table-cell table:formula="of:=[.J123]*[.F123]/1000" office:value-type="float" office:value="0.0003252" calcext:value-type="float">
            <text:p>0,0003252</text:p>
          </table:table-cell>
          <table:table-cell office:value-type="string" calcext:value-type="string">
            <text:p>Hêtre 27</text:p>
          </table:table-cell>
          <table:table-cell table:style-name="ce19" table:formula="of:=IF(OR(AND([.F123]&lt;35;[.F123]&gt;22;[.L123]=&quot;Hêtre 45&quot;);AND([.F123]&lt;=22;[.F123]&gt;14;[.L123]=&quot;Hêtre 27&quot;);AND([.F123]&lt;=14;[.L123]=&quot;Hêtre 20&quot;));TRUE())" office:value-type="boolean" office:boolean-value="true" calcext:value-type="boolean">
            <text:p>VRAI</text:p>
          </table:table-cell>
          <table:table-cell table:formula="of:=IF(AND([.H123]&gt;[.P$4];[.L123]=&quot;Hêtre 45&quot;);[.J123];0)" office:value-type="float" office:value="0" calcext:value-type="float">
            <text:p>0</text:p>
          </table:table-cell>
          <table:table-cell table:formula="of:=IF(AND([.$H123]&gt;[.P$4];[.$L123]=&quot;Hêtre 45&quot;);[.$G123]*[.E123];0)" office:value-type="float" office:value="0" calcext:value-type="float">
            <text:p>0</text:p>
          </table:table-cell>
          <table:table-cell table:style-name="ce16" table:formula="of:=IF(AND([.H123]&lt;[.P$4];[.H123]&gt;=[.R$4];[.L123]=&quot;Hêtre 45&quot;;[.F123]&gt;19);[.J123];0)" office:value-type="float" office:value="0" calcext:value-type="float">
            <text:p>0</text:p>
          </table:table-cell>
          <table:table-cell table:formula="of:=IF(AND([.$H123]&gt;=[.R$4];[.$H123]&lt;[.P$4];[.$L123]=&quot;Hêtre 45&quot;);[.$G123]*[.$E123];0)" office:value-type="float" office:value="0" calcext:value-type="float">
            <text:p>0</text:p>
          </table:table-cell>
          <table:table-cell table:style-name="ce16" table:formula="of:=IF(AND([.H123]&lt;[.R$4];[.H123]&gt;=[.T$4];[.L123]=&quot;Hêtre 45&quot;;[.F123]&gt;19);[.J123];0)" office:value-type="float" office:value="0" calcext:value-type="float">
            <text:p>0</text:p>
          </table:table-cell>
          <table:table-cell table:formula="of:=IF(AND([.$H123]&gt;=[.T$4];[.$H123]&lt;[.R$4];[.$L123]=&quot;Hêtre 45&quot;);[.$G123]*[.$E123];0)" office:value-type="float" office:value="0" calcext:value-type="float">
            <text:p>0</text:p>
          </table:table-cell>
          <table:table-cell table:style-name="ce16" table:formula="of:=IF(AND([.H123]&lt;[.T$4];[.L123]=&quot;Hêtre 45&quot;;[.F123]&gt;19);[.J123];0)" office:value-type="float" office:value="0" calcext:value-type="float">
            <text:p>0</text:p>
          </table:table-cell>
          <table:table-cell table:formula="of:=IF(AND([.$H123]&lt;[.T$4];[.$L123]=&quot;Hêtre 45&quot;);[.$G123]*[.$E123];0)" office:value-type="float" office:value="0" calcext:value-type="float">
            <text:p>0</text:p>
          </table:table-cell>
          <table:table-cell table:formula="of:=IF(AND([.H123]&gt;[.X$4];[.L123]=&quot;Hêtre 27&quot;);[.$J123];0)" office:value-type="float" office:value="0" calcext:value-type="float">
            <text:p>0</text:p>
          </table:table-cell>
          <table:table-cell table:formula="of:=IF(AND([.$H123]&gt;[.X$4];[.$L123]=&quot;Hêtre 27&quot;);[.$G123]*[.$E123];0)" office:value-type="float" office:value="0" calcext:value-type="float">
            <text:p>0</text:p>
          </table:table-cell>
          <table:table-cell table:style-name="ce16" table:formula="of:=IF(AND([.H123]&lt;[.X$4];[.H123]&gt;=[.Z$4];[.L123]=&quot;Hêtre 27&quot;);[.$J123];0)" office:value-type="float" office:value="0" calcext:value-type="float">
            <text:p>0</text:p>
          </table:table-cell>
          <table:table-cell table:formula="of:=IF(AND([.$H123]&gt;=[.Z$4];[.$H123]&lt;[.X$4];[.$L123]=&quot;Hêtre 27&quot;);[.$G123]*[.$E123];0)" office:value-type="float" office:value="0" calcext:value-type="float">
            <text:p>0</text:p>
          </table:table-cell>
          <table:table-cell table:style-name="ce16" table:formula="of:=IF(AND([.H123]&lt;[.Z$4];[.H123]&gt;=[.AB$4];[.L123]=&quot;Hêtre 27&quot;;);[.$J123];0)" office:value-type="float" office:value="0" calcext:value-type="float">
            <text:p>0</text:p>
          </table:table-cell>
          <table:table-cell table:formula="of:=IF(AND([.$H123]&gt;=[.AB$4];[.$H123]&lt;[.Z$4];[.$L123]=&quot;Hêtre 27&quot;);[.$G123]*[.E123];0)" office:value-type="float" office:value="20" calcext:value-type="float">
            <text:p>20</text:p>
          </table:table-cell>
          <table:table-cell table:style-name="ce16" table:formula="of:=IF(AND([.H123]&lt;[.AB$4];[.L123]=&quot;Hêtre 27&quot;);[.$J123];0)" office:value-type="float" office:value="0" calcext:value-type="float">
            <text:p>0</text:p>
          </table:table-cell>
          <table:table-cell table:formula="of:=IF(AND([.$H123]&lt;[.AB$4];[.$L123]=&quot;Hêtre 27&quot;);[.$G123]*[.$E123];0)" office:value-type="float" office:value="0" calcext:value-type="float">
            <text:p>0</text:p>
          </table:table-cell>
          <table:table-cell table:formula="of:=IF(AND([.H123]&gt;[.AF$4];[.L123]=&quot;Hêtre 20&quot;);[.$J123];0)" office:value-type="float" office:value="0" calcext:value-type="float">
            <text:p>0</text:p>
          </table:table-cell>
          <table:table-cell table:formula="of:=IF(AND([.$H123]&gt;[.AF$4];[.$L123]=&quot;Hêtre 20&quot;);[.$G123]*[.$E123];0)" office:value-type="float" office:value="0" calcext:value-type="float">
            <text:p>0</text:p>
          </table:table-cell>
          <table:table-cell table:style-name="ce16" table:formula="of:=IF(AND([.H123]&lt;[.AF$4];[.H123]&gt;=[.AH$4];[.L123]=&quot;Hêtre 20&quot;);[.$J123];0)" office:value-type="float" office:value="0" calcext:value-type="float">
            <text:p>0</text:p>
          </table:table-cell>
          <table:table-cell table:formula="of:=IF(AND([.$H123]&gt;=[.AH$4];[.$H123]&lt;[.AF$4];[.$L123]=&quot;Hêtre 20&quot;);[.$G123]*[.$E123];0)" office:value-type="float" office:value="0" calcext:value-type="float">
            <text:p>0</text:p>
          </table:table-cell>
          <table:table-cell table:style-name="ce16" table:formula="of:=IF(AND([.H123]&lt;[.AH$4];[.H123]&gt;=[.AJ$4];[.L123]=&quot;Hêtre 20&quot;;);[.$J123];0)" office:value-type="float" office:value="0" calcext:value-type="float">
            <text:p>0</text:p>
          </table:table-cell>
          <table:table-cell table:formula="of:=IF(AND([.$H123]&gt;=[.AJ$4];[.$H123]&lt;[.AH$4];[.$L123]=&quot;Hêtre 20&quot;);[.$G123]*[.$E123];0)" office:value-type="float" office:value="0" calcext:value-type="float">
            <text:p>0</text:p>
          </table:table-cell>
          <table:table-cell table:style-name="ce16" table:formula="of:=IF(AND([.H123]&lt;[.AJ$4];[.L123]=&quot;Hêtre 20&quot;);[.$J123];0)" office:value-type="float" office:value="0" calcext:value-type="float">
            <text:p>0</text:p>
          </table:table-cell>
          <table:table-cell table:formula="of:=IF(AND([.$H123]&lt;[.AJ$4];[.$L123]=&quot;Hêtre 20&quot;);[.$G123]*[.$E123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19" table:formula="of:=IF(OR(AND([.F124]&lt;35;[.F124]&gt;22;[.L124]=&quot;Hêtre 45&quot;);AND([.F124]&lt;=22;[.F124]&gt;14;[.L124]=&quot;Hêtre 27&quot;);AND([.F124]&lt;=14;[.L124]=&quot;Hêtre 20&quot;));TRUE())" office:value-type="boolean" office:boolean-value="false" calcext:value-type="boolean">
            <text:p>FAUX</text:p>
          </table:table-cell>
          <table:table-cell table:formula="of:=IF(AND([.H124]&gt;[.P$4];[.L124]=&quot;Hêtre 45&quot;);[.J124];0)" office:value-type="float" office:value="0" calcext:value-type="float">
            <text:p>0</text:p>
          </table:table-cell>
          <table:table-cell table:formula="of:=IF(AND([.$H124]&gt;[.P$4];[.$L124]=&quot;Hêtre 45&quot;);[.$G124]*[.E124];0)" office:value-type="float" office:value="0" calcext:value-type="float">
            <text:p>0</text:p>
          </table:table-cell>
          <table:table-cell table:style-name="ce16" table:formula="of:=IF(AND([.H124]&lt;[.P$4];[.H124]&gt;=[.R$4];[.L124]=&quot;Hêtre 45&quot;;[.F124]&gt;19);[.J124];0)" office:value-type="float" office:value="0" calcext:value-type="float">
            <text:p>0</text:p>
          </table:table-cell>
          <table:table-cell table:formula="of:=IF(AND([.$H124]&gt;=[.R$4];[.$H124]&lt;[.P$4];[.$L124]=&quot;Hêtre 45&quot;);[.$G124]*[.$E124];0)" office:value-type="float" office:value="0" calcext:value-type="float">
            <text:p>0</text:p>
          </table:table-cell>
          <table:table-cell table:style-name="ce16" table:formula="of:=IF(AND([.H124]&lt;[.R$4];[.H124]&gt;=[.T$4];[.L124]=&quot;Hêtre 45&quot;;[.F124]&gt;19);[.J124];0)" office:value-type="float" office:value="0" calcext:value-type="float">
            <text:p>0</text:p>
          </table:table-cell>
          <table:table-cell table:formula="of:=IF(AND([.$H124]&gt;=[.T$4];[.$H124]&lt;[.R$4];[.$L124]=&quot;Hêtre 45&quot;);[.$G124]*[.$E124];0)" office:value-type="float" office:value="0" calcext:value-type="float">
            <text:p>0</text:p>
          </table:table-cell>
          <table:table-cell table:style-name="ce16" table:formula="of:=IF(AND([.H124]&lt;[.T$4];[.L124]=&quot;Hêtre 45&quot;;[.F124]&gt;19);[.J124];0)" office:value-type="float" office:value="0" calcext:value-type="float">
            <text:p>0</text:p>
          </table:table-cell>
          <table:table-cell table:formula="of:=IF(AND([.$H124]&lt;[.T$4];[.$L124]=&quot;Hêtre 45&quot;);[.$G124]*[.$E124];0)" office:value-type="float" office:value="0" calcext:value-type="float">
            <text:p>0</text:p>
          </table:table-cell>
          <table:table-cell table:formula="of:=IF(AND([.H124]&gt;[.X$4];[.L124]=&quot;Hêtre 27&quot;);[.$J124];0)" office:value-type="float" office:value="0" calcext:value-type="float">
            <text:p>0</text:p>
          </table:table-cell>
          <table:table-cell table:formula="of:=IF(AND([.$H124]&gt;[.X$4];[.$L124]=&quot;Hêtre 27&quot;);[.$G124]*[.$E124];0)" office:value-type="float" office:value="0" calcext:value-type="float">
            <text:p>0</text:p>
          </table:table-cell>
          <table:table-cell table:style-name="ce16" table:formula="of:=IF(AND([.H124]&lt;[.X$4];[.H124]&gt;=[.Z$4];[.L124]=&quot;Hêtre 27&quot;);[.$J124];0)" office:value-type="float" office:value="0" calcext:value-type="float">
            <text:p>0</text:p>
          </table:table-cell>
          <table:table-cell table:formula="of:=IF(AND([.$H124]&gt;=[.Z$4];[.$H124]&lt;[.X$4];[.$L124]=&quot;Hêtre 27&quot;);[.$G124]*[.$E124];0)" office:value-type="float" office:value="0" calcext:value-type="float">
            <text:p>0</text:p>
          </table:table-cell>
          <table:table-cell table:style-name="ce16" table:formula="of:=IF(AND([.H124]&lt;[.Z$4];[.H124]&gt;=[.AB$4];[.L124]=&quot;Hêtre 27&quot;;);[.$J124];0)" office:value-type="float" office:value="0" calcext:value-type="float">
            <text:p>0</text:p>
          </table:table-cell>
          <table:table-cell table:formula="of:=IF(AND([.$H124]&gt;=[.AB$4];[.$H124]&lt;[.Z$4];[.$L124]=&quot;Hêtre 27&quot;);[.$G124]*[.E124];0)" office:value-type="float" office:value="0" calcext:value-type="float">
            <text:p>0</text:p>
          </table:table-cell>
          <table:table-cell table:style-name="ce16" table:formula="of:=IF(AND([.H124]&lt;[.AB$4];[.L124]=&quot;Hêtre 27&quot;);[.$J124];0)" office:value-type="float" office:value="0" calcext:value-type="float">
            <text:p>0</text:p>
          </table:table-cell>
          <table:table-cell table:formula="of:=IF(AND([.$H124]&lt;[.AB$4];[.$L124]=&quot;Hêtre 27&quot;);[.$G124]*[.$E124];0)" office:value-type="float" office:value="0" calcext:value-type="float">
            <text:p>0</text:p>
          </table:table-cell>
          <table:table-cell table:formula="of:=IF(AND([.H124]&gt;[.AF$4];[.L124]=&quot;Hêtre 20&quot;);[.$J124];0)" office:value-type="float" office:value="0" calcext:value-type="float">
            <text:p>0</text:p>
          </table:table-cell>
          <table:table-cell table:formula="of:=IF(AND([.$H124]&gt;[.AF$4];[.$L124]=&quot;Hêtre 20&quot;);[.$G124]*[.$E124];0)" office:value-type="float" office:value="0" calcext:value-type="float">
            <text:p>0</text:p>
          </table:table-cell>
          <table:table-cell table:style-name="ce16" table:formula="of:=IF(AND([.H124]&lt;[.AF$4];[.H124]&gt;=[.AH$4];[.L124]=&quot;Hêtre 20&quot;);[.$J124];0)" office:value-type="float" office:value="0" calcext:value-type="float">
            <text:p>0</text:p>
          </table:table-cell>
          <table:table-cell table:formula="of:=IF(AND([.$H124]&gt;=[.AH$4];[.$H124]&lt;[.AF$4];[.$L124]=&quot;Hêtre 20&quot;);[.$G124]*[.$E124];0)" office:value-type="float" office:value="0" calcext:value-type="float">
            <text:p>0</text:p>
          </table:table-cell>
          <table:table-cell table:style-name="ce16" table:formula="of:=IF(AND([.H124]&lt;[.AH$4];[.H124]&gt;=[.AJ$4];[.L124]=&quot;Hêtre 20&quot;;);[.$J124];0)" office:value-type="float" office:value="0" calcext:value-type="float">
            <text:p>0</text:p>
          </table:table-cell>
          <table:table-cell table:formula="of:=IF(AND([.$H124]&gt;=[.AJ$4];[.$H124]&lt;[.AH$4];[.$L124]=&quot;Hêtre 20&quot;);[.$G124]*[.$E124];0)" office:value-type="float" office:value="0" calcext:value-type="float">
            <text:p>0</text:p>
          </table:table-cell>
          <table:table-cell table:style-name="ce16" table:formula="of:=IF(AND([.H124]&lt;[.AJ$4];[.L124]=&quot;Hêtre 20&quot;);[.$J124];0)" office:value-type="float" office:value="0" calcext:value-type="float">
            <text:p>0</text:p>
          </table:table-cell>
          <table:table-cell table:formula="of:=IF(AND([.$H124]&lt;[.AJ$4];[.$L124]=&quot;Hêtre 20&quot;);[.$G124]*[.$E12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Latte Bois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745 (max)</text:p>
          </table:table-cell>
          <table:table-cell table:style-name="ce7"/>
          <table:table-cell office:value-type="float" office:value="0.33" calcext:value-type="float">
            <text:p>0,33</text:p>
          </table:table-cell>
          <table:table-cell table:formula="of:=[.J125]*[.F125]/1000" office:value-type="float" office:value="0.0033" calcext:value-type="float">
            <text:p>0,0033</text:p>
          </table:table-cell>
          <table:table-cell office:value-type="string" calcext:value-type="string">
            <text:p>Chêne</text:p>
          </table:table-cell>
          <table:table-cell table:style-name="ce19" table:formula="of:=IF(OR(AND([.F125]&lt;35;[.F125]&gt;22;[.L125]=&quot;Hêtre 45&quot;);AND([.F125]&lt;=22;[.F125]&gt;14;[.L125]=&quot;Hêtre 27&quot;);AND([.F125]&lt;=14;[.L125]=&quot;Hêtre 20&quot;));TRUE())" office:value-type="boolean" office:boolean-value="false" calcext:value-type="boolean">
            <text:p>FAUX</text:p>
          </table:table-cell>
          <table:table-cell table:formula="of:=IF(AND([.H125]&gt;[.P$4];[.L125]=&quot;Hêtre 45&quot;);[.J125];0)" office:value-type="float" office:value="0" calcext:value-type="float">
            <text:p>0</text:p>
          </table:table-cell>
          <table:table-cell table:formula="of:=IF(AND([.$H125]&gt;[.P$4];[.$L125]=&quot;Hêtre 45&quot;);[.$G125]*[.E125];0)" office:value-type="float" office:value="0" calcext:value-type="float">
            <text:p>0</text:p>
          </table:table-cell>
          <table:table-cell table:style-name="ce16" table:formula="of:=IF(AND([.H125]&lt;[.P$4];[.H125]&gt;=[.R$4];[.L125]=&quot;Hêtre 45&quot;;[.F125]&gt;19);[.J125];0)" office:value-type="float" office:value="0" calcext:value-type="float">
            <text:p>0</text:p>
          </table:table-cell>
          <table:table-cell table:formula="of:=IF(AND([.$H125]&gt;=[.R$4];[.$H125]&lt;[.P$4];[.$L125]=&quot;Hêtre 45&quot;);[.$G125]*[.$E125];0)" office:value-type="float" office:value="0" calcext:value-type="float">
            <text:p>0</text:p>
          </table:table-cell>
          <table:table-cell table:style-name="ce16" table:formula="of:=IF(AND([.H125]&lt;[.R$4];[.H125]&gt;=[.T$4];[.L125]=&quot;Hêtre 45&quot;;[.F125]&gt;19);[.J125];0)" office:value-type="float" office:value="0" calcext:value-type="float">
            <text:p>0</text:p>
          </table:table-cell>
          <table:table-cell table:formula="of:=IF(AND([.$H125]&gt;=[.T$4];[.$H125]&lt;[.R$4];[.$L125]=&quot;Hêtre 45&quot;);[.$G125]*[.$E125];0)" office:value-type="float" office:value="0" calcext:value-type="float">
            <text:p>0</text:p>
          </table:table-cell>
          <table:table-cell table:style-name="ce16" table:formula="of:=IF(AND([.H125]&lt;[.T$4];[.L125]=&quot;Hêtre 45&quot;;[.F125]&gt;19);[.J125];0)" office:value-type="float" office:value="0" calcext:value-type="float">
            <text:p>0</text:p>
          </table:table-cell>
          <table:table-cell table:formula="of:=IF(AND([.$H125]&lt;[.T$4];[.$L125]=&quot;Hêtre 45&quot;);[.$G125]*[.$E125];0)" office:value-type="float" office:value="0" calcext:value-type="float">
            <text:p>0</text:p>
          </table:table-cell>
          <table:table-cell table:formula="of:=IF(AND([.H125]&gt;[.X$4];[.L125]=&quot;Hêtre 27&quot;);[.$J125];0)" office:value-type="float" office:value="0" calcext:value-type="float">
            <text:p>0</text:p>
          </table:table-cell>
          <table:table-cell table:formula="of:=IF(AND([.$H125]&gt;[.X$4];[.$L125]=&quot;Hêtre 27&quot;);[.$G125]*[.$E125];0)" office:value-type="float" office:value="0" calcext:value-type="float">
            <text:p>0</text:p>
          </table:table-cell>
          <table:table-cell table:style-name="ce16" table:formula="of:=IF(AND([.H125]&lt;[.X$4];[.H125]&gt;=[.Z$4];[.L125]=&quot;Hêtre 27&quot;);[.$J125];0)" office:value-type="float" office:value="0" calcext:value-type="float">
            <text:p>0</text:p>
          </table:table-cell>
          <table:table-cell table:formula="of:=IF(AND([.$H125]&gt;=[.Z$4];[.$H125]&lt;[.X$4];[.$L125]=&quot;Hêtre 27&quot;);[.$G125]*[.$E125];0)" office:value-type="float" office:value="0" calcext:value-type="float">
            <text:p>0</text:p>
          </table:table-cell>
          <table:table-cell table:style-name="ce16" table:formula="of:=IF(AND([.H125]&lt;[.Z$4];[.H125]&gt;=[.AB$4];[.L125]=&quot;Hêtre 27&quot;;);[.$J125];0)" office:value-type="float" office:value="0" calcext:value-type="float">
            <text:p>0</text:p>
          </table:table-cell>
          <table:table-cell table:formula="of:=IF(AND([.$H125]&gt;=[.AB$4];[.$H125]&lt;[.Z$4];[.$L125]=&quot;Hêtre 27&quot;);[.$G125]*[.E125];0)" office:value-type="float" office:value="0" calcext:value-type="float">
            <text:p>0</text:p>
          </table:table-cell>
          <table:table-cell table:style-name="ce16" table:formula="of:=IF(AND([.H125]&lt;[.AB$4];[.L125]=&quot;Hêtre 27&quot;);[.$J125];0)" office:value-type="float" office:value="0" calcext:value-type="float">
            <text:p>0</text:p>
          </table:table-cell>
          <table:table-cell table:formula="of:=IF(AND([.$H125]&lt;[.AB$4];[.$L125]=&quot;Hêtre 27&quot;);[.$G125]*[.$E125];0)" office:value-type="float" office:value="0" calcext:value-type="float">
            <text:p>0</text:p>
          </table:table-cell>
          <table:table-cell table:formula="of:=IF(AND([.H125]&gt;[.AF$4];[.L125]=&quot;Hêtre 20&quot;);[.$J125];0)" office:value-type="float" office:value="0" calcext:value-type="float">
            <text:p>0</text:p>
          </table:table-cell>
          <table:table-cell table:formula="of:=IF(AND([.$H125]&gt;[.AF$4];[.$L125]=&quot;Hêtre 20&quot;);[.$G125]*[.$E125];0)" office:value-type="float" office:value="0" calcext:value-type="float">
            <text:p>0</text:p>
          </table:table-cell>
          <table:table-cell table:style-name="ce16" table:formula="of:=IF(AND([.H125]&lt;[.AF$4];[.H125]&gt;=[.AH$4];[.L125]=&quot;Hêtre 20&quot;);[.$J125];0)" office:value-type="float" office:value="0" calcext:value-type="float">
            <text:p>0</text:p>
          </table:table-cell>
          <table:table-cell table:formula="of:=IF(AND([.$H125]&gt;=[.AH$4];[.$H125]&lt;[.AF$4];[.$L125]=&quot;Hêtre 20&quot;);[.$G125]*[.$E125];0)" office:value-type="float" office:value="0" calcext:value-type="float">
            <text:p>0</text:p>
          </table:table-cell>
          <table:table-cell table:style-name="ce16" table:formula="of:=IF(AND([.H125]&lt;[.AH$4];[.H125]&gt;=[.AJ$4];[.L125]=&quot;Hêtre 20&quot;;);[.$J125];0)" office:value-type="float" office:value="0" calcext:value-type="float">
            <text:p>0</text:p>
          </table:table-cell>
          <table:table-cell table:formula="of:=IF(AND([.$H125]&gt;=[.AJ$4];[.$H125]&lt;[.AH$4];[.$L125]=&quot;Hêtre 20&quot;);[.$G125]*[.$E125];0)" office:value-type="float" office:value="0" calcext:value-type="float">
            <text:p>0</text:p>
          </table:table-cell>
          <table:table-cell table:style-name="ce16" table:formula="of:=IF(AND([.H125]&lt;[.AJ$4];[.L125]=&quot;Hêtre 20&quot;);[.$J125];0)" office:value-type="float" office:value="0" calcext:value-type="float">
            <text:p>0</text:p>
          </table:table-cell>
          <table:table-cell table:formula="of:=IF(AND([.$H125]&lt;[.AJ$4];[.$L125]=&quot;Hêtre 20&quot;);[.$G125]*[.$E12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09" calcext:value-type="float">
            <text:p>1109</text:p>
          </table:table-cell>
          <table:table-cell office:value-type="float" office:value="1635" calcext:value-type="float">
            <text:p>1635</text:p>
          </table:table-cell>
          <table:table-cell/>
          <table:table-cell table:formula="of:=[.E126]*([.G126]/1000)*([.H126]/1000)" office:value-type="float" office:value="1.813215" calcext:value-type="float">
            <text:p>1,813215</text:p>
          </table:table-cell>
          <table:table-cell table:formula="of:=[.J126]*[.F126]/1000" office:value-type="float" office:value="0.005439645" calcext:value-type="float">
            <text:p>0,005439645</text:p>
          </table:table-cell>
          <table:table-cell office:value-type="string" calcext:value-type="string">
            <text:p>Tôle</text:p>
          </table:table-cell>
          <table:table-cell table:style-name="ce19" table:formula="of:=IF(OR(AND([.F126]&lt;35;[.F126]&gt;22;[.L126]=&quot;Hêtre 45&quot;);AND([.F126]&lt;=22;[.F126]&gt;14;[.L126]=&quot;Hêtre 27&quot;);AND([.F126]&lt;=14;[.L126]=&quot;Hêtre 20&quot;));TRUE())" office:value-type="boolean" office:boolean-value="false" calcext:value-type="boolean">
            <text:p>FAUX</text:p>
          </table:table-cell>
          <table:table-cell table:formula="of:=IF(AND([.H126]&gt;[.P$4];[.L126]=&quot;Hêtre 45&quot;);[.J126];0)" office:value-type="float" office:value="0" calcext:value-type="float">
            <text:p>0</text:p>
          </table:table-cell>
          <table:table-cell table:formula="of:=IF(AND([.$H126]&gt;[.P$4];[.$L126]=&quot;Hêtre 45&quot;);[.$G126]*[.E126];0)" office:value-type="float" office:value="0" calcext:value-type="float">
            <text:p>0</text:p>
          </table:table-cell>
          <table:table-cell table:style-name="ce16" table:formula="of:=IF(AND([.H126]&lt;[.P$4];[.H126]&gt;=[.R$4];[.L126]=&quot;Hêtre 45&quot;;[.F126]&gt;19);[.J126];0)" office:value-type="float" office:value="0" calcext:value-type="float">
            <text:p>0</text:p>
          </table:table-cell>
          <table:table-cell table:formula="of:=IF(AND([.$H126]&gt;=[.R$4];[.$H126]&lt;[.P$4];[.$L126]=&quot;Hêtre 45&quot;);[.$G126]*[.$E126];0)" office:value-type="float" office:value="0" calcext:value-type="float">
            <text:p>0</text:p>
          </table:table-cell>
          <table:table-cell table:style-name="ce16" table:formula="of:=IF(AND([.H126]&lt;[.R$4];[.H126]&gt;=[.T$4];[.L126]=&quot;Hêtre 45&quot;;[.F126]&gt;19);[.J126];0)" office:value-type="float" office:value="0" calcext:value-type="float">
            <text:p>0</text:p>
          </table:table-cell>
          <table:table-cell table:formula="of:=IF(AND([.$H126]&gt;=[.T$4];[.$H126]&lt;[.R$4];[.$L126]=&quot;Hêtre 45&quot;);[.$G126]*[.$E126];0)" office:value-type="float" office:value="0" calcext:value-type="float">
            <text:p>0</text:p>
          </table:table-cell>
          <table:table-cell table:style-name="ce16" table:formula="of:=IF(AND([.H126]&lt;[.T$4];[.L126]=&quot;Hêtre 45&quot;;[.F126]&gt;19);[.J126];0)" office:value-type="float" office:value="0" calcext:value-type="float">
            <text:p>0</text:p>
          </table:table-cell>
          <table:table-cell table:formula="of:=IF(AND([.$H126]&lt;[.T$4];[.$L126]=&quot;Hêtre 45&quot;);[.$G126]*[.$E126];0)" office:value-type="float" office:value="0" calcext:value-type="float">
            <text:p>0</text:p>
          </table:table-cell>
          <table:table-cell table:formula="of:=IF(AND([.H126]&gt;[.X$4];[.L126]=&quot;Hêtre 27&quot;);[.$J126];0)" office:value-type="float" office:value="0" calcext:value-type="float">
            <text:p>0</text:p>
          </table:table-cell>
          <table:table-cell table:formula="of:=IF(AND([.$H126]&gt;[.X$4];[.$L126]=&quot;Hêtre 27&quot;);[.$G126]*[.$E126];0)" office:value-type="float" office:value="0" calcext:value-type="float">
            <text:p>0</text:p>
          </table:table-cell>
          <table:table-cell table:style-name="ce16" table:formula="of:=IF(AND([.H126]&lt;[.X$4];[.H126]&gt;=[.Z$4];[.L126]=&quot;Hêtre 27&quot;);[.$J126];0)" office:value-type="float" office:value="0" calcext:value-type="float">
            <text:p>0</text:p>
          </table:table-cell>
          <table:table-cell table:formula="of:=IF(AND([.$H126]&gt;=[.Z$4];[.$H126]&lt;[.X$4];[.$L126]=&quot;Hêtre 27&quot;);[.$G126]*[.$E126];0)" office:value-type="float" office:value="0" calcext:value-type="float">
            <text:p>0</text:p>
          </table:table-cell>
          <table:table-cell table:style-name="ce16" table:formula="of:=IF(AND([.H126]&lt;[.Z$4];[.H126]&gt;=[.AB$4];[.L126]=&quot;Hêtre 27&quot;;);[.$J126];0)" office:value-type="float" office:value="0" calcext:value-type="float">
            <text:p>0</text:p>
          </table:table-cell>
          <table:table-cell table:formula="of:=IF(AND([.$H126]&gt;=[.AB$4];[.$H126]&lt;[.Z$4];[.$L126]=&quot;Hêtre 27&quot;);[.$G126]*[.E126];0)" office:value-type="float" office:value="0" calcext:value-type="float">
            <text:p>0</text:p>
          </table:table-cell>
          <table:table-cell table:style-name="ce16" table:formula="of:=IF(AND([.H126]&lt;[.AB$4];[.L126]=&quot;Hêtre 27&quot;);[.$J126];0)" office:value-type="float" office:value="0" calcext:value-type="float">
            <text:p>0</text:p>
          </table:table-cell>
          <table:table-cell table:formula="of:=IF(AND([.$H126]&lt;[.AB$4];[.$L126]=&quot;Hêtre 27&quot;);[.$G126]*[.$E126];0)" office:value-type="float" office:value="0" calcext:value-type="float">
            <text:p>0</text:p>
          </table:table-cell>
          <table:table-cell table:formula="of:=IF(AND([.H126]&gt;[.AF$4];[.L126]=&quot;Hêtre 20&quot;);[.$J126];0)" office:value-type="float" office:value="0" calcext:value-type="float">
            <text:p>0</text:p>
          </table:table-cell>
          <table:table-cell table:formula="of:=IF(AND([.$H126]&gt;[.AF$4];[.$L126]=&quot;Hêtre 20&quot;);[.$G126]*[.$E126];0)" office:value-type="float" office:value="0" calcext:value-type="float">
            <text:p>0</text:p>
          </table:table-cell>
          <table:table-cell table:style-name="ce16" table:formula="of:=IF(AND([.H126]&lt;[.AF$4];[.H126]&gt;=[.AH$4];[.L126]=&quot;Hêtre 20&quot;);[.$J126];0)" office:value-type="float" office:value="0" calcext:value-type="float">
            <text:p>0</text:p>
          </table:table-cell>
          <table:table-cell table:formula="of:=IF(AND([.$H126]&gt;=[.AH$4];[.$H126]&lt;[.AF$4];[.$L126]=&quot;Hêtre 20&quot;);[.$G126]*[.$E126];0)" office:value-type="float" office:value="0" calcext:value-type="float">
            <text:p>0</text:p>
          </table:table-cell>
          <table:table-cell table:style-name="ce16" table:formula="of:=IF(AND([.H126]&lt;[.AH$4];[.H126]&gt;=[.AJ$4];[.L126]=&quot;Hêtre 20&quot;;);[.$J126];0)" office:value-type="float" office:value="0" calcext:value-type="float">
            <text:p>0</text:p>
          </table:table-cell>
          <table:table-cell table:formula="of:=IF(AND([.$H126]&gt;=[.AJ$4];[.$H126]&lt;[.AH$4];[.$L126]=&quot;Hêtre 20&quot;);[.$G126]*[.$E126];0)" office:value-type="float" office:value="0" calcext:value-type="float">
            <text:p>0</text:p>
          </table:table-cell>
          <table:table-cell table:style-name="ce16" table:formula="of:=IF(AND([.H126]&lt;[.AJ$4];[.L126]=&quot;Hêtre 20&quot;);[.$J126];0)" office:value-type="float" office:value="0" calcext:value-type="float">
            <text:p>0</text:p>
          </table:table-cell>
          <table:table-cell table:formula="of:=IF(AND([.$H126]&lt;[.AJ$4];[.$L126]=&quot;Hêtre 20&quot;);[.$G126]*[.$E126];0)" office:value-type="float" office:value="0" calcext:value-type="float">
            <text:p>0</text:p>
          </table:table-cell>
        </table:table-row>
        <table:table-row table:style-name="ro2">
          <table:table-cell table:number-columns-repeated="12"/>
          <table:table-cell table:style-name="ce19" table:formula="of:=IF(OR(AND([.F127]&lt;35;[.F127]&gt;22;[.L127]=&quot;Hêtre 45&quot;);AND([.F127]&lt;=22;[.F127]&gt;14;[.L127]=&quot;Hêtre 27&quot;);AND([.F127]&lt;=14;[.L127]=&quot;Hêtre 20&quot;));TRUE())" office:value-type="boolean" office:boolean-value="false" calcext:value-type="boolean">
            <text:p>FAUX</text:p>
          </table:table-cell>
          <table:table-cell table:formula="of:=IF(AND([.H127]&gt;[.P$4];[.L127]=&quot;Hêtre 45&quot;);[.J127];0)" office:value-type="float" office:value="0" calcext:value-type="float">
            <text:p>0</text:p>
          </table:table-cell>
          <table:table-cell table:formula="of:=IF(AND([.$H127]&gt;[.P$4];[.$L127]=&quot;Hêtre 45&quot;);[.$G127]*[.E127];0)" office:value-type="float" office:value="0" calcext:value-type="float">
            <text:p>0</text:p>
          </table:table-cell>
          <table:table-cell table:style-name="ce16" table:formula="of:=IF(AND([.H127]&lt;[.P$4];[.H127]&gt;=[.R$4];[.L127]=&quot;Hêtre 45&quot;;[.F127]&gt;19);[.J127];0)" office:value-type="float" office:value="0" calcext:value-type="float">
            <text:p>0</text:p>
          </table:table-cell>
          <table:table-cell table:formula="of:=IF(AND([.$H127]&gt;=[.R$4];[.$H127]&lt;[.P$4];[.$L127]=&quot;Hêtre 45&quot;);[.$G127]*[.$E127];0)" office:value-type="float" office:value="0" calcext:value-type="float">
            <text:p>0</text:p>
          </table:table-cell>
          <table:table-cell table:style-name="ce16" table:formula="of:=IF(AND([.H127]&lt;[.R$4];[.H127]&gt;=[.T$4];[.L127]=&quot;Hêtre 45&quot;;[.F127]&gt;19);[.J127];0)" office:value-type="float" office:value="0" calcext:value-type="float">
            <text:p>0</text:p>
          </table:table-cell>
          <table:table-cell table:formula="of:=IF(AND([.$H127]&gt;=[.T$4];[.$H127]&lt;[.R$4];[.$L127]=&quot;Hêtre 45&quot;);[.$G127]*[.$E127];0)" office:value-type="float" office:value="0" calcext:value-type="float">
            <text:p>0</text:p>
          </table:table-cell>
          <table:table-cell table:style-name="ce16" table:formula="of:=IF(AND([.H127]&lt;[.T$4];[.L127]=&quot;Hêtre 45&quot;;[.F127]&gt;19);[.J127];0)" office:value-type="float" office:value="0" calcext:value-type="float">
            <text:p>0</text:p>
          </table:table-cell>
          <table:table-cell table:formula="of:=IF(AND([.$H127]&lt;[.T$4];[.$L127]=&quot;Hêtre 45&quot;);[.$G127]*[.$E127];0)" office:value-type="float" office:value="0" calcext:value-type="float">
            <text:p>0</text:p>
          </table:table-cell>
          <table:table-cell table:formula="of:=IF(AND([.H127]&gt;[.X$4];[.L127]=&quot;Hêtre 27&quot;);[.$J127];0)" office:value-type="float" office:value="0" calcext:value-type="float">
            <text:p>0</text:p>
          </table:table-cell>
          <table:table-cell table:formula="of:=IF(AND([.$H127]&gt;[.X$4];[.$L127]=&quot;Hêtre 27&quot;);[.$G127]*[.$E127];0)" office:value-type="float" office:value="0" calcext:value-type="float">
            <text:p>0</text:p>
          </table:table-cell>
          <table:table-cell table:style-name="ce16" table:formula="of:=IF(AND([.H127]&lt;[.X$4];[.H127]&gt;=[.Z$4];[.L127]=&quot;Hêtre 27&quot;);[.$J127];0)" office:value-type="float" office:value="0" calcext:value-type="float">
            <text:p>0</text:p>
          </table:table-cell>
          <table:table-cell table:formula="of:=IF(AND([.$H127]&gt;=[.Z$4];[.$H127]&lt;[.X$4];[.$L127]=&quot;Hêtre 27&quot;);[.$G127]*[.$E127];0)" office:value-type="float" office:value="0" calcext:value-type="float">
            <text:p>0</text:p>
          </table:table-cell>
          <table:table-cell table:style-name="ce16" table:formula="of:=IF(AND([.H127]&lt;[.Z$4];[.H127]&gt;=[.AB$4];[.L127]=&quot;Hêtre 27&quot;;);[.$J127];0)" office:value-type="float" office:value="0" calcext:value-type="float">
            <text:p>0</text:p>
          </table:table-cell>
          <table:table-cell table:formula="of:=IF(AND([.$H127]&gt;=[.AB$4];[.$H127]&lt;[.Z$4];[.$L127]=&quot;Hêtre 27&quot;);[.$G127]*[.E127];0)" office:value-type="float" office:value="0" calcext:value-type="float">
            <text:p>0</text:p>
          </table:table-cell>
          <table:table-cell table:style-name="ce16" table:formula="of:=IF(AND([.H127]&lt;[.AB$4];[.L127]=&quot;Hêtre 27&quot;);[.$J127];0)" office:value-type="float" office:value="0" calcext:value-type="float">
            <text:p>0</text:p>
          </table:table-cell>
          <table:table-cell table:formula="of:=IF(AND([.$H127]&lt;[.AB$4];[.$L127]=&quot;Hêtre 27&quot;);[.$G127]*[.$E127];0)" office:value-type="float" office:value="0" calcext:value-type="float">
            <text:p>0</text:p>
          </table:table-cell>
          <table:table-cell table:formula="of:=IF(AND([.H127]&gt;[.AF$4];[.L127]=&quot;Hêtre 20&quot;);[.$J127];0)" office:value-type="float" office:value="0" calcext:value-type="float">
            <text:p>0</text:p>
          </table:table-cell>
          <table:table-cell table:formula="of:=IF(AND([.$H127]&gt;[.AF$4];[.$L127]=&quot;Hêtre 20&quot;);[.$G127]*[.$E127];0)" office:value-type="float" office:value="0" calcext:value-type="float">
            <text:p>0</text:p>
          </table:table-cell>
          <table:table-cell table:style-name="ce16" table:formula="of:=IF(AND([.H127]&lt;[.AF$4];[.H127]&gt;=[.AH$4];[.L127]=&quot;Hêtre 20&quot;);[.$J127];0)" office:value-type="float" office:value="0" calcext:value-type="float">
            <text:p>0</text:p>
          </table:table-cell>
          <table:table-cell table:formula="of:=IF(AND([.$H127]&gt;=[.AH$4];[.$H127]&lt;[.AF$4];[.$L127]=&quot;Hêtre 20&quot;);[.$G127]*[.$E127];0)" office:value-type="float" office:value="0" calcext:value-type="float">
            <text:p>0</text:p>
          </table:table-cell>
          <table:table-cell table:style-name="ce16" table:formula="of:=IF(AND([.H127]&lt;[.AH$4];[.H127]&gt;=[.AJ$4];[.L127]=&quot;Hêtre 20&quot;;);[.$J127];0)" office:value-type="float" office:value="0" calcext:value-type="float">
            <text:p>0</text:p>
          </table:table-cell>
          <table:table-cell table:formula="of:=IF(AND([.$H127]&gt;=[.AJ$4];[.$H127]&lt;[.AH$4];[.$L127]=&quot;Hêtre 20&quot;);[.$G127]*[.$E127];0)" office:value-type="float" office:value="0" calcext:value-type="float">
            <text:p>0</text:p>
          </table:table-cell>
          <table:table-cell table:style-name="ce16" table:formula="of:=IF(AND([.H127]&lt;[.AJ$4];[.L127]=&quot;Hêtre 20&quot;);[.$J127];0)" office:value-type="float" office:value="0" calcext:value-type="float">
            <text:p>0</text:p>
          </table:table-cell>
          <table:table-cell table:formula="of:=IF(AND([.$H127]&lt;[.AJ$4];[.$L127]=&quot;Hêtre 20&quot;);[.$G127]*[.$E127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hambre Ambre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128]&lt;35;[.F128]&gt;22;[.L128]=&quot;Hêtre 45&quot;);AND([.F128]&lt;=22;[.F128]&gt;14;[.L128]=&quot;Hêtre 27&quot;);AND([.F128]&lt;=14;[.L128]=&quot;Hêtre 20&quot;));TRUE())" office:value-type="boolean" office:boolean-value="false" calcext:value-type="boolean">
            <text:p>FAUX</text:p>
          </table:table-cell>
          <table:table-cell table:formula="of:=IF(AND([.H128]&gt;[.P$4];[.L128]=&quot;Hêtre 45&quot;);[.J128];0)" office:value-type="float" office:value="0" calcext:value-type="float">
            <text:p>0</text:p>
          </table:table-cell>
          <table:table-cell table:formula="of:=IF(AND([.$H128]&gt;[.P$4];[.$L128]=&quot;Hêtre 45&quot;);[.$G128]*[.E128];0)" office:value-type="float" office:value="0" calcext:value-type="float">
            <text:p>0</text:p>
          </table:table-cell>
          <table:table-cell table:style-name="ce16" table:formula="of:=IF(AND([.H128]&lt;[.P$4];[.H128]&gt;=[.R$4];[.L128]=&quot;Hêtre 45&quot;;[.F128]&gt;19);[.J128];0)" office:value-type="float" office:value="0" calcext:value-type="float">
            <text:p>0</text:p>
          </table:table-cell>
          <table:table-cell table:formula="of:=IF(AND([.$H128]&gt;=[.R$4];[.$H128]&lt;[.P$4];[.$L128]=&quot;Hêtre 45&quot;);[.$G128]*[.$E128];0)" office:value-type="float" office:value="0" calcext:value-type="float">
            <text:p>0</text:p>
          </table:table-cell>
          <table:table-cell table:style-name="ce16" table:formula="of:=IF(AND([.H128]&lt;[.R$4];[.H128]&gt;=[.T$4];[.L128]=&quot;Hêtre 45&quot;;[.F128]&gt;19);[.J128];0)" office:value-type="float" office:value="0" calcext:value-type="float">
            <text:p>0</text:p>
          </table:table-cell>
          <table:table-cell table:formula="of:=IF(AND([.$H128]&gt;=[.T$4];[.$H128]&lt;[.R$4];[.$L128]=&quot;Hêtre 45&quot;);[.$G128]*[.$E128];0)" office:value-type="float" office:value="0" calcext:value-type="float">
            <text:p>0</text:p>
          </table:table-cell>
          <table:table-cell table:style-name="ce16" table:formula="of:=IF(AND([.H128]&lt;[.T$4];[.L128]=&quot;Hêtre 45&quot;;[.F128]&gt;19);[.J128];0)" office:value-type="float" office:value="0" calcext:value-type="float">
            <text:p>0</text:p>
          </table:table-cell>
          <table:table-cell table:formula="of:=IF(AND([.$H128]&lt;[.T$4];[.$L128]=&quot;Hêtre 45&quot;);[.$G128]*[.$E128];0)" office:value-type="float" office:value="0" calcext:value-type="float">
            <text:p>0</text:p>
          </table:table-cell>
          <table:table-cell table:formula="of:=IF(AND([.H128]&gt;[.X$4];[.L128]=&quot;Hêtre 27&quot;);[.$J128];0)" office:value-type="float" office:value="0" calcext:value-type="float">
            <text:p>0</text:p>
          </table:table-cell>
          <table:table-cell table:formula="of:=IF(AND([.$H128]&gt;[.X$4];[.$L128]=&quot;Hêtre 27&quot;);[.$G128]*[.$E128];0)" office:value-type="float" office:value="0" calcext:value-type="float">
            <text:p>0</text:p>
          </table:table-cell>
          <table:table-cell table:style-name="ce16" table:formula="of:=IF(AND([.H128]&lt;[.X$4];[.H128]&gt;=[.Z$4];[.L128]=&quot;Hêtre 27&quot;);[.$J128];0)" office:value-type="float" office:value="0" calcext:value-type="float">
            <text:p>0</text:p>
          </table:table-cell>
          <table:table-cell table:formula="of:=IF(AND([.$H128]&gt;=[.Z$4];[.$H128]&lt;[.X$4];[.$L128]=&quot;Hêtre 27&quot;);[.$G128]*[.$E128];0)" office:value-type="float" office:value="0" calcext:value-type="float">
            <text:p>0</text:p>
          </table:table-cell>
          <table:table-cell table:style-name="ce16" table:formula="of:=IF(AND([.H128]&lt;[.Z$4];[.H128]&gt;=[.AB$4];[.L128]=&quot;Hêtre 27&quot;;);[.$J128];0)" office:value-type="float" office:value="0" calcext:value-type="float">
            <text:p>0</text:p>
          </table:table-cell>
          <table:table-cell table:formula="of:=IF(AND([.$H128]&gt;=[.AB$4];[.$H128]&lt;[.Z$4];[.$L128]=&quot;Hêtre 27&quot;);[.$G128]*[.E128];0)" office:value-type="float" office:value="0" calcext:value-type="float">
            <text:p>0</text:p>
          </table:table-cell>
          <table:table-cell table:style-name="ce16" table:formula="of:=IF(AND([.H128]&lt;[.AB$4];[.L128]=&quot;Hêtre 27&quot;);[.$J128];0)" office:value-type="float" office:value="0" calcext:value-type="float">
            <text:p>0</text:p>
          </table:table-cell>
          <table:table-cell table:formula="of:=IF(AND([.$H128]&lt;[.AB$4];[.$L128]=&quot;Hêtre 27&quot;);[.$G128]*[.$E128];0)" office:value-type="float" office:value="0" calcext:value-type="float">
            <text:p>0</text:p>
          </table:table-cell>
          <table:table-cell table:formula="of:=IF(AND([.H128]&gt;[.AF$4];[.L128]=&quot;Hêtre 20&quot;);[.$J128];0)" office:value-type="float" office:value="0" calcext:value-type="float">
            <text:p>0</text:p>
          </table:table-cell>
          <table:table-cell table:formula="of:=IF(AND([.$H128]&gt;[.AF$4];[.$L128]=&quot;Hêtre 20&quot;);[.$G128]*[.$E128];0)" office:value-type="float" office:value="0" calcext:value-type="float">
            <text:p>0</text:p>
          </table:table-cell>
          <table:table-cell table:style-name="ce16" table:formula="of:=IF(AND([.H128]&lt;[.AF$4];[.H128]&gt;=[.AH$4];[.L128]=&quot;Hêtre 20&quot;);[.$J128];0)" office:value-type="float" office:value="0" calcext:value-type="float">
            <text:p>0</text:p>
          </table:table-cell>
          <table:table-cell table:formula="of:=IF(AND([.$H128]&gt;=[.AH$4];[.$H128]&lt;[.AF$4];[.$L128]=&quot;Hêtre 20&quot;);[.$G128]*[.$E128];0)" office:value-type="float" office:value="0" calcext:value-type="float">
            <text:p>0</text:p>
          </table:table-cell>
          <table:table-cell table:style-name="ce16" table:formula="of:=IF(AND([.H128]&lt;[.AH$4];[.H128]&gt;=[.AJ$4];[.L128]=&quot;Hêtre 20&quot;;);[.$J128];0)" office:value-type="float" office:value="0" calcext:value-type="float">
            <text:p>0</text:p>
          </table:table-cell>
          <table:table-cell table:formula="of:=IF(AND([.$H128]&gt;=[.AJ$4];[.$H128]&lt;[.AH$4];[.$L128]=&quot;Hêtre 20&quot;);[.$G128]*[.$E128];0)" office:value-type="float" office:value="0" calcext:value-type="float">
            <text:p>0</text:p>
          </table:table-cell>
          <table:table-cell table:style-name="ce16" table:formula="of:=IF(AND([.H128]&lt;[.AJ$4];[.L128]=&quot;Hêtre 20&quot;);[.$J128];0)" office:value-type="float" office:value="0" calcext:value-type="float">
            <text:p>0</text:p>
          </table:table-cell>
          <table:table-cell table:formula="of:=IF(AND([.$H128]&lt;[.AJ$4];[.$L128]=&quot;Hêtre 20&quot;);[.$G128]*[.$E128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5" calcext:value-type="float">
            <text:p>2075</text:p>
          </table:table-cell>
          <table:table-cell table:style-name="ce7"/>
          <table:table-cell table:formula="of:=[.E129]*([.G129]/1000)*([.H129]/1000)" office:value-type="float" office:value="0.43575" calcext:value-type="float">
            <text:p>0,43575</text:p>
          </table:table-cell>
          <table:table-cell table:formula="of:=[.J129]*[.F129]/1000" office:value-type="float" office:value="0.0130725" calcext:value-type="float">
            <text:p>0,0130725</text:p>
          </table:table-cell>
          <table:table-cell office:value-type="string" calcext:value-type="string">
            <text:p>Hêtre 45</text:p>
          </table:table-cell>
          <table:table-cell table:style-name="ce19" table:formula="of:=IF(OR(AND([.F129]&lt;35;[.F129]&gt;22;[.L129]=&quot;Hêtre 45&quot;);AND([.F129]&lt;=22;[.F129]&gt;14;[.L129]=&quot;Hêtre 27&quot;);AND([.F129]&lt;=14;[.L129]=&quot;Hêtre 20&quot;));TRUE())" office:value-type="boolean" office:boolean-value="true" calcext:value-type="boolean">
            <text:p>VRAI</text:p>
          </table:table-cell>
          <table:table-cell table:formula="of:=IF(AND([.H129]&gt;[.P$4];[.L129]=&quot;Hêtre 45&quot;);[.J129];0)" office:value-type="float" office:value="0.43575" calcext:value-type="float">
            <text:p>0,43575</text:p>
          </table:table-cell>
          <table:table-cell table:formula="of:=IF(AND([.$H129]&gt;[.P$4];[.$L129]=&quot;Hêtre 45&quot;);[.$G129]*[.E129];0)" office:value-type="float" office:value="210" calcext:value-type="float">
            <text:p>210</text:p>
          </table:table-cell>
          <table:table-cell table:style-name="ce16" table:formula="of:=IF(AND([.H129]&lt;[.P$4];[.H129]&gt;=[.R$4];[.L129]=&quot;Hêtre 45&quot;;[.F129]&gt;19);[.J129];0)" office:value-type="float" office:value="0" calcext:value-type="float">
            <text:p>0</text:p>
          </table:table-cell>
          <table:table-cell table:formula="of:=IF(AND([.$H129]&gt;=[.R$4];[.$H129]&lt;[.P$4];[.$L129]=&quot;Hêtre 45&quot;);[.$G129]*[.$E129];0)" office:value-type="float" office:value="0" calcext:value-type="float">
            <text:p>0</text:p>
          </table:table-cell>
          <table:table-cell table:style-name="ce16" table:formula="of:=IF(AND([.H129]&lt;[.R$4];[.H129]&gt;=[.T$4];[.L129]=&quot;Hêtre 45&quot;;[.F129]&gt;19);[.J129];0)" office:value-type="float" office:value="0" calcext:value-type="float">
            <text:p>0</text:p>
          </table:table-cell>
          <table:table-cell table:formula="of:=IF(AND([.$H129]&gt;=[.T$4];[.$H129]&lt;[.R$4];[.$L129]=&quot;Hêtre 45&quot;);[.$G129]*[.$E129];0)" office:value-type="float" office:value="0" calcext:value-type="float">
            <text:p>0</text:p>
          </table:table-cell>
          <table:table-cell table:style-name="ce16" table:formula="of:=IF(AND([.H129]&lt;[.T$4];[.L129]=&quot;Hêtre 45&quot;;[.F129]&gt;19);[.J129];0)" office:value-type="float" office:value="0" calcext:value-type="float">
            <text:p>0</text:p>
          </table:table-cell>
          <table:table-cell table:formula="of:=IF(AND([.$H129]&lt;[.T$4];[.$L129]=&quot;Hêtre 45&quot;);[.$G129]*[.$E129];0)" office:value-type="float" office:value="0" calcext:value-type="float">
            <text:p>0</text:p>
          </table:table-cell>
          <table:table-cell table:formula="of:=IF(AND([.H129]&gt;[.X$4];[.L129]=&quot;Hêtre 27&quot;);[.$J129];0)" office:value-type="float" office:value="0" calcext:value-type="float">
            <text:p>0</text:p>
          </table:table-cell>
          <table:table-cell table:formula="of:=IF(AND([.$H129]&gt;[.X$4];[.$L129]=&quot;Hêtre 27&quot;);[.$G129]*[.$E129];0)" office:value-type="float" office:value="0" calcext:value-type="float">
            <text:p>0</text:p>
          </table:table-cell>
          <table:table-cell table:style-name="ce16" table:formula="of:=IF(AND([.H129]&lt;[.X$4];[.H129]&gt;=[.Z$4];[.L129]=&quot;Hêtre 27&quot;);[.$J129];0)" office:value-type="float" office:value="0" calcext:value-type="float">
            <text:p>0</text:p>
          </table:table-cell>
          <table:table-cell table:formula="of:=IF(AND([.$H129]&gt;=[.Z$4];[.$H129]&lt;[.X$4];[.$L129]=&quot;Hêtre 27&quot;);[.$G129]*[.$E129];0)" office:value-type="float" office:value="0" calcext:value-type="float">
            <text:p>0</text:p>
          </table:table-cell>
          <table:table-cell table:style-name="ce16" table:formula="of:=IF(AND([.H129]&lt;[.Z$4];[.H129]&gt;=[.AB$4];[.L129]=&quot;Hêtre 27&quot;;);[.$J129];0)" office:value-type="float" office:value="0" calcext:value-type="float">
            <text:p>0</text:p>
          </table:table-cell>
          <table:table-cell table:formula="of:=IF(AND([.$H129]&gt;=[.AB$4];[.$H129]&lt;[.Z$4];[.$L129]=&quot;Hêtre 27&quot;);[.$G129]*[.E129];0)" office:value-type="float" office:value="0" calcext:value-type="float">
            <text:p>0</text:p>
          </table:table-cell>
          <table:table-cell table:style-name="ce16" table:formula="of:=IF(AND([.H129]&lt;[.AB$4];[.L129]=&quot;Hêtre 27&quot;);[.$J129];0)" office:value-type="float" office:value="0" calcext:value-type="float">
            <text:p>0</text:p>
          </table:table-cell>
          <table:table-cell table:formula="of:=IF(AND([.$H129]&lt;[.AB$4];[.$L129]=&quot;Hêtre 27&quot;);[.$G129]*[.$E129];0)" office:value-type="float" office:value="0" calcext:value-type="float">
            <text:p>0</text:p>
          </table:table-cell>
          <table:table-cell table:formula="of:=IF(AND([.H129]&gt;[.AF$4];[.L129]=&quot;Hêtre 20&quot;);[.$J129];0)" office:value-type="float" office:value="0" calcext:value-type="float">
            <text:p>0</text:p>
          </table:table-cell>
          <table:table-cell table:formula="of:=IF(AND([.$H129]&gt;[.AF$4];[.$L129]=&quot;Hêtre 20&quot;);[.$G129]*[.$E129];0)" office:value-type="float" office:value="0" calcext:value-type="float">
            <text:p>0</text:p>
          </table:table-cell>
          <table:table-cell table:style-name="ce16" table:formula="of:=IF(AND([.H129]&lt;[.AF$4];[.H129]&gt;=[.AH$4];[.L129]=&quot;Hêtre 20&quot;);[.$J129];0)" office:value-type="float" office:value="0" calcext:value-type="float">
            <text:p>0</text:p>
          </table:table-cell>
          <table:table-cell table:formula="of:=IF(AND([.$H129]&gt;=[.AH$4];[.$H129]&lt;[.AF$4];[.$L129]=&quot;Hêtre 20&quot;);[.$G129]*[.$E129];0)" office:value-type="float" office:value="0" calcext:value-type="float">
            <text:p>0</text:p>
          </table:table-cell>
          <table:table-cell table:style-name="ce16" table:formula="of:=IF(AND([.H129]&lt;[.AH$4];[.H129]&gt;=[.AJ$4];[.L129]=&quot;Hêtre 20&quot;;);[.$J129];0)" office:value-type="float" office:value="0" calcext:value-type="float">
            <text:p>0</text:p>
          </table:table-cell>
          <table:table-cell table:formula="of:=IF(AND([.$H129]&gt;=[.AJ$4];[.$H129]&lt;[.AH$4];[.$L129]=&quot;Hêtre 20&quot;);[.$G129]*[.$E129];0)" office:value-type="float" office:value="0" calcext:value-type="float">
            <text:p>0</text:p>
          </table:table-cell>
          <table:table-cell table:style-name="ce16" table:formula="of:=IF(AND([.H129]&lt;[.AJ$4];[.L129]=&quot;Hêtre 20&quot;);[.$J129];0)" office:value-type="float" office:value="0" calcext:value-type="float">
            <text:p>0</text:p>
          </table:table-cell>
          <table:table-cell table:formula="of:=IF(AND([.$H129]&lt;[.AJ$4];[.$L129]=&quot;Hêtre 20&quot;);[.$G129]*[.$E12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5" calcext:value-type="float">
            <text:p>985</text:p>
          </table:table-cell>
          <table:table-cell table:style-name="ce7"/>
          <table:table-cell table:formula="of:=[.E130]*([.G130]/1000)*([.H130]/1000)" office:value-type="float" office:value="0.103425" calcext:value-type="float">
            <text:p>0,103425</text:p>
          </table:table-cell>
          <table:table-cell table:formula="of:=[.J130]*[.F130]/1000" office:value-type="float" office:value="0.00310275" calcext:value-type="float">
            <text:p>0,00310275</text:p>
          </table:table-cell>
          <table:table-cell office:value-type="string" calcext:value-type="string">
            <text:p>Hêtre 45</text:p>
          </table:table-cell>
          <table:table-cell table:style-name="ce19" table:formula="of:=IF(OR(AND([.F130]&lt;35;[.F130]&gt;22;[.L130]=&quot;Hêtre 45&quot;);AND([.F130]&lt;=22;[.F130]&gt;14;[.L130]=&quot;Hêtre 27&quot;);AND([.F130]&lt;=14;[.L130]=&quot;Hêtre 20&quot;));TRUE())" office:value-type="boolean" office:boolean-value="true" calcext:value-type="boolean">
            <text:p>VRAI</text:p>
          </table:table-cell>
          <table:table-cell table:formula="of:=IF(AND([.H130]&gt;[.P$4];[.L130]=&quot;Hêtre 45&quot;);[.J130];0)" office:value-type="float" office:value="0" calcext:value-type="float">
            <text:p>0</text:p>
          </table:table-cell>
          <table:table-cell table:formula="of:=IF(AND([.$H130]&gt;[.P$4];[.$L130]=&quot;Hêtre 45&quot;);[.$G130]*[.E130];0)" office:value-type="float" office:value="0" calcext:value-type="float">
            <text:p>0</text:p>
          </table:table-cell>
          <table:table-cell table:style-name="ce16" table:formula="of:=IF(AND([.H130]&lt;[.P$4];[.H130]&gt;=[.R$4];[.L130]=&quot;Hêtre 45&quot;;[.F130]&gt;19);[.J130];0)" office:value-type="float" office:value="0" calcext:value-type="float">
            <text:p>0</text:p>
          </table:table-cell>
          <table:table-cell table:formula="of:=IF(AND([.$H130]&gt;=[.R$4];[.$H130]&lt;[.P$4];[.$L130]=&quot;Hêtre 45&quot;);[.$G130]*[.$E130];0)" office:value-type="float" office:value="0" calcext:value-type="float">
            <text:p>0</text:p>
          </table:table-cell>
          <table:table-cell table:style-name="ce16" table:formula="of:=IF(AND([.H130]&lt;[.R$4];[.H130]&gt;=[.T$4];[.L130]=&quot;Hêtre 45&quot;;[.F130]&gt;19);[.J130];0)" office:value-type="float" office:value="0" calcext:value-type="float">
            <text:p>0</text:p>
          </table:table-cell>
          <table:table-cell table:formula="of:=IF(AND([.$H130]&gt;=[.T$4];[.$H130]&lt;[.R$4];[.$L130]=&quot;Hêtre 45&quot;);[.$G130]*[.$E130];0)" office:value-type="float" office:value="0" calcext:value-type="float">
            <text:p>0</text:p>
          </table:table-cell>
          <table:table-cell table:style-name="ce16" table:formula="of:=IF(AND([.H130]&lt;[.T$4];[.L130]=&quot;Hêtre 45&quot;;[.F130]&gt;19);[.J130];0)" office:value-type="float" office:value="0.103425" calcext:value-type="float">
            <text:p>0,103425</text:p>
          </table:table-cell>
          <table:table-cell table:formula="of:=IF(AND([.$H130]&lt;[.T$4];[.$L130]=&quot;Hêtre 45&quot;);[.$G130]*[.$E130];0)" office:value-type="float" office:value="105" calcext:value-type="float">
            <text:p>105</text:p>
          </table:table-cell>
          <table:table-cell table:formula="of:=IF(AND([.H130]&gt;[.X$4];[.L130]=&quot;Hêtre 27&quot;);[.$J130];0)" office:value-type="float" office:value="0" calcext:value-type="float">
            <text:p>0</text:p>
          </table:table-cell>
          <table:table-cell table:formula="of:=IF(AND([.$H130]&gt;[.X$4];[.$L130]=&quot;Hêtre 27&quot;);[.$G130]*[.$E130];0)" office:value-type="float" office:value="0" calcext:value-type="float">
            <text:p>0</text:p>
          </table:table-cell>
          <table:table-cell table:style-name="ce16" table:formula="of:=IF(AND([.H130]&lt;[.X$4];[.H130]&gt;=[.Z$4];[.L130]=&quot;Hêtre 27&quot;);[.$J130];0)" office:value-type="float" office:value="0" calcext:value-type="float">
            <text:p>0</text:p>
          </table:table-cell>
          <table:table-cell table:formula="of:=IF(AND([.$H130]&gt;=[.Z$4];[.$H130]&lt;[.X$4];[.$L130]=&quot;Hêtre 27&quot;);[.$G130]*[.$E130];0)" office:value-type="float" office:value="0" calcext:value-type="float">
            <text:p>0</text:p>
          </table:table-cell>
          <table:table-cell table:style-name="ce16" table:formula="of:=IF(AND([.H130]&lt;[.Z$4];[.H130]&gt;=[.AB$4];[.L130]=&quot;Hêtre 27&quot;;);[.$J130];0)" office:value-type="float" office:value="0" calcext:value-type="float">
            <text:p>0</text:p>
          </table:table-cell>
          <table:table-cell table:formula="of:=IF(AND([.$H130]&gt;=[.AB$4];[.$H130]&lt;[.Z$4];[.$L130]=&quot;Hêtre 27&quot;);[.$G130]*[.E130];0)" office:value-type="float" office:value="0" calcext:value-type="float">
            <text:p>0</text:p>
          </table:table-cell>
          <table:table-cell table:style-name="ce16" table:formula="of:=IF(AND([.H130]&lt;[.AB$4];[.L130]=&quot;Hêtre 27&quot;);[.$J130];0)" office:value-type="float" office:value="0" calcext:value-type="float">
            <text:p>0</text:p>
          </table:table-cell>
          <table:table-cell table:formula="of:=IF(AND([.$H130]&lt;[.AB$4];[.$L130]=&quot;Hêtre 27&quot;);[.$G130]*[.$E130];0)" office:value-type="float" office:value="0" calcext:value-type="float">
            <text:p>0</text:p>
          </table:table-cell>
          <table:table-cell table:formula="of:=IF(AND([.H130]&gt;[.AF$4];[.L130]=&quot;Hêtre 20&quot;);[.$J130];0)" office:value-type="float" office:value="0" calcext:value-type="float">
            <text:p>0</text:p>
          </table:table-cell>
          <table:table-cell table:formula="of:=IF(AND([.$H130]&gt;[.AF$4];[.$L130]=&quot;Hêtre 20&quot;);[.$G130]*[.$E130];0)" office:value-type="float" office:value="0" calcext:value-type="float">
            <text:p>0</text:p>
          </table:table-cell>
          <table:table-cell table:style-name="ce16" table:formula="of:=IF(AND([.H130]&lt;[.AF$4];[.H130]&gt;=[.AH$4];[.L130]=&quot;Hêtre 20&quot;);[.$J130];0)" office:value-type="float" office:value="0" calcext:value-type="float">
            <text:p>0</text:p>
          </table:table-cell>
          <table:table-cell table:formula="of:=IF(AND([.$H130]&gt;=[.AH$4];[.$H130]&lt;[.AF$4];[.$L130]=&quot;Hêtre 20&quot;);[.$G130]*[.$E130];0)" office:value-type="float" office:value="0" calcext:value-type="float">
            <text:p>0</text:p>
          </table:table-cell>
          <table:table-cell table:style-name="ce16" table:formula="of:=IF(AND([.H130]&lt;[.AH$4];[.H130]&gt;=[.AJ$4];[.L130]=&quot;Hêtre 20&quot;;);[.$J130];0)" office:value-type="float" office:value="0" calcext:value-type="float">
            <text:p>0</text:p>
          </table:table-cell>
          <table:table-cell table:formula="of:=IF(AND([.$H130]&gt;=[.AJ$4];[.$H130]&lt;[.AH$4];[.$L130]=&quot;Hêtre 20&quot;);[.$G130]*[.$E130];0)" office:value-type="float" office:value="0" calcext:value-type="float">
            <text:p>0</text:p>
          </table:table-cell>
          <table:table-cell table:style-name="ce16" table:formula="of:=IF(AND([.H130]&lt;[.AJ$4];[.L130]=&quot;Hêtre 20&quot;);[.$J130];0)" office:value-type="float" office:value="0" calcext:value-type="float">
            <text:p>0</text:p>
          </table:table-cell>
          <table:table-cell table:formula="of:=IF(AND([.$H130]&lt;[.AJ$4];[.$L130]=&quot;Hêtre 20&quot;);[.$G130]*[.$E13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5" calcext:value-type="float">
            <text:p>2025</text:p>
          </table:table-cell>
          <table:table-cell table:style-name="ce7" table:formula="of:=[.H129]-50-[.H131]" office:value-type="float" office:value="0" calcext:value-type="float">
            <text:p>0</text:p>
          </table:table-cell>
          <table:table-cell table:formula="of:=[.E131]*([.G131]/1000)*([.H131]/1000)" office:value-type="float" office:value="0.324" calcext:value-type="float">
            <text:p>0,324</text:p>
          </table:table-cell>
          <table:table-cell table:formula="of:=[.J131]*[.F131]/1000" office:value-type="float" office:value="0.00648" calcext:value-type="float">
            <text:p>0,00648</text:p>
          </table:table-cell>
          <table:table-cell office:value-type="string" calcext:value-type="string">
            <text:p>Hêtre 27</text:p>
          </table:table-cell>
          <table:table-cell table:style-name="ce19" table:formula="of:=IF(OR(AND([.F131]&lt;35;[.F131]&gt;22;[.L131]=&quot;Hêtre 45&quot;);AND([.F131]&lt;=22;[.F131]&gt;14;[.L131]=&quot;Hêtre 27&quot;);AND([.F131]&lt;=14;[.L131]=&quot;Hêtre 20&quot;));TRUE())" office:value-type="boolean" office:boolean-value="true" calcext:value-type="boolean">
            <text:p>VRAI</text:p>
          </table:table-cell>
          <table:table-cell table:formula="of:=IF(AND([.H131]&gt;[.P$4];[.L131]=&quot;Hêtre 45&quot;);[.J131];0)" office:value-type="float" office:value="0" calcext:value-type="float">
            <text:p>0</text:p>
          </table:table-cell>
          <table:table-cell table:formula="of:=IF(AND([.$H131]&gt;[.P$4];[.$L131]=&quot;Hêtre 45&quot;);[.$G131]*[.E131];0)" office:value-type="float" office:value="0" calcext:value-type="float">
            <text:p>0</text:p>
          </table:table-cell>
          <table:table-cell table:style-name="ce16" table:formula="of:=IF(AND([.H131]&lt;[.P$4];[.H131]&gt;=[.R$4];[.L131]=&quot;Hêtre 45&quot;;[.F131]&gt;19);[.J131];0)" office:value-type="float" office:value="0" calcext:value-type="float">
            <text:p>0</text:p>
          </table:table-cell>
          <table:table-cell table:formula="of:=IF(AND([.$H131]&gt;=[.R$4];[.$H131]&lt;[.P$4];[.$L131]=&quot;Hêtre 45&quot;);[.$G131]*[.$E131];0)" office:value-type="float" office:value="0" calcext:value-type="float">
            <text:p>0</text:p>
          </table:table-cell>
          <table:table-cell table:style-name="ce16" table:formula="of:=IF(AND([.H131]&lt;[.R$4];[.H131]&gt;=[.T$4];[.L131]=&quot;Hêtre 45&quot;;[.F131]&gt;19);[.J131];0)" office:value-type="float" office:value="0" calcext:value-type="float">
            <text:p>0</text:p>
          </table:table-cell>
          <table:table-cell table:formula="of:=IF(AND([.$H131]&gt;=[.T$4];[.$H131]&lt;[.R$4];[.$L131]=&quot;Hêtre 45&quot;);[.$G131]*[.$E131];0)" office:value-type="float" office:value="0" calcext:value-type="float">
            <text:p>0</text:p>
          </table:table-cell>
          <table:table-cell table:style-name="ce16" table:formula="of:=IF(AND([.H131]&lt;[.T$4];[.L131]=&quot;Hêtre 45&quot;;[.F131]&gt;19);[.J131];0)" office:value-type="float" office:value="0" calcext:value-type="float">
            <text:p>0</text:p>
          </table:table-cell>
          <table:table-cell table:formula="of:=IF(AND([.$H131]&lt;[.T$4];[.$L131]=&quot;Hêtre 45&quot;);[.$G131]*[.$E131];0)" office:value-type="float" office:value="0" calcext:value-type="float">
            <text:p>0</text:p>
          </table:table-cell>
          <table:table-cell table:formula="of:=IF(AND([.H131]&gt;[.X$4];[.L131]=&quot;Hêtre 27&quot;);[.$J131];0)" office:value-type="float" office:value="0.324" calcext:value-type="float">
            <text:p>0,324</text:p>
          </table:table-cell>
          <table:table-cell table:formula="of:=IF(AND([.$H131]&gt;[.X$4];[.$L131]=&quot;Hêtre 27&quot;);[.$G131]*[.$E131];0)" office:value-type="float" office:value="160" calcext:value-type="float">
            <text:p>160</text:p>
          </table:table-cell>
          <table:table-cell table:style-name="ce16" table:formula="of:=IF(AND([.H131]&lt;[.X$4];[.H131]&gt;=[.Z$4];[.L131]=&quot;Hêtre 27&quot;);[.$J131];0)" office:value-type="float" office:value="0" calcext:value-type="float">
            <text:p>0</text:p>
          </table:table-cell>
          <table:table-cell table:formula="of:=IF(AND([.$H131]&gt;=[.Z$4];[.$H131]&lt;[.X$4];[.$L131]=&quot;Hêtre 27&quot;);[.$G131]*[.$E131];0)" office:value-type="float" office:value="0" calcext:value-type="float">
            <text:p>0</text:p>
          </table:table-cell>
          <table:table-cell table:style-name="ce16" table:formula="of:=IF(AND([.H131]&lt;[.Z$4];[.H131]&gt;=[.AB$4];[.L131]=&quot;Hêtre 27&quot;;);[.$J131];0)" office:value-type="float" office:value="0" calcext:value-type="float">
            <text:p>0</text:p>
          </table:table-cell>
          <table:table-cell table:formula="of:=IF(AND([.$H131]&gt;=[.AB$4];[.$H131]&lt;[.Z$4];[.$L131]=&quot;Hêtre 27&quot;);[.$G131]*[.E131];0)" office:value-type="float" office:value="0" calcext:value-type="float">
            <text:p>0</text:p>
          </table:table-cell>
          <table:table-cell table:style-name="ce16" table:formula="of:=IF(AND([.H131]&lt;[.AB$4];[.L131]=&quot;Hêtre 27&quot;);[.$J131];0)" office:value-type="float" office:value="0" calcext:value-type="float">
            <text:p>0</text:p>
          </table:table-cell>
          <table:table-cell table:formula="of:=IF(AND([.$H131]&lt;[.AB$4];[.$L131]=&quot;Hêtre 27&quot;);[.$G131]*[.$E131];0)" office:value-type="float" office:value="0" calcext:value-type="float">
            <text:p>0</text:p>
          </table:table-cell>
          <table:table-cell table:formula="of:=IF(AND([.H131]&gt;[.AF$4];[.L131]=&quot;Hêtre 20&quot;);[.$J131];0)" office:value-type="float" office:value="0" calcext:value-type="float">
            <text:p>0</text:p>
          </table:table-cell>
          <table:table-cell table:formula="of:=IF(AND([.$H131]&gt;[.AF$4];[.$L131]=&quot;Hêtre 20&quot;);[.$G131]*[.$E131];0)" office:value-type="float" office:value="0" calcext:value-type="float">
            <text:p>0</text:p>
          </table:table-cell>
          <table:table-cell table:style-name="ce16" table:formula="of:=IF(AND([.H131]&lt;[.AF$4];[.H131]&gt;=[.AH$4];[.L131]=&quot;Hêtre 20&quot;);[.$J131];0)" office:value-type="float" office:value="0" calcext:value-type="float">
            <text:p>0</text:p>
          </table:table-cell>
          <table:table-cell table:formula="of:=IF(AND([.$H131]&gt;=[.AH$4];[.$H131]&lt;[.AF$4];[.$L131]=&quot;Hêtre 20&quot;);[.$G131]*[.$E131];0)" office:value-type="float" office:value="0" calcext:value-type="float">
            <text:p>0</text:p>
          </table:table-cell>
          <table:table-cell table:style-name="ce16" table:formula="of:=IF(AND([.H131]&lt;[.AH$4];[.H131]&gt;=[.AJ$4];[.L131]=&quot;Hêtre 20&quot;;);[.$J131];0)" office:value-type="float" office:value="0" calcext:value-type="float">
            <text:p>0</text:p>
          </table:table-cell>
          <table:table-cell table:formula="of:=IF(AND([.$H131]&gt;=[.AJ$4];[.$H131]&lt;[.AH$4];[.$L131]=&quot;Hêtre 20&quot;);[.$G131]*[.$E131];0)" office:value-type="float" office:value="0" calcext:value-type="float">
            <text:p>0</text:p>
          </table:table-cell>
          <table:table-cell table:style-name="ce16" table:formula="of:=IF(AND([.H131]&lt;[.AJ$4];[.L131]=&quot;Hêtre 20&quot;);[.$J131];0)" office:value-type="float" office:value="0" calcext:value-type="float">
            <text:p>0</text:p>
          </table:table-cell>
          <table:table-cell table:formula="of:=IF(AND([.$H131]&lt;[.AJ$4];[.$L131]=&quot;Hêtre 20&quot;);[.$G131]*[.$E13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5" calcext:value-type="float">
            <text:p>925</text:p>
          </table:table-cell>
          <table:table-cell table:style-name="ce7" table:formula="of:=[.H130]-2*30-[.H132]" office:value-type="float" office:value="0" calcext:value-type="float">
            <text:p>0</text:p>
          </table:table-cell>
          <table:table-cell table:formula="of:=[.E132]*([.G132]/1000)*([.H132]/1000)" office:value-type="float" office:value="0.074" calcext:value-type="float">
            <text:p>0,074</text:p>
          </table:table-cell>
          <table:table-cell table:formula="of:=[.J132]*[.F132]/1000" office:value-type="float" office:value="0.00148" calcext:value-type="float">
            <text:p>0,00148</text:p>
          </table:table-cell>
          <table:table-cell office:value-type="string" calcext:value-type="string">
            <text:p>Hêtre 27</text:p>
          </table:table-cell>
          <table:table-cell table:style-name="ce19" table:formula="of:=IF(OR(AND([.F132]&lt;35;[.F132]&gt;22;[.L132]=&quot;Hêtre 45&quot;);AND([.F132]&lt;=22;[.F132]&gt;14;[.L132]=&quot;Hêtre 27&quot;);AND([.F132]&lt;=14;[.L132]=&quot;Hêtre 20&quot;));TRUE())" office:value-type="boolean" office:boolean-value="true" calcext:value-type="boolean">
            <text:p>VRAI</text:p>
          </table:table-cell>
          <table:table-cell table:formula="of:=IF(AND([.H132]&gt;[.P$4];[.L132]=&quot;Hêtre 45&quot;);[.J132];0)" office:value-type="float" office:value="0" calcext:value-type="float">
            <text:p>0</text:p>
          </table:table-cell>
          <table:table-cell table:formula="of:=IF(AND([.$H132]&gt;[.P$4];[.$L132]=&quot;Hêtre 45&quot;);[.$G132]*[.E132];0)" office:value-type="float" office:value="0" calcext:value-type="float">
            <text:p>0</text:p>
          </table:table-cell>
          <table:table-cell table:style-name="ce16" table:formula="of:=IF(AND([.H132]&lt;[.P$4];[.H132]&gt;=[.R$4];[.L132]=&quot;Hêtre 45&quot;;[.F132]&gt;19);[.J132];0)" office:value-type="float" office:value="0" calcext:value-type="float">
            <text:p>0</text:p>
          </table:table-cell>
          <table:table-cell table:formula="of:=IF(AND([.$H132]&gt;=[.R$4];[.$H132]&lt;[.P$4];[.$L132]=&quot;Hêtre 45&quot;);[.$G132]*[.$E132];0)" office:value-type="float" office:value="0" calcext:value-type="float">
            <text:p>0</text:p>
          </table:table-cell>
          <table:table-cell table:style-name="ce16" table:formula="of:=IF(AND([.H132]&lt;[.R$4];[.H132]&gt;=[.T$4];[.L132]=&quot;Hêtre 45&quot;;[.F132]&gt;19);[.J132];0)" office:value-type="float" office:value="0" calcext:value-type="float">
            <text:p>0</text:p>
          </table:table-cell>
          <table:table-cell table:formula="of:=IF(AND([.$H132]&gt;=[.T$4];[.$H132]&lt;[.R$4];[.$L132]=&quot;Hêtre 45&quot;);[.$G132]*[.$E132];0)" office:value-type="float" office:value="0" calcext:value-type="float">
            <text:p>0</text:p>
          </table:table-cell>
          <table:table-cell table:style-name="ce16" table:formula="of:=IF(AND([.H132]&lt;[.T$4];[.L132]=&quot;Hêtre 45&quot;;[.F132]&gt;19);[.J132];0)" office:value-type="float" office:value="0" calcext:value-type="float">
            <text:p>0</text:p>
          </table:table-cell>
          <table:table-cell table:formula="of:=IF(AND([.$H132]&lt;[.T$4];[.$L132]=&quot;Hêtre 45&quot;);[.$G132]*[.$E132];0)" office:value-type="float" office:value="0" calcext:value-type="float">
            <text:p>0</text:p>
          </table:table-cell>
          <table:table-cell table:formula="of:=IF(AND([.H132]&gt;[.X$4];[.L132]=&quot;Hêtre 27&quot;);[.$J132];0)" office:value-type="float" office:value="0" calcext:value-type="float">
            <text:p>0</text:p>
          </table:table-cell>
          <table:table-cell table:formula="of:=IF(AND([.$H132]&gt;[.X$4];[.$L132]=&quot;Hêtre 27&quot;);[.$G132]*[.$E132];0)" office:value-type="float" office:value="0" calcext:value-type="float">
            <text:p>0</text:p>
          </table:table-cell>
          <table:table-cell table:style-name="ce16" table:formula="of:=IF(AND([.H132]&lt;[.X$4];[.H132]&gt;=[.Z$4];[.L132]=&quot;Hêtre 27&quot;);[.$J132];0)" office:value-type="float" office:value="0" calcext:value-type="float">
            <text:p>0</text:p>
          </table:table-cell>
          <table:table-cell table:formula="of:=IF(AND([.$H132]&gt;=[.Z$4];[.$H132]&lt;[.X$4];[.$L132]=&quot;Hêtre 27&quot;);[.$G132]*[.$E132];0)" office:value-type="float" office:value="0" calcext:value-type="float">
            <text:p>0</text:p>
          </table:table-cell>
          <table:table-cell table:style-name="ce16" table:formula="of:=IF(AND([.H132]&lt;[.Z$4];[.H132]&gt;=[.AB$4];[.L132]=&quot;Hêtre 27&quot;;);[.$J132];0)" office:value-type="float" office:value="0" calcext:value-type="float">
            <text:p>0</text:p>
          </table:table-cell>
          <table:table-cell table:formula="of:=IF(AND([.$H132]&gt;=[.AB$4];[.$H132]&lt;[.Z$4];[.$L132]=&quot;Hêtre 27&quot;);[.$G132]*[.E132];0)" office:value-type="float" office:value="0" calcext:value-type="float">
            <text:p>0</text:p>
          </table:table-cell>
          <table:table-cell table:style-name="ce16" table:formula="of:=IF(AND([.H132]&lt;[.AB$4];[.L132]=&quot;Hêtre 27&quot;);[.$J132];0)" office:value-type="float" office:value="0.074" calcext:value-type="float">
            <text:p>0,074</text:p>
          </table:table-cell>
          <table:table-cell table:formula="of:=IF(AND([.$H132]&lt;[.AB$4];[.$L132]=&quot;Hêtre 27&quot;);[.$G132]*[.$E132];0)" office:value-type="float" office:value="80" calcext:value-type="float">
            <text:p>80</text:p>
          </table:table-cell>
          <table:table-cell table:formula="of:=IF(AND([.H132]&gt;[.AF$4];[.L132]=&quot;Hêtre 20&quot;);[.$J132];0)" office:value-type="float" office:value="0" calcext:value-type="float">
            <text:p>0</text:p>
          </table:table-cell>
          <table:table-cell table:formula="of:=IF(AND([.$H132]&gt;[.AF$4];[.$L132]=&quot;Hêtre 20&quot;);[.$G132]*[.$E132];0)" office:value-type="float" office:value="0" calcext:value-type="float">
            <text:p>0</text:p>
          </table:table-cell>
          <table:table-cell table:style-name="ce16" table:formula="of:=IF(AND([.H132]&lt;[.AF$4];[.H132]&gt;=[.AH$4];[.L132]=&quot;Hêtre 20&quot;);[.$J132];0)" office:value-type="float" office:value="0" calcext:value-type="float">
            <text:p>0</text:p>
          </table:table-cell>
          <table:table-cell table:formula="of:=IF(AND([.$H132]&gt;=[.AH$4];[.$H132]&lt;[.AF$4];[.$L132]=&quot;Hêtre 20&quot;);[.$G132]*[.$E132];0)" office:value-type="float" office:value="0" calcext:value-type="float">
            <text:p>0</text:p>
          </table:table-cell>
          <table:table-cell table:style-name="ce16" table:formula="of:=IF(AND([.H132]&lt;[.AH$4];[.H132]&gt;=[.AJ$4];[.L132]=&quot;Hêtre 20&quot;;);[.$J132];0)" office:value-type="float" office:value="0" calcext:value-type="float">
            <text:p>0</text:p>
          </table:table-cell>
          <table:table-cell table:formula="of:=IF(AND([.$H132]&gt;=[.AJ$4];[.$H132]&lt;[.AH$4];[.$L132]=&quot;Hêtre 20&quot;);[.$G132]*[.$E132];0)" office:value-type="float" office:value="0" calcext:value-type="float">
            <text:p>0</text:p>
          </table:table-cell>
          <table:table-cell table:style-name="ce16" table:formula="of:=IF(AND([.H132]&lt;[.AJ$4];[.L132]=&quot;Hêtre 20&quot;);[.$J132];0)" office:value-type="float" office:value="0" calcext:value-type="float">
            <text:p>0</text:p>
          </table:table-cell>
          <table:table-cell table:formula="of:=IF(AND([.$H132]&lt;[.AJ$4];[.$L132]=&quot;Hêtre 20&quot;);[.$G132]*[.$E13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5" calcext:value-type="float">
            <text:p>2045</text:p>
          </table:table-cell>
          <table:table-cell table:style-name="ce7" table:formula="of:=[.H129]-30-[.H133]" office:value-type="float" office:value="0" calcext:value-type="float">
            <text:p>0</text:p>
          </table:table-cell>
          <table:table-cell table:formula="of:=[.E133]*([.G133]/1000)*([.H133]/1000)" office:value-type="float" office:value="0.26585" calcext:value-type="float">
            <text:p>0,26585</text:p>
          </table:table-cell>
          <table:table-cell table:formula="of:=[.J133]*[.F133]/1000" office:value-type="float" office:value="0.00132925" calcext:value-type="float">
            <text:p>0,00132925</text:p>
          </table:table-cell>
          <table:table-cell office:value-type="string" calcext:value-type="string">
            <text:p>Hêtre 20</text:p>
          </table:table-cell>
          <table:table-cell table:style-name="ce19" table:formula="of:=IF(OR(AND([.F133]&lt;35;[.F133]&gt;22;[.L133]=&quot;Hêtre 45&quot;);AND([.F133]&lt;=22;[.F133]&gt;14;[.L133]=&quot;Hêtre 27&quot;);AND([.F133]&lt;=14;[.L133]=&quot;Hêtre 20&quot;));TRUE())" office:value-type="boolean" office:boolean-value="true" calcext:value-type="boolean">
            <text:p>VRAI</text:p>
          </table:table-cell>
          <table:table-cell table:formula="of:=IF(AND([.H133]&gt;[.P$4];[.L133]=&quot;Hêtre 45&quot;);[.J133];0)" office:value-type="float" office:value="0" calcext:value-type="float">
            <text:p>0</text:p>
          </table:table-cell>
          <table:table-cell table:formula="of:=IF(AND([.$H133]&gt;[.P$4];[.$L133]=&quot;Hêtre 45&quot;);[.$G133]*[.E133];0)" office:value-type="float" office:value="0" calcext:value-type="float">
            <text:p>0</text:p>
          </table:table-cell>
          <table:table-cell table:style-name="ce16" table:formula="of:=IF(AND([.H133]&lt;[.P$4];[.H133]&gt;=[.R$4];[.L133]=&quot;Hêtre 45&quot;;[.F133]&gt;19);[.J133];0)" office:value-type="float" office:value="0" calcext:value-type="float">
            <text:p>0</text:p>
          </table:table-cell>
          <table:table-cell table:formula="of:=IF(AND([.$H133]&gt;=[.R$4];[.$H133]&lt;[.P$4];[.$L133]=&quot;Hêtre 45&quot;);[.$G133]*[.$E133];0)" office:value-type="float" office:value="0" calcext:value-type="float">
            <text:p>0</text:p>
          </table:table-cell>
          <table:table-cell table:style-name="ce16" table:formula="of:=IF(AND([.H133]&lt;[.R$4];[.H133]&gt;=[.T$4];[.L133]=&quot;Hêtre 45&quot;;[.F133]&gt;19);[.J133];0)" office:value-type="float" office:value="0" calcext:value-type="float">
            <text:p>0</text:p>
          </table:table-cell>
          <table:table-cell table:formula="of:=IF(AND([.$H133]&gt;=[.T$4];[.$H133]&lt;[.R$4];[.$L133]=&quot;Hêtre 45&quot;);[.$G133]*[.$E133];0)" office:value-type="float" office:value="0" calcext:value-type="float">
            <text:p>0</text:p>
          </table:table-cell>
          <table:table-cell table:style-name="ce16" table:formula="of:=IF(AND([.H133]&lt;[.T$4];[.L133]=&quot;Hêtre 45&quot;;[.F133]&gt;19);[.J133];0)" office:value-type="float" office:value="0" calcext:value-type="float">
            <text:p>0</text:p>
          </table:table-cell>
          <table:table-cell table:formula="of:=IF(AND([.$H133]&lt;[.T$4];[.$L133]=&quot;Hêtre 45&quot;);[.$G133]*[.$E133];0)" office:value-type="float" office:value="0" calcext:value-type="float">
            <text:p>0</text:p>
          </table:table-cell>
          <table:table-cell table:formula="of:=IF(AND([.H133]&gt;[.X$4];[.L133]=&quot;Hêtre 27&quot;);[.$J133];0)" office:value-type="float" office:value="0" calcext:value-type="float">
            <text:p>0</text:p>
          </table:table-cell>
          <table:table-cell table:formula="of:=IF(AND([.$H133]&gt;[.X$4];[.$L133]=&quot;Hêtre 27&quot;);[.$G133]*[.$E133];0)" office:value-type="float" office:value="0" calcext:value-type="float">
            <text:p>0</text:p>
          </table:table-cell>
          <table:table-cell table:style-name="ce16" table:formula="of:=IF(AND([.H133]&lt;[.X$4];[.H133]&gt;=[.Z$4];[.L133]=&quot;Hêtre 27&quot;);[.$J133];0)" office:value-type="float" office:value="0" calcext:value-type="float">
            <text:p>0</text:p>
          </table:table-cell>
          <table:table-cell table:formula="of:=IF(AND([.$H133]&gt;=[.Z$4];[.$H133]&lt;[.X$4];[.$L133]=&quot;Hêtre 27&quot;);[.$G133]*[.$E133];0)" office:value-type="float" office:value="0" calcext:value-type="float">
            <text:p>0</text:p>
          </table:table-cell>
          <table:table-cell table:style-name="ce16" table:formula="of:=IF(AND([.H133]&lt;[.Z$4];[.H133]&gt;=[.AB$4];[.L133]=&quot;Hêtre 27&quot;;);[.$J133];0)" office:value-type="float" office:value="0" calcext:value-type="float">
            <text:p>0</text:p>
          </table:table-cell>
          <table:table-cell table:formula="of:=IF(AND([.$H133]&gt;=[.AB$4];[.$H133]&lt;[.Z$4];[.$L133]=&quot;Hêtre 27&quot;);[.$G133]*[.E133];0)" office:value-type="float" office:value="0" calcext:value-type="float">
            <text:p>0</text:p>
          </table:table-cell>
          <table:table-cell table:style-name="ce16" table:formula="of:=IF(AND([.H133]&lt;[.AB$4];[.L133]=&quot;Hêtre 27&quot;);[.$J133];0)" office:value-type="float" office:value="0" calcext:value-type="float">
            <text:p>0</text:p>
          </table:table-cell>
          <table:table-cell table:formula="of:=IF(AND([.$H133]&lt;[.AB$4];[.$L133]=&quot;Hêtre 27&quot;);[.$G133]*[.$E133];0)" office:value-type="float" office:value="0" calcext:value-type="float">
            <text:p>0</text:p>
          </table:table-cell>
          <table:table-cell table:formula="of:=IF(AND([.H133]&gt;[.AF$4];[.L133]=&quot;Hêtre 20&quot;);[.$J133];0)" office:value-type="float" office:value="0.26585" calcext:value-type="float">
            <text:p>0,26585</text:p>
          </table:table-cell>
          <table:table-cell table:formula="of:=IF(AND([.$H133]&gt;[.AF$4];[.$L133]=&quot;Hêtre 20&quot;);[.$G133]*[.$E133];0)" office:value-type="float" office:value="130" calcext:value-type="float">
            <text:p>130</text:p>
          </table:table-cell>
          <table:table-cell table:style-name="ce16" table:formula="of:=IF(AND([.H133]&lt;[.AF$4];[.H133]&gt;=[.AH$4];[.L133]=&quot;Hêtre 20&quot;);[.$J133];0)" office:value-type="float" office:value="0" calcext:value-type="float">
            <text:p>0</text:p>
          </table:table-cell>
          <table:table-cell table:formula="of:=IF(AND([.$H133]&gt;=[.AH$4];[.$H133]&lt;[.AF$4];[.$L133]=&quot;Hêtre 20&quot;);[.$G133]*[.$E133];0)" office:value-type="float" office:value="0" calcext:value-type="float">
            <text:p>0</text:p>
          </table:table-cell>
          <table:table-cell table:style-name="ce16" table:formula="of:=IF(AND([.H133]&lt;[.AH$4];[.H133]&gt;=[.AJ$4];[.L133]=&quot;Hêtre 20&quot;;);[.$J133];0)" office:value-type="float" office:value="0" calcext:value-type="float">
            <text:p>0</text:p>
          </table:table-cell>
          <table:table-cell table:formula="of:=IF(AND([.$H133]&gt;=[.AJ$4];[.$H133]&lt;[.AH$4];[.$L133]=&quot;Hêtre 20&quot;);[.$G133]*[.$E133];0)" office:value-type="float" office:value="0" calcext:value-type="float">
            <text:p>0</text:p>
          </table:table-cell>
          <table:table-cell table:style-name="ce16" table:formula="of:=IF(AND([.H133]&lt;[.AJ$4];[.L133]=&quot;Hêtre 20&quot;);[.$J133];0)" office:value-type="float" office:value="0" calcext:value-type="float">
            <text:p>0</text:p>
          </table:table-cell>
          <table:table-cell table:formula="of:=IF(AND([.$H133]&lt;[.AJ$4];[.$L133]=&quot;Hêtre 20&quot;);[.$G133]*[.$E13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55" calcext:value-type="float">
            <text:p>1055</text:p>
          </table:table-cell>
          <table:table-cell table:style-name="ce7" table:formula="of:=[.H130]+70-[.H134]" office:value-type="float" office:value="0" calcext:value-type="float">
            <text:p>0</text:p>
          </table:table-cell>
          <table:table-cell table:formula="of:=[.E134]*([.G134]/1000)*([.H134]/1000)" office:value-type="float" office:value="0.068575" calcext:value-type="float">
            <text:p>0,068575</text:p>
          </table:table-cell>
          <table:table-cell table:formula="of:=[.J134]*[.F134]/1000" office:value-type="float" office:value="0.000342875" calcext:value-type="float">
            <text:p>0,000342875</text:p>
          </table:table-cell>
          <table:table-cell office:value-type="string" calcext:value-type="string">
            <text:p>Hêtre 20</text:p>
          </table:table-cell>
          <table:table-cell table:style-name="ce19" table:formula="of:=IF(OR(AND([.F134]&lt;35;[.F134]&gt;22;[.L134]=&quot;Hêtre 45&quot;);AND([.F134]&lt;=22;[.F134]&gt;14;[.L134]=&quot;Hêtre 27&quot;);AND([.F134]&lt;=14;[.L134]=&quot;Hêtre 20&quot;));TRUE())" office:value-type="boolean" office:boolean-value="true" calcext:value-type="boolean">
            <text:p>VRAI</text:p>
          </table:table-cell>
          <table:table-cell table:formula="of:=IF(AND([.H134]&gt;[.P$4];[.L134]=&quot;Hêtre 45&quot;);[.J134];0)" office:value-type="float" office:value="0" calcext:value-type="float">
            <text:p>0</text:p>
          </table:table-cell>
          <table:table-cell table:formula="of:=IF(AND([.$H134]&gt;[.P$4];[.$L134]=&quot;Hêtre 45&quot;);[.$G134]*[.E134];0)" office:value-type="float" office:value="0" calcext:value-type="float">
            <text:p>0</text:p>
          </table:table-cell>
          <table:table-cell table:style-name="ce16" table:formula="of:=IF(AND([.H134]&lt;[.P$4];[.H134]&gt;=[.R$4];[.L134]=&quot;Hêtre 45&quot;;[.F134]&gt;19);[.J134];0)" office:value-type="float" office:value="0" calcext:value-type="float">
            <text:p>0</text:p>
          </table:table-cell>
          <table:table-cell table:formula="of:=IF(AND([.$H134]&gt;=[.R$4];[.$H134]&lt;[.P$4];[.$L134]=&quot;Hêtre 45&quot;);[.$G134]*[.$E134];0)" office:value-type="float" office:value="0" calcext:value-type="float">
            <text:p>0</text:p>
          </table:table-cell>
          <table:table-cell table:style-name="ce16" table:formula="of:=IF(AND([.H134]&lt;[.R$4];[.H134]&gt;=[.T$4];[.L134]=&quot;Hêtre 45&quot;;[.F134]&gt;19);[.J134];0)" office:value-type="float" office:value="0" calcext:value-type="float">
            <text:p>0</text:p>
          </table:table-cell>
          <table:table-cell table:formula="of:=IF(AND([.$H134]&gt;=[.T$4];[.$H134]&lt;[.R$4];[.$L134]=&quot;Hêtre 45&quot;);[.$G134]*[.$E134];0)" office:value-type="float" office:value="0" calcext:value-type="float">
            <text:p>0</text:p>
          </table:table-cell>
          <table:table-cell table:style-name="ce16" table:formula="of:=IF(AND([.H134]&lt;[.T$4];[.L134]=&quot;Hêtre 45&quot;;[.F134]&gt;19);[.J134];0)" office:value-type="float" office:value="0" calcext:value-type="float">
            <text:p>0</text:p>
          </table:table-cell>
          <table:table-cell table:formula="of:=IF(AND([.$H134]&lt;[.T$4];[.$L134]=&quot;Hêtre 45&quot;);[.$G134]*[.$E134];0)" office:value-type="float" office:value="0" calcext:value-type="float">
            <text:p>0</text:p>
          </table:table-cell>
          <table:table-cell table:formula="of:=IF(AND([.H134]&gt;[.X$4];[.L134]=&quot;Hêtre 27&quot;);[.$J134];0)" office:value-type="float" office:value="0" calcext:value-type="float">
            <text:p>0</text:p>
          </table:table-cell>
          <table:table-cell table:formula="of:=IF(AND([.$H134]&gt;[.X$4];[.$L134]=&quot;Hêtre 27&quot;);[.$G134]*[.$E134];0)" office:value-type="float" office:value="0" calcext:value-type="float">
            <text:p>0</text:p>
          </table:table-cell>
          <table:table-cell table:style-name="ce16" table:formula="of:=IF(AND([.H134]&lt;[.X$4];[.H134]&gt;=[.Z$4];[.L134]=&quot;Hêtre 27&quot;);[.$J134];0)" office:value-type="float" office:value="0" calcext:value-type="float">
            <text:p>0</text:p>
          </table:table-cell>
          <table:table-cell table:formula="of:=IF(AND([.$H134]&gt;=[.Z$4];[.$H134]&lt;[.X$4];[.$L134]=&quot;Hêtre 27&quot;);[.$G134]*[.$E134];0)" office:value-type="float" office:value="0" calcext:value-type="float">
            <text:p>0</text:p>
          </table:table-cell>
          <table:table-cell table:style-name="ce16" table:formula="of:=IF(AND([.H134]&lt;[.Z$4];[.H134]&gt;=[.AB$4];[.L134]=&quot;Hêtre 27&quot;;);[.$J134];0)" office:value-type="float" office:value="0" calcext:value-type="float">
            <text:p>0</text:p>
          </table:table-cell>
          <table:table-cell table:formula="of:=IF(AND([.$H134]&gt;=[.AB$4];[.$H134]&lt;[.Z$4];[.$L134]=&quot;Hêtre 27&quot;);[.$G134]*[.E134];0)" office:value-type="float" office:value="0" calcext:value-type="float">
            <text:p>0</text:p>
          </table:table-cell>
          <table:table-cell table:style-name="ce16" table:formula="of:=IF(AND([.H134]&lt;[.AB$4];[.L134]=&quot;Hêtre 27&quot;);[.$J134];0)" office:value-type="float" office:value="0" calcext:value-type="float">
            <text:p>0</text:p>
          </table:table-cell>
          <table:table-cell table:formula="of:=IF(AND([.$H134]&lt;[.AB$4];[.$L134]=&quot;Hêtre 27&quot;);[.$G134]*[.$E134];0)" office:value-type="float" office:value="0" calcext:value-type="float">
            <text:p>0</text:p>
          </table:table-cell>
          <table:table-cell table:formula="of:=IF(AND([.H134]&gt;[.AF$4];[.L134]=&quot;Hêtre 20&quot;);[.$J134];0)" office:value-type="float" office:value="0" calcext:value-type="float">
            <text:p>0</text:p>
          </table:table-cell>
          <table:table-cell table:formula="of:=IF(AND([.$H134]&gt;[.AF$4];[.$L134]=&quot;Hêtre 20&quot;);[.$G134]*[.$E134];0)" office:value-type="float" office:value="0" calcext:value-type="float">
            <text:p>0</text:p>
          </table:table-cell>
          <table:table-cell table:style-name="ce16" table:formula="of:=IF(AND([.H134]&lt;[.AF$4];[.H134]&gt;=[.AH$4];[.L134]=&quot;Hêtre 20&quot;);[.$J134];0)" office:value-type="float" office:value="0" calcext:value-type="float">
            <text:p>0</text:p>
          </table:table-cell>
          <table:table-cell table:formula="of:=IF(AND([.$H134]&gt;=[.AH$4];[.$H134]&lt;[.AF$4];[.$L134]=&quot;Hêtre 20&quot;);[.$G134]*[.$E134];0)" office:value-type="float" office:value="0" calcext:value-type="float">
            <text:p>0</text:p>
          </table:table-cell>
          <table:table-cell table:style-name="ce16" table:formula="of:=IF(AND([.H134]&lt;[.AH$4];[.H134]&gt;=[.AJ$4];[.L134]=&quot;Hêtre 20&quot;;);[.$J134];0)" office:value-type="float" office:value="0" calcext:value-type="float">
            <text:p>0</text:p>
          </table:table-cell>
          <table:table-cell table:formula="of:=IF(AND([.$H134]&gt;=[.AJ$4];[.$H134]&lt;[.AH$4];[.$L134]=&quot;Hêtre 20&quot;);[.$G134]*[.$E134];0)" office:value-type="float" office:value="65" calcext:value-type="float">
            <text:p>65</text:p>
          </table:table-cell>
          <table:table-cell table:style-name="ce16" table:formula="of:=IF(AND([.H134]&lt;[.AJ$4];[.L134]=&quot;Hêtre 20&quot;);[.$J134];0)" office:value-type="float" office:value="0" calcext:value-type="float">
            <text:p>0</text:p>
          </table:table-cell>
          <table:table-cell table:formula="of:=IF(AND([.$H134]&lt;[.AJ$4];[.$L134]=&quot;Hêtre 20&quot;);[.$G134]*[.$E13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5" calcext:value-type="float">
            <text:p>2025</text:p>
          </table:table-cell>
          <table:table-cell table:style-name="ce7" table:formula="of:=[.H129]-50-[.H135]" office:value-type="float" office:value="0" calcext:value-type="float">
            <text:p>0</text:p>
          </table:table-cell>
          <table:table-cell table:formula="of:=[.E135]*([.G135]/1000)*([.H135]/1000)" office:value-type="float" office:value="0.34425" calcext:value-type="float">
            <text:p>0,34425</text:p>
          </table:table-cell>
          <table:table-cell table:formula="of:=[.J135]*[.F135]/1000" office:value-type="float" office:value="0.00172125" calcext:value-type="float">
            <text:p>0,00172125</text:p>
          </table:table-cell>
          <table:table-cell office:value-type="string" calcext:value-type="string">
            <text:p>Hêtre 20</text:p>
          </table:table-cell>
          <table:table-cell table:style-name="ce19" table:formula="of:=IF(OR(AND([.F135]&lt;35;[.F135]&gt;22;[.L135]=&quot;Hêtre 45&quot;);AND([.F135]&lt;=22;[.F135]&gt;14;[.L135]=&quot;Hêtre 27&quot;);AND([.F135]&lt;=14;[.L135]=&quot;Hêtre 20&quot;));TRUE())" office:value-type="boolean" office:boolean-value="true" calcext:value-type="boolean">
            <text:p>VRAI</text:p>
          </table:table-cell>
          <table:table-cell table:formula="of:=IF(AND([.H135]&gt;[.P$4];[.L135]=&quot;Hêtre 45&quot;);[.J135];0)" office:value-type="float" office:value="0" calcext:value-type="float">
            <text:p>0</text:p>
          </table:table-cell>
          <table:table-cell table:formula="of:=IF(AND([.$H135]&gt;[.P$4];[.$L135]=&quot;Hêtre 45&quot;);[.$G135]*[.E135];0)" office:value-type="float" office:value="0" calcext:value-type="float">
            <text:p>0</text:p>
          </table:table-cell>
          <table:table-cell table:style-name="ce16" table:formula="of:=IF(AND([.H135]&lt;[.P$4];[.H135]&gt;=[.R$4];[.L135]=&quot;Hêtre 45&quot;;[.F135]&gt;19);[.J135];0)" office:value-type="float" office:value="0" calcext:value-type="float">
            <text:p>0</text:p>
          </table:table-cell>
          <table:table-cell table:formula="of:=IF(AND([.$H135]&gt;=[.R$4];[.$H135]&lt;[.P$4];[.$L135]=&quot;Hêtre 45&quot;);[.$G135]*[.$E135];0)" office:value-type="float" office:value="0" calcext:value-type="float">
            <text:p>0</text:p>
          </table:table-cell>
          <table:table-cell table:style-name="ce16" table:formula="of:=IF(AND([.H135]&lt;[.R$4];[.H135]&gt;=[.T$4];[.L135]=&quot;Hêtre 45&quot;;[.F135]&gt;19);[.J135];0)" office:value-type="float" office:value="0" calcext:value-type="float">
            <text:p>0</text:p>
          </table:table-cell>
          <table:table-cell table:formula="of:=IF(AND([.$H135]&gt;=[.T$4];[.$H135]&lt;[.R$4];[.$L135]=&quot;Hêtre 45&quot;);[.$G135]*[.$E135];0)" office:value-type="float" office:value="0" calcext:value-type="float">
            <text:p>0</text:p>
          </table:table-cell>
          <table:table-cell table:style-name="ce16" table:formula="of:=IF(AND([.H135]&lt;[.T$4];[.L135]=&quot;Hêtre 45&quot;;[.F135]&gt;19);[.J135];0)" office:value-type="float" office:value="0" calcext:value-type="float">
            <text:p>0</text:p>
          </table:table-cell>
          <table:table-cell table:formula="of:=IF(AND([.$H135]&lt;[.T$4];[.$L135]=&quot;Hêtre 45&quot;);[.$G135]*[.$E135];0)" office:value-type="float" office:value="0" calcext:value-type="float">
            <text:p>0</text:p>
          </table:table-cell>
          <table:table-cell table:formula="of:=IF(AND([.H135]&gt;[.X$4];[.L135]=&quot;Hêtre 27&quot;);[.$J135];0)" office:value-type="float" office:value="0" calcext:value-type="float">
            <text:p>0</text:p>
          </table:table-cell>
          <table:table-cell table:formula="of:=IF(AND([.$H135]&gt;[.X$4];[.$L135]=&quot;Hêtre 27&quot;);[.$G135]*[.$E135];0)" office:value-type="float" office:value="0" calcext:value-type="float">
            <text:p>0</text:p>
          </table:table-cell>
          <table:table-cell table:style-name="ce16" table:formula="of:=IF(AND([.H135]&lt;[.X$4];[.H135]&gt;=[.Z$4];[.L135]=&quot;Hêtre 27&quot;);[.$J135];0)" office:value-type="float" office:value="0" calcext:value-type="float">
            <text:p>0</text:p>
          </table:table-cell>
          <table:table-cell table:formula="of:=IF(AND([.$H135]&gt;=[.Z$4];[.$H135]&lt;[.X$4];[.$L135]=&quot;Hêtre 27&quot;);[.$G135]*[.$E135];0)" office:value-type="float" office:value="0" calcext:value-type="float">
            <text:p>0</text:p>
          </table:table-cell>
          <table:table-cell table:style-name="ce16" table:formula="of:=IF(AND([.H135]&lt;[.Z$4];[.H135]&gt;=[.AB$4];[.L135]=&quot;Hêtre 27&quot;;);[.$J135];0)" office:value-type="float" office:value="0" calcext:value-type="float">
            <text:p>0</text:p>
          </table:table-cell>
          <table:table-cell table:formula="of:=IF(AND([.$H135]&gt;=[.AB$4];[.$H135]&lt;[.Z$4];[.$L135]=&quot;Hêtre 27&quot;);[.$G135]*[.E135];0)" office:value-type="float" office:value="0" calcext:value-type="float">
            <text:p>0</text:p>
          </table:table-cell>
          <table:table-cell table:style-name="ce16" table:formula="of:=IF(AND([.H135]&lt;[.AB$4];[.L135]=&quot;Hêtre 27&quot;);[.$J135];0)" office:value-type="float" office:value="0" calcext:value-type="float">
            <text:p>0</text:p>
          </table:table-cell>
          <table:table-cell table:formula="of:=IF(AND([.$H135]&lt;[.AB$4];[.$L135]=&quot;Hêtre 27&quot;);[.$G135]*[.$E135];0)" office:value-type="float" office:value="0" calcext:value-type="float">
            <text:p>0</text:p>
          </table:table-cell>
          <table:table-cell table:formula="of:=IF(AND([.H135]&gt;[.AF$4];[.L135]=&quot;Hêtre 20&quot;);[.$J135];0)" office:value-type="float" office:value="0.34425" calcext:value-type="float">
            <text:p>0,34425</text:p>
          </table:table-cell>
          <table:table-cell table:formula="of:=IF(AND([.$H135]&gt;[.AF$4];[.$L135]=&quot;Hêtre 20&quot;);[.$G135]*[.$E135];0)" office:value-type="float" office:value="170" calcext:value-type="float">
            <text:p>170</text:p>
          </table:table-cell>
          <table:table-cell table:style-name="ce16" table:formula="of:=IF(AND([.H135]&lt;[.AF$4];[.H135]&gt;=[.AH$4];[.L135]=&quot;Hêtre 20&quot;);[.$J135];0)" office:value-type="float" office:value="0" calcext:value-type="float">
            <text:p>0</text:p>
          </table:table-cell>
          <table:table-cell table:formula="of:=IF(AND([.$H135]&gt;=[.AH$4];[.$H135]&lt;[.AF$4];[.$L135]=&quot;Hêtre 20&quot;);[.$G135]*[.$E135];0)" office:value-type="float" office:value="0" calcext:value-type="float">
            <text:p>0</text:p>
          </table:table-cell>
          <table:table-cell table:style-name="ce16" table:formula="of:=IF(AND([.H135]&lt;[.AH$4];[.H135]&gt;=[.AJ$4];[.L135]=&quot;Hêtre 20&quot;;);[.$J135];0)" office:value-type="float" office:value="0" calcext:value-type="float">
            <text:p>0</text:p>
          </table:table-cell>
          <table:table-cell table:formula="of:=IF(AND([.$H135]&gt;=[.AJ$4];[.$H135]&lt;[.AH$4];[.$L135]=&quot;Hêtre 20&quot;);[.$G135]*[.$E135];0)" office:value-type="float" office:value="0" calcext:value-type="float">
            <text:p>0</text:p>
          </table:table-cell>
          <table:table-cell table:style-name="ce16" table:formula="of:=IF(AND([.H135]&lt;[.AJ$4];[.L135]=&quot;Hêtre 20&quot;);[.$J135];0)" office:value-type="float" office:value="0" calcext:value-type="float">
            <text:p>0</text:p>
          </table:table-cell>
          <table:table-cell table:formula="of:=IF(AND([.$H135]&lt;[.AJ$4];[.$L135]=&quot;Hêtre 20&quot;);[.$G135]*[.$E13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55" calcext:value-type="float">
            <text:p>1055</text:p>
          </table:table-cell>
          <table:table-cell table:style-name="ce7" table:formula="of:=[.H130]+70-[.H136]" office:value-type="float" office:value="0" calcext:value-type="float">
            <text:p>0</text:p>
          </table:table-cell>
          <table:table-cell table:formula="of:=[.E136]*([.G136]/1000)*([.H136]/1000)" office:value-type="float" office:value="0.089675" calcext:value-type="float">
            <text:p>0,089675</text:p>
          </table:table-cell>
          <table:table-cell table:formula="of:=[.J136]*[.F136]/1000" office:value-type="float" office:value="0.000448375" calcext:value-type="float">
            <text:p>0,000448375</text:p>
          </table:table-cell>
          <table:table-cell office:value-type="string" calcext:value-type="string">
            <text:p>Hêtre 20</text:p>
          </table:table-cell>
          <table:table-cell table:style-name="ce19" table:formula="of:=IF(OR(AND([.F136]&lt;35;[.F136]&gt;22;[.L136]=&quot;Hêtre 45&quot;);AND([.F136]&lt;=22;[.F136]&gt;14;[.L136]=&quot;Hêtre 27&quot;);AND([.F136]&lt;=14;[.L136]=&quot;Hêtre 20&quot;));TRUE())" office:value-type="boolean" office:boolean-value="true" calcext:value-type="boolean">
            <text:p>VRAI</text:p>
          </table:table-cell>
          <table:table-cell table:formula="of:=IF(AND([.H136]&gt;[.P$4];[.L136]=&quot;Hêtre 45&quot;);[.J136];0)" office:value-type="float" office:value="0" calcext:value-type="float">
            <text:p>0</text:p>
          </table:table-cell>
          <table:table-cell table:formula="of:=IF(AND([.$H136]&gt;[.P$4];[.$L136]=&quot;Hêtre 45&quot;);[.$G136]*[.E136];0)" office:value-type="float" office:value="0" calcext:value-type="float">
            <text:p>0</text:p>
          </table:table-cell>
          <table:table-cell table:style-name="ce16" table:formula="of:=IF(AND([.H136]&lt;[.P$4];[.H136]&gt;=[.R$4];[.L136]=&quot;Hêtre 45&quot;;[.F136]&gt;19);[.J136];0)" office:value-type="float" office:value="0" calcext:value-type="float">
            <text:p>0</text:p>
          </table:table-cell>
          <table:table-cell table:formula="of:=IF(AND([.$H136]&gt;=[.R$4];[.$H136]&lt;[.P$4];[.$L136]=&quot;Hêtre 45&quot;);[.$G136]*[.$E136];0)" office:value-type="float" office:value="0" calcext:value-type="float">
            <text:p>0</text:p>
          </table:table-cell>
          <table:table-cell table:style-name="ce16" table:formula="of:=IF(AND([.H136]&lt;[.R$4];[.H136]&gt;=[.T$4];[.L136]=&quot;Hêtre 45&quot;;[.F136]&gt;19);[.J136];0)" office:value-type="float" office:value="0" calcext:value-type="float">
            <text:p>0</text:p>
          </table:table-cell>
          <table:table-cell table:formula="of:=IF(AND([.$H136]&gt;=[.T$4];[.$H136]&lt;[.R$4];[.$L136]=&quot;Hêtre 45&quot;);[.$G136]*[.$E136];0)" office:value-type="float" office:value="0" calcext:value-type="float">
            <text:p>0</text:p>
          </table:table-cell>
          <table:table-cell table:style-name="ce16" table:formula="of:=IF(AND([.H136]&lt;[.T$4];[.L136]=&quot;Hêtre 45&quot;;[.F136]&gt;19);[.J136];0)" office:value-type="float" office:value="0" calcext:value-type="float">
            <text:p>0</text:p>
          </table:table-cell>
          <table:table-cell table:formula="of:=IF(AND([.$H136]&lt;[.T$4];[.$L136]=&quot;Hêtre 45&quot;);[.$G136]*[.$E136];0)" office:value-type="float" office:value="0" calcext:value-type="float">
            <text:p>0</text:p>
          </table:table-cell>
          <table:table-cell table:formula="of:=IF(AND([.H136]&gt;[.X$4];[.L136]=&quot;Hêtre 27&quot;);[.$J136];0)" office:value-type="float" office:value="0" calcext:value-type="float">
            <text:p>0</text:p>
          </table:table-cell>
          <table:table-cell table:formula="of:=IF(AND([.$H136]&gt;[.X$4];[.$L136]=&quot;Hêtre 27&quot;);[.$G136]*[.$E136];0)" office:value-type="float" office:value="0" calcext:value-type="float">
            <text:p>0</text:p>
          </table:table-cell>
          <table:table-cell table:style-name="ce16" table:formula="of:=IF(AND([.H136]&lt;[.X$4];[.H136]&gt;=[.Z$4];[.L136]=&quot;Hêtre 27&quot;);[.$J136];0)" office:value-type="float" office:value="0" calcext:value-type="float">
            <text:p>0</text:p>
          </table:table-cell>
          <table:table-cell table:formula="of:=IF(AND([.$H136]&gt;=[.Z$4];[.$H136]&lt;[.X$4];[.$L136]=&quot;Hêtre 27&quot;);[.$G136]*[.$E136];0)" office:value-type="float" office:value="0" calcext:value-type="float">
            <text:p>0</text:p>
          </table:table-cell>
          <table:table-cell table:style-name="ce16" table:formula="of:=IF(AND([.H136]&lt;[.Z$4];[.H136]&gt;=[.AB$4];[.L136]=&quot;Hêtre 27&quot;;);[.$J136];0)" office:value-type="float" office:value="0" calcext:value-type="float">
            <text:p>0</text:p>
          </table:table-cell>
          <table:table-cell table:formula="of:=IF(AND([.$H136]&gt;=[.AB$4];[.$H136]&lt;[.Z$4];[.$L136]=&quot;Hêtre 27&quot;);[.$G136]*[.E136];0)" office:value-type="float" office:value="0" calcext:value-type="float">
            <text:p>0</text:p>
          </table:table-cell>
          <table:table-cell table:style-name="ce16" table:formula="of:=IF(AND([.H136]&lt;[.AB$4];[.L136]=&quot;Hêtre 27&quot;);[.$J136];0)" office:value-type="float" office:value="0" calcext:value-type="float">
            <text:p>0</text:p>
          </table:table-cell>
          <table:table-cell table:formula="of:=IF(AND([.$H136]&lt;[.AB$4];[.$L136]=&quot;Hêtre 27&quot;);[.$G136]*[.$E136];0)" office:value-type="float" office:value="0" calcext:value-type="float">
            <text:p>0</text:p>
          </table:table-cell>
          <table:table-cell table:formula="of:=IF(AND([.H136]&gt;[.AF$4];[.L136]=&quot;Hêtre 20&quot;);[.$J136];0)" office:value-type="float" office:value="0" calcext:value-type="float">
            <text:p>0</text:p>
          </table:table-cell>
          <table:table-cell table:formula="of:=IF(AND([.$H136]&gt;[.AF$4];[.$L136]=&quot;Hêtre 20&quot;);[.$G136]*[.$E136];0)" office:value-type="float" office:value="0" calcext:value-type="float">
            <text:p>0</text:p>
          </table:table-cell>
          <table:table-cell table:style-name="ce16" table:formula="of:=IF(AND([.H136]&lt;[.AF$4];[.H136]&gt;=[.AH$4];[.L136]=&quot;Hêtre 20&quot;);[.$J136];0)" office:value-type="float" office:value="0" calcext:value-type="float">
            <text:p>0</text:p>
          </table:table-cell>
          <table:table-cell table:formula="of:=IF(AND([.$H136]&gt;=[.AH$4];[.$H136]&lt;[.AF$4];[.$L136]=&quot;Hêtre 20&quot;);[.$G136]*[.$E136];0)" office:value-type="float" office:value="0" calcext:value-type="float">
            <text:p>0</text:p>
          </table:table-cell>
          <table:table-cell table:style-name="ce16" table:formula="of:=IF(AND([.H136]&lt;[.AH$4];[.H136]&gt;=[.AJ$4];[.L136]=&quot;Hêtre 20&quot;;);[.$J136];0)" office:value-type="float" office:value="0" calcext:value-type="float">
            <text:p>0</text:p>
          </table:table-cell>
          <table:table-cell table:formula="of:=IF(AND([.$H136]&gt;=[.AJ$4];[.$H136]&lt;[.AH$4];[.$L136]=&quot;Hêtre 20&quot;);[.$G136]*[.$E136];0)" office:value-type="float" office:value="85" calcext:value-type="float">
            <text:p>85</text:p>
          </table:table-cell>
          <table:table-cell table:style-name="ce16" table:formula="of:=IF(AND([.H136]&lt;[.AJ$4];[.L136]=&quot;Hêtre 20&quot;);[.$J136];0)" office:value-type="float" office:value="0" calcext:value-type="float">
            <text:p>0</text:p>
          </table:table-cell>
          <table:table-cell table:formula="of:=IF(AND([.$H136]&lt;[.AJ$4];[.$L136]=&quot;Hêtre 20&quot;);[.$G136]*[.$E136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137]&lt;35;[.F137]&gt;22;[.L137]=&quot;Hêtre 45&quot;);AND([.F137]&lt;=22;[.F137]&gt;14;[.L137]=&quot;Hêtre 27&quot;);AND([.F137]&lt;=14;[.L137]=&quot;Hêtre 20&quot;));TRUE())" office:value-type="boolean" office:boolean-value="false" calcext:value-type="boolean">
            <text:p>FAUX</text:p>
          </table:table-cell>
          <table:table-cell table:formula="of:=IF(AND([.H137]&gt;[.P$4];[.L137]=&quot;Hêtre 45&quot;);[.J137];0)" office:value-type="float" office:value="0" calcext:value-type="float">
            <text:p>0</text:p>
          </table:table-cell>
          <table:table-cell table:formula="of:=IF(AND([.$H137]&gt;[.P$4];[.$L137]=&quot;Hêtre 45&quot;);[.$G137]*[.E137];0)" office:value-type="float" office:value="0" calcext:value-type="float">
            <text:p>0</text:p>
          </table:table-cell>
          <table:table-cell table:style-name="ce16" table:formula="of:=IF(AND([.H137]&lt;[.P$4];[.H137]&gt;=[.R$4];[.L137]=&quot;Hêtre 45&quot;;[.F137]&gt;19);[.J137];0)" office:value-type="float" office:value="0" calcext:value-type="float">
            <text:p>0</text:p>
          </table:table-cell>
          <table:table-cell table:formula="of:=IF(AND([.$H137]&gt;=[.R$4];[.$H137]&lt;[.P$4];[.$L137]=&quot;Hêtre 45&quot;);[.$G137]*[.$E137];0)" office:value-type="float" office:value="0" calcext:value-type="float">
            <text:p>0</text:p>
          </table:table-cell>
          <table:table-cell table:style-name="ce16" table:formula="of:=IF(AND([.H137]&lt;[.R$4];[.H137]&gt;=[.T$4];[.L137]=&quot;Hêtre 45&quot;;[.F137]&gt;19);[.J137];0)" office:value-type="float" office:value="0" calcext:value-type="float">
            <text:p>0</text:p>
          </table:table-cell>
          <table:table-cell table:formula="of:=IF(AND([.$H137]&gt;=[.T$4];[.$H137]&lt;[.R$4];[.$L137]=&quot;Hêtre 45&quot;);[.$G137]*[.$E137];0)" office:value-type="float" office:value="0" calcext:value-type="float">
            <text:p>0</text:p>
          </table:table-cell>
          <table:table-cell table:style-name="ce16" table:formula="of:=IF(AND([.H137]&lt;[.T$4];[.L137]=&quot;Hêtre 45&quot;;[.F137]&gt;19);[.J137];0)" office:value-type="float" office:value="0" calcext:value-type="float">
            <text:p>0</text:p>
          </table:table-cell>
          <table:table-cell table:formula="of:=IF(AND([.$H137]&lt;[.T$4];[.$L137]=&quot;Hêtre 45&quot;);[.$G137]*[.$E137];0)" office:value-type="float" office:value="0" calcext:value-type="float">
            <text:p>0</text:p>
          </table:table-cell>
          <table:table-cell table:formula="of:=IF(AND([.H137]&gt;[.X$4];[.L137]=&quot;Hêtre 27&quot;);[.$J137];0)" office:value-type="float" office:value="0" calcext:value-type="float">
            <text:p>0</text:p>
          </table:table-cell>
          <table:table-cell table:formula="of:=IF(AND([.$H137]&gt;[.X$4];[.$L137]=&quot;Hêtre 27&quot;);[.$G137]*[.$E137];0)" office:value-type="float" office:value="0" calcext:value-type="float">
            <text:p>0</text:p>
          </table:table-cell>
          <table:table-cell table:style-name="ce16" table:formula="of:=IF(AND([.H137]&lt;[.X$4];[.H137]&gt;=[.Z$4];[.L137]=&quot;Hêtre 27&quot;);[.$J137];0)" office:value-type="float" office:value="0" calcext:value-type="float">
            <text:p>0</text:p>
          </table:table-cell>
          <table:table-cell table:formula="of:=IF(AND([.$H137]&gt;=[.Z$4];[.$H137]&lt;[.X$4];[.$L137]=&quot;Hêtre 27&quot;);[.$G137]*[.$E137];0)" office:value-type="float" office:value="0" calcext:value-type="float">
            <text:p>0</text:p>
          </table:table-cell>
          <table:table-cell table:style-name="ce16" table:formula="of:=IF(AND([.H137]&lt;[.Z$4];[.H137]&gt;=[.AB$4];[.L137]=&quot;Hêtre 27&quot;;);[.$J137];0)" office:value-type="float" office:value="0" calcext:value-type="float">
            <text:p>0</text:p>
          </table:table-cell>
          <table:table-cell table:formula="of:=IF(AND([.$H137]&gt;=[.AB$4];[.$H137]&lt;[.Z$4];[.$L137]=&quot;Hêtre 27&quot;);[.$G137]*[.E137];0)" office:value-type="float" office:value="0" calcext:value-type="float">
            <text:p>0</text:p>
          </table:table-cell>
          <table:table-cell table:style-name="ce16" table:formula="of:=IF(AND([.H137]&lt;[.AB$4];[.L137]=&quot;Hêtre 27&quot;);[.$J137];0)" office:value-type="float" office:value="0" calcext:value-type="float">
            <text:p>0</text:p>
          </table:table-cell>
          <table:table-cell table:formula="of:=IF(AND([.$H137]&lt;[.AB$4];[.$L137]=&quot;Hêtre 27&quot;);[.$G137]*[.$E137];0)" office:value-type="float" office:value="0" calcext:value-type="float">
            <text:p>0</text:p>
          </table:table-cell>
          <table:table-cell table:formula="of:=IF(AND([.H137]&gt;[.AF$4];[.L137]=&quot;Hêtre 20&quot;);[.$J137];0)" office:value-type="float" office:value="0" calcext:value-type="float">
            <text:p>0</text:p>
          </table:table-cell>
          <table:table-cell table:formula="of:=IF(AND([.$H137]&gt;[.AF$4];[.$L137]=&quot;Hêtre 20&quot;);[.$G137]*[.$E137];0)" office:value-type="float" office:value="0" calcext:value-type="float">
            <text:p>0</text:p>
          </table:table-cell>
          <table:table-cell table:style-name="ce16" table:formula="of:=IF(AND([.H137]&lt;[.AF$4];[.H137]&gt;=[.AH$4];[.L137]=&quot;Hêtre 20&quot;);[.$J137];0)" office:value-type="float" office:value="0" calcext:value-type="float">
            <text:p>0</text:p>
          </table:table-cell>
          <table:table-cell table:formula="of:=IF(AND([.$H137]&gt;=[.AH$4];[.$H137]&lt;[.AF$4];[.$L137]=&quot;Hêtre 20&quot;);[.$G137]*[.$E137];0)" office:value-type="float" office:value="0" calcext:value-type="float">
            <text:p>0</text:p>
          </table:table-cell>
          <table:table-cell table:style-name="ce16" table:formula="of:=IF(AND([.H137]&lt;[.AH$4];[.H137]&gt;=[.AJ$4];[.L137]=&quot;Hêtre 20&quot;;);[.$J137];0)" office:value-type="float" office:value="0" calcext:value-type="float">
            <text:p>0</text:p>
          </table:table-cell>
          <table:table-cell table:formula="of:=IF(AND([.$H137]&gt;=[.AJ$4];[.$H137]&lt;[.AH$4];[.$L137]=&quot;Hêtre 20&quot;);[.$G137]*[.$E137];0)" office:value-type="float" office:value="0" calcext:value-type="float">
            <text:p>0</text:p>
          </table:table-cell>
          <table:table-cell table:style-name="ce16" table:formula="of:=IF(AND([.H137]&lt;[.AJ$4];[.L137]=&quot;Hêtre 20&quot;);[.$J137];0)" office:value-type="float" office:value="0" calcext:value-type="float">
            <text:p>0</text:p>
          </table:table-cell>
          <table:table-cell table:formula="of:=IF(AND([.$H137]&lt;[.AJ$4];[.$L137]=&quot;Hêtre 20&quot;);[.$G137]*[.$E137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33" calcext:value-type="float">
            <text:p>2033</text:p>
          </table:table-cell>
          <table:table-cell table:style-name="ce7" table:formula="of:=[.H129]-30-2-10-[.H138]" office:value-type="float" office:value="0" calcext:value-type="float">
            <text:p>0</text:p>
          </table:table-cell>
          <table:table-cell table:formula="of:=[.E138]*([.G138]/1000)*([.H138]/1000)" office:value-type="float" office:value="0.4066" calcext:value-type="float">
            <text:p>0,4066</text:p>
          </table:table-cell>
          <table:table-cell table:formula="of:=[.J138]*[.F138]/1000" office:value-type="float" office:value="0.012198" calcext:value-type="float">
            <text:p>0,012198</text:p>
          </table:table-cell>
          <table:table-cell office:value-type="string" calcext:value-type="string">
            <text:p>Hêtre 45</text:p>
          </table:table-cell>
          <table:table-cell table:style-name="ce19" table:formula="of:=IF(OR(AND([.F138]&lt;35;[.F138]&gt;22;[.L138]=&quot;Hêtre 45&quot;);AND([.F138]&lt;=22;[.F138]&gt;14;[.L138]=&quot;Hêtre 27&quot;);AND([.F138]&lt;=14;[.L138]=&quot;Hêtre 20&quot;));TRUE())" office:value-type="boolean" office:boolean-value="true" calcext:value-type="boolean">
            <text:p>VRAI</text:p>
          </table:table-cell>
          <table:table-cell table:formula="of:=IF(AND([.H138]&gt;[.P$4];[.L138]=&quot;Hêtre 45&quot;);[.J138];0)" office:value-type="float" office:value="0.4066" calcext:value-type="float">
            <text:p>0,4066</text:p>
          </table:table-cell>
          <table:table-cell table:formula="of:=IF(AND([.$H138]&gt;[.P$4];[.$L138]=&quot;Hêtre 45&quot;);[.$G138]*[.E138];0)" office:value-type="float" office:value="200" calcext:value-type="float">
            <text:p>200</text:p>
          </table:table-cell>
          <table:table-cell table:style-name="ce16" table:formula="of:=IF(AND([.H138]&lt;[.P$4];[.H138]&gt;=[.R$4];[.L138]=&quot;Hêtre 45&quot;;[.F138]&gt;19);[.J138];0)" office:value-type="float" office:value="0" calcext:value-type="float">
            <text:p>0</text:p>
          </table:table-cell>
          <table:table-cell table:formula="of:=IF(AND([.$H138]&gt;=[.R$4];[.$H138]&lt;[.P$4];[.$L138]=&quot;Hêtre 45&quot;);[.$G138]*[.$E138];0)" office:value-type="float" office:value="0" calcext:value-type="float">
            <text:p>0</text:p>
          </table:table-cell>
          <table:table-cell table:style-name="ce16" table:formula="of:=IF(AND([.H138]&lt;[.R$4];[.H138]&gt;=[.T$4];[.L138]=&quot;Hêtre 45&quot;;[.F138]&gt;19);[.J138];0)" office:value-type="float" office:value="0" calcext:value-type="float">
            <text:p>0</text:p>
          </table:table-cell>
          <table:table-cell table:formula="of:=IF(AND([.$H138]&gt;=[.T$4];[.$H138]&lt;[.R$4];[.$L138]=&quot;Hêtre 45&quot;);[.$G138]*[.$E138];0)" office:value-type="float" office:value="0" calcext:value-type="float">
            <text:p>0</text:p>
          </table:table-cell>
          <table:table-cell table:style-name="ce16" table:formula="of:=IF(AND([.H138]&lt;[.T$4];[.L138]=&quot;Hêtre 45&quot;;[.F138]&gt;19);[.J138];0)" office:value-type="float" office:value="0" calcext:value-type="float">
            <text:p>0</text:p>
          </table:table-cell>
          <table:table-cell table:formula="of:=IF(AND([.$H138]&lt;[.T$4];[.$L138]=&quot;Hêtre 45&quot;);[.$G138]*[.$E138];0)" office:value-type="float" office:value="0" calcext:value-type="float">
            <text:p>0</text:p>
          </table:table-cell>
          <table:table-cell table:formula="of:=IF(AND([.H138]&gt;[.X$4];[.L138]=&quot;Hêtre 27&quot;);[.$J138];0)" office:value-type="float" office:value="0" calcext:value-type="float">
            <text:p>0</text:p>
          </table:table-cell>
          <table:table-cell table:formula="of:=IF(AND([.$H138]&gt;[.X$4];[.$L138]=&quot;Hêtre 27&quot;);[.$G138]*[.$E138];0)" office:value-type="float" office:value="0" calcext:value-type="float">
            <text:p>0</text:p>
          </table:table-cell>
          <table:table-cell table:style-name="ce16" table:formula="of:=IF(AND([.H138]&lt;[.X$4];[.H138]&gt;=[.Z$4];[.L138]=&quot;Hêtre 27&quot;);[.$J138];0)" office:value-type="float" office:value="0" calcext:value-type="float">
            <text:p>0</text:p>
          </table:table-cell>
          <table:table-cell table:formula="of:=IF(AND([.$H138]&gt;=[.Z$4];[.$H138]&lt;[.X$4];[.$L138]=&quot;Hêtre 27&quot;);[.$G138]*[.$E138];0)" office:value-type="float" office:value="0" calcext:value-type="float">
            <text:p>0</text:p>
          </table:table-cell>
          <table:table-cell table:style-name="ce16" table:formula="of:=IF(AND([.H138]&lt;[.Z$4];[.H138]&gt;=[.AB$4];[.L138]=&quot;Hêtre 27&quot;;);[.$J138];0)" office:value-type="float" office:value="0" calcext:value-type="float">
            <text:p>0</text:p>
          </table:table-cell>
          <table:table-cell table:formula="of:=IF(AND([.$H138]&gt;=[.AB$4];[.$H138]&lt;[.Z$4];[.$L138]=&quot;Hêtre 27&quot;);[.$G138]*[.E138];0)" office:value-type="float" office:value="0" calcext:value-type="float">
            <text:p>0</text:p>
          </table:table-cell>
          <table:table-cell table:style-name="ce16" table:formula="of:=IF(AND([.H138]&lt;[.AB$4];[.L138]=&quot;Hêtre 27&quot;);[.$J138];0)" office:value-type="float" office:value="0" calcext:value-type="float">
            <text:p>0</text:p>
          </table:table-cell>
          <table:table-cell table:formula="of:=IF(AND([.$H138]&lt;[.AB$4];[.$L138]=&quot;Hêtre 27&quot;);[.$G138]*[.$E138];0)" office:value-type="float" office:value="0" calcext:value-type="float">
            <text:p>0</text:p>
          </table:table-cell>
          <table:table-cell table:formula="of:=IF(AND([.H138]&gt;[.AF$4];[.L138]=&quot;Hêtre 20&quot;);[.$J138];0)" office:value-type="float" office:value="0" calcext:value-type="float">
            <text:p>0</text:p>
          </table:table-cell>
          <table:table-cell table:formula="of:=IF(AND([.$H138]&gt;[.AF$4];[.$L138]=&quot;Hêtre 20&quot;);[.$G138]*[.$E138];0)" office:value-type="float" office:value="0" calcext:value-type="float">
            <text:p>0</text:p>
          </table:table-cell>
          <table:table-cell table:style-name="ce16" table:formula="of:=IF(AND([.H138]&lt;[.AF$4];[.H138]&gt;=[.AH$4];[.L138]=&quot;Hêtre 20&quot;);[.$J138];0)" office:value-type="float" office:value="0" calcext:value-type="float">
            <text:p>0</text:p>
          </table:table-cell>
          <table:table-cell table:formula="of:=IF(AND([.$H138]&gt;=[.AH$4];[.$H138]&lt;[.AF$4];[.$L138]=&quot;Hêtre 20&quot;);[.$G138]*[.$E138];0)" office:value-type="float" office:value="0" calcext:value-type="float">
            <text:p>0</text:p>
          </table:table-cell>
          <table:table-cell table:style-name="ce16" table:formula="of:=IF(AND([.H138]&lt;[.AH$4];[.H138]&gt;=[.AJ$4];[.L138]=&quot;Hêtre 20&quot;;);[.$J138];0)" office:value-type="float" office:value="0" calcext:value-type="float">
            <text:p>0</text:p>
          </table:table-cell>
          <table:table-cell table:formula="of:=IF(AND([.$H138]&gt;=[.AJ$4];[.$H138]&lt;[.AH$4];[.$L138]=&quot;Hêtre 20&quot;);[.$G138]*[.$E138];0)" office:value-type="float" office:value="0" calcext:value-type="float">
            <text:p>0</text:p>
          </table:table-cell>
          <table:table-cell table:style-name="ce16" table:formula="of:=IF(AND([.H138]&lt;[.AJ$4];[.L138]=&quot;Hêtre 20&quot;);[.$J138];0)" office:value-type="float" office:value="0" calcext:value-type="float">
            <text:p>0</text:p>
          </table:table-cell>
          <table:table-cell table:formula="of:=IF(AND([.$H138]&lt;[.AJ$4];[.$L138]=&quot;Hêtre 20&quot;);[.$G138]*[.$E13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5" calcext:value-type="float">
            <text:p>95</text:p>
          </table:table-cell>
          <table:table-cell office:value-type="float" office:value="921" calcext:value-type="float">
            <text:p>921</text:p>
          </table:table-cell>
          <table:table-cell table:style-name="ce7" table:formula="of:=[.H130]-2*30-2*2-[.H139]" office:value-type="float" office:value="0" calcext:value-type="float">
            <text:p>0</text:p>
          </table:table-cell>
          <table:table-cell table:formula="of:=[.E139]*([.G139]/1000)*([.H139]/1000)" office:value-type="float" office:value="0.087495" calcext:value-type="float">
            <text:p>0,087495</text:p>
          </table:table-cell>
          <table:table-cell table:formula="of:=[.J139]*[.F139]/1000" office:value-type="float" office:value="0.00262485" calcext:value-type="float">
            <text:p>0,00262485</text:p>
          </table:table-cell>
          <table:table-cell office:value-type="string" calcext:value-type="string">
            <text:p>Hêtre 45</text:p>
          </table:table-cell>
          <table:table-cell table:style-name="ce19" table:formula="of:=IF(OR(AND([.F139]&lt;35;[.F139]&gt;22;[.L139]=&quot;Hêtre 45&quot;);AND([.F139]&lt;=22;[.F139]&gt;14;[.L139]=&quot;Hêtre 27&quot;);AND([.F139]&lt;=14;[.L139]=&quot;Hêtre 20&quot;));TRUE())" office:value-type="boolean" office:boolean-value="true" calcext:value-type="boolean">
            <text:p>VRAI</text:p>
          </table:table-cell>
          <table:table-cell table:formula="of:=IF(AND([.H139]&gt;[.P$4];[.L139]=&quot;Hêtre 45&quot;);[.J139];0)" office:value-type="float" office:value="0" calcext:value-type="float">
            <text:p>0</text:p>
          </table:table-cell>
          <table:table-cell table:formula="of:=IF(AND([.$H139]&gt;[.P$4];[.$L139]=&quot;Hêtre 45&quot;);[.$G139]*[.E139];0)" office:value-type="float" office:value="0" calcext:value-type="float">
            <text:p>0</text:p>
          </table:table-cell>
          <table:table-cell table:style-name="ce16" table:formula="of:=IF(AND([.H139]&lt;[.P$4];[.H139]&gt;=[.R$4];[.L139]=&quot;Hêtre 45&quot;;[.F139]&gt;19);[.J139];0)" office:value-type="float" office:value="0" calcext:value-type="float">
            <text:p>0</text:p>
          </table:table-cell>
          <table:table-cell table:formula="of:=IF(AND([.$H139]&gt;=[.R$4];[.$H139]&lt;[.P$4];[.$L139]=&quot;Hêtre 45&quot;);[.$G139]*[.$E139];0)" office:value-type="float" office:value="0" calcext:value-type="float">
            <text:p>0</text:p>
          </table:table-cell>
          <table:table-cell table:style-name="ce16" table:formula="of:=IF(AND([.H139]&lt;[.R$4];[.H139]&gt;=[.T$4];[.L139]=&quot;Hêtre 45&quot;;[.F139]&gt;19);[.J139];0)" office:value-type="float" office:value="0" calcext:value-type="float">
            <text:p>0</text:p>
          </table:table-cell>
          <table:table-cell table:formula="of:=IF(AND([.$H139]&gt;=[.T$4];[.$H139]&lt;[.R$4];[.$L139]=&quot;Hêtre 45&quot;);[.$G139]*[.$E139];0)" office:value-type="float" office:value="0" calcext:value-type="float">
            <text:p>0</text:p>
          </table:table-cell>
          <table:table-cell table:style-name="ce16" table:formula="of:=IF(AND([.H139]&lt;[.T$4];[.L139]=&quot;Hêtre 45&quot;;[.F139]&gt;19);[.J139];0)" office:value-type="float" office:value="0.087495" calcext:value-type="float">
            <text:p>0,087495</text:p>
          </table:table-cell>
          <table:table-cell table:formula="of:=IF(AND([.$H139]&lt;[.T$4];[.$L139]=&quot;Hêtre 45&quot;);[.$G139]*[.$E139];0)" office:value-type="float" office:value="95" calcext:value-type="float">
            <text:p>95</text:p>
          </table:table-cell>
          <table:table-cell table:formula="of:=IF(AND([.H139]&gt;[.X$4];[.L139]=&quot;Hêtre 27&quot;);[.$J139];0)" office:value-type="float" office:value="0" calcext:value-type="float">
            <text:p>0</text:p>
          </table:table-cell>
          <table:table-cell table:formula="of:=IF(AND([.$H139]&gt;[.X$4];[.$L139]=&quot;Hêtre 27&quot;);[.$G139]*[.$E139];0)" office:value-type="float" office:value="0" calcext:value-type="float">
            <text:p>0</text:p>
          </table:table-cell>
          <table:table-cell table:style-name="ce16" table:formula="of:=IF(AND([.H139]&lt;[.X$4];[.H139]&gt;=[.Z$4];[.L139]=&quot;Hêtre 27&quot;);[.$J139];0)" office:value-type="float" office:value="0" calcext:value-type="float">
            <text:p>0</text:p>
          </table:table-cell>
          <table:table-cell table:formula="of:=IF(AND([.$H139]&gt;=[.Z$4];[.$H139]&lt;[.X$4];[.$L139]=&quot;Hêtre 27&quot;);[.$G139]*[.$E139];0)" office:value-type="float" office:value="0" calcext:value-type="float">
            <text:p>0</text:p>
          </table:table-cell>
          <table:table-cell table:style-name="ce16" table:formula="of:=IF(AND([.H139]&lt;[.Z$4];[.H139]&gt;=[.AB$4];[.L139]=&quot;Hêtre 27&quot;;);[.$J139];0)" office:value-type="float" office:value="0" calcext:value-type="float">
            <text:p>0</text:p>
          </table:table-cell>
          <table:table-cell table:formula="of:=IF(AND([.$H139]&gt;=[.AB$4];[.$H139]&lt;[.Z$4];[.$L139]=&quot;Hêtre 27&quot;);[.$G139]*[.E139];0)" office:value-type="float" office:value="0" calcext:value-type="float">
            <text:p>0</text:p>
          </table:table-cell>
          <table:table-cell table:style-name="ce16" table:formula="of:=IF(AND([.H139]&lt;[.AB$4];[.L139]=&quot;Hêtre 27&quot;);[.$J139];0)" office:value-type="float" office:value="0" calcext:value-type="float">
            <text:p>0</text:p>
          </table:table-cell>
          <table:table-cell table:formula="of:=IF(AND([.$H139]&lt;[.AB$4];[.$L139]=&quot;Hêtre 27&quot;);[.$G139]*[.$E139];0)" office:value-type="float" office:value="0" calcext:value-type="float">
            <text:p>0</text:p>
          </table:table-cell>
          <table:table-cell table:formula="of:=IF(AND([.H139]&gt;[.AF$4];[.L139]=&quot;Hêtre 20&quot;);[.$J139];0)" office:value-type="float" office:value="0" calcext:value-type="float">
            <text:p>0</text:p>
          </table:table-cell>
          <table:table-cell table:formula="of:=IF(AND([.$H139]&gt;[.AF$4];[.$L139]=&quot;Hêtre 20&quot;);[.$G139]*[.$E139];0)" office:value-type="float" office:value="0" calcext:value-type="float">
            <text:p>0</text:p>
          </table:table-cell>
          <table:table-cell table:style-name="ce16" table:formula="of:=IF(AND([.H139]&lt;[.AF$4];[.H139]&gt;=[.AH$4];[.L139]=&quot;Hêtre 20&quot;);[.$J139];0)" office:value-type="float" office:value="0" calcext:value-type="float">
            <text:p>0</text:p>
          </table:table-cell>
          <table:table-cell table:formula="of:=IF(AND([.$H139]&gt;=[.AH$4];[.$H139]&lt;[.AF$4];[.$L139]=&quot;Hêtre 20&quot;);[.$G139]*[.$E139];0)" office:value-type="float" office:value="0" calcext:value-type="float">
            <text:p>0</text:p>
          </table:table-cell>
          <table:table-cell table:style-name="ce16" table:formula="of:=IF(AND([.H139]&lt;[.AH$4];[.H139]&gt;=[.AJ$4];[.L139]=&quot;Hêtre 20&quot;;);[.$J139];0)" office:value-type="float" office:value="0" calcext:value-type="float">
            <text:p>0</text:p>
          </table:table-cell>
          <table:table-cell table:formula="of:=IF(AND([.$H139]&gt;=[.AJ$4];[.$H139]&lt;[.AH$4];[.$L139]=&quot;Hêtre 20&quot;);[.$G139]*[.$E139];0)" office:value-type="float" office:value="0" calcext:value-type="float">
            <text:p>0</text:p>
          </table:table-cell>
          <table:table-cell table:style-name="ce16" table:formula="of:=IF(AND([.H139]&lt;[.AJ$4];[.L139]=&quot;Hêtre 20&quot;);[.$J139];0)" office:value-type="float" office:value="0" calcext:value-type="float">
            <text:p>0</text:p>
          </table:table-cell>
          <table:table-cell table:formula="of:=IF(AND([.$H139]&lt;[.AJ$4];[.$L139]=&quot;Hêtre 20&quot;);[.$G139]*[.$E13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921" calcext:value-type="float">
            <text:p>921</text:p>
          </table:table-cell>
          <table:table-cell table:style-name="ce7" table:formula="of:=[.H130]-2*30-2*2-[.H140]" office:value-type="float" office:value="0" calcext:value-type="float">
            <text:p>0</text:p>
          </table:table-cell>
          <table:table-cell table:formula="of:=[.E140]*([.G140]/1000)*([.H140]/1000)" office:value-type="float" office:value="0.0921" calcext:value-type="float">
            <text:p>0,0921</text:p>
          </table:table-cell>
          <table:table-cell table:formula="of:=[.J140]*[.F140]/1000" office:value-type="float" office:value="0.002763" calcext:value-type="float">
            <text:p>0,002763</text:p>
          </table:table-cell>
          <table:table-cell office:value-type="string" calcext:value-type="string">
            <text:p>Hêtre 45</text:p>
          </table:table-cell>
          <table:table-cell table:style-name="ce19" table:formula="of:=IF(OR(AND([.F140]&lt;35;[.F140]&gt;22;[.L140]=&quot;Hêtre 45&quot;);AND([.F140]&lt;=22;[.F140]&gt;14;[.L140]=&quot;Hêtre 27&quot;);AND([.F140]&lt;=14;[.L140]=&quot;Hêtre 20&quot;));TRUE())" office:value-type="boolean" office:boolean-value="true" calcext:value-type="boolean">
            <text:p>VRAI</text:p>
          </table:table-cell>
          <table:table-cell table:formula="of:=IF(AND([.H140]&gt;[.P$4];[.L140]=&quot;Hêtre 45&quot;);[.J140];0)" office:value-type="float" office:value="0" calcext:value-type="float">
            <text:p>0</text:p>
          </table:table-cell>
          <table:table-cell table:formula="of:=IF(AND([.$H140]&gt;[.P$4];[.$L140]=&quot;Hêtre 45&quot;);[.$G140]*[.E140];0)" office:value-type="float" office:value="0" calcext:value-type="float">
            <text:p>0</text:p>
          </table:table-cell>
          <table:table-cell table:style-name="ce16" table:formula="of:=IF(AND([.H140]&lt;[.P$4];[.H140]&gt;=[.R$4];[.L140]=&quot;Hêtre 45&quot;;[.F140]&gt;19);[.J140];0)" office:value-type="float" office:value="0" calcext:value-type="float">
            <text:p>0</text:p>
          </table:table-cell>
          <table:table-cell table:formula="of:=IF(AND([.$H140]&gt;=[.R$4];[.$H140]&lt;[.P$4];[.$L140]=&quot;Hêtre 45&quot;);[.$G140]*[.$E140];0)" office:value-type="float" office:value="0" calcext:value-type="float">
            <text:p>0</text:p>
          </table:table-cell>
          <table:table-cell table:style-name="ce16" table:formula="of:=IF(AND([.H140]&lt;[.R$4];[.H140]&gt;=[.T$4];[.L140]=&quot;Hêtre 45&quot;;[.F140]&gt;19);[.J140];0)" office:value-type="float" office:value="0" calcext:value-type="float">
            <text:p>0</text:p>
          </table:table-cell>
          <table:table-cell table:formula="of:=IF(AND([.$H140]&gt;=[.T$4];[.$H140]&lt;[.R$4];[.$L140]=&quot;Hêtre 45&quot;);[.$G140]*[.$E140];0)" office:value-type="float" office:value="0" calcext:value-type="float">
            <text:p>0</text:p>
          </table:table-cell>
          <table:table-cell table:style-name="ce16" table:formula="of:=IF(AND([.H140]&lt;[.T$4];[.L140]=&quot;Hêtre 45&quot;;[.F140]&gt;19);[.J140];0)" office:value-type="float" office:value="0.0921" calcext:value-type="float">
            <text:p>0,0921</text:p>
          </table:table-cell>
          <table:table-cell table:formula="of:=IF(AND([.$H140]&lt;[.T$4];[.$L140]=&quot;Hêtre 45&quot;);[.$G140]*[.$E140];0)" office:value-type="float" office:value="100" calcext:value-type="float">
            <text:p>100</text:p>
          </table:table-cell>
          <table:table-cell table:formula="of:=IF(AND([.H140]&gt;[.X$4];[.L140]=&quot;Hêtre 27&quot;);[.$J140];0)" office:value-type="float" office:value="0" calcext:value-type="float">
            <text:p>0</text:p>
          </table:table-cell>
          <table:table-cell table:formula="of:=IF(AND([.$H140]&gt;[.X$4];[.$L140]=&quot;Hêtre 27&quot;);[.$G140]*[.$E140];0)" office:value-type="float" office:value="0" calcext:value-type="float">
            <text:p>0</text:p>
          </table:table-cell>
          <table:table-cell table:style-name="ce16" table:formula="of:=IF(AND([.H140]&lt;[.X$4];[.H140]&gt;=[.Z$4];[.L140]=&quot;Hêtre 27&quot;);[.$J140];0)" office:value-type="float" office:value="0" calcext:value-type="float">
            <text:p>0</text:p>
          </table:table-cell>
          <table:table-cell table:formula="of:=IF(AND([.$H140]&gt;=[.Z$4];[.$H140]&lt;[.X$4];[.$L140]=&quot;Hêtre 27&quot;);[.$G140]*[.$E140];0)" office:value-type="float" office:value="0" calcext:value-type="float">
            <text:p>0</text:p>
          </table:table-cell>
          <table:table-cell table:style-name="ce16" table:formula="of:=IF(AND([.H140]&lt;[.Z$4];[.H140]&gt;=[.AB$4];[.L140]=&quot;Hêtre 27&quot;;);[.$J140];0)" office:value-type="float" office:value="0" calcext:value-type="float">
            <text:p>0</text:p>
          </table:table-cell>
          <table:table-cell table:formula="of:=IF(AND([.$H140]&gt;=[.AB$4];[.$H140]&lt;[.Z$4];[.$L140]=&quot;Hêtre 27&quot;);[.$G140]*[.E140];0)" office:value-type="float" office:value="0" calcext:value-type="float">
            <text:p>0</text:p>
          </table:table-cell>
          <table:table-cell table:style-name="ce16" table:formula="of:=IF(AND([.H140]&lt;[.AB$4];[.L140]=&quot;Hêtre 27&quot;);[.$J140];0)" office:value-type="float" office:value="0" calcext:value-type="float">
            <text:p>0</text:p>
          </table:table-cell>
          <table:table-cell table:formula="of:=IF(AND([.$H140]&lt;[.AB$4];[.$L140]=&quot;Hêtre 27&quot;);[.$G140]*[.$E140];0)" office:value-type="float" office:value="0" calcext:value-type="float">
            <text:p>0</text:p>
          </table:table-cell>
          <table:table-cell table:formula="of:=IF(AND([.H140]&gt;[.AF$4];[.L140]=&quot;Hêtre 20&quot;);[.$J140];0)" office:value-type="float" office:value="0" calcext:value-type="float">
            <text:p>0</text:p>
          </table:table-cell>
          <table:table-cell table:formula="of:=IF(AND([.$H140]&gt;[.AF$4];[.$L140]=&quot;Hêtre 20&quot;);[.$G140]*[.$E140];0)" office:value-type="float" office:value="0" calcext:value-type="float">
            <text:p>0</text:p>
          </table:table-cell>
          <table:table-cell table:style-name="ce16" table:formula="of:=IF(AND([.H140]&lt;[.AF$4];[.H140]&gt;=[.AH$4];[.L140]=&quot;Hêtre 20&quot;);[.$J140];0)" office:value-type="float" office:value="0" calcext:value-type="float">
            <text:p>0</text:p>
          </table:table-cell>
          <table:table-cell table:formula="of:=IF(AND([.$H140]&gt;=[.AH$4];[.$H140]&lt;[.AF$4];[.$L140]=&quot;Hêtre 20&quot;);[.$G140]*[.$E140];0)" office:value-type="float" office:value="0" calcext:value-type="float">
            <text:p>0</text:p>
          </table:table-cell>
          <table:table-cell table:style-name="ce16" table:formula="of:=IF(AND([.H140]&lt;[.AH$4];[.H140]&gt;=[.AJ$4];[.L140]=&quot;Hêtre 20&quot;;);[.$J140];0)" office:value-type="float" office:value="0" calcext:value-type="float">
            <text:p>0</text:p>
          </table:table-cell>
          <table:table-cell table:formula="of:=IF(AND([.$H140]&gt;=[.AJ$4];[.$H140]&lt;[.AH$4];[.$L140]=&quot;Hêtre 20&quot;);[.$G140]*[.$E140];0)" office:value-type="float" office:value="0" calcext:value-type="float">
            <text:p>0</text:p>
          </table:table-cell>
          <table:table-cell table:style-name="ce16" table:formula="of:=IF(AND([.H140]&lt;[.AJ$4];[.L140]=&quot;Hêtre 20&quot;);[.$J140];0)" office:value-type="float" office:value="0" calcext:value-type="float">
            <text:p>0</text:p>
          </table:table-cell>
          <table:table-cell table:formula="of:=IF(AND([.$H140]&lt;[.AJ$4];[.$L140]=&quot;Hêtre 20&quot;);[.$G140]*[.$E140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oblique haut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1272" calcext:value-type="float">
            <text:p>1272</text:p>
          </table:table-cell>
          <table:table-cell table:style-name="ce7" table:formula="of:=[.H130]-2*30-2*2-[.H141]" office:value-type="float" office:value="-351" calcext:value-type="float">
            <text:p>-351</text:p>
          </table:table-cell>
          <table:table-cell table:formula="of:=[.E141]*([.G141]/1000)*([.H141]/1000)" office:value-type="float" office:value="0.11448" calcext:value-type="float">
            <text:p>0,11448</text:p>
          </table:table-cell>
          <table:table-cell table:formula="of:=[.J141]*[.F141]/1000" office:value-type="float" office:value="0.0034344" calcext:value-type="float">
            <text:p>0,0034344</text:p>
          </table:table-cell>
          <table:table-cell office:value-type="string" calcext:value-type="string">
            <text:p>Hêtre 45</text:p>
          </table:table-cell>
          <table:table-cell table:style-name="ce19" table:formula="of:=IF(OR(AND([.F141]&lt;35;[.F141]&gt;22;[.L141]=&quot;Hêtre 45&quot;);AND([.F141]&lt;=22;[.F141]&gt;14;[.L141]=&quot;Hêtre 27&quot;);AND([.F141]&lt;=14;[.L141]=&quot;Hêtre 20&quot;));TRUE())" office:value-type="boolean" office:boolean-value="true" calcext:value-type="boolean">
            <text:p>VRAI</text:p>
          </table:table-cell>
          <table:table-cell table:formula="of:=IF(AND([.H141]&gt;[.P$4];[.L141]=&quot;Hêtre 45&quot;);[.J141];0)" office:value-type="float" office:value="0" calcext:value-type="float">
            <text:p>0</text:p>
          </table:table-cell>
          <table:table-cell table:formula="of:=IF(AND([.$H141]&gt;[.P$4];[.$L141]=&quot;Hêtre 45&quot;);[.$G141]*[.E141];0)" office:value-type="float" office:value="0" calcext:value-type="float">
            <text:p>0</text:p>
          </table:table-cell>
          <table:table-cell table:style-name="ce16" table:formula="of:=IF(AND([.H141]&lt;[.P$4];[.H141]&gt;=[.R$4];[.L141]=&quot;Hêtre 45&quot;;[.F141]&gt;19);[.J141];0)" office:value-type="float" office:value="0" calcext:value-type="float">
            <text:p>0</text:p>
          </table:table-cell>
          <table:table-cell table:formula="of:=IF(AND([.$H141]&gt;=[.R$4];[.$H141]&lt;[.P$4];[.$L141]=&quot;Hêtre 45&quot;);[.$G141]*[.$E141];0)" office:value-type="float" office:value="0" calcext:value-type="float">
            <text:p>0</text:p>
          </table:table-cell>
          <table:table-cell table:style-name="ce16" table:formula="of:=IF(AND([.H141]&lt;[.R$4];[.H141]&gt;=[.T$4];[.L141]=&quot;Hêtre 45&quot;;[.F141]&gt;19);[.J141];0)" office:value-type="float" office:value="0.11448" calcext:value-type="float">
            <text:p>0,11448</text:p>
          </table:table-cell>
          <table:table-cell table:formula="of:=IF(AND([.$H141]&gt;=[.T$4];[.$H141]&lt;[.R$4];[.$L141]=&quot;Hêtre 45&quot;);[.$G141]*[.$E141];0)" office:value-type="float" office:value="90" calcext:value-type="float">
            <text:p>90</text:p>
          </table:table-cell>
          <table:table-cell table:style-name="ce16" table:formula="of:=IF(AND([.H141]&lt;[.T$4];[.L141]=&quot;Hêtre 45&quot;;[.F141]&gt;19);[.J141];0)" office:value-type="float" office:value="0" calcext:value-type="float">
            <text:p>0</text:p>
          </table:table-cell>
          <table:table-cell table:formula="of:=IF(AND([.$H141]&lt;[.T$4];[.$L141]=&quot;Hêtre 45&quot;);[.$G141]*[.$E141];0)" office:value-type="float" office:value="0" calcext:value-type="float">
            <text:p>0</text:p>
          </table:table-cell>
          <table:table-cell table:formula="of:=IF(AND([.H141]&gt;[.X$4];[.L141]=&quot;Hêtre 27&quot;);[.$J141];0)" office:value-type="float" office:value="0" calcext:value-type="float">
            <text:p>0</text:p>
          </table:table-cell>
          <table:table-cell table:formula="of:=IF(AND([.$H141]&gt;[.X$4];[.$L141]=&quot;Hêtre 27&quot;);[.$G141]*[.$E141];0)" office:value-type="float" office:value="0" calcext:value-type="float">
            <text:p>0</text:p>
          </table:table-cell>
          <table:table-cell table:style-name="ce16" table:formula="of:=IF(AND([.H141]&lt;[.X$4];[.H141]&gt;=[.Z$4];[.L141]=&quot;Hêtre 27&quot;);[.$J141];0)" office:value-type="float" office:value="0" calcext:value-type="float">
            <text:p>0</text:p>
          </table:table-cell>
          <table:table-cell table:formula="of:=IF(AND([.$H141]&gt;=[.Z$4];[.$H141]&lt;[.X$4];[.$L141]=&quot;Hêtre 27&quot;);[.$G141]*[.$E141];0)" office:value-type="float" office:value="0" calcext:value-type="float">
            <text:p>0</text:p>
          </table:table-cell>
          <table:table-cell table:style-name="ce16" table:formula="of:=IF(AND([.H141]&lt;[.Z$4];[.H141]&gt;=[.AB$4];[.L141]=&quot;Hêtre 27&quot;;);[.$J141];0)" office:value-type="float" office:value="0" calcext:value-type="float">
            <text:p>0</text:p>
          </table:table-cell>
          <table:table-cell table:formula="of:=IF(AND([.$H141]&gt;=[.AB$4];[.$H141]&lt;[.Z$4];[.$L141]=&quot;Hêtre 27&quot;);[.$G141]*[.E141];0)" office:value-type="float" office:value="0" calcext:value-type="float">
            <text:p>0</text:p>
          </table:table-cell>
          <table:table-cell table:style-name="ce16" table:formula="of:=IF(AND([.H141]&lt;[.AB$4];[.L141]=&quot;Hêtre 27&quot;);[.$J141];0)" office:value-type="float" office:value="0" calcext:value-type="float">
            <text:p>0</text:p>
          </table:table-cell>
          <table:table-cell table:formula="of:=IF(AND([.$H141]&lt;[.AB$4];[.$L141]=&quot;Hêtre 27&quot;);[.$G141]*[.$E141];0)" office:value-type="float" office:value="0" calcext:value-type="float">
            <text:p>0</text:p>
          </table:table-cell>
          <table:table-cell table:formula="of:=IF(AND([.H141]&gt;[.AF$4];[.L141]=&quot;Hêtre 20&quot;);[.$J141];0)" office:value-type="float" office:value="0" calcext:value-type="float">
            <text:p>0</text:p>
          </table:table-cell>
          <table:table-cell table:formula="of:=IF(AND([.$H141]&gt;[.AF$4];[.$L141]=&quot;Hêtre 20&quot;);[.$G141]*[.$E141];0)" office:value-type="float" office:value="0" calcext:value-type="float">
            <text:p>0</text:p>
          </table:table-cell>
          <table:table-cell table:style-name="ce16" table:formula="of:=IF(AND([.H141]&lt;[.AF$4];[.H141]&gt;=[.AH$4];[.L141]=&quot;Hêtre 20&quot;);[.$J141];0)" office:value-type="float" office:value="0" calcext:value-type="float">
            <text:p>0</text:p>
          </table:table-cell>
          <table:table-cell table:formula="of:=IF(AND([.$H141]&gt;=[.AH$4];[.$H141]&lt;[.AF$4];[.$L141]=&quot;Hêtre 20&quot;);[.$G141]*[.$E141];0)" office:value-type="float" office:value="0" calcext:value-type="float">
            <text:p>0</text:p>
          </table:table-cell>
          <table:table-cell table:style-name="ce16" table:formula="of:=IF(AND([.H141]&lt;[.AH$4];[.H141]&gt;=[.AJ$4];[.L141]=&quot;Hêtre 20&quot;;);[.$J141];0)" office:value-type="float" office:value="0" calcext:value-type="float">
            <text:p>0</text:p>
          </table:table-cell>
          <table:table-cell table:formula="of:=IF(AND([.$H141]&gt;=[.AJ$4];[.$H141]&lt;[.AH$4];[.$L141]=&quot;Hêtre 20&quot;);[.$G141]*[.$E141];0)" office:value-type="float" office:value="0" calcext:value-type="float">
            <text:p>0</text:p>
          </table:table-cell>
          <table:table-cell table:style-name="ce16" table:formula="of:=IF(AND([.H141]&lt;[.AJ$4];[.L141]=&quot;Hêtre 20&quot;);[.$J141];0)" office:value-type="float" office:value="0" calcext:value-type="float">
            <text:p>0</text:p>
          </table:table-cell>
          <table:table-cell table:formula="of:=IF(AND([.$H141]&lt;[.AJ$4];[.$L141]=&quot;Hêtre 20&quot;);[.$G141]*[.$E141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Traverse oblique bas 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1272" calcext:value-type="float">
            <text:p>1272</text:p>
          </table:table-cell>
          <table:table-cell table:style-name="ce7" table:formula="of:=[.H130]-2*30-2*2-[.H142]" office:value-type="float" office:value="-351" calcext:value-type="float">
            <text:p>-351</text:p>
          </table:table-cell>
          <table:table-cell table:formula="of:=[.E142]*([.G142]/1000)*([.H142]/1000)" office:value-type="float" office:value="0.11448" calcext:value-type="float">
            <text:p>0,11448</text:p>
          </table:table-cell>
          <table:table-cell table:formula="of:=[.J142]*[.F142]/1000" office:value-type="float" office:value="0.0034344" calcext:value-type="float">
            <text:p>0,0034344</text:p>
          </table:table-cell>
          <table:table-cell office:value-type="string" calcext:value-type="string">
            <text:p>Hêtre 45</text:p>
          </table:table-cell>
          <table:table-cell table:style-name="ce19" table:formula="of:=IF(OR(AND([.F142]&lt;35;[.F142]&gt;22;[.L142]=&quot;Hêtre 45&quot;);AND([.F142]&lt;=22;[.F142]&gt;14;[.L142]=&quot;Hêtre 27&quot;);AND([.F142]&lt;=14;[.L142]=&quot;Hêtre 20&quot;));TRUE())" office:value-type="boolean" office:boolean-value="true" calcext:value-type="boolean">
            <text:p>VRAI</text:p>
          </table:table-cell>
          <table:table-cell table:formula="of:=IF(AND([.H142]&gt;[.P$4];[.L142]=&quot;Hêtre 45&quot;);[.J142];0)" office:value-type="float" office:value="0" calcext:value-type="float">
            <text:p>0</text:p>
          </table:table-cell>
          <table:table-cell table:formula="of:=IF(AND([.$H142]&gt;[.P$4];[.$L142]=&quot;Hêtre 45&quot;);[.$G142]*[.E142];0)" office:value-type="float" office:value="0" calcext:value-type="float">
            <text:p>0</text:p>
          </table:table-cell>
          <table:table-cell table:style-name="ce16" table:formula="of:=IF(AND([.H142]&lt;[.P$4];[.H142]&gt;=[.R$4];[.L142]=&quot;Hêtre 45&quot;;[.F142]&gt;19);[.J142];0)" office:value-type="float" office:value="0" calcext:value-type="float">
            <text:p>0</text:p>
          </table:table-cell>
          <table:table-cell table:formula="of:=IF(AND([.$H142]&gt;=[.R$4];[.$H142]&lt;[.P$4];[.$L142]=&quot;Hêtre 45&quot;);[.$G142]*[.$E142];0)" office:value-type="float" office:value="0" calcext:value-type="float">
            <text:p>0</text:p>
          </table:table-cell>
          <table:table-cell table:style-name="ce16" table:formula="of:=IF(AND([.H142]&lt;[.R$4];[.H142]&gt;=[.T$4];[.L142]=&quot;Hêtre 45&quot;;[.F142]&gt;19);[.J142];0)" office:value-type="float" office:value="0.11448" calcext:value-type="float">
            <text:p>0,11448</text:p>
          </table:table-cell>
          <table:table-cell table:formula="of:=IF(AND([.$H142]&gt;=[.T$4];[.$H142]&lt;[.R$4];[.$L142]=&quot;Hêtre 45&quot;);[.$G142]*[.$E142];0)" office:value-type="float" office:value="90" calcext:value-type="float">
            <text:p>90</text:p>
          </table:table-cell>
          <table:table-cell table:style-name="ce16" table:formula="of:=IF(AND([.H142]&lt;[.T$4];[.L142]=&quot;Hêtre 45&quot;;[.F142]&gt;19);[.J142];0)" office:value-type="float" office:value="0" calcext:value-type="float">
            <text:p>0</text:p>
          </table:table-cell>
          <table:table-cell table:formula="of:=IF(AND([.$H142]&lt;[.T$4];[.$L142]=&quot;Hêtre 45&quot;);[.$G142]*[.$E142];0)" office:value-type="float" office:value="0" calcext:value-type="float">
            <text:p>0</text:p>
          </table:table-cell>
          <table:table-cell table:formula="of:=IF(AND([.H142]&gt;[.X$4];[.L142]=&quot;Hêtre 27&quot;);[.$J142];0)" office:value-type="float" office:value="0" calcext:value-type="float">
            <text:p>0</text:p>
          </table:table-cell>
          <table:table-cell table:formula="of:=IF(AND([.$H142]&gt;[.X$4];[.$L142]=&quot;Hêtre 27&quot;);[.$G142]*[.$E142];0)" office:value-type="float" office:value="0" calcext:value-type="float">
            <text:p>0</text:p>
          </table:table-cell>
          <table:table-cell table:style-name="ce16" table:formula="of:=IF(AND([.H142]&lt;[.X$4];[.H142]&gt;=[.Z$4];[.L142]=&quot;Hêtre 27&quot;);[.$J142];0)" office:value-type="float" office:value="0" calcext:value-type="float">
            <text:p>0</text:p>
          </table:table-cell>
          <table:table-cell table:formula="of:=IF(AND([.$H142]&gt;=[.Z$4];[.$H142]&lt;[.X$4];[.$L142]=&quot;Hêtre 27&quot;);[.$G142]*[.$E142];0)" office:value-type="float" office:value="0" calcext:value-type="float">
            <text:p>0</text:p>
          </table:table-cell>
          <table:table-cell table:style-name="ce16" table:formula="of:=IF(AND([.H142]&lt;[.Z$4];[.H142]&gt;=[.AB$4];[.L142]=&quot;Hêtre 27&quot;;);[.$J142];0)" office:value-type="float" office:value="0" calcext:value-type="float">
            <text:p>0</text:p>
          </table:table-cell>
          <table:table-cell table:formula="of:=IF(AND([.$H142]&gt;=[.AB$4];[.$H142]&lt;[.Z$4];[.$L142]=&quot;Hêtre 27&quot;);[.$G142]*[.E142];0)" office:value-type="float" office:value="0" calcext:value-type="float">
            <text:p>0</text:p>
          </table:table-cell>
          <table:table-cell table:style-name="ce16" table:formula="of:=IF(AND([.H142]&lt;[.AB$4];[.L142]=&quot;Hêtre 27&quot;);[.$J142];0)" office:value-type="float" office:value="0" calcext:value-type="float">
            <text:p>0</text:p>
          </table:table-cell>
          <table:table-cell table:formula="of:=IF(AND([.$H142]&lt;[.AB$4];[.$L142]=&quot;Hêtre 27&quot;);[.$G142]*[.$E142];0)" office:value-type="float" office:value="0" calcext:value-type="float">
            <text:p>0</text:p>
          </table:table-cell>
          <table:table-cell table:formula="of:=IF(AND([.H142]&gt;[.AF$4];[.L142]=&quot;Hêtre 20&quot;);[.$J142];0)" office:value-type="float" office:value="0" calcext:value-type="float">
            <text:p>0</text:p>
          </table:table-cell>
          <table:table-cell table:formula="of:=IF(AND([.$H142]&gt;[.AF$4];[.$L142]=&quot;Hêtre 20&quot;);[.$G142]*[.$E142];0)" office:value-type="float" office:value="0" calcext:value-type="float">
            <text:p>0</text:p>
          </table:table-cell>
          <table:table-cell table:style-name="ce16" table:formula="of:=IF(AND([.H142]&lt;[.AF$4];[.H142]&gt;=[.AH$4];[.L142]=&quot;Hêtre 20&quot;);[.$J142];0)" office:value-type="float" office:value="0" calcext:value-type="float">
            <text:p>0</text:p>
          </table:table-cell>
          <table:table-cell table:formula="of:=IF(AND([.$H142]&gt;=[.AH$4];[.$H142]&lt;[.AF$4];[.$L142]=&quot;Hêtre 20&quot;);[.$G142]*[.$E142];0)" office:value-type="float" office:value="0" calcext:value-type="float">
            <text:p>0</text:p>
          </table:table-cell>
          <table:table-cell table:style-name="ce16" table:formula="of:=IF(AND([.H142]&lt;[.AH$4];[.H142]&gt;=[.AJ$4];[.L142]=&quot;Hêtre 20&quot;;);[.$J142];0)" office:value-type="float" office:value="0" calcext:value-type="float">
            <text:p>0</text:p>
          </table:table-cell>
          <table:table-cell table:formula="of:=IF(AND([.$H142]&gt;=[.AJ$4];[.$H142]&lt;[.AH$4];[.$L142]=&quot;Hêtre 20&quot;);[.$G142]*[.$E142];0)" office:value-type="float" office:value="0" calcext:value-type="float">
            <text:p>0</text:p>
          </table:table-cell>
          <table:table-cell table:style-name="ce16" table:formula="of:=IF(AND([.H142]&lt;[.AJ$4];[.L142]=&quot;Hêtre 20&quot;);[.$J142];0)" office:value-type="float" office:value="0" calcext:value-type="float">
            <text:p>0</text:p>
          </table:table-cell>
          <table:table-cell table:formula="of:=IF(AND([.$H142]&lt;[.AJ$4];[.$L142]=&quot;Hêtre 20&quot;);[.$G142]*[.$E14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51" calcext:value-type="float">
            <text:p>751</text:p>
          </table:table-cell>
          <table:table-cell table:style-name="ce7" table:formula="of:=[.H130]-2*30-2*2-2*100+2*15-[.H143]" office:value-type="float" office:value="0" calcext:value-type="float">
            <text:p>0</text:p>
          </table:table-cell>
          <table:table-cell table:formula="of:=[.E143]*([.G143]/1000)*([.H143]/1000)" office:value-type="float" office:value="0.01502" calcext:value-type="float">
            <text:p>0,01502</text:p>
          </table:table-cell>
          <table:table-cell table:formula="of:=[.J143]*[.F143]/1000" office:value-type="float" office:value="0.0002253" calcext:value-type="float">
            <text:p>0,0002253</text:p>
          </table:table-cell>
          <table:table-cell office:value-type="string" calcext:value-type="string">
            <text:p>Hêtre 27</text:p>
          </table:table-cell>
          <table:table-cell table:style-name="ce19" table:formula="of:=IF(OR(AND([.F143]&lt;35;[.F143]&gt;22;[.L143]=&quot;Hêtre 45&quot;);AND([.F143]&lt;=22;[.F143]&gt;14;[.L143]=&quot;Hêtre 27&quot;);AND([.F143]&lt;=14;[.L143]=&quot;Hêtre 20&quot;));TRUE())" office:value-type="boolean" office:boolean-value="true" calcext:value-type="boolean">
            <text:p>VRAI</text:p>
          </table:table-cell>
          <table:table-cell table:formula="of:=IF(AND([.H143]&gt;[.P$4];[.L143]=&quot;Hêtre 45&quot;);[.J143];0)" office:value-type="float" office:value="0" calcext:value-type="float">
            <text:p>0</text:p>
          </table:table-cell>
          <table:table-cell table:formula="of:=IF(AND([.$H143]&gt;[.P$4];[.$L143]=&quot;Hêtre 45&quot;);[.$G143]*[.E143];0)" office:value-type="float" office:value="0" calcext:value-type="float">
            <text:p>0</text:p>
          </table:table-cell>
          <table:table-cell table:style-name="ce16" table:formula="of:=IF(AND([.H143]&lt;[.P$4];[.H143]&gt;=[.R$4];[.L143]=&quot;Hêtre 45&quot;;[.F143]&gt;19);[.J143];0)" office:value-type="float" office:value="0" calcext:value-type="float">
            <text:p>0</text:p>
          </table:table-cell>
          <table:table-cell table:formula="of:=IF(AND([.$H143]&gt;=[.R$4];[.$H143]&lt;[.P$4];[.$L143]=&quot;Hêtre 45&quot;);[.$G143]*[.$E143];0)" office:value-type="float" office:value="0" calcext:value-type="float">
            <text:p>0</text:p>
          </table:table-cell>
          <table:table-cell table:style-name="ce16" table:formula="of:=IF(AND([.H143]&lt;[.R$4];[.H143]&gt;=[.T$4];[.L143]=&quot;Hêtre 45&quot;;[.F143]&gt;19);[.J143];0)" office:value-type="float" office:value="0" calcext:value-type="float">
            <text:p>0</text:p>
          </table:table-cell>
          <table:table-cell table:formula="of:=IF(AND([.$H143]&gt;=[.T$4];[.$H143]&lt;[.R$4];[.$L143]=&quot;Hêtre 45&quot;);[.$G143]*[.$E143];0)" office:value-type="float" office:value="0" calcext:value-type="float">
            <text:p>0</text:p>
          </table:table-cell>
          <table:table-cell table:style-name="ce16" table:formula="of:=IF(AND([.H143]&lt;[.T$4];[.L143]=&quot;Hêtre 45&quot;;[.F143]&gt;19);[.J143];0)" office:value-type="float" office:value="0" calcext:value-type="float">
            <text:p>0</text:p>
          </table:table-cell>
          <table:table-cell table:formula="of:=IF(AND([.$H143]&lt;[.T$4];[.$L143]=&quot;Hêtre 45&quot;);[.$G143]*[.$E143];0)" office:value-type="float" office:value="0" calcext:value-type="float">
            <text:p>0</text:p>
          </table:table-cell>
          <table:table-cell table:formula="of:=IF(AND([.H143]&gt;[.X$4];[.L143]=&quot;Hêtre 27&quot;);[.$J143];0)" office:value-type="float" office:value="0" calcext:value-type="float">
            <text:p>0</text:p>
          </table:table-cell>
          <table:table-cell table:formula="of:=IF(AND([.$H143]&gt;[.X$4];[.$L143]=&quot;Hêtre 27&quot;);[.$G143]*[.$E143];0)" office:value-type="float" office:value="0" calcext:value-type="float">
            <text:p>0</text:p>
          </table:table-cell>
          <table:table-cell table:style-name="ce16" table:formula="of:=IF(AND([.H143]&lt;[.X$4];[.H143]&gt;=[.Z$4];[.L143]=&quot;Hêtre 27&quot;);[.$J143];0)" office:value-type="float" office:value="0" calcext:value-type="float">
            <text:p>0</text:p>
          </table:table-cell>
          <table:table-cell table:formula="of:=IF(AND([.$H143]&gt;=[.Z$4];[.$H143]&lt;[.X$4];[.$L143]=&quot;Hêtre 27&quot;);[.$G143]*[.$E143];0)" office:value-type="float" office:value="0" calcext:value-type="float">
            <text:p>0</text:p>
          </table:table-cell>
          <table:table-cell table:style-name="ce16" table:formula="of:=IF(AND([.H143]&lt;[.Z$4];[.H143]&gt;=[.AB$4];[.L143]=&quot;Hêtre 27&quot;;);[.$J143];0)" office:value-type="float" office:value="0" calcext:value-type="float">
            <text:p>0</text:p>
          </table:table-cell>
          <table:table-cell table:formula="of:=IF(AND([.$H143]&gt;=[.AB$4];[.$H143]&lt;[.Z$4];[.$L143]=&quot;Hêtre 27&quot;);[.$G143]*[.E143];0)" office:value-type="float" office:value="0" calcext:value-type="float">
            <text:p>0</text:p>
          </table:table-cell>
          <table:table-cell table:style-name="ce16" table:formula="of:=IF(AND([.H143]&lt;[.AB$4];[.L143]=&quot;Hêtre 27&quot;);[.$J143];0)" office:value-type="float" office:value="0.01502" calcext:value-type="float">
            <text:p>0,01502</text:p>
          </table:table-cell>
          <table:table-cell table:formula="of:=IF(AND([.$H143]&lt;[.AB$4];[.$L143]=&quot;Hêtre 27&quot;);[.$G143]*[.$E143];0)" office:value-type="float" office:value="20" calcext:value-type="float">
            <text:p>20</text:p>
          </table:table-cell>
          <table:table-cell table:formula="of:=IF(AND([.H143]&gt;[.AF$4];[.L143]=&quot;Hêtre 20&quot;);[.$J143];0)" office:value-type="float" office:value="0" calcext:value-type="float">
            <text:p>0</text:p>
          </table:table-cell>
          <table:table-cell table:formula="of:=IF(AND([.$H143]&gt;[.AF$4];[.$L143]=&quot;Hêtre 20&quot;);[.$G143]*[.$E143];0)" office:value-type="float" office:value="0" calcext:value-type="float">
            <text:p>0</text:p>
          </table:table-cell>
          <table:table-cell table:style-name="ce16" table:formula="of:=IF(AND([.H143]&lt;[.AF$4];[.H143]&gt;=[.AH$4];[.L143]=&quot;Hêtre 20&quot;);[.$J143];0)" office:value-type="float" office:value="0" calcext:value-type="float">
            <text:p>0</text:p>
          </table:table-cell>
          <table:table-cell table:formula="of:=IF(AND([.$H143]&gt;=[.AH$4];[.$H143]&lt;[.AF$4];[.$L143]=&quot;Hêtre 20&quot;);[.$G143]*[.$E143];0)" office:value-type="float" office:value="0" calcext:value-type="float">
            <text:p>0</text:p>
          </table:table-cell>
          <table:table-cell table:style-name="ce16" table:formula="of:=IF(AND([.H143]&lt;[.AH$4];[.H143]&gt;=[.AJ$4];[.L143]=&quot;Hêtre 20&quot;;);[.$J143];0)" office:value-type="float" office:value="0" calcext:value-type="float">
            <text:p>0</text:p>
          </table:table-cell>
          <table:table-cell table:formula="of:=IF(AND([.$H143]&gt;=[.AJ$4];[.$H143]&lt;[.AH$4];[.$L143]=&quot;Hêtre 20&quot;);[.$G143]*[.$E143];0)" office:value-type="float" office:value="0" calcext:value-type="float">
            <text:p>0</text:p>
          </table:table-cell>
          <table:table-cell table:style-name="ce16" table:formula="of:=IF(AND([.H143]&lt;[.AJ$4];[.L143]=&quot;Hêtre 20&quot;);[.$J143];0)" office:value-type="float" office:value="0" calcext:value-type="float">
            <text:p>0</text:p>
          </table:table-cell>
          <table:table-cell table:formula="of:=IF(AND([.$H143]&lt;[.AJ$4];[.$L143]=&quot;Hêtre 20&quot;);[.$G143]*[.$E14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38" calcext:value-type="float">
            <text:p>838</text:p>
          </table:table-cell>
          <table:table-cell table:style-name="ce7"/>
          <table:table-cell table:formula="of:=[.E144]*([.G144]/1000)*([.H144]/1000)" office:value-type="float" office:value="0.01676" calcext:value-type="float">
            <text:p>0,01676</text:p>
          </table:table-cell>
          <table:table-cell table:formula="of:=[.J144]*[.F144]/1000" office:value-type="float" office:value="0.0002514" calcext:value-type="float">
            <text:p>0,0002514</text:p>
          </table:table-cell>
          <table:table-cell office:value-type="string" calcext:value-type="string">
            <text:p>Hêtre 27</text:p>
          </table:table-cell>
          <table:table-cell table:style-name="ce19" table:formula="of:=IF(OR(AND([.F144]&lt;35;[.F144]&gt;22;[.L144]=&quot;Hêtre 45&quot;);AND([.F144]&lt;=22;[.F144]&gt;14;[.L144]=&quot;Hêtre 27&quot;);AND([.F144]&lt;=14;[.L144]=&quot;Hêtre 20&quot;));TRUE())" office:value-type="boolean" office:boolean-value="true" calcext:value-type="boolean">
            <text:p>VRAI</text:p>
          </table:table-cell>
          <table:table-cell table:formula="of:=IF(AND([.H144]&gt;[.P$4];[.L144]=&quot;Hêtre 45&quot;);[.J144];0)" office:value-type="float" office:value="0" calcext:value-type="float">
            <text:p>0</text:p>
          </table:table-cell>
          <table:table-cell table:formula="of:=IF(AND([.$H144]&gt;[.P$4];[.$L144]=&quot;Hêtre 45&quot;);[.$G144]*[.E144];0)" office:value-type="float" office:value="0" calcext:value-type="float">
            <text:p>0</text:p>
          </table:table-cell>
          <table:table-cell table:style-name="ce16" table:formula="of:=IF(AND([.H144]&lt;[.P$4];[.H144]&gt;=[.R$4];[.L144]=&quot;Hêtre 45&quot;;[.F144]&gt;19);[.J144];0)" office:value-type="float" office:value="0" calcext:value-type="float">
            <text:p>0</text:p>
          </table:table-cell>
          <table:table-cell table:formula="of:=IF(AND([.$H144]&gt;=[.R$4];[.$H144]&lt;[.P$4];[.$L144]=&quot;Hêtre 45&quot;);[.$G144]*[.$E144];0)" office:value-type="float" office:value="0" calcext:value-type="float">
            <text:p>0</text:p>
          </table:table-cell>
          <table:table-cell table:style-name="ce16" table:formula="of:=IF(AND([.H144]&lt;[.R$4];[.H144]&gt;=[.T$4];[.L144]=&quot;Hêtre 45&quot;;[.F144]&gt;19);[.J144];0)" office:value-type="float" office:value="0" calcext:value-type="float">
            <text:p>0</text:p>
          </table:table-cell>
          <table:table-cell table:formula="of:=IF(AND([.$H144]&gt;=[.T$4];[.$H144]&lt;[.R$4];[.$L144]=&quot;Hêtre 45&quot;);[.$G144]*[.$E144];0)" office:value-type="float" office:value="0" calcext:value-type="float">
            <text:p>0</text:p>
          </table:table-cell>
          <table:table-cell table:style-name="ce16" table:formula="of:=IF(AND([.H144]&lt;[.T$4];[.L144]=&quot;Hêtre 45&quot;;[.F144]&gt;19);[.J144];0)" office:value-type="float" office:value="0" calcext:value-type="float">
            <text:p>0</text:p>
          </table:table-cell>
          <table:table-cell table:formula="of:=IF(AND([.$H144]&lt;[.T$4];[.$L144]=&quot;Hêtre 45&quot;);[.$G144]*[.$E144];0)" office:value-type="float" office:value="0" calcext:value-type="float">
            <text:p>0</text:p>
          </table:table-cell>
          <table:table-cell table:formula="of:=IF(AND([.H144]&gt;[.X$4];[.L144]=&quot;Hêtre 27&quot;);[.$J144];0)" office:value-type="float" office:value="0" calcext:value-type="float">
            <text:p>0</text:p>
          </table:table-cell>
          <table:table-cell table:formula="of:=IF(AND([.$H144]&gt;[.X$4];[.$L144]=&quot;Hêtre 27&quot;);[.$G144]*[.$E144];0)" office:value-type="float" office:value="0" calcext:value-type="float">
            <text:p>0</text:p>
          </table:table-cell>
          <table:table-cell table:style-name="ce16" table:formula="of:=IF(AND([.H144]&lt;[.X$4];[.H144]&gt;=[.Z$4];[.L144]=&quot;Hêtre 27&quot;);[.$J144];0)" office:value-type="float" office:value="0" calcext:value-type="float">
            <text:p>0</text:p>
          </table:table-cell>
          <table:table-cell table:formula="of:=IF(AND([.$H144]&gt;=[.Z$4];[.$H144]&lt;[.X$4];[.$L144]=&quot;Hêtre 27&quot;);[.$G144]*[.$E144];0)" office:value-type="float" office:value="0" calcext:value-type="float">
            <text:p>0</text:p>
          </table:table-cell>
          <table:table-cell table:style-name="ce16" table:formula="of:=IF(AND([.H144]&lt;[.Z$4];[.H144]&gt;=[.AB$4];[.L144]=&quot;Hêtre 27&quot;;);[.$J144];0)" office:value-type="float" office:value="0" calcext:value-type="float">
            <text:p>0</text:p>
          </table:table-cell>
          <table:table-cell table:formula="of:=IF(AND([.$H144]&gt;=[.AB$4];[.$H144]&lt;[.Z$4];[.$L144]=&quot;Hêtre 27&quot;);[.$G144]*[.E144];0)" office:value-type="float" office:value="0" calcext:value-type="float">
            <text:p>0</text:p>
          </table:table-cell>
          <table:table-cell table:style-name="ce16" table:formula="of:=IF(AND([.H144]&lt;[.AB$4];[.L144]=&quot;Hêtre 27&quot;);[.$J144];0)" office:value-type="float" office:value="0.01676" calcext:value-type="float">
            <text:p>0,01676</text:p>
          </table:table-cell>
          <table:table-cell table:formula="of:=IF(AND([.$H144]&lt;[.AB$4];[.$L144]=&quot;Hêtre 27&quot;);[.$G144]*[.$E144];0)" office:value-type="float" office:value="20" calcext:value-type="float">
            <text:p>20</text:p>
          </table:table-cell>
          <table:table-cell table:formula="of:=IF(AND([.H144]&gt;[.AF$4];[.L144]=&quot;Hêtre 20&quot;);[.$J144];0)" office:value-type="float" office:value="0" calcext:value-type="float">
            <text:p>0</text:p>
          </table:table-cell>
          <table:table-cell table:formula="of:=IF(AND([.$H144]&gt;[.AF$4];[.$L144]=&quot;Hêtre 20&quot;);[.$G144]*[.$E144];0)" office:value-type="float" office:value="0" calcext:value-type="float">
            <text:p>0</text:p>
          </table:table-cell>
          <table:table-cell table:style-name="ce16" table:formula="of:=IF(AND([.H144]&lt;[.AF$4];[.H144]&gt;=[.AH$4];[.L144]=&quot;Hêtre 20&quot;);[.$J144];0)" office:value-type="float" office:value="0" calcext:value-type="float">
            <text:p>0</text:p>
          </table:table-cell>
          <table:table-cell table:formula="of:=IF(AND([.$H144]&gt;=[.AH$4];[.$H144]&lt;[.AF$4];[.$L144]=&quot;Hêtre 20&quot;);[.$G144]*[.$E144];0)" office:value-type="float" office:value="0" calcext:value-type="float">
            <text:p>0</text:p>
          </table:table-cell>
          <table:table-cell table:style-name="ce16" table:formula="of:=IF(AND([.H144]&lt;[.AH$4];[.H144]&gt;=[.AJ$4];[.L144]=&quot;Hêtre 20&quot;;);[.$J144];0)" office:value-type="float" office:value="0" calcext:value-type="float">
            <text:p>0</text:p>
          </table:table-cell>
          <table:table-cell table:formula="of:=IF(AND([.$H144]&gt;=[.AJ$4];[.$H144]&lt;[.AH$4];[.$L144]=&quot;Hêtre 20&quot;);[.$G144]*[.$E144];0)" office:value-type="float" office:value="0" calcext:value-type="float">
            <text:p>0</text:p>
          </table:table-cell>
          <table:table-cell table:style-name="ce16" table:formula="of:=IF(AND([.H144]&lt;[.AJ$4];[.L144]=&quot;Hêtre 20&quot;);[.$J144];0)" office:value-type="float" office:value="0" calcext:value-type="float">
            <text:p>0</text:p>
          </table:table-cell>
          <table:table-cell table:formula="of:=IF(AND([.$H144]&lt;[.AJ$4];[.$L144]=&quot;Hêtre 20&quot;);[.$G144]*[.$E14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38" calcext:value-type="float">
            <text:p>838</text:p>
          </table:table-cell>
          <table:table-cell table:style-name="ce7"/>
          <table:table-cell table:formula="of:=[.E145]*([.G145]/1000)*([.H145]/1000)" office:value-type="float" office:value="0.01676" calcext:value-type="float">
            <text:p>0,01676</text:p>
          </table:table-cell>
          <table:table-cell table:formula="of:=[.J145]*[.F145]/1000" office:value-type="float" office:value="0.0002514" calcext:value-type="float">
            <text:p>0,0002514</text:p>
          </table:table-cell>
          <table:table-cell office:value-type="string" calcext:value-type="string">
            <text:p>Hêtre 27</text:p>
          </table:table-cell>
          <table:table-cell table:style-name="ce19" table:formula="of:=IF(OR(AND([.F145]&lt;35;[.F145]&gt;22;[.L145]=&quot;Hêtre 45&quot;);AND([.F145]&lt;=22;[.F145]&gt;14;[.L145]=&quot;Hêtre 27&quot;);AND([.F145]&lt;=14;[.L145]=&quot;Hêtre 20&quot;));TRUE())" office:value-type="boolean" office:boolean-value="true" calcext:value-type="boolean">
            <text:p>VRAI</text:p>
          </table:table-cell>
          <table:table-cell table:formula="of:=IF(AND([.H145]&gt;[.P$4];[.L145]=&quot;Hêtre 45&quot;);[.J145];0)" office:value-type="float" office:value="0" calcext:value-type="float">
            <text:p>0</text:p>
          </table:table-cell>
          <table:table-cell table:formula="of:=IF(AND([.$H145]&gt;[.P$4];[.$L145]=&quot;Hêtre 45&quot;);[.$G145]*[.E145];0)" office:value-type="float" office:value="0" calcext:value-type="float">
            <text:p>0</text:p>
          </table:table-cell>
          <table:table-cell table:style-name="ce16" table:formula="of:=IF(AND([.H145]&lt;[.P$4];[.H145]&gt;=[.R$4];[.L145]=&quot;Hêtre 45&quot;;[.F145]&gt;19);[.J145];0)" office:value-type="float" office:value="0" calcext:value-type="float">
            <text:p>0</text:p>
          </table:table-cell>
          <table:table-cell table:formula="of:=IF(AND([.$H145]&gt;=[.R$4];[.$H145]&lt;[.P$4];[.$L145]=&quot;Hêtre 45&quot;);[.$G145]*[.$E145];0)" office:value-type="float" office:value="0" calcext:value-type="float">
            <text:p>0</text:p>
          </table:table-cell>
          <table:table-cell table:style-name="ce16" table:formula="of:=IF(AND([.H145]&lt;[.R$4];[.H145]&gt;=[.T$4];[.L145]=&quot;Hêtre 45&quot;;[.F145]&gt;19);[.J145];0)" office:value-type="float" office:value="0" calcext:value-type="float">
            <text:p>0</text:p>
          </table:table-cell>
          <table:table-cell table:formula="of:=IF(AND([.$H145]&gt;=[.T$4];[.$H145]&lt;[.R$4];[.$L145]=&quot;Hêtre 45&quot;);[.$G145]*[.$E145];0)" office:value-type="float" office:value="0" calcext:value-type="float">
            <text:p>0</text:p>
          </table:table-cell>
          <table:table-cell table:style-name="ce16" table:formula="of:=IF(AND([.H145]&lt;[.T$4];[.L145]=&quot;Hêtre 45&quot;;[.F145]&gt;19);[.J145];0)" office:value-type="float" office:value="0" calcext:value-type="float">
            <text:p>0</text:p>
          </table:table-cell>
          <table:table-cell table:formula="of:=IF(AND([.$H145]&lt;[.T$4];[.$L145]=&quot;Hêtre 45&quot;);[.$G145]*[.$E145];0)" office:value-type="float" office:value="0" calcext:value-type="float">
            <text:p>0</text:p>
          </table:table-cell>
          <table:table-cell table:formula="of:=IF(AND([.H145]&gt;[.X$4];[.L145]=&quot;Hêtre 27&quot;);[.$J145];0)" office:value-type="float" office:value="0" calcext:value-type="float">
            <text:p>0</text:p>
          </table:table-cell>
          <table:table-cell table:formula="of:=IF(AND([.$H145]&gt;[.X$4];[.$L145]=&quot;Hêtre 27&quot;);[.$G145]*[.$E145];0)" office:value-type="float" office:value="0" calcext:value-type="float">
            <text:p>0</text:p>
          </table:table-cell>
          <table:table-cell table:style-name="ce16" table:formula="of:=IF(AND([.H145]&lt;[.X$4];[.H145]&gt;=[.Z$4];[.L145]=&quot;Hêtre 27&quot;);[.$J145];0)" office:value-type="float" office:value="0" calcext:value-type="float">
            <text:p>0</text:p>
          </table:table-cell>
          <table:table-cell table:formula="of:=IF(AND([.$H145]&gt;=[.Z$4];[.$H145]&lt;[.X$4];[.$L145]=&quot;Hêtre 27&quot;);[.$G145]*[.$E145];0)" office:value-type="float" office:value="0" calcext:value-type="float">
            <text:p>0</text:p>
          </table:table-cell>
          <table:table-cell table:style-name="ce16" table:formula="of:=IF(AND([.H145]&lt;[.Z$4];[.H145]&gt;=[.AB$4];[.L145]=&quot;Hêtre 27&quot;;);[.$J145];0)" office:value-type="float" office:value="0" calcext:value-type="float">
            <text:p>0</text:p>
          </table:table-cell>
          <table:table-cell table:formula="of:=IF(AND([.$H145]&gt;=[.AB$4];[.$H145]&lt;[.Z$4];[.$L145]=&quot;Hêtre 27&quot;);[.$G145]*[.E145];0)" office:value-type="float" office:value="0" calcext:value-type="float">
            <text:p>0</text:p>
          </table:table-cell>
          <table:table-cell table:style-name="ce16" table:formula="of:=IF(AND([.H145]&lt;[.AB$4];[.L145]=&quot;Hêtre 27&quot;);[.$J145];0)" office:value-type="float" office:value="0.01676" calcext:value-type="float">
            <text:p>0,01676</text:p>
          </table:table-cell>
          <table:table-cell table:formula="of:=IF(AND([.$H145]&lt;[.AB$4];[.$L145]=&quot;Hêtre 27&quot;);[.$G145]*[.$E145];0)" office:value-type="float" office:value="20" calcext:value-type="float">
            <text:p>20</text:p>
          </table:table-cell>
          <table:table-cell table:formula="of:=IF(AND([.H145]&gt;[.AF$4];[.L145]=&quot;Hêtre 20&quot;);[.$J145];0)" office:value-type="float" office:value="0" calcext:value-type="float">
            <text:p>0</text:p>
          </table:table-cell>
          <table:table-cell table:formula="of:=IF(AND([.$H145]&gt;[.AF$4];[.$L145]=&quot;Hêtre 20&quot;);[.$G145]*[.$E145];0)" office:value-type="float" office:value="0" calcext:value-type="float">
            <text:p>0</text:p>
          </table:table-cell>
          <table:table-cell table:style-name="ce16" table:formula="of:=IF(AND([.H145]&lt;[.AF$4];[.H145]&gt;=[.AH$4];[.L145]=&quot;Hêtre 20&quot;);[.$J145];0)" office:value-type="float" office:value="0" calcext:value-type="float">
            <text:p>0</text:p>
          </table:table-cell>
          <table:table-cell table:formula="of:=IF(AND([.$H145]&gt;=[.AH$4];[.$H145]&lt;[.AF$4];[.$L145]=&quot;Hêtre 20&quot;);[.$G145]*[.$E145];0)" office:value-type="float" office:value="0" calcext:value-type="float">
            <text:p>0</text:p>
          </table:table-cell>
          <table:table-cell table:style-name="ce16" table:formula="of:=IF(AND([.H145]&lt;[.AH$4];[.H145]&gt;=[.AJ$4];[.L145]=&quot;Hêtre 20&quot;;);[.$J145];0)" office:value-type="float" office:value="0" calcext:value-type="float">
            <text:p>0</text:p>
          </table:table-cell>
          <table:table-cell table:formula="of:=IF(AND([.$H145]&gt;=[.AJ$4];[.$H145]&lt;[.AH$4];[.$L145]=&quot;Hêtre 20&quot;);[.$G145]*[.$E145];0)" office:value-type="float" office:value="0" calcext:value-type="float">
            <text:p>0</text:p>
          </table:table-cell>
          <table:table-cell table:style-name="ce16" table:formula="of:=IF(AND([.H145]&lt;[.AJ$4];[.L145]=&quot;Hêtre 20&quot;);[.$J145];0)" office:value-type="float" office:value="0" calcext:value-type="float">
            <text:p>0</text:p>
          </table:table-cell>
          <table:table-cell table:formula="of:=IF(AND([.$H145]&lt;[.AJ$4];[.$L145]=&quot;Hêtre 20&quot;);[.$G145]*[.$E14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645" calcext:value-type="float">
            <text:p>1645</text:p>
          </table:table-cell>
          <table:table-cell table:style-name="ce7"/>
          <table:table-cell table:formula="of:=[.E146]*([.G146]/1000)*([.H146]/1000)" office:value-type="float" office:value="0.0329" calcext:value-type="float">
            <text:p>0,0329</text:p>
          </table:table-cell>
          <table:table-cell table:formula="of:=[.J146]*[.F146]/1000" office:value-type="float" office:value="0.0004935" calcext:value-type="float">
            <text:p>0,0004935</text:p>
          </table:table-cell>
          <table:table-cell office:value-type="string" calcext:value-type="string">
            <text:p>Hêtre 27</text:p>
          </table:table-cell>
          <table:table-cell table:style-name="ce19" table:formula="of:=IF(OR(AND([.F146]&lt;35;[.F146]&gt;22;[.L146]=&quot;Hêtre 45&quot;);AND([.F146]&lt;=22;[.F146]&gt;14;[.L146]=&quot;Hêtre 27&quot;);AND([.F146]&lt;=14;[.L146]=&quot;Hêtre 20&quot;));TRUE())" office:value-type="boolean" office:boolean-value="true" calcext:value-type="boolean">
            <text:p>VRAI</text:p>
          </table:table-cell>
          <table:table-cell table:formula="of:=IF(AND([.H146]&gt;[.P$4];[.L146]=&quot;Hêtre 45&quot;);[.J146];0)" office:value-type="float" office:value="0" calcext:value-type="float">
            <text:p>0</text:p>
          </table:table-cell>
          <table:table-cell table:formula="of:=IF(AND([.$H146]&gt;[.P$4];[.$L146]=&quot;Hêtre 45&quot;);[.$G146]*[.E146];0)" office:value-type="float" office:value="0" calcext:value-type="float">
            <text:p>0</text:p>
          </table:table-cell>
          <table:table-cell table:style-name="ce16" table:formula="of:=IF(AND([.H146]&lt;[.P$4];[.H146]&gt;=[.R$4];[.L146]=&quot;Hêtre 45&quot;;[.F146]&gt;19);[.J146];0)" office:value-type="float" office:value="0" calcext:value-type="float">
            <text:p>0</text:p>
          </table:table-cell>
          <table:table-cell table:formula="of:=IF(AND([.$H146]&gt;=[.R$4];[.$H146]&lt;[.P$4];[.$L146]=&quot;Hêtre 45&quot;);[.$G146]*[.$E146];0)" office:value-type="float" office:value="0" calcext:value-type="float">
            <text:p>0</text:p>
          </table:table-cell>
          <table:table-cell table:style-name="ce16" table:formula="of:=IF(AND([.H146]&lt;[.R$4];[.H146]&gt;=[.T$4];[.L146]=&quot;Hêtre 45&quot;;[.F146]&gt;19);[.J146];0)" office:value-type="float" office:value="0" calcext:value-type="float">
            <text:p>0</text:p>
          </table:table-cell>
          <table:table-cell table:formula="of:=IF(AND([.$H146]&gt;=[.T$4];[.$H146]&lt;[.R$4];[.$L146]=&quot;Hêtre 45&quot;);[.$G146]*[.$E146];0)" office:value-type="float" office:value="0" calcext:value-type="float">
            <text:p>0</text:p>
          </table:table-cell>
          <table:table-cell table:style-name="ce16" table:formula="of:=IF(AND([.H146]&lt;[.T$4];[.L146]=&quot;Hêtre 45&quot;;[.F146]&gt;19);[.J146];0)" office:value-type="float" office:value="0" calcext:value-type="float">
            <text:p>0</text:p>
          </table:table-cell>
          <table:table-cell table:formula="of:=IF(AND([.$H146]&lt;[.T$4];[.$L146]=&quot;Hêtre 45&quot;);[.$G146]*[.$E146];0)" office:value-type="float" office:value="0" calcext:value-type="float">
            <text:p>0</text:p>
          </table:table-cell>
          <table:table-cell table:formula="of:=IF(AND([.H146]&gt;[.X$4];[.L146]=&quot;Hêtre 27&quot;);[.$J146];0)" office:value-type="float" office:value="0" calcext:value-type="float">
            <text:p>0</text:p>
          </table:table-cell>
          <table:table-cell table:formula="of:=IF(AND([.$H146]&gt;[.X$4];[.$L146]=&quot;Hêtre 27&quot;);[.$G146]*[.$E146];0)" office:value-type="float" office:value="0" calcext:value-type="float">
            <text:p>0</text:p>
          </table:table-cell>
          <table:table-cell table:style-name="ce16" table:formula="of:=IF(AND([.H146]&lt;[.X$4];[.H146]&gt;=[.Z$4];[.L146]=&quot;Hêtre 27&quot;);[.$J146];0)" office:value-type="float" office:value="0.0329" calcext:value-type="float">
            <text:p>0,0329</text:p>
          </table:table-cell>
          <table:table-cell table:formula="of:=IF(AND([.$H146]&gt;=[.Z$4];[.$H146]&lt;[.X$4];[.$L146]=&quot;Hêtre 27&quot;);[.$G146]*[.$E146];0)" office:value-type="float" office:value="20" calcext:value-type="float">
            <text:p>20</text:p>
          </table:table-cell>
          <table:table-cell table:style-name="ce16" table:formula="of:=IF(AND([.H146]&lt;[.Z$4];[.H146]&gt;=[.AB$4];[.L146]=&quot;Hêtre 27&quot;;);[.$J146];0)" office:value-type="float" office:value="0" calcext:value-type="float">
            <text:p>0</text:p>
          </table:table-cell>
          <table:table-cell table:formula="of:=IF(AND([.$H146]&gt;=[.AB$4];[.$H146]&lt;[.Z$4];[.$L146]=&quot;Hêtre 27&quot;);[.$G146]*[.E146];0)" office:value-type="float" office:value="0" calcext:value-type="float">
            <text:p>0</text:p>
          </table:table-cell>
          <table:table-cell table:style-name="ce16" table:formula="of:=IF(AND([.H146]&lt;[.AB$4];[.L146]=&quot;Hêtre 27&quot;);[.$J146];0)" office:value-type="float" office:value="0" calcext:value-type="float">
            <text:p>0</text:p>
          </table:table-cell>
          <table:table-cell table:formula="of:=IF(AND([.$H146]&lt;[.AB$4];[.$L146]=&quot;Hêtre 27&quot;);[.$G146]*[.$E146];0)" office:value-type="float" office:value="0" calcext:value-type="float">
            <text:p>0</text:p>
          </table:table-cell>
          <table:table-cell table:formula="of:=IF(AND([.H146]&gt;[.AF$4];[.L146]=&quot;Hêtre 20&quot;);[.$J146];0)" office:value-type="float" office:value="0" calcext:value-type="float">
            <text:p>0</text:p>
          </table:table-cell>
          <table:table-cell table:formula="of:=IF(AND([.$H146]&gt;[.AF$4];[.$L146]=&quot;Hêtre 20&quot;);[.$G146]*[.$E146];0)" office:value-type="float" office:value="0" calcext:value-type="float">
            <text:p>0</text:p>
          </table:table-cell>
          <table:table-cell table:style-name="ce16" table:formula="of:=IF(AND([.H146]&lt;[.AF$4];[.H146]&gt;=[.AH$4];[.L146]=&quot;Hêtre 20&quot;);[.$J146];0)" office:value-type="float" office:value="0" calcext:value-type="float">
            <text:p>0</text:p>
          </table:table-cell>
          <table:table-cell table:formula="of:=IF(AND([.$H146]&gt;=[.AH$4];[.$H146]&lt;[.AF$4];[.$L146]=&quot;Hêtre 20&quot;);[.$G146]*[.$E146];0)" office:value-type="float" office:value="0" calcext:value-type="float">
            <text:p>0</text:p>
          </table:table-cell>
          <table:table-cell table:style-name="ce16" table:formula="of:=IF(AND([.H146]&lt;[.AH$4];[.H146]&gt;=[.AJ$4];[.L146]=&quot;Hêtre 20&quot;;);[.$J146];0)" office:value-type="float" office:value="0" calcext:value-type="float">
            <text:p>0</text:p>
          </table:table-cell>
          <table:table-cell table:formula="of:=IF(AND([.$H146]&gt;=[.AJ$4];[.$H146]&lt;[.AH$4];[.$L146]=&quot;Hêtre 20&quot;);[.$G146]*[.$E146];0)" office:value-type="float" office:value="0" calcext:value-type="float">
            <text:p>0</text:p>
          </table:table-cell>
          <table:table-cell table:style-name="ce16" table:formula="of:=IF(AND([.H146]&lt;[.AJ$4];[.L146]=&quot;Hêtre 20&quot;);[.$J146];0)" office:value-type="float" office:value="0" calcext:value-type="float">
            <text:p>0</text:p>
          </table:table-cell>
          <table:table-cell table:formula="of:=IF(AND([.$H146]&lt;[.AJ$4];[.$L146]=&quot;Hêtre 20&quot;);[.$G146]*[.$E14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51" calcext:value-type="float">
            <text:p>751</text:p>
          </table:table-cell>
          <table:table-cell table:style-name="ce7" table:formula="of:=[.H130]-2*30-2*2-2*100+2*15-[.H147]" office:value-type="float" office:value="0" calcext:value-type="float">
            <text:p>0</text:p>
          </table:table-cell>
          <table:table-cell table:formula="of:=[.E147]*([.G147]/1000)*([.H147]/1000)" office:value-type="float" office:value="0.01502" calcext:value-type="float">
            <text:p>0,01502</text:p>
          </table:table-cell>
          <table:table-cell table:formula="of:=[.J147]*[.F147]/1000" office:value-type="float" office:value="0.0002253" calcext:value-type="float">
            <text:p>0,0002253</text:p>
          </table:table-cell>
          <table:table-cell office:value-type="string" calcext:value-type="string">
            <text:p>Hêtre 27</text:p>
          </table:table-cell>
          <table:table-cell table:style-name="ce19" table:formula="of:=IF(OR(AND([.F147]&lt;35;[.F147]&gt;22;[.L147]=&quot;Hêtre 45&quot;);AND([.F147]&lt;=22;[.F147]&gt;14;[.L147]=&quot;Hêtre 27&quot;);AND([.F147]&lt;=14;[.L147]=&quot;Hêtre 20&quot;));TRUE())" office:value-type="boolean" office:boolean-value="true" calcext:value-type="boolean">
            <text:p>VRAI</text:p>
          </table:table-cell>
          <table:table-cell table:formula="of:=IF(AND([.H147]&gt;[.P$4];[.L147]=&quot;Hêtre 45&quot;);[.J147];0)" office:value-type="float" office:value="0" calcext:value-type="float">
            <text:p>0</text:p>
          </table:table-cell>
          <table:table-cell table:formula="of:=IF(AND([.$H147]&gt;[.P$4];[.$L147]=&quot;Hêtre 45&quot;);[.$G147]*[.E147];0)" office:value-type="float" office:value="0" calcext:value-type="float">
            <text:p>0</text:p>
          </table:table-cell>
          <table:table-cell table:style-name="ce16" table:formula="of:=IF(AND([.H147]&lt;[.P$4];[.H147]&gt;=[.R$4];[.L147]=&quot;Hêtre 45&quot;;[.F147]&gt;19);[.J147];0)" office:value-type="float" office:value="0" calcext:value-type="float">
            <text:p>0</text:p>
          </table:table-cell>
          <table:table-cell table:formula="of:=IF(AND([.$H147]&gt;=[.R$4];[.$H147]&lt;[.P$4];[.$L147]=&quot;Hêtre 45&quot;);[.$G147]*[.$E147];0)" office:value-type="float" office:value="0" calcext:value-type="float">
            <text:p>0</text:p>
          </table:table-cell>
          <table:table-cell table:style-name="ce16" table:formula="of:=IF(AND([.H147]&lt;[.R$4];[.H147]&gt;=[.T$4];[.L147]=&quot;Hêtre 45&quot;;[.F147]&gt;19);[.J147];0)" office:value-type="float" office:value="0" calcext:value-type="float">
            <text:p>0</text:p>
          </table:table-cell>
          <table:table-cell table:formula="of:=IF(AND([.$H147]&gt;=[.T$4];[.$H147]&lt;[.R$4];[.$L147]=&quot;Hêtre 45&quot;);[.$G147]*[.$E147];0)" office:value-type="float" office:value="0" calcext:value-type="float">
            <text:p>0</text:p>
          </table:table-cell>
          <table:table-cell table:style-name="ce16" table:formula="of:=IF(AND([.H147]&lt;[.T$4];[.L147]=&quot;Hêtre 45&quot;;[.F147]&gt;19);[.J147];0)" office:value-type="float" office:value="0" calcext:value-type="float">
            <text:p>0</text:p>
          </table:table-cell>
          <table:table-cell table:formula="of:=IF(AND([.$H147]&lt;[.T$4];[.$L147]=&quot;Hêtre 45&quot;);[.$G147]*[.$E147];0)" office:value-type="float" office:value="0" calcext:value-type="float">
            <text:p>0</text:p>
          </table:table-cell>
          <table:table-cell table:formula="of:=IF(AND([.H147]&gt;[.X$4];[.L147]=&quot;Hêtre 27&quot;);[.$J147];0)" office:value-type="float" office:value="0" calcext:value-type="float">
            <text:p>0</text:p>
          </table:table-cell>
          <table:table-cell table:formula="of:=IF(AND([.$H147]&gt;[.X$4];[.$L147]=&quot;Hêtre 27&quot;);[.$G147]*[.$E147];0)" office:value-type="float" office:value="0" calcext:value-type="float">
            <text:p>0</text:p>
          </table:table-cell>
          <table:table-cell table:style-name="ce16" table:formula="of:=IF(AND([.H147]&lt;[.X$4];[.H147]&gt;=[.Z$4];[.L147]=&quot;Hêtre 27&quot;);[.$J147];0)" office:value-type="float" office:value="0" calcext:value-type="float">
            <text:p>0</text:p>
          </table:table-cell>
          <table:table-cell table:formula="of:=IF(AND([.$H147]&gt;=[.Z$4];[.$H147]&lt;[.X$4];[.$L147]=&quot;Hêtre 27&quot;);[.$G147]*[.$E147];0)" office:value-type="float" office:value="0" calcext:value-type="float">
            <text:p>0</text:p>
          </table:table-cell>
          <table:table-cell table:style-name="ce16" table:formula="of:=IF(AND([.H147]&lt;[.Z$4];[.H147]&gt;=[.AB$4];[.L147]=&quot;Hêtre 27&quot;;);[.$J147];0)" office:value-type="float" office:value="0" calcext:value-type="float">
            <text:p>0</text:p>
          </table:table-cell>
          <table:table-cell table:formula="of:=IF(AND([.$H147]&gt;=[.AB$4];[.$H147]&lt;[.Z$4];[.$L147]=&quot;Hêtre 27&quot;);[.$G147]*[.E147];0)" office:value-type="float" office:value="0" calcext:value-type="float">
            <text:p>0</text:p>
          </table:table-cell>
          <table:table-cell table:style-name="ce16" table:formula="of:=IF(AND([.H147]&lt;[.AB$4];[.L147]=&quot;Hêtre 27&quot;);[.$J147];0)" office:value-type="float" office:value="0.01502" calcext:value-type="float">
            <text:p>0,01502</text:p>
          </table:table-cell>
          <table:table-cell table:formula="of:=IF(AND([.$H147]&lt;[.AB$4];[.$L147]=&quot;Hêtre 27&quot;);[.$G147]*[.$E147];0)" office:value-type="float" office:value="20" calcext:value-type="float">
            <text:p>20</text:p>
          </table:table-cell>
          <table:table-cell table:formula="of:=IF(AND([.H147]&gt;[.AF$4];[.L147]=&quot;Hêtre 20&quot;);[.$J147];0)" office:value-type="float" office:value="0" calcext:value-type="float">
            <text:p>0</text:p>
          </table:table-cell>
          <table:table-cell table:formula="of:=IF(AND([.$H147]&gt;[.AF$4];[.$L147]=&quot;Hêtre 20&quot;);[.$G147]*[.$E147];0)" office:value-type="float" office:value="0" calcext:value-type="float">
            <text:p>0</text:p>
          </table:table-cell>
          <table:table-cell table:style-name="ce16" table:formula="of:=IF(AND([.H147]&lt;[.AF$4];[.H147]&gt;=[.AH$4];[.L147]=&quot;Hêtre 20&quot;);[.$J147];0)" office:value-type="float" office:value="0" calcext:value-type="float">
            <text:p>0</text:p>
          </table:table-cell>
          <table:table-cell table:formula="of:=IF(AND([.$H147]&gt;=[.AH$4];[.$H147]&lt;[.AF$4];[.$L147]=&quot;Hêtre 20&quot;);[.$G147]*[.$E147];0)" office:value-type="float" office:value="0" calcext:value-type="float">
            <text:p>0</text:p>
          </table:table-cell>
          <table:table-cell table:style-name="ce16" table:formula="of:=IF(AND([.H147]&lt;[.AH$4];[.H147]&gt;=[.AJ$4];[.L147]=&quot;Hêtre 20&quot;;);[.$J147];0)" office:value-type="float" office:value="0" calcext:value-type="float">
            <text:p>0</text:p>
          </table:table-cell>
          <table:table-cell table:formula="of:=IF(AND([.$H147]&gt;=[.AJ$4];[.$H147]&lt;[.AH$4];[.$L147]=&quot;Hêtre 20&quot;);[.$G147]*[.$E147];0)" office:value-type="float" office:value="0" calcext:value-type="float">
            <text:p>0</text:p>
          </table:table-cell>
          <table:table-cell table:style-name="ce16" table:formula="of:=IF(AND([.H147]&lt;[.AJ$4];[.L147]=&quot;Hêtre 20&quot;);[.$J147];0)" office:value-type="float" office:value="0" calcext:value-type="float">
            <text:p>0</text:p>
          </table:table-cell>
          <table:table-cell table:formula="of:=IF(AND([.$H147]&lt;[.AJ$4];[.$L147]=&quot;Hêtre 20&quot;);[.$G147]*[.$E14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haut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9" calcext:value-type="float">
            <text:p>1109</text:p>
          </table:table-cell>
          <table:table-cell table:style-name="ce7"/>
          <table:table-cell table:formula="of:=[.E148]*([.G148]/1000)*([.H148]/1000)" office:value-type="float" office:value="0.02218" calcext:value-type="float">
            <text:p>0,02218</text:p>
          </table:table-cell>
          <table:table-cell table:formula="of:=[.J148]*[.F148]/1000" office:value-type="float" office:value="0.0003327" calcext:value-type="float">
            <text:p>0,0003327</text:p>
          </table:table-cell>
          <table:table-cell office:value-type="string" calcext:value-type="string">
            <text:p>Hêtre 27</text:p>
          </table:table-cell>
          <table:table-cell table:style-name="ce19" table:formula="of:=IF(OR(AND([.F148]&lt;35;[.F148]&gt;22;[.L148]=&quot;Hêtre 45&quot;);AND([.F148]&lt;=22;[.F148]&gt;14;[.L148]=&quot;Hêtre 27&quot;);AND([.F148]&lt;=14;[.L148]=&quot;Hêtre 20&quot;));TRUE())" office:value-type="boolean" office:boolean-value="true" calcext:value-type="boolean">
            <text:p>VRAI</text:p>
          </table:table-cell>
          <table:table-cell table:formula="of:=IF(AND([.H148]&gt;[.P$4];[.L148]=&quot;Hêtre 45&quot;);[.J148];0)" office:value-type="float" office:value="0" calcext:value-type="float">
            <text:p>0</text:p>
          </table:table-cell>
          <table:table-cell table:formula="of:=IF(AND([.$H148]&gt;[.P$4];[.$L148]=&quot;Hêtre 45&quot;);[.$G148]*[.E148];0)" office:value-type="float" office:value="0" calcext:value-type="float">
            <text:p>0</text:p>
          </table:table-cell>
          <table:table-cell table:style-name="ce16" table:formula="of:=IF(AND([.H148]&lt;[.P$4];[.H148]&gt;=[.R$4];[.L148]=&quot;Hêtre 45&quot;;[.F148]&gt;19);[.J148];0)" office:value-type="float" office:value="0" calcext:value-type="float">
            <text:p>0</text:p>
          </table:table-cell>
          <table:table-cell table:formula="of:=IF(AND([.$H148]&gt;=[.R$4];[.$H148]&lt;[.P$4];[.$L148]=&quot;Hêtre 45&quot;);[.$G148]*[.$E148];0)" office:value-type="float" office:value="0" calcext:value-type="float">
            <text:p>0</text:p>
          </table:table-cell>
          <table:table-cell table:style-name="ce16" table:formula="of:=IF(AND([.H148]&lt;[.R$4];[.H148]&gt;=[.T$4];[.L148]=&quot;Hêtre 45&quot;;[.F148]&gt;19);[.J148];0)" office:value-type="float" office:value="0" calcext:value-type="float">
            <text:p>0</text:p>
          </table:table-cell>
          <table:table-cell table:formula="of:=IF(AND([.$H148]&gt;=[.T$4];[.$H148]&lt;[.R$4];[.$L148]=&quot;Hêtre 45&quot;);[.$G148]*[.$E148];0)" office:value-type="float" office:value="0" calcext:value-type="float">
            <text:p>0</text:p>
          </table:table-cell>
          <table:table-cell table:style-name="ce16" table:formula="of:=IF(AND([.H148]&lt;[.T$4];[.L148]=&quot;Hêtre 45&quot;;[.F148]&gt;19);[.J148];0)" office:value-type="float" office:value="0" calcext:value-type="float">
            <text:p>0</text:p>
          </table:table-cell>
          <table:table-cell table:formula="of:=IF(AND([.$H148]&lt;[.T$4];[.$L148]=&quot;Hêtre 45&quot;);[.$G148]*[.$E148];0)" office:value-type="float" office:value="0" calcext:value-type="float">
            <text:p>0</text:p>
          </table:table-cell>
          <table:table-cell table:formula="of:=IF(AND([.H148]&gt;[.X$4];[.L148]=&quot;Hêtre 27&quot;);[.$J148];0)" office:value-type="float" office:value="0" calcext:value-type="float">
            <text:p>0</text:p>
          </table:table-cell>
          <table:table-cell table:formula="of:=IF(AND([.$H148]&gt;[.X$4];[.$L148]=&quot;Hêtre 27&quot;);[.$G148]*[.$E148];0)" office:value-type="float" office:value="0" calcext:value-type="float">
            <text:p>0</text:p>
          </table:table-cell>
          <table:table-cell table:style-name="ce16" table:formula="of:=IF(AND([.H148]&lt;[.X$4];[.H148]&gt;=[.Z$4];[.L148]=&quot;Hêtre 27&quot;);[.$J148];0)" office:value-type="float" office:value="0" calcext:value-type="float">
            <text:p>0</text:p>
          </table:table-cell>
          <table:table-cell table:formula="of:=IF(AND([.$H148]&gt;=[.Z$4];[.$H148]&lt;[.X$4];[.$L148]=&quot;Hêtre 27&quot;);[.$G148]*[.$E148];0)" office:value-type="float" office:value="0" calcext:value-type="float">
            <text:p>0</text:p>
          </table:table-cell>
          <table:table-cell table:style-name="ce16" table:formula="of:=IF(AND([.H148]&lt;[.Z$4];[.H148]&gt;=[.AB$4];[.L148]=&quot;Hêtre 27&quot;;);[.$J148];0)" office:value-type="float" office:value="0" calcext:value-type="float">
            <text:p>0</text:p>
          </table:table-cell>
          <table:table-cell table:formula="of:=IF(AND([.$H148]&gt;=[.AB$4];[.$H148]&lt;[.Z$4];[.$L148]=&quot;Hêtre 27&quot;);[.$G148]*[.E148];0)" office:value-type="float" office:value="20" calcext:value-type="float">
            <text:p>20</text:p>
          </table:table-cell>
          <table:table-cell table:style-name="ce16" table:formula="of:=IF(AND([.H148]&lt;[.AB$4];[.L148]=&quot;Hêtre 27&quot;);[.$J148];0)" office:value-type="float" office:value="0" calcext:value-type="float">
            <text:p>0</text:p>
          </table:table-cell>
          <table:table-cell table:formula="of:=IF(AND([.$H148]&lt;[.AB$4];[.$L148]=&quot;Hêtre 27&quot;);[.$G148]*[.$E148];0)" office:value-type="float" office:value="0" calcext:value-type="float">
            <text:p>0</text:p>
          </table:table-cell>
          <table:table-cell table:formula="of:=IF(AND([.H148]&gt;[.AF$4];[.L148]=&quot;Hêtre 20&quot;);[.$J148];0)" office:value-type="float" office:value="0" calcext:value-type="float">
            <text:p>0</text:p>
          </table:table-cell>
          <table:table-cell table:formula="of:=IF(AND([.$H148]&gt;[.AF$4];[.$L148]=&quot;Hêtre 20&quot;);[.$G148]*[.$E148];0)" office:value-type="float" office:value="0" calcext:value-type="float">
            <text:p>0</text:p>
          </table:table-cell>
          <table:table-cell table:style-name="ce16" table:formula="of:=IF(AND([.H148]&lt;[.AF$4];[.H148]&gt;=[.AH$4];[.L148]=&quot;Hêtre 20&quot;);[.$J148];0)" office:value-type="float" office:value="0" calcext:value-type="float">
            <text:p>0</text:p>
          </table:table-cell>
          <table:table-cell table:formula="of:=IF(AND([.$H148]&gt;=[.AH$4];[.$H148]&lt;[.AF$4];[.$L148]=&quot;Hêtre 20&quot;);[.$G148]*[.$E148];0)" office:value-type="float" office:value="0" calcext:value-type="float">
            <text:p>0</text:p>
          </table:table-cell>
          <table:table-cell table:style-name="ce16" table:formula="of:=IF(AND([.H148]&lt;[.AH$4];[.H148]&gt;=[.AJ$4];[.L148]=&quot;Hêtre 20&quot;;);[.$J148];0)" office:value-type="float" office:value="0" calcext:value-type="float">
            <text:p>0</text:p>
          </table:table-cell>
          <table:table-cell table:formula="of:=IF(AND([.$H148]&gt;=[.AJ$4];[.$H148]&lt;[.AH$4];[.$L148]=&quot;Hêtre 20&quot;);[.$G148]*[.$E148];0)" office:value-type="float" office:value="0" calcext:value-type="float">
            <text:p>0</text:p>
          </table:table-cell>
          <table:table-cell table:style-name="ce16" table:formula="of:=IF(AND([.H148]&lt;[.AJ$4];[.L148]=&quot;Hêtre 20&quot;);[.$J148];0)" office:value-type="float" office:value="0" calcext:value-type="float">
            <text:p>0</text:p>
          </table:table-cell>
          <table:table-cell table:formula="of:=IF(AND([.$H148]&lt;[.AJ$4];[.$L148]=&quot;Hêtre 20&quot;);[.$G148]*[.$E14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haut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18" calcext:value-type="float">
            <text:p>1118</text:p>
          </table:table-cell>
          <table:table-cell table:style-name="ce7"/>
          <table:table-cell table:formula="of:=[.E149]*([.G149]/1000)*([.H149]/1000)" office:value-type="float" office:value="0.02236" calcext:value-type="float">
            <text:p>0,02236</text:p>
          </table:table-cell>
          <table:table-cell table:formula="of:=[.J149]*[.F149]/1000" office:value-type="float" office:value="0.0003354" calcext:value-type="float">
            <text:p>0,0003354</text:p>
          </table:table-cell>
          <table:table-cell office:value-type="string" calcext:value-type="string">
            <text:p>Hêtre 27</text:p>
          </table:table-cell>
          <table:table-cell table:style-name="ce19" table:formula="of:=IF(OR(AND([.F149]&lt;35;[.F149]&gt;22;[.L149]=&quot;Hêtre 45&quot;);AND([.F149]&lt;=22;[.F149]&gt;14;[.L149]=&quot;Hêtre 27&quot;);AND([.F149]&lt;=14;[.L149]=&quot;Hêtre 20&quot;));TRUE())" office:value-type="boolean" office:boolean-value="true" calcext:value-type="boolean">
            <text:p>VRAI</text:p>
          </table:table-cell>
          <table:table-cell table:formula="of:=IF(AND([.H149]&gt;[.P$4];[.L149]=&quot;Hêtre 45&quot;);[.J149];0)" office:value-type="float" office:value="0" calcext:value-type="float">
            <text:p>0</text:p>
          </table:table-cell>
          <table:table-cell table:formula="of:=IF(AND([.$H149]&gt;[.P$4];[.$L149]=&quot;Hêtre 45&quot;);[.$G149]*[.E149];0)" office:value-type="float" office:value="0" calcext:value-type="float">
            <text:p>0</text:p>
          </table:table-cell>
          <table:table-cell table:style-name="ce16" table:formula="of:=IF(AND([.H149]&lt;[.P$4];[.H149]&gt;=[.R$4];[.L149]=&quot;Hêtre 45&quot;;[.F149]&gt;19);[.J149];0)" office:value-type="float" office:value="0" calcext:value-type="float">
            <text:p>0</text:p>
          </table:table-cell>
          <table:table-cell table:formula="of:=IF(AND([.$H149]&gt;=[.R$4];[.$H149]&lt;[.P$4];[.$L149]=&quot;Hêtre 45&quot;);[.$G149]*[.$E149];0)" office:value-type="float" office:value="0" calcext:value-type="float">
            <text:p>0</text:p>
          </table:table-cell>
          <table:table-cell table:style-name="ce16" table:formula="of:=IF(AND([.H149]&lt;[.R$4];[.H149]&gt;=[.T$4];[.L149]=&quot;Hêtre 45&quot;;[.F149]&gt;19);[.J149];0)" office:value-type="float" office:value="0" calcext:value-type="float">
            <text:p>0</text:p>
          </table:table-cell>
          <table:table-cell table:formula="of:=IF(AND([.$H149]&gt;=[.T$4];[.$H149]&lt;[.R$4];[.$L149]=&quot;Hêtre 45&quot;);[.$G149]*[.$E149];0)" office:value-type="float" office:value="0" calcext:value-type="float">
            <text:p>0</text:p>
          </table:table-cell>
          <table:table-cell table:style-name="ce16" table:formula="of:=IF(AND([.H149]&lt;[.T$4];[.L149]=&quot;Hêtre 45&quot;;[.F149]&gt;19);[.J149];0)" office:value-type="float" office:value="0" calcext:value-type="float">
            <text:p>0</text:p>
          </table:table-cell>
          <table:table-cell table:formula="of:=IF(AND([.$H149]&lt;[.T$4];[.$L149]=&quot;Hêtre 45&quot;);[.$G149]*[.$E149];0)" office:value-type="float" office:value="0" calcext:value-type="float">
            <text:p>0</text:p>
          </table:table-cell>
          <table:table-cell table:formula="of:=IF(AND([.H149]&gt;[.X$4];[.L149]=&quot;Hêtre 27&quot;);[.$J149];0)" office:value-type="float" office:value="0" calcext:value-type="float">
            <text:p>0</text:p>
          </table:table-cell>
          <table:table-cell table:formula="of:=IF(AND([.$H149]&gt;[.X$4];[.$L149]=&quot;Hêtre 27&quot;);[.$G149]*[.$E149];0)" office:value-type="float" office:value="0" calcext:value-type="float">
            <text:p>0</text:p>
          </table:table-cell>
          <table:table-cell table:style-name="ce16" table:formula="of:=IF(AND([.H149]&lt;[.X$4];[.H149]&gt;=[.Z$4];[.L149]=&quot;Hêtre 27&quot;);[.$J149];0)" office:value-type="float" office:value="0" calcext:value-type="float">
            <text:p>0</text:p>
          </table:table-cell>
          <table:table-cell table:formula="of:=IF(AND([.$H149]&gt;=[.Z$4];[.$H149]&lt;[.X$4];[.$L149]=&quot;Hêtre 27&quot;);[.$G149]*[.$E149];0)" office:value-type="float" office:value="0" calcext:value-type="float">
            <text:p>0</text:p>
          </table:table-cell>
          <table:table-cell table:style-name="ce16" table:formula="of:=IF(AND([.H149]&lt;[.Z$4];[.H149]&gt;=[.AB$4];[.L149]=&quot;Hêtre 27&quot;;);[.$J149];0)" office:value-type="float" office:value="0" calcext:value-type="float">
            <text:p>0</text:p>
          </table:table-cell>
          <table:table-cell table:formula="of:=IF(AND([.$H149]&gt;=[.AB$4];[.$H149]&lt;[.Z$4];[.$L149]=&quot;Hêtre 27&quot;);[.$G149]*[.E149];0)" office:value-type="float" office:value="20" calcext:value-type="float">
            <text:p>20</text:p>
          </table:table-cell>
          <table:table-cell table:style-name="ce16" table:formula="of:=IF(AND([.H149]&lt;[.AB$4];[.L149]=&quot;Hêtre 27&quot;);[.$J149];0)" office:value-type="float" office:value="0" calcext:value-type="float">
            <text:p>0</text:p>
          </table:table-cell>
          <table:table-cell table:formula="of:=IF(AND([.$H149]&lt;[.AB$4];[.$L149]=&quot;Hêtre 27&quot;);[.$G149]*[.$E149];0)" office:value-type="float" office:value="0" calcext:value-type="float">
            <text:p>0</text:p>
          </table:table-cell>
          <table:table-cell table:formula="of:=IF(AND([.H149]&gt;[.AF$4];[.L149]=&quot;Hêtre 20&quot;);[.$J149];0)" office:value-type="float" office:value="0" calcext:value-type="float">
            <text:p>0</text:p>
          </table:table-cell>
          <table:table-cell table:formula="of:=IF(AND([.$H149]&gt;[.AF$4];[.$L149]=&quot;Hêtre 20&quot;);[.$G149]*[.$E149];0)" office:value-type="float" office:value="0" calcext:value-type="float">
            <text:p>0</text:p>
          </table:table-cell>
          <table:table-cell table:style-name="ce16" table:formula="of:=IF(AND([.H149]&lt;[.AF$4];[.H149]&gt;=[.AH$4];[.L149]=&quot;Hêtre 20&quot;);[.$J149];0)" office:value-type="float" office:value="0" calcext:value-type="float">
            <text:p>0</text:p>
          </table:table-cell>
          <table:table-cell table:formula="of:=IF(AND([.$H149]&gt;=[.AH$4];[.$H149]&lt;[.AF$4];[.$L149]=&quot;Hêtre 20&quot;);[.$G149]*[.$E149];0)" office:value-type="float" office:value="0" calcext:value-type="float">
            <text:p>0</text:p>
          </table:table-cell>
          <table:table-cell table:style-name="ce16" table:formula="of:=IF(AND([.H149]&lt;[.AH$4];[.H149]&gt;=[.AJ$4];[.L149]=&quot;Hêtre 20&quot;;);[.$J149];0)" office:value-type="float" office:value="0" calcext:value-type="float">
            <text:p>0</text:p>
          </table:table-cell>
          <table:table-cell table:formula="of:=IF(AND([.$H149]&gt;=[.AJ$4];[.$H149]&lt;[.AH$4];[.$L149]=&quot;Hêtre 20&quot;);[.$G149]*[.$E149];0)" office:value-type="float" office:value="0" calcext:value-type="float">
            <text:p>0</text:p>
          </table:table-cell>
          <table:table-cell table:style-name="ce16" table:formula="of:=IF(AND([.H149]&lt;[.AJ$4];[.L149]=&quot;Hêtre 20&quot;);[.$J149];0)" office:value-type="float" office:value="0" calcext:value-type="float">
            <text:p>0</text:p>
          </table:table-cell>
          <table:table-cell table:formula="of:=IF(AND([.$H149]&lt;[.AJ$4];[.$L149]=&quot;Hêtre 20&quot;);[.$G149]*[.$E14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bass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18" calcext:value-type="float">
            <text:p>1118</text:p>
          </table:table-cell>
          <table:table-cell table:style-name="ce7"/>
          <table:table-cell table:formula="of:=[.E150]*([.G150]/1000)*([.H150]/1000)" office:value-type="float" office:value="0.02236" calcext:value-type="float">
            <text:p>0,02236</text:p>
          </table:table-cell>
          <table:table-cell table:formula="of:=[.J150]*[.F150]/1000" office:value-type="float" office:value="0.0003354" calcext:value-type="float">
            <text:p>0,0003354</text:p>
          </table:table-cell>
          <table:table-cell office:value-type="string" calcext:value-type="string">
            <text:p>Hêtre 27</text:p>
          </table:table-cell>
          <table:table-cell table:style-name="ce19" table:formula="of:=IF(OR(AND([.F150]&lt;35;[.F150]&gt;22;[.L150]=&quot;Hêtre 45&quot;);AND([.F150]&lt;=22;[.F150]&gt;14;[.L150]=&quot;Hêtre 27&quot;);AND([.F150]&lt;=14;[.L150]=&quot;Hêtre 20&quot;));TRUE())" office:value-type="boolean" office:boolean-value="true" calcext:value-type="boolean">
            <text:p>VRAI</text:p>
          </table:table-cell>
          <table:table-cell table:formula="of:=IF(AND([.H150]&gt;[.P$4];[.L150]=&quot;Hêtre 45&quot;);[.J150];0)" office:value-type="float" office:value="0" calcext:value-type="float">
            <text:p>0</text:p>
          </table:table-cell>
          <table:table-cell table:formula="of:=IF(AND([.$H150]&gt;[.P$4];[.$L150]=&quot;Hêtre 45&quot;);[.$G150]*[.E150];0)" office:value-type="float" office:value="0" calcext:value-type="float">
            <text:p>0</text:p>
          </table:table-cell>
          <table:table-cell table:style-name="ce16" table:formula="of:=IF(AND([.H150]&lt;[.P$4];[.H150]&gt;=[.R$4];[.L150]=&quot;Hêtre 45&quot;;[.F150]&gt;19);[.J150];0)" office:value-type="float" office:value="0" calcext:value-type="float">
            <text:p>0</text:p>
          </table:table-cell>
          <table:table-cell table:formula="of:=IF(AND([.$H150]&gt;=[.R$4];[.$H150]&lt;[.P$4];[.$L150]=&quot;Hêtre 45&quot;);[.$G150]*[.$E150];0)" office:value-type="float" office:value="0" calcext:value-type="float">
            <text:p>0</text:p>
          </table:table-cell>
          <table:table-cell table:style-name="ce16" table:formula="of:=IF(AND([.H150]&lt;[.R$4];[.H150]&gt;=[.T$4];[.L150]=&quot;Hêtre 45&quot;;[.F150]&gt;19);[.J150];0)" office:value-type="float" office:value="0" calcext:value-type="float">
            <text:p>0</text:p>
          </table:table-cell>
          <table:table-cell table:formula="of:=IF(AND([.$H150]&gt;=[.T$4];[.$H150]&lt;[.R$4];[.$L150]=&quot;Hêtre 45&quot;);[.$G150]*[.$E150];0)" office:value-type="float" office:value="0" calcext:value-type="float">
            <text:p>0</text:p>
          </table:table-cell>
          <table:table-cell table:style-name="ce16" table:formula="of:=IF(AND([.H150]&lt;[.T$4];[.L150]=&quot;Hêtre 45&quot;;[.F150]&gt;19);[.J150];0)" office:value-type="float" office:value="0" calcext:value-type="float">
            <text:p>0</text:p>
          </table:table-cell>
          <table:table-cell table:formula="of:=IF(AND([.$H150]&lt;[.T$4];[.$L150]=&quot;Hêtre 45&quot;);[.$G150]*[.$E150];0)" office:value-type="float" office:value="0" calcext:value-type="float">
            <text:p>0</text:p>
          </table:table-cell>
          <table:table-cell table:formula="of:=IF(AND([.H150]&gt;[.X$4];[.L150]=&quot;Hêtre 27&quot;);[.$J150];0)" office:value-type="float" office:value="0" calcext:value-type="float">
            <text:p>0</text:p>
          </table:table-cell>
          <table:table-cell table:formula="of:=IF(AND([.$H150]&gt;[.X$4];[.$L150]=&quot;Hêtre 27&quot;);[.$G150]*[.$E150];0)" office:value-type="float" office:value="0" calcext:value-type="float">
            <text:p>0</text:p>
          </table:table-cell>
          <table:table-cell table:style-name="ce16" table:formula="of:=IF(AND([.H150]&lt;[.X$4];[.H150]&gt;=[.Z$4];[.L150]=&quot;Hêtre 27&quot;);[.$J150];0)" office:value-type="float" office:value="0" calcext:value-type="float">
            <text:p>0</text:p>
          </table:table-cell>
          <table:table-cell table:formula="of:=IF(AND([.$H150]&gt;=[.Z$4];[.$H150]&lt;[.X$4];[.$L150]=&quot;Hêtre 27&quot;);[.$G150]*[.$E150];0)" office:value-type="float" office:value="0" calcext:value-type="float">
            <text:p>0</text:p>
          </table:table-cell>
          <table:table-cell table:style-name="ce16" table:formula="of:=IF(AND([.H150]&lt;[.Z$4];[.H150]&gt;=[.AB$4];[.L150]=&quot;Hêtre 27&quot;;);[.$J150];0)" office:value-type="float" office:value="0" calcext:value-type="float">
            <text:p>0</text:p>
          </table:table-cell>
          <table:table-cell table:formula="of:=IF(AND([.$H150]&gt;=[.AB$4];[.$H150]&lt;[.Z$4];[.$L150]=&quot;Hêtre 27&quot;);[.$G150]*[.E150];0)" office:value-type="float" office:value="20" calcext:value-type="float">
            <text:p>20</text:p>
          </table:table-cell>
          <table:table-cell table:style-name="ce16" table:formula="of:=IF(AND([.H150]&lt;[.AB$4];[.L150]=&quot;Hêtre 27&quot;);[.$J150];0)" office:value-type="float" office:value="0" calcext:value-type="float">
            <text:p>0</text:p>
          </table:table-cell>
          <table:table-cell table:formula="of:=IF(AND([.$H150]&lt;[.AB$4];[.$L150]=&quot;Hêtre 27&quot;);[.$G150]*[.$E150];0)" office:value-type="float" office:value="0" calcext:value-type="float">
            <text:p>0</text:p>
          </table:table-cell>
          <table:table-cell table:formula="of:=IF(AND([.H150]&gt;[.AF$4];[.L150]=&quot;Hêtre 20&quot;);[.$J150];0)" office:value-type="float" office:value="0" calcext:value-type="float">
            <text:p>0</text:p>
          </table:table-cell>
          <table:table-cell table:formula="of:=IF(AND([.$H150]&gt;[.AF$4];[.$L150]=&quot;Hêtre 20&quot;);[.$G150]*[.$E150];0)" office:value-type="float" office:value="0" calcext:value-type="float">
            <text:p>0</text:p>
          </table:table-cell>
          <table:table-cell table:style-name="ce16" table:formula="of:=IF(AND([.H150]&lt;[.AF$4];[.H150]&gt;=[.AH$4];[.L150]=&quot;Hêtre 20&quot;);[.$J150];0)" office:value-type="float" office:value="0" calcext:value-type="float">
            <text:p>0</text:p>
          </table:table-cell>
          <table:table-cell table:formula="of:=IF(AND([.$H150]&gt;=[.AH$4];[.$H150]&lt;[.AF$4];[.$L150]=&quot;Hêtre 20&quot;);[.$G150]*[.$E150];0)" office:value-type="float" office:value="0" calcext:value-type="float">
            <text:p>0</text:p>
          </table:table-cell>
          <table:table-cell table:style-name="ce16" table:formula="of:=IF(AND([.H150]&lt;[.AH$4];[.H150]&gt;=[.AJ$4];[.L150]=&quot;Hêtre 20&quot;;);[.$J150];0)" office:value-type="float" office:value="0" calcext:value-type="float">
            <text:p>0</text:p>
          </table:table-cell>
          <table:table-cell table:formula="of:=IF(AND([.$H150]&gt;=[.AJ$4];[.$H150]&lt;[.AH$4];[.$L150]=&quot;Hêtre 20&quot;);[.$G150]*[.$E150];0)" office:value-type="float" office:value="0" calcext:value-type="float">
            <text:p>0</text:p>
          </table:table-cell>
          <table:table-cell table:style-name="ce16" table:formula="of:=IF(AND([.H150]&lt;[.AJ$4];[.L150]=&quot;Hêtre 20&quot;);[.$J150];0)" office:value-type="float" office:value="0" calcext:value-type="float">
            <text:p>0</text:p>
          </table:table-cell>
          <table:table-cell table:formula="of:=IF(AND([.$H150]&lt;[.AJ$4];[.$L150]=&quot;Hêtre 20&quot;);[.$G150]*[.$E150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bass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9" calcext:value-type="float">
            <text:p>1109</text:p>
          </table:table-cell>
          <table:table-cell table:style-name="ce7"/>
          <table:table-cell table:formula="of:=[.E151]*([.G151]/1000)*([.H151]/1000)" office:value-type="float" office:value="0.02218" calcext:value-type="float">
            <text:p>0,02218</text:p>
          </table:table-cell>
          <table:table-cell table:formula="of:=[.J151]*[.F151]/1000" office:value-type="float" office:value="0.0003327" calcext:value-type="float">
            <text:p>0,0003327</text:p>
          </table:table-cell>
          <table:table-cell office:value-type="string" calcext:value-type="string">
            <text:p>Hêtre 27</text:p>
          </table:table-cell>
          <table:table-cell table:style-name="ce19" table:formula="of:=IF(OR(AND([.F151]&lt;35;[.F151]&gt;22;[.L151]=&quot;Hêtre 45&quot;);AND([.F151]&lt;=22;[.F151]&gt;14;[.L151]=&quot;Hêtre 27&quot;);AND([.F151]&lt;=14;[.L151]=&quot;Hêtre 20&quot;));TRUE())" office:value-type="boolean" office:boolean-value="true" calcext:value-type="boolean">
            <text:p>VRAI</text:p>
          </table:table-cell>
          <table:table-cell table:formula="of:=IF(AND([.H151]&gt;[.P$4];[.L151]=&quot;Hêtre 45&quot;);[.J151];0)" office:value-type="float" office:value="0" calcext:value-type="float">
            <text:p>0</text:p>
          </table:table-cell>
          <table:table-cell table:formula="of:=IF(AND([.$H151]&gt;[.P$4];[.$L151]=&quot;Hêtre 45&quot;);[.$G151]*[.E151];0)" office:value-type="float" office:value="0" calcext:value-type="float">
            <text:p>0</text:p>
          </table:table-cell>
          <table:table-cell table:style-name="ce16" table:formula="of:=IF(AND([.H151]&lt;[.P$4];[.H151]&gt;=[.R$4];[.L151]=&quot;Hêtre 45&quot;;[.F151]&gt;19);[.J151];0)" office:value-type="float" office:value="0" calcext:value-type="float">
            <text:p>0</text:p>
          </table:table-cell>
          <table:table-cell table:formula="of:=IF(AND([.$H151]&gt;=[.R$4];[.$H151]&lt;[.P$4];[.$L151]=&quot;Hêtre 45&quot;);[.$G151]*[.$E151];0)" office:value-type="float" office:value="0" calcext:value-type="float">
            <text:p>0</text:p>
          </table:table-cell>
          <table:table-cell table:style-name="ce16" table:formula="of:=IF(AND([.H151]&lt;[.R$4];[.H151]&gt;=[.T$4];[.L151]=&quot;Hêtre 45&quot;;[.F151]&gt;19);[.J151];0)" office:value-type="float" office:value="0" calcext:value-type="float">
            <text:p>0</text:p>
          </table:table-cell>
          <table:table-cell table:formula="of:=IF(AND([.$H151]&gt;=[.T$4];[.$H151]&lt;[.R$4];[.$L151]=&quot;Hêtre 45&quot;);[.$G151]*[.$E151];0)" office:value-type="float" office:value="0" calcext:value-type="float">
            <text:p>0</text:p>
          </table:table-cell>
          <table:table-cell table:style-name="ce16" table:formula="of:=IF(AND([.H151]&lt;[.T$4];[.L151]=&quot;Hêtre 45&quot;;[.F151]&gt;19);[.J151];0)" office:value-type="float" office:value="0" calcext:value-type="float">
            <text:p>0</text:p>
          </table:table-cell>
          <table:table-cell table:formula="of:=IF(AND([.$H151]&lt;[.T$4];[.$L151]=&quot;Hêtre 45&quot;);[.$G151]*[.$E151];0)" office:value-type="float" office:value="0" calcext:value-type="float">
            <text:p>0</text:p>
          </table:table-cell>
          <table:table-cell table:formula="of:=IF(AND([.H151]&gt;[.X$4];[.L151]=&quot;Hêtre 27&quot;);[.$J151];0)" office:value-type="float" office:value="0" calcext:value-type="float">
            <text:p>0</text:p>
          </table:table-cell>
          <table:table-cell table:formula="of:=IF(AND([.$H151]&gt;[.X$4];[.$L151]=&quot;Hêtre 27&quot;);[.$G151]*[.$E151];0)" office:value-type="float" office:value="0" calcext:value-type="float">
            <text:p>0</text:p>
          </table:table-cell>
          <table:table-cell table:style-name="ce16" table:formula="of:=IF(AND([.H151]&lt;[.X$4];[.H151]&gt;=[.Z$4];[.L151]=&quot;Hêtre 27&quot;);[.$J151];0)" office:value-type="float" office:value="0" calcext:value-type="float">
            <text:p>0</text:p>
          </table:table-cell>
          <table:table-cell table:formula="of:=IF(AND([.$H151]&gt;=[.Z$4];[.$H151]&lt;[.X$4];[.$L151]=&quot;Hêtre 27&quot;);[.$G151]*[.$E151];0)" office:value-type="float" office:value="0" calcext:value-type="float">
            <text:p>0</text:p>
          </table:table-cell>
          <table:table-cell table:style-name="ce16" table:formula="of:=IF(AND([.H151]&lt;[.Z$4];[.H151]&gt;=[.AB$4];[.L151]=&quot;Hêtre 27&quot;;);[.$J151];0)" office:value-type="float" office:value="0" calcext:value-type="float">
            <text:p>0</text:p>
          </table:table-cell>
          <table:table-cell table:formula="of:=IF(AND([.$H151]&gt;=[.AB$4];[.$H151]&lt;[.Z$4];[.$L151]=&quot;Hêtre 27&quot;);[.$G151]*[.E151];0)" office:value-type="float" office:value="20" calcext:value-type="float">
            <text:p>20</text:p>
          </table:table-cell>
          <table:table-cell table:style-name="ce16" table:formula="of:=IF(AND([.H151]&lt;[.AB$4];[.L151]=&quot;Hêtre 27&quot;);[.$J151];0)" office:value-type="float" office:value="0" calcext:value-type="float">
            <text:p>0</text:p>
          </table:table-cell>
          <table:table-cell table:formula="of:=IF(AND([.$H151]&lt;[.AB$4];[.$L151]=&quot;Hêtre 27&quot;);[.$G151]*[.$E151];0)" office:value-type="float" office:value="0" calcext:value-type="float">
            <text:p>0</text:p>
          </table:table-cell>
          <table:table-cell table:formula="of:=IF(AND([.H151]&gt;[.AF$4];[.L151]=&quot;Hêtre 20&quot;);[.$J151];0)" office:value-type="float" office:value="0" calcext:value-type="float">
            <text:p>0</text:p>
          </table:table-cell>
          <table:table-cell table:formula="of:=IF(AND([.$H151]&gt;[.AF$4];[.$L151]=&quot;Hêtre 20&quot;);[.$G151]*[.$E151];0)" office:value-type="float" office:value="0" calcext:value-type="float">
            <text:p>0</text:p>
          </table:table-cell>
          <table:table-cell table:style-name="ce16" table:formula="of:=IF(AND([.H151]&lt;[.AF$4];[.H151]&gt;=[.AH$4];[.L151]=&quot;Hêtre 20&quot;);[.$J151];0)" office:value-type="float" office:value="0" calcext:value-type="float">
            <text:p>0</text:p>
          </table:table-cell>
          <table:table-cell table:formula="of:=IF(AND([.$H151]&gt;=[.AH$4];[.$H151]&lt;[.AF$4];[.$L151]=&quot;Hêtre 20&quot;);[.$G151]*[.$E151];0)" office:value-type="float" office:value="0" calcext:value-type="float">
            <text:p>0</text:p>
          </table:table-cell>
          <table:table-cell table:style-name="ce16" table:formula="of:=IF(AND([.H151]&lt;[.AH$4];[.H151]&gt;=[.AJ$4];[.L151]=&quot;Hêtre 20&quot;;);[.$J151];0)" office:value-type="float" office:value="0" calcext:value-type="float">
            <text:p>0</text:p>
          </table:table-cell>
          <table:table-cell table:formula="of:=IF(AND([.$H151]&gt;=[.AJ$4];[.$H151]&lt;[.AH$4];[.$L151]=&quot;Hêtre 20&quot;);[.$G151]*[.$E151];0)" office:value-type="float" office:value="0" calcext:value-type="float">
            <text:p>0</text:p>
          </table:table-cell>
          <table:table-cell table:style-name="ce16" table:formula="of:=IF(AND([.H151]&lt;[.AJ$4];[.L151]=&quot;Hêtre 20&quot;);[.$J151];0)" office:value-type="float" office:value="0" calcext:value-type="float">
            <text:p>0</text:p>
          </table:table-cell>
          <table:table-cell table:formula="of:=IF(AND([.$H151]&lt;[.AJ$4];[.$L151]=&quot;Hêtre 20&quot;);[.$G151]*[.$E151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19" table:formula="of:=IF(OR(AND([.F152]&lt;35;[.F152]&gt;22;[.L152]=&quot;Hêtre 45&quot;);AND([.F152]&lt;=22;[.F152]&gt;14;[.L152]=&quot;Hêtre 27&quot;);AND([.F152]&lt;=14;[.L152]=&quot;Hêtre 20&quot;));TRUE())" office:value-type="boolean" office:boolean-value="false" calcext:value-type="boolean">
            <text:p>FAUX</text:p>
          </table:table-cell>
          <table:table-cell table:formula="of:=IF(AND([.H152]&gt;[.P$4];[.L152]=&quot;Hêtre 45&quot;);[.J152];0)" office:value-type="float" office:value="0" calcext:value-type="float">
            <text:p>0</text:p>
          </table:table-cell>
          <table:table-cell table:formula="of:=IF(AND([.$H152]&gt;[.P$4];[.$L152]=&quot;Hêtre 45&quot;);[.$G152]*[.E152];0)" office:value-type="float" office:value="0" calcext:value-type="float">
            <text:p>0</text:p>
          </table:table-cell>
          <table:table-cell table:style-name="ce16" table:formula="of:=IF(AND([.H152]&lt;[.P$4];[.H152]&gt;=[.R$4];[.L152]=&quot;Hêtre 45&quot;;[.F152]&gt;19);[.J152];0)" office:value-type="float" office:value="0" calcext:value-type="float">
            <text:p>0</text:p>
          </table:table-cell>
          <table:table-cell table:formula="of:=IF(AND([.$H152]&gt;=[.R$4];[.$H152]&lt;[.P$4];[.$L152]=&quot;Hêtre 45&quot;);[.$G152]*[.$E152];0)" office:value-type="float" office:value="0" calcext:value-type="float">
            <text:p>0</text:p>
          </table:table-cell>
          <table:table-cell table:style-name="ce16" table:formula="of:=IF(AND([.H152]&lt;[.R$4];[.H152]&gt;=[.T$4];[.L152]=&quot;Hêtre 45&quot;;[.F152]&gt;19);[.J152];0)" office:value-type="float" office:value="0" calcext:value-type="float">
            <text:p>0</text:p>
          </table:table-cell>
          <table:table-cell table:formula="of:=IF(AND([.$H152]&gt;=[.T$4];[.$H152]&lt;[.R$4];[.$L152]=&quot;Hêtre 45&quot;);[.$G152]*[.$E152];0)" office:value-type="float" office:value="0" calcext:value-type="float">
            <text:p>0</text:p>
          </table:table-cell>
          <table:table-cell table:style-name="ce16" table:formula="of:=IF(AND([.H152]&lt;[.T$4];[.L152]=&quot;Hêtre 45&quot;;[.F152]&gt;19);[.J152];0)" office:value-type="float" office:value="0" calcext:value-type="float">
            <text:p>0</text:p>
          </table:table-cell>
          <table:table-cell table:formula="of:=IF(AND([.$H152]&lt;[.T$4];[.$L152]=&quot;Hêtre 45&quot;);[.$G152]*[.$E152];0)" office:value-type="float" office:value="0" calcext:value-type="float">
            <text:p>0</text:p>
          </table:table-cell>
          <table:table-cell table:formula="of:=IF(AND([.H152]&gt;[.X$4];[.L152]=&quot;Hêtre 27&quot;);[.$J152];0)" office:value-type="float" office:value="0" calcext:value-type="float">
            <text:p>0</text:p>
          </table:table-cell>
          <table:table-cell table:formula="of:=IF(AND([.$H152]&gt;[.X$4];[.$L152]=&quot;Hêtre 27&quot;);[.$G152]*[.$E152];0)" office:value-type="float" office:value="0" calcext:value-type="float">
            <text:p>0</text:p>
          </table:table-cell>
          <table:table-cell table:style-name="ce16" table:formula="of:=IF(AND([.H152]&lt;[.X$4];[.H152]&gt;=[.Z$4];[.L152]=&quot;Hêtre 27&quot;);[.$J152];0)" office:value-type="float" office:value="0" calcext:value-type="float">
            <text:p>0</text:p>
          </table:table-cell>
          <table:table-cell table:formula="of:=IF(AND([.$H152]&gt;=[.Z$4];[.$H152]&lt;[.X$4];[.$L152]=&quot;Hêtre 27&quot;);[.$G152]*[.$E152];0)" office:value-type="float" office:value="0" calcext:value-type="float">
            <text:p>0</text:p>
          </table:table-cell>
          <table:table-cell table:style-name="ce16" table:formula="of:=IF(AND([.H152]&lt;[.Z$4];[.H152]&gt;=[.AB$4];[.L152]=&quot;Hêtre 27&quot;;);[.$J152];0)" office:value-type="float" office:value="0" calcext:value-type="float">
            <text:p>0</text:p>
          </table:table-cell>
          <table:table-cell table:formula="of:=IF(AND([.$H152]&gt;=[.AB$4];[.$H152]&lt;[.Z$4];[.$L152]=&quot;Hêtre 27&quot;);[.$G152]*[.E152];0)" office:value-type="float" office:value="0" calcext:value-type="float">
            <text:p>0</text:p>
          </table:table-cell>
          <table:table-cell table:style-name="ce16" table:formula="of:=IF(AND([.H152]&lt;[.AB$4];[.L152]=&quot;Hêtre 27&quot;);[.$J152];0)" office:value-type="float" office:value="0" calcext:value-type="float">
            <text:p>0</text:p>
          </table:table-cell>
          <table:table-cell table:formula="of:=IF(AND([.$H152]&lt;[.AB$4];[.$L152]=&quot;Hêtre 27&quot;);[.$G152]*[.$E152];0)" office:value-type="float" office:value="0" calcext:value-type="float">
            <text:p>0</text:p>
          </table:table-cell>
          <table:table-cell table:formula="of:=IF(AND([.H152]&gt;[.AF$4];[.L152]=&quot;Hêtre 20&quot;);[.$J152];0)" office:value-type="float" office:value="0" calcext:value-type="float">
            <text:p>0</text:p>
          </table:table-cell>
          <table:table-cell table:formula="of:=IF(AND([.$H152]&gt;[.AF$4];[.$L152]=&quot;Hêtre 20&quot;);[.$G152]*[.$E152];0)" office:value-type="float" office:value="0" calcext:value-type="float">
            <text:p>0</text:p>
          </table:table-cell>
          <table:table-cell table:style-name="ce16" table:formula="of:=IF(AND([.H152]&lt;[.AF$4];[.H152]&gt;=[.AH$4];[.L152]=&quot;Hêtre 20&quot;);[.$J152];0)" office:value-type="float" office:value="0" calcext:value-type="float">
            <text:p>0</text:p>
          </table:table-cell>
          <table:table-cell table:formula="of:=IF(AND([.$H152]&gt;=[.AH$4];[.$H152]&lt;[.AF$4];[.$L152]=&quot;Hêtre 20&quot;);[.$G152]*[.$E152];0)" office:value-type="float" office:value="0" calcext:value-type="float">
            <text:p>0</text:p>
          </table:table-cell>
          <table:table-cell table:style-name="ce16" table:formula="of:=IF(AND([.H152]&lt;[.AH$4];[.H152]&gt;=[.AJ$4];[.L152]=&quot;Hêtre 20&quot;;);[.$J152];0)" office:value-type="float" office:value="0" calcext:value-type="float">
            <text:p>0</text:p>
          </table:table-cell>
          <table:table-cell table:formula="of:=IF(AND([.$H152]&gt;=[.AJ$4];[.$H152]&lt;[.AH$4];[.$L152]=&quot;Hêtre 20&quot;);[.$G152]*[.$E152];0)" office:value-type="float" office:value="0" calcext:value-type="float">
            <text:p>0</text:p>
          </table:table-cell>
          <table:table-cell table:style-name="ce16" table:formula="of:=IF(AND([.H152]&lt;[.AJ$4];[.L152]=&quot;Hêtre 20&quot;);[.$J152];0)" office:value-type="float" office:value="0" calcext:value-type="float">
            <text:p>0</text:p>
          </table:table-cell>
          <table:table-cell table:formula="of:=IF(AND([.$H152]&lt;[.AJ$4];[.$L152]=&quot;Hêtre 20&quot;);[.$G152]*[.$E15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Latte Bois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747 (max)</text:p>
          </table:table-cell>
          <table:table-cell table:style-name="ce7"/>
          <table:table-cell office:value-type="float" office:value="0.63" calcext:value-type="float">
            <text:p>0,63</text:p>
          </table:table-cell>
          <table:table-cell table:formula="of:=[.J153]*[.F153]/1000" office:value-type="float" office:value="0.0063" calcext:value-type="float">
            <text:p>0,0063</text:p>
          </table:table-cell>
          <table:table-cell office:value-type="string" calcext:value-type="string">
            <text:p>Chêne</text:p>
          </table:table-cell>
          <table:table-cell table:style-name="ce19" table:formula="of:=IF(OR(AND([.F153]&lt;35;[.F153]&gt;22;[.L153]=&quot;Hêtre 45&quot;);AND([.F153]&lt;=22;[.F153]&gt;14;[.L153]=&quot;Hêtre 27&quot;);AND([.F153]&lt;=14;[.L153]=&quot;Hêtre 20&quot;));TRUE())" office:value-type="boolean" office:boolean-value="false" calcext:value-type="boolean">
            <text:p>FAUX</text:p>
          </table:table-cell>
          <table:table-cell table:formula="of:=IF(AND([.H153]&gt;[.P$4];[.L153]=&quot;Hêtre 45&quot;);[.J153];0)" office:value-type="float" office:value="0" calcext:value-type="float">
            <text:p>0</text:p>
          </table:table-cell>
          <table:table-cell table:formula="of:=IF(AND([.$H153]&gt;[.P$4];[.$L153]=&quot;Hêtre 45&quot;);[.$G153]*[.E153];0)" office:value-type="float" office:value="0" calcext:value-type="float">
            <text:p>0</text:p>
          </table:table-cell>
          <table:table-cell table:style-name="ce16" table:formula="of:=IF(AND([.H153]&lt;[.P$4];[.H153]&gt;=[.R$4];[.L153]=&quot;Hêtre 45&quot;;[.F153]&gt;19);[.J153];0)" office:value-type="float" office:value="0" calcext:value-type="float">
            <text:p>0</text:p>
          </table:table-cell>
          <table:table-cell table:formula="of:=IF(AND([.$H153]&gt;=[.R$4];[.$H153]&lt;[.P$4];[.$L153]=&quot;Hêtre 45&quot;);[.$G153]*[.$E153];0)" office:value-type="float" office:value="0" calcext:value-type="float">
            <text:p>0</text:p>
          </table:table-cell>
          <table:table-cell table:style-name="ce16" table:formula="of:=IF(AND([.H153]&lt;[.R$4];[.H153]&gt;=[.T$4];[.L153]=&quot;Hêtre 45&quot;;[.F153]&gt;19);[.J153];0)" office:value-type="float" office:value="0" calcext:value-type="float">
            <text:p>0</text:p>
          </table:table-cell>
          <table:table-cell table:formula="of:=IF(AND([.$H153]&gt;=[.T$4];[.$H153]&lt;[.R$4];[.$L153]=&quot;Hêtre 45&quot;);[.$G153]*[.$E153];0)" office:value-type="float" office:value="0" calcext:value-type="float">
            <text:p>0</text:p>
          </table:table-cell>
          <table:table-cell table:style-name="ce16" table:formula="of:=IF(AND([.H153]&lt;[.T$4];[.L153]=&quot;Hêtre 45&quot;;[.F153]&gt;19);[.J153];0)" office:value-type="float" office:value="0" calcext:value-type="float">
            <text:p>0</text:p>
          </table:table-cell>
          <table:table-cell table:formula="of:=IF(AND([.$H153]&lt;[.T$4];[.$L153]=&quot;Hêtre 45&quot;);[.$G153]*[.$E153];0)" office:value-type="float" office:value="0" calcext:value-type="float">
            <text:p>0</text:p>
          </table:table-cell>
          <table:table-cell table:formula="of:=IF(AND([.H153]&gt;[.X$4];[.L153]=&quot;Hêtre 27&quot;);[.$J153];0)" office:value-type="float" office:value="0" calcext:value-type="float">
            <text:p>0</text:p>
          </table:table-cell>
          <table:table-cell table:formula="of:=IF(AND([.$H153]&gt;[.X$4];[.$L153]=&quot;Hêtre 27&quot;);[.$G153]*[.$E153];0)" office:value-type="float" office:value="0" calcext:value-type="float">
            <text:p>0</text:p>
          </table:table-cell>
          <table:table-cell table:style-name="ce16" table:formula="of:=IF(AND([.H153]&lt;[.X$4];[.H153]&gt;=[.Z$4];[.L153]=&quot;Hêtre 27&quot;);[.$J153];0)" office:value-type="float" office:value="0" calcext:value-type="float">
            <text:p>0</text:p>
          </table:table-cell>
          <table:table-cell table:formula="of:=IF(AND([.$H153]&gt;=[.Z$4];[.$H153]&lt;[.X$4];[.$L153]=&quot;Hêtre 27&quot;);[.$G153]*[.$E153];0)" office:value-type="float" office:value="0" calcext:value-type="float">
            <text:p>0</text:p>
          </table:table-cell>
          <table:table-cell table:style-name="ce16" table:formula="of:=IF(AND([.H153]&lt;[.Z$4];[.H153]&gt;=[.AB$4];[.L153]=&quot;Hêtre 27&quot;;);[.$J153];0)" office:value-type="float" office:value="0" calcext:value-type="float">
            <text:p>0</text:p>
          </table:table-cell>
          <table:table-cell table:formula="of:=IF(AND([.$H153]&gt;=[.AB$4];[.$H153]&lt;[.Z$4];[.$L153]=&quot;Hêtre 27&quot;);[.$G153]*[.E153];0)" office:value-type="float" office:value="0" calcext:value-type="float">
            <text:p>0</text:p>
          </table:table-cell>
          <table:table-cell table:style-name="ce16" table:formula="of:=IF(AND([.H153]&lt;[.AB$4];[.L153]=&quot;Hêtre 27&quot;);[.$J153];0)" office:value-type="float" office:value="0" calcext:value-type="float">
            <text:p>0</text:p>
          </table:table-cell>
          <table:table-cell table:formula="of:=IF(AND([.$H153]&lt;[.AB$4];[.$L153]=&quot;Hêtre 27&quot;);[.$G153]*[.$E153];0)" office:value-type="float" office:value="0" calcext:value-type="float">
            <text:p>0</text:p>
          </table:table-cell>
          <table:table-cell table:formula="of:=IF(AND([.H153]&gt;[.AF$4];[.L153]=&quot;Hêtre 20&quot;);[.$J153];0)" office:value-type="float" office:value="0" calcext:value-type="float">
            <text:p>0</text:p>
          </table:table-cell>
          <table:table-cell table:formula="of:=IF(AND([.$H153]&gt;[.AF$4];[.$L153]=&quot;Hêtre 20&quot;);[.$G153]*[.$E153];0)" office:value-type="float" office:value="0" calcext:value-type="float">
            <text:p>0</text:p>
          </table:table-cell>
          <table:table-cell table:style-name="ce16" table:formula="of:=IF(AND([.H153]&lt;[.AF$4];[.H153]&gt;=[.AH$4];[.L153]=&quot;Hêtre 20&quot;);[.$J153];0)" office:value-type="float" office:value="0" calcext:value-type="float">
            <text:p>0</text:p>
          </table:table-cell>
          <table:table-cell table:formula="of:=IF(AND([.$H153]&gt;=[.AH$4];[.$H153]&lt;[.AF$4];[.$L153]=&quot;Hêtre 20&quot;);[.$G153]*[.$E153];0)" office:value-type="float" office:value="0" calcext:value-type="float">
            <text:p>0</text:p>
          </table:table-cell>
          <table:table-cell table:style-name="ce16" table:formula="of:=IF(AND([.H153]&lt;[.AH$4];[.H153]&gt;=[.AJ$4];[.L153]=&quot;Hêtre 20&quot;;);[.$J153];0)" office:value-type="float" office:value="0" calcext:value-type="float">
            <text:p>0</text:p>
          </table:table-cell>
          <table:table-cell table:formula="of:=IF(AND([.$H153]&gt;=[.AJ$4];[.$H153]&lt;[.AH$4];[.$L153]=&quot;Hêtre 20&quot;);[.$G153]*[.$E153];0)" office:value-type="float" office:value="0" calcext:value-type="float">
            <text:p>0</text:p>
          </table:table-cell>
          <table:table-cell table:style-name="ce16" table:formula="of:=IF(AND([.H153]&lt;[.AJ$4];[.L153]=&quot;Hêtre 20&quot;);[.$J153];0)" office:value-type="float" office:value="0" calcext:value-type="float">
            <text:p>0</text:p>
          </table:table-cell>
          <table:table-cell table:formula="of:=IF(AND([.$H153]&lt;[.AJ$4];[.$L153]=&quot;Hêtre 20&quot;);[.$G153]*[.$E15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30" calcext:value-type="float">
            <text:p>830</text:p>
          </table:table-cell>
          <table:table-cell office:value-type="float" office:value="1129" calcext:value-type="float">
            <text:p>1129</text:p>
          </table:table-cell>
          <table:table-cell/>
          <table:table-cell table:formula="of:=[.E154]*([.G154]/1000)*([.H154]/1000)" office:value-type="float" office:value="1.87414" calcext:value-type="float">
            <text:p>1,87414</text:p>
          </table:table-cell>
          <table:table-cell table:formula="of:=[.J154]*[.F154]/1000" office:value-type="float" office:value="0.00562242" calcext:value-type="float">
            <text:p>0,00562242</text:p>
          </table:table-cell>
          <table:table-cell office:value-type="string" calcext:value-type="string">
            <text:p>Tôle</text:p>
          </table:table-cell>
          <table:table-cell table:style-name="ce19" table:formula="of:=IF(OR(AND([.F154]&lt;35;[.F154]&gt;22;[.L154]=&quot;Hêtre 45&quot;);AND([.F154]&lt;=22;[.F154]&gt;14;[.L154]=&quot;Hêtre 27&quot;);AND([.F154]&lt;=14;[.L154]=&quot;Hêtre 20&quot;));TRUE())" office:value-type="boolean" office:boolean-value="false" calcext:value-type="boolean">
            <text:p>FAUX</text:p>
          </table:table-cell>
          <table:table-cell table:formula="of:=IF(AND([.H154]&gt;[.P$4];[.L154]=&quot;Hêtre 45&quot;);[.J154];0)" office:value-type="float" office:value="0" calcext:value-type="float">
            <text:p>0</text:p>
          </table:table-cell>
          <table:table-cell table:formula="of:=IF(AND([.$H154]&gt;[.P$4];[.$L154]=&quot;Hêtre 45&quot;);[.$G154]*[.E154];0)" office:value-type="float" office:value="0" calcext:value-type="float">
            <text:p>0</text:p>
          </table:table-cell>
          <table:table-cell table:style-name="ce16" table:formula="of:=IF(AND([.H154]&lt;[.P$4];[.H154]&gt;=[.R$4];[.L154]=&quot;Hêtre 45&quot;;[.F154]&gt;19);[.J154];0)" office:value-type="float" office:value="0" calcext:value-type="float">
            <text:p>0</text:p>
          </table:table-cell>
          <table:table-cell table:formula="of:=IF(AND([.$H154]&gt;=[.R$4];[.$H154]&lt;[.P$4];[.$L154]=&quot;Hêtre 45&quot;);[.$G154]*[.$E154];0)" office:value-type="float" office:value="0" calcext:value-type="float">
            <text:p>0</text:p>
          </table:table-cell>
          <table:table-cell table:style-name="ce16" table:formula="of:=IF(AND([.H154]&lt;[.R$4];[.H154]&gt;=[.T$4];[.L154]=&quot;Hêtre 45&quot;;[.F154]&gt;19);[.J154];0)" office:value-type="float" office:value="0" calcext:value-type="float">
            <text:p>0</text:p>
          </table:table-cell>
          <table:table-cell table:formula="of:=IF(AND([.$H154]&gt;=[.T$4];[.$H154]&lt;[.R$4];[.$L154]=&quot;Hêtre 45&quot;);[.$G154]*[.$E154];0)" office:value-type="float" office:value="0" calcext:value-type="float">
            <text:p>0</text:p>
          </table:table-cell>
          <table:table-cell table:style-name="ce16" table:formula="of:=IF(AND([.H154]&lt;[.T$4];[.L154]=&quot;Hêtre 45&quot;;[.F154]&gt;19);[.J154];0)" office:value-type="float" office:value="0" calcext:value-type="float">
            <text:p>0</text:p>
          </table:table-cell>
          <table:table-cell table:formula="of:=IF(AND([.$H154]&lt;[.T$4];[.$L154]=&quot;Hêtre 45&quot;);[.$G154]*[.$E154];0)" office:value-type="float" office:value="0" calcext:value-type="float">
            <text:p>0</text:p>
          </table:table-cell>
          <table:table-cell table:formula="of:=IF(AND([.H154]&gt;[.X$4];[.L154]=&quot;Hêtre 27&quot;);[.$J154];0)" office:value-type="float" office:value="0" calcext:value-type="float">
            <text:p>0</text:p>
          </table:table-cell>
          <table:table-cell table:formula="of:=IF(AND([.$H154]&gt;[.X$4];[.$L154]=&quot;Hêtre 27&quot;);[.$G154]*[.$E154];0)" office:value-type="float" office:value="0" calcext:value-type="float">
            <text:p>0</text:p>
          </table:table-cell>
          <table:table-cell table:style-name="ce16" table:formula="of:=IF(AND([.H154]&lt;[.X$4];[.H154]&gt;=[.Z$4];[.L154]=&quot;Hêtre 27&quot;);[.$J154];0)" office:value-type="float" office:value="0" calcext:value-type="float">
            <text:p>0</text:p>
          </table:table-cell>
          <table:table-cell table:formula="of:=IF(AND([.$H154]&gt;=[.Z$4];[.$H154]&lt;[.X$4];[.$L154]=&quot;Hêtre 27&quot;);[.$G154]*[.$E154];0)" office:value-type="float" office:value="0" calcext:value-type="float">
            <text:p>0</text:p>
          </table:table-cell>
          <table:table-cell table:style-name="ce16" table:formula="of:=IF(AND([.H154]&lt;[.Z$4];[.H154]&gt;=[.AB$4];[.L154]=&quot;Hêtre 27&quot;;);[.$J154];0)" office:value-type="float" office:value="0" calcext:value-type="float">
            <text:p>0</text:p>
          </table:table-cell>
          <table:table-cell table:formula="of:=IF(AND([.$H154]&gt;=[.AB$4];[.$H154]&lt;[.Z$4];[.$L154]=&quot;Hêtre 27&quot;);[.$G154]*[.E154];0)" office:value-type="float" office:value="0" calcext:value-type="float">
            <text:p>0</text:p>
          </table:table-cell>
          <table:table-cell table:style-name="ce16" table:formula="of:=IF(AND([.H154]&lt;[.AB$4];[.L154]=&quot;Hêtre 27&quot;);[.$J154];0)" office:value-type="float" office:value="0" calcext:value-type="float">
            <text:p>0</text:p>
          </table:table-cell>
          <table:table-cell table:formula="of:=IF(AND([.$H154]&lt;[.AB$4];[.$L154]=&quot;Hêtre 27&quot;);[.$G154]*[.$E154];0)" office:value-type="float" office:value="0" calcext:value-type="float">
            <text:p>0</text:p>
          </table:table-cell>
          <table:table-cell table:formula="of:=IF(AND([.H154]&gt;[.AF$4];[.L154]=&quot;Hêtre 20&quot;);[.$J154];0)" office:value-type="float" office:value="0" calcext:value-type="float">
            <text:p>0</text:p>
          </table:table-cell>
          <table:table-cell table:formula="of:=IF(AND([.$H154]&gt;[.AF$4];[.$L154]=&quot;Hêtre 20&quot;);[.$G154]*[.$E154];0)" office:value-type="float" office:value="0" calcext:value-type="float">
            <text:p>0</text:p>
          </table:table-cell>
          <table:table-cell table:style-name="ce16" table:formula="of:=IF(AND([.H154]&lt;[.AF$4];[.H154]&gt;=[.AH$4];[.L154]=&quot;Hêtre 20&quot;);[.$J154];0)" office:value-type="float" office:value="0" calcext:value-type="float">
            <text:p>0</text:p>
          </table:table-cell>
          <table:table-cell table:formula="of:=IF(AND([.$H154]&gt;=[.AH$4];[.$H154]&lt;[.AF$4];[.$L154]=&quot;Hêtre 20&quot;);[.$G154]*[.$E154];0)" office:value-type="float" office:value="0" calcext:value-type="float">
            <text:p>0</text:p>
          </table:table-cell>
          <table:table-cell table:style-name="ce16" table:formula="of:=IF(AND([.H154]&lt;[.AH$4];[.H154]&gt;=[.AJ$4];[.L154]=&quot;Hêtre 20&quot;;);[.$J154];0)" office:value-type="float" office:value="0" calcext:value-type="float">
            <text:p>0</text:p>
          </table:table-cell>
          <table:table-cell table:formula="of:=IF(AND([.$H154]&gt;=[.AJ$4];[.$H154]&lt;[.AH$4];[.$L154]=&quot;Hêtre 20&quot;);[.$G154]*[.$E154];0)" office:value-type="float" office:value="0" calcext:value-type="float">
            <text:p>0</text:p>
          </table:table-cell>
          <table:table-cell table:style-name="ce16" table:formula="of:=IF(AND([.H154]&lt;[.AJ$4];[.L154]=&quot;Hêtre 20&quot;);[.$J154];0)" office:value-type="float" office:value="0" calcext:value-type="float">
            <text:p>0</text:p>
          </table:table-cell>
          <table:table-cell table:formula="of:=IF(AND([.$H154]&lt;[.AJ$4];[.$L154]=&quot;Hêtre 20&quot;);[.$G154]*[.$E154];0)" office:value-type="float" office:value="0" calcext:value-type="float">
            <text:p>0</text:p>
          </table:table-cell>
        </table:table-row>
        <table:table-row table:style-name="ro2">
          <table:table-cell table:number-columns-repeated="12"/>
          <table:table-cell table:style-name="ce19" table:formula="of:=IF(OR(AND([.F155]&lt;35;[.F155]&gt;22;[.L155]=&quot;Hêtre 45&quot;);AND([.F155]&lt;=22;[.F155]&gt;14;[.L155]=&quot;Hêtre 27&quot;);AND([.F155]&lt;=14;[.L155]=&quot;Hêtre 20&quot;));TRUE())" office:value-type="boolean" office:boolean-value="false" calcext:value-type="boolean">
            <text:p>FAUX</text:p>
          </table:table-cell>
          <table:table-cell table:formula="of:=IF(AND([.H155]&gt;[.P$4];[.L155]=&quot;Hêtre 45&quot;);[.J155];0)" office:value-type="float" office:value="0" calcext:value-type="float">
            <text:p>0</text:p>
          </table:table-cell>
          <table:table-cell table:formula="of:=IF(AND([.$H155]&gt;[.P$4];[.$L155]=&quot;Hêtre 45&quot;);[.$G155]*[.E155];0)" office:value-type="float" office:value="0" calcext:value-type="float">
            <text:p>0</text:p>
          </table:table-cell>
          <table:table-cell table:style-name="ce16" table:formula="of:=IF(AND([.H155]&lt;[.P$4];[.H155]&gt;=[.R$4];[.L155]=&quot;Hêtre 45&quot;;[.F155]&gt;19);[.J155];0)" office:value-type="float" office:value="0" calcext:value-type="float">
            <text:p>0</text:p>
          </table:table-cell>
          <table:table-cell table:formula="of:=IF(AND([.$H155]&gt;=[.R$4];[.$H155]&lt;[.P$4];[.$L155]=&quot;Hêtre 45&quot;);[.$G155]*[.$E155];0)" office:value-type="float" office:value="0" calcext:value-type="float">
            <text:p>0</text:p>
          </table:table-cell>
          <table:table-cell table:style-name="ce16" table:formula="of:=IF(AND([.H155]&lt;[.R$4];[.H155]&gt;=[.T$4];[.L155]=&quot;Hêtre 45&quot;;[.F155]&gt;19);[.J155];0)" office:value-type="float" office:value="0" calcext:value-type="float">
            <text:p>0</text:p>
          </table:table-cell>
          <table:table-cell table:formula="of:=IF(AND([.$H155]&gt;=[.T$4];[.$H155]&lt;[.R$4];[.$L155]=&quot;Hêtre 45&quot;);[.$G155]*[.$E155];0)" office:value-type="float" office:value="0" calcext:value-type="float">
            <text:p>0</text:p>
          </table:table-cell>
          <table:table-cell table:style-name="ce16" table:formula="of:=IF(AND([.H155]&lt;[.T$4];[.L155]=&quot;Hêtre 45&quot;;[.F155]&gt;19);[.J155];0)" office:value-type="float" office:value="0" calcext:value-type="float">
            <text:p>0</text:p>
          </table:table-cell>
          <table:table-cell table:formula="of:=IF(AND([.$H155]&lt;[.T$4];[.$L155]=&quot;Hêtre 45&quot;);[.$G155]*[.$E155];0)" office:value-type="float" office:value="0" calcext:value-type="float">
            <text:p>0</text:p>
          </table:table-cell>
          <table:table-cell table:formula="of:=IF(AND([.H155]&gt;[.X$4];[.L155]=&quot;Hêtre 27&quot;);[.$J155];0)" office:value-type="float" office:value="0" calcext:value-type="float">
            <text:p>0</text:p>
          </table:table-cell>
          <table:table-cell table:formula="of:=IF(AND([.$H155]&gt;[.X$4];[.$L155]=&quot;Hêtre 27&quot;);[.$G155]*[.$E155];0)" office:value-type="float" office:value="0" calcext:value-type="float">
            <text:p>0</text:p>
          </table:table-cell>
          <table:table-cell table:style-name="ce16" table:formula="of:=IF(AND([.H155]&lt;[.X$4];[.H155]&gt;=[.Z$4];[.L155]=&quot;Hêtre 27&quot;);[.$J155];0)" office:value-type="float" office:value="0" calcext:value-type="float">
            <text:p>0</text:p>
          </table:table-cell>
          <table:table-cell table:formula="of:=IF(AND([.$H155]&gt;=[.Z$4];[.$H155]&lt;[.X$4];[.$L155]=&quot;Hêtre 27&quot;);[.$G155]*[.$E155];0)" office:value-type="float" office:value="0" calcext:value-type="float">
            <text:p>0</text:p>
          </table:table-cell>
          <table:table-cell table:style-name="ce16" table:formula="of:=IF(AND([.H155]&lt;[.Z$4];[.H155]&gt;=[.AB$4];[.L155]=&quot;Hêtre 27&quot;;);[.$J155];0)" office:value-type="float" office:value="0" calcext:value-type="float">
            <text:p>0</text:p>
          </table:table-cell>
          <table:table-cell table:formula="of:=IF(AND([.$H155]&gt;=[.AB$4];[.$H155]&lt;[.Z$4];[.$L155]=&quot;Hêtre 27&quot;);[.$G155]*[.E155];0)" office:value-type="float" office:value="0" calcext:value-type="float">
            <text:p>0</text:p>
          </table:table-cell>
          <table:table-cell table:style-name="ce16" table:formula="of:=IF(AND([.H155]&lt;[.AB$4];[.L155]=&quot;Hêtre 27&quot;);[.$J155];0)" office:value-type="float" office:value="0" calcext:value-type="float">
            <text:p>0</text:p>
          </table:table-cell>
          <table:table-cell table:formula="of:=IF(AND([.$H155]&lt;[.AB$4];[.$L155]=&quot;Hêtre 27&quot;);[.$G155]*[.$E155];0)" office:value-type="float" office:value="0" calcext:value-type="float">
            <text:p>0</text:p>
          </table:table-cell>
          <table:table-cell table:formula="of:=IF(AND([.H155]&gt;[.AF$4];[.L155]=&quot;Hêtre 20&quot;);[.$J155];0)" office:value-type="float" office:value="0" calcext:value-type="float">
            <text:p>0</text:p>
          </table:table-cell>
          <table:table-cell table:formula="of:=IF(AND([.$H155]&gt;[.AF$4];[.$L155]=&quot;Hêtre 20&quot;);[.$G155]*[.$E155];0)" office:value-type="float" office:value="0" calcext:value-type="float">
            <text:p>0</text:p>
          </table:table-cell>
          <table:table-cell table:style-name="ce16" table:formula="of:=IF(AND([.H155]&lt;[.AF$4];[.H155]&gt;=[.AH$4];[.L155]=&quot;Hêtre 20&quot;);[.$J155];0)" office:value-type="float" office:value="0" calcext:value-type="float">
            <text:p>0</text:p>
          </table:table-cell>
          <table:table-cell table:formula="of:=IF(AND([.$H155]&gt;=[.AH$4];[.$H155]&lt;[.AF$4];[.$L155]=&quot;Hêtre 20&quot;);[.$G155]*[.$E155];0)" office:value-type="float" office:value="0" calcext:value-type="float">
            <text:p>0</text:p>
          </table:table-cell>
          <table:table-cell table:style-name="ce16" table:formula="of:=IF(AND([.H155]&lt;[.AH$4];[.H155]&gt;=[.AJ$4];[.L155]=&quot;Hêtre 20&quot;;);[.$J155];0)" office:value-type="float" office:value="0" calcext:value-type="float">
            <text:p>0</text:p>
          </table:table-cell>
          <table:table-cell table:formula="of:=IF(AND([.$H155]&gt;=[.AJ$4];[.$H155]&lt;[.AH$4];[.$L155]=&quot;Hêtre 20&quot;);[.$G155]*[.$E155];0)" office:value-type="float" office:value="0" calcext:value-type="float">
            <text:p>0</text:p>
          </table:table-cell>
          <table:table-cell table:style-name="ce16" table:formula="of:=IF(AND([.H155]&lt;[.AJ$4];[.L155]=&quot;Hêtre 20&quot;);[.$J155];0)" office:value-type="float" office:value="0" calcext:value-type="float">
            <text:p>0</text:p>
          </table:table-cell>
          <table:table-cell table:formula="of:=IF(AND([.$H155]&lt;[.AJ$4];[.$L155]=&quot;Hêtre 20&quot;);[.$G155]*[.$E155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hambre Keziah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156]&lt;35;[.F156]&gt;22;[.L156]=&quot;Hêtre 45&quot;);AND([.F156]&lt;=22;[.F156]&gt;14;[.L156]=&quot;Hêtre 27&quot;);AND([.F156]&lt;=14;[.L156]=&quot;Hêtre 20&quot;));TRUE())" office:value-type="boolean" office:boolean-value="false" calcext:value-type="boolean">
            <text:p>FAUX</text:p>
          </table:table-cell>
          <table:table-cell table:formula="of:=IF(AND([.H156]&gt;[.P$4];[.L156]=&quot;Hêtre 45&quot;);[.J156];0)" office:value-type="float" office:value="0" calcext:value-type="float">
            <text:p>0</text:p>
          </table:table-cell>
          <table:table-cell table:formula="of:=IF(AND([.$H156]&gt;[.P$4];[.$L156]=&quot;Hêtre 45&quot;);[.$G156]*[.E156];0)" office:value-type="float" office:value="0" calcext:value-type="float">
            <text:p>0</text:p>
          </table:table-cell>
          <table:table-cell table:style-name="ce16" table:formula="of:=IF(AND([.H156]&lt;[.P$4];[.H156]&gt;=[.R$4];[.L156]=&quot;Hêtre 45&quot;;[.F156]&gt;19);[.J156];0)" office:value-type="float" office:value="0" calcext:value-type="float">
            <text:p>0</text:p>
          </table:table-cell>
          <table:table-cell table:formula="of:=IF(AND([.$H156]&gt;=[.R$4];[.$H156]&lt;[.P$4];[.$L156]=&quot;Hêtre 45&quot;);[.$G156]*[.$E156];0)" office:value-type="float" office:value="0" calcext:value-type="float">
            <text:p>0</text:p>
          </table:table-cell>
          <table:table-cell table:style-name="ce16" table:formula="of:=IF(AND([.H156]&lt;[.R$4];[.H156]&gt;=[.T$4];[.L156]=&quot;Hêtre 45&quot;;[.F156]&gt;19);[.J156];0)" office:value-type="float" office:value="0" calcext:value-type="float">
            <text:p>0</text:p>
          </table:table-cell>
          <table:table-cell table:formula="of:=IF(AND([.$H156]&gt;=[.T$4];[.$H156]&lt;[.R$4];[.$L156]=&quot;Hêtre 45&quot;);[.$G156]*[.$E156];0)" office:value-type="float" office:value="0" calcext:value-type="float">
            <text:p>0</text:p>
          </table:table-cell>
          <table:table-cell table:style-name="ce16" table:formula="of:=IF(AND([.H156]&lt;[.T$4];[.L156]=&quot;Hêtre 45&quot;;[.F156]&gt;19);[.J156];0)" office:value-type="float" office:value="0" calcext:value-type="float">
            <text:p>0</text:p>
          </table:table-cell>
          <table:table-cell table:formula="of:=IF(AND([.$H156]&lt;[.T$4];[.$L156]=&quot;Hêtre 45&quot;);[.$G156]*[.$E156];0)" office:value-type="float" office:value="0" calcext:value-type="float">
            <text:p>0</text:p>
          </table:table-cell>
          <table:table-cell table:formula="of:=IF(AND([.H156]&gt;[.X$4];[.L156]=&quot;Hêtre 27&quot;);[.$J156];0)" office:value-type="float" office:value="0" calcext:value-type="float">
            <text:p>0</text:p>
          </table:table-cell>
          <table:table-cell table:formula="of:=IF(AND([.$H156]&gt;[.X$4];[.$L156]=&quot;Hêtre 27&quot;);[.$G156]*[.$E156];0)" office:value-type="float" office:value="0" calcext:value-type="float">
            <text:p>0</text:p>
          </table:table-cell>
          <table:table-cell table:style-name="ce16" table:formula="of:=IF(AND([.H156]&lt;[.X$4];[.H156]&gt;=[.Z$4];[.L156]=&quot;Hêtre 27&quot;);[.$J156];0)" office:value-type="float" office:value="0" calcext:value-type="float">
            <text:p>0</text:p>
          </table:table-cell>
          <table:table-cell table:formula="of:=IF(AND([.$H156]&gt;=[.Z$4];[.$H156]&lt;[.X$4];[.$L156]=&quot;Hêtre 27&quot;);[.$G156]*[.$E156];0)" office:value-type="float" office:value="0" calcext:value-type="float">
            <text:p>0</text:p>
          </table:table-cell>
          <table:table-cell table:style-name="ce16" table:formula="of:=IF(AND([.H156]&lt;[.Z$4];[.H156]&gt;=[.AB$4];[.L156]=&quot;Hêtre 27&quot;;);[.$J156];0)" office:value-type="float" office:value="0" calcext:value-type="float">
            <text:p>0</text:p>
          </table:table-cell>
          <table:table-cell table:formula="of:=IF(AND([.$H156]&gt;=[.AB$4];[.$H156]&lt;[.Z$4];[.$L156]=&quot;Hêtre 27&quot;);[.$G156]*[.E156];0)" office:value-type="float" office:value="0" calcext:value-type="float">
            <text:p>0</text:p>
          </table:table-cell>
          <table:table-cell table:style-name="ce16" table:formula="of:=IF(AND([.H156]&lt;[.AB$4];[.L156]=&quot;Hêtre 27&quot;);[.$J156];0)" office:value-type="float" office:value="0" calcext:value-type="float">
            <text:p>0</text:p>
          </table:table-cell>
          <table:table-cell table:formula="of:=IF(AND([.$H156]&lt;[.AB$4];[.$L156]=&quot;Hêtre 27&quot;);[.$G156]*[.$E156];0)" office:value-type="float" office:value="0" calcext:value-type="float">
            <text:p>0</text:p>
          </table:table-cell>
          <table:table-cell table:formula="of:=IF(AND([.H156]&gt;[.AF$4];[.L156]=&quot;Hêtre 20&quot;);[.$J156];0)" office:value-type="float" office:value="0" calcext:value-type="float">
            <text:p>0</text:p>
          </table:table-cell>
          <table:table-cell table:formula="of:=IF(AND([.$H156]&gt;[.AF$4];[.$L156]=&quot;Hêtre 20&quot;);[.$G156]*[.$E156];0)" office:value-type="float" office:value="0" calcext:value-type="float">
            <text:p>0</text:p>
          </table:table-cell>
          <table:table-cell table:style-name="ce16" table:formula="of:=IF(AND([.H156]&lt;[.AF$4];[.H156]&gt;=[.AH$4];[.L156]=&quot;Hêtre 20&quot;);[.$J156];0)" office:value-type="float" office:value="0" calcext:value-type="float">
            <text:p>0</text:p>
          </table:table-cell>
          <table:table-cell table:formula="of:=IF(AND([.$H156]&gt;=[.AH$4];[.$H156]&lt;[.AF$4];[.$L156]=&quot;Hêtre 20&quot;);[.$G156]*[.$E156];0)" office:value-type="float" office:value="0" calcext:value-type="float">
            <text:p>0</text:p>
          </table:table-cell>
          <table:table-cell table:style-name="ce16" table:formula="of:=IF(AND([.H156]&lt;[.AH$4];[.H156]&gt;=[.AJ$4];[.L156]=&quot;Hêtre 20&quot;;);[.$J156];0)" office:value-type="float" office:value="0" calcext:value-type="float">
            <text:p>0</text:p>
          </table:table-cell>
          <table:table-cell table:formula="of:=IF(AND([.$H156]&gt;=[.AJ$4];[.$H156]&lt;[.AH$4];[.$L156]=&quot;Hêtre 20&quot;);[.$G156]*[.$E156];0)" office:value-type="float" office:value="0" calcext:value-type="float">
            <text:p>0</text:p>
          </table:table-cell>
          <table:table-cell table:style-name="ce16" table:formula="of:=IF(AND([.H156]&lt;[.AJ$4];[.L156]=&quot;Hêtre 20&quot;);[.$J156];0)" office:value-type="float" office:value="0" calcext:value-type="float">
            <text:p>0</text:p>
          </table:table-cell>
          <table:table-cell table:formula="of:=IF(AND([.$H156]&lt;[.AJ$4];[.$L156]=&quot;Hêtre 20&quot;);[.$G156]*[.$E156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2" calcext:value-type="float">
            <text:p>2072</text:p>
          </table:table-cell>
          <table:table-cell table:style-name="ce7"/>
          <table:table-cell table:formula="of:=[.E157]*([.G157]/1000)*([.H157]/1000)" office:value-type="float" office:value="0.43512" calcext:value-type="float">
            <text:p>0,43512</text:p>
          </table:table-cell>
          <table:table-cell table:formula="of:=[.J157]*[.F157]/1000" office:value-type="float" office:value="0.0130536" calcext:value-type="float">
            <text:p>0,0130536</text:p>
          </table:table-cell>
          <table:table-cell office:value-type="string" calcext:value-type="string">
            <text:p>Hêtre 45</text:p>
          </table:table-cell>
          <table:table-cell table:style-name="ce19" table:formula="of:=IF(OR(AND([.F157]&lt;35;[.F157]&gt;22;[.L157]=&quot;Hêtre 45&quot;);AND([.F157]&lt;=22;[.F157]&gt;14;[.L157]=&quot;Hêtre 27&quot;);AND([.F157]&lt;=14;[.L157]=&quot;Hêtre 20&quot;));TRUE())" office:value-type="boolean" office:boolean-value="true" calcext:value-type="boolean">
            <text:p>VRAI</text:p>
          </table:table-cell>
          <table:table-cell table:formula="of:=IF(AND([.H157]&gt;[.P$4];[.L157]=&quot;Hêtre 45&quot;);[.J157];0)" office:value-type="float" office:value="0.43512" calcext:value-type="float">
            <text:p>0,43512</text:p>
          </table:table-cell>
          <table:table-cell table:formula="of:=IF(AND([.$H157]&gt;[.P$4];[.$L157]=&quot;Hêtre 45&quot;);[.$G157]*[.E157];0)" office:value-type="float" office:value="210" calcext:value-type="float">
            <text:p>210</text:p>
          </table:table-cell>
          <table:table-cell table:style-name="ce16" table:formula="of:=IF(AND([.H157]&lt;[.P$4];[.H157]&gt;=[.R$4];[.L157]=&quot;Hêtre 45&quot;;[.F157]&gt;19);[.J157];0)" office:value-type="float" office:value="0" calcext:value-type="float">
            <text:p>0</text:p>
          </table:table-cell>
          <table:table-cell table:formula="of:=IF(AND([.$H157]&gt;=[.R$4];[.$H157]&lt;[.P$4];[.$L157]=&quot;Hêtre 45&quot;);[.$G157]*[.$E157];0)" office:value-type="float" office:value="0" calcext:value-type="float">
            <text:p>0</text:p>
          </table:table-cell>
          <table:table-cell table:style-name="ce16" table:formula="of:=IF(AND([.H157]&lt;[.R$4];[.H157]&gt;=[.T$4];[.L157]=&quot;Hêtre 45&quot;;[.F157]&gt;19);[.J157];0)" office:value-type="float" office:value="0" calcext:value-type="float">
            <text:p>0</text:p>
          </table:table-cell>
          <table:table-cell table:formula="of:=IF(AND([.$H157]&gt;=[.T$4];[.$H157]&lt;[.R$4];[.$L157]=&quot;Hêtre 45&quot;);[.$G157]*[.$E157];0)" office:value-type="float" office:value="0" calcext:value-type="float">
            <text:p>0</text:p>
          </table:table-cell>
          <table:table-cell table:style-name="ce16" table:formula="of:=IF(AND([.H157]&lt;[.T$4];[.L157]=&quot;Hêtre 45&quot;;[.F157]&gt;19);[.J157];0)" office:value-type="float" office:value="0" calcext:value-type="float">
            <text:p>0</text:p>
          </table:table-cell>
          <table:table-cell table:formula="of:=IF(AND([.$H157]&lt;[.T$4];[.$L157]=&quot;Hêtre 45&quot;);[.$G157]*[.$E157];0)" office:value-type="float" office:value="0" calcext:value-type="float">
            <text:p>0</text:p>
          </table:table-cell>
          <table:table-cell table:formula="of:=IF(AND([.H157]&gt;[.X$4];[.L157]=&quot;Hêtre 27&quot;);[.$J157];0)" office:value-type="float" office:value="0" calcext:value-type="float">
            <text:p>0</text:p>
          </table:table-cell>
          <table:table-cell table:formula="of:=IF(AND([.$H157]&gt;[.X$4];[.$L157]=&quot;Hêtre 27&quot;);[.$G157]*[.$E157];0)" office:value-type="float" office:value="0" calcext:value-type="float">
            <text:p>0</text:p>
          </table:table-cell>
          <table:table-cell table:style-name="ce16" table:formula="of:=IF(AND([.H157]&lt;[.X$4];[.H157]&gt;=[.Z$4];[.L157]=&quot;Hêtre 27&quot;);[.$J157];0)" office:value-type="float" office:value="0" calcext:value-type="float">
            <text:p>0</text:p>
          </table:table-cell>
          <table:table-cell table:formula="of:=IF(AND([.$H157]&gt;=[.Z$4];[.$H157]&lt;[.X$4];[.$L157]=&quot;Hêtre 27&quot;);[.$G157]*[.$E157];0)" office:value-type="float" office:value="0" calcext:value-type="float">
            <text:p>0</text:p>
          </table:table-cell>
          <table:table-cell table:style-name="ce16" table:formula="of:=IF(AND([.H157]&lt;[.Z$4];[.H157]&gt;=[.AB$4];[.L157]=&quot;Hêtre 27&quot;;);[.$J157];0)" office:value-type="float" office:value="0" calcext:value-type="float">
            <text:p>0</text:p>
          </table:table-cell>
          <table:table-cell table:formula="of:=IF(AND([.$H157]&gt;=[.AB$4];[.$H157]&lt;[.Z$4];[.$L157]=&quot;Hêtre 27&quot;);[.$G157]*[.E157];0)" office:value-type="float" office:value="0" calcext:value-type="float">
            <text:p>0</text:p>
          </table:table-cell>
          <table:table-cell table:style-name="ce16" table:formula="of:=IF(AND([.H157]&lt;[.AB$4];[.L157]=&quot;Hêtre 27&quot;);[.$J157];0)" office:value-type="float" office:value="0" calcext:value-type="float">
            <text:p>0</text:p>
          </table:table-cell>
          <table:table-cell table:formula="of:=IF(AND([.$H157]&lt;[.AB$4];[.$L157]=&quot;Hêtre 27&quot;);[.$G157]*[.$E157];0)" office:value-type="float" office:value="0" calcext:value-type="float">
            <text:p>0</text:p>
          </table:table-cell>
          <table:table-cell table:formula="of:=IF(AND([.H157]&gt;[.AF$4];[.L157]=&quot;Hêtre 20&quot;);[.$J157];0)" office:value-type="float" office:value="0" calcext:value-type="float">
            <text:p>0</text:p>
          </table:table-cell>
          <table:table-cell table:formula="of:=IF(AND([.$H157]&gt;[.AF$4];[.$L157]=&quot;Hêtre 20&quot;);[.$G157]*[.$E157];0)" office:value-type="float" office:value="0" calcext:value-type="float">
            <text:p>0</text:p>
          </table:table-cell>
          <table:table-cell table:style-name="ce16" table:formula="of:=IF(AND([.H157]&lt;[.AF$4];[.H157]&gt;=[.AH$4];[.L157]=&quot;Hêtre 20&quot;);[.$J157];0)" office:value-type="float" office:value="0" calcext:value-type="float">
            <text:p>0</text:p>
          </table:table-cell>
          <table:table-cell table:formula="of:=IF(AND([.$H157]&gt;=[.AH$4];[.$H157]&lt;[.AF$4];[.$L157]=&quot;Hêtre 20&quot;);[.$G157]*[.$E157];0)" office:value-type="float" office:value="0" calcext:value-type="float">
            <text:p>0</text:p>
          </table:table-cell>
          <table:table-cell table:style-name="ce16" table:formula="of:=IF(AND([.H157]&lt;[.AH$4];[.H157]&gt;=[.AJ$4];[.L157]=&quot;Hêtre 20&quot;;);[.$J157];0)" office:value-type="float" office:value="0" calcext:value-type="float">
            <text:p>0</text:p>
          </table:table-cell>
          <table:table-cell table:formula="of:=IF(AND([.$H157]&gt;=[.AJ$4];[.$H157]&lt;[.AH$4];[.$L157]=&quot;Hêtre 20&quot;);[.$G157]*[.$E157];0)" office:value-type="float" office:value="0" calcext:value-type="float">
            <text:p>0</text:p>
          </table:table-cell>
          <table:table-cell table:style-name="ce16" table:formula="of:=IF(AND([.H157]&lt;[.AJ$4];[.L157]=&quot;Hêtre 20&quot;);[.$J157];0)" office:value-type="float" office:value="0" calcext:value-type="float">
            <text:p>0</text:p>
          </table:table-cell>
          <table:table-cell table:formula="of:=IF(AND([.$H157]&lt;[.AJ$4];[.$L157]=&quot;Hêtre 20&quot;);[.$G157]*[.$E15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0" calcext:value-type="float">
            <text:p>980</text:p>
          </table:table-cell>
          <table:table-cell table:style-name="ce7"/>
          <table:table-cell table:formula="of:=[.E158]*([.G158]/1000)*([.H158]/1000)" office:value-type="float" office:value="0.1029" calcext:value-type="float">
            <text:p>0,1029</text:p>
          </table:table-cell>
          <table:table-cell table:formula="of:=[.J158]*[.F158]/1000" office:value-type="float" office:value="0.003087" calcext:value-type="float">
            <text:p>0,003087</text:p>
          </table:table-cell>
          <table:table-cell office:value-type="string" calcext:value-type="string">
            <text:p>Hêtre 45</text:p>
          </table:table-cell>
          <table:table-cell table:style-name="ce19" table:formula="of:=IF(OR(AND([.F158]&lt;35;[.F158]&gt;22;[.L158]=&quot;Hêtre 45&quot;);AND([.F158]&lt;=22;[.F158]&gt;14;[.L158]=&quot;Hêtre 27&quot;);AND([.F158]&lt;=14;[.L158]=&quot;Hêtre 20&quot;));TRUE())" office:value-type="boolean" office:boolean-value="true" calcext:value-type="boolean">
            <text:p>VRAI</text:p>
          </table:table-cell>
          <table:table-cell table:formula="of:=IF(AND([.H158]&gt;[.P$4];[.L158]=&quot;Hêtre 45&quot;);[.J158];0)" office:value-type="float" office:value="0" calcext:value-type="float">
            <text:p>0</text:p>
          </table:table-cell>
          <table:table-cell table:formula="of:=IF(AND([.$H158]&gt;[.P$4];[.$L158]=&quot;Hêtre 45&quot;);[.$G158]*[.E158];0)" office:value-type="float" office:value="0" calcext:value-type="float">
            <text:p>0</text:p>
          </table:table-cell>
          <table:table-cell table:style-name="ce16" table:formula="of:=IF(AND([.H158]&lt;[.P$4];[.H158]&gt;=[.R$4];[.L158]=&quot;Hêtre 45&quot;;[.F158]&gt;19);[.J158];0)" office:value-type="float" office:value="0" calcext:value-type="float">
            <text:p>0</text:p>
          </table:table-cell>
          <table:table-cell table:formula="of:=IF(AND([.$H158]&gt;=[.R$4];[.$H158]&lt;[.P$4];[.$L158]=&quot;Hêtre 45&quot;);[.$G158]*[.$E158];0)" office:value-type="float" office:value="0" calcext:value-type="float">
            <text:p>0</text:p>
          </table:table-cell>
          <table:table-cell table:style-name="ce16" table:formula="of:=IF(AND([.H158]&lt;[.R$4];[.H158]&gt;=[.T$4];[.L158]=&quot;Hêtre 45&quot;;[.F158]&gt;19);[.J158];0)" office:value-type="float" office:value="0" calcext:value-type="float">
            <text:p>0</text:p>
          </table:table-cell>
          <table:table-cell table:formula="of:=IF(AND([.$H158]&gt;=[.T$4];[.$H158]&lt;[.R$4];[.$L158]=&quot;Hêtre 45&quot;);[.$G158]*[.$E158];0)" office:value-type="float" office:value="0" calcext:value-type="float">
            <text:p>0</text:p>
          </table:table-cell>
          <table:table-cell table:style-name="ce16" table:formula="of:=IF(AND([.H158]&lt;[.T$4];[.L158]=&quot;Hêtre 45&quot;;[.F158]&gt;19);[.J158];0)" office:value-type="float" office:value="0.1029" calcext:value-type="float">
            <text:p>0,1029</text:p>
          </table:table-cell>
          <table:table-cell table:formula="of:=IF(AND([.$H158]&lt;[.T$4];[.$L158]=&quot;Hêtre 45&quot;);[.$G158]*[.$E158];0)" office:value-type="float" office:value="105" calcext:value-type="float">
            <text:p>105</text:p>
          </table:table-cell>
          <table:table-cell table:formula="of:=IF(AND([.H158]&gt;[.X$4];[.L158]=&quot;Hêtre 27&quot;);[.$J158];0)" office:value-type="float" office:value="0" calcext:value-type="float">
            <text:p>0</text:p>
          </table:table-cell>
          <table:table-cell table:formula="of:=IF(AND([.$H158]&gt;[.X$4];[.$L158]=&quot;Hêtre 27&quot;);[.$G158]*[.$E158];0)" office:value-type="float" office:value="0" calcext:value-type="float">
            <text:p>0</text:p>
          </table:table-cell>
          <table:table-cell table:style-name="ce16" table:formula="of:=IF(AND([.H158]&lt;[.X$4];[.H158]&gt;=[.Z$4];[.L158]=&quot;Hêtre 27&quot;);[.$J158];0)" office:value-type="float" office:value="0" calcext:value-type="float">
            <text:p>0</text:p>
          </table:table-cell>
          <table:table-cell table:formula="of:=IF(AND([.$H158]&gt;=[.Z$4];[.$H158]&lt;[.X$4];[.$L158]=&quot;Hêtre 27&quot;);[.$G158]*[.$E158];0)" office:value-type="float" office:value="0" calcext:value-type="float">
            <text:p>0</text:p>
          </table:table-cell>
          <table:table-cell table:style-name="ce16" table:formula="of:=IF(AND([.H158]&lt;[.Z$4];[.H158]&gt;=[.AB$4];[.L158]=&quot;Hêtre 27&quot;;);[.$J158];0)" office:value-type="float" office:value="0" calcext:value-type="float">
            <text:p>0</text:p>
          </table:table-cell>
          <table:table-cell table:formula="of:=IF(AND([.$H158]&gt;=[.AB$4];[.$H158]&lt;[.Z$4];[.$L158]=&quot;Hêtre 27&quot;);[.$G158]*[.E158];0)" office:value-type="float" office:value="0" calcext:value-type="float">
            <text:p>0</text:p>
          </table:table-cell>
          <table:table-cell table:style-name="ce16" table:formula="of:=IF(AND([.H158]&lt;[.AB$4];[.L158]=&quot;Hêtre 27&quot;);[.$J158];0)" office:value-type="float" office:value="0" calcext:value-type="float">
            <text:p>0</text:p>
          </table:table-cell>
          <table:table-cell table:formula="of:=IF(AND([.$H158]&lt;[.AB$4];[.$L158]=&quot;Hêtre 27&quot;);[.$G158]*[.$E158];0)" office:value-type="float" office:value="0" calcext:value-type="float">
            <text:p>0</text:p>
          </table:table-cell>
          <table:table-cell table:formula="of:=IF(AND([.H158]&gt;[.AF$4];[.L158]=&quot;Hêtre 20&quot;);[.$J158];0)" office:value-type="float" office:value="0" calcext:value-type="float">
            <text:p>0</text:p>
          </table:table-cell>
          <table:table-cell table:formula="of:=IF(AND([.$H158]&gt;[.AF$4];[.$L158]=&quot;Hêtre 20&quot;);[.$G158]*[.$E158];0)" office:value-type="float" office:value="0" calcext:value-type="float">
            <text:p>0</text:p>
          </table:table-cell>
          <table:table-cell table:style-name="ce16" table:formula="of:=IF(AND([.H158]&lt;[.AF$4];[.H158]&gt;=[.AH$4];[.L158]=&quot;Hêtre 20&quot;);[.$J158];0)" office:value-type="float" office:value="0" calcext:value-type="float">
            <text:p>0</text:p>
          </table:table-cell>
          <table:table-cell table:formula="of:=IF(AND([.$H158]&gt;=[.AH$4];[.$H158]&lt;[.AF$4];[.$L158]=&quot;Hêtre 20&quot;);[.$G158]*[.$E158];0)" office:value-type="float" office:value="0" calcext:value-type="float">
            <text:p>0</text:p>
          </table:table-cell>
          <table:table-cell table:style-name="ce16" table:formula="of:=IF(AND([.H158]&lt;[.AH$4];[.H158]&gt;=[.AJ$4];[.L158]=&quot;Hêtre 20&quot;;);[.$J158];0)" office:value-type="float" office:value="0" calcext:value-type="float">
            <text:p>0</text:p>
          </table:table-cell>
          <table:table-cell table:formula="of:=IF(AND([.$H158]&gt;=[.AJ$4];[.$H158]&lt;[.AH$4];[.$L158]=&quot;Hêtre 20&quot;);[.$G158]*[.$E158];0)" office:value-type="float" office:value="0" calcext:value-type="float">
            <text:p>0</text:p>
          </table:table-cell>
          <table:table-cell table:style-name="ce16" table:formula="of:=IF(AND([.H158]&lt;[.AJ$4];[.L158]=&quot;Hêtre 20&quot;);[.$J158];0)" office:value-type="float" office:value="0" calcext:value-type="float">
            <text:p>0</text:p>
          </table:table-cell>
          <table:table-cell table:formula="of:=IF(AND([.$H158]&lt;[.AJ$4];[.$L158]=&quot;Hêtre 20&quot;);[.$G158]*[.$E15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2" calcext:value-type="float">
            <text:p>2022</text:p>
          </table:table-cell>
          <table:table-cell table:style-name="ce7" table:formula="of:=[.H157]-50-[.H159]" office:value-type="float" office:value="0" calcext:value-type="float">
            <text:p>0</text:p>
          </table:table-cell>
          <table:table-cell table:formula="of:=[.E159]*([.G159]/1000)*([.H159]/1000)" office:value-type="float" office:value="0.32352" calcext:value-type="float">
            <text:p>0,32352</text:p>
          </table:table-cell>
          <table:table-cell table:formula="of:=[.J159]*[.F159]/1000" office:value-type="float" office:value="0.0064704" calcext:value-type="float">
            <text:p>0,0064704</text:p>
          </table:table-cell>
          <table:table-cell office:value-type="string" calcext:value-type="string">
            <text:p>Hêtre 27</text:p>
          </table:table-cell>
          <table:table-cell table:style-name="ce19" table:formula="of:=IF(OR(AND([.F159]&lt;35;[.F159]&gt;22;[.L159]=&quot;Hêtre 45&quot;);AND([.F159]&lt;=22;[.F159]&gt;14;[.L159]=&quot;Hêtre 27&quot;);AND([.F159]&lt;=14;[.L159]=&quot;Hêtre 20&quot;));TRUE())" office:value-type="boolean" office:boolean-value="true" calcext:value-type="boolean">
            <text:p>VRAI</text:p>
          </table:table-cell>
          <table:table-cell table:formula="of:=IF(AND([.H159]&gt;[.P$4];[.L159]=&quot;Hêtre 45&quot;);[.J159];0)" office:value-type="float" office:value="0" calcext:value-type="float">
            <text:p>0</text:p>
          </table:table-cell>
          <table:table-cell table:formula="of:=IF(AND([.$H159]&gt;[.P$4];[.$L159]=&quot;Hêtre 45&quot;);[.$G159]*[.E159];0)" office:value-type="float" office:value="0" calcext:value-type="float">
            <text:p>0</text:p>
          </table:table-cell>
          <table:table-cell table:style-name="ce16" table:formula="of:=IF(AND([.H159]&lt;[.P$4];[.H159]&gt;=[.R$4];[.L159]=&quot;Hêtre 45&quot;;[.F159]&gt;19);[.J159];0)" office:value-type="float" office:value="0" calcext:value-type="float">
            <text:p>0</text:p>
          </table:table-cell>
          <table:table-cell table:formula="of:=IF(AND([.$H159]&gt;=[.R$4];[.$H159]&lt;[.P$4];[.$L159]=&quot;Hêtre 45&quot;);[.$G159]*[.$E159];0)" office:value-type="float" office:value="0" calcext:value-type="float">
            <text:p>0</text:p>
          </table:table-cell>
          <table:table-cell table:style-name="ce16" table:formula="of:=IF(AND([.H159]&lt;[.R$4];[.H159]&gt;=[.T$4];[.L159]=&quot;Hêtre 45&quot;;[.F159]&gt;19);[.J159];0)" office:value-type="float" office:value="0" calcext:value-type="float">
            <text:p>0</text:p>
          </table:table-cell>
          <table:table-cell table:formula="of:=IF(AND([.$H159]&gt;=[.T$4];[.$H159]&lt;[.R$4];[.$L159]=&quot;Hêtre 45&quot;);[.$G159]*[.$E159];0)" office:value-type="float" office:value="0" calcext:value-type="float">
            <text:p>0</text:p>
          </table:table-cell>
          <table:table-cell table:style-name="ce16" table:formula="of:=IF(AND([.H159]&lt;[.T$4];[.L159]=&quot;Hêtre 45&quot;;[.F159]&gt;19);[.J159];0)" office:value-type="float" office:value="0" calcext:value-type="float">
            <text:p>0</text:p>
          </table:table-cell>
          <table:table-cell table:formula="of:=IF(AND([.$H159]&lt;[.T$4];[.$L159]=&quot;Hêtre 45&quot;);[.$G159]*[.$E159];0)" office:value-type="float" office:value="0" calcext:value-type="float">
            <text:p>0</text:p>
          </table:table-cell>
          <table:table-cell table:formula="of:=IF(AND([.H159]&gt;[.X$4];[.L159]=&quot;Hêtre 27&quot;);[.$J159];0)" office:value-type="float" office:value="0.32352" calcext:value-type="float">
            <text:p>0,32352</text:p>
          </table:table-cell>
          <table:table-cell table:formula="of:=IF(AND([.$H159]&gt;[.X$4];[.$L159]=&quot;Hêtre 27&quot;);[.$G159]*[.$E159];0)" office:value-type="float" office:value="160" calcext:value-type="float">
            <text:p>160</text:p>
          </table:table-cell>
          <table:table-cell table:style-name="ce16" table:formula="of:=IF(AND([.H159]&lt;[.X$4];[.H159]&gt;=[.Z$4];[.L159]=&quot;Hêtre 27&quot;);[.$J159];0)" office:value-type="float" office:value="0" calcext:value-type="float">
            <text:p>0</text:p>
          </table:table-cell>
          <table:table-cell table:formula="of:=IF(AND([.$H159]&gt;=[.Z$4];[.$H159]&lt;[.X$4];[.$L159]=&quot;Hêtre 27&quot;);[.$G159]*[.$E159];0)" office:value-type="float" office:value="0" calcext:value-type="float">
            <text:p>0</text:p>
          </table:table-cell>
          <table:table-cell table:style-name="ce16" table:formula="of:=IF(AND([.H159]&lt;[.Z$4];[.H159]&gt;=[.AB$4];[.L159]=&quot;Hêtre 27&quot;;);[.$J159];0)" office:value-type="float" office:value="0" calcext:value-type="float">
            <text:p>0</text:p>
          </table:table-cell>
          <table:table-cell table:formula="of:=IF(AND([.$H159]&gt;=[.AB$4];[.$H159]&lt;[.Z$4];[.$L159]=&quot;Hêtre 27&quot;);[.$G159]*[.E159];0)" office:value-type="float" office:value="0" calcext:value-type="float">
            <text:p>0</text:p>
          </table:table-cell>
          <table:table-cell table:style-name="ce16" table:formula="of:=IF(AND([.H159]&lt;[.AB$4];[.L159]=&quot;Hêtre 27&quot;);[.$J159];0)" office:value-type="float" office:value="0" calcext:value-type="float">
            <text:p>0</text:p>
          </table:table-cell>
          <table:table-cell table:formula="of:=IF(AND([.$H159]&lt;[.AB$4];[.$L159]=&quot;Hêtre 27&quot;);[.$G159]*[.$E159];0)" office:value-type="float" office:value="0" calcext:value-type="float">
            <text:p>0</text:p>
          </table:table-cell>
          <table:table-cell table:formula="of:=IF(AND([.H159]&gt;[.AF$4];[.L159]=&quot;Hêtre 20&quot;);[.$J159];0)" office:value-type="float" office:value="0" calcext:value-type="float">
            <text:p>0</text:p>
          </table:table-cell>
          <table:table-cell table:formula="of:=IF(AND([.$H159]&gt;[.AF$4];[.$L159]=&quot;Hêtre 20&quot;);[.$G159]*[.$E159];0)" office:value-type="float" office:value="0" calcext:value-type="float">
            <text:p>0</text:p>
          </table:table-cell>
          <table:table-cell table:style-name="ce16" table:formula="of:=IF(AND([.H159]&lt;[.AF$4];[.H159]&gt;=[.AH$4];[.L159]=&quot;Hêtre 20&quot;);[.$J159];0)" office:value-type="float" office:value="0" calcext:value-type="float">
            <text:p>0</text:p>
          </table:table-cell>
          <table:table-cell table:formula="of:=IF(AND([.$H159]&gt;=[.AH$4];[.$H159]&lt;[.AF$4];[.$L159]=&quot;Hêtre 20&quot;);[.$G159]*[.$E159];0)" office:value-type="float" office:value="0" calcext:value-type="float">
            <text:p>0</text:p>
          </table:table-cell>
          <table:table-cell table:style-name="ce16" table:formula="of:=IF(AND([.H159]&lt;[.AH$4];[.H159]&gt;=[.AJ$4];[.L159]=&quot;Hêtre 20&quot;;);[.$J159];0)" office:value-type="float" office:value="0" calcext:value-type="float">
            <text:p>0</text:p>
          </table:table-cell>
          <table:table-cell table:formula="of:=IF(AND([.$H159]&gt;=[.AJ$4];[.$H159]&lt;[.AH$4];[.$L159]=&quot;Hêtre 20&quot;);[.$G159]*[.$E159];0)" office:value-type="float" office:value="0" calcext:value-type="float">
            <text:p>0</text:p>
          </table:table-cell>
          <table:table-cell table:style-name="ce16" table:formula="of:=IF(AND([.H159]&lt;[.AJ$4];[.L159]=&quot;Hêtre 20&quot;);[.$J159];0)" office:value-type="float" office:value="0" calcext:value-type="float">
            <text:p>0</text:p>
          </table:table-cell>
          <table:table-cell table:formula="of:=IF(AND([.$H159]&lt;[.AJ$4];[.$L159]=&quot;Hêtre 20&quot;);[.$G159]*[.$E15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0" calcext:value-type="float">
            <text:p>920</text:p>
          </table:table-cell>
          <table:table-cell table:style-name="ce7" table:formula="of:=[.H158]-2*30-[.H160]" office:value-type="float" office:value="0" calcext:value-type="float">
            <text:p>0</text:p>
          </table:table-cell>
          <table:table-cell table:formula="of:=[.E160]*([.G160]/1000)*([.H160]/1000)" office:value-type="float" office:value="0.0736" calcext:value-type="float">
            <text:p>0,0736</text:p>
          </table:table-cell>
          <table:table-cell table:formula="of:=[.J160]*[.F160]/1000" office:value-type="float" office:value="0.001472" calcext:value-type="float">
            <text:p>0,001472</text:p>
          </table:table-cell>
          <table:table-cell office:value-type="string" calcext:value-type="string">
            <text:p>Hêtre 27</text:p>
          </table:table-cell>
          <table:table-cell table:style-name="ce19" table:formula="of:=IF(OR(AND([.F160]&lt;35;[.F160]&gt;22;[.L160]=&quot;Hêtre 45&quot;);AND([.F160]&lt;=22;[.F160]&gt;14;[.L160]=&quot;Hêtre 27&quot;);AND([.F160]&lt;=14;[.L160]=&quot;Hêtre 20&quot;));TRUE())" office:value-type="boolean" office:boolean-value="true" calcext:value-type="boolean">
            <text:p>VRAI</text:p>
          </table:table-cell>
          <table:table-cell table:formula="of:=IF(AND([.H160]&gt;[.P$4];[.L160]=&quot;Hêtre 45&quot;);[.J160];0)" office:value-type="float" office:value="0" calcext:value-type="float">
            <text:p>0</text:p>
          </table:table-cell>
          <table:table-cell table:formula="of:=IF(AND([.$H160]&gt;[.P$4];[.$L160]=&quot;Hêtre 45&quot;);[.$G160]*[.E160];0)" office:value-type="float" office:value="0" calcext:value-type="float">
            <text:p>0</text:p>
          </table:table-cell>
          <table:table-cell table:style-name="ce16" table:formula="of:=IF(AND([.H160]&lt;[.P$4];[.H160]&gt;=[.R$4];[.L160]=&quot;Hêtre 45&quot;;[.F160]&gt;19);[.J160];0)" office:value-type="float" office:value="0" calcext:value-type="float">
            <text:p>0</text:p>
          </table:table-cell>
          <table:table-cell table:formula="of:=IF(AND([.$H160]&gt;=[.R$4];[.$H160]&lt;[.P$4];[.$L160]=&quot;Hêtre 45&quot;);[.$G160]*[.$E160];0)" office:value-type="float" office:value="0" calcext:value-type="float">
            <text:p>0</text:p>
          </table:table-cell>
          <table:table-cell table:style-name="ce16" table:formula="of:=IF(AND([.H160]&lt;[.R$4];[.H160]&gt;=[.T$4];[.L160]=&quot;Hêtre 45&quot;;[.F160]&gt;19);[.J160];0)" office:value-type="float" office:value="0" calcext:value-type="float">
            <text:p>0</text:p>
          </table:table-cell>
          <table:table-cell table:formula="of:=IF(AND([.$H160]&gt;=[.T$4];[.$H160]&lt;[.R$4];[.$L160]=&quot;Hêtre 45&quot;);[.$G160]*[.$E160];0)" office:value-type="float" office:value="0" calcext:value-type="float">
            <text:p>0</text:p>
          </table:table-cell>
          <table:table-cell table:style-name="ce16" table:formula="of:=IF(AND([.H160]&lt;[.T$4];[.L160]=&quot;Hêtre 45&quot;;[.F160]&gt;19);[.J160];0)" office:value-type="float" office:value="0" calcext:value-type="float">
            <text:p>0</text:p>
          </table:table-cell>
          <table:table-cell table:formula="of:=IF(AND([.$H160]&lt;[.T$4];[.$L160]=&quot;Hêtre 45&quot;);[.$G160]*[.$E160];0)" office:value-type="float" office:value="0" calcext:value-type="float">
            <text:p>0</text:p>
          </table:table-cell>
          <table:table-cell table:formula="of:=IF(AND([.H160]&gt;[.X$4];[.L160]=&quot;Hêtre 27&quot;);[.$J160];0)" office:value-type="float" office:value="0" calcext:value-type="float">
            <text:p>0</text:p>
          </table:table-cell>
          <table:table-cell table:formula="of:=IF(AND([.$H160]&gt;[.X$4];[.$L160]=&quot;Hêtre 27&quot;);[.$G160]*[.$E160];0)" office:value-type="float" office:value="0" calcext:value-type="float">
            <text:p>0</text:p>
          </table:table-cell>
          <table:table-cell table:style-name="ce16" table:formula="of:=IF(AND([.H160]&lt;[.X$4];[.H160]&gt;=[.Z$4];[.L160]=&quot;Hêtre 27&quot;);[.$J160];0)" office:value-type="float" office:value="0" calcext:value-type="float">
            <text:p>0</text:p>
          </table:table-cell>
          <table:table-cell table:formula="of:=IF(AND([.$H160]&gt;=[.Z$4];[.$H160]&lt;[.X$4];[.$L160]=&quot;Hêtre 27&quot;);[.$G160]*[.$E160];0)" office:value-type="float" office:value="0" calcext:value-type="float">
            <text:p>0</text:p>
          </table:table-cell>
          <table:table-cell table:style-name="ce16" table:formula="of:=IF(AND([.H160]&lt;[.Z$4];[.H160]&gt;=[.AB$4];[.L160]=&quot;Hêtre 27&quot;;);[.$J160];0)" office:value-type="float" office:value="0" calcext:value-type="float">
            <text:p>0</text:p>
          </table:table-cell>
          <table:table-cell table:formula="of:=IF(AND([.$H160]&gt;=[.AB$4];[.$H160]&lt;[.Z$4];[.$L160]=&quot;Hêtre 27&quot;);[.$G160]*[.E160];0)" office:value-type="float" office:value="0" calcext:value-type="float">
            <text:p>0</text:p>
          </table:table-cell>
          <table:table-cell table:style-name="ce16" table:formula="of:=IF(AND([.H160]&lt;[.AB$4];[.L160]=&quot;Hêtre 27&quot;);[.$J160];0)" office:value-type="float" office:value="0.0736" calcext:value-type="float">
            <text:p>0,0736</text:p>
          </table:table-cell>
          <table:table-cell table:formula="of:=IF(AND([.$H160]&lt;[.AB$4];[.$L160]=&quot;Hêtre 27&quot;);[.$G160]*[.$E160];0)" office:value-type="float" office:value="80" calcext:value-type="float">
            <text:p>80</text:p>
          </table:table-cell>
          <table:table-cell table:formula="of:=IF(AND([.H160]&gt;[.AF$4];[.L160]=&quot;Hêtre 20&quot;);[.$J160];0)" office:value-type="float" office:value="0" calcext:value-type="float">
            <text:p>0</text:p>
          </table:table-cell>
          <table:table-cell table:formula="of:=IF(AND([.$H160]&gt;[.AF$4];[.$L160]=&quot;Hêtre 20&quot;);[.$G160]*[.$E160];0)" office:value-type="float" office:value="0" calcext:value-type="float">
            <text:p>0</text:p>
          </table:table-cell>
          <table:table-cell table:style-name="ce16" table:formula="of:=IF(AND([.H160]&lt;[.AF$4];[.H160]&gt;=[.AH$4];[.L160]=&quot;Hêtre 20&quot;);[.$J160];0)" office:value-type="float" office:value="0" calcext:value-type="float">
            <text:p>0</text:p>
          </table:table-cell>
          <table:table-cell table:formula="of:=IF(AND([.$H160]&gt;=[.AH$4];[.$H160]&lt;[.AF$4];[.$L160]=&quot;Hêtre 20&quot;);[.$G160]*[.$E160];0)" office:value-type="float" office:value="0" calcext:value-type="float">
            <text:p>0</text:p>
          </table:table-cell>
          <table:table-cell table:style-name="ce16" table:formula="of:=IF(AND([.H160]&lt;[.AH$4];[.H160]&gt;=[.AJ$4];[.L160]=&quot;Hêtre 20&quot;;);[.$J160];0)" office:value-type="float" office:value="0" calcext:value-type="float">
            <text:p>0</text:p>
          </table:table-cell>
          <table:table-cell table:formula="of:=IF(AND([.$H160]&gt;=[.AJ$4];[.$H160]&lt;[.AH$4];[.$L160]=&quot;Hêtre 20&quot;);[.$G160]*[.$E160];0)" office:value-type="float" office:value="0" calcext:value-type="float">
            <text:p>0</text:p>
          </table:table-cell>
          <table:table-cell table:style-name="ce16" table:formula="of:=IF(AND([.H160]&lt;[.AJ$4];[.L160]=&quot;Hêtre 20&quot;);[.$J160];0)" office:value-type="float" office:value="0" calcext:value-type="float">
            <text:p>0</text:p>
          </table:table-cell>
          <table:table-cell table:formula="of:=IF(AND([.$H160]&lt;[.AJ$4];[.$L160]=&quot;Hêtre 20&quot;);[.$G160]*[.$E16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2" calcext:value-type="float">
            <text:p>2042</text:p>
          </table:table-cell>
          <table:table-cell table:style-name="ce7" table:formula="of:=[.H157]-30-[.H161]" office:value-type="float" office:value="0" calcext:value-type="float">
            <text:p>0</text:p>
          </table:table-cell>
          <table:table-cell table:formula="of:=[.E161]*([.G161]/1000)*([.H161]/1000)" office:value-type="float" office:value="0.26546" calcext:value-type="float">
            <text:p>0,26546</text:p>
          </table:table-cell>
          <table:table-cell table:formula="of:=[.J161]*[.F161]/1000" office:value-type="float" office:value="0.0013273" calcext:value-type="float">
            <text:p>0,0013273</text:p>
          </table:table-cell>
          <table:table-cell office:value-type="string" calcext:value-type="string">
            <text:p>Hêtre 20</text:p>
          </table:table-cell>
          <table:table-cell table:style-name="ce19" table:formula="of:=IF(OR(AND([.F161]&lt;35;[.F161]&gt;22;[.L161]=&quot;Hêtre 45&quot;);AND([.F161]&lt;=22;[.F161]&gt;14;[.L161]=&quot;Hêtre 27&quot;);AND([.F161]&lt;=14;[.L161]=&quot;Hêtre 20&quot;));TRUE())" office:value-type="boolean" office:boolean-value="true" calcext:value-type="boolean">
            <text:p>VRAI</text:p>
          </table:table-cell>
          <table:table-cell table:formula="of:=IF(AND([.H161]&gt;[.P$4];[.L161]=&quot;Hêtre 45&quot;);[.J161];0)" office:value-type="float" office:value="0" calcext:value-type="float">
            <text:p>0</text:p>
          </table:table-cell>
          <table:table-cell table:formula="of:=IF(AND([.$H161]&gt;[.P$4];[.$L161]=&quot;Hêtre 45&quot;);[.$G161]*[.E161];0)" office:value-type="float" office:value="0" calcext:value-type="float">
            <text:p>0</text:p>
          </table:table-cell>
          <table:table-cell table:style-name="ce16" table:formula="of:=IF(AND([.H161]&lt;[.P$4];[.H161]&gt;=[.R$4];[.L161]=&quot;Hêtre 45&quot;;[.F161]&gt;19);[.J161];0)" office:value-type="float" office:value="0" calcext:value-type="float">
            <text:p>0</text:p>
          </table:table-cell>
          <table:table-cell table:formula="of:=IF(AND([.$H161]&gt;=[.R$4];[.$H161]&lt;[.P$4];[.$L161]=&quot;Hêtre 45&quot;);[.$G161]*[.$E161];0)" office:value-type="float" office:value="0" calcext:value-type="float">
            <text:p>0</text:p>
          </table:table-cell>
          <table:table-cell table:style-name="ce16" table:formula="of:=IF(AND([.H161]&lt;[.R$4];[.H161]&gt;=[.T$4];[.L161]=&quot;Hêtre 45&quot;;[.F161]&gt;19);[.J161];0)" office:value-type="float" office:value="0" calcext:value-type="float">
            <text:p>0</text:p>
          </table:table-cell>
          <table:table-cell table:formula="of:=IF(AND([.$H161]&gt;=[.T$4];[.$H161]&lt;[.R$4];[.$L161]=&quot;Hêtre 45&quot;);[.$G161]*[.$E161];0)" office:value-type="float" office:value="0" calcext:value-type="float">
            <text:p>0</text:p>
          </table:table-cell>
          <table:table-cell table:style-name="ce16" table:formula="of:=IF(AND([.H161]&lt;[.T$4];[.L161]=&quot;Hêtre 45&quot;;[.F161]&gt;19);[.J161];0)" office:value-type="float" office:value="0" calcext:value-type="float">
            <text:p>0</text:p>
          </table:table-cell>
          <table:table-cell table:formula="of:=IF(AND([.$H161]&lt;[.T$4];[.$L161]=&quot;Hêtre 45&quot;);[.$G161]*[.$E161];0)" office:value-type="float" office:value="0" calcext:value-type="float">
            <text:p>0</text:p>
          </table:table-cell>
          <table:table-cell table:formula="of:=IF(AND([.H161]&gt;[.X$4];[.L161]=&quot;Hêtre 27&quot;);[.$J161];0)" office:value-type="float" office:value="0" calcext:value-type="float">
            <text:p>0</text:p>
          </table:table-cell>
          <table:table-cell table:formula="of:=IF(AND([.$H161]&gt;[.X$4];[.$L161]=&quot;Hêtre 27&quot;);[.$G161]*[.$E161];0)" office:value-type="float" office:value="0" calcext:value-type="float">
            <text:p>0</text:p>
          </table:table-cell>
          <table:table-cell table:style-name="ce16" table:formula="of:=IF(AND([.H161]&lt;[.X$4];[.H161]&gt;=[.Z$4];[.L161]=&quot;Hêtre 27&quot;);[.$J161];0)" office:value-type="float" office:value="0" calcext:value-type="float">
            <text:p>0</text:p>
          </table:table-cell>
          <table:table-cell table:formula="of:=IF(AND([.$H161]&gt;=[.Z$4];[.$H161]&lt;[.X$4];[.$L161]=&quot;Hêtre 27&quot;);[.$G161]*[.$E161];0)" office:value-type="float" office:value="0" calcext:value-type="float">
            <text:p>0</text:p>
          </table:table-cell>
          <table:table-cell table:style-name="ce16" table:formula="of:=IF(AND([.H161]&lt;[.Z$4];[.H161]&gt;=[.AB$4];[.L161]=&quot;Hêtre 27&quot;;);[.$J161];0)" office:value-type="float" office:value="0" calcext:value-type="float">
            <text:p>0</text:p>
          </table:table-cell>
          <table:table-cell table:formula="of:=IF(AND([.$H161]&gt;=[.AB$4];[.$H161]&lt;[.Z$4];[.$L161]=&quot;Hêtre 27&quot;);[.$G161]*[.E161];0)" office:value-type="float" office:value="0" calcext:value-type="float">
            <text:p>0</text:p>
          </table:table-cell>
          <table:table-cell table:style-name="ce16" table:formula="of:=IF(AND([.H161]&lt;[.AB$4];[.L161]=&quot;Hêtre 27&quot;);[.$J161];0)" office:value-type="float" office:value="0" calcext:value-type="float">
            <text:p>0</text:p>
          </table:table-cell>
          <table:table-cell table:formula="of:=IF(AND([.$H161]&lt;[.AB$4];[.$L161]=&quot;Hêtre 27&quot;);[.$G161]*[.$E161];0)" office:value-type="float" office:value="0" calcext:value-type="float">
            <text:p>0</text:p>
          </table:table-cell>
          <table:table-cell table:formula="of:=IF(AND([.H161]&gt;[.AF$4];[.L161]=&quot;Hêtre 20&quot;);[.$J161];0)" office:value-type="float" office:value="0.26546" calcext:value-type="float">
            <text:p>0,26546</text:p>
          </table:table-cell>
          <table:table-cell table:formula="of:=IF(AND([.$H161]&gt;[.AF$4];[.$L161]=&quot;Hêtre 20&quot;);[.$G161]*[.$E161];0)" office:value-type="float" office:value="130" calcext:value-type="float">
            <text:p>130</text:p>
          </table:table-cell>
          <table:table-cell table:style-name="ce16" table:formula="of:=IF(AND([.H161]&lt;[.AF$4];[.H161]&gt;=[.AH$4];[.L161]=&quot;Hêtre 20&quot;);[.$J161];0)" office:value-type="float" office:value="0" calcext:value-type="float">
            <text:p>0</text:p>
          </table:table-cell>
          <table:table-cell table:formula="of:=IF(AND([.$H161]&gt;=[.AH$4];[.$H161]&lt;[.AF$4];[.$L161]=&quot;Hêtre 20&quot;);[.$G161]*[.$E161];0)" office:value-type="float" office:value="0" calcext:value-type="float">
            <text:p>0</text:p>
          </table:table-cell>
          <table:table-cell table:style-name="ce16" table:formula="of:=IF(AND([.H161]&lt;[.AH$4];[.H161]&gt;=[.AJ$4];[.L161]=&quot;Hêtre 20&quot;;);[.$J161];0)" office:value-type="float" office:value="0" calcext:value-type="float">
            <text:p>0</text:p>
          </table:table-cell>
          <table:table-cell table:formula="of:=IF(AND([.$H161]&gt;=[.AJ$4];[.$H161]&lt;[.AH$4];[.$L161]=&quot;Hêtre 20&quot;);[.$G161]*[.$E161];0)" office:value-type="float" office:value="0" calcext:value-type="float">
            <text:p>0</text:p>
          </table:table-cell>
          <table:table-cell table:style-name="ce16" table:formula="of:=IF(AND([.H161]&lt;[.AJ$4];[.L161]=&quot;Hêtre 20&quot;);[.$J161];0)" office:value-type="float" office:value="0" calcext:value-type="float">
            <text:p>0</text:p>
          </table:table-cell>
          <table:table-cell table:formula="of:=IF(AND([.$H161]&lt;[.AJ$4];[.$L161]=&quot;Hêtre 20&quot;);[.$G161]*[.$E16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50" calcext:value-type="float">
            <text:p>1050</text:p>
          </table:table-cell>
          <table:table-cell table:style-name="ce7" table:formula="of:=[.H158]+70-[.H162]" office:value-type="float" office:value="0" calcext:value-type="float">
            <text:p>0</text:p>
          </table:table-cell>
          <table:table-cell table:formula="of:=[.E162]*([.G162]/1000)*([.H162]/1000)" office:value-type="float" office:value="0.06825" calcext:value-type="float">
            <text:p>0,06825</text:p>
          </table:table-cell>
          <table:table-cell table:formula="of:=[.J162]*[.F162]/1000" office:value-type="float" office:value="0.00034125" calcext:value-type="float">
            <text:p>0,00034125</text:p>
          </table:table-cell>
          <table:table-cell office:value-type="string" calcext:value-type="string">
            <text:p>Hêtre 20</text:p>
          </table:table-cell>
          <table:table-cell table:style-name="ce19" table:formula="of:=IF(OR(AND([.F162]&lt;35;[.F162]&gt;22;[.L162]=&quot;Hêtre 45&quot;);AND([.F162]&lt;=22;[.F162]&gt;14;[.L162]=&quot;Hêtre 27&quot;);AND([.F162]&lt;=14;[.L162]=&quot;Hêtre 20&quot;));TRUE())" office:value-type="boolean" office:boolean-value="true" calcext:value-type="boolean">
            <text:p>VRAI</text:p>
          </table:table-cell>
          <table:table-cell table:formula="of:=IF(AND([.H162]&gt;[.P$4];[.L162]=&quot;Hêtre 45&quot;);[.J162];0)" office:value-type="float" office:value="0" calcext:value-type="float">
            <text:p>0</text:p>
          </table:table-cell>
          <table:table-cell table:formula="of:=IF(AND([.$H162]&gt;[.P$4];[.$L162]=&quot;Hêtre 45&quot;);[.$G162]*[.E162];0)" office:value-type="float" office:value="0" calcext:value-type="float">
            <text:p>0</text:p>
          </table:table-cell>
          <table:table-cell table:style-name="ce16" table:formula="of:=IF(AND([.H162]&lt;[.P$4];[.H162]&gt;=[.R$4];[.L162]=&quot;Hêtre 45&quot;;[.F162]&gt;19);[.J162];0)" office:value-type="float" office:value="0" calcext:value-type="float">
            <text:p>0</text:p>
          </table:table-cell>
          <table:table-cell table:formula="of:=IF(AND([.$H162]&gt;=[.R$4];[.$H162]&lt;[.P$4];[.$L162]=&quot;Hêtre 45&quot;);[.$G162]*[.$E162];0)" office:value-type="float" office:value="0" calcext:value-type="float">
            <text:p>0</text:p>
          </table:table-cell>
          <table:table-cell table:style-name="ce16" table:formula="of:=IF(AND([.H162]&lt;[.R$4];[.H162]&gt;=[.T$4];[.L162]=&quot;Hêtre 45&quot;;[.F162]&gt;19);[.J162];0)" office:value-type="float" office:value="0" calcext:value-type="float">
            <text:p>0</text:p>
          </table:table-cell>
          <table:table-cell table:formula="of:=IF(AND([.$H162]&gt;=[.T$4];[.$H162]&lt;[.R$4];[.$L162]=&quot;Hêtre 45&quot;);[.$G162]*[.$E162];0)" office:value-type="float" office:value="0" calcext:value-type="float">
            <text:p>0</text:p>
          </table:table-cell>
          <table:table-cell table:style-name="ce16" table:formula="of:=IF(AND([.H162]&lt;[.T$4];[.L162]=&quot;Hêtre 45&quot;;[.F162]&gt;19);[.J162];0)" office:value-type="float" office:value="0" calcext:value-type="float">
            <text:p>0</text:p>
          </table:table-cell>
          <table:table-cell table:formula="of:=IF(AND([.$H162]&lt;[.T$4];[.$L162]=&quot;Hêtre 45&quot;);[.$G162]*[.$E162];0)" office:value-type="float" office:value="0" calcext:value-type="float">
            <text:p>0</text:p>
          </table:table-cell>
          <table:table-cell table:formula="of:=IF(AND([.H162]&gt;[.X$4];[.L162]=&quot;Hêtre 27&quot;);[.$J162];0)" office:value-type="float" office:value="0" calcext:value-type="float">
            <text:p>0</text:p>
          </table:table-cell>
          <table:table-cell table:formula="of:=IF(AND([.$H162]&gt;[.X$4];[.$L162]=&quot;Hêtre 27&quot;);[.$G162]*[.$E162];0)" office:value-type="float" office:value="0" calcext:value-type="float">
            <text:p>0</text:p>
          </table:table-cell>
          <table:table-cell table:style-name="ce16" table:formula="of:=IF(AND([.H162]&lt;[.X$4];[.H162]&gt;=[.Z$4];[.L162]=&quot;Hêtre 27&quot;);[.$J162];0)" office:value-type="float" office:value="0" calcext:value-type="float">
            <text:p>0</text:p>
          </table:table-cell>
          <table:table-cell table:formula="of:=IF(AND([.$H162]&gt;=[.Z$4];[.$H162]&lt;[.X$4];[.$L162]=&quot;Hêtre 27&quot;);[.$G162]*[.$E162];0)" office:value-type="float" office:value="0" calcext:value-type="float">
            <text:p>0</text:p>
          </table:table-cell>
          <table:table-cell table:style-name="ce16" table:formula="of:=IF(AND([.H162]&lt;[.Z$4];[.H162]&gt;=[.AB$4];[.L162]=&quot;Hêtre 27&quot;;);[.$J162];0)" office:value-type="float" office:value="0" calcext:value-type="float">
            <text:p>0</text:p>
          </table:table-cell>
          <table:table-cell table:formula="of:=IF(AND([.$H162]&gt;=[.AB$4];[.$H162]&lt;[.Z$4];[.$L162]=&quot;Hêtre 27&quot;);[.$G162]*[.E162];0)" office:value-type="float" office:value="0" calcext:value-type="float">
            <text:p>0</text:p>
          </table:table-cell>
          <table:table-cell table:style-name="ce16" table:formula="of:=IF(AND([.H162]&lt;[.AB$4];[.L162]=&quot;Hêtre 27&quot;);[.$J162];0)" office:value-type="float" office:value="0" calcext:value-type="float">
            <text:p>0</text:p>
          </table:table-cell>
          <table:table-cell table:formula="of:=IF(AND([.$H162]&lt;[.AB$4];[.$L162]=&quot;Hêtre 27&quot;);[.$G162]*[.$E162];0)" office:value-type="float" office:value="0" calcext:value-type="float">
            <text:p>0</text:p>
          </table:table-cell>
          <table:table-cell table:formula="of:=IF(AND([.H162]&gt;[.AF$4];[.L162]=&quot;Hêtre 20&quot;);[.$J162];0)" office:value-type="float" office:value="0" calcext:value-type="float">
            <text:p>0</text:p>
          </table:table-cell>
          <table:table-cell table:formula="of:=IF(AND([.$H162]&gt;[.AF$4];[.$L162]=&quot;Hêtre 20&quot;);[.$G162]*[.$E162];0)" office:value-type="float" office:value="0" calcext:value-type="float">
            <text:p>0</text:p>
          </table:table-cell>
          <table:table-cell table:style-name="ce16" table:formula="of:=IF(AND([.H162]&lt;[.AF$4];[.H162]&gt;=[.AH$4];[.L162]=&quot;Hêtre 20&quot;);[.$J162];0)" office:value-type="float" office:value="0" calcext:value-type="float">
            <text:p>0</text:p>
          </table:table-cell>
          <table:table-cell table:formula="of:=IF(AND([.$H162]&gt;=[.AH$4];[.$H162]&lt;[.AF$4];[.$L162]=&quot;Hêtre 20&quot;);[.$G162]*[.$E162];0)" office:value-type="float" office:value="0" calcext:value-type="float">
            <text:p>0</text:p>
          </table:table-cell>
          <table:table-cell table:style-name="ce16" table:formula="of:=IF(AND([.H162]&lt;[.AH$4];[.H162]&gt;=[.AJ$4];[.L162]=&quot;Hêtre 20&quot;;);[.$J162];0)" office:value-type="float" office:value="0" calcext:value-type="float">
            <text:p>0</text:p>
          </table:table-cell>
          <table:table-cell table:formula="of:=IF(AND([.$H162]&gt;=[.AJ$4];[.$H162]&lt;[.AH$4];[.$L162]=&quot;Hêtre 20&quot;);[.$G162]*[.$E162];0)" office:value-type="float" office:value="65" calcext:value-type="float">
            <text:p>65</text:p>
          </table:table-cell>
          <table:table-cell table:style-name="ce16" table:formula="of:=IF(AND([.H162]&lt;[.AJ$4];[.L162]=&quot;Hêtre 20&quot;);[.$J162];0)" office:value-type="float" office:value="0" calcext:value-type="float">
            <text:p>0</text:p>
          </table:table-cell>
          <table:table-cell table:formula="of:=IF(AND([.$H162]&lt;[.AJ$4];[.$L162]=&quot;Hêtre 20&quot;);[.$G162]*[.$E16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2" calcext:value-type="float">
            <text:p>2022</text:p>
          </table:table-cell>
          <table:table-cell table:style-name="ce7" table:formula="of:=[.H157]-50-[.H163]" office:value-type="float" office:value="0" calcext:value-type="float">
            <text:p>0</text:p>
          </table:table-cell>
          <table:table-cell table:formula="of:=[.E163]*([.G163]/1000)*([.H163]/1000)" office:value-type="float" office:value="0.34374" calcext:value-type="float">
            <text:p>0,34374</text:p>
          </table:table-cell>
          <table:table-cell table:formula="of:=[.J163]*[.F163]/1000" office:value-type="float" office:value="0.0017187" calcext:value-type="float">
            <text:p>0,0017187</text:p>
          </table:table-cell>
          <table:table-cell office:value-type="string" calcext:value-type="string">
            <text:p>Hêtre 20</text:p>
          </table:table-cell>
          <table:table-cell table:style-name="ce19" table:formula="of:=IF(OR(AND([.F163]&lt;35;[.F163]&gt;22;[.L163]=&quot;Hêtre 45&quot;);AND([.F163]&lt;=22;[.F163]&gt;14;[.L163]=&quot;Hêtre 27&quot;);AND([.F163]&lt;=14;[.L163]=&quot;Hêtre 20&quot;));TRUE())" office:value-type="boolean" office:boolean-value="true" calcext:value-type="boolean">
            <text:p>VRAI</text:p>
          </table:table-cell>
          <table:table-cell table:formula="of:=IF(AND([.H163]&gt;[.P$4];[.L163]=&quot;Hêtre 45&quot;);[.J163];0)" office:value-type="float" office:value="0" calcext:value-type="float">
            <text:p>0</text:p>
          </table:table-cell>
          <table:table-cell table:formula="of:=IF(AND([.$H163]&gt;[.P$4];[.$L163]=&quot;Hêtre 45&quot;);[.$G163]*[.E163];0)" office:value-type="float" office:value="0" calcext:value-type="float">
            <text:p>0</text:p>
          </table:table-cell>
          <table:table-cell table:style-name="ce16" table:formula="of:=IF(AND([.H163]&lt;[.P$4];[.H163]&gt;=[.R$4];[.L163]=&quot;Hêtre 45&quot;;[.F163]&gt;19);[.J163];0)" office:value-type="float" office:value="0" calcext:value-type="float">
            <text:p>0</text:p>
          </table:table-cell>
          <table:table-cell table:formula="of:=IF(AND([.$H163]&gt;=[.R$4];[.$H163]&lt;[.P$4];[.$L163]=&quot;Hêtre 45&quot;);[.$G163]*[.$E163];0)" office:value-type="float" office:value="0" calcext:value-type="float">
            <text:p>0</text:p>
          </table:table-cell>
          <table:table-cell table:style-name="ce16" table:formula="of:=IF(AND([.H163]&lt;[.R$4];[.H163]&gt;=[.T$4];[.L163]=&quot;Hêtre 45&quot;;[.F163]&gt;19);[.J163];0)" office:value-type="float" office:value="0" calcext:value-type="float">
            <text:p>0</text:p>
          </table:table-cell>
          <table:table-cell table:formula="of:=IF(AND([.$H163]&gt;=[.T$4];[.$H163]&lt;[.R$4];[.$L163]=&quot;Hêtre 45&quot;);[.$G163]*[.$E163];0)" office:value-type="float" office:value="0" calcext:value-type="float">
            <text:p>0</text:p>
          </table:table-cell>
          <table:table-cell table:style-name="ce16" table:formula="of:=IF(AND([.H163]&lt;[.T$4];[.L163]=&quot;Hêtre 45&quot;;[.F163]&gt;19);[.J163];0)" office:value-type="float" office:value="0" calcext:value-type="float">
            <text:p>0</text:p>
          </table:table-cell>
          <table:table-cell table:formula="of:=IF(AND([.$H163]&lt;[.T$4];[.$L163]=&quot;Hêtre 45&quot;);[.$G163]*[.$E163];0)" office:value-type="float" office:value="0" calcext:value-type="float">
            <text:p>0</text:p>
          </table:table-cell>
          <table:table-cell table:formula="of:=IF(AND([.H163]&gt;[.X$4];[.L163]=&quot;Hêtre 27&quot;);[.$J163];0)" office:value-type="float" office:value="0" calcext:value-type="float">
            <text:p>0</text:p>
          </table:table-cell>
          <table:table-cell table:formula="of:=IF(AND([.$H163]&gt;[.X$4];[.$L163]=&quot;Hêtre 27&quot;);[.$G163]*[.$E163];0)" office:value-type="float" office:value="0" calcext:value-type="float">
            <text:p>0</text:p>
          </table:table-cell>
          <table:table-cell table:style-name="ce16" table:formula="of:=IF(AND([.H163]&lt;[.X$4];[.H163]&gt;=[.Z$4];[.L163]=&quot;Hêtre 27&quot;);[.$J163];0)" office:value-type="float" office:value="0" calcext:value-type="float">
            <text:p>0</text:p>
          </table:table-cell>
          <table:table-cell table:formula="of:=IF(AND([.$H163]&gt;=[.Z$4];[.$H163]&lt;[.X$4];[.$L163]=&quot;Hêtre 27&quot;);[.$G163]*[.$E163];0)" office:value-type="float" office:value="0" calcext:value-type="float">
            <text:p>0</text:p>
          </table:table-cell>
          <table:table-cell table:style-name="ce16" table:formula="of:=IF(AND([.H163]&lt;[.Z$4];[.H163]&gt;=[.AB$4];[.L163]=&quot;Hêtre 27&quot;;);[.$J163];0)" office:value-type="float" office:value="0" calcext:value-type="float">
            <text:p>0</text:p>
          </table:table-cell>
          <table:table-cell table:formula="of:=IF(AND([.$H163]&gt;=[.AB$4];[.$H163]&lt;[.Z$4];[.$L163]=&quot;Hêtre 27&quot;);[.$G163]*[.E163];0)" office:value-type="float" office:value="0" calcext:value-type="float">
            <text:p>0</text:p>
          </table:table-cell>
          <table:table-cell table:style-name="ce16" table:formula="of:=IF(AND([.H163]&lt;[.AB$4];[.L163]=&quot;Hêtre 27&quot;);[.$J163];0)" office:value-type="float" office:value="0" calcext:value-type="float">
            <text:p>0</text:p>
          </table:table-cell>
          <table:table-cell table:formula="of:=IF(AND([.$H163]&lt;[.AB$4];[.$L163]=&quot;Hêtre 27&quot;);[.$G163]*[.$E163];0)" office:value-type="float" office:value="0" calcext:value-type="float">
            <text:p>0</text:p>
          </table:table-cell>
          <table:table-cell table:formula="of:=IF(AND([.H163]&gt;[.AF$4];[.L163]=&quot;Hêtre 20&quot;);[.$J163];0)" office:value-type="float" office:value="0.34374" calcext:value-type="float">
            <text:p>0,34374</text:p>
          </table:table-cell>
          <table:table-cell table:formula="of:=IF(AND([.$H163]&gt;[.AF$4];[.$L163]=&quot;Hêtre 20&quot;);[.$G163]*[.$E163];0)" office:value-type="float" office:value="170" calcext:value-type="float">
            <text:p>170</text:p>
          </table:table-cell>
          <table:table-cell table:style-name="ce16" table:formula="of:=IF(AND([.H163]&lt;[.AF$4];[.H163]&gt;=[.AH$4];[.L163]=&quot;Hêtre 20&quot;);[.$J163];0)" office:value-type="float" office:value="0" calcext:value-type="float">
            <text:p>0</text:p>
          </table:table-cell>
          <table:table-cell table:formula="of:=IF(AND([.$H163]&gt;=[.AH$4];[.$H163]&lt;[.AF$4];[.$L163]=&quot;Hêtre 20&quot;);[.$G163]*[.$E163];0)" office:value-type="float" office:value="0" calcext:value-type="float">
            <text:p>0</text:p>
          </table:table-cell>
          <table:table-cell table:style-name="ce16" table:formula="of:=IF(AND([.H163]&lt;[.AH$4];[.H163]&gt;=[.AJ$4];[.L163]=&quot;Hêtre 20&quot;;);[.$J163];0)" office:value-type="float" office:value="0" calcext:value-type="float">
            <text:p>0</text:p>
          </table:table-cell>
          <table:table-cell table:formula="of:=IF(AND([.$H163]&gt;=[.AJ$4];[.$H163]&lt;[.AH$4];[.$L163]=&quot;Hêtre 20&quot;);[.$G163]*[.$E163];0)" office:value-type="float" office:value="0" calcext:value-type="float">
            <text:p>0</text:p>
          </table:table-cell>
          <table:table-cell table:style-name="ce16" table:formula="of:=IF(AND([.H163]&lt;[.AJ$4];[.L163]=&quot;Hêtre 20&quot;);[.$J163];0)" office:value-type="float" office:value="0" calcext:value-type="float">
            <text:p>0</text:p>
          </table:table-cell>
          <table:table-cell table:formula="of:=IF(AND([.$H163]&lt;[.AJ$4];[.$L163]=&quot;Hêtre 20&quot;);[.$G163]*[.$E16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50" calcext:value-type="float">
            <text:p>1050</text:p>
          </table:table-cell>
          <table:table-cell table:style-name="ce7" table:formula="of:=[.H158]+70-[.H164]" office:value-type="float" office:value="0" calcext:value-type="float">
            <text:p>0</text:p>
          </table:table-cell>
          <table:table-cell table:formula="of:=[.E164]*([.G164]/1000)*([.H164]/1000)" office:value-type="float" office:value="0.08925" calcext:value-type="float">
            <text:p>0,08925</text:p>
          </table:table-cell>
          <table:table-cell table:formula="of:=[.J164]*[.F164]/1000" office:value-type="float" office:value="0.00044625" calcext:value-type="float">
            <text:p>0,00044625</text:p>
          </table:table-cell>
          <table:table-cell office:value-type="string" calcext:value-type="string">
            <text:p>Hêtre 20</text:p>
          </table:table-cell>
          <table:table-cell table:style-name="ce19" table:formula="of:=IF(OR(AND([.F164]&lt;35;[.F164]&gt;22;[.L164]=&quot;Hêtre 45&quot;);AND([.F164]&lt;=22;[.F164]&gt;14;[.L164]=&quot;Hêtre 27&quot;);AND([.F164]&lt;=14;[.L164]=&quot;Hêtre 20&quot;));TRUE())" office:value-type="boolean" office:boolean-value="true" calcext:value-type="boolean">
            <text:p>VRAI</text:p>
          </table:table-cell>
          <table:table-cell table:formula="of:=IF(AND([.H164]&gt;[.P$4];[.L164]=&quot;Hêtre 45&quot;);[.J164];0)" office:value-type="float" office:value="0" calcext:value-type="float">
            <text:p>0</text:p>
          </table:table-cell>
          <table:table-cell table:formula="of:=IF(AND([.$H164]&gt;[.P$4];[.$L164]=&quot;Hêtre 45&quot;);[.$G164]*[.E164];0)" office:value-type="float" office:value="0" calcext:value-type="float">
            <text:p>0</text:p>
          </table:table-cell>
          <table:table-cell table:style-name="ce16" table:formula="of:=IF(AND([.H164]&lt;[.P$4];[.H164]&gt;=[.R$4];[.L164]=&quot;Hêtre 45&quot;;[.F164]&gt;19);[.J164];0)" office:value-type="float" office:value="0" calcext:value-type="float">
            <text:p>0</text:p>
          </table:table-cell>
          <table:table-cell table:formula="of:=IF(AND([.$H164]&gt;=[.R$4];[.$H164]&lt;[.P$4];[.$L164]=&quot;Hêtre 45&quot;);[.$G164]*[.$E164];0)" office:value-type="float" office:value="0" calcext:value-type="float">
            <text:p>0</text:p>
          </table:table-cell>
          <table:table-cell table:style-name="ce16" table:formula="of:=IF(AND([.H164]&lt;[.R$4];[.H164]&gt;=[.T$4];[.L164]=&quot;Hêtre 45&quot;;[.F164]&gt;19);[.J164];0)" office:value-type="float" office:value="0" calcext:value-type="float">
            <text:p>0</text:p>
          </table:table-cell>
          <table:table-cell table:formula="of:=IF(AND([.$H164]&gt;=[.T$4];[.$H164]&lt;[.R$4];[.$L164]=&quot;Hêtre 45&quot;);[.$G164]*[.$E164];0)" office:value-type="float" office:value="0" calcext:value-type="float">
            <text:p>0</text:p>
          </table:table-cell>
          <table:table-cell table:style-name="ce16" table:formula="of:=IF(AND([.H164]&lt;[.T$4];[.L164]=&quot;Hêtre 45&quot;;[.F164]&gt;19);[.J164];0)" office:value-type="float" office:value="0" calcext:value-type="float">
            <text:p>0</text:p>
          </table:table-cell>
          <table:table-cell table:formula="of:=IF(AND([.$H164]&lt;[.T$4];[.$L164]=&quot;Hêtre 45&quot;);[.$G164]*[.$E164];0)" office:value-type="float" office:value="0" calcext:value-type="float">
            <text:p>0</text:p>
          </table:table-cell>
          <table:table-cell table:formula="of:=IF(AND([.H164]&gt;[.X$4];[.L164]=&quot;Hêtre 27&quot;);[.$J164];0)" office:value-type="float" office:value="0" calcext:value-type="float">
            <text:p>0</text:p>
          </table:table-cell>
          <table:table-cell table:formula="of:=IF(AND([.$H164]&gt;[.X$4];[.$L164]=&quot;Hêtre 27&quot;);[.$G164]*[.$E164];0)" office:value-type="float" office:value="0" calcext:value-type="float">
            <text:p>0</text:p>
          </table:table-cell>
          <table:table-cell table:style-name="ce16" table:formula="of:=IF(AND([.H164]&lt;[.X$4];[.H164]&gt;=[.Z$4];[.L164]=&quot;Hêtre 27&quot;);[.$J164];0)" office:value-type="float" office:value="0" calcext:value-type="float">
            <text:p>0</text:p>
          </table:table-cell>
          <table:table-cell table:formula="of:=IF(AND([.$H164]&gt;=[.Z$4];[.$H164]&lt;[.X$4];[.$L164]=&quot;Hêtre 27&quot;);[.$G164]*[.$E164];0)" office:value-type="float" office:value="0" calcext:value-type="float">
            <text:p>0</text:p>
          </table:table-cell>
          <table:table-cell table:style-name="ce16" table:formula="of:=IF(AND([.H164]&lt;[.Z$4];[.H164]&gt;=[.AB$4];[.L164]=&quot;Hêtre 27&quot;;);[.$J164];0)" office:value-type="float" office:value="0" calcext:value-type="float">
            <text:p>0</text:p>
          </table:table-cell>
          <table:table-cell table:formula="of:=IF(AND([.$H164]&gt;=[.AB$4];[.$H164]&lt;[.Z$4];[.$L164]=&quot;Hêtre 27&quot;);[.$G164]*[.E164];0)" office:value-type="float" office:value="0" calcext:value-type="float">
            <text:p>0</text:p>
          </table:table-cell>
          <table:table-cell table:style-name="ce16" table:formula="of:=IF(AND([.H164]&lt;[.AB$4];[.L164]=&quot;Hêtre 27&quot;);[.$J164];0)" office:value-type="float" office:value="0" calcext:value-type="float">
            <text:p>0</text:p>
          </table:table-cell>
          <table:table-cell table:formula="of:=IF(AND([.$H164]&lt;[.AB$4];[.$L164]=&quot;Hêtre 27&quot;);[.$G164]*[.$E164];0)" office:value-type="float" office:value="0" calcext:value-type="float">
            <text:p>0</text:p>
          </table:table-cell>
          <table:table-cell table:formula="of:=IF(AND([.H164]&gt;[.AF$4];[.L164]=&quot;Hêtre 20&quot;);[.$J164];0)" office:value-type="float" office:value="0" calcext:value-type="float">
            <text:p>0</text:p>
          </table:table-cell>
          <table:table-cell table:formula="of:=IF(AND([.$H164]&gt;[.AF$4];[.$L164]=&quot;Hêtre 20&quot;);[.$G164]*[.$E164];0)" office:value-type="float" office:value="0" calcext:value-type="float">
            <text:p>0</text:p>
          </table:table-cell>
          <table:table-cell table:style-name="ce16" table:formula="of:=IF(AND([.H164]&lt;[.AF$4];[.H164]&gt;=[.AH$4];[.L164]=&quot;Hêtre 20&quot;);[.$J164];0)" office:value-type="float" office:value="0" calcext:value-type="float">
            <text:p>0</text:p>
          </table:table-cell>
          <table:table-cell table:formula="of:=IF(AND([.$H164]&gt;=[.AH$4];[.$H164]&lt;[.AF$4];[.$L164]=&quot;Hêtre 20&quot;);[.$G164]*[.$E164];0)" office:value-type="float" office:value="0" calcext:value-type="float">
            <text:p>0</text:p>
          </table:table-cell>
          <table:table-cell table:style-name="ce16" table:formula="of:=IF(AND([.H164]&lt;[.AH$4];[.H164]&gt;=[.AJ$4];[.L164]=&quot;Hêtre 20&quot;;);[.$J164];0)" office:value-type="float" office:value="0" calcext:value-type="float">
            <text:p>0</text:p>
          </table:table-cell>
          <table:table-cell table:formula="of:=IF(AND([.$H164]&gt;=[.AJ$4];[.$H164]&lt;[.AH$4];[.$L164]=&quot;Hêtre 20&quot;);[.$G164]*[.$E164];0)" office:value-type="float" office:value="85" calcext:value-type="float">
            <text:p>85</text:p>
          </table:table-cell>
          <table:table-cell table:style-name="ce16" table:formula="of:=IF(AND([.H164]&lt;[.AJ$4];[.L164]=&quot;Hêtre 20&quot;);[.$J164];0)" office:value-type="float" office:value="0" calcext:value-type="float">
            <text:p>0</text:p>
          </table:table-cell>
          <table:table-cell table:formula="of:=IF(AND([.$H164]&lt;[.AJ$4];[.$L164]=&quot;Hêtre 20&quot;);[.$G164]*[.$E164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165]&lt;35;[.F165]&gt;22;[.L165]=&quot;Hêtre 45&quot;);AND([.F165]&lt;=22;[.F165]&gt;14;[.L165]=&quot;Hêtre 27&quot;);AND([.F165]&lt;=14;[.L165]=&quot;Hêtre 20&quot;));TRUE())" office:value-type="boolean" office:boolean-value="false" calcext:value-type="boolean">
            <text:p>FAUX</text:p>
          </table:table-cell>
          <table:table-cell table:formula="of:=IF(AND([.H165]&gt;[.P$4];[.L165]=&quot;Hêtre 45&quot;);[.J165];0)" office:value-type="float" office:value="0" calcext:value-type="float">
            <text:p>0</text:p>
          </table:table-cell>
          <table:table-cell table:formula="of:=IF(AND([.$H165]&gt;[.P$4];[.$L165]=&quot;Hêtre 45&quot;);[.$G165]*[.E165];0)" office:value-type="float" office:value="0" calcext:value-type="float">
            <text:p>0</text:p>
          </table:table-cell>
          <table:table-cell table:style-name="ce16" table:formula="of:=IF(AND([.H165]&lt;[.P$4];[.H165]&gt;=[.R$4];[.L165]=&quot;Hêtre 45&quot;;[.F165]&gt;19);[.J165];0)" office:value-type="float" office:value="0" calcext:value-type="float">
            <text:p>0</text:p>
          </table:table-cell>
          <table:table-cell table:formula="of:=IF(AND([.$H165]&gt;=[.R$4];[.$H165]&lt;[.P$4];[.$L165]=&quot;Hêtre 45&quot;);[.$G165]*[.$E165];0)" office:value-type="float" office:value="0" calcext:value-type="float">
            <text:p>0</text:p>
          </table:table-cell>
          <table:table-cell table:style-name="ce16" table:formula="of:=IF(AND([.H165]&lt;[.R$4];[.H165]&gt;=[.T$4];[.L165]=&quot;Hêtre 45&quot;;[.F165]&gt;19);[.J165];0)" office:value-type="float" office:value="0" calcext:value-type="float">
            <text:p>0</text:p>
          </table:table-cell>
          <table:table-cell table:formula="of:=IF(AND([.$H165]&gt;=[.T$4];[.$H165]&lt;[.R$4];[.$L165]=&quot;Hêtre 45&quot;);[.$G165]*[.$E165];0)" office:value-type="float" office:value="0" calcext:value-type="float">
            <text:p>0</text:p>
          </table:table-cell>
          <table:table-cell table:style-name="ce16" table:formula="of:=IF(AND([.H165]&lt;[.T$4];[.L165]=&quot;Hêtre 45&quot;;[.F165]&gt;19);[.J165];0)" office:value-type="float" office:value="0" calcext:value-type="float">
            <text:p>0</text:p>
          </table:table-cell>
          <table:table-cell table:formula="of:=IF(AND([.$H165]&lt;[.T$4];[.$L165]=&quot;Hêtre 45&quot;);[.$G165]*[.$E165];0)" office:value-type="float" office:value="0" calcext:value-type="float">
            <text:p>0</text:p>
          </table:table-cell>
          <table:table-cell table:formula="of:=IF(AND([.H165]&gt;[.X$4];[.L165]=&quot;Hêtre 27&quot;);[.$J165];0)" office:value-type="float" office:value="0" calcext:value-type="float">
            <text:p>0</text:p>
          </table:table-cell>
          <table:table-cell table:formula="of:=IF(AND([.$H165]&gt;[.X$4];[.$L165]=&quot;Hêtre 27&quot;);[.$G165]*[.$E165];0)" office:value-type="float" office:value="0" calcext:value-type="float">
            <text:p>0</text:p>
          </table:table-cell>
          <table:table-cell table:style-name="ce16" table:formula="of:=IF(AND([.H165]&lt;[.X$4];[.H165]&gt;=[.Z$4];[.L165]=&quot;Hêtre 27&quot;);[.$J165];0)" office:value-type="float" office:value="0" calcext:value-type="float">
            <text:p>0</text:p>
          </table:table-cell>
          <table:table-cell table:formula="of:=IF(AND([.$H165]&gt;=[.Z$4];[.$H165]&lt;[.X$4];[.$L165]=&quot;Hêtre 27&quot;);[.$G165]*[.$E165];0)" office:value-type="float" office:value="0" calcext:value-type="float">
            <text:p>0</text:p>
          </table:table-cell>
          <table:table-cell table:style-name="ce16" table:formula="of:=IF(AND([.H165]&lt;[.Z$4];[.H165]&gt;=[.AB$4];[.L165]=&quot;Hêtre 27&quot;;);[.$J165];0)" office:value-type="float" office:value="0" calcext:value-type="float">
            <text:p>0</text:p>
          </table:table-cell>
          <table:table-cell table:formula="of:=IF(AND([.$H165]&gt;=[.AB$4];[.$H165]&lt;[.Z$4];[.$L165]=&quot;Hêtre 27&quot;);[.$G165]*[.E165];0)" office:value-type="float" office:value="0" calcext:value-type="float">
            <text:p>0</text:p>
          </table:table-cell>
          <table:table-cell table:style-name="ce16" table:formula="of:=IF(AND([.H165]&lt;[.AB$4];[.L165]=&quot;Hêtre 27&quot;);[.$J165];0)" office:value-type="float" office:value="0" calcext:value-type="float">
            <text:p>0</text:p>
          </table:table-cell>
          <table:table-cell table:formula="of:=IF(AND([.$H165]&lt;[.AB$4];[.$L165]=&quot;Hêtre 27&quot;);[.$G165]*[.$E165];0)" office:value-type="float" office:value="0" calcext:value-type="float">
            <text:p>0</text:p>
          </table:table-cell>
          <table:table-cell table:formula="of:=IF(AND([.H165]&gt;[.AF$4];[.L165]=&quot;Hêtre 20&quot;);[.$J165];0)" office:value-type="float" office:value="0" calcext:value-type="float">
            <text:p>0</text:p>
          </table:table-cell>
          <table:table-cell table:formula="of:=IF(AND([.$H165]&gt;[.AF$4];[.$L165]=&quot;Hêtre 20&quot;);[.$G165]*[.$E165];0)" office:value-type="float" office:value="0" calcext:value-type="float">
            <text:p>0</text:p>
          </table:table-cell>
          <table:table-cell table:style-name="ce16" table:formula="of:=IF(AND([.H165]&lt;[.AF$4];[.H165]&gt;=[.AH$4];[.L165]=&quot;Hêtre 20&quot;);[.$J165];0)" office:value-type="float" office:value="0" calcext:value-type="float">
            <text:p>0</text:p>
          </table:table-cell>
          <table:table-cell table:formula="of:=IF(AND([.$H165]&gt;=[.AH$4];[.$H165]&lt;[.AF$4];[.$L165]=&quot;Hêtre 20&quot;);[.$G165]*[.$E165];0)" office:value-type="float" office:value="0" calcext:value-type="float">
            <text:p>0</text:p>
          </table:table-cell>
          <table:table-cell table:style-name="ce16" table:formula="of:=IF(AND([.H165]&lt;[.AH$4];[.H165]&gt;=[.AJ$4];[.L165]=&quot;Hêtre 20&quot;;);[.$J165];0)" office:value-type="float" office:value="0" calcext:value-type="float">
            <text:p>0</text:p>
          </table:table-cell>
          <table:table-cell table:formula="of:=IF(AND([.$H165]&gt;=[.AJ$4];[.$H165]&lt;[.AH$4];[.$L165]=&quot;Hêtre 20&quot;);[.$G165]*[.$E165];0)" office:value-type="float" office:value="0" calcext:value-type="float">
            <text:p>0</text:p>
          </table:table-cell>
          <table:table-cell table:style-name="ce16" table:formula="of:=IF(AND([.H165]&lt;[.AJ$4];[.L165]=&quot;Hêtre 20&quot;);[.$J165];0)" office:value-type="float" office:value="0" calcext:value-type="float">
            <text:p>0</text:p>
          </table:table-cell>
          <table:table-cell table:formula="of:=IF(AND([.$H165]&lt;[.AJ$4];[.$L165]=&quot;Hêtre 20&quot;);[.$G165]*[.$E165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5" calcext:value-type="float">
            <text:p>2025</text:p>
          </table:table-cell>
          <table:table-cell table:style-name="ce7" table:formula="of:=[.H157]-5-30-2-10-[.H166]" office:value-type="float" office:value="0" calcext:value-type="float">
            <text:p>0</text:p>
          </table:table-cell>
          <table:table-cell table:formula="of:=[.E166]*([.G166]/1000)*([.H166]/1000)" office:value-type="float" office:value="0.405" calcext:value-type="float">
            <text:p>0,405</text:p>
          </table:table-cell>
          <table:table-cell table:formula="of:=[.J166]*[.F166]/1000" office:value-type="float" office:value="0.01215" calcext:value-type="float">
            <text:p>0,01215</text:p>
          </table:table-cell>
          <table:table-cell office:value-type="string" calcext:value-type="string">
            <text:p>Hêtre 45</text:p>
          </table:table-cell>
          <table:table-cell table:style-name="ce19" table:formula="of:=IF(OR(AND([.F166]&lt;35;[.F166]&gt;22;[.L166]=&quot;Hêtre 45&quot;);AND([.F166]&lt;=22;[.F166]&gt;14;[.L166]=&quot;Hêtre 27&quot;);AND([.F166]&lt;=14;[.L166]=&quot;Hêtre 20&quot;));TRUE())" office:value-type="boolean" office:boolean-value="true" calcext:value-type="boolean">
            <text:p>VRAI</text:p>
          </table:table-cell>
          <table:table-cell table:formula="of:=IF(AND([.H166]&gt;[.P$4];[.L166]=&quot;Hêtre 45&quot;);[.J166];0)" office:value-type="float" office:value="0.405" calcext:value-type="float">
            <text:p>0,405</text:p>
          </table:table-cell>
          <table:table-cell table:formula="of:=IF(AND([.$H166]&gt;[.P$4];[.$L166]=&quot;Hêtre 45&quot;);[.$G166]*[.E166];0)" office:value-type="float" office:value="200" calcext:value-type="float">
            <text:p>200</text:p>
          </table:table-cell>
          <table:table-cell table:style-name="ce16" table:formula="of:=IF(AND([.H166]&lt;[.P$4];[.H166]&gt;=[.R$4];[.L166]=&quot;Hêtre 45&quot;;[.F166]&gt;19);[.J166];0)" office:value-type="float" office:value="0" calcext:value-type="float">
            <text:p>0</text:p>
          </table:table-cell>
          <table:table-cell table:formula="of:=IF(AND([.$H166]&gt;=[.R$4];[.$H166]&lt;[.P$4];[.$L166]=&quot;Hêtre 45&quot;);[.$G166]*[.$E166];0)" office:value-type="float" office:value="0" calcext:value-type="float">
            <text:p>0</text:p>
          </table:table-cell>
          <table:table-cell table:style-name="ce16" table:formula="of:=IF(AND([.H166]&lt;[.R$4];[.H166]&gt;=[.T$4];[.L166]=&quot;Hêtre 45&quot;;[.F166]&gt;19);[.J166];0)" office:value-type="float" office:value="0" calcext:value-type="float">
            <text:p>0</text:p>
          </table:table-cell>
          <table:table-cell table:formula="of:=IF(AND([.$H166]&gt;=[.T$4];[.$H166]&lt;[.R$4];[.$L166]=&quot;Hêtre 45&quot;);[.$G166]*[.$E166];0)" office:value-type="float" office:value="0" calcext:value-type="float">
            <text:p>0</text:p>
          </table:table-cell>
          <table:table-cell table:style-name="ce16" table:formula="of:=IF(AND([.H166]&lt;[.T$4];[.L166]=&quot;Hêtre 45&quot;;[.F166]&gt;19);[.J166];0)" office:value-type="float" office:value="0" calcext:value-type="float">
            <text:p>0</text:p>
          </table:table-cell>
          <table:table-cell table:formula="of:=IF(AND([.$H166]&lt;[.T$4];[.$L166]=&quot;Hêtre 45&quot;);[.$G166]*[.$E166];0)" office:value-type="float" office:value="0" calcext:value-type="float">
            <text:p>0</text:p>
          </table:table-cell>
          <table:table-cell table:formula="of:=IF(AND([.H166]&gt;[.X$4];[.L166]=&quot;Hêtre 27&quot;);[.$J166];0)" office:value-type="float" office:value="0" calcext:value-type="float">
            <text:p>0</text:p>
          </table:table-cell>
          <table:table-cell table:formula="of:=IF(AND([.$H166]&gt;[.X$4];[.$L166]=&quot;Hêtre 27&quot;);[.$G166]*[.$E166];0)" office:value-type="float" office:value="0" calcext:value-type="float">
            <text:p>0</text:p>
          </table:table-cell>
          <table:table-cell table:style-name="ce16" table:formula="of:=IF(AND([.H166]&lt;[.X$4];[.H166]&gt;=[.Z$4];[.L166]=&quot;Hêtre 27&quot;);[.$J166];0)" office:value-type="float" office:value="0" calcext:value-type="float">
            <text:p>0</text:p>
          </table:table-cell>
          <table:table-cell table:formula="of:=IF(AND([.$H166]&gt;=[.Z$4];[.$H166]&lt;[.X$4];[.$L166]=&quot;Hêtre 27&quot;);[.$G166]*[.$E166];0)" office:value-type="float" office:value="0" calcext:value-type="float">
            <text:p>0</text:p>
          </table:table-cell>
          <table:table-cell table:style-name="ce16" table:formula="of:=IF(AND([.H166]&lt;[.Z$4];[.H166]&gt;=[.AB$4];[.L166]=&quot;Hêtre 27&quot;;);[.$J166];0)" office:value-type="float" office:value="0" calcext:value-type="float">
            <text:p>0</text:p>
          </table:table-cell>
          <table:table-cell table:formula="of:=IF(AND([.$H166]&gt;=[.AB$4];[.$H166]&lt;[.Z$4];[.$L166]=&quot;Hêtre 27&quot;);[.$G166]*[.E166];0)" office:value-type="float" office:value="0" calcext:value-type="float">
            <text:p>0</text:p>
          </table:table-cell>
          <table:table-cell table:style-name="ce16" table:formula="of:=IF(AND([.H166]&lt;[.AB$4];[.L166]=&quot;Hêtre 27&quot;);[.$J166];0)" office:value-type="float" office:value="0" calcext:value-type="float">
            <text:p>0</text:p>
          </table:table-cell>
          <table:table-cell table:formula="of:=IF(AND([.$H166]&lt;[.AB$4];[.$L166]=&quot;Hêtre 27&quot;);[.$G166]*[.$E166];0)" office:value-type="float" office:value="0" calcext:value-type="float">
            <text:p>0</text:p>
          </table:table-cell>
          <table:table-cell table:formula="of:=IF(AND([.H166]&gt;[.AF$4];[.L166]=&quot;Hêtre 20&quot;);[.$J166];0)" office:value-type="float" office:value="0" calcext:value-type="float">
            <text:p>0</text:p>
          </table:table-cell>
          <table:table-cell table:formula="of:=IF(AND([.$H166]&gt;[.AF$4];[.$L166]=&quot;Hêtre 20&quot;);[.$G166]*[.$E166];0)" office:value-type="float" office:value="0" calcext:value-type="float">
            <text:p>0</text:p>
          </table:table-cell>
          <table:table-cell table:style-name="ce16" table:formula="of:=IF(AND([.H166]&lt;[.AF$4];[.H166]&gt;=[.AH$4];[.L166]=&quot;Hêtre 20&quot;);[.$J166];0)" office:value-type="float" office:value="0" calcext:value-type="float">
            <text:p>0</text:p>
          </table:table-cell>
          <table:table-cell table:formula="of:=IF(AND([.$H166]&gt;=[.AH$4];[.$H166]&lt;[.AF$4];[.$L166]=&quot;Hêtre 20&quot;);[.$G166]*[.$E166];0)" office:value-type="float" office:value="0" calcext:value-type="float">
            <text:p>0</text:p>
          </table:table-cell>
          <table:table-cell table:style-name="ce16" table:formula="of:=IF(AND([.H166]&lt;[.AH$4];[.H166]&gt;=[.AJ$4];[.L166]=&quot;Hêtre 20&quot;;);[.$J166];0)" office:value-type="float" office:value="0" calcext:value-type="float">
            <text:p>0</text:p>
          </table:table-cell>
          <table:table-cell table:formula="of:=IF(AND([.$H166]&gt;=[.AJ$4];[.$H166]&lt;[.AH$4];[.$L166]=&quot;Hêtre 20&quot;);[.$G166]*[.$E166];0)" office:value-type="float" office:value="0" calcext:value-type="float">
            <text:p>0</text:p>
          </table:table-cell>
          <table:table-cell table:style-name="ce16" table:formula="of:=IF(AND([.H166]&lt;[.AJ$4];[.L166]=&quot;Hêtre 20&quot;);[.$J166];0)" office:value-type="float" office:value="0" calcext:value-type="float">
            <text:p>0</text:p>
          </table:table-cell>
          <table:table-cell table:formula="of:=IF(AND([.$H166]&lt;[.AJ$4];[.$L166]=&quot;Hêtre 20&quot;);[.$G166]*[.$E16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6" calcext:value-type="float">
            <text:p>916</text:p>
          </table:table-cell>
          <table:table-cell table:style-name="ce7" table:formula="of:=[.H158]-2*30-2*2-[.H167]" office:value-type="float" office:value="0" calcext:value-type="float">
            <text:p>0</text:p>
          </table:table-cell>
          <table:table-cell table:formula="of:=[.E167]*([.G167]/1000)*([.H167]/1000)" office:value-type="float" office:value="0.10534" calcext:value-type="float">
            <text:p>0,10534</text:p>
          </table:table-cell>
          <table:table-cell table:formula="of:=[.J167]*[.F167]/1000" office:value-type="float" office:value="0.0031602" calcext:value-type="float">
            <text:p>0,0031602</text:p>
          </table:table-cell>
          <table:table-cell office:value-type="string" calcext:value-type="string">
            <text:p>Hêtre 45</text:p>
          </table:table-cell>
          <table:table-cell table:style-name="ce19" table:formula="of:=IF(OR(AND([.F167]&lt;35;[.F167]&gt;22;[.L167]=&quot;Hêtre 45&quot;);AND([.F167]&lt;=22;[.F167]&gt;14;[.L167]=&quot;Hêtre 27&quot;);AND([.F167]&lt;=14;[.L167]=&quot;Hêtre 20&quot;));TRUE())" office:value-type="boolean" office:boolean-value="true" calcext:value-type="boolean">
            <text:p>VRAI</text:p>
          </table:table-cell>
          <table:table-cell table:formula="of:=IF(AND([.H167]&gt;[.P$4];[.L167]=&quot;Hêtre 45&quot;);[.J167];0)" office:value-type="float" office:value="0" calcext:value-type="float">
            <text:p>0</text:p>
          </table:table-cell>
          <table:table-cell table:formula="of:=IF(AND([.$H167]&gt;[.P$4];[.$L167]=&quot;Hêtre 45&quot;);[.$G167]*[.E167];0)" office:value-type="float" office:value="0" calcext:value-type="float">
            <text:p>0</text:p>
          </table:table-cell>
          <table:table-cell table:style-name="ce16" table:formula="of:=IF(AND([.H167]&lt;[.P$4];[.H167]&gt;=[.R$4];[.L167]=&quot;Hêtre 45&quot;;[.F167]&gt;19);[.J167];0)" office:value-type="float" office:value="0" calcext:value-type="float">
            <text:p>0</text:p>
          </table:table-cell>
          <table:table-cell table:formula="of:=IF(AND([.$H167]&gt;=[.R$4];[.$H167]&lt;[.P$4];[.$L167]=&quot;Hêtre 45&quot;);[.$G167]*[.$E167];0)" office:value-type="float" office:value="0" calcext:value-type="float">
            <text:p>0</text:p>
          </table:table-cell>
          <table:table-cell table:style-name="ce16" table:formula="of:=IF(AND([.H167]&lt;[.R$4];[.H167]&gt;=[.T$4];[.L167]=&quot;Hêtre 45&quot;;[.F167]&gt;19);[.J167];0)" office:value-type="float" office:value="0" calcext:value-type="float">
            <text:p>0</text:p>
          </table:table-cell>
          <table:table-cell table:formula="of:=IF(AND([.$H167]&gt;=[.T$4];[.$H167]&lt;[.R$4];[.$L167]=&quot;Hêtre 45&quot;);[.$G167]*[.$E167];0)" office:value-type="float" office:value="0" calcext:value-type="float">
            <text:p>0</text:p>
          </table:table-cell>
          <table:table-cell table:style-name="ce16" table:formula="of:=IF(AND([.H167]&lt;[.T$4];[.L167]=&quot;Hêtre 45&quot;;[.F167]&gt;19);[.J167];0)" office:value-type="float" office:value="0.10534" calcext:value-type="float">
            <text:p>0,10534</text:p>
          </table:table-cell>
          <table:table-cell table:formula="of:=IF(AND([.$H167]&lt;[.T$4];[.$L167]=&quot;Hêtre 45&quot;);[.$G167]*[.$E167];0)" office:value-type="float" office:value="115" calcext:value-type="float">
            <text:p>115</text:p>
          </table:table-cell>
          <table:table-cell table:formula="of:=IF(AND([.H167]&gt;[.X$4];[.L167]=&quot;Hêtre 27&quot;);[.$J167];0)" office:value-type="float" office:value="0" calcext:value-type="float">
            <text:p>0</text:p>
          </table:table-cell>
          <table:table-cell table:formula="of:=IF(AND([.$H167]&gt;[.X$4];[.$L167]=&quot;Hêtre 27&quot;);[.$G167]*[.$E167];0)" office:value-type="float" office:value="0" calcext:value-type="float">
            <text:p>0</text:p>
          </table:table-cell>
          <table:table-cell table:style-name="ce16" table:formula="of:=IF(AND([.H167]&lt;[.X$4];[.H167]&gt;=[.Z$4];[.L167]=&quot;Hêtre 27&quot;);[.$J167];0)" office:value-type="float" office:value="0" calcext:value-type="float">
            <text:p>0</text:p>
          </table:table-cell>
          <table:table-cell table:formula="of:=IF(AND([.$H167]&gt;=[.Z$4];[.$H167]&lt;[.X$4];[.$L167]=&quot;Hêtre 27&quot;);[.$G167]*[.$E167];0)" office:value-type="float" office:value="0" calcext:value-type="float">
            <text:p>0</text:p>
          </table:table-cell>
          <table:table-cell table:style-name="ce16" table:formula="of:=IF(AND([.H167]&lt;[.Z$4];[.H167]&gt;=[.AB$4];[.L167]=&quot;Hêtre 27&quot;;);[.$J167];0)" office:value-type="float" office:value="0" calcext:value-type="float">
            <text:p>0</text:p>
          </table:table-cell>
          <table:table-cell table:formula="of:=IF(AND([.$H167]&gt;=[.AB$4];[.$H167]&lt;[.Z$4];[.$L167]=&quot;Hêtre 27&quot;);[.$G167]*[.E167];0)" office:value-type="float" office:value="0" calcext:value-type="float">
            <text:p>0</text:p>
          </table:table-cell>
          <table:table-cell table:style-name="ce16" table:formula="of:=IF(AND([.H167]&lt;[.AB$4];[.L167]=&quot;Hêtre 27&quot;);[.$J167];0)" office:value-type="float" office:value="0" calcext:value-type="float">
            <text:p>0</text:p>
          </table:table-cell>
          <table:table-cell table:formula="of:=IF(AND([.$H167]&lt;[.AB$4];[.$L167]=&quot;Hêtre 27&quot;);[.$G167]*[.$E167];0)" office:value-type="float" office:value="0" calcext:value-type="float">
            <text:p>0</text:p>
          </table:table-cell>
          <table:table-cell table:formula="of:=IF(AND([.H167]&gt;[.AF$4];[.L167]=&quot;Hêtre 20&quot;);[.$J167];0)" office:value-type="float" office:value="0" calcext:value-type="float">
            <text:p>0</text:p>
          </table:table-cell>
          <table:table-cell table:formula="of:=IF(AND([.$H167]&gt;[.AF$4];[.$L167]=&quot;Hêtre 20&quot;);[.$G167]*[.$E167];0)" office:value-type="float" office:value="0" calcext:value-type="float">
            <text:p>0</text:p>
          </table:table-cell>
          <table:table-cell table:style-name="ce16" table:formula="of:=IF(AND([.H167]&lt;[.AF$4];[.H167]&gt;=[.AH$4];[.L167]=&quot;Hêtre 20&quot;);[.$J167];0)" office:value-type="float" office:value="0" calcext:value-type="float">
            <text:p>0</text:p>
          </table:table-cell>
          <table:table-cell table:formula="of:=IF(AND([.$H167]&gt;=[.AH$4];[.$H167]&lt;[.AF$4];[.$L167]=&quot;Hêtre 20&quot;);[.$G167]*[.$E167];0)" office:value-type="float" office:value="0" calcext:value-type="float">
            <text:p>0</text:p>
          </table:table-cell>
          <table:table-cell table:style-name="ce16" table:formula="of:=IF(AND([.H167]&lt;[.AH$4];[.H167]&gt;=[.AJ$4];[.L167]=&quot;Hêtre 20&quot;;);[.$J167];0)" office:value-type="float" office:value="0" calcext:value-type="float">
            <text:p>0</text:p>
          </table:table-cell>
          <table:table-cell table:formula="of:=IF(AND([.$H167]&gt;=[.AJ$4];[.$H167]&lt;[.AH$4];[.$L167]=&quot;Hêtre 20&quot;);[.$G167]*[.$E167];0)" office:value-type="float" office:value="0" calcext:value-type="float">
            <text:p>0</text:p>
          </table:table-cell>
          <table:table-cell table:style-name="ce16" table:formula="of:=IF(AND([.H167]&lt;[.AJ$4];[.L167]=&quot;Hêtre 20&quot;);[.$J167];0)" office:value-type="float" office:value="0" calcext:value-type="float">
            <text:p>0</text:p>
          </table:table-cell>
          <table:table-cell table:formula="of:=IF(AND([.$H167]&lt;[.AJ$4];[.$L167]=&quot;Hêtre 20&quot;);[.$G167]*[.$E16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6" calcext:value-type="float">
            <text:p>916</text:p>
          </table:table-cell>
          <table:table-cell table:style-name="ce7" table:formula="of:=[.H158]-2*30-2*2-[.H168]" office:value-type="float" office:value="0" calcext:value-type="float">
            <text:p>0</text:p>
          </table:table-cell>
          <table:table-cell table:formula="of:=[.E168]*([.G168]/1000)*([.H168]/1000)" office:value-type="float" office:value="0.10534" calcext:value-type="float">
            <text:p>0,10534</text:p>
          </table:table-cell>
          <table:table-cell table:formula="of:=[.J168]*[.F168]/1000" office:value-type="float" office:value="0.0031602" calcext:value-type="float">
            <text:p>0,0031602</text:p>
          </table:table-cell>
          <table:table-cell office:value-type="string" calcext:value-type="string">
            <text:p>Hêtre 45</text:p>
          </table:table-cell>
          <table:table-cell table:style-name="ce19" table:formula="of:=IF(OR(AND([.F168]&lt;35;[.F168]&gt;22;[.L168]=&quot;Hêtre 45&quot;);AND([.F168]&lt;=22;[.F168]&gt;14;[.L168]=&quot;Hêtre 27&quot;);AND([.F168]&lt;=14;[.L168]=&quot;Hêtre 20&quot;));TRUE())" office:value-type="boolean" office:boolean-value="true" calcext:value-type="boolean">
            <text:p>VRAI</text:p>
          </table:table-cell>
          <table:table-cell table:formula="of:=IF(AND([.H168]&gt;[.P$4];[.L168]=&quot;Hêtre 45&quot;);[.J168];0)" office:value-type="float" office:value="0" calcext:value-type="float">
            <text:p>0</text:p>
          </table:table-cell>
          <table:table-cell table:formula="of:=IF(AND([.$H168]&gt;[.P$4];[.$L168]=&quot;Hêtre 45&quot;);[.$G168]*[.E168];0)" office:value-type="float" office:value="0" calcext:value-type="float">
            <text:p>0</text:p>
          </table:table-cell>
          <table:table-cell table:style-name="ce16" table:formula="of:=IF(AND([.H168]&lt;[.P$4];[.H168]&gt;=[.R$4];[.L168]=&quot;Hêtre 45&quot;;[.F168]&gt;19);[.J168];0)" office:value-type="float" office:value="0" calcext:value-type="float">
            <text:p>0</text:p>
          </table:table-cell>
          <table:table-cell table:formula="of:=IF(AND([.$H168]&gt;=[.R$4];[.$H168]&lt;[.P$4];[.$L168]=&quot;Hêtre 45&quot;);[.$G168]*[.$E168];0)" office:value-type="float" office:value="0" calcext:value-type="float">
            <text:p>0</text:p>
          </table:table-cell>
          <table:table-cell table:style-name="ce16" table:formula="of:=IF(AND([.H168]&lt;[.R$4];[.H168]&gt;=[.T$4];[.L168]=&quot;Hêtre 45&quot;;[.F168]&gt;19);[.J168];0)" office:value-type="float" office:value="0" calcext:value-type="float">
            <text:p>0</text:p>
          </table:table-cell>
          <table:table-cell table:formula="of:=IF(AND([.$H168]&gt;=[.T$4];[.$H168]&lt;[.R$4];[.$L168]=&quot;Hêtre 45&quot;);[.$G168]*[.$E168];0)" office:value-type="float" office:value="0" calcext:value-type="float">
            <text:p>0</text:p>
          </table:table-cell>
          <table:table-cell table:style-name="ce16" table:formula="of:=IF(AND([.H168]&lt;[.T$4];[.L168]=&quot;Hêtre 45&quot;;[.F168]&gt;19);[.J168];0)" office:value-type="float" office:value="0.10534" calcext:value-type="float">
            <text:p>0,10534</text:p>
          </table:table-cell>
          <table:table-cell table:formula="of:=IF(AND([.$H168]&lt;[.T$4];[.$L168]=&quot;Hêtre 45&quot;);[.$G168]*[.$E168];0)" office:value-type="float" office:value="115" calcext:value-type="float">
            <text:p>115</text:p>
          </table:table-cell>
          <table:table-cell table:formula="of:=IF(AND([.H168]&gt;[.X$4];[.L168]=&quot;Hêtre 27&quot;);[.$J168];0)" office:value-type="float" office:value="0" calcext:value-type="float">
            <text:p>0</text:p>
          </table:table-cell>
          <table:table-cell table:formula="of:=IF(AND([.$H168]&gt;[.X$4];[.$L168]=&quot;Hêtre 27&quot;);[.$G168]*[.$E168];0)" office:value-type="float" office:value="0" calcext:value-type="float">
            <text:p>0</text:p>
          </table:table-cell>
          <table:table-cell table:style-name="ce16" table:formula="of:=IF(AND([.H168]&lt;[.X$4];[.H168]&gt;=[.Z$4];[.L168]=&quot;Hêtre 27&quot;);[.$J168];0)" office:value-type="float" office:value="0" calcext:value-type="float">
            <text:p>0</text:p>
          </table:table-cell>
          <table:table-cell table:formula="of:=IF(AND([.$H168]&gt;=[.Z$4];[.$H168]&lt;[.X$4];[.$L168]=&quot;Hêtre 27&quot;);[.$G168]*[.$E168];0)" office:value-type="float" office:value="0" calcext:value-type="float">
            <text:p>0</text:p>
          </table:table-cell>
          <table:table-cell table:style-name="ce16" table:formula="of:=IF(AND([.H168]&lt;[.Z$4];[.H168]&gt;=[.AB$4];[.L168]=&quot;Hêtre 27&quot;;);[.$J168];0)" office:value-type="float" office:value="0" calcext:value-type="float">
            <text:p>0</text:p>
          </table:table-cell>
          <table:table-cell table:formula="of:=IF(AND([.$H168]&gt;=[.AB$4];[.$H168]&lt;[.Z$4];[.$L168]=&quot;Hêtre 27&quot;);[.$G168]*[.E168];0)" office:value-type="float" office:value="0" calcext:value-type="float">
            <text:p>0</text:p>
          </table:table-cell>
          <table:table-cell table:style-name="ce16" table:formula="of:=IF(AND([.H168]&lt;[.AB$4];[.L168]=&quot;Hêtre 27&quot;);[.$J168];0)" office:value-type="float" office:value="0" calcext:value-type="float">
            <text:p>0</text:p>
          </table:table-cell>
          <table:table-cell table:formula="of:=IF(AND([.$H168]&lt;[.AB$4];[.$L168]=&quot;Hêtre 27&quot;);[.$G168]*[.$E168];0)" office:value-type="float" office:value="0" calcext:value-type="float">
            <text:p>0</text:p>
          </table:table-cell>
          <table:table-cell table:formula="of:=IF(AND([.H168]&gt;[.AF$4];[.L168]=&quot;Hêtre 20&quot;);[.$J168];0)" office:value-type="float" office:value="0" calcext:value-type="float">
            <text:p>0</text:p>
          </table:table-cell>
          <table:table-cell table:formula="of:=IF(AND([.$H168]&gt;[.AF$4];[.$L168]=&quot;Hêtre 20&quot;);[.$G168]*[.$E168];0)" office:value-type="float" office:value="0" calcext:value-type="float">
            <text:p>0</text:p>
          </table:table-cell>
          <table:table-cell table:style-name="ce16" table:formula="of:=IF(AND([.H168]&lt;[.AF$4];[.H168]&gt;=[.AH$4];[.L168]=&quot;Hêtre 20&quot;);[.$J168];0)" office:value-type="float" office:value="0" calcext:value-type="float">
            <text:p>0</text:p>
          </table:table-cell>
          <table:table-cell table:formula="of:=IF(AND([.$H168]&gt;=[.AH$4];[.$H168]&lt;[.AF$4];[.$L168]=&quot;Hêtre 20&quot;);[.$G168]*[.$E168];0)" office:value-type="float" office:value="0" calcext:value-type="float">
            <text:p>0</text:p>
          </table:table-cell>
          <table:table-cell table:style-name="ce16" table:formula="of:=IF(AND([.H168]&lt;[.AH$4];[.H168]&gt;=[.AJ$4];[.L168]=&quot;Hêtre 20&quot;;);[.$J168];0)" office:value-type="float" office:value="0" calcext:value-type="float">
            <text:p>0</text:p>
          </table:table-cell>
          <table:table-cell table:formula="of:=IF(AND([.$H168]&gt;=[.AJ$4];[.$H168]&lt;[.AH$4];[.$L168]=&quot;Hêtre 20&quot;);[.$G168]*[.$E168];0)" office:value-type="float" office:value="0" calcext:value-type="float">
            <text:p>0</text:p>
          </table:table-cell>
          <table:table-cell table:style-name="ce16" table:formula="of:=IF(AND([.H168]&lt;[.AJ$4];[.L168]=&quot;Hêtre 20&quot;);[.$J168];0)" office:value-type="float" office:value="0" calcext:value-type="float">
            <text:p>0</text:p>
          </table:table-cell>
          <table:table-cell table:formula="of:=IF(AND([.$H168]&lt;[.AJ$4];[.$L168]=&quot;Hêtre 20&quot;);[.$G168]*[.$E16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oblique haut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420" calcext:value-type="float">
            <text:p>1420</text:p>
          </table:table-cell>
          <table:table-cell table:style-name="ce7" table:formula="of:=[.H158]-2*30-2*2-[.H169]" office:value-type="float" office:value="-504" calcext:value-type="float">
            <text:p>-504</text:p>
          </table:table-cell>
          <table:table-cell table:formula="of:=[.E169]*([.G169]/1000)*([.H169]/1000)" office:value-type="float" office:value="0.142" calcext:value-type="float">
            <text:p>0,142</text:p>
          </table:table-cell>
          <table:table-cell table:formula="of:=[.J169]*[.F169]/1000" office:value-type="float" office:value="0.00426" calcext:value-type="float">
            <text:p>0,00426</text:p>
          </table:table-cell>
          <table:table-cell office:value-type="string" calcext:value-type="string">
            <text:p>Hêtre 45</text:p>
          </table:table-cell>
          <table:table-cell table:style-name="ce19" table:formula="of:=IF(OR(AND([.F169]&lt;35;[.F169]&gt;22;[.L169]=&quot;Hêtre 45&quot;);AND([.F169]&lt;=22;[.F169]&gt;14;[.L169]=&quot;Hêtre 27&quot;);AND([.F169]&lt;=14;[.L169]=&quot;Hêtre 20&quot;));TRUE())" office:value-type="boolean" office:boolean-value="true" calcext:value-type="boolean">
            <text:p>VRAI</text:p>
          </table:table-cell>
          <table:table-cell table:formula="of:=IF(AND([.H169]&gt;[.P$4];[.L169]=&quot;Hêtre 45&quot;);[.J169];0)" office:value-type="float" office:value="0" calcext:value-type="float">
            <text:p>0</text:p>
          </table:table-cell>
          <table:table-cell table:formula="of:=IF(AND([.$H169]&gt;[.P$4];[.$L169]=&quot;Hêtre 45&quot;);[.$G169]*[.E169];0)" office:value-type="float" office:value="0" calcext:value-type="float">
            <text:p>0</text:p>
          </table:table-cell>
          <table:table-cell table:style-name="ce16" table:formula="of:=IF(AND([.H169]&lt;[.P$4];[.H169]&gt;=[.R$4];[.L169]=&quot;Hêtre 45&quot;;[.F169]&gt;19);[.J169];0)" office:value-type="float" office:value="0" calcext:value-type="float">
            <text:p>0</text:p>
          </table:table-cell>
          <table:table-cell table:formula="of:=IF(AND([.$H169]&gt;=[.R$4];[.$H169]&lt;[.P$4];[.$L169]=&quot;Hêtre 45&quot;);[.$G169]*[.$E169];0)" office:value-type="float" office:value="0" calcext:value-type="float">
            <text:p>0</text:p>
          </table:table-cell>
          <table:table-cell table:style-name="ce16" table:formula="of:=IF(AND([.H169]&lt;[.R$4];[.H169]&gt;=[.T$4];[.L169]=&quot;Hêtre 45&quot;;[.F169]&gt;19);[.J169];0)" office:value-type="float" office:value="0.142" calcext:value-type="float">
            <text:p>0,142</text:p>
          </table:table-cell>
          <table:table-cell table:formula="of:=IF(AND([.$H169]&gt;=[.T$4];[.$H169]&lt;[.R$4];[.$L169]=&quot;Hêtre 45&quot;);[.$G169]*[.$E169];0)" office:value-type="float" office:value="100" calcext:value-type="float">
            <text:p>100</text:p>
          </table:table-cell>
          <table:table-cell table:style-name="ce16" table:formula="of:=IF(AND([.H169]&lt;[.T$4];[.L169]=&quot;Hêtre 45&quot;;[.F169]&gt;19);[.J169];0)" office:value-type="float" office:value="0" calcext:value-type="float">
            <text:p>0</text:p>
          </table:table-cell>
          <table:table-cell table:formula="of:=IF(AND([.$H169]&lt;[.T$4];[.$L169]=&quot;Hêtre 45&quot;);[.$G169]*[.$E169];0)" office:value-type="float" office:value="0" calcext:value-type="float">
            <text:p>0</text:p>
          </table:table-cell>
          <table:table-cell table:formula="of:=IF(AND([.H169]&gt;[.X$4];[.L169]=&quot;Hêtre 27&quot;);[.$J169];0)" office:value-type="float" office:value="0" calcext:value-type="float">
            <text:p>0</text:p>
          </table:table-cell>
          <table:table-cell table:formula="of:=IF(AND([.$H169]&gt;[.X$4];[.$L169]=&quot;Hêtre 27&quot;);[.$G169]*[.$E169];0)" office:value-type="float" office:value="0" calcext:value-type="float">
            <text:p>0</text:p>
          </table:table-cell>
          <table:table-cell table:style-name="ce16" table:formula="of:=IF(AND([.H169]&lt;[.X$4];[.H169]&gt;=[.Z$4];[.L169]=&quot;Hêtre 27&quot;);[.$J169];0)" office:value-type="float" office:value="0" calcext:value-type="float">
            <text:p>0</text:p>
          </table:table-cell>
          <table:table-cell table:formula="of:=IF(AND([.$H169]&gt;=[.Z$4];[.$H169]&lt;[.X$4];[.$L169]=&quot;Hêtre 27&quot;);[.$G169]*[.$E169];0)" office:value-type="float" office:value="0" calcext:value-type="float">
            <text:p>0</text:p>
          </table:table-cell>
          <table:table-cell table:style-name="ce16" table:formula="of:=IF(AND([.H169]&lt;[.Z$4];[.H169]&gt;=[.AB$4];[.L169]=&quot;Hêtre 27&quot;;);[.$J169];0)" office:value-type="float" office:value="0" calcext:value-type="float">
            <text:p>0</text:p>
          </table:table-cell>
          <table:table-cell table:formula="of:=IF(AND([.$H169]&gt;=[.AB$4];[.$H169]&lt;[.Z$4];[.$L169]=&quot;Hêtre 27&quot;);[.$G169]*[.E169];0)" office:value-type="float" office:value="0" calcext:value-type="float">
            <text:p>0</text:p>
          </table:table-cell>
          <table:table-cell table:style-name="ce16" table:formula="of:=IF(AND([.H169]&lt;[.AB$4];[.L169]=&quot;Hêtre 27&quot;);[.$J169];0)" office:value-type="float" office:value="0" calcext:value-type="float">
            <text:p>0</text:p>
          </table:table-cell>
          <table:table-cell table:formula="of:=IF(AND([.$H169]&lt;[.AB$4];[.$L169]=&quot;Hêtre 27&quot;);[.$G169]*[.$E169];0)" office:value-type="float" office:value="0" calcext:value-type="float">
            <text:p>0</text:p>
          </table:table-cell>
          <table:table-cell table:formula="of:=IF(AND([.H169]&gt;[.AF$4];[.L169]=&quot;Hêtre 20&quot;);[.$J169];0)" office:value-type="float" office:value="0" calcext:value-type="float">
            <text:p>0</text:p>
          </table:table-cell>
          <table:table-cell table:formula="of:=IF(AND([.$H169]&gt;[.AF$4];[.$L169]=&quot;Hêtre 20&quot;);[.$G169]*[.$E169];0)" office:value-type="float" office:value="0" calcext:value-type="float">
            <text:p>0</text:p>
          </table:table-cell>
          <table:table-cell table:style-name="ce16" table:formula="of:=IF(AND([.H169]&lt;[.AF$4];[.H169]&gt;=[.AH$4];[.L169]=&quot;Hêtre 20&quot;);[.$J169];0)" office:value-type="float" office:value="0" calcext:value-type="float">
            <text:p>0</text:p>
          </table:table-cell>
          <table:table-cell table:formula="of:=IF(AND([.$H169]&gt;=[.AH$4];[.$H169]&lt;[.AF$4];[.$L169]=&quot;Hêtre 20&quot;);[.$G169]*[.$E169];0)" office:value-type="float" office:value="0" calcext:value-type="float">
            <text:p>0</text:p>
          </table:table-cell>
          <table:table-cell table:style-name="ce16" table:formula="of:=IF(AND([.H169]&lt;[.AH$4];[.H169]&gt;=[.AJ$4];[.L169]=&quot;Hêtre 20&quot;;);[.$J169];0)" office:value-type="float" office:value="0" calcext:value-type="float">
            <text:p>0</text:p>
          </table:table-cell>
          <table:table-cell table:formula="of:=IF(AND([.$H169]&gt;=[.AJ$4];[.$H169]&lt;[.AH$4];[.$L169]=&quot;Hêtre 20&quot;);[.$G169]*[.$E169];0)" office:value-type="float" office:value="0" calcext:value-type="float">
            <text:p>0</text:p>
          </table:table-cell>
          <table:table-cell table:style-name="ce16" table:formula="of:=IF(AND([.H169]&lt;[.AJ$4];[.L169]=&quot;Hêtre 20&quot;);[.$J169];0)" office:value-type="float" office:value="0" calcext:value-type="float">
            <text:p>0</text:p>
          </table:table-cell>
          <table:table-cell table:formula="of:=IF(AND([.$H169]&lt;[.AJ$4];[.$L169]=&quot;Hêtre 20&quot;);[.$G169]*[.$E16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Traverse oblique bas 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122" calcext:value-type="float">
            <text:p>1122</text:p>
          </table:table-cell>
          <table:table-cell table:style-name="ce7" table:formula="of:=[.H158]-2*30-2*2-[.H170]" office:value-type="float" office:value="-206" calcext:value-type="float">
            <text:p>-206</text:p>
          </table:table-cell>
          <table:table-cell table:formula="of:=[.E170]*([.G170]/1000)*([.H170]/1000)" office:value-type="float" office:value="0.1122" calcext:value-type="float">
            <text:p>0,1122</text:p>
          </table:table-cell>
          <table:table-cell table:formula="of:=[.J170]*[.F170]/1000" office:value-type="float" office:value="0.003366" calcext:value-type="float">
            <text:p>0,003366</text:p>
          </table:table-cell>
          <table:table-cell office:value-type="string" calcext:value-type="string">
            <text:p>Hêtre 45</text:p>
          </table:table-cell>
          <table:table-cell table:style-name="ce19" table:formula="of:=IF(OR(AND([.F170]&lt;35;[.F170]&gt;22;[.L170]=&quot;Hêtre 45&quot;);AND([.F170]&lt;=22;[.F170]&gt;14;[.L170]=&quot;Hêtre 27&quot;);AND([.F170]&lt;=14;[.L170]=&quot;Hêtre 20&quot;));TRUE())" office:value-type="boolean" office:boolean-value="true" calcext:value-type="boolean">
            <text:p>VRAI</text:p>
          </table:table-cell>
          <table:table-cell table:formula="of:=IF(AND([.H170]&gt;[.P$4];[.L170]=&quot;Hêtre 45&quot;);[.J170];0)" office:value-type="float" office:value="0" calcext:value-type="float">
            <text:p>0</text:p>
          </table:table-cell>
          <table:table-cell table:formula="of:=IF(AND([.$H170]&gt;[.P$4];[.$L170]=&quot;Hêtre 45&quot;);[.$G170]*[.E170];0)" office:value-type="float" office:value="0" calcext:value-type="float">
            <text:p>0</text:p>
          </table:table-cell>
          <table:table-cell table:style-name="ce16" table:formula="of:=IF(AND([.H170]&lt;[.P$4];[.H170]&gt;=[.R$4];[.L170]=&quot;Hêtre 45&quot;;[.F170]&gt;19);[.J170];0)" office:value-type="float" office:value="0" calcext:value-type="float">
            <text:p>0</text:p>
          </table:table-cell>
          <table:table-cell table:formula="of:=IF(AND([.$H170]&gt;=[.R$4];[.$H170]&lt;[.P$4];[.$L170]=&quot;Hêtre 45&quot;);[.$G170]*[.$E170];0)" office:value-type="float" office:value="0" calcext:value-type="float">
            <text:p>0</text:p>
          </table:table-cell>
          <table:table-cell table:style-name="ce16" table:formula="of:=IF(AND([.H170]&lt;[.R$4];[.H170]&gt;=[.T$4];[.L170]=&quot;Hêtre 45&quot;;[.F170]&gt;19);[.J170];0)" office:value-type="float" office:value="0.1122" calcext:value-type="float">
            <text:p>0,1122</text:p>
          </table:table-cell>
          <table:table-cell table:formula="of:=IF(AND([.$H170]&gt;=[.T$4];[.$H170]&lt;[.R$4];[.$L170]=&quot;Hêtre 45&quot;);[.$G170]*[.$E170];0)" office:value-type="float" office:value="100" calcext:value-type="float">
            <text:p>100</text:p>
          </table:table-cell>
          <table:table-cell table:style-name="ce16" table:formula="of:=IF(AND([.H170]&lt;[.T$4];[.L170]=&quot;Hêtre 45&quot;;[.F170]&gt;19);[.J170];0)" office:value-type="float" office:value="0" calcext:value-type="float">
            <text:p>0</text:p>
          </table:table-cell>
          <table:table-cell table:formula="of:=IF(AND([.$H170]&lt;[.T$4];[.$L170]=&quot;Hêtre 45&quot;);[.$G170]*[.$E170];0)" office:value-type="float" office:value="0" calcext:value-type="float">
            <text:p>0</text:p>
          </table:table-cell>
          <table:table-cell table:formula="of:=IF(AND([.H170]&gt;[.X$4];[.L170]=&quot;Hêtre 27&quot;);[.$J170];0)" office:value-type="float" office:value="0" calcext:value-type="float">
            <text:p>0</text:p>
          </table:table-cell>
          <table:table-cell table:formula="of:=IF(AND([.$H170]&gt;[.X$4];[.$L170]=&quot;Hêtre 27&quot;);[.$G170]*[.$E170];0)" office:value-type="float" office:value="0" calcext:value-type="float">
            <text:p>0</text:p>
          </table:table-cell>
          <table:table-cell table:style-name="ce16" table:formula="of:=IF(AND([.H170]&lt;[.X$4];[.H170]&gt;=[.Z$4];[.L170]=&quot;Hêtre 27&quot;);[.$J170];0)" office:value-type="float" office:value="0" calcext:value-type="float">
            <text:p>0</text:p>
          </table:table-cell>
          <table:table-cell table:formula="of:=IF(AND([.$H170]&gt;=[.Z$4];[.$H170]&lt;[.X$4];[.$L170]=&quot;Hêtre 27&quot;);[.$G170]*[.$E170];0)" office:value-type="float" office:value="0" calcext:value-type="float">
            <text:p>0</text:p>
          </table:table-cell>
          <table:table-cell table:style-name="ce16" table:formula="of:=IF(AND([.H170]&lt;[.Z$4];[.H170]&gt;=[.AB$4];[.L170]=&quot;Hêtre 27&quot;;);[.$J170];0)" office:value-type="float" office:value="0" calcext:value-type="float">
            <text:p>0</text:p>
          </table:table-cell>
          <table:table-cell table:formula="of:=IF(AND([.$H170]&gt;=[.AB$4];[.$H170]&lt;[.Z$4];[.$L170]=&quot;Hêtre 27&quot;);[.$G170]*[.E170];0)" office:value-type="float" office:value="0" calcext:value-type="float">
            <text:p>0</text:p>
          </table:table-cell>
          <table:table-cell table:style-name="ce16" table:formula="of:=IF(AND([.H170]&lt;[.AB$4];[.L170]=&quot;Hêtre 27&quot;);[.$J170];0)" office:value-type="float" office:value="0" calcext:value-type="float">
            <text:p>0</text:p>
          </table:table-cell>
          <table:table-cell table:formula="of:=IF(AND([.$H170]&lt;[.AB$4];[.$L170]=&quot;Hêtre 27&quot;);[.$G170]*[.$E170];0)" office:value-type="float" office:value="0" calcext:value-type="float">
            <text:p>0</text:p>
          </table:table-cell>
          <table:table-cell table:formula="of:=IF(AND([.H170]&gt;[.AF$4];[.L170]=&quot;Hêtre 20&quot;);[.$J170];0)" office:value-type="float" office:value="0" calcext:value-type="float">
            <text:p>0</text:p>
          </table:table-cell>
          <table:table-cell table:formula="of:=IF(AND([.$H170]&gt;[.AF$4];[.$L170]=&quot;Hêtre 20&quot;);[.$G170]*[.$E170];0)" office:value-type="float" office:value="0" calcext:value-type="float">
            <text:p>0</text:p>
          </table:table-cell>
          <table:table-cell table:style-name="ce16" table:formula="of:=IF(AND([.H170]&lt;[.AF$4];[.H170]&gt;=[.AH$4];[.L170]=&quot;Hêtre 20&quot;);[.$J170];0)" office:value-type="float" office:value="0" calcext:value-type="float">
            <text:p>0</text:p>
          </table:table-cell>
          <table:table-cell table:formula="of:=IF(AND([.$H170]&gt;=[.AH$4];[.$H170]&lt;[.AF$4];[.$L170]=&quot;Hêtre 20&quot;);[.$G170]*[.$E170];0)" office:value-type="float" office:value="0" calcext:value-type="float">
            <text:p>0</text:p>
          </table:table-cell>
          <table:table-cell table:style-name="ce16" table:formula="of:=IF(AND([.H170]&lt;[.AH$4];[.H170]&gt;=[.AJ$4];[.L170]=&quot;Hêtre 20&quot;;);[.$J170];0)" office:value-type="float" office:value="0" calcext:value-type="float">
            <text:p>0</text:p>
          </table:table-cell>
          <table:table-cell table:formula="of:=IF(AND([.$H170]&gt;=[.AJ$4];[.$H170]&lt;[.AH$4];[.$L170]=&quot;Hêtre 20&quot;);[.$G170]*[.$E170];0)" office:value-type="float" office:value="0" calcext:value-type="float">
            <text:p>0</text:p>
          </table:table-cell>
          <table:table-cell table:style-name="ce16" table:formula="of:=IF(AND([.H170]&lt;[.AJ$4];[.L170]=&quot;Hêtre 20&quot;);[.$J170];0)" office:value-type="float" office:value="0" calcext:value-type="float">
            <text:p>0</text:p>
          </table:table-cell>
          <table:table-cell table:formula="of:=IF(AND([.$H170]&lt;[.AJ$4];[.$L170]=&quot;Hêtre 20&quot;);[.$G170]*[.$E17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6" calcext:value-type="float">
            <text:p>746</text:p>
          </table:table-cell>
          <table:table-cell table:style-name="ce7" table:formula="of:=[.H158]-2*30-2*2-2*100+2*15-[.H171]" office:value-type="float" office:value="0" calcext:value-type="float">
            <text:p>0</text:p>
          </table:table-cell>
          <table:table-cell table:formula="of:=[.E171]*([.G171]/1000)*([.H171]/1000)" office:value-type="float" office:value="0.01492" calcext:value-type="float">
            <text:p>0,01492</text:p>
          </table:table-cell>
          <table:table-cell table:formula="of:=[.J171]*[.F171]/1000" office:value-type="float" office:value="0.0002238" calcext:value-type="float">
            <text:p>0,0002238</text:p>
          </table:table-cell>
          <table:table-cell office:value-type="string" calcext:value-type="string">
            <text:p>Hêtre 27</text:p>
          </table:table-cell>
          <table:table-cell table:style-name="ce19" table:formula="of:=IF(OR(AND([.F171]&lt;35;[.F171]&gt;22;[.L171]=&quot;Hêtre 45&quot;);AND([.F171]&lt;=22;[.F171]&gt;14;[.L171]=&quot;Hêtre 27&quot;);AND([.F171]&lt;=14;[.L171]=&quot;Hêtre 20&quot;));TRUE())" office:value-type="boolean" office:boolean-value="true" calcext:value-type="boolean">
            <text:p>VRAI</text:p>
          </table:table-cell>
          <table:table-cell table:formula="of:=IF(AND([.H171]&gt;[.P$4];[.L171]=&quot;Hêtre 45&quot;);[.J171];0)" office:value-type="float" office:value="0" calcext:value-type="float">
            <text:p>0</text:p>
          </table:table-cell>
          <table:table-cell table:formula="of:=IF(AND([.$H171]&gt;[.P$4];[.$L171]=&quot;Hêtre 45&quot;);[.$G171]*[.E171];0)" office:value-type="float" office:value="0" calcext:value-type="float">
            <text:p>0</text:p>
          </table:table-cell>
          <table:table-cell table:style-name="ce16" table:formula="of:=IF(AND([.H171]&lt;[.P$4];[.H171]&gt;=[.R$4];[.L171]=&quot;Hêtre 45&quot;;[.F171]&gt;19);[.J171];0)" office:value-type="float" office:value="0" calcext:value-type="float">
            <text:p>0</text:p>
          </table:table-cell>
          <table:table-cell table:formula="of:=IF(AND([.$H171]&gt;=[.R$4];[.$H171]&lt;[.P$4];[.$L171]=&quot;Hêtre 45&quot;);[.$G171]*[.$E171];0)" office:value-type="float" office:value="0" calcext:value-type="float">
            <text:p>0</text:p>
          </table:table-cell>
          <table:table-cell table:style-name="ce16" table:formula="of:=IF(AND([.H171]&lt;[.R$4];[.H171]&gt;=[.T$4];[.L171]=&quot;Hêtre 45&quot;;[.F171]&gt;19);[.J171];0)" office:value-type="float" office:value="0" calcext:value-type="float">
            <text:p>0</text:p>
          </table:table-cell>
          <table:table-cell table:formula="of:=IF(AND([.$H171]&gt;=[.T$4];[.$H171]&lt;[.R$4];[.$L171]=&quot;Hêtre 45&quot;);[.$G171]*[.$E171];0)" office:value-type="float" office:value="0" calcext:value-type="float">
            <text:p>0</text:p>
          </table:table-cell>
          <table:table-cell table:style-name="ce16" table:formula="of:=IF(AND([.H171]&lt;[.T$4];[.L171]=&quot;Hêtre 45&quot;;[.F171]&gt;19);[.J171];0)" office:value-type="float" office:value="0" calcext:value-type="float">
            <text:p>0</text:p>
          </table:table-cell>
          <table:table-cell table:formula="of:=IF(AND([.$H171]&lt;[.T$4];[.$L171]=&quot;Hêtre 45&quot;);[.$G171]*[.$E171];0)" office:value-type="float" office:value="0" calcext:value-type="float">
            <text:p>0</text:p>
          </table:table-cell>
          <table:table-cell table:formula="of:=IF(AND([.H171]&gt;[.X$4];[.L171]=&quot;Hêtre 27&quot;);[.$J171];0)" office:value-type="float" office:value="0" calcext:value-type="float">
            <text:p>0</text:p>
          </table:table-cell>
          <table:table-cell table:formula="of:=IF(AND([.$H171]&gt;[.X$4];[.$L171]=&quot;Hêtre 27&quot;);[.$G171]*[.$E171];0)" office:value-type="float" office:value="0" calcext:value-type="float">
            <text:p>0</text:p>
          </table:table-cell>
          <table:table-cell table:style-name="ce16" table:formula="of:=IF(AND([.H171]&lt;[.X$4];[.H171]&gt;=[.Z$4];[.L171]=&quot;Hêtre 27&quot;);[.$J171];0)" office:value-type="float" office:value="0" calcext:value-type="float">
            <text:p>0</text:p>
          </table:table-cell>
          <table:table-cell table:formula="of:=IF(AND([.$H171]&gt;=[.Z$4];[.$H171]&lt;[.X$4];[.$L171]=&quot;Hêtre 27&quot;);[.$G171]*[.$E171];0)" office:value-type="float" office:value="0" calcext:value-type="float">
            <text:p>0</text:p>
          </table:table-cell>
          <table:table-cell table:style-name="ce16" table:formula="of:=IF(AND([.H171]&lt;[.Z$4];[.H171]&gt;=[.AB$4];[.L171]=&quot;Hêtre 27&quot;;);[.$J171];0)" office:value-type="float" office:value="0" calcext:value-type="float">
            <text:p>0</text:p>
          </table:table-cell>
          <table:table-cell table:formula="of:=IF(AND([.$H171]&gt;=[.AB$4];[.$H171]&lt;[.Z$4];[.$L171]=&quot;Hêtre 27&quot;);[.$G171]*[.E171];0)" office:value-type="float" office:value="0" calcext:value-type="float">
            <text:p>0</text:p>
          </table:table-cell>
          <table:table-cell table:style-name="ce16" table:formula="of:=IF(AND([.H171]&lt;[.AB$4];[.L171]=&quot;Hêtre 27&quot;);[.$J171];0)" office:value-type="float" office:value="0.01492" calcext:value-type="float">
            <text:p>0,01492</text:p>
          </table:table-cell>
          <table:table-cell table:formula="of:=IF(AND([.$H171]&lt;[.AB$4];[.$L171]=&quot;Hêtre 27&quot;);[.$G171]*[.$E171];0)" office:value-type="float" office:value="20" calcext:value-type="float">
            <text:p>20</text:p>
          </table:table-cell>
          <table:table-cell table:formula="of:=IF(AND([.H171]&gt;[.AF$4];[.L171]=&quot;Hêtre 20&quot;);[.$J171];0)" office:value-type="float" office:value="0" calcext:value-type="float">
            <text:p>0</text:p>
          </table:table-cell>
          <table:table-cell table:formula="of:=IF(AND([.$H171]&gt;[.AF$4];[.$L171]=&quot;Hêtre 20&quot;);[.$G171]*[.$E171];0)" office:value-type="float" office:value="0" calcext:value-type="float">
            <text:p>0</text:p>
          </table:table-cell>
          <table:table-cell table:style-name="ce16" table:formula="of:=IF(AND([.H171]&lt;[.AF$4];[.H171]&gt;=[.AH$4];[.L171]=&quot;Hêtre 20&quot;);[.$J171];0)" office:value-type="float" office:value="0" calcext:value-type="float">
            <text:p>0</text:p>
          </table:table-cell>
          <table:table-cell table:formula="of:=IF(AND([.$H171]&gt;=[.AH$4];[.$H171]&lt;[.AF$4];[.$L171]=&quot;Hêtre 20&quot;);[.$G171]*[.$E171];0)" office:value-type="float" office:value="0" calcext:value-type="float">
            <text:p>0</text:p>
          </table:table-cell>
          <table:table-cell table:style-name="ce16" table:formula="of:=IF(AND([.H171]&lt;[.AH$4];[.H171]&gt;=[.AJ$4];[.L171]=&quot;Hêtre 20&quot;;);[.$J171];0)" office:value-type="float" office:value="0" calcext:value-type="float">
            <text:p>0</text:p>
          </table:table-cell>
          <table:table-cell table:formula="of:=IF(AND([.$H171]&gt;=[.AJ$4];[.$H171]&lt;[.AH$4];[.$L171]=&quot;Hêtre 20&quot;);[.$G171]*[.$E171];0)" office:value-type="float" office:value="0" calcext:value-type="float">
            <text:p>0</text:p>
          </table:table-cell>
          <table:table-cell table:style-name="ce16" table:formula="of:=IF(AND([.H171]&lt;[.AJ$4];[.L171]=&quot;Hêtre 20&quot;);[.$J171];0)" office:value-type="float" office:value="0" calcext:value-type="float">
            <text:p>0</text:p>
          </table:table-cell>
          <table:table-cell table:formula="of:=IF(AND([.$H171]&lt;[.AJ$4];[.$L171]=&quot;Hêtre 20&quot;);[.$G171]*[.$E17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65" calcext:value-type="float">
            <text:p>1065</text:p>
          </table:table-cell>
          <table:table-cell table:style-name="ce7"/>
          <table:table-cell table:formula="of:=[.E172]*([.G172]/1000)*([.H172]/1000)" office:value-type="float" office:value="0.0213" calcext:value-type="float">
            <text:p>0,0213</text:p>
          </table:table-cell>
          <table:table-cell table:formula="of:=[.J172]*[.F172]/1000" office:value-type="float" office:value="0.0003195" calcext:value-type="float">
            <text:p>0,0003195</text:p>
          </table:table-cell>
          <table:table-cell office:value-type="string" calcext:value-type="string">
            <text:p>Hêtre 27</text:p>
          </table:table-cell>
          <table:table-cell table:style-name="ce19" table:formula="of:=IF(OR(AND([.F172]&lt;35;[.F172]&gt;22;[.L172]=&quot;Hêtre 45&quot;);AND([.F172]&lt;=22;[.F172]&gt;14;[.L172]=&quot;Hêtre 27&quot;);AND([.F172]&lt;=14;[.L172]=&quot;Hêtre 20&quot;));TRUE())" office:value-type="boolean" office:boolean-value="true" calcext:value-type="boolean">
            <text:p>VRAI</text:p>
          </table:table-cell>
          <table:table-cell table:formula="of:=IF(AND([.H172]&gt;[.P$4];[.L172]=&quot;Hêtre 45&quot;);[.J172];0)" office:value-type="float" office:value="0" calcext:value-type="float">
            <text:p>0</text:p>
          </table:table-cell>
          <table:table-cell table:formula="of:=IF(AND([.$H172]&gt;[.P$4];[.$L172]=&quot;Hêtre 45&quot;);[.$G172]*[.E172];0)" office:value-type="float" office:value="0" calcext:value-type="float">
            <text:p>0</text:p>
          </table:table-cell>
          <table:table-cell table:style-name="ce16" table:formula="of:=IF(AND([.H172]&lt;[.P$4];[.H172]&gt;=[.R$4];[.L172]=&quot;Hêtre 45&quot;;[.F172]&gt;19);[.J172];0)" office:value-type="float" office:value="0" calcext:value-type="float">
            <text:p>0</text:p>
          </table:table-cell>
          <table:table-cell table:formula="of:=IF(AND([.$H172]&gt;=[.R$4];[.$H172]&lt;[.P$4];[.$L172]=&quot;Hêtre 45&quot;);[.$G172]*[.$E172];0)" office:value-type="float" office:value="0" calcext:value-type="float">
            <text:p>0</text:p>
          </table:table-cell>
          <table:table-cell table:style-name="ce16" table:formula="of:=IF(AND([.H172]&lt;[.R$4];[.H172]&gt;=[.T$4];[.L172]=&quot;Hêtre 45&quot;;[.F172]&gt;19);[.J172];0)" office:value-type="float" office:value="0" calcext:value-type="float">
            <text:p>0</text:p>
          </table:table-cell>
          <table:table-cell table:formula="of:=IF(AND([.$H172]&gt;=[.T$4];[.$H172]&lt;[.R$4];[.$L172]=&quot;Hêtre 45&quot;);[.$G172]*[.$E172];0)" office:value-type="float" office:value="0" calcext:value-type="float">
            <text:p>0</text:p>
          </table:table-cell>
          <table:table-cell table:style-name="ce16" table:formula="of:=IF(AND([.H172]&lt;[.T$4];[.L172]=&quot;Hêtre 45&quot;;[.F172]&gt;19);[.J172];0)" office:value-type="float" office:value="0" calcext:value-type="float">
            <text:p>0</text:p>
          </table:table-cell>
          <table:table-cell table:formula="of:=IF(AND([.$H172]&lt;[.T$4];[.$L172]=&quot;Hêtre 45&quot;);[.$G172]*[.$E172];0)" office:value-type="float" office:value="0" calcext:value-type="float">
            <text:p>0</text:p>
          </table:table-cell>
          <table:table-cell table:formula="of:=IF(AND([.H172]&gt;[.X$4];[.L172]=&quot;Hêtre 27&quot;);[.$J172];0)" office:value-type="float" office:value="0" calcext:value-type="float">
            <text:p>0</text:p>
          </table:table-cell>
          <table:table-cell table:formula="of:=IF(AND([.$H172]&gt;[.X$4];[.$L172]=&quot;Hêtre 27&quot;);[.$G172]*[.$E172];0)" office:value-type="float" office:value="0" calcext:value-type="float">
            <text:p>0</text:p>
          </table:table-cell>
          <table:table-cell table:style-name="ce16" table:formula="of:=IF(AND([.H172]&lt;[.X$4];[.H172]&gt;=[.Z$4];[.L172]=&quot;Hêtre 27&quot;);[.$J172];0)" office:value-type="float" office:value="0" calcext:value-type="float">
            <text:p>0</text:p>
          </table:table-cell>
          <table:table-cell table:formula="of:=IF(AND([.$H172]&gt;=[.Z$4];[.$H172]&lt;[.X$4];[.$L172]=&quot;Hêtre 27&quot;);[.$G172]*[.$E172];0)" office:value-type="float" office:value="0" calcext:value-type="float">
            <text:p>0</text:p>
          </table:table-cell>
          <table:table-cell table:style-name="ce16" table:formula="of:=IF(AND([.H172]&lt;[.Z$4];[.H172]&gt;=[.AB$4];[.L172]=&quot;Hêtre 27&quot;;);[.$J172];0)" office:value-type="float" office:value="0" calcext:value-type="float">
            <text:p>0</text:p>
          </table:table-cell>
          <table:table-cell table:formula="of:=IF(AND([.$H172]&gt;=[.AB$4];[.$H172]&lt;[.Z$4];[.$L172]=&quot;Hêtre 27&quot;);[.$G172]*[.E172];0)" office:value-type="float" office:value="20" calcext:value-type="float">
            <text:p>20</text:p>
          </table:table-cell>
          <table:table-cell table:style-name="ce16" table:formula="of:=IF(AND([.H172]&lt;[.AB$4];[.L172]=&quot;Hêtre 27&quot;);[.$J172];0)" office:value-type="float" office:value="0" calcext:value-type="float">
            <text:p>0</text:p>
          </table:table-cell>
          <table:table-cell table:formula="of:=IF(AND([.$H172]&lt;[.AB$4];[.$L172]=&quot;Hêtre 27&quot;);[.$G172]*[.$E172];0)" office:value-type="float" office:value="0" calcext:value-type="float">
            <text:p>0</text:p>
          </table:table-cell>
          <table:table-cell table:formula="of:=IF(AND([.H172]&gt;[.AF$4];[.L172]=&quot;Hêtre 20&quot;);[.$J172];0)" office:value-type="float" office:value="0" calcext:value-type="float">
            <text:p>0</text:p>
          </table:table-cell>
          <table:table-cell table:formula="of:=IF(AND([.$H172]&gt;[.AF$4];[.$L172]=&quot;Hêtre 20&quot;);[.$G172]*[.$E172];0)" office:value-type="float" office:value="0" calcext:value-type="float">
            <text:p>0</text:p>
          </table:table-cell>
          <table:table-cell table:style-name="ce16" table:formula="of:=IF(AND([.H172]&lt;[.AF$4];[.H172]&gt;=[.AH$4];[.L172]=&quot;Hêtre 20&quot;);[.$J172];0)" office:value-type="float" office:value="0" calcext:value-type="float">
            <text:p>0</text:p>
          </table:table-cell>
          <table:table-cell table:formula="of:=IF(AND([.$H172]&gt;=[.AH$4];[.$H172]&lt;[.AF$4];[.$L172]=&quot;Hêtre 20&quot;);[.$G172]*[.$E172];0)" office:value-type="float" office:value="0" calcext:value-type="float">
            <text:p>0</text:p>
          </table:table-cell>
          <table:table-cell table:style-name="ce16" table:formula="of:=IF(AND([.H172]&lt;[.AH$4];[.H172]&gt;=[.AJ$4];[.L172]=&quot;Hêtre 20&quot;;);[.$J172];0)" office:value-type="float" office:value="0" calcext:value-type="float">
            <text:p>0</text:p>
          </table:table-cell>
          <table:table-cell table:formula="of:=IF(AND([.$H172]&gt;=[.AJ$4];[.$H172]&lt;[.AH$4];[.$L172]=&quot;Hêtre 20&quot;);[.$G172]*[.$E172];0)" office:value-type="float" office:value="0" calcext:value-type="float">
            <text:p>0</text:p>
          </table:table-cell>
          <table:table-cell table:style-name="ce16" table:formula="of:=IF(AND([.H172]&lt;[.AJ$4];[.L172]=&quot;Hêtre 20&quot;);[.$J172];0)" office:value-type="float" office:value="0" calcext:value-type="float">
            <text:p>0</text:p>
          </table:table-cell>
          <table:table-cell table:formula="of:=IF(AND([.$H172]&lt;[.AJ$4];[.$L172]=&quot;Hêtre 20&quot;);[.$G172]*[.$E17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69" calcext:value-type="float">
            <text:p>669</text:p>
          </table:table-cell>
          <table:table-cell table:style-name="ce7"/>
          <table:table-cell table:formula="of:=[.E173]*([.G173]/1000)*([.H173]/1000)" office:value-type="float" office:value="0.01338" calcext:value-type="float">
            <text:p>0,01338</text:p>
          </table:table-cell>
          <table:table-cell table:formula="of:=[.J173]*[.F173]/1000" office:value-type="float" office:value="0.0002007" calcext:value-type="float">
            <text:p>0,0002007</text:p>
          </table:table-cell>
          <table:table-cell office:value-type="string" calcext:value-type="string">
            <text:p>Hêtre 27</text:p>
          </table:table-cell>
          <table:table-cell table:style-name="ce19" table:formula="of:=IF(OR(AND([.F173]&lt;35;[.F173]&gt;22;[.L173]=&quot;Hêtre 45&quot;);AND([.F173]&lt;=22;[.F173]&gt;14;[.L173]=&quot;Hêtre 27&quot;);AND([.F173]&lt;=14;[.L173]=&quot;Hêtre 20&quot;));TRUE())" office:value-type="boolean" office:boolean-value="true" calcext:value-type="boolean">
            <text:p>VRAI</text:p>
          </table:table-cell>
          <table:table-cell table:formula="of:=IF(AND([.H173]&gt;[.P$4];[.L173]=&quot;Hêtre 45&quot;);[.J173];0)" office:value-type="float" office:value="0" calcext:value-type="float">
            <text:p>0</text:p>
          </table:table-cell>
          <table:table-cell table:formula="of:=IF(AND([.$H173]&gt;[.P$4];[.$L173]=&quot;Hêtre 45&quot;);[.$G173]*[.E173];0)" office:value-type="float" office:value="0" calcext:value-type="float">
            <text:p>0</text:p>
          </table:table-cell>
          <table:table-cell table:style-name="ce16" table:formula="of:=IF(AND([.H173]&lt;[.P$4];[.H173]&gt;=[.R$4];[.L173]=&quot;Hêtre 45&quot;;[.F173]&gt;19);[.J173];0)" office:value-type="float" office:value="0" calcext:value-type="float">
            <text:p>0</text:p>
          </table:table-cell>
          <table:table-cell table:formula="of:=IF(AND([.$H173]&gt;=[.R$4];[.$H173]&lt;[.P$4];[.$L173]=&quot;Hêtre 45&quot;);[.$G173]*[.$E173];0)" office:value-type="float" office:value="0" calcext:value-type="float">
            <text:p>0</text:p>
          </table:table-cell>
          <table:table-cell table:style-name="ce16" table:formula="of:=IF(AND([.H173]&lt;[.R$4];[.H173]&gt;=[.T$4];[.L173]=&quot;Hêtre 45&quot;;[.F173]&gt;19);[.J173];0)" office:value-type="float" office:value="0" calcext:value-type="float">
            <text:p>0</text:p>
          </table:table-cell>
          <table:table-cell table:formula="of:=IF(AND([.$H173]&gt;=[.T$4];[.$H173]&lt;[.R$4];[.$L173]=&quot;Hêtre 45&quot;);[.$G173]*[.$E173];0)" office:value-type="float" office:value="0" calcext:value-type="float">
            <text:p>0</text:p>
          </table:table-cell>
          <table:table-cell table:style-name="ce16" table:formula="of:=IF(AND([.H173]&lt;[.T$4];[.L173]=&quot;Hêtre 45&quot;;[.F173]&gt;19);[.J173];0)" office:value-type="float" office:value="0" calcext:value-type="float">
            <text:p>0</text:p>
          </table:table-cell>
          <table:table-cell table:formula="of:=IF(AND([.$H173]&lt;[.T$4];[.$L173]=&quot;Hêtre 45&quot;);[.$G173]*[.$E173];0)" office:value-type="float" office:value="0" calcext:value-type="float">
            <text:p>0</text:p>
          </table:table-cell>
          <table:table-cell table:formula="of:=IF(AND([.H173]&gt;[.X$4];[.L173]=&quot;Hêtre 27&quot;);[.$J173];0)" office:value-type="float" office:value="0" calcext:value-type="float">
            <text:p>0</text:p>
          </table:table-cell>
          <table:table-cell table:formula="of:=IF(AND([.$H173]&gt;[.X$4];[.$L173]=&quot;Hêtre 27&quot;);[.$G173]*[.$E173];0)" office:value-type="float" office:value="0" calcext:value-type="float">
            <text:p>0</text:p>
          </table:table-cell>
          <table:table-cell table:style-name="ce16" table:formula="of:=IF(AND([.H173]&lt;[.X$4];[.H173]&gt;=[.Z$4];[.L173]=&quot;Hêtre 27&quot;);[.$J173];0)" office:value-type="float" office:value="0" calcext:value-type="float">
            <text:p>0</text:p>
          </table:table-cell>
          <table:table-cell table:formula="of:=IF(AND([.$H173]&gt;=[.Z$4];[.$H173]&lt;[.X$4];[.$L173]=&quot;Hêtre 27&quot;);[.$G173]*[.$E173];0)" office:value-type="float" office:value="0" calcext:value-type="float">
            <text:p>0</text:p>
          </table:table-cell>
          <table:table-cell table:style-name="ce16" table:formula="of:=IF(AND([.H173]&lt;[.Z$4];[.H173]&gt;=[.AB$4];[.L173]=&quot;Hêtre 27&quot;;);[.$J173];0)" office:value-type="float" office:value="0" calcext:value-type="float">
            <text:p>0</text:p>
          </table:table-cell>
          <table:table-cell table:formula="of:=IF(AND([.$H173]&gt;=[.AB$4];[.$H173]&lt;[.Z$4];[.$L173]=&quot;Hêtre 27&quot;);[.$G173]*[.E173];0)" office:value-type="float" office:value="0" calcext:value-type="float">
            <text:p>0</text:p>
          </table:table-cell>
          <table:table-cell table:style-name="ce16" table:formula="of:=IF(AND([.H173]&lt;[.AB$4];[.L173]=&quot;Hêtre 27&quot;);[.$J173];0)" office:value-type="float" office:value="0.01338" calcext:value-type="float">
            <text:p>0,01338</text:p>
          </table:table-cell>
          <table:table-cell table:formula="of:=IF(AND([.$H173]&lt;[.AB$4];[.$L173]=&quot;Hêtre 27&quot;);[.$G173]*[.$E173];0)" office:value-type="float" office:value="20" calcext:value-type="float">
            <text:p>20</text:p>
          </table:table-cell>
          <table:table-cell table:formula="of:=IF(AND([.H173]&gt;[.AF$4];[.L173]=&quot;Hêtre 20&quot;);[.$J173];0)" office:value-type="float" office:value="0" calcext:value-type="float">
            <text:p>0</text:p>
          </table:table-cell>
          <table:table-cell table:formula="of:=IF(AND([.$H173]&gt;[.AF$4];[.$L173]=&quot;Hêtre 20&quot;);[.$G173]*[.$E173];0)" office:value-type="float" office:value="0" calcext:value-type="float">
            <text:p>0</text:p>
          </table:table-cell>
          <table:table-cell table:style-name="ce16" table:formula="of:=IF(AND([.H173]&lt;[.AF$4];[.H173]&gt;=[.AH$4];[.L173]=&quot;Hêtre 20&quot;);[.$J173];0)" office:value-type="float" office:value="0" calcext:value-type="float">
            <text:p>0</text:p>
          </table:table-cell>
          <table:table-cell table:formula="of:=IF(AND([.$H173]&gt;=[.AH$4];[.$H173]&lt;[.AF$4];[.$L173]=&quot;Hêtre 20&quot;);[.$G173]*[.$E173];0)" office:value-type="float" office:value="0" calcext:value-type="float">
            <text:p>0</text:p>
          </table:table-cell>
          <table:table-cell table:style-name="ce16" table:formula="of:=IF(AND([.H173]&lt;[.AH$4];[.H173]&gt;=[.AJ$4];[.L173]=&quot;Hêtre 20&quot;;);[.$J173];0)" office:value-type="float" office:value="0" calcext:value-type="float">
            <text:p>0</text:p>
          </table:table-cell>
          <table:table-cell table:formula="of:=IF(AND([.$H173]&gt;=[.AJ$4];[.$H173]&lt;[.AH$4];[.$L173]=&quot;Hêtre 20&quot;);[.$G173]*[.$E173];0)" office:value-type="float" office:value="0" calcext:value-type="float">
            <text:p>0</text:p>
          </table:table-cell>
          <table:table-cell table:style-name="ce16" table:formula="of:=IF(AND([.H173]&lt;[.AJ$4];[.L173]=&quot;Hêtre 20&quot;);[.$J173];0)" office:value-type="float" office:value="0" calcext:value-type="float">
            <text:p>0</text:p>
          </table:table-cell>
          <table:table-cell table:formula="of:=IF(AND([.$H173]&lt;[.AJ$4];[.$L173]=&quot;Hêtre 20&quot;);[.$G173]*[.$E17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530" calcext:value-type="float">
            <text:p>1530</text:p>
          </table:table-cell>
          <table:table-cell table:style-name="ce7"/>
          <table:table-cell table:formula="of:=[.E174]*([.G174]/1000)*([.H174]/1000)" office:value-type="float" office:value="0.0306" calcext:value-type="float">
            <text:p>0,0306</text:p>
          </table:table-cell>
          <table:table-cell table:formula="of:=[.J174]*[.F174]/1000" office:value-type="float" office:value="0.000459" calcext:value-type="float">
            <text:p>0,000459</text:p>
          </table:table-cell>
          <table:table-cell office:value-type="string" calcext:value-type="string">
            <text:p>Hêtre 27</text:p>
          </table:table-cell>
          <table:table-cell table:style-name="ce19" table:formula="of:=IF(OR(AND([.F174]&lt;35;[.F174]&gt;22;[.L174]=&quot;Hêtre 45&quot;);AND([.F174]&lt;=22;[.F174]&gt;14;[.L174]=&quot;Hêtre 27&quot;);AND([.F174]&lt;=14;[.L174]=&quot;Hêtre 20&quot;));TRUE())" office:value-type="boolean" office:boolean-value="true" calcext:value-type="boolean">
            <text:p>VRAI</text:p>
          </table:table-cell>
          <table:table-cell table:formula="of:=IF(AND([.H174]&gt;[.P$4];[.L174]=&quot;Hêtre 45&quot;);[.J174];0)" office:value-type="float" office:value="0" calcext:value-type="float">
            <text:p>0</text:p>
          </table:table-cell>
          <table:table-cell table:formula="of:=IF(AND([.$H174]&gt;[.P$4];[.$L174]=&quot;Hêtre 45&quot;);[.$G174]*[.E174];0)" office:value-type="float" office:value="0" calcext:value-type="float">
            <text:p>0</text:p>
          </table:table-cell>
          <table:table-cell table:style-name="ce16" table:formula="of:=IF(AND([.H174]&lt;[.P$4];[.H174]&gt;=[.R$4];[.L174]=&quot;Hêtre 45&quot;;[.F174]&gt;19);[.J174];0)" office:value-type="float" office:value="0" calcext:value-type="float">
            <text:p>0</text:p>
          </table:table-cell>
          <table:table-cell table:formula="of:=IF(AND([.$H174]&gt;=[.R$4];[.$H174]&lt;[.P$4];[.$L174]=&quot;Hêtre 45&quot;);[.$G174]*[.$E174];0)" office:value-type="float" office:value="0" calcext:value-type="float">
            <text:p>0</text:p>
          </table:table-cell>
          <table:table-cell table:style-name="ce16" table:formula="of:=IF(AND([.H174]&lt;[.R$4];[.H174]&gt;=[.T$4];[.L174]=&quot;Hêtre 45&quot;;[.F174]&gt;19);[.J174];0)" office:value-type="float" office:value="0" calcext:value-type="float">
            <text:p>0</text:p>
          </table:table-cell>
          <table:table-cell table:formula="of:=IF(AND([.$H174]&gt;=[.T$4];[.$H174]&lt;[.R$4];[.$L174]=&quot;Hêtre 45&quot;);[.$G174]*[.$E174];0)" office:value-type="float" office:value="0" calcext:value-type="float">
            <text:p>0</text:p>
          </table:table-cell>
          <table:table-cell table:style-name="ce16" table:formula="of:=IF(AND([.H174]&lt;[.T$4];[.L174]=&quot;Hêtre 45&quot;;[.F174]&gt;19);[.J174];0)" office:value-type="float" office:value="0" calcext:value-type="float">
            <text:p>0</text:p>
          </table:table-cell>
          <table:table-cell table:formula="of:=IF(AND([.$H174]&lt;[.T$4];[.$L174]=&quot;Hêtre 45&quot;);[.$G174]*[.$E174];0)" office:value-type="float" office:value="0" calcext:value-type="float">
            <text:p>0</text:p>
          </table:table-cell>
          <table:table-cell table:formula="of:=IF(AND([.H174]&gt;[.X$4];[.L174]=&quot;Hêtre 27&quot;);[.$J174];0)" office:value-type="float" office:value="0" calcext:value-type="float">
            <text:p>0</text:p>
          </table:table-cell>
          <table:table-cell table:formula="of:=IF(AND([.$H174]&gt;[.X$4];[.$L174]=&quot;Hêtre 27&quot;);[.$G174]*[.$E174];0)" office:value-type="float" office:value="0" calcext:value-type="float">
            <text:p>0</text:p>
          </table:table-cell>
          <table:table-cell table:style-name="ce16" table:formula="of:=IF(AND([.H174]&lt;[.X$4];[.H174]&gt;=[.Z$4];[.L174]=&quot;Hêtre 27&quot;);[.$J174];0)" office:value-type="float" office:value="0.0306" calcext:value-type="float">
            <text:p>0,0306</text:p>
          </table:table-cell>
          <table:table-cell table:formula="of:=IF(AND([.$H174]&gt;=[.Z$4];[.$H174]&lt;[.X$4];[.$L174]=&quot;Hêtre 27&quot;);[.$G174]*[.$E174];0)" office:value-type="float" office:value="20" calcext:value-type="float">
            <text:p>20</text:p>
          </table:table-cell>
          <table:table-cell table:style-name="ce16" table:formula="of:=IF(AND([.H174]&lt;[.Z$4];[.H174]&gt;=[.AB$4];[.L174]=&quot;Hêtre 27&quot;;);[.$J174];0)" office:value-type="float" office:value="0" calcext:value-type="float">
            <text:p>0</text:p>
          </table:table-cell>
          <table:table-cell table:formula="of:=IF(AND([.$H174]&gt;=[.AB$4];[.$H174]&lt;[.Z$4];[.$L174]=&quot;Hêtre 27&quot;);[.$G174]*[.E174];0)" office:value-type="float" office:value="0" calcext:value-type="float">
            <text:p>0</text:p>
          </table:table-cell>
          <table:table-cell table:style-name="ce16" table:formula="of:=IF(AND([.H174]&lt;[.AB$4];[.L174]=&quot;Hêtre 27&quot;);[.$J174];0)" office:value-type="float" office:value="0" calcext:value-type="float">
            <text:p>0</text:p>
          </table:table-cell>
          <table:table-cell table:formula="of:=IF(AND([.$H174]&lt;[.AB$4];[.$L174]=&quot;Hêtre 27&quot;);[.$G174]*[.$E174];0)" office:value-type="float" office:value="0" calcext:value-type="float">
            <text:p>0</text:p>
          </table:table-cell>
          <table:table-cell table:formula="of:=IF(AND([.H174]&gt;[.AF$4];[.L174]=&quot;Hêtre 20&quot;);[.$J174];0)" office:value-type="float" office:value="0" calcext:value-type="float">
            <text:p>0</text:p>
          </table:table-cell>
          <table:table-cell table:formula="of:=IF(AND([.$H174]&gt;[.AF$4];[.$L174]=&quot;Hêtre 20&quot;);[.$G174]*[.$E174];0)" office:value-type="float" office:value="0" calcext:value-type="float">
            <text:p>0</text:p>
          </table:table-cell>
          <table:table-cell table:style-name="ce16" table:formula="of:=IF(AND([.H174]&lt;[.AF$4];[.H174]&gt;=[.AH$4];[.L174]=&quot;Hêtre 20&quot;);[.$J174];0)" office:value-type="float" office:value="0" calcext:value-type="float">
            <text:p>0</text:p>
          </table:table-cell>
          <table:table-cell table:formula="of:=IF(AND([.$H174]&gt;=[.AH$4];[.$H174]&lt;[.AF$4];[.$L174]=&quot;Hêtre 20&quot;);[.$G174]*[.$E174];0)" office:value-type="float" office:value="0" calcext:value-type="float">
            <text:p>0</text:p>
          </table:table-cell>
          <table:table-cell table:style-name="ce16" table:formula="of:=IF(AND([.H174]&lt;[.AH$4];[.H174]&gt;=[.AJ$4];[.L174]=&quot;Hêtre 20&quot;;);[.$J174];0)" office:value-type="float" office:value="0" calcext:value-type="float">
            <text:p>0</text:p>
          </table:table-cell>
          <table:table-cell table:formula="of:=IF(AND([.$H174]&gt;=[.AJ$4];[.$H174]&lt;[.AH$4];[.$L174]=&quot;Hêtre 20&quot;);[.$G174]*[.$E174];0)" office:value-type="float" office:value="0" calcext:value-type="float">
            <text:p>0</text:p>
          </table:table-cell>
          <table:table-cell table:style-name="ce16" table:formula="of:=IF(AND([.H174]&lt;[.AJ$4];[.L174]=&quot;Hêtre 20&quot;);[.$J174];0)" office:value-type="float" office:value="0" calcext:value-type="float">
            <text:p>0</text:p>
          </table:table-cell>
          <table:table-cell table:formula="of:=IF(AND([.$H174]&lt;[.AJ$4];[.$L174]=&quot;Hêtre 20&quot;);[.$G174]*[.$E17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6" calcext:value-type="float">
            <text:p>746</text:p>
          </table:table-cell>
          <table:table-cell table:style-name="ce7" table:formula="of:=[.H158]-2*30-2*2-2*100+2*15-[.H175]" office:value-type="float" office:value="0" calcext:value-type="float">
            <text:p>0</text:p>
          </table:table-cell>
          <table:table-cell table:formula="of:=[.E175]*([.G175]/1000)*([.H175]/1000)" office:value-type="float" office:value="0.01492" calcext:value-type="float">
            <text:p>0,01492</text:p>
          </table:table-cell>
          <table:table-cell table:formula="of:=[.J175]*[.F175]/1000" office:value-type="float" office:value="0.0002238" calcext:value-type="float">
            <text:p>0,0002238</text:p>
          </table:table-cell>
          <table:table-cell office:value-type="string" calcext:value-type="string">
            <text:p>Hêtre 27</text:p>
          </table:table-cell>
          <table:table-cell table:style-name="ce19" table:formula="of:=IF(OR(AND([.F175]&lt;35;[.F175]&gt;22;[.L175]=&quot;Hêtre 45&quot;);AND([.F175]&lt;=22;[.F175]&gt;14;[.L175]=&quot;Hêtre 27&quot;);AND([.F175]&lt;=14;[.L175]=&quot;Hêtre 20&quot;));TRUE())" office:value-type="boolean" office:boolean-value="true" calcext:value-type="boolean">
            <text:p>VRAI</text:p>
          </table:table-cell>
          <table:table-cell table:formula="of:=IF(AND([.H175]&gt;[.P$4];[.L175]=&quot;Hêtre 45&quot;);[.J175];0)" office:value-type="float" office:value="0" calcext:value-type="float">
            <text:p>0</text:p>
          </table:table-cell>
          <table:table-cell table:formula="of:=IF(AND([.$H175]&gt;[.P$4];[.$L175]=&quot;Hêtre 45&quot;);[.$G175]*[.E175];0)" office:value-type="float" office:value="0" calcext:value-type="float">
            <text:p>0</text:p>
          </table:table-cell>
          <table:table-cell table:style-name="ce16" table:formula="of:=IF(AND([.H175]&lt;[.P$4];[.H175]&gt;=[.R$4];[.L175]=&quot;Hêtre 45&quot;;[.F175]&gt;19);[.J175];0)" office:value-type="float" office:value="0" calcext:value-type="float">
            <text:p>0</text:p>
          </table:table-cell>
          <table:table-cell table:formula="of:=IF(AND([.$H175]&gt;=[.R$4];[.$H175]&lt;[.P$4];[.$L175]=&quot;Hêtre 45&quot;);[.$G175]*[.$E175];0)" office:value-type="float" office:value="0" calcext:value-type="float">
            <text:p>0</text:p>
          </table:table-cell>
          <table:table-cell table:style-name="ce16" table:formula="of:=IF(AND([.H175]&lt;[.R$4];[.H175]&gt;=[.T$4];[.L175]=&quot;Hêtre 45&quot;;[.F175]&gt;19);[.J175];0)" office:value-type="float" office:value="0" calcext:value-type="float">
            <text:p>0</text:p>
          </table:table-cell>
          <table:table-cell table:formula="of:=IF(AND([.$H175]&gt;=[.T$4];[.$H175]&lt;[.R$4];[.$L175]=&quot;Hêtre 45&quot;);[.$G175]*[.$E175];0)" office:value-type="float" office:value="0" calcext:value-type="float">
            <text:p>0</text:p>
          </table:table-cell>
          <table:table-cell table:style-name="ce16" table:formula="of:=IF(AND([.H175]&lt;[.T$4];[.L175]=&quot;Hêtre 45&quot;;[.F175]&gt;19);[.J175];0)" office:value-type="float" office:value="0" calcext:value-type="float">
            <text:p>0</text:p>
          </table:table-cell>
          <table:table-cell table:formula="of:=IF(AND([.$H175]&lt;[.T$4];[.$L175]=&quot;Hêtre 45&quot;);[.$G175]*[.$E175];0)" office:value-type="float" office:value="0" calcext:value-type="float">
            <text:p>0</text:p>
          </table:table-cell>
          <table:table-cell table:formula="of:=IF(AND([.H175]&gt;[.X$4];[.L175]=&quot;Hêtre 27&quot;);[.$J175];0)" office:value-type="float" office:value="0" calcext:value-type="float">
            <text:p>0</text:p>
          </table:table-cell>
          <table:table-cell table:formula="of:=IF(AND([.$H175]&gt;[.X$4];[.$L175]=&quot;Hêtre 27&quot;);[.$G175]*[.$E175];0)" office:value-type="float" office:value="0" calcext:value-type="float">
            <text:p>0</text:p>
          </table:table-cell>
          <table:table-cell table:style-name="ce16" table:formula="of:=IF(AND([.H175]&lt;[.X$4];[.H175]&gt;=[.Z$4];[.L175]=&quot;Hêtre 27&quot;);[.$J175];0)" office:value-type="float" office:value="0" calcext:value-type="float">
            <text:p>0</text:p>
          </table:table-cell>
          <table:table-cell table:formula="of:=IF(AND([.$H175]&gt;=[.Z$4];[.$H175]&lt;[.X$4];[.$L175]=&quot;Hêtre 27&quot;);[.$G175]*[.$E175];0)" office:value-type="float" office:value="0" calcext:value-type="float">
            <text:p>0</text:p>
          </table:table-cell>
          <table:table-cell table:style-name="ce16" table:formula="of:=IF(AND([.H175]&lt;[.Z$4];[.H175]&gt;=[.AB$4];[.L175]=&quot;Hêtre 27&quot;;);[.$J175];0)" office:value-type="float" office:value="0" calcext:value-type="float">
            <text:p>0</text:p>
          </table:table-cell>
          <table:table-cell table:formula="of:=IF(AND([.$H175]&gt;=[.AB$4];[.$H175]&lt;[.Z$4];[.$L175]=&quot;Hêtre 27&quot;);[.$G175]*[.E175];0)" office:value-type="float" office:value="0" calcext:value-type="float">
            <text:p>0</text:p>
          </table:table-cell>
          <table:table-cell table:style-name="ce16" table:formula="of:=IF(AND([.H175]&lt;[.AB$4];[.L175]=&quot;Hêtre 27&quot;);[.$J175];0)" office:value-type="float" office:value="0.01492" calcext:value-type="float">
            <text:p>0,01492</text:p>
          </table:table-cell>
          <table:table-cell table:formula="of:=IF(AND([.$H175]&lt;[.AB$4];[.$L175]=&quot;Hêtre 27&quot;);[.$G175]*[.$E175];0)" office:value-type="float" office:value="20" calcext:value-type="float">
            <text:p>20</text:p>
          </table:table-cell>
          <table:table-cell table:formula="of:=IF(AND([.H175]&gt;[.AF$4];[.L175]=&quot;Hêtre 20&quot;);[.$J175];0)" office:value-type="float" office:value="0" calcext:value-type="float">
            <text:p>0</text:p>
          </table:table-cell>
          <table:table-cell table:formula="of:=IF(AND([.$H175]&gt;[.AF$4];[.$L175]=&quot;Hêtre 20&quot;);[.$G175]*[.$E175];0)" office:value-type="float" office:value="0" calcext:value-type="float">
            <text:p>0</text:p>
          </table:table-cell>
          <table:table-cell table:style-name="ce16" table:formula="of:=IF(AND([.H175]&lt;[.AF$4];[.H175]&gt;=[.AH$4];[.L175]=&quot;Hêtre 20&quot;);[.$J175];0)" office:value-type="float" office:value="0" calcext:value-type="float">
            <text:p>0</text:p>
          </table:table-cell>
          <table:table-cell table:formula="of:=IF(AND([.$H175]&gt;=[.AH$4];[.$H175]&lt;[.AF$4];[.$L175]=&quot;Hêtre 20&quot;);[.$G175]*[.$E175];0)" office:value-type="float" office:value="0" calcext:value-type="float">
            <text:p>0</text:p>
          </table:table-cell>
          <table:table-cell table:style-name="ce16" table:formula="of:=IF(AND([.H175]&lt;[.AH$4];[.H175]&gt;=[.AJ$4];[.L175]=&quot;Hêtre 20&quot;;);[.$J175];0)" office:value-type="float" office:value="0" calcext:value-type="float">
            <text:p>0</text:p>
          </table:table-cell>
          <table:table-cell table:formula="of:=IF(AND([.$H175]&gt;=[.AJ$4];[.$H175]&lt;[.AH$4];[.$L175]=&quot;Hêtre 20&quot;);[.$G175]*[.$E175];0)" office:value-type="float" office:value="0" calcext:value-type="float">
            <text:p>0</text:p>
          </table:table-cell>
          <table:table-cell table:style-name="ce16" table:formula="of:=IF(AND([.H175]&lt;[.AJ$4];[.L175]=&quot;Hêtre 20&quot;);[.$J175];0)" office:value-type="float" office:value="0" calcext:value-type="float">
            <text:p>0</text:p>
          </table:table-cell>
          <table:table-cell table:formula="of:=IF(AND([.$H175]&lt;[.AJ$4];[.$L175]=&quot;Hêtre 20&quot;);[.$G175]*[.$E17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haut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344" calcext:value-type="float">
            <text:p>1344</text:p>
          </table:table-cell>
          <table:table-cell table:style-name="ce7"/>
          <table:table-cell table:formula="of:=[.E176]*([.G176]/1000)*([.H176]/1000)" office:value-type="float" office:value="0.02688" calcext:value-type="float">
            <text:p>0,02688</text:p>
          </table:table-cell>
          <table:table-cell table:formula="of:=[.J176]*[.F176]/1000" office:value-type="float" office:value="0.0004032" calcext:value-type="float">
            <text:p>0,0004032</text:p>
          </table:table-cell>
          <table:table-cell office:value-type="string" calcext:value-type="string">
            <text:p>Hêtre 27</text:p>
          </table:table-cell>
          <table:table-cell table:style-name="ce19" table:formula="of:=IF(OR(AND([.F176]&lt;35;[.F176]&gt;22;[.L176]=&quot;Hêtre 45&quot;);AND([.F176]&lt;=22;[.F176]&gt;14;[.L176]=&quot;Hêtre 27&quot;);AND([.F176]&lt;=14;[.L176]=&quot;Hêtre 20&quot;));TRUE())" office:value-type="boolean" office:boolean-value="true" calcext:value-type="boolean">
            <text:p>VRAI</text:p>
          </table:table-cell>
          <table:table-cell table:formula="of:=IF(AND([.H176]&gt;[.P$4];[.L176]=&quot;Hêtre 45&quot;);[.J176];0)" office:value-type="float" office:value="0" calcext:value-type="float">
            <text:p>0</text:p>
          </table:table-cell>
          <table:table-cell table:formula="of:=IF(AND([.$H176]&gt;[.P$4];[.$L176]=&quot;Hêtre 45&quot;);[.$G176]*[.E176];0)" office:value-type="float" office:value="0" calcext:value-type="float">
            <text:p>0</text:p>
          </table:table-cell>
          <table:table-cell table:style-name="ce16" table:formula="of:=IF(AND([.H176]&lt;[.P$4];[.H176]&gt;=[.R$4];[.L176]=&quot;Hêtre 45&quot;;[.F176]&gt;19);[.J176];0)" office:value-type="float" office:value="0" calcext:value-type="float">
            <text:p>0</text:p>
          </table:table-cell>
          <table:table-cell table:formula="of:=IF(AND([.$H176]&gt;=[.R$4];[.$H176]&lt;[.P$4];[.$L176]=&quot;Hêtre 45&quot;);[.$G176]*[.$E176];0)" office:value-type="float" office:value="0" calcext:value-type="float">
            <text:p>0</text:p>
          </table:table-cell>
          <table:table-cell table:style-name="ce16" table:formula="of:=IF(AND([.H176]&lt;[.R$4];[.H176]&gt;=[.T$4];[.L176]=&quot;Hêtre 45&quot;;[.F176]&gt;19);[.J176];0)" office:value-type="float" office:value="0" calcext:value-type="float">
            <text:p>0</text:p>
          </table:table-cell>
          <table:table-cell table:formula="of:=IF(AND([.$H176]&gt;=[.T$4];[.$H176]&lt;[.R$4];[.$L176]=&quot;Hêtre 45&quot;);[.$G176]*[.$E176];0)" office:value-type="float" office:value="0" calcext:value-type="float">
            <text:p>0</text:p>
          </table:table-cell>
          <table:table-cell table:style-name="ce16" table:formula="of:=IF(AND([.H176]&lt;[.T$4];[.L176]=&quot;Hêtre 45&quot;;[.F176]&gt;19);[.J176];0)" office:value-type="float" office:value="0" calcext:value-type="float">
            <text:p>0</text:p>
          </table:table-cell>
          <table:table-cell table:formula="of:=IF(AND([.$H176]&lt;[.T$4];[.$L176]=&quot;Hêtre 45&quot;);[.$G176]*[.$E176];0)" office:value-type="float" office:value="0" calcext:value-type="float">
            <text:p>0</text:p>
          </table:table-cell>
          <table:table-cell table:formula="of:=IF(AND([.H176]&gt;[.X$4];[.L176]=&quot;Hêtre 27&quot;);[.$J176];0)" office:value-type="float" office:value="0" calcext:value-type="float">
            <text:p>0</text:p>
          </table:table-cell>
          <table:table-cell table:formula="of:=IF(AND([.$H176]&gt;[.X$4];[.$L176]=&quot;Hêtre 27&quot;);[.$G176]*[.$E176];0)" office:value-type="float" office:value="0" calcext:value-type="float">
            <text:p>0</text:p>
          </table:table-cell>
          <table:table-cell table:style-name="ce16" table:formula="of:=IF(AND([.H176]&lt;[.X$4];[.H176]&gt;=[.Z$4];[.L176]=&quot;Hêtre 27&quot;);[.$J176];0)" office:value-type="float" office:value="0" calcext:value-type="float">
            <text:p>0</text:p>
          </table:table-cell>
          <table:table-cell table:formula="of:=IF(AND([.$H176]&gt;=[.Z$4];[.$H176]&lt;[.X$4];[.$L176]=&quot;Hêtre 27&quot;);[.$G176]*[.$E176];0)" office:value-type="float" office:value="0" calcext:value-type="float">
            <text:p>0</text:p>
          </table:table-cell>
          <table:table-cell table:style-name="ce16" table:formula="of:=IF(AND([.H176]&lt;[.Z$4];[.H176]&gt;=[.AB$4];[.L176]=&quot;Hêtre 27&quot;;);[.$J176];0)" office:value-type="float" office:value="0" calcext:value-type="float">
            <text:p>0</text:p>
          </table:table-cell>
          <table:table-cell table:formula="of:=IF(AND([.$H176]&gt;=[.AB$4];[.$H176]&lt;[.Z$4];[.$L176]=&quot;Hêtre 27&quot;);[.$G176]*[.E176];0)" office:value-type="float" office:value="20" calcext:value-type="float">
            <text:p>20</text:p>
          </table:table-cell>
          <table:table-cell table:style-name="ce16" table:formula="of:=IF(AND([.H176]&lt;[.AB$4];[.L176]=&quot;Hêtre 27&quot;);[.$J176];0)" office:value-type="float" office:value="0" calcext:value-type="float">
            <text:p>0</text:p>
          </table:table-cell>
          <table:table-cell table:formula="of:=IF(AND([.$H176]&lt;[.AB$4];[.$L176]=&quot;Hêtre 27&quot;);[.$G176]*[.$E176];0)" office:value-type="float" office:value="0" calcext:value-type="float">
            <text:p>0</text:p>
          </table:table-cell>
          <table:table-cell table:formula="of:=IF(AND([.H176]&gt;[.AF$4];[.L176]=&quot;Hêtre 20&quot;);[.$J176];0)" office:value-type="float" office:value="0" calcext:value-type="float">
            <text:p>0</text:p>
          </table:table-cell>
          <table:table-cell table:formula="of:=IF(AND([.$H176]&gt;[.AF$4];[.$L176]=&quot;Hêtre 20&quot;);[.$G176]*[.$E176];0)" office:value-type="float" office:value="0" calcext:value-type="float">
            <text:p>0</text:p>
          </table:table-cell>
          <table:table-cell table:style-name="ce16" table:formula="of:=IF(AND([.H176]&lt;[.AF$4];[.H176]&gt;=[.AH$4];[.L176]=&quot;Hêtre 20&quot;);[.$J176];0)" office:value-type="float" office:value="0" calcext:value-type="float">
            <text:p>0</text:p>
          </table:table-cell>
          <table:table-cell table:formula="of:=IF(AND([.$H176]&gt;=[.AH$4];[.$H176]&lt;[.AF$4];[.$L176]=&quot;Hêtre 20&quot;);[.$G176]*[.$E176];0)" office:value-type="float" office:value="0" calcext:value-type="float">
            <text:p>0</text:p>
          </table:table-cell>
          <table:table-cell table:style-name="ce16" table:formula="of:=IF(AND([.H176]&lt;[.AH$4];[.H176]&gt;=[.AJ$4];[.L176]=&quot;Hêtre 20&quot;;);[.$J176];0)" office:value-type="float" office:value="0" calcext:value-type="float">
            <text:p>0</text:p>
          </table:table-cell>
          <table:table-cell table:formula="of:=IF(AND([.$H176]&gt;=[.AJ$4];[.$H176]&lt;[.AH$4];[.$L176]=&quot;Hêtre 20&quot;);[.$G176]*[.$E176];0)" office:value-type="float" office:value="0" calcext:value-type="float">
            <text:p>0</text:p>
          </table:table-cell>
          <table:table-cell table:style-name="ce16" table:formula="of:=IF(AND([.H176]&lt;[.AJ$4];[.L176]=&quot;Hêtre 20&quot;);[.$J176];0)" office:value-type="float" office:value="0" calcext:value-type="float">
            <text:p>0</text:p>
          </table:table-cell>
          <table:table-cell table:formula="of:=IF(AND([.$H176]&lt;[.AJ$4];[.$L176]=&quot;Hêtre 20&quot;);[.$G176]*[.$E17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haut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200" calcext:value-type="float">
            <text:p>1200</text:p>
          </table:table-cell>
          <table:table-cell table:style-name="ce7"/>
          <table:table-cell table:formula="of:=[.E177]*([.G177]/1000)*([.H177]/1000)" office:value-type="float" office:value="0.024" calcext:value-type="float">
            <text:p>0,024</text:p>
          </table:table-cell>
          <table:table-cell table:formula="of:=[.J177]*[.F177]/1000" office:value-type="float" office:value="0.00036" calcext:value-type="float">
            <text:p>0,00036</text:p>
          </table:table-cell>
          <table:table-cell office:value-type="string" calcext:value-type="string">
            <text:p>Hêtre 27</text:p>
          </table:table-cell>
          <table:table-cell table:style-name="ce19" table:formula="of:=IF(OR(AND([.F177]&lt;35;[.F177]&gt;22;[.L177]=&quot;Hêtre 45&quot;);AND([.F177]&lt;=22;[.F177]&gt;14;[.L177]=&quot;Hêtre 27&quot;);AND([.F177]&lt;=14;[.L177]=&quot;Hêtre 20&quot;));TRUE())" office:value-type="boolean" office:boolean-value="true" calcext:value-type="boolean">
            <text:p>VRAI</text:p>
          </table:table-cell>
          <table:table-cell table:formula="of:=IF(AND([.H177]&gt;[.P$4];[.L177]=&quot;Hêtre 45&quot;);[.J177];0)" office:value-type="float" office:value="0" calcext:value-type="float">
            <text:p>0</text:p>
          </table:table-cell>
          <table:table-cell table:formula="of:=IF(AND([.$H177]&gt;[.P$4];[.$L177]=&quot;Hêtre 45&quot;);[.$G177]*[.E177];0)" office:value-type="float" office:value="0" calcext:value-type="float">
            <text:p>0</text:p>
          </table:table-cell>
          <table:table-cell table:style-name="ce16" table:formula="of:=IF(AND([.H177]&lt;[.P$4];[.H177]&gt;=[.R$4];[.L177]=&quot;Hêtre 45&quot;;[.F177]&gt;19);[.J177];0)" office:value-type="float" office:value="0" calcext:value-type="float">
            <text:p>0</text:p>
          </table:table-cell>
          <table:table-cell table:formula="of:=IF(AND([.$H177]&gt;=[.R$4];[.$H177]&lt;[.P$4];[.$L177]=&quot;Hêtre 45&quot;);[.$G177]*[.$E177];0)" office:value-type="float" office:value="0" calcext:value-type="float">
            <text:p>0</text:p>
          </table:table-cell>
          <table:table-cell table:style-name="ce16" table:formula="of:=IF(AND([.H177]&lt;[.R$4];[.H177]&gt;=[.T$4];[.L177]=&quot;Hêtre 45&quot;;[.F177]&gt;19);[.J177];0)" office:value-type="float" office:value="0" calcext:value-type="float">
            <text:p>0</text:p>
          </table:table-cell>
          <table:table-cell table:formula="of:=IF(AND([.$H177]&gt;=[.T$4];[.$H177]&lt;[.R$4];[.$L177]=&quot;Hêtre 45&quot;);[.$G177]*[.$E177];0)" office:value-type="float" office:value="0" calcext:value-type="float">
            <text:p>0</text:p>
          </table:table-cell>
          <table:table-cell table:style-name="ce16" table:formula="of:=IF(AND([.H177]&lt;[.T$4];[.L177]=&quot;Hêtre 45&quot;;[.F177]&gt;19);[.J177];0)" office:value-type="float" office:value="0" calcext:value-type="float">
            <text:p>0</text:p>
          </table:table-cell>
          <table:table-cell table:formula="of:=IF(AND([.$H177]&lt;[.T$4];[.$L177]=&quot;Hêtre 45&quot;);[.$G177]*[.$E177];0)" office:value-type="float" office:value="0" calcext:value-type="float">
            <text:p>0</text:p>
          </table:table-cell>
          <table:table-cell table:formula="of:=IF(AND([.H177]&gt;[.X$4];[.L177]=&quot;Hêtre 27&quot;);[.$J177];0)" office:value-type="float" office:value="0" calcext:value-type="float">
            <text:p>0</text:p>
          </table:table-cell>
          <table:table-cell table:formula="of:=IF(AND([.$H177]&gt;[.X$4];[.$L177]=&quot;Hêtre 27&quot;);[.$G177]*[.$E177];0)" office:value-type="float" office:value="0" calcext:value-type="float">
            <text:p>0</text:p>
          </table:table-cell>
          <table:table-cell table:style-name="ce16" table:formula="of:=IF(AND([.H177]&lt;[.X$4];[.H177]&gt;=[.Z$4];[.L177]=&quot;Hêtre 27&quot;);[.$J177];0)" office:value-type="float" office:value="0" calcext:value-type="float">
            <text:p>0</text:p>
          </table:table-cell>
          <table:table-cell table:formula="of:=IF(AND([.$H177]&gt;=[.Z$4];[.$H177]&lt;[.X$4];[.$L177]=&quot;Hêtre 27&quot;);[.$G177]*[.$E177];0)" office:value-type="float" office:value="0" calcext:value-type="float">
            <text:p>0</text:p>
          </table:table-cell>
          <table:table-cell table:style-name="ce16" table:formula="of:=IF(AND([.H177]&lt;[.Z$4];[.H177]&gt;=[.AB$4];[.L177]=&quot;Hêtre 27&quot;;);[.$J177];0)" office:value-type="float" office:value="0" calcext:value-type="float">
            <text:p>0</text:p>
          </table:table-cell>
          <table:table-cell table:formula="of:=IF(AND([.$H177]&gt;=[.AB$4];[.$H177]&lt;[.Z$4];[.$L177]=&quot;Hêtre 27&quot;);[.$G177]*[.E177];0)" office:value-type="float" office:value="20" calcext:value-type="float">
            <text:p>20</text:p>
          </table:table-cell>
          <table:table-cell table:style-name="ce16" table:formula="of:=IF(AND([.H177]&lt;[.AB$4];[.L177]=&quot;Hêtre 27&quot;);[.$J177];0)" office:value-type="float" office:value="0" calcext:value-type="float">
            <text:p>0</text:p>
          </table:table-cell>
          <table:table-cell table:formula="of:=IF(AND([.$H177]&lt;[.AB$4];[.$L177]=&quot;Hêtre 27&quot;);[.$G177]*[.$E177];0)" office:value-type="float" office:value="0" calcext:value-type="float">
            <text:p>0</text:p>
          </table:table-cell>
          <table:table-cell table:formula="of:=IF(AND([.H177]&gt;[.AF$4];[.L177]=&quot;Hêtre 20&quot;);[.$J177];0)" office:value-type="float" office:value="0" calcext:value-type="float">
            <text:p>0</text:p>
          </table:table-cell>
          <table:table-cell table:formula="of:=IF(AND([.$H177]&gt;[.AF$4];[.$L177]=&quot;Hêtre 20&quot;);[.$G177]*[.$E177];0)" office:value-type="float" office:value="0" calcext:value-type="float">
            <text:p>0</text:p>
          </table:table-cell>
          <table:table-cell table:style-name="ce16" table:formula="of:=IF(AND([.H177]&lt;[.AF$4];[.H177]&gt;=[.AH$4];[.L177]=&quot;Hêtre 20&quot;);[.$J177];0)" office:value-type="float" office:value="0" calcext:value-type="float">
            <text:p>0</text:p>
          </table:table-cell>
          <table:table-cell table:formula="of:=IF(AND([.$H177]&gt;=[.AH$4];[.$H177]&lt;[.AF$4];[.$L177]=&quot;Hêtre 20&quot;);[.$G177]*[.$E177];0)" office:value-type="float" office:value="0" calcext:value-type="float">
            <text:p>0</text:p>
          </table:table-cell>
          <table:table-cell table:style-name="ce16" table:formula="of:=IF(AND([.H177]&lt;[.AH$4];[.H177]&gt;=[.AJ$4];[.L177]=&quot;Hêtre 20&quot;;);[.$J177];0)" office:value-type="float" office:value="0" calcext:value-type="float">
            <text:p>0</text:p>
          </table:table-cell>
          <table:table-cell table:formula="of:=IF(AND([.$H177]&gt;=[.AJ$4];[.$H177]&lt;[.AH$4];[.$L177]=&quot;Hêtre 20&quot;);[.$G177]*[.$E177];0)" office:value-type="float" office:value="0" calcext:value-type="float">
            <text:p>0</text:p>
          </table:table-cell>
          <table:table-cell table:style-name="ce16" table:formula="of:=IF(AND([.H177]&lt;[.AJ$4];[.L177]=&quot;Hêtre 20&quot;);[.$J177];0)" office:value-type="float" office:value="0" calcext:value-type="float">
            <text:p>0</text:p>
          </table:table-cell>
          <table:table-cell table:formula="of:=IF(AND([.$H177]&lt;[.AJ$4];[.$L177]=&quot;Hêtre 20&quot;);[.$G177]*[.$E17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bass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33" calcext:value-type="float">
            <text:p>233</text:p>
          </table:table-cell>
          <table:table-cell table:style-name="ce7"/>
          <table:table-cell table:formula="of:=[.E178]*([.G178]/1000)*([.H178]/1000)" office:value-type="float" office:value="0.00466" calcext:value-type="float">
            <text:p>0,00466</text:p>
          </table:table-cell>
          <table:table-cell table:formula="of:=[.J178]*[.F178]/1000" office:value-type="float" office:value="0.0000699" calcext:value-type="float">
            <text:p>6,99E-05</text:p>
          </table:table-cell>
          <table:table-cell office:value-type="string" calcext:value-type="string">
            <text:p>Hêtre 27</text:p>
          </table:table-cell>
          <table:table-cell table:style-name="ce19" table:formula="of:=IF(OR(AND([.F178]&lt;35;[.F178]&gt;22;[.L178]=&quot;Hêtre 45&quot;);AND([.F178]&lt;=22;[.F178]&gt;14;[.L178]=&quot;Hêtre 27&quot;);AND([.F178]&lt;=14;[.L178]=&quot;Hêtre 20&quot;));TRUE())" office:value-type="boolean" office:boolean-value="true" calcext:value-type="boolean">
            <text:p>VRAI</text:p>
          </table:table-cell>
          <table:table-cell table:formula="of:=IF(AND([.H178]&gt;[.P$4];[.L178]=&quot;Hêtre 45&quot;);[.J178];0)" office:value-type="float" office:value="0" calcext:value-type="float">
            <text:p>0</text:p>
          </table:table-cell>
          <table:table-cell table:formula="of:=IF(AND([.$H178]&gt;[.P$4];[.$L178]=&quot;Hêtre 45&quot;);[.$G178]*[.E178];0)" office:value-type="float" office:value="0" calcext:value-type="float">
            <text:p>0</text:p>
          </table:table-cell>
          <table:table-cell table:style-name="ce16" table:formula="of:=IF(AND([.H178]&lt;[.P$4];[.H178]&gt;=[.R$4];[.L178]=&quot;Hêtre 45&quot;;[.F178]&gt;19);[.J178];0)" office:value-type="float" office:value="0" calcext:value-type="float">
            <text:p>0</text:p>
          </table:table-cell>
          <table:table-cell table:formula="of:=IF(AND([.$H178]&gt;=[.R$4];[.$H178]&lt;[.P$4];[.$L178]=&quot;Hêtre 45&quot;);[.$G178]*[.$E178];0)" office:value-type="float" office:value="0" calcext:value-type="float">
            <text:p>0</text:p>
          </table:table-cell>
          <table:table-cell table:style-name="ce16" table:formula="of:=IF(AND([.H178]&lt;[.R$4];[.H178]&gt;=[.T$4];[.L178]=&quot;Hêtre 45&quot;;[.F178]&gt;19);[.J178];0)" office:value-type="float" office:value="0" calcext:value-type="float">
            <text:p>0</text:p>
          </table:table-cell>
          <table:table-cell table:formula="of:=IF(AND([.$H178]&gt;=[.T$4];[.$H178]&lt;[.R$4];[.$L178]=&quot;Hêtre 45&quot;);[.$G178]*[.$E178];0)" office:value-type="float" office:value="0" calcext:value-type="float">
            <text:p>0</text:p>
          </table:table-cell>
          <table:table-cell table:style-name="ce16" table:formula="of:=IF(AND([.H178]&lt;[.T$4];[.L178]=&quot;Hêtre 45&quot;;[.F178]&gt;19);[.J178];0)" office:value-type="float" office:value="0" calcext:value-type="float">
            <text:p>0</text:p>
          </table:table-cell>
          <table:table-cell table:formula="of:=IF(AND([.$H178]&lt;[.T$4];[.$L178]=&quot;Hêtre 45&quot;);[.$G178]*[.$E178];0)" office:value-type="float" office:value="0" calcext:value-type="float">
            <text:p>0</text:p>
          </table:table-cell>
          <table:table-cell table:formula="of:=IF(AND([.H178]&gt;[.X$4];[.L178]=&quot;Hêtre 27&quot;);[.$J178];0)" office:value-type="float" office:value="0" calcext:value-type="float">
            <text:p>0</text:p>
          </table:table-cell>
          <table:table-cell table:formula="of:=IF(AND([.$H178]&gt;[.X$4];[.$L178]=&quot;Hêtre 27&quot;);[.$G178]*[.$E178];0)" office:value-type="float" office:value="0" calcext:value-type="float">
            <text:p>0</text:p>
          </table:table-cell>
          <table:table-cell table:style-name="ce16" table:formula="of:=IF(AND([.H178]&lt;[.X$4];[.H178]&gt;=[.Z$4];[.L178]=&quot;Hêtre 27&quot;);[.$J178];0)" office:value-type="float" office:value="0" calcext:value-type="float">
            <text:p>0</text:p>
          </table:table-cell>
          <table:table-cell table:formula="of:=IF(AND([.$H178]&gt;=[.Z$4];[.$H178]&lt;[.X$4];[.$L178]=&quot;Hêtre 27&quot;);[.$G178]*[.$E178];0)" office:value-type="float" office:value="0" calcext:value-type="float">
            <text:p>0</text:p>
          </table:table-cell>
          <table:table-cell table:style-name="ce16" table:formula="of:=IF(AND([.H178]&lt;[.Z$4];[.H178]&gt;=[.AB$4];[.L178]=&quot;Hêtre 27&quot;;);[.$J178];0)" office:value-type="float" office:value="0" calcext:value-type="float">
            <text:p>0</text:p>
          </table:table-cell>
          <table:table-cell table:formula="of:=IF(AND([.$H178]&gt;=[.AB$4];[.$H178]&lt;[.Z$4];[.$L178]=&quot;Hêtre 27&quot;);[.$G178]*[.E178];0)" office:value-type="float" office:value="0" calcext:value-type="float">
            <text:p>0</text:p>
          </table:table-cell>
          <table:table-cell table:style-name="ce16" table:formula="of:=IF(AND([.H178]&lt;[.AB$4];[.L178]=&quot;Hêtre 27&quot;);[.$J178];0)" office:value-type="float" office:value="0.00466" calcext:value-type="float">
            <text:p>0,00466</text:p>
          </table:table-cell>
          <table:table-cell table:formula="of:=IF(AND([.$H178]&lt;[.AB$4];[.$L178]=&quot;Hêtre 27&quot;);[.$G178]*[.$E178];0)" office:value-type="float" office:value="20" calcext:value-type="float">
            <text:p>20</text:p>
          </table:table-cell>
          <table:table-cell table:formula="of:=IF(AND([.H178]&gt;[.AF$4];[.L178]=&quot;Hêtre 20&quot;);[.$J178];0)" office:value-type="float" office:value="0" calcext:value-type="float">
            <text:p>0</text:p>
          </table:table-cell>
          <table:table-cell table:formula="of:=IF(AND([.$H178]&gt;[.AF$4];[.$L178]=&quot;Hêtre 20&quot;);[.$G178]*[.$E178];0)" office:value-type="float" office:value="0" calcext:value-type="float">
            <text:p>0</text:p>
          </table:table-cell>
          <table:table-cell table:style-name="ce16" table:formula="of:=IF(AND([.H178]&lt;[.AF$4];[.H178]&gt;=[.AH$4];[.L178]=&quot;Hêtre 20&quot;);[.$J178];0)" office:value-type="float" office:value="0" calcext:value-type="float">
            <text:p>0</text:p>
          </table:table-cell>
          <table:table-cell table:formula="of:=IF(AND([.$H178]&gt;=[.AH$4];[.$H178]&lt;[.AF$4];[.$L178]=&quot;Hêtre 20&quot;);[.$G178]*[.$E178];0)" office:value-type="float" office:value="0" calcext:value-type="float">
            <text:p>0</text:p>
          </table:table-cell>
          <table:table-cell table:style-name="ce16" table:formula="of:=IF(AND([.H178]&lt;[.AH$4];[.H178]&gt;=[.AJ$4];[.L178]=&quot;Hêtre 20&quot;;);[.$J178];0)" office:value-type="float" office:value="0" calcext:value-type="float">
            <text:p>0</text:p>
          </table:table-cell>
          <table:table-cell table:formula="of:=IF(AND([.$H178]&gt;=[.AJ$4];[.$H178]&lt;[.AH$4];[.$L178]=&quot;Hêtre 20&quot;);[.$G178]*[.$E178];0)" office:value-type="float" office:value="0" calcext:value-type="float">
            <text:p>0</text:p>
          </table:table-cell>
          <table:table-cell table:style-name="ce16" table:formula="of:=IF(AND([.H178]&lt;[.AJ$4];[.L178]=&quot;Hêtre 20&quot;);[.$J178];0)" office:value-type="float" office:value="0" calcext:value-type="float">
            <text:p>0</text:p>
          </table:table-cell>
          <table:table-cell table:formula="of:=IF(AND([.$H178]&lt;[.AJ$4];[.$L178]=&quot;Hêtre 20&quot;);[.$G178]*[.$E17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basse – haut (2)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83" calcext:value-type="float">
            <text:p>683</text:p>
          </table:table-cell>
          <table:table-cell table:style-name="ce7"/>
          <table:table-cell table:formula="of:=[.E179]*([.G179]/1000)*([.H179]/1000)" office:value-type="float" office:value="0.01366" calcext:value-type="float">
            <text:p>0,01366</text:p>
          </table:table-cell>
          <table:table-cell table:formula="of:=[.J179]*[.F179]/1000" office:value-type="float" office:value="0.0002049" calcext:value-type="float">
            <text:p>0,0002049</text:p>
          </table:table-cell>
          <table:table-cell office:value-type="string" calcext:value-type="string">
            <text:p>Hêtre 27</text:p>
          </table:table-cell>
          <table:table-cell table:style-name="ce19" table:formula="of:=IF(OR(AND([.F179]&lt;35;[.F179]&gt;22;[.L179]=&quot;Hêtre 45&quot;);AND([.F179]&lt;=22;[.F179]&gt;14;[.L179]=&quot;Hêtre 27&quot;);AND([.F179]&lt;=14;[.L179]=&quot;Hêtre 20&quot;));TRUE())" office:value-type="boolean" office:boolean-value="true" calcext:value-type="boolean">
            <text:p>VRAI</text:p>
          </table:table-cell>
          <table:table-cell table:formula="of:=IF(AND([.H179]&gt;[.P$4];[.L179]=&quot;Hêtre 45&quot;);[.J179];0)" office:value-type="float" office:value="0" calcext:value-type="float">
            <text:p>0</text:p>
          </table:table-cell>
          <table:table-cell table:formula="of:=IF(AND([.$H179]&gt;[.P$4];[.$L179]=&quot;Hêtre 45&quot;);[.$G179]*[.E179];0)" office:value-type="float" office:value="0" calcext:value-type="float">
            <text:p>0</text:p>
          </table:table-cell>
          <table:table-cell table:style-name="ce16" table:formula="of:=IF(AND([.H179]&lt;[.P$4];[.H179]&gt;=[.R$4];[.L179]=&quot;Hêtre 45&quot;;[.F179]&gt;19);[.J179];0)" office:value-type="float" office:value="0" calcext:value-type="float">
            <text:p>0</text:p>
          </table:table-cell>
          <table:table-cell table:formula="of:=IF(AND([.$H179]&gt;=[.R$4];[.$H179]&lt;[.P$4];[.$L179]=&quot;Hêtre 45&quot;);[.$G179]*[.$E179];0)" office:value-type="float" office:value="0" calcext:value-type="float">
            <text:p>0</text:p>
          </table:table-cell>
          <table:table-cell table:style-name="ce16" table:formula="of:=IF(AND([.H179]&lt;[.R$4];[.H179]&gt;=[.T$4];[.L179]=&quot;Hêtre 45&quot;;[.F179]&gt;19);[.J179];0)" office:value-type="float" office:value="0" calcext:value-type="float">
            <text:p>0</text:p>
          </table:table-cell>
          <table:table-cell table:formula="of:=IF(AND([.$H179]&gt;=[.T$4];[.$H179]&lt;[.R$4];[.$L179]=&quot;Hêtre 45&quot;);[.$G179]*[.$E179];0)" office:value-type="float" office:value="0" calcext:value-type="float">
            <text:p>0</text:p>
          </table:table-cell>
          <table:table-cell table:style-name="ce16" table:formula="of:=IF(AND([.H179]&lt;[.T$4];[.L179]=&quot;Hêtre 45&quot;;[.F179]&gt;19);[.J179];0)" office:value-type="float" office:value="0" calcext:value-type="float">
            <text:p>0</text:p>
          </table:table-cell>
          <table:table-cell table:formula="of:=IF(AND([.$H179]&lt;[.T$4];[.$L179]=&quot;Hêtre 45&quot;);[.$G179]*[.$E179];0)" office:value-type="float" office:value="0" calcext:value-type="float">
            <text:p>0</text:p>
          </table:table-cell>
          <table:table-cell table:formula="of:=IF(AND([.H179]&gt;[.X$4];[.L179]=&quot;Hêtre 27&quot;);[.$J179];0)" office:value-type="float" office:value="0" calcext:value-type="float">
            <text:p>0</text:p>
          </table:table-cell>
          <table:table-cell table:formula="of:=IF(AND([.$H179]&gt;[.X$4];[.$L179]=&quot;Hêtre 27&quot;);[.$G179]*[.$E179];0)" office:value-type="float" office:value="0" calcext:value-type="float">
            <text:p>0</text:p>
          </table:table-cell>
          <table:table-cell table:style-name="ce16" table:formula="of:=IF(AND([.H179]&lt;[.X$4];[.H179]&gt;=[.Z$4];[.L179]=&quot;Hêtre 27&quot;);[.$J179];0)" office:value-type="float" office:value="0" calcext:value-type="float">
            <text:p>0</text:p>
          </table:table-cell>
          <table:table-cell table:formula="of:=IF(AND([.$H179]&gt;=[.Z$4];[.$H179]&lt;[.X$4];[.$L179]=&quot;Hêtre 27&quot;);[.$G179]*[.$E179];0)" office:value-type="float" office:value="0" calcext:value-type="float">
            <text:p>0</text:p>
          </table:table-cell>
          <table:table-cell table:style-name="ce16" table:formula="of:=IF(AND([.H179]&lt;[.Z$4];[.H179]&gt;=[.AB$4];[.L179]=&quot;Hêtre 27&quot;;);[.$J179];0)" office:value-type="float" office:value="0" calcext:value-type="float">
            <text:p>0</text:p>
          </table:table-cell>
          <table:table-cell table:formula="of:=IF(AND([.$H179]&gt;=[.AB$4];[.$H179]&lt;[.Z$4];[.$L179]=&quot;Hêtre 27&quot;);[.$G179]*[.E179];0)" office:value-type="float" office:value="0" calcext:value-type="float">
            <text:p>0</text:p>
          </table:table-cell>
          <table:table-cell table:style-name="ce16" table:formula="of:=IF(AND([.H179]&lt;[.AB$4];[.L179]=&quot;Hêtre 27&quot;);[.$J179];0)" office:value-type="float" office:value="0.01366" calcext:value-type="float">
            <text:p>0,01366</text:p>
          </table:table-cell>
          <table:table-cell table:formula="of:=IF(AND([.$H179]&lt;[.AB$4];[.$L179]=&quot;Hêtre 27&quot;);[.$G179]*[.$E179];0)" office:value-type="float" office:value="20" calcext:value-type="float">
            <text:p>20</text:p>
          </table:table-cell>
          <table:table-cell table:formula="of:=IF(AND([.H179]&gt;[.AF$4];[.L179]=&quot;Hêtre 20&quot;);[.$J179];0)" office:value-type="float" office:value="0" calcext:value-type="float">
            <text:p>0</text:p>
          </table:table-cell>
          <table:table-cell table:formula="of:=IF(AND([.$H179]&gt;[.AF$4];[.$L179]=&quot;Hêtre 20&quot;);[.$G179]*[.$E179];0)" office:value-type="float" office:value="0" calcext:value-type="float">
            <text:p>0</text:p>
          </table:table-cell>
          <table:table-cell table:style-name="ce16" table:formula="of:=IF(AND([.H179]&lt;[.AF$4];[.H179]&gt;=[.AH$4];[.L179]=&quot;Hêtre 20&quot;);[.$J179];0)" office:value-type="float" office:value="0" calcext:value-type="float">
            <text:p>0</text:p>
          </table:table-cell>
          <table:table-cell table:formula="of:=IF(AND([.$H179]&gt;=[.AH$4];[.$H179]&lt;[.AF$4];[.$L179]=&quot;Hêtre 20&quot;);[.$G179]*[.$E179];0)" office:value-type="float" office:value="0" calcext:value-type="float">
            <text:p>0</text:p>
          </table:table-cell>
          <table:table-cell table:style-name="ce16" table:formula="of:=IF(AND([.H179]&lt;[.AH$4];[.H179]&gt;=[.AJ$4];[.L179]=&quot;Hêtre 20&quot;;);[.$J179];0)" office:value-type="float" office:value="0" calcext:value-type="float">
            <text:p>0</text:p>
          </table:table-cell>
          <table:table-cell table:formula="of:=IF(AND([.$H179]&gt;=[.AJ$4];[.$H179]&lt;[.AH$4];[.$L179]=&quot;Hêtre 20&quot;);[.$G179]*[.$E179];0)" office:value-type="float" office:value="0" calcext:value-type="float">
            <text:p>0</text:p>
          </table:table-cell>
          <table:table-cell table:style-name="ce16" table:formula="of:=IF(AND([.H179]&lt;[.AJ$4];[.L179]=&quot;Hêtre 20&quot;);[.$J179];0)" office:value-type="float" office:value="0" calcext:value-type="float">
            <text:p>0</text:p>
          </table:table-cell>
          <table:table-cell table:formula="of:=IF(AND([.$H179]&lt;[.AJ$4];[.$L179]=&quot;Hêtre 20&quot;);[.$G179]*[.$E17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bass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988" calcext:value-type="float">
            <text:p>988</text:p>
          </table:table-cell>
          <table:table-cell table:style-name="ce7"/>
          <table:table-cell table:formula="of:=[.E180]*([.G180]/1000)*([.H180]/1000)" office:value-type="float" office:value="0.01976" calcext:value-type="float">
            <text:p>0,01976</text:p>
          </table:table-cell>
          <table:table-cell table:formula="of:=[.J180]*[.F180]/1000" office:value-type="float" office:value="0.0002964" calcext:value-type="float">
            <text:p>0,0002964</text:p>
          </table:table-cell>
          <table:table-cell office:value-type="string" calcext:value-type="string">
            <text:p>Hêtre 27</text:p>
          </table:table-cell>
          <table:table-cell table:style-name="ce19" table:formula="of:=IF(OR(AND([.F180]&lt;35;[.F180]&gt;22;[.L180]=&quot;Hêtre 45&quot;);AND([.F180]&lt;=22;[.F180]&gt;14;[.L180]=&quot;Hêtre 27&quot;);AND([.F180]&lt;=14;[.L180]=&quot;Hêtre 20&quot;));TRUE())" office:value-type="boolean" office:boolean-value="true" calcext:value-type="boolean">
            <text:p>VRAI</text:p>
          </table:table-cell>
          <table:table-cell table:formula="of:=IF(AND([.H180]&gt;[.P$4];[.L180]=&quot;Hêtre 45&quot;);[.J180];0)" office:value-type="float" office:value="0" calcext:value-type="float">
            <text:p>0</text:p>
          </table:table-cell>
          <table:table-cell table:formula="of:=IF(AND([.$H180]&gt;[.P$4];[.$L180]=&quot;Hêtre 45&quot;);[.$G180]*[.E180];0)" office:value-type="float" office:value="0" calcext:value-type="float">
            <text:p>0</text:p>
          </table:table-cell>
          <table:table-cell table:style-name="ce16" table:formula="of:=IF(AND([.H180]&lt;[.P$4];[.H180]&gt;=[.R$4];[.L180]=&quot;Hêtre 45&quot;;[.F180]&gt;19);[.J180];0)" office:value-type="float" office:value="0" calcext:value-type="float">
            <text:p>0</text:p>
          </table:table-cell>
          <table:table-cell table:formula="of:=IF(AND([.$H180]&gt;=[.R$4];[.$H180]&lt;[.P$4];[.$L180]=&quot;Hêtre 45&quot;);[.$G180]*[.$E180];0)" office:value-type="float" office:value="0" calcext:value-type="float">
            <text:p>0</text:p>
          </table:table-cell>
          <table:table-cell table:style-name="ce16" table:formula="of:=IF(AND([.H180]&lt;[.R$4];[.H180]&gt;=[.T$4];[.L180]=&quot;Hêtre 45&quot;;[.F180]&gt;19);[.J180];0)" office:value-type="float" office:value="0" calcext:value-type="float">
            <text:p>0</text:p>
          </table:table-cell>
          <table:table-cell table:formula="of:=IF(AND([.$H180]&gt;=[.T$4];[.$H180]&lt;[.R$4];[.$L180]=&quot;Hêtre 45&quot;);[.$G180]*[.$E180];0)" office:value-type="float" office:value="0" calcext:value-type="float">
            <text:p>0</text:p>
          </table:table-cell>
          <table:table-cell table:style-name="ce16" table:formula="of:=IF(AND([.H180]&lt;[.T$4];[.L180]=&quot;Hêtre 45&quot;;[.F180]&gt;19);[.J180];0)" office:value-type="float" office:value="0" calcext:value-type="float">
            <text:p>0</text:p>
          </table:table-cell>
          <table:table-cell table:formula="of:=IF(AND([.$H180]&lt;[.T$4];[.$L180]=&quot;Hêtre 45&quot;);[.$G180]*[.$E180];0)" office:value-type="float" office:value="0" calcext:value-type="float">
            <text:p>0</text:p>
          </table:table-cell>
          <table:table-cell table:formula="of:=IF(AND([.H180]&gt;[.X$4];[.L180]=&quot;Hêtre 27&quot;);[.$J180];0)" office:value-type="float" office:value="0" calcext:value-type="float">
            <text:p>0</text:p>
          </table:table-cell>
          <table:table-cell table:formula="of:=IF(AND([.$H180]&gt;[.X$4];[.$L180]=&quot;Hêtre 27&quot;);[.$G180]*[.$E180];0)" office:value-type="float" office:value="0" calcext:value-type="float">
            <text:p>0</text:p>
          </table:table-cell>
          <table:table-cell table:style-name="ce16" table:formula="of:=IF(AND([.H180]&lt;[.X$4];[.H180]&gt;=[.Z$4];[.L180]=&quot;Hêtre 27&quot;);[.$J180];0)" office:value-type="float" office:value="0" calcext:value-type="float">
            <text:p>0</text:p>
          </table:table-cell>
          <table:table-cell table:formula="of:=IF(AND([.$H180]&gt;=[.Z$4];[.$H180]&lt;[.X$4];[.$L180]=&quot;Hêtre 27&quot;);[.$G180]*[.$E180];0)" office:value-type="float" office:value="0" calcext:value-type="float">
            <text:p>0</text:p>
          </table:table-cell>
          <table:table-cell table:style-name="ce16" table:formula="of:=IF(AND([.H180]&lt;[.Z$4];[.H180]&gt;=[.AB$4];[.L180]=&quot;Hêtre 27&quot;;);[.$J180];0)" office:value-type="float" office:value="0" calcext:value-type="float">
            <text:p>0</text:p>
          </table:table-cell>
          <table:table-cell table:formula="of:=IF(AND([.$H180]&gt;=[.AB$4];[.$H180]&lt;[.Z$4];[.$L180]=&quot;Hêtre 27&quot;);[.$G180]*[.E180];0)" office:value-type="float" office:value="0" calcext:value-type="float">
            <text:p>0</text:p>
          </table:table-cell>
          <table:table-cell table:style-name="ce16" table:formula="of:=IF(AND([.H180]&lt;[.AB$4];[.L180]=&quot;Hêtre 27&quot;);[.$J180];0)" office:value-type="float" office:value="0.01976" calcext:value-type="float">
            <text:p>0,01976</text:p>
          </table:table-cell>
          <table:table-cell table:formula="of:=IF(AND([.$H180]&lt;[.AB$4];[.$L180]=&quot;Hêtre 27&quot;);[.$G180]*[.$E180];0)" office:value-type="float" office:value="20" calcext:value-type="float">
            <text:p>20</text:p>
          </table:table-cell>
          <table:table-cell table:formula="of:=IF(AND([.H180]&gt;[.AF$4];[.L180]=&quot;Hêtre 20&quot;);[.$J180];0)" office:value-type="float" office:value="0" calcext:value-type="float">
            <text:p>0</text:p>
          </table:table-cell>
          <table:table-cell table:formula="of:=IF(AND([.$H180]&gt;[.AF$4];[.$L180]=&quot;Hêtre 20&quot;);[.$G180]*[.$E180];0)" office:value-type="float" office:value="0" calcext:value-type="float">
            <text:p>0</text:p>
          </table:table-cell>
          <table:table-cell table:style-name="ce16" table:formula="of:=IF(AND([.H180]&lt;[.AF$4];[.H180]&gt;=[.AH$4];[.L180]=&quot;Hêtre 20&quot;);[.$J180];0)" office:value-type="float" office:value="0" calcext:value-type="float">
            <text:p>0</text:p>
          </table:table-cell>
          <table:table-cell table:formula="of:=IF(AND([.$H180]&gt;=[.AH$4];[.$H180]&lt;[.AF$4];[.$L180]=&quot;Hêtre 20&quot;);[.$G180]*[.$E180];0)" office:value-type="float" office:value="0" calcext:value-type="float">
            <text:p>0</text:p>
          </table:table-cell>
          <table:table-cell table:style-name="ce16" table:formula="of:=IF(AND([.H180]&lt;[.AH$4];[.H180]&gt;=[.AJ$4];[.L180]=&quot;Hêtre 20&quot;;);[.$J180];0)" office:value-type="float" office:value="0" calcext:value-type="float">
            <text:p>0</text:p>
          </table:table-cell>
          <table:table-cell table:formula="of:=IF(AND([.$H180]&gt;=[.AJ$4];[.$H180]&lt;[.AH$4];[.$L180]=&quot;Hêtre 20&quot;);[.$G180]*[.$E180];0)" office:value-type="float" office:value="0" calcext:value-type="float">
            <text:p>0</text:p>
          </table:table-cell>
          <table:table-cell table:style-name="ce16" table:formula="of:=IF(AND([.H180]&lt;[.AJ$4];[.L180]=&quot;Hêtre 20&quot;);[.$J180];0)" office:value-type="float" office:value="0" calcext:value-type="float">
            <text:p>0</text:p>
          </table:table-cell>
          <table:table-cell table:formula="of:=IF(AND([.$H180]&lt;[.AJ$4];[.$L180]=&quot;Hêtre 20&quot;);[.$G180]*[.$E180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19" table:formula="of:=IF(OR(AND([.F181]&lt;35;[.F181]&gt;22;[.L181]=&quot;Hêtre 45&quot;);AND([.F181]&lt;=22;[.F181]&gt;14;[.L181]=&quot;Hêtre 27&quot;);AND([.F181]&lt;=14;[.L181]=&quot;Hêtre 20&quot;));TRUE())" office:value-type="boolean" office:boolean-value="false" calcext:value-type="boolean">
            <text:p>FAUX</text:p>
          </table:table-cell>
          <table:table-cell table:formula="of:=IF(AND([.H181]&gt;[.P$4];[.L181]=&quot;Hêtre 45&quot;);[.J181];0)" office:value-type="float" office:value="0" calcext:value-type="float">
            <text:p>0</text:p>
          </table:table-cell>
          <table:table-cell table:formula="of:=IF(AND([.$H181]&gt;[.P$4];[.$L181]=&quot;Hêtre 45&quot;);[.$G181]*[.E181];0)" office:value-type="float" office:value="0" calcext:value-type="float">
            <text:p>0</text:p>
          </table:table-cell>
          <table:table-cell table:style-name="ce16" table:formula="of:=IF(AND([.H181]&lt;[.P$4];[.H181]&gt;=[.R$4];[.L181]=&quot;Hêtre 45&quot;;[.F181]&gt;19);[.J181];0)" office:value-type="float" office:value="0" calcext:value-type="float">
            <text:p>0</text:p>
          </table:table-cell>
          <table:table-cell table:formula="of:=IF(AND([.$H181]&gt;=[.R$4];[.$H181]&lt;[.P$4];[.$L181]=&quot;Hêtre 45&quot;);[.$G181]*[.$E181];0)" office:value-type="float" office:value="0" calcext:value-type="float">
            <text:p>0</text:p>
          </table:table-cell>
          <table:table-cell table:style-name="ce16" table:formula="of:=IF(AND([.H181]&lt;[.R$4];[.H181]&gt;=[.T$4];[.L181]=&quot;Hêtre 45&quot;;[.F181]&gt;19);[.J181];0)" office:value-type="float" office:value="0" calcext:value-type="float">
            <text:p>0</text:p>
          </table:table-cell>
          <table:table-cell table:formula="of:=IF(AND([.$H181]&gt;=[.T$4];[.$H181]&lt;[.R$4];[.$L181]=&quot;Hêtre 45&quot;);[.$G181]*[.$E181];0)" office:value-type="float" office:value="0" calcext:value-type="float">
            <text:p>0</text:p>
          </table:table-cell>
          <table:table-cell table:style-name="ce16" table:formula="of:=IF(AND([.H181]&lt;[.T$4];[.L181]=&quot;Hêtre 45&quot;;[.F181]&gt;19);[.J181];0)" office:value-type="float" office:value="0" calcext:value-type="float">
            <text:p>0</text:p>
          </table:table-cell>
          <table:table-cell table:formula="of:=IF(AND([.$H181]&lt;[.T$4];[.$L181]=&quot;Hêtre 45&quot;);[.$G181]*[.$E181];0)" office:value-type="float" office:value="0" calcext:value-type="float">
            <text:p>0</text:p>
          </table:table-cell>
          <table:table-cell table:formula="of:=IF(AND([.H181]&gt;[.X$4];[.L181]=&quot;Hêtre 27&quot;);[.$J181];0)" office:value-type="float" office:value="0" calcext:value-type="float">
            <text:p>0</text:p>
          </table:table-cell>
          <table:table-cell table:formula="of:=IF(AND([.$H181]&gt;[.X$4];[.$L181]=&quot;Hêtre 27&quot;);[.$G181]*[.$E181];0)" office:value-type="float" office:value="0" calcext:value-type="float">
            <text:p>0</text:p>
          </table:table-cell>
          <table:table-cell table:style-name="ce16" table:formula="of:=IF(AND([.H181]&lt;[.X$4];[.H181]&gt;=[.Z$4];[.L181]=&quot;Hêtre 27&quot;);[.$J181];0)" office:value-type="float" office:value="0" calcext:value-type="float">
            <text:p>0</text:p>
          </table:table-cell>
          <table:table-cell table:formula="of:=IF(AND([.$H181]&gt;=[.Z$4];[.$H181]&lt;[.X$4];[.$L181]=&quot;Hêtre 27&quot;);[.$G181]*[.$E181];0)" office:value-type="float" office:value="0" calcext:value-type="float">
            <text:p>0</text:p>
          </table:table-cell>
          <table:table-cell table:style-name="ce16" table:formula="of:=IF(AND([.H181]&lt;[.Z$4];[.H181]&gt;=[.AB$4];[.L181]=&quot;Hêtre 27&quot;;);[.$J181];0)" office:value-type="float" office:value="0" calcext:value-type="float">
            <text:p>0</text:p>
          </table:table-cell>
          <table:table-cell table:formula="of:=IF(AND([.$H181]&gt;=[.AB$4];[.$H181]&lt;[.Z$4];[.$L181]=&quot;Hêtre 27&quot;);[.$G181]*[.E181];0)" office:value-type="float" office:value="0" calcext:value-type="float">
            <text:p>0</text:p>
          </table:table-cell>
          <table:table-cell table:style-name="ce16" table:formula="of:=IF(AND([.H181]&lt;[.AB$4];[.L181]=&quot;Hêtre 27&quot;);[.$J181];0)" office:value-type="float" office:value="0" calcext:value-type="float">
            <text:p>0</text:p>
          </table:table-cell>
          <table:table-cell table:formula="of:=IF(AND([.$H181]&lt;[.AB$4];[.$L181]=&quot;Hêtre 27&quot;);[.$G181]*[.$E181];0)" office:value-type="float" office:value="0" calcext:value-type="float">
            <text:p>0</text:p>
          </table:table-cell>
          <table:table-cell table:formula="of:=IF(AND([.H181]&gt;[.AF$4];[.L181]=&quot;Hêtre 20&quot;);[.$J181];0)" office:value-type="float" office:value="0" calcext:value-type="float">
            <text:p>0</text:p>
          </table:table-cell>
          <table:table-cell table:formula="of:=IF(AND([.$H181]&gt;[.AF$4];[.$L181]=&quot;Hêtre 20&quot;);[.$G181]*[.$E181];0)" office:value-type="float" office:value="0" calcext:value-type="float">
            <text:p>0</text:p>
          </table:table-cell>
          <table:table-cell table:style-name="ce16" table:formula="of:=IF(AND([.H181]&lt;[.AF$4];[.H181]&gt;=[.AH$4];[.L181]=&quot;Hêtre 20&quot;);[.$J181];0)" office:value-type="float" office:value="0" calcext:value-type="float">
            <text:p>0</text:p>
          </table:table-cell>
          <table:table-cell table:formula="of:=IF(AND([.$H181]&gt;=[.AH$4];[.$H181]&lt;[.AF$4];[.$L181]=&quot;Hêtre 20&quot;);[.$G181]*[.$E181];0)" office:value-type="float" office:value="0" calcext:value-type="float">
            <text:p>0</text:p>
          </table:table-cell>
          <table:table-cell table:style-name="ce16" table:formula="of:=IF(AND([.H181]&lt;[.AH$4];[.H181]&gt;=[.AJ$4];[.L181]=&quot;Hêtre 20&quot;;);[.$J181];0)" office:value-type="float" office:value="0" calcext:value-type="float">
            <text:p>0</text:p>
          </table:table-cell>
          <table:table-cell table:formula="of:=IF(AND([.$H181]&gt;=[.AJ$4];[.$H181]&lt;[.AH$4];[.$L181]=&quot;Hêtre 20&quot;);[.$G181]*[.$E181];0)" office:value-type="float" office:value="0" calcext:value-type="float">
            <text:p>0</text:p>
          </table:table-cell>
          <table:table-cell table:style-name="ce16" table:formula="of:=IF(AND([.H181]&lt;[.AJ$4];[.L181]=&quot;Hêtre 20&quot;);[.$J181];0)" office:value-type="float" office:value="0" calcext:value-type="float">
            <text:p>0</text:p>
          </table:table-cell>
          <table:table-cell table:formula="of:=IF(AND([.$H181]&lt;[.AJ$4];[.$L181]=&quot;Hêtre 20&quot;);[.$G181]*[.$E18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42" calcext:value-type="float">
            <text:p>742</text:p>
          </table:table-cell>
          <table:table-cell office:value-type="float" office:value="1250" calcext:value-type="float">
            <text:p>1250</text:p>
          </table:table-cell>
          <table:table-cell/>
          <table:table-cell table:formula="of:=[.E182]*([.G182]/1000)*([.H182]/1000)" office:value-type="float" office:value="0.9275" calcext:value-type="float">
            <text:p>0,9275</text:p>
          </table:table-cell>
          <table:table-cell table:formula="of:=[.J182]*[.F182]/1000" office:value-type="float" office:value="0.0027825" calcext:value-type="float">
            <text:p>0,0027825</text:p>
          </table:table-cell>
          <table:table-cell office:value-type="string" calcext:value-type="string">
            <text:p>Tôle</text:p>
          </table:table-cell>
          <table:table-cell table:style-name="ce19" table:formula="of:=IF(OR(AND([.F182]&lt;35;[.F182]&gt;22;[.L182]=&quot;Hêtre 45&quot;);AND([.F182]&lt;=22;[.F182]&gt;14;[.L182]=&quot;Hêtre 27&quot;);AND([.F182]&lt;=14;[.L182]=&quot;Hêtre 20&quot;));TRUE())" office:value-type="boolean" office:boolean-value="false" calcext:value-type="boolean">
            <text:p>FAUX</text:p>
          </table:table-cell>
          <table:table-cell table:formula="of:=IF(AND([.H182]&gt;[.P$4];[.L182]=&quot;Hêtre 45&quot;);[.J182];0)" office:value-type="float" office:value="0" calcext:value-type="float">
            <text:p>0</text:p>
          </table:table-cell>
          <table:table-cell table:formula="of:=IF(AND([.$H182]&gt;[.P$4];[.$L182]=&quot;Hêtre 45&quot;);[.$G182]*[.E182];0)" office:value-type="float" office:value="0" calcext:value-type="float">
            <text:p>0</text:p>
          </table:table-cell>
          <table:table-cell table:style-name="ce16" table:formula="of:=IF(AND([.H182]&lt;[.P$4];[.H182]&gt;=[.R$4];[.L182]=&quot;Hêtre 45&quot;;[.F182]&gt;19);[.J182];0)" office:value-type="float" office:value="0" calcext:value-type="float">
            <text:p>0</text:p>
          </table:table-cell>
          <table:table-cell table:formula="of:=IF(AND([.$H182]&gt;=[.R$4];[.$H182]&lt;[.P$4];[.$L182]=&quot;Hêtre 45&quot;);[.$G182]*[.$E182];0)" office:value-type="float" office:value="0" calcext:value-type="float">
            <text:p>0</text:p>
          </table:table-cell>
          <table:table-cell table:style-name="ce16" table:formula="of:=IF(AND([.H182]&lt;[.R$4];[.H182]&gt;=[.T$4];[.L182]=&quot;Hêtre 45&quot;;[.F182]&gt;19);[.J182];0)" office:value-type="float" office:value="0" calcext:value-type="float">
            <text:p>0</text:p>
          </table:table-cell>
          <table:table-cell table:formula="of:=IF(AND([.$H182]&gt;=[.T$4];[.$H182]&lt;[.R$4];[.$L182]=&quot;Hêtre 45&quot;);[.$G182]*[.$E182];0)" office:value-type="float" office:value="0" calcext:value-type="float">
            <text:p>0</text:p>
          </table:table-cell>
          <table:table-cell table:style-name="ce16" table:formula="of:=IF(AND([.H182]&lt;[.T$4];[.L182]=&quot;Hêtre 45&quot;;[.F182]&gt;19);[.J182];0)" office:value-type="float" office:value="0" calcext:value-type="float">
            <text:p>0</text:p>
          </table:table-cell>
          <table:table-cell table:formula="of:=IF(AND([.$H182]&lt;[.T$4];[.$L182]=&quot;Hêtre 45&quot;);[.$G182]*[.$E182];0)" office:value-type="float" office:value="0" calcext:value-type="float">
            <text:p>0</text:p>
          </table:table-cell>
          <table:table-cell table:formula="of:=IF(AND([.H182]&gt;[.X$4];[.L182]=&quot;Hêtre 27&quot;);[.$J182];0)" office:value-type="float" office:value="0" calcext:value-type="float">
            <text:p>0</text:p>
          </table:table-cell>
          <table:table-cell table:formula="of:=IF(AND([.$H182]&gt;[.X$4];[.$L182]=&quot;Hêtre 27&quot;);[.$G182]*[.$E182];0)" office:value-type="float" office:value="0" calcext:value-type="float">
            <text:p>0</text:p>
          </table:table-cell>
          <table:table-cell table:style-name="ce16" table:formula="of:=IF(AND([.H182]&lt;[.X$4];[.H182]&gt;=[.Z$4];[.L182]=&quot;Hêtre 27&quot;);[.$J182];0)" office:value-type="float" office:value="0" calcext:value-type="float">
            <text:p>0</text:p>
          </table:table-cell>
          <table:table-cell table:formula="of:=IF(AND([.$H182]&gt;=[.Z$4];[.$H182]&lt;[.X$4];[.$L182]=&quot;Hêtre 27&quot;);[.$G182]*[.$E182];0)" office:value-type="float" office:value="0" calcext:value-type="float">
            <text:p>0</text:p>
          </table:table-cell>
          <table:table-cell table:style-name="ce16" table:formula="of:=IF(AND([.H182]&lt;[.Z$4];[.H182]&gt;=[.AB$4];[.L182]=&quot;Hêtre 27&quot;;);[.$J182];0)" office:value-type="float" office:value="0" calcext:value-type="float">
            <text:p>0</text:p>
          </table:table-cell>
          <table:table-cell table:formula="of:=IF(AND([.$H182]&gt;=[.AB$4];[.$H182]&lt;[.Z$4];[.$L182]=&quot;Hêtre 27&quot;);[.$G182]*[.E182];0)" office:value-type="float" office:value="0" calcext:value-type="float">
            <text:p>0</text:p>
          </table:table-cell>
          <table:table-cell table:style-name="ce16" table:formula="of:=IF(AND([.H182]&lt;[.AB$4];[.L182]=&quot;Hêtre 27&quot;);[.$J182];0)" office:value-type="float" office:value="0" calcext:value-type="float">
            <text:p>0</text:p>
          </table:table-cell>
          <table:table-cell table:formula="of:=IF(AND([.$H182]&lt;[.AB$4];[.$L182]=&quot;Hêtre 27&quot;);[.$G182]*[.$E182];0)" office:value-type="float" office:value="0" calcext:value-type="float">
            <text:p>0</text:p>
          </table:table-cell>
          <table:table-cell table:formula="of:=IF(AND([.H182]&gt;[.AF$4];[.L182]=&quot;Hêtre 20&quot;);[.$J182];0)" office:value-type="float" office:value="0" calcext:value-type="float">
            <text:p>0</text:p>
          </table:table-cell>
          <table:table-cell table:formula="of:=IF(AND([.$H182]&gt;[.AF$4];[.$L182]=&quot;Hêtre 20&quot;);[.$G182]*[.$E182];0)" office:value-type="float" office:value="0" calcext:value-type="float">
            <text:p>0</text:p>
          </table:table-cell>
          <table:table-cell table:style-name="ce16" table:formula="of:=IF(AND([.H182]&lt;[.AF$4];[.H182]&gt;=[.AH$4];[.L182]=&quot;Hêtre 20&quot;);[.$J182];0)" office:value-type="float" office:value="0" calcext:value-type="float">
            <text:p>0</text:p>
          </table:table-cell>
          <table:table-cell table:formula="of:=IF(AND([.$H182]&gt;=[.AH$4];[.$H182]&lt;[.AF$4];[.$L182]=&quot;Hêtre 20&quot;);[.$G182]*[.$E182];0)" office:value-type="float" office:value="0" calcext:value-type="float">
            <text:p>0</text:p>
          </table:table-cell>
          <table:table-cell table:style-name="ce16" table:formula="of:=IF(AND([.H182]&lt;[.AH$4];[.H182]&gt;=[.AJ$4];[.L182]=&quot;Hêtre 20&quot;;);[.$J182];0)" office:value-type="float" office:value="0" calcext:value-type="float">
            <text:p>0</text:p>
          </table:table-cell>
          <table:table-cell table:formula="of:=IF(AND([.$H182]&gt;=[.AJ$4];[.$H182]&lt;[.AH$4];[.$L182]=&quot;Hêtre 20&quot;);[.$G182]*[.$E182];0)" office:value-type="float" office:value="0" calcext:value-type="float">
            <text:p>0</text:p>
          </table:table-cell>
          <table:table-cell table:style-name="ce16" table:formula="of:=IF(AND([.H182]&lt;[.AJ$4];[.L182]=&quot;Hêtre 20&quot;);[.$J182];0)" office:value-type="float" office:value="0" calcext:value-type="float">
            <text:p>0</text:p>
          </table:table-cell>
          <table:table-cell table:formula="of:=IF(AND([.$H182]&lt;[.AJ$4];[.$L182]=&quot;Hêtre 20&quot;);[.$G182]*[.$E18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38" calcext:value-type="float">
            <text:p>538</text:p>
          </table:table-cell>
          <table:table-cell office:value-type="float" office:value="1593" calcext:value-type="float">
            <text:p>1593</text:p>
          </table:table-cell>
          <table:table-cell/>
          <table:table-cell table:formula="of:=[.E183]*([.G183]/1000)*([.H183]/1000)" office:value-type="float" office:value="0.857034" calcext:value-type="float">
            <text:p>0,857034</text:p>
          </table:table-cell>
          <table:table-cell table:formula="of:=[.J183]*[.F183]/1000" office:value-type="float" office:value="0.002571102" calcext:value-type="float">
            <text:p>0,002571102</text:p>
          </table:table-cell>
          <table:table-cell office:value-type="string" calcext:value-type="string">
            <text:p>Tôle</text:p>
          </table:table-cell>
          <table:table-cell table:style-name="ce19" table:formula="of:=IF(OR(AND([.F183]&lt;35;[.F183]&gt;22;[.L183]=&quot;Hêtre 45&quot;);AND([.F183]&lt;=22;[.F183]&gt;14;[.L183]=&quot;Hêtre 27&quot;);AND([.F183]&lt;=14;[.L183]=&quot;Hêtre 20&quot;));TRUE())" office:value-type="boolean" office:boolean-value="false" calcext:value-type="boolean">
            <text:p>FAUX</text:p>
          </table:table-cell>
          <table:table-cell table:formula="of:=IF(AND([.H183]&gt;[.P$4];[.L183]=&quot;Hêtre 45&quot;);[.J183];0)" office:value-type="float" office:value="0" calcext:value-type="float">
            <text:p>0</text:p>
          </table:table-cell>
          <table:table-cell table:formula="of:=IF(AND([.$H183]&gt;[.P$4];[.$L183]=&quot;Hêtre 45&quot;);[.$G183]*[.E183];0)" office:value-type="float" office:value="0" calcext:value-type="float">
            <text:p>0</text:p>
          </table:table-cell>
          <table:table-cell table:style-name="ce16" table:formula="of:=IF(AND([.H183]&lt;[.P$4];[.H183]&gt;=[.R$4];[.L183]=&quot;Hêtre 45&quot;;[.F183]&gt;19);[.J183];0)" office:value-type="float" office:value="0" calcext:value-type="float">
            <text:p>0</text:p>
          </table:table-cell>
          <table:table-cell table:formula="of:=IF(AND([.$H183]&gt;=[.R$4];[.$H183]&lt;[.P$4];[.$L183]=&quot;Hêtre 45&quot;);[.$G183]*[.$E183];0)" office:value-type="float" office:value="0" calcext:value-type="float">
            <text:p>0</text:p>
          </table:table-cell>
          <table:table-cell table:style-name="ce16" table:formula="of:=IF(AND([.H183]&lt;[.R$4];[.H183]&gt;=[.T$4];[.L183]=&quot;Hêtre 45&quot;;[.F183]&gt;19);[.J183];0)" office:value-type="float" office:value="0" calcext:value-type="float">
            <text:p>0</text:p>
          </table:table-cell>
          <table:table-cell table:formula="of:=IF(AND([.$H183]&gt;=[.T$4];[.$H183]&lt;[.R$4];[.$L183]=&quot;Hêtre 45&quot;);[.$G183]*[.$E183];0)" office:value-type="float" office:value="0" calcext:value-type="float">
            <text:p>0</text:p>
          </table:table-cell>
          <table:table-cell table:style-name="ce16" table:formula="of:=IF(AND([.H183]&lt;[.T$4];[.L183]=&quot;Hêtre 45&quot;;[.F183]&gt;19);[.J183];0)" office:value-type="float" office:value="0" calcext:value-type="float">
            <text:p>0</text:p>
          </table:table-cell>
          <table:table-cell table:formula="of:=IF(AND([.$H183]&lt;[.T$4];[.$L183]=&quot;Hêtre 45&quot;);[.$G183]*[.$E183];0)" office:value-type="float" office:value="0" calcext:value-type="float">
            <text:p>0</text:p>
          </table:table-cell>
          <table:table-cell table:formula="of:=IF(AND([.H183]&gt;[.X$4];[.L183]=&quot;Hêtre 27&quot;);[.$J183];0)" office:value-type="float" office:value="0" calcext:value-type="float">
            <text:p>0</text:p>
          </table:table-cell>
          <table:table-cell table:formula="of:=IF(AND([.$H183]&gt;[.X$4];[.$L183]=&quot;Hêtre 27&quot;);[.$G183]*[.$E183];0)" office:value-type="float" office:value="0" calcext:value-type="float">
            <text:p>0</text:p>
          </table:table-cell>
          <table:table-cell table:style-name="ce16" table:formula="of:=IF(AND([.H183]&lt;[.X$4];[.H183]&gt;=[.Z$4];[.L183]=&quot;Hêtre 27&quot;);[.$J183];0)" office:value-type="float" office:value="0" calcext:value-type="float">
            <text:p>0</text:p>
          </table:table-cell>
          <table:table-cell table:formula="of:=IF(AND([.$H183]&gt;=[.Z$4];[.$H183]&lt;[.X$4];[.$L183]=&quot;Hêtre 27&quot;);[.$G183]*[.$E183];0)" office:value-type="float" office:value="0" calcext:value-type="float">
            <text:p>0</text:p>
          </table:table-cell>
          <table:table-cell table:style-name="ce16" table:formula="of:=IF(AND([.H183]&lt;[.Z$4];[.H183]&gt;=[.AB$4];[.L183]=&quot;Hêtre 27&quot;;);[.$J183];0)" office:value-type="float" office:value="0" calcext:value-type="float">
            <text:p>0</text:p>
          </table:table-cell>
          <table:table-cell table:formula="of:=IF(AND([.$H183]&gt;=[.AB$4];[.$H183]&lt;[.Z$4];[.$L183]=&quot;Hêtre 27&quot;);[.$G183]*[.E183];0)" office:value-type="float" office:value="0" calcext:value-type="float">
            <text:p>0</text:p>
          </table:table-cell>
          <table:table-cell table:style-name="ce16" table:formula="of:=IF(AND([.H183]&lt;[.AB$4];[.L183]=&quot;Hêtre 27&quot;);[.$J183];0)" office:value-type="float" office:value="0" calcext:value-type="float">
            <text:p>0</text:p>
          </table:table-cell>
          <table:table-cell table:formula="of:=IF(AND([.$H183]&lt;[.AB$4];[.$L183]=&quot;Hêtre 27&quot;);[.$G183]*[.$E183];0)" office:value-type="float" office:value="0" calcext:value-type="float">
            <text:p>0</text:p>
          </table:table-cell>
          <table:table-cell table:formula="of:=IF(AND([.H183]&gt;[.AF$4];[.L183]=&quot;Hêtre 20&quot;);[.$J183];0)" office:value-type="float" office:value="0" calcext:value-type="float">
            <text:p>0</text:p>
          </table:table-cell>
          <table:table-cell table:formula="of:=IF(AND([.$H183]&gt;[.AF$4];[.$L183]=&quot;Hêtre 20&quot;);[.$G183]*[.$E183];0)" office:value-type="float" office:value="0" calcext:value-type="float">
            <text:p>0</text:p>
          </table:table-cell>
          <table:table-cell table:style-name="ce16" table:formula="of:=IF(AND([.H183]&lt;[.AF$4];[.H183]&gt;=[.AH$4];[.L183]=&quot;Hêtre 20&quot;);[.$J183];0)" office:value-type="float" office:value="0" calcext:value-type="float">
            <text:p>0</text:p>
          </table:table-cell>
          <table:table-cell table:formula="of:=IF(AND([.$H183]&gt;=[.AH$4];[.$H183]&lt;[.AF$4];[.$L183]=&quot;Hêtre 20&quot;);[.$G183]*[.$E183];0)" office:value-type="float" office:value="0" calcext:value-type="float">
            <text:p>0</text:p>
          </table:table-cell>
          <table:table-cell table:style-name="ce16" table:formula="of:=IF(AND([.H183]&lt;[.AH$4];[.H183]&gt;=[.AJ$4];[.L183]=&quot;Hêtre 20&quot;;);[.$J183];0)" office:value-type="float" office:value="0" calcext:value-type="float">
            <text:p>0</text:p>
          </table:table-cell>
          <table:table-cell table:formula="of:=IF(AND([.$H183]&gt;=[.AJ$4];[.$H183]&lt;[.AH$4];[.$L183]=&quot;Hêtre 20&quot;);[.$G183]*[.$E183];0)" office:value-type="float" office:value="0" calcext:value-type="float">
            <text:p>0</text:p>
          </table:table-cell>
          <table:table-cell table:style-name="ce16" table:formula="of:=IF(AND([.H183]&lt;[.AJ$4];[.L183]=&quot;Hêtre 20&quot;);[.$J183];0)" office:value-type="float" office:value="0" calcext:value-type="float">
            <text:p>0</text:p>
          </table:table-cell>
          <table:table-cell table:formula="of:=IF(AND([.$H183]&lt;[.AJ$4];[.$L183]=&quot;Hêtre 20&quot;);[.$G183]*[.$E18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63" calcext:value-type="float">
            <text:p>663</text:p>
          </table:table-cell>
          <table:table-cell office:value-type="float" office:value="743" calcext:value-type="float">
            <text:p>743</text:p>
          </table:table-cell>
          <table:table-cell/>
          <table:table-cell table:formula="of:=[.E184]*([.G184]/1000)*([.H184]/1000)" office:value-type="float" office:value="0.492609" calcext:value-type="float">
            <text:p>0,492609</text:p>
          </table:table-cell>
          <table:table-cell table:formula="of:=[.J184]*[.F184]/1000" office:value-type="float" office:value="0.001477827" calcext:value-type="float">
            <text:p>0,001477827</text:p>
          </table:table-cell>
          <table:table-cell office:value-type="string" calcext:value-type="string">
            <text:p>Tôle</text:p>
          </table:table-cell>
          <table:table-cell table:style-name="ce19" table:formula="of:=IF(OR(AND([.F184]&lt;35;[.F184]&gt;22;[.L184]=&quot;Hêtre 45&quot;);AND([.F184]&lt;=22;[.F184]&gt;14;[.L184]=&quot;Hêtre 27&quot;);AND([.F184]&lt;=14;[.L184]=&quot;Hêtre 20&quot;));TRUE())" office:value-type="boolean" office:boolean-value="false" calcext:value-type="boolean">
            <text:p>FAUX</text:p>
          </table:table-cell>
          <table:table-cell table:formula="of:=IF(AND([.H184]&gt;[.P$4];[.L184]=&quot;Hêtre 45&quot;);[.J184];0)" office:value-type="float" office:value="0" calcext:value-type="float">
            <text:p>0</text:p>
          </table:table-cell>
          <table:table-cell table:formula="of:=IF(AND([.$H184]&gt;[.P$4];[.$L184]=&quot;Hêtre 45&quot;);[.$G184]*[.E184];0)" office:value-type="float" office:value="0" calcext:value-type="float">
            <text:p>0</text:p>
          </table:table-cell>
          <table:table-cell table:style-name="ce16" table:formula="of:=IF(AND([.H184]&lt;[.P$4];[.H184]&gt;=[.R$4];[.L184]=&quot;Hêtre 45&quot;;[.F184]&gt;19);[.J184];0)" office:value-type="float" office:value="0" calcext:value-type="float">
            <text:p>0</text:p>
          </table:table-cell>
          <table:table-cell table:formula="of:=IF(AND([.$H184]&gt;=[.R$4];[.$H184]&lt;[.P$4];[.$L184]=&quot;Hêtre 45&quot;);[.$G184]*[.$E184];0)" office:value-type="float" office:value="0" calcext:value-type="float">
            <text:p>0</text:p>
          </table:table-cell>
          <table:table-cell table:style-name="ce16" table:formula="of:=IF(AND([.H184]&lt;[.R$4];[.H184]&gt;=[.T$4];[.L184]=&quot;Hêtre 45&quot;;[.F184]&gt;19);[.J184];0)" office:value-type="float" office:value="0" calcext:value-type="float">
            <text:p>0</text:p>
          </table:table-cell>
          <table:table-cell table:formula="of:=IF(AND([.$H184]&gt;=[.T$4];[.$H184]&lt;[.R$4];[.$L184]=&quot;Hêtre 45&quot;);[.$G184]*[.$E184];0)" office:value-type="float" office:value="0" calcext:value-type="float">
            <text:p>0</text:p>
          </table:table-cell>
          <table:table-cell table:style-name="ce16" table:formula="of:=IF(AND([.H184]&lt;[.T$4];[.L184]=&quot;Hêtre 45&quot;;[.F184]&gt;19);[.J184];0)" office:value-type="float" office:value="0" calcext:value-type="float">
            <text:p>0</text:p>
          </table:table-cell>
          <table:table-cell table:formula="of:=IF(AND([.$H184]&lt;[.T$4];[.$L184]=&quot;Hêtre 45&quot;);[.$G184]*[.$E184];0)" office:value-type="float" office:value="0" calcext:value-type="float">
            <text:p>0</text:p>
          </table:table-cell>
          <table:table-cell table:formula="of:=IF(AND([.H184]&gt;[.X$4];[.L184]=&quot;Hêtre 27&quot;);[.$J184];0)" office:value-type="float" office:value="0" calcext:value-type="float">
            <text:p>0</text:p>
          </table:table-cell>
          <table:table-cell table:formula="of:=IF(AND([.$H184]&gt;[.X$4];[.$L184]=&quot;Hêtre 27&quot;);[.$G184]*[.$E184];0)" office:value-type="float" office:value="0" calcext:value-type="float">
            <text:p>0</text:p>
          </table:table-cell>
          <table:table-cell table:style-name="ce16" table:formula="of:=IF(AND([.H184]&lt;[.X$4];[.H184]&gt;=[.Z$4];[.L184]=&quot;Hêtre 27&quot;);[.$J184];0)" office:value-type="float" office:value="0" calcext:value-type="float">
            <text:p>0</text:p>
          </table:table-cell>
          <table:table-cell table:formula="of:=IF(AND([.$H184]&gt;=[.Z$4];[.$H184]&lt;[.X$4];[.$L184]=&quot;Hêtre 27&quot;);[.$G184]*[.$E184];0)" office:value-type="float" office:value="0" calcext:value-type="float">
            <text:p>0</text:p>
          </table:table-cell>
          <table:table-cell table:style-name="ce16" table:formula="of:=IF(AND([.H184]&lt;[.Z$4];[.H184]&gt;=[.AB$4];[.L184]=&quot;Hêtre 27&quot;;);[.$J184];0)" office:value-type="float" office:value="0" calcext:value-type="float">
            <text:p>0</text:p>
          </table:table-cell>
          <table:table-cell table:formula="of:=IF(AND([.$H184]&gt;=[.AB$4];[.$H184]&lt;[.Z$4];[.$L184]=&quot;Hêtre 27&quot;);[.$G184]*[.E184];0)" office:value-type="float" office:value="0" calcext:value-type="float">
            <text:p>0</text:p>
          </table:table-cell>
          <table:table-cell table:style-name="ce16" table:formula="of:=IF(AND([.H184]&lt;[.AB$4];[.L184]=&quot;Hêtre 27&quot;);[.$J184];0)" office:value-type="float" office:value="0" calcext:value-type="float">
            <text:p>0</text:p>
          </table:table-cell>
          <table:table-cell table:formula="of:=IF(AND([.$H184]&lt;[.AB$4];[.$L184]=&quot;Hêtre 27&quot;);[.$G184]*[.$E184];0)" office:value-type="float" office:value="0" calcext:value-type="float">
            <text:p>0</text:p>
          </table:table-cell>
          <table:table-cell table:formula="of:=IF(AND([.H184]&gt;[.AF$4];[.L184]=&quot;Hêtre 20&quot;);[.$J184];0)" office:value-type="float" office:value="0" calcext:value-type="float">
            <text:p>0</text:p>
          </table:table-cell>
          <table:table-cell table:formula="of:=IF(AND([.$H184]&gt;[.AF$4];[.$L184]=&quot;Hêtre 20&quot;);[.$G184]*[.$E184];0)" office:value-type="float" office:value="0" calcext:value-type="float">
            <text:p>0</text:p>
          </table:table-cell>
          <table:table-cell table:style-name="ce16" table:formula="of:=IF(AND([.H184]&lt;[.AF$4];[.H184]&gt;=[.AH$4];[.L184]=&quot;Hêtre 20&quot;);[.$J184];0)" office:value-type="float" office:value="0" calcext:value-type="float">
            <text:p>0</text:p>
          </table:table-cell>
          <table:table-cell table:formula="of:=IF(AND([.$H184]&gt;=[.AH$4];[.$H184]&lt;[.AF$4];[.$L184]=&quot;Hêtre 20&quot;);[.$G184]*[.$E184];0)" office:value-type="float" office:value="0" calcext:value-type="float">
            <text:p>0</text:p>
          </table:table-cell>
          <table:table-cell table:style-name="ce16" table:formula="of:=IF(AND([.H184]&lt;[.AH$4];[.H184]&gt;=[.AJ$4];[.L184]=&quot;Hêtre 20&quot;;);[.$J184];0)" office:value-type="float" office:value="0" calcext:value-type="float">
            <text:p>0</text:p>
          </table:table-cell>
          <table:table-cell table:formula="of:=IF(AND([.$H184]&gt;=[.AJ$4];[.$H184]&lt;[.AH$4];[.$L184]=&quot;Hêtre 20&quot;);[.$G184]*[.$E184];0)" office:value-type="float" office:value="0" calcext:value-type="float">
            <text:p>0</text:p>
          </table:table-cell>
          <table:table-cell table:style-name="ce16" table:formula="of:=IF(AND([.H184]&lt;[.AJ$4];[.L184]=&quot;Hêtre 20&quot;);[.$J184];0)" office:value-type="float" office:value="0" calcext:value-type="float">
            <text:p>0</text:p>
          </table:table-cell>
          <table:table-cell table:formula="of:=IF(AND([.$H184]&lt;[.AJ$4];[.$L184]=&quot;Hêtre 20&quot;);[.$G184]*[.$E184];0)" office:value-type="float" office:value="0" calcext:value-type="float">
            <text:p>0</text:p>
          </table:table-cell>
        </table:table-row>
        <table:table-row table:style-name="ro2" table:number-rows-repeated="1048391">
          <table:table-cell table:number-columns-repeated="37"/>
        </table:table-row>
        <table:table-row table:style-name="ro2">
          <table:table-cell table:number-columns-repeated="37"/>
        </table:table-row>
        <calcext:conditional-formats>
          <calcext:conditional-format calcext:target-range-address="Eclaté.I5:Eclaté.I69 Eclaté.I71:Eclaté.I71 Eclaté.I74:Eclaté.I95 Eclaté.I97:Eclaté.I97 Eclaté.I125:Eclaté.I125 Eclaté.I100:Eclaté.I123 Eclaté.I153:Eclaté.I153 Eclaté.I128:Eclaté.I151 Eclaté.I156:Eclaté.I180">
            <calcext:condition calcext:apply-style-name="Error" calcext:value="!=0" calcext:base-cell-address="Eclaté.I5"/>
          </calcext:conditional-format>
          <calcext:conditional-format calcext:target-range-address="Eclaté.H1:Eclaté.H1048576">
            <calcext:color-scale>
              <calcext:color-scale-entry calcext:value="0" calcext:type="number" calcext:color="#ffff6d"/>
              <calcext:color-scale-entry calcext:value="1000" calcext:type="number" calcext:color="#ffffa6"/>
            </calcext:color-scale>
            <calcext:color-scale>
              <calcext:color-scale-entry calcext:value="1000" calcext:type="number" calcext:color="#ffaa95"/>
              <calcext:color-scale-entry calcext:value="1500" calcext:type="number" calcext:color="#d62e4e"/>
            </calcext:color-scale>
            <calcext:color-scale>
              <calcext:color-scale-entry calcext:value="1500" calcext:type="number" calcext:color="#dedce6"/>
              <calcext:color-scale-entry calcext:value="2000" calcext:type="number" calcext:color="#dee6ef"/>
            </calcext:color-scale>
            <calcext:color-scale>
              <calcext:color-scale-entry calcext:value="2000" calcext:type="number" calcext:color="#861141"/>
              <calcext:color-scale-entry calcext:value="4000" calcext:type="number" calcext:color="#8d1d75"/>
            </calcext:color-scale>
          </calcext:conditional-format>
          <calcext:conditional-format calcext:target-range-address="Eclaté.M5:Eclaté.M184">
            <calcext:condition calcext:apply-style-name="Error" calcext:value="!=1" calcext:base-cell-address="Eclaté.M5"/>
          </calcext:conditional-format>
        </calcext:conditional-formats>
      </table:table>
      <table:table table:name="Détail Tôle" table:style-name="ta1"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0" table:default-cell-style-name="ce22"/>
        <table:table-column table:style-name="co10" table:default-cell-style-name="Default"/>
        <table:table-row table:style-name="ro2">
          <table:table-cell/>
          <table:table-cell office:value-type="string" calcext:value-type="string">
            <text:p>Epaisseur (mm)</text:p>
          </table:table-cell>
          <table:table-cell office:value-type="string" calcext:value-type="string">
            <text:p>Longueur (mm)</text:p>
          </table:table-cell>
          <table:table-cell office:value-type="string" calcext:value-type="string">
            <text:p>Largeur (mm)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PU</text:p>
          </table:table-cell>
          <table:table-cell/>
        </table:table-row>
        <table:table-row table:style-name="ro2">
          <table:table-cell office:value-type="string" calcext:value-type="string">
            <text:p>Tôle Acier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1500" calcext:value-type="float">
            <text:p>1500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100" calcext:value-type="currency">
            <text:p>100,00 €</text:p>
          </table:table-cell>
          <table:table-cell table:style-name="ce22" table:formula="of:=[.E2]*[.F2]" office:value-type="currency" office:currency="EUR" office:value="200" calcext:value-type="currency">
            <text:p>200,00 €</text:p>
          </table:table-cell>
        </table:table-row>
        <table:table-row table:style-name="ro2">
          <table:table-cell/>
          <table:table-cell table:style-name="ce21" office:value-type="float" office:value="2" calcext:value-type="float">
            <text:p>2</text:p>
          </table:table-cell>
          <table:table-cell table:style-name="ce21" office:value-type="float" office:value="2000" calcext:value-type="float">
            <text:p>2000</text:p>
          </table:table-cell>
          <table:table-cell table:style-name="ce21" office:value-type="float" office:value="1000" calcext:value-type="float">
            <text:p>1000</text:p>
          </table:table-cell>
          <table:table-cell table:style-name="ce21" office:value-type="float" office:value="7" calcext:value-type="float">
            <text:p>7</text:p>
          </table:table-cell>
          <table:table-cell table:style-name="ce23" office:value-type="currency" office:currency="EUR" office:value="30" calcext:value-type="currency">
            <text:p>30,00 €</text:p>
          </table:table-cell>
          <table:table-cell table:style-name="ce23" table:formula="of:=[.E3]*[.F3]" office:value-type="currency" office:currency="EUR" office:value="210" calcext:value-type="currency">
            <text:p>210,00 €</text:p>
          </table:table-cell>
        </table:table-row>
        <table:table-row table:style-name="ro2" table:number-rows-repeated="1048572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Détail Bois" table:style-name="ta1"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1" table:number-columns-repeated="2" table:default-cell-style-name="Default"/>
        <table:table-column table:style-name="co10" table:number-columns-repeated="4" table:default-cell-style-name="Default"/>
        <table:table-column table:style-name="co10" table:default-cell-style-name="ce22"/>
        <table:table-column table:style-name="co10" table:default-cell-style-name="Default"/>
        <table:table-row table:style-name="ro2" table:number-rows-repeated="2">
          <table:table-cell table:number-columns-repeated="13"/>
        </table:table-row>
        <table:table-row table:style-name="ro2">
          <table:table-cell office:value-type="string" calcext:value-type="string">
            <text:p>Type</text:p>
          </table:table-cell>
          <table:table-cell office:value-type="string" calcext:value-type="string">
            <text:p>Epaisseur (mm)</text:p>
          </table:table-cell>
          <table:table-cell office:value-type="string" calcext:value-type="string">
            <text:p>Longueur (mm)</text:p>
          </table:table-cell>
          <table:table-cell office:value-type="string" calcext:value-type="string">
            <text:p>Largeur (mm)</text:p>
          </table:table-cell>
          <table:table-cell office:value-type="string" calcext:value-type="string">
            <text:p>Surface (m²)</text:p>
          </table:table-cell>
          <table:table-cell office:value-type="string" calcext:value-type="string">
            <text:p>Largeur cumulée calcul depuis débit (m)</text:p>
          </table:table-cell>
          <table:table-cell office:value-type="string" calcext:value-type="string">
            <text:p>Largeur cumulée calcul depuis surface (m)</text:p>
          </table:table-cell>
          <table:table-cell table:number-columns-repeated="4"/>
          <table:table-cell office:value-type="string" calcext:value-type="string">
            <text:p>Prix estimé</text:p>
          </table:table-cell>
          <table:table-cell office:value-type="string" calcext:value-type="string">
            <text:p>Poids estimé</text:p>
          </table:table-cell>
        </table:table-row>
        <table:table-row table:style-name="ro2">
          <table:table-cell office:value-type="string" calcext:value-type="string">
            <text:p>Chêne clair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formula="of:=([$Eclaté.J125]+[$Eclaté.J153])*1.1" office:value-type="float" office:value="1.056" calcext:value-type="float">
            <text:p>1,056</text:p>
          </table:table-cell>
          <table:table-cell table:number-columns-repeated="6"/>
          <table:table-cell table:formula="of:=[.E4]*[.B4]*2/1000*1000" office:value-type="currency" office:currency="EUR" office:value="21.12" calcext:value-type="currency">
            <text:p>21,12 €</text:p>
          </table:table-cell>
          <table:table-cell table:formula="of:=[.E4]*0.01*0.8*1000" office:value-type="float" office:value="8.448" calcext:value-type="float">
            <text:p>8,448</text:p>
          </table:table-cell>
        </table:table-row>
        <table:table-row table:style-name="ro2">
          <table:table-cell table:number-columns-repeated="13"/>
        </table:table-row>
        <table:table-row table:style-name="ro2">
          <table:table-cell office:value-type="string" calcext:value-type="string">
            <text:p>Hêtre</text:p>
          </table:table-cell>
          <table:table-cell office:value-type="string" calcext:value-type="string">
            <text:p>45 (ou 41)</text:p>
          </table:table-cell>
          <table:table-cell office:value-type="string" calcext:value-type="string">
            <text:p>~ 2100 (min)</text:p>
          </table:table-cell>
          <table:table-cell/>
          <table:table-cell table:formula="of:=ROUNDUP(SUM([$Eclaté.N5:$Eclaté.N184])*1.1)" office:value-type="float" office:value="7" calcext:value-type="float">
            <text:p>7</text:p>
          </table:table-cell>
          <table:table-cell table:formula="of:=ROUNDUP(SUM([$Eclaté.O5:$Eclaté.O184])*1.1)/1000" office:value-type="float" office:value="3.157" calcext:value-type="float">
            <text:p>3,157</text:p>
          </table:table-cell>
          <table:table-cell table:formula="of:=[.E6]/2.1" office:value-type="float" office:value="3.33333333333333" calcext:value-type="float">
            <text:p>3,33333333333333</text:p>
          </table:table-cell>
          <table:table-cell office:value-type="string" calcext:value-type="string">
            <text:p>-&gt; 4.5m ~ environ de largeur de plot cumulé</text:p>
          </table:table-cell>
          <table:table-cell table:number-columns-repeated="3"/>
          <table:table-cell table:formula="of:=[.G6]*4.5*0.045*800" office:value-type="currency" office:currency="EUR" office:value="540" calcext:value-type="currency">
            <text:p>540,00 €</text:p>
          </table:table-cell>
          <table:table-cell table:formula="of:=[.G6]*4.5*0.045*0.6*1000" office:value-type="float" office:value="405" calcext:value-type="float">
            <text:p>405</text:p>
          </table:table-cell>
        </table:table-row>
        <table:table-row table:style-name="ro2">
          <table:table-cell office:value-type="string" calcext:value-type="string">
            <text:p>(inclus +10%)</text:p>
          </table:table-cell>
          <table:table-cell/>
          <table:table-cell office:value-type="string" calcext:value-type="string">
            <text:p>&lt; 2000</text:p>
          </table:table-cell>
          <table:table-cell/>
          <table:table-cell table:formula="of:=ROUNDUP(SUM([$Eclaté.P5:$Eclaté.P184])*1.1)" office:value-type="float" office:value="0" calcext:value-type="float">
            <text:p>0</text:p>
          </table:table-cell>
          <table:table-cell table:formula="of:=ROUNDUP(SUM([$Eclaté.Q5:$Eclaté.Q184])*1.1)/1000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500</text:p>
          </table:table-cell>
          <table:table-cell/>
          <table:table-cell table:formula="of:=ROUNDUP(SUM([$Eclaté.R5:$Eclaté.R184])*1.1)" office:value-type="float" office:value="1" calcext:value-type="float">
            <text:p>1</text:p>
          </table:table-cell>
          <table:table-cell table:formula="of:=ROUNDUP(SUM([$Eclaté.S5:$Eclaté.S184])*1.1)/1000" office:value-type="float" office:value="0.748" calcext:value-type="float">
            <text:p>0,748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000</text:p>
          </table:table-cell>
          <table:table-cell/>
          <table:table-cell table:formula="of:=ROUNDUP(SUM([$Eclaté.T5:$Eclaté.T184])*1.1)" office:value-type="float" office:value="3" calcext:value-type="float">
            <text:p>3</text:p>
          </table:table-cell>
          <table:table-cell table:formula="of:=ROUNDUP(SUM([$Eclaté.U5:$Eclaté.U184])*1.1)/1000" office:value-type="float" office:value="2.822" calcext:value-type="float">
            <text:p>2,822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TOTAL</text:p>
          </table:table-cell>
          <table:table-cell/>
          <table:table-cell table:formula="of:=SUM([.E6:.E9])" office:value-type="float" office:value="11" calcext:value-type="float">
            <text:p>11</text:p>
          </table:table-cell>
          <table:table-cell table:formula="of:=SUM([.F6:.F9])" office:value-type="float" office:value="6.727" calcext:value-type="float">
            <text:p>6,727</text:p>
          </table:table-cell>
          <table:table-cell table:number-columns-repeated="7"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~ 2100 (min)</text:p>
          </table:table-cell>
          <table:table-cell/>
          <table:table-cell table:formula="of:=ROUNDUP(SUM([$Eclaté.V$5:$Eclaté.V$184])*1.1)" office:value-type="float" office:value="3" calcext:value-type="float">
            <text:p>3</text:p>
          </table:table-cell>
          <table:table-cell table:formula="of:=ROUNDUP(SUM([$Eclaté.W$5:$Eclaté.W$184])*1.1)/1000" office:value-type="float" office:value="1.232" calcext:value-type="float">
            <text:p>1,232</text:p>
          </table:table-cell>
          <table:table-cell table:formula="of:=[.E12]/2.1" office:value-type="float" office:value="1.42857142857143" calcext:value-type="float">
            <text:p>1,42857142857143</text:p>
          </table:table-cell>
          <table:table-cell table:number-columns-repeated="4"/>
          <table:table-cell table:formula="of:=[.G12]*4.5*0.027*800" office:value-type="currency" office:currency="EUR" office:value="138.857142857143" calcext:value-type="currency">
            <text:p>138,86 €</text:p>
          </table:table-cell>
          <table:table-cell table:formula="of:=[.G12]*4.5*0.045*0.6*1000" office:value-type="float" office:value="173.571428571429" calcext:value-type="float">
            <text:p>173,571428571429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&lt; 2000</text:p>
          </table:table-cell>
          <table:table-cell/>
          <table:table-cell table:formula="of:=ROUNDUP(SUM([$Eclaté.X$5:$Eclaté.X$184])*1.1)" office:value-type="float" office:value="1" calcext:value-type="float">
            <text:p>1</text:p>
          </table:table-cell>
          <table:table-cell table:formula="of:=ROUNDUP(SUM([$Eclaté.Y$5:$Eclaté.Y$184])*1.1)/1000" office:value-type="float" office:value="0.066" calcext:value-type="float">
            <text:p>0,066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500</text:p>
          </table:table-cell>
          <table:table-cell/>
          <table:table-cell table:formula="of:=ROUNDUP(SUM([$Eclaté.Z$5:$Eclaté.Z$184])*1.1)" office:value-type="float" office:value="0" calcext:value-type="float">
            <text:p>0</text:p>
          </table:table-cell>
          <table:table-cell table:formula="of:=ROUNDUP(SUM([$Eclaté.AA$5:$Eclaté.AA$184])*1.1)/1000" office:value-type="float" office:value="0.418" calcext:value-type="float">
            <text:p>0,418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000</text:p>
          </table:table-cell>
          <table:table-cell/>
          <table:table-cell table:formula="of:=ROUNDUP(SUM([$Eclaté.AB$5:$Eclaté.AB$184])*1.1)" office:value-type="float" office:value="2" calcext:value-type="float">
            <text:p>2</text:p>
          </table:table-cell>
          <table:table-cell table:formula="of:=ROUNDUP(SUM([$Eclaté.AC$5:$Eclaté.AC$184])*1.1)/1000" office:value-type="float" office:value="1.452" calcext:value-type="float">
            <text:p>1,452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TOTAL</text:p>
          </table:table-cell>
          <table:table-cell/>
          <table:table-cell table:formula="of:=SUM([.E12:.E15])" office:value-type="float" office:value="6" calcext:value-type="float">
            <text:p>6</text:p>
          </table:table-cell>
          <table:table-cell table:formula="of:=SUM([.F12:.F15])" office:value-type="float" office:value="3.168" calcext:value-type="float">
            <text:p>3,168</text:p>
          </table:table-cell>
          <table:table-cell table:number-columns-repeated="7"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~ 2100 (min)</text:p>
          </table:table-cell>
          <table:table-cell/>
          <table:table-cell table:formula="of:=ROUNDUP(SUM([$Eclaté.AD$5:$Eclaté.AD$184])*1.1)" office:value-type="float" office:value="5" calcext:value-type="float">
            <text:p>5</text:p>
          </table:table-cell>
          <table:table-cell table:formula="of:=ROUNDUP(SUM([$Eclaté.AE$5:$Eclaté.AE$184])*1.1)/1000" office:value-type="float" office:value="2.31" calcext:value-type="float">
            <text:p>2,31</text:p>
          </table:table-cell>
          <table:table-cell table:formula="of:=[.E18]/2.1" office:value-type="float" office:value="2.38095238095238" calcext:value-type="float">
            <text:p>2,38095238095238</text:p>
          </table:table-cell>
          <table:table-cell table:number-columns-repeated="4"/>
          <table:table-cell table:formula="of:=[.G18]*4.5*0.02*800" office:value-type="currency" office:currency="EUR" office:value="171.428571428571" calcext:value-type="currency">
            <text:p>171,43 €</text:p>
          </table:table-cell>
          <table:table-cell table:formula="of:=[.G18]*4.5*0.045*0.6*1000" office:value-type="float" office:value="289.285714285714" calcext:value-type="float">
            <text:p>289,285714285714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&lt; 2000</text:p>
          </table:table-cell>
          <table:table-cell/>
          <table:table-cell table:formula="of:=ROUNDUP(SUM([$Eclaté.AF$5:$Eclaté.AF$184])*1.1)" office:value-type="float" office:value="0" calcext:value-type="float">
            <text:p>0</text:p>
          </table:table-cell>
          <table:table-cell table:formula="of:=ROUNDUP(SUM([$Eclaté.AG$5:$Eclaté.AG$184])*1.1)/1000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500</text:p>
          </table:table-cell>
          <table:table-cell/>
          <table:table-cell table:formula="of:=ROUNDUP(SUM([$Eclaté.AH$5:$Eclaté.AH$184])*1.1)" office:value-type="float" office:value="0" calcext:value-type="float">
            <text:p>0</text:p>
          </table:table-cell>
          <table:table-cell table:formula="of:=ROUNDUP(SUM([$Eclaté.AI$5:$Eclaté.AI$184])*1.1)/1000" office:value-type="float" office:value="0.99" calcext:value-type="float">
            <text:p>0,99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000</text:p>
          </table:table-cell>
          <table:table-cell/>
          <table:table-cell table:formula="of:=ROUNDUP(SUM([$Eclaté.AJ$5:$Eclaté.AJ$184])*1.1)" office:value-type="float" office:value="1" calcext:value-type="float">
            <text:p>1</text:p>
          </table:table-cell>
          <table:table-cell table:formula="of:=ROUNDUP(SUM([$Eclaté.AK$5:$Eclaté.AK$184])*1.1)/1000" office:value-type="float" office:value="0.165" calcext:value-type="float">
            <text:p>0,165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TOTAL</text:p>
          </table:table-cell>
          <table:table-cell/>
          <table:table-cell table:formula="of:=SUM([.E18:.E21])" office:value-type="float" office:value="6" calcext:value-type="float">
            <text:p>6</text:p>
          </table:table-cell>
          <table:table-cell table:formula="of:=SUM([.F18:.F21])" office:value-type="float" office:value="3.465" calcext:value-type="float">
            <text:p>3,465</text:p>
          </table:table-cell>
          <table:table-cell table:number-columns-repeated="7"/>
        </table:table-row>
        <table:table-row table:style-name="ro2" table:number-rows-repeated="1048553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Feuille de débit" table:style-name="ta1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20" table:default-cell-style-name="ce21"/>
        <table:table-column table:style-name="co21" table:default-cell-style-name="ce21"/>
        <table:table-column table:style-name="co20" table:default-cell-style-name="Default"/>
        <table:table-column table:style-name="co10" table:number-columns-repeated="6" table:default-cell-style-name="Default"/>
        <table:table-row table:style-name="ro2">
          <table:table-cell table:number-columns-repeated="7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Port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Désignation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Côtes finies</text:p>
          </table:table-cell>
          <table:table-cell table:number-columns-repeated="2"/>
          <table:table-cell office:value-type="string" calcext:value-type="string">
            <text:p>Côtes brutes</text:p>
          </table:table-cell>
          <table:table-cell table:number-columns-repeated="8"/>
        </table:table-row>
        <table:table-row table:style-name="ro2">
          <table:table-cell table:number-columns-repeated="4"/>
          <table:table-cell office:value-type="string" calcext:value-type="string">
            <text:p>Longueur (mm)</text:p>
          </table:table-cell>
          <table:table-cell office:value-type="string" calcext:value-type="string">
            <text:p>Largeur (mm)</text:p>
          </table:table-cell>
          <table:table-cell office:value-type="string" calcext:value-type="string">
            <text:p>Epaisseur (mm)</text:p>
          </table:table-cell>
          <table:table-cell table:style-name="ce31" office:value-type="string" calcext:value-type="string">
            <text:p>Longueur (mm) +50mm</text:p>
          </table:table-cell>
          <table:table-cell office:value-type="string" calcext:value-type="string">
            <text:p>Largeur (mm) + 10mm</text:p>
          </table:table-cell>
          <table:table-cell office:value-type="string" calcext:value-type="string">
            <text:p>Epaisseur commerciale</text:p>
          </table:table-cell>
          <table:table-cell office:value-type="string" calcext:value-type="string">
            <text:p>Essence</text:p>
          </table:table-cell>
          <table:table-cell office:value-type="string" calcext:value-type="string">
            <text:p>débité</text:p>
          </table:table-cell>
          <table:table-cell office:value-type="string" calcext:value-type="string">
            <text:p>dégauchi</text:p>
          </table:table-cell>
          <table:table-cell office:value-type="string" calcext:value-type="string">
            <text:p>raboté</text:p>
          </table:table-cell>
          <table:table-cell office:value-type="string" calcext:value-type="string">
            <text:p>Reste</text:p>
          </table:table-cell>
          <table:table-cell/>
        </table:table-row>
        <table:table-row table:style-name="ro2">
          <table:table-cell office:value-type="string" calcext:value-type="string">
            <text:p>WC</text:p>
          </table:table-cell>
          <table:table-cell office:value-type="string" calcext:value-type="string">
            <text:p>WC_Do_M</text:p>
          </table:table-cell>
          <table:table-cell office:value-type="string" calcext:value-type="string">
            <text:p>Montant Dormant</text:p>
          </table:table-cell>
          <table:table-cell office:value-type="float" office:value="2" calcext:value-type="float">
            <text:p>2</text:p>
          </table:table-cell>
          <table:table-cell table:formula="of:=[$Eclaté.H5]" office:value-type="float" office:value="2073" calcext:value-type="float">
            <text:p>2073</text:p>
          </table:table-cell>
          <table:table-cell table:formula="of:=[$Eclaté.G5]" office:value-type="float" office:value="105" calcext:value-type="float">
            <text:p>105</text:p>
          </table:table-cell>
          <table:table-cell table:formula="of:=[$Eclaté.F5]" office:value-type="float" office:value="30" calcext:value-type="float">
            <text:p>30</text:p>
          </table:table-cell>
          <table:table-cell table:formula="of:=[.E4]+50" office:value-type="float" office:value="2123" calcext:value-type="float">
            <text:p>2123</text:p>
          </table:table-cell>
          <table:table-cell table:formula="of:=[.F4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4]-[.N4]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WC_Ou_M</text:p>
          </table:table-cell>
          <table:table-cell office:value-type="string" calcext:value-type="string">
            <text:p>Montant Ouvrant</text:p>
          </table:table-cell>
          <table:table-cell office:value-type="float" office:value="2" calcext:value-type="float">
            <text:p>2</text:p>
          </table:table-cell>
          <table:table-cell table:formula="of:=[$Eclaté.H14]" office:value-type="float" office:value="2026" calcext:value-type="float">
            <text:p>2026</text:p>
          </table:table-cell>
          <table:table-cell table:formula="of:=[$Eclaté.G14]" office:value-type="float" office:value="100" calcext:value-type="float">
            <text:p>100</text:p>
          </table:table-cell>
          <table:table-cell table:formula="of:=[$Eclaté.F14]" office:value-type="float" office:value="30" calcext:value-type="float">
            <text:p>30</text:p>
          </table:table-cell>
          <table:table-cell table:formula="of:=[.E5]+50" office:value-type="float" office:value="2076" calcext:value-type="float">
            <text:p>2076</text:p>
          </table:table-cell>
          <table:table-cell table:formula="of:=[.F5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5]-[.N5]" office:value-type="float" office:value="0" calcext:value-type="float">
            <text:p>0</text:p>
          </table:table-cell>
          <table:table-cell office:value-type="string" calcext:value-type="string">
            <text:p>Note : voir si on garde le chelou en montant ouvrant, ou si on le passe en montant dormant</text:p>
          </table:table-cell>
        </table:table-row>
        <table:table-row table:style-name="ro2">
          <table:table-cell/>
          <table:table-cell office:value-type="string" calcext:value-type="string">
            <text:p>WC_Ou_Th</text:p>
          </table:table-cell>
          <table:table-cell office:value-type="string" calcext:value-type="string">
            <text:p>Traverse haute Ouvrant</text:p>
          </table:table-cell>
          <table:table-cell office:value-type="float" office:value="1" calcext:value-type="float">
            <text:p>1</text:p>
          </table:table-cell>
          <table:table-cell table:formula="of:=[$Eclaté.H15]" office:value-type="float" office:value="819" calcext:value-type="float">
            <text:p>819</text:p>
          </table:table-cell>
          <table:table-cell table:formula="of:=[$Eclaté.G15]" office:value-type="float" office:value="115" calcext:value-type="float">
            <text:p>115</text:p>
          </table:table-cell>
          <table:table-cell table:formula="of:=[$Eclaté.F15]" office:value-type="float" office:value="30" calcext:value-type="float">
            <text:p>30</text:p>
          </table:table-cell>
          <table:table-cell table:formula="of:=[.E6]+50" office:value-type="float" office:value="869" calcext:value-type="float">
            <text:p>869</text:p>
          </table:table-cell>
          <table:table-cell table:formula="of:=[.F6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6]-[.N6]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WC_Ou_Tb</text:p>
          </table:table-cell>
          <table:table-cell office:value-type="string" calcext:value-type="string">
            <text:p>Traverse basse Ouvrant</text:p>
          </table:table-cell>
          <table:table-cell office:value-type="float" office:value="1" calcext:value-type="float">
            <text:p>1</text:p>
          </table:table-cell>
          <table:table-cell table:formula="of:=[$Eclaté.H16]" office:value-type="float" office:value="819" calcext:value-type="float">
            <text:p>819</text:p>
          </table:table-cell>
          <table:table-cell table:formula="of:=[$Eclaté.G16]" office:value-type="float" office:value="115" calcext:value-type="float">
            <text:p>115</text:p>
          </table:table-cell>
          <table:table-cell table:formula="of:=[$Eclaté.F16]" office:value-type="float" office:value="30" calcext:value-type="float">
            <text:p>30</text:p>
          </table:table-cell>
          <table:table-cell table:formula="of:=[.E7]+50" office:value-type="float" office:value="869" calcext:value-type="float">
            <text:p>869</text:p>
          </table:table-cell>
          <table:table-cell table:formula="of:=[.F7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7]-[.N7]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WC_Ou_Tm</text:p>
          </table:table-cell>
          <table:table-cell office:value-type="string" calcext:value-type="string">
            <text:p>Traverse milieu Ouvrant</text:p>
          </table:table-cell>
          <table:table-cell office:value-type="float" office:value="1" calcext:value-type="float">
            <text:p>1</text:p>
          </table:table-cell>
          <table:table-cell table:formula="of:=[$Eclaté.H17]" office:value-type="float" office:value="819" calcext:value-type="float">
            <text:p>819</text:p>
          </table:table-cell>
          <table:table-cell table:formula="of:=[$Eclaté.G17]" office:value-type="float" office:value="100" calcext:value-type="float">
            <text:p>100</text:p>
          </table:table-cell>
          <table:table-cell table:formula="of:=[$Eclaté.F17]" office:value-type="float" office:value="30" calcext:value-type="float">
            <text:p>30</text:p>
          </table:table-cell>
          <table:table-cell table:formula="of:=[.E8]+50" office:value-type="float" office:value="869" calcext:value-type="float">
            <text:p>869</text:p>
          </table:table-cell>
          <table:table-cell table:formula="of:=[.F8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8]-[.N8]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WC_Do_T</text:p>
          </table:table-cell>
          <table:table-cell office:value-type="string" calcext:value-type="string">
            <text:p>Traverse haute Dormant</text:p>
          </table:table-cell>
          <table:table-cell office:value-type="float" office:value="1" calcext:value-type="float">
            <text:p>1</text:p>
          </table:table-cell>
          <table:table-cell table:formula="of:=[$Eclaté.H6]" office:value-type="float" office:value="823" calcext:value-type="float">
            <text:p>823</text:p>
          </table:table-cell>
          <table:table-cell table:formula="of:=[$Eclaté.G6]" office:value-type="float" office:value="105" calcext:value-type="float">
            <text:p>105</text:p>
          </table:table-cell>
          <table:table-cell table:formula="of:=[$Eclaté.F6]" office:value-type="float" office:value="30" calcext:value-type="float">
            <text:p>30</text:p>
          </table:table-cell>
          <table:table-cell table:formula="of:=[.E9]+50" office:value-type="float" office:value="873" calcext:value-type="float">
            <text:p>873</text:p>
          </table:table-cell>
          <table:table-cell table:formula="of:=[.F9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9]-[.N9]" office:value-type="float" office:value="0" calcext:value-type="float">
            <text:p>0</text:p>
          </table:table-cell>
          <table:table-cell/>
        </table:table-row>
        <table:table-row table:style-name="ro2" table:number-rows-repeated="3">
          <table:table-cell table:number-columns-repeated="16"/>
        </table:table-row>
        <table:table-row table:style-name="ro2">
          <table:table-cell office:value-type="string" calcext:value-type="string">
            <text:p>SdB</text:p>
          </table:table-cell>
          <table:table-cell office:value-type="string" calcext:value-type="string">
            <text:p>SdB_Do_M</text:p>
          </table:table-cell>
          <table:table-cell office:value-type="string" calcext:value-type="string">
            <text:p>Montant Dormant</text:p>
          </table:table-cell>
          <table:table-cell table:formula="of:=[$Eclaté.E27]" office:value-type="float" office:value="2" calcext:value-type="float">
            <text:p>2</text:p>
          </table:table-cell>
          <table:table-cell table:formula="of:=[$Eclaté.H27]" office:value-type="float" office:value="2076" calcext:value-type="float">
            <text:p>2076</text:p>
          </table:table-cell>
          <table:table-cell table:formula="of:=[$Eclaté.G27]" office:value-type="float" office:value="105" calcext:value-type="float">
            <text:p>105</text:p>
          </table:table-cell>
          <table:table-cell table:formula="of:=[$Eclaté.F27]" office:value-type="float" office:value="30" calcext:value-type="float">
            <text:p>30</text:p>
          </table:table-cell>
          <table:table-cell table:formula="of:=[.E13]+50" office:value-type="float" office:value="2126" calcext:value-type="float">
            <text:p>2126</text:p>
          </table:table-cell>
          <table:table-cell table:formula="of:=[.F13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13]-[.N13]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dB_Ou_M</text:p>
          </table:table-cell>
          <table:table-cell office:value-type="string" calcext:value-type="string">
            <text:p>Montant Ouvrant</text:p>
          </table:table-cell>
          <table:table-cell table:formula="of:=[$Eclaté.E36]" office:value-type="float" office:value="2" calcext:value-type="float">
            <text:p>2</text:p>
          </table:table-cell>
          <table:table-cell table:formula="of:=[$Eclaté.H36]" office:value-type="float" office:value="2029" calcext:value-type="float">
            <text:p>2029</text:p>
          </table:table-cell>
          <table:table-cell table:formula="of:=[$Eclaté.G36]" office:value-type="float" office:value="100" calcext:value-type="float">
            <text:p>100</text:p>
          </table:table-cell>
          <table:table-cell table:formula="of:=[$Eclaté.F36]" office:value-type="float" office:value="30" calcext:value-type="float">
            <text:p>30</text:p>
          </table:table-cell>
          <table:table-cell table:formula="of:=[.E14]+50" office:value-type="float" office:value="2079" calcext:value-type="float">
            <text:p>2079</text:p>
          </table:table-cell>
          <table:table-cell table:formula="of:=[.F14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D14]-[.N14]" office:value-type="float" office:value="2" calcext:value-type="float">
            <text:p>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dB_Ou_Th</text:p>
          </table:table-cell>
          <table:table-cell office:value-type="string" calcext:value-type="string">
            <text:p>Traverse haute Ouvrant</text:p>
          </table:table-cell>
          <table:table-cell table:formula="of:=[$Eclaté.E37]" office:value-type="float" office:value="1" calcext:value-type="float">
            <text:p>1</text:p>
          </table:table-cell>
          <table:table-cell table:formula="of:=[$Eclaté.H37]" office:value-type="float" office:value="917" calcext:value-type="float">
            <text:p>917</text:p>
          </table:table-cell>
          <table:table-cell table:formula="of:=[$Eclaté.G37]" office:value-type="float" office:value="115" calcext:value-type="float">
            <text:p>115</text:p>
          </table:table-cell>
          <table:table-cell table:formula="of:=[$Eclaté.F37]" office:value-type="float" office:value="30" calcext:value-type="float">
            <text:p>30</text:p>
          </table:table-cell>
          <table:table-cell table:formula="of:=[.E15]+50" office:value-type="float" office:value="967" calcext:value-type="float">
            <text:p>967</text:p>
          </table:table-cell>
          <table:table-cell table:formula="of:=[.F15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D15]-[.N15]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dB_Ou_Tb</text:p>
          </table:table-cell>
          <table:table-cell office:value-type="string" calcext:value-type="string">
            <text:p>Traverse basse Ouvrant</text:p>
          </table:table-cell>
          <table:table-cell table:formula="of:=[$Eclaté.E38]" office:value-type="float" office:value="1" calcext:value-type="float">
            <text:p>1</text:p>
          </table:table-cell>
          <table:table-cell table:formula="of:=[$Eclaté.H38]" office:value-type="float" office:value="917" calcext:value-type="float">
            <text:p>917</text:p>
          </table:table-cell>
          <table:table-cell table:formula="of:=[$Eclaté.G38]" office:value-type="float" office:value="115" calcext:value-type="float">
            <text:p>115</text:p>
          </table:table-cell>
          <table:table-cell table:formula="of:=[$Eclaté.F38]" office:value-type="float" office:value="30" calcext:value-type="float">
            <text:p>30</text:p>
          </table:table-cell>
          <table:table-cell table:formula="of:=[.E16]+50" office:value-type="float" office:value="967" calcext:value-type="float">
            <text:p>967</text:p>
          </table:table-cell>
          <table:table-cell table:formula="of:=[.F16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D16]-[.N16]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dB_Ou_Tm</text:p>
          </table:table-cell>
          <table:table-cell office:value-type="string" calcext:value-type="string">
            <text:p>Traverse milieu Ouvrant</text:p>
          </table:table-cell>
          <table:table-cell table:formula="of:=[$Eclaté.E39]" office:value-type="float" office:value="1" calcext:value-type="float">
            <text:p>1</text:p>
          </table:table-cell>
          <table:table-cell table:formula="of:=[$Eclaté.H39]" office:value-type="float" office:value="917" calcext:value-type="float">
            <text:p>917</text:p>
          </table:table-cell>
          <table:table-cell table:formula="of:=[$Eclaté.G39]" office:value-type="float" office:value="100" calcext:value-type="float">
            <text:p>100</text:p>
          </table:table-cell>
          <table:table-cell table:formula="of:=[$Eclaté.F39]" office:value-type="float" office:value="30" calcext:value-type="float">
            <text:p>30</text:p>
          </table:table-cell>
          <table:table-cell table:formula="of:=[.E17]+50" office:value-type="float" office:value="967" calcext:value-type="float">
            <text:p>967</text:p>
          </table:table-cell>
          <table:table-cell table:formula="of:=[.F17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D17]-[.N17]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dB_Do_T</text:p>
          </table:table-cell>
          <table:table-cell office:value-type="string" calcext:value-type="string">
            <text:p>Traverse haute Dormant</text:p>
          </table:table-cell>
          <table:table-cell table:formula="of:=[$Eclaté.E28]" office:value-type="float" office:value="1" calcext:value-type="float">
            <text:p>1</text:p>
          </table:table-cell>
          <table:table-cell table:formula="of:=[$Eclaté.H28]" office:value-type="float" office:value="981" calcext:value-type="float">
            <text:p>981</text:p>
          </table:table-cell>
          <table:table-cell table:formula="of:=[$Eclaté.G28]" office:value-type="float" office:value="105" calcext:value-type="float">
            <text:p>105</text:p>
          </table:table-cell>
          <table:table-cell table:formula="of:=[$Eclaté.F28]" office:value-type="float" office:value="30" calcext:value-type="float">
            <text:p>30</text:p>
          </table:table-cell>
          <table:table-cell table:formula="of:=[.E18]+50" office:value-type="float" office:value="1031" calcext:value-type="float">
            <text:p>1031</text:p>
          </table:table-cell>
          <table:table-cell table:formula="of:=[.F18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D18]-[.N18]" office:value-type="float" office:value="1" calcext:value-type="float">
            <text:p>1</text:p>
          </table:table-cell>
          <table:table-cell/>
        </table:table-row>
        <table:table-row table:style-name="ro2" table:number-rows-repeated="3">
          <table:table-cell table:number-columns-repeated="16"/>
        </table:table-row>
        <table:table-row table:style-name="ro2">
          <table:table-cell office:value-type="string" calcext:value-type="string">
            <text:p>Bureau Prisc</text:p>
          </table:table-cell>
          <table:table-cell office:value-type="string" calcext:value-type="string">
            <text:p>BP_Do_M</text:p>
          </table:table-cell>
          <table:table-cell office:value-type="string" calcext:value-type="string">
            <text:p>Montant Dormant</text:p>
          </table:table-cell>
          <table:table-cell table:formula="of:=[$Eclaté.E49]" office:value-type="float" office:value="2" calcext:value-type="float">
            <text:p>2</text:p>
          </table:table-cell>
          <table:table-cell table:formula="of:=[$Eclaté.H49]" office:value-type="float" office:value="2075" calcext:value-type="float">
            <text:p>2075</text:p>
          </table:table-cell>
          <table:table-cell table:formula="of:=[$Eclaté.G49]" office:value-type="float" office:value="105" calcext:value-type="float">
            <text:p>105</text:p>
          </table:table-cell>
          <table:table-cell table:formula="of:=[$Eclaté.F49]" office:value-type="float" office:value="30" calcext:value-type="float">
            <text:p>30</text:p>
          </table:table-cell>
          <table:table-cell table:formula="of:=[.E22]+50" office:value-type="float" office:value="2125" calcext:value-type="float">
            <text:p>2125</text:p>
          </table:table-cell>
          <table:table-cell table:formula="of:=[.F22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ore une passe (32)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P_Ou_M</text:p>
          </table:table-cell>
          <table:table-cell office:value-type="string" calcext:value-type="string">
            <text:p>Montant Ouvrant</text:p>
          </table:table-cell>
          <table:table-cell table:formula="of:=[$Eclaté.E58]" office:value-type="float" office:value="2" calcext:value-type="float">
            <text:p>2</text:p>
          </table:table-cell>
          <table:table-cell table:formula="of:=[$Eclaté.H58]" office:value-type="float" office:value="2028" calcext:value-type="float">
            <text:p>2028</text:p>
          </table:table-cell>
          <table:table-cell table:formula="of:=[$Eclaté.G58]" office:value-type="float" office:value="100" calcext:value-type="float">
            <text:p>100</text:p>
          </table:table-cell>
          <table:table-cell table:formula="of:=[$Eclaté.F58]" office:value-type="float" office:value="30" calcext:value-type="float">
            <text:p>30</text:p>
          </table:table-cell>
          <table:table-cell table:formula="of:=[.E23]+50" office:value-type="float" office:value="2078" calcext:value-type="float">
            <text:p>2078</text:p>
          </table:table-cell>
          <table:table-cell table:formula="of:=[.F23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ore une passe (32)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P_Ou_Th</text:p>
          </table:table-cell>
          <table:table-cell office:value-type="string" calcext:value-type="string">
            <text:p>Traverse haute Ouvrant</text:p>
          </table:table-cell>
          <table:table-cell table:formula="of:=[$Eclaté.E59]" office:value-type="float" office:value="1" calcext:value-type="float">
            <text:p>1</text:p>
          </table:table-cell>
          <table:table-cell table:formula="of:=[$Eclaté.H59]" office:value-type="float" office:value="913" calcext:value-type="float">
            <text:p>913</text:p>
          </table:table-cell>
          <table:table-cell table:formula="of:=[$Eclaté.G59]" office:value-type="float" office:value="115" calcext:value-type="float">
            <text:p>115</text:p>
          </table:table-cell>
          <table:table-cell table:formula="of:=[$Eclaté.F59]" office:value-type="float" office:value="30" calcext:value-type="float">
            <text:p>30</text:p>
          </table:table-cell>
          <table:table-cell table:formula="of:=[.E24]+50" office:value-type="float" office:value="963" calcext:value-type="float">
            <text:p>963</text:p>
          </table:table-cell>
          <table:table-cell table:formula="of:=[.F24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re une passe (32)</text:p>
          </table:table-cell>
          <table:table-cell/>
          <table:table-cell table:style-name="ce21" office:value-type="string" calcext:value-type="string">
            <text:p>Note : sac SCIURE ?</text:p>
          </table:table-cell>
        </table:table-row>
        <table:table-row table:style-name="ro2">
          <table:table-cell/>
          <table:table-cell office:value-type="string" calcext:value-type="string">
            <text:p>BP_Ou_Tb</text:p>
          </table:table-cell>
          <table:table-cell office:value-type="string" calcext:value-type="string">
            <text:p>Traverse basse Ouvrant</text:p>
          </table:table-cell>
          <table:table-cell table:formula="of:=[$Eclaté.E60]" office:value-type="float" office:value="1" calcext:value-type="float">
            <text:p>1</text:p>
          </table:table-cell>
          <table:table-cell table:formula="of:=[$Eclaté.H60]" office:value-type="float" office:value="913" calcext:value-type="float">
            <text:p>913</text:p>
          </table:table-cell>
          <table:table-cell table:formula="of:=[$Eclaté.G60]" office:value-type="float" office:value="115" calcext:value-type="float">
            <text:p>115</text:p>
          </table:table-cell>
          <table:table-cell table:formula="of:=[$Eclaté.F60]" office:value-type="float" office:value="30" calcext:value-type="float">
            <text:p>30</text:p>
          </table:table-cell>
          <table:table-cell table:formula="of:=[.E25]+50" office:value-type="float" office:value="963" calcext:value-type="float">
            <text:p>963</text:p>
          </table:table-cell>
          <table:table-cell table:formula="of:=[.F25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BP_Ou_Tm</text:p>
          </table:table-cell>
          <table:table-cell office:value-type="string" calcext:value-type="string">
            <text:p>Traverse milieu Ouvrant</text:p>
          </table:table-cell>
          <table:table-cell table:formula="of:=[$Eclaté.E61]" office:value-type="float" office:value="1" calcext:value-type="float">
            <text:p>1</text:p>
          </table:table-cell>
          <table:table-cell table:formula="of:=[$Eclaté.H61]" office:value-type="float" office:value="1079" calcext:value-type="float">
            <text:p>1079</text:p>
          </table:table-cell>
          <table:table-cell table:formula="of:=[$Eclaté.G61]" office:value-type="float" office:value="100" calcext:value-type="float">
            <text:p>100</text:p>
          </table:table-cell>
          <table:table-cell table:formula="of:=[$Eclaté.F61]" office:value-type="float" office:value="30" calcext:value-type="float">
            <text:p>30</text:p>
          </table:table-cell>
          <table:table-cell table:formula="of:=[.E26]+50" office:value-type="float" office:value="1129" calcext:value-type="float">
            <text:p>1129</text:p>
          </table:table-cell>
          <table:table-cell table:formula="of:=[.F26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re une passe (32)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P_Do_T</text:p>
          </table:table-cell>
          <table:table-cell office:value-type="string" calcext:value-type="string">
            <text:p>Traverse haute Dormant</text:p>
          </table:table-cell>
          <table:table-cell table:formula="of:=[$Eclaté.E50]" office:value-type="float" office:value="1" calcext:value-type="float">
            <text:p>1</text:p>
          </table:table-cell>
          <table:table-cell table:formula="of:=[$Eclaté.H50]" office:value-type="float" office:value="977" calcext:value-type="float">
            <text:p>977</text:p>
          </table:table-cell>
          <table:table-cell table:formula="of:=[$Eclaté.G50]" office:value-type="float" office:value="105" calcext:value-type="float">
            <text:p>105</text:p>
          </table:table-cell>
          <table:table-cell table:formula="of:=[$Eclaté.F50]" office:value-type="float" office:value="30" calcext:value-type="float">
            <text:p>30</text:p>
          </table:table-cell>
          <table:table-cell table:formula="of:=[.E27]+50" office:value-type="float" office:value="1027" calcext:value-type="float">
            <text:p>1027</text:p>
          </table:table-cell>
          <table:table-cell table:formula="of:=[.F27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 table:number-rows-repeated="3">
          <table:table-cell table:number-columns-repeated="16"/>
        </table:table-row>
        <table:table-row table:style-name="ro2">
          <table:table-cell office:value-type="string" calcext:value-type="string">
            <text:p>Chambre P&amp;O</text:p>
          </table:table-cell>
          <table:table-cell office:value-type="string" calcext:value-type="string">
            <text:p>CPO_Do_M</text:p>
          </table:table-cell>
          <table:table-cell office:value-type="string" calcext:value-type="string">
            <text:p>Montant Dormant</text:p>
          </table:table-cell>
          <table:table-cell table:formula="of:=[$Eclaté.E101]" office:value-type="float" office:value="2" calcext:value-type="float">
            <text:p>2</text:p>
          </table:table-cell>
          <table:table-cell table:formula="of:=[$Eclaté.H101]" office:value-type="float" office:value="2071" calcext:value-type="float">
            <text:p>2071</text:p>
          </table:table-cell>
          <table:table-cell table:formula="of:=[$Eclaté.G101]" office:value-type="float" office:value="105" calcext:value-type="float">
            <text:p>105</text:p>
          </table:table-cell>
          <table:table-cell table:formula="of:=[$Eclaté.F101]" office:value-type="float" office:value="30" calcext:value-type="float">
            <text:p>30</text:p>
          </table:table-cell>
          <table:table-cell table:formula="of:=[.E31]+50" office:value-type="float" office:value="2121" calcext:value-type="float">
            <text:p>2121</text:p>
          </table:table-cell>
          <table:table-cell table:formula="of:=[.F31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ore 2 ou 3 passes (34)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PO_Ou_M</text:p>
          </table:table-cell>
          <table:table-cell office:value-type="string" calcext:value-type="string">
            <text:p>Montant Ouvrant</text:p>
          </table:table-cell>
          <table:table-cell table:formula="of:=[$Eclaté.E110]" office:value-type="float" office:value="2" calcext:value-type="float">
            <text:p>2</text:p>
          </table:table-cell>
          <table:table-cell table:formula="of:=[$Eclaté.H110]" office:value-type="float" office:value="2024" calcext:value-type="float">
            <text:p>2024</text:p>
          </table:table-cell>
          <table:table-cell table:formula="of:=[$Eclaté.G110]" office:value-type="float" office:value="100" calcext:value-type="float">
            <text:p>100</text:p>
          </table:table-cell>
          <table:table-cell table:formula="of:=[$Eclaté.F110]" office:value-type="float" office:value="30" calcext:value-type="float">
            <text:p>30</text:p>
          </table:table-cell>
          <table:table-cell table:formula="of:=[.E32]+50" office:value-type="float" office:value="2074" calcext:value-type="float">
            <text:p>2074</text:p>
          </table:table-cell>
          <table:table-cell table:formula="of:=[.F32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ore 2 ou 3 passes (34)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PO_Ou_Th</text:p>
          </table:table-cell>
          <table:table-cell office:value-type="string" calcext:value-type="string">
            <text:p>Traverse haute Ouvrant</text:p>
          </table:table-cell>
          <table:table-cell table:formula="of:=[$Eclaté.E111]" office:value-type="float" office:value="1" calcext:value-type="float">
            <text:p>1</text:p>
          </table:table-cell>
          <table:table-cell table:formula="of:=[$Eclaté.H111]" office:value-type="float" office:value="919" calcext:value-type="float">
            <text:p>919</text:p>
          </table:table-cell>
          <table:table-cell table:formula="of:=[$Eclaté.G111]" office:value-type="float" office:value="115" calcext:value-type="float">
            <text:p>115</text:p>
          </table:table-cell>
          <table:table-cell table:formula="of:=[$Eclaté.F111]" office:value-type="float" office:value="30" calcext:value-type="float">
            <text:p>30</text:p>
          </table:table-cell>
          <table:table-cell table:formula="of:=[.E33]+50" office:value-type="float" office:value="969" calcext:value-type="float">
            <text:p>969</text:p>
          </table:table-cell>
          <table:table-cell table:formula="of:=[.F33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PO_Ou_Tb</text:p>
          </table:table-cell>
          <table:table-cell office:value-type="string" calcext:value-type="string">
            <text:p>Traverse basse Ouvrant</text:p>
          </table:table-cell>
          <table:table-cell table:formula="of:=[$Eclaté.E112]" office:value-type="float" office:value="1" calcext:value-type="float">
            <text:p>1</text:p>
          </table:table-cell>
          <table:table-cell table:formula="of:=[$Eclaté.H112]" office:value-type="float" office:value="919" calcext:value-type="float">
            <text:p>919</text:p>
          </table:table-cell>
          <table:table-cell table:formula="of:=[$Eclaté.G112]" office:value-type="float" office:value="115" calcext:value-type="float">
            <text:p>115</text:p>
          </table:table-cell>
          <table:table-cell table:formula="of:=[$Eclaté.F112]" office:value-type="float" office:value="30" calcext:value-type="float">
            <text:p>30</text:p>
          </table:table-cell>
          <table:table-cell table:formula="of:=[.E34]+50" office:value-type="float" office:value="969" calcext:value-type="float">
            <text:p>969</text:p>
          </table:table-cell>
          <table:table-cell table:formula="of:=[.F34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PO_Ou_Toh</text:p>
          </table:table-cell>
          <table:table-cell office:value-type="string" calcext:value-type="string">
            <text:p>Traverse oblique haute Ouvrant</text:p>
          </table:table-cell>
          <table:table-cell table:formula="of:=[$Eclaté.E113]" office:value-type="float" office:value="1" calcext:value-type="float">
            <text:p>1</text:p>
          </table:table-cell>
          <table:table-cell table:formula="of:=[$Eclaté.H113]" office:value-type="float" office:value="1330" calcext:value-type="float">
            <text:p>1330</text:p>
          </table:table-cell>
          <table:table-cell table:formula="of:=[$Eclaté.G113]" office:value-type="float" office:value="100" calcext:value-type="float">
            <text:p>100</text:p>
          </table:table-cell>
          <table:table-cell table:formula="of:=[$Eclaté.F113]" office:value-type="float" office:value="30" calcext:value-type="float">
            <text:p>30</text:p>
          </table:table-cell>
          <table:table-cell table:formula="of:=[.E35]+50" office:value-type="float" office:value="1380" calcext:value-type="float">
            <text:p>1380</text:p>
          </table:table-cell>
          <table:table-cell table:formula="of:=[.F35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re une passe (32)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PO_Ou_Tob</text:p>
          </table:table-cell>
          <table:table-cell office:value-type="string" calcext:value-type="string">
            <text:p>Traverse oblique basse Ouvrant</text:p>
          </table:table-cell>
          <table:table-cell table:formula="of:=[$Eclaté.E114]" office:value-type="float" office:value="1" calcext:value-type="float">
            <text:p>1</text:p>
          </table:table-cell>
          <table:table-cell table:formula="of:=[$Eclaté.H114]" office:value-type="float" office:value="1330" calcext:value-type="float">
            <text:p>1330</text:p>
          </table:table-cell>
          <table:table-cell table:formula="of:=[$Eclaté.G114]" office:value-type="float" office:value="100" calcext:value-type="float">
            <text:p>100</text:p>
          </table:table-cell>
          <table:table-cell table:formula="of:=[$Eclaté.F114]" office:value-type="float" office:value="30" calcext:value-type="float">
            <text:p>30</text:p>
          </table:table-cell>
          <table:table-cell table:formula="of:=[.E36]+50" office:value-type="float" office:value="1380" calcext:value-type="float">
            <text:p>1380</text:p>
          </table:table-cell>
          <table:table-cell table:formula="of:=[.F36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re une passe (32)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PO_Do_T</text:p>
          </table:table-cell>
          <table:table-cell office:value-type="string" calcext:value-type="string">
            <text:p>Traverse haute Dormant</text:p>
          </table:table-cell>
          <table:table-cell table:formula="of:=[$Eclaté.E102]" office:value-type="float" office:value="1" calcext:value-type="float">
            <text:p>1</text:p>
          </table:table-cell>
          <table:table-cell table:formula="of:=[$Eclaté.H102]" office:value-type="float" office:value="983" calcext:value-type="float">
            <text:p>983</text:p>
          </table:table-cell>
          <table:table-cell table:formula="of:=[$Eclaté.G102]" office:value-type="float" office:value="105" calcext:value-type="float">
            <text:p>105</text:p>
          </table:table-cell>
          <table:table-cell table:formula="of:=[$Eclaté.F102]" office:value-type="float" office:value="30" calcext:value-type="float">
            <text:p>30</text:p>
          </table:table-cell>
          <table:table-cell table:formula="of:=[.E37]+50" office:value-type="float" office:value="1033" calcext:value-type="float">
            <text:p>1033</text:p>
          </table:table-cell>
          <table:table-cell table:formula="of:=[.F37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2" table:number-rows-repeated="3">
          <table:table-cell table:number-columns-repeated="16"/>
        </table:table-row>
        <table:table-row table:style-name="ro2">
          <table:table-cell office:value-type="string" calcext:value-type="string">
            <text:p>Chambre K</text:p>
          </table:table-cell>
          <table:table-cell office:value-type="string" calcext:value-type="string">
            <text:p>CK_Do_M</text:p>
          </table:table-cell>
          <table:table-cell office:value-type="string" calcext:value-type="string">
            <text:p>Montant Dormant</text:p>
          </table:table-cell>
          <table:table-cell table:formula="of:=[$Eclaté.E157]" office:value-type="float" office:value="2" calcext:value-type="float">
            <text:p>2</text:p>
          </table:table-cell>
          <table:table-cell table:formula="of:=[$Eclaté.H157]" office:value-type="float" office:value="2072" calcext:value-type="float">
            <text:p>2072</text:p>
          </table:table-cell>
          <table:table-cell table:formula="of:=[$Eclaté.G157]" office:value-type="float" office:value="105" calcext:value-type="float">
            <text:p>105</text:p>
          </table:table-cell>
          <table:table-cell table:formula="of:=[$Eclaté.F157]" office:value-type="float" office:value="30" calcext:value-type="float">
            <text:p>30</text:p>
          </table:table-cell>
          <table:table-cell table:formula="of:=[.E41]+50" office:value-type="float" office:value="2122" calcext:value-type="float">
            <text:p>2122</text:p>
          </table:table-cell>
          <table:table-cell table:formula="of:=[.F41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K_Ou_M</text:p>
          </table:table-cell>
          <table:table-cell office:value-type="string" calcext:value-type="string">
            <text:p>Montant Ouvrant</text:p>
          </table:table-cell>
          <table:table-cell table:formula="of:=[$Eclaté.E166]" office:value-type="float" office:value="2" calcext:value-type="float">
            <text:p>2</text:p>
          </table:table-cell>
          <table:table-cell table:formula="of:=[$Eclaté.H166]" office:value-type="float" office:value="2025" calcext:value-type="float">
            <text:p>2025</text:p>
          </table:table-cell>
          <table:table-cell table:formula="of:=[$Eclaté.G166]" office:value-type="float" office:value="100" calcext:value-type="float">
            <text:p>100</text:p>
          </table:table-cell>
          <table:table-cell table:formula="of:=[$Eclaté.F166]" office:value-type="float" office:value="30" calcext:value-type="float">
            <text:p>30</text:p>
          </table:table-cell>
          <table:table-cell table:formula="of:=[.E42]+50" office:value-type="float" office:value="2075" calcext:value-type="float">
            <text:p>2075</text:p>
          </table:table-cell>
          <table:table-cell table:formula="of:=[.F42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office:value-type="string" calcext:value-type="string">
            <text:p>1 ?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K_Ou_Th</text:p>
          </table:table-cell>
          <table:table-cell office:value-type="string" calcext:value-type="string">
            <text:p>Traverse haute Ouvrant</text:p>
          </table:table-cell>
          <table:table-cell table:formula="of:=[$Eclaté.E167]" office:value-type="float" office:value="1" calcext:value-type="float">
            <text:p>1</text:p>
          </table:table-cell>
          <table:table-cell table:formula="of:=[$Eclaté.H167]" office:value-type="float" office:value="916" calcext:value-type="float">
            <text:p>916</text:p>
          </table:table-cell>
          <table:table-cell table:formula="of:=[$Eclaté.G167]" office:value-type="float" office:value="115" calcext:value-type="float">
            <text:p>115</text:p>
          </table:table-cell>
          <table:table-cell table:formula="of:=[$Eclaté.F167]" office:value-type="float" office:value="30" calcext:value-type="float">
            <text:p>30</text:p>
          </table:table-cell>
          <table:table-cell table:formula="of:=[.E43]+50" office:value-type="float" office:value="966" calcext:value-type="float">
            <text:p>966</text:p>
          </table:table-cell>
          <table:table-cell table:formula="of:=[.F43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K_Ou_Tb</text:p>
          </table:table-cell>
          <table:table-cell office:value-type="string" calcext:value-type="string">
            <text:p>Traverse basse Ouvrant</text:p>
          </table:table-cell>
          <table:table-cell table:formula="of:=[$Eclaté.E168]" office:value-type="float" office:value="1" calcext:value-type="float">
            <text:p>1</text:p>
          </table:table-cell>
          <table:table-cell table:formula="of:=[$Eclaté.H168]" office:value-type="float" office:value="916" calcext:value-type="float">
            <text:p>916</text:p>
          </table:table-cell>
          <table:table-cell table:formula="of:=[$Eclaté.G168]" office:value-type="float" office:value="115" calcext:value-type="float">
            <text:p>115</text:p>
          </table:table-cell>
          <table:table-cell table:formula="of:=[$Eclaté.F168]" office:value-type="float" office:value="30" calcext:value-type="float">
            <text:p>30</text:p>
          </table:table-cell>
          <table:table-cell table:formula="of:=[.E44]+50" office:value-type="float" office:value="966" calcext:value-type="float">
            <text:p>966</text:p>
          </table:table-cell>
          <table:table-cell table:formula="of:=[.F44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K_Ou_Toh</text:p>
          </table:table-cell>
          <table:table-cell office:value-type="string" calcext:value-type="string">
            <text:p>Traverse oblique haute Ouvrant</text:p>
          </table:table-cell>
          <table:table-cell table:formula="of:=[$Eclaté.E169]" office:value-type="float" office:value="1" calcext:value-type="float">
            <text:p>1</text:p>
          </table:table-cell>
          <table:table-cell table:formula="of:=[$Eclaté.H169]" office:value-type="float" office:value="1420" calcext:value-type="float">
            <text:p>1420</text:p>
          </table:table-cell>
          <table:table-cell table:formula="of:=[$Eclaté.G169]" office:value-type="float" office:value="100" calcext:value-type="float">
            <text:p>100</text:p>
          </table:table-cell>
          <table:table-cell table:formula="of:=[$Eclaté.F169]" office:value-type="float" office:value="30" calcext:value-type="float">
            <text:p>30</text:p>
          </table:table-cell>
          <table:table-cell table:formula="of:=[.E45]+50" office:value-type="float" office:value="1470" calcext:value-type="float">
            <text:p>1470</text:p>
          </table:table-cell>
          <table:table-cell table:formula="of:=[.F45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re 2 ou 3 passes (34)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K_Ou_Tob</text:p>
          </table:table-cell>
          <table:table-cell office:value-type="string" calcext:value-type="string">
            <text:p>Traverse oblique basse Ouvrant</text:p>
          </table:table-cell>
          <table:table-cell table:formula="of:=[$Eclaté.E170]" office:value-type="float" office:value="1" calcext:value-type="float">
            <text:p>1</text:p>
          </table:table-cell>
          <table:table-cell table:formula="of:=[$Eclaté.H170]" office:value-type="float" office:value="1122" calcext:value-type="float">
            <text:p>1122</text:p>
          </table:table-cell>
          <table:table-cell table:formula="of:=[$Eclaté.G170]" office:value-type="float" office:value="100" calcext:value-type="float">
            <text:p>100</text:p>
          </table:table-cell>
          <table:table-cell table:formula="of:=[$Eclaté.F170]" office:value-type="float" office:value="30" calcext:value-type="float">
            <text:p>30</text:p>
          </table:table-cell>
          <table:table-cell table:formula="of:=[.E46]+50" office:value-type="float" office:value="1172" calcext:value-type="float">
            <text:p>1172</text:p>
          </table:table-cell>
          <table:table-cell table:formula="of:=[.F46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re 2 ou 3 passes (34)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K_Do_T</text:p>
          </table:table-cell>
          <table:table-cell office:value-type="string" calcext:value-type="string">
            <text:p>Traverse haute Dormant</text:p>
          </table:table-cell>
          <table:table-cell table:formula="of:=[$Eclaté.E158]" office:value-type="float" office:value="1" calcext:value-type="float">
            <text:p>1</text:p>
          </table:table-cell>
          <table:table-cell table:formula="of:=[$Eclaté.H158]" office:value-type="float" office:value="980" calcext:value-type="float">
            <text:p>980</text:p>
          </table:table-cell>
          <table:table-cell table:formula="of:=[$Eclaté.G158]" office:value-type="float" office:value="105" calcext:value-type="float">
            <text:p>105</text:p>
          </table:table-cell>
          <table:table-cell table:formula="of:=[$Eclaté.F158]" office:value-type="float" office:value="30" calcext:value-type="float">
            <text:p>30</text:p>
          </table:table-cell>
          <table:table-cell table:formula="of:=[.E47]+50" office:value-type="float" office:value="1030" calcext:value-type="float">
            <text:p>1030</text:p>
          </table:table-cell>
          <table:table-cell table:formula="of:=[.F47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 table:number-rows-repeated="3">
          <table:table-cell table:number-columns-repeated="7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Chambre A</text:p>
          </table:table-cell>
          <table:table-cell office:value-type="string" calcext:value-type="string">
            <text:p>CA_Do_M</text:p>
          </table:table-cell>
          <table:table-cell office:value-type="string" calcext:value-type="string">
            <text:p>Montant Dormant</text:p>
          </table:table-cell>
          <table:table-cell table:number-columns-repeated="4"/>
          <table:table-cell table:style-name="Default" table:number-columns-repeated="2"/>
          <table:table-cell table:number-columns-repeated="2"/>
          <table:table-cell office:value-type="string" calcext:value-type="string">
            <text:p>1 ?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4">00/00/0000</text:date>, <text:time style:data-style-name="N2" text:time-value="07:33:25.7480733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13T18:29:59.643629040</meta:creation-date>
    <dc:date>2021-06-24T10:55:52.905069404</dc:date>
    <meta:editing-duration>P2DT17H44M2S</meta:editing-duration>
    <meta:editing-cycles>279</meta:editing-cycles>
    <meta:generator>LibreOffice/7.0.4.2$Linux_X86_64 LibreOffice_project/00$Build-2</meta:generator>
    <meta:document-statistic meta:table-count="4" meta:cell-count="6421" meta:object-count="0"/>
  </office:meta>
</office:document-meta>
</file>